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14cm"/>
    </style:style>
    <style:style style:name="co3" style:family="table-column">
      <style:table-column-properties fo:break-before="auto" style:column-width="2.104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2.623cm"/>
    </style:style>
    <style:style style:name="co7" style:family="table-column">
      <style:table-column-properties fo:break-before="auto" style:column-width="1.423cm"/>
    </style:style>
    <style:style style:name="co8" style:family="table-column">
      <style:table-column-properties fo:break-before="auto" style:column-width="3.794cm"/>
    </style:style>
    <style:style style:name="co9" style:family="table-column">
      <style:table-column-properties fo:break-before="auto" style:column-width="1.042cm"/>
    </style:style>
    <style:style style:name="co10" style:family="table-column">
      <style:table-column-properties fo:break-before="auto" style:column-width="2.514cm"/>
    </style:style>
    <style:style style:name="co11" style:family="table-column">
      <style:table-column-properties fo:break-before="auto" style:column-width="2.295cm"/>
    </style:style>
    <style:style style:name="co12" style:family="table-column">
      <style:table-column-properties fo:break-before="auto" style:column-width="1.117cm"/>
    </style:style>
    <style:style style:name="co13" style:family="table-column">
      <style:table-column-properties fo:break-before="auto" style:column-width="0.797cm"/>
    </style:style>
    <style:style style:name="co14" style:family="table-column">
      <style:table-column-properties fo:break-before="auto" style:column-width="0.497cm"/>
    </style:style>
    <style:style style:name="co16" style:family="table-column">
      <style:table-column-properties fo:break-before="auto" style:column-width="3.549cm"/>
    </style:style>
    <style:style style:name="co17" style:family="table-column">
      <style:table-column-properties fo:break-before="auto" style:column-width="9.648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37"/>
    <style:style style:name="ce2" style:family="table-cell" style:parent-style-name="Default" style:data-style-name="N100"/>
    <style:style style:name="ce3" style:family="table-cell" style:parent-style-name="Default" style:data-style-name="N41"/>
    <style:style style:name="ce4" style:family="table-cell" style:parent-style-name="Default">
      <style:text-properties style:font-name="Liberation Sans" style:font-name-asian="WenQuanYi Micro Hei" style:font-name-complex="Lohit Hindi"/>
    </style:style>
  </office:automatic-styles>
  <office:body>
    <office:spreadsheet>
      <table:table table:name="BK2_HERREN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ce4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6" table:number-columns-repeated="3" table:default-cell-style-name="ce4"/>
        <table:table-column table:style-name="co15" table:default-cell-style-name="ce4"/>
        <table:table-column table:style-name="co17" table:default-cell-style-name="Default"/>
        <table:table-column table:style-name="co15" table:number-columns-repeated="4" table:default-cell-style-name="ce4"/>
        <table:table-column table:style-name="co15" table:default-cell-style-name="Default"/>
        <table:table-row table:style-name="ro2">
          <table:table-cell office:value-type="string">
            <text:p>Saison</text:p>
          </table:table-cell>
          <table:table-cell office:value-type="string">
            <text:p>2012-13</text:p>
          </table:table-cell>
          <table:table-cell office:value-type="string">
            <text:p>/</text:p>
          </table:table-cell>
          <table:table-cell office:value-type="string">
            <text:p>Herren</text:p>
          </table:table-cell>
          <table:table-cell office:value-type="string">
            <text:p>/</text:p>
          </table:table-cell>
          <table:table-cell office:value-type="string">
            <text:p>NR</text:p>
          </table:table-cell>
          <table:table-cell office:value-type="string">
            <text:p>Bezirksklasse</text:p>
          </table:table-cell>
          <table:table-cell office:value-type="float" office:value="2">
            <text:p>2</text:p>
          </table:table-cell>
          <table:table-cell office:value-type="string">
            <text:p>/</text:p>
          </table:table-cell>
          <table:table-cell office:value-type="string">
            <text:p>Spielplan</text:p>
          </table:table-cell>
          <table:table-cell table:style-name="Default" office:value-type="float" office:value="-1">
            <text:p>-1</text:p>
          </table:table-cell>
          <table:table-cell office:value-type="float" office:value="0">
            <text:p>0</text:p>
          </table:table-cell>
          <table:table-cell table:formula="of:=IF(AND([.K1]&gt;0;[.K1]&lt;&gt;#REF!);[.A1];&quot;&quot;)" office:value-type="float" office:value="0">
            <text:p>Err:504</text:p>
          </table:table-cell>
          <table:table-cell table:formula="of:=IF([.O1]=1;VLOOKUP([.P1];#REF!;3;0);&quot;&quot;)">
            <text:p/>
          </table:table-cell>
          <table:table-cell/>
          <table:table-cell table:style-name="Default"/>
          <table:table-cell table:style-name="Default" table:number-columns-repeated="3"/>
          <table:table-cell table:formula="of:=&quot;{&quot;&quot;liga&quot;&quot;:&quot;&quot;&quot;&amp;[.G1]&amp;&quot; &quot;&amp;[.H1]&amp;&quot;&quot;&quot;,&quot;" office:value-type="string" office:string-value="{&quot;liga&quot;:&quot;Bezirksklasse 2&quot;,">
            <text:p>{"liga":"Bezirksklasse 2",</text:p>
          </table:table-cell>
          <table:table-cell table:style-name="Default" table:number-columns-repeated="4"/>
          <table:table-cell/>
        </table:table-row>
        <table:table-row table:style-name="ro2">
          <table:table-cell office:value-type="string">
            <text:p>Staffelleiter:</text:p>
          </table:table-cell>
          <table:table-cell office:value-type="string">
            <text:p>Stefan</text:p>
          </table:table-cell>
          <table:table-cell office:value-type="string">
            <text:p>Schröter</text:p>
          </table:table-cell>
          <table:table-cell office:value-type="string">
            <text:p>Herzogstr.</text:p>
          </table:table-cell>
          <table:table-cell office:value-type="float" office:value="132">
            <text:p>132</text:p>
          </table:table-cell>
          <table:table-cell office:value-type="float" office:value="46119">
            <text:p>46119</text:p>
          </table:table-cell>
          <table:table-cell office:value-type="string">
            <text:p>Oberhausen,</text:p>
          </table:table-cell>
          <table:table-cell office:value-type="string">
            <text:p>Tel.:</text:p>
          </table:table-cell>
          <table:table-cell office:value-type="string">
            <text:p>0208-6946820</text:p>
          </table:table-cell>
          <table:table-cell/>
          <table:table-cell table:formula="of:=IF(AND([.A2]=&quot;Bahn&quot;;[.K1]=-1);0;IF(AND([.A2]&lt;&gt;&quot;Bahn&quot;;[.K1]&lt;&gt;-1);[.K1]+1;[.K1]))" office:value-type="float" office:value="-1">
            <text:p>-1</text:p>
          </table:table-cell>
          <table:table-cell table:formula="of:=IF([.B2]=&quot;Spieltag&quot;;[.L1]+1;[.L1])" office:value-type="float" office:value="0">
            <text:p>0</text:p>
          </table:table-cell>
          <table:table-cell table:formula="of:=IF(AND([.K2]&gt;0;[.K2]&lt;&gt;[.K1]);[.A2];&quot;&quot;)">
            <text:p/>
          </table:table-cell>
          <table:table-cell table:formula="of:=IF([.O2]=1;VLOOKUP([.P2];#REF!;3;0);&quot;&quot;)">
            <text:p/>
          </table:table-cell>
          <table:table-cell/>
          <table:table-cell table:style-name="Default"/>
          <table:table-cell table:style-name="Default" table:number-columns-repeated="3"/>
          <table:table-cell table:formula="of:=&quot;&quot;&quot;Staffelleiter&quot;&quot;&quot; &amp; &quot;:&quot;&quot;&quot;&amp;[.B2]&amp; &quot; &quot; &amp;[.C2] &amp; &quot;&quot;&quot;,&quot;" office:value-type="string" office:string-value="&quot;Staffelleiter&quot;:&quot;Stefan Schröter&quot;,">
            <text:p>"Staffelleiter":"Stefan Schröter",</text:p>
          </table:table-cell>
          <table:table-cell table:style-name="Default" table:number-columns-repeated="4"/>
          <table:table-cell/>
        </table:table-row>
        <table:table-row table:style-name="ro2">
          <table:table-cell office:value-type="string">
            <text:p>Mobil:</text:p>
          </table:table-cell>
          <table:table-cell office:value-type="float" office:value="152">
            <text:p>152</text:p>
          </table:table-cell>
          <table:table-cell office:value-type="float" office:value="21038585">
            <text:p>21038585</text:p>
          </table:table-cell>
          <table:table-cell office:value-type="string">
            <text:p>Fax:</text:p>
          </table:table-cell>
          <table:table-cell office:value-type="string">
            <text:p>0208-6946819,</text:p>
          </table:table-cell>
          <table:table-cell office:value-type="string">
            <text:p>E-Mail:</text:p>
          </table:table-cell>
          <table:table-cell office:value-type="string">
            <text:p>s_schroeter@gmx.net</text:p>
          </table:table-cell>
          <table:table-cell table:number-columns-repeated="3"/>
          <table:table-cell table:formula="of:=IF(AND([.A3]=&quot;Bahn&quot;;[.K2]=-1);0;IF(AND([.A3]&lt;&gt;&quot;Bahn&quot;;[.K2]&lt;&gt;-1);[.K2]+1;[.K2]))" office:value-type="float" office:value="-1">
            <text:p>-1</text:p>
          </table:table-cell>
          <table:table-cell table:formula="of:=IF([.B3]=&quot;Spieltag&quot;;[.L2]+1;[.L2])" office:value-type="float" office:value="0">
            <text:p>0</text:p>
          </table:table-cell>
          <table:table-cell table:formula="of:=IF(AND([.K3]&gt;0;[.K3]&lt;&gt;[.K2]);[.A3];&quot;&quot;)">
            <text:p/>
          </table:table-cell>
          <table:table-cell table:formula="of:=IF([.O3]=1;VLOOKUP([.P3];#REF!;3;0);&quot;&quot;)">
            <text:p/>
          </table:table-cell>
          <table:table-cell/>
          <table:table-cell table:style-name="Default"/>
          <table:table-cell table:style-name="Default" table:number-columns-repeated="3"/>
          <table:table-cell table:style-name="ce4" table:formula="of:=&quot;&quot;&quot;spiele&quot;&quot;: [&quot;" office:value-type="string" office:string-value="&quot;spiele&quot;: [">
            <text:p>"spiele": [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1" office:value-type="date" office:date-value="2012-08-01">
            <text:p>01.08.12</text:p>
          </table:table-cell>
          <table:table-cell office:value-type="string">
            <text:p>Spieltag</text:p>
          </table:table-cell>
          <table:table-cell table:number-columns-repeated="5"/>
          <table:table-cell/>
          <table:table-cell table:number-columns-repeated="2"/>
          <table:table-cell table:formula="of:=IF(AND([.A4]=&quot;Bahn&quot;;[.K3]=-1);0;IF(AND([.A4]&lt;&gt;&quot;Bahn&quot;;[.K3]&lt;&gt;-1);[.K3]+1;[.K3]))" office:value-type="float" office:value="-1">
            <text:p>-1</text:p>
          </table:table-cell>
          <table:table-cell table:formula="of:=IF([.B4]=&quot;Spieltag&quot;;[.L3]+1;[.L3])" office:value-type="float" office:value="1">
            <text:p>1</text:p>
          </table:table-cell>
          <table:table-cell table:formula="of:=IF(AND([.K4]&gt;0;[.K4]&lt;&gt;[.K3]);[.A4];&quot;&quot;)">
            <text:p/>
          </table:table-cell>
          <table:table-cell table:formula="of:=IF([.O4]=1;VLOOKUP([.P4];#REF!;3;0);&quot;&quot;)">
            <text:p/>
          </table:table-cell>
          <table:table-cell/>
          <table:table-cell table:style-name="Default"/>
          <table:table-cell table:style-name="Default" table:number-columns-repeated="3"/>
          <table:table-cell/>
          <table:table-cell table:style-name="Default" table:number-columns-repeated="4"/>
          <table:table-cell/>
        </table:table-row>
        <table:table-row table:style-name="ro2">
          <table:table-cell office:value-type="float" office:value="1">
            <text:p>1</text:p>
          </table:table-cell>
          <table:table-cell table:number-columns-repeated="5"/>
          <table:table-cell table:number-columns-repeated="4"/>
          <table:table-cell table:formula="of:=IF(AND([.A5]=&quot;Bahn&quot;;[.K4]=-1);0;IF(AND([.A5]&lt;&gt;&quot;Bahn&quot;;[.K4]&lt;&gt;-1);[.K4]+1;[.K4]))" office:value-type="float" office:value="-1">
            <text:p>-1</text:p>
          </table:table-cell>
          <table:table-cell table:formula="of:=IF([.B5]=&quot;Spieltag&quot;;[.L4]+1;[.L4])" office:value-type="float" office:value="1">
            <text:p>1</text:p>
          </table:table-cell>
          <table:table-cell table:formula="of:=IF(AND([.K5]&gt;0;[.K5]&lt;&gt;[.K4]);[.A5];&quot;&quot;)">
            <text:p/>
          </table:table-cell>
          <table:table-cell table:formula="of:=IF([.O5]=1;VLOOKUP([.P5];[.K1:.M500];3;0);&quot;&quot;)" office:value-type="string" office:string-value="2-5">
            <text:p>2-5</text:p>
          </table:table-cell>
          <table:table-cell table:formula="of:=IF([.A6]=&quot;So&quot;;1;[.H4]+1)" office:value-type="float" office:value="1">
            <text:p>1</text:p>
          </table:table-cell>
          <table:table-cell table:formula="of:=IF([.O5]=1;[.A5];IF([.O5]=2;[.A5];IF([.O5]=3;[.C5]&amp; &quot; &quot; &amp;[.D5]&amp;&quot; &quot;&amp;[.E5]&amp;&quot; &quot; &amp;[.F5];IF([.O5]=4;[.A5]&amp; &quot; &quot; &amp;[.B5]&amp;&quot; &quot;&amp;[.C5]&amp;&quot; &quot; &amp;[.D5]))))" office:value-type="float" office:value="1">
            <text:p>1</text:p>
          </table:table-cell>
          <table:table-cell table:formula="of:=IF([.O5]=1;[.A5];IF([.O5]=2;TEXT([.A6];&quot;TT.MM.JJ&quot;);IF([.O5]=3;[.C5]&amp; &quot; &quot; &amp;[.D5]&amp;&quot; &quot;&amp;[.E5]&amp;&quot; &quot; &amp;[.F5];IF([.O5]=4;[.A5]&amp; &quot; &quot; &amp;[.B5]&amp;&quot; &quot;&amp;[.C5]&amp;&quot; &quot; &amp;[.D5]))))" office:value-type="float" office:value="1">
            <text:p>1</text:p>
          </table:table-cell>
          <table:table-cell table:formula="of:=IF([.O5]=1;[.A5];IF([.O5]=2;TEXT([.B6];&quot;HH:MM&quot;);IF([.O5]=3;[.C5]&amp; &quot; &quot; &amp;[.D5]&amp;&quot; &quot;&amp;[.E5]&amp;&quot; &quot; &amp;[.F5];IF([.O5]=4;[.A5]&amp; &quot; &quot; &amp;[.B5]&amp;&quot; &quot;&amp;[.C5]&amp;&quot; &quot; &amp;[.D5]))))" office:value-type="float" office:value="1">
            <text:p>1</text:p>
          </table:table-cell>
          <table:table-cell/>
          <table:table-cell table:formula="of:=INDIRECT(&quot;R&quot;&amp;ROW([.T5])&amp;&quot;C&quot;&amp;COLUMN([.T5])+[.O5];&quot;0&quot;)" office:value-type="string" office:string-value="{ &quot;spielnr&quot;:&quot;1&quot;,&quot;spieltag&quot;:&quot;1&quot;,&quot;bahn&quot;:&quot;2-5&quot;,">
            <text:p>{ "spielnr":"1","spieltag":"1","bahn":"2-5",</text:p>
          </table:table-cell>
          <table:table-cell table:formula="of:=IF([.P5]&gt;1;&quot;,&quot;;&quot;&quot;)&amp;&quot;{ &quot;&quot;spielnr&quot;&quot;:&quot;&quot;&quot;&amp;[.P5]&amp;&quot;&quot;&quot;,&quot;&quot;spieltag&quot;&quot;:&quot;&quot;&quot;&amp;[.L5]&amp;&quot;&quot;&quot;,&quot;&quot;bahn&quot;&quot;:&quot;&quot;&quot;&amp;[.N5]&amp;&quot;&quot;&quot;,&quot;" office:value-type="string" office:string-value="{ &quot;spielnr&quot;:&quot;1&quot;,&quot;spieltag&quot;:&quot;1&quot;,&quot;bahn&quot;:&quot;2-5&quot;,">
            <text:p>{ "spielnr":"1","spieltag":"1","bahn":"2-5",</text:p>
          </table:table-cell>
          <table:table-cell table:formula="of:=&quot;&quot;&quot;datum&quot;&quot;:&quot;&quot;&quot;&amp;[.Q5]&amp;&quot;&quot;&quot;,&quot;&quot;uhrzeit&quot;&quot;:&quot;&quot;&quot;&amp;[.R5]&amp;&quot;&quot;&quot;,&quot;" office:value-type="string" office:string-value="&quot;datum&quot;:&quot;1&quot;,&quot;uhrzeit&quot;:&quot;1&quot;,">
            <text:p>"datum":"1","uhrzeit":"1",</text:p>
          </table:table-cell>
          <table:table-cell table:formula="of:=&quot;&quot;&quot;heim&quot;&quot;:&quot;&quot;&quot;&amp;[.P5]&amp;&quot;&quot;&quot;,&quot;" office:value-type="string" office:string-value="&quot;heim&quot;:&quot;1&quot;,">
            <text:p>"heim":"1",</text:p>
          </table:table-cell>
          <table:table-cell table:formula="of:=&quot;&quot;&quot;gast&quot;&quot;:&quot;&quot;&quot;&amp;[.P5]&amp;&quot;&quot;&quot;}&quot;" office:value-type="string" office:string-value="&quot;gast&quot;:&quot;1&quot;}">
            <text:p>"gast":"1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So</text:p>
          </table:table-cell>
          <table:table-cell table:number-columns-repeated="5"/>
          <table:table-cell table:number-columns-repeated="4"/>
          <table:table-cell table:formula="of:=IF(AND([.A6]=&quot;Bahn&quot;;[.K5]=-1);0;IF(AND([.A6]&lt;&gt;&quot;Bahn&quot;;[.K5]&lt;&gt;-1);[.K5]+1;[.K5]))" office:value-type="float" office:value="-1">
            <text:p>-1</text:p>
          </table:table-cell>
          <table:table-cell table:formula="of:=IF([.B6]=&quot;Spieltag&quot;;[.L5]+1;[.L5])" office:value-type="float" office:value="1">
            <text:p>1</text:p>
          </table:table-cell>
          <table:table-cell table:formula="of:=IF(AND([.K6]&gt;0;[.K6]&lt;&gt;[.K5]);[.A6];&quot;&quot;)">
            <text:p/>
          </table:table-cell>
          <table:table-cell table:formula="of:=IF([.O6]=1;VLOOKUP([.P6];[.K2:.M501];3;0);&quot;&quot;)">
            <text:p/>
          </table:table-cell>
          <table:table-cell table:formula="of:=IF([.A7]=&quot;So&quot;;1;[.O5]+1)" office:value-type="float" office:value="2">
            <text:p>2</text:p>
          </table:table-cell>
          <table:table-cell table:formula="of:=IF([.O6]=1;[.A6];IF([.O6]=2;[.A6];IF([.O6]=3;[.C6]&amp; &quot; &quot; &amp;[.D6]&amp;&quot; &quot;&amp;[.E6]&amp;&quot; &quot; &amp;[.F6];IF([.O6]=4;[.A6]&amp; &quot; &quot; &amp;[.B6]&amp;&quot; &quot;&amp;[.C6]&amp;&quot; &quot; &amp;[.D6]))))" office:value-type="string" office:string-value="So">
            <text:p>So</text:p>
          </table:table-cell>
          <table:table-cell table:formula="of:=IF([.O6]=1;[.A6];IF([.O6]=2;TEXT([.A7];&quot;TT.MM.JJ&quot;);IF([.O6]=3;[.C6]&amp; &quot; &quot; &amp;[.D6]&amp;&quot; &quot;&amp;[.E6]&amp;&quot; &quot; &amp;[.F6];IF([.O6]=4;[.A6]&amp; &quot; &quot; &amp;[.B6]&amp;&quot; &quot;&amp;[.C6]&amp;&quot; &quot; &amp;[.D6]))))" office:value-type="string" office:string-value="09.09.12">
            <text:p>09.09.12</text:p>
          </table:table-cell>
          <table:table-cell table:formula="of:=IF([.O6]=1;[.A6];IF([.O6]=2;TEXT([.B7];&quot;HH:MM&quot;);IF([.O6]=3;[.C6]&amp; &quot; &quot; &amp;[.D6]&amp;&quot; &quot;&amp;[.E6]&amp;&quot; &quot; &amp;[.F6];IF([.O6]=4;[.A6]&amp; &quot; &quot; &amp;[.B6]&amp;&quot; &quot;&amp;[.C6]&amp;&quot; &quot; &amp;[.D6]))))" office:value-type="string" office:string-value="13:00">
            <text:p>13:00</text:p>
          </table:table-cell>
          <table:table-cell/>
          <table:table-cell table:formula="of:=INDIRECT(&quot;R&quot;&amp;ROW([.T6])&amp;&quot;C&quot;&amp;COLUMN([.T6])+[.O6];&quot;0&quot;)" office:value-type="string" office:string-value="&quot;datum&quot;:&quot;09.09.12&quot;,&quot;uhrzeit&quot;:&quot;13:00&quot;,">
            <text:p>"datum":"09.09.12","uhrzeit":"13:00",</text:p>
          </table:table-cell>
          <table:table-cell table:formula="of:=IF([.P6]&gt;1;&quot;,&quot;;&quot;&quot;)&amp;&quot;{ &quot;&quot;spielnr&quot;&quot;:&quot;&quot;&quot;&amp;[.P6]&amp;&quot;&quot;&quot;,&quot;&quot;spieltag&quot;&quot;:&quot;&quot;&quot;&amp;[.L6]&amp;&quot;&quot;&quot;,&quot;&quot;bahn&quot;&quot;:&quot;&quot;&quot;&amp;[.N6]&amp;&quot;&quot;&quot;,&quot;" office:value-type="string" office:string-value=",{ &quot;spielnr&quot;:&quot;So&quot;,&quot;spieltag&quot;:&quot;1&quot;,&quot;bahn&quot;:&quot;&quot;,">
            <text:p>,{ "spielnr":"So","spieltag":"1","bahn":"",</text:p>
          </table:table-cell>
          <table:table-cell table:formula="of:=&quot;&quot;&quot;datum&quot;&quot;:&quot;&quot;&quot;&amp;[.Q6]&amp;&quot;&quot;&quot;,&quot;&quot;uhrzeit&quot;&quot;:&quot;&quot;&quot;&amp;[.R6]&amp;&quot;&quot;&quot;,&quot;" office:value-type="string" office:string-value="&quot;datum&quot;:&quot;09.09.12&quot;,&quot;uhrzeit&quot;:&quot;13:00&quot;,">
            <text:p>"datum":"09.09.12","uhrzeit":"13:00",</text:p>
          </table:table-cell>
          <table:table-cell table:formula="of:=&quot;&quot;&quot;heim&quot;&quot;:&quot;&quot;&quot;&amp;[.P6]&amp;&quot;&quot;&quot;,&quot;" office:value-type="string" office:string-value="&quot;heim&quot;:&quot;So&quot;,">
            <text:p>"heim":"So",</text:p>
          </table:table-cell>
          <table:table-cell table:formula="of:=&quot;&quot;&quot;gast&quot;&quot;:&quot;&quot;&quot;&amp;[.P6]&amp;&quot;&quot;&quot;}&quot;" office:value-type="string" office:string-value="&quot;gast&quot;:&quot;So&quot;}">
            <text:p>"gast":"So"}</text:p>
          </table:table-cell>
          <table:table-cell office:value-type="string">
            <text:p><text:s/></text:p>
          </table:table-cell>
        </table:table-row>
        <table:table-row table:style-name="ro2">
          <table:table-cell table:style-name="ce1" office:value-type="date" office:date-value="2012-09-09">
            <text:p>09.09.12</text:p>
          </table:table-cell>
          <table:table-cell table:style-name="ce3" office:value-type="time" office:time-value="PT13H00M00S">
            <text:p>13:00:00</text:p>
          </table:table-cell>
          <table:table-cell office:value-type="string">
            <text:p>KSG</text:p>
          </table:table-cell>
          <table:table-cell office:value-type="float" office:value="31">
            <text:p>31</text:p>
          </table:table-cell>
          <table:table-cell office:value-type="string">
            <text:p>Essen</text:p>
          </table:table-cell>
          <table:table-cell office:value-type="float" office:value="2">
            <text:p>2</text:p>
          </table:table-cell>
          <table:table-cell table:number-columns-repeated="4"/>
          <table:table-cell table:formula="of:=IF(AND([.A7]=&quot;Bahn&quot;;[.K6]=-1);0;IF(AND([.A7]&lt;&gt;&quot;Bahn&quot;;[.K6]&lt;&gt;-1);[.K6]+1;[.K6]))" office:value-type="float" office:value="-1">
            <text:p>-1</text:p>
          </table:table-cell>
          <table:table-cell table:formula="of:=IF([.B7]=&quot;Spieltag&quot;;[.L6]+1;[.L6])" office:value-type="float" office:value="1">
            <text:p>1</text:p>
          </table:table-cell>
          <table:table-cell table:formula="of:=IF(AND([.K7]&gt;0;[.K7]&lt;&gt;[.K6]);[.A7];&quot;&quot;)">
            <text:p/>
          </table:table-cell>
          <table:table-cell table:formula="of:=IF([.O7]=1;VLOOKUP([.P7];[.K3:.M502];3;0);&quot;&quot;)">
            <text:p/>
          </table:table-cell>
          <table:table-cell table:formula="of:=IF([.A8]=&quot;So&quot;;1;[.O6]+1)" office:value-type="float" office:value="3">
            <text:p>3</text:p>
          </table:table-cell>
          <table:table-cell table:formula="of:=IF([.O7]=1;[.A7];IF([.O7]=2;[.A7];IF([.O7]=3;[.C7]&amp; &quot; &quot; &amp;[.D7]&amp;&quot; &quot;&amp;[.E7]&amp;&quot; &quot; &amp;[.F7];IF([.O7]=4;[.A7]&amp; &quot; &quot; &amp;[.B7]&amp;&quot; &quot;&amp;[.C7]&amp;&quot; &quot; &amp;[.D7]))))" office:value-type="string" office:string-value="KSG 31 Essen 2">
            <text:p>KSG 31 Essen 2</text:p>
          </table:table-cell>
          <table:table-cell table:formula="of:=IF([.O7]=1;[.A7];IF([.O7]=2;TEXT([.A8];&quot;TT.MM.JJ&quot;);IF([.O7]=3;[.C7]&amp; &quot; &quot; &amp;[.D7]&amp;&quot; &quot;&amp;[.E7]&amp;&quot; &quot; &amp;[.F7];IF([.O7]=4;[.A7]&amp; &quot; &quot; &amp;[.B7]&amp;&quot; &quot;&amp;[.C7]&amp;&quot; &quot; &amp;[.D7]))))" office:value-type="string" office:string-value="KSG 31 Essen 2">
            <text:p>KSG 31 Essen 2</text:p>
          </table:table-cell>
          <table:table-cell table:formula="of:=IF([.O7]=1;[.A7];IF([.O7]=2;TEXT([.B8];&quot;HH:MM&quot;);IF([.O7]=3;[.C7]&amp; &quot; &quot; &amp;[.D7]&amp;&quot; &quot;&amp;[.E7]&amp;&quot; &quot; &amp;[.F7];IF([.O7]=4;[.A7]&amp; &quot; &quot; &amp;[.B7]&amp;&quot; &quot;&amp;[.C7]&amp;&quot; &quot; &amp;[.D7]))))" office:value-type="string" office:string-value="KSG 31 Essen 2">
            <text:p>KSG 31 Essen 2</text:p>
          </table:table-cell>
          <table:table-cell/>
          <table:table-cell table:formula="of:=INDIRECT(&quot;R&quot;&amp;ROW([.T7])&amp;&quot;C&quot;&amp;COLUMN([.T7])+[.O7];&quot;0&quot;)" office:value-type="string" office:string-value="&quot;heim&quot;:&quot;KSG 31 Essen 2&quot;,">
            <text:p>"heim":"KSG 31 Essen 2",</text:p>
          </table:table-cell>
          <table:table-cell table:formula="of:=IF([.P7]&gt;1;&quot;,&quot;;&quot;&quot;)&amp;&quot;{ &quot;&quot;spielnr&quot;&quot;:&quot;&quot;&quot;&amp;[.P7]&amp;&quot;&quot;&quot;,&quot;&quot;spieltag&quot;&quot;:&quot;&quot;&quot;&amp;[.L7]&amp;&quot;&quot;&quot;,&quot;&quot;bahn&quot;&quot;:&quot;&quot;&quot;&amp;[.N7]&amp;&quot;&quot;&quot;,&quot;" office:value-type="string" office:string-value=",{ &quot;spielnr&quot;:&quot;KSG 31 Essen 2&quot;,&quot;spieltag&quot;:&quot;1&quot;,&quot;bahn&quot;:&quot;&quot;,">
            <text:p>,{ "spielnr":"KSG 31 Essen 2","spieltag":"1","bahn":"",</text:p>
          </table:table-cell>
          <table:table-cell table:formula="of:=&quot;&quot;&quot;datum&quot;&quot;:&quot;&quot;&quot;&amp;[.Q7]&amp;&quot;&quot;&quot;,&quot;&quot;uhrzeit&quot;&quot;:&quot;&quot;&quot;&amp;[.R7]&amp;&quot;&quot;&quot;,&quot;" office:value-type="string" office:string-value="&quot;datum&quot;:&quot;KSG 31 Essen 2&quot;,&quot;uhrzeit&quot;:&quot;KSG 31 Essen 2&quot;,">
            <text:p>"datum":"KSG 31 Essen 2","uhrzeit":"KSG 31 Essen 2",</text:p>
          </table:table-cell>
          <table:table-cell table:formula="of:=&quot;&quot;&quot;heim&quot;&quot;:&quot;&quot;&quot;&amp;[.P7]&amp;&quot;&quot;&quot;,&quot;" office:value-type="string" office:string-value="&quot;heim&quot;:&quot;KSG 31 Essen 2&quot;,">
            <text:p>"heim":"KSG 31 Essen 2",</text:p>
          </table:table-cell>
          <table:table-cell table:formula="of:=&quot;&quot;&quot;gast&quot;&quot;:&quot;&quot;&quot;&amp;[.P7]&amp;&quot;&quot;&quot;}&quot;" office:value-type="string" office:string-value="&quot;gast&quot;:&quot;KSG 31 Essen 2&quot;}">
            <text:p>"gast":"KSG 31 Essen 2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SK</text:p>
          </table:table-cell>
          <table:table-cell office:value-type="string">
            <text:p>Kleve</text:p>
          </table:table-cell>
          <table:table-cell office:value-type="float" office:value="1">
            <text:p>1</text:p>
          </table:table-cell>
          <table:table-cell table:number-columns-repeated="3"/>
          <table:table-cell table:number-columns-repeated="4"/>
          <table:table-cell table:formula="of:=IF(AND([.A8]=&quot;Bahn&quot;;[.K7]=-1);0;IF(AND([.A8]&lt;&gt;&quot;Bahn&quot;;[.K7]&lt;&gt;-1);[.K7]+1;[.K7]))" office:value-type="float" office:value="-1">
            <text:p>-1</text:p>
          </table:table-cell>
          <table:table-cell table:formula="of:=IF([.B8]=&quot;Spieltag&quot;;[.L7]+1;[.L7])" office:value-type="float" office:value="1">
            <text:p>1</text:p>
          </table:table-cell>
          <table:table-cell table:formula="of:=IF(AND([.K8]&gt;0;[.K8]&lt;&gt;[.K7]);[.A8];&quot;&quot;)">
            <text:p/>
          </table:table-cell>
          <table:table-cell table:formula="of:=IF([.O8]=1;VLOOKUP([.P8];[.K4:.M503];3;0);&quot;&quot;)">
            <text:p/>
          </table:table-cell>
          <table:table-cell table:formula="of:=IF([.A9]=&quot;So&quot;;1;[.O7]+1)" office:value-type="float" office:value="4">
            <text:p>4</text:p>
          </table:table-cell>
          <table:table-cell table:formula="of:=IF([.O8]=1;[.A8];IF([.O8]=2;[.A8];IF([.O8]=3;[.C8]&amp; &quot; &quot; &amp;[.D8]&amp;&quot; &quot;&amp;[.E8]&amp;&quot; &quot; &amp;[.F8];IF([.O8]=4;[.A8]&amp; &quot; &quot; &amp;[.B8]&amp;&quot; &quot;&amp;[.C8]&amp;&quot; &quot; &amp;[.D8]))))" office:value-type="string" office:string-value="SK Kleve 1 ">
            <text:p>SK Kleve 1 </text:p>
          </table:table-cell>
          <table:table-cell table:formula="of:=IF([.O8]=1;[.A8];IF([.O8]=2;TEXT([.A9];&quot;TT.MM.JJ&quot;);IF([.O8]=3;[.C8]&amp; &quot; &quot; &amp;[.D8]&amp;&quot; &quot;&amp;[.E8]&amp;&quot; &quot; &amp;[.F8];IF([.O8]=4;[.A8]&amp; &quot; &quot; &amp;[.B8]&amp;&quot; &quot;&amp;[.C8]&amp;&quot; &quot; &amp;[.D8]))))" office:value-type="string" office:string-value="SK Kleve 1 ">
            <text:p>SK Kleve 1 </text:p>
          </table:table-cell>
          <table:table-cell table:formula="of:=IF([.O8]=1;[.A8];IF([.O8]=2;TEXT([.B9];&quot;HH:MM&quot;);IF([.O8]=3;[.C8]&amp; &quot; &quot; &amp;[.D8]&amp;&quot; &quot;&amp;[.E8]&amp;&quot; &quot; &amp;[.F8];IF([.O8]=4;[.A8]&amp; &quot; &quot; &amp;[.B8]&amp;&quot; &quot;&amp;[.C8]&amp;&quot; &quot; &amp;[.D8]))))" office:value-type="string" office:string-value="SK Kleve 1 ">
            <text:p>SK Kleve 1 </text:p>
          </table:table-cell>
          <table:table-cell/>
          <table:table-cell table:formula="of:=INDIRECT(&quot;R&quot;&amp;ROW([.T8])&amp;&quot;C&quot;&amp;COLUMN([.T8])+[.O8];&quot;0&quot;)" office:value-type="string" office:string-value="&quot;gast&quot;:&quot;SK Kleve 1 &quot;}">
            <text:p>"gast":"SK Kleve 1 "}</text:p>
          </table:table-cell>
          <table:table-cell table:formula="of:=IF([.P8]&gt;1;&quot;,&quot;;&quot;&quot;)&amp;&quot;{ &quot;&quot;spielnr&quot;&quot;:&quot;&quot;&quot;&amp;[.P8]&amp;&quot;&quot;&quot;,&quot;&quot;spieltag&quot;&quot;:&quot;&quot;&quot;&amp;[.L8]&amp;&quot;&quot;&quot;,&quot;&quot;bahn&quot;&quot;:&quot;&quot;&quot;&amp;[.N8]&amp;&quot;&quot;&quot;,&quot;" office:value-type="string" office:string-value=",{ &quot;spielnr&quot;:&quot;SK Kleve 1 &quot;,&quot;spieltag&quot;:&quot;1&quot;,&quot;bahn&quot;:&quot;&quot;,">
            <text:p>,{ "spielnr":"SK Kleve 1 ","spieltag":"1","bahn":"",</text:p>
          </table:table-cell>
          <table:table-cell table:formula="of:=&quot;&quot;&quot;datum&quot;&quot;:&quot;&quot;&quot;&amp;[.Q8]&amp;&quot;&quot;&quot;,&quot;&quot;uhrzeit&quot;&quot;:&quot;&quot;&quot;&amp;[.R8]&amp;&quot;&quot;&quot;,&quot;" office:value-type="string" office:string-value="&quot;datum&quot;:&quot;SK Kleve 1 &quot;,&quot;uhrzeit&quot;:&quot;SK Kleve 1 &quot;,">
            <text:p>"datum":"SK Kleve 1 ","uhrzeit":"SK Kleve 1 ",</text:p>
          </table:table-cell>
          <table:table-cell table:formula="of:=&quot;&quot;&quot;heim&quot;&quot;:&quot;&quot;&quot;&amp;[.P8]&amp;&quot;&quot;&quot;,&quot;" office:value-type="string" office:string-value="&quot;heim&quot;:&quot;SK Kleve 1 &quot;,">
            <text:p>"heim":"SK Kleve 1 ",</text:p>
          </table:table-cell>
          <table:table-cell table:formula="of:=&quot;&quot;&quot;gast&quot;&quot;:&quot;&quot;&quot;&amp;[.P8]&amp;&quot;&quot;&quot;}&quot;" office:value-type="string" office:string-value="&quot;gast&quot;:&quot;SK Kleve 1 &quot;}">
            <text:p>"gast":"SK Kleve 1 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number-columns-repeated="5"/>
          <table:table-cell table:number-columns-repeated="4"/>
          <table:table-cell table:formula="of:=IF(AND([.A9]=&quot;Bahn&quot;;[.K8]=-1);0;IF(AND([.A9]&lt;&gt;&quot;Bahn&quot;;[.K8]&lt;&gt;-1);[.K8]+1;[.K8]))" office:value-type="float" office:value="-1">
            <text:p>-1</text:p>
          </table:table-cell>
          <table:table-cell table:formula="of:=IF([.B9]=&quot;Spieltag&quot;;[.L8]+1;[.L8])" office:value-type="float" office:value="1">
            <text:p>1</text:p>
          </table:table-cell>
          <table:table-cell table:formula="of:=IF(AND([.K9]&gt;0;[.K9]&lt;&gt;[.K8]);[.A9];&quot;&quot;)">
            <text:p/>
          </table:table-cell>
          <table:table-cell table:formula="of:=IF([.O9]=1;VLOOKUP([.P9];[.K5:.M504];3;0);&quot;&quot;)" office:value-type="string" office:string-value="1-4">
            <text:p>1-4</text:p>
          </table:table-cell>
          <table:table-cell table:formula="of:=IF([.A10]=&quot;So&quot;;1;[.O8]+1)" office:value-type="float" office:value="1">
            <text:p>1</text:p>
          </table:table-cell>
          <table:table-cell table:formula="of:=IF([.O9]=1;[.A9];IF([.O9]=2;[.A9];IF([.O9]=3;[.C9]&amp; &quot; &quot; &amp;[.D9]&amp;&quot; &quot;&amp;[.E9]&amp;&quot; &quot; &amp;[.F9];IF([.O9]=4;[.A9]&amp; &quot; &quot; &amp;[.B9]&amp;&quot; &quot;&amp;[.C9]&amp;&quot; &quot; &amp;[.D9]))))" office:value-type="float" office:value="2">
            <text:p>2</text:p>
          </table:table-cell>
          <table:table-cell table:formula="of:=IF([.O9]=1;[.A9];IF([.O9]=2;TEXT([.A10];&quot;TT.MM.JJ&quot;);IF([.O9]=3;[.C9]&amp; &quot; &quot; &amp;[.D9]&amp;&quot; &quot;&amp;[.E9]&amp;&quot; &quot; &amp;[.F9];IF([.O9]=4;[.A9]&amp; &quot; &quot; &amp;[.B9]&amp;&quot; &quot;&amp;[.C9]&amp;&quot; &quot; &amp;[.D9]))))" office:value-type="float" office:value="2">
            <text:p>2</text:p>
          </table:table-cell>
          <table:table-cell table:formula="of:=IF([.O9]=1;[.A9];IF([.O9]=2;TEXT([.B10];&quot;HH:MM&quot;);IF([.O9]=3;[.C9]&amp; &quot; &quot; &amp;[.D9]&amp;&quot; &quot;&amp;[.E9]&amp;&quot; &quot; &amp;[.F9];IF([.O9]=4;[.A9]&amp; &quot; &quot; &amp;[.B9]&amp;&quot; &quot;&amp;[.C9]&amp;&quot; &quot; &amp;[.D9]))))" office:value-type="float" office:value="2">
            <text:p>2</text:p>
          </table:table-cell>
          <table:table-cell/>
          <table:table-cell table:formula="of:=INDIRECT(&quot;R&quot;&amp;ROW([.T9])&amp;&quot;C&quot;&amp;COLUMN([.T9])+[.O9];&quot;0&quot;)" office:value-type="string" office:string-value=",{ &quot;spielnr&quot;:&quot;2&quot;,&quot;spieltag&quot;:&quot;1&quot;,&quot;bahn&quot;:&quot;1-4&quot;,">
            <text:p>,{ "spielnr":"2","spieltag":"1","bahn":"1-4",</text:p>
          </table:table-cell>
          <table:table-cell table:formula="of:=IF([.P9]&gt;1;&quot;,&quot;;&quot;&quot;)&amp;&quot;{ &quot;&quot;spielnr&quot;&quot;:&quot;&quot;&quot;&amp;[.P9]&amp;&quot;&quot;&quot;,&quot;&quot;spieltag&quot;&quot;:&quot;&quot;&quot;&amp;[.L9]&amp;&quot;&quot;&quot;,&quot;&quot;bahn&quot;&quot;:&quot;&quot;&quot;&amp;[.N9]&amp;&quot;&quot;&quot;,&quot;" office:value-type="string" office:string-value=",{ &quot;spielnr&quot;:&quot;2&quot;,&quot;spieltag&quot;:&quot;1&quot;,&quot;bahn&quot;:&quot;1-4&quot;,">
            <text:p>,{ "spielnr":"2","spieltag":"1","bahn":"1-4",</text:p>
          </table:table-cell>
          <table:table-cell table:formula="of:=&quot;&quot;&quot;datum&quot;&quot;:&quot;&quot;&quot;&amp;[.Q9]&amp;&quot;&quot;&quot;,&quot;&quot;uhrzeit&quot;&quot;:&quot;&quot;&quot;&amp;[.R9]&amp;&quot;&quot;&quot;,&quot;" office:value-type="string" office:string-value="&quot;datum&quot;:&quot;2&quot;,&quot;uhrzeit&quot;:&quot;2&quot;,">
            <text:p>"datum":"2","uhrzeit":"2",</text:p>
          </table:table-cell>
          <table:table-cell table:formula="of:=&quot;&quot;&quot;heim&quot;&quot;:&quot;&quot;&quot;&amp;[.P9]&amp;&quot;&quot;&quot;,&quot;" office:value-type="string" office:string-value="&quot;heim&quot;:&quot;2&quot;,">
            <text:p>"heim":"2",</text:p>
          </table:table-cell>
          <table:table-cell table:formula="of:=&quot;&quot;&quot;gast&quot;&quot;:&quot;&quot;&quot;&amp;[.P9]&amp;&quot;&quot;&quot;}&quot;" office:value-type="string" office:string-value="&quot;gast&quot;:&quot;2&quot;}">
            <text:p>"gast":"2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So</text:p>
          </table:table-cell>
          <table:table-cell table:number-columns-repeated="5"/>
          <table:table-cell table:number-columns-repeated="4"/>
          <table:table-cell table:formula="of:=IF(AND([.A10]=&quot;Bahn&quot;;[.K9]=-1);0;IF(AND([.A10]&lt;&gt;&quot;Bahn&quot;;[.K9]&lt;&gt;-1);[.K9]+1;[.K9]))" office:value-type="float" office:value="-1">
            <text:p>-1</text:p>
          </table:table-cell>
          <table:table-cell table:formula="of:=IF([.B10]=&quot;Spieltag&quot;;[.L9]+1;[.L9])" office:value-type="float" office:value="1">
            <text:p>1</text:p>
          </table:table-cell>
          <table:table-cell table:formula="of:=IF(AND([.K10]&gt;0;[.K10]&lt;&gt;[.K9]);[.A10];&quot;&quot;)">
            <text:p/>
          </table:table-cell>
          <table:table-cell table:formula="of:=IF([.O10]=1;VLOOKUP([.P10];[.K6:.M505];3;0);&quot;&quot;)">
            <text:p/>
          </table:table-cell>
          <table:table-cell table:formula="of:=IF([.A11]=&quot;So&quot;;1;[.O9]+1)" office:value-type="float" office:value="2">
            <text:p>2</text:p>
          </table:table-cell>
          <table:table-cell table:formula="of:=IF([.O10]=1;[.A10];IF([.O10]=2;[.A10];IF([.O10]=3;[.C10]&amp; &quot; &quot; &amp;[.D10]&amp;&quot; &quot;&amp;[.E10]&amp;&quot; &quot; &amp;[.F10];IF([.O10]=4;[.A10]&amp; &quot; &quot; &amp;[.B10]&amp;&quot; &quot;&amp;[.C10]&amp;&quot; &quot; &amp;[.D10]))))" office:value-type="string" office:string-value="So">
            <text:p>So</text:p>
          </table:table-cell>
          <table:table-cell table:formula="of:=IF([.O10]=1;[.A10];IF([.O10]=2;TEXT([.A11];&quot;TT.MM.JJ&quot;);IF([.O10]=3;[.C10]&amp; &quot; &quot; &amp;[.D10]&amp;&quot; &quot;&amp;[.E10]&amp;&quot; &quot; &amp;[.F10];IF([.O10]=4;[.A10]&amp; &quot; &quot; &amp;[.B10]&amp;&quot; &quot;&amp;[.C10]&amp;&quot; &quot; &amp;[.D10]))))" office:value-type="string" office:string-value="09.09.12">
            <text:p>09.09.12</text:p>
          </table:table-cell>
          <table:table-cell table:formula="of:=IF([.O10]=1;[.A10];IF([.O10]=2;TEXT([.B11];&quot;HH:MM&quot;);IF([.O10]=3;[.C10]&amp; &quot; &quot; &amp;[.D10]&amp;&quot; &quot;&amp;[.E10]&amp;&quot; &quot; &amp;[.F10];IF([.O10]=4;[.A10]&amp; &quot; &quot; &amp;[.B10]&amp;&quot; &quot;&amp;[.C10]&amp;&quot; &quot; &amp;[.D10]))))" office:value-type="string" office:string-value="10:00">
            <text:p>10:00</text:p>
          </table:table-cell>
          <table:table-cell/>
          <table:table-cell table:formula="of:=INDIRECT(&quot;R&quot;&amp;ROW([.T10])&amp;&quot;C&quot;&amp;COLUMN([.T10])+[.O10];&quot;0&quot;)" office:value-type="string" office:string-value="&quot;datum&quot;:&quot;09.09.12&quot;,&quot;uhrzeit&quot;:&quot;10:00&quot;,">
            <text:p>"datum":"09.09.12","uhrzeit":"10:00",</text:p>
          </table:table-cell>
          <table:table-cell table:formula="of:=IF([.P10]&gt;1;&quot;,&quot;;&quot;&quot;)&amp;&quot;{ &quot;&quot;spielnr&quot;&quot;:&quot;&quot;&quot;&amp;[.P10]&amp;&quot;&quot;&quot;,&quot;&quot;spieltag&quot;&quot;:&quot;&quot;&quot;&amp;[.L10]&amp;&quot;&quot;&quot;,&quot;&quot;bahn&quot;&quot;:&quot;&quot;&quot;&amp;[.N10]&amp;&quot;&quot;&quot;,&quot;" office:value-type="string" office:string-value=",{ &quot;spielnr&quot;:&quot;So&quot;,&quot;spieltag&quot;:&quot;1&quot;,&quot;bahn&quot;:&quot;&quot;,">
            <text:p>,{ "spielnr":"So","spieltag":"1","bahn":"",</text:p>
          </table:table-cell>
          <table:table-cell table:formula="of:=&quot;&quot;&quot;datum&quot;&quot;:&quot;&quot;&quot;&amp;[.Q10]&amp;&quot;&quot;&quot;,&quot;&quot;uhrzeit&quot;&quot;:&quot;&quot;&quot;&amp;[.R10]&amp;&quot;&quot;&quot;,&quot;" office:value-type="string" office:string-value="&quot;datum&quot;:&quot;09.09.12&quot;,&quot;uhrzeit&quot;:&quot;10:00&quot;,">
            <text:p>"datum":"09.09.12","uhrzeit":"10:00",</text:p>
          </table:table-cell>
          <table:table-cell table:formula="of:=&quot;&quot;&quot;heim&quot;&quot;:&quot;&quot;&quot;&amp;[.P10]&amp;&quot;&quot;&quot;,&quot;" office:value-type="string" office:string-value="&quot;heim&quot;:&quot;So&quot;,">
            <text:p>"heim":"So",</text:p>
          </table:table-cell>
          <table:table-cell table:formula="of:=&quot;&quot;&quot;gast&quot;&quot;:&quot;&quot;&quot;&amp;[.P10]&amp;&quot;&quot;&quot;}&quot;" office:value-type="string" office:string-value="&quot;gast&quot;:&quot;So&quot;}">
            <text:p>"gast":"So"}</text:p>
          </table:table-cell>
          <table:table-cell office:value-type="string">
            <text:p><text:s/></text:p>
          </table:table-cell>
        </table:table-row>
        <table:table-row table:style-name="ro2">
          <table:table-cell table:style-name="ce1" office:value-type="date" office:date-value="2012-09-09">
            <text:p>09.09.12</text:p>
          </table:table-cell>
          <table:table-cell table:style-name="ce3" office:value-type="time" office:time-value="PT10H00M00S">
            <text:p>10:00:00</text:p>
          </table:table-cell>
          <table:table-cell office:value-type="string">
            <text:p>SK</text:p>
          </table:table-cell>
          <table:table-cell office:value-type="string">
            <text:p>66/99</text:p>
          </table:table-cell>
          <table:table-cell office:value-type="string">
            <text:p>Solingen</text:p>
          </table:table-cell>
          <table:table-cell office:value-type="float" office:value="1">
            <text:p>1</text:p>
          </table:table-cell>
          <table:table-cell table:number-columns-repeated="4"/>
          <table:table-cell table:formula="of:=IF(AND([.A11]=&quot;Bahn&quot;;[.K10]=-1);0;IF(AND([.A11]&lt;&gt;&quot;Bahn&quot;;[.K10]&lt;&gt;-1);[.K10]+1;[.K10]))" office:value-type="float" office:value="-1">
            <text:p>-1</text:p>
          </table:table-cell>
          <table:table-cell table:formula="of:=IF([.B11]=&quot;Spieltag&quot;;[.L10]+1;[.L10])" office:value-type="float" office:value="1">
            <text:p>1</text:p>
          </table:table-cell>
          <table:table-cell table:formula="of:=IF(AND([.K11]&gt;0;[.K11]&lt;&gt;[.K10]);[.A11];&quot;&quot;)">
            <text:p/>
          </table:table-cell>
          <table:table-cell table:formula="of:=IF([.O11]=1;VLOOKUP([.P11];[.K7:.M506];3;0);&quot;&quot;)">
            <text:p/>
          </table:table-cell>
          <table:table-cell table:formula="of:=IF([.A12]=&quot;So&quot;;1;[.O10]+1)" office:value-type="float" office:value="3">
            <text:p>3</text:p>
          </table:table-cell>
          <table:table-cell table:formula="of:=IF([.O11]=1;[.A11];IF([.O11]=2;[.A11];IF([.O11]=3;[.C11]&amp; &quot; &quot; &amp;[.D11]&amp;&quot; &quot;&amp;[.E11]&amp;&quot; &quot; &amp;[.F11];IF([.O11]=4;[.A11]&amp; &quot; &quot; &amp;[.B11]&amp;&quot; &quot;&amp;[.C11]&amp;&quot; &quot; &amp;[.D11]))))" office:value-type="string" office:string-value="SK 66/99 Solingen 1">
            <text:p>SK 66/99 Solingen 1</text:p>
          </table:table-cell>
          <table:table-cell table:formula="of:=IF([.O11]=1;[.A11];IF([.O11]=2;TEXT([.A12];&quot;TT.MM.JJ&quot;);IF([.O11]=3;[.C11]&amp; &quot; &quot; &amp;[.D11]&amp;&quot; &quot;&amp;[.E11]&amp;&quot; &quot; &amp;[.F11];IF([.O11]=4;[.A11]&amp; &quot; &quot; &amp;[.B11]&amp;&quot; &quot;&amp;[.C11]&amp;&quot; &quot; &amp;[.D11]))))" office:value-type="string" office:string-value="SK 66/99 Solingen 1">
            <text:p>SK 66/99 Solingen 1</text:p>
          </table:table-cell>
          <table:table-cell table:formula="of:=IF([.O11]=1;[.A11];IF([.O11]=2;TEXT([.B12];&quot;HH:MM&quot;);IF([.O11]=3;[.C11]&amp; &quot; &quot; &amp;[.D11]&amp;&quot; &quot;&amp;[.E11]&amp;&quot; &quot; &amp;[.F11];IF([.O11]=4;[.A11]&amp; &quot; &quot; &amp;[.B11]&amp;&quot; &quot;&amp;[.C11]&amp;&quot; &quot; &amp;[.D11]))))" office:value-type="string" office:string-value="SK 66/99 Solingen 1">
            <text:p>SK 66/99 Solingen 1</text:p>
          </table:table-cell>
          <table:table-cell/>
          <table:table-cell table:formula="of:=INDIRECT(&quot;R&quot;&amp;ROW([.T11])&amp;&quot;C&quot;&amp;COLUMN([.T11])+[.O11];&quot;0&quot;)" office:value-type="string" office:string-value="&quot;heim&quot;:&quot;SK 66/99 Solingen 1&quot;,">
            <text:p>"heim":"SK 66/99 Solingen 1",</text:p>
          </table:table-cell>
          <table:table-cell table:formula="of:=IF([.P11]&gt;1;&quot;,&quot;;&quot;&quot;)&amp;&quot;{ &quot;&quot;spielnr&quot;&quot;:&quot;&quot;&quot;&amp;[.P11]&amp;&quot;&quot;&quot;,&quot;&quot;spieltag&quot;&quot;:&quot;&quot;&quot;&amp;[.L11]&amp;&quot;&quot;&quot;,&quot;&quot;bahn&quot;&quot;:&quot;&quot;&quot;&amp;[.N11]&amp;&quot;&quot;&quot;,&quot;" office:value-type="string" office:string-value=",{ &quot;spielnr&quot;:&quot;SK 66/99 Solingen 1&quot;,&quot;spieltag&quot;:&quot;1&quot;,&quot;bahn&quot;:&quot;&quot;,">
            <text:p>,{ "spielnr":"SK 66/99 Solingen 1","spieltag":"1","bahn":"",</text:p>
          </table:table-cell>
          <table:table-cell table:formula="of:=&quot;&quot;&quot;datum&quot;&quot;:&quot;&quot;&quot;&amp;[.Q11]&amp;&quot;&quot;&quot;,&quot;&quot;uhrzeit&quot;&quot;:&quot;&quot;&quot;&amp;[.R11]&amp;&quot;&quot;&quot;,&quot;" office:value-type="string" office:string-value="&quot;datum&quot;:&quot;SK 66/99 Solingen 1&quot;,&quot;uhrzeit&quot;:&quot;SK 66/99 Solingen 1&quot;,">
            <text:p>"datum":"SK 66/99 Solingen 1","uhrzeit":"SK 66/99 Solingen 1",</text:p>
          </table:table-cell>
          <table:table-cell table:formula="of:=&quot;&quot;&quot;heim&quot;&quot;:&quot;&quot;&quot;&amp;[.P11]&amp;&quot;&quot;&quot;,&quot;" office:value-type="string" office:string-value="&quot;heim&quot;:&quot;SK 66/99 Solingen 1&quot;,">
            <text:p>"heim":"SK 66/99 Solingen 1",</text:p>
          </table:table-cell>
          <table:table-cell table:formula="of:=&quot;&quot;&quot;gast&quot;&quot;:&quot;&quot;&quot;&amp;[.P11]&amp;&quot;&quot;&quot;}&quot;" office:value-type="string" office:string-value="&quot;gast&quot;:&quot;SK 66/99 Solingen 1&quot;}">
            <text:p>"gast":"SK 66/99 Solingen 1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KSF</text:p>
          </table:table-cell>
          <table:table-cell office:value-type="float" office:value="32">
            <text:p>32</text:p>
          </table:table-cell>
          <table:table-cell office:value-type="string">
            <text:p>Duisburg</text:p>
          </table:table-cell>
          <table:table-cell office:value-type="float" office:value="1">
            <text:p>1</text:p>
          </table:table-cell>
          <table:table-cell table:number-columns-repeated="2"/>
          <table:table-cell table:number-columns-repeated="4"/>
          <table:table-cell table:formula="of:=IF(AND([.A12]=&quot;Bahn&quot;;[.K11]=-1);0;IF(AND([.A12]&lt;&gt;&quot;Bahn&quot;;[.K11]&lt;&gt;-1);[.K11]+1;[.K11]))" office:value-type="float" office:value="-1">
            <text:p>-1</text:p>
          </table:table-cell>
          <table:table-cell table:formula="of:=IF([.B12]=&quot;Spieltag&quot;;[.L11]+1;[.L11])" office:value-type="float" office:value="1">
            <text:p>1</text:p>
          </table:table-cell>
          <table:table-cell table:formula="of:=IF(AND([.K12]&gt;0;[.K12]&lt;&gt;[.K11]);[.A12];&quot;&quot;)">
            <text:p/>
          </table:table-cell>
          <table:table-cell table:formula="of:=IF([.O12]=1;VLOOKUP([.P12];[.K8:.M507];3;0);&quot;&quot;)">
            <text:p/>
          </table:table-cell>
          <table:table-cell table:formula="of:=IF([.A13]=&quot;So&quot;;1;[.O11]+1)" office:value-type="float" office:value="4">
            <text:p>4</text:p>
          </table:table-cell>
          <table:table-cell table:formula="of:=IF([.O12]=1;[.A12];IF([.O12]=2;[.A12];IF([.O12]=3;[.C12]&amp; &quot; &quot; &amp;[.D12]&amp;&quot; &quot;&amp;[.E12]&amp;&quot; &quot; &amp;[.F12];IF([.O12]=4;[.A12]&amp; &quot; &quot; &amp;[.B12]&amp;&quot; &quot;&amp;[.C12]&amp;&quot; &quot; &amp;[.D12]))))" office:value-type="string" office:string-value="KSF 32 Duisburg 1">
            <text:p>KSF 32 Duisburg 1</text:p>
          </table:table-cell>
          <table:table-cell table:formula="of:=IF([.O12]=1;[.A12];IF([.O12]=2;TEXT([.A13];&quot;TT.MM.JJ&quot;);IF([.O12]=3;[.C12]&amp; &quot; &quot; &amp;[.D12]&amp;&quot; &quot;&amp;[.E12]&amp;&quot; &quot; &amp;[.F12];IF([.O12]=4;[.A12]&amp; &quot; &quot; &amp;[.B12]&amp;&quot; &quot;&amp;[.C12]&amp;&quot; &quot; &amp;[.D12]))))" office:value-type="string" office:string-value="KSF 32 Duisburg 1">
            <text:p>KSF 32 Duisburg 1</text:p>
          </table:table-cell>
          <table:table-cell table:formula="of:=IF([.O12]=1;[.A12];IF([.O12]=2;TEXT([.B13];&quot;HH:MM&quot;);IF([.O12]=3;[.C12]&amp; &quot; &quot; &amp;[.D12]&amp;&quot; &quot;&amp;[.E12]&amp;&quot; &quot; &amp;[.F12];IF([.O12]=4;[.A12]&amp; &quot; &quot; &amp;[.B12]&amp;&quot; &quot;&amp;[.C12]&amp;&quot; &quot; &amp;[.D12]))))" office:value-type="string" office:string-value="KSF 32 Duisburg 1">
            <text:p>KSF 32 Duisburg 1</text:p>
          </table:table-cell>
          <table:table-cell/>
          <table:table-cell table:formula="of:=INDIRECT(&quot;R&quot;&amp;ROW([.T12])&amp;&quot;C&quot;&amp;COLUMN([.T12])+[.O12];&quot;0&quot;)" office:value-type="string" office:string-value="&quot;gast&quot;:&quot;KSF 32 Duisburg 1&quot;}">
            <text:p>"gast":"KSF 32 Duisburg 1"}</text:p>
          </table:table-cell>
          <table:table-cell table:formula="of:=IF([.P12]&gt;1;&quot;,&quot;;&quot;&quot;)&amp;&quot;{ &quot;&quot;spielnr&quot;&quot;:&quot;&quot;&quot;&amp;[.P12]&amp;&quot;&quot;&quot;,&quot;&quot;spieltag&quot;&quot;:&quot;&quot;&quot;&amp;[.L12]&amp;&quot;&quot;&quot;,&quot;&quot;bahn&quot;&quot;:&quot;&quot;&quot;&amp;[.N12]&amp;&quot;&quot;&quot;,&quot;" office:value-type="string" office:string-value=",{ &quot;spielnr&quot;:&quot;KSF 32 Duisburg 1&quot;,&quot;spieltag&quot;:&quot;1&quot;,&quot;bahn&quot;:&quot;&quot;,">
            <text:p>,{ "spielnr":"KSF 32 Duisburg 1","spieltag":"1","bahn":"",</text:p>
          </table:table-cell>
          <table:table-cell table:formula="of:=&quot;&quot;&quot;datum&quot;&quot;:&quot;&quot;&quot;&amp;[.Q12]&amp;&quot;&quot;&quot;,&quot;&quot;uhrzeit&quot;&quot;:&quot;&quot;&quot;&amp;[.R12]&amp;&quot;&quot;&quot;,&quot;" office:value-type="string" office:string-value="&quot;datum&quot;:&quot;KSF 32 Duisburg 1&quot;,&quot;uhrzeit&quot;:&quot;KSF 32 Duisburg 1&quot;,">
            <text:p>"datum":"KSF 32 Duisburg 1","uhrzeit":"KSF 32 Duisburg 1",</text:p>
          </table:table-cell>
          <table:table-cell table:formula="of:=&quot;&quot;&quot;heim&quot;&quot;:&quot;&quot;&quot;&amp;[.P12]&amp;&quot;&quot;&quot;,&quot;" office:value-type="string" office:string-value="&quot;heim&quot;:&quot;KSF 32 Duisburg 1&quot;,">
            <text:p>"heim":"KSF 32 Duisburg 1",</text:p>
          </table:table-cell>
          <table:table-cell table:formula="of:=&quot;&quot;&quot;gast&quot;&quot;:&quot;&quot;&quot;&amp;[.P12]&amp;&quot;&quot;&quot;}&quot;" office:value-type="string" office:string-value="&quot;gast&quot;:&quot;KSF 32 Duisburg 1&quot;}">
            <text:p>"gast":"KSF 32 Duisburg 1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number-columns-repeated="5"/>
          <table:table-cell table:number-columns-repeated="4"/>
          <table:table-cell table:formula="of:=IF(AND([.A13]=&quot;Bahn&quot;;[.K12]=-1);0;IF(AND([.A13]&lt;&gt;&quot;Bahn&quot;;[.K12]&lt;&gt;-1);[.K12]+1;[.K12]))" office:value-type="float" office:value="-1">
            <text:p>-1</text:p>
          </table:table-cell>
          <table:table-cell table:formula="of:=IF([.B13]=&quot;Spieltag&quot;;[.L12]+1;[.L12])" office:value-type="float" office:value="1">
            <text:p>1</text:p>
          </table:table-cell>
          <table:table-cell table:formula="of:=IF(AND([.K13]&gt;0;[.K13]&lt;&gt;[.K12]);[.A13];&quot;&quot;)">
            <text:p/>
          </table:table-cell>
          <table:table-cell table:formula="of:=IF([.O13]=1;VLOOKUP([.P13];[.K9:.M508];3;0);&quot;&quot;)" office:value-type="string" office:string-value="5-8">
            <text:p>5-8</text:p>
          </table:table-cell>
          <table:table-cell table:formula="of:=IF([.A14]=&quot;So&quot;;1;[.O12]+1)" office:value-type="float" office:value="1">
            <text:p>1</text:p>
          </table:table-cell>
          <table:table-cell table:formula="of:=IF([.O13]=1;[.A13];IF([.O13]=2;[.A13];IF([.O13]=3;[.C13]&amp; &quot; &quot; &amp;[.D13]&amp;&quot; &quot;&amp;[.E13]&amp;&quot; &quot; &amp;[.F13];IF([.O13]=4;[.A13]&amp; &quot; &quot; &amp;[.B13]&amp;&quot; &quot;&amp;[.C13]&amp;&quot; &quot; &amp;[.D13]))))" office:value-type="float" office:value="3">
            <text:p>3</text:p>
          </table:table-cell>
          <table:table-cell table:formula="of:=IF([.O13]=1;[.A13];IF([.O13]=2;TEXT([.A14];&quot;TT.MM.JJ&quot;);IF([.O13]=3;[.C13]&amp; &quot; &quot; &amp;[.D13]&amp;&quot; &quot;&amp;[.E13]&amp;&quot; &quot; &amp;[.F13];IF([.O13]=4;[.A13]&amp; &quot; &quot; &amp;[.B13]&amp;&quot; &quot;&amp;[.C13]&amp;&quot; &quot; &amp;[.D13]))))" office:value-type="float" office:value="3">
            <text:p>3</text:p>
          </table:table-cell>
          <table:table-cell table:formula="of:=IF([.O13]=1;[.A13];IF([.O13]=2;TEXT([.B14];&quot;HH:MM&quot;);IF([.O13]=3;[.C13]&amp; &quot; &quot; &amp;[.D13]&amp;&quot; &quot;&amp;[.E13]&amp;&quot; &quot; &amp;[.F13];IF([.O13]=4;[.A13]&amp; &quot; &quot; &amp;[.B13]&amp;&quot; &quot;&amp;[.C13]&amp;&quot; &quot; &amp;[.D13]))))" office:value-type="float" office:value="3">
            <text:p>3</text:p>
          </table:table-cell>
          <table:table-cell/>
          <table:table-cell table:formula="of:=INDIRECT(&quot;R&quot;&amp;ROW([.T13])&amp;&quot;C&quot;&amp;COLUMN([.T13])+[.O13];&quot;0&quot;)" office:value-type="string" office:string-value=",{ &quot;spielnr&quot;:&quot;3&quot;,&quot;spieltag&quot;:&quot;1&quot;,&quot;bahn&quot;:&quot;5-8&quot;,">
            <text:p>,{ "spielnr":"3","spieltag":"1","bahn":"5-8",</text:p>
          </table:table-cell>
          <table:table-cell table:formula="of:=IF([.P13]&gt;1;&quot;,&quot;;&quot;&quot;)&amp;&quot;{ &quot;&quot;spielnr&quot;&quot;:&quot;&quot;&quot;&amp;[.P13]&amp;&quot;&quot;&quot;,&quot;&quot;spieltag&quot;&quot;:&quot;&quot;&quot;&amp;[.L13]&amp;&quot;&quot;&quot;,&quot;&quot;bahn&quot;&quot;:&quot;&quot;&quot;&amp;[.N13]&amp;&quot;&quot;&quot;,&quot;" office:value-type="string" office:string-value=",{ &quot;spielnr&quot;:&quot;3&quot;,&quot;spieltag&quot;:&quot;1&quot;,&quot;bahn&quot;:&quot;5-8&quot;,">
            <text:p>,{ "spielnr":"3","spieltag":"1","bahn":"5-8",</text:p>
          </table:table-cell>
          <table:table-cell table:formula="of:=&quot;&quot;&quot;datum&quot;&quot;:&quot;&quot;&quot;&amp;[.Q13]&amp;&quot;&quot;&quot;,&quot;&quot;uhrzeit&quot;&quot;:&quot;&quot;&quot;&amp;[.R13]&amp;&quot;&quot;&quot;,&quot;" office:value-type="string" office:string-value="&quot;datum&quot;:&quot;3&quot;,&quot;uhrzeit&quot;:&quot;3&quot;,">
            <text:p>"datum":"3","uhrzeit":"3",</text:p>
          </table:table-cell>
          <table:table-cell table:formula="of:=&quot;&quot;&quot;heim&quot;&quot;:&quot;&quot;&quot;&amp;[.P13]&amp;&quot;&quot;&quot;,&quot;" office:value-type="string" office:string-value="&quot;heim&quot;:&quot;3&quot;,">
            <text:p>"heim":"3",</text:p>
          </table:table-cell>
          <table:table-cell table:formula="of:=&quot;&quot;&quot;gast&quot;&quot;:&quot;&quot;&quot;&amp;[.P13]&amp;&quot;&quot;&quot;}&quot;" office:value-type="string" office:string-value="&quot;gast&quot;:&quot;3&quot;}">
            <text:p>"gast":"3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So</text:p>
          </table:table-cell>
          <table:table-cell table:number-columns-repeated="5"/>
          <table:table-cell table:number-columns-repeated="4"/>
          <table:table-cell table:formula="of:=IF(AND([.A14]=&quot;Bahn&quot;;[.K13]=-1);0;IF(AND([.A14]&lt;&gt;&quot;Bahn&quot;;[.K13]&lt;&gt;-1);[.K13]+1;[.K13]))" office:value-type="float" office:value="-1">
            <text:p>-1</text:p>
          </table:table-cell>
          <table:table-cell table:formula="of:=IF([.B14]=&quot;Spieltag&quot;;[.L13]+1;[.L13])" office:value-type="float" office:value="1">
            <text:p>1</text:p>
          </table:table-cell>
          <table:table-cell table:formula="of:=IF(AND([.K14]&gt;0;[.K14]&lt;&gt;[.K13]);[.A14];&quot;&quot;)">
            <text:p/>
          </table:table-cell>
          <table:table-cell table:formula="of:=IF([.O14]=1;VLOOKUP([.P14];[.K10:.M509];3;0);&quot;&quot;)">
            <text:p/>
          </table:table-cell>
          <table:table-cell table:formula="of:=IF([.A15]=&quot;So&quot;;1;[.O13]+1)" office:value-type="float" office:value="2">
            <text:p>2</text:p>
          </table:table-cell>
          <table:table-cell table:formula="of:=IF([.O14]=1;[.A14];IF([.O14]=2;[.A14];IF([.O14]=3;[.C14]&amp; &quot; &quot; &amp;[.D14]&amp;&quot; &quot;&amp;[.E14]&amp;&quot; &quot; &amp;[.F14];IF([.O14]=4;[.A14]&amp; &quot; &quot; &amp;[.B14]&amp;&quot; &quot;&amp;[.C14]&amp;&quot; &quot; &amp;[.D14]))))" office:value-type="string" office:string-value="So">
            <text:p>So</text:p>
          </table:table-cell>
          <table:table-cell table:formula="of:=IF([.O14]=1;[.A14];IF([.O14]=2;TEXT([.A15];&quot;TT.MM.JJ&quot;);IF([.O14]=3;[.C14]&amp; &quot; &quot; &amp;[.D14]&amp;&quot; &quot;&amp;[.E14]&amp;&quot; &quot; &amp;[.F14];IF([.O14]=4;[.A14]&amp; &quot; &quot; &amp;[.B14]&amp;&quot; &quot;&amp;[.C14]&amp;&quot; &quot; &amp;[.D14]))))" office:value-type="string" office:string-value="09.09.12">
            <text:p>09.09.12</text:p>
          </table:table-cell>
          <table:table-cell table:formula="of:=IF([.O14]=1;[.A14];IF([.O14]=2;TEXT([.B15];&quot;HH:MM&quot;);IF([.O14]=3;[.C14]&amp; &quot; &quot; &amp;[.D14]&amp;&quot; &quot;&amp;[.E14]&amp;&quot; &quot; &amp;[.F14];IF([.O14]=4;[.A14]&amp; &quot; &quot; &amp;[.B14]&amp;&quot; &quot;&amp;[.C14]&amp;&quot; &quot; &amp;[.D14]))))" office:value-type="string" office:string-value="13:00">
            <text:p>13:00</text:p>
          </table:table-cell>
          <table:table-cell/>
          <table:table-cell table:formula="of:=INDIRECT(&quot;R&quot;&amp;ROW([.T14])&amp;&quot;C&quot;&amp;COLUMN([.T14])+[.O14];&quot;0&quot;)" office:value-type="string" office:string-value="&quot;datum&quot;:&quot;09.09.12&quot;,&quot;uhrzeit&quot;:&quot;13:00&quot;,">
            <text:p>"datum":"09.09.12","uhrzeit":"13:00",</text:p>
          </table:table-cell>
          <table:table-cell table:formula="of:=IF([.P14]&gt;1;&quot;,&quot;;&quot;&quot;)&amp;&quot;{ &quot;&quot;spielnr&quot;&quot;:&quot;&quot;&quot;&amp;[.P14]&amp;&quot;&quot;&quot;,&quot;&quot;spieltag&quot;&quot;:&quot;&quot;&quot;&amp;[.L14]&amp;&quot;&quot;&quot;,&quot;&quot;bahn&quot;&quot;:&quot;&quot;&quot;&amp;[.N14]&amp;&quot;&quot;&quot;,&quot;" office:value-type="string" office:string-value=",{ &quot;spielnr&quot;:&quot;So&quot;,&quot;spieltag&quot;:&quot;1&quot;,&quot;bahn&quot;:&quot;&quot;,">
            <text:p>,{ "spielnr":"So","spieltag":"1","bahn":"",</text:p>
          </table:table-cell>
          <table:table-cell table:formula="of:=&quot;&quot;&quot;datum&quot;&quot;:&quot;&quot;&quot;&amp;[.Q14]&amp;&quot;&quot;&quot;,&quot;&quot;uhrzeit&quot;&quot;:&quot;&quot;&quot;&amp;[.R14]&amp;&quot;&quot;&quot;,&quot;" office:value-type="string" office:string-value="&quot;datum&quot;:&quot;09.09.12&quot;,&quot;uhrzeit&quot;:&quot;13:00&quot;,">
            <text:p>"datum":"09.09.12","uhrzeit":"13:00",</text:p>
          </table:table-cell>
          <table:table-cell table:formula="of:=&quot;&quot;&quot;heim&quot;&quot;:&quot;&quot;&quot;&amp;[.P14]&amp;&quot;&quot;&quot;,&quot;" office:value-type="string" office:string-value="&quot;heim&quot;:&quot;So&quot;,">
            <text:p>"heim":"So",</text:p>
          </table:table-cell>
          <table:table-cell table:formula="of:=&quot;&quot;&quot;gast&quot;&quot;:&quot;&quot;&quot;&amp;[.P14]&amp;&quot;&quot;&quot;}&quot;" office:value-type="string" office:string-value="&quot;gast&quot;:&quot;So&quot;}">
            <text:p>"gast":"So"}</text:p>
          </table:table-cell>
          <table:table-cell office:value-type="string">
            <text:p><text:s/></text:p>
          </table:table-cell>
        </table:table-row>
        <table:table-row table:style-name="ro2">
          <table:table-cell table:style-name="ce1" office:value-type="date" office:date-value="2012-09-09">
            <text:p>09.09.12</text:p>
          </table:table-cell>
          <table:table-cell table:style-name="ce3" office:value-type="time" office:time-value="PT13H00M00S">
            <text:p>13:00:00</text:p>
          </table:table-cell>
          <table:table-cell office:value-type="string">
            <text:p>BW</text:p>
          </table:table-cell>
          <table:table-cell office:value-type="float" office:value="61">
            <text:p>61</text:p>
          </table:table-cell>
          <table:table-cell office:value-type="string">
            <text:p>Mülheim</text:p>
          </table:table-cell>
          <table:table-cell office:value-type="float" office:value="3">
            <text:p>3</text:p>
          </table:table-cell>
          <table:table-cell table:number-columns-repeated="4"/>
          <table:table-cell table:formula="of:=IF(AND([.A15]=&quot;Bahn&quot;;[.K14]=-1);0;IF(AND([.A15]&lt;&gt;&quot;Bahn&quot;;[.K14]&lt;&gt;-1);[.K14]+1;[.K14]))" office:value-type="float" office:value="-1">
            <text:p>-1</text:p>
          </table:table-cell>
          <table:table-cell table:formula="of:=IF([.B15]=&quot;Spieltag&quot;;[.L14]+1;[.L14])" office:value-type="float" office:value="1">
            <text:p>1</text:p>
          </table:table-cell>
          <table:table-cell table:formula="of:=IF(AND([.K15]&gt;0;[.K15]&lt;&gt;[.K14]);[.A15];&quot;&quot;)">
            <text:p/>
          </table:table-cell>
          <table:table-cell table:formula="of:=IF([.O15]=1;VLOOKUP([.P15];[.K11:.M510];3;0);&quot;&quot;)">
            <text:p/>
          </table:table-cell>
          <table:table-cell table:formula="of:=IF([.A16]=&quot;So&quot;;1;[.O14]+1)" office:value-type="float" office:value="3">
            <text:p>3</text:p>
          </table:table-cell>
          <table:table-cell table:formula="of:=IF([.O15]=1;[.A15];IF([.O15]=2;[.A15];IF([.O15]=3;[.C15]&amp; &quot; &quot; &amp;[.D15]&amp;&quot; &quot;&amp;[.E15]&amp;&quot; &quot; &amp;[.F15];IF([.O15]=4;[.A15]&amp; &quot; &quot; &amp;[.B15]&amp;&quot; &quot;&amp;[.C15]&amp;&quot; &quot; &amp;[.D15]))))" office:value-type="string" office:string-value="BW 61 Mülheim 3">
            <text:p>BW 61 Mülheim 3</text:p>
          </table:table-cell>
          <table:table-cell table:formula="of:=IF([.O15]=1;[.A15];IF([.O15]=2;TEXT([.A16];&quot;TT.MM.JJ&quot;);IF([.O15]=3;[.C15]&amp; &quot; &quot; &amp;[.D15]&amp;&quot; &quot;&amp;[.E15]&amp;&quot; &quot; &amp;[.F15];IF([.O15]=4;[.A15]&amp; &quot; &quot; &amp;[.B15]&amp;&quot; &quot;&amp;[.C15]&amp;&quot; &quot; &amp;[.D15]))))" office:value-type="string" office:string-value="BW 61 Mülheim 3">
            <text:p>BW 61 Mülheim 3</text:p>
          </table:table-cell>
          <table:table-cell table:formula="of:=IF([.O15]=1;[.A15];IF([.O15]=2;TEXT([.B16];&quot;HH:MM&quot;);IF([.O15]=3;[.C15]&amp; &quot; &quot; &amp;[.D15]&amp;&quot; &quot;&amp;[.E15]&amp;&quot; &quot; &amp;[.F15];IF([.O15]=4;[.A15]&amp; &quot; &quot; &amp;[.B15]&amp;&quot; &quot;&amp;[.C15]&amp;&quot; &quot; &amp;[.D15]))))" office:value-type="string" office:string-value="BW 61 Mülheim 3">
            <text:p>BW 61 Mülheim 3</text:p>
          </table:table-cell>
          <table:table-cell/>
          <table:table-cell table:formula="of:=INDIRECT(&quot;R&quot;&amp;ROW([.T15])&amp;&quot;C&quot;&amp;COLUMN([.T15])+[.O15];&quot;0&quot;)" office:value-type="string" office:string-value="&quot;heim&quot;:&quot;BW 61 Mülheim 3&quot;,">
            <text:p>"heim":"BW 61 Mülheim 3",</text:p>
          </table:table-cell>
          <table:table-cell table:formula="of:=IF([.P15]&gt;1;&quot;,&quot;;&quot;&quot;)&amp;&quot;{ &quot;&quot;spielnr&quot;&quot;:&quot;&quot;&quot;&amp;[.P15]&amp;&quot;&quot;&quot;,&quot;&quot;spieltag&quot;&quot;:&quot;&quot;&quot;&amp;[.L15]&amp;&quot;&quot;&quot;,&quot;&quot;bahn&quot;&quot;:&quot;&quot;&quot;&amp;[.N15]&amp;&quot;&quot;&quot;,&quot;" office:value-type="string" office:string-value=",{ &quot;spielnr&quot;:&quot;BW 61 Mülheim 3&quot;,&quot;spieltag&quot;:&quot;1&quot;,&quot;bahn&quot;:&quot;&quot;,">
            <text:p>,{ "spielnr":"BW 61 Mülheim 3","spieltag":"1","bahn":"",</text:p>
          </table:table-cell>
          <table:table-cell table:formula="of:=&quot;&quot;&quot;datum&quot;&quot;:&quot;&quot;&quot;&amp;[.Q15]&amp;&quot;&quot;&quot;,&quot;&quot;uhrzeit&quot;&quot;:&quot;&quot;&quot;&amp;[.R15]&amp;&quot;&quot;&quot;,&quot;" office:value-type="string" office:string-value="&quot;datum&quot;:&quot;BW 61 Mülheim 3&quot;,&quot;uhrzeit&quot;:&quot;BW 61 Mülheim 3&quot;,">
            <text:p>"datum":"BW 61 Mülheim 3","uhrzeit":"BW 61 Mülheim 3",</text:p>
          </table:table-cell>
          <table:table-cell table:formula="of:=&quot;&quot;&quot;heim&quot;&quot;:&quot;&quot;&quot;&amp;[.P15]&amp;&quot;&quot;&quot;,&quot;" office:value-type="string" office:string-value="&quot;heim&quot;:&quot;BW 61 Mülheim 3&quot;,">
            <text:p>"heim":"BW 61 Mülheim 3",</text:p>
          </table:table-cell>
          <table:table-cell table:formula="of:=&quot;&quot;&quot;gast&quot;&quot;:&quot;&quot;&quot;&amp;[.P15]&amp;&quot;&quot;&quot;}&quot;" office:value-type="string" office:string-value="&quot;gast&quot;:&quot;BW 61 Mülheim 3&quot;}">
            <text:p>"gast":"BW 61 Mülheim 3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SKV</text:p>
          </table:table-cell>
          <table:table-cell office:value-type="string">
            <text:p>Rees</text:p>
          </table:table-cell>
          <table:table-cell office:value-type="float" office:value="3">
            <text:p>3</text:p>
          </table:table-cell>
          <table:table-cell table:number-columns-repeated="3"/>
          <table:table-cell table:number-columns-repeated="4"/>
          <table:table-cell table:formula="of:=IF(AND([.A16]=&quot;Bahn&quot;;[.K15]=-1);0;IF(AND([.A16]&lt;&gt;&quot;Bahn&quot;;[.K15]&lt;&gt;-1);[.K15]+1;[.K15]))" office:value-type="float" office:value="-1">
            <text:p>-1</text:p>
          </table:table-cell>
          <table:table-cell table:formula="of:=IF([.B16]=&quot;Spieltag&quot;;[.L15]+1;[.L15])" office:value-type="float" office:value="1">
            <text:p>1</text:p>
          </table:table-cell>
          <table:table-cell table:formula="of:=IF(AND([.K16]&gt;0;[.K16]&lt;&gt;[.K15]);[.A16];&quot;&quot;)">
            <text:p/>
          </table:table-cell>
          <table:table-cell table:formula="of:=IF([.O16]=1;VLOOKUP([.P16];[.K12:.M511];3;0);&quot;&quot;)">
            <text:p/>
          </table:table-cell>
          <table:table-cell table:formula="of:=IF([.A17]=&quot;So&quot;;1;[.O15]+1)" office:value-type="float" office:value="4">
            <text:p>4</text:p>
          </table:table-cell>
          <table:table-cell table:formula="of:=IF([.O16]=1;[.A16];IF([.O16]=2;[.A16];IF([.O16]=3;[.C16]&amp; &quot; &quot; &amp;[.D16]&amp;&quot; &quot;&amp;[.E16]&amp;&quot; &quot; &amp;[.F16];IF([.O16]=4;[.A16]&amp; &quot; &quot; &amp;[.B16]&amp;&quot; &quot;&amp;[.C16]&amp;&quot; &quot; &amp;[.D16]))))" office:value-type="string" office:string-value="SKV Rees 3 ">
            <text:p>SKV Rees 3 </text:p>
          </table:table-cell>
          <table:table-cell table:formula="of:=IF([.O16]=1;[.A16];IF([.O16]=2;TEXT([.A17];&quot;TT.MM.JJ&quot;);IF([.O16]=3;[.C16]&amp; &quot; &quot; &amp;[.D16]&amp;&quot; &quot;&amp;[.E16]&amp;&quot; &quot; &amp;[.F16];IF([.O16]=4;[.A16]&amp; &quot; &quot; &amp;[.B16]&amp;&quot; &quot;&amp;[.C16]&amp;&quot; &quot; &amp;[.D16]))))" office:value-type="string" office:string-value="SKV Rees 3 ">
            <text:p>SKV Rees 3 </text:p>
          </table:table-cell>
          <table:table-cell table:formula="of:=IF([.O16]=1;[.A16];IF([.O16]=2;TEXT([.B17];&quot;HH:MM&quot;);IF([.O16]=3;[.C16]&amp; &quot; &quot; &amp;[.D16]&amp;&quot; &quot;&amp;[.E16]&amp;&quot; &quot; &amp;[.F16];IF([.O16]=4;[.A16]&amp; &quot; &quot; &amp;[.B16]&amp;&quot; &quot;&amp;[.C16]&amp;&quot; &quot; &amp;[.D16]))))" office:value-type="string" office:string-value="SKV Rees 3 ">
            <text:p>SKV Rees 3 </text:p>
          </table:table-cell>
          <table:table-cell/>
          <table:table-cell table:formula="of:=INDIRECT(&quot;R&quot;&amp;ROW([.T16])&amp;&quot;C&quot;&amp;COLUMN([.T16])+[.O16];&quot;0&quot;)" office:value-type="string" office:string-value="&quot;gast&quot;:&quot;SKV Rees 3 &quot;}">
            <text:p>"gast":"SKV Rees 3 "}</text:p>
          </table:table-cell>
          <table:table-cell table:formula="of:=IF([.P16]&gt;1;&quot;,&quot;;&quot;&quot;)&amp;&quot;{ &quot;&quot;spielnr&quot;&quot;:&quot;&quot;&quot;&amp;[.P16]&amp;&quot;&quot;&quot;,&quot;&quot;spieltag&quot;&quot;:&quot;&quot;&quot;&amp;[.L16]&amp;&quot;&quot;&quot;,&quot;&quot;bahn&quot;&quot;:&quot;&quot;&quot;&amp;[.N16]&amp;&quot;&quot;&quot;,&quot;" office:value-type="string" office:string-value=",{ &quot;spielnr&quot;:&quot;SKV Rees 3 &quot;,&quot;spieltag&quot;:&quot;1&quot;,&quot;bahn&quot;:&quot;&quot;,">
            <text:p>,{ "spielnr":"SKV Rees 3 ","spieltag":"1","bahn":"",</text:p>
          </table:table-cell>
          <table:table-cell table:formula="of:=&quot;&quot;&quot;datum&quot;&quot;:&quot;&quot;&quot;&amp;[.Q16]&amp;&quot;&quot;&quot;,&quot;&quot;uhrzeit&quot;&quot;:&quot;&quot;&quot;&amp;[.R16]&amp;&quot;&quot;&quot;,&quot;" office:value-type="string" office:string-value="&quot;datum&quot;:&quot;SKV Rees 3 &quot;,&quot;uhrzeit&quot;:&quot;SKV Rees 3 &quot;,">
            <text:p>"datum":"SKV Rees 3 ","uhrzeit":"SKV Rees 3 ",</text:p>
          </table:table-cell>
          <table:table-cell table:formula="of:=&quot;&quot;&quot;heim&quot;&quot;:&quot;&quot;&quot;&amp;[.P16]&amp;&quot;&quot;&quot;,&quot;" office:value-type="string" office:string-value="&quot;heim&quot;:&quot;SKV Rees 3 &quot;,">
            <text:p>"heim":"SKV Rees 3 ",</text:p>
          </table:table-cell>
          <table:table-cell table:formula="of:=&quot;&quot;&quot;gast&quot;&quot;:&quot;&quot;&quot;&amp;[.P16]&amp;&quot;&quot;&quot;}&quot;" office:value-type="string" office:string-value="&quot;gast&quot;:&quot;SKV Rees 3 &quot;}">
            <text:p>"gast":"SKV Rees 3 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number-columns-repeated="5"/>
          <table:table-cell table:number-columns-repeated="4"/>
          <table:table-cell table:formula="of:=IF(AND([.A17]=&quot;Bahn&quot;;[.K16]=-1);0;IF(AND([.A17]&lt;&gt;&quot;Bahn&quot;;[.K16]&lt;&gt;-1);[.K16]+1;[.K16]))" office:value-type="float" office:value="-1">
            <text:p>-1</text:p>
          </table:table-cell>
          <table:table-cell table:formula="of:=IF([.B17]=&quot;Spieltag&quot;;[.L16]+1;[.L16])" office:value-type="float" office:value="1">
            <text:p>1</text:p>
          </table:table-cell>
          <table:table-cell table:formula="of:=IF(AND([.K17]&gt;0;[.K17]&lt;&gt;[.K16]);[.A17];&quot;&quot;)">
            <text:p/>
          </table:table-cell>
          <table:table-cell table:formula="of:=IF([.O17]=1;VLOOKUP([.P17];[.K13:.M512];3;0);&quot;&quot;)" office:value-type="string" office:string-value="1-4">
            <text:p>1-4</text:p>
          </table:table-cell>
          <table:table-cell table:formula="of:=IF([.A18]=&quot;So&quot;;1;[.O16]+1)" office:value-type="float" office:value="1">
            <text:p>1</text:p>
          </table:table-cell>
          <table:table-cell table:formula="of:=IF([.O17]=1;[.A17];IF([.O17]=2;[.A17];IF([.O17]=3;[.C17]&amp; &quot; &quot; &amp;[.D17]&amp;&quot; &quot;&amp;[.E17]&amp;&quot; &quot; &amp;[.F17];IF([.O17]=4;[.A17]&amp; &quot; &quot; &amp;[.B17]&amp;&quot; &quot;&amp;[.C17]&amp;&quot; &quot; &amp;[.D17]))))" office:value-type="float" office:value="4">
            <text:p>4</text:p>
          </table:table-cell>
          <table:table-cell table:formula="of:=IF([.O17]=1;[.A17];IF([.O17]=2;TEXT([.A18];&quot;TT.MM.JJ&quot;);IF([.O17]=3;[.C17]&amp; &quot; &quot; &amp;[.D17]&amp;&quot; &quot;&amp;[.E17]&amp;&quot; &quot; &amp;[.F17];IF([.O17]=4;[.A17]&amp; &quot; &quot; &amp;[.B17]&amp;&quot; &quot;&amp;[.C17]&amp;&quot; &quot; &amp;[.D17]))))" office:value-type="float" office:value="4">
            <text:p>4</text:p>
          </table:table-cell>
          <table:table-cell table:formula="of:=IF([.O17]=1;[.A17];IF([.O17]=2;TEXT([.B18];&quot;HH:MM&quot;);IF([.O17]=3;[.C17]&amp; &quot; &quot; &amp;[.D17]&amp;&quot; &quot;&amp;[.E17]&amp;&quot; &quot; &amp;[.F17];IF([.O17]=4;[.A17]&amp; &quot; &quot; &amp;[.B17]&amp;&quot; &quot;&amp;[.C17]&amp;&quot; &quot; &amp;[.D17]))))" office:value-type="float" office:value="4">
            <text:p>4</text:p>
          </table:table-cell>
          <table:table-cell/>
          <table:table-cell table:formula="of:=INDIRECT(&quot;R&quot;&amp;ROW([.T17])&amp;&quot;C&quot;&amp;COLUMN([.T17])+[.O17];&quot;0&quot;)" office:value-type="string" office:string-value=",{ &quot;spielnr&quot;:&quot;4&quot;,&quot;spieltag&quot;:&quot;1&quot;,&quot;bahn&quot;:&quot;1-4&quot;,">
            <text:p>,{ "spielnr":"4","spieltag":"1","bahn":"1-4",</text:p>
          </table:table-cell>
          <table:table-cell table:formula="of:=IF([.P17]&gt;1;&quot;,&quot;;&quot;&quot;)&amp;&quot;{ &quot;&quot;spielnr&quot;&quot;:&quot;&quot;&quot;&amp;[.P17]&amp;&quot;&quot;&quot;,&quot;&quot;spieltag&quot;&quot;:&quot;&quot;&quot;&amp;[.L17]&amp;&quot;&quot;&quot;,&quot;&quot;bahn&quot;&quot;:&quot;&quot;&quot;&amp;[.N17]&amp;&quot;&quot;&quot;,&quot;" office:value-type="string" office:string-value=",{ &quot;spielnr&quot;:&quot;4&quot;,&quot;spieltag&quot;:&quot;1&quot;,&quot;bahn&quot;:&quot;1-4&quot;,">
            <text:p>,{ "spielnr":"4","spieltag":"1","bahn":"1-4",</text:p>
          </table:table-cell>
          <table:table-cell table:formula="of:=&quot;&quot;&quot;datum&quot;&quot;:&quot;&quot;&quot;&amp;[.Q17]&amp;&quot;&quot;&quot;,&quot;&quot;uhrzeit&quot;&quot;:&quot;&quot;&quot;&amp;[.R17]&amp;&quot;&quot;&quot;,&quot;" office:value-type="string" office:string-value="&quot;datum&quot;:&quot;4&quot;,&quot;uhrzeit&quot;:&quot;4&quot;,">
            <text:p>"datum":"4","uhrzeit":"4",</text:p>
          </table:table-cell>
          <table:table-cell table:formula="of:=&quot;&quot;&quot;heim&quot;&quot;:&quot;&quot;&quot;&amp;[.P17]&amp;&quot;&quot;&quot;,&quot;" office:value-type="string" office:string-value="&quot;heim&quot;:&quot;4&quot;,">
            <text:p>"heim":"4",</text:p>
          </table:table-cell>
          <table:table-cell table:formula="of:=&quot;&quot;&quot;gast&quot;&quot;:&quot;&quot;&quot;&amp;[.P17]&amp;&quot;&quot;&quot;}&quot;" office:value-type="string" office:string-value="&quot;gast&quot;:&quot;4&quot;}">
            <text:p>"gast":"4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So</text:p>
          </table:table-cell>
          <table:table-cell table:number-columns-repeated="5"/>
          <table:table-cell table:number-columns-repeated="4"/>
          <table:table-cell table:formula="of:=IF(AND([.A18]=&quot;Bahn&quot;;[.K17]=-1);0;IF(AND([.A18]&lt;&gt;&quot;Bahn&quot;;[.K17]&lt;&gt;-1);[.K17]+1;[.K17]))" office:value-type="float" office:value="-1">
            <text:p>-1</text:p>
          </table:table-cell>
          <table:table-cell table:formula="of:=IF([.B18]=&quot;Spieltag&quot;;[.L17]+1;[.L17])" office:value-type="float" office:value="1">
            <text:p>1</text:p>
          </table:table-cell>
          <table:table-cell table:formula="of:=IF(AND([.K18]&gt;0;[.K18]&lt;&gt;[.K17]);[.A18];&quot;&quot;)">
            <text:p/>
          </table:table-cell>
          <table:table-cell table:formula="of:=IF([.O18]=1;VLOOKUP([.P18];[.K14:.M513];3;0);&quot;&quot;)">
            <text:p/>
          </table:table-cell>
          <table:table-cell table:formula="of:=IF([.A19]=&quot;So&quot;;1;[.O17]+1)" office:value-type="float" office:value="2">
            <text:p>2</text:p>
          </table:table-cell>
          <table:table-cell table:formula="of:=IF([.O18]=1;[.A18];IF([.O18]=2;[.A18];IF([.O18]=3;[.C18]&amp; &quot; &quot; &amp;[.D18]&amp;&quot; &quot;&amp;[.E18]&amp;&quot; &quot; &amp;[.F18];IF([.O18]=4;[.A18]&amp; &quot; &quot; &amp;[.B18]&amp;&quot; &quot;&amp;[.C18]&amp;&quot; &quot; &amp;[.D18]))))" office:value-type="string" office:string-value="So">
            <text:p>So</text:p>
          </table:table-cell>
          <table:table-cell table:formula="of:=IF([.O18]=1;[.A18];IF([.O18]=2;TEXT([.A19];&quot;TT.MM.JJ&quot;);IF([.O18]=3;[.C18]&amp; &quot; &quot; &amp;[.D18]&amp;&quot; &quot;&amp;[.E18]&amp;&quot; &quot; &amp;[.F18];IF([.O18]=4;[.A18]&amp; &quot; &quot; &amp;[.B18]&amp;&quot; &quot;&amp;[.C18]&amp;&quot; &quot; &amp;[.D18]))))" office:value-type="string" office:string-value="09.09.12">
            <text:p>09.09.12</text:p>
          </table:table-cell>
          <table:table-cell table:formula="of:=IF([.O18]=1;[.A18];IF([.O18]=2;TEXT([.B19];&quot;HH:MM&quot;);IF([.O18]=3;[.C18]&amp; &quot; &quot; &amp;[.D18]&amp;&quot; &quot;&amp;[.E18]&amp;&quot; &quot; &amp;[.F18];IF([.O18]=4;[.A18]&amp; &quot; &quot; &amp;[.B18]&amp;&quot; &quot;&amp;[.C18]&amp;&quot; &quot; &amp;[.D18]))))" office:value-type="string" office:string-value="10:00">
            <text:p>10:00</text:p>
          </table:table-cell>
          <table:table-cell/>
          <table:table-cell table:formula="of:=INDIRECT(&quot;R&quot;&amp;ROW([.T18])&amp;&quot;C&quot;&amp;COLUMN([.T18])+[.O18];&quot;0&quot;)" office:value-type="string" office:string-value="&quot;datum&quot;:&quot;09.09.12&quot;,&quot;uhrzeit&quot;:&quot;10:00&quot;,">
            <text:p>"datum":"09.09.12","uhrzeit":"10:00",</text:p>
          </table:table-cell>
          <table:table-cell table:formula="of:=IF([.P18]&gt;1;&quot;,&quot;;&quot;&quot;)&amp;&quot;{ &quot;&quot;spielnr&quot;&quot;:&quot;&quot;&quot;&amp;[.P18]&amp;&quot;&quot;&quot;,&quot;&quot;spieltag&quot;&quot;:&quot;&quot;&quot;&amp;[.L18]&amp;&quot;&quot;&quot;,&quot;&quot;bahn&quot;&quot;:&quot;&quot;&quot;&amp;[.N18]&amp;&quot;&quot;&quot;,&quot;" office:value-type="string" office:string-value=",{ &quot;spielnr&quot;:&quot;So&quot;,&quot;spieltag&quot;:&quot;1&quot;,&quot;bahn&quot;:&quot;&quot;,">
            <text:p>,{ "spielnr":"So","spieltag":"1","bahn":"",</text:p>
          </table:table-cell>
          <table:table-cell table:formula="of:=&quot;&quot;&quot;datum&quot;&quot;:&quot;&quot;&quot;&amp;[.Q18]&amp;&quot;&quot;&quot;,&quot;&quot;uhrzeit&quot;&quot;:&quot;&quot;&quot;&amp;[.R18]&amp;&quot;&quot;&quot;,&quot;" office:value-type="string" office:string-value="&quot;datum&quot;:&quot;09.09.12&quot;,&quot;uhrzeit&quot;:&quot;10:00&quot;,">
            <text:p>"datum":"09.09.12","uhrzeit":"10:00",</text:p>
          </table:table-cell>
          <table:table-cell table:formula="of:=&quot;&quot;&quot;heim&quot;&quot;:&quot;&quot;&quot;&amp;[.P18]&amp;&quot;&quot;&quot;,&quot;" office:value-type="string" office:string-value="&quot;heim&quot;:&quot;So&quot;,">
            <text:p>"heim":"So",</text:p>
          </table:table-cell>
          <table:table-cell table:formula="of:=&quot;&quot;&quot;gast&quot;&quot;:&quot;&quot;&quot;&amp;[.P18]&amp;&quot;&quot;&quot;}&quot;" office:value-type="string" office:string-value="&quot;gast&quot;:&quot;So&quot;}">
            <text:p>"gast":"So"}</text:p>
          </table:table-cell>
          <table:table-cell office:value-type="string">
            <text:p><text:s/></text:p>
          </table:table-cell>
        </table:table-row>
        <table:table-row table:style-name="ro2">
          <table:table-cell table:style-name="ce1" office:value-type="date" office:date-value="2012-09-09">
            <text:p>09.09.12</text:p>
          </table:table-cell>
          <table:table-cell table:style-name="ce3" office:value-type="time" office:time-value="PT10H00M00S">
            <text:p>10:00:00</text:p>
          </table:table-cell>
          <table:table-cell office:value-type="string">
            <text:p>SKC</text:p>
          </table:table-cell>
          <table:table-cell office:value-type="string">
            <text:p>Kapellen</text:p>
          </table:table-cell>
          <table:table-cell office:value-type="float" office:value="1">
            <text:p>1</text:p>
          </table:table-cell>
          <table:table-cell/>
          <table:table-cell table:number-columns-repeated="4"/>
          <table:table-cell table:formula="of:=IF(AND([.A19]=&quot;Bahn&quot;;[.K18]=-1);0;IF(AND([.A19]&lt;&gt;&quot;Bahn&quot;;[.K18]&lt;&gt;-1);[.K18]+1;[.K18]))" office:value-type="float" office:value="-1">
            <text:p>-1</text:p>
          </table:table-cell>
          <table:table-cell table:formula="of:=IF([.B19]=&quot;Spieltag&quot;;[.L18]+1;[.L18])" office:value-type="float" office:value="1">
            <text:p>1</text:p>
          </table:table-cell>
          <table:table-cell table:formula="of:=IF(AND([.K19]&gt;0;[.K19]&lt;&gt;[.K18]);[.A19];&quot;&quot;)">
            <text:p/>
          </table:table-cell>
          <table:table-cell table:formula="of:=IF([.O19]=1;VLOOKUP([.P19];[.K15:.M514];3;0);&quot;&quot;)">
            <text:p/>
          </table:table-cell>
          <table:table-cell table:formula="of:=IF([.A20]=&quot;So&quot;;1;[.O18]+1)" office:value-type="float" office:value="3">
            <text:p>3</text:p>
          </table:table-cell>
          <table:table-cell table:formula="of:=IF([.O19]=1;[.A19];IF([.O19]=2;[.A19];IF([.O19]=3;[.C19]&amp; &quot; &quot; &amp;[.D19]&amp;&quot; &quot;&amp;[.E19]&amp;&quot; &quot; &amp;[.F19];IF([.O19]=4;[.A19]&amp; &quot; &quot; &amp;[.B19]&amp;&quot; &quot;&amp;[.C19]&amp;&quot; &quot; &amp;[.D19]))))" office:value-type="string" office:string-value="SKC Kapellen 1 ">
            <text:p>SKC Kapellen 1 </text:p>
          </table:table-cell>
          <table:table-cell table:formula="of:=IF([.O19]=1;[.A19];IF([.O19]=2;TEXT([.A20];&quot;TT.MM.JJ&quot;);IF([.O19]=3;[.C19]&amp; &quot; &quot; &amp;[.D19]&amp;&quot; &quot;&amp;[.E19]&amp;&quot; &quot; &amp;[.F19];IF([.O19]=4;[.A19]&amp; &quot; &quot; &amp;[.B19]&amp;&quot; &quot;&amp;[.C19]&amp;&quot; &quot; &amp;[.D19]))))" office:value-type="string" office:string-value="SKC Kapellen 1 ">
            <text:p>SKC Kapellen 1 </text:p>
          </table:table-cell>
          <table:table-cell table:formula="of:=IF([.O19]=1;[.A19];IF([.O19]=2;TEXT([.B20];&quot;HH:MM&quot;);IF([.O19]=3;[.C19]&amp; &quot; &quot; &amp;[.D19]&amp;&quot; &quot;&amp;[.E19]&amp;&quot; &quot; &amp;[.F19];IF([.O19]=4;[.A19]&amp; &quot; &quot; &amp;[.B19]&amp;&quot; &quot;&amp;[.C19]&amp;&quot; &quot; &amp;[.D19]))))" office:value-type="string" office:string-value="SKC Kapellen 1 ">
            <text:p>SKC Kapellen 1 </text:p>
          </table:table-cell>
          <table:table-cell/>
          <table:table-cell table:formula="of:=INDIRECT(&quot;R&quot;&amp;ROW([.T19])&amp;&quot;C&quot;&amp;COLUMN([.T19])+[.O19];&quot;0&quot;)" office:value-type="string" office:string-value="&quot;heim&quot;:&quot;SKC Kapellen 1 &quot;,">
            <text:p>"heim":"SKC Kapellen 1 ",</text:p>
          </table:table-cell>
          <table:table-cell table:formula="of:=IF([.P19]&gt;1;&quot;,&quot;;&quot;&quot;)&amp;&quot;{ &quot;&quot;spielnr&quot;&quot;:&quot;&quot;&quot;&amp;[.P19]&amp;&quot;&quot;&quot;,&quot;&quot;spieltag&quot;&quot;:&quot;&quot;&quot;&amp;[.L19]&amp;&quot;&quot;&quot;,&quot;&quot;bahn&quot;&quot;:&quot;&quot;&quot;&amp;[.N19]&amp;&quot;&quot;&quot;,&quot;" office:value-type="string" office:string-value=",{ &quot;spielnr&quot;:&quot;SKC Kapellen 1 &quot;,&quot;spieltag&quot;:&quot;1&quot;,&quot;bahn&quot;:&quot;&quot;,">
            <text:p>,{ "spielnr":"SKC Kapellen 1 ","spieltag":"1","bahn":"",</text:p>
          </table:table-cell>
          <table:table-cell table:formula="of:=&quot;&quot;&quot;datum&quot;&quot;:&quot;&quot;&quot;&amp;[.Q19]&amp;&quot;&quot;&quot;,&quot;&quot;uhrzeit&quot;&quot;:&quot;&quot;&quot;&amp;[.R19]&amp;&quot;&quot;&quot;,&quot;" office:value-type="string" office:string-value="&quot;datum&quot;:&quot;SKC Kapellen 1 &quot;,&quot;uhrzeit&quot;:&quot;SKC Kapellen 1 &quot;,">
            <text:p>"datum":"SKC Kapellen 1 ","uhrzeit":"SKC Kapellen 1 ",</text:p>
          </table:table-cell>
          <table:table-cell table:formula="of:=&quot;&quot;&quot;heim&quot;&quot;:&quot;&quot;&quot;&amp;[.P19]&amp;&quot;&quot;&quot;,&quot;" office:value-type="string" office:string-value="&quot;heim&quot;:&quot;SKC Kapellen 1 &quot;,">
            <text:p>"heim":"SKC Kapellen 1 ",</text:p>
          </table:table-cell>
          <table:table-cell table:formula="of:=&quot;&quot;&quot;gast&quot;&quot;:&quot;&quot;&quot;&amp;[.P19]&amp;&quot;&quot;&quot;}&quot;" office:value-type="string" office:string-value="&quot;gast&quot;:&quot;SKC Kapellen 1 &quot;}">
            <text:p>"gast":"SKC Kapellen 1 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SK</text:p>
          </table:table-cell>
          <table:table-cell office:value-type="string">
            <text:p>Dinslaken</text:p>
          </table:table-cell>
          <table:table-cell office:value-type="float" office:value="3">
            <text:p>3</text:p>
          </table:table-cell>
          <table:table-cell table:number-columns-repeated="3"/>
          <table:table-cell table:number-columns-repeated="4"/>
          <table:table-cell table:formula="of:=IF(AND([.A20]=&quot;Bahn&quot;;[.K19]=-1);0;IF(AND([.A20]&lt;&gt;&quot;Bahn&quot;;[.K19]&lt;&gt;-1);[.K19]+1;[.K19]))" office:value-type="float" office:value="-1">
            <text:p>-1</text:p>
          </table:table-cell>
          <table:table-cell table:formula="of:=IF([.B20]=&quot;Spieltag&quot;;[.L19]+1;[.L19])" office:value-type="float" office:value="1">
            <text:p>1</text:p>
          </table:table-cell>
          <table:table-cell table:formula="of:=IF(AND([.K20]&gt;0;[.K20]&lt;&gt;[.K19]);[.A20];&quot;&quot;)">
            <text:p/>
          </table:table-cell>
          <table:table-cell table:formula="of:=IF([.O20]=1;VLOOKUP([.P20];[.K16:.M515];3;0);&quot;&quot;)">
            <text:p/>
          </table:table-cell>
          <table:table-cell table:formula="of:=IF([.A21]=&quot;So&quot;;1;[.O19]+1)" office:value-type="float" office:value="4">
            <text:p>4</text:p>
          </table:table-cell>
          <table:table-cell table:formula="of:=IF([.O20]=1;[.A20];IF([.O20]=2;[.A20];IF([.O20]=3;[.C20]&amp; &quot; &quot; &amp;[.D20]&amp;&quot; &quot;&amp;[.E20]&amp;&quot; &quot; &amp;[.F20];IF([.O20]=4;[.A20]&amp; &quot; &quot; &amp;[.B20]&amp;&quot; &quot;&amp;[.C20]&amp;&quot; &quot; &amp;[.D20]))))" office:value-type="string" office:string-value="SK Dinslaken 3 ">
            <text:p>SK Dinslaken 3 </text:p>
          </table:table-cell>
          <table:table-cell table:formula="of:=IF([.O20]=1;[.A20];IF([.O20]=2;TEXT([.A21];&quot;TT.MM.JJ&quot;);IF([.O20]=3;[.C20]&amp; &quot; &quot; &amp;[.D20]&amp;&quot; &quot;&amp;[.E20]&amp;&quot; &quot; &amp;[.F20];IF([.O20]=4;[.A20]&amp; &quot; &quot; &amp;[.B20]&amp;&quot; &quot;&amp;[.C20]&amp;&quot; &quot; &amp;[.D20]))))" office:value-type="string" office:string-value="SK Dinslaken 3 ">
            <text:p>SK Dinslaken 3 </text:p>
          </table:table-cell>
          <table:table-cell table:formula="of:=IF([.O20]=1;[.A20];IF([.O20]=2;TEXT([.B21];&quot;HH:MM&quot;);IF([.O20]=3;[.C20]&amp; &quot; &quot; &amp;[.D20]&amp;&quot; &quot;&amp;[.E20]&amp;&quot; &quot; &amp;[.F20];IF([.O20]=4;[.A20]&amp; &quot; &quot; &amp;[.B20]&amp;&quot; &quot;&amp;[.C20]&amp;&quot; &quot; &amp;[.D20]))))" office:value-type="string" office:string-value="SK Dinslaken 3 ">
            <text:p>SK Dinslaken 3 </text:p>
          </table:table-cell>
          <table:table-cell/>
          <table:table-cell table:formula="of:=INDIRECT(&quot;R&quot;&amp;ROW([.T20])&amp;&quot;C&quot;&amp;COLUMN([.T20])+[.O20];&quot;0&quot;)" office:value-type="string" office:string-value="&quot;gast&quot;:&quot;SK Dinslaken 3 &quot;}">
            <text:p>"gast":"SK Dinslaken 3 "}</text:p>
          </table:table-cell>
          <table:table-cell table:formula="of:=IF([.P20]&gt;1;&quot;,&quot;;&quot;&quot;)&amp;&quot;{ &quot;&quot;spielnr&quot;&quot;:&quot;&quot;&quot;&amp;[.P20]&amp;&quot;&quot;&quot;,&quot;&quot;spieltag&quot;&quot;:&quot;&quot;&quot;&amp;[.L20]&amp;&quot;&quot;&quot;,&quot;&quot;bahn&quot;&quot;:&quot;&quot;&quot;&amp;[.N20]&amp;&quot;&quot;&quot;,&quot;" office:value-type="string" office:string-value=",{ &quot;spielnr&quot;:&quot;SK Dinslaken 3 &quot;,&quot;spieltag&quot;:&quot;1&quot;,&quot;bahn&quot;:&quot;&quot;,">
            <text:p>,{ "spielnr":"SK Dinslaken 3 ","spieltag":"1","bahn":"",</text:p>
          </table:table-cell>
          <table:table-cell table:formula="of:=&quot;&quot;&quot;datum&quot;&quot;:&quot;&quot;&quot;&amp;[.Q20]&amp;&quot;&quot;&quot;,&quot;&quot;uhrzeit&quot;&quot;:&quot;&quot;&quot;&amp;[.R20]&amp;&quot;&quot;&quot;,&quot;" office:value-type="string" office:string-value="&quot;datum&quot;:&quot;SK Dinslaken 3 &quot;,&quot;uhrzeit&quot;:&quot;SK Dinslaken 3 &quot;,">
            <text:p>"datum":"SK Dinslaken 3 ","uhrzeit":"SK Dinslaken 3 ",</text:p>
          </table:table-cell>
          <table:table-cell table:formula="of:=&quot;&quot;&quot;heim&quot;&quot;:&quot;&quot;&quot;&amp;[.P20]&amp;&quot;&quot;&quot;,&quot;" office:value-type="string" office:string-value="&quot;heim&quot;:&quot;SK Dinslaken 3 &quot;,">
            <text:p>"heim":"SK Dinslaken 3 ",</text:p>
          </table:table-cell>
          <table:table-cell table:formula="of:=&quot;&quot;&quot;gast&quot;&quot;:&quot;&quot;&quot;&amp;[.P20]&amp;&quot;&quot;&quot;}&quot;" office:value-type="string" office:string-value="&quot;gast&quot;:&quot;SK Dinslaken 3 &quot;}">
            <text:p>"gast":"SK Dinslaken 3 "}</text:p>
          </table:table-cell>
          <table:table-cell office:value-type="string">
            <text:p><text:s/></text:p>
          </table:table-cell>
        </table:table-row>
        <table:table-row table:style-name="ro2">
          <table:table-cell table:style-name="ce1" office:value-type="date" office:date-value="2012-08-02">
            <text:p>02.08.12</text:p>
          </table:table-cell>
          <table:table-cell office:value-type="string">
            <text:p>Spieltag</text:p>
          </table:table-cell>
          <table:table-cell table:number-columns-repeated="4"/>
          <table:table-cell table:number-columns-repeated="4"/>
          <table:table-cell table:formula="of:=IF(AND([.A21]=&quot;Bahn&quot;;[.K20]=-1);0;IF(AND([.A21]&lt;&gt;&quot;Bahn&quot;;[.K20]&lt;&gt;-1);[.K20]+1;[.K20]))" office:value-type="float" office:value="-1">
            <text:p>-1</text:p>
          </table:table-cell>
          <table:table-cell table:formula="of:=IF([.B21]=&quot;Spieltag&quot;;[.L20]+1;[.L20])" office:value-type="float" office:value="2">
            <text:p>2</text:p>
          </table:table-cell>
          <table:table-cell table:formula="of:=IF(AND([.K21]&gt;0;[.K21]&lt;&gt;[.K20]);[.A21];&quot;&quot;)">
            <text:p/>
          </table:table-cell>
          <table:table-cell table:formula="of:=IF([.O21]=1;VLOOKUP([.P21];[.K17:.M516];3;0);&quot;&quot;)">
            <text:p/>
          </table:table-cell>
          <table:table-cell table:formula="of:=IF([.A22]=&quot;So&quot;;1;[.O20]+1)" office:value-type="float" office:value="5">
            <text:p>5</text:p>
          </table:table-cell>
          <table:table-cell table:formula="of:=IF([.O21]=1;[.A21];IF([.O21]=2;[.A21];IF([.O21]=3;[.C21]&amp; &quot; &quot; &amp;[.D21]&amp;&quot; &quot;&amp;[.E21]&amp;&quot; &quot; &amp;[.F21];IF([.O21]=4;[.A21]&amp; &quot; &quot; &amp;[.B21]&amp;&quot; &quot;&amp;[.C21]&amp;&quot; &quot; &amp;[.D21]))))" office:value-type="boolean" office:boolean-value="false">
            <text:p>FALSCH</text:p>
          </table:table-cell>
          <table:table-cell table:formula="of:=IF([.O21]=1;[.A21];IF([.O21]=2;TEXT([.A22];&quot;TT.MM.JJ&quot;);IF([.O21]=3;[.C21]&amp; &quot; &quot; &amp;[.D21]&amp;&quot; &quot;&amp;[.E21]&amp;&quot; &quot; &amp;[.F21];IF([.O21]=4;[.A21]&amp; &quot; &quot; &amp;[.B21]&amp;&quot; &quot;&amp;[.C21]&amp;&quot; &quot; &amp;[.D21]))))" office:value-type="boolean" office:boolean-value="false">
            <text:p>FALSCH</text:p>
          </table:table-cell>
          <table:table-cell table:formula="of:=IF([.O21]=1;[.A21];IF([.O21]=2;TEXT([.B22];&quot;HH:MM&quot;);IF([.O21]=3;[.C21]&amp; &quot; &quot; &amp;[.D21]&amp;&quot; &quot;&amp;[.E21]&amp;&quot; &quot; &amp;[.F21];IF([.O21]=4;[.A21]&amp; &quot; &quot; &amp;[.B21]&amp;&quot; &quot;&amp;[.C21]&amp;&quot; &quot; &amp;[.D21]))))" office:value-type="boolean" office:boolean-value="false">
            <text:p>FALSCH</text:p>
          </table:table-cell>
          <table:table-cell/>
          <table:table-cell table:formula="of:=INDIRECT(&quot;R&quot;&amp;ROW([.T21])&amp;&quot;C&quot;&amp;COLUMN([.T21])+[.O21];&quot;0&quot;)" office:value-type="string" office:string-value=" ">
            <text:p><text:s/></text:p>
          </table:table-cell>
          <table:table-cell table:formula="of:=IF([.P21]&gt;1;&quot;,&quot;;&quot;&quot;)&amp;&quot;{ &quot;&quot;spielnr&quot;&quot;:&quot;&quot;&quot;&amp;[.P21]&amp;&quot;&quot;&quot;,&quot;&quot;spieltag&quot;&quot;:&quot;&quot;&quot;&amp;[.L21]&amp;&quot;&quot;&quot;,&quot;&quot;bahn&quot;&quot;:&quot;&quot;&quot;&amp;[.N21]&amp;&quot;&quot;&quot;,&quot;" office:value-type="string" office:string-value="{ &quot;spielnr&quot;:&quot;0&quot;,&quot;spieltag&quot;:&quot;2&quot;,&quot;bahn&quot;:&quot;&quot;,">
            <text:p>{ "spielnr":"0","spieltag":"2","bahn":"",</text:p>
          </table:table-cell>
          <table:table-cell table:formula="of:=&quot;&quot;&quot;datum&quot;&quot;:&quot;&quot;&quot;&amp;[.Q21]&amp;&quot;&quot;&quot;,&quot;&quot;uhrzeit&quot;&quot;:&quot;&quot;&quot;&amp;[.R21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21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21]&amp;&quot;&quot;&quot;}&quot;" office:value-type="string" office:string-value="&quot;gast&quot;:&quot;0&quot;}">
            <text:p>"gast":"0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5"/>
          <table:table-cell table:number-columns-repeated="4"/>
          <table:table-cell table:formula="of:=IF(AND([.A22]=&quot;Bahn&quot;;[.K21]=-1);0;IF(AND([.A22]&lt;&gt;&quot;Bahn&quot;;[.K21]&lt;&gt;-1);[.K21]+1;[.K21]))" office:value-type="float" office:value="-1">
            <text:p>-1</text:p>
          </table:table-cell>
          <table:table-cell table:formula="of:=IF([.B22]=&quot;Spieltag&quot;;[.L21]+1;[.L21])" office:value-type="float" office:value="2">
            <text:p>2</text:p>
          </table:table-cell>
          <table:table-cell table:formula="of:=IF(AND([.K22]&gt;0;[.K22]&lt;&gt;[.K21]);[.A22];&quot;&quot;)">
            <text:p/>
          </table:table-cell>
          <table:table-cell table:formula="of:=IF([.O22]=1;VLOOKUP([.P22];[.K18:.M517];3;0);&quot;&quot;)" office:value-type="string" office:string-value="5-8">
            <text:p>5-8</text:p>
          </table:table-cell>
          <table:table-cell table:formula="of:=IF([.A23]=&quot;So&quot;;1;[.O21]+1)" office:value-type="float" office:value="1">
            <text:p>1</text:p>
          </table:table-cell>
          <table:table-cell table:formula="of:=IF([.O22]=1;[.A22];IF([.O22]=2;[.A22];IF([.O22]=3;[.C22]&amp; &quot; &quot; &amp;[.D22]&amp;&quot; &quot;&amp;[.E22]&amp;&quot; &quot; &amp;[.F22];IF([.O22]=4;[.A22]&amp; &quot; &quot; &amp;[.B22]&amp;&quot; &quot;&amp;[.C22]&amp;&quot; &quot; &amp;[.D22]))))" office:value-type="float" office:value="5">
            <text:p>5</text:p>
          </table:table-cell>
          <table:table-cell table:formula="of:=IF([.O22]=1;[.A22];IF([.O22]=2;TEXT([.A23];&quot;TT.MM.JJ&quot;);IF([.O22]=3;[.C22]&amp; &quot; &quot; &amp;[.D22]&amp;&quot; &quot;&amp;[.E22]&amp;&quot; &quot; &amp;[.F22];IF([.O22]=4;[.A22]&amp; &quot; &quot; &amp;[.B22]&amp;&quot; &quot;&amp;[.C22]&amp;&quot; &quot; &amp;[.D22]))))" office:value-type="float" office:value="5">
            <text:p>5</text:p>
          </table:table-cell>
          <table:table-cell table:formula="of:=IF([.O22]=1;[.A22];IF([.O22]=2;TEXT([.B23];&quot;HH:MM&quot;);IF([.O22]=3;[.C22]&amp; &quot; &quot; &amp;[.D22]&amp;&quot; &quot;&amp;[.E22]&amp;&quot; &quot; &amp;[.F22];IF([.O22]=4;[.A22]&amp; &quot; &quot; &amp;[.B22]&amp;&quot; &quot;&amp;[.C22]&amp;&quot; &quot; &amp;[.D22]))))" office:value-type="float" office:value="5">
            <text:p>5</text:p>
          </table:table-cell>
          <table:table-cell/>
          <table:table-cell table:formula="of:=INDIRECT(&quot;R&quot;&amp;ROW([.T22])&amp;&quot;C&quot;&amp;COLUMN([.T22])+[.O22];&quot;0&quot;)" office:value-type="string" office:string-value=",{ &quot;spielnr&quot;:&quot;5&quot;,&quot;spieltag&quot;:&quot;2&quot;,&quot;bahn&quot;:&quot;5-8&quot;,">
            <text:p>,{ "spielnr":"5","spieltag":"2","bahn":"5-8",</text:p>
          </table:table-cell>
          <table:table-cell table:formula="of:=IF([.P22]&gt;1;&quot;,&quot;;&quot;&quot;)&amp;&quot;{ &quot;&quot;spielnr&quot;&quot;:&quot;&quot;&quot;&amp;[.P22]&amp;&quot;&quot;&quot;,&quot;&quot;spieltag&quot;&quot;:&quot;&quot;&quot;&amp;[.L22]&amp;&quot;&quot;&quot;,&quot;&quot;bahn&quot;&quot;:&quot;&quot;&quot;&amp;[.N22]&amp;&quot;&quot;&quot;,&quot;" office:value-type="string" office:string-value=",{ &quot;spielnr&quot;:&quot;5&quot;,&quot;spieltag&quot;:&quot;2&quot;,&quot;bahn&quot;:&quot;5-8&quot;,">
            <text:p>,{ "spielnr":"5","spieltag":"2","bahn":"5-8",</text:p>
          </table:table-cell>
          <table:table-cell table:formula="of:=&quot;&quot;&quot;datum&quot;&quot;:&quot;&quot;&quot;&amp;[.Q22]&amp;&quot;&quot;&quot;,&quot;&quot;uhrzeit&quot;&quot;:&quot;&quot;&quot;&amp;[.R22]&amp;&quot;&quot;&quot;,&quot;" office:value-type="string" office:string-value="&quot;datum&quot;:&quot;5&quot;,&quot;uhrzeit&quot;:&quot;5&quot;,">
            <text:p>"datum":"5","uhrzeit":"5",</text:p>
          </table:table-cell>
          <table:table-cell table:formula="of:=&quot;&quot;&quot;heim&quot;&quot;:&quot;&quot;&quot;&amp;[.P22]&amp;&quot;&quot;&quot;,&quot;" office:value-type="string" office:string-value="&quot;heim&quot;:&quot;5&quot;,">
            <text:p>"heim":"5",</text:p>
          </table:table-cell>
          <table:table-cell table:formula="of:=&quot;&quot;&quot;gast&quot;&quot;:&quot;&quot;&quot;&amp;[.P22]&amp;&quot;&quot;&quot;}&quot;" office:value-type="string" office:string-value="&quot;gast&quot;:&quot;5&quot;}">
            <text:p>"gast":"5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So</text:p>
          </table:table-cell>
          <table:table-cell table:number-columns-repeated="5"/>
          <table:table-cell table:number-columns-repeated="4"/>
          <table:table-cell table:formula="of:=IF(AND([.A23]=&quot;Bahn&quot;;[.K22]=-1);0;IF(AND([.A23]&lt;&gt;&quot;Bahn&quot;;[.K22]&lt;&gt;-1);[.K22]+1;[.K22]))" office:value-type="float" office:value="-1">
            <text:p>-1</text:p>
          </table:table-cell>
          <table:table-cell table:formula="of:=IF([.B23]=&quot;Spieltag&quot;;[.L22]+1;[.L22])" office:value-type="float" office:value="2">
            <text:p>2</text:p>
          </table:table-cell>
          <table:table-cell table:formula="of:=IF(AND([.K23]&gt;0;[.K23]&lt;&gt;[.K22]);[.A23];&quot;&quot;)">
            <text:p/>
          </table:table-cell>
          <table:table-cell table:formula="of:=IF([.O23]=1;VLOOKUP([.P23];[.K19:.M518];3;0);&quot;&quot;)">
            <text:p/>
          </table:table-cell>
          <table:table-cell table:formula="of:=IF([.A24]=&quot;So&quot;;1;[.O22]+1)" office:value-type="float" office:value="2">
            <text:p>2</text:p>
          </table:table-cell>
          <table:table-cell table:formula="of:=IF([.O23]=1;[.A23];IF([.O23]=2;[.A23];IF([.O23]=3;[.C23]&amp; &quot; &quot; &amp;[.D23]&amp;&quot; &quot;&amp;[.E23]&amp;&quot; &quot; &amp;[.F23];IF([.O23]=4;[.A23]&amp; &quot; &quot; &amp;[.B23]&amp;&quot; &quot;&amp;[.C23]&amp;&quot; &quot; &amp;[.D23]))))" office:value-type="string" office:string-value="So">
            <text:p>So</text:p>
          </table:table-cell>
          <table:table-cell table:formula="of:=IF([.O23]=1;[.A23];IF([.O23]=2;TEXT([.A24];&quot;TT.MM.JJ&quot;);IF([.O23]=3;[.C23]&amp; &quot; &quot; &amp;[.D23]&amp;&quot; &quot;&amp;[.E23]&amp;&quot; &quot; &amp;[.F23];IF([.O23]=4;[.A23]&amp; &quot; &quot; &amp;[.B23]&amp;&quot; &quot;&amp;[.C23]&amp;&quot; &quot; &amp;[.D23]))))" office:value-type="string" office:string-value="23.09.12">
            <text:p>23.09.12</text:p>
          </table:table-cell>
          <table:table-cell table:formula="of:=IF([.O23]=1;[.A23];IF([.O23]=2;TEXT([.B24];&quot;HH:MM&quot;);IF([.O23]=3;[.C23]&amp; &quot; &quot; &amp;[.D23]&amp;&quot; &quot;&amp;[.E23]&amp;&quot; &quot; &amp;[.F23];IF([.O23]=4;[.A23]&amp; &quot; &quot; &amp;[.B23]&amp;&quot; &quot;&amp;[.C23]&amp;&quot; &quot; &amp;[.D23]))))" office:value-type="string" office:string-value="16:00">
            <text:p>16:00</text:p>
          </table:table-cell>
          <table:table-cell/>
          <table:table-cell table:formula="of:=INDIRECT(&quot;R&quot;&amp;ROW([.T23])&amp;&quot;C&quot;&amp;COLUMN([.T23])+[.O23];&quot;0&quot;)" office:value-type="string" office:string-value="&quot;datum&quot;:&quot;23.09.12&quot;,&quot;uhrzeit&quot;:&quot;16:00&quot;,">
            <text:p>"datum":"23.09.12","uhrzeit":"16:00",</text:p>
          </table:table-cell>
          <table:table-cell table:formula="of:=IF([.P23]&gt;1;&quot;,&quot;;&quot;&quot;)&amp;&quot;{ &quot;&quot;spielnr&quot;&quot;:&quot;&quot;&quot;&amp;[.P23]&amp;&quot;&quot;&quot;,&quot;&quot;spieltag&quot;&quot;:&quot;&quot;&quot;&amp;[.L23]&amp;&quot;&quot;&quot;,&quot;&quot;bahn&quot;&quot;:&quot;&quot;&quot;&amp;[.N23]&amp;&quot;&quot;&quot;,&quot;" office:value-type="string" office:string-value=",{ &quot;spielnr&quot;:&quot;So&quot;,&quot;spieltag&quot;:&quot;2&quot;,&quot;bahn&quot;:&quot;&quot;,">
            <text:p>,{ "spielnr":"So","spieltag":"2","bahn":"",</text:p>
          </table:table-cell>
          <table:table-cell table:formula="of:=&quot;&quot;&quot;datum&quot;&quot;:&quot;&quot;&quot;&amp;[.Q23]&amp;&quot;&quot;&quot;,&quot;&quot;uhrzeit&quot;&quot;:&quot;&quot;&quot;&amp;[.R23]&amp;&quot;&quot;&quot;,&quot;" office:value-type="string" office:string-value="&quot;datum&quot;:&quot;23.09.12&quot;,&quot;uhrzeit&quot;:&quot;16:00&quot;,">
            <text:p>"datum":"23.09.12","uhrzeit":"16:00",</text:p>
          </table:table-cell>
          <table:table-cell table:formula="of:=&quot;&quot;&quot;heim&quot;&quot;:&quot;&quot;&quot;&amp;[.P23]&amp;&quot;&quot;&quot;,&quot;" office:value-type="string" office:string-value="&quot;heim&quot;:&quot;So&quot;,">
            <text:p>"heim":"So",</text:p>
          </table:table-cell>
          <table:table-cell table:formula="of:=&quot;&quot;&quot;gast&quot;&quot;:&quot;&quot;&quot;&amp;[.P23]&amp;&quot;&quot;&quot;}&quot;" office:value-type="string" office:string-value="&quot;gast&quot;:&quot;So&quot;}">
            <text:p>"gast":"So"}</text:p>
          </table:table-cell>
          <table:table-cell office:value-type="string">
            <text:p><text:s/></text:p>
          </table:table-cell>
        </table:table-row>
        <table:table-row table:style-name="ro2">
          <table:table-cell table:style-name="ce1" office:value-type="date" office:date-value="2012-09-23">
            <text:p>23.09.12</text:p>
          </table:table-cell>
          <table:table-cell table:style-name="ce3" office:value-type="time" office:time-value="PT16H00M00S">
            <text:p>16:00:00</text:p>
          </table:table-cell>
          <table:table-cell office:value-type="string">
            <text:p>BW</text:p>
          </table:table-cell>
          <table:table-cell office:value-type="float" office:value="61">
            <text:p>61</text:p>
          </table:table-cell>
          <table:table-cell office:value-type="string">
            <text:p>Mülheim</text:p>
          </table:table-cell>
          <table:table-cell office:value-type="float" office:value="3">
            <text:p>3</text:p>
          </table:table-cell>
          <table:table-cell table:number-columns-repeated="4"/>
          <table:table-cell table:formula="of:=IF(AND([.A24]=&quot;Bahn&quot;;[.K23]=-1);0;IF(AND([.A24]&lt;&gt;&quot;Bahn&quot;;[.K23]&lt;&gt;-1);[.K23]+1;[.K23]))" office:value-type="float" office:value="-1">
            <text:p>-1</text:p>
          </table:table-cell>
          <table:table-cell table:formula="of:=IF([.B24]=&quot;Spieltag&quot;;[.L23]+1;[.L23])" office:value-type="float" office:value="2">
            <text:p>2</text:p>
          </table:table-cell>
          <table:table-cell table:formula="of:=IF(AND([.K24]&gt;0;[.K24]&lt;&gt;[.K23]);[.A24];&quot;&quot;)">
            <text:p/>
          </table:table-cell>
          <table:table-cell table:formula="of:=IF([.O24]=1;VLOOKUP([.P24];[.K20:.M519];3;0);&quot;&quot;)">
            <text:p/>
          </table:table-cell>
          <table:table-cell table:formula="of:=IF([.A25]=&quot;So&quot;;1;[.O23]+1)" office:value-type="float" office:value="3">
            <text:p>3</text:p>
          </table:table-cell>
          <table:table-cell table:formula="of:=IF([.O24]=1;[.A24];IF([.O24]=2;[.A24];IF([.O24]=3;[.C24]&amp; &quot; &quot; &amp;[.D24]&amp;&quot; &quot;&amp;[.E24]&amp;&quot; &quot; &amp;[.F24];IF([.O24]=4;[.A24]&amp; &quot; &quot; &amp;[.B24]&amp;&quot; &quot;&amp;[.C24]&amp;&quot; &quot; &amp;[.D24]))))" office:value-type="string" office:string-value="BW 61 Mülheim 3">
            <text:p>BW 61 Mülheim 3</text:p>
          </table:table-cell>
          <table:table-cell table:formula="of:=IF([.O24]=1;[.A24];IF([.O24]=2;TEXT([.A25];&quot;TT.MM.JJ&quot;);IF([.O24]=3;[.C24]&amp; &quot; &quot; &amp;[.D24]&amp;&quot; &quot;&amp;[.E24]&amp;&quot; &quot; &amp;[.F24];IF([.O24]=4;[.A24]&amp; &quot; &quot; &amp;[.B24]&amp;&quot; &quot;&amp;[.C24]&amp;&quot; &quot; &amp;[.D24]))))" office:value-type="string" office:string-value="BW 61 Mülheim 3">
            <text:p>BW 61 Mülheim 3</text:p>
          </table:table-cell>
          <table:table-cell table:formula="of:=IF([.O24]=1;[.A24];IF([.O24]=2;TEXT([.B25];&quot;HH:MM&quot;);IF([.O24]=3;[.C24]&amp; &quot; &quot; &amp;[.D24]&amp;&quot; &quot;&amp;[.E24]&amp;&quot; &quot; &amp;[.F24];IF([.O24]=4;[.A24]&amp; &quot; &quot; &amp;[.B24]&amp;&quot; &quot;&amp;[.C24]&amp;&quot; &quot; &amp;[.D24]))))" office:value-type="string" office:string-value="BW 61 Mülheim 3">
            <text:p>BW 61 Mülheim 3</text:p>
          </table:table-cell>
          <table:table-cell/>
          <table:table-cell table:formula="of:=INDIRECT(&quot;R&quot;&amp;ROW([.T24])&amp;&quot;C&quot;&amp;COLUMN([.T24])+[.O24];&quot;0&quot;)" office:value-type="string" office:string-value="&quot;heim&quot;:&quot;BW 61 Mülheim 3&quot;,">
            <text:p>"heim":"BW 61 Mülheim 3",</text:p>
          </table:table-cell>
          <table:table-cell table:formula="of:=IF([.P24]&gt;1;&quot;,&quot;;&quot;&quot;)&amp;&quot;{ &quot;&quot;spielnr&quot;&quot;:&quot;&quot;&quot;&amp;[.P24]&amp;&quot;&quot;&quot;,&quot;&quot;spieltag&quot;&quot;:&quot;&quot;&quot;&amp;[.L24]&amp;&quot;&quot;&quot;,&quot;&quot;bahn&quot;&quot;:&quot;&quot;&quot;&amp;[.N24]&amp;&quot;&quot;&quot;,&quot;" office:value-type="string" office:string-value=",{ &quot;spielnr&quot;:&quot;BW 61 Mülheim 3&quot;,&quot;spieltag&quot;:&quot;2&quot;,&quot;bahn&quot;:&quot;&quot;,">
            <text:p>,{ "spielnr":"BW 61 Mülheim 3","spieltag":"2","bahn":"",</text:p>
          </table:table-cell>
          <table:table-cell table:formula="of:=&quot;&quot;&quot;datum&quot;&quot;:&quot;&quot;&quot;&amp;[.Q24]&amp;&quot;&quot;&quot;,&quot;&quot;uhrzeit&quot;&quot;:&quot;&quot;&quot;&amp;[.R24]&amp;&quot;&quot;&quot;,&quot;" office:value-type="string" office:string-value="&quot;datum&quot;:&quot;BW 61 Mülheim 3&quot;,&quot;uhrzeit&quot;:&quot;BW 61 Mülheim 3&quot;,">
            <text:p>"datum":"BW 61 Mülheim 3","uhrzeit":"BW 61 Mülheim 3",</text:p>
          </table:table-cell>
          <table:table-cell table:formula="of:=&quot;&quot;&quot;heim&quot;&quot;:&quot;&quot;&quot;&amp;[.P24]&amp;&quot;&quot;&quot;,&quot;" office:value-type="string" office:string-value="&quot;heim&quot;:&quot;BW 61 Mülheim 3&quot;,">
            <text:p>"heim":"BW 61 Mülheim 3",</text:p>
          </table:table-cell>
          <table:table-cell table:formula="of:=&quot;&quot;&quot;gast&quot;&quot;:&quot;&quot;&quot;&amp;[.P24]&amp;&quot;&quot;&quot;}&quot;" office:value-type="string" office:string-value="&quot;gast&quot;:&quot;BW 61 Mülheim 3&quot;}">
            <text:p>"gast":"BW 61 Mülheim 3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SK</text:p>
          </table:table-cell>
          <table:table-cell office:value-type="string">
            <text:p>Dinslaken</text:p>
          </table:table-cell>
          <table:table-cell office:value-type="float" office:value="3">
            <text:p>3</text:p>
          </table:table-cell>
          <table:table-cell table:number-columns-repeated="3"/>
          <table:table-cell table:number-columns-repeated="4"/>
          <table:table-cell table:formula="of:=IF(AND([.A25]=&quot;Bahn&quot;;[.K24]=-1);0;IF(AND([.A25]&lt;&gt;&quot;Bahn&quot;;[.K24]&lt;&gt;-1);[.K24]+1;[.K24]))" office:value-type="float" office:value="-1">
            <text:p>-1</text:p>
          </table:table-cell>
          <table:table-cell table:formula="of:=IF([.B25]=&quot;Spieltag&quot;;[.L24]+1;[.L24])" office:value-type="float" office:value="2">
            <text:p>2</text:p>
          </table:table-cell>
          <table:table-cell table:formula="of:=IF(AND([.K25]&gt;0;[.K25]&lt;&gt;[.K24]);[.A25];&quot;&quot;)">
            <text:p/>
          </table:table-cell>
          <table:table-cell table:formula="of:=IF([.O25]=1;VLOOKUP([.P25];[.K21:.M520];3;0);&quot;&quot;)">
            <text:p/>
          </table:table-cell>
          <table:table-cell table:formula="of:=IF([.A26]=&quot;So&quot;;1;[.O24]+1)" office:value-type="float" office:value="4">
            <text:p>4</text:p>
          </table:table-cell>
          <table:table-cell table:formula="of:=IF([.O25]=1;[.A25];IF([.O25]=2;[.A25];IF([.O25]=3;[.C25]&amp; &quot; &quot; &amp;[.D25]&amp;&quot; &quot;&amp;[.E25]&amp;&quot; &quot; &amp;[.F25];IF([.O25]=4;[.A25]&amp; &quot; &quot; &amp;[.B25]&amp;&quot; &quot;&amp;[.C25]&amp;&quot; &quot; &amp;[.D25]))))" office:value-type="string" office:string-value="SK Dinslaken 3 ">
            <text:p>SK Dinslaken 3 </text:p>
          </table:table-cell>
          <table:table-cell table:formula="of:=IF([.O25]=1;[.A25];IF([.O25]=2;TEXT([.A26];&quot;TT.MM.JJ&quot;);IF([.O25]=3;[.C25]&amp; &quot; &quot; &amp;[.D25]&amp;&quot; &quot;&amp;[.E25]&amp;&quot; &quot; &amp;[.F25];IF([.O25]=4;[.A25]&amp; &quot; &quot; &amp;[.B25]&amp;&quot; &quot;&amp;[.C25]&amp;&quot; &quot; &amp;[.D25]))))" office:value-type="string" office:string-value="SK Dinslaken 3 ">
            <text:p>SK Dinslaken 3 </text:p>
          </table:table-cell>
          <table:table-cell table:formula="of:=IF([.O25]=1;[.A25];IF([.O25]=2;TEXT([.B26];&quot;HH:MM&quot;);IF([.O25]=3;[.C25]&amp; &quot; &quot; &amp;[.D25]&amp;&quot; &quot;&amp;[.E25]&amp;&quot; &quot; &amp;[.F25];IF([.O25]=4;[.A25]&amp; &quot; &quot; &amp;[.B25]&amp;&quot; &quot;&amp;[.C25]&amp;&quot; &quot; &amp;[.D25]))))" office:value-type="string" office:string-value="SK Dinslaken 3 ">
            <text:p>SK Dinslaken 3 </text:p>
          </table:table-cell>
          <table:table-cell/>
          <table:table-cell table:formula="of:=INDIRECT(&quot;R&quot;&amp;ROW([.T25])&amp;&quot;C&quot;&amp;COLUMN([.T25])+[.O25];&quot;0&quot;)" office:value-type="string" office:string-value="&quot;gast&quot;:&quot;SK Dinslaken 3 &quot;}">
            <text:p>"gast":"SK Dinslaken 3 "}</text:p>
          </table:table-cell>
          <table:table-cell table:formula="of:=IF([.P25]&gt;1;&quot;,&quot;;&quot;&quot;)&amp;&quot;{ &quot;&quot;spielnr&quot;&quot;:&quot;&quot;&quot;&amp;[.P25]&amp;&quot;&quot;&quot;,&quot;&quot;spieltag&quot;&quot;:&quot;&quot;&quot;&amp;[.L25]&amp;&quot;&quot;&quot;,&quot;&quot;bahn&quot;&quot;:&quot;&quot;&quot;&amp;[.N25]&amp;&quot;&quot;&quot;,&quot;" office:value-type="string" office:string-value=",{ &quot;spielnr&quot;:&quot;SK Dinslaken 3 &quot;,&quot;spieltag&quot;:&quot;2&quot;,&quot;bahn&quot;:&quot;&quot;,">
            <text:p>,{ "spielnr":"SK Dinslaken 3 ","spieltag":"2","bahn":"",</text:p>
          </table:table-cell>
          <table:table-cell table:formula="of:=&quot;&quot;&quot;datum&quot;&quot;:&quot;&quot;&quot;&amp;[.Q25]&amp;&quot;&quot;&quot;,&quot;&quot;uhrzeit&quot;&quot;:&quot;&quot;&quot;&amp;[.R25]&amp;&quot;&quot;&quot;,&quot;" office:value-type="string" office:string-value="&quot;datum&quot;:&quot;SK Dinslaken 3 &quot;,&quot;uhrzeit&quot;:&quot;SK Dinslaken 3 &quot;,">
            <text:p>"datum":"SK Dinslaken 3 ","uhrzeit":"SK Dinslaken 3 ",</text:p>
          </table:table-cell>
          <table:table-cell table:formula="of:=&quot;&quot;&quot;heim&quot;&quot;:&quot;&quot;&quot;&amp;[.P25]&amp;&quot;&quot;&quot;,&quot;" office:value-type="string" office:string-value="&quot;heim&quot;:&quot;SK Dinslaken 3 &quot;,">
            <text:p>"heim":"SK Dinslaken 3 ",</text:p>
          </table:table-cell>
          <table:table-cell table:formula="of:=&quot;&quot;&quot;gast&quot;&quot;:&quot;&quot;&quot;&amp;[.P25]&amp;&quot;&quot;&quot;}&quot;" office:value-type="string" office:string-value="&quot;gast&quot;:&quot;SK Dinslaken 3 &quot;}">
            <text:p>"gast":"SK Dinslaken 3 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number-columns-repeated="5"/>
          <table:table-cell table:number-columns-repeated="4"/>
          <table:table-cell table:formula="of:=IF(AND([.A26]=&quot;Bahn&quot;;[.K25]=-1);0;IF(AND([.A26]&lt;&gt;&quot;Bahn&quot;;[.K25]&lt;&gt;-1);[.K25]+1;[.K25]))" office:value-type="float" office:value="-1">
            <text:p>-1</text:p>
          </table:table-cell>
          <table:table-cell table:formula="of:=IF([.B26]=&quot;Spieltag&quot;;[.L25]+1;[.L25])" office:value-type="float" office:value="2">
            <text:p>2</text:p>
          </table:table-cell>
          <table:table-cell table:formula="of:=IF(AND([.K26]&gt;0;[.K26]&lt;&gt;[.K25]);[.A26];&quot;&quot;)">
            <text:p/>
          </table:table-cell>
          <table:table-cell table:formula="of:=IF([.O26]=1;VLOOKUP([.P26];[.K22:.M521];3;0);&quot;&quot;)" office:value-type="string" office:string-value="5-8">
            <text:p>5-8</text:p>
          </table:table-cell>
          <table:table-cell table:formula="of:=IF([.A27]=&quot;So&quot;;1;[.O25]+1)" office:value-type="float" office:value="1">
            <text:p>1</text:p>
          </table:table-cell>
          <table:table-cell table:formula="of:=IF([.O26]=1;[.A26];IF([.O26]=2;[.A26];IF([.O26]=3;[.C26]&amp; &quot; &quot; &amp;[.D26]&amp;&quot; &quot;&amp;[.E26]&amp;&quot; &quot; &amp;[.F26];IF([.O26]=4;[.A26]&amp; &quot; &quot; &amp;[.B26]&amp;&quot; &quot;&amp;[.C26]&amp;&quot; &quot; &amp;[.D26]))))" office:value-type="float" office:value="6">
            <text:p>6</text:p>
          </table:table-cell>
          <table:table-cell table:formula="of:=IF([.O26]=1;[.A26];IF([.O26]=2;TEXT([.A27];&quot;TT.MM.JJ&quot;);IF([.O26]=3;[.C26]&amp; &quot; &quot; &amp;[.D26]&amp;&quot; &quot;&amp;[.E26]&amp;&quot; &quot; &amp;[.F26];IF([.O26]=4;[.A26]&amp; &quot; &quot; &amp;[.B26]&amp;&quot; &quot;&amp;[.C26]&amp;&quot; &quot; &amp;[.D26]))))" office:value-type="float" office:value="6">
            <text:p>6</text:p>
          </table:table-cell>
          <table:table-cell table:formula="of:=IF([.O26]=1;[.A26];IF([.O26]=2;TEXT([.B27];&quot;HH:MM&quot;);IF([.O26]=3;[.C26]&amp; &quot; &quot; &amp;[.D26]&amp;&quot; &quot;&amp;[.E26]&amp;&quot; &quot; &amp;[.F26];IF([.O26]=4;[.A26]&amp; &quot; &quot; &amp;[.B26]&amp;&quot; &quot;&amp;[.C26]&amp;&quot; &quot; &amp;[.D26]))))" office:value-type="float" office:value="6">
            <text:p>6</text:p>
          </table:table-cell>
          <table:table-cell/>
          <table:table-cell table:formula="of:=INDIRECT(&quot;R&quot;&amp;ROW([.T26])&amp;&quot;C&quot;&amp;COLUMN([.T26])+[.O26];&quot;0&quot;)" office:value-type="string" office:string-value=",{ &quot;spielnr&quot;:&quot;6&quot;,&quot;spieltag&quot;:&quot;2&quot;,&quot;bahn&quot;:&quot;5-8&quot;,">
            <text:p>,{ "spielnr":"6","spieltag":"2","bahn":"5-8",</text:p>
          </table:table-cell>
          <table:table-cell table:formula="of:=IF([.P26]&gt;1;&quot;,&quot;;&quot;&quot;)&amp;&quot;{ &quot;&quot;spielnr&quot;&quot;:&quot;&quot;&quot;&amp;[.P26]&amp;&quot;&quot;&quot;,&quot;&quot;spieltag&quot;&quot;:&quot;&quot;&quot;&amp;[.L26]&amp;&quot;&quot;&quot;,&quot;&quot;bahn&quot;&quot;:&quot;&quot;&quot;&amp;[.N26]&amp;&quot;&quot;&quot;,&quot;" office:value-type="string" office:string-value=",{ &quot;spielnr&quot;:&quot;6&quot;,&quot;spieltag&quot;:&quot;2&quot;,&quot;bahn&quot;:&quot;5-8&quot;,">
            <text:p>,{ "spielnr":"6","spieltag":"2","bahn":"5-8",</text:p>
          </table:table-cell>
          <table:table-cell table:formula="of:=&quot;&quot;&quot;datum&quot;&quot;:&quot;&quot;&quot;&amp;[.Q26]&amp;&quot;&quot;&quot;,&quot;&quot;uhrzeit&quot;&quot;:&quot;&quot;&quot;&amp;[.R26]&amp;&quot;&quot;&quot;,&quot;" office:value-type="string" office:string-value="&quot;datum&quot;:&quot;6&quot;,&quot;uhrzeit&quot;:&quot;6&quot;,">
            <text:p>"datum":"6","uhrzeit":"6",</text:p>
          </table:table-cell>
          <table:table-cell table:formula="of:=&quot;&quot;&quot;heim&quot;&quot;:&quot;&quot;&quot;&amp;[.P26]&amp;&quot;&quot;&quot;,&quot;" office:value-type="string" office:string-value="&quot;heim&quot;:&quot;6&quot;,">
            <text:p>"heim":"6",</text:p>
          </table:table-cell>
          <table:table-cell table:formula="of:=&quot;&quot;&quot;gast&quot;&quot;:&quot;&quot;&quot;&amp;[.P26]&amp;&quot;&quot;&quot;}&quot;" office:value-type="string" office:string-value="&quot;gast&quot;:&quot;6&quot;}">
            <text:p>"gast":"6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So</text:p>
          </table:table-cell>
          <table:table-cell table:number-columns-repeated="5"/>
          <table:table-cell table:number-columns-repeated="4"/>
          <table:table-cell table:formula="of:=IF(AND([.A27]=&quot;Bahn&quot;;[.K26]=-1);0;IF(AND([.A27]&lt;&gt;&quot;Bahn&quot;;[.K26]&lt;&gt;-1);[.K26]+1;[.K26]))" office:value-type="float" office:value="-1">
            <text:p>-1</text:p>
          </table:table-cell>
          <table:table-cell table:formula="of:=IF([.B27]=&quot;Spieltag&quot;;[.L26]+1;[.L26])" office:value-type="float" office:value="2">
            <text:p>2</text:p>
          </table:table-cell>
          <table:table-cell table:formula="of:=IF(AND([.K27]&gt;0;[.K27]&lt;&gt;[.K26]);[.A27];&quot;&quot;)">
            <text:p/>
          </table:table-cell>
          <table:table-cell table:formula="of:=IF([.O27]=1;VLOOKUP([.P27];[.K23:.M522];3;0);&quot;&quot;)">
            <text:p/>
          </table:table-cell>
          <table:table-cell table:formula="of:=IF([.A28]=&quot;So&quot;;1;[.O26]+1)" office:value-type="float" office:value="2">
            <text:p>2</text:p>
          </table:table-cell>
          <table:table-cell table:formula="of:=IF([.O27]=1;[.A27];IF([.O27]=2;[.A27];IF([.O27]=3;[.C27]&amp; &quot; &quot; &amp;[.D27]&amp;&quot; &quot;&amp;[.E27]&amp;&quot; &quot; &amp;[.F27];IF([.O27]=4;[.A27]&amp; &quot; &quot; &amp;[.B27]&amp;&quot; &quot;&amp;[.C27]&amp;&quot; &quot; &amp;[.D27]))))" office:value-type="string" office:string-value="So">
            <text:p>So</text:p>
          </table:table-cell>
          <table:table-cell table:formula="of:=IF([.O27]=1;[.A27];IF([.O27]=2;TEXT([.A28];&quot;TT.MM.JJ&quot;);IF([.O27]=3;[.C27]&amp; &quot; &quot; &amp;[.D27]&amp;&quot; &quot;&amp;[.E27]&amp;&quot; &quot; &amp;[.F27];IF([.O27]=4;[.A27]&amp; &quot; &quot; &amp;[.B27]&amp;&quot; &quot;&amp;[.C27]&amp;&quot; &quot; &amp;[.D27]))))" office:value-type="string" office:string-value="23.09.12">
            <text:p>23.09.12</text:p>
          </table:table-cell>
          <table:table-cell table:formula="of:=IF([.O27]=1;[.A27];IF([.O27]=2;TEXT([.B28];&quot;HH:MM&quot;);IF([.O27]=3;[.C27]&amp; &quot; &quot; &amp;[.D27]&amp;&quot; &quot;&amp;[.E27]&amp;&quot; &quot; &amp;[.F27];IF([.O27]=4;[.A27]&amp; &quot; &quot; &amp;[.B27]&amp;&quot; &quot;&amp;[.C27]&amp;&quot; &quot; &amp;[.D27]))))" office:value-type="string" office:string-value="10:00">
            <text:p>10:00</text:p>
          </table:table-cell>
          <table:table-cell/>
          <table:table-cell table:formula="of:=INDIRECT(&quot;R&quot;&amp;ROW([.T27])&amp;&quot;C&quot;&amp;COLUMN([.T27])+[.O27];&quot;0&quot;)" office:value-type="string" office:string-value="&quot;datum&quot;:&quot;23.09.12&quot;,&quot;uhrzeit&quot;:&quot;10:00&quot;,">
            <text:p>"datum":"23.09.12","uhrzeit":"10:00",</text:p>
          </table:table-cell>
          <table:table-cell table:formula="of:=IF([.P27]&gt;1;&quot;,&quot;;&quot;&quot;)&amp;&quot;{ &quot;&quot;spielnr&quot;&quot;:&quot;&quot;&quot;&amp;[.P27]&amp;&quot;&quot;&quot;,&quot;&quot;spieltag&quot;&quot;:&quot;&quot;&quot;&amp;[.L27]&amp;&quot;&quot;&quot;,&quot;&quot;bahn&quot;&quot;:&quot;&quot;&quot;&amp;[.N27]&amp;&quot;&quot;&quot;,&quot;" office:value-type="string" office:string-value=",{ &quot;spielnr&quot;:&quot;So&quot;,&quot;spieltag&quot;:&quot;2&quot;,&quot;bahn&quot;:&quot;&quot;,">
            <text:p>,{ "spielnr":"So","spieltag":"2","bahn":"",</text:p>
          </table:table-cell>
          <table:table-cell table:formula="of:=&quot;&quot;&quot;datum&quot;&quot;:&quot;&quot;&quot;&amp;[.Q27]&amp;&quot;&quot;&quot;,&quot;&quot;uhrzeit&quot;&quot;:&quot;&quot;&quot;&amp;[.R27]&amp;&quot;&quot;&quot;,&quot;" office:value-type="string" office:string-value="&quot;datum&quot;:&quot;23.09.12&quot;,&quot;uhrzeit&quot;:&quot;10:00&quot;,">
            <text:p>"datum":"23.09.12","uhrzeit":"10:00",</text:p>
          </table:table-cell>
          <table:table-cell table:formula="of:=&quot;&quot;&quot;heim&quot;&quot;:&quot;&quot;&quot;&amp;[.P27]&amp;&quot;&quot;&quot;,&quot;" office:value-type="string" office:string-value="&quot;heim&quot;:&quot;So&quot;,">
            <text:p>"heim":"So",</text:p>
          </table:table-cell>
          <table:table-cell table:formula="of:=&quot;&quot;&quot;gast&quot;&quot;:&quot;&quot;&quot;&amp;[.P27]&amp;&quot;&quot;&quot;}&quot;" office:value-type="string" office:string-value="&quot;gast&quot;:&quot;So&quot;}">
            <text:p>"gast":"So"}</text:p>
          </table:table-cell>
          <table:table-cell office:value-type="string">
            <text:p><text:s/></text:p>
          </table:table-cell>
        </table:table-row>
        <table:table-row table:style-name="ro2">
          <table:table-cell table:style-name="ce1" office:value-type="date" office:date-value="2012-09-23">
            <text:p>23.09.12</text:p>
          </table:table-cell>
          <table:table-cell table:style-name="ce3" office:value-type="time" office:time-value="PT10H00M00S">
            <text:p>10:00:00</text:p>
          </table:table-cell>
          <table:table-cell office:value-type="string">
            <text:p>SK</text:p>
          </table:table-cell>
          <table:table-cell office:value-type="string">
            <text:p>Kleve</text:p>
          </table:table-cell>
          <table:table-cell office:value-type="float" office:value="1">
            <text:p>1</text:p>
          </table:table-cell>
          <table:table-cell/>
          <table:table-cell table:number-columns-repeated="4"/>
          <table:table-cell table:formula="of:=IF(AND([.A28]=&quot;Bahn&quot;;[.K27]=-1);0;IF(AND([.A28]&lt;&gt;&quot;Bahn&quot;;[.K27]&lt;&gt;-1);[.K27]+1;[.K27]))" office:value-type="float" office:value="-1">
            <text:p>-1</text:p>
          </table:table-cell>
          <table:table-cell table:formula="of:=IF([.B28]=&quot;Spieltag&quot;;[.L27]+1;[.L27])" office:value-type="float" office:value="2">
            <text:p>2</text:p>
          </table:table-cell>
          <table:table-cell table:formula="of:=IF(AND([.K28]&gt;0;[.K28]&lt;&gt;[.K27]);[.A28];&quot;&quot;)">
            <text:p/>
          </table:table-cell>
          <table:table-cell table:formula="of:=IF([.O28]=1;VLOOKUP([.P28];[.K24:.M523];3;0);&quot;&quot;)">
            <text:p/>
          </table:table-cell>
          <table:table-cell table:formula="of:=IF([.A29]=&quot;So&quot;;1;[.O27]+1)" office:value-type="float" office:value="3">
            <text:p>3</text:p>
          </table:table-cell>
          <table:table-cell table:formula="of:=IF([.O28]=1;[.A28];IF([.O28]=2;[.A28];IF([.O28]=3;[.C28]&amp; &quot; &quot; &amp;[.D28]&amp;&quot; &quot;&amp;[.E28]&amp;&quot; &quot; &amp;[.F28];IF([.O28]=4;[.A28]&amp; &quot; &quot; &amp;[.B28]&amp;&quot; &quot;&amp;[.C28]&amp;&quot; &quot; &amp;[.D28]))))" office:value-type="string" office:string-value="SK Kleve 1 ">
            <text:p>SK Kleve 1 </text:p>
          </table:table-cell>
          <table:table-cell table:formula="of:=IF([.O28]=1;[.A28];IF([.O28]=2;TEXT([.A29];&quot;TT.MM.JJ&quot;);IF([.O28]=3;[.C28]&amp; &quot; &quot; &amp;[.D28]&amp;&quot; &quot;&amp;[.E28]&amp;&quot; &quot; &amp;[.F28];IF([.O28]=4;[.A28]&amp; &quot; &quot; &amp;[.B28]&amp;&quot; &quot;&amp;[.C28]&amp;&quot; &quot; &amp;[.D28]))))" office:value-type="string" office:string-value="SK Kleve 1 ">
            <text:p>SK Kleve 1 </text:p>
          </table:table-cell>
          <table:table-cell table:formula="of:=IF([.O28]=1;[.A28];IF([.O28]=2;TEXT([.B29];&quot;HH:MM&quot;);IF([.O28]=3;[.C28]&amp; &quot; &quot; &amp;[.D28]&amp;&quot; &quot;&amp;[.E28]&amp;&quot; &quot; &amp;[.F28];IF([.O28]=4;[.A28]&amp; &quot; &quot; &amp;[.B28]&amp;&quot; &quot;&amp;[.C28]&amp;&quot; &quot; &amp;[.D28]))))" office:value-type="string" office:string-value="SK Kleve 1 ">
            <text:p>SK Kleve 1 </text:p>
          </table:table-cell>
          <table:table-cell/>
          <table:table-cell table:formula="of:=INDIRECT(&quot;R&quot;&amp;ROW([.T28])&amp;&quot;C&quot;&amp;COLUMN([.T28])+[.O28];&quot;0&quot;)" office:value-type="string" office:string-value="&quot;heim&quot;:&quot;SK Kleve 1 &quot;,">
            <text:p>"heim":"SK Kleve 1 ",</text:p>
          </table:table-cell>
          <table:table-cell table:formula="of:=IF([.P28]&gt;1;&quot;,&quot;;&quot;&quot;)&amp;&quot;{ &quot;&quot;spielnr&quot;&quot;:&quot;&quot;&quot;&amp;[.P28]&amp;&quot;&quot;&quot;,&quot;&quot;spieltag&quot;&quot;:&quot;&quot;&quot;&amp;[.L28]&amp;&quot;&quot;&quot;,&quot;&quot;bahn&quot;&quot;:&quot;&quot;&quot;&amp;[.N28]&amp;&quot;&quot;&quot;,&quot;" office:value-type="string" office:string-value=",{ &quot;spielnr&quot;:&quot;SK Kleve 1 &quot;,&quot;spieltag&quot;:&quot;2&quot;,&quot;bahn&quot;:&quot;&quot;,">
            <text:p>,{ "spielnr":"SK Kleve 1 ","spieltag":"2","bahn":"",</text:p>
          </table:table-cell>
          <table:table-cell table:formula="of:=&quot;&quot;&quot;datum&quot;&quot;:&quot;&quot;&quot;&amp;[.Q28]&amp;&quot;&quot;&quot;,&quot;&quot;uhrzeit&quot;&quot;:&quot;&quot;&quot;&amp;[.R28]&amp;&quot;&quot;&quot;,&quot;" office:value-type="string" office:string-value="&quot;datum&quot;:&quot;SK Kleve 1 &quot;,&quot;uhrzeit&quot;:&quot;SK Kleve 1 &quot;,">
            <text:p>"datum":"SK Kleve 1 ","uhrzeit":"SK Kleve 1 ",</text:p>
          </table:table-cell>
          <table:table-cell table:formula="of:=&quot;&quot;&quot;heim&quot;&quot;:&quot;&quot;&quot;&amp;[.P28]&amp;&quot;&quot;&quot;,&quot;" office:value-type="string" office:string-value="&quot;heim&quot;:&quot;SK Kleve 1 &quot;,">
            <text:p>"heim":"SK Kleve 1 ",</text:p>
          </table:table-cell>
          <table:table-cell table:formula="of:=&quot;&quot;&quot;gast&quot;&quot;:&quot;&quot;&quot;&amp;[.P28]&amp;&quot;&quot;&quot;}&quot;" office:value-type="string" office:string-value="&quot;gast&quot;:&quot;SK Kleve 1 &quot;}">
            <text:p>"gast":"SK Kleve 1 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SKC</text:p>
          </table:table-cell>
          <table:table-cell office:value-type="string">
            <text:p>Kapellen</text:p>
          </table:table-cell>
          <table:table-cell office:value-type="float" office:value="1">
            <text:p>1</text:p>
          </table:table-cell>
          <table:table-cell table:number-columns-repeated="3"/>
          <table:table-cell table:number-columns-repeated="4"/>
          <table:table-cell table:formula="of:=IF(AND([.A29]=&quot;Bahn&quot;;[.K28]=-1);0;IF(AND([.A29]&lt;&gt;&quot;Bahn&quot;;[.K28]&lt;&gt;-1);[.K28]+1;[.K28]))" office:value-type="float" office:value="-1">
            <text:p>-1</text:p>
          </table:table-cell>
          <table:table-cell table:formula="of:=IF([.B29]=&quot;Spieltag&quot;;[.L28]+1;[.L28])" office:value-type="float" office:value="2">
            <text:p>2</text:p>
          </table:table-cell>
          <table:table-cell table:formula="of:=IF(AND([.K29]&gt;0;[.K29]&lt;&gt;[.K28]);[.A29];&quot;&quot;)">
            <text:p/>
          </table:table-cell>
          <table:table-cell table:formula="of:=IF([.O29]=1;VLOOKUP([.P29];[.K25:.M524];3;0);&quot;&quot;)">
            <text:p/>
          </table:table-cell>
          <table:table-cell table:formula="of:=IF([.A30]=&quot;So&quot;;1;[.O28]+1)" office:value-type="float" office:value="4">
            <text:p>4</text:p>
          </table:table-cell>
          <table:table-cell table:formula="of:=IF([.O29]=1;[.A29];IF([.O29]=2;[.A29];IF([.O29]=3;[.C29]&amp; &quot; &quot; &amp;[.D29]&amp;&quot; &quot;&amp;[.E29]&amp;&quot; &quot; &amp;[.F29];IF([.O29]=4;[.A29]&amp; &quot; &quot; &amp;[.B29]&amp;&quot; &quot;&amp;[.C29]&amp;&quot; &quot; &amp;[.D29]))))" office:value-type="string" office:string-value="SKC Kapellen 1 ">
            <text:p>SKC Kapellen 1 </text:p>
          </table:table-cell>
          <table:table-cell table:formula="of:=IF([.O29]=1;[.A29];IF([.O29]=2;TEXT([.A30];&quot;TT.MM.JJ&quot;);IF([.O29]=3;[.C29]&amp; &quot; &quot; &amp;[.D29]&amp;&quot; &quot;&amp;[.E29]&amp;&quot; &quot; &amp;[.F29];IF([.O29]=4;[.A29]&amp; &quot; &quot; &amp;[.B29]&amp;&quot; &quot;&amp;[.C29]&amp;&quot; &quot; &amp;[.D29]))))" office:value-type="string" office:string-value="SKC Kapellen 1 ">
            <text:p>SKC Kapellen 1 </text:p>
          </table:table-cell>
          <table:table-cell table:formula="of:=IF([.O29]=1;[.A29];IF([.O29]=2;TEXT([.B30];&quot;HH:MM&quot;);IF([.O29]=3;[.C29]&amp; &quot; &quot; &amp;[.D29]&amp;&quot; &quot;&amp;[.E29]&amp;&quot; &quot; &amp;[.F29];IF([.O29]=4;[.A29]&amp; &quot; &quot; &amp;[.B29]&amp;&quot; &quot;&amp;[.C29]&amp;&quot; &quot; &amp;[.D29]))))" office:value-type="string" office:string-value="SKC Kapellen 1 ">
            <text:p>SKC Kapellen 1 </text:p>
          </table:table-cell>
          <table:table-cell/>
          <table:table-cell table:formula="of:=INDIRECT(&quot;R&quot;&amp;ROW([.T29])&amp;&quot;C&quot;&amp;COLUMN([.T29])+[.O29];&quot;0&quot;)" office:value-type="string" office:string-value="&quot;gast&quot;:&quot;SKC Kapellen 1 &quot;}">
            <text:p>"gast":"SKC Kapellen 1 "}</text:p>
          </table:table-cell>
          <table:table-cell table:formula="of:=IF([.P29]&gt;1;&quot;,&quot;;&quot;&quot;)&amp;&quot;{ &quot;&quot;spielnr&quot;&quot;:&quot;&quot;&quot;&amp;[.P29]&amp;&quot;&quot;&quot;,&quot;&quot;spieltag&quot;&quot;:&quot;&quot;&quot;&amp;[.L29]&amp;&quot;&quot;&quot;,&quot;&quot;bahn&quot;&quot;:&quot;&quot;&quot;&amp;[.N29]&amp;&quot;&quot;&quot;,&quot;" office:value-type="string" office:string-value=",{ &quot;spielnr&quot;:&quot;SKC Kapellen 1 &quot;,&quot;spieltag&quot;:&quot;2&quot;,&quot;bahn&quot;:&quot;&quot;,">
            <text:p>,{ "spielnr":"SKC Kapellen 1 ","spieltag":"2","bahn":"",</text:p>
          </table:table-cell>
          <table:table-cell table:formula="of:=&quot;&quot;&quot;datum&quot;&quot;:&quot;&quot;&quot;&amp;[.Q29]&amp;&quot;&quot;&quot;,&quot;&quot;uhrzeit&quot;&quot;:&quot;&quot;&quot;&amp;[.R29]&amp;&quot;&quot;&quot;,&quot;" office:value-type="string" office:string-value="&quot;datum&quot;:&quot;SKC Kapellen 1 &quot;,&quot;uhrzeit&quot;:&quot;SKC Kapellen 1 &quot;,">
            <text:p>"datum":"SKC Kapellen 1 ","uhrzeit":"SKC Kapellen 1 ",</text:p>
          </table:table-cell>
          <table:table-cell table:formula="of:=&quot;&quot;&quot;heim&quot;&quot;:&quot;&quot;&quot;&amp;[.P29]&amp;&quot;&quot;&quot;,&quot;" office:value-type="string" office:string-value="&quot;heim&quot;:&quot;SKC Kapellen 1 &quot;,">
            <text:p>"heim":"SKC Kapellen 1 ",</text:p>
          </table:table-cell>
          <table:table-cell table:formula="of:=&quot;&quot;&quot;gast&quot;&quot;:&quot;&quot;&quot;&amp;[.P29]&amp;&quot;&quot;&quot;}&quot;" office:value-type="string" office:string-value="&quot;gast&quot;:&quot;SKC Kapellen 1 &quot;}">
            <text:p>"gast":"SKC Kapellen 1 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number-columns-repeated="5"/>
          <table:table-cell table:number-columns-repeated="4"/>
          <table:table-cell table:formula="of:=IF(AND([.A30]=&quot;Bahn&quot;;[.K29]=-1);0;IF(AND([.A30]&lt;&gt;&quot;Bahn&quot;;[.K29]&lt;&gt;-1);[.K29]+1;[.K29]))" office:value-type="float" office:value="-1">
            <text:p>-1</text:p>
          </table:table-cell>
          <table:table-cell table:formula="of:=IF([.B30]=&quot;Spieltag&quot;;[.L29]+1;[.L29])" office:value-type="float" office:value="2">
            <text:p>2</text:p>
          </table:table-cell>
          <table:table-cell table:formula="of:=IF(AND([.K30]&gt;0;[.K30]&lt;&gt;[.K29]);[.A30];&quot;&quot;)">
            <text:p/>
          </table:table-cell>
          <table:table-cell table:formula="of:=IF([.O30]=1;VLOOKUP([.P30];[.K26:.M525];3;0);&quot;&quot;)" office:value-type="string" office:string-value="2-5">
            <text:p>2-5</text:p>
          </table:table-cell>
          <table:table-cell table:formula="of:=IF([.A31]=&quot;So&quot;;1;[.O29]+1)" office:value-type="float" office:value="1">
            <text:p>1</text:p>
          </table:table-cell>
          <table:table-cell table:formula="of:=IF([.O30]=1;[.A30];IF([.O30]=2;[.A30];IF([.O30]=3;[.C30]&amp; &quot; &quot; &amp;[.D30]&amp;&quot; &quot;&amp;[.E30]&amp;&quot; &quot; &amp;[.F30];IF([.O30]=4;[.A30]&amp; &quot; &quot; &amp;[.B30]&amp;&quot; &quot;&amp;[.C30]&amp;&quot; &quot; &amp;[.D30]))))" office:value-type="float" office:value="7">
            <text:p>7</text:p>
          </table:table-cell>
          <table:table-cell table:formula="of:=IF([.O30]=1;[.A30];IF([.O30]=2;TEXT([.A31];&quot;TT.MM.JJ&quot;);IF([.O30]=3;[.C30]&amp; &quot; &quot; &amp;[.D30]&amp;&quot; &quot;&amp;[.E30]&amp;&quot; &quot; &amp;[.F30];IF([.O30]=4;[.A30]&amp; &quot; &quot; &amp;[.B30]&amp;&quot; &quot;&amp;[.C30]&amp;&quot; &quot; &amp;[.D30]))))" office:value-type="float" office:value="7">
            <text:p>7</text:p>
          </table:table-cell>
          <table:table-cell table:formula="of:=IF([.O30]=1;[.A30];IF([.O30]=2;TEXT([.B31];&quot;HH:MM&quot;);IF([.O30]=3;[.C30]&amp; &quot; &quot; &amp;[.D30]&amp;&quot; &quot;&amp;[.E30]&amp;&quot; &quot; &amp;[.F30];IF([.O30]=4;[.A30]&amp; &quot; &quot; &amp;[.B30]&amp;&quot; &quot;&amp;[.C30]&amp;&quot; &quot; &amp;[.D30]))))" office:value-type="float" office:value="7">
            <text:p>7</text:p>
          </table:table-cell>
          <table:table-cell/>
          <table:table-cell table:formula="of:=INDIRECT(&quot;R&quot;&amp;ROW([.T30])&amp;&quot;C&quot;&amp;COLUMN([.T30])+[.O30];&quot;0&quot;)" office:value-type="string" office:string-value=",{ &quot;spielnr&quot;:&quot;7&quot;,&quot;spieltag&quot;:&quot;2&quot;,&quot;bahn&quot;:&quot;2-5&quot;,">
            <text:p>,{ "spielnr":"7","spieltag":"2","bahn":"2-5",</text:p>
          </table:table-cell>
          <table:table-cell table:formula="of:=IF([.P30]&gt;1;&quot;,&quot;;&quot;&quot;)&amp;&quot;{ &quot;&quot;spielnr&quot;&quot;:&quot;&quot;&quot;&amp;[.P30]&amp;&quot;&quot;&quot;,&quot;&quot;spieltag&quot;&quot;:&quot;&quot;&quot;&amp;[.L30]&amp;&quot;&quot;&quot;,&quot;&quot;bahn&quot;&quot;:&quot;&quot;&quot;&amp;[.N30]&amp;&quot;&quot;&quot;,&quot;" office:value-type="string" office:string-value=",{ &quot;spielnr&quot;:&quot;7&quot;,&quot;spieltag&quot;:&quot;2&quot;,&quot;bahn&quot;:&quot;2-5&quot;,">
            <text:p>,{ "spielnr":"7","spieltag":"2","bahn":"2-5",</text:p>
          </table:table-cell>
          <table:table-cell table:formula="of:=&quot;&quot;&quot;datum&quot;&quot;:&quot;&quot;&quot;&amp;[.Q30]&amp;&quot;&quot;&quot;,&quot;&quot;uhrzeit&quot;&quot;:&quot;&quot;&quot;&amp;[.R30]&amp;&quot;&quot;&quot;,&quot;" office:value-type="string" office:string-value="&quot;datum&quot;:&quot;7&quot;,&quot;uhrzeit&quot;:&quot;7&quot;,">
            <text:p>"datum":"7","uhrzeit":"7",</text:p>
          </table:table-cell>
          <table:table-cell table:formula="of:=&quot;&quot;&quot;heim&quot;&quot;:&quot;&quot;&quot;&amp;[.P30]&amp;&quot;&quot;&quot;,&quot;" office:value-type="string" office:string-value="&quot;heim&quot;:&quot;7&quot;,">
            <text:p>"heim":"7",</text:p>
          </table:table-cell>
          <table:table-cell table:formula="of:=&quot;&quot;&quot;gast&quot;&quot;:&quot;&quot;&quot;&amp;[.P30]&amp;&quot;&quot;&quot;}&quot;" office:value-type="string" office:string-value="&quot;gast&quot;:&quot;7&quot;}">
            <text:p>"gast":"7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So</text:p>
          </table:table-cell>
          <table:table-cell table:number-columns-repeated="5"/>
          <table:table-cell table:number-columns-repeated="4"/>
          <table:table-cell table:formula="of:=IF(AND([.A31]=&quot;Bahn&quot;;[.K30]=-1);0;IF(AND([.A31]&lt;&gt;&quot;Bahn&quot;;[.K30]&lt;&gt;-1);[.K30]+1;[.K30]))" office:value-type="float" office:value="-1">
            <text:p>-1</text:p>
          </table:table-cell>
          <table:table-cell table:formula="of:=IF([.B31]=&quot;Spieltag&quot;;[.L30]+1;[.L30])" office:value-type="float" office:value="2">
            <text:p>2</text:p>
          </table:table-cell>
          <table:table-cell table:formula="of:=IF(AND([.K31]&gt;0;[.K31]&lt;&gt;[.K30]);[.A31];&quot;&quot;)">
            <text:p/>
          </table:table-cell>
          <table:table-cell table:formula="of:=IF([.O31]=1;VLOOKUP([.P31];[.K27:.M526];3;0);&quot;&quot;)">
            <text:p/>
          </table:table-cell>
          <table:table-cell table:formula="of:=IF([.A32]=&quot;So&quot;;1;[.O30]+1)" office:value-type="float" office:value="2">
            <text:p>2</text:p>
          </table:table-cell>
          <table:table-cell table:formula="of:=IF([.O31]=1;[.A31];IF([.O31]=2;[.A31];IF([.O31]=3;[.C31]&amp; &quot; &quot; &amp;[.D31]&amp;&quot; &quot;&amp;[.E31]&amp;&quot; &quot; &amp;[.F31];IF([.O31]=4;[.A31]&amp; &quot; &quot; &amp;[.B31]&amp;&quot; &quot;&amp;[.C31]&amp;&quot; &quot; &amp;[.D31]))))" office:value-type="string" office:string-value="So">
            <text:p>So</text:p>
          </table:table-cell>
          <table:table-cell table:formula="of:=IF([.O31]=1;[.A31];IF([.O31]=2;TEXT([.A32];&quot;TT.MM.JJ&quot;);IF([.O31]=3;[.C31]&amp; &quot; &quot; &amp;[.D31]&amp;&quot; &quot;&amp;[.E31]&amp;&quot; &quot; &amp;[.F31];IF([.O31]=4;[.A31]&amp; &quot; &quot; &amp;[.B31]&amp;&quot; &quot;&amp;[.C31]&amp;&quot; &quot; &amp;[.D31]))))" office:value-type="string" office:string-value="23.09.12">
            <text:p>23.09.12</text:p>
          </table:table-cell>
          <table:table-cell table:formula="of:=IF([.O31]=1;[.A31];IF([.O31]=2;TEXT([.B32];&quot;HH:MM&quot;);IF([.O31]=3;[.C31]&amp; &quot; &quot; &amp;[.D31]&amp;&quot; &quot;&amp;[.E31]&amp;&quot; &quot; &amp;[.F31];IF([.O31]=4;[.A31]&amp; &quot; &quot; &amp;[.B31]&amp;&quot; &quot;&amp;[.C31]&amp;&quot; &quot; &amp;[.D31]))))" office:value-type="string" office:string-value="13:00">
            <text:p>13:00</text:p>
          </table:table-cell>
          <table:table-cell/>
          <table:table-cell table:formula="of:=INDIRECT(&quot;R&quot;&amp;ROW([.T31])&amp;&quot;C&quot;&amp;COLUMN([.T31])+[.O31];&quot;0&quot;)" office:value-type="string" office:string-value="&quot;datum&quot;:&quot;23.09.12&quot;,&quot;uhrzeit&quot;:&quot;13:00&quot;,">
            <text:p>"datum":"23.09.12","uhrzeit":"13:00",</text:p>
          </table:table-cell>
          <table:table-cell table:formula="of:=IF([.P31]&gt;1;&quot;,&quot;;&quot;&quot;)&amp;&quot;{ &quot;&quot;spielnr&quot;&quot;:&quot;&quot;&quot;&amp;[.P31]&amp;&quot;&quot;&quot;,&quot;&quot;spieltag&quot;&quot;:&quot;&quot;&quot;&amp;[.L31]&amp;&quot;&quot;&quot;,&quot;&quot;bahn&quot;&quot;:&quot;&quot;&quot;&amp;[.N31]&amp;&quot;&quot;&quot;,&quot;" office:value-type="string" office:string-value=",{ &quot;spielnr&quot;:&quot;So&quot;,&quot;spieltag&quot;:&quot;2&quot;,&quot;bahn&quot;:&quot;&quot;,">
            <text:p>,{ "spielnr":"So","spieltag":"2","bahn":"",</text:p>
          </table:table-cell>
          <table:table-cell table:formula="of:=&quot;&quot;&quot;datum&quot;&quot;:&quot;&quot;&quot;&amp;[.Q31]&amp;&quot;&quot;&quot;,&quot;&quot;uhrzeit&quot;&quot;:&quot;&quot;&quot;&amp;[.R31]&amp;&quot;&quot;&quot;,&quot;" office:value-type="string" office:string-value="&quot;datum&quot;:&quot;23.09.12&quot;,&quot;uhrzeit&quot;:&quot;13:00&quot;,">
            <text:p>"datum":"23.09.12","uhrzeit":"13:00",</text:p>
          </table:table-cell>
          <table:table-cell table:formula="of:=&quot;&quot;&quot;heim&quot;&quot;:&quot;&quot;&quot;&amp;[.P31]&amp;&quot;&quot;&quot;,&quot;" office:value-type="string" office:string-value="&quot;heim&quot;:&quot;So&quot;,">
            <text:p>"heim":"So",</text:p>
          </table:table-cell>
          <table:table-cell table:formula="of:=&quot;&quot;&quot;gast&quot;&quot;:&quot;&quot;&quot;&amp;[.P31]&amp;&quot;&quot;&quot;}&quot;" office:value-type="string" office:string-value="&quot;gast&quot;:&quot;So&quot;}">
            <text:p>"gast":"So"}</text:p>
          </table:table-cell>
          <table:table-cell office:value-type="string">
            <text:p><text:s/></text:p>
          </table:table-cell>
        </table:table-row>
        <table:table-row table:style-name="ro2">
          <table:table-cell table:style-name="ce1" office:value-type="date" office:date-value="2012-09-23">
            <text:p>23.09.12</text:p>
          </table:table-cell>
          <table:table-cell table:style-name="ce3" office:value-type="time" office:time-value="PT13H00M00S">
            <text:p>13:00:00</text:p>
          </table:table-cell>
          <table:table-cell office:value-type="string">
            <text:p>KSF</text:p>
          </table:table-cell>
          <table:table-cell office:value-type="float" office:value="32">
            <text:p>32</text:p>
          </table:table-cell>
          <table:table-cell office:value-type="string">
            <text:p>Duisburg</text:p>
          </table:table-cell>
          <table:table-cell office:value-type="float" office:value="1">
            <text:p>1</text:p>
          </table:table-cell>
          <table:table-cell table:number-columns-repeated="4"/>
          <table:table-cell table:formula="of:=IF(AND([.A32]=&quot;Bahn&quot;;[.K31]=-1);0;IF(AND([.A32]&lt;&gt;&quot;Bahn&quot;;[.K31]&lt;&gt;-1);[.K31]+1;[.K31]))" office:value-type="float" office:value="-1">
            <text:p>-1</text:p>
          </table:table-cell>
          <table:table-cell table:formula="of:=IF([.B32]=&quot;Spieltag&quot;;[.L31]+1;[.L31])" office:value-type="float" office:value="2">
            <text:p>2</text:p>
          </table:table-cell>
          <table:table-cell table:formula="of:=IF(AND([.K32]&gt;0;[.K32]&lt;&gt;[.K31]);[.A32];&quot;&quot;)">
            <text:p/>
          </table:table-cell>
          <table:table-cell table:formula="of:=IF([.O32]=1;VLOOKUP([.P32];[.K28:.M527];3;0);&quot;&quot;)">
            <text:p/>
          </table:table-cell>
          <table:table-cell table:formula="of:=IF([.A33]=&quot;So&quot;;1;[.O31]+1)" office:value-type="float" office:value="3">
            <text:p>3</text:p>
          </table:table-cell>
          <table:table-cell table:formula="of:=IF([.O32]=1;[.A32];IF([.O32]=2;[.A32];IF([.O32]=3;[.C32]&amp; &quot; &quot; &amp;[.D32]&amp;&quot; &quot;&amp;[.E32]&amp;&quot; &quot; &amp;[.F32];IF([.O32]=4;[.A32]&amp; &quot; &quot; &amp;[.B32]&amp;&quot; &quot;&amp;[.C32]&amp;&quot; &quot; &amp;[.D32]))))" office:value-type="string" office:string-value="KSF 32 Duisburg 1">
            <text:p>KSF 32 Duisburg 1</text:p>
          </table:table-cell>
          <table:table-cell table:formula="of:=IF([.O32]=1;[.A32];IF([.O32]=2;TEXT([.A33];&quot;TT.MM.JJ&quot;);IF([.O32]=3;[.C32]&amp; &quot; &quot; &amp;[.D32]&amp;&quot; &quot;&amp;[.E32]&amp;&quot; &quot; &amp;[.F32];IF([.O32]=4;[.A32]&amp; &quot; &quot; &amp;[.B32]&amp;&quot; &quot;&amp;[.C32]&amp;&quot; &quot; &amp;[.D32]))))" office:value-type="string" office:string-value="KSF 32 Duisburg 1">
            <text:p>KSF 32 Duisburg 1</text:p>
          </table:table-cell>
          <table:table-cell table:formula="of:=IF([.O32]=1;[.A32];IF([.O32]=2;TEXT([.B33];&quot;HH:MM&quot;);IF([.O32]=3;[.C32]&amp; &quot; &quot; &amp;[.D32]&amp;&quot; &quot;&amp;[.E32]&amp;&quot; &quot; &amp;[.F32];IF([.O32]=4;[.A32]&amp; &quot; &quot; &amp;[.B32]&amp;&quot; &quot;&amp;[.C32]&amp;&quot; &quot; &amp;[.D32]))))" office:value-type="string" office:string-value="KSF 32 Duisburg 1">
            <text:p>KSF 32 Duisburg 1</text:p>
          </table:table-cell>
          <table:table-cell/>
          <table:table-cell table:formula="of:=INDIRECT(&quot;R&quot;&amp;ROW([.T32])&amp;&quot;C&quot;&amp;COLUMN([.T32])+[.O32];&quot;0&quot;)" office:value-type="string" office:string-value="&quot;heim&quot;:&quot;KSF 32 Duisburg 1&quot;,">
            <text:p>"heim":"KSF 32 Duisburg 1",</text:p>
          </table:table-cell>
          <table:table-cell table:formula="of:=IF([.P32]&gt;1;&quot;,&quot;;&quot;&quot;)&amp;&quot;{ &quot;&quot;spielnr&quot;&quot;:&quot;&quot;&quot;&amp;[.P32]&amp;&quot;&quot;&quot;,&quot;&quot;spieltag&quot;&quot;:&quot;&quot;&quot;&amp;[.L32]&amp;&quot;&quot;&quot;,&quot;&quot;bahn&quot;&quot;:&quot;&quot;&quot;&amp;[.N32]&amp;&quot;&quot;&quot;,&quot;" office:value-type="string" office:string-value=",{ &quot;spielnr&quot;:&quot;KSF 32 Duisburg 1&quot;,&quot;spieltag&quot;:&quot;2&quot;,&quot;bahn&quot;:&quot;&quot;,">
            <text:p>,{ "spielnr":"KSF 32 Duisburg 1","spieltag":"2","bahn":"",</text:p>
          </table:table-cell>
          <table:table-cell table:formula="of:=&quot;&quot;&quot;datum&quot;&quot;:&quot;&quot;&quot;&amp;[.Q32]&amp;&quot;&quot;&quot;,&quot;&quot;uhrzeit&quot;&quot;:&quot;&quot;&quot;&amp;[.R32]&amp;&quot;&quot;&quot;,&quot;" office:value-type="string" office:string-value="&quot;datum&quot;:&quot;KSF 32 Duisburg 1&quot;,&quot;uhrzeit&quot;:&quot;KSF 32 Duisburg 1&quot;,">
            <text:p>"datum":"KSF 32 Duisburg 1","uhrzeit":"KSF 32 Duisburg 1",</text:p>
          </table:table-cell>
          <table:table-cell table:formula="of:=&quot;&quot;&quot;heim&quot;&quot;:&quot;&quot;&quot;&amp;[.P32]&amp;&quot;&quot;&quot;,&quot;" office:value-type="string" office:string-value="&quot;heim&quot;:&quot;KSF 32 Duisburg 1&quot;,">
            <text:p>"heim":"KSF 32 Duisburg 1",</text:p>
          </table:table-cell>
          <table:table-cell table:formula="of:=&quot;&quot;&quot;gast&quot;&quot;:&quot;&quot;&quot;&amp;[.P32]&amp;&quot;&quot;&quot;}&quot;" office:value-type="string" office:string-value="&quot;gast&quot;:&quot;KSF 32 Duisburg 1&quot;}">
            <text:p>"gast":"KSF 32 Duisburg 1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KSG</text:p>
          </table:table-cell>
          <table:table-cell office:value-type="float" office:value="31">
            <text:p>31</text:p>
          </table:table-cell>
          <table:table-cell office:value-type="string">
            <text:p>Essen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4"/>
          <table:table-cell table:formula="of:=IF(AND([.A33]=&quot;Bahn&quot;;[.K32]=-1);0;IF(AND([.A33]&lt;&gt;&quot;Bahn&quot;;[.K32]&lt;&gt;-1);[.K32]+1;[.K32]))" office:value-type="float" office:value="-1">
            <text:p>-1</text:p>
          </table:table-cell>
          <table:table-cell table:formula="of:=IF([.B33]=&quot;Spieltag&quot;;[.L32]+1;[.L32])" office:value-type="float" office:value="2">
            <text:p>2</text:p>
          </table:table-cell>
          <table:table-cell table:formula="of:=IF(AND([.K33]&gt;0;[.K33]&lt;&gt;[.K32]);[.A33];&quot;&quot;)">
            <text:p/>
          </table:table-cell>
          <table:table-cell table:formula="of:=IF([.O33]=1;VLOOKUP([.P33];[.K29:.M528];3;0);&quot;&quot;)">
            <text:p/>
          </table:table-cell>
          <table:table-cell table:formula="of:=IF([.A34]=&quot;So&quot;;1;[.O32]+1)" office:value-type="float" office:value="4">
            <text:p>4</text:p>
          </table:table-cell>
          <table:table-cell table:formula="of:=IF([.O33]=1;[.A33];IF([.O33]=2;[.A33];IF([.O33]=3;[.C33]&amp; &quot; &quot; &amp;[.D33]&amp;&quot; &quot;&amp;[.E33]&amp;&quot; &quot; &amp;[.F33];IF([.O33]=4;[.A33]&amp; &quot; &quot; &amp;[.B33]&amp;&quot; &quot;&amp;[.C33]&amp;&quot; &quot; &amp;[.D33]))))" office:value-type="string" office:string-value="KSG 31 Essen 2">
            <text:p>KSG 31 Essen 2</text:p>
          </table:table-cell>
          <table:table-cell table:formula="of:=IF([.O33]=1;[.A33];IF([.O33]=2;TEXT([.A34];&quot;TT.MM.JJ&quot;);IF([.O33]=3;[.C33]&amp; &quot; &quot; &amp;[.D33]&amp;&quot; &quot;&amp;[.E33]&amp;&quot; &quot; &amp;[.F33];IF([.O33]=4;[.A33]&amp; &quot; &quot; &amp;[.B33]&amp;&quot; &quot;&amp;[.C33]&amp;&quot; &quot; &amp;[.D33]))))" office:value-type="string" office:string-value="KSG 31 Essen 2">
            <text:p>KSG 31 Essen 2</text:p>
          </table:table-cell>
          <table:table-cell table:formula="of:=IF([.O33]=1;[.A33];IF([.O33]=2;TEXT([.B34];&quot;HH:MM&quot;);IF([.O33]=3;[.C33]&amp; &quot; &quot; &amp;[.D33]&amp;&quot; &quot;&amp;[.E33]&amp;&quot; &quot; &amp;[.F33];IF([.O33]=4;[.A33]&amp; &quot; &quot; &amp;[.B33]&amp;&quot; &quot;&amp;[.C33]&amp;&quot; &quot; &amp;[.D33]))))" office:value-type="string" office:string-value="KSG 31 Essen 2">
            <text:p>KSG 31 Essen 2</text:p>
          </table:table-cell>
          <table:table-cell/>
          <table:table-cell table:formula="of:=INDIRECT(&quot;R&quot;&amp;ROW([.T33])&amp;&quot;C&quot;&amp;COLUMN([.T33])+[.O33];&quot;0&quot;)" office:value-type="string" office:string-value="&quot;gast&quot;:&quot;KSG 31 Essen 2&quot;}">
            <text:p>"gast":"KSG 31 Essen 2"}</text:p>
          </table:table-cell>
          <table:table-cell table:formula="of:=IF([.P33]&gt;1;&quot;,&quot;;&quot;&quot;)&amp;&quot;{ &quot;&quot;spielnr&quot;&quot;:&quot;&quot;&quot;&amp;[.P33]&amp;&quot;&quot;&quot;,&quot;&quot;spieltag&quot;&quot;:&quot;&quot;&quot;&amp;[.L33]&amp;&quot;&quot;&quot;,&quot;&quot;bahn&quot;&quot;:&quot;&quot;&quot;&amp;[.N33]&amp;&quot;&quot;&quot;,&quot;" office:value-type="string" office:string-value=",{ &quot;spielnr&quot;:&quot;KSG 31 Essen 2&quot;,&quot;spieltag&quot;:&quot;2&quot;,&quot;bahn&quot;:&quot;&quot;,">
            <text:p>,{ "spielnr":"KSG 31 Essen 2","spieltag":"2","bahn":"",</text:p>
          </table:table-cell>
          <table:table-cell table:formula="of:=&quot;&quot;&quot;datum&quot;&quot;:&quot;&quot;&quot;&amp;[.Q33]&amp;&quot;&quot;&quot;,&quot;&quot;uhrzeit&quot;&quot;:&quot;&quot;&quot;&amp;[.R33]&amp;&quot;&quot;&quot;,&quot;" office:value-type="string" office:string-value="&quot;datum&quot;:&quot;KSG 31 Essen 2&quot;,&quot;uhrzeit&quot;:&quot;KSG 31 Essen 2&quot;,">
            <text:p>"datum":"KSG 31 Essen 2","uhrzeit":"KSG 31 Essen 2",</text:p>
          </table:table-cell>
          <table:table-cell table:formula="of:=&quot;&quot;&quot;heim&quot;&quot;:&quot;&quot;&quot;&amp;[.P33]&amp;&quot;&quot;&quot;,&quot;" office:value-type="string" office:string-value="&quot;heim&quot;:&quot;KSG 31 Essen 2&quot;,">
            <text:p>"heim":"KSG 31 Essen 2",</text:p>
          </table:table-cell>
          <table:table-cell table:formula="of:=&quot;&quot;&quot;gast&quot;&quot;:&quot;&quot;&quot;&amp;[.P33]&amp;&quot;&quot;&quot;}&quot;" office:value-type="string" office:string-value="&quot;gast&quot;:&quot;KSG 31 Essen 2&quot;}">
            <text:p>"gast":"KSG 31 Essen 2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number-columns-repeated="5"/>
          <table:table-cell table:number-columns-repeated="4"/>
          <table:table-cell table:formula="of:=IF(AND([.A34]=&quot;Bahn&quot;;[.K33]=-1);0;IF(AND([.A34]&lt;&gt;&quot;Bahn&quot;;[.K33]&lt;&gt;-1);[.K33]+1;[.K33]))" office:value-type="float" office:value="-1">
            <text:p>-1</text:p>
          </table:table-cell>
          <table:table-cell table:formula="of:=IF([.B34]=&quot;Spieltag&quot;;[.L33]+1;[.L33])" office:value-type="float" office:value="2">
            <text:p>2</text:p>
          </table:table-cell>
          <table:table-cell table:formula="of:=IF(AND([.K34]&gt;0;[.K34]&lt;&gt;[.K33]);[.A34];&quot;&quot;)">
            <text:p/>
          </table:table-cell>
          <table:table-cell table:formula="of:=IF([.O34]=1;VLOOKUP([.P34];[.K30:.M529];3;0);&quot;&quot;)" office:value-type="string" office:string-value="1-4">
            <text:p>1-4</text:p>
          </table:table-cell>
          <table:table-cell table:formula="of:=IF([.A35]=&quot;So&quot;;1;[.O33]+1)" office:value-type="float" office:value="1">
            <text:p>1</text:p>
          </table:table-cell>
          <table:table-cell table:formula="of:=IF([.O34]=1;[.A34];IF([.O34]=2;[.A34];IF([.O34]=3;[.C34]&amp; &quot; &quot; &amp;[.D34]&amp;&quot; &quot;&amp;[.E34]&amp;&quot; &quot; &amp;[.F34];IF([.O34]=4;[.A34]&amp; &quot; &quot; &amp;[.B34]&amp;&quot; &quot;&amp;[.C34]&amp;&quot; &quot; &amp;[.D34]))))" office:value-type="float" office:value="8">
            <text:p>8</text:p>
          </table:table-cell>
          <table:table-cell table:formula="of:=IF([.O34]=1;[.A34];IF([.O34]=2;TEXT([.A35];&quot;TT.MM.JJ&quot;);IF([.O34]=3;[.C34]&amp; &quot; &quot; &amp;[.D34]&amp;&quot; &quot;&amp;[.E34]&amp;&quot; &quot; &amp;[.F34];IF([.O34]=4;[.A34]&amp; &quot; &quot; &amp;[.B34]&amp;&quot; &quot;&amp;[.C34]&amp;&quot; &quot; &amp;[.D34]))))" office:value-type="float" office:value="8">
            <text:p>8</text:p>
          </table:table-cell>
          <table:table-cell table:formula="of:=IF([.O34]=1;[.A34];IF([.O34]=2;TEXT([.B35];&quot;HH:MM&quot;);IF([.O34]=3;[.C34]&amp; &quot; &quot; &amp;[.D34]&amp;&quot; &quot;&amp;[.E34]&amp;&quot; &quot; &amp;[.F34];IF([.O34]=4;[.A34]&amp; &quot; &quot; &amp;[.B34]&amp;&quot; &quot;&amp;[.C34]&amp;&quot; &quot; &amp;[.D34]))))" office:value-type="float" office:value="8">
            <text:p>8</text:p>
          </table:table-cell>
          <table:table-cell/>
          <table:table-cell table:formula="of:=INDIRECT(&quot;R&quot;&amp;ROW([.T34])&amp;&quot;C&quot;&amp;COLUMN([.T34])+[.O34];&quot;0&quot;)" office:value-type="string" office:string-value=",{ &quot;spielnr&quot;:&quot;8&quot;,&quot;spieltag&quot;:&quot;2&quot;,&quot;bahn&quot;:&quot;1-4&quot;,">
            <text:p>,{ "spielnr":"8","spieltag":"2","bahn":"1-4",</text:p>
          </table:table-cell>
          <table:table-cell table:formula="of:=IF([.P34]&gt;1;&quot;,&quot;;&quot;&quot;)&amp;&quot;{ &quot;&quot;spielnr&quot;&quot;:&quot;&quot;&quot;&amp;[.P34]&amp;&quot;&quot;&quot;,&quot;&quot;spieltag&quot;&quot;:&quot;&quot;&quot;&amp;[.L34]&amp;&quot;&quot;&quot;,&quot;&quot;bahn&quot;&quot;:&quot;&quot;&quot;&amp;[.N34]&amp;&quot;&quot;&quot;,&quot;" office:value-type="string" office:string-value=",{ &quot;spielnr&quot;:&quot;8&quot;,&quot;spieltag&quot;:&quot;2&quot;,&quot;bahn&quot;:&quot;1-4&quot;,">
            <text:p>,{ "spielnr":"8","spieltag":"2","bahn":"1-4",</text:p>
          </table:table-cell>
          <table:table-cell table:formula="of:=&quot;&quot;&quot;datum&quot;&quot;:&quot;&quot;&quot;&amp;[.Q34]&amp;&quot;&quot;&quot;,&quot;&quot;uhrzeit&quot;&quot;:&quot;&quot;&quot;&amp;[.R34]&amp;&quot;&quot;&quot;,&quot;" office:value-type="string" office:string-value="&quot;datum&quot;:&quot;8&quot;,&quot;uhrzeit&quot;:&quot;8&quot;,">
            <text:p>"datum":"8","uhrzeit":"8",</text:p>
          </table:table-cell>
          <table:table-cell table:formula="of:=&quot;&quot;&quot;heim&quot;&quot;:&quot;&quot;&quot;&amp;[.P34]&amp;&quot;&quot;&quot;,&quot;" office:value-type="string" office:string-value="&quot;heim&quot;:&quot;8&quot;,">
            <text:p>"heim":"8",</text:p>
          </table:table-cell>
          <table:table-cell table:formula="of:=&quot;&quot;&quot;gast&quot;&quot;:&quot;&quot;&quot;&amp;[.P34]&amp;&quot;&quot;&quot;}&quot;" office:value-type="string" office:string-value="&quot;gast&quot;:&quot;8&quot;}">
            <text:p>"gast":"8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So</text:p>
          </table:table-cell>
          <table:table-cell table:number-columns-repeated="5"/>
          <table:table-cell table:number-columns-repeated="4"/>
          <table:table-cell table:formula="of:=IF(AND([.A35]=&quot;Bahn&quot;;[.K34]=-1);0;IF(AND([.A35]&lt;&gt;&quot;Bahn&quot;;[.K34]&lt;&gt;-1);[.K34]+1;[.K34]))" office:value-type="float" office:value="-1">
            <text:p>-1</text:p>
          </table:table-cell>
          <table:table-cell table:formula="of:=IF([.B35]=&quot;Spieltag&quot;;[.L34]+1;[.L34])" office:value-type="float" office:value="2">
            <text:p>2</text:p>
          </table:table-cell>
          <table:table-cell table:formula="of:=IF(AND([.K35]&gt;0;[.K35]&lt;&gt;[.K34]);[.A35];&quot;&quot;)">
            <text:p/>
          </table:table-cell>
          <table:table-cell table:formula="of:=IF([.O35]=1;VLOOKUP([.P35];[.K31:.M530];3;0);&quot;&quot;)">
            <text:p/>
          </table:table-cell>
          <table:table-cell table:formula="of:=IF([.A36]=&quot;So&quot;;1;[.O34]+1)" office:value-type="float" office:value="2">
            <text:p>2</text:p>
          </table:table-cell>
          <table:table-cell table:formula="of:=IF([.O35]=1;[.A35];IF([.O35]=2;[.A35];IF([.O35]=3;[.C35]&amp; &quot; &quot; &amp;[.D35]&amp;&quot; &quot;&amp;[.E35]&amp;&quot; &quot; &amp;[.F35];IF([.O35]=4;[.A35]&amp; &quot; &quot; &amp;[.B35]&amp;&quot; &quot;&amp;[.C35]&amp;&quot; &quot; &amp;[.D35]))))" office:value-type="string" office:string-value="So">
            <text:p>So</text:p>
          </table:table-cell>
          <table:table-cell table:formula="of:=IF([.O35]=1;[.A35];IF([.O35]=2;TEXT([.A36];&quot;TT.MM.JJ&quot;);IF([.O35]=3;[.C35]&amp; &quot; &quot; &amp;[.D35]&amp;&quot; &quot;&amp;[.E35]&amp;&quot; &quot; &amp;[.F35];IF([.O35]=4;[.A35]&amp; &quot; &quot; &amp;[.B35]&amp;&quot; &quot;&amp;[.C35]&amp;&quot; &quot; &amp;[.D35]))))" office:value-type="string" office:string-value="23.09.12">
            <text:p>23.09.12</text:p>
          </table:table-cell>
          <table:table-cell table:formula="of:=IF([.O35]=1;[.A35];IF([.O35]=2;TEXT([.B36];&quot;HH:MM&quot;);IF([.O35]=3;[.C35]&amp; &quot; &quot; &amp;[.D35]&amp;&quot; &quot;&amp;[.E35]&amp;&quot; &quot; &amp;[.F35];IF([.O35]=4;[.A35]&amp; &quot; &quot; &amp;[.B35]&amp;&quot; &quot;&amp;[.C35]&amp;&quot; &quot; &amp;[.D35]))))" office:value-type="string" office:string-value="10:00">
            <text:p>10:00</text:p>
          </table:table-cell>
          <table:table-cell/>
          <table:table-cell table:formula="of:=INDIRECT(&quot;R&quot;&amp;ROW([.T35])&amp;&quot;C&quot;&amp;COLUMN([.T35])+[.O35];&quot;0&quot;)" office:value-type="string" office:string-value="&quot;datum&quot;:&quot;23.09.12&quot;,&quot;uhrzeit&quot;:&quot;10:00&quot;,">
            <text:p>"datum":"23.09.12","uhrzeit":"10:00",</text:p>
          </table:table-cell>
          <table:table-cell table:formula="of:=IF([.P35]&gt;1;&quot;,&quot;;&quot;&quot;)&amp;&quot;{ &quot;&quot;spielnr&quot;&quot;:&quot;&quot;&quot;&amp;[.P35]&amp;&quot;&quot;&quot;,&quot;&quot;spieltag&quot;&quot;:&quot;&quot;&quot;&amp;[.L35]&amp;&quot;&quot;&quot;,&quot;&quot;bahn&quot;&quot;:&quot;&quot;&quot;&amp;[.N35]&amp;&quot;&quot;&quot;,&quot;" office:value-type="string" office:string-value=",{ &quot;spielnr&quot;:&quot;So&quot;,&quot;spieltag&quot;:&quot;2&quot;,&quot;bahn&quot;:&quot;&quot;,">
            <text:p>,{ "spielnr":"So","spieltag":"2","bahn":"",</text:p>
          </table:table-cell>
          <table:table-cell table:formula="of:=&quot;&quot;&quot;datum&quot;&quot;:&quot;&quot;&quot;&amp;[.Q35]&amp;&quot;&quot;&quot;,&quot;&quot;uhrzeit&quot;&quot;:&quot;&quot;&quot;&amp;[.R35]&amp;&quot;&quot;&quot;,&quot;" office:value-type="string" office:string-value="&quot;datum&quot;:&quot;23.09.12&quot;,&quot;uhrzeit&quot;:&quot;10:00&quot;,">
            <text:p>"datum":"23.09.12","uhrzeit":"10:00",</text:p>
          </table:table-cell>
          <table:table-cell table:formula="of:=&quot;&quot;&quot;heim&quot;&quot;:&quot;&quot;&quot;&amp;[.P35]&amp;&quot;&quot;&quot;,&quot;" office:value-type="string" office:string-value="&quot;heim&quot;:&quot;So&quot;,">
            <text:p>"heim":"So",</text:p>
          </table:table-cell>
          <table:table-cell table:formula="of:=&quot;&quot;&quot;gast&quot;&quot;:&quot;&quot;&quot;&amp;[.P35]&amp;&quot;&quot;&quot;}&quot;" office:value-type="string" office:string-value="&quot;gast&quot;:&quot;So&quot;}">
            <text:p>"gast":"So"}</text:p>
          </table:table-cell>
          <table:table-cell office:value-type="string">
            <text:p><text:s/></text:p>
          </table:table-cell>
        </table:table-row>
        <table:table-row table:style-name="ro2">
          <table:table-cell table:style-name="ce1" office:value-type="date" office:date-value="2012-09-23">
            <text:p>23.09.12</text:p>
          </table:table-cell>
          <table:table-cell table:style-name="ce3" office:value-type="time" office:time-value="PT10H00M00S">
            <text:p>10:00:00</text:p>
          </table:table-cell>
          <table:table-cell office:value-type="string">
            <text:p>SKV</text:p>
          </table:table-cell>
          <table:table-cell office:value-type="string">
            <text:p>Rees</text:p>
          </table:table-cell>
          <table:table-cell office:value-type="float" office:value="3">
            <text:p>3</text:p>
          </table:table-cell>
          <table:table-cell/>
          <table:table-cell table:number-columns-repeated="4"/>
          <table:table-cell table:formula="of:=IF(AND([.A36]=&quot;Bahn&quot;;[.K35]=-1);0;IF(AND([.A36]&lt;&gt;&quot;Bahn&quot;;[.K35]&lt;&gt;-1);[.K35]+1;[.K35]))" office:value-type="float" office:value="-1">
            <text:p>-1</text:p>
          </table:table-cell>
          <table:table-cell table:formula="of:=IF([.B36]=&quot;Spieltag&quot;;[.L35]+1;[.L35])" office:value-type="float" office:value="2">
            <text:p>2</text:p>
          </table:table-cell>
          <table:table-cell table:formula="of:=IF(AND([.K36]&gt;0;[.K36]&lt;&gt;[.K35]);[.A36];&quot;&quot;)">
            <text:p/>
          </table:table-cell>
          <table:table-cell table:formula="of:=IF([.O36]=1;VLOOKUP([.P36];[.K32:.M531];3;0);&quot;&quot;)">
            <text:p/>
          </table:table-cell>
          <table:table-cell table:formula="of:=IF([.A37]=&quot;So&quot;;1;[.O35]+1)" office:value-type="float" office:value="3">
            <text:p>3</text:p>
          </table:table-cell>
          <table:table-cell table:formula="of:=IF([.O36]=1;[.A36];IF([.O36]=2;[.A36];IF([.O36]=3;[.C36]&amp; &quot; &quot; &amp;[.D36]&amp;&quot; &quot;&amp;[.E36]&amp;&quot; &quot; &amp;[.F36];IF([.O36]=4;[.A36]&amp; &quot; &quot; &amp;[.B36]&amp;&quot; &quot;&amp;[.C36]&amp;&quot; &quot; &amp;[.D36]))))" office:value-type="string" office:string-value="SKV Rees 3 ">
            <text:p>SKV Rees 3 </text:p>
          </table:table-cell>
          <table:table-cell table:formula="of:=IF([.O36]=1;[.A36];IF([.O36]=2;TEXT([.A37];&quot;TT.MM.JJ&quot;);IF([.O36]=3;[.C36]&amp; &quot; &quot; &amp;[.D36]&amp;&quot; &quot;&amp;[.E36]&amp;&quot; &quot; &amp;[.F36];IF([.O36]=4;[.A36]&amp; &quot; &quot; &amp;[.B36]&amp;&quot; &quot;&amp;[.C36]&amp;&quot; &quot; &amp;[.D36]))))" office:value-type="string" office:string-value="SKV Rees 3 ">
            <text:p>SKV Rees 3 </text:p>
          </table:table-cell>
          <table:table-cell table:formula="of:=IF([.O36]=1;[.A36];IF([.O36]=2;TEXT([.B37];&quot;HH:MM&quot;);IF([.O36]=3;[.C36]&amp; &quot; &quot; &amp;[.D36]&amp;&quot; &quot;&amp;[.E36]&amp;&quot; &quot; &amp;[.F36];IF([.O36]=4;[.A36]&amp; &quot; &quot; &amp;[.B36]&amp;&quot; &quot;&amp;[.C36]&amp;&quot; &quot; &amp;[.D36]))))" office:value-type="string" office:string-value="SKV Rees 3 ">
            <text:p>SKV Rees 3 </text:p>
          </table:table-cell>
          <table:table-cell/>
          <table:table-cell table:formula="of:=INDIRECT(&quot;R&quot;&amp;ROW([.T36])&amp;&quot;C&quot;&amp;COLUMN([.T36])+[.O36];&quot;0&quot;)" office:value-type="string" office:string-value="&quot;heim&quot;:&quot;SKV Rees 3 &quot;,">
            <text:p>"heim":"SKV Rees 3 ",</text:p>
          </table:table-cell>
          <table:table-cell table:formula="of:=IF([.P36]&gt;1;&quot;,&quot;;&quot;&quot;)&amp;&quot;{ &quot;&quot;spielnr&quot;&quot;:&quot;&quot;&quot;&amp;[.P36]&amp;&quot;&quot;&quot;,&quot;&quot;spieltag&quot;&quot;:&quot;&quot;&quot;&amp;[.L36]&amp;&quot;&quot;&quot;,&quot;&quot;bahn&quot;&quot;:&quot;&quot;&quot;&amp;[.N36]&amp;&quot;&quot;&quot;,&quot;" office:value-type="string" office:string-value=",{ &quot;spielnr&quot;:&quot;SKV Rees 3 &quot;,&quot;spieltag&quot;:&quot;2&quot;,&quot;bahn&quot;:&quot;&quot;,">
            <text:p>,{ "spielnr":"SKV Rees 3 ","spieltag":"2","bahn":"",</text:p>
          </table:table-cell>
          <table:table-cell table:formula="of:=&quot;&quot;&quot;datum&quot;&quot;:&quot;&quot;&quot;&amp;[.Q36]&amp;&quot;&quot;&quot;,&quot;&quot;uhrzeit&quot;&quot;:&quot;&quot;&quot;&amp;[.R36]&amp;&quot;&quot;&quot;,&quot;" office:value-type="string" office:string-value="&quot;datum&quot;:&quot;SKV Rees 3 &quot;,&quot;uhrzeit&quot;:&quot;SKV Rees 3 &quot;,">
            <text:p>"datum":"SKV Rees 3 ","uhrzeit":"SKV Rees 3 ",</text:p>
          </table:table-cell>
          <table:table-cell table:formula="of:=&quot;&quot;&quot;heim&quot;&quot;:&quot;&quot;&quot;&amp;[.P36]&amp;&quot;&quot;&quot;,&quot;" office:value-type="string" office:string-value="&quot;heim&quot;:&quot;SKV Rees 3 &quot;,">
            <text:p>"heim":"SKV Rees 3 ",</text:p>
          </table:table-cell>
          <table:table-cell table:formula="of:=&quot;&quot;&quot;gast&quot;&quot;:&quot;&quot;&quot;&amp;[.P36]&amp;&quot;&quot;&quot;}&quot;" office:value-type="string" office:string-value="&quot;gast&quot;:&quot;SKV Rees 3 &quot;}">
            <text:p>"gast":"SKV Rees 3 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SK</text:p>
          </table:table-cell>
          <table:table-cell office:value-type="string">
            <text:p>66/99</text:p>
          </table:table-cell>
          <table:table-cell office:value-type="string">
            <text:p>Solingen</text:p>
          </table:table-cell>
          <table:table-cell office:value-type="float" office:value="1">
            <text:p>1</text:p>
          </table:table-cell>
          <table:table-cell table:number-columns-repeated="2"/>
          <table:table-cell table:number-columns-repeated="4"/>
          <table:table-cell table:formula="of:=IF(AND([.A37]=&quot;Bahn&quot;;[.K36]=-1);0;IF(AND([.A37]&lt;&gt;&quot;Bahn&quot;;[.K36]&lt;&gt;-1);[.K36]+1;[.K36]))" office:value-type="float" office:value="-1">
            <text:p>-1</text:p>
          </table:table-cell>
          <table:table-cell table:formula="of:=IF([.B37]=&quot;Spieltag&quot;;[.L36]+1;[.L36])" office:value-type="float" office:value="2">
            <text:p>2</text:p>
          </table:table-cell>
          <table:table-cell table:formula="of:=IF(AND([.K37]&gt;0;[.K37]&lt;&gt;[.K36]);[.A37];&quot;&quot;)">
            <text:p/>
          </table:table-cell>
          <table:table-cell table:formula="of:=IF([.O37]=1;VLOOKUP([.P37];[.K33:.M532];3;0);&quot;&quot;)">
            <text:p/>
          </table:table-cell>
          <table:table-cell table:formula="of:=IF([.A38]=&quot;So&quot;;1;[.O36]+1)" office:value-type="float" office:value="4">
            <text:p>4</text:p>
          </table:table-cell>
          <table:table-cell table:formula="of:=IF([.O37]=1;[.A37];IF([.O37]=2;[.A37];IF([.O37]=3;[.C37]&amp; &quot; &quot; &amp;[.D37]&amp;&quot; &quot;&amp;[.E37]&amp;&quot; &quot; &amp;[.F37];IF([.O37]=4;[.A37]&amp; &quot; &quot; &amp;[.B37]&amp;&quot; &quot;&amp;[.C37]&amp;&quot; &quot; &amp;[.D37]))))" office:value-type="string" office:string-value="SK 66/99 Solingen 1">
            <text:p>SK 66/99 Solingen 1</text:p>
          </table:table-cell>
          <table:table-cell table:formula="of:=IF([.O37]=1;[.A37];IF([.O37]=2;TEXT([.A38];&quot;TT.MM.JJ&quot;);IF([.O37]=3;[.C37]&amp; &quot; &quot; &amp;[.D37]&amp;&quot; &quot;&amp;[.E37]&amp;&quot; &quot; &amp;[.F37];IF([.O37]=4;[.A37]&amp; &quot; &quot; &amp;[.B37]&amp;&quot; &quot;&amp;[.C37]&amp;&quot; &quot; &amp;[.D37]))))" office:value-type="string" office:string-value="SK 66/99 Solingen 1">
            <text:p>SK 66/99 Solingen 1</text:p>
          </table:table-cell>
          <table:table-cell table:formula="of:=IF([.O37]=1;[.A37];IF([.O37]=2;TEXT([.B38];&quot;HH:MM&quot;);IF([.O37]=3;[.C37]&amp; &quot; &quot; &amp;[.D37]&amp;&quot; &quot;&amp;[.E37]&amp;&quot; &quot; &amp;[.F37];IF([.O37]=4;[.A37]&amp; &quot; &quot; &amp;[.B37]&amp;&quot; &quot;&amp;[.C37]&amp;&quot; &quot; &amp;[.D37]))))" office:value-type="string" office:string-value="SK 66/99 Solingen 1">
            <text:p>SK 66/99 Solingen 1</text:p>
          </table:table-cell>
          <table:table-cell/>
          <table:table-cell table:formula="of:=INDIRECT(&quot;R&quot;&amp;ROW([.T37])&amp;&quot;C&quot;&amp;COLUMN([.T37])+[.O37];&quot;0&quot;)" office:value-type="string" office:string-value="&quot;gast&quot;:&quot;SK 66/99 Solingen 1&quot;}">
            <text:p>"gast":"SK 66/99 Solingen 1"}</text:p>
          </table:table-cell>
          <table:table-cell table:formula="of:=IF([.P37]&gt;1;&quot;,&quot;;&quot;&quot;)&amp;&quot;{ &quot;&quot;spielnr&quot;&quot;:&quot;&quot;&quot;&amp;[.P37]&amp;&quot;&quot;&quot;,&quot;&quot;spieltag&quot;&quot;:&quot;&quot;&quot;&amp;[.L37]&amp;&quot;&quot;&quot;,&quot;&quot;bahn&quot;&quot;:&quot;&quot;&quot;&amp;[.N37]&amp;&quot;&quot;&quot;,&quot;" office:value-type="string" office:string-value=",{ &quot;spielnr&quot;:&quot;SK 66/99 Solingen 1&quot;,&quot;spieltag&quot;:&quot;2&quot;,&quot;bahn&quot;:&quot;&quot;,">
            <text:p>,{ "spielnr":"SK 66/99 Solingen 1","spieltag":"2","bahn":"",</text:p>
          </table:table-cell>
          <table:table-cell table:formula="of:=&quot;&quot;&quot;datum&quot;&quot;:&quot;&quot;&quot;&amp;[.Q37]&amp;&quot;&quot;&quot;,&quot;&quot;uhrzeit&quot;&quot;:&quot;&quot;&quot;&amp;[.R37]&amp;&quot;&quot;&quot;,&quot;" office:value-type="string" office:string-value="&quot;datum&quot;:&quot;SK 66/99 Solingen 1&quot;,&quot;uhrzeit&quot;:&quot;SK 66/99 Solingen 1&quot;,">
            <text:p>"datum":"SK 66/99 Solingen 1","uhrzeit":"SK 66/99 Solingen 1",</text:p>
          </table:table-cell>
          <table:table-cell table:formula="of:=&quot;&quot;&quot;heim&quot;&quot;:&quot;&quot;&quot;&amp;[.P37]&amp;&quot;&quot;&quot;,&quot;" office:value-type="string" office:string-value="&quot;heim&quot;:&quot;SK 66/99 Solingen 1&quot;,">
            <text:p>"heim":"SK 66/99 Solingen 1",</text:p>
          </table:table-cell>
          <table:table-cell table:formula="of:=&quot;&quot;&quot;gast&quot;&quot;:&quot;&quot;&quot;&amp;[.P37]&amp;&quot;&quot;&quot;}&quot;" office:value-type="string" office:string-value="&quot;gast&quot;:&quot;SK 66/99 Solingen 1&quot;}">
            <text:p>"gast":"SK 66/99 Solingen 1"}</text:p>
          </table:table-cell>
          <table:table-cell office:value-type="string">
            <text:p><text:s/></text:p>
          </table:table-cell>
        </table:table-row>
        <table:table-row table:style-name="ro2">
          <table:table-cell table:style-name="ce1" office:value-type="date" office:date-value="2012-08-03">
            <text:p>03.08.12</text:p>
          </table:table-cell>
          <table:table-cell office:value-type="string">
            <text:p>Spieltag</text:p>
          </table:table-cell>
          <table:table-cell table:number-columns-repeated="4"/>
          <table:table-cell table:number-columns-repeated="4"/>
          <table:table-cell table:formula="of:=IF(AND([.A38]=&quot;Bahn&quot;;[.K37]=-1);0;IF(AND([.A38]&lt;&gt;&quot;Bahn&quot;;[.K37]&lt;&gt;-1);[.K37]+1;[.K37]))" office:value-type="float" office:value="-1">
            <text:p>-1</text:p>
          </table:table-cell>
          <table:table-cell table:formula="of:=IF([.B38]=&quot;Spieltag&quot;;[.L37]+1;[.L37])" office:value-type="float" office:value="3">
            <text:p>3</text:p>
          </table:table-cell>
          <table:table-cell table:formula="of:=IF(AND([.K38]&gt;0;[.K38]&lt;&gt;[.K37]);[.A38];&quot;&quot;)">
            <text:p/>
          </table:table-cell>
          <table:table-cell table:formula="of:=IF([.O38]=1;VLOOKUP([.P38];[.K34:.M533];3;0);&quot;&quot;)">
            <text:p/>
          </table:table-cell>
          <table:table-cell table:formula="of:=IF([.A39]=&quot;So&quot;;1;[.O37]+1)" office:value-type="float" office:value="5">
            <text:p>5</text:p>
          </table:table-cell>
          <table:table-cell table:formula="of:=IF([.O38]=1;[.A38];IF([.O38]=2;[.A38];IF([.O38]=3;[.C38]&amp; &quot; &quot; &amp;[.D38]&amp;&quot; &quot;&amp;[.E38]&amp;&quot; &quot; &amp;[.F38];IF([.O38]=4;[.A38]&amp; &quot; &quot; &amp;[.B38]&amp;&quot; &quot;&amp;[.C38]&amp;&quot; &quot; &amp;[.D38]))))" office:value-type="boolean" office:boolean-value="false">
            <text:p>FALSCH</text:p>
          </table:table-cell>
          <table:table-cell table:formula="of:=IF([.O38]=1;[.A38];IF([.O38]=2;TEXT([.A39];&quot;TT.MM.JJ&quot;);IF([.O38]=3;[.C38]&amp; &quot; &quot; &amp;[.D38]&amp;&quot; &quot;&amp;[.E38]&amp;&quot; &quot; &amp;[.F38];IF([.O38]=4;[.A38]&amp; &quot; &quot; &amp;[.B38]&amp;&quot; &quot;&amp;[.C38]&amp;&quot; &quot; &amp;[.D38]))))" office:value-type="boolean" office:boolean-value="false">
            <text:p>FALSCH</text:p>
          </table:table-cell>
          <table:table-cell table:formula="of:=IF([.O38]=1;[.A38];IF([.O38]=2;TEXT([.B39];&quot;HH:MM&quot;);IF([.O38]=3;[.C38]&amp; &quot; &quot; &amp;[.D38]&amp;&quot; &quot;&amp;[.E38]&amp;&quot; &quot; &amp;[.F38];IF([.O38]=4;[.A38]&amp; &quot; &quot; &amp;[.B38]&amp;&quot; &quot;&amp;[.C38]&amp;&quot; &quot; &amp;[.D38]))))" office:value-type="boolean" office:boolean-value="false">
            <text:p>FALSCH</text:p>
          </table:table-cell>
          <table:table-cell/>
          <table:table-cell table:formula="of:=INDIRECT(&quot;R&quot;&amp;ROW([.T38])&amp;&quot;C&quot;&amp;COLUMN([.T38])+[.O38];&quot;0&quot;)" office:value-type="string" office:string-value=" ">
            <text:p><text:s/></text:p>
          </table:table-cell>
          <table:table-cell table:formula="of:=IF([.P38]&gt;1;&quot;,&quot;;&quot;&quot;)&amp;&quot;{ &quot;&quot;spielnr&quot;&quot;:&quot;&quot;&quot;&amp;[.P38]&amp;&quot;&quot;&quot;,&quot;&quot;spieltag&quot;&quot;:&quot;&quot;&quot;&amp;[.L38]&amp;&quot;&quot;&quot;,&quot;&quot;bahn&quot;&quot;:&quot;&quot;&quot;&amp;[.N38]&amp;&quot;&quot;&quot;,&quot;" office:value-type="string" office:string-value="{ &quot;spielnr&quot;:&quot;0&quot;,&quot;spieltag&quot;:&quot;3&quot;,&quot;bahn&quot;:&quot;&quot;,">
            <text:p>{ "spielnr":"0","spieltag":"3","bahn":"",</text:p>
          </table:table-cell>
          <table:table-cell table:formula="of:=&quot;&quot;&quot;datum&quot;&quot;:&quot;&quot;&quot;&amp;[.Q38]&amp;&quot;&quot;&quot;,&quot;&quot;uhrzeit&quot;&quot;:&quot;&quot;&quot;&amp;[.R38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38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38]&amp;&quot;&quot;&quot;}&quot;" office:value-type="string" office:string-value="&quot;gast&quot;:&quot;0&quot;}">
            <text:p>"gast":"0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float" office:value="9">
            <text:p>9</text:p>
          </table:table-cell>
          <table:table-cell table:number-columns-repeated="5"/>
          <table:table-cell table:number-columns-repeated="4"/>
          <table:table-cell table:formula="of:=IF(AND([.A39]=&quot;Bahn&quot;;[.K38]=-1);0;IF(AND([.A39]&lt;&gt;&quot;Bahn&quot;;[.K38]&lt;&gt;-1);[.K38]+1;[.K38]))" office:value-type="float" office:value="-1">
            <text:p>-1</text:p>
          </table:table-cell>
          <table:table-cell table:formula="of:=IF([.B39]=&quot;Spieltag&quot;;[.L38]+1;[.L38])" office:value-type="float" office:value="3">
            <text:p>3</text:p>
          </table:table-cell>
          <table:table-cell table:formula="of:=IF(AND([.K39]&gt;0;[.K39]&lt;&gt;[.K38]);[.A39];&quot;&quot;)">
            <text:p/>
          </table:table-cell>
          <table:table-cell table:formula="of:=IF([.O39]=1;VLOOKUP([.P39];[.K35:.M534];3;0);&quot;&quot;)" office:value-type="string" office:string-value="5-8">
            <text:p>5-8</text:p>
          </table:table-cell>
          <table:table-cell table:formula="of:=IF([.A40]=&quot;So&quot;;1;[.O38]+1)" office:value-type="float" office:value="1">
            <text:p>1</text:p>
          </table:table-cell>
          <table:table-cell table:formula="of:=IF([.O39]=1;[.A39];IF([.O39]=2;[.A39];IF([.O39]=3;[.C39]&amp; &quot; &quot; &amp;[.D39]&amp;&quot; &quot;&amp;[.E39]&amp;&quot; &quot; &amp;[.F39];IF([.O39]=4;[.A39]&amp; &quot; &quot; &amp;[.B39]&amp;&quot; &quot;&amp;[.C39]&amp;&quot; &quot; &amp;[.D39]))))" office:value-type="float" office:value="9">
            <text:p>9</text:p>
          </table:table-cell>
          <table:table-cell table:formula="of:=IF([.O39]=1;[.A39];IF([.O39]=2;TEXT([.A40];&quot;TT.MM.JJ&quot;);IF([.O39]=3;[.C39]&amp; &quot; &quot; &amp;[.D39]&amp;&quot; &quot;&amp;[.E39]&amp;&quot; &quot; &amp;[.F39];IF([.O39]=4;[.A39]&amp; &quot; &quot; &amp;[.B39]&amp;&quot; &quot;&amp;[.C39]&amp;&quot; &quot; &amp;[.D39]))))" office:value-type="float" office:value="9">
            <text:p>9</text:p>
          </table:table-cell>
          <table:table-cell table:formula="of:=IF([.O39]=1;[.A39];IF([.O39]=2;TEXT([.B40];&quot;HH:MM&quot;);IF([.O39]=3;[.C39]&amp; &quot; &quot; &amp;[.D39]&amp;&quot; &quot;&amp;[.E39]&amp;&quot; &quot; &amp;[.F39];IF([.O39]=4;[.A39]&amp; &quot; &quot; &amp;[.B39]&amp;&quot; &quot;&amp;[.C39]&amp;&quot; &quot; &amp;[.D39]))))" office:value-type="float" office:value="9">
            <text:p>9</text:p>
          </table:table-cell>
          <table:table-cell/>
          <table:table-cell table:formula="of:=INDIRECT(&quot;R&quot;&amp;ROW([.T39])&amp;&quot;C&quot;&amp;COLUMN([.T39])+[.O39];&quot;0&quot;)" office:value-type="string" office:string-value=",{ &quot;spielnr&quot;:&quot;9&quot;,&quot;spieltag&quot;:&quot;3&quot;,&quot;bahn&quot;:&quot;5-8&quot;,">
            <text:p>,{ "spielnr":"9","spieltag":"3","bahn":"5-8",</text:p>
          </table:table-cell>
          <table:table-cell table:formula="of:=IF([.P39]&gt;1;&quot;,&quot;;&quot;&quot;)&amp;&quot;{ &quot;&quot;spielnr&quot;&quot;:&quot;&quot;&quot;&amp;[.P39]&amp;&quot;&quot;&quot;,&quot;&quot;spieltag&quot;&quot;:&quot;&quot;&quot;&amp;[.L39]&amp;&quot;&quot;&quot;,&quot;&quot;bahn&quot;&quot;:&quot;&quot;&quot;&amp;[.N39]&amp;&quot;&quot;&quot;,&quot;" office:value-type="string" office:string-value=",{ &quot;spielnr&quot;:&quot;9&quot;,&quot;spieltag&quot;:&quot;3&quot;,&quot;bahn&quot;:&quot;5-8&quot;,">
            <text:p>,{ "spielnr":"9","spieltag":"3","bahn":"5-8",</text:p>
          </table:table-cell>
          <table:table-cell table:formula="of:=&quot;&quot;&quot;datum&quot;&quot;:&quot;&quot;&quot;&amp;[.Q39]&amp;&quot;&quot;&quot;,&quot;&quot;uhrzeit&quot;&quot;:&quot;&quot;&quot;&amp;[.R39]&amp;&quot;&quot;&quot;,&quot;" office:value-type="string" office:string-value="&quot;datum&quot;:&quot;9&quot;,&quot;uhrzeit&quot;:&quot;9&quot;,">
            <text:p>"datum":"9","uhrzeit":"9",</text:p>
          </table:table-cell>
          <table:table-cell table:formula="of:=&quot;&quot;&quot;heim&quot;&quot;:&quot;&quot;&quot;&amp;[.P39]&amp;&quot;&quot;&quot;,&quot;" office:value-type="string" office:string-value="&quot;heim&quot;:&quot;9&quot;,">
            <text:p>"heim":"9",</text:p>
          </table:table-cell>
          <table:table-cell table:formula="of:=&quot;&quot;&quot;gast&quot;&quot;:&quot;&quot;&quot;&amp;[.P39]&amp;&quot;&quot;&quot;}&quot;" office:value-type="string" office:string-value="&quot;gast&quot;:&quot;9&quot;}">
            <text:p>"gast":"9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So</text:p>
          </table:table-cell>
          <table:table-cell table:number-columns-repeated="5"/>
          <table:table-cell table:number-columns-repeated="4"/>
          <table:table-cell table:formula="of:=IF(AND([.A40]=&quot;Bahn&quot;;[.K39]=-1);0;IF(AND([.A40]&lt;&gt;&quot;Bahn&quot;;[.K39]&lt;&gt;-1);[.K39]+1;[.K39]))" office:value-type="float" office:value="-1">
            <text:p>-1</text:p>
          </table:table-cell>
          <table:table-cell table:formula="of:=IF([.B40]=&quot;Spieltag&quot;;[.L39]+1;[.L39])" office:value-type="float" office:value="3">
            <text:p>3</text:p>
          </table:table-cell>
          <table:table-cell table:formula="of:=IF(AND([.K40]&gt;0;[.K40]&lt;&gt;[.K39]);[.A40];&quot;&quot;)">
            <text:p/>
          </table:table-cell>
          <table:table-cell table:formula="of:=IF([.O40]=1;VLOOKUP([.P40];[.K36:.M535];3;0);&quot;&quot;)">
            <text:p/>
          </table:table-cell>
          <table:table-cell table:formula="of:=IF([.A41]=&quot;So&quot;;1;[.O39]+1)" office:value-type="float" office:value="2">
            <text:p>2</text:p>
          </table:table-cell>
          <table:table-cell table:formula="of:=IF([.O40]=1;[.A40];IF([.O40]=2;[.A40];IF([.O40]=3;[.C40]&amp; &quot; &quot; &amp;[.D40]&amp;&quot; &quot;&amp;[.E40]&amp;&quot; &quot; &amp;[.F40];IF([.O40]=4;[.A40]&amp; &quot; &quot; &amp;[.B40]&amp;&quot; &quot;&amp;[.C40]&amp;&quot; &quot; &amp;[.D40]))))" office:value-type="string" office:string-value="So">
            <text:p>So</text:p>
          </table:table-cell>
          <table:table-cell table:formula="of:=IF([.O40]=1;[.A40];IF([.O40]=2;TEXT([.A41];&quot;TT.MM.JJ&quot;);IF([.O40]=3;[.C40]&amp; &quot; &quot; &amp;[.D40]&amp;&quot; &quot;&amp;[.E40]&amp;&quot; &quot; &amp;[.F40];IF([.O40]=4;[.A40]&amp; &quot; &quot; &amp;[.B40]&amp;&quot; &quot;&amp;[.C40]&amp;&quot; &quot; &amp;[.D40]))))" office:value-type="string" office:string-value="07.10.12">
            <text:p>07.10.12</text:p>
          </table:table-cell>
          <table:table-cell table:formula="of:=IF([.O40]=1;[.A40];IF([.O40]=2;TEXT([.B41];&quot;HH:MM&quot;);IF([.O40]=3;[.C40]&amp; &quot; &quot; &amp;[.D40]&amp;&quot; &quot;&amp;[.E40]&amp;&quot; &quot; &amp;[.F40];IF([.O40]=4;[.A40]&amp; &quot; &quot; &amp;[.B40]&amp;&quot; &quot;&amp;[.C40]&amp;&quot; &quot; &amp;[.D40]))))" office:value-type="string" office:string-value="13:00">
            <text:p>13:00</text:p>
          </table:table-cell>
          <table:table-cell/>
          <table:table-cell table:formula="of:=INDIRECT(&quot;R&quot;&amp;ROW([.T40])&amp;&quot;C&quot;&amp;COLUMN([.T40])+[.O40];&quot;0&quot;)" office:value-type="string" office:string-value="&quot;datum&quot;:&quot;07.10.12&quot;,&quot;uhrzeit&quot;:&quot;13:00&quot;,">
            <text:p>"datum":"07.10.12","uhrzeit":"13:00",</text:p>
          </table:table-cell>
          <table:table-cell table:formula="of:=IF([.P40]&gt;1;&quot;,&quot;;&quot;&quot;)&amp;&quot;{ &quot;&quot;spielnr&quot;&quot;:&quot;&quot;&quot;&amp;[.P40]&amp;&quot;&quot;&quot;,&quot;&quot;spieltag&quot;&quot;:&quot;&quot;&quot;&amp;[.L40]&amp;&quot;&quot;&quot;,&quot;&quot;bahn&quot;&quot;:&quot;&quot;&quot;&amp;[.N40]&amp;&quot;&quot;&quot;,&quot;" office:value-type="string" office:string-value=",{ &quot;spielnr&quot;:&quot;So&quot;,&quot;spieltag&quot;:&quot;3&quot;,&quot;bahn&quot;:&quot;&quot;,">
            <text:p>,{ "spielnr":"So","spieltag":"3","bahn":"",</text:p>
          </table:table-cell>
          <table:table-cell table:formula="of:=&quot;&quot;&quot;datum&quot;&quot;:&quot;&quot;&quot;&amp;[.Q40]&amp;&quot;&quot;&quot;,&quot;&quot;uhrzeit&quot;&quot;:&quot;&quot;&quot;&amp;[.R40]&amp;&quot;&quot;&quot;,&quot;" office:value-type="string" office:string-value="&quot;datum&quot;:&quot;07.10.12&quot;,&quot;uhrzeit&quot;:&quot;13:00&quot;,">
            <text:p>"datum":"07.10.12","uhrzeit":"13:00",</text:p>
          </table:table-cell>
          <table:table-cell table:formula="of:=&quot;&quot;&quot;heim&quot;&quot;:&quot;&quot;&quot;&amp;[.P40]&amp;&quot;&quot;&quot;,&quot;" office:value-type="string" office:string-value="&quot;heim&quot;:&quot;So&quot;,">
            <text:p>"heim":"So",</text:p>
          </table:table-cell>
          <table:table-cell table:formula="of:=&quot;&quot;&quot;gast&quot;&quot;:&quot;&quot;&quot;&amp;[.P40]&amp;&quot;&quot;&quot;}&quot;" office:value-type="string" office:string-value="&quot;gast&quot;:&quot;So&quot;}">
            <text:p>"gast":"So"}</text:p>
          </table:table-cell>
          <table:table-cell office:value-type="string">
            <text:p><text:s/></text:p>
          </table:table-cell>
        </table:table-row>
        <table:table-row table:style-name="ro2">
          <table:table-cell table:style-name="ce1" office:value-type="date" office:date-value="2012-10-07">
            <text:p>07.10.12</text:p>
          </table:table-cell>
          <table:table-cell table:style-name="ce3" office:value-type="time" office:time-value="PT13H00M00S">
            <text:p>13:00:00</text:p>
          </table:table-cell>
          <table:table-cell office:value-type="string">
            <text:p>BW</text:p>
          </table:table-cell>
          <table:table-cell office:value-type="float" office:value="61">
            <text:p>61</text:p>
          </table:table-cell>
          <table:table-cell office:value-type="string">
            <text:p>Mülheim</text:p>
          </table:table-cell>
          <table:table-cell office:value-type="float" office:value="3">
            <text:p>3</text:p>
          </table:table-cell>
          <table:table-cell table:number-columns-repeated="4"/>
          <table:table-cell table:formula="of:=IF(AND([.A41]=&quot;Bahn&quot;;[.K40]=-1);0;IF(AND([.A41]&lt;&gt;&quot;Bahn&quot;;[.K40]&lt;&gt;-1);[.K40]+1;[.K40]))" office:value-type="float" office:value="-1">
            <text:p>-1</text:p>
          </table:table-cell>
          <table:table-cell table:formula="of:=IF([.B41]=&quot;Spieltag&quot;;[.L40]+1;[.L40])" office:value-type="float" office:value="3">
            <text:p>3</text:p>
          </table:table-cell>
          <table:table-cell table:formula="of:=IF(AND([.K41]&gt;0;[.K41]&lt;&gt;[.K40]);[.A41];&quot;&quot;)">
            <text:p/>
          </table:table-cell>
          <table:table-cell table:formula="of:=IF([.O41]=1;VLOOKUP([.P41];[.K37:.M536];3;0);&quot;&quot;)">
            <text:p/>
          </table:table-cell>
          <table:table-cell table:formula="of:=IF([.A42]=&quot;So&quot;;1;[.O40]+1)" office:value-type="float" office:value="3">
            <text:p>3</text:p>
          </table:table-cell>
          <table:table-cell table:formula="of:=IF([.O41]=1;[.A41];IF([.O41]=2;[.A41];IF([.O41]=3;[.C41]&amp; &quot; &quot; &amp;[.D41]&amp;&quot; &quot;&amp;[.E41]&amp;&quot; &quot; &amp;[.F41];IF([.O41]=4;[.A41]&amp; &quot; &quot; &amp;[.B41]&amp;&quot; &quot;&amp;[.C41]&amp;&quot; &quot; &amp;[.D41]))))" office:value-type="string" office:string-value="BW 61 Mülheim 3">
            <text:p>BW 61 Mülheim 3</text:p>
          </table:table-cell>
          <table:table-cell table:formula="of:=IF([.O41]=1;[.A41];IF([.O41]=2;TEXT([.A42];&quot;TT.MM.JJ&quot;);IF([.O41]=3;[.C41]&amp; &quot; &quot; &amp;[.D41]&amp;&quot; &quot;&amp;[.E41]&amp;&quot; &quot; &amp;[.F41];IF([.O41]=4;[.A41]&amp; &quot; &quot; &amp;[.B41]&amp;&quot; &quot;&amp;[.C41]&amp;&quot; &quot; &amp;[.D41]))))" office:value-type="string" office:string-value="BW 61 Mülheim 3">
            <text:p>BW 61 Mülheim 3</text:p>
          </table:table-cell>
          <table:table-cell table:formula="of:=IF([.O41]=1;[.A41];IF([.O41]=2;TEXT([.B42];&quot;HH:MM&quot;);IF([.O41]=3;[.C41]&amp; &quot; &quot; &amp;[.D41]&amp;&quot; &quot;&amp;[.E41]&amp;&quot; &quot; &amp;[.F41];IF([.O41]=4;[.A41]&amp; &quot; &quot; &amp;[.B41]&amp;&quot; &quot;&amp;[.C41]&amp;&quot; &quot; &amp;[.D41]))))" office:value-type="string" office:string-value="BW 61 Mülheim 3">
            <text:p>BW 61 Mülheim 3</text:p>
          </table:table-cell>
          <table:table-cell/>
          <table:table-cell table:formula="of:=INDIRECT(&quot;R&quot;&amp;ROW([.T41])&amp;&quot;C&quot;&amp;COLUMN([.T41])+[.O41];&quot;0&quot;)" office:value-type="string" office:string-value="&quot;heim&quot;:&quot;BW 61 Mülheim 3&quot;,">
            <text:p>"heim":"BW 61 Mülheim 3",</text:p>
          </table:table-cell>
          <table:table-cell table:formula="of:=IF([.P41]&gt;1;&quot;,&quot;;&quot;&quot;)&amp;&quot;{ &quot;&quot;spielnr&quot;&quot;:&quot;&quot;&quot;&amp;[.P41]&amp;&quot;&quot;&quot;,&quot;&quot;spieltag&quot;&quot;:&quot;&quot;&quot;&amp;[.L41]&amp;&quot;&quot;&quot;,&quot;&quot;bahn&quot;&quot;:&quot;&quot;&quot;&amp;[.N41]&amp;&quot;&quot;&quot;,&quot;" office:value-type="string" office:string-value=",{ &quot;spielnr&quot;:&quot;BW 61 Mülheim 3&quot;,&quot;spieltag&quot;:&quot;3&quot;,&quot;bahn&quot;:&quot;&quot;,">
            <text:p>,{ "spielnr":"BW 61 Mülheim 3","spieltag":"3","bahn":"",</text:p>
          </table:table-cell>
          <table:table-cell table:formula="of:=&quot;&quot;&quot;datum&quot;&quot;:&quot;&quot;&quot;&amp;[.Q41]&amp;&quot;&quot;&quot;,&quot;&quot;uhrzeit&quot;&quot;:&quot;&quot;&quot;&amp;[.R41]&amp;&quot;&quot;&quot;,&quot;" office:value-type="string" office:string-value="&quot;datum&quot;:&quot;BW 61 Mülheim 3&quot;,&quot;uhrzeit&quot;:&quot;BW 61 Mülheim 3&quot;,">
            <text:p>"datum":"BW 61 Mülheim 3","uhrzeit":"BW 61 Mülheim 3",</text:p>
          </table:table-cell>
          <table:table-cell table:formula="of:=&quot;&quot;&quot;heim&quot;&quot;:&quot;&quot;&quot;&amp;[.P41]&amp;&quot;&quot;&quot;,&quot;" office:value-type="string" office:string-value="&quot;heim&quot;:&quot;BW 61 Mülheim 3&quot;,">
            <text:p>"heim":"BW 61 Mülheim 3",</text:p>
          </table:table-cell>
          <table:table-cell table:formula="of:=&quot;&quot;&quot;gast&quot;&quot;:&quot;&quot;&quot;&amp;[.P41]&amp;&quot;&quot;&quot;}&quot;" office:value-type="string" office:string-value="&quot;gast&quot;:&quot;BW 61 Mülheim 3&quot;}">
            <text:p>"gast":"BW 61 Mülheim 3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SKC</text:p>
          </table:table-cell>
          <table:table-cell office:value-type="string">
            <text:p>Kapellen</text:p>
          </table:table-cell>
          <table:table-cell office:value-type="float" office:value="1">
            <text:p>1</text:p>
          </table:table-cell>
          <table:table-cell table:number-columns-repeated="3"/>
          <table:table-cell table:number-columns-repeated="4"/>
          <table:table-cell table:formula="of:=IF(AND([.A42]=&quot;Bahn&quot;;[.K41]=-1);0;IF(AND([.A42]&lt;&gt;&quot;Bahn&quot;;[.K41]&lt;&gt;-1);[.K41]+1;[.K41]))" office:value-type="float" office:value="-1">
            <text:p>-1</text:p>
          </table:table-cell>
          <table:table-cell table:formula="of:=IF([.B42]=&quot;Spieltag&quot;;[.L41]+1;[.L41])" office:value-type="float" office:value="3">
            <text:p>3</text:p>
          </table:table-cell>
          <table:table-cell table:formula="of:=IF(AND([.K42]&gt;0;[.K42]&lt;&gt;[.K41]);[.A42];&quot;&quot;)">
            <text:p/>
          </table:table-cell>
          <table:table-cell table:formula="of:=IF([.O42]=1;VLOOKUP([.P42];[.K38:.M537];3;0);&quot;&quot;)">
            <text:p/>
          </table:table-cell>
          <table:table-cell table:formula="of:=IF([.A43]=&quot;So&quot;;1;[.O41]+1)" office:value-type="float" office:value="4">
            <text:p>4</text:p>
          </table:table-cell>
          <table:table-cell table:formula="of:=IF([.O42]=1;[.A42];IF([.O42]=2;[.A42];IF([.O42]=3;[.C42]&amp; &quot; &quot; &amp;[.D42]&amp;&quot; &quot;&amp;[.E42]&amp;&quot; &quot; &amp;[.F42];IF([.O42]=4;[.A42]&amp; &quot; &quot; &amp;[.B42]&amp;&quot; &quot;&amp;[.C42]&amp;&quot; &quot; &amp;[.D42]))))" office:value-type="string" office:string-value="SKC Kapellen 1 ">
            <text:p>SKC Kapellen 1 </text:p>
          </table:table-cell>
          <table:table-cell table:formula="of:=IF([.O42]=1;[.A42];IF([.O42]=2;TEXT([.A43];&quot;TT.MM.JJ&quot;);IF([.O42]=3;[.C42]&amp; &quot; &quot; &amp;[.D42]&amp;&quot; &quot;&amp;[.E42]&amp;&quot; &quot; &amp;[.F42];IF([.O42]=4;[.A42]&amp; &quot; &quot; &amp;[.B42]&amp;&quot; &quot;&amp;[.C42]&amp;&quot; &quot; &amp;[.D42]))))" office:value-type="string" office:string-value="SKC Kapellen 1 ">
            <text:p>SKC Kapellen 1 </text:p>
          </table:table-cell>
          <table:table-cell table:formula="of:=IF([.O42]=1;[.A42];IF([.O42]=2;TEXT([.B43];&quot;HH:MM&quot;);IF([.O42]=3;[.C42]&amp; &quot; &quot; &amp;[.D42]&amp;&quot; &quot;&amp;[.E42]&amp;&quot; &quot; &amp;[.F42];IF([.O42]=4;[.A42]&amp; &quot; &quot; &amp;[.B42]&amp;&quot; &quot;&amp;[.C42]&amp;&quot; &quot; &amp;[.D42]))))" office:value-type="string" office:string-value="SKC Kapellen 1 ">
            <text:p>SKC Kapellen 1 </text:p>
          </table:table-cell>
          <table:table-cell/>
          <table:table-cell table:formula="of:=INDIRECT(&quot;R&quot;&amp;ROW([.T42])&amp;&quot;C&quot;&amp;COLUMN([.T42])+[.O42];&quot;0&quot;)" office:value-type="string" office:string-value="&quot;gast&quot;:&quot;SKC Kapellen 1 &quot;}">
            <text:p>"gast":"SKC Kapellen 1 "}</text:p>
          </table:table-cell>
          <table:table-cell table:formula="of:=IF([.P42]&gt;1;&quot;,&quot;;&quot;&quot;)&amp;&quot;{ &quot;&quot;spielnr&quot;&quot;:&quot;&quot;&quot;&amp;[.P42]&amp;&quot;&quot;&quot;,&quot;&quot;spieltag&quot;&quot;:&quot;&quot;&quot;&amp;[.L42]&amp;&quot;&quot;&quot;,&quot;&quot;bahn&quot;&quot;:&quot;&quot;&quot;&amp;[.N42]&amp;&quot;&quot;&quot;,&quot;" office:value-type="string" office:string-value=",{ &quot;spielnr&quot;:&quot;SKC Kapellen 1 &quot;,&quot;spieltag&quot;:&quot;3&quot;,&quot;bahn&quot;:&quot;&quot;,">
            <text:p>,{ "spielnr":"SKC Kapellen 1 ","spieltag":"3","bahn":"",</text:p>
          </table:table-cell>
          <table:table-cell table:formula="of:=&quot;&quot;&quot;datum&quot;&quot;:&quot;&quot;&quot;&amp;[.Q42]&amp;&quot;&quot;&quot;,&quot;&quot;uhrzeit&quot;&quot;:&quot;&quot;&quot;&amp;[.R42]&amp;&quot;&quot;&quot;,&quot;" office:value-type="string" office:string-value="&quot;datum&quot;:&quot;SKC Kapellen 1 &quot;,&quot;uhrzeit&quot;:&quot;SKC Kapellen 1 &quot;,">
            <text:p>"datum":"SKC Kapellen 1 ","uhrzeit":"SKC Kapellen 1 ",</text:p>
          </table:table-cell>
          <table:table-cell table:formula="of:=&quot;&quot;&quot;heim&quot;&quot;:&quot;&quot;&quot;&amp;[.P42]&amp;&quot;&quot;&quot;,&quot;" office:value-type="string" office:string-value="&quot;heim&quot;:&quot;SKC Kapellen 1 &quot;,">
            <text:p>"heim":"SKC Kapellen 1 ",</text:p>
          </table:table-cell>
          <table:table-cell table:formula="of:=&quot;&quot;&quot;gast&quot;&quot;:&quot;&quot;&quot;&amp;[.P42]&amp;&quot;&quot;&quot;}&quot;" office:value-type="string" office:string-value="&quot;gast&quot;:&quot;SKC Kapellen 1 &quot;}">
            <text:p>"gast":"SKC Kapellen 1 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number-columns-repeated="5"/>
          <table:table-cell table:number-columns-repeated="4"/>
          <table:table-cell table:formula="of:=IF(AND([.A43]=&quot;Bahn&quot;;[.K42]=-1);0;IF(AND([.A43]&lt;&gt;&quot;Bahn&quot;;[.K42]&lt;&gt;-1);[.K42]+1;[.K42]))" office:value-type="float" office:value="-1">
            <text:p>-1</text:p>
          </table:table-cell>
          <table:table-cell table:formula="of:=IF([.B43]=&quot;Spieltag&quot;;[.L42]+1;[.L42])" office:value-type="float" office:value="3">
            <text:p>3</text:p>
          </table:table-cell>
          <table:table-cell table:formula="of:=IF(AND([.K43]&gt;0;[.K43]&lt;&gt;[.K42]);[.A43];&quot;&quot;)">
            <text:p/>
          </table:table-cell>
          <table:table-cell table:formula="of:=IF([.O43]=1;VLOOKUP([.P43];[.K39:.M538];3;0);&quot;&quot;)" office:value-type="string" office:string-value="2-5">
            <text:p>2-5</text:p>
          </table:table-cell>
          <table:table-cell table:formula="of:=IF([.A44]=&quot;So&quot;;1;[.O42]+1)" office:value-type="float" office:value="1">
            <text:p>1</text:p>
          </table:table-cell>
          <table:table-cell table:formula="of:=IF([.O43]=1;[.A43];IF([.O43]=2;[.A43];IF([.O43]=3;[.C43]&amp; &quot; &quot; &amp;[.D43]&amp;&quot; &quot;&amp;[.E43]&amp;&quot; &quot; &amp;[.F43];IF([.O43]=4;[.A43]&amp; &quot; &quot; &amp;[.B43]&amp;&quot; &quot;&amp;[.C43]&amp;&quot; &quot; &amp;[.D43]))))" office:value-type="float" office:value="10">
            <text:p>10</text:p>
          </table:table-cell>
          <table:table-cell table:formula="of:=IF([.O43]=1;[.A43];IF([.O43]=2;TEXT([.A44];&quot;TT.MM.JJ&quot;);IF([.O43]=3;[.C43]&amp; &quot; &quot; &amp;[.D43]&amp;&quot; &quot;&amp;[.E43]&amp;&quot; &quot; &amp;[.F43];IF([.O43]=4;[.A43]&amp; &quot; &quot; &amp;[.B43]&amp;&quot; &quot;&amp;[.C43]&amp;&quot; &quot; &amp;[.D43]))))" office:value-type="float" office:value="10">
            <text:p>10</text:p>
          </table:table-cell>
          <table:table-cell table:formula="of:=IF([.O43]=1;[.A43];IF([.O43]=2;TEXT([.B44];&quot;HH:MM&quot;);IF([.O43]=3;[.C43]&amp; &quot; &quot; &amp;[.D43]&amp;&quot; &quot;&amp;[.E43]&amp;&quot; &quot; &amp;[.F43];IF([.O43]=4;[.A43]&amp; &quot; &quot; &amp;[.B43]&amp;&quot; &quot;&amp;[.C43]&amp;&quot; &quot; &amp;[.D43]))))" office:value-type="float" office:value="10">
            <text:p>10</text:p>
          </table:table-cell>
          <table:table-cell/>
          <table:table-cell table:formula="of:=INDIRECT(&quot;R&quot;&amp;ROW([.T43])&amp;&quot;C&quot;&amp;COLUMN([.T43])+[.O43];&quot;0&quot;)" office:value-type="string" office:string-value=",{ &quot;spielnr&quot;:&quot;10&quot;,&quot;spieltag&quot;:&quot;3&quot;,&quot;bahn&quot;:&quot;2-5&quot;,">
            <text:p>,{ "spielnr":"10","spieltag":"3","bahn":"2-5",</text:p>
          </table:table-cell>
          <table:table-cell table:formula="of:=IF([.P43]&gt;1;&quot;,&quot;;&quot;&quot;)&amp;&quot;{ &quot;&quot;spielnr&quot;&quot;:&quot;&quot;&quot;&amp;[.P43]&amp;&quot;&quot;&quot;,&quot;&quot;spieltag&quot;&quot;:&quot;&quot;&quot;&amp;[.L43]&amp;&quot;&quot;&quot;,&quot;&quot;bahn&quot;&quot;:&quot;&quot;&quot;&amp;[.N43]&amp;&quot;&quot;&quot;,&quot;" office:value-type="string" office:string-value=",{ &quot;spielnr&quot;:&quot;10&quot;,&quot;spieltag&quot;:&quot;3&quot;,&quot;bahn&quot;:&quot;2-5&quot;,">
            <text:p>,{ "spielnr":"10","spieltag":"3","bahn":"2-5",</text:p>
          </table:table-cell>
          <table:table-cell table:formula="of:=&quot;&quot;&quot;datum&quot;&quot;:&quot;&quot;&quot;&amp;[.Q43]&amp;&quot;&quot;&quot;,&quot;&quot;uhrzeit&quot;&quot;:&quot;&quot;&quot;&amp;[.R43]&amp;&quot;&quot;&quot;,&quot;" office:value-type="string" office:string-value="&quot;datum&quot;:&quot;10&quot;,&quot;uhrzeit&quot;:&quot;10&quot;,">
            <text:p>"datum":"10","uhrzeit":"10",</text:p>
          </table:table-cell>
          <table:table-cell table:formula="of:=&quot;&quot;&quot;heim&quot;&quot;:&quot;&quot;&quot;&amp;[.P43]&amp;&quot;&quot;&quot;,&quot;" office:value-type="string" office:string-value="&quot;heim&quot;:&quot;10&quot;,">
            <text:p>"heim":"10",</text:p>
          </table:table-cell>
          <table:table-cell table:formula="of:=&quot;&quot;&quot;gast&quot;&quot;:&quot;&quot;&quot;&amp;[.P43]&amp;&quot;&quot;&quot;}&quot;" office:value-type="string" office:string-value="&quot;gast&quot;:&quot;10&quot;}">
            <text:p>"gast":"10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So</text:p>
          </table:table-cell>
          <table:table-cell table:number-columns-repeated="5"/>
          <table:table-cell table:number-columns-repeated="4"/>
          <table:table-cell table:formula="of:=IF(AND([.A44]=&quot;Bahn&quot;;[.K43]=-1);0;IF(AND([.A44]&lt;&gt;&quot;Bahn&quot;;[.K43]&lt;&gt;-1);[.K43]+1;[.K43]))" office:value-type="float" office:value="-1">
            <text:p>-1</text:p>
          </table:table-cell>
          <table:table-cell table:formula="of:=IF([.B44]=&quot;Spieltag&quot;;[.L43]+1;[.L43])" office:value-type="float" office:value="3">
            <text:p>3</text:p>
          </table:table-cell>
          <table:table-cell table:formula="of:=IF(AND([.K44]&gt;0;[.K44]&lt;&gt;[.K43]);[.A44];&quot;&quot;)">
            <text:p/>
          </table:table-cell>
          <table:table-cell table:formula="of:=IF([.O44]=1;VLOOKUP([.P44];[.K40:.M539];3;0);&quot;&quot;)">
            <text:p/>
          </table:table-cell>
          <table:table-cell table:formula="of:=IF([.A45]=&quot;So&quot;;1;[.O43]+1)" office:value-type="float" office:value="2">
            <text:p>2</text:p>
          </table:table-cell>
          <table:table-cell table:formula="of:=IF([.O44]=1;[.A44];IF([.O44]=2;[.A44];IF([.O44]=3;[.C44]&amp; &quot; &quot; &amp;[.D44]&amp;&quot; &quot;&amp;[.E44]&amp;&quot; &quot; &amp;[.F44];IF([.O44]=4;[.A44]&amp; &quot; &quot; &amp;[.B44]&amp;&quot; &quot;&amp;[.C44]&amp;&quot; &quot; &amp;[.D44]))))" office:value-type="string" office:string-value="So">
            <text:p>So</text:p>
          </table:table-cell>
          <table:table-cell table:formula="of:=IF([.O44]=1;[.A44];IF([.O44]=2;TEXT([.A45];&quot;TT.MM.JJ&quot;);IF([.O44]=3;[.C44]&amp; &quot; &quot; &amp;[.D44]&amp;&quot; &quot;&amp;[.E44]&amp;&quot; &quot; &amp;[.F44];IF([.O44]=4;[.A44]&amp; &quot; &quot; &amp;[.B44]&amp;&quot; &quot;&amp;[.C44]&amp;&quot; &quot; &amp;[.D44]))))" office:value-type="string" office:string-value="07.10.12">
            <text:p>07.10.12</text:p>
          </table:table-cell>
          <table:table-cell table:formula="of:=IF([.O44]=1;[.A44];IF([.O44]=2;TEXT([.B45];&quot;HH:MM&quot;);IF([.O44]=3;[.C44]&amp; &quot; &quot; &amp;[.D44]&amp;&quot; &quot;&amp;[.E44]&amp;&quot; &quot; &amp;[.F44];IF([.O44]=4;[.A44]&amp; &quot; &quot; &amp;[.B44]&amp;&quot; &quot;&amp;[.C44]&amp;&quot; &quot; &amp;[.D44]))))" office:value-type="string" office:string-value="12:00">
            <text:p>12:00</text:p>
          </table:table-cell>
          <table:table-cell/>
          <table:table-cell table:formula="of:=INDIRECT(&quot;R&quot;&amp;ROW([.T44])&amp;&quot;C&quot;&amp;COLUMN([.T44])+[.O44];&quot;0&quot;)" office:value-type="string" office:string-value="&quot;datum&quot;:&quot;07.10.12&quot;,&quot;uhrzeit&quot;:&quot;12:00&quot;,">
            <text:p>"datum":"07.10.12","uhrzeit":"12:00",</text:p>
          </table:table-cell>
          <table:table-cell table:formula="of:=IF([.P44]&gt;1;&quot;,&quot;;&quot;&quot;)&amp;&quot;{ &quot;&quot;spielnr&quot;&quot;:&quot;&quot;&quot;&amp;[.P44]&amp;&quot;&quot;&quot;,&quot;&quot;spieltag&quot;&quot;:&quot;&quot;&quot;&amp;[.L44]&amp;&quot;&quot;&quot;,&quot;&quot;bahn&quot;&quot;:&quot;&quot;&quot;&amp;[.N44]&amp;&quot;&quot;&quot;,&quot;" office:value-type="string" office:string-value=",{ &quot;spielnr&quot;:&quot;So&quot;,&quot;spieltag&quot;:&quot;3&quot;,&quot;bahn&quot;:&quot;&quot;,">
            <text:p>,{ "spielnr":"So","spieltag":"3","bahn":"",</text:p>
          </table:table-cell>
          <table:table-cell table:formula="of:=&quot;&quot;&quot;datum&quot;&quot;:&quot;&quot;&quot;&amp;[.Q44]&amp;&quot;&quot;&quot;,&quot;&quot;uhrzeit&quot;&quot;:&quot;&quot;&quot;&amp;[.R44]&amp;&quot;&quot;&quot;,&quot;" office:value-type="string" office:string-value="&quot;datum&quot;:&quot;07.10.12&quot;,&quot;uhrzeit&quot;:&quot;12:00&quot;,">
            <text:p>"datum":"07.10.12","uhrzeit":"12:00",</text:p>
          </table:table-cell>
          <table:table-cell table:formula="of:=&quot;&quot;&quot;heim&quot;&quot;:&quot;&quot;&quot;&amp;[.P44]&amp;&quot;&quot;&quot;,&quot;" office:value-type="string" office:string-value="&quot;heim&quot;:&quot;So&quot;,">
            <text:p>"heim":"So",</text:p>
          </table:table-cell>
          <table:table-cell table:formula="of:=&quot;&quot;&quot;gast&quot;&quot;:&quot;&quot;&quot;&amp;[.P44]&amp;&quot;&quot;&quot;}&quot;" office:value-type="string" office:string-value="&quot;gast&quot;:&quot;So&quot;}">
            <text:p>"gast":"So"}</text:p>
          </table:table-cell>
          <table:table-cell office:value-type="string">
            <text:p><text:s/></text:p>
          </table:table-cell>
        </table:table-row>
        <table:table-row table:style-name="ro2">
          <table:table-cell table:style-name="ce1" office:value-type="date" office:date-value="2012-10-07">
            <text:p>07.10.12</text:p>
          </table:table-cell>
          <table:table-cell table:style-name="ce3" office:value-type="time" office:time-value="PT12H00M00S">
            <text:p>12:00:00</text:p>
          </table:table-cell>
          <table:table-cell office:value-type="string">
            <text:p>KSG</text:p>
          </table:table-cell>
          <table:table-cell office:value-type="float" office:value="31">
            <text:p>31</text:p>
          </table:table-cell>
          <table:table-cell office:value-type="string">
            <text:p>Essen</text:p>
          </table:table-cell>
          <table:table-cell office:value-type="float" office:value="2">
            <text:p>2</text:p>
          </table:table-cell>
          <table:table-cell table:number-columns-repeated="4"/>
          <table:table-cell table:formula="of:=IF(AND([.A45]=&quot;Bahn&quot;;[.K44]=-1);0;IF(AND([.A45]&lt;&gt;&quot;Bahn&quot;;[.K44]&lt;&gt;-1);[.K44]+1;[.K44]))" office:value-type="float" office:value="-1">
            <text:p>-1</text:p>
          </table:table-cell>
          <table:table-cell table:formula="of:=IF([.B45]=&quot;Spieltag&quot;;[.L44]+1;[.L44])" office:value-type="float" office:value="3">
            <text:p>3</text:p>
          </table:table-cell>
          <table:table-cell table:formula="of:=IF(AND([.K45]&gt;0;[.K45]&lt;&gt;[.K44]);[.A45];&quot;&quot;)">
            <text:p/>
          </table:table-cell>
          <table:table-cell table:formula="of:=IF([.O45]=1;VLOOKUP([.P45];[.K41:.M540];3;0);&quot;&quot;)">
            <text:p/>
          </table:table-cell>
          <table:table-cell table:formula="of:=IF([.A46]=&quot;So&quot;;1;[.O44]+1)" office:value-type="float" office:value="3">
            <text:p>3</text:p>
          </table:table-cell>
          <table:table-cell table:formula="of:=IF([.O45]=1;[.A45];IF([.O45]=2;[.A45];IF([.O45]=3;[.C45]&amp; &quot; &quot; &amp;[.D45]&amp;&quot; &quot;&amp;[.E45]&amp;&quot; &quot; &amp;[.F45];IF([.O45]=4;[.A45]&amp; &quot; &quot; &amp;[.B45]&amp;&quot; &quot;&amp;[.C45]&amp;&quot; &quot; &amp;[.D45]))))" office:value-type="string" office:string-value="KSG 31 Essen 2">
            <text:p>KSG 31 Essen 2</text:p>
          </table:table-cell>
          <table:table-cell table:formula="of:=IF([.O45]=1;[.A45];IF([.O45]=2;TEXT([.A46];&quot;TT.MM.JJ&quot;);IF([.O45]=3;[.C45]&amp; &quot; &quot; &amp;[.D45]&amp;&quot; &quot;&amp;[.E45]&amp;&quot; &quot; &amp;[.F45];IF([.O45]=4;[.A45]&amp; &quot; &quot; &amp;[.B45]&amp;&quot; &quot;&amp;[.C45]&amp;&quot; &quot; &amp;[.D45]))))" office:value-type="string" office:string-value="KSG 31 Essen 2">
            <text:p>KSG 31 Essen 2</text:p>
          </table:table-cell>
          <table:table-cell table:formula="of:=IF([.O45]=1;[.A45];IF([.O45]=2;TEXT([.B46];&quot;HH:MM&quot;);IF([.O45]=3;[.C45]&amp; &quot; &quot; &amp;[.D45]&amp;&quot; &quot;&amp;[.E45]&amp;&quot; &quot; &amp;[.F45];IF([.O45]=4;[.A45]&amp; &quot; &quot; &amp;[.B45]&amp;&quot; &quot;&amp;[.C45]&amp;&quot; &quot; &amp;[.D45]))))" office:value-type="string" office:string-value="KSG 31 Essen 2">
            <text:p>KSG 31 Essen 2</text:p>
          </table:table-cell>
          <table:table-cell/>
          <table:table-cell table:formula="of:=INDIRECT(&quot;R&quot;&amp;ROW([.T45])&amp;&quot;C&quot;&amp;COLUMN([.T45])+[.O45];&quot;0&quot;)" office:value-type="string" office:string-value="&quot;heim&quot;:&quot;KSG 31 Essen 2&quot;,">
            <text:p>"heim":"KSG 31 Essen 2",</text:p>
          </table:table-cell>
          <table:table-cell table:formula="of:=IF([.P45]&gt;1;&quot;,&quot;;&quot;&quot;)&amp;&quot;{ &quot;&quot;spielnr&quot;&quot;:&quot;&quot;&quot;&amp;[.P45]&amp;&quot;&quot;&quot;,&quot;&quot;spieltag&quot;&quot;:&quot;&quot;&quot;&amp;[.L45]&amp;&quot;&quot;&quot;,&quot;&quot;bahn&quot;&quot;:&quot;&quot;&quot;&amp;[.N45]&amp;&quot;&quot;&quot;,&quot;" office:value-type="string" office:string-value=",{ &quot;spielnr&quot;:&quot;KSG 31 Essen 2&quot;,&quot;spieltag&quot;:&quot;3&quot;,&quot;bahn&quot;:&quot;&quot;,">
            <text:p>,{ "spielnr":"KSG 31 Essen 2","spieltag":"3","bahn":"",</text:p>
          </table:table-cell>
          <table:table-cell table:formula="of:=&quot;&quot;&quot;datum&quot;&quot;:&quot;&quot;&quot;&amp;[.Q45]&amp;&quot;&quot;&quot;,&quot;&quot;uhrzeit&quot;&quot;:&quot;&quot;&quot;&amp;[.R45]&amp;&quot;&quot;&quot;,&quot;" office:value-type="string" office:string-value="&quot;datum&quot;:&quot;KSG 31 Essen 2&quot;,&quot;uhrzeit&quot;:&quot;KSG 31 Essen 2&quot;,">
            <text:p>"datum":"KSG 31 Essen 2","uhrzeit":"KSG 31 Essen 2",</text:p>
          </table:table-cell>
          <table:table-cell table:formula="of:=&quot;&quot;&quot;heim&quot;&quot;:&quot;&quot;&quot;&amp;[.P45]&amp;&quot;&quot;&quot;,&quot;" office:value-type="string" office:string-value="&quot;heim&quot;:&quot;KSG 31 Essen 2&quot;,">
            <text:p>"heim":"KSG 31 Essen 2",</text:p>
          </table:table-cell>
          <table:table-cell table:formula="of:=&quot;&quot;&quot;gast&quot;&quot;:&quot;&quot;&quot;&amp;[.P45]&amp;&quot;&quot;&quot;}&quot;" office:value-type="string" office:string-value="&quot;gast&quot;:&quot;KSG 31 Essen 2&quot;}">
            <text:p>"gast":"KSG 31 Essen 2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SKV</text:p>
          </table:table-cell>
          <table:table-cell office:value-type="string">
            <text:p>Rees</text:p>
          </table:table-cell>
          <table:table-cell office:value-type="float" office:value="3">
            <text:p>3</text:p>
          </table:table-cell>
          <table:table-cell table:number-columns-repeated="3"/>
          <table:table-cell table:number-columns-repeated="4"/>
          <table:table-cell table:formula="of:=IF(AND([.A46]=&quot;Bahn&quot;;[.K45]=-1);0;IF(AND([.A46]&lt;&gt;&quot;Bahn&quot;;[.K45]&lt;&gt;-1);[.K45]+1;[.K45]))" office:value-type="float" office:value="-1">
            <text:p>-1</text:p>
          </table:table-cell>
          <table:table-cell table:formula="of:=IF([.B46]=&quot;Spieltag&quot;;[.L45]+1;[.L45])" office:value-type="float" office:value="3">
            <text:p>3</text:p>
          </table:table-cell>
          <table:table-cell table:formula="of:=IF(AND([.K46]&gt;0;[.K46]&lt;&gt;[.K45]);[.A46];&quot;&quot;)">
            <text:p/>
          </table:table-cell>
          <table:table-cell table:formula="of:=IF([.O46]=1;VLOOKUP([.P46];[.K42:.M541];3;0);&quot;&quot;)">
            <text:p/>
          </table:table-cell>
          <table:table-cell table:formula="of:=IF([.A47]=&quot;So&quot;;1;[.O45]+1)" office:value-type="float" office:value="4">
            <text:p>4</text:p>
          </table:table-cell>
          <table:table-cell table:formula="of:=IF([.O46]=1;[.A46];IF([.O46]=2;[.A46];IF([.O46]=3;[.C46]&amp; &quot; &quot; &amp;[.D46]&amp;&quot; &quot;&amp;[.E46]&amp;&quot; &quot; &amp;[.F46];IF([.O46]=4;[.A46]&amp; &quot; &quot; &amp;[.B46]&amp;&quot; &quot;&amp;[.C46]&amp;&quot; &quot; &amp;[.D46]))))" office:value-type="string" office:string-value="SKV Rees 3 ">
            <text:p>SKV Rees 3 </text:p>
          </table:table-cell>
          <table:table-cell table:formula="of:=IF([.O46]=1;[.A46];IF([.O46]=2;TEXT([.A47];&quot;TT.MM.JJ&quot;);IF([.O46]=3;[.C46]&amp; &quot; &quot; &amp;[.D46]&amp;&quot; &quot;&amp;[.E46]&amp;&quot; &quot; &amp;[.F46];IF([.O46]=4;[.A46]&amp; &quot; &quot; &amp;[.B46]&amp;&quot; &quot;&amp;[.C46]&amp;&quot; &quot; &amp;[.D46]))))" office:value-type="string" office:string-value="SKV Rees 3 ">
            <text:p>SKV Rees 3 </text:p>
          </table:table-cell>
          <table:table-cell table:formula="of:=IF([.O46]=1;[.A46];IF([.O46]=2;TEXT([.B47];&quot;HH:MM&quot;);IF([.O46]=3;[.C46]&amp; &quot; &quot; &amp;[.D46]&amp;&quot; &quot;&amp;[.E46]&amp;&quot; &quot; &amp;[.F46];IF([.O46]=4;[.A46]&amp; &quot; &quot; &amp;[.B46]&amp;&quot; &quot;&amp;[.C46]&amp;&quot; &quot; &amp;[.D46]))))" office:value-type="string" office:string-value="SKV Rees 3 ">
            <text:p>SKV Rees 3 </text:p>
          </table:table-cell>
          <table:table-cell/>
          <table:table-cell table:formula="of:=INDIRECT(&quot;R&quot;&amp;ROW([.T46])&amp;&quot;C&quot;&amp;COLUMN([.T46])+[.O46];&quot;0&quot;)" office:value-type="string" office:string-value="&quot;gast&quot;:&quot;SKV Rees 3 &quot;}">
            <text:p>"gast":"SKV Rees 3 "}</text:p>
          </table:table-cell>
          <table:table-cell table:formula="of:=IF([.P46]&gt;1;&quot;,&quot;;&quot;&quot;)&amp;&quot;{ &quot;&quot;spielnr&quot;&quot;:&quot;&quot;&quot;&amp;[.P46]&amp;&quot;&quot;&quot;,&quot;&quot;spieltag&quot;&quot;:&quot;&quot;&quot;&amp;[.L46]&amp;&quot;&quot;&quot;,&quot;&quot;bahn&quot;&quot;:&quot;&quot;&quot;&amp;[.N46]&amp;&quot;&quot;&quot;,&quot;" office:value-type="string" office:string-value=",{ &quot;spielnr&quot;:&quot;SKV Rees 3 &quot;,&quot;spieltag&quot;:&quot;3&quot;,&quot;bahn&quot;:&quot;&quot;,">
            <text:p>,{ "spielnr":"SKV Rees 3 ","spieltag":"3","bahn":"",</text:p>
          </table:table-cell>
          <table:table-cell table:formula="of:=&quot;&quot;&quot;datum&quot;&quot;:&quot;&quot;&quot;&amp;[.Q46]&amp;&quot;&quot;&quot;,&quot;&quot;uhrzeit&quot;&quot;:&quot;&quot;&quot;&amp;[.R46]&amp;&quot;&quot;&quot;,&quot;" office:value-type="string" office:string-value="&quot;datum&quot;:&quot;SKV Rees 3 &quot;,&quot;uhrzeit&quot;:&quot;SKV Rees 3 &quot;,">
            <text:p>"datum":"SKV Rees 3 ","uhrzeit":"SKV Rees 3 ",</text:p>
          </table:table-cell>
          <table:table-cell table:formula="of:=&quot;&quot;&quot;heim&quot;&quot;:&quot;&quot;&quot;&amp;[.P46]&amp;&quot;&quot;&quot;,&quot;" office:value-type="string" office:string-value="&quot;heim&quot;:&quot;SKV Rees 3 &quot;,">
            <text:p>"heim":"SKV Rees 3 ",</text:p>
          </table:table-cell>
          <table:table-cell table:formula="of:=&quot;&quot;&quot;gast&quot;&quot;:&quot;&quot;&quot;&amp;[.P46]&amp;&quot;&quot;&quot;}&quot;" office:value-type="string" office:string-value="&quot;gast&quot;:&quot;SKV Rees 3 &quot;}">
            <text:p>"gast":"SKV Rees 3 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float" office:value="11">
            <text:p>11</text:p>
          </table:table-cell>
          <table:table-cell table:number-columns-repeated="5"/>
          <table:table-cell table:number-columns-repeated="4"/>
          <table:table-cell table:formula="of:=IF(AND([.A47]=&quot;Bahn&quot;;[.K46]=-1);0;IF(AND([.A47]&lt;&gt;&quot;Bahn&quot;;[.K46]&lt;&gt;-1);[.K46]+1;[.K46]))" office:value-type="float" office:value="-1">
            <text:p>-1</text:p>
          </table:table-cell>
          <table:table-cell table:formula="of:=IF([.B47]=&quot;Spieltag&quot;;[.L46]+1;[.L46])" office:value-type="float" office:value="3">
            <text:p>3</text:p>
          </table:table-cell>
          <table:table-cell table:formula="of:=IF(AND([.K47]&gt;0;[.K47]&lt;&gt;[.K46]);[.A47];&quot;&quot;)">
            <text:p/>
          </table:table-cell>
          <table:table-cell table:formula="of:=IF([.O47]=1;VLOOKUP([.P47];[.K43:.M542];3;0);&quot;&quot;)" office:value-type="string" office:string-value="1-4">
            <text:p>1-4</text:p>
          </table:table-cell>
          <table:table-cell table:formula="of:=IF([.A48]=&quot;So&quot;;1;[.O46]+1)" office:value-type="float" office:value="1">
            <text:p>1</text:p>
          </table:table-cell>
          <table:table-cell table:formula="of:=IF([.O47]=1;[.A47];IF([.O47]=2;[.A47];IF([.O47]=3;[.C47]&amp; &quot; &quot; &amp;[.D47]&amp;&quot; &quot;&amp;[.E47]&amp;&quot; &quot; &amp;[.F47];IF([.O47]=4;[.A47]&amp; &quot; &quot; &amp;[.B47]&amp;&quot; &quot;&amp;[.C47]&amp;&quot; &quot; &amp;[.D47]))))" office:value-type="float" office:value="11">
            <text:p>11</text:p>
          </table:table-cell>
          <table:table-cell table:formula="of:=IF([.O47]=1;[.A47];IF([.O47]=2;TEXT([.A48];&quot;TT.MM.JJ&quot;);IF([.O47]=3;[.C47]&amp; &quot; &quot; &amp;[.D47]&amp;&quot; &quot;&amp;[.E47]&amp;&quot; &quot; &amp;[.F47];IF([.O47]=4;[.A47]&amp; &quot; &quot; &amp;[.B47]&amp;&quot; &quot;&amp;[.C47]&amp;&quot; &quot; &amp;[.D47]))))" office:value-type="float" office:value="11">
            <text:p>11</text:p>
          </table:table-cell>
          <table:table-cell table:formula="of:=IF([.O47]=1;[.A47];IF([.O47]=2;TEXT([.B48];&quot;HH:MM&quot;);IF([.O47]=3;[.C47]&amp; &quot; &quot; &amp;[.D47]&amp;&quot; &quot;&amp;[.E47]&amp;&quot; &quot; &amp;[.F47];IF([.O47]=4;[.A47]&amp; &quot; &quot; &amp;[.B47]&amp;&quot; &quot;&amp;[.C47]&amp;&quot; &quot; &amp;[.D47]))))" office:value-type="float" office:value="11">
            <text:p>11</text:p>
          </table:table-cell>
          <table:table-cell/>
          <table:table-cell table:formula="of:=INDIRECT(&quot;R&quot;&amp;ROW([.T47])&amp;&quot;C&quot;&amp;COLUMN([.T47])+[.O47];&quot;0&quot;)" office:value-type="string" office:string-value=",{ &quot;spielnr&quot;:&quot;11&quot;,&quot;spieltag&quot;:&quot;3&quot;,&quot;bahn&quot;:&quot;1-4&quot;,">
            <text:p>,{ "spielnr":"11","spieltag":"3","bahn":"1-4",</text:p>
          </table:table-cell>
          <table:table-cell table:formula="of:=IF([.P47]&gt;1;&quot;,&quot;;&quot;&quot;)&amp;&quot;{ &quot;&quot;spielnr&quot;&quot;:&quot;&quot;&quot;&amp;[.P47]&amp;&quot;&quot;&quot;,&quot;&quot;spieltag&quot;&quot;:&quot;&quot;&quot;&amp;[.L47]&amp;&quot;&quot;&quot;,&quot;&quot;bahn&quot;&quot;:&quot;&quot;&quot;&amp;[.N47]&amp;&quot;&quot;&quot;,&quot;" office:value-type="string" office:string-value=",{ &quot;spielnr&quot;:&quot;11&quot;,&quot;spieltag&quot;:&quot;3&quot;,&quot;bahn&quot;:&quot;1-4&quot;,">
            <text:p>,{ "spielnr":"11","spieltag":"3","bahn":"1-4",</text:p>
          </table:table-cell>
          <table:table-cell table:formula="of:=&quot;&quot;&quot;datum&quot;&quot;:&quot;&quot;&quot;&amp;[.Q47]&amp;&quot;&quot;&quot;,&quot;&quot;uhrzeit&quot;&quot;:&quot;&quot;&quot;&amp;[.R47]&amp;&quot;&quot;&quot;,&quot;" office:value-type="string" office:string-value="&quot;datum&quot;:&quot;11&quot;,&quot;uhrzeit&quot;:&quot;11&quot;,">
            <text:p>"datum":"11","uhrzeit":"11",</text:p>
          </table:table-cell>
          <table:table-cell table:formula="of:=&quot;&quot;&quot;heim&quot;&quot;:&quot;&quot;&quot;&amp;[.P47]&amp;&quot;&quot;&quot;,&quot;" office:value-type="string" office:string-value="&quot;heim&quot;:&quot;11&quot;,">
            <text:p>"heim":"11",</text:p>
          </table:table-cell>
          <table:table-cell table:formula="of:=&quot;&quot;&quot;gast&quot;&quot;:&quot;&quot;&quot;&amp;[.P47]&amp;&quot;&quot;&quot;}&quot;" office:value-type="string" office:string-value="&quot;gast&quot;:&quot;11&quot;}">
            <text:p>"gast":"11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So</text:p>
          </table:table-cell>
          <table:table-cell table:number-columns-repeated="5"/>
          <table:table-cell table:number-columns-repeated="4"/>
          <table:table-cell table:formula="of:=IF(AND([.A48]=&quot;Bahn&quot;;[.K47]=-1);0;IF(AND([.A48]&lt;&gt;&quot;Bahn&quot;;[.K47]&lt;&gt;-1);[.K47]+1;[.K47]))" office:value-type="float" office:value="-1">
            <text:p>-1</text:p>
          </table:table-cell>
          <table:table-cell table:formula="of:=IF([.B48]=&quot;Spieltag&quot;;[.L47]+1;[.L47])" office:value-type="float" office:value="3">
            <text:p>3</text:p>
          </table:table-cell>
          <table:table-cell table:formula="of:=IF(AND([.K48]&gt;0;[.K48]&lt;&gt;[.K47]);[.A48];&quot;&quot;)">
            <text:p/>
          </table:table-cell>
          <table:table-cell table:formula="of:=IF([.O48]=1;VLOOKUP([.P48];[.K44:.M543];3;0);&quot;&quot;)">
            <text:p/>
          </table:table-cell>
          <table:table-cell table:formula="of:=IF([.A49]=&quot;So&quot;;1;[.O47]+1)" office:value-type="float" office:value="2">
            <text:p>2</text:p>
          </table:table-cell>
          <table:table-cell table:formula="of:=IF([.O48]=1;[.A48];IF([.O48]=2;[.A48];IF([.O48]=3;[.C48]&amp; &quot; &quot; &amp;[.D48]&amp;&quot; &quot;&amp;[.E48]&amp;&quot; &quot; &amp;[.F48];IF([.O48]=4;[.A48]&amp; &quot; &quot; &amp;[.B48]&amp;&quot; &quot;&amp;[.C48]&amp;&quot; &quot; &amp;[.D48]))))" office:value-type="string" office:string-value="So">
            <text:p>So</text:p>
          </table:table-cell>
          <table:table-cell table:formula="of:=IF([.O48]=1;[.A48];IF([.O48]=2;TEXT([.A49];&quot;TT.MM.JJ&quot;);IF([.O48]=3;[.C48]&amp; &quot; &quot; &amp;[.D48]&amp;&quot; &quot;&amp;[.E48]&amp;&quot; &quot; &amp;[.F48];IF([.O48]=4;[.A48]&amp; &quot; &quot; &amp;[.B48]&amp;&quot; &quot;&amp;[.C48]&amp;&quot; &quot; &amp;[.D48]))))" office:value-type="string" office:string-value="07.10.12">
            <text:p>07.10.12</text:p>
          </table:table-cell>
          <table:table-cell table:formula="of:=IF([.O48]=1;[.A48];IF([.O48]=2;TEXT([.B49];&quot;HH:MM&quot;);IF([.O48]=3;[.C48]&amp; &quot; &quot; &amp;[.D48]&amp;&quot; &quot;&amp;[.E48]&amp;&quot; &quot; &amp;[.F48];IF([.O48]=4;[.A48]&amp; &quot; &quot; &amp;[.B48]&amp;&quot; &quot;&amp;[.C48]&amp;&quot; &quot; &amp;[.D48]))))" office:value-type="string" office:string-value="10:00">
            <text:p>10:00</text:p>
          </table:table-cell>
          <table:table-cell/>
          <table:table-cell table:formula="of:=INDIRECT(&quot;R&quot;&amp;ROW([.T48])&amp;&quot;C&quot;&amp;COLUMN([.T48])+[.O48];&quot;0&quot;)" office:value-type="string" office:string-value="&quot;datum&quot;:&quot;07.10.12&quot;,&quot;uhrzeit&quot;:&quot;10:00&quot;,">
            <text:p>"datum":"07.10.12","uhrzeit":"10:00",</text:p>
          </table:table-cell>
          <table:table-cell table:formula="of:=IF([.P48]&gt;1;&quot;,&quot;;&quot;&quot;)&amp;&quot;{ &quot;&quot;spielnr&quot;&quot;:&quot;&quot;&quot;&amp;[.P48]&amp;&quot;&quot;&quot;,&quot;&quot;spieltag&quot;&quot;:&quot;&quot;&quot;&amp;[.L48]&amp;&quot;&quot;&quot;,&quot;&quot;bahn&quot;&quot;:&quot;&quot;&quot;&amp;[.N48]&amp;&quot;&quot;&quot;,&quot;" office:value-type="string" office:string-value=",{ &quot;spielnr&quot;:&quot;So&quot;,&quot;spieltag&quot;:&quot;3&quot;,&quot;bahn&quot;:&quot;&quot;,">
            <text:p>,{ "spielnr":"So","spieltag":"3","bahn":"",</text:p>
          </table:table-cell>
          <table:table-cell table:formula="of:=&quot;&quot;&quot;datum&quot;&quot;:&quot;&quot;&quot;&amp;[.Q48]&amp;&quot;&quot;&quot;,&quot;&quot;uhrzeit&quot;&quot;:&quot;&quot;&quot;&amp;[.R48]&amp;&quot;&quot;&quot;,&quot;" office:value-type="string" office:string-value="&quot;datum&quot;:&quot;07.10.12&quot;,&quot;uhrzeit&quot;:&quot;10:00&quot;,">
            <text:p>"datum":"07.10.12","uhrzeit":"10:00",</text:p>
          </table:table-cell>
          <table:table-cell table:formula="of:=&quot;&quot;&quot;heim&quot;&quot;:&quot;&quot;&quot;&amp;[.P48]&amp;&quot;&quot;&quot;,&quot;" office:value-type="string" office:string-value="&quot;heim&quot;:&quot;So&quot;,">
            <text:p>"heim":"So",</text:p>
          </table:table-cell>
          <table:table-cell table:formula="of:=&quot;&quot;&quot;gast&quot;&quot;:&quot;&quot;&quot;&amp;[.P48]&amp;&quot;&quot;&quot;}&quot;" office:value-type="string" office:string-value="&quot;gast&quot;:&quot;So&quot;}">
            <text:p>"gast":"So"}</text:p>
          </table:table-cell>
          <table:table-cell office:value-type="string">
            <text:p><text:s/></text:p>
          </table:table-cell>
        </table:table-row>
        <table:table-row table:style-name="ro2">
          <table:table-cell table:style-name="ce1" office:value-type="date" office:date-value="2012-10-07">
            <text:p>07.10.12</text:p>
          </table:table-cell>
          <table:table-cell table:style-name="ce3" office:value-type="time" office:time-value="PT10H00M00S">
            <text:p>10:00:00</text:p>
          </table:table-cell>
          <table:table-cell office:value-type="string">
            <text:p>SK</text:p>
          </table:table-cell>
          <table:table-cell office:value-type="string">
            <text:p>66/99</text:p>
          </table:table-cell>
          <table:table-cell office:value-type="string">
            <text:p>Solingen</text:p>
          </table:table-cell>
          <table:table-cell office:value-type="float" office:value="1">
            <text:p>1</text:p>
          </table:table-cell>
          <table:table-cell table:number-columns-repeated="4"/>
          <table:table-cell table:formula="of:=IF(AND([.A49]=&quot;Bahn&quot;;[.K48]=-1);0;IF(AND([.A49]&lt;&gt;&quot;Bahn&quot;;[.K48]&lt;&gt;-1);[.K48]+1;[.K48]))" office:value-type="float" office:value="-1">
            <text:p>-1</text:p>
          </table:table-cell>
          <table:table-cell table:formula="of:=IF([.B49]=&quot;Spieltag&quot;;[.L48]+1;[.L48])" office:value-type="float" office:value="3">
            <text:p>3</text:p>
          </table:table-cell>
          <table:table-cell table:formula="of:=IF(AND([.K49]&gt;0;[.K49]&lt;&gt;[.K48]);[.A49];&quot;&quot;)">
            <text:p/>
          </table:table-cell>
          <table:table-cell table:formula="of:=IF([.O49]=1;VLOOKUP([.P49];[.K45:.M544];3;0);&quot;&quot;)">
            <text:p/>
          </table:table-cell>
          <table:table-cell table:formula="of:=IF([.A50]=&quot;So&quot;;1;[.O48]+1)" office:value-type="float" office:value="3">
            <text:p>3</text:p>
          </table:table-cell>
          <table:table-cell table:formula="of:=IF([.O49]=1;[.A49];IF([.O49]=2;[.A49];IF([.O49]=3;[.C49]&amp; &quot; &quot; &amp;[.D49]&amp;&quot; &quot;&amp;[.E49]&amp;&quot; &quot; &amp;[.F49];IF([.O49]=4;[.A49]&amp; &quot; &quot; &amp;[.B49]&amp;&quot; &quot;&amp;[.C49]&amp;&quot; &quot; &amp;[.D49]))))" office:value-type="string" office:string-value="SK 66/99 Solingen 1">
            <text:p>SK 66/99 Solingen 1</text:p>
          </table:table-cell>
          <table:table-cell table:formula="of:=IF([.O49]=1;[.A49];IF([.O49]=2;TEXT([.A50];&quot;TT.MM.JJ&quot;);IF([.O49]=3;[.C49]&amp; &quot; &quot; &amp;[.D49]&amp;&quot; &quot;&amp;[.E49]&amp;&quot; &quot; &amp;[.F49];IF([.O49]=4;[.A49]&amp; &quot; &quot; &amp;[.B49]&amp;&quot; &quot;&amp;[.C49]&amp;&quot; &quot; &amp;[.D49]))))" office:value-type="string" office:string-value="SK 66/99 Solingen 1">
            <text:p>SK 66/99 Solingen 1</text:p>
          </table:table-cell>
          <table:table-cell table:formula="of:=IF([.O49]=1;[.A49];IF([.O49]=2;TEXT([.B50];&quot;HH:MM&quot;);IF([.O49]=3;[.C49]&amp; &quot; &quot; &amp;[.D49]&amp;&quot; &quot;&amp;[.E49]&amp;&quot; &quot; &amp;[.F49];IF([.O49]=4;[.A49]&amp; &quot; &quot; &amp;[.B49]&amp;&quot; &quot;&amp;[.C49]&amp;&quot; &quot; &amp;[.D49]))))" office:value-type="string" office:string-value="SK 66/99 Solingen 1">
            <text:p>SK 66/99 Solingen 1</text:p>
          </table:table-cell>
          <table:table-cell/>
          <table:table-cell table:formula="of:=INDIRECT(&quot;R&quot;&amp;ROW([.T49])&amp;&quot;C&quot;&amp;COLUMN([.T49])+[.O49];&quot;0&quot;)" office:value-type="string" office:string-value="&quot;heim&quot;:&quot;SK 66/99 Solingen 1&quot;,">
            <text:p>"heim":"SK 66/99 Solingen 1",</text:p>
          </table:table-cell>
          <table:table-cell table:formula="of:=IF([.P49]&gt;1;&quot;,&quot;;&quot;&quot;)&amp;&quot;{ &quot;&quot;spielnr&quot;&quot;:&quot;&quot;&quot;&amp;[.P49]&amp;&quot;&quot;&quot;,&quot;&quot;spieltag&quot;&quot;:&quot;&quot;&quot;&amp;[.L49]&amp;&quot;&quot;&quot;,&quot;&quot;bahn&quot;&quot;:&quot;&quot;&quot;&amp;[.N49]&amp;&quot;&quot;&quot;,&quot;" office:value-type="string" office:string-value=",{ &quot;spielnr&quot;:&quot;SK 66/99 Solingen 1&quot;,&quot;spieltag&quot;:&quot;3&quot;,&quot;bahn&quot;:&quot;&quot;,">
            <text:p>,{ "spielnr":"SK 66/99 Solingen 1","spieltag":"3","bahn":"",</text:p>
          </table:table-cell>
          <table:table-cell table:formula="of:=&quot;&quot;&quot;datum&quot;&quot;:&quot;&quot;&quot;&amp;[.Q49]&amp;&quot;&quot;&quot;,&quot;&quot;uhrzeit&quot;&quot;:&quot;&quot;&quot;&amp;[.R49]&amp;&quot;&quot;&quot;,&quot;" office:value-type="string" office:string-value="&quot;datum&quot;:&quot;SK 66/99 Solingen 1&quot;,&quot;uhrzeit&quot;:&quot;SK 66/99 Solingen 1&quot;,">
            <text:p>"datum":"SK 66/99 Solingen 1","uhrzeit":"SK 66/99 Solingen 1",</text:p>
          </table:table-cell>
          <table:table-cell table:formula="of:=&quot;&quot;&quot;heim&quot;&quot;:&quot;&quot;&quot;&amp;[.P49]&amp;&quot;&quot;&quot;,&quot;" office:value-type="string" office:string-value="&quot;heim&quot;:&quot;SK 66/99 Solingen 1&quot;,">
            <text:p>"heim":"SK 66/99 Solingen 1",</text:p>
          </table:table-cell>
          <table:table-cell table:formula="of:=&quot;&quot;&quot;gast&quot;&quot;:&quot;&quot;&quot;&amp;[.P49]&amp;&quot;&quot;&quot;}&quot;" office:value-type="string" office:string-value="&quot;gast&quot;:&quot;SK 66/99 Solingen 1&quot;}">
            <text:p>"gast":"SK 66/99 Solingen 1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SK</text:p>
          </table:table-cell>
          <table:table-cell office:value-type="string">
            <text:p>Dinslaken</text:p>
          </table:table-cell>
          <table:table-cell office:value-type="float" office:value="3">
            <text:p>3</text:p>
          </table:table-cell>
          <table:table-cell table:number-columns-repeated="3"/>
          <table:table-cell table:number-columns-repeated="4"/>
          <table:table-cell table:formula="of:=IF(AND([.A50]=&quot;Bahn&quot;;[.K49]=-1);0;IF(AND([.A50]&lt;&gt;&quot;Bahn&quot;;[.K49]&lt;&gt;-1);[.K49]+1;[.K49]))" office:value-type="float" office:value="-1">
            <text:p>-1</text:p>
          </table:table-cell>
          <table:table-cell table:formula="of:=IF([.B50]=&quot;Spieltag&quot;;[.L49]+1;[.L49])" office:value-type="float" office:value="3">
            <text:p>3</text:p>
          </table:table-cell>
          <table:table-cell table:formula="of:=IF(AND([.K50]&gt;0;[.K50]&lt;&gt;[.K49]);[.A50];&quot;&quot;)">
            <text:p/>
          </table:table-cell>
          <table:table-cell table:formula="of:=IF([.O50]=1;VLOOKUP([.P50];[.K46:.M545];3;0);&quot;&quot;)">
            <text:p/>
          </table:table-cell>
          <table:table-cell table:formula="of:=IF([.A51]=&quot;So&quot;;1;[.O49]+1)" office:value-type="float" office:value="4">
            <text:p>4</text:p>
          </table:table-cell>
          <table:table-cell table:formula="of:=IF([.O50]=1;[.A50];IF([.O50]=2;[.A50];IF([.O50]=3;[.C50]&amp; &quot; &quot; &amp;[.D50]&amp;&quot; &quot;&amp;[.E50]&amp;&quot; &quot; &amp;[.F50];IF([.O50]=4;[.A50]&amp; &quot; &quot; &amp;[.B50]&amp;&quot; &quot;&amp;[.C50]&amp;&quot; &quot; &amp;[.D50]))))" office:value-type="string" office:string-value="SK Dinslaken 3 ">
            <text:p>SK Dinslaken 3 </text:p>
          </table:table-cell>
          <table:table-cell table:formula="of:=IF([.O50]=1;[.A50];IF([.O50]=2;TEXT([.A51];&quot;TT.MM.JJ&quot;);IF([.O50]=3;[.C50]&amp; &quot; &quot; &amp;[.D50]&amp;&quot; &quot;&amp;[.E50]&amp;&quot; &quot; &amp;[.F50];IF([.O50]=4;[.A50]&amp; &quot; &quot; &amp;[.B50]&amp;&quot; &quot;&amp;[.C50]&amp;&quot; &quot; &amp;[.D50]))))" office:value-type="string" office:string-value="SK Dinslaken 3 ">
            <text:p>SK Dinslaken 3 </text:p>
          </table:table-cell>
          <table:table-cell table:formula="of:=IF([.O50]=1;[.A50];IF([.O50]=2;TEXT([.B51];&quot;HH:MM&quot;);IF([.O50]=3;[.C50]&amp; &quot; &quot; &amp;[.D50]&amp;&quot; &quot;&amp;[.E50]&amp;&quot; &quot; &amp;[.F50];IF([.O50]=4;[.A50]&amp; &quot; &quot; &amp;[.B50]&amp;&quot; &quot;&amp;[.C50]&amp;&quot; &quot; &amp;[.D50]))))" office:value-type="string" office:string-value="SK Dinslaken 3 ">
            <text:p>SK Dinslaken 3 </text:p>
          </table:table-cell>
          <table:table-cell/>
          <table:table-cell table:formula="of:=INDIRECT(&quot;R&quot;&amp;ROW([.T50])&amp;&quot;C&quot;&amp;COLUMN([.T50])+[.O50];&quot;0&quot;)" office:value-type="string" office:string-value="&quot;gast&quot;:&quot;SK Dinslaken 3 &quot;}">
            <text:p>"gast":"SK Dinslaken 3 "}</text:p>
          </table:table-cell>
          <table:table-cell table:formula="of:=IF([.P50]&gt;1;&quot;,&quot;;&quot;&quot;)&amp;&quot;{ &quot;&quot;spielnr&quot;&quot;:&quot;&quot;&quot;&amp;[.P50]&amp;&quot;&quot;&quot;,&quot;&quot;spieltag&quot;&quot;:&quot;&quot;&quot;&amp;[.L50]&amp;&quot;&quot;&quot;,&quot;&quot;bahn&quot;&quot;:&quot;&quot;&quot;&amp;[.N50]&amp;&quot;&quot;&quot;,&quot;" office:value-type="string" office:string-value=",{ &quot;spielnr&quot;:&quot;SK Dinslaken 3 &quot;,&quot;spieltag&quot;:&quot;3&quot;,&quot;bahn&quot;:&quot;&quot;,">
            <text:p>,{ "spielnr":"SK Dinslaken 3 ","spieltag":"3","bahn":"",</text:p>
          </table:table-cell>
          <table:table-cell table:formula="of:=&quot;&quot;&quot;datum&quot;&quot;:&quot;&quot;&quot;&amp;[.Q50]&amp;&quot;&quot;&quot;,&quot;&quot;uhrzeit&quot;&quot;:&quot;&quot;&quot;&amp;[.R50]&amp;&quot;&quot;&quot;,&quot;" office:value-type="string" office:string-value="&quot;datum&quot;:&quot;SK Dinslaken 3 &quot;,&quot;uhrzeit&quot;:&quot;SK Dinslaken 3 &quot;,">
            <text:p>"datum":"SK Dinslaken 3 ","uhrzeit":"SK Dinslaken 3 ",</text:p>
          </table:table-cell>
          <table:table-cell table:formula="of:=&quot;&quot;&quot;heim&quot;&quot;:&quot;&quot;&quot;&amp;[.P50]&amp;&quot;&quot;&quot;,&quot;" office:value-type="string" office:string-value="&quot;heim&quot;:&quot;SK Dinslaken 3 &quot;,">
            <text:p>"heim":"SK Dinslaken 3 ",</text:p>
          </table:table-cell>
          <table:table-cell table:formula="of:=&quot;&quot;&quot;gast&quot;&quot;:&quot;&quot;&quot;&amp;[.P50]&amp;&quot;&quot;&quot;}&quot;" office:value-type="string" office:string-value="&quot;gast&quot;:&quot;SK Dinslaken 3 &quot;}">
            <text:p>"gast":"SK Dinslaken 3 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float" office:value="12">
            <text:p>12</text:p>
          </table:table-cell>
          <table:table-cell table:number-columns-repeated="5"/>
          <table:table-cell table:number-columns-repeated="4"/>
          <table:table-cell table:formula="of:=IF(AND([.A51]=&quot;Bahn&quot;;[.K50]=-1);0;IF(AND([.A51]&lt;&gt;&quot;Bahn&quot;;[.K50]&lt;&gt;-1);[.K50]+1;[.K50]))" office:value-type="float" office:value="-1">
            <text:p>-1</text:p>
          </table:table-cell>
          <table:table-cell table:formula="of:=IF([.B51]=&quot;Spieltag&quot;;[.L50]+1;[.L50])" office:value-type="float" office:value="3">
            <text:p>3</text:p>
          </table:table-cell>
          <table:table-cell table:formula="of:=IF(AND([.K51]&gt;0;[.K51]&lt;&gt;[.K50]);[.A51];&quot;&quot;)">
            <text:p/>
          </table:table-cell>
          <table:table-cell table:formula="of:=IF([.O51]=1;VLOOKUP([.P51];[.K47:.M546];3;0);&quot;&quot;)" office:value-type="string" office:string-value="5-8">
            <text:p>5-8</text:p>
          </table:table-cell>
          <table:table-cell table:formula="of:=IF([.A52]=&quot;So&quot;;1;[.O50]+1)" office:value-type="float" office:value="1">
            <text:p>1</text:p>
          </table:table-cell>
          <table:table-cell table:formula="of:=IF([.O51]=1;[.A51];IF([.O51]=2;[.A51];IF([.O51]=3;[.C51]&amp; &quot; &quot; &amp;[.D51]&amp;&quot; &quot;&amp;[.E51]&amp;&quot; &quot; &amp;[.F51];IF([.O51]=4;[.A51]&amp; &quot; &quot; &amp;[.B51]&amp;&quot; &quot;&amp;[.C51]&amp;&quot; &quot; &amp;[.D51]))))" office:value-type="float" office:value="12">
            <text:p>12</text:p>
          </table:table-cell>
          <table:table-cell table:formula="of:=IF([.O51]=1;[.A51];IF([.O51]=2;TEXT([.A52];&quot;TT.MM.JJ&quot;);IF([.O51]=3;[.C51]&amp; &quot; &quot; &amp;[.D51]&amp;&quot; &quot;&amp;[.E51]&amp;&quot; &quot; &amp;[.F51];IF([.O51]=4;[.A51]&amp; &quot; &quot; &amp;[.B51]&amp;&quot; &quot;&amp;[.C51]&amp;&quot; &quot; &amp;[.D51]))))" office:value-type="float" office:value="12">
            <text:p>12</text:p>
          </table:table-cell>
          <table:table-cell table:formula="of:=IF([.O51]=1;[.A51];IF([.O51]=2;TEXT([.B52];&quot;HH:MM&quot;);IF([.O51]=3;[.C51]&amp; &quot; &quot; &amp;[.D51]&amp;&quot; &quot;&amp;[.E51]&amp;&quot; &quot; &amp;[.F51];IF([.O51]=4;[.A51]&amp; &quot; &quot; &amp;[.B51]&amp;&quot; &quot;&amp;[.C51]&amp;&quot; &quot; &amp;[.D51]))))" office:value-type="float" office:value="12">
            <text:p>12</text:p>
          </table:table-cell>
          <table:table-cell/>
          <table:table-cell table:formula="of:=INDIRECT(&quot;R&quot;&amp;ROW([.T51])&amp;&quot;C&quot;&amp;COLUMN([.T51])+[.O51];&quot;0&quot;)" office:value-type="string" office:string-value=",{ &quot;spielnr&quot;:&quot;12&quot;,&quot;spieltag&quot;:&quot;3&quot;,&quot;bahn&quot;:&quot;5-8&quot;,">
            <text:p>,{ "spielnr":"12","spieltag":"3","bahn":"5-8",</text:p>
          </table:table-cell>
          <table:table-cell table:formula="of:=IF([.P51]&gt;1;&quot;,&quot;;&quot;&quot;)&amp;&quot;{ &quot;&quot;spielnr&quot;&quot;:&quot;&quot;&quot;&amp;[.P51]&amp;&quot;&quot;&quot;,&quot;&quot;spieltag&quot;&quot;:&quot;&quot;&quot;&amp;[.L51]&amp;&quot;&quot;&quot;,&quot;&quot;bahn&quot;&quot;:&quot;&quot;&quot;&amp;[.N51]&amp;&quot;&quot;&quot;,&quot;" office:value-type="string" office:string-value=",{ &quot;spielnr&quot;:&quot;12&quot;,&quot;spieltag&quot;:&quot;3&quot;,&quot;bahn&quot;:&quot;5-8&quot;,">
            <text:p>,{ "spielnr":"12","spieltag":"3","bahn":"5-8",</text:p>
          </table:table-cell>
          <table:table-cell table:formula="of:=&quot;&quot;&quot;datum&quot;&quot;:&quot;&quot;&quot;&amp;[.Q51]&amp;&quot;&quot;&quot;,&quot;&quot;uhrzeit&quot;&quot;:&quot;&quot;&quot;&amp;[.R51]&amp;&quot;&quot;&quot;,&quot;" office:value-type="string" office:string-value="&quot;datum&quot;:&quot;12&quot;,&quot;uhrzeit&quot;:&quot;12&quot;,">
            <text:p>"datum":"12","uhrzeit":"12",</text:p>
          </table:table-cell>
          <table:table-cell table:formula="of:=&quot;&quot;&quot;heim&quot;&quot;:&quot;&quot;&quot;&amp;[.P51]&amp;&quot;&quot;&quot;,&quot;" office:value-type="string" office:string-value="&quot;heim&quot;:&quot;12&quot;,">
            <text:p>"heim":"12",</text:p>
          </table:table-cell>
          <table:table-cell table:formula="of:=&quot;&quot;&quot;gast&quot;&quot;:&quot;&quot;&quot;&amp;[.P51]&amp;&quot;&quot;&quot;}&quot;" office:value-type="string" office:string-value="&quot;gast&quot;:&quot;12&quot;}">
            <text:p>"gast":"12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So</text:p>
          </table:table-cell>
          <table:table-cell table:number-columns-repeated="5"/>
          <table:table-cell table:number-columns-repeated="4"/>
          <table:table-cell table:formula="of:=IF(AND([.A52]=&quot;Bahn&quot;;[.K51]=-1);0;IF(AND([.A52]&lt;&gt;&quot;Bahn&quot;;[.K51]&lt;&gt;-1);[.K51]+1;[.K51]))" office:value-type="float" office:value="-1">
            <text:p>-1</text:p>
          </table:table-cell>
          <table:table-cell table:formula="of:=IF([.B52]=&quot;Spieltag&quot;;[.L51]+1;[.L51])" office:value-type="float" office:value="3">
            <text:p>3</text:p>
          </table:table-cell>
          <table:table-cell table:formula="of:=IF(AND([.K52]&gt;0;[.K52]&lt;&gt;[.K51]);[.A52];&quot;&quot;)">
            <text:p/>
          </table:table-cell>
          <table:table-cell table:formula="of:=IF([.O52]=1;VLOOKUP([.P52];[.K48:.M547];3;0);&quot;&quot;)">
            <text:p/>
          </table:table-cell>
          <table:table-cell table:formula="of:=IF([.A53]=&quot;So&quot;;1;[.O51]+1)" office:value-type="float" office:value="2">
            <text:p>2</text:p>
          </table:table-cell>
          <table:table-cell table:formula="of:=IF([.O52]=1;[.A52];IF([.O52]=2;[.A52];IF([.O52]=3;[.C52]&amp; &quot; &quot; &amp;[.D52]&amp;&quot; &quot;&amp;[.E52]&amp;&quot; &quot; &amp;[.F52];IF([.O52]=4;[.A52]&amp; &quot; &quot; &amp;[.B52]&amp;&quot; &quot;&amp;[.C52]&amp;&quot; &quot; &amp;[.D52]))))" office:value-type="string" office:string-value="So">
            <text:p>So</text:p>
          </table:table-cell>
          <table:table-cell table:formula="of:=IF([.O52]=1;[.A52];IF([.O52]=2;TEXT([.A53];&quot;TT.MM.JJ&quot;);IF([.O52]=3;[.C52]&amp; &quot; &quot; &amp;[.D52]&amp;&quot; &quot;&amp;[.E52]&amp;&quot; &quot; &amp;[.F52];IF([.O52]=4;[.A52]&amp; &quot; &quot; &amp;[.B52]&amp;&quot; &quot;&amp;[.C52]&amp;&quot; &quot; &amp;[.D52]))))" office:value-type="string" office:string-value="07.10.12">
            <text:p>07.10.12</text:p>
          </table:table-cell>
          <table:table-cell table:formula="of:=IF([.O52]=1;[.A52];IF([.O52]=2;TEXT([.B53];&quot;HH:MM&quot;);IF([.O52]=3;[.C52]&amp; &quot; &quot; &amp;[.D52]&amp;&quot; &quot;&amp;[.E52]&amp;&quot; &quot; &amp;[.F52];IF([.O52]=4;[.A52]&amp; &quot; &quot; &amp;[.B52]&amp;&quot; &quot;&amp;[.C52]&amp;&quot; &quot; &amp;[.D52]))))" office:value-type="string" office:string-value="10:00">
            <text:p>10:00</text:p>
          </table:table-cell>
          <table:table-cell/>
          <table:table-cell table:formula="of:=INDIRECT(&quot;R&quot;&amp;ROW([.T52])&amp;&quot;C&quot;&amp;COLUMN([.T52])+[.O52];&quot;0&quot;)" office:value-type="string" office:string-value="&quot;datum&quot;:&quot;07.10.12&quot;,&quot;uhrzeit&quot;:&quot;10:00&quot;,">
            <text:p>"datum":"07.10.12","uhrzeit":"10:00",</text:p>
          </table:table-cell>
          <table:table-cell table:formula="of:=IF([.P52]&gt;1;&quot;,&quot;;&quot;&quot;)&amp;&quot;{ &quot;&quot;spielnr&quot;&quot;:&quot;&quot;&quot;&amp;[.P52]&amp;&quot;&quot;&quot;,&quot;&quot;spieltag&quot;&quot;:&quot;&quot;&quot;&amp;[.L52]&amp;&quot;&quot;&quot;,&quot;&quot;bahn&quot;&quot;:&quot;&quot;&quot;&amp;[.N52]&amp;&quot;&quot;&quot;,&quot;" office:value-type="string" office:string-value=",{ &quot;spielnr&quot;:&quot;So&quot;,&quot;spieltag&quot;:&quot;3&quot;,&quot;bahn&quot;:&quot;&quot;,">
            <text:p>,{ "spielnr":"So","spieltag":"3","bahn":"",</text:p>
          </table:table-cell>
          <table:table-cell table:formula="of:=&quot;&quot;&quot;datum&quot;&quot;:&quot;&quot;&quot;&amp;[.Q52]&amp;&quot;&quot;&quot;,&quot;&quot;uhrzeit&quot;&quot;:&quot;&quot;&quot;&amp;[.R52]&amp;&quot;&quot;&quot;,&quot;" office:value-type="string" office:string-value="&quot;datum&quot;:&quot;07.10.12&quot;,&quot;uhrzeit&quot;:&quot;10:00&quot;,">
            <text:p>"datum":"07.10.12","uhrzeit":"10:00",</text:p>
          </table:table-cell>
          <table:table-cell table:formula="of:=&quot;&quot;&quot;heim&quot;&quot;:&quot;&quot;&quot;&amp;[.P52]&amp;&quot;&quot;&quot;,&quot;" office:value-type="string" office:string-value="&quot;heim&quot;:&quot;So&quot;,">
            <text:p>"heim":"So",</text:p>
          </table:table-cell>
          <table:table-cell table:formula="of:=&quot;&quot;&quot;gast&quot;&quot;:&quot;&quot;&quot;&amp;[.P52]&amp;&quot;&quot;&quot;}&quot;" office:value-type="string" office:string-value="&quot;gast&quot;:&quot;So&quot;}">
            <text:p>"gast":"So"}</text:p>
          </table:table-cell>
          <table:table-cell office:value-type="string">
            <text:p><text:s/></text:p>
          </table:table-cell>
        </table:table-row>
        <table:table-row table:style-name="ro2">
          <table:table-cell table:style-name="ce1" office:value-type="date" office:date-value="2012-10-07">
            <text:p>07.10.12</text:p>
          </table:table-cell>
          <table:table-cell table:style-name="ce3" office:value-type="time" office:time-value="PT10H00M00S">
            <text:p>10:00:00</text:p>
          </table:table-cell>
          <table:table-cell office:value-type="string">
            <text:p>SK</text:p>
          </table:table-cell>
          <table:table-cell office:value-type="string">
            <text:p>Kleve</text:p>
          </table:table-cell>
          <table:table-cell office:value-type="float" office:value="1">
            <text:p>1</text:p>
          </table:table-cell>
          <table:table-cell/>
          <table:table-cell table:number-columns-repeated="4"/>
          <table:table-cell table:formula="of:=IF(AND([.A53]=&quot;Bahn&quot;;[.K52]=-1);0;IF(AND([.A53]&lt;&gt;&quot;Bahn&quot;;[.K52]&lt;&gt;-1);[.K52]+1;[.K52]))" office:value-type="float" office:value="-1">
            <text:p>-1</text:p>
          </table:table-cell>
          <table:table-cell table:formula="of:=IF([.B53]=&quot;Spieltag&quot;;[.L52]+1;[.L52])" office:value-type="float" office:value="3">
            <text:p>3</text:p>
          </table:table-cell>
          <table:table-cell table:formula="of:=IF(AND([.K53]&gt;0;[.K53]&lt;&gt;[.K52]);[.A53];&quot;&quot;)">
            <text:p/>
          </table:table-cell>
          <table:table-cell table:formula="of:=IF([.O53]=1;VLOOKUP([.P53];[.K49:.M548];3;0);&quot;&quot;)">
            <text:p/>
          </table:table-cell>
          <table:table-cell table:formula="of:=IF([.A54]=&quot;So&quot;;1;[.O52]+1)" office:value-type="float" office:value="3">
            <text:p>3</text:p>
          </table:table-cell>
          <table:table-cell table:formula="of:=IF([.O53]=1;[.A53];IF([.O53]=2;[.A53];IF([.O53]=3;[.C53]&amp; &quot; &quot; &amp;[.D53]&amp;&quot; &quot;&amp;[.E53]&amp;&quot; &quot; &amp;[.F53];IF([.O53]=4;[.A53]&amp; &quot; &quot; &amp;[.B53]&amp;&quot; &quot;&amp;[.C53]&amp;&quot; &quot; &amp;[.D53]))))" office:value-type="string" office:string-value="SK Kleve 1 ">
            <text:p>SK Kleve 1 </text:p>
          </table:table-cell>
          <table:table-cell table:formula="of:=IF([.O53]=1;[.A53];IF([.O53]=2;TEXT([.A54];&quot;TT.MM.JJ&quot;);IF([.O53]=3;[.C53]&amp; &quot; &quot; &amp;[.D53]&amp;&quot; &quot;&amp;[.E53]&amp;&quot; &quot; &amp;[.F53];IF([.O53]=4;[.A53]&amp; &quot; &quot; &amp;[.B53]&amp;&quot; &quot;&amp;[.C53]&amp;&quot; &quot; &amp;[.D53]))))" office:value-type="string" office:string-value="SK Kleve 1 ">
            <text:p>SK Kleve 1 </text:p>
          </table:table-cell>
          <table:table-cell table:formula="of:=IF([.O53]=1;[.A53];IF([.O53]=2;TEXT([.B54];&quot;HH:MM&quot;);IF([.O53]=3;[.C53]&amp; &quot; &quot; &amp;[.D53]&amp;&quot; &quot;&amp;[.E53]&amp;&quot; &quot; &amp;[.F53];IF([.O53]=4;[.A53]&amp; &quot; &quot; &amp;[.B53]&amp;&quot; &quot;&amp;[.C53]&amp;&quot; &quot; &amp;[.D53]))))" office:value-type="string" office:string-value="SK Kleve 1 ">
            <text:p>SK Kleve 1 </text:p>
          </table:table-cell>
          <table:table-cell/>
          <table:table-cell table:formula="of:=INDIRECT(&quot;R&quot;&amp;ROW([.T53])&amp;&quot;C&quot;&amp;COLUMN([.T53])+[.O53];&quot;0&quot;)" office:value-type="string" office:string-value="&quot;heim&quot;:&quot;SK Kleve 1 &quot;,">
            <text:p>"heim":"SK Kleve 1 ",</text:p>
          </table:table-cell>
          <table:table-cell table:formula="of:=IF([.P53]&gt;1;&quot;,&quot;;&quot;&quot;)&amp;&quot;{ &quot;&quot;spielnr&quot;&quot;:&quot;&quot;&quot;&amp;[.P53]&amp;&quot;&quot;&quot;,&quot;&quot;spieltag&quot;&quot;:&quot;&quot;&quot;&amp;[.L53]&amp;&quot;&quot;&quot;,&quot;&quot;bahn&quot;&quot;:&quot;&quot;&quot;&amp;[.N53]&amp;&quot;&quot;&quot;,&quot;" office:value-type="string" office:string-value=",{ &quot;spielnr&quot;:&quot;SK Kleve 1 &quot;,&quot;spieltag&quot;:&quot;3&quot;,&quot;bahn&quot;:&quot;&quot;,">
            <text:p>,{ "spielnr":"SK Kleve 1 ","spieltag":"3","bahn":"",</text:p>
          </table:table-cell>
          <table:table-cell table:formula="of:=&quot;&quot;&quot;datum&quot;&quot;:&quot;&quot;&quot;&amp;[.Q53]&amp;&quot;&quot;&quot;,&quot;&quot;uhrzeit&quot;&quot;:&quot;&quot;&quot;&amp;[.R53]&amp;&quot;&quot;&quot;,&quot;" office:value-type="string" office:string-value="&quot;datum&quot;:&quot;SK Kleve 1 &quot;,&quot;uhrzeit&quot;:&quot;SK Kleve 1 &quot;,">
            <text:p>"datum":"SK Kleve 1 ","uhrzeit":"SK Kleve 1 ",</text:p>
          </table:table-cell>
          <table:table-cell table:formula="of:=&quot;&quot;&quot;heim&quot;&quot;:&quot;&quot;&quot;&amp;[.P53]&amp;&quot;&quot;&quot;,&quot;" office:value-type="string" office:string-value="&quot;heim&quot;:&quot;SK Kleve 1 &quot;,">
            <text:p>"heim":"SK Kleve 1 ",</text:p>
          </table:table-cell>
          <table:table-cell table:formula="of:=&quot;&quot;&quot;gast&quot;&quot;:&quot;&quot;&quot;&amp;[.P53]&amp;&quot;&quot;&quot;}&quot;" office:value-type="string" office:string-value="&quot;gast&quot;:&quot;SK Kleve 1 &quot;}">
            <text:p>"gast":"SK Kleve 1 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KSF</text:p>
          </table:table-cell>
          <table:table-cell office:value-type="float" office:value="32">
            <text:p>32</text:p>
          </table:table-cell>
          <table:table-cell office:value-type="string">
            <text:p>Duisburg</text:p>
          </table:table-cell>
          <table:table-cell office:value-type="float" office:value="1">
            <text:p>1</text:p>
          </table:table-cell>
          <table:table-cell table:number-columns-repeated="2"/>
          <table:table-cell table:number-columns-repeated="4"/>
          <table:table-cell table:formula="of:=IF(AND([.A54]=&quot;Bahn&quot;;[.K53]=-1);0;IF(AND([.A54]&lt;&gt;&quot;Bahn&quot;;[.K53]&lt;&gt;-1);[.K53]+1;[.K53]))" office:value-type="float" office:value="-1">
            <text:p>-1</text:p>
          </table:table-cell>
          <table:table-cell table:formula="of:=IF([.B54]=&quot;Spieltag&quot;;[.L53]+1;[.L53])" office:value-type="float" office:value="3">
            <text:p>3</text:p>
          </table:table-cell>
          <table:table-cell table:formula="of:=IF(AND([.K54]&gt;0;[.K54]&lt;&gt;[.K53]);[.A54];&quot;&quot;)">
            <text:p/>
          </table:table-cell>
          <table:table-cell table:formula="of:=IF([.O54]=1;VLOOKUP([.P54];[.K50:.M549];3;0);&quot;&quot;)">
            <text:p/>
          </table:table-cell>
          <table:table-cell table:formula="of:=IF([.A55]=&quot;So&quot;;1;[.O53]+1)" office:value-type="float" office:value="4">
            <text:p>4</text:p>
          </table:table-cell>
          <table:table-cell table:formula="of:=IF([.O54]=1;[.A54];IF([.O54]=2;[.A54];IF([.O54]=3;[.C54]&amp; &quot; &quot; &amp;[.D54]&amp;&quot; &quot;&amp;[.E54]&amp;&quot; &quot; &amp;[.F54];IF([.O54]=4;[.A54]&amp; &quot; &quot; &amp;[.B54]&amp;&quot; &quot;&amp;[.C54]&amp;&quot; &quot; &amp;[.D54]))))" office:value-type="string" office:string-value="KSF 32 Duisburg 1">
            <text:p>KSF 32 Duisburg 1</text:p>
          </table:table-cell>
          <table:table-cell table:formula="of:=IF([.O54]=1;[.A54];IF([.O54]=2;TEXT([.A55];&quot;TT.MM.JJ&quot;);IF([.O54]=3;[.C54]&amp; &quot; &quot; &amp;[.D54]&amp;&quot; &quot;&amp;[.E54]&amp;&quot; &quot; &amp;[.F54];IF([.O54]=4;[.A54]&amp; &quot; &quot; &amp;[.B54]&amp;&quot; &quot;&amp;[.C54]&amp;&quot; &quot; &amp;[.D54]))))" office:value-type="string" office:string-value="KSF 32 Duisburg 1">
            <text:p>KSF 32 Duisburg 1</text:p>
          </table:table-cell>
          <table:table-cell table:formula="of:=IF([.O54]=1;[.A54];IF([.O54]=2;TEXT([.B55];&quot;HH:MM&quot;);IF([.O54]=3;[.C54]&amp; &quot; &quot; &amp;[.D54]&amp;&quot; &quot;&amp;[.E54]&amp;&quot; &quot; &amp;[.F54];IF([.O54]=4;[.A54]&amp; &quot; &quot; &amp;[.B54]&amp;&quot; &quot;&amp;[.C54]&amp;&quot; &quot; &amp;[.D54]))))" office:value-type="string" office:string-value="KSF 32 Duisburg 1">
            <text:p>KSF 32 Duisburg 1</text:p>
          </table:table-cell>
          <table:table-cell/>
          <table:table-cell table:formula="of:=INDIRECT(&quot;R&quot;&amp;ROW([.T54])&amp;&quot;C&quot;&amp;COLUMN([.T54])+[.O54];&quot;0&quot;)" office:value-type="string" office:string-value="&quot;gast&quot;:&quot;KSF 32 Duisburg 1&quot;}">
            <text:p>"gast":"KSF 32 Duisburg 1"}</text:p>
          </table:table-cell>
          <table:table-cell table:formula="of:=IF([.P54]&gt;1;&quot;,&quot;;&quot;&quot;)&amp;&quot;{ &quot;&quot;spielnr&quot;&quot;:&quot;&quot;&quot;&amp;[.P54]&amp;&quot;&quot;&quot;,&quot;&quot;spieltag&quot;&quot;:&quot;&quot;&quot;&amp;[.L54]&amp;&quot;&quot;&quot;,&quot;&quot;bahn&quot;&quot;:&quot;&quot;&quot;&amp;[.N54]&amp;&quot;&quot;&quot;,&quot;" office:value-type="string" office:string-value=",{ &quot;spielnr&quot;:&quot;KSF 32 Duisburg 1&quot;,&quot;spieltag&quot;:&quot;3&quot;,&quot;bahn&quot;:&quot;&quot;,">
            <text:p>,{ "spielnr":"KSF 32 Duisburg 1","spieltag":"3","bahn":"",</text:p>
          </table:table-cell>
          <table:table-cell table:formula="of:=&quot;&quot;&quot;datum&quot;&quot;:&quot;&quot;&quot;&amp;[.Q54]&amp;&quot;&quot;&quot;,&quot;&quot;uhrzeit&quot;&quot;:&quot;&quot;&quot;&amp;[.R54]&amp;&quot;&quot;&quot;,&quot;" office:value-type="string" office:string-value="&quot;datum&quot;:&quot;KSF 32 Duisburg 1&quot;,&quot;uhrzeit&quot;:&quot;KSF 32 Duisburg 1&quot;,">
            <text:p>"datum":"KSF 32 Duisburg 1","uhrzeit":"KSF 32 Duisburg 1",</text:p>
          </table:table-cell>
          <table:table-cell table:formula="of:=&quot;&quot;&quot;heim&quot;&quot;:&quot;&quot;&quot;&amp;[.P54]&amp;&quot;&quot;&quot;,&quot;" office:value-type="string" office:string-value="&quot;heim&quot;:&quot;KSF 32 Duisburg 1&quot;,">
            <text:p>"heim":"KSF 32 Duisburg 1",</text:p>
          </table:table-cell>
          <table:table-cell table:formula="of:=&quot;&quot;&quot;gast&quot;&quot;:&quot;&quot;&quot;&amp;[.P54]&amp;&quot;&quot;&quot;}&quot;" office:value-type="string" office:string-value="&quot;gast&quot;:&quot;KSF 32 Duisburg 1&quot;}">
            <text:p>"gast":"KSF 32 Duisburg 1"}</text:p>
          </table:table-cell>
          <table:table-cell office:value-type="string">
            <text:p><text:s/></text:p>
          </table:table-cell>
        </table:table-row>
        <table:table-row table:style-name="ro2">
          <table:table-cell table:style-name="ce1" office:value-type="date" office:date-value="2012-08-04">
            <text:p>04.08.12</text:p>
          </table:table-cell>
          <table:table-cell office:value-type="string">
            <text:p>Spieltag</text:p>
          </table:table-cell>
          <table:table-cell table:number-columns-repeated="4"/>
          <table:table-cell table:number-columns-repeated="4"/>
          <table:table-cell table:formula="of:=IF(AND([.A55]=&quot;Bahn&quot;;[.K54]=-1);0;IF(AND([.A55]&lt;&gt;&quot;Bahn&quot;;[.K54]&lt;&gt;-1);[.K54]+1;[.K54]))" office:value-type="float" office:value="-1">
            <text:p>-1</text:p>
          </table:table-cell>
          <table:table-cell table:formula="of:=IF([.B55]=&quot;Spieltag&quot;;[.L54]+1;[.L54])" office:value-type="float" office:value="4">
            <text:p>4</text:p>
          </table:table-cell>
          <table:table-cell table:formula="of:=IF(AND([.K55]&gt;0;[.K55]&lt;&gt;[.K54]);[.A55];&quot;&quot;)">
            <text:p/>
          </table:table-cell>
          <table:table-cell table:formula="of:=IF([.O55]=1;VLOOKUP([.P55];[.K51:.M550];3;0);&quot;&quot;)">
            <text:p/>
          </table:table-cell>
          <table:table-cell table:formula="of:=IF([.A56]=&quot;So&quot;;1;[.O54]+1)" office:value-type="float" office:value="5">
            <text:p>5</text:p>
          </table:table-cell>
          <table:table-cell table:formula="of:=IF([.O55]=1;[.A55];IF([.O55]=2;[.A55];IF([.O55]=3;[.C55]&amp; &quot; &quot; &amp;[.D55]&amp;&quot; &quot;&amp;[.E55]&amp;&quot; &quot; &amp;[.F55];IF([.O55]=4;[.A55]&amp; &quot; &quot; &amp;[.B55]&amp;&quot; &quot;&amp;[.C55]&amp;&quot; &quot; &amp;[.D55]))))" office:value-type="boolean" office:boolean-value="false">
            <text:p>FALSCH</text:p>
          </table:table-cell>
          <table:table-cell table:formula="of:=IF([.O55]=1;[.A55];IF([.O55]=2;TEXT([.A56];&quot;TT.MM.JJ&quot;);IF([.O55]=3;[.C55]&amp; &quot; &quot; &amp;[.D55]&amp;&quot; &quot;&amp;[.E55]&amp;&quot; &quot; &amp;[.F55];IF([.O55]=4;[.A55]&amp; &quot; &quot; &amp;[.B55]&amp;&quot; &quot;&amp;[.C55]&amp;&quot; &quot; &amp;[.D55]))))" office:value-type="boolean" office:boolean-value="false">
            <text:p>FALSCH</text:p>
          </table:table-cell>
          <table:table-cell table:formula="of:=IF([.O55]=1;[.A55];IF([.O55]=2;TEXT([.B56];&quot;HH:MM&quot;);IF([.O55]=3;[.C55]&amp; &quot; &quot; &amp;[.D55]&amp;&quot; &quot;&amp;[.E55]&amp;&quot; &quot; &amp;[.F55];IF([.O55]=4;[.A55]&amp; &quot; &quot; &amp;[.B55]&amp;&quot; &quot;&amp;[.C55]&amp;&quot; &quot; &amp;[.D55]))))" office:value-type="boolean" office:boolean-value="false">
            <text:p>FALSCH</text:p>
          </table:table-cell>
          <table:table-cell/>
          <table:table-cell table:formula="of:=INDIRECT(&quot;R&quot;&amp;ROW([.T55])&amp;&quot;C&quot;&amp;COLUMN([.T55])+[.O55];&quot;0&quot;)" office:value-type="string" office:string-value=" ">
            <text:p><text:s/></text:p>
          </table:table-cell>
          <table:table-cell table:formula="of:=IF([.P55]&gt;1;&quot;,&quot;;&quot;&quot;)&amp;&quot;{ &quot;&quot;spielnr&quot;&quot;:&quot;&quot;&quot;&amp;[.P55]&amp;&quot;&quot;&quot;,&quot;&quot;spieltag&quot;&quot;:&quot;&quot;&quot;&amp;[.L55]&amp;&quot;&quot;&quot;,&quot;&quot;bahn&quot;&quot;:&quot;&quot;&quot;&amp;[.N55]&amp;&quot;&quot;&quot;,&quot;" office:value-type="string" office:string-value="{ &quot;spielnr&quot;:&quot;0&quot;,&quot;spieltag&quot;:&quot;4&quot;,&quot;bahn&quot;:&quot;&quot;,">
            <text:p>{ "spielnr":"0","spieltag":"4","bahn":"",</text:p>
          </table:table-cell>
          <table:table-cell table:formula="of:=&quot;&quot;&quot;datum&quot;&quot;:&quot;&quot;&quot;&amp;[.Q55]&amp;&quot;&quot;&quot;,&quot;&quot;uhrzeit&quot;&quot;:&quot;&quot;&quot;&amp;[.R55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55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55]&amp;&quot;&quot;&quot;}&quot;" office:value-type="string" office:string-value="&quot;gast&quot;:&quot;0&quot;}">
            <text:p>"gast":"0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float" office:value="13">
            <text:p>13</text:p>
          </table:table-cell>
          <table:table-cell table:number-columns-repeated="5"/>
          <table:table-cell table:number-columns-repeated="4"/>
          <table:table-cell table:formula="of:=IF(AND([.A56]=&quot;Bahn&quot;;[.K55]=-1);0;IF(AND([.A56]&lt;&gt;&quot;Bahn&quot;;[.K55]&lt;&gt;-1);[.K55]+1;[.K55]))" office:value-type="float" office:value="-1">
            <text:p>-1</text:p>
          </table:table-cell>
          <table:table-cell table:formula="of:=IF([.B56]=&quot;Spieltag&quot;;[.L55]+1;[.L55])" office:value-type="float" office:value="4">
            <text:p>4</text:p>
          </table:table-cell>
          <table:table-cell table:formula="of:=IF(AND([.K56]&gt;0;[.K56]&lt;&gt;[.K55]);[.A56];&quot;&quot;)">
            <text:p/>
          </table:table-cell>
          <table:table-cell table:formula="of:=IF([.O56]=1;VLOOKUP([.P56];[.K52:.M551];3;0);&quot;&quot;)" office:value-type="string" office:string-value="1-4">
            <text:p>1-4</text:p>
          </table:table-cell>
          <table:table-cell table:formula="of:=IF([.A57]=&quot;So&quot;;1;[.O55]+1)" office:value-type="float" office:value="1">
            <text:p>1</text:p>
          </table:table-cell>
          <table:table-cell table:formula="of:=IF([.O56]=1;[.A56];IF([.O56]=2;[.A56];IF([.O56]=3;[.C56]&amp; &quot; &quot; &amp;[.D56]&amp;&quot; &quot;&amp;[.E56]&amp;&quot; &quot; &amp;[.F56];IF([.O56]=4;[.A56]&amp; &quot; &quot; &amp;[.B56]&amp;&quot; &quot;&amp;[.C56]&amp;&quot; &quot; &amp;[.D56]))))" office:value-type="float" office:value="13">
            <text:p>13</text:p>
          </table:table-cell>
          <table:table-cell table:formula="of:=IF([.O56]=1;[.A56];IF([.O56]=2;TEXT([.A57];&quot;TT.MM.JJ&quot;);IF([.O56]=3;[.C56]&amp; &quot; &quot; &amp;[.D56]&amp;&quot; &quot;&amp;[.E56]&amp;&quot; &quot; &amp;[.F56];IF([.O56]=4;[.A56]&amp; &quot; &quot; &amp;[.B56]&amp;&quot; &quot;&amp;[.C56]&amp;&quot; &quot; &amp;[.D56]))))" office:value-type="float" office:value="13">
            <text:p>13</text:p>
          </table:table-cell>
          <table:table-cell table:formula="of:=IF([.O56]=1;[.A56];IF([.O56]=2;TEXT([.B57];&quot;HH:MM&quot;);IF([.O56]=3;[.C56]&amp; &quot; &quot; &amp;[.D56]&amp;&quot; &quot;&amp;[.E56]&amp;&quot; &quot; &amp;[.F56];IF([.O56]=4;[.A56]&amp; &quot; &quot; &amp;[.B56]&amp;&quot; &quot;&amp;[.C56]&amp;&quot; &quot; &amp;[.D56]))))" office:value-type="float" office:value="13">
            <text:p>13</text:p>
          </table:table-cell>
          <table:table-cell/>
          <table:table-cell table:formula="of:=INDIRECT(&quot;R&quot;&amp;ROW([.T56])&amp;&quot;C&quot;&amp;COLUMN([.T56])+[.O56];&quot;0&quot;)" office:value-type="string" office:string-value=",{ &quot;spielnr&quot;:&quot;13&quot;,&quot;spieltag&quot;:&quot;4&quot;,&quot;bahn&quot;:&quot;1-4&quot;,">
            <text:p>,{ "spielnr":"13","spieltag":"4","bahn":"1-4",</text:p>
          </table:table-cell>
          <table:table-cell table:formula="of:=IF([.P56]&gt;1;&quot;,&quot;;&quot;&quot;)&amp;&quot;{ &quot;&quot;spielnr&quot;&quot;:&quot;&quot;&quot;&amp;[.P56]&amp;&quot;&quot;&quot;,&quot;&quot;spieltag&quot;&quot;:&quot;&quot;&quot;&amp;[.L56]&amp;&quot;&quot;&quot;,&quot;&quot;bahn&quot;&quot;:&quot;&quot;&quot;&amp;[.N56]&amp;&quot;&quot;&quot;,&quot;" office:value-type="string" office:string-value=",{ &quot;spielnr&quot;:&quot;13&quot;,&quot;spieltag&quot;:&quot;4&quot;,&quot;bahn&quot;:&quot;1-4&quot;,">
            <text:p>,{ "spielnr":"13","spieltag":"4","bahn":"1-4",</text:p>
          </table:table-cell>
          <table:table-cell table:formula="of:=&quot;&quot;&quot;datum&quot;&quot;:&quot;&quot;&quot;&amp;[.Q56]&amp;&quot;&quot;&quot;,&quot;&quot;uhrzeit&quot;&quot;:&quot;&quot;&quot;&amp;[.R56]&amp;&quot;&quot;&quot;,&quot;" office:value-type="string" office:string-value="&quot;datum&quot;:&quot;13&quot;,&quot;uhrzeit&quot;:&quot;13&quot;,">
            <text:p>"datum":"13","uhrzeit":"13",</text:p>
          </table:table-cell>
          <table:table-cell table:formula="of:=&quot;&quot;&quot;heim&quot;&quot;:&quot;&quot;&quot;&amp;[.P56]&amp;&quot;&quot;&quot;,&quot;" office:value-type="string" office:string-value="&quot;heim&quot;:&quot;13&quot;,">
            <text:p>"heim":"13",</text:p>
          </table:table-cell>
          <table:table-cell table:formula="of:=&quot;&quot;&quot;gast&quot;&quot;:&quot;&quot;&quot;&amp;[.P56]&amp;&quot;&quot;&quot;}&quot;" office:value-type="string" office:string-value="&quot;gast&quot;:&quot;13&quot;}">
            <text:p>"gast":"13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So</text:p>
          </table:table-cell>
          <table:table-cell table:number-columns-repeated="5"/>
          <table:table-cell table:number-columns-repeated="4"/>
          <table:table-cell table:formula="of:=IF(AND([.A57]=&quot;Bahn&quot;;[.K56]=-1);0;IF(AND([.A57]&lt;&gt;&quot;Bahn&quot;;[.K56]&lt;&gt;-1);[.K56]+1;[.K56]))" office:value-type="float" office:value="-1">
            <text:p>-1</text:p>
          </table:table-cell>
          <table:table-cell table:formula="of:=IF([.B57]=&quot;Spieltag&quot;;[.L56]+1;[.L56])" office:value-type="float" office:value="4">
            <text:p>4</text:p>
          </table:table-cell>
          <table:table-cell table:formula="of:=IF(AND([.K57]&gt;0;[.K57]&lt;&gt;[.K56]);[.A57];&quot;&quot;)">
            <text:p/>
          </table:table-cell>
          <table:table-cell table:formula="of:=IF([.O57]=1;VLOOKUP([.P57];[.K53:.M552];3;0);&quot;&quot;)">
            <text:p/>
          </table:table-cell>
          <table:table-cell table:formula="of:=IF([.A58]=&quot;So&quot;;1;[.O56]+1)" office:value-type="float" office:value="2">
            <text:p>2</text:p>
          </table:table-cell>
          <table:table-cell table:formula="of:=IF([.O57]=1;[.A57];IF([.O57]=2;[.A57];IF([.O57]=3;[.C57]&amp; &quot; &quot; &amp;[.D57]&amp;&quot; &quot;&amp;[.E57]&amp;&quot; &quot; &amp;[.F57];IF([.O57]=4;[.A57]&amp; &quot; &quot; &amp;[.B57]&amp;&quot; &quot;&amp;[.C57]&amp;&quot; &quot; &amp;[.D57]))))" office:value-type="string" office:string-value="So">
            <text:p>So</text:p>
          </table:table-cell>
          <table:table-cell table:formula="of:=IF([.O57]=1;[.A57];IF([.O57]=2;TEXT([.A58];&quot;TT.MM.JJ&quot;);IF([.O57]=3;[.C57]&amp; &quot; &quot; &amp;[.D57]&amp;&quot; &quot;&amp;[.E57]&amp;&quot; &quot; &amp;[.F57];IF([.O57]=4;[.A57]&amp; &quot; &quot; &amp;[.B57]&amp;&quot; &quot;&amp;[.C57]&amp;&quot; &quot; &amp;[.D57]))))" office:value-type="string" office:string-value="21.10.12">
            <text:p>21.10.12</text:p>
          </table:table-cell>
          <table:table-cell table:formula="of:=IF([.O57]=1;[.A57];IF([.O57]=2;TEXT([.B58];&quot;HH:MM&quot;);IF([.O57]=3;[.C57]&amp; &quot; &quot; &amp;[.D57]&amp;&quot; &quot;&amp;[.E57]&amp;&quot; &quot; &amp;[.F57];IF([.O57]=4;[.A57]&amp; &quot; &quot; &amp;[.B57]&amp;&quot; &quot;&amp;[.C57]&amp;&quot; &quot; &amp;[.D57]))))" office:value-type="string" office:string-value="10:00">
            <text:p>10:00</text:p>
          </table:table-cell>
          <table:table-cell/>
          <table:table-cell table:formula="of:=INDIRECT(&quot;R&quot;&amp;ROW([.T57])&amp;&quot;C&quot;&amp;COLUMN([.T57])+[.O57];&quot;0&quot;)" office:value-type="string" office:string-value="&quot;datum&quot;:&quot;21.10.12&quot;,&quot;uhrzeit&quot;:&quot;10:00&quot;,">
            <text:p>"datum":"21.10.12","uhrzeit":"10:00",</text:p>
          </table:table-cell>
          <table:table-cell table:formula="of:=IF([.P57]&gt;1;&quot;,&quot;;&quot;&quot;)&amp;&quot;{ &quot;&quot;spielnr&quot;&quot;:&quot;&quot;&quot;&amp;[.P57]&amp;&quot;&quot;&quot;,&quot;&quot;spieltag&quot;&quot;:&quot;&quot;&quot;&amp;[.L57]&amp;&quot;&quot;&quot;,&quot;&quot;bahn&quot;&quot;:&quot;&quot;&quot;&amp;[.N57]&amp;&quot;&quot;&quot;,&quot;" office:value-type="string" office:string-value=",{ &quot;spielnr&quot;:&quot;So&quot;,&quot;spieltag&quot;:&quot;4&quot;,&quot;bahn&quot;:&quot;&quot;,">
            <text:p>,{ "spielnr":"So","spieltag":"4","bahn":"",</text:p>
          </table:table-cell>
          <table:table-cell table:formula="of:=&quot;&quot;&quot;datum&quot;&quot;:&quot;&quot;&quot;&amp;[.Q57]&amp;&quot;&quot;&quot;,&quot;&quot;uhrzeit&quot;&quot;:&quot;&quot;&quot;&amp;[.R57]&amp;&quot;&quot;&quot;,&quot;" office:value-type="string" office:string-value="&quot;datum&quot;:&quot;21.10.12&quot;,&quot;uhrzeit&quot;:&quot;10:00&quot;,">
            <text:p>"datum":"21.10.12","uhrzeit":"10:00",</text:p>
          </table:table-cell>
          <table:table-cell table:formula="of:=&quot;&quot;&quot;heim&quot;&quot;:&quot;&quot;&quot;&amp;[.P57]&amp;&quot;&quot;&quot;,&quot;" office:value-type="string" office:string-value="&quot;heim&quot;:&quot;So&quot;,">
            <text:p>"heim":"So",</text:p>
          </table:table-cell>
          <table:table-cell table:formula="of:=&quot;&quot;&quot;gast&quot;&quot;:&quot;&quot;&quot;&amp;[.P57]&amp;&quot;&quot;&quot;}&quot;" office:value-type="string" office:string-value="&quot;gast&quot;:&quot;So&quot;}">
            <text:p>"gast":"So"}</text:p>
          </table:table-cell>
          <table:table-cell office:value-type="string">
            <text:p><text:s/></text:p>
          </table:table-cell>
        </table:table-row>
        <table:table-row table:style-name="ro2">
          <table:table-cell table:style-name="ce1" office:value-type="date" office:date-value="2012-10-21">
            <text:p>21.10.12</text:p>
          </table:table-cell>
          <table:table-cell table:style-name="ce3" office:value-type="time" office:time-value="PT10H00M00S">
            <text:p>10:00:00</text:p>
          </table:table-cell>
          <table:table-cell office:value-type="string">
            <text:p>SKV</text:p>
          </table:table-cell>
          <table:table-cell office:value-type="string">
            <text:p>Rees</text:p>
          </table:table-cell>
          <table:table-cell office:value-type="float" office:value="3">
            <text:p>3</text:p>
          </table:table-cell>
          <table:table-cell/>
          <table:table-cell table:number-columns-repeated="4"/>
          <table:table-cell table:formula="of:=IF(AND([.A58]=&quot;Bahn&quot;;[.K57]=-1);0;IF(AND([.A58]&lt;&gt;&quot;Bahn&quot;;[.K57]&lt;&gt;-1);[.K57]+1;[.K57]))" office:value-type="float" office:value="-1">
            <text:p>-1</text:p>
          </table:table-cell>
          <table:table-cell table:formula="of:=IF([.B58]=&quot;Spieltag&quot;;[.L57]+1;[.L57])" office:value-type="float" office:value="4">
            <text:p>4</text:p>
          </table:table-cell>
          <table:table-cell table:formula="of:=IF(AND([.K58]&gt;0;[.K58]&lt;&gt;[.K57]);[.A58];&quot;&quot;)">
            <text:p/>
          </table:table-cell>
          <table:table-cell table:formula="of:=IF([.O58]=1;VLOOKUP([.P58];[.K54:.M553];3;0);&quot;&quot;)">
            <text:p/>
          </table:table-cell>
          <table:table-cell table:formula="of:=IF([.A59]=&quot;So&quot;;1;[.O57]+1)" office:value-type="float" office:value="3">
            <text:p>3</text:p>
          </table:table-cell>
          <table:table-cell table:formula="of:=IF([.O58]=1;[.A58];IF([.O58]=2;[.A58];IF([.O58]=3;[.C58]&amp; &quot; &quot; &amp;[.D58]&amp;&quot; &quot;&amp;[.E58]&amp;&quot; &quot; &amp;[.F58];IF([.O58]=4;[.A58]&amp; &quot; &quot; &amp;[.B58]&amp;&quot; &quot;&amp;[.C58]&amp;&quot; &quot; &amp;[.D58]))))" office:value-type="string" office:string-value="SKV Rees 3 ">
            <text:p>SKV Rees 3 </text:p>
          </table:table-cell>
          <table:table-cell table:formula="of:=IF([.O58]=1;[.A58];IF([.O58]=2;TEXT([.A59];&quot;TT.MM.JJ&quot;);IF([.O58]=3;[.C58]&amp; &quot; &quot; &amp;[.D58]&amp;&quot; &quot;&amp;[.E58]&amp;&quot; &quot; &amp;[.F58];IF([.O58]=4;[.A58]&amp; &quot; &quot; &amp;[.B58]&amp;&quot; &quot;&amp;[.C58]&amp;&quot; &quot; &amp;[.D58]))))" office:value-type="string" office:string-value="SKV Rees 3 ">
            <text:p>SKV Rees 3 </text:p>
          </table:table-cell>
          <table:table-cell table:formula="of:=IF([.O58]=1;[.A58];IF([.O58]=2;TEXT([.B59];&quot;HH:MM&quot;);IF([.O58]=3;[.C58]&amp; &quot; &quot; &amp;[.D58]&amp;&quot; &quot;&amp;[.E58]&amp;&quot; &quot; &amp;[.F58];IF([.O58]=4;[.A58]&amp; &quot; &quot; &amp;[.B58]&amp;&quot; &quot;&amp;[.C58]&amp;&quot; &quot; &amp;[.D58]))))" office:value-type="string" office:string-value="SKV Rees 3 ">
            <text:p>SKV Rees 3 </text:p>
          </table:table-cell>
          <table:table-cell/>
          <table:table-cell table:formula="of:=INDIRECT(&quot;R&quot;&amp;ROW([.T58])&amp;&quot;C&quot;&amp;COLUMN([.T58])+[.O58];&quot;0&quot;)" office:value-type="string" office:string-value="&quot;heim&quot;:&quot;SKV Rees 3 &quot;,">
            <text:p>"heim":"SKV Rees 3 ",</text:p>
          </table:table-cell>
          <table:table-cell table:formula="of:=IF([.P58]&gt;1;&quot;,&quot;;&quot;&quot;)&amp;&quot;{ &quot;&quot;spielnr&quot;&quot;:&quot;&quot;&quot;&amp;[.P58]&amp;&quot;&quot;&quot;,&quot;&quot;spieltag&quot;&quot;:&quot;&quot;&quot;&amp;[.L58]&amp;&quot;&quot;&quot;,&quot;&quot;bahn&quot;&quot;:&quot;&quot;&quot;&amp;[.N58]&amp;&quot;&quot;&quot;,&quot;" office:value-type="string" office:string-value=",{ &quot;spielnr&quot;:&quot;SKV Rees 3 &quot;,&quot;spieltag&quot;:&quot;4&quot;,&quot;bahn&quot;:&quot;&quot;,">
            <text:p>,{ "spielnr":"SKV Rees 3 ","spieltag":"4","bahn":"",</text:p>
          </table:table-cell>
          <table:table-cell table:formula="of:=&quot;&quot;&quot;datum&quot;&quot;:&quot;&quot;&quot;&amp;[.Q58]&amp;&quot;&quot;&quot;,&quot;&quot;uhrzeit&quot;&quot;:&quot;&quot;&quot;&amp;[.R58]&amp;&quot;&quot;&quot;,&quot;" office:value-type="string" office:string-value="&quot;datum&quot;:&quot;SKV Rees 3 &quot;,&quot;uhrzeit&quot;:&quot;SKV Rees 3 &quot;,">
            <text:p>"datum":"SKV Rees 3 ","uhrzeit":"SKV Rees 3 ",</text:p>
          </table:table-cell>
          <table:table-cell table:formula="of:=&quot;&quot;&quot;heim&quot;&quot;:&quot;&quot;&quot;&amp;[.P58]&amp;&quot;&quot;&quot;,&quot;" office:value-type="string" office:string-value="&quot;heim&quot;:&quot;SKV Rees 3 &quot;,">
            <text:p>"heim":"SKV Rees 3 ",</text:p>
          </table:table-cell>
          <table:table-cell table:formula="of:=&quot;&quot;&quot;gast&quot;&quot;:&quot;&quot;&quot;&amp;[.P58]&amp;&quot;&quot;&quot;}&quot;" office:value-type="string" office:string-value="&quot;gast&quot;:&quot;SKV Rees 3 &quot;}">
            <text:p>"gast":"SKV Rees 3 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SK</text:p>
          </table:table-cell>
          <table:table-cell office:value-type="string">
            <text:p>Kleve</text:p>
          </table:table-cell>
          <table:table-cell office:value-type="float" office:value="1">
            <text:p>1</text:p>
          </table:table-cell>
          <table:table-cell table:number-columns-repeated="3"/>
          <table:table-cell table:number-columns-repeated="4"/>
          <table:table-cell table:formula="of:=IF(AND([.A59]=&quot;Bahn&quot;;[.K58]=-1);0;IF(AND([.A59]&lt;&gt;&quot;Bahn&quot;;[.K58]&lt;&gt;-1);[.K58]+1;[.K58]))" office:value-type="float" office:value="-1">
            <text:p>-1</text:p>
          </table:table-cell>
          <table:table-cell table:formula="of:=IF([.B59]=&quot;Spieltag&quot;;[.L58]+1;[.L58])" office:value-type="float" office:value="4">
            <text:p>4</text:p>
          </table:table-cell>
          <table:table-cell table:formula="of:=IF(AND([.K59]&gt;0;[.K59]&lt;&gt;[.K58]);[.A59];&quot;&quot;)">
            <text:p/>
          </table:table-cell>
          <table:table-cell table:formula="of:=IF([.O59]=1;VLOOKUP([.P59];[.K55:.M554];3;0);&quot;&quot;)">
            <text:p/>
          </table:table-cell>
          <table:table-cell table:formula="of:=IF([.A60]=&quot;So&quot;;1;[.O58]+1)" office:value-type="float" office:value="4">
            <text:p>4</text:p>
          </table:table-cell>
          <table:table-cell table:formula="of:=IF([.O59]=1;[.A59];IF([.O59]=2;[.A59];IF([.O59]=3;[.C59]&amp; &quot; &quot; &amp;[.D59]&amp;&quot; &quot;&amp;[.E59]&amp;&quot; &quot; &amp;[.F59];IF([.O59]=4;[.A59]&amp; &quot; &quot; &amp;[.B59]&amp;&quot; &quot;&amp;[.C59]&amp;&quot; &quot; &amp;[.D59]))))" office:value-type="string" office:string-value="SK Kleve 1 ">
            <text:p>SK Kleve 1 </text:p>
          </table:table-cell>
          <table:table-cell table:formula="of:=IF([.O59]=1;[.A59];IF([.O59]=2;TEXT([.A60];&quot;TT.MM.JJ&quot;);IF([.O59]=3;[.C59]&amp; &quot; &quot; &amp;[.D59]&amp;&quot; &quot;&amp;[.E59]&amp;&quot; &quot; &amp;[.F59];IF([.O59]=4;[.A59]&amp; &quot; &quot; &amp;[.B59]&amp;&quot; &quot;&amp;[.C59]&amp;&quot; &quot; &amp;[.D59]))))" office:value-type="string" office:string-value="SK Kleve 1 ">
            <text:p>SK Kleve 1 </text:p>
          </table:table-cell>
          <table:table-cell table:formula="of:=IF([.O59]=1;[.A59];IF([.O59]=2;TEXT([.B60];&quot;HH:MM&quot;);IF([.O59]=3;[.C59]&amp; &quot; &quot; &amp;[.D59]&amp;&quot; &quot;&amp;[.E59]&amp;&quot; &quot; &amp;[.F59];IF([.O59]=4;[.A59]&amp; &quot; &quot; &amp;[.B59]&amp;&quot; &quot;&amp;[.C59]&amp;&quot; &quot; &amp;[.D59]))))" office:value-type="string" office:string-value="SK Kleve 1 ">
            <text:p>SK Kleve 1 </text:p>
          </table:table-cell>
          <table:table-cell/>
          <table:table-cell table:formula="of:=INDIRECT(&quot;R&quot;&amp;ROW([.T59])&amp;&quot;C&quot;&amp;COLUMN([.T59])+[.O59];&quot;0&quot;)" office:value-type="string" office:string-value="&quot;gast&quot;:&quot;SK Kleve 1 &quot;}">
            <text:p>"gast":"SK Kleve 1 "}</text:p>
          </table:table-cell>
          <table:table-cell table:formula="of:=IF([.P59]&gt;1;&quot;,&quot;;&quot;&quot;)&amp;&quot;{ &quot;&quot;spielnr&quot;&quot;:&quot;&quot;&quot;&amp;[.P59]&amp;&quot;&quot;&quot;,&quot;&quot;spieltag&quot;&quot;:&quot;&quot;&quot;&amp;[.L59]&amp;&quot;&quot;&quot;,&quot;&quot;bahn&quot;&quot;:&quot;&quot;&quot;&amp;[.N59]&amp;&quot;&quot;&quot;,&quot;" office:value-type="string" office:string-value=",{ &quot;spielnr&quot;:&quot;SK Kleve 1 &quot;,&quot;spieltag&quot;:&quot;4&quot;,&quot;bahn&quot;:&quot;&quot;,">
            <text:p>,{ "spielnr":"SK Kleve 1 ","spieltag":"4","bahn":"",</text:p>
          </table:table-cell>
          <table:table-cell table:formula="of:=&quot;&quot;&quot;datum&quot;&quot;:&quot;&quot;&quot;&amp;[.Q59]&amp;&quot;&quot;&quot;,&quot;&quot;uhrzeit&quot;&quot;:&quot;&quot;&quot;&amp;[.R59]&amp;&quot;&quot;&quot;,&quot;" office:value-type="string" office:string-value="&quot;datum&quot;:&quot;SK Kleve 1 &quot;,&quot;uhrzeit&quot;:&quot;SK Kleve 1 &quot;,">
            <text:p>"datum":"SK Kleve 1 ","uhrzeit":"SK Kleve 1 ",</text:p>
          </table:table-cell>
          <table:table-cell table:formula="of:=&quot;&quot;&quot;heim&quot;&quot;:&quot;&quot;&quot;&amp;[.P59]&amp;&quot;&quot;&quot;,&quot;" office:value-type="string" office:string-value="&quot;heim&quot;:&quot;SK Kleve 1 &quot;,">
            <text:p>"heim":"SK Kleve 1 ",</text:p>
          </table:table-cell>
          <table:table-cell table:formula="of:=&quot;&quot;&quot;gast&quot;&quot;:&quot;&quot;&quot;&amp;[.P59]&amp;&quot;&quot;&quot;}&quot;" office:value-type="string" office:string-value="&quot;gast&quot;:&quot;SK Kleve 1 &quot;}">
            <text:p>"gast":"SK Kleve 1 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float" office:value="14">
            <text:p>14</text:p>
          </table:table-cell>
          <table:table-cell table:number-columns-repeated="5"/>
          <table:table-cell table:number-columns-repeated="4"/>
          <table:table-cell table:formula="of:=IF(AND([.A60]=&quot;Bahn&quot;;[.K59]=-1);0;IF(AND([.A60]&lt;&gt;&quot;Bahn&quot;;[.K59]&lt;&gt;-1);[.K59]+1;[.K59]))" office:value-type="float" office:value="-1">
            <text:p>-1</text:p>
          </table:table-cell>
          <table:table-cell table:formula="of:=IF([.B60]=&quot;Spieltag&quot;;[.L59]+1;[.L59])" office:value-type="float" office:value="4">
            <text:p>4</text:p>
          </table:table-cell>
          <table:table-cell table:formula="of:=IF(AND([.K60]&gt;0;[.K60]&lt;&gt;[.K59]);[.A60];&quot;&quot;)">
            <text:p/>
          </table:table-cell>
          <table:table-cell table:formula="of:=IF([.O60]=1;VLOOKUP([.P60];[.K56:.M555];3;0);&quot;&quot;)" office:value-type="string" office:string-value="1-4">
            <text:p>1-4</text:p>
          </table:table-cell>
          <table:table-cell table:formula="of:=IF([.A61]=&quot;So&quot;;1;[.O59]+1)" office:value-type="float" office:value="1">
            <text:p>1</text:p>
          </table:table-cell>
          <table:table-cell table:formula="of:=IF([.O60]=1;[.A60];IF([.O60]=2;[.A60];IF([.O60]=3;[.C60]&amp; &quot; &quot; &amp;[.D60]&amp;&quot; &quot;&amp;[.E60]&amp;&quot; &quot; &amp;[.F60];IF([.O60]=4;[.A60]&amp; &quot; &quot; &amp;[.B60]&amp;&quot; &quot;&amp;[.C60]&amp;&quot; &quot; &amp;[.D60]))))" office:value-type="float" office:value="14">
            <text:p>14</text:p>
          </table:table-cell>
          <table:table-cell table:formula="of:=IF([.O60]=1;[.A60];IF([.O60]=2;TEXT([.A61];&quot;TT.MM.JJ&quot;);IF([.O60]=3;[.C60]&amp; &quot; &quot; &amp;[.D60]&amp;&quot; &quot;&amp;[.E60]&amp;&quot; &quot; &amp;[.F60];IF([.O60]=4;[.A60]&amp; &quot; &quot; &amp;[.B60]&amp;&quot; &quot;&amp;[.C60]&amp;&quot; &quot; &amp;[.D60]))))" office:value-type="float" office:value="14">
            <text:p>14</text:p>
          </table:table-cell>
          <table:table-cell table:formula="of:=IF([.O60]=1;[.A60];IF([.O60]=2;TEXT([.B61];&quot;HH:MM&quot;);IF([.O60]=3;[.C60]&amp; &quot; &quot; &amp;[.D60]&amp;&quot; &quot;&amp;[.E60]&amp;&quot; &quot; &amp;[.F60];IF([.O60]=4;[.A60]&amp; &quot; &quot; &amp;[.B60]&amp;&quot; &quot;&amp;[.C60]&amp;&quot; &quot; &amp;[.D60]))))" office:value-type="float" office:value="14">
            <text:p>14</text:p>
          </table:table-cell>
          <table:table-cell/>
          <table:table-cell table:formula="of:=INDIRECT(&quot;R&quot;&amp;ROW([.T60])&amp;&quot;C&quot;&amp;COLUMN([.T60])+[.O60];&quot;0&quot;)" office:value-type="string" office:string-value=",{ &quot;spielnr&quot;:&quot;14&quot;,&quot;spieltag&quot;:&quot;4&quot;,&quot;bahn&quot;:&quot;1-4&quot;,">
            <text:p>,{ "spielnr":"14","spieltag":"4","bahn":"1-4",</text:p>
          </table:table-cell>
          <table:table-cell table:formula="of:=IF([.P60]&gt;1;&quot;,&quot;;&quot;&quot;)&amp;&quot;{ &quot;&quot;spielnr&quot;&quot;:&quot;&quot;&quot;&amp;[.P60]&amp;&quot;&quot;&quot;,&quot;&quot;spieltag&quot;&quot;:&quot;&quot;&quot;&amp;[.L60]&amp;&quot;&quot;&quot;,&quot;&quot;bahn&quot;&quot;:&quot;&quot;&quot;&amp;[.N60]&amp;&quot;&quot;&quot;,&quot;" office:value-type="string" office:string-value=",{ &quot;spielnr&quot;:&quot;14&quot;,&quot;spieltag&quot;:&quot;4&quot;,&quot;bahn&quot;:&quot;1-4&quot;,">
            <text:p>,{ "spielnr":"14","spieltag":"4","bahn":"1-4",</text:p>
          </table:table-cell>
          <table:table-cell table:formula="of:=&quot;&quot;&quot;datum&quot;&quot;:&quot;&quot;&quot;&amp;[.Q60]&amp;&quot;&quot;&quot;,&quot;&quot;uhrzeit&quot;&quot;:&quot;&quot;&quot;&amp;[.R60]&amp;&quot;&quot;&quot;,&quot;" office:value-type="string" office:string-value="&quot;datum&quot;:&quot;14&quot;,&quot;uhrzeit&quot;:&quot;14&quot;,">
            <text:p>"datum":"14","uhrzeit":"14",</text:p>
          </table:table-cell>
          <table:table-cell table:formula="of:=&quot;&quot;&quot;heim&quot;&quot;:&quot;&quot;&quot;&amp;[.P60]&amp;&quot;&quot;&quot;,&quot;" office:value-type="string" office:string-value="&quot;heim&quot;:&quot;14&quot;,">
            <text:p>"heim":"14",</text:p>
          </table:table-cell>
          <table:table-cell table:formula="of:=&quot;&quot;&quot;gast&quot;&quot;:&quot;&quot;&quot;&amp;[.P60]&amp;&quot;&quot;&quot;}&quot;" office:value-type="string" office:string-value="&quot;gast&quot;:&quot;14&quot;}">
            <text:p>"gast":"14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So</text:p>
          </table:table-cell>
          <table:table-cell table:number-columns-repeated="5"/>
          <table:table-cell table:number-columns-repeated="4"/>
          <table:table-cell table:formula="of:=IF(AND([.A61]=&quot;Bahn&quot;;[.K60]=-1);0;IF(AND([.A61]&lt;&gt;&quot;Bahn&quot;;[.K60]&lt;&gt;-1);[.K60]+1;[.K60]))" office:value-type="float" office:value="-1">
            <text:p>-1</text:p>
          </table:table-cell>
          <table:table-cell table:formula="of:=IF([.B61]=&quot;Spieltag&quot;;[.L60]+1;[.L60])" office:value-type="float" office:value="4">
            <text:p>4</text:p>
          </table:table-cell>
          <table:table-cell table:formula="of:=IF(AND([.K61]&gt;0;[.K61]&lt;&gt;[.K60]);[.A61];&quot;&quot;)">
            <text:p/>
          </table:table-cell>
          <table:table-cell table:formula="of:=IF([.O61]=1;VLOOKUP([.P61];[.K57:.M556];3;0);&quot;&quot;)">
            <text:p/>
          </table:table-cell>
          <table:table-cell table:formula="of:=IF([.A62]=&quot;So&quot;;1;[.O60]+1)" office:value-type="float" office:value="2">
            <text:p>2</text:p>
          </table:table-cell>
          <table:table-cell table:formula="of:=IF([.O61]=1;[.A61];IF([.O61]=2;[.A61];IF([.O61]=3;[.C61]&amp; &quot; &quot; &amp;[.D61]&amp;&quot; &quot;&amp;[.E61]&amp;&quot; &quot; &amp;[.F61];IF([.O61]=4;[.A61]&amp; &quot; &quot; &amp;[.B61]&amp;&quot; &quot;&amp;[.C61]&amp;&quot; &quot; &amp;[.D61]))))" office:value-type="string" office:string-value="So">
            <text:p>So</text:p>
          </table:table-cell>
          <table:table-cell table:formula="of:=IF([.O61]=1;[.A61];IF([.O61]=2;TEXT([.A62];&quot;TT.MM.JJ&quot;);IF([.O61]=3;[.C61]&amp; &quot; &quot; &amp;[.D61]&amp;&quot; &quot;&amp;[.E61]&amp;&quot; &quot; &amp;[.F61];IF([.O61]=4;[.A61]&amp; &quot; &quot; &amp;[.B61]&amp;&quot; &quot;&amp;[.C61]&amp;&quot; &quot; &amp;[.D61]))))" office:value-type="string" office:string-value="21.10.12">
            <text:p>21.10.12</text:p>
          </table:table-cell>
          <table:table-cell table:formula="of:=IF([.O61]=1;[.A61];IF([.O61]=2;TEXT([.B62];&quot;HH:MM&quot;);IF([.O61]=3;[.C61]&amp; &quot; &quot; &amp;[.D61]&amp;&quot; &quot;&amp;[.E61]&amp;&quot; &quot; &amp;[.F61];IF([.O61]=4;[.A61]&amp; &quot; &quot; &amp;[.B61]&amp;&quot; &quot;&amp;[.C61]&amp;&quot; &quot; &amp;[.D61]))))" office:value-type="string" office:string-value="10:00">
            <text:p>10:00</text:p>
          </table:table-cell>
          <table:table-cell/>
          <table:table-cell table:formula="of:=INDIRECT(&quot;R&quot;&amp;ROW([.T61])&amp;&quot;C&quot;&amp;COLUMN([.T61])+[.O61];&quot;0&quot;)" office:value-type="string" office:string-value="&quot;datum&quot;:&quot;21.10.12&quot;,&quot;uhrzeit&quot;:&quot;10:00&quot;,">
            <text:p>"datum":"21.10.12","uhrzeit":"10:00",</text:p>
          </table:table-cell>
          <table:table-cell table:formula="of:=IF([.P61]&gt;1;&quot;,&quot;;&quot;&quot;)&amp;&quot;{ &quot;&quot;spielnr&quot;&quot;:&quot;&quot;&quot;&amp;[.P61]&amp;&quot;&quot;&quot;,&quot;&quot;spieltag&quot;&quot;:&quot;&quot;&quot;&amp;[.L61]&amp;&quot;&quot;&quot;,&quot;&quot;bahn&quot;&quot;:&quot;&quot;&quot;&amp;[.N61]&amp;&quot;&quot;&quot;,&quot;" office:value-type="string" office:string-value=",{ &quot;spielnr&quot;:&quot;So&quot;,&quot;spieltag&quot;:&quot;4&quot;,&quot;bahn&quot;:&quot;&quot;,">
            <text:p>,{ "spielnr":"So","spieltag":"4","bahn":"",</text:p>
          </table:table-cell>
          <table:table-cell table:formula="of:=&quot;&quot;&quot;datum&quot;&quot;:&quot;&quot;&quot;&amp;[.Q61]&amp;&quot;&quot;&quot;,&quot;&quot;uhrzeit&quot;&quot;:&quot;&quot;&quot;&amp;[.R61]&amp;&quot;&quot;&quot;,&quot;" office:value-type="string" office:string-value="&quot;datum&quot;:&quot;21.10.12&quot;,&quot;uhrzeit&quot;:&quot;10:00&quot;,">
            <text:p>"datum":"21.10.12","uhrzeit":"10:00",</text:p>
          </table:table-cell>
          <table:table-cell table:formula="of:=&quot;&quot;&quot;heim&quot;&quot;:&quot;&quot;&quot;&amp;[.P61]&amp;&quot;&quot;&quot;,&quot;" office:value-type="string" office:string-value="&quot;heim&quot;:&quot;So&quot;,">
            <text:p>"heim":"So",</text:p>
          </table:table-cell>
          <table:table-cell table:formula="of:=&quot;&quot;&quot;gast&quot;&quot;:&quot;&quot;&quot;&amp;[.P61]&amp;&quot;&quot;&quot;}&quot;" office:value-type="string" office:string-value="&quot;gast&quot;:&quot;So&quot;}">
            <text:p>"gast":"So"}</text:p>
          </table:table-cell>
          <table:table-cell office:value-type="string">
            <text:p><text:s/></text:p>
          </table:table-cell>
        </table:table-row>
        <table:table-row table:style-name="ro2">
          <table:table-cell table:style-name="ce1" office:value-type="date" office:date-value="2012-10-21">
            <text:p>21.10.12</text:p>
          </table:table-cell>
          <table:table-cell table:style-name="ce3" office:value-type="time" office:time-value="PT10H00M00S">
            <text:p>10:00:00</text:p>
          </table:table-cell>
          <table:table-cell office:value-type="string">
            <text:p>SKC</text:p>
          </table:table-cell>
          <table:table-cell office:value-type="string">
            <text:p>Kapellen</text:p>
          </table:table-cell>
          <table:table-cell office:value-type="float" office:value="1">
            <text:p>1</text:p>
          </table:table-cell>
          <table:table-cell/>
          <table:table-cell table:number-columns-repeated="4"/>
          <table:table-cell table:formula="of:=IF(AND([.A62]=&quot;Bahn&quot;;[.K61]=-1);0;IF(AND([.A62]&lt;&gt;&quot;Bahn&quot;;[.K61]&lt;&gt;-1);[.K61]+1;[.K61]))" office:value-type="float" office:value="-1">
            <text:p>-1</text:p>
          </table:table-cell>
          <table:table-cell table:formula="of:=IF([.B62]=&quot;Spieltag&quot;;[.L61]+1;[.L61])" office:value-type="float" office:value="4">
            <text:p>4</text:p>
          </table:table-cell>
          <table:table-cell table:formula="of:=IF(AND([.K62]&gt;0;[.K62]&lt;&gt;[.K61]);[.A62];&quot;&quot;)">
            <text:p/>
          </table:table-cell>
          <table:table-cell table:formula="of:=IF([.O62]=1;VLOOKUP([.P62];[.K58:.M557];3;0);&quot;&quot;)">
            <text:p/>
          </table:table-cell>
          <table:table-cell table:formula="of:=IF([.A63]=&quot;So&quot;;1;[.O61]+1)" office:value-type="float" office:value="3">
            <text:p>3</text:p>
          </table:table-cell>
          <table:table-cell table:formula="of:=IF([.O62]=1;[.A62];IF([.O62]=2;[.A62];IF([.O62]=3;[.C62]&amp; &quot; &quot; &amp;[.D62]&amp;&quot; &quot;&amp;[.E62]&amp;&quot; &quot; &amp;[.F62];IF([.O62]=4;[.A62]&amp; &quot; &quot; &amp;[.B62]&amp;&quot; &quot;&amp;[.C62]&amp;&quot; &quot; &amp;[.D62]))))" office:value-type="string" office:string-value="SKC Kapellen 1 ">
            <text:p>SKC Kapellen 1 </text:p>
          </table:table-cell>
          <table:table-cell table:formula="of:=IF([.O62]=1;[.A62];IF([.O62]=2;TEXT([.A63];&quot;TT.MM.JJ&quot;);IF([.O62]=3;[.C62]&amp; &quot; &quot; &amp;[.D62]&amp;&quot; &quot;&amp;[.E62]&amp;&quot; &quot; &amp;[.F62];IF([.O62]=4;[.A62]&amp; &quot; &quot; &amp;[.B62]&amp;&quot; &quot;&amp;[.C62]&amp;&quot; &quot; &amp;[.D62]))))" office:value-type="string" office:string-value="SKC Kapellen 1 ">
            <text:p>SKC Kapellen 1 </text:p>
          </table:table-cell>
          <table:table-cell table:formula="of:=IF([.O62]=1;[.A62];IF([.O62]=2;TEXT([.B63];&quot;HH:MM&quot;);IF([.O62]=3;[.C62]&amp; &quot; &quot; &amp;[.D62]&amp;&quot; &quot;&amp;[.E62]&amp;&quot; &quot; &amp;[.F62];IF([.O62]=4;[.A62]&amp; &quot; &quot; &amp;[.B62]&amp;&quot; &quot;&amp;[.C62]&amp;&quot; &quot; &amp;[.D62]))))" office:value-type="string" office:string-value="SKC Kapellen 1 ">
            <text:p>SKC Kapellen 1 </text:p>
          </table:table-cell>
          <table:table-cell/>
          <table:table-cell table:formula="of:=INDIRECT(&quot;R&quot;&amp;ROW([.T62])&amp;&quot;C&quot;&amp;COLUMN([.T62])+[.O62];&quot;0&quot;)" office:value-type="string" office:string-value="&quot;heim&quot;:&quot;SKC Kapellen 1 &quot;,">
            <text:p>"heim":"SKC Kapellen 1 ",</text:p>
          </table:table-cell>
          <table:table-cell table:formula="of:=IF([.P62]&gt;1;&quot;,&quot;;&quot;&quot;)&amp;&quot;{ &quot;&quot;spielnr&quot;&quot;:&quot;&quot;&quot;&amp;[.P62]&amp;&quot;&quot;&quot;,&quot;&quot;spieltag&quot;&quot;:&quot;&quot;&quot;&amp;[.L62]&amp;&quot;&quot;&quot;,&quot;&quot;bahn&quot;&quot;:&quot;&quot;&quot;&amp;[.N62]&amp;&quot;&quot;&quot;,&quot;" office:value-type="string" office:string-value=",{ &quot;spielnr&quot;:&quot;SKC Kapellen 1 &quot;,&quot;spieltag&quot;:&quot;4&quot;,&quot;bahn&quot;:&quot;&quot;,">
            <text:p>,{ "spielnr":"SKC Kapellen 1 ","spieltag":"4","bahn":"",</text:p>
          </table:table-cell>
          <table:table-cell table:formula="of:=&quot;&quot;&quot;datum&quot;&quot;:&quot;&quot;&quot;&amp;[.Q62]&amp;&quot;&quot;&quot;,&quot;&quot;uhrzeit&quot;&quot;:&quot;&quot;&quot;&amp;[.R62]&amp;&quot;&quot;&quot;,&quot;" office:value-type="string" office:string-value="&quot;datum&quot;:&quot;SKC Kapellen 1 &quot;,&quot;uhrzeit&quot;:&quot;SKC Kapellen 1 &quot;,">
            <text:p>"datum":"SKC Kapellen 1 ","uhrzeit":"SKC Kapellen 1 ",</text:p>
          </table:table-cell>
          <table:table-cell table:formula="of:=&quot;&quot;&quot;heim&quot;&quot;:&quot;&quot;&quot;&amp;[.P62]&amp;&quot;&quot;&quot;,&quot;" office:value-type="string" office:string-value="&quot;heim&quot;:&quot;SKC Kapellen 1 &quot;,">
            <text:p>"heim":"SKC Kapellen 1 ",</text:p>
          </table:table-cell>
          <table:table-cell table:formula="of:=&quot;&quot;&quot;gast&quot;&quot;:&quot;&quot;&quot;&amp;[.P62]&amp;&quot;&quot;&quot;}&quot;" office:value-type="string" office:string-value="&quot;gast&quot;:&quot;SKC Kapellen 1 &quot;}">
            <text:p>"gast":"SKC Kapellen 1 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KSF</text:p>
          </table:table-cell>
          <table:table-cell office:value-type="float" office:value="32">
            <text:p>32</text:p>
          </table:table-cell>
          <table:table-cell office:value-type="string">
            <text:p>Duisburg</text:p>
          </table:table-cell>
          <table:table-cell office:value-type="float" office:value="1">
            <text:p>1</text:p>
          </table:table-cell>
          <table:table-cell table:number-columns-repeated="2"/>
          <table:table-cell table:number-columns-repeated="4"/>
          <table:table-cell table:formula="of:=IF(AND([.A63]=&quot;Bahn&quot;;[.K62]=-1);0;IF(AND([.A63]&lt;&gt;&quot;Bahn&quot;;[.K62]&lt;&gt;-1);[.K62]+1;[.K62]))" office:value-type="float" office:value="-1">
            <text:p>-1</text:p>
          </table:table-cell>
          <table:table-cell table:formula="of:=IF([.B63]=&quot;Spieltag&quot;;[.L62]+1;[.L62])" office:value-type="float" office:value="4">
            <text:p>4</text:p>
          </table:table-cell>
          <table:table-cell table:formula="of:=IF(AND([.K63]&gt;0;[.K63]&lt;&gt;[.K62]);[.A63];&quot;&quot;)">
            <text:p/>
          </table:table-cell>
          <table:table-cell table:formula="of:=IF([.O63]=1;VLOOKUP([.P63];[.K59:.M558];3;0);&quot;&quot;)">
            <text:p/>
          </table:table-cell>
          <table:table-cell table:formula="of:=IF([.A64]=&quot;So&quot;;1;[.O62]+1)" office:value-type="float" office:value="4">
            <text:p>4</text:p>
          </table:table-cell>
          <table:table-cell table:formula="of:=IF([.O63]=1;[.A63];IF([.O63]=2;[.A63];IF([.O63]=3;[.C63]&amp; &quot; &quot; &amp;[.D63]&amp;&quot; &quot;&amp;[.E63]&amp;&quot; &quot; &amp;[.F63];IF([.O63]=4;[.A63]&amp; &quot; &quot; &amp;[.B63]&amp;&quot; &quot;&amp;[.C63]&amp;&quot; &quot; &amp;[.D63]))))" office:value-type="string" office:string-value="KSF 32 Duisburg 1">
            <text:p>KSF 32 Duisburg 1</text:p>
          </table:table-cell>
          <table:table-cell table:formula="of:=IF([.O63]=1;[.A63];IF([.O63]=2;TEXT([.A64];&quot;TT.MM.JJ&quot;);IF([.O63]=3;[.C63]&amp; &quot; &quot; &amp;[.D63]&amp;&quot; &quot;&amp;[.E63]&amp;&quot; &quot; &amp;[.F63];IF([.O63]=4;[.A63]&amp; &quot; &quot; &amp;[.B63]&amp;&quot; &quot;&amp;[.C63]&amp;&quot; &quot; &amp;[.D63]))))" office:value-type="string" office:string-value="KSF 32 Duisburg 1">
            <text:p>KSF 32 Duisburg 1</text:p>
          </table:table-cell>
          <table:table-cell table:formula="of:=IF([.O63]=1;[.A63];IF([.O63]=2;TEXT([.B64];&quot;HH:MM&quot;);IF([.O63]=3;[.C63]&amp; &quot; &quot; &amp;[.D63]&amp;&quot; &quot;&amp;[.E63]&amp;&quot; &quot; &amp;[.F63];IF([.O63]=4;[.A63]&amp; &quot; &quot; &amp;[.B63]&amp;&quot; &quot;&amp;[.C63]&amp;&quot; &quot; &amp;[.D63]))))" office:value-type="string" office:string-value="KSF 32 Duisburg 1">
            <text:p>KSF 32 Duisburg 1</text:p>
          </table:table-cell>
          <table:table-cell/>
          <table:table-cell table:formula="of:=INDIRECT(&quot;R&quot;&amp;ROW([.T63])&amp;&quot;C&quot;&amp;COLUMN([.T63])+[.O63];&quot;0&quot;)" office:value-type="string" office:string-value="&quot;gast&quot;:&quot;KSF 32 Duisburg 1&quot;}">
            <text:p>"gast":"KSF 32 Duisburg 1"}</text:p>
          </table:table-cell>
          <table:table-cell table:formula="of:=IF([.P63]&gt;1;&quot;,&quot;;&quot;&quot;)&amp;&quot;{ &quot;&quot;spielnr&quot;&quot;:&quot;&quot;&quot;&amp;[.P63]&amp;&quot;&quot;&quot;,&quot;&quot;spieltag&quot;&quot;:&quot;&quot;&quot;&amp;[.L63]&amp;&quot;&quot;&quot;,&quot;&quot;bahn&quot;&quot;:&quot;&quot;&quot;&amp;[.N63]&amp;&quot;&quot;&quot;,&quot;" office:value-type="string" office:string-value=",{ &quot;spielnr&quot;:&quot;KSF 32 Duisburg 1&quot;,&quot;spieltag&quot;:&quot;4&quot;,&quot;bahn&quot;:&quot;&quot;,">
            <text:p>,{ "spielnr":"KSF 32 Duisburg 1","spieltag":"4","bahn":"",</text:p>
          </table:table-cell>
          <table:table-cell table:formula="of:=&quot;&quot;&quot;datum&quot;&quot;:&quot;&quot;&quot;&amp;[.Q63]&amp;&quot;&quot;&quot;,&quot;&quot;uhrzeit&quot;&quot;:&quot;&quot;&quot;&amp;[.R63]&amp;&quot;&quot;&quot;,&quot;" office:value-type="string" office:string-value="&quot;datum&quot;:&quot;KSF 32 Duisburg 1&quot;,&quot;uhrzeit&quot;:&quot;KSF 32 Duisburg 1&quot;,">
            <text:p>"datum":"KSF 32 Duisburg 1","uhrzeit":"KSF 32 Duisburg 1",</text:p>
          </table:table-cell>
          <table:table-cell table:formula="of:=&quot;&quot;&quot;heim&quot;&quot;:&quot;&quot;&quot;&amp;[.P63]&amp;&quot;&quot;&quot;,&quot;" office:value-type="string" office:string-value="&quot;heim&quot;:&quot;KSF 32 Duisburg 1&quot;,">
            <text:p>"heim":"KSF 32 Duisburg 1",</text:p>
          </table:table-cell>
          <table:table-cell table:formula="of:=&quot;&quot;&quot;gast&quot;&quot;:&quot;&quot;&quot;&amp;[.P63]&amp;&quot;&quot;&quot;}&quot;" office:value-type="string" office:string-value="&quot;gast&quot;:&quot;KSF 32 Duisburg 1&quot;}">
            <text:p>"gast":"KSF 32 Duisburg 1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float" office:value="15">
            <text:p>15</text:p>
          </table:table-cell>
          <table:table-cell table:number-columns-repeated="5"/>
          <table:table-cell table:number-columns-repeated="4"/>
          <table:table-cell table:formula="of:=IF(AND([.A64]=&quot;Bahn&quot;;[.K63]=-1);0;IF(AND([.A64]&lt;&gt;&quot;Bahn&quot;;[.K63]&lt;&gt;-1);[.K63]+1;[.K63]))" office:value-type="float" office:value="-1">
            <text:p>-1</text:p>
          </table:table-cell>
          <table:table-cell table:formula="of:=IF([.B64]=&quot;Spieltag&quot;;[.L63]+1;[.L63])" office:value-type="float" office:value="4">
            <text:p>4</text:p>
          </table:table-cell>
          <table:table-cell table:formula="of:=IF(AND([.K64]&gt;0;[.K64]&lt;&gt;[.K63]);[.A64];&quot;&quot;)">
            <text:p/>
          </table:table-cell>
          <table:table-cell table:formula="of:=IF([.O64]=1;VLOOKUP([.P64];[.K60:.M559];3;0);&quot;&quot;)" office:value-type="string" office:string-value="5-8">
            <text:p>5-8</text:p>
          </table:table-cell>
          <table:table-cell table:formula="of:=IF([.A65]=&quot;So&quot;;1;[.O63]+1)" office:value-type="float" office:value="1">
            <text:p>1</text:p>
          </table:table-cell>
          <table:table-cell table:formula="of:=IF([.O64]=1;[.A64];IF([.O64]=2;[.A64];IF([.O64]=3;[.C64]&amp; &quot; &quot; &amp;[.D64]&amp;&quot; &quot;&amp;[.E64]&amp;&quot; &quot; &amp;[.F64];IF([.O64]=4;[.A64]&amp; &quot; &quot; &amp;[.B64]&amp;&quot; &quot;&amp;[.C64]&amp;&quot; &quot; &amp;[.D64]))))" office:value-type="float" office:value="15">
            <text:p>15</text:p>
          </table:table-cell>
          <table:table-cell table:formula="of:=IF([.O64]=1;[.A64];IF([.O64]=2;TEXT([.A65];&quot;TT.MM.JJ&quot;);IF([.O64]=3;[.C64]&amp; &quot; &quot; &amp;[.D64]&amp;&quot; &quot;&amp;[.E64]&amp;&quot; &quot; &amp;[.F64];IF([.O64]=4;[.A64]&amp; &quot; &quot; &amp;[.B64]&amp;&quot; &quot;&amp;[.C64]&amp;&quot; &quot; &amp;[.D64]))))" office:value-type="float" office:value="15">
            <text:p>15</text:p>
          </table:table-cell>
          <table:table-cell table:formula="of:=IF([.O64]=1;[.A64];IF([.O64]=2;TEXT([.B65];&quot;HH:MM&quot;);IF([.O64]=3;[.C64]&amp; &quot; &quot; &amp;[.D64]&amp;&quot; &quot;&amp;[.E64]&amp;&quot; &quot; &amp;[.F64];IF([.O64]=4;[.A64]&amp; &quot; &quot; &amp;[.B64]&amp;&quot; &quot;&amp;[.C64]&amp;&quot; &quot; &amp;[.D64]))))" office:value-type="float" office:value="15">
            <text:p>15</text:p>
          </table:table-cell>
          <table:table-cell/>
          <table:table-cell table:formula="of:=INDIRECT(&quot;R&quot;&amp;ROW([.T64])&amp;&quot;C&quot;&amp;COLUMN([.T64])+[.O64];&quot;0&quot;)" office:value-type="string" office:string-value=",{ &quot;spielnr&quot;:&quot;15&quot;,&quot;spieltag&quot;:&quot;4&quot;,&quot;bahn&quot;:&quot;5-8&quot;,">
            <text:p>,{ "spielnr":"15","spieltag":"4","bahn":"5-8",</text:p>
          </table:table-cell>
          <table:table-cell table:formula="of:=IF([.P64]&gt;1;&quot;,&quot;;&quot;&quot;)&amp;&quot;{ &quot;&quot;spielnr&quot;&quot;:&quot;&quot;&quot;&amp;[.P64]&amp;&quot;&quot;&quot;,&quot;&quot;spieltag&quot;&quot;:&quot;&quot;&quot;&amp;[.L64]&amp;&quot;&quot;&quot;,&quot;&quot;bahn&quot;&quot;:&quot;&quot;&quot;&amp;[.N64]&amp;&quot;&quot;&quot;,&quot;" office:value-type="string" office:string-value=",{ &quot;spielnr&quot;:&quot;15&quot;,&quot;spieltag&quot;:&quot;4&quot;,&quot;bahn&quot;:&quot;5-8&quot;,">
            <text:p>,{ "spielnr":"15","spieltag":"4","bahn":"5-8",</text:p>
          </table:table-cell>
          <table:table-cell table:formula="of:=&quot;&quot;&quot;datum&quot;&quot;:&quot;&quot;&quot;&amp;[.Q64]&amp;&quot;&quot;&quot;,&quot;&quot;uhrzeit&quot;&quot;:&quot;&quot;&quot;&amp;[.R64]&amp;&quot;&quot;&quot;,&quot;" office:value-type="string" office:string-value="&quot;datum&quot;:&quot;15&quot;,&quot;uhrzeit&quot;:&quot;15&quot;,">
            <text:p>"datum":"15","uhrzeit":"15",</text:p>
          </table:table-cell>
          <table:table-cell table:formula="of:=&quot;&quot;&quot;heim&quot;&quot;:&quot;&quot;&quot;&amp;[.P64]&amp;&quot;&quot;&quot;,&quot;" office:value-type="string" office:string-value="&quot;heim&quot;:&quot;15&quot;,">
            <text:p>"heim":"15",</text:p>
          </table:table-cell>
          <table:table-cell table:formula="of:=&quot;&quot;&quot;gast&quot;&quot;:&quot;&quot;&quot;&amp;[.P64]&amp;&quot;&quot;&quot;}&quot;" office:value-type="string" office:string-value="&quot;gast&quot;:&quot;15&quot;}">
            <text:p>"gast":"15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So</text:p>
          </table:table-cell>
          <table:table-cell table:number-columns-repeated="5"/>
          <table:table-cell table:number-columns-repeated="4"/>
          <table:table-cell table:formula="of:=IF(AND([.A65]=&quot;Bahn&quot;;[.K64]=-1);0;IF(AND([.A65]&lt;&gt;&quot;Bahn&quot;;[.K64]&lt;&gt;-1);[.K64]+1;[.K64]))" office:value-type="float" office:value="-1">
            <text:p>-1</text:p>
          </table:table-cell>
          <table:table-cell table:formula="of:=IF([.B65]=&quot;Spieltag&quot;;[.L64]+1;[.L64])" office:value-type="float" office:value="4">
            <text:p>4</text:p>
          </table:table-cell>
          <table:table-cell table:formula="of:=IF(AND([.K65]&gt;0;[.K65]&lt;&gt;[.K64]);[.A65];&quot;&quot;)">
            <text:p/>
          </table:table-cell>
          <table:table-cell table:formula="of:=IF([.O65]=1;VLOOKUP([.P65];[.K61:.M560];3;0);&quot;&quot;)">
            <text:p/>
          </table:table-cell>
          <table:table-cell table:formula="of:=IF([.A66]=&quot;So&quot;;1;[.O64]+1)" office:value-type="float" office:value="2">
            <text:p>2</text:p>
          </table:table-cell>
          <table:table-cell table:formula="of:=IF([.O65]=1;[.A65];IF([.O65]=2;[.A65];IF([.O65]=3;[.C65]&amp; &quot; &quot; &amp;[.D65]&amp;&quot; &quot;&amp;[.E65]&amp;&quot; &quot; &amp;[.F65];IF([.O65]=4;[.A65]&amp; &quot; &quot; &amp;[.B65]&amp;&quot; &quot;&amp;[.C65]&amp;&quot; &quot; &amp;[.D65]))))" office:value-type="string" office:string-value="So">
            <text:p>So</text:p>
          </table:table-cell>
          <table:table-cell table:formula="of:=IF([.O65]=1;[.A65];IF([.O65]=2;TEXT([.A66];&quot;TT.MM.JJ&quot;);IF([.O65]=3;[.C65]&amp; &quot; &quot; &amp;[.D65]&amp;&quot; &quot;&amp;[.E65]&amp;&quot; &quot; &amp;[.F65];IF([.O65]=4;[.A65]&amp; &quot; &quot; &amp;[.B65]&amp;&quot; &quot;&amp;[.C65]&amp;&quot; &quot; &amp;[.D65]))))" office:value-type="string" office:string-value="21.10.12">
            <text:p>21.10.12</text:p>
          </table:table-cell>
          <table:table-cell table:formula="of:=IF([.O65]=1;[.A65];IF([.O65]=2;TEXT([.B66];&quot;HH:MM&quot;);IF([.O65]=3;[.C65]&amp; &quot; &quot; &amp;[.D65]&amp;&quot; &quot;&amp;[.E65]&amp;&quot; &quot; &amp;[.F65];IF([.O65]=4;[.A65]&amp; &quot; &quot; &amp;[.B65]&amp;&quot; &quot;&amp;[.C65]&amp;&quot; &quot; &amp;[.D65]))))" office:value-type="string" office:string-value="13:00">
            <text:p>13:00</text:p>
          </table:table-cell>
          <table:table-cell/>
          <table:table-cell table:formula="of:=INDIRECT(&quot;R&quot;&amp;ROW([.T65])&amp;&quot;C&quot;&amp;COLUMN([.T65])+[.O65];&quot;0&quot;)" office:value-type="string" office:string-value="&quot;datum&quot;:&quot;21.10.12&quot;,&quot;uhrzeit&quot;:&quot;13:00&quot;,">
            <text:p>"datum":"21.10.12","uhrzeit":"13:00",</text:p>
          </table:table-cell>
          <table:table-cell table:formula="of:=IF([.P65]&gt;1;&quot;,&quot;;&quot;&quot;)&amp;&quot;{ &quot;&quot;spielnr&quot;&quot;:&quot;&quot;&quot;&amp;[.P65]&amp;&quot;&quot;&quot;,&quot;&quot;spieltag&quot;&quot;:&quot;&quot;&quot;&amp;[.L65]&amp;&quot;&quot;&quot;,&quot;&quot;bahn&quot;&quot;:&quot;&quot;&quot;&amp;[.N65]&amp;&quot;&quot;&quot;,&quot;" office:value-type="string" office:string-value=",{ &quot;spielnr&quot;:&quot;So&quot;,&quot;spieltag&quot;:&quot;4&quot;,&quot;bahn&quot;:&quot;&quot;,">
            <text:p>,{ "spielnr":"So","spieltag":"4","bahn":"",</text:p>
          </table:table-cell>
          <table:table-cell table:formula="of:=&quot;&quot;&quot;datum&quot;&quot;:&quot;&quot;&quot;&amp;[.Q65]&amp;&quot;&quot;&quot;,&quot;&quot;uhrzeit&quot;&quot;:&quot;&quot;&quot;&amp;[.R65]&amp;&quot;&quot;&quot;,&quot;" office:value-type="string" office:string-value="&quot;datum&quot;:&quot;21.10.12&quot;,&quot;uhrzeit&quot;:&quot;13:00&quot;,">
            <text:p>"datum":"21.10.12","uhrzeit":"13:00",</text:p>
          </table:table-cell>
          <table:table-cell table:formula="of:=&quot;&quot;&quot;heim&quot;&quot;:&quot;&quot;&quot;&amp;[.P65]&amp;&quot;&quot;&quot;,&quot;" office:value-type="string" office:string-value="&quot;heim&quot;:&quot;So&quot;,">
            <text:p>"heim":"So",</text:p>
          </table:table-cell>
          <table:table-cell table:formula="of:=&quot;&quot;&quot;gast&quot;&quot;:&quot;&quot;&quot;&amp;[.P65]&amp;&quot;&quot;&quot;}&quot;" office:value-type="string" office:string-value="&quot;gast&quot;:&quot;So&quot;}">
            <text:p>"gast":"So"}</text:p>
          </table:table-cell>
          <table:table-cell office:value-type="string">
            <text:p><text:s/></text:p>
          </table:table-cell>
        </table:table-row>
        <table:table-row table:style-name="ro2">
          <table:table-cell table:style-name="ce1" office:value-type="date" office:date-value="2012-10-21">
            <text:p>21.10.12</text:p>
          </table:table-cell>
          <table:table-cell table:style-name="ce3" office:value-type="time" office:time-value="PT13H00M00S">
            <text:p>13:00:00</text:p>
          </table:table-cell>
          <table:table-cell office:value-type="string">
            <text:p>BW</text:p>
          </table:table-cell>
          <table:table-cell office:value-type="float" office:value="61">
            <text:p>61</text:p>
          </table:table-cell>
          <table:table-cell office:value-type="string">
            <text:p>Mülheim</text:p>
          </table:table-cell>
          <table:table-cell office:value-type="float" office:value="3">
            <text:p>3</text:p>
          </table:table-cell>
          <table:table-cell table:number-columns-repeated="4"/>
          <table:table-cell table:formula="of:=IF(AND([.A66]=&quot;Bahn&quot;;[.K65]=-1);0;IF(AND([.A66]&lt;&gt;&quot;Bahn&quot;;[.K65]&lt;&gt;-1);[.K65]+1;[.K65]))" office:value-type="float" office:value="-1">
            <text:p>-1</text:p>
          </table:table-cell>
          <table:table-cell table:formula="of:=IF([.B66]=&quot;Spieltag&quot;;[.L65]+1;[.L65])" office:value-type="float" office:value="4">
            <text:p>4</text:p>
          </table:table-cell>
          <table:table-cell table:formula="of:=IF(AND([.K66]&gt;0;[.K66]&lt;&gt;[.K65]);[.A66];&quot;&quot;)">
            <text:p/>
          </table:table-cell>
          <table:table-cell table:formula="of:=IF([.O66]=1;VLOOKUP([.P66];[.K62:.M561];3;0);&quot;&quot;)">
            <text:p/>
          </table:table-cell>
          <table:table-cell table:formula="of:=IF([.A67]=&quot;So&quot;;1;[.O65]+1)" office:value-type="float" office:value="3">
            <text:p>3</text:p>
          </table:table-cell>
          <table:table-cell table:formula="of:=IF([.O66]=1;[.A66];IF([.O66]=2;[.A66];IF([.O66]=3;[.C66]&amp; &quot; &quot; &amp;[.D66]&amp;&quot; &quot;&amp;[.E66]&amp;&quot; &quot; &amp;[.F66];IF([.O66]=4;[.A66]&amp; &quot; &quot; &amp;[.B66]&amp;&quot; &quot;&amp;[.C66]&amp;&quot; &quot; &amp;[.D66]))))" office:value-type="string" office:string-value="BW 61 Mülheim 3">
            <text:p>BW 61 Mülheim 3</text:p>
          </table:table-cell>
          <table:table-cell table:formula="of:=IF([.O66]=1;[.A66];IF([.O66]=2;TEXT([.A67];&quot;TT.MM.JJ&quot;);IF([.O66]=3;[.C66]&amp; &quot; &quot; &amp;[.D66]&amp;&quot; &quot;&amp;[.E66]&amp;&quot; &quot; &amp;[.F66];IF([.O66]=4;[.A66]&amp; &quot; &quot; &amp;[.B66]&amp;&quot; &quot;&amp;[.C66]&amp;&quot; &quot; &amp;[.D66]))))" office:value-type="string" office:string-value="BW 61 Mülheim 3">
            <text:p>BW 61 Mülheim 3</text:p>
          </table:table-cell>
          <table:table-cell table:formula="of:=IF([.O66]=1;[.A66];IF([.O66]=2;TEXT([.B67];&quot;HH:MM&quot;);IF([.O66]=3;[.C66]&amp; &quot; &quot; &amp;[.D66]&amp;&quot; &quot;&amp;[.E66]&amp;&quot; &quot; &amp;[.F66];IF([.O66]=4;[.A66]&amp; &quot; &quot; &amp;[.B66]&amp;&quot; &quot;&amp;[.C66]&amp;&quot; &quot; &amp;[.D66]))))" office:value-type="string" office:string-value="BW 61 Mülheim 3">
            <text:p>BW 61 Mülheim 3</text:p>
          </table:table-cell>
          <table:table-cell/>
          <table:table-cell table:formula="of:=INDIRECT(&quot;R&quot;&amp;ROW([.T66])&amp;&quot;C&quot;&amp;COLUMN([.T66])+[.O66];&quot;0&quot;)" office:value-type="string" office:string-value="&quot;heim&quot;:&quot;BW 61 Mülheim 3&quot;,">
            <text:p>"heim":"BW 61 Mülheim 3",</text:p>
          </table:table-cell>
          <table:table-cell table:formula="of:=IF([.P66]&gt;1;&quot;,&quot;;&quot;&quot;)&amp;&quot;{ &quot;&quot;spielnr&quot;&quot;:&quot;&quot;&quot;&amp;[.P66]&amp;&quot;&quot;&quot;,&quot;&quot;spieltag&quot;&quot;:&quot;&quot;&quot;&amp;[.L66]&amp;&quot;&quot;&quot;,&quot;&quot;bahn&quot;&quot;:&quot;&quot;&quot;&amp;[.N66]&amp;&quot;&quot;&quot;,&quot;" office:value-type="string" office:string-value=",{ &quot;spielnr&quot;:&quot;BW 61 Mülheim 3&quot;,&quot;spieltag&quot;:&quot;4&quot;,&quot;bahn&quot;:&quot;&quot;,">
            <text:p>,{ "spielnr":"BW 61 Mülheim 3","spieltag":"4","bahn":"",</text:p>
          </table:table-cell>
          <table:table-cell table:formula="of:=&quot;&quot;&quot;datum&quot;&quot;:&quot;&quot;&quot;&amp;[.Q66]&amp;&quot;&quot;&quot;,&quot;&quot;uhrzeit&quot;&quot;:&quot;&quot;&quot;&amp;[.R66]&amp;&quot;&quot;&quot;,&quot;" office:value-type="string" office:string-value="&quot;datum&quot;:&quot;BW 61 Mülheim 3&quot;,&quot;uhrzeit&quot;:&quot;BW 61 Mülheim 3&quot;,">
            <text:p>"datum":"BW 61 Mülheim 3","uhrzeit":"BW 61 Mülheim 3",</text:p>
          </table:table-cell>
          <table:table-cell table:formula="of:=&quot;&quot;&quot;heim&quot;&quot;:&quot;&quot;&quot;&amp;[.P66]&amp;&quot;&quot;&quot;,&quot;" office:value-type="string" office:string-value="&quot;heim&quot;:&quot;BW 61 Mülheim 3&quot;,">
            <text:p>"heim":"BW 61 Mülheim 3",</text:p>
          </table:table-cell>
          <table:table-cell table:formula="of:=&quot;&quot;&quot;gast&quot;&quot;:&quot;&quot;&quot;&amp;[.P66]&amp;&quot;&quot;&quot;}&quot;" office:value-type="string" office:string-value="&quot;gast&quot;:&quot;BW 61 Mülheim 3&quot;}">
            <text:p>"gast":"BW 61 Mülheim 3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SK</text:p>
          </table:table-cell>
          <table:table-cell office:value-type="string">
            <text:p>66/99</text:p>
          </table:table-cell>
          <table:table-cell office:value-type="string">
            <text:p>Solingen</text:p>
          </table:table-cell>
          <table:table-cell office:value-type="float" office:value="1">
            <text:p>1</text:p>
          </table:table-cell>
          <table:table-cell table:number-columns-repeated="2"/>
          <table:table-cell table:number-columns-repeated="4"/>
          <table:table-cell table:formula="of:=IF(AND([.A67]=&quot;Bahn&quot;;[.K66]=-1);0;IF(AND([.A67]&lt;&gt;&quot;Bahn&quot;;[.K66]&lt;&gt;-1);[.K66]+1;[.K66]))" office:value-type="float" office:value="-1">
            <text:p>-1</text:p>
          </table:table-cell>
          <table:table-cell table:formula="of:=IF([.B67]=&quot;Spieltag&quot;;[.L66]+1;[.L66])" office:value-type="float" office:value="4">
            <text:p>4</text:p>
          </table:table-cell>
          <table:table-cell table:formula="of:=IF(AND([.K67]&gt;0;[.K67]&lt;&gt;[.K66]);[.A67];&quot;&quot;)">
            <text:p/>
          </table:table-cell>
          <table:table-cell table:formula="of:=IF([.O67]=1;VLOOKUP([.P67];[.K63:.M562];3;0);&quot;&quot;)">
            <text:p/>
          </table:table-cell>
          <table:table-cell table:formula="of:=IF([.A68]=&quot;So&quot;;1;[.O66]+1)" office:value-type="float" office:value="4">
            <text:p>4</text:p>
          </table:table-cell>
          <table:table-cell table:formula="of:=IF([.O67]=1;[.A67];IF([.O67]=2;[.A67];IF([.O67]=3;[.C67]&amp; &quot; &quot; &amp;[.D67]&amp;&quot; &quot;&amp;[.E67]&amp;&quot; &quot; &amp;[.F67];IF([.O67]=4;[.A67]&amp; &quot; &quot; &amp;[.B67]&amp;&quot; &quot;&amp;[.C67]&amp;&quot; &quot; &amp;[.D67]))))" office:value-type="string" office:string-value="SK 66/99 Solingen 1">
            <text:p>SK 66/99 Solingen 1</text:p>
          </table:table-cell>
          <table:table-cell table:formula="of:=IF([.O67]=1;[.A67];IF([.O67]=2;TEXT([.A68];&quot;TT.MM.JJ&quot;);IF([.O67]=3;[.C67]&amp; &quot; &quot; &amp;[.D67]&amp;&quot; &quot;&amp;[.E67]&amp;&quot; &quot; &amp;[.F67];IF([.O67]=4;[.A67]&amp; &quot; &quot; &amp;[.B67]&amp;&quot; &quot;&amp;[.C67]&amp;&quot; &quot; &amp;[.D67]))))" office:value-type="string" office:string-value="SK 66/99 Solingen 1">
            <text:p>SK 66/99 Solingen 1</text:p>
          </table:table-cell>
          <table:table-cell table:formula="of:=IF([.O67]=1;[.A67];IF([.O67]=2;TEXT([.B68];&quot;HH:MM&quot;);IF([.O67]=3;[.C67]&amp; &quot; &quot; &amp;[.D67]&amp;&quot; &quot;&amp;[.E67]&amp;&quot; &quot; &amp;[.F67];IF([.O67]=4;[.A67]&amp; &quot; &quot; &amp;[.B67]&amp;&quot; &quot;&amp;[.C67]&amp;&quot; &quot; &amp;[.D67]))))" office:value-type="string" office:string-value="SK 66/99 Solingen 1">
            <text:p>SK 66/99 Solingen 1</text:p>
          </table:table-cell>
          <table:table-cell/>
          <table:table-cell table:formula="of:=INDIRECT(&quot;R&quot;&amp;ROW([.T67])&amp;&quot;C&quot;&amp;COLUMN([.T67])+[.O67];&quot;0&quot;)" office:value-type="string" office:string-value="&quot;gast&quot;:&quot;SK 66/99 Solingen 1&quot;}">
            <text:p>"gast":"SK 66/99 Solingen 1"}</text:p>
          </table:table-cell>
          <table:table-cell table:formula="of:=IF([.P67]&gt;1;&quot;,&quot;;&quot;&quot;)&amp;&quot;{ &quot;&quot;spielnr&quot;&quot;:&quot;&quot;&quot;&amp;[.P67]&amp;&quot;&quot;&quot;,&quot;&quot;spieltag&quot;&quot;:&quot;&quot;&quot;&amp;[.L67]&amp;&quot;&quot;&quot;,&quot;&quot;bahn&quot;&quot;:&quot;&quot;&quot;&amp;[.N67]&amp;&quot;&quot;&quot;,&quot;" office:value-type="string" office:string-value=",{ &quot;spielnr&quot;:&quot;SK 66/99 Solingen 1&quot;,&quot;spieltag&quot;:&quot;4&quot;,&quot;bahn&quot;:&quot;&quot;,">
            <text:p>,{ "spielnr":"SK 66/99 Solingen 1","spieltag":"4","bahn":"",</text:p>
          </table:table-cell>
          <table:table-cell table:formula="of:=&quot;&quot;&quot;datum&quot;&quot;:&quot;&quot;&quot;&amp;[.Q67]&amp;&quot;&quot;&quot;,&quot;&quot;uhrzeit&quot;&quot;:&quot;&quot;&quot;&amp;[.R67]&amp;&quot;&quot;&quot;,&quot;" office:value-type="string" office:string-value="&quot;datum&quot;:&quot;SK 66/99 Solingen 1&quot;,&quot;uhrzeit&quot;:&quot;SK 66/99 Solingen 1&quot;,">
            <text:p>"datum":"SK 66/99 Solingen 1","uhrzeit":"SK 66/99 Solingen 1",</text:p>
          </table:table-cell>
          <table:table-cell table:formula="of:=&quot;&quot;&quot;heim&quot;&quot;:&quot;&quot;&quot;&amp;[.P67]&amp;&quot;&quot;&quot;,&quot;" office:value-type="string" office:string-value="&quot;heim&quot;:&quot;SK 66/99 Solingen 1&quot;,">
            <text:p>"heim":"SK 66/99 Solingen 1",</text:p>
          </table:table-cell>
          <table:table-cell table:formula="of:=&quot;&quot;&quot;gast&quot;&quot;:&quot;&quot;&quot;&amp;[.P67]&amp;&quot;&quot;&quot;}&quot;" office:value-type="string" office:string-value="&quot;gast&quot;:&quot;SK 66/99 Solingen 1&quot;}">
            <text:p>"gast":"SK 66/99 Solingen 1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float" office:value="16">
            <text:p>16</text:p>
          </table:table-cell>
          <table:table-cell table:number-columns-repeated="5"/>
          <table:table-cell table:number-columns-repeated="4"/>
          <table:table-cell table:formula="of:=IF(AND([.A68]=&quot;Bahn&quot;;[.K67]=-1);0;IF(AND([.A68]&lt;&gt;&quot;Bahn&quot;;[.K67]&lt;&gt;-1);[.K67]+1;[.K67]))" office:value-type="float" office:value="-1">
            <text:p>-1</text:p>
          </table:table-cell>
          <table:table-cell table:formula="of:=IF([.B68]=&quot;Spieltag&quot;;[.L67]+1;[.L67])" office:value-type="float" office:value="4">
            <text:p>4</text:p>
          </table:table-cell>
          <table:table-cell table:formula="of:=IF(AND([.K68]&gt;0;[.K68]&lt;&gt;[.K67]);[.A68];&quot;&quot;)">
            <text:p/>
          </table:table-cell>
          <table:table-cell table:formula="of:=IF([.O68]=1;VLOOKUP([.P68];[.K64:.M563];3;0);&quot;&quot;)" office:value-type="string" office:string-value="1-4">
            <text:p>1-4</text:p>
          </table:table-cell>
          <table:table-cell table:formula="of:=IF([.A69]=&quot;So&quot;;1;[.O67]+1)" office:value-type="float" office:value="1">
            <text:p>1</text:p>
          </table:table-cell>
          <table:table-cell table:formula="of:=IF([.O68]=1;[.A68];IF([.O68]=2;[.A68];IF([.O68]=3;[.C68]&amp; &quot; &quot; &amp;[.D68]&amp;&quot; &quot;&amp;[.E68]&amp;&quot; &quot; &amp;[.F68];IF([.O68]=4;[.A68]&amp; &quot; &quot; &amp;[.B68]&amp;&quot; &quot;&amp;[.C68]&amp;&quot; &quot; &amp;[.D68]))))" office:value-type="float" office:value="16">
            <text:p>16</text:p>
          </table:table-cell>
          <table:table-cell table:formula="of:=IF([.O68]=1;[.A68];IF([.O68]=2;TEXT([.A69];&quot;TT.MM.JJ&quot;);IF([.O68]=3;[.C68]&amp; &quot; &quot; &amp;[.D68]&amp;&quot; &quot;&amp;[.E68]&amp;&quot; &quot; &amp;[.F68];IF([.O68]=4;[.A68]&amp; &quot; &quot; &amp;[.B68]&amp;&quot; &quot;&amp;[.C68]&amp;&quot; &quot; &amp;[.D68]))))" office:value-type="float" office:value="16">
            <text:p>16</text:p>
          </table:table-cell>
          <table:table-cell table:formula="of:=IF([.O68]=1;[.A68];IF([.O68]=2;TEXT([.B69];&quot;HH:MM&quot;);IF([.O68]=3;[.C68]&amp; &quot; &quot; &amp;[.D68]&amp;&quot; &quot;&amp;[.E68]&amp;&quot; &quot; &amp;[.F68];IF([.O68]=4;[.A68]&amp; &quot; &quot; &amp;[.B68]&amp;&quot; &quot;&amp;[.C68]&amp;&quot; &quot; &amp;[.D68]))))" office:value-type="float" office:value="16">
            <text:p>16</text:p>
          </table:table-cell>
          <table:table-cell/>
          <table:table-cell table:formula="of:=INDIRECT(&quot;R&quot;&amp;ROW([.T68])&amp;&quot;C&quot;&amp;COLUMN([.T68])+[.O68];&quot;0&quot;)" office:value-type="string" office:string-value=",{ &quot;spielnr&quot;:&quot;16&quot;,&quot;spieltag&quot;:&quot;4&quot;,&quot;bahn&quot;:&quot;1-4&quot;,">
            <text:p>,{ "spielnr":"16","spieltag":"4","bahn":"1-4",</text:p>
          </table:table-cell>
          <table:table-cell table:formula="of:=IF([.P68]&gt;1;&quot;,&quot;;&quot;&quot;)&amp;&quot;{ &quot;&quot;spielnr&quot;&quot;:&quot;&quot;&quot;&amp;[.P68]&amp;&quot;&quot;&quot;,&quot;&quot;spieltag&quot;&quot;:&quot;&quot;&quot;&amp;[.L68]&amp;&quot;&quot;&quot;,&quot;&quot;bahn&quot;&quot;:&quot;&quot;&quot;&amp;[.N68]&amp;&quot;&quot;&quot;,&quot;" office:value-type="string" office:string-value=",{ &quot;spielnr&quot;:&quot;16&quot;,&quot;spieltag&quot;:&quot;4&quot;,&quot;bahn&quot;:&quot;1-4&quot;,">
            <text:p>,{ "spielnr":"16","spieltag":"4","bahn":"1-4",</text:p>
          </table:table-cell>
          <table:table-cell table:formula="of:=&quot;&quot;&quot;datum&quot;&quot;:&quot;&quot;&quot;&amp;[.Q68]&amp;&quot;&quot;&quot;,&quot;&quot;uhrzeit&quot;&quot;:&quot;&quot;&quot;&amp;[.R68]&amp;&quot;&quot;&quot;,&quot;" office:value-type="string" office:string-value="&quot;datum&quot;:&quot;16&quot;,&quot;uhrzeit&quot;:&quot;16&quot;,">
            <text:p>"datum":"16","uhrzeit":"16",</text:p>
          </table:table-cell>
          <table:table-cell table:formula="of:=&quot;&quot;&quot;heim&quot;&quot;:&quot;&quot;&quot;&amp;[.P68]&amp;&quot;&quot;&quot;,&quot;" office:value-type="string" office:string-value="&quot;heim&quot;:&quot;16&quot;,">
            <text:p>"heim":"16",</text:p>
          </table:table-cell>
          <table:table-cell table:formula="of:=&quot;&quot;&quot;gast&quot;&quot;:&quot;&quot;&quot;&amp;[.P68]&amp;&quot;&quot;&quot;}&quot;" office:value-type="string" office:string-value="&quot;gast&quot;:&quot;16&quot;}">
            <text:p>"gast":"16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So</text:p>
          </table:table-cell>
          <table:table-cell table:number-columns-repeated="5"/>
          <table:table-cell table:number-columns-repeated="4"/>
          <table:table-cell table:formula="of:=IF(AND([.A69]=&quot;Bahn&quot;;[.K68]=-1);0;IF(AND([.A69]&lt;&gt;&quot;Bahn&quot;;[.K68]&lt;&gt;-1);[.K68]+1;[.K68]))" office:value-type="float" office:value="-1">
            <text:p>-1</text:p>
          </table:table-cell>
          <table:table-cell table:formula="of:=IF([.B69]=&quot;Spieltag&quot;;[.L68]+1;[.L68])" office:value-type="float" office:value="4">
            <text:p>4</text:p>
          </table:table-cell>
          <table:table-cell table:formula="of:=IF(AND([.K69]&gt;0;[.K69]&lt;&gt;[.K68]);[.A69];&quot;&quot;)">
            <text:p/>
          </table:table-cell>
          <table:table-cell table:formula="of:=IF([.O69]=1;VLOOKUP([.P69];[.K65:.M564];3;0);&quot;&quot;)">
            <text:p/>
          </table:table-cell>
          <table:table-cell table:formula="of:=IF([.A70]=&quot;So&quot;;1;[.O68]+1)" office:value-type="float" office:value="2">
            <text:p>2</text:p>
          </table:table-cell>
          <table:table-cell table:formula="of:=IF([.O69]=1;[.A69];IF([.O69]=2;[.A69];IF([.O69]=3;[.C69]&amp; &quot; &quot; &amp;[.D69]&amp;&quot; &quot;&amp;[.E69]&amp;&quot; &quot; &amp;[.F69];IF([.O69]=4;[.A69]&amp; &quot; &quot; &amp;[.B69]&amp;&quot; &quot;&amp;[.C69]&amp;&quot; &quot; &amp;[.D69]))))" office:value-type="string" office:string-value="So">
            <text:p>So</text:p>
          </table:table-cell>
          <table:table-cell table:formula="of:=IF([.O69]=1;[.A69];IF([.O69]=2;TEXT([.A70];&quot;TT.MM.JJ&quot;);IF([.O69]=3;[.C69]&amp; &quot; &quot; &amp;[.D69]&amp;&quot; &quot;&amp;[.E69]&amp;&quot; &quot; &amp;[.F69];IF([.O69]=4;[.A69]&amp; &quot; &quot; &amp;[.B69]&amp;&quot; &quot;&amp;[.C69]&amp;&quot; &quot; &amp;[.D69]))))" office:value-type="string" office:string-value="21.10.12">
            <text:p>21.10.12</text:p>
          </table:table-cell>
          <table:table-cell table:formula="of:=IF([.O69]=1;[.A69];IF([.O69]=2;TEXT([.B70];&quot;HH:MM&quot;);IF([.O69]=3;[.C69]&amp; &quot; &quot; &amp;[.D69]&amp;&quot; &quot;&amp;[.E69]&amp;&quot; &quot; &amp;[.F69];IF([.O69]=4;[.A69]&amp; &quot; &quot; &amp;[.B69]&amp;&quot; &quot;&amp;[.C69]&amp;&quot; &quot; &amp;[.D69]))))" office:value-type="string" office:string-value="10:00">
            <text:p>10:00</text:p>
          </table:table-cell>
          <table:table-cell/>
          <table:table-cell table:formula="of:=INDIRECT(&quot;R&quot;&amp;ROW([.T69])&amp;&quot;C&quot;&amp;COLUMN([.T69])+[.O69];&quot;0&quot;)" office:value-type="string" office:string-value="&quot;datum&quot;:&quot;21.10.12&quot;,&quot;uhrzeit&quot;:&quot;10:00&quot;,">
            <text:p>"datum":"21.10.12","uhrzeit":"10:00",</text:p>
          </table:table-cell>
          <table:table-cell table:formula="of:=IF([.P69]&gt;1;&quot;,&quot;;&quot;&quot;)&amp;&quot;{ &quot;&quot;spielnr&quot;&quot;:&quot;&quot;&quot;&amp;[.P69]&amp;&quot;&quot;&quot;,&quot;&quot;spieltag&quot;&quot;:&quot;&quot;&quot;&amp;[.L69]&amp;&quot;&quot;&quot;,&quot;&quot;bahn&quot;&quot;:&quot;&quot;&quot;&amp;[.N69]&amp;&quot;&quot;&quot;,&quot;" office:value-type="string" office:string-value=",{ &quot;spielnr&quot;:&quot;So&quot;,&quot;spieltag&quot;:&quot;4&quot;,&quot;bahn&quot;:&quot;&quot;,">
            <text:p>,{ "spielnr":"So","spieltag":"4","bahn":"",</text:p>
          </table:table-cell>
          <table:table-cell table:formula="of:=&quot;&quot;&quot;datum&quot;&quot;:&quot;&quot;&quot;&amp;[.Q69]&amp;&quot;&quot;&quot;,&quot;&quot;uhrzeit&quot;&quot;:&quot;&quot;&quot;&amp;[.R69]&amp;&quot;&quot;&quot;,&quot;" office:value-type="string" office:string-value="&quot;datum&quot;:&quot;21.10.12&quot;,&quot;uhrzeit&quot;:&quot;10:00&quot;,">
            <text:p>"datum":"21.10.12","uhrzeit":"10:00",</text:p>
          </table:table-cell>
          <table:table-cell table:formula="of:=&quot;&quot;&quot;heim&quot;&quot;:&quot;&quot;&quot;&amp;[.P69]&amp;&quot;&quot;&quot;,&quot;" office:value-type="string" office:string-value="&quot;heim&quot;:&quot;So&quot;,">
            <text:p>"heim":"So",</text:p>
          </table:table-cell>
          <table:table-cell table:formula="of:=&quot;&quot;&quot;gast&quot;&quot;:&quot;&quot;&quot;&amp;[.P69]&amp;&quot;&quot;&quot;}&quot;" office:value-type="string" office:string-value="&quot;gast&quot;:&quot;So&quot;}">
            <text:p>"gast":"So"}</text:p>
          </table:table-cell>
          <table:table-cell office:value-type="string">
            <text:p><text:s/></text:p>
          </table:table-cell>
        </table:table-row>
        <table:table-row table:style-name="ro2">
          <table:table-cell table:style-name="ce1" office:value-type="date" office:date-value="2012-10-21">
            <text:p>21.10.12</text:p>
          </table:table-cell>
          <table:table-cell table:style-name="ce3" office:value-type="time" office:time-value="PT10H00M00S">
            <text:p>10:00:00</text:p>
          </table:table-cell>
          <table:table-cell office:value-type="string">
            <text:p>SK</text:p>
          </table:table-cell>
          <table:table-cell office:value-type="string">
            <text:p>Dinslaken</text:p>
          </table:table-cell>
          <table:table-cell office:value-type="float" office:value="3">
            <text:p>3</text:p>
          </table:table-cell>
          <table:table-cell/>
          <table:table-cell table:number-columns-repeated="4"/>
          <table:table-cell table:formula="of:=IF(AND([.A70]=&quot;Bahn&quot;;[.K69]=-1);0;IF(AND([.A70]&lt;&gt;&quot;Bahn&quot;;[.K69]&lt;&gt;-1);[.K69]+1;[.K69]))" office:value-type="float" office:value="-1">
            <text:p>-1</text:p>
          </table:table-cell>
          <table:table-cell table:formula="of:=IF([.B70]=&quot;Spieltag&quot;;[.L69]+1;[.L69])" office:value-type="float" office:value="4">
            <text:p>4</text:p>
          </table:table-cell>
          <table:table-cell table:formula="of:=IF(AND([.K70]&gt;0;[.K70]&lt;&gt;[.K69]);[.A70];&quot;&quot;)">
            <text:p/>
          </table:table-cell>
          <table:table-cell table:formula="of:=IF([.O70]=1;VLOOKUP([.P70];[.K66:.M565];3;0);&quot;&quot;)">
            <text:p/>
          </table:table-cell>
          <table:table-cell table:formula="of:=IF([.A71]=&quot;So&quot;;1;[.O69]+1)" office:value-type="float" office:value="3">
            <text:p>3</text:p>
          </table:table-cell>
          <table:table-cell table:formula="of:=IF([.O70]=1;[.A70];IF([.O70]=2;[.A70];IF([.O70]=3;[.C70]&amp; &quot; &quot; &amp;[.D70]&amp;&quot; &quot;&amp;[.E70]&amp;&quot; &quot; &amp;[.F70];IF([.O70]=4;[.A70]&amp; &quot; &quot; &amp;[.B70]&amp;&quot; &quot;&amp;[.C70]&amp;&quot; &quot; &amp;[.D70]))))" office:value-type="string" office:string-value="SK Dinslaken 3 ">
            <text:p>SK Dinslaken 3 </text:p>
          </table:table-cell>
          <table:table-cell table:formula="of:=IF([.O70]=1;[.A70];IF([.O70]=2;TEXT([.A71];&quot;TT.MM.JJ&quot;);IF([.O70]=3;[.C70]&amp; &quot; &quot; &amp;[.D70]&amp;&quot; &quot;&amp;[.E70]&amp;&quot; &quot; &amp;[.F70];IF([.O70]=4;[.A70]&amp; &quot; &quot; &amp;[.B70]&amp;&quot; &quot;&amp;[.C70]&amp;&quot; &quot; &amp;[.D70]))))" office:value-type="string" office:string-value="SK Dinslaken 3 ">
            <text:p>SK Dinslaken 3 </text:p>
          </table:table-cell>
          <table:table-cell table:formula="of:=IF([.O70]=1;[.A70];IF([.O70]=2;TEXT([.B71];&quot;HH:MM&quot;);IF([.O70]=3;[.C70]&amp; &quot; &quot; &amp;[.D70]&amp;&quot; &quot;&amp;[.E70]&amp;&quot; &quot; &amp;[.F70];IF([.O70]=4;[.A70]&amp; &quot; &quot; &amp;[.B70]&amp;&quot; &quot;&amp;[.C70]&amp;&quot; &quot; &amp;[.D70]))))" office:value-type="string" office:string-value="SK Dinslaken 3 ">
            <text:p>SK Dinslaken 3 </text:p>
          </table:table-cell>
          <table:table-cell/>
          <table:table-cell table:formula="of:=INDIRECT(&quot;R&quot;&amp;ROW([.T70])&amp;&quot;C&quot;&amp;COLUMN([.T70])+[.O70];&quot;0&quot;)" office:value-type="string" office:string-value="&quot;heim&quot;:&quot;SK Dinslaken 3 &quot;,">
            <text:p>"heim":"SK Dinslaken 3 ",</text:p>
          </table:table-cell>
          <table:table-cell table:formula="of:=IF([.P70]&gt;1;&quot;,&quot;;&quot;&quot;)&amp;&quot;{ &quot;&quot;spielnr&quot;&quot;:&quot;&quot;&quot;&amp;[.P70]&amp;&quot;&quot;&quot;,&quot;&quot;spieltag&quot;&quot;:&quot;&quot;&quot;&amp;[.L70]&amp;&quot;&quot;&quot;,&quot;&quot;bahn&quot;&quot;:&quot;&quot;&quot;&amp;[.N70]&amp;&quot;&quot;&quot;,&quot;" office:value-type="string" office:string-value=",{ &quot;spielnr&quot;:&quot;SK Dinslaken 3 &quot;,&quot;spieltag&quot;:&quot;4&quot;,&quot;bahn&quot;:&quot;&quot;,">
            <text:p>,{ "spielnr":"SK Dinslaken 3 ","spieltag":"4","bahn":"",</text:p>
          </table:table-cell>
          <table:table-cell table:formula="of:=&quot;&quot;&quot;datum&quot;&quot;:&quot;&quot;&quot;&amp;[.Q70]&amp;&quot;&quot;&quot;,&quot;&quot;uhrzeit&quot;&quot;:&quot;&quot;&quot;&amp;[.R70]&amp;&quot;&quot;&quot;,&quot;" office:value-type="string" office:string-value="&quot;datum&quot;:&quot;SK Dinslaken 3 &quot;,&quot;uhrzeit&quot;:&quot;SK Dinslaken 3 &quot;,">
            <text:p>"datum":"SK Dinslaken 3 ","uhrzeit":"SK Dinslaken 3 ",</text:p>
          </table:table-cell>
          <table:table-cell table:formula="of:=&quot;&quot;&quot;heim&quot;&quot;:&quot;&quot;&quot;&amp;[.P70]&amp;&quot;&quot;&quot;,&quot;" office:value-type="string" office:string-value="&quot;heim&quot;:&quot;SK Dinslaken 3 &quot;,">
            <text:p>"heim":"SK Dinslaken 3 ",</text:p>
          </table:table-cell>
          <table:table-cell table:formula="of:=&quot;&quot;&quot;gast&quot;&quot;:&quot;&quot;&quot;&amp;[.P70]&amp;&quot;&quot;&quot;}&quot;" office:value-type="string" office:string-value="&quot;gast&quot;:&quot;SK Dinslaken 3 &quot;}">
            <text:p>"gast":"SK Dinslaken 3 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KSG</text:p>
          </table:table-cell>
          <table:table-cell office:value-type="float" office:value="31">
            <text:p>31</text:p>
          </table:table-cell>
          <table:table-cell office:value-type="string">
            <text:p>Essen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4"/>
          <table:table-cell table:formula="of:=IF(AND([.A71]=&quot;Bahn&quot;;[.K70]=-1);0;IF(AND([.A71]&lt;&gt;&quot;Bahn&quot;;[.K70]&lt;&gt;-1);[.K70]+1;[.K70]))" office:value-type="float" office:value="-1">
            <text:p>-1</text:p>
          </table:table-cell>
          <table:table-cell table:formula="of:=IF([.B71]=&quot;Spieltag&quot;;[.L70]+1;[.L70])" office:value-type="float" office:value="4">
            <text:p>4</text:p>
          </table:table-cell>
          <table:table-cell table:formula="of:=IF(AND([.K71]&gt;0;[.K71]&lt;&gt;[.K70]);[.A71];&quot;&quot;)">
            <text:p/>
          </table:table-cell>
          <table:table-cell table:formula="of:=IF([.O71]=1;VLOOKUP([.P71];[.K67:.M566];3;0);&quot;&quot;)">
            <text:p/>
          </table:table-cell>
          <table:table-cell table:formula="of:=IF([.A72]=&quot;So&quot;;1;[.O70]+1)" office:value-type="float" office:value="4">
            <text:p>4</text:p>
          </table:table-cell>
          <table:table-cell table:formula="of:=IF([.O71]=1;[.A71];IF([.O71]=2;[.A71];IF([.O71]=3;[.C71]&amp; &quot; &quot; &amp;[.D71]&amp;&quot; &quot;&amp;[.E71]&amp;&quot; &quot; &amp;[.F71];IF([.O71]=4;[.A71]&amp; &quot; &quot; &amp;[.B71]&amp;&quot; &quot;&amp;[.C71]&amp;&quot; &quot; &amp;[.D71]))))" office:value-type="string" office:string-value="KSG 31 Essen 2">
            <text:p>KSG 31 Essen 2</text:p>
          </table:table-cell>
          <table:table-cell table:formula="of:=IF([.O71]=1;[.A71];IF([.O71]=2;TEXT([.A72];&quot;TT.MM.JJ&quot;);IF([.O71]=3;[.C71]&amp; &quot; &quot; &amp;[.D71]&amp;&quot; &quot;&amp;[.E71]&amp;&quot; &quot; &amp;[.F71];IF([.O71]=4;[.A71]&amp; &quot; &quot; &amp;[.B71]&amp;&quot; &quot;&amp;[.C71]&amp;&quot; &quot; &amp;[.D71]))))" office:value-type="string" office:string-value="KSG 31 Essen 2">
            <text:p>KSG 31 Essen 2</text:p>
          </table:table-cell>
          <table:table-cell table:formula="of:=IF([.O71]=1;[.A71];IF([.O71]=2;TEXT([.B72];&quot;HH:MM&quot;);IF([.O71]=3;[.C71]&amp; &quot; &quot; &amp;[.D71]&amp;&quot; &quot;&amp;[.E71]&amp;&quot; &quot; &amp;[.F71];IF([.O71]=4;[.A71]&amp; &quot; &quot; &amp;[.B71]&amp;&quot; &quot;&amp;[.C71]&amp;&quot; &quot; &amp;[.D71]))))" office:value-type="string" office:string-value="KSG 31 Essen 2">
            <text:p>KSG 31 Essen 2</text:p>
          </table:table-cell>
          <table:table-cell/>
          <table:table-cell table:formula="of:=INDIRECT(&quot;R&quot;&amp;ROW([.T71])&amp;&quot;C&quot;&amp;COLUMN([.T71])+[.O71];&quot;0&quot;)" office:value-type="string" office:string-value="&quot;gast&quot;:&quot;KSG 31 Essen 2&quot;}">
            <text:p>"gast":"KSG 31 Essen 2"}</text:p>
          </table:table-cell>
          <table:table-cell table:formula="of:=IF([.P71]&gt;1;&quot;,&quot;;&quot;&quot;)&amp;&quot;{ &quot;&quot;spielnr&quot;&quot;:&quot;&quot;&quot;&amp;[.P71]&amp;&quot;&quot;&quot;,&quot;&quot;spieltag&quot;&quot;:&quot;&quot;&quot;&amp;[.L71]&amp;&quot;&quot;&quot;,&quot;&quot;bahn&quot;&quot;:&quot;&quot;&quot;&amp;[.N71]&amp;&quot;&quot;&quot;,&quot;" office:value-type="string" office:string-value=",{ &quot;spielnr&quot;:&quot;KSG 31 Essen 2&quot;,&quot;spieltag&quot;:&quot;4&quot;,&quot;bahn&quot;:&quot;&quot;,">
            <text:p>,{ "spielnr":"KSG 31 Essen 2","spieltag":"4","bahn":"",</text:p>
          </table:table-cell>
          <table:table-cell table:formula="of:=&quot;&quot;&quot;datum&quot;&quot;:&quot;&quot;&quot;&amp;[.Q71]&amp;&quot;&quot;&quot;,&quot;&quot;uhrzeit&quot;&quot;:&quot;&quot;&quot;&amp;[.R71]&amp;&quot;&quot;&quot;,&quot;" office:value-type="string" office:string-value="&quot;datum&quot;:&quot;KSG 31 Essen 2&quot;,&quot;uhrzeit&quot;:&quot;KSG 31 Essen 2&quot;,">
            <text:p>"datum":"KSG 31 Essen 2","uhrzeit":"KSG 31 Essen 2",</text:p>
          </table:table-cell>
          <table:table-cell table:formula="of:=&quot;&quot;&quot;heim&quot;&quot;:&quot;&quot;&quot;&amp;[.P71]&amp;&quot;&quot;&quot;,&quot;" office:value-type="string" office:string-value="&quot;heim&quot;:&quot;KSG 31 Essen 2&quot;,">
            <text:p>"heim":"KSG 31 Essen 2",</text:p>
          </table:table-cell>
          <table:table-cell table:formula="of:=&quot;&quot;&quot;gast&quot;&quot;:&quot;&quot;&quot;&amp;[.P71]&amp;&quot;&quot;&quot;}&quot;" office:value-type="string" office:string-value="&quot;gast&quot;:&quot;KSG 31 Essen 2&quot;}">
            <text:p>"gast":"KSG 31 Essen 2"}</text:p>
          </table:table-cell>
          <table:table-cell office:value-type="string">
            <text:p><text:s/></text:p>
          </table:table-cell>
        </table:table-row>
        <table:table-row table:style-name="ro2">
          <table:table-cell table:style-name="ce1" office:value-type="date" office:date-value="2012-08-05">
            <text:p>05.08.12</text:p>
          </table:table-cell>
          <table:table-cell office:value-type="string">
            <text:p>Spieltag</text:p>
          </table:table-cell>
          <table:table-cell table:number-columns-repeated="4"/>
          <table:table-cell table:number-columns-repeated="4"/>
          <table:table-cell table:formula="of:=IF(AND([.A72]=&quot;Bahn&quot;;[.K71]=-1);0;IF(AND([.A72]&lt;&gt;&quot;Bahn&quot;;[.K71]&lt;&gt;-1);[.K71]+1;[.K71]))" office:value-type="float" office:value="-1">
            <text:p>-1</text:p>
          </table:table-cell>
          <table:table-cell table:formula="of:=IF([.B72]=&quot;Spieltag&quot;;[.L71]+1;[.L71])" office:value-type="float" office:value="5">
            <text:p>5</text:p>
          </table:table-cell>
          <table:table-cell table:formula="of:=IF(AND([.K72]&gt;0;[.K72]&lt;&gt;[.K71]);[.A72];&quot;&quot;)">
            <text:p/>
          </table:table-cell>
          <table:table-cell table:formula="of:=IF([.O72]=1;VLOOKUP([.P72];[.K68:.M567];3;0);&quot;&quot;)">
            <text:p/>
          </table:table-cell>
          <table:table-cell table:formula="of:=IF([.A73]=&quot;So&quot;;1;[.O71]+1)" office:value-type="float" office:value="5">
            <text:p>5</text:p>
          </table:table-cell>
          <table:table-cell table:formula="of:=IF([.O72]=1;[.A72];IF([.O72]=2;[.A72];IF([.O72]=3;[.C72]&amp; &quot; &quot; &amp;[.D72]&amp;&quot; &quot;&amp;[.E72]&amp;&quot; &quot; &amp;[.F72];IF([.O72]=4;[.A72]&amp; &quot; &quot; &amp;[.B72]&amp;&quot; &quot;&amp;[.C72]&amp;&quot; &quot; &amp;[.D72]))))" office:value-type="boolean" office:boolean-value="false">
            <text:p>FALSCH</text:p>
          </table:table-cell>
          <table:table-cell table:formula="of:=IF([.O72]=1;[.A72];IF([.O72]=2;TEXT([.A73];&quot;TT.MM.JJ&quot;);IF([.O72]=3;[.C72]&amp; &quot; &quot; &amp;[.D72]&amp;&quot; &quot;&amp;[.E72]&amp;&quot; &quot; &amp;[.F72];IF([.O72]=4;[.A72]&amp; &quot; &quot; &amp;[.B72]&amp;&quot; &quot;&amp;[.C72]&amp;&quot; &quot; &amp;[.D72]))))" office:value-type="boolean" office:boolean-value="false">
            <text:p>FALSCH</text:p>
          </table:table-cell>
          <table:table-cell table:formula="of:=IF([.O72]=1;[.A72];IF([.O72]=2;TEXT([.B73];&quot;HH:MM&quot;);IF([.O72]=3;[.C72]&amp; &quot; &quot; &amp;[.D72]&amp;&quot; &quot;&amp;[.E72]&amp;&quot; &quot; &amp;[.F72];IF([.O72]=4;[.A72]&amp; &quot; &quot; &amp;[.B72]&amp;&quot; &quot;&amp;[.C72]&amp;&quot; &quot; &amp;[.D72]))))" office:value-type="boolean" office:boolean-value="false">
            <text:p>FALSCH</text:p>
          </table:table-cell>
          <table:table-cell/>
          <table:table-cell table:formula="of:=INDIRECT(&quot;R&quot;&amp;ROW([.T72])&amp;&quot;C&quot;&amp;COLUMN([.T72])+[.O72];&quot;0&quot;)" office:value-type="string" office:string-value=" ">
            <text:p><text:s/></text:p>
          </table:table-cell>
          <table:table-cell table:formula="of:=IF([.P72]&gt;1;&quot;,&quot;;&quot;&quot;)&amp;&quot;{ &quot;&quot;spielnr&quot;&quot;:&quot;&quot;&quot;&amp;[.P72]&amp;&quot;&quot;&quot;,&quot;&quot;spieltag&quot;&quot;:&quot;&quot;&quot;&amp;[.L72]&amp;&quot;&quot;&quot;,&quot;&quot;bahn&quot;&quot;:&quot;&quot;&quot;&amp;[.N72]&amp;&quot;&quot;&quot;,&quot;" office:value-type="string" office:string-value="{ &quot;spielnr&quot;:&quot;0&quot;,&quot;spieltag&quot;:&quot;5&quot;,&quot;bahn&quot;:&quot;&quot;,">
            <text:p>{ "spielnr":"0","spieltag":"5","bahn":"",</text:p>
          </table:table-cell>
          <table:table-cell table:formula="of:=&quot;&quot;&quot;datum&quot;&quot;:&quot;&quot;&quot;&amp;[.Q72]&amp;&quot;&quot;&quot;,&quot;&quot;uhrzeit&quot;&quot;:&quot;&quot;&quot;&amp;[.R72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72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72]&amp;&quot;&quot;&quot;}&quot;" office:value-type="string" office:string-value="&quot;gast&quot;:&quot;0&quot;}">
            <text:p>"gast":"0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float" office:value="17">
            <text:p>17</text:p>
          </table:table-cell>
          <table:table-cell table:number-columns-repeated="5"/>
          <table:table-cell table:number-columns-repeated="4"/>
          <table:table-cell table:formula="of:=IF(AND([.A73]=&quot;Bahn&quot;;[.K72]=-1);0;IF(AND([.A73]&lt;&gt;&quot;Bahn&quot;;[.K72]&lt;&gt;-1);[.K72]+1;[.K72]))" office:value-type="float" office:value="-1">
            <text:p>-1</text:p>
          </table:table-cell>
          <table:table-cell table:formula="of:=IF([.B73]=&quot;Spieltag&quot;;[.L72]+1;[.L72])" office:value-type="float" office:value="5">
            <text:p>5</text:p>
          </table:table-cell>
          <table:table-cell table:formula="of:=IF(AND([.K73]&gt;0;[.K73]&lt;&gt;[.K72]);[.A73];&quot;&quot;)">
            <text:p/>
          </table:table-cell>
          <table:table-cell table:formula="of:=IF([.O73]=1;VLOOKUP([.P73];[.K69:.M568];3;0);&quot;&quot;)" office:value-type="string" office:string-value="1-4">
            <text:p>1-4</text:p>
          </table:table-cell>
          <table:table-cell table:formula="of:=IF([.A74]=&quot;So&quot;;1;[.O72]+1)" office:value-type="float" office:value="1">
            <text:p>1</text:p>
          </table:table-cell>
          <table:table-cell table:formula="of:=IF([.O73]=1;[.A73];IF([.O73]=2;[.A73];IF([.O73]=3;[.C73]&amp; &quot; &quot; &amp;[.D73]&amp;&quot; &quot;&amp;[.E73]&amp;&quot; &quot; &amp;[.F73];IF([.O73]=4;[.A73]&amp; &quot; &quot; &amp;[.B73]&amp;&quot; &quot;&amp;[.C73]&amp;&quot; &quot; &amp;[.D73]))))" office:value-type="float" office:value="17">
            <text:p>17</text:p>
          </table:table-cell>
          <table:table-cell table:formula="of:=IF([.O73]=1;[.A73];IF([.O73]=2;TEXT([.A74];&quot;TT.MM.JJ&quot;);IF([.O73]=3;[.C73]&amp; &quot; &quot; &amp;[.D73]&amp;&quot; &quot;&amp;[.E73]&amp;&quot; &quot; &amp;[.F73];IF([.O73]=4;[.A73]&amp; &quot; &quot; &amp;[.B73]&amp;&quot; &quot;&amp;[.C73]&amp;&quot; &quot; &amp;[.D73]))))" office:value-type="float" office:value="17">
            <text:p>17</text:p>
          </table:table-cell>
          <table:table-cell table:formula="of:=IF([.O73]=1;[.A73];IF([.O73]=2;TEXT([.B74];&quot;HH:MM&quot;);IF([.O73]=3;[.C73]&amp; &quot; &quot; &amp;[.D73]&amp;&quot; &quot;&amp;[.E73]&amp;&quot; &quot; &amp;[.F73];IF([.O73]=4;[.A73]&amp; &quot; &quot; &amp;[.B73]&amp;&quot; &quot;&amp;[.C73]&amp;&quot; &quot; &amp;[.D73]))))" office:value-type="float" office:value="17">
            <text:p>17</text:p>
          </table:table-cell>
          <table:table-cell/>
          <table:table-cell table:formula="of:=INDIRECT(&quot;R&quot;&amp;ROW([.T73])&amp;&quot;C&quot;&amp;COLUMN([.T73])+[.O73];&quot;0&quot;)" office:value-type="string" office:string-value=",{ &quot;spielnr&quot;:&quot;17&quot;,&quot;spieltag&quot;:&quot;5&quot;,&quot;bahn&quot;:&quot;1-4&quot;,">
            <text:p>,{ "spielnr":"17","spieltag":"5","bahn":"1-4",</text:p>
          </table:table-cell>
          <table:table-cell table:formula="of:=IF([.P73]&gt;1;&quot;,&quot;;&quot;&quot;)&amp;&quot;{ &quot;&quot;spielnr&quot;&quot;:&quot;&quot;&quot;&amp;[.P73]&amp;&quot;&quot;&quot;,&quot;&quot;spieltag&quot;&quot;:&quot;&quot;&quot;&amp;[.L73]&amp;&quot;&quot;&quot;,&quot;&quot;bahn&quot;&quot;:&quot;&quot;&quot;&amp;[.N73]&amp;&quot;&quot;&quot;,&quot;" office:value-type="string" office:string-value=",{ &quot;spielnr&quot;:&quot;17&quot;,&quot;spieltag&quot;:&quot;5&quot;,&quot;bahn&quot;:&quot;1-4&quot;,">
            <text:p>,{ "spielnr":"17","spieltag":"5","bahn":"1-4",</text:p>
          </table:table-cell>
          <table:table-cell table:formula="of:=&quot;&quot;&quot;datum&quot;&quot;:&quot;&quot;&quot;&amp;[.Q73]&amp;&quot;&quot;&quot;,&quot;&quot;uhrzeit&quot;&quot;:&quot;&quot;&quot;&amp;[.R73]&amp;&quot;&quot;&quot;,&quot;" office:value-type="string" office:string-value="&quot;datum&quot;:&quot;17&quot;,&quot;uhrzeit&quot;:&quot;17&quot;,">
            <text:p>"datum":"17","uhrzeit":"17",</text:p>
          </table:table-cell>
          <table:table-cell table:formula="of:=&quot;&quot;&quot;heim&quot;&quot;:&quot;&quot;&quot;&amp;[.P73]&amp;&quot;&quot;&quot;,&quot;" office:value-type="string" office:string-value="&quot;heim&quot;:&quot;17&quot;,">
            <text:p>"heim":"17",</text:p>
          </table:table-cell>
          <table:table-cell table:formula="of:=&quot;&quot;&quot;gast&quot;&quot;:&quot;&quot;&quot;&amp;[.P73]&amp;&quot;&quot;&quot;}&quot;" office:value-type="string" office:string-value="&quot;gast&quot;:&quot;17&quot;}">
            <text:p>"gast":"17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So</text:p>
          </table:table-cell>
          <table:table-cell table:number-columns-repeated="5"/>
          <table:table-cell table:number-columns-repeated="4"/>
          <table:table-cell table:formula="of:=IF(AND([.A74]=&quot;Bahn&quot;;[.K73]=-1);0;IF(AND([.A74]&lt;&gt;&quot;Bahn&quot;;[.K73]&lt;&gt;-1);[.K73]+1;[.K73]))" office:value-type="float" office:value="-1">
            <text:p>-1</text:p>
          </table:table-cell>
          <table:table-cell table:formula="of:=IF([.B74]=&quot;Spieltag&quot;;[.L73]+1;[.L73])" office:value-type="float" office:value="5">
            <text:p>5</text:p>
          </table:table-cell>
          <table:table-cell table:formula="of:=IF(AND([.K74]&gt;0;[.K74]&lt;&gt;[.K73]);[.A74];&quot;&quot;)">
            <text:p/>
          </table:table-cell>
          <table:table-cell table:formula="of:=IF([.O74]=1;VLOOKUP([.P74];[.K70:.M569];3;0);&quot;&quot;)">
            <text:p/>
          </table:table-cell>
          <table:table-cell table:formula="of:=IF([.A75]=&quot;So&quot;;1;[.O73]+1)" office:value-type="float" office:value="2">
            <text:p>2</text:p>
          </table:table-cell>
          <table:table-cell table:formula="of:=IF([.O74]=1;[.A74];IF([.O74]=2;[.A74];IF([.O74]=3;[.C74]&amp; &quot; &quot; &amp;[.D74]&amp;&quot; &quot;&amp;[.E74]&amp;&quot; &quot; &amp;[.F74];IF([.O74]=4;[.A74]&amp; &quot; &quot; &amp;[.B74]&amp;&quot; &quot;&amp;[.C74]&amp;&quot; &quot; &amp;[.D74]))))" office:value-type="string" office:string-value="So">
            <text:p>So</text:p>
          </table:table-cell>
          <table:table-cell table:formula="of:=IF([.O74]=1;[.A74];IF([.O74]=2;TEXT([.A75];&quot;TT.MM.JJ&quot;);IF([.O74]=3;[.C74]&amp; &quot; &quot; &amp;[.D74]&amp;&quot; &quot;&amp;[.E74]&amp;&quot; &quot; &amp;[.F74];IF([.O74]=4;[.A74]&amp; &quot; &quot; &amp;[.B74]&amp;&quot; &quot;&amp;[.C74]&amp;&quot; &quot; &amp;[.D74]))))" office:value-type="string" office:string-value="04.11.12">
            <text:p>04.11.12</text:p>
          </table:table-cell>
          <table:table-cell table:formula="of:=IF([.O74]=1;[.A74];IF([.O74]=2;TEXT([.B75];&quot;HH:MM&quot;);IF([.O74]=3;[.C74]&amp; &quot; &quot; &amp;[.D74]&amp;&quot; &quot;&amp;[.E74]&amp;&quot; &quot; &amp;[.F74];IF([.O74]=4;[.A74]&amp; &quot; &quot; &amp;[.B74]&amp;&quot; &quot;&amp;[.C74]&amp;&quot; &quot; &amp;[.D74]))))" office:value-type="string" office:string-value="13:00">
            <text:p>13:00</text:p>
          </table:table-cell>
          <table:table-cell/>
          <table:table-cell table:formula="of:=INDIRECT(&quot;R&quot;&amp;ROW([.T74])&amp;&quot;C&quot;&amp;COLUMN([.T74])+[.O74];&quot;0&quot;)" office:value-type="string" office:string-value="&quot;datum&quot;:&quot;04.11.12&quot;,&quot;uhrzeit&quot;:&quot;13:00&quot;,">
            <text:p>"datum":"04.11.12","uhrzeit":"13:00",</text:p>
          </table:table-cell>
          <table:table-cell table:formula="of:=IF([.P74]&gt;1;&quot;,&quot;;&quot;&quot;)&amp;&quot;{ &quot;&quot;spielnr&quot;&quot;:&quot;&quot;&quot;&amp;[.P74]&amp;&quot;&quot;&quot;,&quot;&quot;spieltag&quot;&quot;:&quot;&quot;&quot;&amp;[.L74]&amp;&quot;&quot;&quot;,&quot;&quot;bahn&quot;&quot;:&quot;&quot;&quot;&amp;[.N74]&amp;&quot;&quot;&quot;,&quot;" office:value-type="string" office:string-value=",{ &quot;spielnr&quot;:&quot;So&quot;,&quot;spieltag&quot;:&quot;5&quot;,&quot;bahn&quot;:&quot;&quot;,">
            <text:p>,{ "spielnr":"So","spieltag":"5","bahn":"",</text:p>
          </table:table-cell>
          <table:table-cell table:formula="of:=&quot;&quot;&quot;datum&quot;&quot;:&quot;&quot;&quot;&amp;[.Q74]&amp;&quot;&quot;&quot;,&quot;&quot;uhrzeit&quot;&quot;:&quot;&quot;&quot;&amp;[.R74]&amp;&quot;&quot;&quot;,&quot;" office:value-type="string" office:string-value="&quot;datum&quot;:&quot;04.11.12&quot;,&quot;uhrzeit&quot;:&quot;13:00&quot;,">
            <text:p>"datum":"04.11.12","uhrzeit":"13:00",</text:p>
          </table:table-cell>
          <table:table-cell table:formula="of:=&quot;&quot;&quot;heim&quot;&quot;:&quot;&quot;&quot;&amp;[.P74]&amp;&quot;&quot;&quot;,&quot;" office:value-type="string" office:string-value="&quot;heim&quot;:&quot;So&quot;,">
            <text:p>"heim":"So",</text:p>
          </table:table-cell>
          <table:table-cell table:formula="of:=&quot;&quot;&quot;gast&quot;&quot;:&quot;&quot;&quot;&amp;[.P74]&amp;&quot;&quot;&quot;}&quot;" office:value-type="string" office:string-value="&quot;gast&quot;:&quot;So&quot;}">
            <text:p>"gast":"So"}</text:p>
          </table:table-cell>
          <table:table-cell office:value-type="string">
            <text:p><text:s/></text:p>
          </table:table-cell>
        </table:table-row>
        <table:table-row table:style-name="ro2">
          <table:table-cell table:style-name="ce1" office:value-type="date" office:date-value="2012-11-04">
            <text:p>04.11.12</text:p>
          </table:table-cell>
          <table:table-cell table:style-name="ce3" office:value-type="time" office:time-value="PT13H00M00S">
            <text:p>13:00:00</text:p>
          </table:table-cell>
          <table:table-cell office:value-type="string">
            <text:p>SK</text:p>
          </table:table-cell>
          <table:table-cell office:value-type="string">
            <text:p>66/99</text:p>
          </table:table-cell>
          <table:table-cell office:value-type="string">
            <text:p>Solingen</text:p>
          </table:table-cell>
          <table:table-cell office:value-type="float" office:value="1">
            <text:p>1</text:p>
          </table:table-cell>
          <table:table-cell table:number-columns-repeated="4"/>
          <table:table-cell table:formula="of:=IF(AND([.A75]=&quot;Bahn&quot;;[.K74]=-1);0;IF(AND([.A75]&lt;&gt;&quot;Bahn&quot;;[.K74]&lt;&gt;-1);[.K74]+1;[.K74]))" office:value-type="float" office:value="-1">
            <text:p>-1</text:p>
          </table:table-cell>
          <table:table-cell table:formula="of:=IF([.B75]=&quot;Spieltag&quot;;[.L74]+1;[.L74])" office:value-type="float" office:value="5">
            <text:p>5</text:p>
          </table:table-cell>
          <table:table-cell table:formula="of:=IF(AND([.K75]&gt;0;[.K75]&lt;&gt;[.K74]);[.A75];&quot;&quot;)">
            <text:p/>
          </table:table-cell>
          <table:table-cell table:formula="of:=IF([.O75]=1;VLOOKUP([.P75];[.K71:.M570];3;0);&quot;&quot;)">
            <text:p/>
          </table:table-cell>
          <table:table-cell table:formula="of:=IF([.A76]=&quot;So&quot;;1;[.O74]+1)" office:value-type="float" office:value="3">
            <text:p>3</text:p>
          </table:table-cell>
          <table:table-cell table:formula="of:=IF([.O75]=1;[.A75];IF([.O75]=2;[.A75];IF([.O75]=3;[.C75]&amp; &quot; &quot; &amp;[.D75]&amp;&quot; &quot;&amp;[.E75]&amp;&quot; &quot; &amp;[.F75];IF([.O75]=4;[.A75]&amp; &quot; &quot; &amp;[.B75]&amp;&quot; &quot;&amp;[.C75]&amp;&quot; &quot; &amp;[.D75]))))" office:value-type="string" office:string-value="SK 66/99 Solingen 1">
            <text:p>SK 66/99 Solingen 1</text:p>
          </table:table-cell>
          <table:table-cell table:formula="of:=IF([.O75]=1;[.A75];IF([.O75]=2;TEXT([.A76];&quot;TT.MM.JJ&quot;);IF([.O75]=3;[.C75]&amp; &quot; &quot; &amp;[.D75]&amp;&quot; &quot;&amp;[.E75]&amp;&quot; &quot; &amp;[.F75];IF([.O75]=4;[.A75]&amp; &quot; &quot; &amp;[.B75]&amp;&quot; &quot;&amp;[.C75]&amp;&quot; &quot; &amp;[.D75]))))" office:value-type="string" office:string-value="SK 66/99 Solingen 1">
            <text:p>SK 66/99 Solingen 1</text:p>
          </table:table-cell>
          <table:table-cell table:formula="of:=IF([.O75]=1;[.A75];IF([.O75]=2;TEXT([.B76];&quot;HH:MM&quot;);IF([.O75]=3;[.C75]&amp; &quot; &quot; &amp;[.D75]&amp;&quot; &quot;&amp;[.E75]&amp;&quot; &quot; &amp;[.F75];IF([.O75]=4;[.A75]&amp; &quot; &quot; &amp;[.B75]&amp;&quot; &quot;&amp;[.C75]&amp;&quot; &quot; &amp;[.D75]))))" office:value-type="string" office:string-value="SK 66/99 Solingen 1">
            <text:p>SK 66/99 Solingen 1</text:p>
          </table:table-cell>
          <table:table-cell/>
          <table:table-cell table:formula="of:=INDIRECT(&quot;R&quot;&amp;ROW([.T75])&amp;&quot;C&quot;&amp;COLUMN([.T75])+[.O75];&quot;0&quot;)" office:value-type="string" office:string-value="&quot;heim&quot;:&quot;SK 66/99 Solingen 1&quot;,">
            <text:p>"heim":"SK 66/99 Solingen 1",</text:p>
          </table:table-cell>
          <table:table-cell table:formula="of:=IF([.P75]&gt;1;&quot;,&quot;;&quot;&quot;)&amp;&quot;{ &quot;&quot;spielnr&quot;&quot;:&quot;&quot;&quot;&amp;[.P75]&amp;&quot;&quot;&quot;,&quot;&quot;spieltag&quot;&quot;:&quot;&quot;&quot;&amp;[.L75]&amp;&quot;&quot;&quot;,&quot;&quot;bahn&quot;&quot;:&quot;&quot;&quot;&amp;[.N75]&amp;&quot;&quot;&quot;,&quot;" office:value-type="string" office:string-value=",{ &quot;spielnr&quot;:&quot;SK 66/99 Solingen 1&quot;,&quot;spieltag&quot;:&quot;5&quot;,&quot;bahn&quot;:&quot;&quot;,">
            <text:p>,{ "spielnr":"SK 66/99 Solingen 1","spieltag":"5","bahn":"",</text:p>
          </table:table-cell>
          <table:table-cell table:formula="of:=&quot;&quot;&quot;datum&quot;&quot;:&quot;&quot;&quot;&amp;[.Q75]&amp;&quot;&quot;&quot;,&quot;&quot;uhrzeit&quot;&quot;:&quot;&quot;&quot;&amp;[.R75]&amp;&quot;&quot;&quot;,&quot;" office:value-type="string" office:string-value="&quot;datum&quot;:&quot;SK 66/99 Solingen 1&quot;,&quot;uhrzeit&quot;:&quot;SK 66/99 Solingen 1&quot;,">
            <text:p>"datum":"SK 66/99 Solingen 1","uhrzeit":"SK 66/99 Solingen 1",</text:p>
          </table:table-cell>
          <table:table-cell table:formula="of:=&quot;&quot;&quot;heim&quot;&quot;:&quot;&quot;&quot;&amp;[.P75]&amp;&quot;&quot;&quot;,&quot;" office:value-type="string" office:string-value="&quot;heim&quot;:&quot;SK 66/99 Solingen 1&quot;,">
            <text:p>"heim":"SK 66/99 Solingen 1",</text:p>
          </table:table-cell>
          <table:table-cell table:formula="of:=&quot;&quot;&quot;gast&quot;&quot;:&quot;&quot;&quot;&amp;[.P75]&amp;&quot;&quot;&quot;}&quot;" office:value-type="string" office:string-value="&quot;gast&quot;:&quot;SK 66/99 Solingen 1&quot;}">
            <text:p>"gast":"SK 66/99 Solingen 1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SKC</text:p>
          </table:table-cell>
          <table:table-cell office:value-type="string">
            <text:p>Kapellen</text:p>
          </table:table-cell>
          <table:table-cell office:value-type="float" office:value="1">
            <text:p>1</text:p>
          </table:table-cell>
          <table:table-cell table:number-columns-repeated="3"/>
          <table:table-cell table:number-columns-repeated="4"/>
          <table:table-cell table:formula="of:=IF(AND([.A76]=&quot;Bahn&quot;;[.K75]=-1);0;IF(AND([.A76]&lt;&gt;&quot;Bahn&quot;;[.K75]&lt;&gt;-1);[.K75]+1;[.K75]))" office:value-type="float" office:value="-1">
            <text:p>-1</text:p>
          </table:table-cell>
          <table:table-cell table:formula="of:=IF([.B76]=&quot;Spieltag&quot;;[.L75]+1;[.L75])" office:value-type="float" office:value="5">
            <text:p>5</text:p>
          </table:table-cell>
          <table:table-cell table:formula="of:=IF(AND([.K76]&gt;0;[.K76]&lt;&gt;[.K75]);[.A76];&quot;&quot;)">
            <text:p/>
          </table:table-cell>
          <table:table-cell table:formula="of:=IF([.O76]=1;VLOOKUP([.P76];[.K72:.M571];3;0);&quot;&quot;)">
            <text:p/>
          </table:table-cell>
          <table:table-cell table:formula="of:=IF([.A77]=&quot;So&quot;;1;[.O75]+1)" office:value-type="float" office:value="4">
            <text:p>4</text:p>
          </table:table-cell>
          <table:table-cell table:formula="of:=IF([.O76]=1;[.A76];IF([.O76]=2;[.A76];IF([.O76]=3;[.C76]&amp; &quot; &quot; &amp;[.D76]&amp;&quot; &quot;&amp;[.E76]&amp;&quot; &quot; &amp;[.F76];IF([.O76]=4;[.A76]&amp; &quot; &quot; &amp;[.B76]&amp;&quot; &quot;&amp;[.C76]&amp;&quot; &quot; &amp;[.D76]))))" office:value-type="string" office:string-value="SKC Kapellen 1 ">
            <text:p>SKC Kapellen 1 </text:p>
          </table:table-cell>
          <table:table-cell table:formula="of:=IF([.O76]=1;[.A76];IF([.O76]=2;TEXT([.A77];&quot;TT.MM.JJ&quot;);IF([.O76]=3;[.C76]&amp; &quot; &quot; &amp;[.D76]&amp;&quot; &quot;&amp;[.E76]&amp;&quot; &quot; &amp;[.F76];IF([.O76]=4;[.A76]&amp; &quot; &quot; &amp;[.B76]&amp;&quot; &quot;&amp;[.C76]&amp;&quot; &quot; &amp;[.D76]))))" office:value-type="string" office:string-value="SKC Kapellen 1 ">
            <text:p>SKC Kapellen 1 </text:p>
          </table:table-cell>
          <table:table-cell table:formula="of:=IF([.O76]=1;[.A76];IF([.O76]=2;TEXT([.B77];&quot;HH:MM&quot;);IF([.O76]=3;[.C76]&amp; &quot; &quot; &amp;[.D76]&amp;&quot; &quot;&amp;[.E76]&amp;&quot; &quot; &amp;[.F76];IF([.O76]=4;[.A76]&amp; &quot; &quot; &amp;[.B76]&amp;&quot; &quot;&amp;[.C76]&amp;&quot; &quot; &amp;[.D76]))))" office:value-type="string" office:string-value="SKC Kapellen 1 ">
            <text:p>SKC Kapellen 1 </text:p>
          </table:table-cell>
          <table:table-cell/>
          <table:table-cell table:formula="of:=INDIRECT(&quot;R&quot;&amp;ROW([.T76])&amp;&quot;C&quot;&amp;COLUMN([.T76])+[.O76];&quot;0&quot;)" office:value-type="string" office:string-value="&quot;gast&quot;:&quot;SKC Kapellen 1 &quot;}">
            <text:p>"gast":"SKC Kapellen 1 "}</text:p>
          </table:table-cell>
          <table:table-cell table:formula="of:=IF([.P76]&gt;1;&quot;,&quot;;&quot;&quot;)&amp;&quot;{ &quot;&quot;spielnr&quot;&quot;:&quot;&quot;&quot;&amp;[.P76]&amp;&quot;&quot;&quot;,&quot;&quot;spieltag&quot;&quot;:&quot;&quot;&quot;&amp;[.L76]&amp;&quot;&quot;&quot;,&quot;&quot;bahn&quot;&quot;:&quot;&quot;&quot;&amp;[.N76]&amp;&quot;&quot;&quot;,&quot;" office:value-type="string" office:string-value=",{ &quot;spielnr&quot;:&quot;SKC Kapellen 1 &quot;,&quot;spieltag&quot;:&quot;5&quot;,&quot;bahn&quot;:&quot;&quot;,">
            <text:p>,{ "spielnr":"SKC Kapellen 1 ","spieltag":"5","bahn":"",</text:p>
          </table:table-cell>
          <table:table-cell table:formula="of:=&quot;&quot;&quot;datum&quot;&quot;:&quot;&quot;&quot;&amp;[.Q76]&amp;&quot;&quot;&quot;,&quot;&quot;uhrzeit&quot;&quot;:&quot;&quot;&quot;&amp;[.R76]&amp;&quot;&quot;&quot;,&quot;" office:value-type="string" office:string-value="&quot;datum&quot;:&quot;SKC Kapellen 1 &quot;,&quot;uhrzeit&quot;:&quot;SKC Kapellen 1 &quot;,">
            <text:p>"datum":"SKC Kapellen 1 ","uhrzeit":"SKC Kapellen 1 ",</text:p>
          </table:table-cell>
          <table:table-cell table:formula="of:=&quot;&quot;&quot;heim&quot;&quot;:&quot;&quot;&quot;&amp;[.P76]&amp;&quot;&quot;&quot;,&quot;" office:value-type="string" office:string-value="&quot;heim&quot;:&quot;SKC Kapellen 1 &quot;,">
            <text:p>"heim":"SKC Kapellen 1 ",</text:p>
          </table:table-cell>
          <table:table-cell table:formula="of:=&quot;&quot;&quot;gast&quot;&quot;:&quot;&quot;&quot;&amp;[.P76]&amp;&quot;&quot;&quot;}&quot;" office:value-type="string" office:string-value="&quot;gast&quot;:&quot;SKC Kapellen 1 &quot;}">
            <text:p>"gast":"SKC Kapellen 1 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float" office:value="18">
            <text:p>18</text:p>
          </table:table-cell>
          <table:table-cell table:number-columns-repeated="5"/>
          <table:table-cell table:number-columns-repeated="4"/>
          <table:table-cell table:formula="of:=IF(AND([.A77]=&quot;Bahn&quot;;[.K76]=-1);0;IF(AND([.A77]&lt;&gt;&quot;Bahn&quot;;[.K76]&lt;&gt;-1);[.K76]+1;[.K76]))" office:value-type="float" office:value="-1">
            <text:p>-1</text:p>
          </table:table-cell>
          <table:table-cell table:formula="of:=IF([.B77]=&quot;Spieltag&quot;;[.L76]+1;[.L76])" office:value-type="float" office:value="5">
            <text:p>5</text:p>
          </table:table-cell>
          <table:table-cell table:formula="of:=IF(AND([.K77]&gt;0;[.K77]&lt;&gt;[.K76]);[.A77];&quot;&quot;)">
            <text:p/>
          </table:table-cell>
          <table:table-cell table:formula="of:=IF([.O77]=1;VLOOKUP([.P77];[.K73:.M572];3;0);&quot;&quot;)" office:value-type="string" office:string-value="5-8">
            <text:p>5-8</text:p>
          </table:table-cell>
          <table:table-cell table:formula="of:=IF([.A78]=&quot;So&quot;;1;[.O76]+1)" office:value-type="float" office:value="1">
            <text:p>1</text:p>
          </table:table-cell>
          <table:table-cell table:formula="of:=IF([.O77]=1;[.A77];IF([.O77]=2;[.A77];IF([.O77]=3;[.C77]&amp; &quot; &quot; &amp;[.D77]&amp;&quot; &quot;&amp;[.E77]&amp;&quot; &quot; &amp;[.F77];IF([.O77]=4;[.A77]&amp; &quot; &quot; &amp;[.B77]&amp;&quot; &quot;&amp;[.C77]&amp;&quot; &quot; &amp;[.D77]))))" office:value-type="float" office:value="18">
            <text:p>18</text:p>
          </table:table-cell>
          <table:table-cell table:formula="of:=IF([.O77]=1;[.A77];IF([.O77]=2;TEXT([.A78];&quot;TT.MM.JJ&quot;);IF([.O77]=3;[.C77]&amp; &quot; &quot; &amp;[.D77]&amp;&quot; &quot;&amp;[.E77]&amp;&quot; &quot; &amp;[.F77];IF([.O77]=4;[.A77]&amp; &quot; &quot; &amp;[.B77]&amp;&quot; &quot;&amp;[.C77]&amp;&quot; &quot; &amp;[.D77]))))" office:value-type="float" office:value="18">
            <text:p>18</text:p>
          </table:table-cell>
          <table:table-cell table:formula="of:=IF([.O77]=1;[.A77];IF([.O77]=2;TEXT([.B78];&quot;HH:MM&quot;);IF([.O77]=3;[.C77]&amp; &quot; &quot; &amp;[.D77]&amp;&quot; &quot;&amp;[.E77]&amp;&quot; &quot; &amp;[.F77];IF([.O77]=4;[.A77]&amp; &quot; &quot; &amp;[.B77]&amp;&quot; &quot;&amp;[.C77]&amp;&quot; &quot; &amp;[.D77]))))" office:value-type="float" office:value="18">
            <text:p>18</text:p>
          </table:table-cell>
          <table:table-cell/>
          <table:table-cell table:formula="of:=INDIRECT(&quot;R&quot;&amp;ROW([.T77])&amp;&quot;C&quot;&amp;COLUMN([.T77])+[.O77];&quot;0&quot;)" office:value-type="string" office:string-value=",{ &quot;spielnr&quot;:&quot;18&quot;,&quot;spieltag&quot;:&quot;5&quot;,&quot;bahn&quot;:&quot;5-8&quot;,">
            <text:p>,{ "spielnr":"18","spieltag":"5","bahn":"5-8",</text:p>
          </table:table-cell>
          <table:table-cell table:formula="of:=IF([.P77]&gt;1;&quot;,&quot;;&quot;&quot;)&amp;&quot;{ &quot;&quot;spielnr&quot;&quot;:&quot;&quot;&quot;&amp;[.P77]&amp;&quot;&quot;&quot;,&quot;&quot;spieltag&quot;&quot;:&quot;&quot;&quot;&amp;[.L77]&amp;&quot;&quot;&quot;,&quot;&quot;bahn&quot;&quot;:&quot;&quot;&quot;&amp;[.N77]&amp;&quot;&quot;&quot;,&quot;" office:value-type="string" office:string-value=",{ &quot;spielnr&quot;:&quot;18&quot;,&quot;spieltag&quot;:&quot;5&quot;,&quot;bahn&quot;:&quot;5-8&quot;,">
            <text:p>,{ "spielnr":"18","spieltag":"5","bahn":"5-8",</text:p>
          </table:table-cell>
          <table:table-cell table:formula="of:=&quot;&quot;&quot;datum&quot;&quot;:&quot;&quot;&quot;&amp;[.Q77]&amp;&quot;&quot;&quot;,&quot;&quot;uhrzeit&quot;&quot;:&quot;&quot;&quot;&amp;[.R77]&amp;&quot;&quot;&quot;,&quot;" office:value-type="string" office:string-value="&quot;datum&quot;:&quot;18&quot;,&quot;uhrzeit&quot;:&quot;18&quot;,">
            <text:p>"datum":"18","uhrzeit":"18",</text:p>
          </table:table-cell>
          <table:table-cell table:formula="of:=&quot;&quot;&quot;heim&quot;&quot;:&quot;&quot;&quot;&amp;[.P77]&amp;&quot;&quot;&quot;,&quot;" office:value-type="string" office:string-value="&quot;heim&quot;:&quot;18&quot;,">
            <text:p>"heim":"18",</text:p>
          </table:table-cell>
          <table:table-cell table:formula="of:=&quot;&quot;&quot;gast&quot;&quot;:&quot;&quot;&quot;&amp;[.P77]&amp;&quot;&quot;&quot;}&quot;" office:value-type="string" office:string-value="&quot;gast&quot;:&quot;18&quot;}">
            <text:p>"gast":"18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So</text:p>
          </table:table-cell>
          <table:table-cell table:number-columns-repeated="5"/>
          <table:table-cell table:number-columns-repeated="4"/>
          <table:table-cell table:formula="of:=IF(AND([.A78]=&quot;Bahn&quot;;[.K77]=-1);0;IF(AND([.A78]&lt;&gt;&quot;Bahn&quot;;[.K77]&lt;&gt;-1);[.K77]+1;[.K77]))" office:value-type="float" office:value="-1">
            <text:p>-1</text:p>
          </table:table-cell>
          <table:table-cell table:formula="of:=IF([.B78]=&quot;Spieltag&quot;;[.L77]+1;[.L77])" office:value-type="float" office:value="5">
            <text:p>5</text:p>
          </table:table-cell>
          <table:table-cell table:formula="of:=IF(AND([.K78]&gt;0;[.K78]&lt;&gt;[.K77]);[.A78];&quot;&quot;)">
            <text:p/>
          </table:table-cell>
          <table:table-cell table:formula="of:=IF([.O78]=1;VLOOKUP([.P78];[.K74:.M573];3;0);&quot;&quot;)">
            <text:p/>
          </table:table-cell>
          <table:table-cell table:formula="of:=IF([.A79]=&quot;So&quot;;1;[.O77]+1)" office:value-type="float" office:value="2">
            <text:p>2</text:p>
          </table:table-cell>
          <table:table-cell table:formula="of:=IF([.O78]=1;[.A78];IF([.O78]=2;[.A78];IF([.O78]=3;[.C78]&amp; &quot; &quot; &amp;[.D78]&amp;&quot; &quot;&amp;[.E78]&amp;&quot; &quot; &amp;[.F78];IF([.O78]=4;[.A78]&amp; &quot; &quot; &amp;[.B78]&amp;&quot; &quot;&amp;[.C78]&amp;&quot; &quot; &amp;[.D78]))))" office:value-type="string" office:string-value="So">
            <text:p>So</text:p>
          </table:table-cell>
          <table:table-cell table:formula="of:=IF([.O78]=1;[.A78];IF([.O78]=2;TEXT([.A79];&quot;TT.MM.JJ&quot;);IF([.O78]=3;[.C78]&amp; &quot; &quot; &amp;[.D78]&amp;&quot; &quot;&amp;[.E78]&amp;&quot; &quot; &amp;[.F78];IF([.O78]=4;[.A78]&amp; &quot; &quot; &amp;[.B78]&amp;&quot; &quot;&amp;[.C78]&amp;&quot; &quot; &amp;[.D78]))))" office:value-type="string" office:string-value="04.11.12">
            <text:p>04.11.12</text:p>
          </table:table-cell>
          <table:table-cell table:formula="of:=IF([.O78]=1;[.A78];IF([.O78]=2;TEXT([.B79];&quot;HH:MM&quot;);IF([.O78]=3;[.C78]&amp; &quot; &quot; &amp;[.D78]&amp;&quot; &quot;&amp;[.E78]&amp;&quot; &quot; &amp;[.F78];IF([.O78]=4;[.A78]&amp; &quot; &quot; &amp;[.B78]&amp;&quot; &quot;&amp;[.C78]&amp;&quot; &quot; &amp;[.D78]))))" office:value-type="string" office:string-value="10:00">
            <text:p>10:00</text:p>
          </table:table-cell>
          <table:table-cell/>
          <table:table-cell table:formula="of:=INDIRECT(&quot;R&quot;&amp;ROW([.T78])&amp;&quot;C&quot;&amp;COLUMN([.T78])+[.O78];&quot;0&quot;)" office:value-type="string" office:string-value="&quot;datum&quot;:&quot;04.11.12&quot;,&quot;uhrzeit&quot;:&quot;10:00&quot;,">
            <text:p>"datum":"04.11.12","uhrzeit":"10:00",</text:p>
          </table:table-cell>
          <table:table-cell table:formula="of:=IF([.P78]&gt;1;&quot;,&quot;;&quot;&quot;)&amp;&quot;{ &quot;&quot;spielnr&quot;&quot;:&quot;&quot;&quot;&amp;[.P78]&amp;&quot;&quot;&quot;,&quot;&quot;spieltag&quot;&quot;:&quot;&quot;&quot;&amp;[.L78]&amp;&quot;&quot;&quot;,&quot;&quot;bahn&quot;&quot;:&quot;&quot;&quot;&amp;[.N78]&amp;&quot;&quot;&quot;,&quot;" office:value-type="string" office:string-value=",{ &quot;spielnr&quot;:&quot;So&quot;,&quot;spieltag&quot;:&quot;5&quot;,&quot;bahn&quot;:&quot;&quot;,">
            <text:p>,{ "spielnr":"So","spieltag":"5","bahn":"",</text:p>
          </table:table-cell>
          <table:table-cell table:formula="of:=&quot;&quot;&quot;datum&quot;&quot;:&quot;&quot;&quot;&amp;[.Q78]&amp;&quot;&quot;&quot;,&quot;&quot;uhrzeit&quot;&quot;:&quot;&quot;&quot;&amp;[.R78]&amp;&quot;&quot;&quot;,&quot;" office:value-type="string" office:string-value="&quot;datum&quot;:&quot;04.11.12&quot;,&quot;uhrzeit&quot;:&quot;10:00&quot;,">
            <text:p>"datum":"04.11.12","uhrzeit":"10:00",</text:p>
          </table:table-cell>
          <table:table-cell table:formula="of:=&quot;&quot;&quot;heim&quot;&quot;:&quot;&quot;&quot;&amp;[.P78]&amp;&quot;&quot;&quot;,&quot;" office:value-type="string" office:string-value="&quot;heim&quot;:&quot;So&quot;,">
            <text:p>"heim":"So",</text:p>
          </table:table-cell>
          <table:table-cell table:formula="of:=&quot;&quot;&quot;gast&quot;&quot;:&quot;&quot;&quot;&amp;[.P78]&amp;&quot;&quot;&quot;}&quot;" office:value-type="string" office:string-value="&quot;gast&quot;:&quot;So&quot;}">
            <text:p>"gast":"So"}</text:p>
          </table:table-cell>
          <table:table-cell office:value-type="string">
            <text:p><text:s/></text:p>
          </table:table-cell>
        </table:table-row>
        <table:table-row table:style-name="ro2">
          <table:table-cell table:style-name="ce1" office:value-type="date" office:date-value="2012-11-04">
            <text:p>04.11.12</text:p>
          </table:table-cell>
          <table:table-cell table:style-name="ce3" office:value-type="time" office:time-value="PT10H00M00S">
            <text:p>10:00:00</text:p>
          </table:table-cell>
          <table:table-cell office:value-type="string">
            <text:p>SK</text:p>
          </table:table-cell>
          <table:table-cell office:value-type="string">
            <text:p>Kleve</text:p>
          </table:table-cell>
          <table:table-cell office:value-type="float" office:value="1">
            <text:p>1</text:p>
          </table:table-cell>
          <table:table-cell/>
          <table:table-cell table:number-columns-repeated="4"/>
          <table:table-cell table:formula="of:=IF(AND([.A79]=&quot;Bahn&quot;;[.K78]=-1);0;IF(AND([.A79]&lt;&gt;&quot;Bahn&quot;;[.K78]&lt;&gt;-1);[.K78]+1;[.K78]))" office:value-type="float" office:value="-1">
            <text:p>-1</text:p>
          </table:table-cell>
          <table:table-cell table:formula="of:=IF([.B79]=&quot;Spieltag&quot;;[.L78]+1;[.L78])" office:value-type="float" office:value="5">
            <text:p>5</text:p>
          </table:table-cell>
          <table:table-cell table:formula="of:=IF(AND([.K79]&gt;0;[.K79]&lt;&gt;[.K78]);[.A79];&quot;&quot;)">
            <text:p/>
          </table:table-cell>
          <table:table-cell table:formula="of:=IF([.O79]=1;VLOOKUP([.P79];[.K75:.M574];3;0);&quot;&quot;)">
            <text:p/>
          </table:table-cell>
          <table:table-cell table:formula="of:=IF([.A80]=&quot;So&quot;;1;[.O78]+1)" office:value-type="float" office:value="3">
            <text:p>3</text:p>
          </table:table-cell>
          <table:table-cell table:formula="of:=IF([.O79]=1;[.A79];IF([.O79]=2;[.A79];IF([.O79]=3;[.C79]&amp; &quot; &quot; &amp;[.D79]&amp;&quot; &quot;&amp;[.E79]&amp;&quot; &quot; &amp;[.F79];IF([.O79]=4;[.A79]&amp; &quot; &quot; &amp;[.B79]&amp;&quot; &quot;&amp;[.C79]&amp;&quot; &quot; &amp;[.D79]))))" office:value-type="string" office:string-value="SK Kleve 1 ">
            <text:p>SK Kleve 1 </text:p>
          </table:table-cell>
          <table:table-cell table:formula="of:=IF([.O79]=1;[.A79];IF([.O79]=2;TEXT([.A80];&quot;TT.MM.JJ&quot;);IF([.O79]=3;[.C79]&amp; &quot; &quot; &amp;[.D79]&amp;&quot; &quot;&amp;[.E79]&amp;&quot; &quot; &amp;[.F79];IF([.O79]=4;[.A79]&amp; &quot; &quot; &amp;[.B79]&amp;&quot; &quot;&amp;[.C79]&amp;&quot; &quot; &amp;[.D79]))))" office:value-type="string" office:string-value="SK Kleve 1 ">
            <text:p>SK Kleve 1 </text:p>
          </table:table-cell>
          <table:table-cell table:formula="of:=IF([.O79]=1;[.A79];IF([.O79]=2;TEXT([.B80];&quot;HH:MM&quot;);IF([.O79]=3;[.C79]&amp; &quot; &quot; &amp;[.D79]&amp;&quot; &quot;&amp;[.E79]&amp;&quot; &quot; &amp;[.F79];IF([.O79]=4;[.A79]&amp; &quot; &quot; &amp;[.B79]&amp;&quot; &quot;&amp;[.C79]&amp;&quot; &quot; &amp;[.D79]))))" office:value-type="string" office:string-value="SK Kleve 1 ">
            <text:p>SK Kleve 1 </text:p>
          </table:table-cell>
          <table:table-cell/>
          <table:table-cell table:formula="of:=INDIRECT(&quot;R&quot;&amp;ROW([.T79])&amp;&quot;C&quot;&amp;COLUMN([.T79])+[.O79];&quot;0&quot;)" office:value-type="string" office:string-value="&quot;heim&quot;:&quot;SK Kleve 1 &quot;,">
            <text:p>"heim":"SK Kleve 1 ",</text:p>
          </table:table-cell>
          <table:table-cell table:formula="of:=IF([.P79]&gt;1;&quot;,&quot;;&quot;&quot;)&amp;&quot;{ &quot;&quot;spielnr&quot;&quot;:&quot;&quot;&quot;&amp;[.P79]&amp;&quot;&quot;&quot;,&quot;&quot;spieltag&quot;&quot;:&quot;&quot;&quot;&amp;[.L79]&amp;&quot;&quot;&quot;,&quot;&quot;bahn&quot;&quot;:&quot;&quot;&quot;&amp;[.N79]&amp;&quot;&quot;&quot;,&quot;" office:value-type="string" office:string-value=",{ &quot;spielnr&quot;:&quot;SK Kleve 1 &quot;,&quot;spieltag&quot;:&quot;5&quot;,&quot;bahn&quot;:&quot;&quot;,">
            <text:p>,{ "spielnr":"SK Kleve 1 ","spieltag":"5","bahn":"",</text:p>
          </table:table-cell>
          <table:table-cell table:formula="of:=&quot;&quot;&quot;datum&quot;&quot;:&quot;&quot;&quot;&amp;[.Q79]&amp;&quot;&quot;&quot;,&quot;&quot;uhrzeit&quot;&quot;:&quot;&quot;&quot;&amp;[.R79]&amp;&quot;&quot;&quot;,&quot;" office:value-type="string" office:string-value="&quot;datum&quot;:&quot;SK Kleve 1 &quot;,&quot;uhrzeit&quot;:&quot;SK Kleve 1 &quot;,">
            <text:p>"datum":"SK Kleve 1 ","uhrzeit":"SK Kleve 1 ",</text:p>
          </table:table-cell>
          <table:table-cell table:formula="of:=&quot;&quot;&quot;heim&quot;&quot;:&quot;&quot;&quot;&amp;[.P79]&amp;&quot;&quot;&quot;,&quot;" office:value-type="string" office:string-value="&quot;heim&quot;:&quot;SK Kleve 1 &quot;,">
            <text:p>"heim":"SK Kleve 1 ",</text:p>
          </table:table-cell>
          <table:table-cell table:formula="of:=&quot;&quot;&quot;gast&quot;&quot;:&quot;&quot;&quot;&amp;[.P79]&amp;&quot;&quot;&quot;}&quot;" office:value-type="string" office:string-value="&quot;gast&quot;:&quot;SK Kleve 1 &quot;}">
            <text:p>"gast":"SK Kleve 1 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SK</text:p>
          </table:table-cell>
          <table:table-cell office:value-type="string">
            <text:p>Dinslaken</text:p>
          </table:table-cell>
          <table:table-cell office:value-type="float" office:value="3">
            <text:p>3</text:p>
          </table:table-cell>
          <table:table-cell table:number-columns-repeated="3"/>
          <table:table-cell table:number-columns-repeated="4"/>
          <table:table-cell table:formula="of:=IF(AND([.A80]=&quot;Bahn&quot;;[.K79]=-1);0;IF(AND([.A80]&lt;&gt;&quot;Bahn&quot;;[.K79]&lt;&gt;-1);[.K79]+1;[.K79]))" office:value-type="float" office:value="-1">
            <text:p>-1</text:p>
          </table:table-cell>
          <table:table-cell table:formula="of:=IF([.B80]=&quot;Spieltag&quot;;[.L79]+1;[.L79])" office:value-type="float" office:value="5">
            <text:p>5</text:p>
          </table:table-cell>
          <table:table-cell table:formula="of:=IF(AND([.K80]&gt;0;[.K80]&lt;&gt;[.K79]);[.A80];&quot;&quot;)">
            <text:p/>
          </table:table-cell>
          <table:table-cell table:formula="of:=IF([.O80]=1;VLOOKUP([.P80];[.K76:.M575];3;0);&quot;&quot;)">
            <text:p/>
          </table:table-cell>
          <table:table-cell table:formula="of:=IF([.A81]=&quot;So&quot;;1;[.O79]+1)" office:value-type="float" office:value="4">
            <text:p>4</text:p>
          </table:table-cell>
          <table:table-cell table:formula="of:=IF([.O80]=1;[.A80];IF([.O80]=2;[.A80];IF([.O80]=3;[.C80]&amp; &quot; &quot; &amp;[.D80]&amp;&quot; &quot;&amp;[.E80]&amp;&quot; &quot; &amp;[.F80];IF([.O80]=4;[.A80]&amp; &quot; &quot; &amp;[.B80]&amp;&quot; &quot;&amp;[.C80]&amp;&quot; &quot; &amp;[.D80]))))" office:value-type="string" office:string-value="SK Dinslaken 3 ">
            <text:p>SK Dinslaken 3 </text:p>
          </table:table-cell>
          <table:table-cell table:formula="of:=IF([.O80]=1;[.A80];IF([.O80]=2;TEXT([.A81];&quot;TT.MM.JJ&quot;);IF([.O80]=3;[.C80]&amp; &quot; &quot; &amp;[.D80]&amp;&quot; &quot;&amp;[.E80]&amp;&quot; &quot; &amp;[.F80];IF([.O80]=4;[.A80]&amp; &quot; &quot; &amp;[.B80]&amp;&quot; &quot;&amp;[.C80]&amp;&quot; &quot; &amp;[.D80]))))" office:value-type="string" office:string-value="SK Dinslaken 3 ">
            <text:p>SK Dinslaken 3 </text:p>
          </table:table-cell>
          <table:table-cell table:formula="of:=IF([.O80]=1;[.A80];IF([.O80]=2;TEXT([.B81];&quot;HH:MM&quot;);IF([.O80]=3;[.C80]&amp; &quot; &quot; &amp;[.D80]&amp;&quot; &quot;&amp;[.E80]&amp;&quot; &quot; &amp;[.F80];IF([.O80]=4;[.A80]&amp; &quot; &quot; &amp;[.B80]&amp;&quot; &quot;&amp;[.C80]&amp;&quot; &quot; &amp;[.D80]))))" office:value-type="string" office:string-value="SK Dinslaken 3 ">
            <text:p>SK Dinslaken 3 </text:p>
          </table:table-cell>
          <table:table-cell/>
          <table:table-cell table:formula="of:=INDIRECT(&quot;R&quot;&amp;ROW([.T80])&amp;&quot;C&quot;&amp;COLUMN([.T80])+[.O80];&quot;0&quot;)" office:value-type="string" office:string-value="&quot;gast&quot;:&quot;SK Dinslaken 3 &quot;}">
            <text:p>"gast":"SK Dinslaken 3 "}</text:p>
          </table:table-cell>
          <table:table-cell table:formula="of:=IF([.P80]&gt;1;&quot;,&quot;;&quot;&quot;)&amp;&quot;{ &quot;&quot;spielnr&quot;&quot;:&quot;&quot;&quot;&amp;[.P80]&amp;&quot;&quot;&quot;,&quot;&quot;spieltag&quot;&quot;:&quot;&quot;&quot;&amp;[.L80]&amp;&quot;&quot;&quot;,&quot;&quot;bahn&quot;&quot;:&quot;&quot;&quot;&amp;[.N80]&amp;&quot;&quot;&quot;,&quot;" office:value-type="string" office:string-value=",{ &quot;spielnr&quot;:&quot;SK Dinslaken 3 &quot;,&quot;spieltag&quot;:&quot;5&quot;,&quot;bahn&quot;:&quot;&quot;,">
            <text:p>,{ "spielnr":"SK Dinslaken 3 ","spieltag":"5","bahn":"",</text:p>
          </table:table-cell>
          <table:table-cell table:formula="of:=&quot;&quot;&quot;datum&quot;&quot;:&quot;&quot;&quot;&amp;[.Q80]&amp;&quot;&quot;&quot;,&quot;&quot;uhrzeit&quot;&quot;:&quot;&quot;&quot;&amp;[.R80]&amp;&quot;&quot;&quot;,&quot;" office:value-type="string" office:string-value="&quot;datum&quot;:&quot;SK Dinslaken 3 &quot;,&quot;uhrzeit&quot;:&quot;SK Dinslaken 3 &quot;,">
            <text:p>"datum":"SK Dinslaken 3 ","uhrzeit":"SK Dinslaken 3 ",</text:p>
          </table:table-cell>
          <table:table-cell table:formula="of:=&quot;&quot;&quot;heim&quot;&quot;:&quot;&quot;&quot;&amp;[.P80]&amp;&quot;&quot;&quot;,&quot;" office:value-type="string" office:string-value="&quot;heim&quot;:&quot;SK Dinslaken 3 &quot;,">
            <text:p>"heim":"SK Dinslaken 3 ",</text:p>
          </table:table-cell>
          <table:table-cell table:formula="of:=&quot;&quot;&quot;gast&quot;&quot;:&quot;&quot;&quot;&amp;[.P80]&amp;&quot;&quot;&quot;}&quot;" office:value-type="string" office:string-value="&quot;gast&quot;:&quot;SK Dinslaken 3 &quot;}">
            <text:p>"gast":"SK Dinslaken 3 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float" office:value="19">
            <text:p>19</text:p>
          </table:table-cell>
          <table:table-cell table:number-columns-repeated="5"/>
          <table:table-cell table:number-columns-repeated="4"/>
          <table:table-cell table:formula="of:=IF(AND([.A81]=&quot;Bahn&quot;;[.K80]=-1);0;IF(AND([.A81]&lt;&gt;&quot;Bahn&quot;;[.K80]&lt;&gt;-1);[.K80]+1;[.K80]))" office:value-type="float" office:value="-1">
            <text:p>-1</text:p>
          </table:table-cell>
          <table:table-cell table:formula="of:=IF([.B81]=&quot;Spieltag&quot;;[.L80]+1;[.L80])" office:value-type="float" office:value="5">
            <text:p>5</text:p>
          </table:table-cell>
          <table:table-cell table:formula="of:=IF(AND([.K81]&gt;0;[.K81]&lt;&gt;[.K80]);[.A81];&quot;&quot;)">
            <text:p/>
          </table:table-cell>
          <table:table-cell table:formula="of:=IF([.O81]=1;VLOOKUP([.P81];[.K77:.M576];3;0);&quot;&quot;)" office:value-type="string" office:string-value="2-5">
            <text:p>2-5</text:p>
          </table:table-cell>
          <table:table-cell table:formula="of:=IF([.A82]=&quot;So&quot;;1;[.O80]+1)" office:value-type="float" office:value="1">
            <text:p>1</text:p>
          </table:table-cell>
          <table:table-cell table:formula="of:=IF([.O81]=1;[.A81];IF([.O81]=2;[.A81];IF([.O81]=3;[.C81]&amp; &quot; &quot; &amp;[.D81]&amp;&quot; &quot;&amp;[.E81]&amp;&quot; &quot; &amp;[.F81];IF([.O81]=4;[.A81]&amp; &quot; &quot; &amp;[.B81]&amp;&quot; &quot;&amp;[.C81]&amp;&quot; &quot; &amp;[.D81]))))" office:value-type="float" office:value="19">
            <text:p>19</text:p>
          </table:table-cell>
          <table:table-cell table:formula="of:=IF([.O81]=1;[.A81];IF([.O81]=2;TEXT([.A82];&quot;TT.MM.JJ&quot;);IF([.O81]=3;[.C81]&amp; &quot; &quot; &amp;[.D81]&amp;&quot; &quot;&amp;[.E81]&amp;&quot; &quot; &amp;[.F81];IF([.O81]=4;[.A81]&amp; &quot; &quot; &amp;[.B81]&amp;&quot; &quot;&amp;[.C81]&amp;&quot; &quot; &amp;[.D81]))))" office:value-type="float" office:value="19">
            <text:p>19</text:p>
          </table:table-cell>
          <table:table-cell table:formula="of:=IF([.O81]=1;[.A81];IF([.O81]=2;TEXT([.B82];&quot;HH:MM&quot;);IF([.O81]=3;[.C81]&amp; &quot; &quot; &amp;[.D81]&amp;&quot; &quot;&amp;[.E81]&amp;&quot; &quot; &amp;[.F81];IF([.O81]=4;[.A81]&amp; &quot; &quot; &amp;[.B81]&amp;&quot; &quot;&amp;[.C81]&amp;&quot; &quot; &amp;[.D81]))))" office:value-type="float" office:value="19">
            <text:p>19</text:p>
          </table:table-cell>
          <table:table-cell/>
          <table:table-cell table:formula="of:=INDIRECT(&quot;R&quot;&amp;ROW([.T81])&amp;&quot;C&quot;&amp;COLUMN([.T81])+[.O81];&quot;0&quot;)" office:value-type="string" office:string-value=",{ &quot;spielnr&quot;:&quot;19&quot;,&quot;spieltag&quot;:&quot;5&quot;,&quot;bahn&quot;:&quot;2-5&quot;,">
            <text:p>,{ "spielnr":"19","spieltag":"5","bahn":"2-5",</text:p>
          </table:table-cell>
          <table:table-cell table:formula="of:=IF([.P81]&gt;1;&quot;,&quot;;&quot;&quot;)&amp;&quot;{ &quot;&quot;spielnr&quot;&quot;:&quot;&quot;&quot;&amp;[.P81]&amp;&quot;&quot;&quot;,&quot;&quot;spieltag&quot;&quot;:&quot;&quot;&quot;&amp;[.L81]&amp;&quot;&quot;&quot;,&quot;&quot;bahn&quot;&quot;:&quot;&quot;&quot;&amp;[.N81]&amp;&quot;&quot;&quot;,&quot;" office:value-type="string" office:string-value=",{ &quot;spielnr&quot;:&quot;19&quot;,&quot;spieltag&quot;:&quot;5&quot;,&quot;bahn&quot;:&quot;2-5&quot;,">
            <text:p>,{ "spielnr":"19","spieltag":"5","bahn":"2-5",</text:p>
          </table:table-cell>
          <table:table-cell table:formula="of:=&quot;&quot;&quot;datum&quot;&quot;:&quot;&quot;&quot;&amp;[.Q81]&amp;&quot;&quot;&quot;,&quot;&quot;uhrzeit&quot;&quot;:&quot;&quot;&quot;&amp;[.R81]&amp;&quot;&quot;&quot;,&quot;" office:value-type="string" office:string-value="&quot;datum&quot;:&quot;19&quot;,&quot;uhrzeit&quot;:&quot;19&quot;,">
            <text:p>"datum":"19","uhrzeit":"19",</text:p>
          </table:table-cell>
          <table:table-cell table:formula="of:=&quot;&quot;&quot;heim&quot;&quot;:&quot;&quot;&quot;&amp;[.P81]&amp;&quot;&quot;&quot;,&quot;" office:value-type="string" office:string-value="&quot;heim&quot;:&quot;19&quot;,">
            <text:p>"heim":"19",</text:p>
          </table:table-cell>
          <table:table-cell table:formula="of:=&quot;&quot;&quot;gast&quot;&quot;:&quot;&quot;&quot;&amp;[.P81]&amp;&quot;&quot;&quot;}&quot;" office:value-type="string" office:string-value="&quot;gast&quot;:&quot;19&quot;}">
            <text:p>"gast":"19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So</text:p>
          </table:table-cell>
          <table:table-cell table:number-columns-repeated="5"/>
          <table:table-cell table:number-columns-repeated="4"/>
          <table:table-cell table:formula="of:=IF(AND([.A82]=&quot;Bahn&quot;;[.K81]=-1);0;IF(AND([.A82]&lt;&gt;&quot;Bahn&quot;;[.K81]&lt;&gt;-1);[.K81]+1;[.K81]))" office:value-type="float" office:value="-1">
            <text:p>-1</text:p>
          </table:table-cell>
          <table:table-cell table:formula="of:=IF([.B82]=&quot;Spieltag&quot;;[.L81]+1;[.L81])" office:value-type="float" office:value="5">
            <text:p>5</text:p>
          </table:table-cell>
          <table:table-cell table:formula="of:=IF(AND([.K82]&gt;0;[.K82]&lt;&gt;[.K81]);[.A82];&quot;&quot;)">
            <text:p/>
          </table:table-cell>
          <table:table-cell table:formula="of:=IF([.O82]=1;VLOOKUP([.P82];[.K78:.M577];3;0);&quot;&quot;)">
            <text:p/>
          </table:table-cell>
          <table:table-cell table:formula="of:=IF([.A83]=&quot;So&quot;;1;[.O81]+1)" office:value-type="float" office:value="2">
            <text:p>2</text:p>
          </table:table-cell>
          <table:table-cell table:formula="of:=IF([.O82]=1;[.A82];IF([.O82]=2;[.A82];IF([.O82]=3;[.C82]&amp; &quot; &quot; &amp;[.D82]&amp;&quot; &quot;&amp;[.E82]&amp;&quot; &quot; &amp;[.F82];IF([.O82]=4;[.A82]&amp; &quot; &quot; &amp;[.B82]&amp;&quot; &quot;&amp;[.C82]&amp;&quot; &quot; &amp;[.D82]))))" office:value-type="string" office:string-value="So">
            <text:p>So</text:p>
          </table:table-cell>
          <table:table-cell table:formula="of:=IF([.O82]=1;[.A82];IF([.O82]=2;TEXT([.A83];&quot;TT.MM.JJ&quot;);IF([.O82]=3;[.C82]&amp; &quot; &quot; &amp;[.D82]&amp;&quot; &quot;&amp;[.E82]&amp;&quot; &quot; &amp;[.F82];IF([.O82]=4;[.A82]&amp; &quot; &quot; &amp;[.B82]&amp;&quot; &quot;&amp;[.C82]&amp;&quot; &quot; &amp;[.D82]))))" office:value-type="string" office:string-value="04.11.12">
            <text:p>04.11.12</text:p>
          </table:table-cell>
          <table:table-cell table:formula="of:=IF([.O82]=1;[.A82];IF([.O82]=2;TEXT([.B83];&quot;HH:MM&quot;);IF([.O82]=3;[.C82]&amp; &quot; &quot; &amp;[.D82]&amp;&quot; &quot;&amp;[.E82]&amp;&quot; &quot; &amp;[.F82];IF([.O82]=4;[.A82]&amp; &quot; &quot; &amp;[.B82]&amp;&quot; &quot;&amp;[.C82]&amp;&quot; &quot; &amp;[.D82]))))" office:value-type="string" office:string-value="10:00">
            <text:p>10:00</text:p>
          </table:table-cell>
          <table:table-cell/>
          <table:table-cell table:formula="of:=INDIRECT(&quot;R&quot;&amp;ROW([.T82])&amp;&quot;C&quot;&amp;COLUMN([.T82])+[.O82];&quot;0&quot;)" office:value-type="string" office:string-value="&quot;datum&quot;:&quot;04.11.12&quot;,&quot;uhrzeit&quot;:&quot;10:00&quot;,">
            <text:p>"datum":"04.11.12","uhrzeit":"10:00",</text:p>
          </table:table-cell>
          <table:table-cell table:formula="of:=IF([.P82]&gt;1;&quot;,&quot;;&quot;&quot;)&amp;&quot;{ &quot;&quot;spielnr&quot;&quot;:&quot;&quot;&quot;&amp;[.P82]&amp;&quot;&quot;&quot;,&quot;&quot;spieltag&quot;&quot;:&quot;&quot;&quot;&amp;[.L82]&amp;&quot;&quot;&quot;,&quot;&quot;bahn&quot;&quot;:&quot;&quot;&quot;&amp;[.N82]&amp;&quot;&quot;&quot;,&quot;" office:value-type="string" office:string-value=",{ &quot;spielnr&quot;:&quot;So&quot;,&quot;spieltag&quot;:&quot;5&quot;,&quot;bahn&quot;:&quot;&quot;,">
            <text:p>,{ "spielnr":"So","spieltag":"5","bahn":"",</text:p>
          </table:table-cell>
          <table:table-cell table:formula="of:=&quot;&quot;&quot;datum&quot;&quot;:&quot;&quot;&quot;&amp;[.Q82]&amp;&quot;&quot;&quot;,&quot;&quot;uhrzeit&quot;&quot;:&quot;&quot;&quot;&amp;[.R82]&amp;&quot;&quot;&quot;,&quot;" office:value-type="string" office:string-value="&quot;datum&quot;:&quot;04.11.12&quot;,&quot;uhrzeit&quot;:&quot;10:00&quot;,">
            <text:p>"datum":"04.11.12","uhrzeit":"10:00",</text:p>
          </table:table-cell>
          <table:table-cell table:formula="of:=&quot;&quot;&quot;heim&quot;&quot;:&quot;&quot;&quot;&amp;[.P82]&amp;&quot;&quot;&quot;,&quot;" office:value-type="string" office:string-value="&quot;heim&quot;:&quot;So&quot;,">
            <text:p>"heim":"So",</text:p>
          </table:table-cell>
          <table:table-cell table:formula="of:=&quot;&quot;&quot;gast&quot;&quot;:&quot;&quot;&quot;&amp;[.P82]&amp;&quot;&quot;&quot;}&quot;" office:value-type="string" office:string-value="&quot;gast&quot;:&quot;So&quot;}">
            <text:p>"gast":"So"}</text:p>
          </table:table-cell>
          <table:table-cell office:value-type="string">
            <text:p><text:s/></text:p>
          </table:table-cell>
        </table:table-row>
        <table:table-row table:style-name="ro2">
          <table:table-cell table:style-name="ce1" office:value-type="date" office:date-value="2012-11-04">
            <text:p>04.11.12</text:p>
          </table:table-cell>
          <table:table-cell table:style-name="ce3" office:value-type="time" office:time-value="PT10H00M00S">
            <text:p>10:00:00</text:p>
          </table:table-cell>
          <table:table-cell office:value-type="string">
            <text:p>KSF</text:p>
          </table:table-cell>
          <table:table-cell office:value-type="float" office:value="32">
            <text:p>32</text:p>
          </table:table-cell>
          <table:table-cell office:value-type="string">
            <text:p>Duisburg</text:p>
          </table:table-cell>
          <table:table-cell office:value-type="float" office:value="1">
            <text:p>1</text:p>
          </table:table-cell>
          <table:table-cell table:number-columns-repeated="4"/>
          <table:table-cell table:formula="of:=IF(AND([.A83]=&quot;Bahn&quot;;[.K82]=-1);0;IF(AND([.A83]&lt;&gt;&quot;Bahn&quot;;[.K82]&lt;&gt;-1);[.K82]+1;[.K82]))" office:value-type="float" office:value="-1">
            <text:p>-1</text:p>
          </table:table-cell>
          <table:table-cell table:formula="of:=IF([.B83]=&quot;Spieltag&quot;;[.L82]+1;[.L82])" office:value-type="float" office:value="5">
            <text:p>5</text:p>
          </table:table-cell>
          <table:table-cell table:formula="of:=IF(AND([.K83]&gt;0;[.K83]&lt;&gt;[.K82]);[.A83];&quot;&quot;)">
            <text:p/>
          </table:table-cell>
          <table:table-cell table:formula="of:=IF([.O83]=1;VLOOKUP([.P83];[.K79:.M578];3;0);&quot;&quot;)">
            <text:p/>
          </table:table-cell>
          <table:table-cell table:formula="of:=IF([.A84]=&quot;So&quot;;1;[.O82]+1)" office:value-type="float" office:value="3">
            <text:p>3</text:p>
          </table:table-cell>
          <table:table-cell table:formula="of:=IF([.O83]=1;[.A83];IF([.O83]=2;[.A83];IF([.O83]=3;[.C83]&amp; &quot; &quot; &amp;[.D83]&amp;&quot; &quot;&amp;[.E83]&amp;&quot; &quot; &amp;[.F83];IF([.O83]=4;[.A83]&amp; &quot; &quot; &amp;[.B83]&amp;&quot; &quot;&amp;[.C83]&amp;&quot; &quot; &amp;[.D83]))))" office:value-type="string" office:string-value="KSF 32 Duisburg 1">
            <text:p>KSF 32 Duisburg 1</text:p>
          </table:table-cell>
          <table:table-cell table:formula="of:=IF([.O83]=1;[.A83];IF([.O83]=2;TEXT([.A84];&quot;TT.MM.JJ&quot;);IF([.O83]=3;[.C83]&amp; &quot; &quot; &amp;[.D83]&amp;&quot; &quot;&amp;[.E83]&amp;&quot; &quot; &amp;[.F83];IF([.O83]=4;[.A83]&amp; &quot; &quot; &amp;[.B83]&amp;&quot; &quot;&amp;[.C83]&amp;&quot; &quot; &amp;[.D83]))))" office:value-type="string" office:string-value="KSF 32 Duisburg 1">
            <text:p>KSF 32 Duisburg 1</text:p>
          </table:table-cell>
          <table:table-cell table:formula="of:=IF([.O83]=1;[.A83];IF([.O83]=2;TEXT([.B84];&quot;HH:MM&quot;);IF([.O83]=3;[.C83]&amp; &quot; &quot; &amp;[.D83]&amp;&quot; &quot;&amp;[.E83]&amp;&quot; &quot; &amp;[.F83];IF([.O83]=4;[.A83]&amp; &quot; &quot; &amp;[.B83]&amp;&quot; &quot;&amp;[.C83]&amp;&quot; &quot; &amp;[.D83]))))" office:value-type="string" office:string-value="KSF 32 Duisburg 1">
            <text:p>KSF 32 Duisburg 1</text:p>
          </table:table-cell>
          <table:table-cell/>
          <table:table-cell table:formula="of:=INDIRECT(&quot;R&quot;&amp;ROW([.T83])&amp;&quot;C&quot;&amp;COLUMN([.T83])+[.O83];&quot;0&quot;)" office:value-type="string" office:string-value="&quot;heim&quot;:&quot;KSF 32 Duisburg 1&quot;,">
            <text:p>"heim":"KSF 32 Duisburg 1",</text:p>
          </table:table-cell>
          <table:table-cell table:formula="of:=IF([.P83]&gt;1;&quot;,&quot;;&quot;&quot;)&amp;&quot;{ &quot;&quot;spielnr&quot;&quot;:&quot;&quot;&quot;&amp;[.P83]&amp;&quot;&quot;&quot;,&quot;&quot;spieltag&quot;&quot;:&quot;&quot;&quot;&amp;[.L83]&amp;&quot;&quot;&quot;,&quot;&quot;bahn&quot;&quot;:&quot;&quot;&quot;&amp;[.N83]&amp;&quot;&quot;&quot;,&quot;" office:value-type="string" office:string-value=",{ &quot;spielnr&quot;:&quot;KSF 32 Duisburg 1&quot;,&quot;spieltag&quot;:&quot;5&quot;,&quot;bahn&quot;:&quot;&quot;,">
            <text:p>,{ "spielnr":"KSF 32 Duisburg 1","spieltag":"5","bahn":"",</text:p>
          </table:table-cell>
          <table:table-cell table:formula="of:=&quot;&quot;&quot;datum&quot;&quot;:&quot;&quot;&quot;&amp;[.Q83]&amp;&quot;&quot;&quot;,&quot;&quot;uhrzeit&quot;&quot;:&quot;&quot;&quot;&amp;[.R83]&amp;&quot;&quot;&quot;,&quot;" office:value-type="string" office:string-value="&quot;datum&quot;:&quot;KSF 32 Duisburg 1&quot;,&quot;uhrzeit&quot;:&quot;KSF 32 Duisburg 1&quot;,">
            <text:p>"datum":"KSF 32 Duisburg 1","uhrzeit":"KSF 32 Duisburg 1",</text:p>
          </table:table-cell>
          <table:table-cell table:formula="of:=&quot;&quot;&quot;heim&quot;&quot;:&quot;&quot;&quot;&amp;[.P83]&amp;&quot;&quot;&quot;,&quot;" office:value-type="string" office:string-value="&quot;heim&quot;:&quot;KSF 32 Duisburg 1&quot;,">
            <text:p>"heim":"KSF 32 Duisburg 1",</text:p>
          </table:table-cell>
          <table:table-cell table:formula="of:=&quot;&quot;&quot;gast&quot;&quot;:&quot;&quot;&quot;&amp;[.P83]&amp;&quot;&quot;&quot;}&quot;" office:value-type="string" office:string-value="&quot;gast&quot;:&quot;KSF 32 Duisburg 1&quot;}">
            <text:p>"gast":"KSF 32 Duisburg 1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SKV</text:p>
          </table:table-cell>
          <table:table-cell office:value-type="string">
            <text:p>Rees</text:p>
          </table:table-cell>
          <table:table-cell office:value-type="float" office:value="3">
            <text:p>3</text:p>
          </table:table-cell>
          <table:table-cell table:number-columns-repeated="3"/>
          <table:table-cell table:number-columns-repeated="4"/>
          <table:table-cell table:formula="of:=IF(AND([.A84]=&quot;Bahn&quot;;[.K83]=-1);0;IF(AND([.A84]&lt;&gt;&quot;Bahn&quot;;[.K83]&lt;&gt;-1);[.K83]+1;[.K83]))" office:value-type="float" office:value="-1">
            <text:p>-1</text:p>
          </table:table-cell>
          <table:table-cell table:formula="of:=IF([.B84]=&quot;Spieltag&quot;;[.L83]+1;[.L83])" office:value-type="float" office:value="5">
            <text:p>5</text:p>
          </table:table-cell>
          <table:table-cell table:formula="of:=IF(AND([.K84]&gt;0;[.K84]&lt;&gt;[.K83]);[.A84];&quot;&quot;)">
            <text:p/>
          </table:table-cell>
          <table:table-cell table:formula="of:=IF([.O84]=1;VLOOKUP([.P84];[.K80:.M579];3;0);&quot;&quot;)">
            <text:p/>
          </table:table-cell>
          <table:table-cell table:formula="of:=IF([.A85]=&quot;So&quot;;1;[.O83]+1)" office:value-type="float" office:value="4">
            <text:p>4</text:p>
          </table:table-cell>
          <table:table-cell table:formula="of:=IF([.O84]=1;[.A84];IF([.O84]=2;[.A84];IF([.O84]=3;[.C84]&amp; &quot; &quot; &amp;[.D84]&amp;&quot; &quot;&amp;[.E84]&amp;&quot; &quot; &amp;[.F84];IF([.O84]=4;[.A84]&amp; &quot; &quot; &amp;[.B84]&amp;&quot; &quot;&amp;[.C84]&amp;&quot; &quot; &amp;[.D84]))))" office:value-type="string" office:string-value="SKV Rees 3 ">
            <text:p>SKV Rees 3 </text:p>
          </table:table-cell>
          <table:table-cell table:formula="of:=IF([.O84]=1;[.A84];IF([.O84]=2;TEXT([.A85];&quot;TT.MM.JJ&quot;);IF([.O84]=3;[.C84]&amp; &quot; &quot; &amp;[.D84]&amp;&quot; &quot;&amp;[.E84]&amp;&quot; &quot; &amp;[.F84];IF([.O84]=4;[.A84]&amp; &quot; &quot; &amp;[.B84]&amp;&quot; &quot;&amp;[.C84]&amp;&quot; &quot; &amp;[.D84]))))" office:value-type="string" office:string-value="SKV Rees 3 ">
            <text:p>SKV Rees 3 </text:p>
          </table:table-cell>
          <table:table-cell table:formula="of:=IF([.O84]=1;[.A84];IF([.O84]=2;TEXT([.B85];&quot;HH:MM&quot;);IF([.O84]=3;[.C84]&amp; &quot; &quot; &amp;[.D84]&amp;&quot; &quot;&amp;[.E84]&amp;&quot; &quot; &amp;[.F84];IF([.O84]=4;[.A84]&amp; &quot; &quot; &amp;[.B84]&amp;&quot; &quot;&amp;[.C84]&amp;&quot; &quot; &amp;[.D84]))))" office:value-type="string" office:string-value="SKV Rees 3 ">
            <text:p>SKV Rees 3 </text:p>
          </table:table-cell>
          <table:table-cell/>
          <table:table-cell table:formula="of:=INDIRECT(&quot;R&quot;&amp;ROW([.T84])&amp;&quot;C&quot;&amp;COLUMN([.T84])+[.O84];&quot;0&quot;)" office:value-type="string" office:string-value="&quot;gast&quot;:&quot;SKV Rees 3 &quot;}">
            <text:p>"gast":"SKV Rees 3 "}</text:p>
          </table:table-cell>
          <table:table-cell table:formula="of:=IF([.P84]&gt;1;&quot;,&quot;;&quot;&quot;)&amp;&quot;{ &quot;&quot;spielnr&quot;&quot;:&quot;&quot;&quot;&amp;[.P84]&amp;&quot;&quot;&quot;,&quot;&quot;spieltag&quot;&quot;:&quot;&quot;&quot;&amp;[.L84]&amp;&quot;&quot;&quot;,&quot;&quot;bahn&quot;&quot;:&quot;&quot;&quot;&amp;[.N84]&amp;&quot;&quot;&quot;,&quot;" office:value-type="string" office:string-value=",{ &quot;spielnr&quot;:&quot;SKV Rees 3 &quot;,&quot;spieltag&quot;:&quot;5&quot;,&quot;bahn&quot;:&quot;&quot;,">
            <text:p>,{ "spielnr":"SKV Rees 3 ","spieltag":"5","bahn":"",</text:p>
          </table:table-cell>
          <table:table-cell table:formula="of:=&quot;&quot;&quot;datum&quot;&quot;:&quot;&quot;&quot;&amp;[.Q84]&amp;&quot;&quot;&quot;,&quot;&quot;uhrzeit&quot;&quot;:&quot;&quot;&quot;&amp;[.R84]&amp;&quot;&quot;&quot;,&quot;" office:value-type="string" office:string-value="&quot;datum&quot;:&quot;SKV Rees 3 &quot;,&quot;uhrzeit&quot;:&quot;SKV Rees 3 &quot;,">
            <text:p>"datum":"SKV Rees 3 ","uhrzeit":"SKV Rees 3 ",</text:p>
          </table:table-cell>
          <table:table-cell table:formula="of:=&quot;&quot;&quot;heim&quot;&quot;:&quot;&quot;&quot;&amp;[.P84]&amp;&quot;&quot;&quot;,&quot;" office:value-type="string" office:string-value="&quot;heim&quot;:&quot;SKV Rees 3 &quot;,">
            <text:p>"heim":"SKV Rees 3 ",</text:p>
          </table:table-cell>
          <table:table-cell table:formula="of:=&quot;&quot;&quot;gast&quot;&quot;:&quot;&quot;&quot;&amp;[.P84]&amp;&quot;&quot;&quot;}&quot;" office:value-type="string" office:string-value="&quot;gast&quot;:&quot;SKV Rees 3 &quot;}">
            <text:p>"gast":"SKV Rees 3 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number-columns-repeated="5"/>
          <table:table-cell table:number-columns-repeated="4"/>
          <table:table-cell table:formula="of:=IF(AND([.A85]=&quot;Bahn&quot;;[.K84]=-1);0;IF(AND([.A85]&lt;&gt;&quot;Bahn&quot;;[.K84]&lt;&gt;-1);[.K84]+1;[.K84]))" office:value-type="float" office:value="-1">
            <text:p>-1</text:p>
          </table:table-cell>
          <table:table-cell table:formula="of:=IF([.B85]=&quot;Spieltag&quot;;[.L84]+1;[.L84])" office:value-type="float" office:value="5">
            <text:p>5</text:p>
          </table:table-cell>
          <table:table-cell table:formula="of:=IF(AND([.K85]&gt;0;[.K85]&lt;&gt;[.K84]);[.A85];&quot;&quot;)">
            <text:p/>
          </table:table-cell>
          <table:table-cell table:formula="of:=IF([.O85]=1;VLOOKUP([.P85];[.K81:.M580];3;0);&quot;&quot;)" office:value-type="string" office:string-value="2-5">
            <text:p>2-5</text:p>
          </table:table-cell>
          <table:table-cell table:formula="of:=IF([.A86]=&quot;So&quot;;1;[.O84]+1)" office:value-type="float" office:value="1">
            <text:p>1</text:p>
          </table:table-cell>
          <table:table-cell table:formula="of:=IF([.O85]=1;[.A85];IF([.O85]=2;[.A85];IF([.O85]=3;[.C85]&amp; &quot; &quot; &amp;[.D85]&amp;&quot; &quot;&amp;[.E85]&amp;&quot; &quot; &amp;[.F85];IF([.O85]=4;[.A85]&amp; &quot; &quot; &amp;[.B85]&amp;&quot; &quot;&amp;[.C85]&amp;&quot; &quot; &amp;[.D85]))))" office:value-type="float" office:value="20">
            <text:p>20</text:p>
          </table:table-cell>
          <table:table-cell table:formula="of:=IF([.O85]=1;[.A85];IF([.O85]=2;TEXT([.A86];&quot;TT.MM.JJ&quot;);IF([.O85]=3;[.C85]&amp; &quot; &quot; &amp;[.D85]&amp;&quot; &quot;&amp;[.E85]&amp;&quot; &quot; &amp;[.F85];IF([.O85]=4;[.A85]&amp; &quot; &quot; &amp;[.B85]&amp;&quot; &quot;&amp;[.C85]&amp;&quot; &quot; &amp;[.D85]))))" office:value-type="float" office:value="20">
            <text:p>20</text:p>
          </table:table-cell>
          <table:table-cell table:formula="of:=IF([.O85]=1;[.A85];IF([.O85]=2;TEXT([.B86];&quot;HH:MM&quot;);IF([.O85]=3;[.C85]&amp; &quot; &quot; &amp;[.D85]&amp;&quot; &quot;&amp;[.E85]&amp;&quot; &quot; &amp;[.F85];IF([.O85]=4;[.A85]&amp; &quot; &quot; &amp;[.B85]&amp;&quot; &quot;&amp;[.C85]&amp;&quot; &quot; &amp;[.D85]))))" office:value-type="float" office:value="20">
            <text:p>20</text:p>
          </table:table-cell>
          <table:table-cell/>
          <table:table-cell table:formula="of:=INDIRECT(&quot;R&quot;&amp;ROW([.T85])&amp;&quot;C&quot;&amp;COLUMN([.T85])+[.O85];&quot;0&quot;)" office:value-type="string" office:string-value=",{ &quot;spielnr&quot;:&quot;20&quot;,&quot;spieltag&quot;:&quot;5&quot;,&quot;bahn&quot;:&quot;2-5&quot;,">
            <text:p>,{ "spielnr":"20","spieltag":"5","bahn":"2-5",</text:p>
          </table:table-cell>
          <table:table-cell table:formula="of:=IF([.P85]&gt;1;&quot;,&quot;;&quot;&quot;)&amp;&quot;{ &quot;&quot;spielnr&quot;&quot;:&quot;&quot;&quot;&amp;[.P85]&amp;&quot;&quot;&quot;,&quot;&quot;spieltag&quot;&quot;:&quot;&quot;&quot;&amp;[.L85]&amp;&quot;&quot;&quot;,&quot;&quot;bahn&quot;&quot;:&quot;&quot;&quot;&amp;[.N85]&amp;&quot;&quot;&quot;,&quot;" office:value-type="string" office:string-value=",{ &quot;spielnr&quot;:&quot;20&quot;,&quot;spieltag&quot;:&quot;5&quot;,&quot;bahn&quot;:&quot;2-5&quot;,">
            <text:p>,{ "spielnr":"20","spieltag":"5","bahn":"2-5",</text:p>
          </table:table-cell>
          <table:table-cell table:formula="of:=&quot;&quot;&quot;datum&quot;&quot;:&quot;&quot;&quot;&amp;[.Q85]&amp;&quot;&quot;&quot;,&quot;&quot;uhrzeit&quot;&quot;:&quot;&quot;&quot;&amp;[.R85]&amp;&quot;&quot;&quot;,&quot;" office:value-type="string" office:string-value="&quot;datum&quot;:&quot;20&quot;,&quot;uhrzeit&quot;:&quot;20&quot;,">
            <text:p>"datum":"20","uhrzeit":"20",</text:p>
          </table:table-cell>
          <table:table-cell table:formula="of:=&quot;&quot;&quot;heim&quot;&quot;:&quot;&quot;&quot;&amp;[.P85]&amp;&quot;&quot;&quot;,&quot;" office:value-type="string" office:string-value="&quot;heim&quot;:&quot;20&quot;,">
            <text:p>"heim":"20",</text:p>
          </table:table-cell>
          <table:table-cell table:formula="of:=&quot;&quot;&quot;gast&quot;&quot;:&quot;&quot;&quot;&amp;[.P85]&amp;&quot;&quot;&quot;}&quot;" office:value-type="string" office:string-value="&quot;gast&quot;:&quot;20&quot;}">
            <text:p>"gast":"20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So</text:p>
          </table:table-cell>
          <table:table-cell table:number-columns-repeated="5"/>
          <table:table-cell table:number-columns-repeated="4"/>
          <table:table-cell table:formula="of:=IF(AND([.A86]=&quot;Bahn&quot;;[.K85]=-1);0;IF(AND([.A86]&lt;&gt;&quot;Bahn&quot;;[.K85]&lt;&gt;-1);[.K85]+1;[.K85]))" office:value-type="float" office:value="-1">
            <text:p>-1</text:p>
          </table:table-cell>
          <table:table-cell table:formula="of:=IF([.B86]=&quot;Spieltag&quot;;[.L85]+1;[.L85])" office:value-type="float" office:value="5">
            <text:p>5</text:p>
          </table:table-cell>
          <table:table-cell table:formula="of:=IF(AND([.K86]&gt;0;[.K86]&lt;&gt;[.K85]);[.A86];&quot;&quot;)">
            <text:p/>
          </table:table-cell>
          <table:table-cell table:formula="of:=IF([.O86]=1;VLOOKUP([.P86];[.K82:.M581];3;0);&quot;&quot;)">
            <text:p/>
          </table:table-cell>
          <table:table-cell table:formula="of:=IF([.A87]=&quot;So&quot;;1;[.O85]+1)" office:value-type="float" office:value="2">
            <text:p>2</text:p>
          </table:table-cell>
          <table:table-cell table:formula="of:=IF([.O86]=1;[.A86];IF([.O86]=2;[.A86];IF([.O86]=3;[.C86]&amp; &quot; &quot; &amp;[.D86]&amp;&quot; &quot;&amp;[.E86]&amp;&quot; &quot; &amp;[.F86];IF([.O86]=4;[.A86]&amp; &quot; &quot; &amp;[.B86]&amp;&quot; &quot;&amp;[.C86]&amp;&quot; &quot; &amp;[.D86]))))" office:value-type="string" office:string-value="So">
            <text:p>So</text:p>
          </table:table-cell>
          <table:table-cell table:formula="of:=IF([.O86]=1;[.A86];IF([.O86]=2;TEXT([.A87];&quot;TT.MM.JJ&quot;);IF([.O86]=3;[.C86]&amp; &quot; &quot; &amp;[.D86]&amp;&quot; &quot;&amp;[.E86]&amp;&quot; &quot; &amp;[.F86];IF([.O86]=4;[.A86]&amp; &quot; &quot; &amp;[.B86]&amp;&quot; &quot;&amp;[.C86]&amp;&quot; &quot; &amp;[.D86]))))" office:value-type="string" office:string-value="04.11.12">
            <text:p>04.11.12</text:p>
          </table:table-cell>
          <table:table-cell table:formula="of:=IF([.O86]=1;[.A86];IF([.O86]=2;TEXT([.B87];&quot;HH:MM&quot;);IF([.O86]=3;[.C86]&amp; &quot; &quot; &amp;[.D86]&amp;&quot; &quot;&amp;[.E86]&amp;&quot; &quot; &amp;[.F86];IF([.O86]=4;[.A86]&amp; &quot; &quot; &amp;[.B86]&amp;&quot; &quot;&amp;[.C86]&amp;&quot; &quot; &amp;[.D86]))))" office:value-type="string" office:string-value="13:00">
            <text:p>13:00</text:p>
          </table:table-cell>
          <table:table-cell/>
          <table:table-cell table:formula="of:=INDIRECT(&quot;R&quot;&amp;ROW([.T86])&amp;&quot;C&quot;&amp;COLUMN([.T86])+[.O86];&quot;0&quot;)" office:value-type="string" office:string-value="&quot;datum&quot;:&quot;04.11.12&quot;,&quot;uhrzeit&quot;:&quot;13:00&quot;,">
            <text:p>"datum":"04.11.12","uhrzeit":"13:00",</text:p>
          </table:table-cell>
          <table:table-cell table:formula="of:=IF([.P86]&gt;1;&quot;,&quot;;&quot;&quot;)&amp;&quot;{ &quot;&quot;spielnr&quot;&quot;:&quot;&quot;&quot;&amp;[.P86]&amp;&quot;&quot;&quot;,&quot;&quot;spieltag&quot;&quot;:&quot;&quot;&quot;&amp;[.L86]&amp;&quot;&quot;&quot;,&quot;&quot;bahn&quot;&quot;:&quot;&quot;&quot;&amp;[.N86]&amp;&quot;&quot;&quot;,&quot;" office:value-type="string" office:string-value=",{ &quot;spielnr&quot;:&quot;So&quot;,&quot;spieltag&quot;:&quot;5&quot;,&quot;bahn&quot;:&quot;&quot;,">
            <text:p>,{ "spielnr":"So","spieltag":"5","bahn":"",</text:p>
          </table:table-cell>
          <table:table-cell table:formula="of:=&quot;&quot;&quot;datum&quot;&quot;:&quot;&quot;&quot;&amp;[.Q86]&amp;&quot;&quot;&quot;,&quot;&quot;uhrzeit&quot;&quot;:&quot;&quot;&quot;&amp;[.R86]&amp;&quot;&quot;&quot;,&quot;" office:value-type="string" office:string-value="&quot;datum&quot;:&quot;04.11.12&quot;,&quot;uhrzeit&quot;:&quot;13:00&quot;,">
            <text:p>"datum":"04.11.12","uhrzeit":"13:00",</text:p>
          </table:table-cell>
          <table:table-cell table:formula="of:=&quot;&quot;&quot;heim&quot;&quot;:&quot;&quot;&quot;&amp;[.P86]&amp;&quot;&quot;&quot;,&quot;" office:value-type="string" office:string-value="&quot;heim&quot;:&quot;So&quot;,">
            <text:p>"heim":"So",</text:p>
          </table:table-cell>
          <table:table-cell table:formula="of:=&quot;&quot;&quot;gast&quot;&quot;:&quot;&quot;&quot;&amp;[.P86]&amp;&quot;&quot;&quot;}&quot;" office:value-type="string" office:string-value="&quot;gast&quot;:&quot;So&quot;}">
            <text:p>"gast":"So"}</text:p>
          </table:table-cell>
          <table:table-cell office:value-type="string">
            <text:p><text:s/></text:p>
          </table:table-cell>
        </table:table-row>
        <table:table-row table:style-name="ro2">
          <table:table-cell table:style-name="ce1" office:value-type="date" office:date-value="2012-11-04">
            <text:p>04.11.12</text:p>
          </table:table-cell>
          <table:table-cell table:style-name="ce3" office:value-type="time" office:time-value="PT13H00M00S">
            <text:p>13:00:00</text:p>
          </table:table-cell>
          <table:table-cell office:value-type="string">
            <text:p>KSG</text:p>
          </table:table-cell>
          <table:table-cell office:value-type="float" office:value="31">
            <text:p>31</text:p>
          </table:table-cell>
          <table:table-cell office:value-type="string">
            <text:p>Essen</text:p>
          </table:table-cell>
          <table:table-cell office:value-type="float" office:value="2">
            <text:p>2</text:p>
          </table:table-cell>
          <table:table-cell table:number-columns-repeated="4"/>
          <table:table-cell table:formula="of:=IF(AND([.A87]=&quot;Bahn&quot;;[.K86]=-1);0;IF(AND([.A87]&lt;&gt;&quot;Bahn&quot;;[.K86]&lt;&gt;-1);[.K86]+1;[.K86]))" office:value-type="float" office:value="-1">
            <text:p>-1</text:p>
          </table:table-cell>
          <table:table-cell table:formula="of:=IF([.B87]=&quot;Spieltag&quot;;[.L86]+1;[.L86])" office:value-type="float" office:value="5">
            <text:p>5</text:p>
          </table:table-cell>
          <table:table-cell table:formula="of:=IF(AND([.K87]&gt;0;[.K87]&lt;&gt;[.K86]);[.A87];&quot;&quot;)">
            <text:p/>
          </table:table-cell>
          <table:table-cell table:formula="of:=IF([.O87]=1;VLOOKUP([.P87];[.K83:.M582];3;0);&quot;&quot;)">
            <text:p/>
          </table:table-cell>
          <table:table-cell table:formula="of:=IF([.A88]=&quot;So&quot;;1;[.O86]+1)" office:value-type="float" office:value="3">
            <text:p>3</text:p>
          </table:table-cell>
          <table:table-cell table:formula="of:=IF([.O87]=1;[.A87];IF([.O87]=2;[.A87];IF([.O87]=3;[.C87]&amp; &quot; &quot; &amp;[.D87]&amp;&quot; &quot;&amp;[.E87]&amp;&quot; &quot; &amp;[.F87];IF([.O87]=4;[.A87]&amp; &quot; &quot; &amp;[.B87]&amp;&quot; &quot;&amp;[.C87]&amp;&quot; &quot; &amp;[.D87]))))" office:value-type="string" office:string-value="KSG 31 Essen 2">
            <text:p>KSG 31 Essen 2</text:p>
          </table:table-cell>
          <table:table-cell table:formula="of:=IF([.O87]=1;[.A87];IF([.O87]=2;TEXT([.A88];&quot;TT.MM.JJ&quot;);IF([.O87]=3;[.C87]&amp; &quot; &quot; &amp;[.D87]&amp;&quot; &quot;&amp;[.E87]&amp;&quot; &quot; &amp;[.F87];IF([.O87]=4;[.A87]&amp; &quot; &quot; &amp;[.B87]&amp;&quot; &quot;&amp;[.C87]&amp;&quot; &quot; &amp;[.D87]))))" office:value-type="string" office:string-value="KSG 31 Essen 2">
            <text:p>KSG 31 Essen 2</text:p>
          </table:table-cell>
          <table:table-cell table:formula="of:=IF([.O87]=1;[.A87];IF([.O87]=2;TEXT([.B88];&quot;HH:MM&quot;);IF([.O87]=3;[.C87]&amp; &quot; &quot; &amp;[.D87]&amp;&quot; &quot;&amp;[.E87]&amp;&quot; &quot; &amp;[.F87];IF([.O87]=4;[.A87]&amp; &quot; &quot; &amp;[.B87]&amp;&quot; &quot;&amp;[.C87]&amp;&quot; &quot; &amp;[.D87]))))" office:value-type="string" office:string-value="KSG 31 Essen 2">
            <text:p>KSG 31 Essen 2</text:p>
          </table:table-cell>
          <table:table-cell/>
          <table:table-cell table:formula="of:=INDIRECT(&quot;R&quot;&amp;ROW([.T87])&amp;&quot;C&quot;&amp;COLUMN([.T87])+[.O87];&quot;0&quot;)" office:value-type="string" office:string-value="&quot;heim&quot;:&quot;KSG 31 Essen 2&quot;,">
            <text:p>"heim":"KSG 31 Essen 2",</text:p>
          </table:table-cell>
          <table:table-cell table:formula="of:=IF([.P87]&gt;1;&quot;,&quot;;&quot;&quot;)&amp;&quot;{ &quot;&quot;spielnr&quot;&quot;:&quot;&quot;&quot;&amp;[.P87]&amp;&quot;&quot;&quot;,&quot;&quot;spieltag&quot;&quot;:&quot;&quot;&quot;&amp;[.L87]&amp;&quot;&quot;&quot;,&quot;&quot;bahn&quot;&quot;:&quot;&quot;&quot;&amp;[.N87]&amp;&quot;&quot;&quot;,&quot;" office:value-type="string" office:string-value=",{ &quot;spielnr&quot;:&quot;KSG 31 Essen 2&quot;,&quot;spieltag&quot;:&quot;5&quot;,&quot;bahn&quot;:&quot;&quot;,">
            <text:p>,{ "spielnr":"KSG 31 Essen 2","spieltag":"5","bahn":"",</text:p>
          </table:table-cell>
          <table:table-cell table:formula="of:=&quot;&quot;&quot;datum&quot;&quot;:&quot;&quot;&quot;&amp;[.Q87]&amp;&quot;&quot;&quot;,&quot;&quot;uhrzeit&quot;&quot;:&quot;&quot;&quot;&amp;[.R87]&amp;&quot;&quot;&quot;,&quot;" office:value-type="string" office:string-value="&quot;datum&quot;:&quot;KSG 31 Essen 2&quot;,&quot;uhrzeit&quot;:&quot;KSG 31 Essen 2&quot;,">
            <text:p>"datum":"KSG 31 Essen 2","uhrzeit":"KSG 31 Essen 2",</text:p>
          </table:table-cell>
          <table:table-cell table:formula="of:=&quot;&quot;&quot;heim&quot;&quot;:&quot;&quot;&quot;&amp;[.P87]&amp;&quot;&quot;&quot;,&quot;" office:value-type="string" office:string-value="&quot;heim&quot;:&quot;KSG 31 Essen 2&quot;,">
            <text:p>"heim":"KSG 31 Essen 2",</text:p>
          </table:table-cell>
          <table:table-cell table:formula="of:=&quot;&quot;&quot;gast&quot;&quot;:&quot;&quot;&quot;&amp;[.P87]&amp;&quot;&quot;&quot;}&quot;" office:value-type="string" office:string-value="&quot;gast&quot;:&quot;KSG 31 Essen 2&quot;}">
            <text:p>"gast":"KSG 31 Essen 2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BW</text:p>
          </table:table-cell>
          <table:table-cell office:value-type="float" office:value="61">
            <text:p>61</text:p>
          </table:table-cell>
          <table:table-cell office:value-type="string">
            <text:p>Mülheim</text:p>
          </table:table-cell>
          <table:table-cell office:value-type="float" office:value="3">
            <text:p>3</text:p>
          </table:table-cell>
          <table:table-cell table:number-columns-repeated="2"/>
          <table:table-cell table:number-columns-repeated="4"/>
          <table:table-cell table:formula="of:=IF(AND([.A88]=&quot;Bahn&quot;;[.K87]=-1);0;IF(AND([.A88]&lt;&gt;&quot;Bahn&quot;;[.K87]&lt;&gt;-1);[.K87]+1;[.K87]))" office:value-type="float" office:value="-1">
            <text:p>-1</text:p>
          </table:table-cell>
          <table:table-cell table:formula="of:=IF([.B88]=&quot;Spieltag&quot;;[.L87]+1;[.L87])" office:value-type="float" office:value="5">
            <text:p>5</text:p>
          </table:table-cell>
          <table:table-cell table:formula="of:=IF(AND([.K88]&gt;0;[.K88]&lt;&gt;[.K87]);[.A88];&quot;&quot;)">
            <text:p/>
          </table:table-cell>
          <table:table-cell table:formula="of:=IF([.O88]=1;VLOOKUP([.P88];[.K84:.M583];3;0);&quot;&quot;)">
            <text:p/>
          </table:table-cell>
          <table:table-cell table:formula="of:=IF([.A89]=&quot;So&quot;;1;[.O87]+1)" office:value-type="float" office:value="4">
            <text:p>4</text:p>
          </table:table-cell>
          <table:table-cell table:formula="of:=IF([.O88]=1;[.A88];IF([.O88]=2;[.A88];IF([.O88]=3;[.C88]&amp; &quot; &quot; &amp;[.D88]&amp;&quot; &quot;&amp;[.E88]&amp;&quot; &quot; &amp;[.F88];IF([.O88]=4;[.A88]&amp; &quot; &quot; &amp;[.B88]&amp;&quot; &quot;&amp;[.C88]&amp;&quot; &quot; &amp;[.D88]))))" office:value-type="string" office:string-value="BW 61 Mülheim 3">
            <text:p>BW 61 Mülheim 3</text:p>
          </table:table-cell>
          <table:table-cell table:formula="of:=IF([.O88]=1;[.A88];IF([.O88]=2;TEXT([.A89];&quot;TT.MM.JJ&quot;);IF([.O88]=3;[.C88]&amp; &quot; &quot; &amp;[.D88]&amp;&quot; &quot;&amp;[.E88]&amp;&quot; &quot; &amp;[.F88];IF([.O88]=4;[.A88]&amp; &quot; &quot; &amp;[.B88]&amp;&quot; &quot;&amp;[.C88]&amp;&quot; &quot; &amp;[.D88]))))" office:value-type="string" office:string-value="BW 61 Mülheim 3">
            <text:p>BW 61 Mülheim 3</text:p>
          </table:table-cell>
          <table:table-cell table:formula="of:=IF([.O88]=1;[.A88];IF([.O88]=2;TEXT([.B89];&quot;HH:MM&quot;);IF([.O88]=3;[.C88]&amp; &quot; &quot; &amp;[.D88]&amp;&quot; &quot;&amp;[.E88]&amp;&quot; &quot; &amp;[.F88];IF([.O88]=4;[.A88]&amp; &quot; &quot; &amp;[.B88]&amp;&quot; &quot;&amp;[.C88]&amp;&quot; &quot; &amp;[.D88]))))" office:value-type="string" office:string-value="BW 61 Mülheim 3">
            <text:p>BW 61 Mülheim 3</text:p>
          </table:table-cell>
          <table:table-cell/>
          <table:table-cell table:formula="of:=INDIRECT(&quot;R&quot;&amp;ROW([.T88])&amp;&quot;C&quot;&amp;COLUMN([.T88])+[.O88];&quot;0&quot;)" office:value-type="string" office:string-value="&quot;gast&quot;:&quot;BW 61 Mülheim 3&quot;}">
            <text:p>"gast":"BW 61 Mülheim 3"}</text:p>
          </table:table-cell>
          <table:table-cell table:formula="of:=IF([.P88]&gt;1;&quot;,&quot;;&quot;&quot;)&amp;&quot;{ &quot;&quot;spielnr&quot;&quot;:&quot;&quot;&quot;&amp;[.P88]&amp;&quot;&quot;&quot;,&quot;&quot;spieltag&quot;&quot;:&quot;&quot;&quot;&amp;[.L88]&amp;&quot;&quot;&quot;,&quot;&quot;bahn&quot;&quot;:&quot;&quot;&quot;&amp;[.N88]&amp;&quot;&quot;&quot;,&quot;" office:value-type="string" office:string-value=",{ &quot;spielnr&quot;:&quot;BW 61 Mülheim 3&quot;,&quot;spieltag&quot;:&quot;5&quot;,&quot;bahn&quot;:&quot;&quot;,">
            <text:p>,{ "spielnr":"BW 61 Mülheim 3","spieltag":"5","bahn":"",</text:p>
          </table:table-cell>
          <table:table-cell table:formula="of:=&quot;&quot;&quot;datum&quot;&quot;:&quot;&quot;&quot;&amp;[.Q88]&amp;&quot;&quot;&quot;,&quot;&quot;uhrzeit&quot;&quot;:&quot;&quot;&quot;&amp;[.R88]&amp;&quot;&quot;&quot;,&quot;" office:value-type="string" office:string-value="&quot;datum&quot;:&quot;BW 61 Mülheim 3&quot;,&quot;uhrzeit&quot;:&quot;BW 61 Mülheim 3&quot;,">
            <text:p>"datum":"BW 61 Mülheim 3","uhrzeit":"BW 61 Mülheim 3",</text:p>
          </table:table-cell>
          <table:table-cell table:formula="of:=&quot;&quot;&quot;heim&quot;&quot;:&quot;&quot;&quot;&amp;[.P88]&amp;&quot;&quot;&quot;,&quot;" office:value-type="string" office:string-value="&quot;heim&quot;:&quot;BW 61 Mülheim 3&quot;,">
            <text:p>"heim":"BW 61 Mülheim 3",</text:p>
          </table:table-cell>
          <table:table-cell table:formula="of:=&quot;&quot;&quot;gast&quot;&quot;:&quot;&quot;&quot;&amp;[.P88]&amp;&quot;&quot;&quot;}&quot;" office:value-type="string" office:string-value="&quot;gast&quot;:&quot;BW 61 Mülheim 3&quot;}">
            <text:p>"gast":"BW 61 Mülheim 3"}</text:p>
          </table:table-cell>
          <table:table-cell office:value-type="string">
            <text:p><text:s/></text:p>
          </table:table-cell>
        </table:table-row>
        <table:table-row table:style-name="ro2">
          <table:table-cell table:style-name="ce1" office:value-type="date" office:date-value="2012-08-06">
            <text:p>06.08.12</text:p>
          </table:table-cell>
          <table:table-cell office:value-type="string">
            <text:p>Spieltag</text:p>
          </table:table-cell>
          <table:table-cell table:number-columns-repeated="4"/>
          <table:table-cell table:number-columns-repeated="4"/>
          <table:table-cell table:formula="of:=IF(AND([.A89]=&quot;Bahn&quot;;[.K88]=-1);0;IF(AND([.A89]&lt;&gt;&quot;Bahn&quot;;[.K88]&lt;&gt;-1);[.K88]+1;[.K88]))" office:value-type="float" office:value="-1">
            <text:p>-1</text:p>
          </table:table-cell>
          <table:table-cell table:formula="of:=IF([.B89]=&quot;Spieltag&quot;;[.L88]+1;[.L88])" office:value-type="float" office:value="6">
            <text:p>6</text:p>
          </table:table-cell>
          <table:table-cell table:formula="of:=IF(AND([.K89]&gt;0;[.K89]&lt;&gt;[.K88]);[.A89];&quot;&quot;)">
            <text:p/>
          </table:table-cell>
          <table:table-cell table:formula="of:=IF([.O89]=1;VLOOKUP([.P89];[.K85:.M584];3;0);&quot;&quot;)">
            <text:p/>
          </table:table-cell>
          <table:table-cell table:formula="of:=IF([.A90]=&quot;So&quot;;1;[.O88]+1)" office:value-type="float" office:value="5">
            <text:p>5</text:p>
          </table:table-cell>
          <table:table-cell table:formula="of:=IF([.O89]=1;[.A89];IF([.O89]=2;[.A89];IF([.O89]=3;[.C89]&amp; &quot; &quot; &amp;[.D89]&amp;&quot; &quot;&amp;[.E89]&amp;&quot; &quot; &amp;[.F89];IF([.O89]=4;[.A89]&amp; &quot; &quot; &amp;[.B89]&amp;&quot; &quot;&amp;[.C89]&amp;&quot; &quot; &amp;[.D89]))))" office:value-type="boolean" office:boolean-value="false">
            <text:p>FALSCH</text:p>
          </table:table-cell>
          <table:table-cell table:formula="of:=IF([.O89]=1;[.A89];IF([.O89]=2;TEXT([.A90];&quot;TT.MM.JJ&quot;);IF([.O89]=3;[.C89]&amp; &quot; &quot; &amp;[.D89]&amp;&quot; &quot;&amp;[.E89]&amp;&quot; &quot; &amp;[.F89];IF([.O89]=4;[.A89]&amp; &quot; &quot; &amp;[.B89]&amp;&quot; &quot;&amp;[.C89]&amp;&quot; &quot; &amp;[.D89]))))" office:value-type="boolean" office:boolean-value="false">
            <text:p>FALSCH</text:p>
          </table:table-cell>
          <table:table-cell table:formula="of:=IF([.O89]=1;[.A89];IF([.O89]=2;TEXT([.B90];&quot;HH:MM&quot;);IF([.O89]=3;[.C89]&amp; &quot; &quot; &amp;[.D89]&amp;&quot; &quot;&amp;[.E89]&amp;&quot; &quot; &amp;[.F89];IF([.O89]=4;[.A89]&amp; &quot; &quot; &amp;[.B89]&amp;&quot; &quot;&amp;[.C89]&amp;&quot; &quot; &amp;[.D89]))))" office:value-type="boolean" office:boolean-value="false">
            <text:p>FALSCH</text:p>
          </table:table-cell>
          <table:table-cell/>
          <table:table-cell table:formula="of:=INDIRECT(&quot;R&quot;&amp;ROW([.T89])&amp;&quot;C&quot;&amp;COLUMN([.T89])+[.O89];&quot;0&quot;)" office:value-type="string" office:string-value=" ">
            <text:p><text:s/></text:p>
          </table:table-cell>
          <table:table-cell table:formula="of:=IF([.P89]&gt;1;&quot;,&quot;;&quot;&quot;)&amp;&quot;{ &quot;&quot;spielnr&quot;&quot;:&quot;&quot;&quot;&amp;[.P89]&amp;&quot;&quot;&quot;,&quot;&quot;spieltag&quot;&quot;:&quot;&quot;&quot;&amp;[.L89]&amp;&quot;&quot;&quot;,&quot;&quot;bahn&quot;&quot;:&quot;&quot;&quot;&amp;[.N89]&amp;&quot;&quot;&quot;,&quot;" office:value-type="string" office:string-value="{ &quot;spielnr&quot;:&quot;0&quot;,&quot;spieltag&quot;:&quot;6&quot;,&quot;bahn&quot;:&quot;&quot;,">
            <text:p>{ "spielnr":"0","spieltag":"6","bahn":"",</text:p>
          </table:table-cell>
          <table:table-cell table:formula="of:=&quot;&quot;&quot;datum&quot;&quot;:&quot;&quot;&quot;&amp;[.Q89]&amp;&quot;&quot;&quot;,&quot;&quot;uhrzeit&quot;&quot;:&quot;&quot;&quot;&amp;[.R89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89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89]&amp;&quot;&quot;&quot;}&quot;" office:value-type="string" office:string-value="&quot;gast&quot;:&quot;0&quot;}">
            <text:p>"gast":"0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float" office:value="21">
            <text:p>21</text:p>
          </table:table-cell>
          <table:table-cell table:number-columns-repeated="5"/>
          <table:table-cell table:number-columns-repeated="4"/>
          <table:table-cell table:formula="of:=IF(AND([.A90]=&quot;Bahn&quot;;[.K89]=-1);0;IF(AND([.A90]&lt;&gt;&quot;Bahn&quot;;[.K89]&lt;&gt;-1);[.K89]+1;[.K89]))" office:value-type="float" office:value="-1">
            <text:p>-1</text:p>
          </table:table-cell>
          <table:table-cell table:formula="of:=IF([.B90]=&quot;Spieltag&quot;;[.L89]+1;[.L89])" office:value-type="float" office:value="6">
            <text:p>6</text:p>
          </table:table-cell>
          <table:table-cell table:formula="of:=IF(AND([.K90]&gt;0;[.K90]&lt;&gt;[.K89]);[.A90];&quot;&quot;)">
            <text:p/>
          </table:table-cell>
          <table:table-cell table:formula="of:=IF([.O90]=1;VLOOKUP([.P90];[.K86:.M585];3;0);&quot;&quot;)" office:value-type="string" office:string-value="1-4">
            <text:p>1-4</text:p>
          </table:table-cell>
          <table:table-cell table:formula="of:=IF([.A91]=&quot;So&quot;;1;[.O89]+1)" office:value-type="float" office:value="1">
            <text:p>1</text:p>
          </table:table-cell>
          <table:table-cell table:formula="of:=IF([.O90]=1;[.A90];IF([.O90]=2;[.A90];IF([.O90]=3;[.C90]&amp; &quot; &quot; &amp;[.D90]&amp;&quot; &quot;&amp;[.E90]&amp;&quot; &quot; &amp;[.F90];IF([.O90]=4;[.A90]&amp; &quot; &quot; &amp;[.B90]&amp;&quot; &quot;&amp;[.C90]&amp;&quot; &quot; &amp;[.D90]))))" office:value-type="float" office:value="21">
            <text:p>21</text:p>
          </table:table-cell>
          <table:table-cell table:formula="of:=IF([.O90]=1;[.A90];IF([.O90]=2;TEXT([.A91];&quot;TT.MM.JJ&quot;);IF([.O90]=3;[.C90]&amp; &quot; &quot; &amp;[.D90]&amp;&quot; &quot;&amp;[.E90]&amp;&quot; &quot; &amp;[.F90];IF([.O90]=4;[.A90]&amp; &quot; &quot; &amp;[.B90]&amp;&quot; &quot;&amp;[.C90]&amp;&quot; &quot; &amp;[.D90]))))" office:value-type="float" office:value="21">
            <text:p>21</text:p>
          </table:table-cell>
          <table:table-cell table:formula="of:=IF([.O90]=1;[.A90];IF([.O90]=2;TEXT([.B91];&quot;HH:MM&quot;);IF([.O90]=3;[.C90]&amp; &quot; &quot; &amp;[.D90]&amp;&quot; &quot;&amp;[.E90]&amp;&quot; &quot; &amp;[.F90];IF([.O90]=4;[.A90]&amp; &quot; &quot; &amp;[.B90]&amp;&quot; &quot;&amp;[.C90]&amp;&quot; &quot; &amp;[.D90]))))" office:value-type="float" office:value="21">
            <text:p>21</text:p>
          </table:table-cell>
          <table:table-cell/>
          <table:table-cell table:formula="of:=INDIRECT(&quot;R&quot;&amp;ROW([.T90])&amp;&quot;C&quot;&amp;COLUMN([.T90])+[.O90];&quot;0&quot;)" office:value-type="string" office:string-value=",{ &quot;spielnr&quot;:&quot;21&quot;,&quot;spieltag&quot;:&quot;6&quot;,&quot;bahn&quot;:&quot;1-4&quot;,">
            <text:p>,{ "spielnr":"21","spieltag":"6","bahn":"1-4",</text:p>
          </table:table-cell>
          <table:table-cell table:formula="of:=IF([.P90]&gt;1;&quot;,&quot;;&quot;&quot;)&amp;&quot;{ &quot;&quot;spielnr&quot;&quot;:&quot;&quot;&quot;&amp;[.P90]&amp;&quot;&quot;&quot;,&quot;&quot;spieltag&quot;&quot;:&quot;&quot;&quot;&amp;[.L90]&amp;&quot;&quot;&quot;,&quot;&quot;bahn&quot;&quot;:&quot;&quot;&quot;&amp;[.N90]&amp;&quot;&quot;&quot;,&quot;" office:value-type="string" office:string-value=",{ &quot;spielnr&quot;:&quot;21&quot;,&quot;spieltag&quot;:&quot;6&quot;,&quot;bahn&quot;:&quot;1-4&quot;,">
            <text:p>,{ "spielnr":"21","spieltag":"6","bahn":"1-4",</text:p>
          </table:table-cell>
          <table:table-cell table:formula="of:=&quot;&quot;&quot;datum&quot;&quot;:&quot;&quot;&quot;&amp;[.Q90]&amp;&quot;&quot;&quot;,&quot;&quot;uhrzeit&quot;&quot;:&quot;&quot;&quot;&amp;[.R90]&amp;&quot;&quot;&quot;,&quot;" office:value-type="string" office:string-value="&quot;datum&quot;:&quot;21&quot;,&quot;uhrzeit&quot;:&quot;21&quot;,">
            <text:p>"datum":"21","uhrzeit":"21",</text:p>
          </table:table-cell>
          <table:table-cell table:formula="of:=&quot;&quot;&quot;heim&quot;&quot;:&quot;&quot;&quot;&amp;[.P90]&amp;&quot;&quot;&quot;,&quot;" office:value-type="string" office:string-value="&quot;heim&quot;:&quot;21&quot;,">
            <text:p>"heim":"21",</text:p>
          </table:table-cell>
          <table:table-cell table:formula="of:=&quot;&quot;&quot;gast&quot;&quot;:&quot;&quot;&quot;&amp;[.P90]&amp;&quot;&quot;&quot;}&quot;" office:value-type="string" office:string-value="&quot;gast&quot;:&quot;21&quot;}">
            <text:p>"gast":"21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So</text:p>
          </table:table-cell>
          <table:table-cell table:number-columns-repeated="5"/>
          <table:table-cell table:number-columns-repeated="4"/>
          <table:table-cell table:formula="of:=IF(AND([.A91]=&quot;Bahn&quot;;[.K90]=-1);0;IF(AND([.A91]&lt;&gt;&quot;Bahn&quot;;[.K90]&lt;&gt;-1);[.K90]+1;[.K90]))" office:value-type="float" office:value="-1">
            <text:p>-1</text:p>
          </table:table-cell>
          <table:table-cell table:formula="of:=IF([.B91]=&quot;Spieltag&quot;;[.L90]+1;[.L90])" office:value-type="float" office:value="6">
            <text:p>6</text:p>
          </table:table-cell>
          <table:table-cell table:formula="of:=IF(AND([.K91]&gt;0;[.K91]&lt;&gt;[.K90]);[.A91];&quot;&quot;)">
            <text:p/>
          </table:table-cell>
          <table:table-cell table:formula="of:=IF([.O91]=1;VLOOKUP([.P91];[.K87:.M586];3;0);&quot;&quot;)">
            <text:p/>
          </table:table-cell>
          <table:table-cell table:formula="of:=IF([.A92]=&quot;So&quot;;1;[.O90]+1)" office:value-type="float" office:value="2">
            <text:p>2</text:p>
          </table:table-cell>
          <table:table-cell table:formula="of:=IF([.O91]=1;[.A91];IF([.O91]=2;[.A91];IF([.O91]=3;[.C91]&amp; &quot; &quot; &amp;[.D91]&amp;&quot; &quot;&amp;[.E91]&amp;&quot; &quot; &amp;[.F91];IF([.O91]=4;[.A91]&amp; &quot; &quot; &amp;[.B91]&amp;&quot; &quot;&amp;[.C91]&amp;&quot; &quot; &amp;[.D91]))))" office:value-type="string" office:string-value="So">
            <text:p>So</text:p>
          </table:table-cell>
          <table:table-cell table:formula="of:=IF([.O91]=1;[.A91];IF([.O91]=2;TEXT([.A92];&quot;TT.MM.JJ&quot;);IF([.O91]=3;[.C91]&amp; &quot; &quot; &amp;[.D91]&amp;&quot; &quot;&amp;[.E91]&amp;&quot; &quot; &amp;[.F91];IF([.O91]=4;[.A91]&amp; &quot; &quot; &amp;[.B91]&amp;&quot; &quot;&amp;[.C91]&amp;&quot; &quot; &amp;[.D91]))))" office:value-type="string" office:string-value="11.11.12">
            <text:p>11.11.12</text:p>
          </table:table-cell>
          <table:table-cell table:formula="of:=IF([.O91]=1;[.A91];IF([.O91]=2;TEXT([.B92];&quot;HH:MM&quot;);IF([.O91]=3;[.C91]&amp; &quot; &quot; &amp;[.D91]&amp;&quot; &quot;&amp;[.E91]&amp;&quot; &quot; &amp;[.F91];IF([.O91]=4;[.A91]&amp; &quot; &quot; &amp;[.B91]&amp;&quot; &quot;&amp;[.C91]&amp;&quot; &quot; &amp;[.D91]))))" office:value-type="string" office:string-value="10:00">
            <text:p>10:00</text:p>
          </table:table-cell>
          <table:table-cell/>
          <table:table-cell table:formula="of:=INDIRECT(&quot;R&quot;&amp;ROW([.T91])&amp;&quot;C&quot;&amp;COLUMN([.T91])+[.O91];&quot;0&quot;)" office:value-type="string" office:string-value="&quot;datum&quot;:&quot;11.11.12&quot;,&quot;uhrzeit&quot;:&quot;10:00&quot;,">
            <text:p>"datum":"11.11.12","uhrzeit":"10:00",</text:p>
          </table:table-cell>
          <table:table-cell table:formula="of:=IF([.P91]&gt;1;&quot;,&quot;;&quot;&quot;)&amp;&quot;{ &quot;&quot;spielnr&quot;&quot;:&quot;&quot;&quot;&amp;[.P91]&amp;&quot;&quot;&quot;,&quot;&quot;spieltag&quot;&quot;:&quot;&quot;&quot;&amp;[.L91]&amp;&quot;&quot;&quot;,&quot;&quot;bahn&quot;&quot;:&quot;&quot;&quot;&amp;[.N91]&amp;&quot;&quot;&quot;,&quot;" office:value-type="string" office:string-value=",{ &quot;spielnr&quot;:&quot;So&quot;,&quot;spieltag&quot;:&quot;6&quot;,&quot;bahn&quot;:&quot;&quot;,">
            <text:p>,{ "spielnr":"So","spieltag":"6","bahn":"",</text:p>
          </table:table-cell>
          <table:table-cell table:formula="of:=&quot;&quot;&quot;datum&quot;&quot;:&quot;&quot;&quot;&amp;[.Q91]&amp;&quot;&quot;&quot;,&quot;&quot;uhrzeit&quot;&quot;:&quot;&quot;&quot;&amp;[.R91]&amp;&quot;&quot;&quot;,&quot;" office:value-type="string" office:string-value="&quot;datum&quot;:&quot;11.11.12&quot;,&quot;uhrzeit&quot;:&quot;10:00&quot;,">
            <text:p>"datum":"11.11.12","uhrzeit":"10:00",</text:p>
          </table:table-cell>
          <table:table-cell table:formula="of:=&quot;&quot;&quot;heim&quot;&quot;:&quot;&quot;&quot;&amp;[.P91]&amp;&quot;&quot;&quot;,&quot;" office:value-type="string" office:string-value="&quot;heim&quot;:&quot;So&quot;,">
            <text:p>"heim":"So",</text:p>
          </table:table-cell>
          <table:table-cell table:formula="of:=&quot;&quot;&quot;gast&quot;&quot;:&quot;&quot;&quot;&amp;[.P91]&amp;&quot;&quot;&quot;}&quot;" office:value-type="string" office:string-value="&quot;gast&quot;:&quot;So&quot;}">
            <text:p>"gast":"So"}</text:p>
          </table:table-cell>
          <table:table-cell office:value-type="string">
            <text:p><text:s/></text:p>
          </table:table-cell>
        </table:table-row>
        <table:table-row table:style-name="ro2">
          <table:table-cell table:style-name="ce1" office:value-type="date" office:date-value="2012-11-11">
            <text:p>11.11.12</text:p>
          </table:table-cell>
          <table:table-cell table:style-name="ce3" office:value-type="time" office:time-value="PT10H00M00S">
            <text:p>10:00:00</text:p>
          </table:table-cell>
          <table:table-cell office:value-type="string">
            <text:p>SK</text:p>
          </table:table-cell>
          <table:table-cell office:value-type="string">
            <text:p>Dinslaken</text:p>
          </table:table-cell>
          <table:table-cell office:value-type="float" office:value="3">
            <text:p>3</text:p>
          </table:table-cell>
          <table:table-cell/>
          <table:table-cell table:number-columns-repeated="4"/>
          <table:table-cell table:formula="of:=IF(AND([.A92]=&quot;Bahn&quot;;[.K91]=-1);0;IF(AND([.A92]&lt;&gt;&quot;Bahn&quot;;[.K91]&lt;&gt;-1);[.K91]+1;[.K91]))" office:value-type="float" office:value="-1">
            <text:p>-1</text:p>
          </table:table-cell>
          <table:table-cell table:formula="of:=IF([.B92]=&quot;Spieltag&quot;;[.L91]+1;[.L91])" office:value-type="float" office:value="6">
            <text:p>6</text:p>
          </table:table-cell>
          <table:table-cell table:formula="of:=IF(AND([.K92]&gt;0;[.K92]&lt;&gt;[.K91]);[.A92];&quot;&quot;)">
            <text:p/>
          </table:table-cell>
          <table:table-cell table:formula="of:=IF([.O92]=1;VLOOKUP([.P92];[.K88:.M587];3;0);&quot;&quot;)">
            <text:p/>
          </table:table-cell>
          <table:table-cell table:formula="of:=IF([.A93]=&quot;So&quot;;1;[.O91]+1)" office:value-type="float" office:value="3">
            <text:p>3</text:p>
          </table:table-cell>
          <table:table-cell table:formula="of:=IF([.O92]=1;[.A92];IF([.O92]=2;[.A92];IF([.O92]=3;[.C92]&amp; &quot; &quot; &amp;[.D92]&amp;&quot; &quot;&amp;[.E92]&amp;&quot; &quot; &amp;[.F92];IF([.O92]=4;[.A92]&amp; &quot; &quot; &amp;[.B92]&amp;&quot; &quot;&amp;[.C92]&amp;&quot; &quot; &amp;[.D92]))))" office:value-type="string" office:string-value="SK Dinslaken 3 ">
            <text:p>SK Dinslaken 3 </text:p>
          </table:table-cell>
          <table:table-cell table:formula="of:=IF([.O92]=1;[.A92];IF([.O92]=2;TEXT([.A93];&quot;TT.MM.JJ&quot;);IF([.O92]=3;[.C92]&amp; &quot; &quot; &amp;[.D92]&amp;&quot; &quot;&amp;[.E92]&amp;&quot; &quot; &amp;[.F92];IF([.O92]=4;[.A92]&amp; &quot; &quot; &amp;[.B92]&amp;&quot; &quot;&amp;[.C92]&amp;&quot; &quot; &amp;[.D92]))))" office:value-type="string" office:string-value="SK Dinslaken 3 ">
            <text:p>SK Dinslaken 3 </text:p>
          </table:table-cell>
          <table:table-cell table:formula="of:=IF([.O92]=1;[.A92];IF([.O92]=2;TEXT([.B93];&quot;HH:MM&quot;);IF([.O92]=3;[.C92]&amp; &quot; &quot; &amp;[.D92]&amp;&quot; &quot;&amp;[.E92]&amp;&quot; &quot; &amp;[.F92];IF([.O92]=4;[.A92]&amp; &quot; &quot; &amp;[.B92]&amp;&quot; &quot;&amp;[.C92]&amp;&quot; &quot; &amp;[.D92]))))" office:value-type="string" office:string-value="SK Dinslaken 3 ">
            <text:p>SK Dinslaken 3 </text:p>
          </table:table-cell>
          <table:table-cell/>
          <table:table-cell table:formula="of:=INDIRECT(&quot;R&quot;&amp;ROW([.T92])&amp;&quot;C&quot;&amp;COLUMN([.T92])+[.O92];&quot;0&quot;)" office:value-type="string" office:string-value="&quot;heim&quot;:&quot;SK Dinslaken 3 &quot;,">
            <text:p>"heim":"SK Dinslaken 3 ",</text:p>
          </table:table-cell>
          <table:table-cell table:formula="of:=IF([.P92]&gt;1;&quot;,&quot;;&quot;&quot;)&amp;&quot;{ &quot;&quot;spielnr&quot;&quot;:&quot;&quot;&quot;&amp;[.P92]&amp;&quot;&quot;&quot;,&quot;&quot;spieltag&quot;&quot;:&quot;&quot;&quot;&amp;[.L92]&amp;&quot;&quot;&quot;,&quot;&quot;bahn&quot;&quot;:&quot;&quot;&quot;&amp;[.N92]&amp;&quot;&quot;&quot;,&quot;" office:value-type="string" office:string-value=",{ &quot;spielnr&quot;:&quot;SK Dinslaken 3 &quot;,&quot;spieltag&quot;:&quot;6&quot;,&quot;bahn&quot;:&quot;&quot;,">
            <text:p>,{ "spielnr":"SK Dinslaken 3 ","spieltag":"6","bahn":"",</text:p>
          </table:table-cell>
          <table:table-cell table:formula="of:=&quot;&quot;&quot;datum&quot;&quot;:&quot;&quot;&quot;&amp;[.Q92]&amp;&quot;&quot;&quot;,&quot;&quot;uhrzeit&quot;&quot;:&quot;&quot;&quot;&amp;[.R92]&amp;&quot;&quot;&quot;,&quot;" office:value-type="string" office:string-value="&quot;datum&quot;:&quot;SK Dinslaken 3 &quot;,&quot;uhrzeit&quot;:&quot;SK Dinslaken 3 &quot;,">
            <text:p>"datum":"SK Dinslaken 3 ","uhrzeit":"SK Dinslaken 3 ",</text:p>
          </table:table-cell>
          <table:table-cell table:formula="of:=&quot;&quot;&quot;heim&quot;&quot;:&quot;&quot;&quot;&amp;[.P92]&amp;&quot;&quot;&quot;,&quot;" office:value-type="string" office:string-value="&quot;heim&quot;:&quot;SK Dinslaken 3 &quot;,">
            <text:p>"heim":"SK Dinslaken 3 ",</text:p>
          </table:table-cell>
          <table:table-cell table:formula="of:=&quot;&quot;&quot;gast&quot;&quot;:&quot;&quot;&quot;&amp;[.P92]&amp;&quot;&quot;&quot;}&quot;" office:value-type="string" office:string-value="&quot;gast&quot;:&quot;SK Dinslaken 3 &quot;}">
            <text:p>"gast":"SK Dinslaken 3 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KSF</text:p>
          </table:table-cell>
          <table:table-cell office:value-type="float" office:value="32">
            <text:p>32</text:p>
          </table:table-cell>
          <table:table-cell office:value-type="string">
            <text:p>Duisburg</text:p>
          </table:table-cell>
          <table:table-cell office:value-type="float" office:value="1">
            <text:p>1</text:p>
          </table:table-cell>
          <table:table-cell table:number-columns-repeated="2"/>
          <table:table-cell table:number-columns-repeated="4"/>
          <table:table-cell table:formula="of:=IF(AND([.A93]=&quot;Bahn&quot;;[.K92]=-1);0;IF(AND([.A93]&lt;&gt;&quot;Bahn&quot;;[.K92]&lt;&gt;-1);[.K92]+1;[.K92]))" office:value-type="float" office:value="-1">
            <text:p>-1</text:p>
          </table:table-cell>
          <table:table-cell table:formula="of:=IF([.B93]=&quot;Spieltag&quot;;[.L92]+1;[.L92])" office:value-type="float" office:value="6">
            <text:p>6</text:p>
          </table:table-cell>
          <table:table-cell table:formula="of:=IF(AND([.K93]&gt;0;[.K93]&lt;&gt;[.K92]);[.A93];&quot;&quot;)">
            <text:p/>
          </table:table-cell>
          <table:table-cell table:formula="of:=IF([.O93]=1;VLOOKUP([.P93];[.K89:.M588];3;0);&quot;&quot;)">
            <text:p/>
          </table:table-cell>
          <table:table-cell table:formula="of:=IF([.A94]=&quot;So&quot;;1;[.O92]+1)" office:value-type="float" office:value="4">
            <text:p>4</text:p>
          </table:table-cell>
          <table:table-cell table:formula="of:=IF([.O93]=1;[.A93];IF([.O93]=2;[.A93];IF([.O93]=3;[.C93]&amp; &quot; &quot; &amp;[.D93]&amp;&quot; &quot;&amp;[.E93]&amp;&quot; &quot; &amp;[.F93];IF([.O93]=4;[.A93]&amp; &quot; &quot; &amp;[.B93]&amp;&quot; &quot;&amp;[.C93]&amp;&quot; &quot; &amp;[.D93]))))" office:value-type="string" office:string-value="KSF 32 Duisburg 1">
            <text:p>KSF 32 Duisburg 1</text:p>
          </table:table-cell>
          <table:table-cell table:formula="of:=IF([.O93]=1;[.A93];IF([.O93]=2;TEXT([.A94];&quot;TT.MM.JJ&quot;);IF([.O93]=3;[.C93]&amp; &quot; &quot; &amp;[.D93]&amp;&quot; &quot;&amp;[.E93]&amp;&quot; &quot; &amp;[.F93];IF([.O93]=4;[.A93]&amp; &quot; &quot; &amp;[.B93]&amp;&quot; &quot;&amp;[.C93]&amp;&quot; &quot; &amp;[.D93]))))" office:value-type="string" office:string-value="KSF 32 Duisburg 1">
            <text:p>KSF 32 Duisburg 1</text:p>
          </table:table-cell>
          <table:table-cell table:formula="of:=IF([.O93]=1;[.A93];IF([.O93]=2;TEXT([.B94];&quot;HH:MM&quot;);IF([.O93]=3;[.C93]&amp; &quot; &quot; &amp;[.D93]&amp;&quot; &quot;&amp;[.E93]&amp;&quot; &quot; &amp;[.F93];IF([.O93]=4;[.A93]&amp; &quot; &quot; &amp;[.B93]&amp;&quot; &quot;&amp;[.C93]&amp;&quot; &quot; &amp;[.D93]))))" office:value-type="string" office:string-value="KSF 32 Duisburg 1">
            <text:p>KSF 32 Duisburg 1</text:p>
          </table:table-cell>
          <table:table-cell/>
          <table:table-cell table:formula="of:=INDIRECT(&quot;R&quot;&amp;ROW([.T93])&amp;&quot;C&quot;&amp;COLUMN([.T93])+[.O93];&quot;0&quot;)" office:value-type="string" office:string-value="&quot;gast&quot;:&quot;KSF 32 Duisburg 1&quot;}">
            <text:p>"gast":"KSF 32 Duisburg 1"}</text:p>
          </table:table-cell>
          <table:table-cell table:formula="of:=IF([.P93]&gt;1;&quot;,&quot;;&quot;&quot;)&amp;&quot;{ &quot;&quot;spielnr&quot;&quot;:&quot;&quot;&quot;&amp;[.P93]&amp;&quot;&quot;&quot;,&quot;&quot;spieltag&quot;&quot;:&quot;&quot;&quot;&amp;[.L93]&amp;&quot;&quot;&quot;,&quot;&quot;bahn&quot;&quot;:&quot;&quot;&quot;&amp;[.N93]&amp;&quot;&quot;&quot;,&quot;" office:value-type="string" office:string-value=",{ &quot;spielnr&quot;:&quot;KSF 32 Duisburg 1&quot;,&quot;spieltag&quot;:&quot;6&quot;,&quot;bahn&quot;:&quot;&quot;,">
            <text:p>,{ "spielnr":"KSF 32 Duisburg 1","spieltag":"6","bahn":"",</text:p>
          </table:table-cell>
          <table:table-cell table:formula="of:=&quot;&quot;&quot;datum&quot;&quot;:&quot;&quot;&quot;&amp;[.Q93]&amp;&quot;&quot;&quot;,&quot;&quot;uhrzeit&quot;&quot;:&quot;&quot;&quot;&amp;[.R93]&amp;&quot;&quot;&quot;,&quot;" office:value-type="string" office:string-value="&quot;datum&quot;:&quot;KSF 32 Duisburg 1&quot;,&quot;uhrzeit&quot;:&quot;KSF 32 Duisburg 1&quot;,">
            <text:p>"datum":"KSF 32 Duisburg 1","uhrzeit":"KSF 32 Duisburg 1",</text:p>
          </table:table-cell>
          <table:table-cell table:formula="of:=&quot;&quot;&quot;heim&quot;&quot;:&quot;&quot;&quot;&amp;[.P93]&amp;&quot;&quot;&quot;,&quot;" office:value-type="string" office:string-value="&quot;heim&quot;:&quot;KSF 32 Duisburg 1&quot;,">
            <text:p>"heim":"KSF 32 Duisburg 1",</text:p>
          </table:table-cell>
          <table:table-cell table:formula="of:=&quot;&quot;&quot;gast&quot;&quot;:&quot;&quot;&quot;&amp;[.P93]&amp;&quot;&quot;&quot;}&quot;" office:value-type="string" office:string-value="&quot;gast&quot;:&quot;KSF 32 Duisburg 1&quot;}">
            <text:p>"gast":"KSF 32 Duisburg 1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float" office:value="22">
            <text:p>22</text:p>
          </table:table-cell>
          <table:table-cell table:number-columns-repeated="5"/>
          <table:table-cell table:number-columns-repeated="4"/>
          <table:table-cell table:formula="of:=IF(AND([.A94]=&quot;Bahn&quot;;[.K93]=-1);0;IF(AND([.A94]&lt;&gt;&quot;Bahn&quot;;[.K93]&lt;&gt;-1);[.K93]+1;[.K93]))" office:value-type="float" office:value="-1">
            <text:p>-1</text:p>
          </table:table-cell>
          <table:table-cell table:formula="of:=IF([.B94]=&quot;Spieltag&quot;;[.L93]+1;[.L93])" office:value-type="float" office:value="6">
            <text:p>6</text:p>
          </table:table-cell>
          <table:table-cell table:formula="of:=IF(AND([.K94]&gt;0;[.K94]&lt;&gt;[.K93]);[.A94];&quot;&quot;)">
            <text:p/>
          </table:table-cell>
          <table:table-cell table:formula="of:=IF([.O94]=1;VLOOKUP([.P94];[.K90:.M589];3;0);&quot;&quot;)" office:value-type="string" office:string-value="1-4">
            <text:p>1-4</text:p>
          </table:table-cell>
          <table:table-cell table:formula="of:=IF([.A95]=&quot;So&quot;;1;[.O93]+1)" office:value-type="float" office:value="1">
            <text:p>1</text:p>
          </table:table-cell>
          <table:table-cell table:formula="of:=IF([.O94]=1;[.A94];IF([.O94]=2;[.A94];IF([.O94]=3;[.C94]&amp; &quot; &quot; &amp;[.D94]&amp;&quot; &quot;&amp;[.E94]&amp;&quot; &quot; &amp;[.F94];IF([.O94]=4;[.A94]&amp; &quot; &quot; &amp;[.B94]&amp;&quot; &quot;&amp;[.C94]&amp;&quot; &quot; &amp;[.D94]))))" office:value-type="float" office:value="22">
            <text:p>22</text:p>
          </table:table-cell>
          <table:table-cell table:formula="of:=IF([.O94]=1;[.A94];IF([.O94]=2;TEXT([.A95];&quot;TT.MM.JJ&quot;);IF([.O94]=3;[.C94]&amp; &quot; &quot; &amp;[.D94]&amp;&quot; &quot;&amp;[.E94]&amp;&quot; &quot; &amp;[.F94];IF([.O94]=4;[.A94]&amp; &quot; &quot; &amp;[.B94]&amp;&quot; &quot;&amp;[.C94]&amp;&quot; &quot; &amp;[.D94]))))" office:value-type="float" office:value="22">
            <text:p>22</text:p>
          </table:table-cell>
          <table:table-cell table:formula="of:=IF([.O94]=1;[.A94];IF([.O94]=2;TEXT([.B95];&quot;HH:MM&quot;);IF([.O94]=3;[.C94]&amp; &quot; &quot; &amp;[.D94]&amp;&quot; &quot;&amp;[.E94]&amp;&quot; &quot; &amp;[.F94];IF([.O94]=4;[.A94]&amp; &quot; &quot; &amp;[.B94]&amp;&quot; &quot;&amp;[.C94]&amp;&quot; &quot; &amp;[.D94]))))" office:value-type="float" office:value="22">
            <text:p>22</text:p>
          </table:table-cell>
          <table:table-cell/>
          <table:table-cell table:formula="of:=INDIRECT(&quot;R&quot;&amp;ROW([.T94])&amp;&quot;C&quot;&amp;COLUMN([.T94])+[.O94];&quot;0&quot;)" office:value-type="string" office:string-value=",{ &quot;spielnr&quot;:&quot;22&quot;,&quot;spieltag&quot;:&quot;6&quot;,&quot;bahn&quot;:&quot;1-4&quot;,">
            <text:p>,{ "spielnr":"22","spieltag":"6","bahn":"1-4",</text:p>
          </table:table-cell>
          <table:table-cell table:formula="of:=IF([.P94]&gt;1;&quot;,&quot;;&quot;&quot;)&amp;&quot;{ &quot;&quot;spielnr&quot;&quot;:&quot;&quot;&quot;&amp;[.P94]&amp;&quot;&quot;&quot;,&quot;&quot;spieltag&quot;&quot;:&quot;&quot;&quot;&amp;[.L94]&amp;&quot;&quot;&quot;,&quot;&quot;bahn&quot;&quot;:&quot;&quot;&quot;&amp;[.N94]&amp;&quot;&quot;&quot;,&quot;" office:value-type="string" office:string-value=",{ &quot;spielnr&quot;:&quot;22&quot;,&quot;spieltag&quot;:&quot;6&quot;,&quot;bahn&quot;:&quot;1-4&quot;,">
            <text:p>,{ "spielnr":"22","spieltag":"6","bahn":"1-4",</text:p>
          </table:table-cell>
          <table:table-cell table:formula="of:=&quot;&quot;&quot;datum&quot;&quot;:&quot;&quot;&quot;&amp;[.Q94]&amp;&quot;&quot;&quot;,&quot;&quot;uhrzeit&quot;&quot;:&quot;&quot;&quot;&amp;[.R94]&amp;&quot;&quot;&quot;,&quot;" office:value-type="string" office:string-value="&quot;datum&quot;:&quot;22&quot;,&quot;uhrzeit&quot;:&quot;22&quot;,">
            <text:p>"datum":"22","uhrzeit":"22",</text:p>
          </table:table-cell>
          <table:table-cell table:formula="of:=&quot;&quot;&quot;heim&quot;&quot;:&quot;&quot;&quot;&amp;[.P94]&amp;&quot;&quot;&quot;,&quot;" office:value-type="string" office:string-value="&quot;heim&quot;:&quot;22&quot;,">
            <text:p>"heim":"22",</text:p>
          </table:table-cell>
          <table:table-cell table:formula="of:=&quot;&quot;&quot;gast&quot;&quot;:&quot;&quot;&quot;&amp;[.P94]&amp;&quot;&quot;&quot;}&quot;" office:value-type="string" office:string-value="&quot;gast&quot;:&quot;22&quot;}">
            <text:p>"gast":"22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So</text:p>
          </table:table-cell>
          <table:table-cell table:number-columns-repeated="5"/>
          <table:table-cell table:number-columns-repeated="4"/>
          <table:table-cell table:formula="of:=IF(AND([.A95]=&quot;Bahn&quot;;[.K94]=-1);0;IF(AND([.A95]&lt;&gt;&quot;Bahn&quot;;[.K94]&lt;&gt;-1);[.K94]+1;[.K94]))" office:value-type="float" office:value="-1">
            <text:p>-1</text:p>
          </table:table-cell>
          <table:table-cell table:formula="of:=IF([.B95]=&quot;Spieltag&quot;;[.L94]+1;[.L94])" office:value-type="float" office:value="6">
            <text:p>6</text:p>
          </table:table-cell>
          <table:table-cell table:formula="of:=IF(AND([.K95]&gt;0;[.K95]&lt;&gt;[.K94]);[.A95];&quot;&quot;)">
            <text:p/>
          </table:table-cell>
          <table:table-cell table:formula="of:=IF([.O95]=1;VLOOKUP([.P95];[.K91:.M590];3;0);&quot;&quot;)">
            <text:p/>
          </table:table-cell>
          <table:table-cell table:formula="of:=IF([.A96]=&quot;So&quot;;1;[.O94]+1)" office:value-type="float" office:value="2">
            <text:p>2</text:p>
          </table:table-cell>
          <table:table-cell table:formula="of:=IF([.O95]=1;[.A95];IF([.O95]=2;[.A95];IF([.O95]=3;[.C95]&amp; &quot; &quot; &amp;[.D95]&amp;&quot; &quot;&amp;[.E95]&amp;&quot; &quot; &amp;[.F95];IF([.O95]=4;[.A95]&amp; &quot; &quot; &amp;[.B95]&amp;&quot; &quot;&amp;[.C95]&amp;&quot; &quot; &amp;[.D95]))))" office:value-type="string" office:string-value="So">
            <text:p>So</text:p>
          </table:table-cell>
          <table:table-cell table:formula="of:=IF([.O95]=1;[.A95];IF([.O95]=2;TEXT([.A96];&quot;TT.MM.JJ&quot;);IF([.O95]=3;[.C95]&amp; &quot; &quot; &amp;[.D95]&amp;&quot; &quot;&amp;[.E95]&amp;&quot; &quot; &amp;[.F95];IF([.O95]=4;[.A95]&amp; &quot; &quot; &amp;[.B95]&amp;&quot; &quot;&amp;[.C95]&amp;&quot; &quot; &amp;[.D95]))))" office:value-type="string" office:string-value="11.11.12">
            <text:p>11.11.12</text:p>
          </table:table-cell>
          <table:table-cell table:formula="of:=IF([.O95]=1;[.A95];IF([.O95]=2;TEXT([.B96];&quot;HH:MM&quot;);IF([.O95]=3;[.C95]&amp; &quot; &quot; &amp;[.D95]&amp;&quot; &quot;&amp;[.E95]&amp;&quot; &quot; &amp;[.F95];IF([.O95]=4;[.A95]&amp; &quot; &quot; &amp;[.B95]&amp;&quot; &quot;&amp;[.C95]&amp;&quot; &quot; &amp;[.D95]))))" office:value-type="string" office:string-value="10:00">
            <text:p>10:00</text:p>
          </table:table-cell>
          <table:table-cell/>
          <table:table-cell table:formula="of:=INDIRECT(&quot;R&quot;&amp;ROW([.T95])&amp;&quot;C&quot;&amp;COLUMN([.T95])+[.O95];&quot;0&quot;)" office:value-type="string" office:string-value="&quot;datum&quot;:&quot;11.11.12&quot;,&quot;uhrzeit&quot;:&quot;10:00&quot;,">
            <text:p>"datum":"11.11.12","uhrzeit":"10:00",</text:p>
          </table:table-cell>
          <table:table-cell table:formula="of:=IF([.P95]&gt;1;&quot;,&quot;;&quot;&quot;)&amp;&quot;{ &quot;&quot;spielnr&quot;&quot;:&quot;&quot;&quot;&amp;[.P95]&amp;&quot;&quot;&quot;,&quot;&quot;spieltag&quot;&quot;:&quot;&quot;&quot;&amp;[.L95]&amp;&quot;&quot;&quot;,&quot;&quot;bahn&quot;&quot;:&quot;&quot;&quot;&amp;[.N95]&amp;&quot;&quot;&quot;,&quot;" office:value-type="string" office:string-value=",{ &quot;spielnr&quot;:&quot;So&quot;,&quot;spieltag&quot;:&quot;6&quot;,&quot;bahn&quot;:&quot;&quot;,">
            <text:p>,{ "spielnr":"So","spieltag":"6","bahn":"",</text:p>
          </table:table-cell>
          <table:table-cell table:formula="of:=&quot;&quot;&quot;datum&quot;&quot;:&quot;&quot;&quot;&amp;[.Q95]&amp;&quot;&quot;&quot;,&quot;&quot;uhrzeit&quot;&quot;:&quot;&quot;&quot;&amp;[.R95]&amp;&quot;&quot;&quot;,&quot;" office:value-type="string" office:string-value="&quot;datum&quot;:&quot;11.11.12&quot;,&quot;uhrzeit&quot;:&quot;10:00&quot;,">
            <text:p>"datum":"11.11.12","uhrzeit":"10:00",</text:p>
          </table:table-cell>
          <table:table-cell table:formula="of:=&quot;&quot;&quot;heim&quot;&quot;:&quot;&quot;&quot;&amp;[.P95]&amp;&quot;&quot;&quot;,&quot;" office:value-type="string" office:string-value="&quot;heim&quot;:&quot;So&quot;,">
            <text:p>"heim":"So",</text:p>
          </table:table-cell>
          <table:table-cell table:formula="of:=&quot;&quot;&quot;gast&quot;&quot;:&quot;&quot;&quot;&amp;[.P95]&amp;&quot;&quot;&quot;}&quot;" office:value-type="string" office:string-value="&quot;gast&quot;:&quot;So&quot;}">
            <text:p>"gast":"So"}</text:p>
          </table:table-cell>
          <table:table-cell office:value-type="string">
            <text:p><text:s/></text:p>
          </table:table-cell>
        </table:table-row>
        <table:table-row table:style-name="ro2">
          <table:table-cell table:style-name="ce1" office:value-type="date" office:date-value="2012-11-11">
            <text:p>11.11.12</text:p>
          </table:table-cell>
          <table:table-cell table:style-name="ce3" office:value-type="time" office:time-value="PT10H00M00S">
            <text:p>10:00:00</text:p>
          </table:table-cell>
          <table:table-cell office:value-type="string">
            <text:p>SK</text:p>
          </table:table-cell>
          <table:table-cell office:value-type="string">
            <text:p>66/99</text:p>
          </table:table-cell>
          <table:table-cell office:value-type="string">
            <text:p>Solingen</text:p>
          </table:table-cell>
          <table:table-cell office:value-type="float" office:value="1">
            <text:p>1</text:p>
          </table:table-cell>
          <table:table-cell table:number-columns-repeated="4"/>
          <table:table-cell table:formula="of:=IF(AND([.A96]=&quot;Bahn&quot;;[.K95]=-1);0;IF(AND([.A96]&lt;&gt;&quot;Bahn&quot;;[.K95]&lt;&gt;-1);[.K95]+1;[.K95]))" office:value-type="float" office:value="-1">
            <text:p>-1</text:p>
          </table:table-cell>
          <table:table-cell table:formula="of:=IF([.B96]=&quot;Spieltag&quot;;[.L95]+1;[.L95])" office:value-type="float" office:value="6">
            <text:p>6</text:p>
          </table:table-cell>
          <table:table-cell table:formula="of:=IF(AND([.K96]&gt;0;[.K96]&lt;&gt;[.K95]);[.A96];&quot;&quot;)">
            <text:p/>
          </table:table-cell>
          <table:table-cell table:formula="of:=IF([.O96]=1;VLOOKUP([.P96];[.K92:.M591];3;0);&quot;&quot;)">
            <text:p/>
          </table:table-cell>
          <table:table-cell table:formula="of:=IF([.A97]=&quot;So&quot;;1;[.O95]+1)" office:value-type="float" office:value="3">
            <text:p>3</text:p>
          </table:table-cell>
          <table:table-cell table:formula="of:=IF([.O96]=1;[.A96];IF([.O96]=2;[.A96];IF([.O96]=3;[.C96]&amp; &quot; &quot; &amp;[.D96]&amp;&quot; &quot;&amp;[.E96]&amp;&quot; &quot; &amp;[.F96];IF([.O96]=4;[.A96]&amp; &quot; &quot; &amp;[.B96]&amp;&quot; &quot;&amp;[.C96]&amp;&quot; &quot; &amp;[.D96]))))" office:value-type="string" office:string-value="SK 66/99 Solingen 1">
            <text:p>SK 66/99 Solingen 1</text:p>
          </table:table-cell>
          <table:table-cell table:formula="of:=IF([.O96]=1;[.A96];IF([.O96]=2;TEXT([.A97];&quot;TT.MM.JJ&quot;);IF([.O96]=3;[.C96]&amp; &quot; &quot; &amp;[.D96]&amp;&quot; &quot;&amp;[.E96]&amp;&quot; &quot; &amp;[.F96];IF([.O96]=4;[.A96]&amp; &quot; &quot; &amp;[.B96]&amp;&quot; &quot;&amp;[.C96]&amp;&quot; &quot; &amp;[.D96]))))" office:value-type="string" office:string-value="SK 66/99 Solingen 1">
            <text:p>SK 66/99 Solingen 1</text:p>
          </table:table-cell>
          <table:table-cell table:formula="of:=IF([.O96]=1;[.A96];IF([.O96]=2;TEXT([.B97];&quot;HH:MM&quot;);IF([.O96]=3;[.C96]&amp; &quot; &quot; &amp;[.D96]&amp;&quot; &quot;&amp;[.E96]&amp;&quot; &quot; &amp;[.F96];IF([.O96]=4;[.A96]&amp; &quot; &quot; &amp;[.B96]&amp;&quot; &quot;&amp;[.C96]&amp;&quot; &quot; &amp;[.D96]))))" office:value-type="string" office:string-value="SK 66/99 Solingen 1">
            <text:p>SK 66/99 Solingen 1</text:p>
          </table:table-cell>
          <table:table-cell/>
          <table:table-cell table:formula="of:=INDIRECT(&quot;R&quot;&amp;ROW([.T96])&amp;&quot;C&quot;&amp;COLUMN([.T96])+[.O96];&quot;0&quot;)" office:value-type="string" office:string-value="&quot;heim&quot;:&quot;SK 66/99 Solingen 1&quot;,">
            <text:p>"heim":"SK 66/99 Solingen 1",</text:p>
          </table:table-cell>
          <table:table-cell table:formula="of:=IF([.P96]&gt;1;&quot;,&quot;;&quot;&quot;)&amp;&quot;{ &quot;&quot;spielnr&quot;&quot;:&quot;&quot;&quot;&amp;[.P96]&amp;&quot;&quot;&quot;,&quot;&quot;spieltag&quot;&quot;:&quot;&quot;&quot;&amp;[.L96]&amp;&quot;&quot;&quot;,&quot;&quot;bahn&quot;&quot;:&quot;&quot;&quot;&amp;[.N96]&amp;&quot;&quot;&quot;,&quot;" office:value-type="string" office:string-value=",{ &quot;spielnr&quot;:&quot;SK 66/99 Solingen 1&quot;,&quot;spieltag&quot;:&quot;6&quot;,&quot;bahn&quot;:&quot;&quot;,">
            <text:p>,{ "spielnr":"SK 66/99 Solingen 1","spieltag":"6","bahn":"",</text:p>
          </table:table-cell>
          <table:table-cell table:formula="of:=&quot;&quot;&quot;datum&quot;&quot;:&quot;&quot;&quot;&amp;[.Q96]&amp;&quot;&quot;&quot;,&quot;&quot;uhrzeit&quot;&quot;:&quot;&quot;&quot;&amp;[.R96]&amp;&quot;&quot;&quot;,&quot;" office:value-type="string" office:string-value="&quot;datum&quot;:&quot;SK 66/99 Solingen 1&quot;,&quot;uhrzeit&quot;:&quot;SK 66/99 Solingen 1&quot;,">
            <text:p>"datum":"SK 66/99 Solingen 1","uhrzeit":"SK 66/99 Solingen 1",</text:p>
          </table:table-cell>
          <table:table-cell table:formula="of:=&quot;&quot;&quot;heim&quot;&quot;:&quot;&quot;&quot;&amp;[.P96]&amp;&quot;&quot;&quot;,&quot;" office:value-type="string" office:string-value="&quot;heim&quot;:&quot;SK 66/99 Solingen 1&quot;,">
            <text:p>"heim":"SK 66/99 Solingen 1",</text:p>
          </table:table-cell>
          <table:table-cell table:formula="of:=&quot;&quot;&quot;gast&quot;&quot;:&quot;&quot;&quot;&amp;[.P96]&amp;&quot;&quot;&quot;}&quot;" office:value-type="string" office:string-value="&quot;gast&quot;:&quot;SK 66/99 Solingen 1&quot;}">
            <text:p>"gast":"SK 66/99 Solingen 1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KSG</text:p>
          </table:table-cell>
          <table:table-cell office:value-type="float" office:value="31">
            <text:p>31</text:p>
          </table:table-cell>
          <table:table-cell office:value-type="string">
            <text:p>Essen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4"/>
          <table:table-cell table:formula="of:=IF(AND([.A97]=&quot;Bahn&quot;;[.K96]=-1);0;IF(AND([.A97]&lt;&gt;&quot;Bahn&quot;;[.K96]&lt;&gt;-1);[.K96]+1;[.K96]))" office:value-type="float" office:value="-1">
            <text:p>-1</text:p>
          </table:table-cell>
          <table:table-cell table:formula="of:=IF([.B97]=&quot;Spieltag&quot;;[.L96]+1;[.L96])" office:value-type="float" office:value="6">
            <text:p>6</text:p>
          </table:table-cell>
          <table:table-cell table:formula="of:=IF(AND([.K97]&gt;0;[.K97]&lt;&gt;[.K96]);[.A97];&quot;&quot;)">
            <text:p/>
          </table:table-cell>
          <table:table-cell table:formula="of:=IF([.O97]=1;VLOOKUP([.P97];[.K93:.M592];3;0);&quot;&quot;)">
            <text:p/>
          </table:table-cell>
          <table:table-cell table:formula="of:=IF([.A98]=&quot;So&quot;;1;[.O96]+1)" office:value-type="float" office:value="4">
            <text:p>4</text:p>
          </table:table-cell>
          <table:table-cell table:formula="of:=IF([.O97]=1;[.A97];IF([.O97]=2;[.A97];IF([.O97]=3;[.C97]&amp; &quot; &quot; &amp;[.D97]&amp;&quot; &quot;&amp;[.E97]&amp;&quot; &quot; &amp;[.F97];IF([.O97]=4;[.A97]&amp; &quot; &quot; &amp;[.B97]&amp;&quot; &quot;&amp;[.C97]&amp;&quot; &quot; &amp;[.D97]))))" office:value-type="string" office:string-value="KSG 31 Essen 2">
            <text:p>KSG 31 Essen 2</text:p>
          </table:table-cell>
          <table:table-cell table:formula="of:=IF([.O97]=1;[.A97];IF([.O97]=2;TEXT([.A98];&quot;TT.MM.JJ&quot;);IF([.O97]=3;[.C97]&amp; &quot; &quot; &amp;[.D97]&amp;&quot; &quot;&amp;[.E97]&amp;&quot; &quot; &amp;[.F97];IF([.O97]=4;[.A97]&amp; &quot; &quot; &amp;[.B97]&amp;&quot; &quot;&amp;[.C97]&amp;&quot; &quot; &amp;[.D97]))))" office:value-type="string" office:string-value="KSG 31 Essen 2">
            <text:p>KSG 31 Essen 2</text:p>
          </table:table-cell>
          <table:table-cell table:formula="of:=IF([.O97]=1;[.A97];IF([.O97]=2;TEXT([.B98];&quot;HH:MM&quot;);IF([.O97]=3;[.C97]&amp; &quot; &quot; &amp;[.D97]&amp;&quot; &quot;&amp;[.E97]&amp;&quot; &quot; &amp;[.F97];IF([.O97]=4;[.A97]&amp; &quot; &quot; &amp;[.B97]&amp;&quot; &quot;&amp;[.C97]&amp;&quot; &quot; &amp;[.D97]))))" office:value-type="string" office:string-value="KSG 31 Essen 2">
            <text:p>KSG 31 Essen 2</text:p>
          </table:table-cell>
          <table:table-cell/>
          <table:table-cell table:formula="of:=INDIRECT(&quot;R&quot;&amp;ROW([.T97])&amp;&quot;C&quot;&amp;COLUMN([.T97])+[.O97];&quot;0&quot;)" office:value-type="string" office:string-value="&quot;gast&quot;:&quot;KSG 31 Essen 2&quot;}">
            <text:p>"gast":"KSG 31 Essen 2"}</text:p>
          </table:table-cell>
          <table:table-cell table:formula="of:=IF([.P97]&gt;1;&quot;,&quot;;&quot;&quot;)&amp;&quot;{ &quot;&quot;spielnr&quot;&quot;:&quot;&quot;&quot;&amp;[.P97]&amp;&quot;&quot;&quot;,&quot;&quot;spieltag&quot;&quot;:&quot;&quot;&quot;&amp;[.L97]&amp;&quot;&quot;&quot;,&quot;&quot;bahn&quot;&quot;:&quot;&quot;&quot;&amp;[.N97]&amp;&quot;&quot;&quot;,&quot;" office:value-type="string" office:string-value=",{ &quot;spielnr&quot;:&quot;KSG 31 Essen 2&quot;,&quot;spieltag&quot;:&quot;6&quot;,&quot;bahn&quot;:&quot;&quot;,">
            <text:p>,{ "spielnr":"KSG 31 Essen 2","spieltag":"6","bahn":"",</text:p>
          </table:table-cell>
          <table:table-cell table:formula="of:=&quot;&quot;&quot;datum&quot;&quot;:&quot;&quot;&quot;&amp;[.Q97]&amp;&quot;&quot;&quot;,&quot;&quot;uhrzeit&quot;&quot;:&quot;&quot;&quot;&amp;[.R97]&amp;&quot;&quot;&quot;,&quot;" office:value-type="string" office:string-value="&quot;datum&quot;:&quot;KSG 31 Essen 2&quot;,&quot;uhrzeit&quot;:&quot;KSG 31 Essen 2&quot;,">
            <text:p>"datum":"KSG 31 Essen 2","uhrzeit":"KSG 31 Essen 2",</text:p>
          </table:table-cell>
          <table:table-cell table:formula="of:=&quot;&quot;&quot;heim&quot;&quot;:&quot;&quot;&quot;&amp;[.P97]&amp;&quot;&quot;&quot;,&quot;" office:value-type="string" office:string-value="&quot;heim&quot;:&quot;KSG 31 Essen 2&quot;,">
            <text:p>"heim":"KSG 31 Essen 2",</text:p>
          </table:table-cell>
          <table:table-cell table:formula="of:=&quot;&quot;&quot;gast&quot;&quot;:&quot;&quot;&quot;&amp;[.P97]&amp;&quot;&quot;&quot;}&quot;" office:value-type="string" office:string-value="&quot;gast&quot;:&quot;KSG 31 Essen 2&quot;}">
            <text:p>"gast":"KSG 31 Essen 2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float" office:value="23">
            <text:p>23</text:p>
          </table:table-cell>
          <table:table-cell table:number-columns-repeated="5"/>
          <table:table-cell table:number-columns-repeated="4"/>
          <table:table-cell table:formula="of:=IF(AND([.A98]=&quot;Bahn&quot;;[.K97]=-1);0;IF(AND([.A98]&lt;&gt;&quot;Bahn&quot;;[.K97]&lt;&gt;-1);[.K97]+1;[.K97]))" office:value-type="float" office:value="-1">
            <text:p>-1</text:p>
          </table:table-cell>
          <table:table-cell table:formula="of:=IF([.B98]=&quot;Spieltag&quot;;[.L97]+1;[.L97])" office:value-type="float" office:value="6">
            <text:p>6</text:p>
          </table:table-cell>
          <table:table-cell table:formula="of:=IF(AND([.K98]&gt;0;[.K98]&lt;&gt;[.K97]);[.A98];&quot;&quot;)">
            <text:p/>
          </table:table-cell>
          <table:table-cell table:formula="of:=IF([.O98]=1;VLOOKUP([.P98];[.K94:.M593];3;0);&quot;&quot;)" office:value-type="string" office:string-value="5-8">
            <text:p>5-8</text:p>
          </table:table-cell>
          <table:table-cell table:formula="of:=IF([.A99]=&quot;So&quot;;1;[.O97]+1)" office:value-type="float" office:value="1">
            <text:p>1</text:p>
          </table:table-cell>
          <table:table-cell table:formula="of:=IF([.O98]=1;[.A98];IF([.O98]=2;[.A98];IF([.O98]=3;[.C98]&amp; &quot; &quot; &amp;[.D98]&amp;&quot; &quot;&amp;[.E98]&amp;&quot; &quot; &amp;[.F98];IF([.O98]=4;[.A98]&amp; &quot; &quot; &amp;[.B98]&amp;&quot; &quot;&amp;[.C98]&amp;&quot; &quot; &amp;[.D98]))))" office:value-type="float" office:value="23">
            <text:p>23</text:p>
          </table:table-cell>
          <table:table-cell table:formula="of:=IF([.O98]=1;[.A98];IF([.O98]=2;TEXT([.A99];&quot;TT.MM.JJ&quot;);IF([.O98]=3;[.C98]&amp; &quot; &quot; &amp;[.D98]&amp;&quot; &quot;&amp;[.E98]&amp;&quot; &quot; &amp;[.F98];IF([.O98]=4;[.A98]&amp; &quot; &quot; &amp;[.B98]&amp;&quot; &quot;&amp;[.C98]&amp;&quot; &quot; &amp;[.D98]))))" office:value-type="float" office:value="23">
            <text:p>23</text:p>
          </table:table-cell>
          <table:table-cell table:formula="of:=IF([.O98]=1;[.A98];IF([.O98]=2;TEXT([.B99];&quot;HH:MM&quot;);IF([.O98]=3;[.C98]&amp; &quot; &quot; &amp;[.D98]&amp;&quot; &quot;&amp;[.E98]&amp;&quot; &quot; &amp;[.F98];IF([.O98]=4;[.A98]&amp; &quot; &quot; &amp;[.B98]&amp;&quot; &quot;&amp;[.C98]&amp;&quot; &quot; &amp;[.D98]))))" office:value-type="float" office:value="23">
            <text:p>23</text:p>
          </table:table-cell>
          <table:table-cell/>
          <table:table-cell table:formula="of:=INDIRECT(&quot;R&quot;&amp;ROW([.T98])&amp;&quot;C&quot;&amp;COLUMN([.T98])+[.O98];&quot;0&quot;)" office:value-type="string" office:string-value=",{ &quot;spielnr&quot;:&quot;23&quot;,&quot;spieltag&quot;:&quot;6&quot;,&quot;bahn&quot;:&quot;5-8&quot;,">
            <text:p>,{ "spielnr":"23","spieltag":"6","bahn":"5-8",</text:p>
          </table:table-cell>
          <table:table-cell table:formula="of:=IF([.P98]&gt;1;&quot;,&quot;;&quot;&quot;)&amp;&quot;{ &quot;&quot;spielnr&quot;&quot;:&quot;&quot;&quot;&amp;[.P98]&amp;&quot;&quot;&quot;,&quot;&quot;spieltag&quot;&quot;:&quot;&quot;&quot;&amp;[.L98]&amp;&quot;&quot;&quot;,&quot;&quot;bahn&quot;&quot;:&quot;&quot;&quot;&amp;[.N98]&amp;&quot;&quot;&quot;,&quot;" office:value-type="string" office:string-value=",{ &quot;spielnr&quot;:&quot;23&quot;,&quot;spieltag&quot;:&quot;6&quot;,&quot;bahn&quot;:&quot;5-8&quot;,">
            <text:p>,{ "spielnr":"23","spieltag":"6","bahn":"5-8",</text:p>
          </table:table-cell>
          <table:table-cell table:formula="of:=&quot;&quot;&quot;datum&quot;&quot;:&quot;&quot;&quot;&amp;[.Q98]&amp;&quot;&quot;&quot;,&quot;&quot;uhrzeit&quot;&quot;:&quot;&quot;&quot;&amp;[.R98]&amp;&quot;&quot;&quot;,&quot;" office:value-type="string" office:string-value="&quot;datum&quot;:&quot;23&quot;,&quot;uhrzeit&quot;:&quot;23&quot;,">
            <text:p>"datum":"23","uhrzeit":"23",</text:p>
          </table:table-cell>
          <table:table-cell table:formula="of:=&quot;&quot;&quot;heim&quot;&quot;:&quot;&quot;&quot;&amp;[.P98]&amp;&quot;&quot;&quot;,&quot;" office:value-type="string" office:string-value="&quot;heim&quot;:&quot;23&quot;,">
            <text:p>"heim":"23",</text:p>
          </table:table-cell>
          <table:table-cell table:formula="of:=&quot;&quot;&quot;gast&quot;&quot;:&quot;&quot;&quot;&amp;[.P98]&amp;&quot;&quot;&quot;}&quot;" office:value-type="string" office:string-value="&quot;gast&quot;:&quot;23&quot;}">
            <text:p>"gast":"23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So</text:p>
          </table:table-cell>
          <table:table-cell table:number-columns-repeated="5"/>
          <table:table-cell table:number-columns-repeated="4"/>
          <table:table-cell table:formula="of:=IF(AND([.A99]=&quot;Bahn&quot;;[.K98]=-1);0;IF(AND([.A99]&lt;&gt;&quot;Bahn&quot;;[.K98]&lt;&gt;-1);[.K98]+1;[.K98]))" office:value-type="float" office:value="-1">
            <text:p>-1</text:p>
          </table:table-cell>
          <table:table-cell table:formula="of:=IF([.B99]=&quot;Spieltag&quot;;[.L98]+1;[.L98])" office:value-type="float" office:value="6">
            <text:p>6</text:p>
          </table:table-cell>
          <table:table-cell table:formula="of:=IF(AND([.K99]&gt;0;[.K99]&lt;&gt;[.K98]);[.A99];&quot;&quot;)">
            <text:p/>
          </table:table-cell>
          <table:table-cell table:formula="of:=IF([.O99]=1;VLOOKUP([.P99];[.K95:.M594];3;0);&quot;&quot;)">
            <text:p/>
          </table:table-cell>
          <table:table-cell table:formula="of:=IF([.A100]=&quot;So&quot;;1;[.O98]+1)" office:value-type="float" office:value="2">
            <text:p>2</text:p>
          </table:table-cell>
          <table:table-cell table:formula="of:=IF([.O99]=1;[.A99];IF([.O99]=2;[.A99];IF([.O99]=3;[.C99]&amp; &quot; &quot; &amp;[.D99]&amp;&quot; &quot;&amp;[.E99]&amp;&quot; &quot; &amp;[.F99];IF([.O99]=4;[.A99]&amp; &quot; &quot; &amp;[.B99]&amp;&quot; &quot;&amp;[.C99]&amp;&quot; &quot; &amp;[.D99]))))" office:value-type="string" office:string-value="So">
            <text:p>So</text:p>
          </table:table-cell>
          <table:table-cell table:formula="of:=IF([.O99]=1;[.A99];IF([.O99]=2;TEXT([.A100];&quot;TT.MM.JJ&quot;);IF([.O99]=3;[.C99]&amp; &quot; &quot; &amp;[.D99]&amp;&quot; &quot;&amp;[.E99]&amp;&quot; &quot; &amp;[.F99];IF([.O99]=4;[.A99]&amp; &quot; &quot; &amp;[.B99]&amp;&quot; &quot;&amp;[.C99]&amp;&quot; &quot; &amp;[.D99]))))" office:value-type="string" office:string-value="11.11.12">
            <text:p>11.11.12</text:p>
          </table:table-cell>
          <table:table-cell table:formula="of:=IF([.O99]=1;[.A99];IF([.O99]=2;TEXT([.B100];&quot;HH:MM&quot;);IF([.O99]=3;[.C99]&amp; &quot; &quot; &amp;[.D99]&amp;&quot; &quot;&amp;[.E99]&amp;&quot; &quot; &amp;[.F99];IF([.O99]=4;[.A99]&amp; &quot; &quot; &amp;[.B99]&amp;&quot; &quot;&amp;[.C99]&amp;&quot; &quot; &amp;[.D99]))))" office:value-type="string" office:string-value="13:00">
            <text:p>13:00</text:p>
          </table:table-cell>
          <table:table-cell/>
          <table:table-cell table:formula="of:=INDIRECT(&quot;R&quot;&amp;ROW([.T99])&amp;&quot;C&quot;&amp;COLUMN([.T99])+[.O99];&quot;0&quot;)" office:value-type="string" office:string-value="&quot;datum&quot;:&quot;11.11.12&quot;,&quot;uhrzeit&quot;:&quot;13:00&quot;,">
            <text:p>"datum":"11.11.12","uhrzeit":"13:00",</text:p>
          </table:table-cell>
          <table:table-cell table:formula="of:=IF([.P99]&gt;1;&quot;,&quot;;&quot;&quot;)&amp;&quot;{ &quot;&quot;spielnr&quot;&quot;:&quot;&quot;&quot;&amp;[.P99]&amp;&quot;&quot;&quot;,&quot;&quot;spieltag&quot;&quot;:&quot;&quot;&quot;&amp;[.L99]&amp;&quot;&quot;&quot;,&quot;&quot;bahn&quot;&quot;:&quot;&quot;&quot;&amp;[.N99]&amp;&quot;&quot;&quot;,&quot;" office:value-type="string" office:string-value=",{ &quot;spielnr&quot;:&quot;So&quot;,&quot;spieltag&quot;:&quot;6&quot;,&quot;bahn&quot;:&quot;&quot;,">
            <text:p>,{ "spielnr":"So","spieltag":"6","bahn":"",</text:p>
          </table:table-cell>
          <table:table-cell table:formula="of:=&quot;&quot;&quot;datum&quot;&quot;:&quot;&quot;&quot;&amp;[.Q99]&amp;&quot;&quot;&quot;,&quot;&quot;uhrzeit&quot;&quot;:&quot;&quot;&quot;&amp;[.R99]&amp;&quot;&quot;&quot;,&quot;" office:value-type="string" office:string-value="&quot;datum&quot;:&quot;11.11.12&quot;,&quot;uhrzeit&quot;:&quot;13:00&quot;,">
            <text:p>"datum":"11.11.12","uhrzeit":"13:00",</text:p>
          </table:table-cell>
          <table:table-cell table:formula="of:=&quot;&quot;&quot;heim&quot;&quot;:&quot;&quot;&quot;&amp;[.P99]&amp;&quot;&quot;&quot;,&quot;" office:value-type="string" office:string-value="&quot;heim&quot;:&quot;So&quot;,">
            <text:p>"heim":"So",</text:p>
          </table:table-cell>
          <table:table-cell table:formula="of:=&quot;&quot;&quot;gast&quot;&quot;:&quot;&quot;&quot;&amp;[.P99]&amp;&quot;&quot;&quot;}&quot;" office:value-type="string" office:string-value="&quot;gast&quot;:&quot;So&quot;}">
            <text:p>"gast":"So"}</text:p>
          </table:table-cell>
          <table:table-cell office:value-type="string">
            <text:p><text:s/></text:p>
          </table:table-cell>
        </table:table-row>
        <table:table-row table:style-name="ro2">
          <table:table-cell table:style-name="ce1" office:value-type="date" office:date-value="2012-11-11">
            <text:p>11.11.12</text:p>
          </table:table-cell>
          <table:table-cell table:style-name="ce3" office:value-type="time" office:time-value="PT13H00M00S">
            <text:p>13:00:00</text:p>
          </table:table-cell>
          <table:table-cell office:value-type="string">
            <text:p>BW</text:p>
          </table:table-cell>
          <table:table-cell office:value-type="float" office:value="61">
            <text:p>61</text:p>
          </table:table-cell>
          <table:table-cell office:value-type="string">
            <text:p>Mülheim</text:p>
          </table:table-cell>
          <table:table-cell office:value-type="float" office:value="3">
            <text:p>3</text:p>
          </table:table-cell>
          <table:table-cell table:number-columns-repeated="4"/>
          <table:table-cell table:formula="of:=IF(AND([.A100]=&quot;Bahn&quot;;[.K99]=-1);0;IF(AND([.A100]&lt;&gt;&quot;Bahn&quot;;[.K99]&lt;&gt;-1);[.K99]+1;[.K99]))" office:value-type="float" office:value="-1">
            <text:p>-1</text:p>
          </table:table-cell>
          <table:table-cell table:formula="of:=IF([.B100]=&quot;Spieltag&quot;;[.L99]+1;[.L99])" office:value-type="float" office:value="6">
            <text:p>6</text:p>
          </table:table-cell>
          <table:table-cell table:formula="of:=IF(AND([.K100]&gt;0;[.K100]&lt;&gt;[.K99]);[.A100];&quot;&quot;)">
            <text:p/>
          </table:table-cell>
          <table:table-cell table:formula="of:=IF([.O100]=1;VLOOKUP([.P100];[.K96:.M595];3;0);&quot;&quot;)">
            <text:p/>
          </table:table-cell>
          <table:table-cell table:formula="of:=IF([.A101]=&quot;So&quot;;1;[.O99]+1)" office:value-type="float" office:value="3">
            <text:p>3</text:p>
          </table:table-cell>
          <table:table-cell table:formula="of:=IF([.O100]=1;[.A100];IF([.O100]=2;[.A100];IF([.O100]=3;[.C100]&amp; &quot; &quot; &amp;[.D100]&amp;&quot; &quot;&amp;[.E100]&amp;&quot; &quot; &amp;[.F100];IF([.O100]=4;[.A100]&amp; &quot; &quot; &amp;[.B100]&amp;&quot; &quot;&amp;[.C100]&amp;&quot; &quot; &amp;[.D100]))))" office:value-type="string" office:string-value="BW 61 Mülheim 3">
            <text:p>BW 61 Mülheim 3</text:p>
          </table:table-cell>
          <table:table-cell table:formula="of:=IF([.O100]=1;[.A100];IF([.O100]=2;TEXT([.A101];&quot;TT.MM.JJ&quot;);IF([.O100]=3;[.C100]&amp; &quot; &quot; &amp;[.D100]&amp;&quot; &quot;&amp;[.E100]&amp;&quot; &quot; &amp;[.F100];IF([.O100]=4;[.A100]&amp; &quot; &quot; &amp;[.B100]&amp;&quot; &quot;&amp;[.C100]&amp;&quot; &quot; &amp;[.D100]))))" office:value-type="string" office:string-value="BW 61 Mülheim 3">
            <text:p>BW 61 Mülheim 3</text:p>
          </table:table-cell>
          <table:table-cell table:formula="of:=IF([.O100]=1;[.A100];IF([.O100]=2;TEXT([.B101];&quot;HH:MM&quot;);IF([.O100]=3;[.C100]&amp; &quot; &quot; &amp;[.D100]&amp;&quot; &quot;&amp;[.E100]&amp;&quot; &quot; &amp;[.F100];IF([.O100]=4;[.A100]&amp; &quot; &quot; &amp;[.B100]&amp;&quot; &quot;&amp;[.C100]&amp;&quot; &quot; &amp;[.D100]))))" office:value-type="string" office:string-value="BW 61 Mülheim 3">
            <text:p>BW 61 Mülheim 3</text:p>
          </table:table-cell>
          <table:table-cell/>
          <table:table-cell table:formula="of:=INDIRECT(&quot;R&quot;&amp;ROW([.T100])&amp;&quot;C&quot;&amp;COLUMN([.T100])+[.O100];&quot;0&quot;)" office:value-type="string" office:string-value="&quot;heim&quot;:&quot;BW 61 Mülheim 3&quot;,">
            <text:p>"heim":"BW 61 Mülheim 3",</text:p>
          </table:table-cell>
          <table:table-cell table:formula="of:=IF([.P100]&gt;1;&quot;,&quot;;&quot;&quot;)&amp;&quot;{ &quot;&quot;spielnr&quot;&quot;:&quot;&quot;&quot;&amp;[.P100]&amp;&quot;&quot;&quot;,&quot;&quot;spieltag&quot;&quot;:&quot;&quot;&quot;&amp;[.L100]&amp;&quot;&quot;&quot;,&quot;&quot;bahn&quot;&quot;:&quot;&quot;&quot;&amp;[.N100]&amp;&quot;&quot;&quot;,&quot;" office:value-type="string" office:string-value=",{ &quot;spielnr&quot;:&quot;BW 61 Mülheim 3&quot;,&quot;spieltag&quot;:&quot;6&quot;,&quot;bahn&quot;:&quot;&quot;,">
            <text:p>,{ "spielnr":"BW 61 Mülheim 3","spieltag":"6","bahn":"",</text:p>
          </table:table-cell>
          <table:table-cell table:formula="of:=&quot;&quot;&quot;datum&quot;&quot;:&quot;&quot;&quot;&amp;[.Q100]&amp;&quot;&quot;&quot;,&quot;&quot;uhrzeit&quot;&quot;:&quot;&quot;&quot;&amp;[.R100]&amp;&quot;&quot;&quot;,&quot;" office:value-type="string" office:string-value="&quot;datum&quot;:&quot;BW 61 Mülheim 3&quot;,&quot;uhrzeit&quot;:&quot;BW 61 Mülheim 3&quot;,">
            <text:p>"datum":"BW 61 Mülheim 3","uhrzeit":"BW 61 Mülheim 3",</text:p>
          </table:table-cell>
          <table:table-cell table:formula="of:=&quot;&quot;&quot;heim&quot;&quot;:&quot;&quot;&quot;&amp;[.P100]&amp;&quot;&quot;&quot;,&quot;" office:value-type="string" office:string-value="&quot;heim&quot;:&quot;BW 61 Mülheim 3&quot;,">
            <text:p>"heim":"BW 61 Mülheim 3",</text:p>
          </table:table-cell>
          <table:table-cell table:formula="of:=&quot;&quot;&quot;gast&quot;&quot;:&quot;&quot;&quot;&amp;[.P100]&amp;&quot;&quot;&quot;}&quot;" office:value-type="string" office:string-value="&quot;gast&quot;:&quot;BW 61 Mülheim 3&quot;}">
            <text:p>"gast":"BW 61 Mülheim 3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SK</text:p>
          </table:table-cell>
          <table:table-cell office:value-type="string">
            <text:p>Kleve</text:p>
          </table:table-cell>
          <table:table-cell office:value-type="float" office:value="1">
            <text:p>1</text:p>
          </table:table-cell>
          <table:table-cell table:number-columns-repeated="3"/>
          <table:table-cell table:number-columns-repeated="4"/>
          <table:table-cell table:formula="of:=IF(AND([.A101]=&quot;Bahn&quot;;[.K100]=-1);0;IF(AND([.A101]&lt;&gt;&quot;Bahn&quot;;[.K100]&lt;&gt;-1);[.K100]+1;[.K100]))" office:value-type="float" office:value="-1">
            <text:p>-1</text:p>
          </table:table-cell>
          <table:table-cell table:formula="of:=IF([.B101]=&quot;Spieltag&quot;;[.L100]+1;[.L100])" office:value-type="float" office:value="6">
            <text:p>6</text:p>
          </table:table-cell>
          <table:table-cell table:formula="of:=IF(AND([.K101]&gt;0;[.K101]&lt;&gt;[.K100]);[.A101];&quot;&quot;)">
            <text:p/>
          </table:table-cell>
          <table:table-cell table:formula="of:=IF([.O101]=1;VLOOKUP([.P101];[.K97:.M596];3;0);&quot;&quot;)">
            <text:p/>
          </table:table-cell>
          <table:table-cell table:formula="of:=IF([.A102]=&quot;So&quot;;1;[.O100]+1)" office:value-type="float" office:value="4">
            <text:p>4</text:p>
          </table:table-cell>
          <table:table-cell table:formula="of:=IF([.O101]=1;[.A101];IF([.O101]=2;[.A101];IF([.O101]=3;[.C101]&amp; &quot; &quot; &amp;[.D101]&amp;&quot; &quot;&amp;[.E101]&amp;&quot; &quot; &amp;[.F101];IF([.O101]=4;[.A101]&amp; &quot; &quot; &amp;[.B101]&amp;&quot; &quot;&amp;[.C101]&amp;&quot; &quot; &amp;[.D101]))))" office:value-type="string" office:string-value="SK Kleve 1 ">
            <text:p>SK Kleve 1 </text:p>
          </table:table-cell>
          <table:table-cell table:formula="of:=IF([.O101]=1;[.A101];IF([.O101]=2;TEXT([.A102];&quot;TT.MM.JJ&quot;);IF([.O101]=3;[.C101]&amp; &quot; &quot; &amp;[.D101]&amp;&quot; &quot;&amp;[.E101]&amp;&quot; &quot; &amp;[.F101];IF([.O101]=4;[.A101]&amp; &quot; &quot; &amp;[.B101]&amp;&quot; &quot;&amp;[.C101]&amp;&quot; &quot; &amp;[.D101]))))" office:value-type="string" office:string-value="SK Kleve 1 ">
            <text:p>SK Kleve 1 </text:p>
          </table:table-cell>
          <table:table-cell table:formula="of:=IF([.O101]=1;[.A101];IF([.O101]=2;TEXT([.B102];&quot;HH:MM&quot;);IF([.O101]=3;[.C101]&amp; &quot; &quot; &amp;[.D101]&amp;&quot; &quot;&amp;[.E101]&amp;&quot; &quot; &amp;[.F101];IF([.O101]=4;[.A101]&amp; &quot; &quot; &amp;[.B101]&amp;&quot; &quot;&amp;[.C101]&amp;&quot; &quot; &amp;[.D101]))))" office:value-type="string" office:string-value="SK Kleve 1 ">
            <text:p>SK Kleve 1 </text:p>
          </table:table-cell>
          <table:table-cell/>
          <table:table-cell table:formula="of:=INDIRECT(&quot;R&quot;&amp;ROW([.T101])&amp;&quot;C&quot;&amp;COLUMN([.T101])+[.O101];&quot;0&quot;)" office:value-type="string" office:string-value="&quot;gast&quot;:&quot;SK Kleve 1 &quot;}">
            <text:p>"gast":"SK Kleve 1 "}</text:p>
          </table:table-cell>
          <table:table-cell table:formula="of:=IF([.P101]&gt;1;&quot;,&quot;;&quot;&quot;)&amp;&quot;{ &quot;&quot;spielnr&quot;&quot;:&quot;&quot;&quot;&amp;[.P101]&amp;&quot;&quot;&quot;,&quot;&quot;spieltag&quot;&quot;:&quot;&quot;&quot;&amp;[.L101]&amp;&quot;&quot;&quot;,&quot;&quot;bahn&quot;&quot;:&quot;&quot;&quot;&amp;[.N101]&amp;&quot;&quot;&quot;,&quot;" office:value-type="string" office:string-value=",{ &quot;spielnr&quot;:&quot;SK Kleve 1 &quot;,&quot;spieltag&quot;:&quot;6&quot;,&quot;bahn&quot;:&quot;&quot;,">
            <text:p>,{ "spielnr":"SK Kleve 1 ","spieltag":"6","bahn":"",</text:p>
          </table:table-cell>
          <table:table-cell table:formula="of:=&quot;&quot;&quot;datum&quot;&quot;:&quot;&quot;&quot;&amp;[.Q101]&amp;&quot;&quot;&quot;,&quot;&quot;uhrzeit&quot;&quot;:&quot;&quot;&quot;&amp;[.R101]&amp;&quot;&quot;&quot;,&quot;" office:value-type="string" office:string-value="&quot;datum&quot;:&quot;SK Kleve 1 &quot;,&quot;uhrzeit&quot;:&quot;SK Kleve 1 &quot;,">
            <text:p>"datum":"SK Kleve 1 ","uhrzeit":"SK Kleve 1 ",</text:p>
          </table:table-cell>
          <table:table-cell table:formula="of:=&quot;&quot;&quot;heim&quot;&quot;:&quot;&quot;&quot;&amp;[.P101]&amp;&quot;&quot;&quot;,&quot;" office:value-type="string" office:string-value="&quot;heim&quot;:&quot;SK Kleve 1 &quot;,">
            <text:p>"heim":"SK Kleve 1 ",</text:p>
          </table:table-cell>
          <table:table-cell table:formula="of:=&quot;&quot;&quot;gast&quot;&quot;:&quot;&quot;&quot;&amp;[.P101]&amp;&quot;&quot;&quot;}&quot;" office:value-type="string" office:string-value="&quot;gast&quot;:&quot;SK Kleve 1 &quot;}">
            <text:p>"gast":"SK Kleve 1 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float" office:value="24">
            <text:p>24</text:p>
          </table:table-cell>
          <table:table-cell table:number-columns-repeated="5"/>
          <table:table-cell table:number-columns-repeated="4"/>
          <table:table-cell table:formula="of:=IF(AND([.A102]=&quot;Bahn&quot;;[.K101]=-1);0;IF(AND([.A102]&lt;&gt;&quot;Bahn&quot;;[.K101]&lt;&gt;-1);[.K101]+1;[.K101]))" office:value-type="float" office:value="-1">
            <text:p>-1</text:p>
          </table:table-cell>
          <table:table-cell table:formula="of:=IF([.B102]=&quot;Spieltag&quot;;[.L101]+1;[.L101])" office:value-type="float" office:value="6">
            <text:p>6</text:p>
          </table:table-cell>
          <table:table-cell table:formula="of:=IF(AND([.K102]&gt;0;[.K102]&lt;&gt;[.K101]);[.A102];&quot;&quot;)">
            <text:p/>
          </table:table-cell>
          <table:table-cell table:formula="of:=IF([.O102]=1;VLOOKUP([.P102];[.K98:.M597];3;0);&quot;&quot;)" office:value-type="string" office:string-value="1-4">
            <text:p>1-4</text:p>
          </table:table-cell>
          <table:table-cell table:formula="of:=IF([.A103]=&quot;So&quot;;1;[.O101]+1)" office:value-type="float" office:value="1">
            <text:p>1</text:p>
          </table:table-cell>
          <table:table-cell table:formula="of:=IF([.O102]=1;[.A102];IF([.O102]=2;[.A102];IF([.O102]=3;[.C102]&amp; &quot; &quot; &amp;[.D102]&amp;&quot; &quot;&amp;[.E102]&amp;&quot; &quot; &amp;[.F102];IF([.O102]=4;[.A102]&amp; &quot; &quot; &amp;[.B102]&amp;&quot; &quot;&amp;[.C102]&amp;&quot; &quot; &amp;[.D102]))))" office:value-type="float" office:value="24">
            <text:p>24</text:p>
          </table:table-cell>
          <table:table-cell table:formula="of:=IF([.O102]=1;[.A102];IF([.O102]=2;TEXT([.A103];&quot;TT.MM.JJ&quot;);IF([.O102]=3;[.C102]&amp; &quot; &quot; &amp;[.D102]&amp;&quot; &quot;&amp;[.E102]&amp;&quot; &quot; &amp;[.F102];IF([.O102]=4;[.A102]&amp; &quot; &quot; &amp;[.B102]&amp;&quot; &quot;&amp;[.C102]&amp;&quot; &quot; &amp;[.D102]))))" office:value-type="float" office:value="24">
            <text:p>24</text:p>
          </table:table-cell>
          <table:table-cell table:formula="of:=IF([.O102]=1;[.A102];IF([.O102]=2;TEXT([.B103];&quot;HH:MM&quot;);IF([.O102]=3;[.C102]&amp; &quot; &quot; &amp;[.D102]&amp;&quot; &quot;&amp;[.E102]&amp;&quot; &quot; &amp;[.F102];IF([.O102]=4;[.A102]&amp; &quot; &quot; &amp;[.B102]&amp;&quot; &quot;&amp;[.C102]&amp;&quot; &quot; &amp;[.D102]))))" office:value-type="float" office:value="24">
            <text:p>24</text:p>
          </table:table-cell>
          <table:table-cell/>
          <table:table-cell table:formula="of:=INDIRECT(&quot;R&quot;&amp;ROW([.T102])&amp;&quot;C&quot;&amp;COLUMN([.T102])+[.O102];&quot;0&quot;)" office:value-type="string" office:string-value=",{ &quot;spielnr&quot;:&quot;24&quot;,&quot;spieltag&quot;:&quot;6&quot;,&quot;bahn&quot;:&quot;1-4&quot;,">
            <text:p>,{ "spielnr":"24","spieltag":"6","bahn":"1-4",</text:p>
          </table:table-cell>
          <table:table-cell table:formula="of:=IF([.P102]&gt;1;&quot;,&quot;;&quot;&quot;)&amp;&quot;{ &quot;&quot;spielnr&quot;&quot;:&quot;&quot;&quot;&amp;[.P102]&amp;&quot;&quot;&quot;,&quot;&quot;spieltag&quot;&quot;:&quot;&quot;&quot;&amp;[.L102]&amp;&quot;&quot;&quot;,&quot;&quot;bahn&quot;&quot;:&quot;&quot;&quot;&amp;[.N102]&amp;&quot;&quot;&quot;,&quot;" office:value-type="string" office:string-value=",{ &quot;spielnr&quot;:&quot;24&quot;,&quot;spieltag&quot;:&quot;6&quot;,&quot;bahn&quot;:&quot;1-4&quot;,">
            <text:p>,{ "spielnr":"24","spieltag":"6","bahn":"1-4",</text:p>
          </table:table-cell>
          <table:table-cell table:formula="of:=&quot;&quot;&quot;datum&quot;&quot;:&quot;&quot;&quot;&amp;[.Q102]&amp;&quot;&quot;&quot;,&quot;&quot;uhrzeit&quot;&quot;:&quot;&quot;&quot;&amp;[.R102]&amp;&quot;&quot;&quot;,&quot;" office:value-type="string" office:string-value="&quot;datum&quot;:&quot;24&quot;,&quot;uhrzeit&quot;:&quot;24&quot;,">
            <text:p>"datum":"24","uhrzeit":"24",</text:p>
          </table:table-cell>
          <table:table-cell table:formula="of:=&quot;&quot;&quot;heim&quot;&quot;:&quot;&quot;&quot;&amp;[.P102]&amp;&quot;&quot;&quot;,&quot;" office:value-type="string" office:string-value="&quot;heim&quot;:&quot;24&quot;,">
            <text:p>"heim":"24",</text:p>
          </table:table-cell>
          <table:table-cell table:formula="of:=&quot;&quot;&quot;gast&quot;&quot;:&quot;&quot;&quot;&amp;[.P102]&amp;&quot;&quot;&quot;}&quot;" office:value-type="string" office:string-value="&quot;gast&quot;:&quot;24&quot;}">
            <text:p>"gast":"24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So</text:p>
          </table:table-cell>
          <table:table-cell table:number-columns-repeated="5"/>
          <table:table-cell table:number-columns-repeated="4"/>
          <table:table-cell table:formula="of:=IF(AND([.A103]=&quot;Bahn&quot;;[.K102]=-1);0;IF(AND([.A103]&lt;&gt;&quot;Bahn&quot;;[.K102]&lt;&gt;-1);[.K102]+1;[.K102]))" office:value-type="float" office:value="-1">
            <text:p>-1</text:p>
          </table:table-cell>
          <table:table-cell table:formula="of:=IF([.B103]=&quot;Spieltag&quot;;[.L102]+1;[.L102])" office:value-type="float" office:value="6">
            <text:p>6</text:p>
          </table:table-cell>
          <table:table-cell table:formula="of:=IF(AND([.K103]&gt;0;[.K103]&lt;&gt;[.K102]);[.A103];&quot;&quot;)">
            <text:p/>
          </table:table-cell>
          <table:table-cell table:formula="of:=IF([.O103]=1;VLOOKUP([.P103];[.K99:.M598];3;0);&quot;&quot;)">
            <text:p/>
          </table:table-cell>
          <table:table-cell table:formula="of:=IF([.A104]=&quot;So&quot;;1;[.O102]+1)" office:value-type="float" office:value="2">
            <text:p>2</text:p>
          </table:table-cell>
          <table:table-cell table:formula="of:=IF([.O103]=1;[.A103];IF([.O103]=2;[.A103];IF([.O103]=3;[.C103]&amp; &quot; &quot; &amp;[.D103]&amp;&quot; &quot;&amp;[.E103]&amp;&quot; &quot; &amp;[.F103];IF([.O103]=4;[.A103]&amp; &quot; &quot; &amp;[.B103]&amp;&quot; &quot;&amp;[.C103]&amp;&quot; &quot; &amp;[.D103]))))" office:value-type="string" office:string-value="So">
            <text:p>So</text:p>
          </table:table-cell>
          <table:table-cell table:formula="of:=IF([.O103]=1;[.A103];IF([.O103]=2;TEXT([.A104];&quot;TT.MM.JJ&quot;);IF([.O103]=3;[.C103]&amp; &quot; &quot; &amp;[.D103]&amp;&quot; &quot;&amp;[.E103]&amp;&quot; &quot; &amp;[.F103];IF([.O103]=4;[.A103]&amp; &quot; &quot; &amp;[.B103]&amp;&quot; &quot;&amp;[.C103]&amp;&quot; &quot; &amp;[.D103]))))" office:value-type="string" office:string-value="11.11.12">
            <text:p>11.11.12</text:p>
          </table:table-cell>
          <table:table-cell table:formula="of:=IF([.O103]=1;[.A103];IF([.O103]=2;TEXT([.B104];&quot;HH:MM&quot;);IF([.O103]=3;[.C103]&amp; &quot; &quot; &amp;[.D103]&amp;&quot; &quot;&amp;[.E103]&amp;&quot; &quot; &amp;[.F103];IF([.O103]=4;[.A103]&amp; &quot; &quot; &amp;[.B103]&amp;&quot; &quot;&amp;[.C103]&amp;&quot; &quot; &amp;[.D103]))))" office:value-type="string" office:string-value="10:00">
            <text:p>10:00</text:p>
          </table:table-cell>
          <table:table-cell/>
          <table:table-cell table:formula="of:=INDIRECT(&quot;R&quot;&amp;ROW([.T103])&amp;&quot;C&quot;&amp;COLUMN([.T103])+[.O103];&quot;0&quot;)" office:value-type="string" office:string-value="&quot;datum&quot;:&quot;11.11.12&quot;,&quot;uhrzeit&quot;:&quot;10:00&quot;,">
            <text:p>"datum":"11.11.12","uhrzeit":"10:00",</text:p>
          </table:table-cell>
          <table:table-cell table:formula="of:=IF([.P103]&gt;1;&quot;,&quot;;&quot;&quot;)&amp;&quot;{ &quot;&quot;spielnr&quot;&quot;:&quot;&quot;&quot;&amp;[.P103]&amp;&quot;&quot;&quot;,&quot;&quot;spieltag&quot;&quot;:&quot;&quot;&quot;&amp;[.L103]&amp;&quot;&quot;&quot;,&quot;&quot;bahn&quot;&quot;:&quot;&quot;&quot;&amp;[.N103]&amp;&quot;&quot;&quot;,&quot;" office:value-type="string" office:string-value=",{ &quot;spielnr&quot;:&quot;So&quot;,&quot;spieltag&quot;:&quot;6&quot;,&quot;bahn&quot;:&quot;&quot;,">
            <text:p>,{ "spielnr":"So","spieltag":"6","bahn":"",</text:p>
          </table:table-cell>
          <table:table-cell table:formula="of:=&quot;&quot;&quot;datum&quot;&quot;:&quot;&quot;&quot;&amp;[.Q103]&amp;&quot;&quot;&quot;,&quot;&quot;uhrzeit&quot;&quot;:&quot;&quot;&quot;&amp;[.R103]&amp;&quot;&quot;&quot;,&quot;" office:value-type="string" office:string-value="&quot;datum&quot;:&quot;11.11.12&quot;,&quot;uhrzeit&quot;:&quot;10:00&quot;,">
            <text:p>"datum":"11.11.12","uhrzeit":"10:00",</text:p>
          </table:table-cell>
          <table:table-cell table:formula="of:=&quot;&quot;&quot;heim&quot;&quot;:&quot;&quot;&quot;&amp;[.P103]&amp;&quot;&quot;&quot;,&quot;" office:value-type="string" office:string-value="&quot;heim&quot;:&quot;So&quot;,">
            <text:p>"heim":"So",</text:p>
          </table:table-cell>
          <table:table-cell table:formula="of:=&quot;&quot;&quot;gast&quot;&quot;:&quot;&quot;&quot;&amp;[.P103]&amp;&quot;&quot;&quot;}&quot;" office:value-type="string" office:string-value="&quot;gast&quot;:&quot;So&quot;}">
            <text:p>"gast":"So"}</text:p>
          </table:table-cell>
          <table:table-cell office:value-type="string">
            <text:p><text:s/></text:p>
          </table:table-cell>
        </table:table-row>
        <table:table-row table:style-name="ro2">
          <table:table-cell table:style-name="ce1" office:value-type="date" office:date-value="2012-11-11">
            <text:p>11.11.12</text:p>
          </table:table-cell>
          <table:table-cell table:style-name="ce3" office:value-type="time" office:time-value="PT10H00M00S">
            <text:p>10:00:00</text:p>
          </table:table-cell>
          <table:table-cell office:value-type="string">
            <text:p>SKC</text:p>
          </table:table-cell>
          <table:table-cell office:value-type="string">
            <text:p>Kapellen</text:p>
          </table:table-cell>
          <table:table-cell office:value-type="float" office:value="1">
            <text:p>1</text:p>
          </table:table-cell>
          <table:table-cell/>
          <table:table-cell table:number-columns-repeated="4"/>
          <table:table-cell table:formula="of:=IF(AND([.A104]=&quot;Bahn&quot;;[.K103]=-1);0;IF(AND([.A104]&lt;&gt;&quot;Bahn&quot;;[.K103]&lt;&gt;-1);[.K103]+1;[.K103]))" office:value-type="float" office:value="-1">
            <text:p>-1</text:p>
          </table:table-cell>
          <table:table-cell table:formula="of:=IF([.B104]=&quot;Spieltag&quot;;[.L103]+1;[.L103])" office:value-type="float" office:value="6">
            <text:p>6</text:p>
          </table:table-cell>
          <table:table-cell table:formula="of:=IF(AND([.K104]&gt;0;[.K104]&lt;&gt;[.K103]);[.A104];&quot;&quot;)">
            <text:p/>
          </table:table-cell>
          <table:table-cell table:formula="of:=IF([.O104]=1;VLOOKUP([.P104];[.K100:.M599];3;0);&quot;&quot;)">
            <text:p/>
          </table:table-cell>
          <table:table-cell table:formula="of:=IF([.A105]=&quot;So&quot;;1;[.O103]+1)" office:value-type="float" office:value="3">
            <text:p>3</text:p>
          </table:table-cell>
          <table:table-cell table:formula="of:=IF([.O104]=1;[.A104];IF([.O104]=2;[.A104];IF([.O104]=3;[.C104]&amp; &quot; &quot; &amp;[.D104]&amp;&quot; &quot;&amp;[.E104]&amp;&quot; &quot; &amp;[.F104];IF([.O104]=4;[.A104]&amp; &quot; &quot; &amp;[.B104]&amp;&quot; &quot;&amp;[.C104]&amp;&quot; &quot; &amp;[.D104]))))" office:value-type="string" office:string-value="SKC Kapellen 1 ">
            <text:p>SKC Kapellen 1 </text:p>
          </table:table-cell>
          <table:table-cell table:formula="of:=IF([.O104]=1;[.A104];IF([.O104]=2;TEXT([.A105];&quot;TT.MM.JJ&quot;);IF([.O104]=3;[.C104]&amp; &quot; &quot; &amp;[.D104]&amp;&quot; &quot;&amp;[.E104]&amp;&quot; &quot; &amp;[.F104];IF([.O104]=4;[.A104]&amp; &quot; &quot; &amp;[.B104]&amp;&quot; &quot;&amp;[.C104]&amp;&quot; &quot; &amp;[.D104]))))" office:value-type="string" office:string-value="SKC Kapellen 1 ">
            <text:p>SKC Kapellen 1 </text:p>
          </table:table-cell>
          <table:table-cell table:formula="of:=IF([.O104]=1;[.A104];IF([.O104]=2;TEXT([.B105];&quot;HH:MM&quot;);IF([.O104]=3;[.C104]&amp; &quot; &quot; &amp;[.D104]&amp;&quot; &quot;&amp;[.E104]&amp;&quot; &quot; &amp;[.F104];IF([.O104]=4;[.A104]&amp; &quot; &quot; &amp;[.B104]&amp;&quot; &quot;&amp;[.C104]&amp;&quot; &quot; &amp;[.D104]))))" office:value-type="string" office:string-value="SKC Kapellen 1 ">
            <text:p>SKC Kapellen 1 </text:p>
          </table:table-cell>
          <table:table-cell/>
          <table:table-cell table:formula="of:=INDIRECT(&quot;R&quot;&amp;ROW([.T104])&amp;&quot;C&quot;&amp;COLUMN([.T104])+[.O104];&quot;0&quot;)" office:value-type="string" office:string-value="&quot;heim&quot;:&quot;SKC Kapellen 1 &quot;,">
            <text:p>"heim":"SKC Kapellen 1 ",</text:p>
          </table:table-cell>
          <table:table-cell table:formula="of:=IF([.P104]&gt;1;&quot;,&quot;;&quot;&quot;)&amp;&quot;{ &quot;&quot;spielnr&quot;&quot;:&quot;&quot;&quot;&amp;[.P104]&amp;&quot;&quot;&quot;,&quot;&quot;spieltag&quot;&quot;:&quot;&quot;&quot;&amp;[.L104]&amp;&quot;&quot;&quot;,&quot;&quot;bahn&quot;&quot;:&quot;&quot;&quot;&amp;[.N104]&amp;&quot;&quot;&quot;,&quot;" office:value-type="string" office:string-value=",{ &quot;spielnr&quot;:&quot;SKC Kapellen 1 &quot;,&quot;spieltag&quot;:&quot;6&quot;,&quot;bahn&quot;:&quot;&quot;,">
            <text:p>,{ "spielnr":"SKC Kapellen 1 ","spieltag":"6","bahn":"",</text:p>
          </table:table-cell>
          <table:table-cell table:formula="of:=&quot;&quot;&quot;datum&quot;&quot;:&quot;&quot;&quot;&amp;[.Q104]&amp;&quot;&quot;&quot;,&quot;&quot;uhrzeit&quot;&quot;:&quot;&quot;&quot;&amp;[.R104]&amp;&quot;&quot;&quot;,&quot;" office:value-type="string" office:string-value="&quot;datum&quot;:&quot;SKC Kapellen 1 &quot;,&quot;uhrzeit&quot;:&quot;SKC Kapellen 1 &quot;,">
            <text:p>"datum":"SKC Kapellen 1 ","uhrzeit":"SKC Kapellen 1 ",</text:p>
          </table:table-cell>
          <table:table-cell table:formula="of:=&quot;&quot;&quot;heim&quot;&quot;:&quot;&quot;&quot;&amp;[.P104]&amp;&quot;&quot;&quot;,&quot;" office:value-type="string" office:string-value="&quot;heim&quot;:&quot;SKC Kapellen 1 &quot;,">
            <text:p>"heim":"SKC Kapellen 1 ",</text:p>
          </table:table-cell>
          <table:table-cell table:formula="of:=&quot;&quot;&quot;gast&quot;&quot;:&quot;&quot;&quot;&amp;[.P104]&amp;&quot;&quot;&quot;}&quot;" office:value-type="string" office:string-value="&quot;gast&quot;:&quot;SKC Kapellen 1 &quot;}">
            <text:p>"gast":"SKC Kapellen 1 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SKV</text:p>
          </table:table-cell>
          <table:table-cell office:value-type="string">
            <text:p>Rees</text:p>
          </table:table-cell>
          <table:table-cell office:value-type="float" office:value="3">
            <text:p>3</text:p>
          </table:table-cell>
          <table:table-cell table:number-columns-repeated="3"/>
          <table:table-cell table:number-columns-repeated="4"/>
          <table:table-cell table:formula="of:=IF(AND([.A105]=&quot;Bahn&quot;;[.K104]=-1);0;IF(AND([.A105]&lt;&gt;&quot;Bahn&quot;;[.K104]&lt;&gt;-1);[.K104]+1;[.K104]))" office:value-type="float" office:value="-1">
            <text:p>-1</text:p>
          </table:table-cell>
          <table:table-cell table:formula="of:=IF([.B105]=&quot;Spieltag&quot;;[.L104]+1;[.L104])" office:value-type="float" office:value="6">
            <text:p>6</text:p>
          </table:table-cell>
          <table:table-cell table:formula="of:=IF(AND([.K105]&gt;0;[.K105]&lt;&gt;[.K104]);[.A105];&quot;&quot;)">
            <text:p/>
          </table:table-cell>
          <table:table-cell table:formula="of:=IF([.O105]=1;VLOOKUP([.P105];[.K101:.M600];3;0);&quot;&quot;)">
            <text:p/>
          </table:table-cell>
          <table:table-cell table:formula="of:=IF([.A106]=&quot;So&quot;;1;[.O104]+1)" office:value-type="float" office:value="4">
            <text:p>4</text:p>
          </table:table-cell>
          <table:table-cell table:formula="of:=IF([.O105]=1;[.A105];IF([.O105]=2;[.A105];IF([.O105]=3;[.C105]&amp; &quot; &quot; &amp;[.D105]&amp;&quot; &quot;&amp;[.E105]&amp;&quot; &quot; &amp;[.F105];IF([.O105]=4;[.A105]&amp; &quot; &quot; &amp;[.B105]&amp;&quot; &quot;&amp;[.C105]&amp;&quot; &quot; &amp;[.D105]))))" office:value-type="string" office:string-value="SKV Rees 3 ">
            <text:p>SKV Rees 3 </text:p>
          </table:table-cell>
          <table:table-cell table:formula="of:=IF([.O105]=1;[.A105];IF([.O105]=2;TEXT([.A106];&quot;TT.MM.JJ&quot;);IF([.O105]=3;[.C105]&amp; &quot; &quot; &amp;[.D105]&amp;&quot; &quot;&amp;[.E105]&amp;&quot; &quot; &amp;[.F105];IF([.O105]=4;[.A105]&amp; &quot; &quot; &amp;[.B105]&amp;&quot; &quot;&amp;[.C105]&amp;&quot; &quot; &amp;[.D105]))))" office:value-type="string" office:string-value="SKV Rees 3 ">
            <text:p>SKV Rees 3 </text:p>
          </table:table-cell>
          <table:table-cell table:formula="of:=IF([.O105]=1;[.A105];IF([.O105]=2;TEXT([.B106];&quot;HH:MM&quot;);IF([.O105]=3;[.C105]&amp; &quot; &quot; &amp;[.D105]&amp;&quot; &quot;&amp;[.E105]&amp;&quot; &quot; &amp;[.F105];IF([.O105]=4;[.A105]&amp; &quot; &quot; &amp;[.B105]&amp;&quot; &quot;&amp;[.C105]&amp;&quot; &quot; &amp;[.D105]))))" office:value-type="string" office:string-value="SKV Rees 3 ">
            <text:p>SKV Rees 3 </text:p>
          </table:table-cell>
          <table:table-cell/>
          <table:table-cell table:formula="of:=INDIRECT(&quot;R&quot;&amp;ROW([.T105])&amp;&quot;C&quot;&amp;COLUMN([.T105])+[.O105];&quot;0&quot;)" office:value-type="string" office:string-value="&quot;gast&quot;:&quot;SKV Rees 3 &quot;}">
            <text:p>"gast":"SKV Rees 3 "}</text:p>
          </table:table-cell>
          <table:table-cell table:formula="of:=IF([.P105]&gt;1;&quot;,&quot;;&quot;&quot;)&amp;&quot;{ &quot;&quot;spielnr&quot;&quot;:&quot;&quot;&quot;&amp;[.P105]&amp;&quot;&quot;&quot;,&quot;&quot;spieltag&quot;&quot;:&quot;&quot;&quot;&amp;[.L105]&amp;&quot;&quot;&quot;,&quot;&quot;bahn&quot;&quot;:&quot;&quot;&quot;&amp;[.N105]&amp;&quot;&quot;&quot;,&quot;" office:value-type="string" office:string-value=",{ &quot;spielnr&quot;:&quot;SKV Rees 3 &quot;,&quot;spieltag&quot;:&quot;6&quot;,&quot;bahn&quot;:&quot;&quot;,">
            <text:p>,{ "spielnr":"SKV Rees 3 ","spieltag":"6","bahn":"",</text:p>
          </table:table-cell>
          <table:table-cell table:formula="of:=&quot;&quot;&quot;datum&quot;&quot;:&quot;&quot;&quot;&amp;[.Q105]&amp;&quot;&quot;&quot;,&quot;&quot;uhrzeit&quot;&quot;:&quot;&quot;&quot;&amp;[.R105]&amp;&quot;&quot;&quot;,&quot;" office:value-type="string" office:string-value="&quot;datum&quot;:&quot;SKV Rees 3 &quot;,&quot;uhrzeit&quot;:&quot;SKV Rees 3 &quot;,">
            <text:p>"datum":"SKV Rees 3 ","uhrzeit":"SKV Rees 3 ",</text:p>
          </table:table-cell>
          <table:table-cell table:formula="of:=&quot;&quot;&quot;heim&quot;&quot;:&quot;&quot;&quot;&amp;[.P105]&amp;&quot;&quot;&quot;,&quot;" office:value-type="string" office:string-value="&quot;heim&quot;:&quot;SKV Rees 3 &quot;,">
            <text:p>"heim":"SKV Rees 3 ",</text:p>
          </table:table-cell>
          <table:table-cell table:formula="of:=&quot;&quot;&quot;gast&quot;&quot;:&quot;&quot;&quot;&amp;[.P105]&amp;&quot;&quot;&quot;}&quot;" office:value-type="string" office:string-value="&quot;gast&quot;:&quot;SKV Rees 3 &quot;}">
            <text:p>"gast":"SKV Rees 3 "}</text:p>
          </table:table-cell>
          <table:table-cell office:value-type="string">
            <text:p><text:s/></text:p>
          </table:table-cell>
        </table:table-row>
        <table:table-row table:style-name="ro2">
          <table:table-cell table:style-name="ce1" office:value-type="date" office:date-value="2012-08-07">
            <text:p>07.08.12</text:p>
          </table:table-cell>
          <table:table-cell office:value-type="string">
            <text:p>Spieltag</text:p>
          </table:table-cell>
          <table:table-cell table:number-columns-repeated="4"/>
          <table:table-cell table:number-columns-repeated="4"/>
          <table:table-cell table:formula="of:=IF(AND([.A106]=&quot;Bahn&quot;;[.K105]=-1);0;IF(AND([.A106]&lt;&gt;&quot;Bahn&quot;;[.K105]&lt;&gt;-1);[.K105]+1;[.K105]))" office:value-type="float" office:value="-1">
            <text:p>-1</text:p>
          </table:table-cell>
          <table:table-cell table:formula="of:=IF([.B106]=&quot;Spieltag&quot;;[.L105]+1;[.L105])" office:value-type="float" office:value="7">
            <text:p>7</text:p>
          </table:table-cell>
          <table:table-cell table:formula="of:=IF(AND([.K106]&gt;0;[.K106]&lt;&gt;[.K105]);[.A106];&quot;&quot;)">
            <text:p/>
          </table:table-cell>
          <table:table-cell table:formula="of:=IF([.O106]=1;VLOOKUP([.P106];[.K102:.M601];3;0);&quot;&quot;)">
            <text:p/>
          </table:table-cell>
          <table:table-cell table:formula="of:=IF([.A107]=&quot;So&quot;;1;[.O105]+1)" office:value-type="float" office:value="5">
            <text:p>5</text:p>
          </table:table-cell>
          <table:table-cell table:formula="of:=IF([.O106]=1;[.A106];IF([.O106]=2;[.A106];IF([.O106]=3;[.C106]&amp; &quot; &quot; &amp;[.D106]&amp;&quot; &quot;&amp;[.E106]&amp;&quot; &quot; &amp;[.F106];IF([.O106]=4;[.A106]&amp; &quot; &quot; &amp;[.B106]&amp;&quot; &quot;&amp;[.C106]&amp;&quot; &quot; &amp;[.D106]))))" office:value-type="boolean" office:boolean-value="false">
            <text:p>FALSCH</text:p>
          </table:table-cell>
          <table:table-cell table:formula="of:=IF([.O106]=1;[.A106];IF([.O106]=2;TEXT([.A107];&quot;TT.MM.JJ&quot;);IF([.O106]=3;[.C106]&amp; &quot; &quot; &amp;[.D106]&amp;&quot; &quot;&amp;[.E106]&amp;&quot; &quot; &amp;[.F106];IF([.O106]=4;[.A106]&amp; &quot; &quot; &amp;[.B106]&amp;&quot; &quot;&amp;[.C106]&amp;&quot; &quot; &amp;[.D106]))))" office:value-type="boolean" office:boolean-value="false">
            <text:p>FALSCH</text:p>
          </table:table-cell>
          <table:table-cell table:formula="of:=IF([.O106]=1;[.A106];IF([.O106]=2;TEXT([.B107];&quot;HH:MM&quot;);IF([.O106]=3;[.C106]&amp; &quot; &quot; &amp;[.D106]&amp;&quot; &quot;&amp;[.E106]&amp;&quot; &quot; &amp;[.F106];IF([.O106]=4;[.A106]&amp; &quot; &quot; &amp;[.B106]&amp;&quot; &quot;&amp;[.C106]&amp;&quot; &quot; &amp;[.D106]))))" office:value-type="boolean" office:boolean-value="false">
            <text:p>FALSCH</text:p>
          </table:table-cell>
          <table:table-cell/>
          <table:table-cell table:formula="of:=INDIRECT(&quot;R&quot;&amp;ROW([.T106])&amp;&quot;C&quot;&amp;COLUMN([.T106])+[.O106];&quot;0&quot;)" office:value-type="string" office:string-value=" ">
            <text:p><text:s/></text:p>
          </table:table-cell>
          <table:table-cell table:formula="of:=IF([.P106]&gt;1;&quot;,&quot;;&quot;&quot;)&amp;&quot;{ &quot;&quot;spielnr&quot;&quot;:&quot;&quot;&quot;&amp;[.P106]&amp;&quot;&quot;&quot;,&quot;&quot;spieltag&quot;&quot;:&quot;&quot;&quot;&amp;[.L106]&amp;&quot;&quot;&quot;,&quot;&quot;bahn&quot;&quot;:&quot;&quot;&quot;&amp;[.N106]&amp;&quot;&quot;&quot;,&quot;" office:value-type="string" office:string-value="{ &quot;spielnr&quot;:&quot;0&quot;,&quot;spieltag&quot;:&quot;7&quot;,&quot;bahn&quot;:&quot;&quot;,">
            <text:p>{ "spielnr":"0","spieltag":"7","bahn":"",</text:p>
          </table:table-cell>
          <table:table-cell table:formula="of:=&quot;&quot;&quot;datum&quot;&quot;:&quot;&quot;&quot;&amp;[.Q106]&amp;&quot;&quot;&quot;,&quot;&quot;uhrzeit&quot;&quot;:&quot;&quot;&quot;&amp;[.R106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106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106]&amp;&quot;&quot;&quot;}&quot;" office:value-type="string" office:string-value="&quot;gast&quot;:&quot;0&quot;}">
            <text:p>"gast":"0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float" office:value="25">
            <text:p>25</text:p>
          </table:table-cell>
          <table:table-cell table:number-columns-repeated="5"/>
          <table:table-cell table:number-columns-repeated="4"/>
          <table:table-cell table:formula="of:=IF(AND([.A107]=&quot;Bahn&quot;;[.K106]=-1);0;IF(AND([.A107]&lt;&gt;&quot;Bahn&quot;;[.K106]&lt;&gt;-1);[.K106]+1;[.K106]))" office:value-type="float" office:value="-1">
            <text:p>-1</text:p>
          </table:table-cell>
          <table:table-cell table:formula="of:=IF([.B107]=&quot;Spieltag&quot;;[.L106]+1;[.L106])" office:value-type="float" office:value="7">
            <text:p>7</text:p>
          </table:table-cell>
          <table:table-cell table:formula="of:=IF(AND([.K107]&gt;0;[.K107]&lt;&gt;[.K106]);[.A107];&quot;&quot;)">
            <text:p/>
          </table:table-cell>
          <table:table-cell table:formula="of:=IF([.O107]=1;VLOOKUP([.P107];[.K103:.M602];3;0);&quot;&quot;)" office:value-type="string" office:string-value="1-4">
            <text:p>1-4</text:p>
          </table:table-cell>
          <table:table-cell table:formula="of:=IF([.A108]=&quot;So&quot;;1;[.O106]+1)" office:value-type="float" office:value="1">
            <text:p>1</text:p>
          </table:table-cell>
          <table:table-cell table:formula="of:=IF([.O107]=1;[.A107];IF([.O107]=2;[.A107];IF([.O107]=3;[.C107]&amp; &quot; &quot; &amp;[.D107]&amp;&quot; &quot;&amp;[.E107]&amp;&quot; &quot; &amp;[.F107];IF([.O107]=4;[.A107]&amp; &quot; &quot; &amp;[.B107]&amp;&quot; &quot;&amp;[.C107]&amp;&quot; &quot; &amp;[.D107]))))" office:value-type="float" office:value="25">
            <text:p>25</text:p>
          </table:table-cell>
          <table:table-cell table:formula="of:=IF([.O107]=1;[.A107];IF([.O107]=2;TEXT([.A108];&quot;TT.MM.JJ&quot;);IF([.O107]=3;[.C107]&amp; &quot; &quot; &amp;[.D107]&amp;&quot; &quot;&amp;[.E107]&amp;&quot; &quot; &amp;[.F107];IF([.O107]=4;[.A107]&amp; &quot; &quot; &amp;[.B107]&amp;&quot; &quot;&amp;[.C107]&amp;&quot; &quot; &amp;[.D107]))))" office:value-type="float" office:value="25">
            <text:p>25</text:p>
          </table:table-cell>
          <table:table-cell table:formula="of:=IF([.O107]=1;[.A107];IF([.O107]=2;TEXT([.B108];&quot;HH:MM&quot;);IF([.O107]=3;[.C107]&amp; &quot; &quot; &amp;[.D107]&amp;&quot; &quot;&amp;[.E107]&amp;&quot; &quot; &amp;[.F107];IF([.O107]=4;[.A107]&amp; &quot; &quot; &amp;[.B107]&amp;&quot; &quot;&amp;[.C107]&amp;&quot; &quot; &amp;[.D107]))))" office:value-type="float" office:value="25">
            <text:p>25</text:p>
          </table:table-cell>
          <table:table-cell/>
          <table:table-cell table:formula="of:=INDIRECT(&quot;R&quot;&amp;ROW([.T107])&amp;&quot;C&quot;&amp;COLUMN([.T107])+[.O107];&quot;0&quot;)" office:value-type="string" office:string-value=",{ &quot;spielnr&quot;:&quot;25&quot;,&quot;spieltag&quot;:&quot;7&quot;,&quot;bahn&quot;:&quot;1-4&quot;,">
            <text:p>,{ "spielnr":"25","spieltag":"7","bahn":"1-4",</text:p>
          </table:table-cell>
          <table:table-cell table:formula="of:=IF([.P107]&gt;1;&quot;,&quot;;&quot;&quot;)&amp;&quot;{ &quot;&quot;spielnr&quot;&quot;:&quot;&quot;&quot;&amp;[.P107]&amp;&quot;&quot;&quot;,&quot;&quot;spieltag&quot;&quot;:&quot;&quot;&quot;&amp;[.L107]&amp;&quot;&quot;&quot;,&quot;&quot;bahn&quot;&quot;:&quot;&quot;&quot;&amp;[.N107]&amp;&quot;&quot;&quot;,&quot;" office:value-type="string" office:string-value=",{ &quot;spielnr&quot;:&quot;25&quot;,&quot;spieltag&quot;:&quot;7&quot;,&quot;bahn&quot;:&quot;1-4&quot;,">
            <text:p>,{ "spielnr":"25","spieltag":"7","bahn":"1-4",</text:p>
          </table:table-cell>
          <table:table-cell table:formula="of:=&quot;&quot;&quot;datum&quot;&quot;:&quot;&quot;&quot;&amp;[.Q107]&amp;&quot;&quot;&quot;,&quot;&quot;uhrzeit&quot;&quot;:&quot;&quot;&quot;&amp;[.R107]&amp;&quot;&quot;&quot;,&quot;" office:value-type="string" office:string-value="&quot;datum&quot;:&quot;25&quot;,&quot;uhrzeit&quot;:&quot;25&quot;,">
            <text:p>"datum":"25","uhrzeit":"25",</text:p>
          </table:table-cell>
          <table:table-cell table:formula="of:=&quot;&quot;&quot;heim&quot;&quot;:&quot;&quot;&quot;&amp;[.P107]&amp;&quot;&quot;&quot;,&quot;" office:value-type="string" office:string-value="&quot;heim&quot;:&quot;25&quot;,">
            <text:p>"heim":"25",</text:p>
          </table:table-cell>
          <table:table-cell table:formula="of:=&quot;&quot;&quot;gast&quot;&quot;:&quot;&quot;&quot;&amp;[.P107]&amp;&quot;&quot;&quot;}&quot;" office:value-type="string" office:string-value="&quot;gast&quot;:&quot;25&quot;}">
            <text:p>"gast":"25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So</text:p>
          </table:table-cell>
          <table:table-cell table:number-columns-repeated="5"/>
          <table:table-cell table:number-columns-repeated="4"/>
          <table:table-cell table:formula="of:=IF(AND([.A108]=&quot;Bahn&quot;;[.K107]=-1);0;IF(AND([.A108]&lt;&gt;&quot;Bahn&quot;;[.K107]&lt;&gt;-1);[.K107]+1;[.K107]))" office:value-type="float" office:value="-1">
            <text:p>-1</text:p>
          </table:table-cell>
          <table:table-cell table:formula="of:=IF([.B108]=&quot;Spieltag&quot;;[.L107]+1;[.L107])" office:value-type="float" office:value="7">
            <text:p>7</text:p>
          </table:table-cell>
          <table:table-cell table:formula="of:=IF(AND([.K108]&gt;0;[.K108]&lt;&gt;[.K107]);[.A108];&quot;&quot;)">
            <text:p/>
          </table:table-cell>
          <table:table-cell table:formula="of:=IF([.O108]=1;VLOOKUP([.P108];[.K104:.M603];3;0);&quot;&quot;)">
            <text:p/>
          </table:table-cell>
          <table:table-cell table:formula="of:=IF([.A109]=&quot;So&quot;;1;[.O107]+1)" office:value-type="float" office:value="2">
            <text:p>2</text:p>
          </table:table-cell>
          <table:table-cell table:formula="of:=IF([.O108]=1;[.A108];IF([.O108]=2;[.A108];IF([.O108]=3;[.C108]&amp; &quot; &quot; &amp;[.D108]&amp;&quot; &quot;&amp;[.E108]&amp;&quot; &quot; &amp;[.F108];IF([.O108]=4;[.A108]&amp; &quot; &quot; &amp;[.B108]&amp;&quot; &quot;&amp;[.C108]&amp;&quot; &quot; &amp;[.D108]))))" office:value-type="string" office:string-value="So">
            <text:p>So</text:p>
          </table:table-cell>
          <table:table-cell table:formula="of:=IF([.O108]=1;[.A108];IF([.O108]=2;TEXT([.A109];&quot;TT.MM.JJ&quot;);IF([.O108]=3;[.C108]&amp; &quot; &quot; &amp;[.D108]&amp;&quot; &quot;&amp;[.E108]&amp;&quot; &quot; &amp;[.F108];IF([.O108]=4;[.A108]&amp; &quot; &quot; &amp;[.B108]&amp;&quot; &quot;&amp;[.C108]&amp;&quot; &quot; &amp;[.D108]))))" office:value-type="string" office:string-value="18.11.12">
            <text:p>18.11.12</text:p>
          </table:table-cell>
          <table:table-cell table:formula="of:=IF([.O108]=1;[.A108];IF([.O108]=2;TEXT([.B109];&quot;HH:MM&quot;);IF([.O108]=3;[.C108]&amp; &quot; &quot; &amp;[.D108]&amp;&quot; &quot;&amp;[.E108]&amp;&quot; &quot; &amp;[.F108];IF([.O108]=4;[.A108]&amp; &quot; &quot; &amp;[.B108]&amp;&quot; &quot;&amp;[.C108]&amp;&quot; &quot; &amp;[.D108]))))" office:value-type="string" office:string-value="10:00">
            <text:p>10:00</text:p>
          </table:table-cell>
          <table:table-cell/>
          <table:table-cell table:formula="of:=INDIRECT(&quot;R&quot;&amp;ROW([.T108])&amp;&quot;C&quot;&amp;COLUMN([.T108])+[.O108];&quot;0&quot;)" office:value-type="string" office:string-value="&quot;datum&quot;:&quot;18.11.12&quot;,&quot;uhrzeit&quot;:&quot;10:00&quot;,">
            <text:p>"datum":"18.11.12","uhrzeit":"10:00",</text:p>
          </table:table-cell>
          <table:table-cell table:formula="of:=IF([.P108]&gt;1;&quot;,&quot;;&quot;&quot;)&amp;&quot;{ &quot;&quot;spielnr&quot;&quot;:&quot;&quot;&quot;&amp;[.P108]&amp;&quot;&quot;&quot;,&quot;&quot;spieltag&quot;&quot;:&quot;&quot;&quot;&amp;[.L108]&amp;&quot;&quot;&quot;,&quot;&quot;bahn&quot;&quot;:&quot;&quot;&quot;&amp;[.N108]&amp;&quot;&quot;&quot;,&quot;" office:value-type="string" office:string-value=",{ &quot;spielnr&quot;:&quot;So&quot;,&quot;spieltag&quot;:&quot;7&quot;,&quot;bahn&quot;:&quot;&quot;,">
            <text:p>,{ "spielnr":"So","spieltag":"7","bahn":"",</text:p>
          </table:table-cell>
          <table:table-cell table:formula="of:=&quot;&quot;&quot;datum&quot;&quot;:&quot;&quot;&quot;&amp;[.Q108]&amp;&quot;&quot;&quot;,&quot;&quot;uhrzeit&quot;&quot;:&quot;&quot;&quot;&amp;[.R108]&amp;&quot;&quot;&quot;,&quot;" office:value-type="string" office:string-value="&quot;datum&quot;:&quot;18.11.12&quot;,&quot;uhrzeit&quot;:&quot;10:00&quot;,">
            <text:p>"datum":"18.11.12","uhrzeit":"10:00",</text:p>
          </table:table-cell>
          <table:table-cell table:formula="of:=&quot;&quot;&quot;heim&quot;&quot;:&quot;&quot;&quot;&amp;[.P108]&amp;&quot;&quot;&quot;,&quot;" office:value-type="string" office:string-value="&quot;heim&quot;:&quot;So&quot;,">
            <text:p>"heim":"So",</text:p>
          </table:table-cell>
          <table:table-cell table:formula="of:=&quot;&quot;&quot;gast&quot;&quot;:&quot;&quot;&quot;&amp;[.P108]&amp;&quot;&quot;&quot;}&quot;" office:value-type="string" office:string-value="&quot;gast&quot;:&quot;So&quot;}">
            <text:p>"gast":"So"}</text:p>
          </table:table-cell>
          <table:table-cell office:value-type="string">
            <text:p><text:s/></text:p>
          </table:table-cell>
        </table:table-row>
        <table:table-row table:style-name="ro2">
          <table:table-cell table:style-name="ce1" office:value-type="date" office:date-value="2012-11-18">
            <text:p>18.11.12</text:p>
          </table:table-cell>
          <table:table-cell table:style-name="ce3" office:value-type="time" office:time-value="PT10H00M00S">
            <text:p>10:00:00</text:p>
          </table:table-cell>
          <table:table-cell office:value-type="string">
            <text:p>SKV</text:p>
          </table:table-cell>
          <table:table-cell office:value-type="string">
            <text:p>Rees</text:p>
          </table:table-cell>
          <table:table-cell office:value-type="float" office:value="3">
            <text:p>3</text:p>
          </table:table-cell>
          <table:table-cell/>
          <table:table-cell table:number-columns-repeated="4"/>
          <table:table-cell table:formula="of:=IF(AND([.A109]=&quot;Bahn&quot;;[.K108]=-1);0;IF(AND([.A109]&lt;&gt;&quot;Bahn&quot;;[.K108]&lt;&gt;-1);[.K108]+1;[.K108]))" office:value-type="float" office:value="-1">
            <text:p>-1</text:p>
          </table:table-cell>
          <table:table-cell table:formula="of:=IF([.B109]=&quot;Spieltag&quot;;[.L108]+1;[.L108])" office:value-type="float" office:value="7">
            <text:p>7</text:p>
          </table:table-cell>
          <table:table-cell table:formula="of:=IF(AND([.K109]&gt;0;[.K109]&lt;&gt;[.K108]);[.A109];&quot;&quot;)">
            <text:p/>
          </table:table-cell>
          <table:table-cell table:formula="of:=IF([.O109]=1;VLOOKUP([.P109];[.K105:.M604];3;0);&quot;&quot;)">
            <text:p/>
          </table:table-cell>
          <table:table-cell table:formula="of:=IF([.A110]=&quot;So&quot;;1;[.O108]+1)" office:value-type="float" office:value="3">
            <text:p>3</text:p>
          </table:table-cell>
          <table:table-cell table:formula="of:=IF([.O109]=1;[.A109];IF([.O109]=2;[.A109];IF([.O109]=3;[.C109]&amp; &quot; &quot; &amp;[.D109]&amp;&quot; &quot;&amp;[.E109]&amp;&quot; &quot; &amp;[.F109];IF([.O109]=4;[.A109]&amp; &quot; &quot; &amp;[.B109]&amp;&quot; &quot;&amp;[.C109]&amp;&quot; &quot; &amp;[.D109]))))" office:value-type="string" office:string-value="SKV Rees 3 ">
            <text:p>SKV Rees 3 </text:p>
          </table:table-cell>
          <table:table-cell table:formula="of:=IF([.O109]=1;[.A109];IF([.O109]=2;TEXT([.A110];&quot;TT.MM.JJ&quot;);IF([.O109]=3;[.C109]&amp; &quot; &quot; &amp;[.D109]&amp;&quot; &quot;&amp;[.E109]&amp;&quot; &quot; &amp;[.F109];IF([.O109]=4;[.A109]&amp; &quot; &quot; &amp;[.B109]&amp;&quot; &quot;&amp;[.C109]&amp;&quot; &quot; &amp;[.D109]))))" office:value-type="string" office:string-value="SKV Rees 3 ">
            <text:p>SKV Rees 3 </text:p>
          </table:table-cell>
          <table:table-cell table:formula="of:=IF([.O109]=1;[.A109];IF([.O109]=2;TEXT([.B110];&quot;HH:MM&quot;);IF([.O109]=3;[.C109]&amp; &quot; &quot; &amp;[.D109]&amp;&quot; &quot;&amp;[.E109]&amp;&quot; &quot; &amp;[.F109];IF([.O109]=4;[.A109]&amp; &quot; &quot; &amp;[.B109]&amp;&quot; &quot;&amp;[.C109]&amp;&quot; &quot; &amp;[.D109]))))" office:value-type="string" office:string-value="SKV Rees 3 ">
            <text:p>SKV Rees 3 </text:p>
          </table:table-cell>
          <table:table-cell/>
          <table:table-cell table:formula="of:=INDIRECT(&quot;R&quot;&amp;ROW([.T109])&amp;&quot;C&quot;&amp;COLUMN([.T109])+[.O109];&quot;0&quot;)" office:value-type="string" office:string-value="&quot;heim&quot;:&quot;SKV Rees 3 &quot;,">
            <text:p>"heim":"SKV Rees 3 ",</text:p>
          </table:table-cell>
          <table:table-cell table:formula="of:=IF([.P109]&gt;1;&quot;,&quot;;&quot;&quot;)&amp;&quot;{ &quot;&quot;spielnr&quot;&quot;:&quot;&quot;&quot;&amp;[.P109]&amp;&quot;&quot;&quot;,&quot;&quot;spieltag&quot;&quot;:&quot;&quot;&quot;&amp;[.L109]&amp;&quot;&quot;&quot;,&quot;&quot;bahn&quot;&quot;:&quot;&quot;&quot;&amp;[.N109]&amp;&quot;&quot;&quot;,&quot;" office:value-type="string" office:string-value=",{ &quot;spielnr&quot;:&quot;SKV Rees 3 &quot;,&quot;spieltag&quot;:&quot;7&quot;,&quot;bahn&quot;:&quot;&quot;,">
            <text:p>,{ "spielnr":"SKV Rees 3 ","spieltag":"7","bahn":"",</text:p>
          </table:table-cell>
          <table:table-cell table:formula="of:=&quot;&quot;&quot;datum&quot;&quot;:&quot;&quot;&quot;&amp;[.Q109]&amp;&quot;&quot;&quot;,&quot;&quot;uhrzeit&quot;&quot;:&quot;&quot;&quot;&amp;[.R109]&amp;&quot;&quot;&quot;,&quot;" office:value-type="string" office:string-value="&quot;datum&quot;:&quot;SKV Rees 3 &quot;,&quot;uhrzeit&quot;:&quot;SKV Rees 3 &quot;,">
            <text:p>"datum":"SKV Rees 3 ","uhrzeit":"SKV Rees 3 ",</text:p>
          </table:table-cell>
          <table:table-cell table:formula="of:=&quot;&quot;&quot;heim&quot;&quot;:&quot;&quot;&quot;&amp;[.P109]&amp;&quot;&quot;&quot;,&quot;" office:value-type="string" office:string-value="&quot;heim&quot;:&quot;SKV Rees 3 &quot;,">
            <text:p>"heim":"SKV Rees 3 ",</text:p>
          </table:table-cell>
          <table:table-cell table:formula="of:=&quot;&quot;&quot;gast&quot;&quot;:&quot;&quot;&quot;&amp;[.P109]&amp;&quot;&quot;&quot;}&quot;" office:value-type="string" office:string-value="&quot;gast&quot;:&quot;SKV Rees 3 &quot;}">
            <text:p>"gast":"SKV Rees 3 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SK</text:p>
          </table:table-cell>
          <table:table-cell office:value-type="string">
            <text:p>Dinslaken</text:p>
          </table:table-cell>
          <table:table-cell office:value-type="float" office:value="3">
            <text:p>3</text:p>
          </table:table-cell>
          <table:table-cell table:number-columns-repeated="3"/>
          <table:table-cell table:number-columns-repeated="4"/>
          <table:table-cell table:formula="of:=IF(AND([.A110]=&quot;Bahn&quot;;[.K109]=-1);0;IF(AND([.A110]&lt;&gt;&quot;Bahn&quot;;[.K109]&lt;&gt;-1);[.K109]+1;[.K109]))" office:value-type="float" office:value="-1">
            <text:p>-1</text:p>
          </table:table-cell>
          <table:table-cell table:formula="of:=IF([.B110]=&quot;Spieltag&quot;;[.L109]+1;[.L109])" office:value-type="float" office:value="7">
            <text:p>7</text:p>
          </table:table-cell>
          <table:table-cell table:formula="of:=IF(AND([.K110]&gt;0;[.K110]&lt;&gt;[.K109]);[.A110];&quot;&quot;)">
            <text:p/>
          </table:table-cell>
          <table:table-cell table:formula="of:=IF([.O110]=1;VLOOKUP([.P110];[.K106:.M605];3;0);&quot;&quot;)">
            <text:p/>
          </table:table-cell>
          <table:table-cell table:formula="of:=IF([.A111]=&quot;So&quot;;1;[.O109]+1)" office:value-type="float" office:value="4">
            <text:p>4</text:p>
          </table:table-cell>
          <table:table-cell table:formula="of:=IF([.O110]=1;[.A110];IF([.O110]=2;[.A110];IF([.O110]=3;[.C110]&amp; &quot; &quot; &amp;[.D110]&amp;&quot; &quot;&amp;[.E110]&amp;&quot; &quot; &amp;[.F110];IF([.O110]=4;[.A110]&amp; &quot; &quot; &amp;[.B110]&amp;&quot; &quot;&amp;[.C110]&amp;&quot; &quot; &amp;[.D110]))))" office:value-type="string" office:string-value="SK Dinslaken 3 ">
            <text:p>SK Dinslaken 3 </text:p>
          </table:table-cell>
          <table:table-cell table:formula="of:=IF([.O110]=1;[.A110];IF([.O110]=2;TEXT([.A111];&quot;TT.MM.JJ&quot;);IF([.O110]=3;[.C110]&amp; &quot; &quot; &amp;[.D110]&amp;&quot; &quot;&amp;[.E110]&amp;&quot; &quot; &amp;[.F110];IF([.O110]=4;[.A110]&amp; &quot; &quot; &amp;[.B110]&amp;&quot; &quot;&amp;[.C110]&amp;&quot; &quot; &amp;[.D110]))))" office:value-type="string" office:string-value="SK Dinslaken 3 ">
            <text:p>SK Dinslaken 3 </text:p>
          </table:table-cell>
          <table:table-cell table:formula="of:=IF([.O110]=1;[.A110];IF([.O110]=2;TEXT([.B111];&quot;HH:MM&quot;);IF([.O110]=3;[.C110]&amp; &quot; &quot; &amp;[.D110]&amp;&quot; &quot;&amp;[.E110]&amp;&quot; &quot; &amp;[.F110];IF([.O110]=4;[.A110]&amp; &quot; &quot; &amp;[.B110]&amp;&quot; &quot;&amp;[.C110]&amp;&quot; &quot; &amp;[.D110]))))" office:value-type="string" office:string-value="SK Dinslaken 3 ">
            <text:p>SK Dinslaken 3 </text:p>
          </table:table-cell>
          <table:table-cell/>
          <table:table-cell table:formula="of:=INDIRECT(&quot;R&quot;&amp;ROW([.T110])&amp;&quot;C&quot;&amp;COLUMN([.T110])+[.O110];&quot;0&quot;)" office:value-type="string" office:string-value="&quot;gast&quot;:&quot;SK Dinslaken 3 &quot;}">
            <text:p>"gast":"SK Dinslaken 3 "}</text:p>
          </table:table-cell>
          <table:table-cell table:formula="of:=IF([.P110]&gt;1;&quot;,&quot;;&quot;&quot;)&amp;&quot;{ &quot;&quot;spielnr&quot;&quot;:&quot;&quot;&quot;&amp;[.P110]&amp;&quot;&quot;&quot;,&quot;&quot;spieltag&quot;&quot;:&quot;&quot;&quot;&amp;[.L110]&amp;&quot;&quot;&quot;,&quot;&quot;bahn&quot;&quot;:&quot;&quot;&quot;&amp;[.N110]&amp;&quot;&quot;&quot;,&quot;" office:value-type="string" office:string-value=",{ &quot;spielnr&quot;:&quot;SK Dinslaken 3 &quot;,&quot;spieltag&quot;:&quot;7&quot;,&quot;bahn&quot;:&quot;&quot;,">
            <text:p>,{ "spielnr":"SK Dinslaken 3 ","spieltag":"7","bahn":"",</text:p>
          </table:table-cell>
          <table:table-cell table:formula="of:=&quot;&quot;&quot;datum&quot;&quot;:&quot;&quot;&quot;&amp;[.Q110]&amp;&quot;&quot;&quot;,&quot;&quot;uhrzeit&quot;&quot;:&quot;&quot;&quot;&amp;[.R110]&amp;&quot;&quot;&quot;,&quot;" office:value-type="string" office:string-value="&quot;datum&quot;:&quot;SK Dinslaken 3 &quot;,&quot;uhrzeit&quot;:&quot;SK Dinslaken 3 &quot;,">
            <text:p>"datum":"SK Dinslaken 3 ","uhrzeit":"SK Dinslaken 3 ",</text:p>
          </table:table-cell>
          <table:table-cell table:formula="of:=&quot;&quot;&quot;heim&quot;&quot;:&quot;&quot;&quot;&amp;[.P110]&amp;&quot;&quot;&quot;,&quot;" office:value-type="string" office:string-value="&quot;heim&quot;:&quot;SK Dinslaken 3 &quot;,">
            <text:p>"heim":"SK Dinslaken 3 ",</text:p>
          </table:table-cell>
          <table:table-cell table:formula="of:=&quot;&quot;&quot;gast&quot;&quot;:&quot;&quot;&quot;&amp;[.P110]&amp;&quot;&quot;&quot;}&quot;" office:value-type="string" office:string-value="&quot;gast&quot;:&quot;SK Dinslaken 3 &quot;}">
            <text:p>"gast":"SK Dinslaken 3 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float" office:value="26">
            <text:p>26</text:p>
          </table:table-cell>
          <table:table-cell table:number-columns-repeated="5"/>
          <table:table-cell table:number-columns-repeated="4"/>
          <table:table-cell table:formula="of:=IF(AND([.A111]=&quot;Bahn&quot;;[.K110]=-1);0;IF(AND([.A111]&lt;&gt;&quot;Bahn&quot;;[.K110]&lt;&gt;-1);[.K110]+1;[.K110]))" office:value-type="float" office:value="-1">
            <text:p>-1</text:p>
          </table:table-cell>
          <table:table-cell table:formula="of:=IF([.B111]=&quot;Spieltag&quot;;[.L110]+1;[.L110])" office:value-type="float" office:value="7">
            <text:p>7</text:p>
          </table:table-cell>
          <table:table-cell table:formula="of:=IF(AND([.K111]&gt;0;[.K111]&lt;&gt;[.K110]);[.A111];&quot;&quot;)">
            <text:p/>
          </table:table-cell>
          <table:table-cell table:formula="of:=IF([.O111]=1;VLOOKUP([.P111];[.K107:.M606];3;0);&quot;&quot;)" office:value-type="string" office:string-value="2-5">
            <text:p>2-5</text:p>
          </table:table-cell>
          <table:table-cell table:formula="of:=IF([.A112]=&quot;So&quot;;1;[.O110]+1)" office:value-type="float" office:value="1">
            <text:p>1</text:p>
          </table:table-cell>
          <table:table-cell table:formula="of:=IF([.O111]=1;[.A111];IF([.O111]=2;[.A111];IF([.O111]=3;[.C111]&amp; &quot; &quot; &amp;[.D111]&amp;&quot; &quot;&amp;[.E111]&amp;&quot; &quot; &amp;[.F111];IF([.O111]=4;[.A111]&amp; &quot; &quot; &amp;[.B111]&amp;&quot; &quot;&amp;[.C111]&amp;&quot; &quot; &amp;[.D111]))))" office:value-type="float" office:value="26">
            <text:p>26</text:p>
          </table:table-cell>
          <table:table-cell table:formula="of:=IF([.O111]=1;[.A111];IF([.O111]=2;TEXT([.A112];&quot;TT.MM.JJ&quot;);IF([.O111]=3;[.C111]&amp; &quot; &quot; &amp;[.D111]&amp;&quot; &quot;&amp;[.E111]&amp;&quot; &quot; &amp;[.F111];IF([.O111]=4;[.A111]&amp; &quot; &quot; &amp;[.B111]&amp;&quot; &quot;&amp;[.C111]&amp;&quot; &quot; &amp;[.D111]))))" office:value-type="float" office:value="26">
            <text:p>26</text:p>
          </table:table-cell>
          <table:table-cell table:formula="of:=IF([.O111]=1;[.A111];IF([.O111]=2;TEXT([.B112];&quot;HH:MM&quot;);IF([.O111]=3;[.C111]&amp; &quot; &quot; &amp;[.D111]&amp;&quot; &quot;&amp;[.E111]&amp;&quot; &quot; &amp;[.F111];IF([.O111]=4;[.A111]&amp; &quot; &quot; &amp;[.B111]&amp;&quot; &quot;&amp;[.C111]&amp;&quot; &quot; &amp;[.D111]))))" office:value-type="float" office:value="26">
            <text:p>26</text:p>
          </table:table-cell>
          <table:table-cell/>
          <table:table-cell table:formula="of:=INDIRECT(&quot;R&quot;&amp;ROW([.T111])&amp;&quot;C&quot;&amp;COLUMN([.T111])+[.O111];&quot;0&quot;)" office:value-type="string" office:string-value=",{ &quot;spielnr&quot;:&quot;26&quot;,&quot;spieltag&quot;:&quot;7&quot;,&quot;bahn&quot;:&quot;2-5&quot;,">
            <text:p>,{ "spielnr":"26","spieltag":"7","bahn":"2-5",</text:p>
          </table:table-cell>
          <table:table-cell table:formula="of:=IF([.P111]&gt;1;&quot;,&quot;;&quot;&quot;)&amp;&quot;{ &quot;&quot;spielnr&quot;&quot;:&quot;&quot;&quot;&amp;[.P111]&amp;&quot;&quot;&quot;,&quot;&quot;spieltag&quot;&quot;:&quot;&quot;&quot;&amp;[.L111]&amp;&quot;&quot;&quot;,&quot;&quot;bahn&quot;&quot;:&quot;&quot;&quot;&amp;[.N111]&amp;&quot;&quot;&quot;,&quot;" office:value-type="string" office:string-value=",{ &quot;spielnr&quot;:&quot;26&quot;,&quot;spieltag&quot;:&quot;7&quot;,&quot;bahn&quot;:&quot;2-5&quot;,">
            <text:p>,{ "spielnr":"26","spieltag":"7","bahn":"2-5",</text:p>
          </table:table-cell>
          <table:table-cell table:formula="of:=&quot;&quot;&quot;datum&quot;&quot;:&quot;&quot;&quot;&amp;[.Q111]&amp;&quot;&quot;&quot;,&quot;&quot;uhrzeit&quot;&quot;:&quot;&quot;&quot;&amp;[.R111]&amp;&quot;&quot;&quot;,&quot;" office:value-type="string" office:string-value="&quot;datum&quot;:&quot;26&quot;,&quot;uhrzeit&quot;:&quot;26&quot;,">
            <text:p>"datum":"26","uhrzeit":"26",</text:p>
          </table:table-cell>
          <table:table-cell table:formula="of:=&quot;&quot;&quot;heim&quot;&quot;:&quot;&quot;&quot;&amp;[.P111]&amp;&quot;&quot;&quot;,&quot;" office:value-type="string" office:string-value="&quot;heim&quot;:&quot;26&quot;,">
            <text:p>"heim":"26",</text:p>
          </table:table-cell>
          <table:table-cell table:formula="of:=&quot;&quot;&quot;gast&quot;&quot;:&quot;&quot;&quot;&amp;[.P111]&amp;&quot;&quot;&quot;}&quot;" office:value-type="string" office:string-value="&quot;gast&quot;:&quot;26&quot;}">
            <text:p>"gast":"26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So</text:p>
          </table:table-cell>
          <table:table-cell table:number-columns-repeated="5"/>
          <table:table-cell table:number-columns-repeated="4"/>
          <table:table-cell table:formula="of:=IF(AND([.A112]=&quot;Bahn&quot;;[.K111]=-1);0;IF(AND([.A112]&lt;&gt;&quot;Bahn&quot;;[.K111]&lt;&gt;-1);[.K111]+1;[.K111]))" office:value-type="float" office:value="-1">
            <text:p>-1</text:p>
          </table:table-cell>
          <table:table-cell table:formula="of:=IF([.B112]=&quot;Spieltag&quot;;[.L111]+1;[.L111])" office:value-type="float" office:value="7">
            <text:p>7</text:p>
          </table:table-cell>
          <table:table-cell table:formula="of:=IF(AND([.K112]&gt;0;[.K112]&lt;&gt;[.K111]);[.A112];&quot;&quot;)">
            <text:p/>
          </table:table-cell>
          <table:table-cell table:formula="of:=IF([.O112]=1;VLOOKUP([.P112];[.K108:.M607];3;0);&quot;&quot;)">
            <text:p/>
          </table:table-cell>
          <table:table-cell table:formula="of:=IF([.A113]=&quot;So&quot;;1;[.O111]+1)" office:value-type="float" office:value="2">
            <text:p>2</text:p>
          </table:table-cell>
          <table:table-cell table:formula="of:=IF([.O112]=1;[.A112];IF([.O112]=2;[.A112];IF([.O112]=3;[.C112]&amp; &quot; &quot; &amp;[.D112]&amp;&quot; &quot;&amp;[.E112]&amp;&quot; &quot; &amp;[.F112];IF([.O112]=4;[.A112]&amp; &quot; &quot; &amp;[.B112]&amp;&quot; &quot;&amp;[.C112]&amp;&quot; &quot; &amp;[.D112]))))" office:value-type="string" office:string-value="So">
            <text:p>So</text:p>
          </table:table-cell>
          <table:table-cell table:formula="of:=IF([.O112]=1;[.A112];IF([.O112]=2;TEXT([.A113];&quot;TT.MM.JJ&quot;);IF([.O112]=3;[.C112]&amp; &quot; &quot; &amp;[.D112]&amp;&quot; &quot;&amp;[.E112]&amp;&quot; &quot; &amp;[.F112];IF([.O112]=4;[.A112]&amp; &quot; &quot; &amp;[.B112]&amp;&quot; &quot;&amp;[.C112]&amp;&quot; &quot; &amp;[.D112]))))" office:value-type="string" office:string-value="18.11.12">
            <text:p>18.11.12</text:p>
          </table:table-cell>
          <table:table-cell table:formula="of:=IF([.O112]=1;[.A112];IF([.O112]=2;TEXT([.B113];&quot;HH:MM&quot;);IF([.O112]=3;[.C112]&amp; &quot; &quot; &amp;[.D112]&amp;&quot; &quot;&amp;[.E112]&amp;&quot; &quot; &amp;[.F112];IF([.O112]=4;[.A112]&amp; &quot; &quot; &amp;[.B112]&amp;&quot; &quot;&amp;[.C112]&amp;&quot; &quot; &amp;[.D112]))))" office:value-type="string" office:string-value="10:00">
            <text:p>10:00</text:p>
          </table:table-cell>
          <table:table-cell/>
          <table:table-cell table:formula="of:=INDIRECT(&quot;R&quot;&amp;ROW([.T112])&amp;&quot;C&quot;&amp;COLUMN([.T112])+[.O112];&quot;0&quot;)" office:value-type="string" office:string-value="&quot;datum&quot;:&quot;18.11.12&quot;,&quot;uhrzeit&quot;:&quot;10:00&quot;,">
            <text:p>"datum":"18.11.12","uhrzeit":"10:00",</text:p>
          </table:table-cell>
          <table:table-cell table:formula="of:=IF([.P112]&gt;1;&quot;,&quot;;&quot;&quot;)&amp;&quot;{ &quot;&quot;spielnr&quot;&quot;:&quot;&quot;&quot;&amp;[.P112]&amp;&quot;&quot;&quot;,&quot;&quot;spieltag&quot;&quot;:&quot;&quot;&quot;&amp;[.L112]&amp;&quot;&quot;&quot;,&quot;&quot;bahn&quot;&quot;:&quot;&quot;&quot;&amp;[.N112]&amp;&quot;&quot;&quot;,&quot;" office:value-type="string" office:string-value=",{ &quot;spielnr&quot;:&quot;So&quot;,&quot;spieltag&quot;:&quot;7&quot;,&quot;bahn&quot;:&quot;&quot;,">
            <text:p>,{ "spielnr":"So","spieltag":"7","bahn":"",</text:p>
          </table:table-cell>
          <table:table-cell table:formula="of:=&quot;&quot;&quot;datum&quot;&quot;:&quot;&quot;&quot;&amp;[.Q112]&amp;&quot;&quot;&quot;,&quot;&quot;uhrzeit&quot;&quot;:&quot;&quot;&quot;&amp;[.R112]&amp;&quot;&quot;&quot;,&quot;" office:value-type="string" office:string-value="&quot;datum&quot;:&quot;18.11.12&quot;,&quot;uhrzeit&quot;:&quot;10:00&quot;,">
            <text:p>"datum":"18.11.12","uhrzeit":"10:00",</text:p>
          </table:table-cell>
          <table:table-cell table:formula="of:=&quot;&quot;&quot;heim&quot;&quot;:&quot;&quot;&quot;&amp;[.P112]&amp;&quot;&quot;&quot;,&quot;" office:value-type="string" office:string-value="&quot;heim&quot;:&quot;So&quot;,">
            <text:p>"heim":"So",</text:p>
          </table:table-cell>
          <table:table-cell table:formula="of:=&quot;&quot;&quot;gast&quot;&quot;:&quot;&quot;&quot;&amp;[.P112]&amp;&quot;&quot;&quot;}&quot;" office:value-type="string" office:string-value="&quot;gast&quot;:&quot;So&quot;}">
            <text:p>"gast":"So"}</text:p>
          </table:table-cell>
          <table:table-cell office:value-type="string">
            <text:p><text:s/></text:p>
          </table:table-cell>
        </table:table-row>
        <table:table-row table:style-name="ro2">
          <table:table-cell table:style-name="ce1" office:value-type="date" office:date-value="2012-11-18">
            <text:p>18.11.12</text:p>
          </table:table-cell>
          <table:table-cell table:style-name="ce3" office:value-type="time" office:time-value="PT10H00M00S">
            <text:p>10:00:00</text:p>
          </table:table-cell>
          <table:table-cell office:value-type="string">
            <text:p>KSF</text:p>
          </table:table-cell>
          <table:table-cell office:value-type="float" office:value="32">
            <text:p>32</text:p>
          </table:table-cell>
          <table:table-cell office:value-type="string">
            <text:p>Duisburg</text:p>
          </table:table-cell>
          <table:table-cell office:value-type="float" office:value="1">
            <text:p>1</text:p>
          </table:table-cell>
          <table:table-cell table:number-columns-repeated="4"/>
          <table:table-cell table:formula="of:=IF(AND([.A113]=&quot;Bahn&quot;;[.K112]=-1);0;IF(AND([.A113]&lt;&gt;&quot;Bahn&quot;;[.K112]&lt;&gt;-1);[.K112]+1;[.K112]))" office:value-type="float" office:value="-1">
            <text:p>-1</text:p>
          </table:table-cell>
          <table:table-cell table:formula="of:=IF([.B113]=&quot;Spieltag&quot;;[.L112]+1;[.L112])" office:value-type="float" office:value="7">
            <text:p>7</text:p>
          </table:table-cell>
          <table:table-cell table:formula="of:=IF(AND([.K113]&gt;0;[.K113]&lt;&gt;[.K112]);[.A113];&quot;&quot;)">
            <text:p/>
          </table:table-cell>
          <table:table-cell table:formula="of:=IF([.O113]=1;VLOOKUP([.P113];[.K109:.M608];3;0);&quot;&quot;)">
            <text:p/>
          </table:table-cell>
          <table:table-cell table:formula="of:=IF([.A114]=&quot;So&quot;;1;[.O112]+1)" office:value-type="float" office:value="3">
            <text:p>3</text:p>
          </table:table-cell>
          <table:table-cell table:formula="of:=IF([.O113]=1;[.A113];IF([.O113]=2;[.A113];IF([.O113]=3;[.C113]&amp; &quot; &quot; &amp;[.D113]&amp;&quot; &quot;&amp;[.E113]&amp;&quot; &quot; &amp;[.F113];IF([.O113]=4;[.A113]&amp; &quot; &quot; &amp;[.B113]&amp;&quot; &quot;&amp;[.C113]&amp;&quot; &quot; &amp;[.D113]))))" office:value-type="string" office:string-value="KSF 32 Duisburg 1">
            <text:p>KSF 32 Duisburg 1</text:p>
          </table:table-cell>
          <table:table-cell table:formula="of:=IF([.O113]=1;[.A113];IF([.O113]=2;TEXT([.A114];&quot;TT.MM.JJ&quot;);IF([.O113]=3;[.C113]&amp; &quot; &quot; &amp;[.D113]&amp;&quot; &quot;&amp;[.E113]&amp;&quot; &quot; &amp;[.F113];IF([.O113]=4;[.A113]&amp; &quot; &quot; &amp;[.B113]&amp;&quot; &quot;&amp;[.C113]&amp;&quot; &quot; &amp;[.D113]))))" office:value-type="string" office:string-value="KSF 32 Duisburg 1">
            <text:p>KSF 32 Duisburg 1</text:p>
          </table:table-cell>
          <table:table-cell table:formula="of:=IF([.O113]=1;[.A113];IF([.O113]=2;TEXT([.B114];&quot;HH:MM&quot;);IF([.O113]=3;[.C113]&amp; &quot; &quot; &amp;[.D113]&amp;&quot; &quot;&amp;[.E113]&amp;&quot; &quot; &amp;[.F113];IF([.O113]=4;[.A113]&amp; &quot; &quot; &amp;[.B113]&amp;&quot; &quot;&amp;[.C113]&amp;&quot; &quot; &amp;[.D113]))))" office:value-type="string" office:string-value="KSF 32 Duisburg 1">
            <text:p>KSF 32 Duisburg 1</text:p>
          </table:table-cell>
          <table:table-cell/>
          <table:table-cell table:formula="of:=INDIRECT(&quot;R&quot;&amp;ROW([.T113])&amp;&quot;C&quot;&amp;COLUMN([.T113])+[.O113];&quot;0&quot;)" office:value-type="string" office:string-value="&quot;heim&quot;:&quot;KSF 32 Duisburg 1&quot;,">
            <text:p>"heim":"KSF 32 Duisburg 1",</text:p>
          </table:table-cell>
          <table:table-cell table:formula="of:=IF([.P113]&gt;1;&quot;,&quot;;&quot;&quot;)&amp;&quot;{ &quot;&quot;spielnr&quot;&quot;:&quot;&quot;&quot;&amp;[.P113]&amp;&quot;&quot;&quot;,&quot;&quot;spieltag&quot;&quot;:&quot;&quot;&quot;&amp;[.L113]&amp;&quot;&quot;&quot;,&quot;&quot;bahn&quot;&quot;:&quot;&quot;&quot;&amp;[.N113]&amp;&quot;&quot;&quot;,&quot;" office:value-type="string" office:string-value=",{ &quot;spielnr&quot;:&quot;KSF 32 Duisburg 1&quot;,&quot;spieltag&quot;:&quot;7&quot;,&quot;bahn&quot;:&quot;&quot;,">
            <text:p>,{ "spielnr":"KSF 32 Duisburg 1","spieltag":"7","bahn":"",</text:p>
          </table:table-cell>
          <table:table-cell table:formula="of:=&quot;&quot;&quot;datum&quot;&quot;:&quot;&quot;&quot;&amp;[.Q113]&amp;&quot;&quot;&quot;,&quot;&quot;uhrzeit&quot;&quot;:&quot;&quot;&quot;&amp;[.R113]&amp;&quot;&quot;&quot;,&quot;" office:value-type="string" office:string-value="&quot;datum&quot;:&quot;KSF 32 Duisburg 1&quot;,&quot;uhrzeit&quot;:&quot;KSF 32 Duisburg 1&quot;,">
            <text:p>"datum":"KSF 32 Duisburg 1","uhrzeit":"KSF 32 Duisburg 1",</text:p>
          </table:table-cell>
          <table:table-cell table:formula="of:=&quot;&quot;&quot;heim&quot;&quot;:&quot;&quot;&quot;&amp;[.P113]&amp;&quot;&quot;&quot;,&quot;" office:value-type="string" office:string-value="&quot;heim&quot;:&quot;KSF 32 Duisburg 1&quot;,">
            <text:p>"heim":"KSF 32 Duisburg 1",</text:p>
          </table:table-cell>
          <table:table-cell table:formula="of:=&quot;&quot;&quot;gast&quot;&quot;:&quot;&quot;&quot;&amp;[.P113]&amp;&quot;&quot;&quot;}&quot;" office:value-type="string" office:string-value="&quot;gast&quot;:&quot;KSF 32 Duisburg 1&quot;}">
            <text:p>"gast":"KSF 32 Duisburg 1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BW</text:p>
          </table:table-cell>
          <table:table-cell office:value-type="float" office:value="61">
            <text:p>61</text:p>
          </table:table-cell>
          <table:table-cell office:value-type="string">
            <text:p>Mülheim</text:p>
          </table:table-cell>
          <table:table-cell office:value-type="float" office:value="3">
            <text:p>3</text:p>
          </table:table-cell>
          <table:table-cell table:number-columns-repeated="2"/>
          <table:table-cell table:number-columns-repeated="4"/>
          <table:table-cell table:formula="of:=IF(AND([.A114]=&quot;Bahn&quot;;[.K113]=-1);0;IF(AND([.A114]&lt;&gt;&quot;Bahn&quot;;[.K113]&lt;&gt;-1);[.K113]+1;[.K113]))" office:value-type="float" office:value="-1">
            <text:p>-1</text:p>
          </table:table-cell>
          <table:table-cell table:formula="of:=IF([.B114]=&quot;Spieltag&quot;;[.L113]+1;[.L113])" office:value-type="float" office:value="7">
            <text:p>7</text:p>
          </table:table-cell>
          <table:table-cell table:formula="of:=IF(AND([.K114]&gt;0;[.K114]&lt;&gt;[.K113]);[.A114];&quot;&quot;)">
            <text:p/>
          </table:table-cell>
          <table:table-cell table:formula="of:=IF([.O114]=1;VLOOKUP([.P114];[.K110:.M609];3;0);&quot;&quot;)">
            <text:p/>
          </table:table-cell>
          <table:table-cell table:formula="of:=IF([.A115]=&quot;So&quot;;1;[.O113]+1)" office:value-type="float" office:value="4">
            <text:p>4</text:p>
          </table:table-cell>
          <table:table-cell table:formula="of:=IF([.O114]=1;[.A114];IF([.O114]=2;[.A114];IF([.O114]=3;[.C114]&amp; &quot; &quot; &amp;[.D114]&amp;&quot; &quot;&amp;[.E114]&amp;&quot; &quot; &amp;[.F114];IF([.O114]=4;[.A114]&amp; &quot; &quot; &amp;[.B114]&amp;&quot; &quot;&amp;[.C114]&amp;&quot; &quot; &amp;[.D114]))))" office:value-type="string" office:string-value="BW 61 Mülheim 3">
            <text:p>BW 61 Mülheim 3</text:p>
          </table:table-cell>
          <table:table-cell table:formula="of:=IF([.O114]=1;[.A114];IF([.O114]=2;TEXT([.A115];&quot;TT.MM.JJ&quot;);IF([.O114]=3;[.C114]&amp; &quot; &quot; &amp;[.D114]&amp;&quot; &quot;&amp;[.E114]&amp;&quot; &quot; &amp;[.F114];IF([.O114]=4;[.A114]&amp; &quot; &quot; &amp;[.B114]&amp;&quot; &quot;&amp;[.C114]&amp;&quot; &quot; &amp;[.D114]))))" office:value-type="string" office:string-value="BW 61 Mülheim 3">
            <text:p>BW 61 Mülheim 3</text:p>
          </table:table-cell>
          <table:table-cell table:formula="of:=IF([.O114]=1;[.A114];IF([.O114]=2;TEXT([.B115];&quot;HH:MM&quot;);IF([.O114]=3;[.C114]&amp; &quot; &quot; &amp;[.D114]&amp;&quot; &quot;&amp;[.E114]&amp;&quot; &quot; &amp;[.F114];IF([.O114]=4;[.A114]&amp; &quot; &quot; &amp;[.B114]&amp;&quot; &quot;&amp;[.C114]&amp;&quot; &quot; &amp;[.D114]))))" office:value-type="string" office:string-value="BW 61 Mülheim 3">
            <text:p>BW 61 Mülheim 3</text:p>
          </table:table-cell>
          <table:table-cell/>
          <table:table-cell table:formula="of:=INDIRECT(&quot;R&quot;&amp;ROW([.T114])&amp;&quot;C&quot;&amp;COLUMN([.T114])+[.O114];&quot;0&quot;)" office:value-type="string" office:string-value="&quot;gast&quot;:&quot;BW 61 Mülheim 3&quot;}">
            <text:p>"gast":"BW 61 Mülheim 3"}</text:p>
          </table:table-cell>
          <table:table-cell table:formula="of:=IF([.P114]&gt;1;&quot;,&quot;;&quot;&quot;)&amp;&quot;{ &quot;&quot;spielnr&quot;&quot;:&quot;&quot;&quot;&amp;[.P114]&amp;&quot;&quot;&quot;,&quot;&quot;spieltag&quot;&quot;:&quot;&quot;&quot;&amp;[.L114]&amp;&quot;&quot;&quot;,&quot;&quot;bahn&quot;&quot;:&quot;&quot;&quot;&amp;[.N114]&amp;&quot;&quot;&quot;,&quot;" office:value-type="string" office:string-value=",{ &quot;spielnr&quot;:&quot;BW 61 Mülheim 3&quot;,&quot;spieltag&quot;:&quot;7&quot;,&quot;bahn&quot;:&quot;&quot;,">
            <text:p>,{ "spielnr":"BW 61 Mülheim 3","spieltag":"7","bahn":"",</text:p>
          </table:table-cell>
          <table:table-cell table:formula="of:=&quot;&quot;&quot;datum&quot;&quot;:&quot;&quot;&quot;&amp;[.Q114]&amp;&quot;&quot;&quot;,&quot;&quot;uhrzeit&quot;&quot;:&quot;&quot;&quot;&amp;[.R114]&amp;&quot;&quot;&quot;,&quot;" office:value-type="string" office:string-value="&quot;datum&quot;:&quot;BW 61 Mülheim 3&quot;,&quot;uhrzeit&quot;:&quot;BW 61 Mülheim 3&quot;,">
            <text:p>"datum":"BW 61 Mülheim 3","uhrzeit":"BW 61 Mülheim 3",</text:p>
          </table:table-cell>
          <table:table-cell table:formula="of:=&quot;&quot;&quot;heim&quot;&quot;:&quot;&quot;&quot;&amp;[.P114]&amp;&quot;&quot;&quot;,&quot;" office:value-type="string" office:string-value="&quot;heim&quot;:&quot;BW 61 Mülheim 3&quot;,">
            <text:p>"heim":"BW 61 Mülheim 3",</text:p>
          </table:table-cell>
          <table:table-cell table:formula="of:=&quot;&quot;&quot;gast&quot;&quot;:&quot;&quot;&quot;&amp;[.P114]&amp;&quot;&quot;&quot;}&quot;" office:value-type="string" office:string-value="&quot;gast&quot;:&quot;BW 61 Mülheim 3&quot;}">
            <text:p>"gast":"BW 61 Mülheim 3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float" office:value="27">
            <text:p>27</text:p>
          </table:table-cell>
          <table:table-cell table:number-columns-repeated="5"/>
          <table:table-cell table:number-columns-repeated="4"/>
          <table:table-cell table:formula="of:=IF(AND([.A115]=&quot;Bahn&quot;;[.K114]=-1);0;IF(AND([.A115]&lt;&gt;&quot;Bahn&quot;;[.K114]&lt;&gt;-1);[.K114]+1;[.K114]))" office:value-type="float" office:value="-1">
            <text:p>-1</text:p>
          </table:table-cell>
          <table:table-cell table:formula="of:=IF([.B115]=&quot;Spieltag&quot;;[.L114]+1;[.L114])" office:value-type="float" office:value="7">
            <text:p>7</text:p>
          </table:table-cell>
          <table:table-cell table:formula="of:=IF(AND([.K115]&gt;0;[.K115]&lt;&gt;[.K114]);[.A115];&quot;&quot;)">
            <text:p/>
          </table:table-cell>
          <table:table-cell table:formula="of:=IF([.O115]=1;VLOOKUP([.P115];[.K111:.M610];3;0);&quot;&quot;)" office:value-type="string" office:string-value="2-5">
            <text:p>2-5</text:p>
          </table:table-cell>
          <table:table-cell table:formula="of:=IF([.A116]=&quot;So&quot;;1;[.O114]+1)" office:value-type="float" office:value="1">
            <text:p>1</text:p>
          </table:table-cell>
          <table:table-cell table:formula="of:=IF([.O115]=1;[.A115];IF([.O115]=2;[.A115];IF([.O115]=3;[.C115]&amp; &quot; &quot; &amp;[.D115]&amp;&quot; &quot;&amp;[.E115]&amp;&quot; &quot; &amp;[.F115];IF([.O115]=4;[.A115]&amp; &quot; &quot; &amp;[.B115]&amp;&quot; &quot;&amp;[.C115]&amp;&quot; &quot; &amp;[.D115]))))" office:value-type="float" office:value="27">
            <text:p>27</text:p>
          </table:table-cell>
          <table:table-cell table:formula="of:=IF([.O115]=1;[.A115];IF([.O115]=2;TEXT([.A116];&quot;TT.MM.JJ&quot;);IF([.O115]=3;[.C115]&amp; &quot; &quot; &amp;[.D115]&amp;&quot; &quot;&amp;[.E115]&amp;&quot; &quot; &amp;[.F115];IF([.O115]=4;[.A115]&amp; &quot; &quot; &amp;[.B115]&amp;&quot; &quot;&amp;[.C115]&amp;&quot; &quot; &amp;[.D115]))))" office:value-type="float" office:value="27">
            <text:p>27</text:p>
          </table:table-cell>
          <table:table-cell table:formula="of:=IF([.O115]=1;[.A115];IF([.O115]=2;TEXT([.B116];&quot;HH:MM&quot;);IF([.O115]=3;[.C115]&amp; &quot; &quot; &amp;[.D115]&amp;&quot; &quot;&amp;[.E115]&amp;&quot; &quot; &amp;[.F115];IF([.O115]=4;[.A115]&amp; &quot; &quot; &amp;[.B115]&amp;&quot; &quot;&amp;[.C115]&amp;&quot; &quot; &amp;[.D115]))))" office:value-type="float" office:value="27">
            <text:p>27</text:p>
          </table:table-cell>
          <table:table-cell/>
          <table:table-cell table:formula="of:=INDIRECT(&quot;R&quot;&amp;ROW([.T115])&amp;&quot;C&quot;&amp;COLUMN([.T115])+[.O115];&quot;0&quot;)" office:value-type="string" office:string-value=",{ &quot;spielnr&quot;:&quot;27&quot;,&quot;spieltag&quot;:&quot;7&quot;,&quot;bahn&quot;:&quot;2-5&quot;,">
            <text:p>,{ "spielnr":"27","spieltag":"7","bahn":"2-5",</text:p>
          </table:table-cell>
          <table:table-cell table:formula="of:=IF([.P115]&gt;1;&quot;,&quot;;&quot;&quot;)&amp;&quot;{ &quot;&quot;spielnr&quot;&quot;:&quot;&quot;&quot;&amp;[.P115]&amp;&quot;&quot;&quot;,&quot;&quot;spieltag&quot;&quot;:&quot;&quot;&quot;&amp;[.L115]&amp;&quot;&quot;&quot;,&quot;&quot;bahn&quot;&quot;:&quot;&quot;&quot;&amp;[.N115]&amp;&quot;&quot;&quot;,&quot;" office:value-type="string" office:string-value=",{ &quot;spielnr&quot;:&quot;27&quot;,&quot;spieltag&quot;:&quot;7&quot;,&quot;bahn&quot;:&quot;2-5&quot;,">
            <text:p>,{ "spielnr":"27","spieltag":"7","bahn":"2-5",</text:p>
          </table:table-cell>
          <table:table-cell table:formula="of:=&quot;&quot;&quot;datum&quot;&quot;:&quot;&quot;&quot;&amp;[.Q115]&amp;&quot;&quot;&quot;,&quot;&quot;uhrzeit&quot;&quot;:&quot;&quot;&quot;&amp;[.R115]&amp;&quot;&quot;&quot;,&quot;" office:value-type="string" office:string-value="&quot;datum&quot;:&quot;27&quot;,&quot;uhrzeit&quot;:&quot;27&quot;,">
            <text:p>"datum":"27","uhrzeit":"27",</text:p>
          </table:table-cell>
          <table:table-cell table:formula="of:=&quot;&quot;&quot;heim&quot;&quot;:&quot;&quot;&quot;&amp;[.P115]&amp;&quot;&quot;&quot;,&quot;" office:value-type="string" office:string-value="&quot;heim&quot;:&quot;27&quot;,">
            <text:p>"heim":"27",</text:p>
          </table:table-cell>
          <table:table-cell table:formula="of:=&quot;&quot;&quot;gast&quot;&quot;:&quot;&quot;&quot;&amp;[.P115]&amp;&quot;&quot;&quot;}&quot;" office:value-type="string" office:string-value="&quot;gast&quot;:&quot;27&quot;}">
            <text:p>"gast":"27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So</text:p>
          </table:table-cell>
          <table:table-cell table:number-columns-repeated="5"/>
          <table:table-cell table:number-columns-repeated="4"/>
          <table:table-cell table:formula="of:=IF(AND([.A116]=&quot;Bahn&quot;;[.K115]=-1);0;IF(AND([.A116]&lt;&gt;&quot;Bahn&quot;;[.K115]&lt;&gt;-1);[.K115]+1;[.K115]))" office:value-type="float" office:value="-1">
            <text:p>-1</text:p>
          </table:table-cell>
          <table:table-cell table:formula="of:=IF([.B116]=&quot;Spieltag&quot;;[.L115]+1;[.L115])" office:value-type="float" office:value="7">
            <text:p>7</text:p>
          </table:table-cell>
          <table:table-cell table:formula="of:=IF(AND([.K116]&gt;0;[.K116]&lt;&gt;[.K115]);[.A116];&quot;&quot;)">
            <text:p/>
          </table:table-cell>
          <table:table-cell table:formula="of:=IF([.O116]=1;VLOOKUP([.P116];[.K112:.M611];3;0);&quot;&quot;)">
            <text:p/>
          </table:table-cell>
          <table:table-cell table:formula="of:=IF([.A117]=&quot;So&quot;;1;[.O115]+1)" office:value-type="float" office:value="2">
            <text:p>2</text:p>
          </table:table-cell>
          <table:table-cell table:formula="of:=IF([.O116]=1;[.A116];IF([.O116]=2;[.A116];IF([.O116]=3;[.C116]&amp; &quot; &quot; &amp;[.D116]&amp;&quot; &quot;&amp;[.E116]&amp;&quot; &quot; &amp;[.F116];IF([.O116]=4;[.A116]&amp; &quot; &quot; &amp;[.B116]&amp;&quot; &quot;&amp;[.C116]&amp;&quot; &quot; &amp;[.D116]))))" office:value-type="string" office:string-value="So">
            <text:p>So</text:p>
          </table:table-cell>
          <table:table-cell table:formula="of:=IF([.O116]=1;[.A116];IF([.O116]=2;TEXT([.A117];&quot;TT.MM.JJ&quot;);IF([.O116]=3;[.C116]&amp; &quot; &quot; &amp;[.D116]&amp;&quot; &quot;&amp;[.E116]&amp;&quot; &quot; &amp;[.F116];IF([.O116]=4;[.A116]&amp; &quot; &quot; &amp;[.B116]&amp;&quot; &quot;&amp;[.C116]&amp;&quot; &quot; &amp;[.D116]))))" office:value-type="string" office:string-value="18.11.12">
            <text:p>18.11.12</text:p>
          </table:table-cell>
          <table:table-cell table:formula="of:=IF([.O116]=1;[.A116];IF([.O116]=2;TEXT([.B117];&quot;HH:MM&quot;);IF([.O116]=3;[.C116]&amp; &quot; &quot; &amp;[.D116]&amp;&quot; &quot;&amp;[.E116]&amp;&quot; &quot; &amp;[.F116];IF([.O116]=4;[.A116]&amp; &quot; &quot; &amp;[.B116]&amp;&quot; &quot;&amp;[.C116]&amp;&quot; &quot; &amp;[.D116]))))" office:value-type="string" office:string-value="13:00">
            <text:p>13:00</text:p>
          </table:table-cell>
          <table:table-cell/>
          <table:table-cell table:formula="of:=INDIRECT(&quot;R&quot;&amp;ROW([.T116])&amp;&quot;C&quot;&amp;COLUMN([.T116])+[.O116];&quot;0&quot;)" office:value-type="string" office:string-value="&quot;datum&quot;:&quot;18.11.12&quot;,&quot;uhrzeit&quot;:&quot;13:00&quot;,">
            <text:p>"datum":"18.11.12","uhrzeit":"13:00",</text:p>
          </table:table-cell>
          <table:table-cell table:formula="of:=IF([.P116]&gt;1;&quot;,&quot;;&quot;&quot;)&amp;&quot;{ &quot;&quot;spielnr&quot;&quot;:&quot;&quot;&quot;&amp;[.P116]&amp;&quot;&quot;&quot;,&quot;&quot;spieltag&quot;&quot;:&quot;&quot;&quot;&amp;[.L116]&amp;&quot;&quot;&quot;,&quot;&quot;bahn&quot;&quot;:&quot;&quot;&quot;&amp;[.N116]&amp;&quot;&quot;&quot;,&quot;" office:value-type="string" office:string-value=",{ &quot;spielnr&quot;:&quot;So&quot;,&quot;spieltag&quot;:&quot;7&quot;,&quot;bahn&quot;:&quot;&quot;,">
            <text:p>,{ "spielnr":"So","spieltag":"7","bahn":"",</text:p>
          </table:table-cell>
          <table:table-cell table:formula="of:=&quot;&quot;&quot;datum&quot;&quot;:&quot;&quot;&quot;&amp;[.Q116]&amp;&quot;&quot;&quot;,&quot;&quot;uhrzeit&quot;&quot;:&quot;&quot;&quot;&amp;[.R116]&amp;&quot;&quot;&quot;,&quot;" office:value-type="string" office:string-value="&quot;datum&quot;:&quot;18.11.12&quot;,&quot;uhrzeit&quot;:&quot;13:00&quot;,">
            <text:p>"datum":"18.11.12","uhrzeit":"13:00",</text:p>
          </table:table-cell>
          <table:table-cell table:formula="of:=&quot;&quot;&quot;heim&quot;&quot;:&quot;&quot;&quot;&amp;[.P116]&amp;&quot;&quot;&quot;,&quot;" office:value-type="string" office:string-value="&quot;heim&quot;:&quot;So&quot;,">
            <text:p>"heim":"So",</text:p>
          </table:table-cell>
          <table:table-cell table:formula="of:=&quot;&quot;&quot;gast&quot;&quot;:&quot;&quot;&quot;&amp;[.P116]&amp;&quot;&quot;&quot;}&quot;" office:value-type="string" office:string-value="&quot;gast&quot;:&quot;So&quot;}">
            <text:p>"gast":"So"}</text:p>
          </table:table-cell>
          <table:table-cell office:value-type="string">
            <text:p><text:s/></text:p>
          </table:table-cell>
        </table:table-row>
        <table:table-row table:style-name="ro2">
          <table:table-cell table:style-name="ce1" office:value-type="date" office:date-value="2012-11-18">
            <text:p>18.11.12</text:p>
          </table:table-cell>
          <table:table-cell table:style-name="ce3" office:value-type="time" office:time-value="PT13H00M00S">
            <text:p>13:00:00</text:p>
          </table:table-cell>
          <table:table-cell office:value-type="string">
            <text:p>KSG</text:p>
          </table:table-cell>
          <table:table-cell office:value-type="float" office:value="31">
            <text:p>31</text:p>
          </table:table-cell>
          <table:table-cell office:value-type="string">
            <text:p>Essen</text:p>
          </table:table-cell>
          <table:table-cell office:value-type="float" office:value="2">
            <text:p>2</text:p>
          </table:table-cell>
          <table:table-cell table:number-columns-repeated="4"/>
          <table:table-cell table:formula="of:=IF(AND([.A117]=&quot;Bahn&quot;;[.K116]=-1);0;IF(AND([.A117]&lt;&gt;&quot;Bahn&quot;;[.K116]&lt;&gt;-1);[.K116]+1;[.K116]))" office:value-type="float" office:value="-1">
            <text:p>-1</text:p>
          </table:table-cell>
          <table:table-cell table:formula="of:=IF([.B117]=&quot;Spieltag&quot;;[.L116]+1;[.L116])" office:value-type="float" office:value="7">
            <text:p>7</text:p>
          </table:table-cell>
          <table:table-cell table:formula="of:=IF(AND([.K117]&gt;0;[.K117]&lt;&gt;[.K116]);[.A117];&quot;&quot;)">
            <text:p/>
          </table:table-cell>
          <table:table-cell table:formula="of:=IF([.O117]=1;VLOOKUP([.P117];[.K113:.M612];3;0);&quot;&quot;)">
            <text:p/>
          </table:table-cell>
          <table:table-cell table:formula="of:=IF([.A118]=&quot;So&quot;;1;[.O116]+1)" office:value-type="float" office:value="3">
            <text:p>3</text:p>
          </table:table-cell>
          <table:table-cell table:formula="of:=IF([.O117]=1;[.A117];IF([.O117]=2;[.A117];IF([.O117]=3;[.C117]&amp; &quot; &quot; &amp;[.D117]&amp;&quot; &quot;&amp;[.E117]&amp;&quot; &quot; &amp;[.F117];IF([.O117]=4;[.A117]&amp; &quot; &quot; &amp;[.B117]&amp;&quot; &quot;&amp;[.C117]&amp;&quot; &quot; &amp;[.D117]))))" office:value-type="string" office:string-value="KSG 31 Essen 2">
            <text:p>KSG 31 Essen 2</text:p>
          </table:table-cell>
          <table:table-cell table:formula="of:=IF([.O117]=1;[.A117];IF([.O117]=2;TEXT([.A118];&quot;TT.MM.JJ&quot;);IF([.O117]=3;[.C117]&amp; &quot; &quot; &amp;[.D117]&amp;&quot; &quot;&amp;[.E117]&amp;&quot; &quot; &amp;[.F117];IF([.O117]=4;[.A117]&amp; &quot; &quot; &amp;[.B117]&amp;&quot; &quot;&amp;[.C117]&amp;&quot; &quot; &amp;[.D117]))))" office:value-type="string" office:string-value="KSG 31 Essen 2">
            <text:p>KSG 31 Essen 2</text:p>
          </table:table-cell>
          <table:table-cell table:formula="of:=IF([.O117]=1;[.A117];IF([.O117]=2;TEXT([.B118];&quot;HH:MM&quot;);IF([.O117]=3;[.C117]&amp; &quot; &quot; &amp;[.D117]&amp;&quot; &quot;&amp;[.E117]&amp;&quot; &quot; &amp;[.F117];IF([.O117]=4;[.A117]&amp; &quot; &quot; &amp;[.B117]&amp;&quot; &quot;&amp;[.C117]&amp;&quot; &quot; &amp;[.D117]))))" office:value-type="string" office:string-value="KSG 31 Essen 2">
            <text:p>KSG 31 Essen 2</text:p>
          </table:table-cell>
          <table:table-cell/>
          <table:table-cell table:formula="of:=INDIRECT(&quot;R&quot;&amp;ROW([.T117])&amp;&quot;C&quot;&amp;COLUMN([.T117])+[.O117];&quot;0&quot;)" office:value-type="string" office:string-value="&quot;heim&quot;:&quot;KSG 31 Essen 2&quot;,">
            <text:p>"heim":"KSG 31 Essen 2",</text:p>
          </table:table-cell>
          <table:table-cell table:formula="of:=IF([.P117]&gt;1;&quot;,&quot;;&quot;&quot;)&amp;&quot;{ &quot;&quot;spielnr&quot;&quot;:&quot;&quot;&quot;&amp;[.P117]&amp;&quot;&quot;&quot;,&quot;&quot;spieltag&quot;&quot;:&quot;&quot;&quot;&amp;[.L117]&amp;&quot;&quot;&quot;,&quot;&quot;bahn&quot;&quot;:&quot;&quot;&quot;&amp;[.N117]&amp;&quot;&quot;&quot;,&quot;" office:value-type="string" office:string-value=",{ &quot;spielnr&quot;:&quot;KSG 31 Essen 2&quot;,&quot;spieltag&quot;:&quot;7&quot;,&quot;bahn&quot;:&quot;&quot;,">
            <text:p>,{ "spielnr":"KSG 31 Essen 2","spieltag":"7","bahn":"",</text:p>
          </table:table-cell>
          <table:table-cell table:formula="of:=&quot;&quot;&quot;datum&quot;&quot;:&quot;&quot;&quot;&amp;[.Q117]&amp;&quot;&quot;&quot;,&quot;&quot;uhrzeit&quot;&quot;:&quot;&quot;&quot;&amp;[.R117]&amp;&quot;&quot;&quot;,&quot;" office:value-type="string" office:string-value="&quot;datum&quot;:&quot;KSG 31 Essen 2&quot;,&quot;uhrzeit&quot;:&quot;KSG 31 Essen 2&quot;,">
            <text:p>"datum":"KSG 31 Essen 2","uhrzeit":"KSG 31 Essen 2",</text:p>
          </table:table-cell>
          <table:table-cell table:formula="of:=&quot;&quot;&quot;heim&quot;&quot;:&quot;&quot;&quot;&amp;[.P117]&amp;&quot;&quot;&quot;,&quot;" office:value-type="string" office:string-value="&quot;heim&quot;:&quot;KSG 31 Essen 2&quot;,">
            <text:p>"heim":"KSG 31 Essen 2",</text:p>
          </table:table-cell>
          <table:table-cell table:formula="of:=&quot;&quot;&quot;gast&quot;&quot;:&quot;&quot;&quot;&amp;[.P117]&amp;&quot;&quot;&quot;}&quot;" office:value-type="string" office:string-value="&quot;gast&quot;:&quot;KSG 31 Essen 2&quot;}">
            <text:p>"gast":"KSG 31 Essen 2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SKC</text:p>
          </table:table-cell>
          <table:table-cell office:value-type="string">
            <text:p>Kapellen</text:p>
          </table:table-cell>
          <table:table-cell office:value-type="float" office:value="1">
            <text:p>1</text:p>
          </table:table-cell>
          <table:table-cell table:number-columns-repeated="3"/>
          <table:table-cell table:number-columns-repeated="4"/>
          <table:table-cell table:formula="of:=IF(AND([.A118]=&quot;Bahn&quot;;[.K117]=-1);0;IF(AND([.A118]&lt;&gt;&quot;Bahn&quot;;[.K117]&lt;&gt;-1);[.K117]+1;[.K117]))" office:value-type="float" office:value="-1">
            <text:p>-1</text:p>
          </table:table-cell>
          <table:table-cell table:formula="of:=IF([.B118]=&quot;Spieltag&quot;;[.L117]+1;[.L117])" office:value-type="float" office:value="7">
            <text:p>7</text:p>
          </table:table-cell>
          <table:table-cell table:formula="of:=IF(AND([.K118]&gt;0;[.K118]&lt;&gt;[.K117]);[.A118];&quot;&quot;)">
            <text:p/>
          </table:table-cell>
          <table:table-cell table:formula="of:=IF([.O118]=1;VLOOKUP([.P118];[.K114:.M613];3;0);&quot;&quot;)">
            <text:p/>
          </table:table-cell>
          <table:table-cell table:formula="of:=IF([.A119]=&quot;So&quot;;1;[.O117]+1)" office:value-type="float" office:value="4">
            <text:p>4</text:p>
          </table:table-cell>
          <table:table-cell table:formula="of:=IF([.O118]=1;[.A118];IF([.O118]=2;[.A118];IF([.O118]=3;[.C118]&amp; &quot; &quot; &amp;[.D118]&amp;&quot; &quot;&amp;[.E118]&amp;&quot; &quot; &amp;[.F118];IF([.O118]=4;[.A118]&amp; &quot; &quot; &amp;[.B118]&amp;&quot; &quot;&amp;[.C118]&amp;&quot; &quot; &amp;[.D118]))))" office:value-type="string" office:string-value="SKC Kapellen 1 ">
            <text:p>SKC Kapellen 1 </text:p>
          </table:table-cell>
          <table:table-cell table:formula="of:=IF([.O118]=1;[.A118];IF([.O118]=2;TEXT([.A119];&quot;TT.MM.JJ&quot;);IF([.O118]=3;[.C118]&amp; &quot; &quot; &amp;[.D118]&amp;&quot; &quot;&amp;[.E118]&amp;&quot; &quot; &amp;[.F118];IF([.O118]=4;[.A118]&amp; &quot; &quot; &amp;[.B118]&amp;&quot; &quot;&amp;[.C118]&amp;&quot; &quot; &amp;[.D118]))))" office:value-type="string" office:string-value="SKC Kapellen 1 ">
            <text:p>SKC Kapellen 1 </text:p>
          </table:table-cell>
          <table:table-cell table:formula="of:=IF([.O118]=1;[.A118];IF([.O118]=2;TEXT([.B119];&quot;HH:MM&quot;);IF([.O118]=3;[.C118]&amp; &quot; &quot; &amp;[.D118]&amp;&quot; &quot;&amp;[.E118]&amp;&quot; &quot; &amp;[.F118];IF([.O118]=4;[.A118]&amp; &quot; &quot; &amp;[.B118]&amp;&quot; &quot;&amp;[.C118]&amp;&quot; &quot; &amp;[.D118]))))" office:value-type="string" office:string-value="SKC Kapellen 1 ">
            <text:p>SKC Kapellen 1 </text:p>
          </table:table-cell>
          <table:table-cell/>
          <table:table-cell table:formula="of:=INDIRECT(&quot;R&quot;&amp;ROW([.T118])&amp;&quot;C&quot;&amp;COLUMN([.T118])+[.O118];&quot;0&quot;)" office:value-type="string" office:string-value="&quot;gast&quot;:&quot;SKC Kapellen 1 &quot;}">
            <text:p>"gast":"SKC Kapellen 1 "}</text:p>
          </table:table-cell>
          <table:table-cell table:formula="of:=IF([.P118]&gt;1;&quot;,&quot;;&quot;&quot;)&amp;&quot;{ &quot;&quot;spielnr&quot;&quot;:&quot;&quot;&quot;&amp;[.P118]&amp;&quot;&quot;&quot;,&quot;&quot;spieltag&quot;&quot;:&quot;&quot;&quot;&amp;[.L118]&amp;&quot;&quot;&quot;,&quot;&quot;bahn&quot;&quot;:&quot;&quot;&quot;&amp;[.N118]&amp;&quot;&quot;&quot;,&quot;" office:value-type="string" office:string-value=",{ &quot;spielnr&quot;:&quot;SKC Kapellen 1 &quot;,&quot;spieltag&quot;:&quot;7&quot;,&quot;bahn&quot;:&quot;&quot;,">
            <text:p>,{ "spielnr":"SKC Kapellen 1 ","spieltag":"7","bahn":"",</text:p>
          </table:table-cell>
          <table:table-cell table:formula="of:=&quot;&quot;&quot;datum&quot;&quot;:&quot;&quot;&quot;&amp;[.Q118]&amp;&quot;&quot;&quot;,&quot;&quot;uhrzeit&quot;&quot;:&quot;&quot;&quot;&amp;[.R118]&amp;&quot;&quot;&quot;,&quot;" office:value-type="string" office:string-value="&quot;datum&quot;:&quot;SKC Kapellen 1 &quot;,&quot;uhrzeit&quot;:&quot;SKC Kapellen 1 &quot;,">
            <text:p>"datum":"SKC Kapellen 1 ","uhrzeit":"SKC Kapellen 1 ",</text:p>
          </table:table-cell>
          <table:table-cell table:formula="of:=&quot;&quot;&quot;heim&quot;&quot;:&quot;&quot;&quot;&amp;[.P118]&amp;&quot;&quot;&quot;,&quot;" office:value-type="string" office:string-value="&quot;heim&quot;:&quot;SKC Kapellen 1 &quot;,">
            <text:p>"heim":"SKC Kapellen 1 ",</text:p>
          </table:table-cell>
          <table:table-cell table:formula="of:=&quot;&quot;&quot;gast&quot;&quot;:&quot;&quot;&quot;&amp;[.P118]&amp;&quot;&quot;&quot;}&quot;" office:value-type="string" office:string-value="&quot;gast&quot;:&quot;SKC Kapellen 1 &quot;}">
            <text:p>"gast":"SKC Kapellen 1 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float" office:value="28">
            <text:p>28</text:p>
          </table:table-cell>
          <table:table-cell table:number-columns-repeated="5"/>
          <table:table-cell table:number-columns-repeated="4"/>
          <table:table-cell table:formula="of:=IF(AND([.A119]=&quot;Bahn&quot;;[.K118]=-1);0;IF(AND([.A119]&lt;&gt;&quot;Bahn&quot;;[.K118]&lt;&gt;-1);[.K118]+1;[.K118]))" office:value-type="float" office:value="-1">
            <text:p>-1</text:p>
          </table:table-cell>
          <table:table-cell table:formula="of:=IF([.B119]=&quot;Spieltag&quot;;[.L118]+1;[.L118])" office:value-type="float" office:value="7">
            <text:p>7</text:p>
          </table:table-cell>
          <table:table-cell table:formula="of:=IF(AND([.K119]&gt;0;[.K119]&lt;&gt;[.K118]);[.A119];&quot;&quot;)">
            <text:p/>
          </table:table-cell>
          <table:table-cell table:formula="of:=IF([.O119]=1;VLOOKUP([.P119];[.K115:.M614];3;0);&quot;&quot;)" office:value-type="string" office:string-value="5-8">
            <text:p>5-8</text:p>
          </table:table-cell>
          <table:table-cell table:formula="of:=IF([.A120]=&quot;So&quot;;1;[.O118]+1)" office:value-type="float" office:value="1">
            <text:p>1</text:p>
          </table:table-cell>
          <table:table-cell table:formula="of:=IF([.O119]=1;[.A119];IF([.O119]=2;[.A119];IF([.O119]=3;[.C119]&amp; &quot; &quot; &amp;[.D119]&amp;&quot; &quot;&amp;[.E119]&amp;&quot; &quot; &amp;[.F119];IF([.O119]=4;[.A119]&amp; &quot; &quot; &amp;[.B119]&amp;&quot; &quot;&amp;[.C119]&amp;&quot; &quot; &amp;[.D119]))))" office:value-type="float" office:value="28">
            <text:p>28</text:p>
          </table:table-cell>
          <table:table-cell table:formula="of:=IF([.O119]=1;[.A119];IF([.O119]=2;TEXT([.A120];&quot;TT.MM.JJ&quot;);IF([.O119]=3;[.C119]&amp; &quot; &quot; &amp;[.D119]&amp;&quot; &quot;&amp;[.E119]&amp;&quot; &quot; &amp;[.F119];IF([.O119]=4;[.A119]&amp; &quot; &quot; &amp;[.B119]&amp;&quot; &quot;&amp;[.C119]&amp;&quot; &quot; &amp;[.D119]))))" office:value-type="float" office:value="28">
            <text:p>28</text:p>
          </table:table-cell>
          <table:table-cell table:formula="of:=IF([.O119]=1;[.A119];IF([.O119]=2;TEXT([.B120];&quot;HH:MM&quot;);IF([.O119]=3;[.C119]&amp; &quot; &quot; &amp;[.D119]&amp;&quot; &quot;&amp;[.E119]&amp;&quot; &quot; &amp;[.F119];IF([.O119]=4;[.A119]&amp; &quot; &quot; &amp;[.B119]&amp;&quot; &quot;&amp;[.C119]&amp;&quot; &quot; &amp;[.D119]))))" office:value-type="float" office:value="28">
            <text:p>28</text:p>
          </table:table-cell>
          <table:table-cell/>
          <table:table-cell table:formula="of:=INDIRECT(&quot;R&quot;&amp;ROW([.T119])&amp;&quot;C&quot;&amp;COLUMN([.T119])+[.O119];&quot;0&quot;)" office:value-type="string" office:string-value=",{ &quot;spielnr&quot;:&quot;28&quot;,&quot;spieltag&quot;:&quot;7&quot;,&quot;bahn&quot;:&quot;5-8&quot;,">
            <text:p>,{ "spielnr":"28","spieltag":"7","bahn":"5-8",</text:p>
          </table:table-cell>
          <table:table-cell table:formula="of:=IF([.P119]&gt;1;&quot;,&quot;;&quot;&quot;)&amp;&quot;{ &quot;&quot;spielnr&quot;&quot;:&quot;&quot;&quot;&amp;[.P119]&amp;&quot;&quot;&quot;,&quot;&quot;spieltag&quot;&quot;:&quot;&quot;&quot;&amp;[.L119]&amp;&quot;&quot;&quot;,&quot;&quot;bahn&quot;&quot;:&quot;&quot;&quot;&amp;[.N119]&amp;&quot;&quot;&quot;,&quot;" office:value-type="string" office:string-value=",{ &quot;spielnr&quot;:&quot;28&quot;,&quot;spieltag&quot;:&quot;7&quot;,&quot;bahn&quot;:&quot;5-8&quot;,">
            <text:p>,{ "spielnr":"28","spieltag":"7","bahn":"5-8",</text:p>
          </table:table-cell>
          <table:table-cell table:formula="of:=&quot;&quot;&quot;datum&quot;&quot;:&quot;&quot;&quot;&amp;[.Q119]&amp;&quot;&quot;&quot;,&quot;&quot;uhrzeit&quot;&quot;:&quot;&quot;&quot;&amp;[.R119]&amp;&quot;&quot;&quot;,&quot;" office:value-type="string" office:string-value="&quot;datum&quot;:&quot;28&quot;,&quot;uhrzeit&quot;:&quot;28&quot;,">
            <text:p>"datum":"28","uhrzeit":"28",</text:p>
          </table:table-cell>
          <table:table-cell table:formula="of:=&quot;&quot;&quot;heim&quot;&quot;:&quot;&quot;&quot;&amp;[.P119]&amp;&quot;&quot;&quot;,&quot;" office:value-type="string" office:string-value="&quot;heim&quot;:&quot;28&quot;,">
            <text:p>"heim":"28",</text:p>
          </table:table-cell>
          <table:table-cell table:formula="of:=&quot;&quot;&quot;gast&quot;&quot;:&quot;&quot;&quot;&amp;[.P119]&amp;&quot;&quot;&quot;}&quot;" office:value-type="string" office:string-value="&quot;gast&quot;:&quot;28&quot;}">
            <text:p>"gast":"28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So</text:p>
          </table:table-cell>
          <table:table-cell table:number-columns-repeated="5"/>
          <table:table-cell table:number-columns-repeated="4"/>
          <table:table-cell table:formula="of:=IF(AND([.A120]=&quot;Bahn&quot;;[.K119]=-1);0;IF(AND([.A120]&lt;&gt;&quot;Bahn&quot;;[.K119]&lt;&gt;-1);[.K119]+1;[.K119]))" office:value-type="float" office:value="-1">
            <text:p>-1</text:p>
          </table:table-cell>
          <table:table-cell table:formula="of:=IF([.B120]=&quot;Spieltag&quot;;[.L119]+1;[.L119])" office:value-type="float" office:value="7">
            <text:p>7</text:p>
          </table:table-cell>
          <table:table-cell table:formula="of:=IF(AND([.K120]&gt;0;[.K120]&lt;&gt;[.K119]);[.A120];&quot;&quot;)">
            <text:p/>
          </table:table-cell>
          <table:table-cell table:formula="of:=IF([.O120]=1;VLOOKUP([.P120];[.K116:.M615];3;0);&quot;&quot;)">
            <text:p/>
          </table:table-cell>
          <table:table-cell table:formula="of:=IF([.A121]=&quot;So&quot;;1;[.O119]+1)" office:value-type="float" office:value="2">
            <text:p>2</text:p>
          </table:table-cell>
          <table:table-cell table:formula="of:=IF([.O120]=1;[.A120];IF([.O120]=2;[.A120];IF([.O120]=3;[.C120]&amp; &quot; &quot; &amp;[.D120]&amp;&quot; &quot;&amp;[.E120]&amp;&quot; &quot; &amp;[.F120];IF([.O120]=4;[.A120]&amp; &quot; &quot; &amp;[.B120]&amp;&quot; &quot;&amp;[.C120]&amp;&quot; &quot; &amp;[.D120]))))" office:value-type="string" office:string-value="So">
            <text:p>So</text:p>
          </table:table-cell>
          <table:table-cell table:formula="of:=IF([.O120]=1;[.A120];IF([.O120]=2;TEXT([.A121];&quot;TT.MM.JJ&quot;);IF([.O120]=3;[.C120]&amp; &quot; &quot; &amp;[.D120]&amp;&quot; &quot;&amp;[.E120]&amp;&quot; &quot; &amp;[.F120];IF([.O120]=4;[.A120]&amp; &quot; &quot; &amp;[.B120]&amp;&quot; &quot;&amp;[.C120]&amp;&quot; &quot; &amp;[.D120]))))" office:value-type="string" office:string-value="18.11.12">
            <text:p>18.11.12</text:p>
          </table:table-cell>
          <table:table-cell table:formula="of:=IF([.O120]=1;[.A120];IF([.O120]=2;TEXT([.B121];&quot;HH:MM&quot;);IF([.O120]=3;[.C120]&amp; &quot; &quot; &amp;[.D120]&amp;&quot; &quot;&amp;[.E120]&amp;&quot; &quot; &amp;[.F120];IF([.O120]=4;[.A120]&amp; &quot; &quot; &amp;[.B120]&amp;&quot; &quot;&amp;[.C120]&amp;&quot; &quot; &amp;[.D120]))))" office:value-type="string" office:string-value="10:00">
            <text:p>10:00</text:p>
          </table:table-cell>
          <table:table-cell/>
          <table:table-cell table:formula="of:=INDIRECT(&quot;R&quot;&amp;ROW([.T120])&amp;&quot;C&quot;&amp;COLUMN([.T120])+[.O120];&quot;0&quot;)" office:value-type="string" office:string-value="&quot;datum&quot;:&quot;18.11.12&quot;,&quot;uhrzeit&quot;:&quot;10:00&quot;,">
            <text:p>"datum":"18.11.12","uhrzeit":"10:00",</text:p>
          </table:table-cell>
          <table:table-cell table:formula="of:=IF([.P120]&gt;1;&quot;,&quot;;&quot;&quot;)&amp;&quot;{ &quot;&quot;spielnr&quot;&quot;:&quot;&quot;&quot;&amp;[.P120]&amp;&quot;&quot;&quot;,&quot;&quot;spieltag&quot;&quot;:&quot;&quot;&quot;&amp;[.L120]&amp;&quot;&quot;&quot;,&quot;&quot;bahn&quot;&quot;:&quot;&quot;&quot;&amp;[.N120]&amp;&quot;&quot;&quot;,&quot;" office:value-type="string" office:string-value=",{ &quot;spielnr&quot;:&quot;So&quot;,&quot;spieltag&quot;:&quot;7&quot;,&quot;bahn&quot;:&quot;&quot;,">
            <text:p>,{ "spielnr":"So","spieltag":"7","bahn":"",</text:p>
          </table:table-cell>
          <table:table-cell table:formula="of:=&quot;&quot;&quot;datum&quot;&quot;:&quot;&quot;&quot;&amp;[.Q120]&amp;&quot;&quot;&quot;,&quot;&quot;uhrzeit&quot;&quot;:&quot;&quot;&quot;&amp;[.R120]&amp;&quot;&quot;&quot;,&quot;" office:value-type="string" office:string-value="&quot;datum&quot;:&quot;18.11.12&quot;,&quot;uhrzeit&quot;:&quot;10:00&quot;,">
            <text:p>"datum":"18.11.12","uhrzeit":"10:00",</text:p>
          </table:table-cell>
          <table:table-cell table:formula="of:=&quot;&quot;&quot;heim&quot;&quot;:&quot;&quot;&quot;&amp;[.P120]&amp;&quot;&quot;&quot;,&quot;" office:value-type="string" office:string-value="&quot;heim&quot;:&quot;So&quot;,">
            <text:p>"heim":"So",</text:p>
          </table:table-cell>
          <table:table-cell table:formula="of:=&quot;&quot;&quot;gast&quot;&quot;:&quot;&quot;&quot;&amp;[.P120]&amp;&quot;&quot;&quot;}&quot;" office:value-type="string" office:string-value="&quot;gast&quot;:&quot;So&quot;}">
            <text:p>"gast":"So"}</text:p>
          </table:table-cell>
          <table:table-cell office:value-type="string">
            <text:p><text:s/></text:p>
          </table:table-cell>
        </table:table-row>
        <table:table-row table:style-name="ro2">
          <table:table-cell table:style-name="ce1" office:value-type="date" office:date-value="2012-11-18">
            <text:p>18.11.12</text:p>
          </table:table-cell>
          <table:table-cell table:style-name="ce3" office:value-type="time" office:time-value="PT10H00M00S">
            <text:p>10:00:00</text:p>
          </table:table-cell>
          <table:table-cell office:value-type="string">
            <text:p>SK</text:p>
          </table:table-cell>
          <table:table-cell office:value-type="string">
            <text:p>Kleve</text:p>
          </table:table-cell>
          <table:table-cell office:value-type="float" office:value="1">
            <text:p>1</text:p>
          </table:table-cell>
          <table:table-cell/>
          <table:table-cell table:number-columns-repeated="4"/>
          <table:table-cell table:formula="of:=IF(AND([.A121]=&quot;Bahn&quot;;[.K120]=-1);0;IF(AND([.A121]&lt;&gt;&quot;Bahn&quot;;[.K120]&lt;&gt;-1);[.K120]+1;[.K120]))" office:value-type="float" office:value="-1">
            <text:p>-1</text:p>
          </table:table-cell>
          <table:table-cell table:formula="of:=IF([.B121]=&quot;Spieltag&quot;;[.L120]+1;[.L120])" office:value-type="float" office:value="7">
            <text:p>7</text:p>
          </table:table-cell>
          <table:table-cell table:formula="of:=IF(AND([.K121]&gt;0;[.K121]&lt;&gt;[.K120]);[.A121];&quot;&quot;)">
            <text:p/>
          </table:table-cell>
          <table:table-cell table:formula="of:=IF([.O121]=1;VLOOKUP([.P121];[.K117:.M616];3;0);&quot;&quot;)">
            <text:p/>
          </table:table-cell>
          <table:table-cell table:formula="of:=IF([.A122]=&quot;So&quot;;1;[.O120]+1)" office:value-type="float" office:value="3">
            <text:p>3</text:p>
          </table:table-cell>
          <table:table-cell table:formula="of:=IF([.O121]=1;[.A121];IF([.O121]=2;[.A121];IF([.O121]=3;[.C121]&amp; &quot; &quot; &amp;[.D121]&amp;&quot; &quot;&amp;[.E121]&amp;&quot; &quot; &amp;[.F121];IF([.O121]=4;[.A121]&amp; &quot; &quot; &amp;[.B121]&amp;&quot; &quot;&amp;[.C121]&amp;&quot; &quot; &amp;[.D121]))))" office:value-type="string" office:string-value="SK Kleve 1 ">
            <text:p>SK Kleve 1 </text:p>
          </table:table-cell>
          <table:table-cell table:formula="of:=IF([.O121]=1;[.A121];IF([.O121]=2;TEXT([.A122];&quot;TT.MM.JJ&quot;);IF([.O121]=3;[.C121]&amp; &quot; &quot; &amp;[.D121]&amp;&quot; &quot;&amp;[.E121]&amp;&quot; &quot; &amp;[.F121];IF([.O121]=4;[.A121]&amp; &quot; &quot; &amp;[.B121]&amp;&quot; &quot;&amp;[.C121]&amp;&quot; &quot; &amp;[.D121]))))" office:value-type="string" office:string-value="SK Kleve 1 ">
            <text:p>SK Kleve 1 </text:p>
          </table:table-cell>
          <table:table-cell table:formula="of:=IF([.O121]=1;[.A121];IF([.O121]=2;TEXT([.B122];&quot;HH:MM&quot;);IF([.O121]=3;[.C121]&amp; &quot; &quot; &amp;[.D121]&amp;&quot; &quot;&amp;[.E121]&amp;&quot; &quot; &amp;[.F121];IF([.O121]=4;[.A121]&amp; &quot; &quot; &amp;[.B121]&amp;&quot; &quot;&amp;[.C121]&amp;&quot; &quot; &amp;[.D121]))))" office:value-type="string" office:string-value="SK Kleve 1 ">
            <text:p>SK Kleve 1 </text:p>
          </table:table-cell>
          <table:table-cell/>
          <table:table-cell table:formula="of:=INDIRECT(&quot;R&quot;&amp;ROW([.T121])&amp;&quot;C&quot;&amp;COLUMN([.T121])+[.O121];&quot;0&quot;)" office:value-type="string" office:string-value="&quot;heim&quot;:&quot;SK Kleve 1 &quot;,">
            <text:p>"heim":"SK Kleve 1 ",</text:p>
          </table:table-cell>
          <table:table-cell table:formula="of:=IF([.P121]&gt;1;&quot;,&quot;;&quot;&quot;)&amp;&quot;{ &quot;&quot;spielnr&quot;&quot;:&quot;&quot;&quot;&amp;[.P121]&amp;&quot;&quot;&quot;,&quot;&quot;spieltag&quot;&quot;:&quot;&quot;&quot;&amp;[.L121]&amp;&quot;&quot;&quot;,&quot;&quot;bahn&quot;&quot;:&quot;&quot;&quot;&amp;[.N121]&amp;&quot;&quot;&quot;,&quot;" office:value-type="string" office:string-value=",{ &quot;spielnr&quot;:&quot;SK Kleve 1 &quot;,&quot;spieltag&quot;:&quot;7&quot;,&quot;bahn&quot;:&quot;&quot;,">
            <text:p>,{ "spielnr":"SK Kleve 1 ","spieltag":"7","bahn":"",</text:p>
          </table:table-cell>
          <table:table-cell table:formula="of:=&quot;&quot;&quot;datum&quot;&quot;:&quot;&quot;&quot;&amp;[.Q121]&amp;&quot;&quot;&quot;,&quot;&quot;uhrzeit&quot;&quot;:&quot;&quot;&quot;&amp;[.R121]&amp;&quot;&quot;&quot;,&quot;" office:value-type="string" office:string-value="&quot;datum&quot;:&quot;SK Kleve 1 &quot;,&quot;uhrzeit&quot;:&quot;SK Kleve 1 &quot;,">
            <text:p>"datum":"SK Kleve 1 ","uhrzeit":"SK Kleve 1 ",</text:p>
          </table:table-cell>
          <table:table-cell table:formula="of:=&quot;&quot;&quot;heim&quot;&quot;:&quot;&quot;&quot;&amp;[.P121]&amp;&quot;&quot;&quot;,&quot;" office:value-type="string" office:string-value="&quot;heim&quot;:&quot;SK Kleve 1 &quot;,">
            <text:p>"heim":"SK Kleve 1 ",</text:p>
          </table:table-cell>
          <table:table-cell table:formula="of:=&quot;&quot;&quot;gast&quot;&quot;:&quot;&quot;&quot;&amp;[.P121]&amp;&quot;&quot;&quot;}&quot;" office:value-type="string" office:string-value="&quot;gast&quot;:&quot;SK Kleve 1 &quot;}">
            <text:p>"gast":"SK Kleve 1 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SK</text:p>
          </table:table-cell>
          <table:table-cell office:value-type="string">
            <text:p>66/99</text:p>
          </table:table-cell>
          <table:table-cell office:value-type="string">
            <text:p>Solingen</text:p>
          </table:table-cell>
          <table:table-cell office:value-type="float" office:value="1">
            <text:p>1</text:p>
          </table:table-cell>
          <table:table-cell table:number-columns-repeated="2"/>
          <table:table-cell table:number-columns-repeated="4"/>
          <table:table-cell table:formula="of:=IF(AND([.A122]=&quot;Bahn&quot;;[.K121]=-1);0;IF(AND([.A122]&lt;&gt;&quot;Bahn&quot;;[.K121]&lt;&gt;-1);[.K121]+1;[.K121]))" office:value-type="float" office:value="-1">
            <text:p>-1</text:p>
          </table:table-cell>
          <table:table-cell table:formula="of:=IF([.B122]=&quot;Spieltag&quot;;[.L121]+1;[.L121])" office:value-type="float" office:value="7">
            <text:p>7</text:p>
          </table:table-cell>
          <table:table-cell table:formula="of:=IF(AND([.K122]&gt;0;[.K122]&lt;&gt;[.K121]);[.A122];&quot;&quot;)">
            <text:p/>
          </table:table-cell>
          <table:table-cell table:formula="of:=IF([.O122]=1;VLOOKUP([.P122];[.K118:.M617];3;0);&quot;&quot;)">
            <text:p/>
          </table:table-cell>
          <table:table-cell table:formula="of:=IF([.A123]=&quot;So&quot;;1;[.O121]+1)" office:value-type="float" office:value="4">
            <text:p>4</text:p>
          </table:table-cell>
          <table:table-cell table:formula="of:=IF([.O122]=1;[.A122];IF([.O122]=2;[.A122];IF([.O122]=3;[.C122]&amp; &quot; &quot; &amp;[.D122]&amp;&quot; &quot;&amp;[.E122]&amp;&quot; &quot; &amp;[.F122];IF([.O122]=4;[.A122]&amp; &quot; &quot; &amp;[.B122]&amp;&quot; &quot;&amp;[.C122]&amp;&quot; &quot; &amp;[.D122]))))" office:value-type="string" office:string-value="SK 66/99 Solingen 1">
            <text:p>SK 66/99 Solingen 1</text:p>
          </table:table-cell>
          <table:table-cell table:formula="of:=IF([.O122]=1;[.A122];IF([.O122]=2;TEXT([.A123];&quot;TT.MM.JJ&quot;);IF([.O122]=3;[.C122]&amp; &quot; &quot; &amp;[.D122]&amp;&quot; &quot;&amp;[.E122]&amp;&quot; &quot; &amp;[.F122];IF([.O122]=4;[.A122]&amp; &quot; &quot; &amp;[.B122]&amp;&quot; &quot;&amp;[.C122]&amp;&quot; &quot; &amp;[.D122]))))" office:value-type="string" office:string-value="SK 66/99 Solingen 1">
            <text:p>SK 66/99 Solingen 1</text:p>
          </table:table-cell>
          <table:table-cell table:formula="of:=IF([.O122]=1;[.A122];IF([.O122]=2;TEXT([.B123];&quot;HH:MM&quot;);IF([.O122]=3;[.C122]&amp; &quot; &quot; &amp;[.D122]&amp;&quot; &quot;&amp;[.E122]&amp;&quot; &quot; &amp;[.F122];IF([.O122]=4;[.A122]&amp; &quot; &quot; &amp;[.B122]&amp;&quot; &quot;&amp;[.C122]&amp;&quot; &quot; &amp;[.D122]))))" office:value-type="string" office:string-value="SK 66/99 Solingen 1">
            <text:p>SK 66/99 Solingen 1</text:p>
          </table:table-cell>
          <table:table-cell/>
          <table:table-cell table:formula="of:=INDIRECT(&quot;R&quot;&amp;ROW([.T122])&amp;&quot;C&quot;&amp;COLUMN([.T122])+[.O122];&quot;0&quot;)" office:value-type="string" office:string-value="&quot;gast&quot;:&quot;SK 66/99 Solingen 1&quot;}">
            <text:p>"gast":"SK 66/99 Solingen 1"}</text:p>
          </table:table-cell>
          <table:table-cell table:formula="of:=IF([.P122]&gt;1;&quot;,&quot;;&quot;&quot;)&amp;&quot;{ &quot;&quot;spielnr&quot;&quot;:&quot;&quot;&quot;&amp;[.P122]&amp;&quot;&quot;&quot;,&quot;&quot;spieltag&quot;&quot;:&quot;&quot;&quot;&amp;[.L122]&amp;&quot;&quot;&quot;,&quot;&quot;bahn&quot;&quot;:&quot;&quot;&quot;&amp;[.N122]&amp;&quot;&quot;&quot;,&quot;" office:value-type="string" office:string-value=",{ &quot;spielnr&quot;:&quot;SK 66/99 Solingen 1&quot;,&quot;spieltag&quot;:&quot;7&quot;,&quot;bahn&quot;:&quot;&quot;,">
            <text:p>,{ "spielnr":"SK 66/99 Solingen 1","spieltag":"7","bahn":"",</text:p>
          </table:table-cell>
          <table:table-cell table:formula="of:=&quot;&quot;&quot;datum&quot;&quot;:&quot;&quot;&quot;&amp;[.Q122]&amp;&quot;&quot;&quot;,&quot;&quot;uhrzeit&quot;&quot;:&quot;&quot;&quot;&amp;[.R122]&amp;&quot;&quot;&quot;,&quot;" office:value-type="string" office:string-value="&quot;datum&quot;:&quot;SK 66/99 Solingen 1&quot;,&quot;uhrzeit&quot;:&quot;SK 66/99 Solingen 1&quot;,">
            <text:p>"datum":"SK 66/99 Solingen 1","uhrzeit":"SK 66/99 Solingen 1",</text:p>
          </table:table-cell>
          <table:table-cell table:formula="of:=&quot;&quot;&quot;heim&quot;&quot;:&quot;&quot;&quot;&amp;[.P122]&amp;&quot;&quot;&quot;,&quot;" office:value-type="string" office:string-value="&quot;heim&quot;:&quot;SK 66/99 Solingen 1&quot;,">
            <text:p>"heim":"SK 66/99 Solingen 1",</text:p>
          </table:table-cell>
          <table:table-cell table:formula="of:=&quot;&quot;&quot;gast&quot;&quot;:&quot;&quot;&quot;&amp;[.P122]&amp;&quot;&quot;&quot;}&quot;" office:value-type="string" office:string-value="&quot;gast&quot;:&quot;SK 66/99 Solingen 1&quot;}">
            <text:p>"gast":"SK 66/99 Solingen 1"}</text:p>
          </table:table-cell>
          <table:table-cell office:value-type="string">
            <text:p><text:s/></text:p>
          </table:table-cell>
        </table:table-row>
        <table:table-row table:style-name="ro2">
          <table:table-cell table:style-name="ce1" office:value-type="date" office:date-value="2012-08-08">
            <text:p>08.08.12</text:p>
          </table:table-cell>
          <table:table-cell office:value-type="string">
            <text:p>Spieltag</text:p>
          </table:table-cell>
          <table:table-cell table:number-columns-repeated="4"/>
          <table:table-cell table:number-columns-repeated="4"/>
          <table:table-cell table:formula="of:=IF(AND([.A123]=&quot;Bahn&quot;;[.K122]=-1);0;IF(AND([.A123]&lt;&gt;&quot;Bahn&quot;;[.K122]&lt;&gt;-1);[.K122]+1;[.K122]))" office:value-type="float" office:value="-1">
            <text:p>-1</text:p>
          </table:table-cell>
          <table:table-cell table:formula="of:=IF([.B123]=&quot;Spieltag&quot;;[.L122]+1;[.L122])" office:value-type="float" office:value="8">
            <text:p>8</text:p>
          </table:table-cell>
          <table:table-cell table:formula="of:=IF(AND([.K123]&gt;0;[.K123]&lt;&gt;[.K122]);[.A123];&quot;&quot;)">
            <text:p/>
          </table:table-cell>
          <table:table-cell table:formula="of:=IF([.O123]=1;VLOOKUP([.P123];[.K119:.M618];3;0);&quot;&quot;)">
            <text:p/>
          </table:table-cell>
          <table:table-cell table:formula="of:=IF([.A124]=&quot;So&quot;;1;[.O122]+1)" office:value-type="float" office:value="5">
            <text:p>5</text:p>
          </table:table-cell>
          <table:table-cell table:formula="of:=IF([.O123]=1;[.A123];IF([.O123]=2;[.A123];IF([.O123]=3;[.C123]&amp; &quot; &quot; &amp;[.D123]&amp;&quot; &quot;&amp;[.E123]&amp;&quot; &quot; &amp;[.F123];IF([.O123]=4;[.A123]&amp; &quot; &quot; &amp;[.B123]&amp;&quot; &quot;&amp;[.C123]&amp;&quot; &quot; &amp;[.D123]))))" office:value-type="boolean" office:boolean-value="false">
            <text:p>FALSCH</text:p>
          </table:table-cell>
          <table:table-cell table:formula="of:=IF([.O123]=1;[.A123];IF([.O123]=2;TEXT([.A124];&quot;TT.MM.JJ&quot;);IF([.O123]=3;[.C123]&amp; &quot; &quot; &amp;[.D123]&amp;&quot; &quot;&amp;[.E123]&amp;&quot; &quot; &amp;[.F123];IF([.O123]=4;[.A123]&amp; &quot; &quot; &amp;[.B123]&amp;&quot; &quot;&amp;[.C123]&amp;&quot; &quot; &amp;[.D123]))))" office:value-type="boolean" office:boolean-value="false">
            <text:p>FALSCH</text:p>
          </table:table-cell>
          <table:table-cell table:formula="of:=IF([.O123]=1;[.A123];IF([.O123]=2;TEXT([.B124];&quot;HH:MM&quot;);IF([.O123]=3;[.C123]&amp; &quot; &quot; &amp;[.D123]&amp;&quot; &quot;&amp;[.E123]&amp;&quot; &quot; &amp;[.F123];IF([.O123]=4;[.A123]&amp; &quot; &quot; &amp;[.B123]&amp;&quot; &quot;&amp;[.C123]&amp;&quot; &quot; &amp;[.D123]))))" office:value-type="boolean" office:boolean-value="false">
            <text:p>FALSCH</text:p>
          </table:table-cell>
          <table:table-cell/>
          <table:table-cell table:formula="of:=INDIRECT(&quot;R&quot;&amp;ROW([.T123])&amp;&quot;C&quot;&amp;COLUMN([.T123])+[.O123];&quot;0&quot;)" office:value-type="string" office:string-value=" ">
            <text:p><text:s/></text:p>
          </table:table-cell>
          <table:table-cell table:formula="of:=IF([.P123]&gt;1;&quot;,&quot;;&quot;&quot;)&amp;&quot;{ &quot;&quot;spielnr&quot;&quot;:&quot;&quot;&quot;&amp;[.P123]&amp;&quot;&quot;&quot;,&quot;&quot;spieltag&quot;&quot;:&quot;&quot;&quot;&amp;[.L123]&amp;&quot;&quot;&quot;,&quot;&quot;bahn&quot;&quot;:&quot;&quot;&quot;&amp;[.N123]&amp;&quot;&quot;&quot;,&quot;" office:value-type="string" office:string-value="{ &quot;spielnr&quot;:&quot;0&quot;,&quot;spieltag&quot;:&quot;8&quot;,&quot;bahn&quot;:&quot;&quot;,">
            <text:p>{ "spielnr":"0","spieltag":"8","bahn":"",</text:p>
          </table:table-cell>
          <table:table-cell table:formula="of:=&quot;&quot;&quot;datum&quot;&quot;:&quot;&quot;&quot;&amp;[.Q123]&amp;&quot;&quot;&quot;,&quot;&quot;uhrzeit&quot;&quot;:&quot;&quot;&quot;&amp;[.R123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123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123]&amp;&quot;&quot;&quot;}&quot;" office:value-type="string" office:string-value="&quot;gast&quot;:&quot;0&quot;}">
            <text:p>"gast":"0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float" office:value="29">
            <text:p>29</text:p>
          </table:table-cell>
          <table:table-cell table:number-columns-repeated="5"/>
          <table:table-cell table:number-columns-repeated="4"/>
          <table:table-cell table:formula="of:=IF(AND([.A124]=&quot;Bahn&quot;;[.K123]=-1);0;IF(AND([.A124]&lt;&gt;&quot;Bahn&quot;;[.K123]&lt;&gt;-1);[.K123]+1;[.K123]))" office:value-type="float" office:value="-1">
            <text:p>-1</text:p>
          </table:table-cell>
          <table:table-cell table:formula="of:=IF([.B124]=&quot;Spieltag&quot;;[.L123]+1;[.L123])" office:value-type="float" office:value="8">
            <text:p>8</text:p>
          </table:table-cell>
          <table:table-cell table:formula="of:=IF(AND([.K124]&gt;0;[.K124]&lt;&gt;[.K123]);[.A124];&quot;&quot;)">
            <text:p/>
          </table:table-cell>
          <table:table-cell table:formula="of:=IF([.O124]=1;VLOOKUP([.P124];[.K120:.M619];3;0);&quot;&quot;)" office:value-type="string" office:string-value="5-8">
            <text:p>5-8</text:p>
          </table:table-cell>
          <table:table-cell table:formula="of:=IF([.A125]=&quot;So&quot;;1;[.O123]+1)" office:value-type="float" office:value="1">
            <text:p>1</text:p>
          </table:table-cell>
          <table:table-cell table:formula="of:=IF([.O124]=1;[.A124];IF([.O124]=2;[.A124];IF([.O124]=3;[.C124]&amp; &quot; &quot; &amp;[.D124]&amp;&quot; &quot;&amp;[.E124]&amp;&quot; &quot; &amp;[.F124];IF([.O124]=4;[.A124]&amp; &quot; &quot; &amp;[.B124]&amp;&quot; &quot;&amp;[.C124]&amp;&quot; &quot; &amp;[.D124]))))" office:value-type="float" office:value="29">
            <text:p>29</text:p>
          </table:table-cell>
          <table:table-cell table:formula="of:=IF([.O124]=1;[.A124];IF([.O124]=2;TEXT([.A125];&quot;TT.MM.JJ&quot;);IF([.O124]=3;[.C124]&amp; &quot; &quot; &amp;[.D124]&amp;&quot; &quot;&amp;[.E124]&amp;&quot; &quot; &amp;[.F124];IF([.O124]=4;[.A124]&amp; &quot; &quot; &amp;[.B124]&amp;&quot; &quot;&amp;[.C124]&amp;&quot; &quot; &amp;[.D124]))))" office:value-type="float" office:value="29">
            <text:p>29</text:p>
          </table:table-cell>
          <table:table-cell table:formula="of:=IF([.O124]=1;[.A124];IF([.O124]=2;TEXT([.B125];&quot;HH:MM&quot;);IF([.O124]=3;[.C124]&amp; &quot; &quot; &amp;[.D124]&amp;&quot; &quot;&amp;[.E124]&amp;&quot; &quot; &amp;[.F124];IF([.O124]=4;[.A124]&amp; &quot; &quot; &amp;[.B124]&amp;&quot; &quot;&amp;[.C124]&amp;&quot; &quot; &amp;[.D124]))))" office:value-type="float" office:value="29">
            <text:p>29</text:p>
          </table:table-cell>
          <table:table-cell/>
          <table:table-cell table:formula="of:=INDIRECT(&quot;R&quot;&amp;ROW([.T124])&amp;&quot;C&quot;&amp;COLUMN([.T124])+[.O124];&quot;0&quot;)" office:value-type="string" office:string-value=",{ &quot;spielnr&quot;:&quot;29&quot;,&quot;spieltag&quot;:&quot;8&quot;,&quot;bahn&quot;:&quot;5-8&quot;,">
            <text:p>,{ "spielnr":"29","spieltag":"8","bahn":"5-8",</text:p>
          </table:table-cell>
          <table:table-cell table:formula="of:=IF([.P124]&gt;1;&quot;,&quot;;&quot;&quot;)&amp;&quot;{ &quot;&quot;spielnr&quot;&quot;:&quot;&quot;&quot;&amp;[.P124]&amp;&quot;&quot;&quot;,&quot;&quot;spieltag&quot;&quot;:&quot;&quot;&quot;&amp;[.L124]&amp;&quot;&quot;&quot;,&quot;&quot;bahn&quot;&quot;:&quot;&quot;&quot;&amp;[.N124]&amp;&quot;&quot;&quot;,&quot;" office:value-type="string" office:string-value=",{ &quot;spielnr&quot;:&quot;29&quot;,&quot;spieltag&quot;:&quot;8&quot;,&quot;bahn&quot;:&quot;5-8&quot;,">
            <text:p>,{ "spielnr":"29","spieltag":"8","bahn":"5-8",</text:p>
          </table:table-cell>
          <table:table-cell table:formula="of:=&quot;&quot;&quot;datum&quot;&quot;:&quot;&quot;&quot;&amp;[.Q124]&amp;&quot;&quot;&quot;,&quot;&quot;uhrzeit&quot;&quot;:&quot;&quot;&quot;&amp;[.R124]&amp;&quot;&quot;&quot;,&quot;" office:value-type="string" office:string-value="&quot;datum&quot;:&quot;29&quot;,&quot;uhrzeit&quot;:&quot;29&quot;,">
            <text:p>"datum":"29","uhrzeit":"29",</text:p>
          </table:table-cell>
          <table:table-cell table:formula="of:=&quot;&quot;&quot;heim&quot;&quot;:&quot;&quot;&quot;&amp;[.P124]&amp;&quot;&quot;&quot;,&quot;" office:value-type="string" office:string-value="&quot;heim&quot;:&quot;29&quot;,">
            <text:p>"heim":"29",</text:p>
          </table:table-cell>
          <table:table-cell table:formula="of:=&quot;&quot;&quot;gast&quot;&quot;:&quot;&quot;&quot;&amp;[.P124]&amp;&quot;&quot;&quot;}&quot;" office:value-type="string" office:string-value="&quot;gast&quot;:&quot;29&quot;}">
            <text:p>"gast":"29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So</text:p>
          </table:table-cell>
          <table:table-cell table:number-columns-repeated="5"/>
          <table:table-cell table:number-columns-repeated="4"/>
          <table:table-cell table:formula="of:=IF(AND([.A125]=&quot;Bahn&quot;;[.K124]=-1);0;IF(AND([.A125]&lt;&gt;&quot;Bahn&quot;;[.K124]&lt;&gt;-1);[.K124]+1;[.K124]))" office:value-type="float" office:value="-1">
            <text:p>-1</text:p>
          </table:table-cell>
          <table:table-cell table:formula="of:=IF([.B125]=&quot;Spieltag&quot;;[.L124]+1;[.L124])" office:value-type="float" office:value="8">
            <text:p>8</text:p>
          </table:table-cell>
          <table:table-cell table:formula="of:=IF(AND([.K125]&gt;0;[.K125]&lt;&gt;[.K124]);[.A125];&quot;&quot;)">
            <text:p/>
          </table:table-cell>
          <table:table-cell table:formula="of:=IF([.O125]=1;VLOOKUP([.P125];[.K121:.M620];3;0);&quot;&quot;)">
            <text:p/>
          </table:table-cell>
          <table:table-cell table:formula="of:=IF([.A126]=&quot;So&quot;;1;[.O124]+1)" office:value-type="float" office:value="2">
            <text:p>2</text:p>
          </table:table-cell>
          <table:table-cell table:formula="of:=IF([.O125]=1;[.A125];IF([.O125]=2;[.A125];IF([.O125]=3;[.C125]&amp; &quot; &quot; &amp;[.D125]&amp;&quot; &quot;&amp;[.E125]&amp;&quot; &quot; &amp;[.F125];IF([.O125]=4;[.A125]&amp; &quot; &quot; &amp;[.B125]&amp;&quot; &quot;&amp;[.C125]&amp;&quot; &quot; &amp;[.D125]))))" office:value-type="string" office:string-value="So">
            <text:p>So</text:p>
          </table:table-cell>
          <table:table-cell table:formula="of:=IF([.O125]=1;[.A125];IF([.O125]=2;TEXT([.A126];&quot;TT.MM.JJ&quot;);IF([.O125]=3;[.C125]&amp; &quot; &quot; &amp;[.D125]&amp;&quot; &quot;&amp;[.E125]&amp;&quot; &quot; &amp;[.F125];IF([.O125]=4;[.A125]&amp; &quot; &quot; &amp;[.B125]&amp;&quot; &quot;&amp;[.C125]&amp;&quot; &quot; &amp;[.D125]))))" office:value-type="string" office:string-value="02.12.12">
            <text:p>02.12.12</text:p>
          </table:table-cell>
          <table:table-cell table:formula="of:=IF([.O125]=1;[.A125];IF([.O125]=2;TEXT([.B126];&quot;HH:MM&quot;);IF([.O125]=3;[.C125]&amp; &quot; &quot; &amp;[.D125]&amp;&quot; &quot;&amp;[.E125]&amp;&quot; &quot; &amp;[.F125];IF([.O125]=4;[.A125]&amp; &quot; &quot; &amp;[.B125]&amp;&quot; &quot;&amp;[.C125]&amp;&quot; &quot; &amp;[.D125]))))" office:value-type="string" office:string-value="10:00">
            <text:p>10:00</text:p>
          </table:table-cell>
          <table:table-cell/>
          <table:table-cell table:formula="of:=INDIRECT(&quot;R&quot;&amp;ROW([.T125])&amp;&quot;C&quot;&amp;COLUMN([.T125])+[.O125];&quot;0&quot;)" office:value-type="string" office:string-value="&quot;datum&quot;:&quot;02.12.12&quot;,&quot;uhrzeit&quot;:&quot;10:00&quot;,">
            <text:p>"datum":"02.12.12","uhrzeit":"10:00",</text:p>
          </table:table-cell>
          <table:table-cell table:formula="of:=IF([.P125]&gt;1;&quot;,&quot;;&quot;&quot;)&amp;&quot;{ &quot;&quot;spielnr&quot;&quot;:&quot;&quot;&quot;&amp;[.P125]&amp;&quot;&quot;&quot;,&quot;&quot;spieltag&quot;&quot;:&quot;&quot;&quot;&amp;[.L125]&amp;&quot;&quot;&quot;,&quot;&quot;bahn&quot;&quot;:&quot;&quot;&quot;&amp;[.N125]&amp;&quot;&quot;&quot;,&quot;" office:value-type="string" office:string-value=",{ &quot;spielnr&quot;:&quot;So&quot;,&quot;spieltag&quot;:&quot;8&quot;,&quot;bahn&quot;:&quot;&quot;,">
            <text:p>,{ "spielnr":"So","spieltag":"8","bahn":"",</text:p>
          </table:table-cell>
          <table:table-cell table:formula="of:=&quot;&quot;&quot;datum&quot;&quot;:&quot;&quot;&quot;&amp;[.Q125]&amp;&quot;&quot;&quot;,&quot;&quot;uhrzeit&quot;&quot;:&quot;&quot;&quot;&amp;[.R125]&amp;&quot;&quot;&quot;,&quot;" office:value-type="string" office:string-value="&quot;datum&quot;:&quot;02.12.12&quot;,&quot;uhrzeit&quot;:&quot;10:00&quot;,">
            <text:p>"datum":"02.12.12","uhrzeit":"10:00",</text:p>
          </table:table-cell>
          <table:table-cell table:formula="of:=&quot;&quot;&quot;heim&quot;&quot;:&quot;&quot;&quot;&amp;[.P125]&amp;&quot;&quot;&quot;,&quot;" office:value-type="string" office:string-value="&quot;heim&quot;:&quot;So&quot;,">
            <text:p>"heim":"So",</text:p>
          </table:table-cell>
          <table:table-cell table:formula="of:=&quot;&quot;&quot;gast&quot;&quot;:&quot;&quot;&quot;&amp;[.P125]&amp;&quot;&quot;&quot;}&quot;" office:value-type="string" office:string-value="&quot;gast&quot;:&quot;So&quot;}">
            <text:p>"gast":"So"}</text:p>
          </table:table-cell>
          <table:table-cell office:value-type="string">
            <text:p><text:s/></text:p>
          </table:table-cell>
        </table:table-row>
        <table:table-row table:style-name="ro2">
          <table:table-cell table:style-name="ce1" office:value-type="date" office:date-value="2012-12-02">
            <text:p>02.12.12</text:p>
          </table:table-cell>
          <table:table-cell table:style-name="ce3" office:value-type="time" office:time-value="PT10H00M00S">
            <text:p>10:00:00</text:p>
          </table:table-cell>
          <table:table-cell office:value-type="string">
            <text:p>SK</text:p>
          </table:table-cell>
          <table:table-cell office:value-type="string">
            <text:p>Kleve</text:p>
          </table:table-cell>
          <table:table-cell office:value-type="float" office:value="1">
            <text:p>1</text:p>
          </table:table-cell>
          <table:table-cell/>
          <table:table-cell table:number-columns-repeated="4"/>
          <table:table-cell table:formula="of:=IF(AND([.A126]=&quot;Bahn&quot;;[.K125]=-1);0;IF(AND([.A126]&lt;&gt;&quot;Bahn&quot;;[.K125]&lt;&gt;-1);[.K125]+1;[.K125]))" office:value-type="float" office:value="-1">
            <text:p>-1</text:p>
          </table:table-cell>
          <table:table-cell table:formula="of:=IF([.B126]=&quot;Spieltag&quot;;[.L125]+1;[.L125])" office:value-type="float" office:value="8">
            <text:p>8</text:p>
          </table:table-cell>
          <table:table-cell table:formula="of:=IF(AND([.K126]&gt;0;[.K126]&lt;&gt;[.K125]);[.A126];&quot;&quot;)">
            <text:p/>
          </table:table-cell>
          <table:table-cell table:formula="of:=IF([.O126]=1;VLOOKUP([.P126];[.K122:.M621];3;0);&quot;&quot;)">
            <text:p/>
          </table:table-cell>
          <table:table-cell table:formula="of:=IF([.A127]=&quot;So&quot;;1;[.O125]+1)" office:value-type="float" office:value="3">
            <text:p>3</text:p>
          </table:table-cell>
          <table:table-cell table:formula="of:=IF([.O126]=1;[.A126];IF([.O126]=2;[.A126];IF([.O126]=3;[.C126]&amp; &quot; &quot; &amp;[.D126]&amp;&quot; &quot;&amp;[.E126]&amp;&quot; &quot; &amp;[.F126];IF([.O126]=4;[.A126]&amp; &quot; &quot; &amp;[.B126]&amp;&quot; &quot;&amp;[.C126]&amp;&quot; &quot; &amp;[.D126]))))" office:value-type="string" office:string-value="SK Kleve 1 ">
            <text:p>SK Kleve 1 </text:p>
          </table:table-cell>
          <table:table-cell table:formula="of:=IF([.O126]=1;[.A126];IF([.O126]=2;TEXT([.A127];&quot;TT.MM.JJ&quot;);IF([.O126]=3;[.C126]&amp; &quot; &quot; &amp;[.D126]&amp;&quot; &quot;&amp;[.E126]&amp;&quot; &quot; &amp;[.F126];IF([.O126]=4;[.A126]&amp; &quot; &quot; &amp;[.B126]&amp;&quot; &quot;&amp;[.C126]&amp;&quot; &quot; &amp;[.D126]))))" office:value-type="string" office:string-value="SK Kleve 1 ">
            <text:p>SK Kleve 1 </text:p>
          </table:table-cell>
          <table:table-cell table:formula="of:=IF([.O126]=1;[.A126];IF([.O126]=2;TEXT([.B127];&quot;HH:MM&quot;);IF([.O126]=3;[.C126]&amp; &quot; &quot; &amp;[.D126]&amp;&quot; &quot;&amp;[.E126]&amp;&quot; &quot; &amp;[.F126];IF([.O126]=4;[.A126]&amp; &quot; &quot; &amp;[.B126]&amp;&quot; &quot;&amp;[.C126]&amp;&quot; &quot; &amp;[.D126]))))" office:value-type="string" office:string-value="SK Kleve 1 ">
            <text:p>SK Kleve 1 </text:p>
          </table:table-cell>
          <table:table-cell/>
          <table:table-cell table:formula="of:=INDIRECT(&quot;R&quot;&amp;ROW([.T126])&amp;&quot;C&quot;&amp;COLUMN([.T126])+[.O126];&quot;0&quot;)" office:value-type="string" office:string-value="&quot;heim&quot;:&quot;SK Kleve 1 &quot;,">
            <text:p>"heim":"SK Kleve 1 ",</text:p>
          </table:table-cell>
          <table:table-cell table:formula="of:=IF([.P126]&gt;1;&quot;,&quot;;&quot;&quot;)&amp;&quot;{ &quot;&quot;spielnr&quot;&quot;:&quot;&quot;&quot;&amp;[.P126]&amp;&quot;&quot;&quot;,&quot;&quot;spieltag&quot;&quot;:&quot;&quot;&quot;&amp;[.L126]&amp;&quot;&quot;&quot;,&quot;&quot;bahn&quot;&quot;:&quot;&quot;&quot;&amp;[.N126]&amp;&quot;&quot;&quot;,&quot;" office:value-type="string" office:string-value=",{ &quot;spielnr&quot;:&quot;SK Kleve 1 &quot;,&quot;spieltag&quot;:&quot;8&quot;,&quot;bahn&quot;:&quot;&quot;,">
            <text:p>,{ "spielnr":"SK Kleve 1 ","spieltag":"8","bahn":"",</text:p>
          </table:table-cell>
          <table:table-cell table:formula="of:=&quot;&quot;&quot;datum&quot;&quot;:&quot;&quot;&quot;&amp;[.Q126]&amp;&quot;&quot;&quot;,&quot;&quot;uhrzeit&quot;&quot;:&quot;&quot;&quot;&amp;[.R126]&amp;&quot;&quot;&quot;,&quot;" office:value-type="string" office:string-value="&quot;datum&quot;:&quot;SK Kleve 1 &quot;,&quot;uhrzeit&quot;:&quot;SK Kleve 1 &quot;,">
            <text:p>"datum":"SK Kleve 1 ","uhrzeit":"SK Kleve 1 ",</text:p>
          </table:table-cell>
          <table:table-cell table:formula="of:=&quot;&quot;&quot;heim&quot;&quot;:&quot;&quot;&quot;&amp;[.P126]&amp;&quot;&quot;&quot;,&quot;" office:value-type="string" office:string-value="&quot;heim&quot;:&quot;SK Kleve 1 &quot;,">
            <text:p>"heim":"SK Kleve 1 ",</text:p>
          </table:table-cell>
          <table:table-cell table:formula="of:=&quot;&quot;&quot;gast&quot;&quot;:&quot;&quot;&quot;&amp;[.P126]&amp;&quot;&quot;&quot;}&quot;" office:value-type="string" office:string-value="&quot;gast&quot;:&quot;SK Kleve 1 &quot;}">
            <text:p>"gast":"SK Kleve 1 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KSG</text:p>
          </table:table-cell>
          <table:table-cell office:value-type="float" office:value="31">
            <text:p>31</text:p>
          </table:table-cell>
          <table:table-cell office:value-type="string">
            <text:p>Essen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4"/>
          <table:table-cell table:formula="of:=IF(AND([.A127]=&quot;Bahn&quot;;[.K126]=-1);0;IF(AND([.A127]&lt;&gt;&quot;Bahn&quot;;[.K126]&lt;&gt;-1);[.K126]+1;[.K126]))" office:value-type="float" office:value="-1">
            <text:p>-1</text:p>
          </table:table-cell>
          <table:table-cell table:formula="of:=IF([.B127]=&quot;Spieltag&quot;;[.L126]+1;[.L126])" office:value-type="float" office:value="8">
            <text:p>8</text:p>
          </table:table-cell>
          <table:table-cell table:formula="of:=IF(AND([.K127]&gt;0;[.K127]&lt;&gt;[.K126]);[.A127];&quot;&quot;)">
            <text:p/>
          </table:table-cell>
          <table:table-cell table:formula="of:=IF([.O127]=1;VLOOKUP([.P127];[.K123:.M622];3;0);&quot;&quot;)">
            <text:p/>
          </table:table-cell>
          <table:table-cell table:formula="of:=IF([.A128]=&quot;So&quot;;1;[.O126]+1)" office:value-type="float" office:value="4">
            <text:p>4</text:p>
          </table:table-cell>
          <table:table-cell table:formula="of:=IF([.O127]=1;[.A127];IF([.O127]=2;[.A127];IF([.O127]=3;[.C127]&amp; &quot; &quot; &amp;[.D127]&amp;&quot; &quot;&amp;[.E127]&amp;&quot; &quot; &amp;[.F127];IF([.O127]=4;[.A127]&amp; &quot; &quot; &amp;[.B127]&amp;&quot; &quot;&amp;[.C127]&amp;&quot; &quot; &amp;[.D127]))))" office:value-type="string" office:string-value="KSG 31 Essen 2">
            <text:p>KSG 31 Essen 2</text:p>
          </table:table-cell>
          <table:table-cell table:formula="of:=IF([.O127]=1;[.A127];IF([.O127]=2;TEXT([.A128];&quot;TT.MM.JJ&quot;);IF([.O127]=3;[.C127]&amp; &quot; &quot; &amp;[.D127]&amp;&quot; &quot;&amp;[.E127]&amp;&quot; &quot; &amp;[.F127];IF([.O127]=4;[.A127]&amp; &quot; &quot; &amp;[.B127]&amp;&quot; &quot;&amp;[.C127]&amp;&quot; &quot; &amp;[.D127]))))" office:value-type="string" office:string-value="KSG 31 Essen 2">
            <text:p>KSG 31 Essen 2</text:p>
          </table:table-cell>
          <table:table-cell table:formula="of:=IF([.O127]=1;[.A127];IF([.O127]=2;TEXT([.B128];&quot;HH:MM&quot;);IF([.O127]=3;[.C127]&amp; &quot; &quot; &amp;[.D127]&amp;&quot; &quot;&amp;[.E127]&amp;&quot; &quot; &amp;[.F127];IF([.O127]=4;[.A127]&amp; &quot; &quot; &amp;[.B127]&amp;&quot; &quot;&amp;[.C127]&amp;&quot; &quot; &amp;[.D127]))))" office:value-type="string" office:string-value="KSG 31 Essen 2">
            <text:p>KSG 31 Essen 2</text:p>
          </table:table-cell>
          <table:table-cell/>
          <table:table-cell table:formula="of:=INDIRECT(&quot;R&quot;&amp;ROW([.T127])&amp;&quot;C&quot;&amp;COLUMN([.T127])+[.O127];&quot;0&quot;)" office:value-type="string" office:string-value="&quot;gast&quot;:&quot;KSG 31 Essen 2&quot;}">
            <text:p>"gast":"KSG 31 Essen 2"}</text:p>
          </table:table-cell>
          <table:table-cell table:formula="of:=IF([.P127]&gt;1;&quot;,&quot;;&quot;&quot;)&amp;&quot;{ &quot;&quot;spielnr&quot;&quot;:&quot;&quot;&quot;&amp;[.P127]&amp;&quot;&quot;&quot;,&quot;&quot;spieltag&quot;&quot;:&quot;&quot;&quot;&amp;[.L127]&amp;&quot;&quot;&quot;,&quot;&quot;bahn&quot;&quot;:&quot;&quot;&quot;&amp;[.N127]&amp;&quot;&quot;&quot;,&quot;" office:value-type="string" office:string-value=",{ &quot;spielnr&quot;:&quot;KSG 31 Essen 2&quot;,&quot;spieltag&quot;:&quot;8&quot;,&quot;bahn&quot;:&quot;&quot;,">
            <text:p>,{ "spielnr":"KSG 31 Essen 2","spieltag":"8","bahn":"",</text:p>
          </table:table-cell>
          <table:table-cell table:formula="of:=&quot;&quot;&quot;datum&quot;&quot;:&quot;&quot;&quot;&amp;[.Q127]&amp;&quot;&quot;&quot;,&quot;&quot;uhrzeit&quot;&quot;:&quot;&quot;&quot;&amp;[.R127]&amp;&quot;&quot;&quot;,&quot;" office:value-type="string" office:string-value="&quot;datum&quot;:&quot;KSG 31 Essen 2&quot;,&quot;uhrzeit&quot;:&quot;KSG 31 Essen 2&quot;,">
            <text:p>"datum":"KSG 31 Essen 2","uhrzeit":"KSG 31 Essen 2",</text:p>
          </table:table-cell>
          <table:table-cell table:formula="of:=&quot;&quot;&quot;heim&quot;&quot;:&quot;&quot;&quot;&amp;[.P127]&amp;&quot;&quot;&quot;,&quot;" office:value-type="string" office:string-value="&quot;heim&quot;:&quot;KSG 31 Essen 2&quot;,">
            <text:p>"heim":"KSG 31 Essen 2",</text:p>
          </table:table-cell>
          <table:table-cell table:formula="of:=&quot;&quot;&quot;gast&quot;&quot;:&quot;&quot;&quot;&amp;[.P127]&amp;&quot;&quot;&quot;}&quot;" office:value-type="string" office:string-value="&quot;gast&quot;:&quot;KSG 31 Essen 2&quot;}">
            <text:p>"gast":"KSG 31 Essen 2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float" office:value="30">
            <text:p>30</text:p>
          </table:table-cell>
          <table:table-cell table:number-columns-repeated="5"/>
          <table:table-cell table:number-columns-repeated="4"/>
          <table:table-cell table:formula="of:=IF(AND([.A128]=&quot;Bahn&quot;;[.K127]=-1);0;IF(AND([.A128]&lt;&gt;&quot;Bahn&quot;;[.K127]&lt;&gt;-1);[.K127]+1;[.K127]))" office:value-type="float" office:value="-1">
            <text:p>-1</text:p>
          </table:table-cell>
          <table:table-cell table:formula="of:=IF([.B128]=&quot;Spieltag&quot;;[.L127]+1;[.L127])" office:value-type="float" office:value="8">
            <text:p>8</text:p>
          </table:table-cell>
          <table:table-cell table:formula="of:=IF(AND([.K128]&gt;0;[.K128]&lt;&gt;[.K127]);[.A128];&quot;&quot;)">
            <text:p/>
          </table:table-cell>
          <table:table-cell table:formula="of:=IF([.O128]=1;VLOOKUP([.P128];[.K124:.M623];3;0);&quot;&quot;)" office:value-type="string" office:string-value="2-5">
            <text:p>2-5</text:p>
          </table:table-cell>
          <table:table-cell table:formula="of:=IF([.A129]=&quot;So&quot;;1;[.O127]+1)" office:value-type="float" office:value="1">
            <text:p>1</text:p>
          </table:table-cell>
          <table:table-cell table:formula="of:=IF([.O128]=1;[.A128];IF([.O128]=2;[.A128];IF([.O128]=3;[.C128]&amp; &quot; &quot; &amp;[.D128]&amp;&quot; &quot;&amp;[.E128]&amp;&quot; &quot; &amp;[.F128];IF([.O128]=4;[.A128]&amp; &quot; &quot; &amp;[.B128]&amp;&quot; &quot;&amp;[.C128]&amp;&quot; &quot; &amp;[.D128]))))" office:value-type="float" office:value="30">
            <text:p>30</text:p>
          </table:table-cell>
          <table:table-cell table:formula="of:=IF([.O128]=1;[.A128];IF([.O128]=2;TEXT([.A129];&quot;TT.MM.JJ&quot;);IF([.O128]=3;[.C128]&amp; &quot; &quot; &amp;[.D128]&amp;&quot; &quot;&amp;[.E128]&amp;&quot; &quot; &amp;[.F128];IF([.O128]=4;[.A128]&amp; &quot; &quot; &amp;[.B128]&amp;&quot; &quot;&amp;[.C128]&amp;&quot; &quot; &amp;[.D128]))))" office:value-type="float" office:value="30">
            <text:p>30</text:p>
          </table:table-cell>
          <table:table-cell table:formula="of:=IF([.O128]=1;[.A128];IF([.O128]=2;TEXT([.B129];&quot;HH:MM&quot;);IF([.O128]=3;[.C128]&amp; &quot; &quot; &amp;[.D128]&amp;&quot; &quot;&amp;[.E128]&amp;&quot; &quot; &amp;[.F128];IF([.O128]=4;[.A128]&amp; &quot; &quot; &amp;[.B128]&amp;&quot; &quot;&amp;[.C128]&amp;&quot; &quot; &amp;[.D128]))))" office:value-type="float" office:value="30">
            <text:p>30</text:p>
          </table:table-cell>
          <table:table-cell/>
          <table:table-cell table:formula="of:=INDIRECT(&quot;R&quot;&amp;ROW([.T128])&amp;&quot;C&quot;&amp;COLUMN([.T128])+[.O128];&quot;0&quot;)" office:value-type="string" office:string-value=",{ &quot;spielnr&quot;:&quot;30&quot;,&quot;spieltag&quot;:&quot;8&quot;,&quot;bahn&quot;:&quot;2-5&quot;,">
            <text:p>,{ "spielnr":"30","spieltag":"8","bahn":"2-5",</text:p>
          </table:table-cell>
          <table:table-cell table:formula="of:=IF([.P128]&gt;1;&quot;,&quot;;&quot;&quot;)&amp;&quot;{ &quot;&quot;spielnr&quot;&quot;:&quot;&quot;&quot;&amp;[.P128]&amp;&quot;&quot;&quot;,&quot;&quot;spieltag&quot;&quot;:&quot;&quot;&quot;&amp;[.L128]&amp;&quot;&quot;&quot;,&quot;&quot;bahn&quot;&quot;:&quot;&quot;&quot;&amp;[.N128]&amp;&quot;&quot;&quot;,&quot;" office:value-type="string" office:string-value=",{ &quot;spielnr&quot;:&quot;30&quot;,&quot;spieltag&quot;:&quot;8&quot;,&quot;bahn&quot;:&quot;2-5&quot;,">
            <text:p>,{ "spielnr":"30","spieltag":"8","bahn":"2-5",</text:p>
          </table:table-cell>
          <table:table-cell table:formula="of:=&quot;&quot;&quot;datum&quot;&quot;:&quot;&quot;&quot;&amp;[.Q128]&amp;&quot;&quot;&quot;,&quot;&quot;uhrzeit&quot;&quot;:&quot;&quot;&quot;&amp;[.R128]&amp;&quot;&quot;&quot;,&quot;" office:value-type="string" office:string-value="&quot;datum&quot;:&quot;30&quot;,&quot;uhrzeit&quot;:&quot;30&quot;,">
            <text:p>"datum":"30","uhrzeit":"30",</text:p>
          </table:table-cell>
          <table:table-cell table:formula="of:=&quot;&quot;&quot;heim&quot;&quot;:&quot;&quot;&quot;&amp;[.P128]&amp;&quot;&quot;&quot;,&quot;" office:value-type="string" office:string-value="&quot;heim&quot;:&quot;30&quot;,">
            <text:p>"heim":"30",</text:p>
          </table:table-cell>
          <table:table-cell table:formula="of:=&quot;&quot;&quot;gast&quot;&quot;:&quot;&quot;&quot;&amp;[.P128]&amp;&quot;&quot;&quot;}&quot;" office:value-type="string" office:string-value="&quot;gast&quot;:&quot;30&quot;}">
            <text:p>"gast":"30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So</text:p>
          </table:table-cell>
          <table:table-cell table:number-columns-repeated="5"/>
          <table:table-cell table:number-columns-repeated="4"/>
          <table:table-cell table:formula="of:=IF(AND([.A129]=&quot;Bahn&quot;;[.K128]=-1);0;IF(AND([.A129]&lt;&gt;&quot;Bahn&quot;;[.K128]&lt;&gt;-1);[.K128]+1;[.K128]))" office:value-type="float" office:value="-1">
            <text:p>-1</text:p>
          </table:table-cell>
          <table:table-cell table:formula="of:=IF([.B129]=&quot;Spieltag&quot;;[.L128]+1;[.L128])" office:value-type="float" office:value="8">
            <text:p>8</text:p>
          </table:table-cell>
          <table:table-cell table:formula="of:=IF(AND([.K129]&gt;0;[.K129]&lt;&gt;[.K128]);[.A129];&quot;&quot;)">
            <text:p/>
          </table:table-cell>
          <table:table-cell table:formula="of:=IF([.O129]=1;VLOOKUP([.P129];[.K125:.M624];3;0);&quot;&quot;)">
            <text:p/>
          </table:table-cell>
          <table:table-cell table:formula="of:=IF([.A130]=&quot;So&quot;;1;[.O128]+1)" office:value-type="float" office:value="2">
            <text:p>2</text:p>
          </table:table-cell>
          <table:table-cell table:formula="of:=IF([.O129]=1;[.A129];IF([.O129]=2;[.A129];IF([.O129]=3;[.C129]&amp; &quot; &quot; &amp;[.D129]&amp;&quot; &quot;&amp;[.E129]&amp;&quot; &quot; &amp;[.F129];IF([.O129]=4;[.A129]&amp; &quot; &quot; &amp;[.B129]&amp;&quot; &quot;&amp;[.C129]&amp;&quot; &quot; &amp;[.D129]))))" office:value-type="string" office:string-value="So">
            <text:p>So</text:p>
          </table:table-cell>
          <table:table-cell table:formula="of:=IF([.O129]=1;[.A129];IF([.O129]=2;TEXT([.A130];&quot;TT.MM.JJ&quot;);IF([.O129]=3;[.C129]&amp; &quot; &quot; &amp;[.D129]&amp;&quot; &quot;&amp;[.E129]&amp;&quot; &quot; &amp;[.F129];IF([.O129]=4;[.A129]&amp; &quot; &quot; &amp;[.B129]&amp;&quot; &quot;&amp;[.C129]&amp;&quot; &quot; &amp;[.D129]))))" office:value-type="string" office:string-value="02.12.12">
            <text:p>02.12.12</text:p>
          </table:table-cell>
          <table:table-cell table:formula="of:=IF([.O129]=1;[.A129];IF([.O129]=2;TEXT([.B130];&quot;HH:MM&quot;);IF([.O129]=3;[.C129]&amp; &quot; &quot; &amp;[.D129]&amp;&quot; &quot;&amp;[.E129]&amp;&quot; &quot; &amp;[.F129];IF([.O129]=4;[.A129]&amp; &quot; &quot; &amp;[.B129]&amp;&quot; &quot;&amp;[.C129]&amp;&quot; &quot; &amp;[.D129]))))" office:value-type="string" office:string-value="10:00">
            <text:p>10:00</text:p>
          </table:table-cell>
          <table:table-cell/>
          <table:table-cell table:formula="of:=INDIRECT(&quot;R&quot;&amp;ROW([.T129])&amp;&quot;C&quot;&amp;COLUMN([.T129])+[.O129];&quot;0&quot;)" office:value-type="string" office:string-value="&quot;datum&quot;:&quot;02.12.12&quot;,&quot;uhrzeit&quot;:&quot;10:00&quot;,">
            <text:p>"datum":"02.12.12","uhrzeit":"10:00",</text:p>
          </table:table-cell>
          <table:table-cell table:formula="of:=IF([.P129]&gt;1;&quot;,&quot;;&quot;&quot;)&amp;&quot;{ &quot;&quot;spielnr&quot;&quot;:&quot;&quot;&quot;&amp;[.P129]&amp;&quot;&quot;&quot;,&quot;&quot;spieltag&quot;&quot;:&quot;&quot;&quot;&amp;[.L129]&amp;&quot;&quot;&quot;,&quot;&quot;bahn&quot;&quot;:&quot;&quot;&quot;&amp;[.N129]&amp;&quot;&quot;&quot;,&quot;" office:value-type="string" office:string-value=",{ &quot;spielnr&quot;:&quot;So&quot;,&quot;spieltag&quot;:&quot;8&quot;,&quot;bahn&quot;:&quot;&quot;,">
            <text:p>,{ "spielnr":"So","spieltag":"8","bahn":"",</text:p>
          </table:table-cell>
          <table:table-cell table:formula="of:=&quot;&quot;&quot;datum&quot;&quot;:&quot;&quot;&quot;&amp;[.Q129]&amp;&quot;&quot;&quot;,&quot;&quot;uhrzeit&quot;&quot;:&quot;&quot;&quot;&amp;[.R129]&amp;&quot;&quot;&quot;,&quot;" office:value-type="string" office:string-value="&quot;datum&quot;:&quot;02.12.12&quot;,&quot;uhrzeit&quot;:&quot;10:00&quot;,">
            <text:p>"datum":"02.12.12","uhrzeit":"10:00",</text:p>
          </table:table-cell>
          <table:table-cell table:formula="of:=&quot;&quot;&quot;heim&quot;&quot;:&quot;&quot;&quot;&amp;[.P129]&amp;&quot;&quot;&quot;,&quot;" office:value-type="string" office:string-value="&quot;heim&quot;:&quot;So&quot;,">
            <text:p>"heim":"So",</text:p>
          </table:table-cell>
          <table:table-cell table:formula="of:=&quot;&quot;&quot;gast&quot;&quot;:&quot;&quot;&quot;&amp;[.P129]&amp;&quot;&quot;&quot;}&quot;" office:value-type="string" office:string-value="&quot;gast&quot;:&quot;So&quot;}">
            <text:p>"gast":"So"}</text:p>
          </table:table-cell>
          <table:table-cell office:value-type="string">
            <text:p><text:s/></text:p>
          </table:table-cell>
        </table:table-row>
        <table:table-row table:style-name="ro2">
          <table:table-cell table:style-name="ce1" office:value-type="date" office:date-value="2012-12-02">
            <text:p>02.12.12</text:p>
          </table:table-cell>
          <table:table-cell table:style-name="ce3" office:value-type="time" office:time-value="PT10H00M00S">
            <text:p>10:00:00</text:p>
          </table:table-cell>
          <table:table-cell office:value-type="string">
            <text:p>KSF</text:p>
          </table:table-cell>
          <table:table-cell office:value-type="float" office:value="32">
            <text:p>32</text:p>
          </table:table-cell>
          <table:table-cell office:value-type="string">
            <text:p>Duisburg</text:p>
          </table:table-cell>
          <table:table-cell office:value-type="float" office:value="1">
            <text:p>1</text:p>
          </table:table-cell>
          <table:table-cell table:number-columns-repeated="4"/>
          <table:table-cell table:formula="of:=IF(AND([.A130]=&quot;Bahn&quot;;[.K129]=-1);0;IF(AND([.A130]&lt;&gt;&quot;Bahn&quot;;[.K129]&lt;&gt;-1);[.K129]+1;[.K129]))" office:value-type="float" office:value="-1">
            <text:p>-1</text:p>
          </table:table-cell>
          <table:table-cell table:formula="of:=IF([.B130]=&quot;Spieltag&quot;;[.L129]+1;[.L129])" office:value-type="float" office:value="8">
            <text:p>8</text:p>
          </table:table-cell>
          <table:table-cell table:formula="of:=IF(AND([.K130]&gt;0;[.K130]&lt;&gt;[.K129]);[.A130];&quot;&quot;)">
            <text:p/>
          </table:table-cell>
          <table:table-cell table:formula="of:=IF([.O130]=1;VLOOKUP([.P130];[.K126:.M625];3;0);&quot;&quot;)">
            <text:p/>
          </table:table-cell>
          <table:table-cell table:formula="of:=IF([.A131]=&quot;So&quot;;1;[.O129]+1)" office:value-type="float" office:value="3">
            <text:p>3</text:p>
          </table:table-cell>
          <table:table-cell table:formula="of:=IF([.O130]=1;[.A130];IF([.O130]=2;[.A130];IF([.O130]=3;[.C130]&amp; &quot; &quot; &amp;[.D130]&amp;&quot; &quot;&amp;[.E130]&amp;&quot; &quot; &amp;[.F130];IF([.O130]=4;[.A130]&amp; &quot; &quot; &amp;[.B130]&amp;&quot; &quot;&amp;[.C130]&amp;&quot; &quot; &amp;[.D130]))))" office:value-type="string" office:string-value="KSF 32 Duisburg 1">
            <text:p>KSF 32 Duisburg 1</text:p>
          </table:table-cell>
          <table:table-cell table:formula="of:=IF([.O130]=1;[.A130];IF([.O130]=2;TEXT([.A131];&quot;TT.MM.JJ&quot;);IF([.O130]=3;[.C130]&amp; &quot; &quot; &amp;[.D130]&amp;&quot; &quot;&amp;[.E130]&amp;&quot; &quot; &amp;[.F130];IF([.O130]=4;[.A130]&amp; &quot; &quot; &amp;[.B130]&amp;&quot; &quot;&amp;[.C130]&amp;&quot; &quot; &amp;[.D130]))))" office:value-type="string" office:string-value="KSF 32 Duisburg 1">
            <text:p>KSF 32 Duisburg 1</text:p>
          </table:table-cell>
          <table:table-cell table:formula="of:=IF([.O130]=1;[.A130];IF([.O130]=2;TEXT([.B131];&quot;HH:MM&quot;);IF([.O130]=3;[.C130]&amp; &quot; &quot; &amp;[.D130]&amp;&quot; &quot;&amp;[.E130]&amp;&quot; &quot; &amp;[.F130];IF([.O130]=4;[.A130]&amp; &quot; &quot; &amp;[.B130]&amp;&quot; &quot;&amp;[.C130]&amp;&quot; &quot; &amp;[.D130]))))" office:value-type="string" office:string-value="KSF 32 Duisburg 1">
            <text:p>KSF 32 Duisburg 1</text:p>
          </table:table-cell>
          <table:table-cell/>
          <table:table-cell table:formula="of:=INDIRECT(&quot;R&quot;&amp;ROW([.T130])&amp;&quot;C&quot;&amp;COLUMN([.T130])+[.O130];&quot;0&quot;)" office:value-type="string" office:string-value="&quot;heim&quot;:&quot;KSF 32 Duisburg 1&quot;,">
            <text:p>"heim":"KSF 32 Duisburg 1",</text:p>
          </table:table-cell>
          <table:table-cell table:formula="of:=IF([.P130]&gt;1;&quot;,&quot;;&quot;&quot;)&amp;&quot;{ &quot;&quot;spielnr&quot;&quot;:&quot;&quot;&quot;&amp;[.P130]&amp;&quot;&quot;&quot;,&quot;&quot;spieltag&quot;&quot;:&quot;&quot;&quot;&amp;[.L130]&amp;&quot;&quot;&quot;,&quot;&quot;bahn&quot;&quot;:&quot;&quot;&quot;&amp;[.N130]&amp;&quot;&quot;&quot;,&quot;" office:value-type="string" office:string-value=",{ &quot;spielnr&quot;:&quot;KSF 32 Duisburg 1&quot;,&quot;spieltag&quot;:&quot;8&quot;,&quot;bahn&quot;:&quot;&quot;,">
            <text:p>,{ "spielnr":"KSF 32 Duisburg 1","spieltag":"8","bahn":"",</text:p>
          </table:table-cell>
          <table:table-cell table:formula="of:=&quot;&quot;&quot;datum&quot;&quot;:&quot;&quot;&quot;&amp;[.Q130]&amp;&quot;&quot;&quot;,&quot;&quot;uhrzeit&quot;&quot;:&quot;&quot;&quot;&amp;[.R130]&amp;&quot;&quot;&quot;,&quot;" office:value-type="string" office:string-value="&quot;datum&quot;:&quot;KSF 32 Duisburg 1&quot;,&quot;uhrzeit&quot;:&quot;KSF 32 Duisburg 1&quot;,">
            <text:p>"datum":"KSF 32 Duisburg 1","uhrzeit":"KSF 32 Duisburg 1",</text:p>
          </table:table-cell>
          <table:table-cell table:formula="of:=&quot;&quot;&quot;heim&quot;&quot;:&quot;&quot;&quot;&amp;[.P130]&amp;&quot;&quot;&quot;,&quot;" office:value-type="string" office:string-value="&quot;heim&quot;:&quot;KSF 32 Duisburg 1&quot;,">
            <text:p>"heim":"KSF 32 Duisburg 1",</text:p>
          </table:table-cell>
          <table:table-cell table:formula="of:=&quot;&quot;&quot;gast&quot;&quot;:&quot;&quot;&quot;&amp;[.P130]&amp;&quot;&quot;&quot;}&quot;" office:value-type="string" office:string-value="&quot;gast&quot;:&quot;KSF 32 Duisburg 1&quot;}">
            <text:p>"gast":"KSF 32 Duisburg 1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SK</text:p>
          </table:table-cell>
          <table:table-cell office:value-type="string">
            <text:p>66/99</text:p>
          </table:table-cell>
          <table:table-cell office:value-type="string">
            <text:p>Solingen</text:p>
          </table:table-cell>
          <table:table-cell office:value-type="float" office:value="1">
            <text:p>1</text:p>
          </table:table-cell>
          <table:table-cell table:number-columns-repeated="2"/>
          <table:table-cell table:number-columns-repeated="4"/>
          <table:table-cell table:formula="of:=IF(AND([.A131]=&quot;Bahn&quot;;[.K130]=-1);0;IF(AND([.A131]&lt;&gt;&quot;Bahn&quot;;[.K130]&lt;&gt;-1);[.K130]+1;[.K130]))" office:value-type="float" office:value="-1">
            <text:p>-1</text:p>
          </table:table-cell>
          <table:table-cell table:formula="of:=IF([.B131]=&quot;Spieltag&quot;;[.L130]+1;[.L130])" office:value-type="float" office:value="8">
            <text:p>8</text:p>
          </table:table-cell>
          <table:table-cell table:formula="of:=IF(AND([.K131]&gt;0;[.K131]&lt;&gt;[.K130]);[.A131];&quot;&quot;)">
            <text:p/>
          </table:table-cell>
          <table:table-cell table:formula="of:=IF([.O131]=1;VLOOKUP([.P131];[.K127:.M626];3;0);&quot;&quot;)">
            <text:p/>
          </table:table-cell>
          <table:table-cell table:formula="of:=IF([.A132]=&quot;So&quot;;1;[.O130]+1)" office:value-type="float" office:value="4">
            <text:p>4</text:p>
          </table:table-cell>
          <table:table-cell table:formula="of:=IF([.O131]=1;[.A131];IF([.O131]=2;[.A131];IF([.O131]=3;[.C131]&amp; &quot; &quot; &amp;[.D131]&amp;&quot; &quot;&amp;[.E131]&amp;&quot; &quot; &amp;[.F131];IF([.O131]=4;[.A131]&amp; &quot; &quot; &amp;[.B131]&amp;&quot; &quot;&amp;[.C131]&amp;&quot; &quot; &amp;[.D131]))))" office:value-type="string" office:string-value="SK 66/99 Solingen 1">
            <text:p>SK 66/99 Solingen 1</text:p>
          </table:table-cell>
          <table:table-cell table:formula="of:=IF([.O131]=1;[.A131];IF([.O131]=2;TEXT([.A132];&quot;TT.MM.JJ&quot;);IF([.O131]=3;[.C131]&amp; &quot; &quot; &amp;[.D131]&amp;&quot; &quot;&amp;[.E131]&amp;&quot; &quot; &amp;[.F131];IF([.O131]=4;[.A131]&amp; &quot; &quot; &amp;[.B131]&amp;&quot; &quot;&amp;[.C131]&amp;&quot; &quot; &amp;[.D131]))))" office:value-type="string" office:string-value="SK 66/99 Solingen 1">
            <text:p>SK 66/99 Solingen 1</text:p>
          </table:table-cell>
          <table:table-cell table:formula="of:=IF([.O131]=1;[.A131];IF([.O131]=2;TEXT([.B132];&quot;HH:MM&quot;);IF([.O131]=3;[.C131]&amp; &quot; &quot; &amp;[.D131]&amp;&quot; &quot;&amp;[.E131]&amp;&quot; &quot; &amp;[.F131];IF([.O131]=4;[.A131]&amp; &quot; &quot; &amp;[.B131]&amp;&quot; &quot;&amp;[.C131]&amp;&quot; &quot; &amp;[.D131]))))" office:value-type="string" office:string-value="SK 66/99 Solingen 1">
            <text:p>SK 66/99 Solingen 1</text:p>
          </table:table-cell>
          <table:table-cell/>
          <table:table-cell table:formula="of:=INDIRECT(&quot;R&quot;&amp;ROW([.T131])&amp;&quot;C&quot;&amp;COLUMN([.T131])+[.O131];&quot;0&quot;)" office:value-type="string" office:string-value="&quot;gast&quot;:&quot;SK 66/99 Solingen 1&quot;}">
            <text:p>"gast":"SK 66/99 Solingen 1"}</text:p>
          </table:table-cell>
          <table:table-cell table:formula="of:=IF([.P131]&gt;1;&quot;,&quot;;&quot;&quot;)&amp;&quot;{ &quot;&quot;spielnr&quot;&quot;:&quot;&quot;&quot;&amp;[.P131]&amp;&quot;&quot;&quot;,&quot;&quot;spieltag&quot;&quot;:&quot;&quot;&quot;&amp;[.L131]&amp;&quot;&quot;&quot;,&quot;&quot;bahn&quot;&quot;:&quot;&quot;&quot;&amp;[.N131]&amp;&quot;&quot;&quot;,&quot;" office:value-type="string" office:string-value=",{ &quot;spielnr&quot;:&quot;SK 66/99 Solingen 1&quot;,&quot;spieltag&quot;:&quot;8&quot;,&quot;bahn&quot;:&quot;&quot;,">
            <text:p>,{ "spielnr":"SK 66/99 Solingen 1","spieltag":"8","bahn":"",</text:p>
          </table:table-cell>
          <table:table-cell table:formula="of:=&quot;&quot;&quot;datum&quot;&quot;:&quot;&quot;&quot;&amp;[.Q131]&amp;&quot;&quot;&quot;,&quot;&quot;uhrzeit&quot;&quot;:&quot;&quot;&quot;&amp;[.R131]&amp;&quot;&quot;&quot;,&quot;" office:value-type="string" office:string-value="&quot;datum&quot;:&quot;SK 66/99 Solingen 1&quot;,&quot;uhrzeit&quot;:&quot;SK 66/99 Solingen 1&quot;,">
            <text:p>"datum":"SK 66/99 Solingen 1","uhrzeit":"SK 66/99 Solingen 1",</text:p>
          </table:table-cell>
          <table:table-cell table:formula="of:=&quot;&quot;&quot;heim&quot;&quot;:&quot;&quot;&quot;&amp;[.P131]&amp;&quot;&quot;&quot;,&quot;" office:value-type="string" office:string-value="&quot;heim&quot;:&quot;SK 66/99 Solingen 1&quot;,">
            <text:p>"heim":"SK 66/99 Solingen 1",</text:p>
          </table:table-cell>
          <table:table-cell table:formula="of:=&quot;&quot;&quot;gast&quot;&quot;:&quot;&quot;&quot;&amp;[.P131]&amp;&quot;&quot;&quot;}&quot;" office:value-type="string" office:string-value="&quot;gast&quot;:&quot;SK 66/99 Solingen 1&quot;}">
            <text:p>"gast":"SK 66/99 Solingen 1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float" office:value="31">
            <text:p>31</text:p>
          </table:table-cell>
          <table:table-cell table:number-columns-repeated="5"/>
          <table:table-cell table:number-columns-repeated="4"/>
          <table:table-cell table:formula="of:=IF(AND([.A132]=&quot;Bahn&quot;;[.K131]=-1);0;IF(AND([.A132]&lt;&gt;&quot;Bahn&quot;;[.K131]&lt;&gt;-1);[.K131]+1;[.K131]))" office:value-type="float" office:value="-1">
            <text:p>-1</text:p>
          </table:table-cell>
          <table:table-cell table:formula="of:=IF([.B132]=&quot;Spieltag&quot;;[.L131]+1;[.L131])" office:value-type="float" office:value="8">
            <text:p>8</text:p>
          </table:table-cell>
          <table:table-cell table:formula="of:=IF(AND([.K132]&gt;0;[.K132]&lt;&gt;[.K131]);[.A132];&quot;&quot;)">
            <text:p/>
          </table:table-cell>
          <table:table-cell table:formula="of:=IF([.O132]=1;VLOOKUP([.P132];[.K128:.M627];3;0);&quot;&quot;)" office:value-type="string" office:string-value="1-4">
            <text:p>1-4</text:p>
          </table:table-cell>
          <table:table-cell table:formula="of:=IF([.A133]=&quot;So&quot;;1;[.O131]+1)" office:value-type="float" office:value="1">
            <text:p>1</text:p>
          </table:table-cell>
          <table:table-cell table:formula="of:=IF([.O132]=1;[.A132];IF([.O132]=2;[.A132];IF([.O132]=3;[.C132]&amp; &quot; &quot; &amp;[.D132]&amp;&quot; &quot;&amp;[.E132]&amp;&quot; &quot; &amp;[.F132];IF([.O132]=4;[.A132]&amp; &quot; &quot; &amp;[.B132]&amp;&quot; &quot;&amp;[.C132]&amp;&quot; &quot; &amp;[.D132]))))" office:value-type="float" office:value="31">
            <text:p>31</text:p>
          </table:table-cell>
          <table:table-cell table:formula="of:=IF([.O132]=1;[.A132];IF([.O132]=2;TEXT([.A133];&quot;TT.MM.JJ&quot;);IF([.O132]=3;[.C132]&amp; &quot; &quot; &amp;[.D132]&amp;&quot; &quot;&amp;[.E132]&amp;&quot; &quot; &amp;[.F132];IF([.O132]=4;[.A132]&amp; &quot; &quot; &amp;[.B132]&amp;&quot; &quot;&amp;[.C132]&amp;&quot; &quot; &amp;[.D132]))))" office:value-type="float" office:value="31">
            <text:p>31</text:p>
          </table:table-cell>
          <table:table-cell table:formula="of:=IF([.O132]=1;[.A132];IF([.O132]=2;TEXT([.B133];&quot;HH:MM&quot;);IF([.O132]=3;[.C132]&amp; &quot; &quot; &amp;[.D132]&amp;&quot; &quot;&amp;[.E132]&amp;&quot; &quot; &amp;[.F132];IF([.O132]=4;[.A132]&amp; &quot; &quot; &amp;[.B132]&amp;&quot; &quot;&amp;[.C132]&amp;&quot; &quot; &amp;[.D132]))))" office:value-type="float" office:value="31">
            <text:p>31</text:p>
          </table:table-cell>
          <table:table-cell/>
          <table:table-cell table:formula="of:=INDIRECT(&quot;R&quot;&amp;ROW([.T132])&amp;&quot;C&quot;&amp;COLUMN([.T132])+[.O132];&quot;0&quot;)" office:value-type="string" office:string-value=",{ &quot;spielnr&quot;:&quot;31&quot;,&quot;spieltag&quot;:&quot;8&quot;,&quot;bahn&quot;:&quot;1-4&quot;,">
            <text:p>,{ "spielnr":"31","spieltag":"8","bahn":"1-4",</text:p>
          </table:table-cell>
          <table:table-cell table:formula="of:=IF([.P132]&gt;1;&quot;,&quot;;&quot;&quot;)&amp;&quot;{ &quot;&quot;spielnr&quot;&quot;:&quot;&quot;&quot;&amp;[.P132]&amp;&quot;&quot;&quot;,&quot;&quot;spieltag&quot;&quot;:&quot;&quot;&quot;&amp;[.L132]&amp;&quot;&quot;&quot;,&quot;&quot;bahn&quot;&quot;:&quot;&quot;&quot;&amp;[.N132]&amp;&quot;&quot;&quot;,&quot;" office:value-type="string" office:string-value=",{ &quot;spielnr&quot;:&quot;31&quot;,&quot;spieltag&quot;:&quot;8&quot;,&quot;bahn&quot;:&quot;1-4&quot;,">
            <text:p>,{ "spielnr":"31","spieltag":"8","bahn":"1-4",</text:p>
          </table:table-cell>
          <table:table-cell table:formula="of:=&quot;&quot;&quot;datum&quot;&quot;:&quot;&quot;&quot;&amp;[.Q132]&amp;&quot;&quot;&quot;,&quot;&quot;uhrzeit&quot;&quot;:&quot;&quot;&quot;&amp;[.R132]&amp;&quot;&quot;&quot;,&quot;" office:value-type="string" office:string-value="&quot;datum&quot;:&quot;31&quot;,&quot;uhrzeit&quot;:&quot;31&quot;,">
            <text:p>"datum":"31","uhrzeit":"31",</text:p>
          </table:table-cell>
          <table:table-cell table:formula="of:=&quot;&quot;&quot;heim&quot;&quot;:&quot;&quot;&quot;&amp;[.P132]&amp;&quot;&quot;&quot;,&quot;" office:value-type="string" office:string-value="&quot;heim&quot;:&quot;31&quot;,">
            <text:p>"heim":"31",</text:p>
          </table:table-cell>
          <table:table-cell table:formula="of:=&quot;&quot;&quot;gast&quot;&quot;:&quot;&quot;&quot;&amp;[.P132]&amp;&quot;&quot;&quot;}&quot;" office:value-type="string" office:string-value="&quot;gast&quot;:&quot;31&quot;}">
            <text:p>"gast":"31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So</text:p>
          </table:table-cell>
          <table:table-cell table:number-columns-repeated="5"/>
          <table:table-cell table:number-columns-repeated="4"/>
          <table:table-cell table:formula="of:=IF(AND([.A133]=&quot;Bahn&quot;;[.K132]=-1);0;IF(AND([.A133]&lt;&gt;&quot;Bahn&quot;;[.K132]&lt;&gt;-1);[.K132]+1;[.K132]))" office:value-type="float" office:value="-1">
            <text:p>-1</text:p>
          </table:table-cell>
          <table:table-cell table:formula="of:=IF([.B133]=&quot;Spieltag&quot;;[.L132]+1;[.L132])" office:value-type="float" office:value="8">
            <text:p>8</text:p>
          </table:table-cell>
          <table:table-cell table:formula="of:=IF(AND([.K133]&gt;0;[.K133]&lt;&gt;[.K132]);[.A133];&quot;&quot;)">
            <text:p/>
          </table:table-cell>
          <table:table-cell table:formula="of:=IF([.O133]=1;VLOOKUP([.P133];[.K129:.M628];3;0);&quot;&quot;)">
            <text:p/>
          </table:table-cell>
          <table:table-cell table:formula="of:=IF([.A134]=&quot;So&quot;;1;[.O132]+1)" office:value-type="float" office:value="2">
            <text:p>2</text:p>
          </table:table-cell>
          <table:table-cell table:formula="of:=IF([.O133]=1;[.A133];IF([.O133]=2;[.A133];IF([.O133]=3;[.C133]&amp; &quot; &quot; &amp;[.D133]&amp;&quot; &quot;&amp;[.E133]&amp;&quot; &quot; &amp;[.F133];IF([.O133]=4;[.A133]&amp; &quot; &quot; &amp;[.B133]&amp;&quot; &quot;&amp;[.C133]&amp;&quot; &quot; &amp;[.D133]))))" office:value-type="string" office:string-value="So">
            <text:p>So</text:p>
          </table:table-cell>
          <table:table-cell table:formula="of:=IF([.O133]=1;[.A133];IF([.O133]=2;TEXT([.A134];&quot;TT.MM.JJ&quot;);IF([.O133]=3;[.C133]&amp; &quot; &quot; &amp;[.D133]&amp;&quot; &quot;&amp;[.E133]&amp;&quot; &quot; &amp;[.F133];IF([.O133]=4;[.A133]&amp; &quot; &quot; &amp;[.B133]&amp;&quot; &quot;&amp;[.C133]&amp;&quot; &quot; &amp;[.D133]))))" office:value-type="string" office:string-value="02.12.12">
            <text:p>02.12.12</text:p>
          </table:table-cell>
          <table:table-cell table:formula="of:=IF([.O133]=1;[.A133];IF([.O133]=2;TEXT([.B134];&quot;HH:MM&quot;);IF([.O133]=3;[.C133]&amp; &quot; &quot; &amp;[.D133]&amp;&quot; &quot;&amp;[.E133]&amp;&quot; &quot; &amp;[.F133];IF([.O133]=4;[.A133]&amp; &quot; &quot; &amp;[.B133]&amp;&quot; &quot;&amp;[.C133]&amp;&quot; &quot; &amp;[.D133]))))" office:value-type="string" office:string-value="10:00">
            <text:p>10:00</text:p>
          </table:table-cell>
          <table:table-cell/>
          <table:table-cell table:formula="of:=INDIRECT(&quot;R&quot;&amp;ROW([.T133])&amp;&quot;C&quot;&amp;COLUMN([.T133])+[.O133];&quot;0&quot;)" office:value-type="string" office:string-value="&quot;datum&quot;:&quot;02.12.12&quot;,&quot;uhrzeit&quot;:&quot;10:00&quot;,">
            <text:p>"datum":"02.12.12","uhrzeit":"10:00",</text:p>
          </table:table-cell>
          <table:table-cell table:formula="of:=IF([.P133]&gt;1;&quot;,&quot;;&quot;&quot;)&amp;&quot;{ &quot;&quot;spielnr&quot;&quot;:&quot;&quot;&quot;&amp;[.P133]&amp;&quot;&quot;&quot;,&quot;&quot;spieltag&quot;&quot;:&quot;&quot;&quot;&amp;[.L133]&amp;&quot;&quot;&quot;,&quot;&quot;bahn&quot;&quot;:&quot;&quot;&quot;&amp;[.N133]&amp;&quot;&quot;&quot;,&quot;" office:value-type="string" office:string-value=",{ &quot;spielnr&quot;:&quot;So&quot;,&quot;spieltag&quot;:&quot;8&quot;,&quot;bahn&quot;:&quot;&quot;,">
            <text:p>,{ "spielnr":"So","spieltag":"8","bahn":"",</text:p>
          </table:table-cell>
          <table:table-cell table:formula="of:=&quot;&quot;&quot;datum&quot;&quot;:&quot;&quot;&quot;&amp;[.Q133]&amp;&quot;&quot;&quot;,&quot;&quot;uhrzeit&quot;&quot;:&quot;&quot;&quot;&amp;[.R133]&amp;&quot;&quot;&quot;,&quot;" office:value-type="string" office:string-value="&quot;datum&quot;:&quot;02.12.12&quot;,&quot;uhrzeit&quot;:&quot;10:00&quot;,">
            <text:p>"datum":"02.12.12","uhrzeit":"10:00",</text:p>
          </table:table-cell>
          <table:table-cell table:formula="of:=&quot;&quot;&quot;heim&quot;&quot;:&quot;&quot;&quot;&amp;[.P133]&amp;&quot;&quot;&quot;,&quot;" office:value-type="string" office:string-value="&quot;heim&quot;:&quot;So&quot;,">
            <text:p>"heim":"So",</text:p>
          </table:table-cell>
          <table:table-cell table:formula="of:=&quot;&quot;&quot;gast&quot;&quot;:&quot;&quot;&quot;&amp;[.P133]&amp;&quot;&quot;&quot;}&quot;" office:value-type="string" office:string-value="&quot;gast&quot;:&quot;So&quot;}">
            <text:p>"gast":"So"}</text:p>
          </table:table-cell>
          <table:table-cell office:value-type="string">
            <text:p><text:s/></text:p>
          </table:table-cell>
        </table:table-row>
        <table:table-row table:style-name="ro2">
          <table:table-cell table:style-name="ce1" office:value-type="date" office:date-value="2012-12-02">
            <text:p>02.12.12</text:p>
          </table:table-cell>
          <table:table-cell table:style-name="ce3" office:value-type="time" office:time-value="PT10H00M00S">
            <text:p>10:00:00</text:p>
          </table:table-cell>
          <table:table-cell office:value-type="string">
            <text:p>SKV</text:p>
          </table:table-cell>
          <table:table-cell office:value-type="string">
            <text:p>Rees</text:p>
          </table:table-cell>
          <table:table-cell office:value-type="float" office:value="3">
            <text:p>3</text:p>
          </table:table-cell>
          <table:table-cell/>
          <table:table-cell table:number-columns-repeated="4"/>
          <table:table-cell table:formula="of:=IF(AND([.A134]=&quot;Bahn&quot;;[.K133]=-1);0;IF(AND([.A134]&lt;&gt;&quot;Bahn&quot;;[.K133]&lt;&gt;-1);[.K133]+1;[.K133]))" office:value-type="float" office:value="-1">
            <text:p>-1</text:p>
          </table:table-cell>
          <table:table-cell table:formula="of:=IF([.B134]=&quot;Spieltag&quot;;[.L133]+1;[.L133])" office:value-type="float" office:value="8">
            <text:p>8</text:p>
          </table:table-cell>
          <table:table-cell table:formula="of:=IF(AND([.K134]&gt;0;[.K134]&lt;&gt;[.K133]);[.A134];&quot;&quot;)">
            <text:p/>
          </table:table-cell>
          <table:table-cell table:formula="of:=IF([.O134]=1;VLOOKUP([.P134];[.K130:.M629];3;0);&quot;&quot;)">
            <text:p/>
          </table:table-cell>
          <table:table-cell table:formula="of:=IF([.A135]=&quot;So&quot;;1;[.O133]+1)" office:value-type="float" office:value="3">
            <text:p>3</text:p>
          </table:table-cell>
          <table:table-cell table:formula="of:=IF([.O134]=1;[.A134];IF([.O134]=2;[.A134];IF([.O134]=3;[.C134]&amp; &quot; &quot; &amp;[.D134]&amp;&quot; &quot;&amp;[.E134]&amp;&quot; &quot; &amp;[.F134];IF([.O134]=4;[.A134]&amp; &quot; &quot; &amp;[.B134]&amp;&quot; &quot;&amp;[.C134]&amp;&quot; &quot; &amp;[.D134]))))" office:value-type="string" office:string-value="SKV Rees 3 ">
            <text:p>SKV Rees 3 </text:p>
          </table:table-cell>
          <table:table-cell table:formula="of:=IF([.O134]=1;[.A134];IF([.O134]=2;TEXT([.A135];&quot;TT.MM.JJ&quot;);IF([.O134]=3;[.C134]&amp; &quot; &quot; &amp;[.D134]&amp;&quot; &quot;&amp;[.E134]&amp;&quot; &quot; &amp;[.F134];IF([.O134]=4;[.A134]&amp; &quot; &quot; &amp;[.B134]&amp;&quot; &quot;&amp;[.C134]&amp;&quot; &quot; &amp;[.D134]))))" office:value-type="string" office:string-value="SKV Rees 3 ">
            <text:p>SKV Rees 3 </text:p>
          </table:table-cell>
          <table:table-cell table:formula="of:=IF([.O134]=1;[.A134];IF([.O134]=2;TEXT([.B135];&quot;HH:MM&quot;);IF([.O134]=3;[.C134]&amp; &quot; &quot; &amp;[.D134]&amp;&quot; &quot;&amp;[.E134]&amp;&quot; &quot; &amp;[.F134];IF([.O134]=4;[.A134]&amp; &quot; &quot; &amp;[.B134]&amp;&quot; &quot;&amp;[.C134]&amp;&quot; &quot; &amp;[.D134]))))" office:value-type="string" office:string-value="SKV Rees 3 ">
            <text:p>SKV Rees 3 </text:p>
          </table:table-cell>
          <table:table-cell/>
          <table:table-cell table:formula="of:=INDIRECT(&quot;R&quot;&amp;ROW([.T134])&amp;&quot;C&quot;&amp;COLUMN([.T134])+[.O134];&quot;0&quot;)" office:value-type="string" office:string-value="&quot;heim&quot;:&quot;SKV Rees 3 &quot;,">
            <text:p>"heim":"SKV Rees 3 ",</text:p>
          </table:table-cell>
          <table:table-cell table:formula="of:=IF([.P134]&gt;1;&quot;,&quot;;&quot;&quot;)&amp;&quot;{ &quot;&quot;spielnr&quot;&quot;:&quot;&quot;&quot;&amp;[.P134]&amp;&quot;&quot;&quot;,&quot;&quot;spieltag&quot;&quot;:&quot;&quot;&quot;&amp;[.L134]&amp;&quot;&quot;&quot;,&quot;&quot;bahn&quot;&quot;:&quot;&quot;&quot;&amp;[.N134]&amp;&quot;&quot;&quot;,&quot;" office:value-type="string" office:string-value=",{ &quot;spielnr&quot;:&quot;SKV Rees 3 &quot;,&quot;spieltag&quot;:&quot;8&quot;,&quot;bahn&quot;:&quot;&quot;,">
            <text:p>,{ "spielnr":"SKV Rees 3 ","spieltag":"8","bahn":"",</text:p>
          </table:table-cell>
          <table:table-cell table:formula="of:=&quot;&quot;&quot;datum&quot;&quot;:&quot;&quot;&quot;&amp;[.Q134]&amp;&quot;&quot;&quot;,&quot;&quot;uhrzeit&quot;&quot;:&quot;&quot;&quot;&amp;[.R134]&amp;&quot;&quot;&quot;,&quot;" office:value-type="string" office:string-value="&quot;datum&quot;:&quot;SKV Rees 3 &quot;,&quot;uhrzeit&quot;:&quot;SKV Rees 3 &quot;,">
            <text:p>"datum":"SKV Rees 3 ","uhrzeit":"SKV Rees 3 ",</text:p>
          </table:table-cell>
          <table:table-cell table:formula="of:=&quot;&quot;&quot;heim&quot;&quot;:&quot;&quot;&quot;&amp;[.P134]&amp;&quot;&quot;&quot;,&quot;" office:value-type="string" office:string-value="&quot;heim&quot;:&quot;SKV Rees 3 &quot;,">
            <text:p>"heim":"SKV Rees 3 ",</text:p>
          </table:table-cell>
          <table:table-cell table:formula="of:=&quot;&quot;&quot;gast&quot;&quot;:&quot;&quot;&quot;&amp;[.P134]&amp;&quot;&quot;&quot;}&quot;" office:value-type="string" office:string-value="&quot;gast&quot;:&quot;SKV Rees 3 &quot;}">
            <text:p>"gast":"SKV Rees 3 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BW</text:p>
          </table:table-cell>
          <table:table-cell office:value-type="float" office:value="61">
            <text:p>61</text:p>
          </table:table-cell>
          <table:table-cell office:value-type="string">
            <text:p>Mülheim</text:p>
          </table:table-cell>
          <table:table-cell office:value-type="float" office:value="3">
            <text:p>3</text:p>
          </table:table-cell>
          <table:table-cell table:number-columns-repeated="2"/>
          <table:table-cell table:number-columns-repeated="4"/>
          <table:table-cell table:formula="of:=IF(AND([.A135]=&quot;Bahn&quot;;[.K134]=-1);0;IF(AND([.A135]&lt;&gt;&quot;Bahn&quot;;[.K134]&lt;&gt;-1);[.K134]+1;[.K134]))" office:value-type="float" office:value="-1">
            <text:p>-1</text:p>
          </table:table-cell>
          <table:table-cell table:formula="of:=IF([.B135]=&quot;Spieltag&quot;;[.L134]+1;[.L134])" office:value-type="float" office:value="8">
            <text:p>8</text:p>
          </table:table-cell>
          <table:table-cell table:formula="of:=IF(AND([.K135]&gt;0;[.K135]&lt;&gt;[.K134]);[.A135];&quot;&quot;)">
            <text:p/>
          </table:table-cell>
          <table:table-cell table:formula="of:=IF([.O135]=1;VLOOKUP([.P135];[.K131:.M630];3;0);&quot;&quot;)">
            <text:p/>
          </table:table-cell>
          <table:table-cell table:formula="of:=IF([.A136]=&quot;So&quot;;1;[.O134]+1)" office:value-type="float" office:value="4">
            <text:p>4</text:p>
          </table:table-cell>
          <table:table-cell table:formula="of:=IF([.O135]=1;[.A135];IF([.O135]=2;[.A135];IF([.O135]=3;[.C135]&amp; &quot; &quot; &amp;[.D135]&amp;&quot; &quot;&amp;[.E135]&amp;&quot; &quot; &amp;[.F135];IF([.O135]=4;[.A135]&amp; &quot; &quot; &amp;[.B135]&amp;&quot; &quot;&amp;[.C135]&amp;&quot; &quot; &amp;[.D135]))))" office:value-type="string" office:string-value="BW 61 Mülheim 3">
            <text:p>BW 61 Mülheim 3</text:p>
          </table:table-cell>
          <table:table-cell table:formula="of:=IF([.O135]=1;[.A135];IF([.O135]=2;TEXT([.A136];&quot;TT.MM.JJ&quot;);IF([.O135]=3;[.C135]&amp; &quot; &quot; &amp;[.D135]&amp;&quot; &quot;&amp;[.E135]&amp;&quot; &quot; &amp;[.F135];IF([.O135]=4;[.A135]&amp; &quot; &quot; &amp;[.B135]&amp;&quot; &quot;&amp;[.C135]&amp;&quot; &quot; &amp;[.D135]))))" office:value-type="string" office:string-value="BW 61 Mülheim 3">
            <text:p>BW 61 Mülheim 3</text:p>
          </table:table-cell>
          <table:table-cell table:formula="of:=IF([.O135]=1;[.A135];IF([.O135]=2;TEXT([.B136];&quot;HH:MM&quot;);IF([.O135]=3;[.C135]&amp; &quot; &quot; &amp;[.D135]&amp;&quot; &quot;&amp;[.E135]&amp;&quot; &quot; &amp;[.F135];IF([.O135]=4;[.A135]&amp; &quot; &quot; &amp;[.B135]&amp;&quot; &quot;&amp;[.C135]&amp;&quot; &quot; &amp;[.D135]))))" office:value-type="string" office:string-value="BW 61 Mülheim 3">
            <text:p>BW 61 Mülheim 3</text:p>
          </table:table-cell>
          <table:table-cell/>
          <table:table-cell table:formula="of:=INDIRECT(&quot;R&quot;&amp;ROW([.T135])&amp;&quot;C&quot;&amp;COLUMN([.T135])+[.O135];&quot;0&quot;)" office:value-type="string" office:string-value="&quot;gast&quot;:&quot;BW 61 Mülheim 3&quot;}">
            <text:p>"gast":"BW 61 Mülheim 3"}</text:p>
          </table:table-cell>
          <table:table-cell table:formula="of:=IF([.P135]&gt;1;&quot;,&quot;;&quot;&quot;)&amp;&quot;{ &quot;&quot;spielnr&quot;&quot;:&quot;&quot;&quot;&amp;[.P135]&amp;&quot;&quot;&quot;,&quot;&quot;spieltag&quot;&quot;:&quot;&quot;&quot;&amp;[.L135]&amp;&quot;&quot;&quot;,&quot;&quot;bahn&quot;&quot;:&quot;&quot;&quot;&amp;[.N135]&amp;&quot;&quot;&quot;,&quot;" office:value-type="string" office:string-value=",{ &quot;spielnr&quot;:&quot;BW 61 Mülheim 3&quot;,&quot;spieltag&quot;:&quot;8&quot;,&quot;bahn&quot;:&quot;&quot;,">
            <text:p>,{ "spielnr":"BW 61 Mülheim 3","spieltag":"8","bahn":"",</text:p>
          </table:table-cell>
          <table:table-cell table:formula="of:=&quot;&quot;&quot;datum&quot;&quot;:&quot;&quot;&quot;&amp;[.Q135]&amp;&quot;&quot;&quot;,&quot;&quot;uhrzeit&quot;&quot;:&quot;&quot;&quot;&amp;[.R135]&amp;&quot;&quot;&quot;,&quot;" office:value-type="string" office:string-value="&quot;datum&quot;:&quot;BW 61 Mülheim 3&quot;,&quot;uhrzeit&quot;:&quot;BW 61 Mülheim 3&quot;,">
            <text:p>"datum":"BW 61 Mülheim 3","uhrzeit":"BW 61 Mülheim 3",</text:p>
          </table:table-cell>
          <table:table-cell table:formula="of:=&quot;&quot;&quot;heim&quot;&quot;:&quot;&quot;&quot;&amp;[.P135]&amp;&quot;&quot;&quot;,&quot;" office:value-type="string" office:string-value="&quot;heim&quot;:&quot;BW 61 Mülheim 3&quot;,">
            <text:p>"heim":"BW 61 Mülheim 3",</text:p>
          </table:table-cell>
          <table:table-cell table:formula="of:=&quot;&quot;&quot;gast&quot;&quot;:&quot;&quot;&quot;&amp;[.P135]&amp;&quot;&quot;&quot;}&quot;" office:value-type="string" office:string-value="&quot;gast&quot;:&quot;BW 61 Mülheim 3&quot;}">
            <text:p>"gast":"BW 61 Mülheim 3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float" office:value="32">
            <text:p>32</text:p>
          </table:table-cell>
          <table:table-cell table:number-columns-repeated="5"/>
          <table:table-cell table:number-columns-repeated="4"/>
          <table:table-cell table:formula="of:=IF(AND([.A136]=&quot;Bahn&quot;;[.K135]=-1);0;IF(AND([.A136]&lt;&gt;&quot;Bahn&quot;;[.K135]&lt;&gt;-1);[.K135]+1;[.K135]))" office:value-type="float" office:value="-1">
            <text:p>-1</text:p>
          </table:table-cell>
          <table:table-cell table:formula="of:=IF([.B136]=&quot;Spieltag&quot;;[.L135]+1;[.L135])" office:value-type="float" office:value="8">
            <text:p>8</text:p>
          </table:table-cell>
          <table:table-cell table:formula="of:=IF(AND([.K136]&gt;0;[.K136]&lt;&gt;[.K135]);[.A136];&quot;&quot;)">
            <text:p/>
          </table:table-cell>
          <table:table-cell table:formula="of:=IF([.O136]=1;VLOOKUP([.P136];[.K132:.M631];3;0);&quot;&quot;)" office:value-type="string" office:string-value="1-4">
            <text:p>1-4</text:p>
          </table:table-cell>
          <table:table-cell table:formula="of:=IF([.A137]=&quot;So&quot;;1;[.O135]+1)" office:value-type="float" office:value="1">
            <text:p>1</text:p>
          </table:table-cell>
          <table:table-cell table:formula="of:=IF([.O136]=1;[.A136];IF([.O136]=2;[.A136];IF([.O136]=3;[.C136]&amp; &quot; &quot; &amp;[.D136]&amp;&quot; &quot;&amp;[.E136]&amp;&quot; &quot; &amp;[.F136];IF([.O136]=4;[.A136]&amp; &quot; &quot; &amp;[.B136]&amp;&quot; &quot;&amp;[.C136]&amp;&quot; &quot; &amp;[.D136]))))" office:value-type="float" office:value="32">
            <text:p>32</text:p>
          </table:table-cell>
          <table:table-cell table:formula="of:=IF([.O136]=1;[.A136];IF([.O136]=2;TEXT([.A137];&quot;TT.MM.JJ&quot;);IF([.O136]=3;[.C136]&amp; &quot; &quot; &amp;[.D136]&amp;&quot; &quot;&amp;[.E136]&amp;&quot; &quot; &amp;[.F136];IF([.O136]=4;[.A136]&amp; &quot; &quot; &amp;[.B136]&amp;&quot; &quot;&amp;[.C136]&amp;&quot; &quot; &amp;[.D136]))))" office:value-type="float" office:value="32">
            <text:p>32</text:p>
          </table:table-cell>
          <table:table-cell table:formula="of:=IF([.O136]=1;[.A136];IF([.O136]=2;TEXT([.B137];&quot;HH:MM&quot;);IF([.O136]=3;[.C136]&amp; &quot; &quot; &amp;[.D136]&amp;&quot; &quot;&amp;[.E136]&amp;&quot; &quot; &amp;[.F136];IF([.O136]=4;[.A136]&amp; &quot; &quot; &amp;[.B136]&amp;&quot; &quot;&amp;[.C136]&amp;&quot; &quot; &amp;[.D136]))))" office:value-type="float" office:value="32">
            <text:p>32</text:p>
          </table:table-cell>
          <table:table-cell/>
          <table:table-cell table:formula="of:=INDIRECT(&quot;R&quot;&amp;ROW([.T136])&amp;&quot;C&quot;&amp;COLUMN([.T136])+[.O136];&quot;0&quot;)" office:value-type="string" office:string-value=",{ &quot;spielnr&quot;:&quot;32&quot;,&quot;spieltag&quot;:&quot;8&quot;,&quot;bahn&quot;:&quot;1-4&quot;,">
            <text:p>,{ "spielnr":"32","spieltag":"8","bahn":"1-4",</text:p>
          </table:table-cell>
          <table:table-cell table:formula="of:=IF([.P136]&gt;1;&quot;,&quot;;&quot;&quot;)&amp;&quot;{ &quot;&quot;spielnr&quot;&quot;:&quot;&quot;&quot;&amp;[.P136]&amp;&quot;&quot;&quot;,&quot;&quot;spieltag&quot;&quot;:&quot;&quot;&quot;&amp;[.L136]&amp;&quot;&quot;&quot;,&quot;&quot;bahn&quot;&quot;:&quot;&quot;&quot;&amp;[.N136]&amp;&quot;&quot;&quot;,&quot;" office:value-type="string" office:string-value=",{ &quot;spielnr&quot;:&quot;32&quot;,&quot;spieltag&quot;:&quot;8&quot;,&quot;bahn&quot;:&quot;1-4&quot;,">
            <text:p>,{ "spielnr":"32","spieltag":"8","bahn":"1-4",</text:p>
          </table:table-cell>
          <table:table-cell table:formula="of:=&quot;&quot;&quot;datum&quot;&quot;:&quot;&quot;&quot;&amp;[.Q136]&amp;&quot;&quot;&quot;,&quot;&quot;uhrzeit&quot;&quot;:&quot;&quot;&quot;&amp;[.R136]&amp;&quot;&quot;&quot;,&quot;" office:value-type="string" office:string-value="&quot;datum&quot;:&quot;32&quot;,&quot;uhrzeit&quot;:&quot;32&quot;,">
            <text:p>"datum":"32","uhrzeit":"32",</text:p>
          </table:table-cell>
          <table:table-cell table:formula="of:=&quot;&quot;&quot;heim&quot;&quot;:&quot;&quot;&quot;&amp;[.P136]&amp;&quot;&quot;&quot;,&quot;" office:value-type="string" office:string-value="&quot;heim&quot;:&quot;32&quot;,">
            <text:p>"heim":"32",</text:p>
          </table:table-cell>
          <table:table-cell table:formula="of:=&quot;&quot;&quot;gast&quot;&quot;:&quot;&quot;&quot;&amp;[.P136]&amp;&quot;&quot;&quot;}&quot;" office:value-type="string" office:string-value="&quot;gast&quot;:&quot;32&quot;}">
            <text:p>"gast":"32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So</text:p>
          </table:table-cell>
          <table:table-cell table:number-columns-repeated="5"/>
          <table:table-cell table:number-columns-repeated="4"/>
          <table:table-cell table:formula="of:=IF(AND([.A137]=&quot;Bahn&quot;;[.K136]=-1);0;IF(AND([.A137]&lt;&gt;&quot;Bahn&quot;;[.K136]&lt;&gt;-1);[.K136]+1;[.K136]))" office:value-type="float" office:value="-1">
            <text:p>-1</text:p>
          </table:table-cell>
          <table:table-cell table:formula="of:=IF([.B137]=&quot;Spieltag&quot;;[.L136]+1;[.L136])" office:value-type="float" office:value="8">
            <text:p>8</text:p>
          </table:table-cell>
          <table:table-cell table:formula="of:=IF(AND([.K137]&gt;0;[.K137]&lt;&gt;[.K136]);[.A137];&quot;&quot;)">
            <text:p/>
          </table:table-cell>
          <table:table-cell table:formula="of:=IF([.O137]=1;VLOOKUP([.P137];[.K133:.M632];3;0);&quot;&quot;)">
            <text:p/>
          </table:table-cell>
          <table:table-cell table:formula="of:=IF([.A138]=&quot;So&quot;;1;[.O136]+1)" office:value-type="float" office:value="2">
            <text:p>2</text:p>
          </table:table-cell>
          <table:table-cell table:formula="of:=IF([.O137]=1;[.A137];IF([.O137]=2;[.A137];IF([.O137]=3;[.C137]&amp; &quot; &quot; &amp;[.D137]&amp;&quot; &quot;&amp;[.E137]&amp;&quot; &quot; &amp;[.F137];IF([.O137]=4;[.A137]&amp; &quot; &quot; &amp;[.B137]&amp;&quot; &quot;&amp;[.C137]&amp;&quot; &quot; &amp;[.D137]))))" office:value-type="string" office:string-value="So">
            <text:p>So</text:p>
          </table:table-cell>
          <table:table-cell table:formula="of:=IF([.O137]=1;[.A137];IF([.O137]=2;TEXT([.A138];&quot;TT.MM.JJ&quot;);IF([.O137]=3;[.C137]&amp; &quot; &quot; &amp;[.D137]&amp;&quot; &quot;&amp;[.E137]&amp;&quot; &quot; &amp;[.F137];IF([.O137]=4;[.A137]&amp; &quot; &quot; &amp;[.B137]&amp;&quot; &quot;&amp;[.C137]&amp;&quot; &quot; &amp;[.D137]))))" office:value-type="string" office:string-value="02.12.12">
            <text:p>02.12.12</text:p>
          </table:table-cell>
          <table:table-cell table:formula="of:=IF([.O137]=1;[.A137];IF([.O137]=2;TEXT([.B138];&quot;HH:MM&quot;);IF([.O137]=3;[.C137]&amp; &quot; &quot; &amp;[.D137]&amp;&quot; &quot;&amp;[.E137]&amp;&quot; &quot; &amp;[.F137];IF([.O137]=4;[.A137]&amp; &quot; &quot; &amp;[.B137]&amp;&quot; &quot;&amp;[.C137]&amp;&quot; &quot; &amp;[.D137]))))" office:value-type="string" office:string-value="10:00">
            <text:p>10:00</text:p>
          </table:table-cell>
          <table:table-cell/>
          <table:table-cell table:formula="of:=INDIRECT(&quot;R&quot;&amp;ROW([.T137])&amp;&quot;C&quot;&amp;COLUMN([.T137])+[.O137];&quot;0&quot;)" office:value-type="string" office:string-value="&quot;datum&quot;:&quot;02.12.12&quot;,&quot;uhrzeit&quot;:&quot;10:00&quot;,">
            <text:p>"datum":"02.12.12","uhrzeit":"10:00",</text:p>
          </table:table-cell>
          <table:table-cell table:formula="of:=IF([.P137]&gt;1;&quot;,&quot;;&quot;&quot;)&amp;&quot;{ &quot;&quot;spielnr&quot;&quot;:&quot;&quot;&quot;&amp;[.P137]&amp;&quot;&quot;&quot;,&quot;&quot;spieltag&quot;&quot;:&quot;&quot;&quot;&amp;[.L137]&amp;&quot;&quot;&quot;,&quot;&quot;bahn&quot;&quot;:&quot;&quot;&quot;&amp;[.N137]&amp;&quot;&quot;&quot;,&quot;" office:value-type="string" office:string-value=",{ &quot;spielnr&quot;:&quot;So&quot;,&quot;spieltag&quot;:&quot;8&quot;,&quot;bahn&quot;:&quot;&quot;,">
            <text:p>,{ "spielnr":"So","spieltag":"8","bahn":"",</text:p>
          </table:table-cell>
          <table:table-cell table:formula="of:=&quot;&quot;&quot;datum&quot;&quot;:&quot;&quot;&quot;&amp;[.Q137]&amp;&quot;&quot;&quot;,&quot;&quot;uhrzeit&quot;&quot;:&quot;&quot;&quot;&amp;[.R137]&amp;&quot;&quot;&quot;,&quot;" office:value-type="string" office:string-value="&quot;datum&quot;:&quot;02.12.12&quot;,&quot;uhrzeit&quot;:&quot;10:00&quot;,">
            <text:p>"datum":"02.12.12","uhrzeit":"10:00",</text:p>
          </table:table-cell>
          <table:table-cell table:formula="of:=&quot;&quot;&quot;heim&quot;&quot;:&quot;&quot;&quot;&amp;[.P137]&amp;&quot;&quot;&quot;,&quot;" office:value-type="string" office:string-value="&quot;heim&quot;:&quot;So&quot;,">
            <text:p>"heim":"So",</text:p>
          </table:table-cell>
          <table:table-cell table:formula="of:=&quot;&quot;&quot;gast&quot;&quot;:&quot;&quot;&quot;&amp;[.P137]&amp;&quot;&quot;&quot;}&quot;" office:value-type="string" office:string-value="&quot;gast&quot;:&quot;So&quot;}">
            <text:p>"gast":"So"}</text:p>
          </table:table-cell>
          <table:table-cell office:value-type="string">
            <text:p><text:s/></text:p>
          </table:table-cell>
        </table:table-row>
        <table:table-row table:style-name="ro2">
          <table:table-cell table:style-name="ce1" office:value-type="date" office:date-value="2012-12-02">
            <text:p>02.12.12</text:p>
          </table:table-cell>
          <table:table-cell table:style-name="ce3" office:value-type="time" office:time-value="PT10H00M00S">
            <text:p>10:00:00</text:p>
          </table:table-cell>
          <table:table-cell office:value-type="string">
            <text:p>SK</text:p>
          </table:table-cell>
          <table:table-cell office:value-type="string">
            <text:p>Dinslaken</text:p>
          </table:table-cell>
          <table:table-cell office:value-type="float" office:value="3">
            <text:p>3</text:p>
          </table:table-cell>
          <table:table-cell/>
          <table:table-cell table:number-columns-repeated="4"/>
          <table:table-cell table:formula="of:=IF(AND([.A138]=&quot;Bahn&quot;;[.K137]=-1);0;IF(AND([.A138]&lt;&gt;&quot;Bahn&quot;;[.K137]&lt;&gt;-1);[.K137]+1;[.K137]))" office:value-type="float" office:value="-1">
            <text:p>-1</text:p>
          </table:table-cell>
          <table:table-cell table:formula="of:=IF([.B138]=&quot;Spieltag&quot;;[.L137]+1;[.L137])" office:value-type="float" office:value="8">
            <text:p>8</text:p>
          </table:table-cell>
          <table:table-cell table:formula="of:=IF(AND([.K138]&gt;0;[.K138]&lt;&gt;[.K137]);[.A138];&quot;&quot;)">
            <text:p/>
          </table:table-cell>
          <table:table-cell table:formula="of:=IF([.O138]=1;VLOOKUP([.P138];[.K134:.M633];3;0);&quot;&quot;)">
            <text:p/>
          </table:table-cell>
          <table:table-cell table:formula="of:=IF([.A139]=&quot;So&quot;;1;[.O137]+1)" office:value-type="float" office:value="3">
            <text:p>3</text:p>
          </table:table-cell>
          <table:table-cell table:formula="of:=IF([.O138]=1;[.A138];IF([.O138]=2;[.A138];IF([.O138]=3;[.C138]&amp; &quot; &quot; &amp;[.D138]&amp;&quot; &quot;&amp;[.E138]&amp;&quot; &quot; &amp;[.F138];IF([.O138]=4;[.A138]&amp; &quot; &quot; &amp;[.B138]&amp;&quot; &quot;&amp;[.C138]&amp;&quot; &quot; &amp;[.D138]))))" office:value-type="string" office:string-value="SK Dinslaken 3 ">
            <text:p>SK Dinslaken 3 </text:p>
          </table:table-cell>
          <table:table-cell table:formula="of:=IF([.O138]=1;[.A138];IF([.O138]=2;TEXT([.A139];&quot;TT.MM.JJ&quot;);IF([.O138]=3;[.C138]&amp; &quot; &quot; &amp;[.D138]&amp;&quot; &quot;&amp;[.E138]&amp;&quot; &quot; &amp;[.F138];IF([.O138]=4;[.A138]&amp; &quot; &quot; &amp;[.B138]&amp;&quot; &quot;&amp;[.C138]&amp;&quot; &quot; &amp;[.D138]))))" office:value-type="string" office:string-value="SK Dinslaken 3 ">
            <text:p>SK Dinslaken 3 </text:p>
          </table:table-cell>
          <table:table-cell table:formula="of:=IF([.O138]=1;[.A138];IF([.O138]=2;TEXT([.B139];&quot;HH:MM&quot;);IF([.O138]=3;[.C138]&amp; &quot; &quot; &amp;[.D138]&amp;&quot; &quot;&amp;[.E138]&amp;&quot; &quot; &amp;[.F138];IF([.O138]=4;[.A138]&amp; &quot; &quot; &amp;[.B138]&amp;&quot; &quot;&amp;[.C138]&amp;&quot; &quot; &amp;[.D138]))))" office:value-type="string" office:string-value="SK Dinslaken 3 ">
            <text:p>SK Dinslaken 3 </text:p>
          </table:table-cell>
          <table:table-cell/>
          <table:table-cell table:formula="of:=INDIRECT(&quot;R&quot;&amp;ROW([.T138])&amp;&quot;C&quot;&amp;COLUMN([.T138])+[.O138];&quot;0&quot;)" office:value-type="string" office:string-value="&quot;heim&quot;:&quot;SK Dinslaken 3 &quot;,">
            <text:p>"heim":"SK Dinslaken 3 ",</text:p>
          </table:table-cell>
          <table:table-cell table:formula="of:=IF([.P138]&gt;1;&quot;,&quot;;&quot;&quot;)&amp;&quot;{ &quot;&quot;spielnr&quot;&quot;:&quot;&quot;&quot;&amp;[.P138]&amp;&quot;&quot;&quot;,&quot;&quot;spieltag&quot;&quot;:&quot;&quot;&quot;&amp;[.L138]&amp;&quot;&quot;&quot;,&quot;&quot;bahn&quot;&quot;:&quot;&quot;&quot;&amp;[.N138]&amp;&quot;&quot;&quot;,&quot;" office:value-type="string" office:string-value=",{ &quot;spielnr&quot;:&quot;SK Dinslaken 3 &quot;,&quot;spieltag&quot;:&quot;8&quot;,&quot;bahn&quot;:&quot;&quot;,">
            <text:p>,{ "spielnr":"SK Dinslaken 3 ","spieltag":"8","bahn":"",</text:p>
          </table:table-cell>
          <table:table-cell table:formula="of:=&quot;&quot;&quot;datum&quot;&quot;:&quot;&quot;&quot;&amp;[.Q138]&amp;&quot;&quot;&quot;,&quot;&quot;uhrzeit&quot;&quot;:&quot;&quot;&quot;&amp;[.R138]&amp;&quot;&quot;&quot;,&quot;" office:value-type="string" office:string-value="&quot;datum&quot;:&quot;SK Dinslaken 3 &quot;,&quot;uhrzeit&quot;:&quot;SK Dinslaken 3 &quot;,">
            <text:p>"datum":"SK Dinslaken 3 ","uhrzeit":"SK Dinslaken 3 ",</text:p>
          </table:table-cell>
          <table:table-cell table:formula="of:=&quot;&quot;&quot;heim&quot;&quot;:&quot;&quot;&quot;&amp;[.P138]&amp;&quot;&quot;&quot;,&quot;" office:value-type="string" office:string-value="&quot;heim&quot;:&quot;SK Dinslaken 3 &quot;,">
            <text:p>"heim":"SK Dinslaken 3 ",</text:p>
          </table:table-cell>
          <table:table-cell table:formula="of:=&quot;&quot;&quot;gast&quot;&quot;:&quot;&quot;&quot;&amp;[.P138]&amp;&quot;&quot;&quot;}&quot;" office:value-type="string" office:string-value="&quot;gast&quot;:&quot;SK Dinslaken 3 &quot;}">
            <text:p>"gast":"SK Dinslaken 3 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SKC</text:p>
          </table:table-cell>
          <table:table-cell office:value-type="string">
            <text:p>Kapellen</text:p>
          </table:table-cell>
          <table:table-cell office:value-type="float" office:value="1">
            <text:p>1</text:p>
          </table:table-cell>
          <table:table-cell table:number-columns-repeated="3"/>
          <table:table-cell table:number-columns-repeated="4"/>
          <table:table-cell table:formula="of:=IF(AND([.A139]=&quot;Bahn&quot;;[.K138]=-1);0;IF(AND([.A139]&lt;&gt;&quot;Bahn&quot;;[.K138]&lt;&gt;-1);[.K138]+1;[.K138]))" office:value-type="float" office:value="-1">
            <text:p>-1</text:p>
          </table:table-cell>
          <table:table-cell table:formula="of:=IF([.B139]=&quot;Spieltag&quot;;[.L138]+1;[.L138])" office:value-type="float" office:value="8">
            <text:p>8</text:p>
          </table:table-cell>
          <table:table-cell table:formula="of:=IF(AND([.K139]&gt;0;[.K139]&lt;&gt;[.K138]);[.A139];&quot;&quot;)">
            <text:p/>
          </table:table-cell>
          <table:table-cell table:formula="of:=IF([.O139]=1;VLOOKUP([.P139];[.K135:.M634];3;0);&quot;&quot;)">
            <text:p/>
          </table:table-cell>
          <table:table-cell table:formula="of:=IF([.A140]=&quot;So&quot;;1;[.O138]+1)" office:value-type="float" office:value="4">
            <text:p>4</text:p>
          </table:table-cell>
          <table:table-cell table:formula="of:=IF([.O139]=1;[.A139];IF([.O139]=2;[.A139];IF([.O139]=3;[.C139]&amp; &quot; &quot; &amp;[.D139]&amp;&quot; &quot;&amp;[.E139]&amp;&quot; &quot; &amp;[.F139];IF([.O139]=4;[.A139]&amp; &quot; &quot; &amp;[.B139]&amp;&quot; &quot;&amp;[.C139]&amp;&quot; &quot; &amp;[.D139]))))" office:value-type="string" office:string-value="SKC Kapellen 1 ">
            <text:p>SKC Kapellen 1 </text:p>
          </table:table-cell>
          <table:table-cell table:formula="of:=IF([.O139]=1;[.A139];IF([.O139]=2;TEXT([.A140];&quot;TT.MM.JJ&quot;);IF([.O139]=3;[.C139]&amp; &quot; &quot; &amp;[.D139]&amp;&quot; &quot;&amp;[.E139]&amp;&quot; &quot; &amp;[.F139];IF([.O139]=4;[.A139]&amp; &quot; &quot; &amp;[.B139]&amp;&quot; &quot;&amp;[.C139]&amp;&quot; &quot; &amp;[.D139]))))" office:value-type="string" office:string-value="SKC Kapellen 1 ">
            <text:p>SKC Kapellen 1 </text:p>
          </table:table-cell>
          <table:table-cell table:formula="of:=IF([.O139]=1;[.A139];IF([.O139]=2;TEXT([.B140];&quot;HH:MM&quot;);IF([.O139]=3;[.C139]&amp; &quot; &quot; &amp;[.D139]&amp;&quot; &quot;&amp;[.E139]&amp;&quot; &quot; &amp;[.F139];IF([.O139]=4;[.A139]&amp; &quot; &quot; &amp;[.B139]&amp;&quot; &quot;&amp;[.C139]&amp;&quot; &quot; &amp;[.D139]))))" office:value-type="string" office:string-value="SKC Kapellen 1 ">
            <text:p>SKC Kapellen 1 </text:p>
          </table:table-cell>
          <table:table-cell/>
          <table:table-cell table:formula="of:=INDIRECT(&quot;R&quot;&amp;ROW([.T139])&amp;&quot;C&quot;&amp;COLUMN([.T139])+[.O139];&quot;0&quot;)" office:value-type="string" office:string-value="&quot;gast&quot;:&quot;SKC Kapellen 1 &quot;}">
            <text:p>"gast":"SKC Kapellen 1 "}</text:p>
          </table:table-cell>
          <table:table-cell table:formula="of:=IF([.P139]&gt;1;&quot;,&quot;;&quot;&quot;)&amp;&quot;{ &quot;&quot;spielnr&quot;&quot;:&quot;&quot;&quot;&amp;[.P139]&amp;&quot;&quot;&quot;,&quot;&quot;spieltag&quot;&quot;:&quot;&quot;&quot;&amp;[.L139]&amp;&quot;&quot;&quot;,&quot;&quot;bahn&quot;&quot;:&quot;&quot;&quot;&amp;[.N139]&amp;&quot;&quot;&quot;,&quot;" office:value-type="string" office:string-value=",{ &quot;spielnr&quot;:&quot;SKC Kapellen 1 &quot;,&quot;spieltag&quot;:&quot;8&quot;,&quot;bahn&quot;:&quot;&quot;,">
            <text:p>,{ "spielnr":"SKC Kapellen 1 ","spieltag":"8","bahn":"",</text:p>
          </table:table-cell>
          <table:table-cell table:formula="of:=&quot;&quot;&quot;datum&quot;&quot;:&quot;&quot;&quot;&amp;[.Q139]&amp;&quot;&quot;&quot;,&quot;&quot;uhrzeit&quot;&quot;:&quot;&quot;&quot;&amp;[.R139]&amp;&quot;&quot;&quot;,&quot;" office:value-type="string" office:string-value="&quot;datum&quot;:&quot;SKC Kapellen 1 &quot;,&quot;uhrzeit&quot;:&quot;SKC Kapellen 1 &quot;,">
            <text:p>"datum":"SKC Kapellen 1 ","uhrzeit":"SKC Kapellen 1 ",</text:p>
          </table:table-cell>
          <table:table-cell table:formula="of:=&quot;&quot;&quot;heim&quot;&quot;:&quot;&quot;&quot;&amp;[.P139]&amp;&quot;&quot;&quot;,&quot;" office:value-type="string" office:string-value="&quot;heim&quot;:&quot;SKC Kapellen 1 &quot;,">
            <text:p>"heim":"SKC Kapellen 1 ",</text:p>
          </table:table-cell>
          <table:table-cell table:formula="of:=&quot;&quot;&quot;gast&quot;&quot;:&quot;&quot;&quot;&amp;[.P139]&amp;&quot;&quot;&quot;}&quot;" office:value-type="string" office:string-value="&quot;gast&quot;:&quot;SKC Kapellen 1 &quot;}">
            <text:p>"gast":"SKC Kapellen 1 "}</text:p>
          </table:table-cell>
          <table:table-cell office:value-type="string">
            <text:p><text:s/></text:p>
          </table:table-cell>
        </table:table-row>
        <table:table-row table:style-name="ro2">
          <table:table-cell table:style-name="ce1" office:value-type="date" office:date-value="2012-08-09">
            <text:p>09.08.12</text:p>
          </table:table-cell>
          <table:table-cell office:value-type="string">
            <text:p>Spieltag</text:p>
          </table:table-cell>
          <table:table-cell table:number-columns-repeated="4"/>
          <table:table-cell table:number-columns-repeated="4"/>
          <table:table-cell table:formula="of:=IF(AND([.A140]=&quot;Bahn&quot;;[.K139]=-1);0;IF(AND([.A140]&lt;&gt;&quot;Bahn&quot;;[.K139]&lt;&gt;-1);[.K139]+1;[.K139]))" office:value-type="float" office:value="-1">
            <text:p>-1</text:p>
          </table:table-cell>
          <table:table-cell table:formula="of:=IF([.B140]=&quot;Spieltag&quot;;[.L139]+1;[.L139])" office:value-type="float" office:value="9">
            <text:p>9</text:p>
          </table:table-cell>
          <table:table-cell table:formula="of:=IF(AND([.K140]&gt;0;[.K140]&lt;&gt;[.K139]);[.A140];&quot;&quot;)">
            <text:p/>
          </table:table-cell>
          <table:table-cell table:formula="of:=IF([.O140]=1;VLOOKUP([.P140];[.K136:.M635];3;0);&quot;&quot;)">
            <text:p/>
          </table:table-cell>
          <table:table-cell table:formula="of:=IF([.A141]=&quot;So&quot;;1;[.O139]+1)" office:value-type="float" office:value="5">
            <text:p>5</text:p>
          </table:table-cell>
          <table:table-cell table:formula="of:=IF([.O140]=1;[.A140];IF([.O140]=2;[.A140];IF([.O140]=3;[.C140]&amp; &quot; &quot; &amp;[.D140]&amp;&quot; &quot;&amp;[.E140]&amp;&quot; &quot; &amp;[.F140];IF([.O140]=4;[.A140]&amp; &quot; &quot; &amp;[.B140]&amp;&quot; &quot;&amp;[.C140]&amp;&quot; &quot; &amp;[.D140]))))" office:value-type="boolean" office:boolean-value="false">
            <text:p>FALSCH</text:p>
          </table:table-cell>
          <table:table-cell table:formula="of:=IF([.O140]=1;[.A140];IF([.O140]=2;TEXT([.A141];&quot;TT.MM.JJ&quot;);IF([.O140]=3;[.C140]&amp; &quot; &quot; &amp;[.D140]&amp;&quot; &quot;&amp;[.E140]&amp;&quot; &quot; &amp;[.F140];IF([.O140]=4;[.A140]&amp; &quot; &quot; &amp;[.B140]&amp;&quot; &quot;&amp;[.C140]&amp;&quot; &quot; &amp;[.D140]))))" office:value-type="boolean" office:boolean-value="false">
            <text:p>FALSCH</text:p>
          </table:table-cell>
          <table:table-cell table:formula="of:=IF([.O140]=1;[.A140];IF([.O140]=2;TEXT([.B141];&quot;HH:MM&quot;);IF([.O140]=3;[.C140]&amp; &quot; &quot; &amp;[.D140]&amp;&quot; &quot;&amp;[.E140]&amp;&quot; &quot; &amp;[.F140];IF([.O140]=4;[.A140]&amp; &quot; &quot; &amp;[.B140]&amp;&quot; &quot;&amp;[.C140]&amp;&quot; &quot; &amp;[.D140]))))" office:value-type="boolean" office:boolean-value="false">
            <text:p>FALSCH</text:p>
          </table:table-cell>
          <table:table-cell/>
          <table:table-cell table:formula="of:=INDIRECT(&quot;R&quot;&amp;ROW([.T140])&amp;&quot;C&quot;&amp;COLUMN([.T140])+[.O140];&quot;0&quot;)" office:value-type="string" office:string-value=" ">
            <text:p><text:s/></text:p>
          </table:table-cell>
          <table:table-cell table:formula="of:=IF([.P140]&gt;1;&quot;,&quot;;&quot;&quot;)&amp;&quot;{ &quot;&quot;spielnr&quot;&quot;:&quot;&quot;&quot;&amp;[.P140]&amp;&quot;&quot;&quot;,&quot;&quot;spieltag&quot;&quot;:&quot;&quot;&quot;&amp;[.L140]&amp;&quot;&quot;&quot;,&quot;&quot;bahn&quot;&quot;:&quot;&quot;&quot;&amp;[.N140]&amp;&quot;&quot;&quot;,&quot;" office:value-type="string" office:string-value="{ &quot;spielnr&quot;:&quot;0&quot;,&quot;spieltag&quot;:&quot;9&quot;,&quot;bahn&quot;:&quot;&quot;,">
            <text:p>{ "spielnr":"0","spieltag":"9","bahn":"",</text:p>
          </table:table-cell>
          <table:table-cell table:formula="of:=&quot;&quot;&quot;datum&quot;&quot;:&quot;&quot;&quot;&amp;[.Q140]&amp;&quot;&quot;&quot;,&quot;&quot;uhrzeit&quot;&quot;:&quot;&quot;&quot;&amp;[.R140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140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140]&amp;&quot;&quot;&quot;}&quot;" office:value-type="string" office:string-value="&quot;gast&quot;:&quot;0&quot;}">
            <text:p>"gast":"0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float" office:value="33">
            <text:p>33</text:p>
          </table:table-cell>
          <table:table-cell table:number-columns-repeated="5"/>
          <table:table-cell table:number-columns-repeated="4"/>
          <table:table-cell table:formula="of:=IF(AND([.A141]=&quot;Bahn&quot;;[.K140]=-1);0;IF(AND([.A141]&lt;&gt;&quot;Bahn&quot;;[.K140]&lt;&gt;-1);[.K140]+1;[.K140]))" office:value-type="float" office:value="-1">
            <text:p>-1</text:p>
          </table:table-cell>
          <table:table-cell table:formula="of:=IF([.B141]=&quot;Spieltag&quot;;[.L140]+1;[.L140])" office:value-type="float" office:value="9">
            <text:p>9</text:p>
          </table:table-cell>
          <table:table-cell table:formula="of:=IF(AND([.K141]&gt;0;[.K141]&lt;&gt;[.K140]);[.A141];&quot;&quot;)">
            <text:p/>
          </table:table-cell>
          <table:table-cell table:formula="of:=IF([.O141]=1;VLOOKUP([.P141];[.K137:.M636];3;0);&quot;&quot;)" office:value-type="string" office:string-value="1-4">
            <text:p>1-4</text:p>
          </table:table-cell>
          <table:table-cell table:formula="of:=IF([.A142]=&quot;So&quot;;1;[.O140]+1)" office:value-type="float" office:value="1">
            <text:p>1</text:p>
          </table:table-cell>
          <table:table-cell table:formula="of:=IF([.O141]=1;[.A141];IF([.O141]=2;[.A141];IF([.O141]=3;[.C141]&amp; &quot; &quot; &amp;[.D141]&amp;&quot; &quot;&amp;[.E141]&amp;&quot; &quot; &amp;[.F141];IF([.O141]=4;[.A141]&amp; &quot; &quot; &amp;[.B141]&amp;&quot; &quot;&amp;[.C141]&amp;&quot; &quot; &amp;[.D141]))))" office:value-type="float" office:value="33">
            <text:p>33</text:p>
          </table:table-cell>
          <table:table-cell table:formula="of:=IF([.O141]=1;[.A141];IF([.O141]=2;TEXT([.A142];&quot;TT.MM.JJ&quot;);IF([.O141]=3;[.C141]&amp; &quot; &quot; &amp;[.D141]&amp;&quot; &quot;&amp;[.E141]&amp;&quot; &quot; &amp;[.F141];IF([.O141]=4;[.A141]&amp; &quot; &quot; &amp;[.B141]&amp;&quot; &quot;&amp;[.C141]&amp;&quot; &quot; &amp;[.D141]))))" office:value-type="float" office:value="33">
            <text:p>33</text:p>
          </table:table-cell>
          <table:table-cell table:formula="of:=IF([.O141]=1;[.A141];IF([.O141]=2;TEXT([.B142];&quot;HH:MM&quot;);IF([.O141]=3;[.C141]&amp; &quot; &quot; &amp;[.D141]&amp;&quot; &quot;&amp;[.E141]&amp;&quot; &quot; &amp;[.F141];IF([.O141]=4;[.A141]&amp; &quot; &quot; &amp;[.B141]&amp;&quot; &quot;&amp;[.C141]&amp;&quot; &quot; &amp;[.D141]))))" office:value-type="float" office:value="33">
            <text:p>33</text:p>
          </table:table-cell>
          <table:table-cell/>
          <table:table-cell table:formula="of:=INDIRECT(&quot;R&quot;&amp;ROW([.T141])&amp;&quot;C&quot;&amp;COLUMN([.T141])+[.O141];&quot;0&quot;)" office:value-type="string" office:string-value=",{ &quot;spielnr&quot;:&quot;33&quot;,&quot;spieltag&quot;:&quot;9&quot;,&quot;bahn&quot;:&quot;1-4&quot;,">
            <text:p>,{ "spielnr":"33","spieltag":"9","bahn":"1-4",</text:p>
          </table:table-cell>
          <table:table-cell table:formula="of:=IF([.P141]&gt;1;&quot;,&quot;;&quot;&quot;)&amp;&quot;{ &quot;&quot;spielnr&quot;&quot;:&quot;&quot;&quot;&amp;[.P141]&amp;&quot;&quot;&quot;,&quot;&quot;spieltag&quot;&quot;:&quot;&quot;&quot;&amp;[.L141]&amp;&quot;&quot;&quot;,&quot;&quot;bahn&quot;&quot;:&quot;&quot;&quot;&amp;[.N141]&amp;&quot;&quot;&quot;,&quot;" office:value-type="string" office:string-value=",{ &quot;spielnr&quot;:&quot;33&quot;,&quot;spieltag&quot;:&quot;9&quot;,&quot;bahn&quot;:&quot;1-4&quot;,">
            <text:p>,{ "spielnr":"33","spieltag":"9","bahn":"1-4",</text:p>
          </table:table-cell>
          <table:table-cell table:formula="of:=&quot;&quot;&quot;datum&quot;&quot;:&quot;&quot;&quot;&amp;[.Q141]&amp;&quot;&quot;&quot;,&quot;&quot;uhrzeit&quot;&quot;:&quot;&quot;&quot;&amp;[.R141]&amp;&quot;&quot;&quot;,&quot;" office:value-type="string" office:string-value="&quot;datum&quot;:&quot;33&quot;,&quot;uhrzeit&quot;:&quot;33&quot;,">
            <text:p>"datum":"33","uhrzeit":"33",</text:p>
          </table:table-cell>
          <table:table-cell table:formula="of:=&quot;&quot;&quot;heim&quot;&quot;:&quot;&quot;&quot;&amp;[.P141]&amp;&quot;&quot;&quot;,&quot;" office:value-type="string" office:string-value="&quot;heim&quot;:&quot;33&quot;,">
            <text:p>"heim":"33",</text:p>
          </table:table-cell>
          <table:table-cell table:formula="of:=&quot;&quot;&quot;gast&quot;&quot;:&quot;&quot;&quot;&amp;[.P141]&amp;&quot;&quot;&quot;}&quot;" office:value-type="string" office:string-value="&quot;gast&quot;:&quot;33&quot;}">
            <text:p>"gast":"33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So</text:p>
          </table:table-cell>
          <table:table-cell table:number-columns-repeated="5"/>
          <table:table-cell table:number-columns-repeated="4"/>
          <table:table-cell table:formula="of:=IF(AND([.A142]=&quot;Bahn&quot;;[.K141]=-1);0;IF(AND([.A142]&lt;&gt;&quot;Bahn&quot;;[.K141]&lt;&gt;-1);[.K141]+1;[.K141]))" office:value-type="float" office:value="-1">
            <text:p>-1</text:p>
          </table:table-cell>
          <table:table-cell table:formula="of:=IF([.B142]=&quot;Spieltag&quot;;[.L141]+1;[.L141])" office:value-type="float" office:value="9">
            <text:p>9</text:p>
          </table:table-cell>
          <table:table-cell table:formula="of:=IF(AND([.K142]&gt;0;[.K142]&lt;&gt;[.K141]);[.A142];&quot;&quot;)">
            <text:p/>
          </table:table-cell>
          <table:table-cell table:formula="of:=IF([.O142]=1;VLOOKUP([.P142];[.K138:.M637];3;0);&quot;&quot;)">
            <text:p/>
          </table:table-cell>
          <table:table-cell table:formula="of:=IF([.A143]=&quot;So&quot;;1;[.O141]+1)" office:value-type="float" office:value="2">
            <text:p>2</text:p>
          </table:table-cell>
          <table:table-cell table:formula="of:=IF([.O142]=1;[.A142];IF([.O142]=2;[.A142];IF([.O142]=3;[.C142]&amp; &quot; &quot; &amp;[.D142]&amp;&quot; &quot;&amp;[.E142]&amp;&quot; &quot; &amp;[.F142];IF([.O142]=4;[.A142]&amp; &quot; &quot; &amp;[.B142]&amp;&quot; &quot;&amp;[.C142]&amp;&quot; &quot; &amp;[.D142]))))" office:value-type="string" office:string-value="So">
            <text:p>So</text:p>
          </table:table-cell>
          <table:table-cell table:formula="of:=IF([.O142]=1;[.A142];IF([.O142]=2;TEXT([.A143];&quot;TT.MM.JJ&quot;);IF([.O142]=3;[.C142]&amp; &quot; &quot; &amp;[.D142]&amp;&quot; &quot;&amp;[.E142]&amp;&quot; &quot; &amp;[.F142];IF([.O142]=4;[.A142]&amp; &quot; &quot; &amp;[.B142]&amp;&quot; &quot;&amp;[.C142]&amp;&quot; &quot; &amp;[.D142]))))" office:value-type="string" office:string-value="16.12.12">
            <text:p>16.12.12</text:p>
          </table:table-cell>
          <table:table-cell table:formula="of:=IF([.O142]=1;[.A142];IF([.O142]=2;TEXT([.B143];&quot;HH:MM&quot;);IF([.O142]=3;[.C142]&amp; &quot; &quot; &amp;[.D142]&amp;&quot; &quot;&amp;[.E142]&amp;&quot; &quot; &amp;[.F142];IF([.O142]=4;[.A142]&amp; &quot; &quot; &amp;[.B142]&amp;&quot; &quot;&amp;[.C142]&amp;&quot; &quot; &amp;[.D142]))))" office:value-type="string" office:string-value="10:00">
            <text:p>10:00</text:p>
          </table:table-cell>
          <table:table-cell/>
          <table:table-cell table:formula="of:=INDIRECT(&quot;R&quot;&amp;ROW([.T142])&amp;&quot;C&quot;&amp;COLUMN([.T142])+[.O142];&quot;0&quot;)" office:value-type="string" office:string-value="&quot;datum&quot;:&quot;16.12.12&quot;,&quot;uhrzeit&quot;:&quot;10:00&quot;,">
            <text:p>"datum":"16.12.12","uhrzeit":"10:00",</text:p>
          </table:table-cell>
          <table:table-cell table:formula="of:=IF([.P142]&gt;1;&quot;,&quot;;&quot;&quot;)&amp;&quot;{ &quot;&quot;spielnr&quot;&quot;:&quot;&quot;&quot;&amp;[.P142]&amp;&quot;&quot;&quot;,&quot;&quot;spieltag&quot;&quot;:&quot;&quot;&quot;&amp;[.L142]&amp;&quot;&quot;&quot;,&quot;&quot;bahn&quot;&quot;:&quot;&quot;&quot;&amp;[.N142]&amp;&quot;&quot;&quot;,&quot;" office:value-type="string" office:string-value=",{ &quot;spielnr&quot;:&quot;So&quot;,&quot;spieltag&quot;:&quot;9&quot;,&quot;bahn&quot;:&quot;&quot;,">
            <text:p>,{ "spielnr":"So","spieltag":"9","bahn":"",</text:p>
          </table:table-cell>
          <table:table-cell table:formula="of:=&quot;&quot;&quot;datum&quot;&quot;:&quot;&quot;&quot;&amp;[.Q142]&amp;&quot;&quot;&quot;,&quot;&quot;uhrzeit&quot;&quot;:&quot;&quot;&quot;&amp;[.R142]&amp;&quot;&quot;&quot;,&quot;" office:value-type="string" office:string-value="&quot;datum&quot;:&quot;16.12.12&quot;,&quot;uhrzeit&quot;:&quot;10:00&quot;,">
            <text:p>"datum":"16.12.12","uhrzeit":"10:00",</text:p>
          </table:table-cell>
          <table:table-cell table:formula="of:=&quot;&quot;&quot;heim&quot;&quot;:&quot;&quot;&quot;&amp;[.P142]&amp;&quot;&quot;&quot;,&quot;" office:value-type="string" office:string-value="&quot;heim&quot;:&quot;So&quot;,">
            <text:p>"heim":"So",</text:p>
          </table:table-cell>
          <table:table-cell table:formula="of:=&quot;&quot;&quot;gast&quot;&quot;:&quot;&quot;&quot;&amp;[.P142]&amp;&quot;&quot;&quot;}&quot;" office:value-type="string" office:string-value="&quot;gast&quot;:&quot;So&quot;}">
            <text:p>"gast":"So"}</text:p>
          </table:table-cell>
          <table:table-cell office:value-type="string">
            <text:p><text:s/></text:p>
          </table:table-cell>
        </table:table-row>
        <table:table-row table:style-name="ro2">
          <table:table-cell table:style-name="ce1" office:value-type="date" office:date-value="2012-12-16">
            <text:p>16.12.12</text:p>
          </table:table-cell>
          <table:table-cell table:style-name="ce3" office:value-type="time" office:time-value="PT10H00M00S">
            <text:p>10:00:00</text:p>
          </table:table-cell>
          <table:table-cell office:value-type="string">
            <text:p>SK</text:p>
          </table:table-cell>
          <table:table-cell office:value-type="string">
            <text:p>Dinslaken</text:p>
          </table:table-cell>
          <table:table-cell office:value-type="float" office:value="3">
            <text:p>3</text:p>
          </table:table-cell>
          <table:table-cell/>
          <table:table-cell table:number-columns-repeated="4"/>
          <table:table-cell table:formula="of:=IF(AND([.A143]=&quot;Bahn&quot;;[.K142]=-1);0;IF(AND([.A143]&lt;&gt;&quot;Bahn&quot;;[.K142]&lt;&gt;-1);[.K142]+1;[.K142]))" office:value-type="float" office:value="-1">
            <text:p>-1</text:p>
          </table:table-cell>
          <table:table-cell table:formula="of:=IF([.B143]=&quot;Spieltag&quot;;[.L142]+1;[.L142])" office:value-type="float" office:value="9">
            <text:p>9</text:p>
          </table:table-cell>
          <table:table-cell table:formula="of:=IF(AND([.K143]&gt;0;[.K143]&lt;&gt;[.K142]);[.A143];&quot;&quot;)">
            <text:p/>
          </table:table-cell>
          <table:table-cell table:formula="of:=IF([.O143]=1;VLOOKUP([.P143];[.K139:.M638];3;0);&quot;&quot;)">
            <text:p/>
          </table:table-cell>
          <table:table-cell table:formula="of:=IF([.A144]=&quot;So&quot;;1;[.O142]+1)" office:value-type="float" office:value="3">
            <text:p>3</text:p>
          </table:table-cell>
          <table:table-cell table:formula="of:=IF([.O143]=1;[.A143];IF([.O143]=2;[.A143];IF([.O143]=3;[.C143]&amp; &quot; &quot; &amp;[.D143]&amp;&quot; &quot;&amp;[.E143]&amp;&quot; &quot; &amp;[.F143];IF([.O143]=4;[.A143]&amp; &quot; &quot; &amp;[.B143]&amp;&quot; &quot;&amp;[.C143]&amp;&quot; &quot; &amp;[.D143]))))" office:value-type="string" office:string-value="SK Dinslaken 3 ">
            <text:p>SK Dinslaken 3 </text:p>
          </table:table-cell>
          <table:table-cell table:formula="of:=IF([.O143]=1;[.A143];IF([.O143]=2;TEXT([.A144];&quot;TT.MM.JJ&quot;);IF([.O143]=3;[.C143]&amp; &quot; &quot; &amp;[.D143]&amp;&quot; &quot;&amp;[.E143]&amp;&quot; &quot; &amp;[.F143];IF([.O143]=4;[.A143]&amp; &quot; &quot; &amp;[.B143]&amp;&quot; &quot;&amp;[.C143]&amp;&quot; &quot; &amp;[.D143]))))" office:value-type="string" office:string-value="SK Dinslaken 3 ">
            <text:p>SK Dinslaken 3 </text:p>
          </table:table-cell>
          <table:table-cell table:formula="of:=IF([.O143]=1;[.A143];IF([.O143]=2;TEXT([.B144];&quot;HH:MM&quot;);IF([.O143]=3;[.C143]&amp; &quot; &quot; &amp;[.D143]&amp;&quot; &quot;&amp;[.E143]&amp;&quot; &quot; &amp;[.F143];IF([.O143]=4;[.A143]&amp; &quot; &quot; &amp;[.B143]&amp;&quot; &quot;&amp;[.C143]&amp;&quot; &quot; &amp;[.D143]))))" office:value-type="string" office:string-value="SK Dinslaken 3 ">
            <text:p>SK Dinslaken 3 </text:p>
          </table:table-cell>
          <table:table-cell/>
          <table:table-cell table:formula="of:=INDIRECT(&quot;R&quot;&amp;ROW([.T143])&amp;&quot;C&quot;&amp;COLUMN([.T143])+[.O143];&quot;0&quot;)" office:value-type="string" office:string-value="&quot;heim&quot;:&quot;SK Dinslaken 3 &quot;,">
            <text:p>"heim":"SK Dinslaken 3 ",</text:p>
          </table:table-cell>
          <table:table-cell table:formula="of:=IF([.P143]&gt;1;&quot;,&quot;;&quot;&quot;)&amp;&quot;{ &quot;&quot;spielnr&quot;&quot;:&quot;&quot;&quot;&amp;[.P143]&amp;&quot;&quot;&quot;,&quot;&quot;spieltag&quot;&quot;:&quot;&quot;&quot;&amp;[.L143]&amp;&quot;&quot;&quot;,&quot;&quot;bahn&quot;&quot;:&quot;&quot;&quot;&amp;[.N143]&amp;&quot;&quot;&quot;,&quot;" office:value-type="string" office:string-value=",{ &quot;spielnr&quot;:&quot;SK Dinslaken 3 &quot;,&quot;spieltag&quot;:&quot;9&quot;,&quot;bahn&quot;:&quot;&quot;,">
            <text:p>,{ "spielnr":"SK Dinslaken 3 ","spieltag":"9","bahn":"",</text:p>
          </table:table-cell>
          <table:table-cell table:formula="of:=&quot;&quot;&quot;datum&quot;&quot;:&quot;&quot;&quot;&amp;[.Q143]&amp;&quot;&quot;&quot;,&quot;&quot;uhrzeit&quot;&quot;:&quot;&quot;&quot;&amp;[.R143]&amp;&quot;&quot;&quot;,&quot;" office:value-type="string" office:string-value="&quot;datum&quot;:&quot;SK Dinslaken 3 &quot;,&quot;uhrzeit&quot;:&quot;SK Dinslaken 3 &quot;,">
            <text:p>"datum":"SK Dinslaken 3 ","uhrzeit":"SK Dinslaken 3 ",</text:p>
          </table:table-cell>
          <table:table-cell table:formula="of:=&quot;&quot;&quot;heim&quot;&quot;:&quot;&quot;&quot;&amp;[.P143]&amp;&quot;&quot;&quot;,&quot;" office:value-type="string" office:string-value="&quot;heim&quot;:&quot;SK Dinslaken 3 &quot;,">
            <text:p>"heim":"SK Dinslaken 3 ",</text:p>
          </table:table-cell>
          <table:table-cell table:formula="of:=&quot;&quot;&quot;gast&quot;&quot;:&quot;&quot;&quot;&amp;[.P143]&amp;&quot;&quot;&quot;}&quot;" office:value-type="string" office:string-value="&quot;gast&quot;:&quot;SK Dinslaken 3 &quot;}">
            <text:p>"gast":"SK Dinslaken 3 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BW</text:p>
          </table:table-cell>
          <table:table-cell office:value-type="float" office:value="61">
            <text:p>61</text:p>
          </table:table-cell>
          <table:table-cell office:value-type="string">
            <text:p>Mülheim</text:p>
          </table:table-cell>
          <table:table-cell office:value-type="float" office:value="3">
            <text:p>3</text:p>
          </table:table-cell>
          <table:table-cell table:number-columns-repeated="2"/>
          <table:table-cell table:number-columns-repeated="4"/>
          <table:table-cell table:formula="of:=IF(AND([.A144]=&quot;Bahn&quot;;[.K143]=-1);0;IF(AND([.A144]&lt;&gt;&quot;Bahn&quot;;[.K143]&lt;&gt;-1);[.K143]+1;[.K143]))" office:value-type="float" office:value="-1">
            <text:p>-1</text:p>
          </table:table-cell>
          <table:table-cell table:formula="of:=IF([.B144]=&quot;Spieltag&quot;;[.L143]+1;[.L143])" office:value-type="float" office:value="9">
            <text:p>9</text:p>
          </table:table-cell>
          <table:table-cell table:formula="of:=IF(AND([.K144]&gt;0;[.K144]&lt;&gt;[.K143]);[.A144];&quot;&quot;)">
            <text:p/>
          </table:table-cell>
          <table:table-cell table:formula="of:=IF([.O144]=1;VLOOKUP([.P144];[.K140:.M639];3;0);&quot;&quot;)">
            <text:p/>
          </table:table-cell>
          <table:table-cell table:formula="of:=IF([.A145]=&quot;So&quot;;1;[.O143]+1)" office:value-type="float" office:value="4">
            <text:p>4</text:p>
          </table:table-cell>
          <table:table-cell table:formula="of:=IF([.O144]=1;[.A144];IF([.O144]=2;[.A144];IF([.O144]=3;[.C144]&amp; &quot; &quot; &amp;[.D144]&amp;&quot; &quot;&amp;[.E144]&amp;&quot; &quot; &amp;[.F144];IF([.O144]=4;[.A144]&amp; &quot; &quot; &amp;[.B144]&amp;&quot; &quot;&amp;[.C144]&amp;&quot; &quot; &amp;[.D144]))))" office:value-type="string" office:string-value="BW 61 Mülheim 3">
            <text:p>BW 61 Mülheim 3</text:p>
          </table:table-cell>
          <table:table-cell table:formula="of:=IF([.O144]=1;[.A144];IF([.O144]=2;TEXT([.A145];&quot;TT.MM.JJ&quot;);IF([.O144]=3;[.C144]&amp; &quot; &quot; &amp;[.D144]&amp;&quot; &quot;&amp;[.E144]&amp;&quot; &quot; &amp;[.F144];IF([.O144]=4;[.A144]&amp; &quot; &quot; &amp;[.B144]&amp;&quot; &quot;&amp;[.C144]&amp;&quot; &quot; &amp;[.D144]))))" office:value-type="string" office:string-value="BW 61 Mülheim 3">
            <text:p>BW 61 Mülheim 3</text:p>
          </table:table-cell>
          <table:table-cell table:formula="of:=IF([.O144]=1;[.A144];IF([.O144]=2;TEXT([.B145];&quot;HH:MM&quot;);IF([.O144]=3;[.C144]&amp; &quot; &quot; &amp;[.D144]&amp;&quot; &quot;&amp;[.E144]&amp;&quot; &quot; &amp;[.F144];IF([.O144]=4;[.A144]&amp; &quot; &quot; &amp;[.B144]&amp;&quot; &quot;&amp;[.C144]&amp;&quot; &quot; &amp;[.D144]))))" office:value-type="string" office:string-value="BW 61 Mülheim 3">
            <text:p>BW 61 Mülheim 3</text:p>
          </table:table-cell>
          <table:table-cell/>
          <table:table-cell table:formula="of:=INDIRECT(&quot;R&quot;&amp;ROW([.T144])&amp;&quot;C&quot;&amp;COLUMN([.T144])+[.O144];&quot;0&quot;)" office:value-type="string" office:string-value="&quot;gast&quot;:&quot;BW 61 Mülheim 3&quot;}">
            <text:p>"gast":"BW 61 Mülheim 3"}</text:p>
          </table:table-cell>
          <table:table-cell table:formula="of:=IF([.P144]&gt;1;&quot;,&quot;;&quot;&quot;)&amp;&quot;{ &quot;&quot;spielnr&quot;&quot;:&quot;&quot;&quot;&amp;[.P144]&amp;&quot;&quot;&quot;,&quot;&quot;spieltag&quot;&quot;:&quot;&quot;&quot;&amp;[.L144]&amp;&quot;&quot;&quot;,&quot;&quot;bahn&quot;&quot;:&quot;&quot;&quot;&amp;[.N144]&amp;&quot;&quot;&quot;,&quot;" office:value-type="string" office:string-value=",{ &quot;spielnr&quot;:&quot;BW 61 Mülheim 3&quot;,&quot;spieltag&quot;:&quot;9&quot;,&quot;bahn&quot;:&quot;&quot;,">
            <text:p>,{ "spielnr":"BW 61 Mülheim 3","spieltag":"9","bahn":"",</text:p>
          </table:table-cell>
          <table:table-cell table:formula="of:=&quot;&quot;&quot;datum&quot;&quot;:&quot;&quot;&quot;&amp;[.Q144]&amp;&quot;&quot;&quot;,&quot;&quot;uhrzeit&quot;&quot;:&quot;&quot;&quot;&amp;[.R144]&amp;&quot;&quot;&quot;,&quot;" office:value-type="string" office:string-value="&quot;datum&quot;:&quot;BW 61 Mülheim 3&quot;,&quot;uhrzeit&quot;:&quot;BW 61 Mülheim 3&quot;,">
            <text:p>"datum":"BW 61 Mülheim 3","uhrzeit":"BW 61 Mülheim 3",</text:p>
          </table:table-cell>
          <table:table-cell table:formula="of:=&quot;&quot;&quot;heim&quot;&quot;:&quot;&quot;&quot;&amp;[.P144]&amp;&quot;&quot;&quot;,&quot;" office:value-type="string" office:string-value="&quot;heim&quot;:&quot;BW 61 Mülheim 3&quot;,">
            <text:p>"heim":"BW 61 Mülheim 3",</text:p>
          </table:table-cell>
          <table:table-cell table:formula="of:=&quot;&quot;&quot;gast&quot;&quot;:&quot;&quot;&quot;&amp;[.P144]&amp;&quot;&quot;&quot;}&quot;" office:value-type="string" office:string-value="&quot;gast&quot;:&quot;BW 61 Mülheim 3&quot;}">
            <text:p>"gast":"BW 61 Mülheim 3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float" office:value="34">
            <text:p>34</text:p>
          </table:table-cell>
          <table:table-cell table:number-columns-repeated="5"/>
          <table:table-cell table:number-columns-repeated="4"/>
          <table:table-cell table:formula="of:=IF(AND([.A145]=&quot;Bahn&quot;;[.K144]=-1);0;IF(AND([.A145]&lt;&gt;&quot;Bahn&quot;;[.K144]&lt;&gt;-1);[.K144]+1;[.K144]))" office:value-type="float" office:value="-1">
            <text:p>-1</text:p>
          </table:table-cell>
          <table:table-cell table:formula="of:=IF([.B145]=&quot;Spieltag&quot;;[.L144]+1;[.L144])" office:value-type="float" office:value="9">
            <text:p>9</text:p>
          </table:table-cell>
          <table:table-cell table:formula="of:=IF(AND([.K145]&gt;0;[.K145]&lt;&gt;[.K144]);[.A145];&quot;&quot;)">
            <text:p/>
          </table:table-cell>
          <table:table-cell table:formula="of:=IF([.O145]=1;VLOOKUP([.P145];[.K141:.M640];3;0);&quot;&quot;)" office:value-type="string" office:string-value="1-4">
            <text:p>1-4</text:p>
          </table:table-cell>
          <table:table-cell table:formula="of:=IF([.A146]=&quot;So&quot;;1;[.O144]+1)" office:value-type="float" office:value="1">
            <text:p>1</text:p>
          </table:table-cell>
          <table:table-cell table:formula="of:=IF([.O145]=1;[.A145];IF([.O145]=2;[.A145];IF([.O145]=3;[.C145]&amp; &quot; &quot; &amp;[.D145]&amp;&quot; &quot;&amp;[.E145]&amp;&quot; &quot; &amp;[.F145];IF([.O145]=4;[.A145]&amp; &quot; &quot; &amp;[.B145]&amp;&quot; &quot;&amp;[.C145]&amp;&quot; &quot; &amp;[.D145]))))" office:value-type="float" office:value="34">
            <text:p>34</text:p>
          </table:table-cell>
          <table:table-cell table:formula="of:=IF([.O145]=1;[.A145];IF([.O145]=2;TEXT([.A146];&quot;TT.MM.JJ&quot;);IF([.O145]=3;[.C145]&amp; &quot; &quot; &amp;[.D145]&amp;&quot; &quot;&amp;[.E145]&amp;&quot; &quot; &amp;[.F145];IF([.O145]=4;[.A145]&amp; &quot; &quot; &amp;[.B145]&amp;&quot; &quot;&amp;[.C145]&amp;&quot; &quot; &amp;[.D145]))))" office:value-type="float" office:value="34">
            <text:p>34</text:p>
          </table:table-cell>
          <table:table-cell table:formula="of:=IF([.O145]=1;[.A145];IF([.O145]=2;TEXT([.B146];&quot;HH:MM&quot;);IF([.O145]=3;[.C145]&amp; &quot; &quot; &amp;[.D145]&amp;&quot; &quot;&amp;[.E145]&amp;&quot; &quot; &amp;[.F145];IF([.O145]=4;[.A145]&amp; &quot; &quot; &amp;[.B145]&amp;&quot; &quot;&amp;[.C145]&amp;&quot; &quot; &amp;[.D145]))))" office:value-type="float" office:value="34">
            <text:p>34</text:p>
          </table:table-cell>
          <table:table-cell/>
          <table:table-cell table:formula="of:=INDIRECT(&quot;R&quot;&amp;ROW([.T145])&amp;&quot;C&quot;&amp;COLUMN([.T145])+[.O145];&quot;0&quot;)" office:value-type="string" office:string-value=",{ &quot;spielnr&quot;:&quot;34&quot;,&quot;spieltag&quot;:&quot;9&quot;,&quot;bahn&quot;:&quot;1-4&quot;,">
            <text:p>,{ "spielnr":"34","spieltag":"9","bahn":"1-4",</text:p>
          </table:table-cell>
          <table:table-cell table:formula="of:=IF([.P145]&gt;1;&quot;,&quot;;&quot;&quot;)&amp;&quot;{ &quot;&quot;spielnr&quot;&quot;:&quot;&quot;&quot;&amp;[.P145]&amp;&quot;&quot;&quot;,&quot;&quot;spieltag&quot;&quot;:&quot;&quot;&quot;&amp;[.L145]&amp;&quot;&quot;&quot;,&quot;&quot;bahn&quot;&quot;:&quot;&quot;&quot;&amp;[.N145]&amp;&quot;&quot;&quot;,&quot;" office:value-type="string" office:string-value=",{ &quot;spielnr&quot;:&quot;34&quot;,&quot;spieltag&quot;:&quot;9&quot;,&quot;bahn&quot;:&quot;1-4&quot;,">
            <text:p>,{ "spielnr":"34","spieltag":"9","bahn":"1-4",</text:p>
          </table:table-cell>
          <table:table-cell table:formula="of:=&quot;&quot;&quot;datum&quot;&quot;:&quot;&quot;&quot;&amp;[.Q145]&amp;&quot;&quot;&quot;,&quot;&quot;uhrzeit&quot;&quot;:&quot;&quot;&quot;&amp;[.R145]&amp;&quot;&quot;&quot;,&quot;" office:value-type="string" office:string-value="&quot;datum&quot;:&quot;34&quot;,&quot;uhrzeit&quot;:&quot;34&quot;,">
            <text:p>"datum":"34","uhrzeit":"34",</text:p>
          </table:table-cell>
          <table:table-cell table:formula="of:=&quot;&quot;&quot;heim&quot;&quot;:&quot;&quot;&quot;&amp;[.P145]&amp;&quot;&quot;&quot;,&quot;" office:value-type="string" office:string-value="&quot;heim&quot;:&quot;34&quot;,">
            <text:p>"heim":"34",</text:p>
          </table:table-cell>
          <table:table-cell table:formula="of:=&quot;&quot;&quot;gast&quot;&quot;:&quot;&quot;&quot;&amp;[.P145]&amp;&quot;&quot;&quot;}&quot;" office:value-type="string" office:string-value="&quot;gast&quot;:&quot;34&quot;}">
            <text:p>"gast":"34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So</text:p>
          </table:table-cell>
          <table:table-cell table:number-columns-repeated="5"/>
          <table:table-cell table:number-columns-repeated="4"/>
          <table:table-cell table:formula="of:=IF(AND([.A146]=&quot;Bahn&quot;;[.K145]=-1);0;IF(AND([.A146]&lt;&gt;&quot;Bahn&quot;;[.K145]&lt;&gt;-1);[.K145]+1;[.K145]))" office:value-type="float" office:value="-1">
            <text:p>-1</text:p>
          </table:table-cell>
          <table:table-cell table:formula="of:=IF([.B146]=&quot;Spieltag&quot;;[.L145]+1;[.L145])" office:value-type="float" office:value="9">
            <text:p>9</text:p>
          </table:table-cell>
          <table:table-cell table:formula="of:=IF(AND([.K146]&gt;0;[.K146]&lt;&gt;[.K145]);[.A146];&quot;&quot;)">
            <text:p/>
          </table:table-cell>
          <table:table-cell table:formula="of:=IF([.O146]=1;VLOOKUP([.P146];[.K142:.M641];3;0);&quot;&quot;)">
            <text:p/>
          </table:table-cell>
          <table:table-cell table:formula="of:=IF([.A147]=&quot;So&quot;;1;[.O145]+1)" office:value-type="float" office:value="2">
            <text:p>2</text:p>
          </table:table-cell>
          <table:table-cell table:formula="of:=IF([.O146]=1;[.A146];IF([.O146]=2;[.A146];IF([.O146]=3;[.C146]&amp; &quot; &quot; &amp;[.D146]&amp;&quot; &quot;&amp;[.E146]&amp;&quot; &quot; &amp;[.F146];IF([.O146]=4;[.A146]&amp; &quot; &quot; &amp;[.B146]&amp;&quot; &quot;&amp;[.C146]&amp;&quot; &quot; &amp;[.D146]))))" office:value-type="string" office:string-value="So">
            <text:p>So</text:p>
          </table:table-cell>
          <table:table-cell table:formula="of:=IF([.O146]=1;[.A146];IF([.O146]=2;TEXT([.A147];&quot;TT.MM.JJ&quot;);IF([.O146]=3;[.C146]&amp; &quot; &quot; &amp;[.D146]&amp;&quot; &quot;&amp;[.E146]&amp;&quot; &quot; &amp;[.F146];IF([.O146]=4;[.A146]&amp; &quot; &quot; &amp;[.B146]&amp;&quot; &quot;&amp;[.C146]&amp;&quot; &quot; &amp;[.D146]))))" office:value-type="string" office:string-value="16.12.12">
            <text:p>16.12.12</text:p>
          </table:table-cell>
          <table:table-cell table:formula="of:=IF([.O146]=1;[.A146];IF([.O146]=2;TEXT([.B147];&quot;HH:MM&quot;);IF([.O146]=3;[.C146]&amp; &quot; &quot; &amp;[.D146]&amp;&quot; &quot;&amp;[.E146]&amp;&quot; &quot; &amp;[.F146];IF([.O146]=4;[.A146]&amp; &quot; &quot; &amp;[.B146]&amp;&quot; &quot;&amp;[.C146]&amp;&quot; &quot; &amp;[.D146]))))" office:value-type="string" office:string-value="10:00">
            <text:p>10:00</text:p>
          </table:table-cell>
          <table:table-cell/>
          <table:table-cell table:formula="of:=INDIRECT(&quot;R&quot;&amp;ROW([.T146])&amp;&quot;C&quot;&amp;COLUMN([.T146])+[.O146];&quot;0&quot;)" office:value-type="string" office:string-value="&quot;datum&quot;:&quot;16.12.12&quot;,&quot;uhrzeit&quot;:&quot;10:00&quot;,">
            <text:p>"datum":"16.12.12","uhrzeit":"10:00",</text:p>
          </table:table-cell>
          <table:table-cell table:formula="of:=IF([.P146]&gt;1;&quot;,&quot;;&quot;&quot;)&amp;&quot;{ &quot;&quot;spielnr&quot;&quot;:&quot;&quot;&quot;&amp;[.P146]&amp;&quot;&quot;&quot;,&quot;&quot;spieltag&quot;&quot;:&quot;&quot;&quot;&amp;[.L146]&amp;&quot;&quot;&quot;,&quot;&quot;bahn&quot;&quot;:&quot;&quot;&quot;&amp;[.N146]&amp;&quot;&quot;&quot;,&quot;" office:value-type="string" office:string-value=",{ &quot;spielnr&quot;:&quot;So&quot;,&quot;spieltag&quot;:&quot;9&quot;,&quot;bahn&quot;:&quot;&quot;,">
            <text:p>,{ "spielnr":"So","spieltag":"9","bahn":"",</text:p>
          </table:table-cell>
          <table:table-cell table:formula="of:=&quot;&quot;&quot;datum&quot;&quot;:&quot;&quot;&quot;&amp;[.Q146]&amp;&quot;&quot;&quot;,&quot;&quot;uhrzeit&quot;&quot;:&quot;&quot;&quot;&amp;[.R146]&amp;&quot;&quot;&quot;,&quot;" office:value-type="string" office:string-value="&quot;datum&quot;:&quot;16.12.12&quot;,&quot;uhrzeit&quot;:&quot;10:00&quot;,">
            <text:p>"datum":"16.12.12","uhrzeit":"10:00",</text:p>
          </table:table-cell>
          <table:table-cell table:formula="of:=&quot;&quot;&quot;heim&quot;&quot;:&quot;&quot;&quot;&amp;[.P146]&amp;&quot;&quot;&quot;,&quot;" office:value-type="string" office:string-value="&quot;heim&quot;:&quot;So&quot;,">
            <text:p>"heim":"So",</text:p>
          </table:table-cell>
          <table:table-cell table:formula="of:=&quot;&quot;&quot;gast&quot;&quot;:&quot;&quot;&quot;&amp;[.P146]&amp;&quot;&quot;&quot;}&quot;" office:value-type="string" office:string-value="&quot;gast&quot;:&quot;So&quot;}">
            <text:p>"gast":"So"}</text:p>
          </table:table-cell>
          <table:table-cell office:value-type="string">
            <text:p><text:s/></text:p>
          </table:table-cell>
        </table:table-row>
        <table:table-row table:style-name="ro2">
          <table:table-cell table:style-name="ce1" office:value-type="date" office:date-value="2012-12-16">
            <text:p>16.12.12</text:p>
          </table:table-cell>
          <table:table-cell table:style-name="ce3" office:value-type="time" office:time-value="PT10H00M00S">
            <text:p>10:00:00</text:p>
          </table:table-cell>
          <table:table-cell office:value-type="string">
            <text:p>SKC</text:p>
          </table:table-cell>
          <table:table-cell office:value-type="string">
            <text:p>Kapellen</text:p>
          </table:table-cell>
          <table:table-cell office:value-type="float" office:value="1">
            <text:p>1</text:p>
          </table:table-cell>
          <table:table-cell/>
          <table:table-cell table:number-columns-repeated="4"/>
          <table:table-cell table:formula="of:=IF(AND([.A147]=&quot;Bahn&quot;;[.K146]=-1);0;IF(AND([.A147]&lt;&gt;&quot;Bahn&quot;;[.K146]&lt;&gt;-1);[.K146]+1;[.K146]))" office:value-type="float" office:value="-1">
            <text:p>-1</text:p>
          </table:table-cell>
          <table:table-cell table:formula="of:=IF([.B147]=&quot;Spieltag&quot;;[.L146]+1;[.L146])" office:value-type="float" office:value="9">
            <text:p>9</text:p>
          </table:table-cell>
          <table:table-cell table:formula="of:=IF(AND([.K147]&gt;0;[.K147]&lt;&gt;[.K146]);[.A147];&quot;&quot;)">
            <text:p/>
          </table:table-cell>
          <table:table-cell table:formula="of:=IF([.O147]=1;VLOOKUP([.P147];[.K143:.M642];3;0);&quot;&quot;)">
            <text:p/>
          </table:table-cell>
          <table:table-cell table:formula="of:=IF([.A148]=&quot;So&quot;;1;[.O146]+1)" office:value-type="float" office:value="3">
            <text:p>3</text:p>
          </table:table-cell>
          <table:table-cell table:formula="of:=IF([.O147]=1;[.A147];IF([.O147]=2;[.A147];IF([.O147]=3;[.C147]&amp; &quot; &quot; &amp;[.D147]&amp;&quot; &quot;&amp;[.E147]&amp;&quot; &quot; &amp;[.F147];IF([.O147]=4;[.A147]&amp; &quot; &quot; &amp;[.B147]&amp;&quot; &quot;&amp;[.C147]&amp;&quot; &quot; &amp;[.D147]))))" office:value-type="string" office:string-value="SKC Kapellen 1 ">
            <text:p>SKC Kapellen 1 </text:p>
          </table:table-cell>
          <table:table-cell table:formula="of:=IF([.O147]=1;[.A147];IF([.O147]=2;TEXT([.A148];&quot;TT.MM.JJ&quot;);IF([.O147]=3;[.C147]&amp; &quot; &quot; &amp;[.D147]&amp;&quot; &quot;&amp;[.E147]&amp;&quot; &quot; &amp;[.F147];IF([.O147]=4;[.A147]&amp; &quot; &quot; &amp;[.B147]&amp;&quot; &quot;&amp;[.C147]&amp;&quot; &quot; &amp;[.D147]))))" office:value-type="string" office:string-value="SKC Kapellen 1 ">
            <text:p>SKC Kapellen 1 </text:p>
          </table:table-cell>
          <table:table-cell table:formula="of:=IF([.O147]=1;[.A147];IF([.O147]=2;TEXT([.B148];&quot;HH:MM&quot;);IF([.O147]=3;[.C147]&amp; &quot; &quot; &amp;[.D147]&amp;&quot; &quot;&amp;[.E147]&amp;&quot; &quot; &amp;[.F147];IF([.O147]=4;[.A147]&amp; &quot; &quot; &amp;[.B147]&amp;&quot; &quot;&amp;[.C147]&amp;&quot; &quot; &amp;[.D147]))))" office:value-type="string" office:string-value="SKC Kapellen 1 ">
            <text:p>SKC Kapellen 1 </text:p>
          </table:table-cell>
          <table:table-cell/>
          <table:table-cell table:formula="of:=INDIRECT(&quot;R&quot;&amp;ROW([.T147])&amp;&quot;C&quot;&amp;COLUMN([.T147])+[.O147];&quot;0&quot;)" office:value-type="string" office:string-value="&quot;heim&quot;:&quot;SKC Kapellen 1 &quot;,">
            <text:p>"heim":"SKC Kapellen 1 ",</text:p>
          </table:table-cell>
          <table:table-cell table:formula="of:=IF([.P147]&gt;1;&quot;,&quot;;&quot;&quot;)&amp;&quot;{ &quot;&quot;spielnr&quot;&quot;:&quot;&quot;&quot;&amp;[.P147]&amp;&quot;&quot;&quot;,&quot;&quot;spieltag&quot;&quot;:&quot;&quot;&quot;&amp;[.L147]&amp;&quot;&quot;&quot;,&quot;&quot;bahn&quot;&quot;:&quot;&quot;&quot;&amp;[.N147]&amp;&quot;&quot;&quot;,&quot;" office:value-type="string" office:string-value=",{ &quot;spielnr&quot;:&quot;SKC Kapellen 1 &quot;,&quot;spieltag&quot;:&quot;9&quot;,&quot;bahn&quot;:&quot;&quot;,">
            <text:p>,{ "spielnr":"SKC Kapellen 1 ","spieltag":"9","bahn":"",</text:p>
          </table:table-cell>
          <table:table-cell table:formula="of:=&quot;&quot;&quot;datum&quot;&quot;:&quot;&quot;&quot;&amp;[.Q147]&amp;&quot;&quot;&quot;,&quot;&quot;uhrzeit&quot;&quot;:&quot;&quot;&quot;&amp;[.R147]&amp;&quot;&quot;&quot;,&quot;" office:value-type="string" office:string-value="&quot;datum&quot;:&quot;SKC Kapellen 1 &quot;,&quot;uhrzeit&quot;:&quot;SKC Kapellen 1 &quot;,">
            <text:p>"datum":"SKC Kapellen 1 ","uhrzeit":"SKC Kapellen 1 ",</text:p>
          </table:table-cell>
          <table:table-cell table:formula="of:=&quot;&quot;&quot;heim&quot;&quot;:&quot;&quot;&quot;&amp;[.P147]&amp;&quot;&quot;&quot;,&quot;" office:value-type="string" office:string-value="&quot;heim&quot;:&quot;SKC Kapellen 1 &quot;,">
            <text:p>"heim":"SKC Kapellen 1 ",</text:p>
          </table:table-cell>
          <table:table-cell table:formula="of:=&quot;&quot;&quot;gast&quot;&quot;:&quot;&quot;&quot;&amp;[.P147]&amp;&quot;&quot;&quot;}&quot;" office:value-type="string" office:string-value="&quot;gast&quot;:&quot;SKC Kapellen 1 &quot;}">
            <text:p>"gast":"SKC Kapellen 1 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SK</text:p>
          </table:table-cell>
          <table:table-cell office:value-type="string">
            <text:p>Kleve</text:p>
          </table:table-cell>
          <table:table-cell office:value-type="float" office:value="1">
            <text:p>1</text:p>
          </table:table-cell>
          <table:table-cell table:number-columns-repeated="3"/>
          <table:table-cell table:number-columns-repeated="4"/>
          <table:table-cell table:formula="of:=IF(AND([.A148]=&quot;Bahn&quot;;[.K147]=-1);0;IF(AND([.A148]&lt;&gt;&quot;Bahn&quot;;[.K147]&lt;&gt;-1);[.K147]+1;[.K147]))" office:value-type="float" office:value="-1">
            <text:p>-1</text:p>
          </table:table-cell>
          <table:table-cell table:formula="of:=IF([.B148]=&quot;Spieltag&quot;;[.L147]+1;[.L147])" office:value-type="float" office:value="9">
            <text:p>9</text:p>
          </table:table-cell>
          <table:table-cell table:formula="of:=IF(AND([.K148]&gt;0;[.K148]&lt;&gt;[.K147]);[.A148];&quot;&quot;)">
            <text:p/>
          </table:table-cell>
          <table:table-cell table:formula="of:=IF([.O148]=1;VLOOKUP([.P148];[.K144:.M643];3;0);&quot;&quot;)">
            <text:p/>
          </table:table-cell>
          <table:table-cell table:formula="of:=IF([.A149]=&quot;So&quot;;1;[.O147]+1)" office:value-type="float" office:value="4">
            <text:p>4</text:p>
          </table:table-cell>
          <table:table-cell table:formula="of:=IF([.O148]=1;[.A148];IF([.O148]=2;[.A148];IF([.O148]=3;[.C148]&amp; &quot; &quot; &amp;[.D148]&amp;&quot; &quot;&amp;[.E148]&amp;&quot; &quot; &amp;[.F148];IF([.O148]=4;[.A148]&amp; &quot; &quot; &amp;[.B148]&amp;&quot; &quot;&amp;[.C148]&amp;&quot; &quot; &amp;[.D148]))))" office:value-type="string" office:string-value="SK Kleve 1 ">
            <text:p>SK Kleve 1 </text:p>
          </table:table-cell>
          <table:table-cell table:formula="of:=IF([.O148]=1;[.A148];IF([.O148]=2;TEXT([.A149];&quot;TT.MM.JJ&quot;);IF([.O148]=3;[.C148]&amp; &quot; &quot; &amp;[.D148]&amp;&quot; &quot;&amp;[.E148]&amp;&quot; &quot; &amp;[.F148];IF([.O148]=4;[.A148]&amp; &quot; &quot; &amp;[.B148]&amp;&quot; &quot;&amp;[.C148]&amp;&quot; &quot; &amp;[.D148]))))" office:value-type="string" office:string-value="SK Kleve 1 ">
            <text:p>SK Kleve 1 </text:p>
          </table:table-cell>
          <table:table-cell table:formula="of:=IF([.O148]=1;[.A148];IF([.O148]=2;TEXT([.B149];&quot;HH:MM&quot;);IF([.O148]=3;[.C148]&amp; &quot; &quot; &amp;[.D148]&amp;&quot; &quot;&amp;[.E148]&amp;&quot; &quot; &amp;[.F148];IF([.O148]=4;[.A148]&amp; &quot; &quot; &amp;[.B148]&amp;&quot; &quot;&amp;[.C148]&amp;&quot; &quot; &amp;[.D148]))))" office:value-type="string" office:string-value="SK Kleve 1 ">
            <text:p>SK Kleve 1 </text:p>
          </table:table-cell>
          <table:table-cell/>
          <table:table-cell table:formula="of:=INDIRECT(&quot;R&quot;&amp;ROW([.T148])&amp;&quot;C&quot;&amp;COLUMN([.T148])+[.O148];&quot;0&quot;)" office:value-type="string" office:string-value="&quot;gast&quot;:&quot;SK Kleve 1 &quot;}">
            <text:p>"gast":"SK Kleve 1 "}</text:p>
          </table:table-cell>
          <table:table-cell table:formula="of:=IF([.P148]&gt;1;&quot;,&quot;;&quot;&quot;)&amp;&quot;{ &quot;&quot;spielnr&quot;&quot;:&quot;&quot;&quot;&amp;[.P148]&amp;&quot;&quot;&quot;,&quot;&quot;spieltag&quot;&quot;:&quot;&quot;&quot;&amp;[.L148]&amp;&quot;&quot;&quot;,&quot;&quot;bahn&quot;&quot;:&quot;&quot;&quot;&amp;[.N148]&amp;&quot;&quot;&quot;,&quot;" office:value-type="string" office:string-value=",{ &quot;spielnr&quot;:&quot;SK Kleve 1 &quot;,&quot;spieltag&quot;:&quot;9&quot;,&quot;bahn&quot;:&quot;&quot;,">
            <text:p>,{ "spielnr":"SK Kleve 1 ","spieltag":"9","bahn":"",</text:p>
          </table:table-cell>
          <table:table-cell table:formula="of:=&quot;&quot;&quot;datum&quot;&quot;:&quot;&quot;&quot;&amp;[.Q148]&amp;&quot;&quot;&quot;,&quot;&quot;uhrzeit&quot;&quot;:&quot;&quot;&quot;&amp;[.R148]&amp;&quot;&quot;&quot;,&quot;" office:value-type="string" office:string-value="&quot;datum&quot;:&quot;SK Kleve 1 &quot;,&quot;uhrzeit&quot;:&quot;SK Kleve 1 &quot;,">
            <text:p>"datum":"SK Kleve 1 ","uhrzeit":"SK Kleve 1 ",</text:p>
          </table:table-cell>
          <table:table-cell table:formula="of:=&quot;&quot;&quot;heim&quot;&quot;:&quot;&quot;&quot;&amp;[.P148]&amp;&quot;&quot;&quot;,&quot;" office:value-type="string" office:string-value="&quot;heim&quot;:&quot;SK Kleve 1 &quot;,">
            <text:p>"heim":"SK Kleve 1 ",</text:p>
          </table:table-cell>
          <table:table-cell table:formula="of:=&quot;&quot;&quot;gast&quot;&quot;:&quot;&quot;&quot;&amp;[.P148]&amp;&quot;&quot;&quot;}&quot;" office:value-type="string" office:string-value="&quot;gast&quot;:&quot;SK Kleve 1 &quot;}">
            <text:p>"gast":"SK Kleve 1 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float" office:value="35">
            <text:p>35</text:p>
          </table:table-cell>
          <table:table-cell table:number-columns-repeated="5"/>
          <table:table-cell table:number-columns-repeated="4"/>
          <table:table-cell table:formula="of:=IF(AND([.A149]=&quot;Bahn&quot;;[.K148]=-1);0;IF(AND([.A149]&lt;&gt;&quot;Bahn&quot;;[.K148]&lt;&gt;-1);[.K148]+1;[.K148]))" office:value-type="float" office:value="-1">
            <text:p>-1</text:p>
          </table:table-cell>
          <table:table-cell table:formula="of:=IF([.B149]=&quot;Spieltag&quot;;[.L148]+1;[.L148])" office:value-type="float" office:value="9">
            <text:p>9</text:p>
          </table:table-cell>
          <table:table-cell table:formula="of:=IF(AND([.K149]&gt;0;[.K149]&lt;&gt;[.K148]);[.A149];&quot;&quot;)">
            <text:p/>
          </table:table-cell>
          <table:table-cell table:formula="of:=IF([.O149]=1;VLOOKUP([.P149];[.K145:.M644];3;0);&quot;&quot;)" office:value-type="string" office:string-value="2-5">
            <text:p>2-5</text:p>
          </table:table-cell>
          <table:table-cell table:formula="of:=IF([.A150]=&quot;So&quot;;1;[.O148]+1)" office:value-type="float" office:value="1">
            <text:p>1</text:p>
          </table:table-cell>
          <table:table-cell table:formula="of:=IF([.O149]=1;[.A149];IF([.O149]=2;[.A149];IF([.O149]=3;[.C149]&amp; &quot; &quot; &amp;[.D149]&amp;&quot; &quot;&amp;[.E149]&amp;&quot; &quot; &amp;[.F149];IF([.O149]=4;[.A149]&amp; &quot; &quot; &amp;[.B149]&amp;&quot; &quot;&amp;[.C149]&amp;&quot; &quot; &amp;[.D149]))))" office:value-type="float" office:value="35">
            <text:p>35</text:p>
          </table:table-cell>
          <table:table-cell table:formula="of:=IF([.O149]=1;[.A149];IF([.O149]=2;TEXT([.A150];&quot;TT.MM.JJ&quot;);IF([.O149]=3;[.C149]&amp; &quot; &quot; &amp;[.D149]&amp;&quot; &quot;&amp;[.E149]&amp;&quot; &quot; &amp;[.F149];IF([.O149]=4;[.A149]&amp; &quot; &quot; &amp;[.B149]&amp;&quot; &quot;&amp;[.C149]&amp;&quot; &quot; &amp;[.D149]))))" office:value-type="float" office:value="35">
            <text:p>35</text:p>
          </table:table-cell>
          <table:table-cell table:formula="of:=IF([.O149]=1;[.A149];IF([.O149]=2;TEXT([.B150];&quot;HH:MM&quot;);IF([.O149]=3;[.C149]&amp; &quot; &quot; &amp;[.D149]&amp;&quot; &quot;&amp;[.E149]&amp;&quot; &quot; &amp;[.F149];IF([.O149]=4;[.A149]&amp; &quot; &quot; &amp;[.B149]&amp;&quot; &quot;&amp;[.C149]&amp;&quot; &quot; &amp;[.D149]))))" office:value-type="float" office:value="35">
            <text:p>35</text:p>
          </table:table-cell>
          <table:table-cell/>
          <table:table-cell table:formula="of:=INDIRECT(&quot;R&quot;&amp;ROW([.T149])&amp;&quot;C&quot;&amp;COLUMN([.T149])+[.O149];&quot;0&quot;)" office:value-type="string" office:string-value=",{ &quot;spielnr&quot;:&quot;35&quot;,&quot;spieltag&quot;:&quot;9&quot;,&quot;bahn&quot;:&quot;2-5&quot;,">
            <text:p>,{ "spielnr":"35","spieltag":"9","bahn":"2-5",</text:p>
          </table:table-cell>
          <table:table-cell table:formula="of:=IF([.P149]&gt;1;&quot;,&quot;;&quot;&quot;)&amp;&quot;{ &quot;&quot;spielnr&quot;&quot;:&quot;&quot;&quot;&amp;[.P149]&amp;&quot;&quot;&quot;,&quot;&quot;spieltag&quot;&quot;:&quot;&quot;&quot;&amp;[.L149]&amp;&quot;&quot;&quot;,&quot;&quot;bahn&quot;&quot;:&quot;&quot;&quot;&amp;[.N149]&amp;&quot;&quot;&quot;,&quot;" office:value-type="string" office:string-value=",{ &quot;spielnr&quot;:&quot;35&quot;,&quot;spieltag&quot;:&quot;9&quot;,&quot;bahn&quot;:&quot;2-5&quot;,">
            <text:p>,{ "spielnr":"35","spieltag":"9","bahn":"2-5",</text:p>
          </table:table-cell>
          <table:table-cell table:formula="of:=&quot;&quot;&quot;datum&quot;&quot;:&quot;&quot;&quot;&amp;[.Q149]&amp;&quot;&quot;&quot;,&quot;&quot;uhrzeit&quot;&quot;:&quot;&quot;&quot;&amp;[.R149]&amp;&quot;&quot;&quot;,&quot;" office:value-type="string" office:string-value="&quot;datum&quot;:&quot;35&quot;,&quot;uhrzeit&quot;:&quot;35&quot;,">
            <text:p>"datum":"35","uhrzeit":"35",</text:p>
          </table:table-cell>
          <table:table-cell table:formula="of:=&quot;&quot;&quot;heim&quot;&quot;:&quot;&quot;&quot;&amp;[.P149]&amp;&quot;&quot;&quot;,&quot;" office:value-type="string" office:string-value="&quot;heim&quot;:&quot;35&quot;,">
            <text:p>"heim":"35",</text:p>
          </table:table-cell>
          <table:table-cell table:formula="of:=&quot;&quot;&quot;gast&quot;&quot;:&quot;&quot;&quot;&amp;[.P149]&amp;&quot;&quot;&quot;}&quot;" office:value-type="string" office:string-value="&quot;gast&quot;:&quot;35&quot;}">
            <text:p>"gast":"35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So</text:p>
          </table:table-cell>
          <table:table-cell table:number-columns-repeated="5"/>
          <table:table-cell table:number-columns-repeated="4"/>
          <table:table-cell table:formula="of:=IF(AND([.A150]=&quot;Bahn&quot;;[.K149]=-1);0;IF(AND([.A150]&lt;&gt;&quot;Bahn&quot;;[.K149]&lt;&gt;-1);[.K149]+1;[.K149]))" office:value-type="float" office:value="-1">
            <text:p>-1</text:p>
          </table:table-cell>
          <table:table-cell table:formula="of:=IF([.B150]=&quot;Spieltag&quot;;[.L149]+1;[.L149])" office:value-type="float" office:value="9">
            <text:p>9</text:p>
          </table:table-cell>
          <table:table-cell table:formula="of:=IF(AND([.K150]&gt;0;[.K150]&lt;&gt;[.K149]);[.A150];&quot;&quot;)">
            <text:p/>
          </table:table-cell>
          <table:table-cell table:formula="of:=IF([.O150]=1;VLOOKUP([.P150];[.K146:.M645];3;0);&quot;&quot;)">
            <text:p/>
          </table:table-cell>
          <table:table-cell table:formula="of:=IF([.A151]=&quot;So&quot;;1;[.O149]+1)" office:value-type="float" office:value="2">
            <text:p>2</text:p>
          </table:table-cell>
          <table:table-cell table:formula="of:=IF([.O150]=1;[.A150];IF([.O150]=2;[.A150];IF([.O150]=3;[.C150]&amp; &quot; &quot; &amp;[.D150]&amp;&quot; &quot;&amp;[.E150]&amp;&quot; &quot; &amp;[.F150];IF([.O150]=4;[.A150]&amp; &quot; &quot; &amp;[.B150]&amp;&quot; &quot;&amp;[.C150]&amp;&quot; &quot; &amp;[.D150]))))" office:value-type="string" office:string-value="So">
            <text:p>So</text:p>
          </table:table-cell>
          <table:table-cell table:formula="of:=IF([.O150]=1;[.A150];IF([.O150]=2;TEXT([.A151];&quot;TT.MM.JJ&quot;);IF([.O150]=3;[.C150]&amp; &quot; &quot; &amp;[.D150]&amp;&quot; &quot;&amp;[.E150]&amp;&quot; &quot; &amp;[.F150];IF([.O150]=4;[.A150]&amp; &quot; &quot; &amp;[.B150]&amp;&quot; &quot;&amp;[.C150]&amp;&quot; &quot; &amp;[.D150]))))" office:value-type="string" office:string-value="16.12.12">
            <text:p>16.12.12</text:p>
          </table:table-cell>
          <table:table-cell table:formula="of:=IF([.O150]=1;[.A150];IF([.O150]=2;TEXT([.B151];&quot;HH:MM&quot;);IF([.O150]=3;[.C150]&amp; &quot; &quot; &amp;[.D150]&amp;&quot; &quot;&amp;[.E150]&amp;&quot; &quot; &amp;[.F150];IF([.O150]=4;[.A150]&amp; &quot; &quot; &amp;[.B150]&amp;&quot; &quot;&amp;[.C150]&amp;&quot; &quot; &amp;[.D150]))))" office:value-type="string" office:string-value="13:00">
            <text:p>13:00</text:p>
          </table:table-cell>
          <table:table-cell/>
          <table:table-cell table:formula="of:=INDIRECT(&quot;R&quot;&amp;ROW([.T150])&amp;&quot;C&quot;&amp;COLUMN([.T150])+[.O150];&quot;0&quot;)" office:value-type="string" office:string-value="&quot;datum&quot;:&quot;16.12.12&quot;,&quot;uhrzeit&quot;:&quot;13:00&quot;,">
            <text:p>"datum":"16.12.12","uhrzeit":"13:00",</text:p>
          </table:table-cell>
          <table:table-cell table:formula="of:=IF([.P150]&gt;1;&quot;,&quot;;&quot;&quot;)&amp;&quot;{ &quot;&quot;spielnr&quot;&quot;:&quot;&quot;&quot;&amp;[.P150]&amp;&quot;&quot;&quot;,&quot;&quot;spieltag&quot;&quot;:&quot;&quot;&quot;&amp;[.L150]&amp;&quot;&quot;&quot;,&quot;&quot;bahn&quot;&quot;:&quot;&quot;&quot;&amp;[.N150]&amp;&quot;&quot;&quot;,&quot;" office:value-type="string" office:string-value=",{ &quot;spielnr&quot;:&quot;So&quot;,&quot;spieltag&quot;:&quot;9&quot;,&quot;bahn&quot;:&quot;&quot;,">
            <text:p>,{ "spielnr":"So","spieltag":"9","bahn":"",</text:p>
          </table:table-cell>
          <table:table-cell table:formula="of:=&quot;&quot;&quot;datum&quot;&quot;:&quot;&quot;&quot;&amp;[.Q150]&amp;&quot;&quot;&quot;,&quot;&quot;uhrzeit&quot;&quot;:&quot;&quot;&quot;&amp;[.R150]&amp;&quot;&quot;&quot;,&quot;" office:value-type="string" office:string-value="&quot;datum&quot;:&quot;16.12.12&quot;,&quot;uhrzeit&quot;:&quot;13:00&quot;,">
            <text:p>"datum":"16.12.12","uhrzeit":"13:00",</text:p>
          </table:table-cell>
          <table:table-cell table:formula="of:=&quot;&quot;&quot;heim&quot;&quot;:&quot;&quot;&quot;&amp;[.P150]&amp;&quot;&quot;&quot;,&quot;" office:value-type="string" office:string-value="&quot;heim&quot;:&quot;So&quot;,">
            <text:p>"heim":"So",</text:p>
          </table:table-cell>
          <table:table-cell table:formula="of:=&quot;&quot;&quot;gast&quot;&quot;:&quot;&quot;&quot;&amp;[.P150]&amp;&quot;&quot;&quot;}&quot;" office:value-type="string" office:string-value="&quot;gast&quot;:&quot;So&quot;}">
            <text:p>"gast":"So"}</text:p>
          </table:table-cell>
          <table:table-cell office:value-type="string">
            <text:p><text:s/></text:p>
          </table:table-cell>
        </table:table-row>
        <table:table-row table:style-name="ro2">
          <table:table-cell table:style-name="ce1" office:value-type="date" office:date-value="2012-12-16">
            <text:p>16.12.12</text:p>
          </table:table-cell>
          <table:table-cell table:style-name="ce3" office:value-type="time" office:time-value="PT13H00M00S">
            <text:p>13:00:00</text:p>
          </table:table-cell>
          <table:table-cell office:value-type="string">
            <text:p>KSG</text:p>
          </table:table-cell>
          <table:table-cell office:value-type="float" office:value="31">
            <text:p>31</text:p>
          </table:table-cell>
          <table:table-cell office:value-type="string">
            <text:p>Essen</text:p>
          </table:table-cell>
          <table:table-cell office:value-type="float" office:value="2">
            <text:p>2</text:p>
          </table:table-cell>
          <table:table-cell table:number-columns-repeated="4"/>
          <table:table-cell table:formula="of:=IF(AND([.A151]=&quot;Bahn&quot;;[.K150]=-1);0;IF(AND([.A151]&lt;&gt;&quot;Bahn&quot;;[.K150]&lt;&gt;-1);[.K150]+1;[.K150]))" office:value-type="float" office:value="-1">
            <text:p>-1</text:p>
          </table:table-cell>
          <table:table-cell table:formula="of:=IF([.B151]=&quot;Spieltag&quot;;[.L150]+1;[.L150])" office:value-type="float" office:value="9">
            <text:p>9</text:p>
          </table:table-cell>
          <table:table-cell table:formula="of:=IF(AND([.K151]&gt;0;[.K151]&lt;&gt;[.K150]);[.A151];&quot;&quot;)">
            <text:p/>
          </table:table-cell>
          <table:table-cell table:formula="of:=IF([.O151]=1;VLOOKUP([.P151];[.K147:.M646];3;0);&quot;&quot;)">
            <text:p/>
          </table:table-cell>
          <table:table-cell table:formula="of:=IF([.A152]=&quot;So&quot;;1;[.O150]+1)" office:value-type="float" office:value="3">
            <text:p>3</text:p>
          </table:table-cell>
          <table:table-cell table:formula="of:=IF([.O151]=1;[.A151];IF([.O151]=2;[.A151];IF([.O151]=3;[.C151]&amp; &quot; &quot; &amp;[.D151]&amp;&quot; &quot;&amp;[.E151]&amp;&quot; &quot; &amp;[.F151];IF([.O151]=4;[.A151]&amp; &quot; &quot; &amp;[.B151]&amp;&quot; &quot;&amp;[.C151]&amp;&quot; &quot; &amp;[.D151]))))" office:value-type="string" office:string-value="KSG 31 Essen 2">
            <text:p>KSG 31 Essen 2</text:p>
          </table:table-cell>
          <table:table-cell table:formula="of:=IF([.O151]=1;[.A151];IF([.O151]=2;TEXT([.A152];&quot;TT.MM.JJ&quot;);IF([.O151]=3;[.C151]&amp; &quot; &quot; &amp;[.D151]&amp;&quot; &quot;&amp;[.E151]&amp;&quot; &quot; &amp;[.F151];IF([.O151]=4;[.A151]&amp; &quot; &quot; &amp;[.B151]&amp;&quot; &quot;&amp;[.C151]&amp;&quot; &quot; &amp;[.D151]))))" office:value-type="string" office:string-value="KSG 31 Essen 2">
            <text:p>KSG 31 Essen 2</text:p>
          </table:table-cell>
          <table:table-cell table:formula="of:=IF([.O151]=1;[.A151];IF([.O151]=2;TEXT([.B152];&quot;HH:MM&quot;);IF([.O151]=3;[.C151]&amp; &quot; &quot; &amp;[.D151]&amp;&quot; &quot;&amp;[.E151]&amp;&quot; &quot; &amp;[.F151];IF([.O151]=4;[.A151]&amp; &quot; &quot; &amp;[.B151]&amp;&quot; &quot;&amp;[.C151]&amp;&quot; &quot; &amp;[.D151]))))" office:value-type="string" office:string-value="KSG 31 Essen 2">
            <text:p>KSG 31 Essen 2</text:p>
          </table:table-cell>
          <table:table-cell/>
          <table:table-cell table:formula="of:=INDIRECT(&quot;R&quot;&amp;ROW([.T151])&amp;&quot;C&quot;&amp;COLUMN([.T151])+[.O151];&quot;0&quot;)" office:value-type="string" office:string-value="&quot;heim&quot;:&quot;KSG 31 Essen 2&quot;,">
            <text:p>"heim":"KSG 31 Essen 2",</text:p>
          </table:table-cell>
          <table:table-cell table:formula="of:=IF([.P151]&gt;1;&quot;,&quot;;&quot;&quot;)&amp;&quot;{ &quot;&quot;spielnr&quot;&quot;:&quot;&quot;&quot;&amp;[.P151]&amp;&quot;&quot;&quot;,&quot;&quot;spieltag&quot;&quot;:&quot;&quot;&quot;&amp;[.L151]&amp;&quot;&quot;&quot;,&quot;&quot;bahn&quot;&quot;:&quot;&quot;&quot;&amp;[.N151]&amp;&quot;&quot;&quot;,&quot;" office:value-type="string" office:string-value=",{ &quot;spielnr&quot;:&quot;KSG 31 Essen 2&quot;,&quot;spieltag&quot;:&quot;9&quot;,&quot;bahn&quot;:&quot;&quot;,">
            <text:p>,{ "spielnr":"KSG 31 Essen 2","spieltag":"9","bahn":"",</text:p>
          </table:table-cell>
          <table:table-cell table:formula="of:=&quot;&quot;&quot;datum&quot;&quot;:&quot;&quot;&quot;&amp;[.Q151]&amp;&quot;&quot;&quot;,&quot;&quot;uhrzeit&quot;&quot;:&quot;&quot;&quot;&amp;[.R151]&amp;&quot;&quot;&quot;,&quot;" office:value-type="string" office:string-value="&quot;datum&quot;:&quot;KSG 31 Essen 2&quot;,&quot;uhrzeit&quot;:&quot;KSG 31 Essen 2&quot;,">
            <text:p>"datum":"KSG 31 Essen 2","uhrzeit":"KSG 31 Essen 2",</text:p>
          </table:table-cell>
          <table:table-cell table:formula="of:=&quot;&quot;&quot;heim&quot;&quot;:&quot;&quot;&quot;&amp;[.P151]&amp;&quot;&quot;&quot;,&quot;" office:value-type="string" office:string-value="&quot;heim&quot;:&quot;KSG 31 Essen 2&quot;,">
            <text:p>"heim":"KSG 31 Essen 2",</text:p>
          </table:table-cell>
          <table:table-cell table:formula="of:=&quot;&quot;&quot;gast&quot;&quot;:&quot;&quot;&quot;&amp;[.P151]&amp;&quot;&quot;&quot;}&quot;" office:value-type="string" office:string-value="&quot;gast&quot;:&quot;KSG 31 Essen 2&quot;}">
            <text:p>"gast":"KSG 31 Essen 2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KSF</text:p>
          </table:table-cell>
          <table:table-cell office:value-type="float" office:value="32">
            <text:p>32</text:p>
          </table:table-cell>
          <table:table-cell office:value-type="string">
            <text:p>Duisburg</text:p>
          </table:table-cell>
          <table:table-cell office:value-type="float" office:value="1">
            <text:p>1</text:p>
          </table:table-cell>
          <table:table-cell table:number-columns-repeated="2"/>
          <table:table-cell table:number-columns-repeated="4"/>
          <table:table-cell table:formula="of:=IF(AND([.A152]=&quot;Bahn&quot;;[.K151]=-1);0;IF(AND([.A152]&lt;&gt;&quot;Bahn&quot;;[.K151]&lt;&gt;-1);[.K151]+1;[.K151]))" office:value-type="float" office:value="-1">
            <text:p>-1</text:p>
          </table:table-cell>
          <table:table-cell table:formula="of:=IF([.B152]=&quot;Spieltag&quot;;[.L151]+1;[.L151])" office:value-type="float" office:value="9">
            <text:p>9</text:p>
          </table:table-cell>
          <table:table-cell table:formula="of:=IF(AND([.K152]&gt;0;[.K152]&lt;&gt;[.K151]);[.A152];&quot;&quot;)">
            <text:p/>
          </table:table-cell>
          <table:table-cell table:formula="of:=IF([.O152]=1;VLOOKUP([.P152];[.K148:.M647];3;0);&quot;&quot;)">
            <text:p/>
          </table:table-cell>
          <table:table-cell table:formula="of:=IF([.A153]=&quot;So&quot;;1;[.O151]+1)" office:value-type="float" office:value="4">
            <text:p>4</text:p>
          </table:table-cell>
          <table:table-cell table:formula="of:=IF([.O152]=1;[.A152];IF([.O152]=2;[.A152];IF([.O152]=3;[.C152]&amp; &quot; &quot; &amp;[.D152]&amp;&quot; &quot;&amp;[.E152]&amp;&quot; &quot; &amp;[.F152];IF([.O152]=4;[.A152]&amp; &quot; &quot; &amp;[.B152]&amp;&quot; &quot;&amp;[.C152]&amp;&quot; &quot; &amp;[.D152]))))" office:value-type="string" office:string-value="KSF 32 Duisburg 1">
            <text:p>KSF 32 Duisburg 1</text:p>
          </table:table-cell>
          <table:table-cell table:formula="of:=IF([.O152]=1;[.A152];IF([.O152]=2;TEXT([.A153];&quot;TT.MM.JJ&quot;);IF([.O152]=3;[.C152]&amp; &quot; &quot; &amp;[.D152]&amp;&quot; &quot;&amp;[.E152]&amp;&quot; &quot; &amp;[.F152];IF([.O152]=4;[.A152]&amp; &quot; &quot; &amp;[.B152]&amp;&quot; &quot;&amp;[.C152]&amp;&quot; &quot; &amp;[.D152]))))" office:value-type="string" office:string-value="KSF 32 Duisburg 1">
            <text:p>KSF 32 Duisburg 1</text:p>
          </table:table-cell>
          <table:table-cell table:formula="of:=IF([.O152]=1;[.A152];IF([.O152]=2;TEXT([.B153];&quot;HH:MM&quot;);IF([.O152]=3;[.C152]&amp; &quot; &quot; &amp;[.D152]&amp;&quot; &quot;&amp;[.E152]&amp;&quot; &quot; &amp;[.F152];IF([.O152]=4;[.A152]&amp; &quot; &quot; &amp;[.B152]&amp;&quot; &quot;&amp;[.C152]&amp;&quot; &quot; &amp;[.D152]))))" office:value-type="string" office:string-value="KSF 32 Duisburg 1">
            <text:p>KSF 32 Duisburg 1</text:p>
          </table:table-cell>
          <table:table-cell/>
          <table:table-cell table:formula="of:=INDIRECT(&quot;R&quot;&amp;ROW([.T152])&amp;&quot;C&quot;&amp;COLUMN([.T152])+[.O152];&quot;0&quot;)" office:value-type="string" office:string-value="&quot;gast&quot;:&quot;KSF 32 Duisburg 1&quot;}">
            <text:p>"gast":"KSF 32 Duisburg 1"}</text:p>
          </table:table-cell>
          <table:table-cell table:formula="of:=IF([.P152]&gt;1;&quot;,&quot;;&quot;&quot;)&amp;&quot;{ &quot;&quot;spielnr&quot;&quot;:&quot;&quot;&quot;&amp;[.P152]&amp;&quot;&quot;&quot;,&quot;&quot;spieltag&quot;&quot;:&quot;&quot;&quot;&amp;[.L152]&amp;&quot;&quot;&quot;,&quot;&quot;bahn&quot;&quot;:&quot;&quot;&quot;&amp;[.N152]&amp;&quot;&quot;&quot;,&quot;" office:value-type="string" office:string-value=",{ &quot;spielnr&quot;:&quot;KSF 32 Duisburg 1&quot;,&quot;spieltag&quot;:&quot;9&quot;,&quot;bahn&quot;:&quot;&quot;,">
            <text:p>,{ "spielnr":"KSF 32 Duisburg 1","spieltag":"9","bahn":"",</text:p>
          </table:table-cell>
          <table:table-cell table:formula="of:=&quot;&quot;&quot;datum&quot;&quot;:&quot;&quot;&quot;&amp;[.Q152]&amp;&quot;&quot;&quot;,&quot;&quot;uhrzeit&quot;&quot;:&quot;&quot;&quot;&amp;[.R152]&amp;&quot;&quot;&quot;,&quot;" office:value-type="string" office:string-value="&quot;datum&quot;:&quot;KSF 32 Duisburg 1&quot;,&quot;uhrzeit&quot;:&quot;KSF 32 Duisburg 1&quot;,">
            <text:p>"datum":"KSF 32 Duisburg 1","uhrzeit":"KSF 32 Duisburg 1",</text:p>
          </table:table-cell>
          <table:table-cell table:formula="of:=&quot;&quot;&quot;heim&quot;&quot;:&quot;&quot;&quot;&amp;[.P152]&amp;&quot;&quot;&quot;,&quot;" office:value-type="string" office:string-value="&quot;heim&quot;:&quot;KSF 32 Duisburg 1&quot;,">
            <text:p>"heim":"KSF 32 Duisburg 1",</text:p>
          </table:table-cell>
          <table:table-cell table:formula="of:=&quot;&quot;&quot;gast&quot;&quot;:&quot;&quot;&quot;&amp;[.P152]&amp;&quot;&quot;&quot;}&quot;" office:value-type="string" office:string-value="&quot;gast&quot;:&quot;KSF 32 Duisburg 1&quot;}">
            <text:p>"gast":"KSF 32 Duisburg 1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float" office:value="36">
            <text:p>36</text:p>
          </table:table-cell>
          <table:table-cell table:number-columns-repeated="5"/>
          <table:table-cell table:number-columns-repeated="4"/>
          <table:table-cell table:formula="of:=IF(AND([.A153]=&quot;Bahn&quot;;[.K152]=-1);0;IF(AND([.A153]&lt;&gt;&quot;Bahn&quot;;[.K152]&lt;&gt;-1);[.K152]+1;[.K152]))" office:value-type="float" office:value="-1">
            <text:p>-1</text:p>
          </table:table-cell>
          <table:table-cell table:formula="of:=IF([.B153]=&quot;Spieltag&quot;;[.L152]+1;[.L152])" office:value-type="float" office:value="9">
            <text:p>9</text:p>
          </table:table-cell>
          <table:table-cell table:formula="of:=IF(AND([.K153]&gt;0;[.K153]&lt;&gt;[.K152]);[.A153];&quot;&quot;)">
            <text:p/>
          </table:table-cell>
          <table:table-cell table:formula="of:=IF([.O153]=1;VLOOKUP([.P153];[.K149:.M648];3;0);&quot;&quot;)" office:value-type="string" office:string-value="1-4">
            <text:p>1-4</text:p>
          </table:table-cell>
          <table:table-cell table:formula="of:=IF([.A154]=&quot;So&quot;;1;[.O152]+1)" office:value-type="float" office:value="1">
            <text:p>1</text:p>
          </table:table-cell>
          <table:table-cell table:formula="of:=IF([.O153]=1;[.A153];IF([.O153]=2;[.A153];IF([.O153]=3;[.C153]&amp; &quot; &quot; &amp;[.D153]&amp;&quot; &quot;&amp;[.E153]&amp;&quot; &quot; &amp;[.F153];IF([.O153]=4;[.A153]&amp; &quot; &quot; &amp;[.B153]&amp;&quot; &quot;&amp;[.C153]&amp;&quot; &quot; &amp;[.D153]))))" office:value-type="float" office:value="36">
            <text:p>36</text:p>
          </table:table-cell>
          <table:table-cell table:formula="of:=IF([.O153]=1;[.A153];IF([.O153]=2;TEXT([.A154];&quot;TT.MM.JJ&quot;);IF([.O153]=3;[.C153]&amp; &quot; &quot; &amp;[.D153]&amp;&quot; &quot;&amp;[.E153]&amp;&quot; &quot; &amp;[.F153];IF([.O153]=4;[.A153]&amp; &quot; &quot; &amp;[.B153]&amp;&quot; &quot;&amp;[.C153]&amp;&quot; &quot; &amp;[.D153]))))" office:value-type="float" office:value="36">
            <text:p>36</text:p>
          </table:table-cell>
          <table:table-cell table:formula="of:=IF([.O153]=1;[.A153];IF([.O153]=2;TEXT([.B154];&quot;HH:MM&quot;);IF([.O153]=3;[.C153]&amp; &quot; &quot; &amp;[.D153]&amp;&quot; &quot;&amp;[.E153]&amp;&quot; &quot; &amp;[.F153];IF([.O153]=4;[.A153]&amp; &quot; &quot; &amp;[.B153]&amp;&quot; &quot;&amp;[.C153]&amp;&quot; &quot; &amp;[.D153]))))" office:value-type="float" office:value="36">
            <text:p>36</text:p>
          </table:table-cell>
          <table:table-cell/>
          <table:table-cell table:formula="of:=INDIRECT(&quot;R&quot;&amp;ROW([.T153])&amp;&quot;C&quot;&amp;COLUMN([.T153])+[.O153];&quot;0&quot;)" office:value-type="string" office:string-value=",{ &quot;spielnr&quot;:&quot;36&quot;,&quot;spieltag&quot;:&quot;9&quot;,&quot;bahn&quot;:&quot;1-4&quot;,">
            <text:p>,{ "spielnr":"36","spieltag":"9","bahn":"1-4",</text:p>
          </table:table-cell>
          <table:table-cell table:formula="of:=IF([.P153]&gt;1;&quot;,&quot;;&quot;&quot;)&amp;&quot;{ &quot;&quot;spielnr&quot;&quot;:&quot;&quot;&quot;&amp;[.P153]&amp;&quot;&quot;&quot;,&quot;&quot;spieltag&quot;&quot;:&quot;&quot;&quot;&amp;[.L153]&amp;&quot;&quot;&quot;,&quot;&quot;bahn&quot;&quot;:&quot;&quot;&quot;&amp;[.N153]&amp;&quot;&quot;&quot;,&quot;" office:value-type="string" office:string-value=",{ &quot;spielnr&quot;:&quot;36&quot;,&quot;spieltag&quot;:&quot;9&quot;,&quot;bahn&quot;:&quot;1-4&quot;,">
            <text:p>,{ "spielnr":"36","spieltag":"9","bahn":"1-4",</text:p>
          </table:table-cell>
          <table:table-cell table:formula="of:=&quot;&quot;&quot;datum&quot;&quot;:&quot;&quot;&quot;&amp;[.Q153]&amp;&quot;&quot;&quot;,&quot;&quot;uhrzeit&quot;&quot;:&quot;&quot;&quot;&amp;[.R153]&amp;&quot;&quot;&quot;,&quot;" office:value-type="string" office:string-value="&quot;datum&quot;:&quot;36&quot;,&quot;uhrzeit&quot;:&quot;36&quot;,">
            <text:p>"datum":"36","uhrzeit":"36",</text:p>
          </table:table-cell>
          <table:table-cell table:formula="of:=&quot;&quot;&quot;heim&quot;&quot;:&quot;&quot;&quot;&amp;[.P153]&amp;&quot;&quot;&quot;,&quot;" office:value-type="string" office:string-value="&quot;heim&quot;:&quot;36&quot;,">
            <text:p>"heim":"36",</text:p>
          </table:table-cell>
          <table:table-cell table:formula="of:=&quot;&quot;&quot;gast&quot;&quot;:&quot;&quot;&quot;&amp;[.P153]&amp;&quot;&quot;&quot;}&quot;" office:value-type="string" office:string-value="&quot;gast&quot;:&quot;36&quot;}">
            <text:p>"gast":"36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So</text:p>
          </table:table-cell>
          <table:table-cell table:number-columns-repeated="5"/>
          <table:table-cell table:number-columns-repeated="4"/>
          <table:table-cell table:formula="of:=IF(AND([.A154]=&quot;Bahn&quot;;[.K153]=-1);0;IF(AND([.A154]&lt;&gt;&quot;Bahn&quot;;[.K153]&lt;&gt;-1);[.K153]+1;[.K153]))" office:value-type="float" office:value="-1">
            <text:p>-1</text:p>
          </table:table-cell>
          <table:table-cell table:formula="of:=IF([.B154]=&quot;Spieltag&quot;;[.L153]+1;[.L153])" office:value-type="float" office:value="9">
            <text:p>9</text:p>
          </table:table-cell>
          <table:table-cell table:formula="of:=IF(AND([.K154]&gt;0;[.K154]&lt;&gt;[.K153]);[.A154];&quot;&quot;)">
            <text:p/>
          </table:table-cell>
          <table:table-cell table:formula="of:=IF([.O154]=1;VLOOKUP([.P154];[.K150:.M649];3;0);&quot;&quot;)">
            <text:p/>
          </table:table-cell>
          <table:table-cell table:formula="of:=IF([.A155]=&quot;So&quot;;1;[.O153]+1)" office:value-type="float" office:value="2">
            <text:p>2</text:p>
          </table:table-cell>
          <table:table-cell table:formula="of:=IF([.O154]=1;[.A154];IF([.O154]=2;[.A154];IF([.O154]=3;[.C154]&amp; &quot; &quot; &amp;[.D154]&amp;&quot; &quot;&amp;[.E154]&amp;&quot; &quot; &amp;[.F154];IF([.O154]=4;[.A154]&amp; &quot; &quot; &amp;[.B154]&amp;&quot; &quot;&amp;[.C154]&amp;&quot; &quot; &amp;[.D154]))))" office:value-type="string" office:string-value="So">
            <text:p>So</text:p>
          </table:table-cell>
          <table:table-cell table:formula="of:=IF([.O154]=1;[.A154];IF([.O154]=2;TEXT([.A155];&quot;TT.MM.JJ&quot;);IF([.O154]=3;[.C154]&amp; &quot; &quot; &amp;[.D154]&amp;&quot; &quot;&amp;[.E154]&amp;&quot; &quot; &amp;[.F154];IF([.O154]=4;[.A154]&amp; &quot; &quot; &amp;[.B154]&amp;&quot; &quot;&amp;[.C154]&amp;&quot; &quot; &amp;[.D154]))))" office:value-type="string" office:string-value="16.12.12">
            <text:p>16.12.12</text:p>
          </table:table-cell>
          <table:table-cell table:formula="of:=IF([.O154]=1;[.A154];IF([.O154]=2;TEXT([.B155];&quot;HH:MM&quot;);IF([.O154]=3;[.C154]&amp; &quot; &quot; &amp;[.D154]&amp;&quot; &quot;&amp;[.E154]&amp;&quot; &quot; &amp;[.F154];IF([.O154]=4;[.A154]&amp; &quot; &quot; &amp;[.B154]&amp;&quot; &quot;&amp;[.C154]&amp;&quot; &quot; &amp;[.D154]))))" office:value-type="string" office:string-value="10:00">
            <text:p>10:00</text:p>
          </table:table-cell>
          <table:table-cell/>
          <table:table-cell table:formula="of:=INDIRECT(&quot;R&quot;&amp;ROW([.T154])&amp;&quot;C&quot;&amp;COLUMN([.T154])+[.O154];&quot;0&quot;)" office:value-type="string" office:string-value="&quot;datum&quot;:&quot;16.12.12&quot;,&quot;uhrzeit&quot;:&quot;10:00&quot;,">
            <text:p>"datum":"16.12.12","uhrzeit":"10:00",</text:p>
          </table:table-cell>
          <table:table-cell table:formula="of:=IF([.P154]&gt;1;&quot;,&quot;;&quot;&quot;)&amp;&quot;{ &quot;&quot;spielnr&quot;&quot;:&quot;&quot;&quot;&amp;[.P154]&amp;&quot;&quot;&quot;,&quot;&quot;spieltag&quot;&quot;:&quot;&quot;&quot;&amp;[.L154]&amp;&quot;&quot;&quot;,&quot;&quot;bahn&quot;&quot;:&quot;&quot;&quot;&amp;[.N154]&amp;&quot;&quot;&quot;,&quot;" office:value-type="string" office:string-value=",{ &quot;spielnr&quot;:&quot;So&quot;,&quot;spieltag&quot;:&quot;9&quot;,&quot;bahn&quot;:&quot;&quot;,">
            <text:p>,{ "spielnr":"So","spieltag":"9","bahn":"",</text:p>
          </table:table-cell>
          <table:table-cell table:formula="of:=&quot;&quot;&quot;datum&quot;&quot;:&quot;&quot;&quot;&amp;[.Q154]&amp;&quot;&quot;&quot;,&quot;&quot;uhrzeit&quot;&quot;:&quot;&quot;&quot;&amp;[.R154]&amp;&quot;&quot;&quot;,&quot;" office:value-type="string" office:string-value="&quot;datum&quot;:&quot;16.12.12&quot;,&quot;uhrzeit&quot;:&quot;10:00&quot;,">
            <text:p>"datum":"16.12.12","uhrzeit":"10:00",</text:p>
          </table:table-cell>
          <table:table-cell table:formula="of:=&quot;&quot;&quot;heim&quot;&quot;:&quot;&quot;&quot;&amp;[.P154]&amp;&quot;&quot;&quot;,&quot;" office:value-type="string" office:string-value="&quot;heim&quot;:&quot;So&quot;,">
            <text:p>"heim":"So",</text:p>
          </table:table-cell>
          <table:table-cell table:formula="of:=&quot;&quot;&quot;gast&quot;&quot;:&quot;&quot;&quot;&amp;[.P154]&amp;&quot;&quot;&quot;}&quot;" office:value-type="string" office:string-value="&quot;gast&quot;:&quot;So&quot;}">
            <text:p>"gast":"So"}</text:p>
          </table:table-cell>
          <table:table-cell office:value-type="string">
            <text:p><text:s/></text:p>
          </table:table-cell>
        </table:table-row>
        <table:table-row table:style-name="ro2">
          <table:table-cell table:style-name="ce1" office:value-type="date" office:date-value="2012-12-16">
            <text:p>16.12.12</text:p>
          </table:table-cell>
          <table:table-cell table:style-name="ce3" office:value-type="time" office:time-value="PT10H00M00S">
            <text:p>10:00:00</text:p>
          </table:table-cell>
          <table:table-cell office:value-type="string">
            <text:p>SK</text:p>
          </table:table-cell>
          <table:table-cell office:value-type="string">
            <text:p>66/99</text:p>
          </table:table-cell>
          <table:table-cell office:value-type="string">
            <text:p>Solingen</text:p>
          </table:table-cell>
          <table:table-cell office:value-type="float" office:value="1">
            <text:p>1</text:p>
          </table:table-cell>
          <table:table-cell table:number-columns-repeated="4"/>
          <table:table-cell table:formula="of:=IF(AND([.A155]=&quot;Bahn&quot;;[.K154]=-1);0;IF(AND([.A155]&lt;&gt;&quot;Bahn&quot;;[.K154]&lt;&gt;-1);[.K154]+1;[.K154]))" office:value-type="float" office:value="-1">
            <text:p>-1</text:p>
          </table:table-cell>
          <table:table-cell table:formula="of:=IF([.B155]=&quot;Spieltag&quot;;[.L154]+1;[.L154])" office:value-type="float" office:value="9">
            <text:p>9</text:p>
          </table:table-cell>
          <table:table-cell table:formula="of:=IF(AND([.K155]&gt;0;[.K155]&lt;&gt;[.K154]);[.A155];&quot;&quot;)">
            <text:p/>
          </table:table-cell>
          <table:table-cell table:formula="of:=IF([.O155]=1;VLOOKUP([.P155];[.K151:.M650];3;0);&quot;&quot;)">
            <text:p/>
          </table:table-cell>
          <table:table-cell table:formula="of:=IF([.A156]=&quot;So&quot;;1;[.O154]+1)" office:value-type="float" office:value="3">
            <text:p>3</text:p>
          </table:table-cell>
          <table:table-cell table:formula="of:=IF([.O155]=1;[.A155];IF([.O155]=2;[.A155];IF([.O155]=3;[.C155]&amp; &quot; &quot; &amp;[.D155]&amp;&quot; &quot;&amp;[.E155]&amp;&quot; &quot; &amp;[.F155];IF([.O155]=4;[.A155]&amp; &quot; &quot; &amp;[.B155]&amp;&quot; &quot;&amp;[.C155]&amp;&quot; &quot; &amp;[.D155]))))" office:value-type="string" office:string-value="SK 66/99 Solingen 1">
            <text:p>SK 66/99 Solingen 1</text:p>
          </table:table-cell>
          <table:table-cell table:formula="of:=IF([.O155]=1;[.A155];IF([.O155]=2;TEXT([.A156];&quot;TT.MM.JJ&quot;);IF([.O155]=3;[.C155]&amp; &quot; &quot; &amp;[.D155]&amp;&quot; &quot;&amp;[.E155]&amp;&quot; &quot; &amp;[.F155];IF([.O155]=4;[.A155]&amp; &quot; &quot; &amp;[.B155]&amp;&quot; &quot;&amp;[.C155]&amp;&quot; &quot; &amp;[.D155]))))" office:value-type="string" office:string-value="SK 66/99 Solingen 1">
            <text:p>SK 66/99 Solingen 1</text:p>
          </table:table-cell>
          <table:table-cell table:formula="of:=IF([.O155]=1;[.A155];IF([.O155]=2;TEXT([.B156];&quot;HH:MM&quot;);IF([.O155]=3;[.C155]&amp; &quot; &quot; &amp;[.D155]&amp;&quot; &quot;&amp;[.E155]&amp;&quot; &quot; &amp;[.F155];IF([.O155]=4;[.A155]&amp; &quot; &quot; &amp;[.B155]&amp;&quot; &quot;&amp;[.C155]&amp;&quot; &quot; &amp;[.D155]))))" office:value-type="string" office:string-value="SK 66/99 Solingen 1">
            <text:p>SK 66/99 Solingen 1</text:p>
          </table:table-cell>
          <table:table-cell/>
          <table:table-cell table:formula="of:=INDIRECT(&quot;R&quot;&amp;ROW([.T155])&amp;&quot;C&quot;&amp;COLUMN([.T155])+[.O155];&quot;0&quot;)" office:value-type="string" office:string-value="&quot;heim&quot;:&quot;SK 66/99 Solingen 1&quot;,">
            <text:p>"heim":"SK 66/99 Solingen 1",</text:p>
          </table:table-cell>
          <table:table-cell table:formula="of:=IF([.P155]&gt;1;&quot;,&quot;;&quot;&quot;)&amp;&quot;{ &quot;&quot;spielnr&quot;&quot;:&quot;&quot;&quot;&amp;[.P155]&amp;&quot;&quot;&quot;,&quot;&quot;spieltag&quot;&quot;:&quot;&quot;&quot;&amp;[.L155]&amp;&quot;&quot;&quot;,&quot;&quot;bahn&quot;&quot;:&quot;&quot;&quot;&amp;[.N155]&amp;&quot;&quot;&quot;,&quot;" office:value-type="string" office:string-value=",{ &quot;spielnr&quot;:&quot;SK 66/99 Solingen 1&quot;,&quot;spieltag&quot;:&quot;9&quot;,&quot;bahn&quot;:&quot;&quot;,">
            <text:p>,{ "spielnr":"SK 66/99 Solingen 1","spieltag":"9","bahn":"",</text:p>
          </table:table-cell>
          <table:table-cell table:formula="of:=&quot;&quot;&quot;datum&quot;&quot;:&quot;&quot;&quot;&amp;[.Q155]&amp;&quot;&quot;&quot;,&quot;&quot;uhrzeit&quot;&quot;:&quot;&quot;&quot;&amp;[.R155]&amp;&quot;&quot;&quot;,&quot;" office:value-type="string" office:string-value="&quot;datum&quot;:&quot;SK 66/99 Solingen 1&quot;,&quot;uhrzeit&quot;:&quot;SK 66/99 Solingen 1&quot;,">
            <text:p>"datum":"SK 66/99 Solingen 1","uhrzeit":"SK 66/99 Solingen 1",</text:p>
          </table:table-cell>
          <table:table-cell table:formula="of:=&quot;&quot;&quot;heim&quot;&quot;:&quot;&quot;&quot;&amp;[.P155]&amp;&quot;&quot;&quot;,&quot;" office:value-type="string" office:string-value="&quot;heim&quot;:&quot;SK 66/99 Solingen 1&quot;,">
            <text:p>"heim":"SK 66/99 Solingen 1",</text:p>
          </table:table-cell>
          <table:table-cell table:formula="of:=&quot;&quot;&quot;gast&quot;&quot;:&quot;&quot;&quot;&amp;[.P155]&amp;&quot;&quot;&quot;}&quot;" office:value-type="string" office:string-value="&quot;gast&quot;:&quot;SK 66/99 Solingen 1&quot;}">
            <text:p>"gast":"SK 66/99 Solingen 1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SKV</text:p>
          </table:table-cell>
          <table:table-cell office:value-type="string">
            <text:p>Rees</text:p>
          </table:table-cell>
          <table:table-cell office:value-type="float" office:value="3">
            <text:p>3</text:p>
          </table:table-cell>
          <table:table-cell table:number-columns-repeated="3"/>
          <table:table-cell table:number-columns-repeated="4"/>
          <table:table-cell table:formula="of:=IF(AND([.A156]=&quot;Bahn&quot;;[.K155]=-1);0;IF(AND([.A156]&lt;&gt;&quot;Bahn&quot;;[.K155]&lt;&gt;-1);[.K155]+1;[.K155]))" office:value-type="float" office:value="-1">
            <text:p>-1</text:p>
          </table:table-cell>
          <table:table-cell table:formula="of:=IF([.B156]=&quot;Spieltag&quot;;[.L155]+1;[.L155])" office:value-type="float" office:value="9">
            <text:p>9</text:p>
          </table:table-cell>
          <table:table-cell table:formula="of:=IF(AND([.K156]&gt;0;[.K156]&lt;&gt;[.K155]);[.A156];&quot;&quot;)">
            <text:p/>
          </table:table-cell>
          <table:table-cell table:formula="of:=IF([.O156]=1;VLOOKUP([.P156];[.K152:.M651];3;0);&quot;&quot;)">
            <text:p/>
          </table:table-cell>
          <table:table-cell table:formula="of:=IF([.A157]=&quot;So&quot;;1;[.O155]+1)" office:value-type="float" office:value="4">
            <text:p>4</text:p>
          </table:table-cell>
          <table:table-cell table:formula="of:=IF([.O156]=1;[.A156];IF([.O156]=2;[.A156];IF([.O156]=3;[.C156]&amp; &quot; &quot; &amp;[.D156]&amp;&quot; &quot;&amp;[.E156]&amp;&quot; &quot; &amp;[.F156];IF([.O156]=4;[.A156]&amp; &quot; &quot; &amp;[.B156]&amp;&quot; &quot;&amp;[.C156]&amp;&quot; &quot; &amp;[.D156]))))" office:value-type="string" office:string-value="SKV Rees 3 ">
            <text:p>SKV Rees 3 </text:p>
          </table:table-cell>
          <table:table-cell table:formula="of:=IF([.O156]=1;[.A156];IF([.O156]=2;TEXT([.A157];&quot;TT.MM.JJ&quot;);IF([.O156]=3;[.C156]&amp; &quot; &quot; &amp;[.D156]&amp;&quot; &quot;&amp;[.E156]&amp;&quot; &quot; &amp;[.F156];IF([.O156]=4;[.A156]&amp; &quot; &quot; &amp;[.B156]&amp;&quot; &quot;&amp;[.C156]&amp;&quot; &quot; &amp;[.D156]))))" office:value-type="string" office:string-value="SKV Rees 3 ">
            <text:p>SKV Rees 3 </text:p>
          </table:table-cell>
          <table:table-cell table:formula="of:=IF([.O156]=1;[.A156];IF([.O156]=2;TEXT([.B157];&quot;HH:MM&quot;);IF([.O156]=3;[.C156]&amp; &quot; &quot; &amp;[.D156]&amp;&quot; &quot;&amp;[.E156]&amp;&quot; &quot; &amp;[.F156];IF([.O156]=4;[.A156]&amp; &quot; &quot; &amp;[.B156]&amp;&quot; &quot;&amp;[.C156]&amp;&quot; &quot; &amp;[.D156]))))" office:value-type="string" office:string-value="SKV Rees 3 ">
            <text:p>SKV Rees 3 </text:p>
          </table:table-cell>
          <table:table-cell/>
          <table:table-cell table:formula="of:=INDIRECT(&quot;R&quot;&amp;ROW([.T156])&amp;&quot;C&quot;&amp;COLUMN([.T156])+[.O156];&quot;0&quot;)" office:value-type="string" office:string-value="&quot;gast&quot;:&quot;SKV Rees 3 &quot;}">
            <text:p>"gast":"SKV Rees 3 "}</text:p>
          </table:table-cell>
          <table:table-cell table:formula="of:=IF([.P156]&gt;1;&quot;,&quot;;&quot;&quot;)&amp;&quot;{ &quot;&quot;spielnr&quot;&quot;:&quot;&quot;&quot;&amp;[.P156]&amp;&quot;&quot;&quot;,&quot;&quot;spieltag&quot;&quot;:&quot;&quot;&quot;&amp;[.L156]&amp;&quot;&quot;&quot;,&quot;&quot;bahn&quot;&quot;:&quot;&quot;&quot;&amp;[.N156]&amp;&quot;&quot;&quot;,&quot;" office:value-type="string" office:string-value=",{ &quot;spielnr&quot;:&quot;SKV Rees 3 &quot;,&quot;spieltag&quot;:&quot;9&quot;,&quot;bahn&quot;:&quot;&quot;,">
            <text:p>,{ "spielnr":"SKV Rees 3 ","spieltag":"9","bahn":"",</text:p>
          </table:table-cell>
          <table:table-cell table:formula="of:=&quot;&quot;&quot;datum&quot;&quot;:&quot;&quot;&quot;&amp;[.Q156]&amp;&quot;&quot;&quot;,&quot;&quot;uhrzeit&quot;&quot;:&quot;&quot;&quot;&amp;[.R156]&amp;&quot;&quot;&quot;,&quot;" office:value-type="string" office:string-value="&quot;datum&quot;:&quot;SKV Rees 3 &quot;,&quot;uhrzeit&quot;:&quot;SKV Rees 3 &quot;,">
            <text:p>"datum":"SKV Rees 3 ","uhrzeit":"SKV Rees 3 ",</text:p>
          </table:table-cell>
          <table:table-cell table:formula="of:=&quot;&quot;&quot;heim&quot;&quot;:&quot;&quot;&quot;&amp;[.P156]&amp;&quot;&quot;&quot;,&quot;" office:value-type="string" office:string-value="&quot;heim&quot;:&quot;SKV Rees 3 &quot;,">
            <text:p>"heim":"SKV Rees 3 ",</text:p>
          </table:table-cell>
          <table:table-cell table:formula="of:=&quot;&quot;&quot;gast&quot;&quot;:&quot;&quot;&quot;&amp;[.P156]&amp;&quot;&quot;&quot;}&quot;" office:value-type="string" office:string-value="&quot;gast&quot;:&quot;SKV Rees 3 &quot;}">
            <text:p>"gast":"SKV Rees 3 "}</text:p>
          </table:table-cell>
          <table:table-cell office:value-type="string">
            <text:p><text:s/></text:p>
          </table:table-cell>
        </table:table-row>
        <table:table-row table:style-name="ro2">
          <table:table-cell table:style-name="ce1" office:value-type="date" office:date-value="2012-08-10">
            <text:p>10.08.12</text:p>
          </table:table-cell>
          <table:table-cell office:value-type="string">
            <text:p>Spieltag</text:p>
          </table:table-cell>
          <table:table-cell table:number-columns-repeated="4"/>
          <table:table-cell table:number-columns-repeated="4"/>
          <table:table-cell table:formula="of:=IF(AND([.A157]=&quot;Bahn&quot;;[.K156]=-1);0;IF(AND([.A157]&lt;&gt;&quot;Bahn&quot;;[.K156]&lt;&gt;-1);[.K156]+1;[.K156]))" office:value-type="float" office:value="-1">
            <text:p>-1</text:p>
          </table:table-cell>
          <table:table-cell table:formula="of:=IF([.B157]=&quot;Spieltag&quot;;[.L156]+1;[.L156])" office:value-type="float" office:value="10">
            <text:p>10</text:p>
          </table:table-cell>
          <table:table-cell table:formula="of:=IF(AND([.K157]&gt;0;[.K157]&lt;&gt;[.K156]);[.A157];&quot;&quot;)">
            <text:p/>
          </table:table-cell>
          <table:table-cell table:formula="of:=IF([.O157]=1;VLOOKUP([.P157];[.K153:.M652];3;0);&quot;&quot;)">
            <text:p/>
          </table:table-cell>
          <table:table-cell table:formula="of:=IF([.A158]=&quot;So&quot;;1;[.O156]+1)" office:value-type="float" office:value="5">
            <text:p>5</text:p>
          </table:table-cell>
          <table:table-cell table:formula="of:=IF([.O157]=1;[.A157];IF([.O157]=2;[.A157];IF([.O157]=3;[.C157]&amp; &quot; &quot; &amp;[.D157]&amp;&quot; &quot;&amp;[.E157]&amp;&quot; &quot; &amp;[.F157];IF([.O157]=4;[.A157]&amp; &quot; &quot; &amp;[.B157]&amp;&quot; &quot;&amp;[.C157]&amp;&quot; &quot; &amp;[.D157]))))" office:value-type="boolean" office:boolean-value="false">
            <text:p>FALSCH</text:p>
          </table:table-cell>
          <table:table-cell table:formula="of:=IF([.O157]=1;[.A157];IF([.O157]=2;TEXT([.A158];&quot;TT.MM.JJ&quot;);IF([.O157]=3;[.C157]&amp; &quot; &quot; &amp;[.D157]&amp;&quot; &quot;&amp;[.E157]&amp;&quot; &quot; &amp;[.F157];IF([.O157]=4;[.A157]&amp; &quot; &quot; &amp;[.B157]&amp;&quot; &quot;&amp;[.C157]&amp;&quot; &quot; &amp;[.D157]))))" office:value-type="boolean" office:boolean-value="false">
            <text:p>FALSCH</text:p>
          </table:table-cell>
          <table:table-cell table:formula="of:=IF([.O157]=1;[.A157];IF([.O157]=2;TEXT([.B158];&quot;HH:MM&quot;);IF([.O157]=3;[.C157]&amp; &quot; &quot; &amp;[.D157]&amp;&quot; &quot;&amp;[.E157]&amp;&quot; &quot; &amp;[.F157];IF([.O157]=4;[.A157]&amp; &quot; &quot; &amp;[.B157]&amp;&quot; &quot;&amp;[.C157]&amp;&quot; &quot; &amp;[.D157]))))" office:value-type="boolean" office:boolean-value="false">
            <text:p>FALSCH</text:p>
          </table:table-cell>
          <table:table-cell/>
          <table:table-cell table:formula="of:=INDIRECT(&quot;R&quot;&amp;ROW([.T157])&amp;&quot;C&quot;&amp;COLUMN([.T157])+[.O157];&quot;0&quot;)" office:value-type="string" office:string-value=" ">
            <text:p><text:s/></text:p>
          </table:table-cell>
          <table:table-cell table:formula="of:=IF([.P157]&gt;1;&quot;,&quot;;&quot;&quot;)&amp;&quot;{ &quot;&quot;spielnr&quot;&quot;:&quot;&quot;&quot;&amp;[.P157]&amp;&quot;&quot;&quot;,&quot;&quot;spieltag&quot;&quot;:&quot;&quot;&quot;&amp;[.L157]&amp;&quot;&quot;&quot;,&quot;&quot;bahn&quot;&quot;:&quot;&quot;&quot;&amp;[.N157]&amp;&quot;&quot;&quot;,&quot;" office:value-type="string" office:string-value="{ &quot;spielnr&quot;:&quot;0&quot;,&quot;spieltag&quot;:&quot;10&quot;,&quot;bahn&quot;:&quot;&quot;,">
            <text:p>{ "spielnr":"0","spieltag":"10","bahn":"",</text:p>
          </table:table-cell>
          <table:table-cell table:formula="of:=&quot;&quot;&quot;datum&quot;&quot;:&quot;&quot;&quot;&amp;[.Q157]&amp;&quot;&quot;&quot;,&quot;&quot;uhrzeit&quot;&quot;:&quot;&quot;&quot;&amp;[.R157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157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157]&amp;&quot;&quot;&quot;}&quot;" office:value-type="string" office:string-value="&quot;gast&quot;:&quot;0&quot;}">
            <text:p>"gast":"0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float" office:value="37">
            <text:p>37</text:p>
          </table:table-cell>
          <table:table-cell table:number-columns-repeated="5"/>
          <table:table-cell table:number-columns-repeated="4"/>
          <table:table-cell table:formula="of:=IF(AND([.A158]=&quot;Bahn&quot;;[.K157]=-1);0;IF(AND([.A158]&lt;&gt;&quot;Bahn&quot;;[.K157]&lt;&gt;-1);[.K157]+1;[.K157]))" office:value-type="float" office:value="-1">
            <text:p>-1</text:p>
          </table:table-cell>
          <table:table-cell table:formula="of:=IF([.B158]=&quot;Spieltag&quot;;[.L157]+1;[.L157])" office:value-type="float" office:value="10">
            <text:p>10</text:p>
          </table:table-cell>
          <table:table-cell table:formula="of:=IF(AND([.K158]&gt;0;[.K158]&lt;&gt;[.K157]);[.A158];&quot;&quot;)">
            <text:p/>
          </table:table-cell>
          <table:table-cell table:formula="of:=IF([.O158]=1;VLOOKUP([.P158];[.K154:.M653];3;0);&quot;&quot;)" office:value-type="string" office:string-value="1-4">
            <text:p>1-4</text:p>
          </table:table-cell>
          <table:table-cell table:formula="of:=IF([.A159]=&quot;So&quot;;1;[.O157]+1)" office:value-type="float" office:value="1">
            <text:p>1</text:p>
          </table:table-cell>
          <table:table-cell table:formula="of:=IF([.O158]=1;[.A158];IF([.O158]=2;[.A158];IF([.O158]=3;[.C158]&amp; &quot; &quot; &amp;[.D158]&amp;&quot; &quot;&amp;[.E158]&amp;&quot; &quot; &amp;[.F158];IF([.O158]=4;[.A158]&amp; &quot; &quot; &amp;[.B158]&amp;&quot; &quot;&amp;[.C158]&amp;&quot; &quot; &amp;[.D158]))))" office:value-type="float" office:value="37">
            <text:p>37</text:p>
          </table:table-cell>
          <table:table-cell table:formula="of:=IF([.O158]=1;[.A158];IF([.O158]=2;TEXT([.A159];&quot;TT.MM.JJ&quot;);IF([.O158]=3;[.C158]&amp; &quot; &quot; &amp;[.D158]&amp;&quot; &quot;&amp;[.E158]&amp;&quot; &quot; &amp;[.F158];IF([.O158]=4;[.A158]&amp; &quot; &quot; &amp;[.B158]&amp;&quot; &quot;&amp;[.C158]&amp;&quot; &quot; &amp;[.D158]))))" office:value-type="float" office:value="37">
            <text:p>37</text:p>
          </table:table-cell>
          <table:table-cell table:formula="of:=IF([.O158]=1;[.A158];IF([.O158]=2;TEXT([.B159];&quot;HH:MM&quot;);IF([.O158]=3;[.C158]&amp; &quot; &quot; &amp;[.D158]&amp;&quot; &quot;&amp;[.E158]&amp;&quot; &quot; &amp;[.F158];IF([.O158]=4;[.A158]&amp; &quot; &quot; &amp;[.B158]&amp;&quot; &quot;&amp;[.C158]&amp;&quot; &quot; &amp;[.D158]))))" office:value-type="float" office:value="37">
            <text:p>37</text:p>
          </table:table-cell>
          <table:table-cell/>
          <table:table-cell table:formula="of:=INDIRECT(&quot;R&quot;&amp;ROW([.T158])&amp;&quot;C&quot;&amp;COLUMN([.T158])+[.O158];&quot;0&quot;)" office:value-type="string" office:string-value=",{ &quot;spielnr&quot;:&quot;37&quot;,&quot;spieltag&quot;:&quot;10&quot;,&quot;bahn&quot;:&quot;1-4&quot;,">
            <text:p>,{ "spielnr":"37","spieltag":"10","bahn":"1-4",</text:p>
          </table:table-cell>
          <table:table-cell table:formula="of:=IF([.P158]&gt;1;&quot;,&quot;;&quot;&quot;)&amp;&quot;{ &quot;&quot;spielnr&quot;&quot;:&quot;&quot;&quot;&amp;[.P158]&amp;&quot;&quot;&quot;,&quot;&quot;spieltag&quot;&quot;:&quot;&quot;&quot;&amp;[.L158]&amp;&quot;&quot;&quot;,&quot;&quot;bahn&quot;&quot;:&quot;&quot;&quot;&amp;[.N158]&amp;&quot;&quot;&quot;,&quot;" office:value-type="string" office:string-value=",{ &quot;spielnr&quot;:&quot;37&quot;,&quot;spieltag&quot;:&quot;10&quot;,&quot;bahn&quot;:&quot;1-4&quot;,">
            <text:p>,{ "spielnr":"37","spieltag":"10","bahn":"1-4",</text:p>
          </table:table-cell>
          <table:table-cell table:formula="of:=&quot;&quot;&quot;datum&quot;&quot;:&quot;&quot;&quot;&amp;[.Q158]&amp;&quot;&quot;&quot;,&quot;&quot;uhrzeit&quot;&quot;:&quot;&quot;&quot;&amp;[.R158]&amp;&quot;&quot;&quot;,&quot;" office:value-type="string" office:string-value="&quot;datum&quot;:&quot;37&quot;,&quot;uhrzeit&quot;:&quot;37&quot;,">
            <text:p>"datum":"37","uhrzeit":"37",</text:p>
          </table:table-cell>
          <table:table-cell table:formula="of:=&quot;&quot;&quot;heim&quot;&quot;:&quot;&quot;&quot;&amp;[.P158]&amp;&quot;&quot;&quot;,&quot;" office:value-type="string" office:string-value="&quot;heim&quot;:&quot;37&quot;,">
            <text:p>"heim":"37",</text:p>
          </table:table-cell>
          <table:table-cell table:formula="of:=&quot;&quot;&quot;gast&quot;&quot;:&quot;&quot;&quot;&amp;[.P158]&amp;&quot;&quot;&quot;}&quot;" office:value-type="string" office:string-value="&quot;gast&quot;:&quot;37&quot;}">
            <text:p>"gast":"37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So</text:p>
          </table:table-cell>
          <table:table-cell table:number-columns-repeated="5"/>
          <table:table-cell table:number-columns-repeated="4"/>
          <table:table-cell table:formula="of:=IF(AND([.A159]=&quot;Bahn&quot;;[.K158]=-1);0;IF(AND([.A159]&lt;&gt;&quot;Bahn&quot;;[.K158]&lt;&gt;-1);[.K158]+1;[.K158]))" office:value-type="float" office:value="-1">
            <text:p>-1</text:p>
          </table:table-cell>
          <table:table-cell table:formula="of:=IF([.B159]=&quot;Spieltag&quot;;[.L158]+1;[.L158])" office:value-type="float" office:value="10">
            <text:p>10</text:p>
          </table:table-cell>
          <table:table-cell table:formula="of:=IF(AND([.K159]&gt;0;[.K159]&lt;&gt;[.K158]);[.A159];&quot;&quot;)">
            <text:p/>
          </table:table-cell>
          <table:table-cell table:formula="of:=IF([.O159]=1;VLOOKUP([.P159];[.K155:.M654];3;0);&quot;&quot;)">
            <text:p/>
          </table:table-cell>
          <table:table-cell table:formula="of:=IF([.A160]=&quot;So&quot;;1;[.O158]+1)" office:value-type="float" office:value="2">
            <text:p>2</text:p>
          </table:table-cell>
          <table:table-cell table:formula="of:=IF([.O159]=1;[.A159];IF([.O159]=2;[.A159];IF([.O159]=3;[.C159]&amp; &quot; &quot; &amp;[.D159]&amp;&quot; &quot;&amp;[.E159]&amp;&quot; &quot; &amp;[.F159];IF([.O159]=4;[.A159]&amp; &quot; &quot; &amp;[.B159]&amp;&quot; &quot;&amp;[.C159]&amp;&quot; &quot; &amp;[.D159]))))" office:value-type="string" office:string-value="So">
            <text:p>So</text:p>
          </table:table-cell>
          <table:table-cell table:formula="of:=IF([.O159]=1;[.A159];IF([.O159]=2;TEXT([.A160];&quot;TT.MM.JJ&quot;);IF([.O159]=3;[.C159]&amp; &quot; &quot; &amp;[.D159]&amp;&quot; &quot;&amp;[.E159]&amp;&quot; &quot; &amp;[.F159];IF([.O159]=4;[.A159]&amp; &quot; &quot; &amp;[.B159]&amp;&quot; &quot;&amp;[.C159]&amp;&quot; &quot; &amp;[.D159]))))" office:value-type="string" office:string-value="03.02.13">
            <text:p>03.02.13</text:p>
          </table:table-cell>
          <table:table-cell table:formula="of:=IF([.O159]=1;[.A159];IF([.O159]=2;TEXT([.B160];&quot;HH:MM&quot;);IF([.O159]=3;[.C159]&amp; &quot; &quot; &amp;[.D159]&amp;&quot; &quot;&amp;[.E159]&amp;&quot; &quot; &amp;[.F159];IF([.O159]=4;[.A159]&amp; &quot; &quot; &amp;[.B159]&amp;&quot; &quot;&amp;[.C159]&amp;&quot; &quot; &amp;[.D159]))))" office:value-type="string" office:string-value="10:00">
            <text:p>10:00</text:p>
          </table:table-cell>
          <table:table-cell/>
          <table:table-cell table:formula="of:=INDIRECT(&quot;R&quot;&amp;ROW([.T159])&amp;&quot;C&quot;&amp;COLUMN([.T159])+[.O159];&quot;0&quot;)" office:value-type="string" office:string-value="&quot;datum&quot;:&quot;03.02.13&quot;,&quot;uhrzeit&quot;:&quot;10:00&quot;,">
            <text:p>"datum":"03.02.13","uhrzeit":"10:00",</text:p>
          </table:table-cell>
          <table:table-cell table:formula="of:=IF([.P159]&gt;1;&quot;,&quot;;&quot;&quot;)&amp;&quot;{ &quot;&quot;spielnr&quot;&quot;:&quot;&quot;&quot;&amp;[.P159]&amp;&quot;&quot;&quot;,&quot;&quot;spieltag&quot;&quot;:&quot;&quot;&quot;&amp;[.L159]&amp;&quot;&quot;&quot;,&quot;&quot;bahn&quot;&quot;:&quot;&quot;&quot;&amp;[.N159]&amp;&quot;&quot;&quot;,&quot;" office:value-type="string" office:string-value=",{ &quot;spielnr&quot;:&quot;So&quot;,&quot;spieltag&quot;:&quot;10&quot;,&quot;bahn&quot;:&quot;&quot;,">
            <text:p>,{ "spielnr":"So","spieltag":"10","bahn":"",</text:p>
          </table:table-cell>
          <table:table-cell table:formula="of:=&quot;&quot;&quot;datum&quot;&quot;:&quot;&quot;&quot;&amp;[.Q159]&amp;&quot;&quot;&quot;,&quot;&quot;uhrzeit&quot;&quot;:&quot;&quot;&quot;&amp;[.R159]&amp;&quot;&quot;&quot;,&quot;" office:value-type="string" office:string-value="&quot;datum&quot;:&quot;03.02.13&quot;,&quot;uhrzeit&quot;:&quot;10:00&quot;,">
            <text:p>"datum":"03.02.13","uhrzeit":"10:00",</text:p>
          </table:table-cell>
          <table:table-cell table:formula="of:=&quot;&quot;&quot;heim&quot;&quot;:&quot;&quot;&quot;&amp;[.P159]&amp;&quot;&quot;&quot;,&quot;" office:value-type="string" office:string-value="&quot;heim&quot;:&quot;So&quot;,">
            <text:p>"heim":"So",</text:p>
          </table:table-cell>
          <table:table-cell table:formula="of:=&quot;&quot;&quot;gast&quot;&quot;:&quot;&quot;&quot;&amp;[.P159]&amp;&quot;&quot;&quot;}&quot;" office:value-type="string" office:string-value="&quot;gast&quot;:&quot;So&quot;}">
            <text:p>"gast":"So"}</text:p>
          </table:table-cell>
          <table:table-cell office:value-type="string">
            <text:p><text:s/></text:p>
          </table:table-cell>
        </table:table-row>
        <table:table-row table:style-name="ro2">
          <table:table-cell table:style-name="ce1" office:value-type="date" office:date-value="2013-02-03">
            <text:p>03.02.13</text:p>
          </table:table-cell>
          <table:table-cell table:style-name="ce3" office:value-type="time" office:time-value="PT10H00M00S">
            <text:p>10:00:00</text:p>
          </table:table-cell>
          <table:table-cell office:value-type="string">
            <text:p>SKC</text:p>
          </table:table-cell>
          <table:table-cell office:value-type="string">
            <text:p>Kapellen</text:p>
          </table:table-cell>
          <table:table-cell office:value-type="float" office:value="1">
            <text:p>1</text:p>
          </table:table-cell>
          <table:table-cell/>
          <table:table-cell table:number-columns-repeated="4"/>
          <table:table-cell table:formula="of:=IF(AND([.A160]=&quot;Bahn&quot;;[.K159]=-1);0;IF(AND([.A160]&lt;&gt;&quot;Bahn&quot;;[.K159]&lt;&gt;-1);[.K159]+1;[.K159]))" office:value-type="float" office:value="-1">
            <text:p>-1</text:p>
          </table:table-cell>
          <table:table-cell table:formula="of:=IF([.B160]=&quot;Spieltag&quot;;[.L159]+1;[.L159])" office:value-type="float" office:value="10">
            <text:p>10</text:p>
          </table:table-cell>
          <table:table-cell table:formula="of:=IF(AND([.K160]&gt;0;[.K160]&lt;&gt;[.K159]);[.A160];&quot;&quot;)">
            <text:p/>
          </table:table-cell>
          <table:table-cell table:formula="of:=IF([.O160]=1;VLOOKUP([.P160];[.K156:.M655];3;0);&quot;&quot;)">
            <text:p/>
          </table:table-cell>
          <table:table-cell table:formula="of:=IF([.A161]=&quot;So&quot;;1;[.O159]+1)" office:value-type="float" office:value="3">
            <text:p>3</text:p>
          </table:table-cell>
          <table:table-cell table:formula="of:=IF([.O160]=1;[.A160];IF([.O160]=2;[.A160];IF([.O160]=3;[.C160]&amp; &quot; &quot; &amp;[.D160]&amp;&quot; &quot;&amp;[.E160]&amp;&quot; &quot; &amp;[.F160];IF([.O160]=4;[.A160]&amp; &quot; &quot; &amp;[.B160]&amp;&quot; &quot;&amp;[.C160]&amp;&quot; &quot; &amp;[.D160]))))" office:value-type="string" office:string-value="SKC Kapellen 1 ">
            <text:p>SKC Kapellen 1 </text:p>
          </table:table-cell>
          <table:table-cell table:formula="of:=IF([.O160]=1;[.A160];IF([.O160]=2;TEXT([.A161];&quot;TT.MM.JJ&quot;);IF([.O160]=3;[.C160]&amp; &quot; &quot; &amp;[.D160]&amp;&quot; &quot;&amp;[.E160]&amp;&quot; &quot; &amp;[.F160];IF([.O160]=4;[.A160]&amp; &quot; &quot; &amp;[.B160]&amp;&quot; &quot;&amp;[.C160]&amp;&quot; &quot; &amp;[.D160]))))" office:value-type="string" office:string-value="SKC Kapellen 1 ">
            <text:p>SKC Kapellen 1 </text:p>
          </table:table-cell>
          <table:table-cell table:formula="of:=IF([.O160]=1;[.A160];IF([.O160]=2;TEXT([.B161];&quot;HH:MM&quot;);IF([.O160]=3;[.C160]&amp; &quot; &quot; &amp;[.D160]&amp;&quot; &quot;&amp;[.E160]&amp;&quot; &quot; &amp;[.F160];IF([.O160]=4;[.A160]&amp; &quot; &quot; &amp;[.B160]&amp;&quot; &quot;&amp;[.C160]&amp;&quot; &quot; &amp;[.D160]))))" office:value-type="string" office:string-value="SKC Kapellen 1 ">
            <text:p>SKC Kapellen 1 </text:p>
          </table:table-cell>
          <table:table-cell/>
          <table:table-cell table:formula="of:=INDIRECT(&quot;R&quot;&amp;ROW([.T160])&amp;&quot;C&quot;&amp;COLUMN([.T160])+[.O160];&quot;0&quot;)" office:value-type="string" office:string-value="&quot;heim&quot;:&quot;SKC Kapellen 1 &quot;,">
            <text:p>"heim":"SKC Kapellen 1 ",</text:p>
          </table:table-cell>
          <table:table-cell table:formula="of:=IF([.P160]&gt;1;&quot;,&quot;;&quot;&quot;)&amp;&quot;{ &quot;&quot;spielnr&quot;&quot;:&quot;&quot;&quot;&amp;[.P160]&amp;&quot;&quot;&quot;,&quot;&quot;spieltag&quot;&quot;:&quot;&quot;&quot;&amp;[.L160]&amp;&quot;&quot;&quot;,&quot;&quot;bahn&quot;&quot;:&quot;&quot;&quot;&amp;[.N160]&amp;&quot;&quot;&quot;,&quot;" office:value-type="string" office:string-value=",{ &quot;spielnr&quot;:&quot;SKC Kapellen 1 &quot;,&quot;spieltag&quot;:&quot;10&quot;,&quot;bahn&quot;:&quot;&quot;,">
            <text:p>,{ "spielnr":"SKC Kapellen 1 ","spieltag":"10","bahn":"",</text:p>
          </table:table-cell>
          <table:table-cell table:formula="of:=&quot;&quot;&quot;datum&quot;&quot;:&quot;&quot;&quot;&amp;[.Q160]&amp;&quot;&quot;&quot;,&quot;&quot;uhrzeit&quot;&quot;:&quot;&quot;&quot;&amp;[.R160]&amp;&quot;&quot;&quot;,&quot;" office:value-type="string" office:string-value="&quot;datum&quot;:&quot;SKC Kapellen 1 &quot;,&quot;uhrzeit&quot;:&quot;SKC Kapellen 1 &quot;,">
            <text:p>"datum":"SKC Kapellen 1 ","uhrzeit":"SKC Kapellen 1 ",</text:p>
          </table:table-cell>
          <table:table-cell table:formula="of:=&quot;&quot;&quot;heim&quot;&quot;:&quot;&quot;&quot;&amp;[.P160]&amp;&quot;&quot;&quot;,&quot;" office:value-type="string" office:string-value="&quot;heim&quot;:&quot;SKC Kapellen 1 &quot;,">
            <text:p>"heim":"SKC Kapellen 1 ",</text:p>
          </table:table-cell>
          <table:table-cell table:formula="of:=&quot;&quot;&quot;gast&quot;&quot;:&quot;&quot;&quot;&amp;[.P160]&amp;&quot;&quot;&quot;}&quot;" office:value-type="string" office:string-value="&quot;gast&quot;:&quot;SKC Kapellen 1 &quot;}">
            <text:p>"gast":"SKC Kapellen 1 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BW</text:p>
          </table:table-cell>
          <table:table-cell office:value-type="float" office:value="61">
            <text:p>61</text:p>
          </table:table-cell>
          <table:table-cell office:value-type="string">
            <text:p>Mülheim</text:p>
          </table:table-cell>
          <table:table-cell office:value-type="float" office:value="3">
            <text:p>3</text:p>
          </table:table-cell>
          <table:table-cell table:number-columns-repeated="2"/>
          <table:table-cell table:number-columns-repeated="4"/>
          <table:table-cell table:formula="of:=IF(AND([.A161]=&quot;Bahn&quot;;[.K160]=-1);0;IF(AND([.A161]&lt;&gt;&quot;Bahn&quot;;[.K160]&lt;&gt;-1);[.K160]+1;[.K160]))" office:value-type="float" office:value="-1">
            <text:p>-1</text:p>
          </table:table-cell>
          <table:table-cell table:formula="of:=IF([.B161]=&quot;Spieltag&quot;;[.L160]+1;[.L160])" office:value-type="float" office:value="10">
            <text:p>10</text:p>
          </table:table-cell>
          <table:table-cell table:formula="of:=IF(AND([.K161]&gt;0;[.K161]&lt;&gt;[.K160]);[.A161];&quot;&quot;)">
            <text:p/>
          </table:table-cell>
          <table:table-cell table:formula="of:=IF([.O161]=1;VLOOKUP([.P161];[.K157:.M656];3;0);&quot;&quot;)">
            <text:p/>
          </table:table-cell>
          <table:table-cell table:formula="of:=IF([.A162]=&quot;So&quot;;1;[.O160]+1)" office:value-type="float" office:value="4">
            <text:p>4</text:p>
          </table:table-cell>
          <table:table-cell table:formula="of:=IF([.O161]=1;[.A161];IF([.O161]=2;[.A161];IF([.O161]=3;[.C161]&amp; &quot; &quot; &amp;[.D161]&amp;&quot; &quot;&amp;[.E161]&amp;&quot; &quot; &amp;[.F161];IF([.O161]=4;[.A161]&amp; &quot; &quot; &amp;[.B161]&amp;&quot; &quot;&amp;[.C161]&amp;&quot; &quot; &amp;[.D161]))))" office:value-type="string" office:string-value="BW 61 Mülheim 3">
            <text:p>BW 61 Mülheim 3</text:p>
          </table:table-cell>
          <table:table-cell table:formula="of:=IF([.O161]=1;[.A161];IF([.O161]=2;TEXT([.A162];&quot;TT.MM.JJ&quot;);IF([.O161]=3;[.C161]&amp; &quot; &quot; &amp;[.D161]&amp;&quot; &quot;&amp;[.E161]&amp;&quot; &quot; &amp;[.F161];IF([.O161]=4;[.A161]&amp; &quot; &quot; &amp;[.B161]&amp;&quot; &quot;&amp;[.C161]&amp;&quot; &quot; &amp;[.D161]))))" office:value-type="string" office:string-value="BW 61 Mülheim 3">
            <text:p>BW 61 Mülheim 3</text:p>
          </table:table-cell>
          <table:table-cell table:formula="of:=IF([.O161]=1;[.A161];IF([.O161]=2;TEXT([.B162];&quot;HH:MM&quot;);IF([.O161]=3;[.C161]&amp; &quot; &quot; &amp;[.D161]&amp;&quot; &quot;&amp;[.E161]&amp;&quot; &quot; &amp;[.F161];IF([.O161]=4;[.A161]&amp; &quot; &quot; &amp;[.B161]&amp;&quot; &quot;&amp;[.C161]&amp;&quot; &quot; &amp;[.D161]))))" office:value-type="string" office:string-value="BW 61 Mülheim 3">
            <text:p>BW 61 Mülheim 3</text:p>
          </table:table-cell>
          <table:table-cell/>
          <table:table-cell table:formula="of:=INDIRECT(&quot;R&quot;&amp;ROW([.T161])&amp;&quot;C&quot;&amp;COLUMN([.T161])+[.O161];&quot;0&quot;)" office:value-type="string" office:string-value="&quot;gast&quot;:&quot;BW 61 Mülheim 3&quot;}">
            <text:p>"gast":"BW 61 Mülheim 3"}</text:p>
          </table:table-cell>
          <table:table-cell table:formula="of:=IF([.P161]&gt;1;&quot;,&quot;;&quot;&quot;)&amp;&quot;{ &quot;&quot;spielnr&quot;&quot;:&quot;&quot;&quot;&amp;[.P161]&amp;&quot;&quot;&quot;,&quot;&quot;spieltag&quot;&quot;:&quot;&quot;&quot;&amp;[.L161]&amp;&quot;&quot;&quot;,&quot;&quot;bahn&quot;&quot;:&quot;&quot;&quot;&amp;[.N161]&amp;&quot;&quot;&quot;,&quot;" office:value-type="string" office:string-value=",{ &quot;spielnr&quot;:&quot;BW 61 Mülheim 3&quot;,&quot;spieltag&quot;:&quot;10&quot;,&quot;bahn&quot;:&quot;&quot;,">
            <text:p>,{ "spielnr":"BW 61 Mülheim 3","spieltag":"10","bahn":"",</text:p>
          </table:table-cell>
          <table:table-cell table:formula="of:=&quot;&quot;&quot;datum&quot;&quot;:&quot;&quot;&quot;&amp;[.Q161]&amp;&quot;&quot;&quot;,&quot;&quot;uhrzeit&quot;&quot;:&quot;&quot;&quot;&amp;[.R161]&amp;&quot;&quot;&quot;,&quot;" office:value-type="string" office:string-value="&quot;datum&quot;:&quot;BW 61 Mülheim 3&quot;,&quot;uhrzeit&quot;:&quot;BW 61 Mülheim 3&quot;,">
            <text:p>"datum":"BW 61 Mülheim 3","uhrzeit":"BW 61 Mülheim 3",</text:p>
          </table:table-cell>
          <table:table-cell table:formula="of:=&quot;&quot;&quot;heim&quot;&quot;:&quot;&quot;&quot;&amp;[.P161]&amp;&quot;&quot;&quot;,&quot;" office:value-type="string" office:string-value="&quot;heim&quot;:&quot;BW 61 Mülheim 3&quot;,">
            <text:p>"heim":"BW 61 Mülheim 3",</text:p>
          </table:table-cell>
          <table:table-cell table:formula="of:=&quot;&quot;&quot;gast&quot;&quot;:&quot;&quot;&quot;&amp;[.P161]&amp;&quot;&quot;&quot;}&quot;" office:value-type="string" office:string-value="&quot;gast&quot;:&quot;BW 61 Mülheim 3&quot;}">
            <text:p>"gast":"BW 61 Mülheim 3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float" office:value="38">
            <text:p>38</text:p>
          </table:table-cell>
          <table:table-cell table:number-columns-repeated="5"/>
          <table:table-cell table:number-columns-repeated="4"/>
          <table:table-cell table:formula="of:=IF(AND([.A162]=&quot;Bahn&quot;;[.K161]=-1);0;IF(AND([.A162]&lt;&gt;&quot;Bahn&quot;;[.K161]&lt;&gt;-1);[.K161]+1;[.K161]))" office:value-type="float" office:value="-1">
            <text:p>-1</text:p>
          </table:table-cell>
          <table:table-cell table:formula="of:=IF([.B162]=&quot;Spieltag&quot;;[.L161]+1;[.L161])" office:value-type="float" office:value="10">
            <text:p>10</text:p>
          </table:table-cell>
          <table:table-cell table:formula="of:=IF(AND([.K162]&gt;0;[.K162]&lt;&gt;[.K161]);[.A162];&quot;&quot;)">
            <text:p/>
          </table:table-cell>
          <table:table-cell table:formula="of:=IF([.O162]=1;VLOOKUP([.P162];[.K158:.M657];3;0);&quot;&quot;)" office:value-type="string" office:string-value="1-4">
            <text:p>1-4</text:p>
          </table:table-cell>
          <table:table-cell table:formula="of:=IF([.A163]=&quot;So&quot;;1;[.O161]+1)" office:value-type="float" office:value="1">
            <text:p>1</text:p>
          </table:table-cell>
          <table:table-cell table:formula="of:=IF([.O162]=1;[.A162];IF([.O162]=2;[.A162];IF([.O162]=3;[.C162]&amp; &quot; &quot; &amp;[.D162]&amp;&quot; &quot;&amp;[.E162]&amp;&quot; &quot; &amp;[.F162];IF([.O162]=4;[.A162]&amp; &quot; &quot; &amp;[.B162]&amp;&quot; &quot;&amp;[.C162]&amp;&quot; &quot; &amp;[.D162]))))" office:value-type="float" office:value="38">
            <text:p>38</text:p>
          </table:table-cell>
          <table:table-cell table:formula="of:=IF([.O162]=1;[.A162];IF([.O162]=2;TEXT([.A163];&quot;TT.MM.JJ&quot;);IF([.O162]=3;[.C162]&amp; &quot; &quot; &amp;[.D162]&amp;&quot; &quot;&amp;[.E162]&amp;&quot; &quot; &amp;[.F162];IF([.O162]=4;[.A162]&amp; &quot; &quot; &amp;[.B162]&amp;&quot; &quot;&amp;[.C162]&amp;&quot; &quot; &amp;[.D162]))))" office:value-type="float" office:value="38">
            <text:p>38</text:p>
          </table:table-cell>
          <table:table-cell table:formula="of:=IF([.O162]=1;[.A162];IF([.O162]=2;TEXT([.B163];&quot;HH:MM&quot;);IF([.O162]=3;[.C162]&amp; &quot; &quot; &amp;[.D162]&amp;&quot; &quot;&amp;[.E162]&amp;&quot; &quot; &amp;[.F162];IF([.O162]=4;[.A162]&amp; &quot; &quot; &amp;[.B162]&amp;&quot; &quot;&amp;[.C162]&amp;&quot; &quot; &amp;[.D162]))))" office:value-type="float" office:value="38">
            <text:p>38</text:p>
          </table:table-cell>
          <table:table-cell/>
          <table:table-cell table:formula="of:=INDIRECT(&quot;R&quot;&amp;ROW([.T162])&amp;&quot;C&quot;&amp;COLUMN([.T162])+[.O162];&quot;0&quot;)" office:value-type="string" office:string-value=",{ &quot;spielnr&quot;:&quot;38&quot;,&quot;spieltag&quot;:&quot;10&quot;,&quot;bahn&quot;:&quot;1-4&quot;,">
            <text:p>,{ "spielnr":"38","spieltag":"10","bahn":"1-4",</text:p>
          </table:table-cell>
          <table:table-cell table:formula="of:=IF([.P162]&gt;1;&quot;,&quot;;&quot;&quot;)&amp;&quot;{ &quot;&quot;spielnr&quot;&quot;:&quot;&quot;&quot;&amp;[.P162]&amp;&quot;&quot;&quot;,&quot;&quot;spieltag&quot;&quot;:&quot;&quot;&quot;&amp;[.L162]&amp;&quot;&quot;&quot;,&quot;&quot;bahn&quot;&quot;:&quot;&quot;&quot;&amp;[.N162]&amp;&quot;&quot;&quot;,&quot;" office:value-type="string" office:string-value=",{ &quot;spielnr&quot;:&quot;38&quot;,&quot;spieltag&quot;:&quot;10&quot;,&quot;bahn&quot;:&quot;1-4&quot;,">
            <text:p>,{ "spielnr":"38","spieltag":"10","bahn":"1-4",</text:p>
          </table:table-cell>
          <table:table-cell table:formula="of:=&quot;&quot;&quot;datum&quot;&quot;:&quot;&quot;&quot;&amp;[.Q162]&amp;&quot;&quot;&quot;,&quot;&quot;uhrzeit&quot;&quot;:&quot;&quot;&quot;&amp;[.R162]&amp;&quot;&quot;&quot;,&quot;" office:value-type="string" office:string-value="&quot;datum&quot;:&quot;38&quot;,&quot;uhrzeit&quot;:&quot;38&quot;,">
            <text:p>"datum":"38","uhrzeit":"38",</text:p>
          </table:table-cell>
          <table:table-cell table:formula="of:=&quot;&quot;&quot;heim&quot;&quot;:&quot;&quot;&quot;&amp;[.P162]&amp;&quot;&quot;&quot;,&quot;" office:value-type="string" office:string-value="&quot;heim&quot;:&quot;38&quot;,">
            <text:p>"heim":"38",</text:p>
          </table:table-cell>
          <table:table-cell table:formula="of:=&quot;&quot;&quot;gast&quot;&quot;:&quot;&quot;&quot;&amp;[.P162]&amp;&quot;&quot;&quot;}&quot;" office:value-type="string" office:string-value="&quot;gast&quot;:&quot;38&quot;}">
            <text:p>"gast":"38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So</text:p>
          </table:table-cell>
          <table:table-cell table:number-columns-repeated="5"/>
          <table:table-cell table:number-columns-repeated="4"/>
          <table:table-cell table:formula="of:=IF(AND([.A163]=&quot;Bahn&quot;;[.K162]=-1);0;IF(AND([.A163]&lt;&gt;&quot;Bahn&quot;;[.K162]&lt;&gt;-1);[.K162]+1;[.K162]))" office:value-type="float" office:value="-1">
            <text:p>-1</text:p>
          </table:table-cell>
          <table:table-cell table:formula="of:=IF([.B163]=&quot;Spieltag&quot;;[.L162]+1;[.L162])" office:value-type="float" office:value="10">
            <text:p>10</text:p>
          </table:table-cell>
          <table:table-cell table:formula="of:=IF(AND([.K163]&gt;0;[.K163]&lt;&gt;[.K162]);[.A163];&quot;&quot;)">
            <text:p/>
          </table:table-cell>
          <table:table-cell table:formula="of:=IF([.O163]=1;VLOOKUP([.P163];[.K159:.M658];3;0);&quot;&quot;)">
            <text:p/>
          </table:table-cell>
          <table:table-cell table:formula="of:=IF([.A164]=&quot;So&quot;;1;[.O162]+1)" office:value-type="float" office:value="2">
            <text:p>2</text:p>
          </table:table-cell>
          <table:table-cell table:formula="of:=IF([.O163]=1;[.A163];IF([.O163]=2;[.A163];IF([.O163]=3;[.C163]&amp; &quot; &quot; &amp;[.D163]&amp;&quot; &quot;&amp;[.E163]&amp;&quot; &quot; &amp;[.F163];IF([.O163]=4;[.A163]&amp; &quot; &quot; &amp;[.B163]&amp;&quot; &quot;&amp;[.C163]&amp;&quot; &quot; &amp;[.D163]))))" office:value-type="string" office:string-value="So">
            <text:p>So</text:p>
          </table:table-cell>
          <table:table-cell table:formula="of:=IF([.O163]=1;[.A163];IF([.O163]=2;TEXT([.A164];&quot;TT.MM.JJ&quot;);IF([.O163]=3;[.C163]&amp; &quot; &quot; &amp;[.D163]&amp;&quot; &quot;&amp;[.E163]&amp;&quot; &quot; &amp;[.F163];IF([.O163]=4;[.A163]&amp; &quot; &quot; &amp;[.B163]&amp;&quot; &quot;&amp;[.C163]&amp;&quot; &quot; &amp;[.D163]))))" office:value-type="string" office:string-value="03.02.13">
            <text:p>03.02.13</text:p>
          </table:table-cell>
          <table:table-cell table:formula="of:=IF([.O163]=1;[.A163];IF([.O163]=2;TEXT([.B164];&quot;HH:MM&quot;);IF([.O163]=3;[.C163]&amp; &quot; &quot; &amp;[.D163]&amp;&quot; &quot;&amp;[.E163]&amp;&quot; &quot; &amp;[.F163];IF([.O163]=4;[.A163]&amp; &quot; &quot; &amp;[.B163]&amp;&quot; &quot;&amp;[.C163]&amp;&quot; &quot; &amp;[.D163]))))" office:value-type="string" office:string-value="13:00">
            <text:p>13:00</text:p>
          </table:table-cell>
          <table:table-cell/>
          <table:table-cell table:formula="of:=INDIRECT(&quot;R&quot;&amp;ROW([.T163])&amp;&quot;C&quot;&amp;COLUMN([.T163])+[.O163];&quot;0&quot;)" office:value-type="string" office:string-value="&quot;datum&quot;:&quot;03.02.13&quot;,&quot;uhrzeit&quot;:&quot;13:00&quot;,">
            <text:p>"datum":"03.02.13","uhrzeit":"13:00",</text:p>
          </table:table-cell>
          <table:table-cell table:formula="of:=IF([.P163]&gt;1;&quot;,&quot;;&quot;&quot;)&amp;&quot;{ &quot;&quot;spielnr&quot;&quot;:&quot;&quot;&quot;&amp;[.P163]&amp;&quot;&quot;&quot;,&quot;&quot;spieltag&quot;&quot;:&quot;&quot;&quot;&amp;[.L163]&amp;&quot;&quot;&quot;,&quot;&quot;bahn&quot;&quot;:&quot;&quot;&quot;&amp;[.N163]&amp;&quot;&quot;&quot;,&quot;" office:value-type="string" office:string-value=",{ &quot;spielnr&quot;:&quot;So&quot;,&quot;spieltag&quot;:&quot;10&quot;,&quot;bahn&quot;:&quot;&quot;,">
            <text:p>,{ "spielnr":"So","spieltag":"10","bahn":"",</text:p>
          </table:table-cell>
          <table:table-cell table:formula="of:=&quot;&quot;&quot;datum&quot;&quot;:&quot;&quot;&quot;&amp;[.Q163]&amp;&quot;&quot;&quot;,&quot;&quot;uhrzeit&quot;&quot;:&quot;&quot;&quot;&amp;[.R163]&amp;&quot;&quot;&quot;,&quot;" office:value-type="string" office:string-value="&quot;datum&quot;:&quot;03.02.13&quot;,&quot;uhrzeit&quot;:&quot;13:00&quot;,">
            <text:p>"datum":"03.02.13","uhrzeit":"13:00",</text:p>
          </table:table-cell>
          <table:table-cell table:formula="of:=&quot;&quot;&quot;heim&quot;&quot;:&quot;&quot;&quot;&amp;[.P163]&amp;&quot;&quot;&quot;,&quot;" office:value-type="string" office:string-value="&quot;heim&quot;:&quot;So&quot;,">
            <text:p>"heim":"So",</text:p>
          </table:table-cell>
          <table:table-cell table:formula="of:=&quot;&quot;&quot;gast&quot;&quot;:&quot;&quot;&quot;&amp;[.P163]&amp;&quot;&quot;&quot;}&quot;" office:value-type="string" office:string-value="&quot;gast&quot;:&quot;So&quot;}">
            <text:p>"gast":"So"}</text:p>
          </table:table-cell>
          <table:table-cell office:value-type="string">
            <text:p><text:s/></text:p>
          </table:table-cell>
        </table:table-row>
        <table:table-row table:style-name="ro2">
          <table:table-cell table:style-name="ce1" office:value-type="date" office:date-value="2013-02-03">
            <text:p>03.02.13</text:p>
          </table:table-cell>
          <table:table-cell table:style-name="ce3" office:value-type="time" office:time-value="PT13H00M00S">
            <text:p>13:00:00</text:p>
          </table:table-cell>
          <table:table-cell office:value-type="string">
            <text:p>SKV</text:p>
          </table:table-cell>
          <table:table-cell office:value-type="string">
            <text:p>Rees</text:p>
          </table:table-cell>
          <table:table-cell office:value-type="float" office:value="3">
            <text:p>3</text:p>
          </table:table-cell>
          <table:table-cell/>
          <table:table-cell table:number-columns-repeated="4"/>
          <table:table-cell table:formula="of:=IF(AND([.A164]=&quot;Bahn&quot;;[.K163]=-1);0;IF(AND([.A164]&lt;&gt;&quot;Bahn&quot;;[.K163]&lt;&gt;-1);[.K163]+1;[.K163]))" office:value-type="float" office:value="-1">
            <text:p>-1</text:p>
          </table:table-cell>
          <table:table-cell table:formula="of:=IF([.B164]=&quot;Spieltag&quot;;[.L163]+1;[.L163])" office:value-type="float" office:value="10">
            <text:p>10</text:p>
          </table:table-cell>
          <table:table-cell table:formula="of:=IF(AND([.K164]&gt;0;[.K164]&lt;&gt;[.K163]);[.A164];&quot;&quot;)">
            <text:p/>
          </table:table-cell>
          <table:table-cell table:formula="of:=IF([.O164]=1;VLOOKUP([.P164];[.K160:.M659];3;0);&quot;&quot;)">
            <text:p/>
          </table:table-cell>
          <table:table-cell table:formula="of:=IF([.A165]=&quot;So&quot;;1;[.O163]+1)" office:value-type="float" office:value="3">
            <text:p>3</text:p>
          </table:table-cell>
          <table:table-cell table:formula="of:=IF([.O164]=1;[.A164];IF([.O164]=2;[.A164];IF([.O164]=3;[.C164]&amp; &quot; &quot; &amp;[.D164]&amp;&quot; &quot;&amp;[.E164]&amp;&quot; &quot; &amp;[.F164];IF([.O164]=4;[.A164]&amp; &quot; &quot; &amp;[.B164]&amp;&quot; &quot;&amp;[.C164]&amp;&quot; &quot; &amp;[.D164]))))" office:value-type="string" office:string-value="SKV Rees 3 ">
            <text:p>SKV Rees 3 </text:p>
          </table:table-cell>
          <table:table-cell table:formula="of:=IF([.O164]=1;[.A164];IF([.O164]=2;TEXT([.A165];&quot;TT.MM.JJ&quot;);IF([.O164]=3;[.C164]&amp; &quot; &quot; &amp;[.D164]&amp;&quot; &quot;&amp;[.E164]&amp;&quot; &quot; &amp;[.F164];IF([.O164]=4;[.A164]&amp; &quot; &quot; &amp;[.B164]&amp;&quot; &quot;&amp;[.C164]&amp;&quot; &quot; &amp;[.D164]))))" office:value-type="string" office:string-value="SKV Rees 3 ">
            <text:p>SKV Rees 3 </text:p>
          </table:table-cell>
          <table:table-cell table:formula="of:=IF([.O164]=1;[.A164];IF([.O164]=2;TEXT([.B165];&quot;HH:MM&quot;);IF([.O164]=3;[.C164]&amp; &quot; &quot; &amp;[.D164]&amp;&quot; &quot;&amp;[.E164]&amp;&quot; &quot; &amp;[.F164];IF([.O164]=4;[.A164]&amp; &quot; &quot; &amp;[.B164]&amp;&quot; &quot;&amp;[.C164]&amp;&quot; &quot; &amp;[.D164]))))" office:value-type="string" office:string-value="SKV Rees 3 ">
            <text:p>SKV Rees 3 </text:p>
          </table:table-cell>
          <table:table-cell/>
          <table:table-cell table:formula="of:=INDIRECT(&quot;R&quot;&amp;ROW([.T164])&amp;&quot;C&quot;&amp;COLUMN([.T164])+[.O164];&quot;0&quot;)" office:value-type="string" office:string-value="&quot;heim&quot;:&quot;SKV Rees 3 &quot;,">
            <text:p>"heim":"SKV Rees 3 ",</text:p>
          </table:table-cell>
          <table:table-cell table:formula="of:=IF([.P164]&gt;1;&quot;,&quot;;&quot;&quot;)&amp;&quot;{ &quot;&quot;spielnr&quot;&quot;:&quot;&quot;&quot;&amp;[.P164]&amp;&quot;&quot;&quot;,&quot;&quot;spieltag&quot;&quot;:&quot;&quot;&quot;&amp;[.L164]&amp;&quot;&quot;&quot;,&quot;&quot;bahn&quot;&quot;:&quot;&quot;&quot;&amp;[.N164]&amp;&quot;&quot;&quot;,&quot;" office:value-type="string" office:string-value=",{ &quot;spielnr&quot;:&quot;SKV Rees 3 &quot;,&quot;spieltag&quot;:&quot;10&quot;,&quot;bahn&quot;:&quot;&quot;,">
            <text:p>,{ "spielnr":"SKV Rees 3 ","spieltag":"10","bahn":"",</text:p>
          </table:table-cell>
          <table:table-cell table:formula="of:=&quot;&quot;&quot;datum&quot;&quot;:&quot;&quot;&quot;&amp;[.Q164]&amp;&quot;&quot;&quot;,&quot;&quot;uhrzeit&quot;&quot;:&quot;&quot;&quot;&amp;[.R164]&amp;&quot;&quot;&quot;,&quot;" office:value-type="string" office:string-value="&quot;datum&quot;:&quot;SKV Rees 3 &quot;,&quot;uhrzeit&quot;:&quot;SKV Rees 3 &quot;,">
            <text:p>"datum":"SKV Rees 3 ","uhrzeit":"SKV Rees 3 ",</text:p>
          </table:table-cell>
          <table:table-cell table:formula="of:=&quot;&quot;&quot;heim&quot;&quot;:&quot;&quot;&quot;&amp;[.P164]&amp;&quot;&quot;&quot;,&quot;" office:value-type="string" office:string-value="&quot;heim&quot;:&quot;SKV Rees 3 &quot;,">
            <text:p>"heim":"SKV Rees 3 ",</text:p>
          </table:table-cell>
          <table:table-cell table:formula="of:=&quot;&quot;&quot;gast&quot;&quot;:&quot;&quot;&quot;&amp;[.P164]&amp;&quot;&quot;&quot;}&quot;" office:value-type="string" office:string-value="&quot;gast&quot;:&quot;SKV Rees 3 &quot;}">
            <text:p>"gast":"SKV Rees 3 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KSG</text:p>
          </table:table-cell>
          <table:table-cell office:value-type="float" office:value="31">
            <text:p>31</text:p>
          </table:table-cell>
          <table:table-cell office:value-type="string">
            <text:p>Essen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4"/>
          <table:table-cell table:formula="of:=IF(AND([.A165]=&quot;Bahn&quot;;[.K164]=-1);0;IF(AND([.A165]&lt;&gt;&quot;Bahn&quot;;[.K164]&lt;&gt;-1);[.K164]+1;[.K164]))" office:value-type="float" office:value="-1">
            <text:p>-1</text:p>
          </table:table-cell>
          <table:table-cell table:formula="of:=IF([.B165]=&quot;Spieltag&quot;;[.L164]+1;[.L164])" office:value-type="float" office:value="10">
            <text:p>10</text:p>
          </table:table-cell>
          <table:table-cell table:formula="of:=IF(AND([.K165]&gt;0;[.K165]&lt;&gt;[.K164]);[.A165];&quot;&quot;)">
            <text:p/>
          </table:table-cell>
          <table:table-cell table:formula="of:=IF([.O165]=1;VLOOKUP([.P165];[.K161:.M660];3;0);&quot;&quot;)">
            <text:p/>
          </table:table-cell>
          <table:table-cell table:formula="of:=IF([.A166]=&quot;So&quot;;1;[.O164]+1)" office:value-type="float" office:value="4">
            <text:p>4</text:p>
          </table:table-cell>
          <table:table-cell table:formula="of:=IF([.O165]=1;[.A165];IF([.O165]=2;[.A165];IF([.O165]=3;[.C165]&amp; &quot; &quot; &amp;[.D165]&amp;&quot; &quot;&amp;[.E165]&amp;&quot; &quot; &amp;[.F165];IF([.O165]=4;[.A165]&amp; &quot; &quot; &amp;[.B165]&amp;&quot; &quot;&amp;[.C165]&amp;&quot; &quot; &amp;[.D165]))))" office:value-type="string" office:string-value="KSG 31 Essen 2">
            <text:p>KSG 31 Essen 2</text:p>
          </table:table-cell>
          <table:table-cell table:formula="of:=IF([.O165]=1;[.A165];IF([.O165]=2;TEXT([.A166];&quot;TT.MM.JJ&quot;);IF([.O165]=3;[.C165]&amp; &quot; &quot; &amp;[.D165]&amp;&quot; &quot;&amp;[.E165]&amp;&quot; &quot; &amp;[.F165];IF([.O165]=4;[.A165]&amp; &quot; &quot; &amp;[.B165]&amp;&quot; &quot;&amp;[.C165]&amp;&quot; &quot; &amp;[.D165]))))" office:value-type="string" office:string-value="KSG 31 Essen 2">
            <text:p>KSG 31 Essen 2</text:p>
          </table:table-cell>
          <table:table-cell table:formula="of:=IF([.O165]=1;[.A165];IF([.O165]=2;TEXT([.B166];&quot;HH:MM&quot;);IF([.O165]=3;[.C165]&amp; &quot; &quot; &amp;[.D165]&amp;&quot; &quot;&amp;[.E165]&amp;&quot; &quot; &amp;[.F165];IF([.O165]=4;[.A165]&amp; &quot; &quot; &amp;[.B165]&amp;&quot; &quot;&amp;[.C165]&amp;&quot; &quot; &amp;[.D165]))))" office:value-type="string" office:string-value="KSG 31 Essen 2">
            <text:p>KSG 31 Essen 2</text:p>
          </table:table-cell>
          <table:table-cell/>
          <table:table-cell table:formula="of:=INDIRECT(&quot;R&quot;&amp;ROW([.T165])&amp;&quot;C&quot;&amp;COLUMN([.T165])+[.O165];&quot;0&quot;)" office:value-type="string" office:string-value="&quot;gast&quot;:&quot;KSG 31 Essen 2&quot;}">
            <text:p>"gast":"KSG 31 Essen 2"}</text:p>
          </table:table-cell>
          <table:table-cell table:formula="of:=IF([.P165]&gt;1;&quot;,&quot;;&quot;&quot;)&amp;&quot;{ &quot;&quot;spielnr&quot;&quot;:&quot;&quot;&quot;&amp;[.P165]&amp;&quot;&quot;&quot;,&quot;&quot;spieltag&quot;&quot;:&quot;&quot;&quot;&amp;[.L165]&amp;&quot;&quot;&quot;,&quot;&quot;bahn&quot;&quot;:&quot;&quot;&quot;&amp;[.N165]&amp;&quot;&quot;&quot;,&quot;" office:value-type="string" office:string-value=",{ &quot;spielnr&quot;:&quot;KSG 31 Essen 2&quot;,&quot;spieltag&quot;:&quot;10&quot;,&quot;bahn&quot;:&quot;&quot;,">
            <text:p>,{ "spielnr":"KSG 31 Essen 2","spieltag":"10","bahn":"",</text:p>
          </table:table-cell>
          <table:table-cell table:formula="of:=&quot;&quot;&quot;datum&quot;&quot;:&quot;&quot;&quot;&amp;[.Q165]&amp;&quot;&quot;&quot;,&quot;&quot;uhrzeit&quot;&quot;:&quot;&quot;&quot;&amp;[.R165]&amp;&quot;&quot;&quot;,&quot;" office:value-type="string" office:string-value="&quot;datum&quot;:&quot;KSG 31 Essen 2&quot;,&quot;uhrzeit&quot;:&quot;KSG 31 Essen 2&quot;,">
            <text:p>"datum":"KSG 31 Essen 2","uhrzeit":"KSG 31 Essen 2",</text:p>
          </table:table-cell>
          <table:table-cell table:formula="of:=&quot;&quot;&quot;heim&quot;&quot;:&quot;&quot;&quot;&amp;[.P165]&amp;&quot;&quot;&quot;,&quot;" office:value-type="string" office:string-value="&quot;heim&quot;:&quot;KSG 31 Essen 2&quot;,">
            <text:p>"heim":"KSG 31 Essen 2",</text:p>
          </table:table-cell>
          <table:table-cell table:formula="of:=&quot;&quot;&quot;gast&quot;&quot;:&quot;&quot;&quot;&amp;[.P165]&amp;&quot;&quot;&quot;}&quot;" office:value-type="string" office:string-value="&quot;gast&quot;:&quot;KSG 31 Essen 2&quot;}">
            <text:p>"gast":"KSG 31 Essen 2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float" office:value="39">
            <text:p>39</text:p>
          </table:table-cell>
          <table:table-cell table:number-columns-repeated="5"/>
          <table:table-cell table:number-columns-repeated="4"/>
          <table:table-cell table:formula="of:=IF(AND([.A166]=&quot;Bahn&quot;;[.K165]=-1);0;IF(AND([.A166]&lt;&gt;&quot;Bahn&quot;;[.K165]&lt;&gt;-1);[.K165]+1;[.K165]))" office:value-type="float" office:value="-1">
            <text:p>-1</text:p>
          </table:table-cell>
          <table:table-cell table:formula="of:=IF([.B166]=&quot;Spieltag&quot;;[.L165]+1;[.L165])" office:value-type="float" office:value="10">
            <text:p>10</text:p>
          </table:table-cell>
          <table:table-cell table:formula="of:=IF(AND([.K166]&gt;0;[.K166]&lt;&gt;[.K165]);[.A166];&quot;&quot;)">
            <text:p/>
          </table:table-cell>
          <table:table-cell table:formula="of:=IF([.O166]=1;VLOOKUP([.P166];[.K162:.M661];3;0);&quot;&quot;)" office:value-type="string" office:string-value="1-4">
            <text:p>1-4</text:p>
          </table:table-cell>
          <table:table-cell table:formula="of:=IF([.A167]=&quot;So&quot;;1;[.O165]+1)" office:value-type="float" office:value="1">
            <text:p>1</text:p>
          </table:table-cell>
          <table:table-cell table:formula="of:=IF([.O166]=1;[.A166];IF([.O166]=2;[.A166];IF([.O166]=3;[.C166]&amp; &quot; &quot; &amp;[.D166]&amp;&quot; &quot;&amp;[.E166]&amp;&quot; &quot; &amp;[.F166];IF([.O166]=4;[.A166]&amp; &quot; &quot; &amp;[.B166]&amp;&quot; &quot;&amp;[.C166]&amp;&quot; &quot; &amp;[.D166]))))" office:value-type="float" office:value="39">
            <text:p>39</text:p>
          </table:table-cell>
          <table:table-cell table:formula="of:=IF([.O166]=1;[.A166];IF([.O166]=2;TEXT([.A167];&quot;TT.MM.JJ&quot;);IF([.O166]=3;[.C166]&amp; &quot; &quot; &amp;[.D166]&amp;&quot; &quot;&amp;[.E166]&amp;&quot; &quot; &amp;[.F166];IF([.O166]=4;[.A166]&amp; &quot; &quot; &amp;[.B166]&amp;&quot; &quot;&amp;[.C166]&amp;&quot; &quot; &amp;[.D166]))))" office:value-type="float" office:value="39">
            <text:p>39</text:p>
          </table:table-cell>
          <table:table-cell table:formula="of:=IF([.O166]=1;[.A166];IF([.O166]=2;TEXT([.B167];&quot;HH:MM&quot;);IF([.O166]=3;[.C166]&amp; &quot; &quot; &amp;[.D166]&amp;&quot; &quot;&amp;[.E166]&amp;&quot; &quot; &amp;[.F166];IF([.O166]=4;[.A166]&amp; &quot; &quot; &amp;[.B166]&amp;&quot; &quot;&amp;[.C166]&amp;&quot; &quot; &amp;[.D166]))))" office:value-type="float" office:value="39">
            <text:p>39</text:p>
          </table:table-cell>
          <table:table-cell/>
          <table:table-cell table:formula="of:=INDIRECT(&quot;R&quot;&amp;ROW([.T166])&amp;&quot;C&quot;&amp;COLUMN([.T166])+[.O166];&quot;0&quot;)" office:value-type="string" office:string-value=",{ &quot;spielnr&quot;:&quot;39&quot;,&quot;spieltag&quot;:&quot;10&quot;,&quot;bahn&quot;:&quot;1-4&quot;,">
            <text:p>,{ "spielnr":"39","spieltag":"10","bahn":"1-4",</text:p>
          </table:table-cell>
          <table:table-cell table:formula="of:=IF([.P166]&gt;1;&quot;,&quot;;&quot;&quot;)&amp;&quot;{ &quot;&quot;spielnr&quot;&quot;:&quot;&quot;&quot;&amp;[.P166]&amp;&quot;&quot;&quot;,&quot;&quot;spieltag&quot;&quot;:&quot;&quot;&quot;&amp;[.L166]&amp;&quot;&quot;&quot;,&quot;&quot;bahn&quot;&quot;:&quot;&quot;&quot;&amp;[.N166]&amp;&quot;&quot;&quot;,&quot;" office:value-type="string" office:string-value=",{ &quot;spielnr&quot;:&quot;39&quot;,&quot;spieltag&quot;:&quot;10&quot;,&quot;bahn&quot;:&quot;1-4&quot;,">
            <text:p>,{ "spielnr":"39","spieltag":"10","bahn":"1-4",</text:p>
          </table:table-cell>
          <table:table-cell table:formula="of:=&quot;&quot;&quot;datum&quot;&quot;:&quot;&quot;&quot;&amp;[.Q166]&amp;&quot;&quot;&quot;,&quot;&quot;uhrzeit&quot;&quot;:&quot;&quot;&quot;&amp;[.R166]&amp;&quot;&quot;&quot;,&quot;" office:value-type="string" office:string-value="&quot;datum&quot;:&quot;39&quot;,&quot;uhrzeit&quot;:&quot;39&quot;,">
            <text:p>"datum":"39","uhrzeit":"39",</text:p>
          </table:table-cell>
          <table:table-cell table:formula="of:=&quot;&quot;&quot;heim&quot;&quot;:&quot;&quot;&quot;&amp;[.P166]&amp;&quot;&quot;&quot;,&quot;" office:value-type="string" office:string-value="&quot;heim&quot;:&quot;39&quot;,">
            <text:p>"heim":"39",</text:p>
          </table:table-cell>
          <table:table-cell table:formula="of:=&quot;&quot;&quot;gast&quot;&quot;:&quot;&quot;&quot;&amp;[.P166]&amp;&quot;&quot;&quot;}&quot;" office:value-type="string" office:string-value="&quot;gast&quot;:&quot;39&quot;}">
            <text:p>"gast":"39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So</text:p>
          </table:table-cell>
          <table:table-cell table:number-columns-repeated="5"/>
          <table:table-cell table:number-columns-repeated="4"/>
          <table:table-cell table:formula="of:=IF(AND([.A167]=&quot;Bahn&quot;;[.K166]=-1);0;IF(AND([.A167]&lt;&gt;&quot;Bahn&quot;;[.K166]&lt;&gt;-1);[.K166]+1;[.K166]))" office:value-type="float" office:value="-1">
            <text:p>-1</text:p>
          </table:table-cell>
          <table:table-cell table:formula="of:=IF([.B167]=&quot;Spieltag&quot;;[.L166]+1;[.L166])" office:value-type="float" office:value="10">
            <text:p>10</text:p>
          </table:table-cell>
          <table:table-cell table:formula="of:=IF(AND([.K167]&gt;0;[.K167]&lt;&gt;[.K166]);[.A167];&quot;&quot;)">
            <text:p/>
          </table:table-cell>
          <table:table-cell table:formula="of:=IF([.O167]=1;VLOOKUP([.P167];[.K163:.M662];3;0);&quot;&quot;)">
            <text:p/>
          </table:table-cell>
          <table:table-cell table:formula="of:=IF([.A168]=&quot;So&quot;;1;[.O166]+1)" office:value-type="float" office:value="2">
            <text:p>2</text:p>
          </table:table-cell>
          <table:table-cell table:formula="of:=IF([.O167]=1;[.A167];IF([.O167]=2;[.A167];IF([.O167]=3;[.C167]&amp; &quot; &quot; &amp;[.D167]&amp;&quot; &quot;&amp;[.E167]&amp;&quot; &quot; &amp;[.F167];IF([.O167]=4;[.A167]&amp; &quot; &quot; &amp;[.B167]&amp;&quot; &quot;&amp;[.C167]&amp;&quot; &quot; &amp;[.D167]))))" office:value-type="string" office:string-value="So">
            <text:p>So</text:p>
          </table:table-cell>
          <table:table-cell table:formula="of:=IF([.O167]=1;[.A167];IF([.O167]=2;TEXT([.A168];&quot;TT.MM.JJ&quot;);IF([.O167]=3;[.C167]&amp; &quot; &quot; &amp;[.D167]&amp;&quot; &quot;&amp;[.E167]&amp;&quot; &quot; &amp;[.F167];IF([.O167]=4;[.A167]&amp; &quot; &quot; &amp;[.B167]&amp;&quot; &quot;&amp;[.C167]&amp;&quot; &quot; &amp;[.D167]))))" office:value-type="string" office:string-value="03.02.13">
            <text:p>03.02.13</text:p>
          </table:table-cell>
          <table:table-cell table:formula="of:=IF([.O167]=1;[.A167];IF([.O167]=2;TEXT([.B168];&quot;HH:MM&quot;);IF([.O167]=3;[.C167]&amp; &quot; &quot; &amp;[.D167]&amp;&quot; &quot;&amp;[.E167]&amp;&quot; &quot; &amp;[.F167];IF([.O167]=4;[.A167]&amp; &quot; &quot; &amp;[.B167]&amp;&quot; &quot;&amp;[.C167]&amp;&quot; &quot; &amp;[.D167]))))" office:value-type="string" office:string-value="10:00">
            <text:p>10:00</text:p>
          </table:table-cell>
          <table:table-cell/>
          <table:table-cell table:formula="of:=INDIRECT(&quot;R&quot;&amp;ROW([.T167])&amp;&quot;C&quot;&amp;COLUMN([.T167])+[.O167];&quot;0&quot;)" office:value-type="string" office:string-value="&quot;datum&quot;:&quot;03.02.13&quot;,&quot;uhrzeit&quot;:&quot;10:00&quot;,">
            <text:p>"datum":"03.02.13","uhrzeit":"10:00",</text:p>
          </table:table-cell>
          <table:table-cell table:formula="of:=IF([.P167]&gt;1;&quot;,&quot;;&quot;&quot;)&amp;&quot;{ &quot;&quot;spielnr&quot;&quot;:&quot;&quot;&quot;&amp;[.P167]&amp;&quot;&quot;&quot;,&quot;&quot;spieltag&quot;&quot;:&quot;&quot;&quot;&amp;[.L167]&amp;&quot;&quot;&quot;,&quot;&quot;bahn&quot;&quot;:&quot;&quot;&quot;&amp;[.N167]&amp;&quot;&quot;&quot;,&quot;" office:value-type="string" office:string-value=",{ &quot;spielnr&quot;:&quot;So&quot;,&quot;spieltag&quot;:&quot;10&quot;,&quot;bahn&quot;:&quot;&quot;,">
            <text:p>,{ "spielnr":"So","spieltag":"10","bahn":"",</text:p>
          </table:table-cell>
          <table:table-cell table:formula="of:=&quot;&quot;&quot;datum&quot;&quot;:&quot;&quot;&quot;&amp;[.Q167]&amp;&quot;&quot;&quot;,&quot;&quot;uhrzeit&quot;&quot;:&quot;&quot;&quot;&amp;[.R167]&amp;&quot;&quot;&quot;,&quot;" office:value-type="string" office:string-value="&quot;datum&quot;:&quot;03.02.13&quot;,&quot;uhrzeit&quot;:&quot;10:00&quot;,">
            <text:p>"datum":"03.02.13","uhrzeit":"10:00",</text:p>
          </table:table-cell>
          <table:table-cell table:formula="of:=&quot;&quot;&quot;heim&quot;&quot;:&quot;&quot;&quot;&amp;[.P167]&amp;&quot;&quot;&quot;,&quot;" office:value-type="string" office:string-value="&quot;heim&quot;:&quot;So&quot;,">
            <text:p>"heim":"So",</text:p>
          </table:table-cell>
          <table:table-cell table:formula="of:=&quot;&quot;&quot;gast&quot;&quot;:&quot;&quot;&quot;&amp;[.P167]&amp;&quot;&quot;&quot;}&quot;" office:value-type="string" office:string-value="&quot;gast&quot;:&quot;So&quot;}">
            <text:p>"gast":"So"}</text:p>
          </table:table-cell>
          <table:table-cell office:value-type="string">
            <text:p><text:s/></text:p>
          </table:table-cell>
        </table:table-row>
        <table:table-row table:style-name="ro2">
          <table:table-cell table:style-name="ce1" office:value-type="date" office:date-value="2013-02-03">
            <text:p>03.02.13</text:p>
          </table:table-cell>
          <table:table-cell table:style-name="ce3" office:value-type="time" office:time-value="PT10H00M00S">
            <text:p>10:00:00</text:p>
          </table:table-cell>
          <table:table-cell office:value-type="string">
            <text:p>SK</text:p>
          </table:table-cell>
          <table:table-cell office:value-type="string">
            <text:p>Dinslaken</text:p>
          </table:table-cell>
          <table:table-cell office:value-type="float" office:value="3">
            <text:p>3</text:p>
          </table:table-cell>
          <table:table-cell/>
          <table:table-cell table:number-columns-repeated="4"/>
          <table:table-cell table:formula="of:=IF(AND([.A168]=&quot;Bahn&quot;;[.K167]=-1);0;IF(AND([.A168]&lt;&gt;&quot;Bahn&quot;;[.K167]&lt;&gt;-1);[.K167]+1;[.K167]))" office:value-type="float" office:value="-1">
            <text:p>-1</text:p>
          </table:table-cell>
          <table:table-cell table:formula="of:=IF([.B168]=&quot;Spieltag&quot;;[.L167]+1;[.L167])" office:value-type="float" office:value="10">
            <text:p>10</text:p>
          </table:table-cell>
          <table:table-cell table:formula="of:=IF(AND([.K168]&gt;0;[.K168]&lt;&gt;[.K167]);[.A168];&quot;&quot;)">
            <text:p/>
          </table:table-cell>
          <table:table-cell table:formula="of:=IF([.O168]=1;VLOOKUP([.P168];[.K164:.M663];3;0);&quot;&quot;)">
            <text:p/>
          </table:table-cell>
          <table:table-cell table:formula="of:=IF([.A169]=&quot;So&quot;;1;[.O167]+1)" office:value-type="float" office:value="3">
            <text:p>3</text:p>
          </table:table-cell>
          <table:table-cell table:formula="of:=IF([.O168]=1;[.A168];IF([.O168]=2;[.A168];IF([.O168]=3;[.C168]&amp; &quot; &quot; &amp;[.D168]&amp;&quot; &quot;&amp;[.E168]&amp;&quot; &quot; &amp;[.F168];IF([.O168]=4;[.A168]&amp; &quot; &quot; &amp;[.B168]&amp;&quot; &quot;&amp;[.C168]&amp;&quot; &quot; &amp;[.D168]))))" office:value-type="string" office:string-value="SK Dinslaken 3 ">
            <text:p>SK Dinslaken 3 </text:p>
          </table:table-cell>
          <table:table-cell table:formula="of:=IF([.O168]=1;[.A168];IF([.O168]=2;TEXT([.A169];&quot;TT.MM.JJ&quot;);IF([.O168]=3;[.C168]&amp; &quot; &quot; &amp;[.D168]&amp;&quot; &quot;&amp;[.E168]&amp;&quot; &quot; &amp;[.F168];IF([.O168]=4;[.A168]&amp; &quot; &quot; &amp;[.B168]&amp;&quot; &quot;&amp;[.C168]&amp;&quot; &quot; &amp;[.D168]))))" office:value-type="string" office:string-value="SK Dinslaken 3 ">
            <text:p>SK Dinslaken 3 </text:p>
          </table:table-cell>
          <table:table-cell table:formula="of:=IF([.O168]=1;[.A168];IF([.O168]=2;TEXT([.B169];&quot;HH:MM&quot;);IF([.O168]=3;[.C168]&amp; &quot; &quot; &amp;[.D168]&amp;&quot; &quot;&amp;[.E168]&amp;&quot; &quot; &amp;[.F168];IF([.O168]=4;[.A168]&amp; &quot; &quot; &amp;[.B168]&amp;&quot; &quot;&amp;[.C168]&amp;&quot; &quot; &amp;[.D168]))))" office:value-type="string" office:string-value="SK Dinslaken 3 ">
            <text:p>SK Dinslaken 3 </text:p>
          </table:table-cell>
          <table:table-cell/>
          <table:table-cell table:formula="of:=INDIRECT(&quot;R&quot;&amp;ROW([.T168])&amp;&quot;C&quot;&amp;COLUMN([.T168])+[.O168];&quot;0&quot;)" office:value-type="string" office:string-value="&quot;heim&quot;:&quot;SK Dinslaken 3 &quot;,">
            <text:p>"heim":"SK Dinslaken 3 ",</text:p>
          </table:table-cell>
          <table:table-cell table:formula="of:=IF([.P168]&gt;1;&quot;,&quot;;&quot;&quot;)&amp;&quot;{ &quot;&quot;spielnr&quot;&quot;:&quot;&quot;&quot;&amp;[.P168]&amp;&quot;&quot;&quot;,&quot;&quot;spieltag&quot;&quot;:&quot;&quot;&quot;&amp;[.L168]&amp;&quot;&quot;&quot;,&quot;&quot;bahn&quot;&quot;:&quot;&quot;&quot;&amp;[.N168]&amp;&quot;&quot;&quot;,&quot;" office:value-type="string" office:string-value=",{ &quot;spielnr&quot;:&quot;SK Dinslaken 3 &quot;,&quot;spieltag&quot;:&quot;10&quot;,&quot;bahn&quot;:&quot;&quot;,">
            <text:p>,{ "spielnr":"SK Dinslaken 3 ","spieltag":"10","bahn":"",</text:p>
          </table:table-cell>
          <table:table-cell table:formula="of:=&quot;&quot;&quot;datum&quot;&quot;:&quot;&quot;&quot;&amp;[.Q168]&amp;&quot;&quot;&quot;,&quot;&quot;uhrzeit&quot;&quot;:&quot;&quot;&quot;&amp;[.R168]&amp;&quot;&quot;&quot;,&quot;" office:value-type="string" office:string-value="&quot;datum&quot;:&quot;SK Dinslaken 3 &quot;,&quot;uhrzeit&quot;:&quot;SK Dinslaken 3 &quot;,">
            <text:p>"datum":"SK Dinslaken 3 ","uhrzeit":"SK Dinslaken 3 ",</text:p>
          </table:table-cell>
          <table:table-cell table:formula="of:=&quot;&quot;&quot;heim&quot;&quot;:&quot;&quot;&quot;&amp;[.P168]&amp;&quot;&quot;&quot;,&quot;" office:value-type="string" office:string-value="&quot;heim&quot;:&quot;SK Dinslaken 3 &quot;,">
            <text:p>"heim":"SK Dinslaken 3 ",</text:p>
          </table:table-cell>
          <table:table-cell table:formula="of:=&quot;&quot;&quot;gast&quot;&quot;:&quot;&quot;&quot;&amp;[.P168]&amp;&quot;&quot;&quot;}&quot;" office:value-type="string" office:string-value="&quot;gast&quot;:&quot;SK Dinslaken 3 &quot;}">
            <text:p>"gast":"SK Dinslaken 3 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SK</text:p>
          </table:table-cell>
          <table:table-cell office:value-type="string">
            <text:p>66/99</text:p>
          </table:table-cell>
          <table:table-cell office:value-type="string">
            <text:p>Solingen</text:p>
          </table:table-cell>
          <table:table-cell office:value-type="float" office:value="1">
            <text:p>1</text:p>
          </table:table-cell>
          <table:table-cell table:number-columns-repeated="2"/>
          <table:table-cell table:number-columns-repeated="4"/>
          <table:table-cell table:formula="of:=IF(AND([.A169]=&quot;Bahn&quot;;[.K168]=-1);0;IF(AND([.A169]&lt;&gt;&quot;Bahn&quot;;[.K168]&lt;&gt;-1);[.K168]+1;[.K168]))" office:value-type="float" office:value="-1">
            <text:p>-1</text:p>
          </table:table-cell>
          <table:table-cell table:formula="of:=IF([.B169]=&quot;Spieltag&quot;;[.L168]+1;[.L168])" office:value-type="float" office:value="10">
            <text:p>10</text:p>
          </table:table-cell>
          <table:table-cell table:formula="of:=IF(AND([.K169]&gt;0;[.K169]&lt;&gt;[.K168]);[.A169];&quot;&quot;)">
            <text:p/>
          </table:table-cell>
          <table:table-cell table:formula="of:=IF([.O169]=1;VLOOKUP([.P169];[.K165:.M664];3;0);&quot;&quot;)">
            <text:p/>
          </table:table-cell>
          <table:table-cell table:formula="of:=IF([.A170]=&quot;So&quot;;1;[.O168]+1)" office:value-type="float" office:value="4">
            <text:p>4</text:p>
          </table:table-cell>
          <table:table-cell table:formula="of:=IF([.O169]=1;[.A169];IF([.O169]=2;[.A169];IF([.O169]=3;[.C169]&amp; &quot; &quot; &amp;[.D169]&amp;&quot; &quot;&amp;[.E169]&amp;&quot; &quot; &amp;[.F169];IF([.O169]=4;[.A169]&amp; &quot; &quot; &amp;[.B169]&amp;&quot; &quot;&amp;[.C169]&amp;&quot; &quot; &amp;[.D169]))))" office:value-type="string" office:string-value="SK 66/99 Solingen 1">
            <text:p>SK 66/99 Solingen 1</text:p>
          </table:table-cell>
          <table:table-cell table:formula="of:=IF([.O169]=1;[.A169];IF([.O169]=2;TEXT([.A170];&quot;TT.MM.JJ&quot;);IF([.O169]=3;[.C169]&amp; &quot; &quot; &amp;[.D169]&amp;&quot; &quot;&amp;[.E169]&amp;&quot; &quot; &amp;[.F169];IF([.O169]=4;[.A169]&amp; &quot; &quot; &amp;[.B169]&amp;&quot; &quot;&amp;[.C169]&amp;&quot; &quot; &amp;[.D169]))))" office:value-type="string" office:string-value="SK 66/99 Solingen 1">
            <text:p>SK 66/99 Solingen 1</text:p>
          </table:table-cell>
          <table:table-cell table:formula="of:=IF([.O169]=1;[.A169];IF([.O169]=2;TEXT([.B170];&quot;HH:MM&quot;);IF([.O169]=3;[.C169]&amp; &quot; &quot; &amp;[.D169]&amp;&quot; &quot;&amp;[.E169]&amp;&quot; &quot; &amp;[.F169];IF([.O169]=4;[.A169]&amp; &quot; &quot; &amp;[.B169]&amp;&quot; &quot;&amp;[.C169]&amp;&quot; &quot; &amp;[.D169]))))" office:value-type="string" office:string-value="SK 66/99 Solingen 1">
            <text:p>SK 66/99 Solingen 1</text:p>
          </table:table-cell>
          <table:table-cell/>
          <table:table-cell table:formula="of:=INDIRECT(&quot;R&quot;&amp;ROW([.T169])&amp;&quot;C&quot;&amp;COLUMN([.T169])+[.O169];&quot;0&quot;)" office:value-type="string" office:string-value="&quot;gast&quot;:&quot;SK 66/99 Solingen 1&quot;}">
            <text:p>"gast":"SK 66/99 Solingen 1"}</text:p>
          </table:table-cell>
          <table:table-cell table:formula="of:=IF([.P169]&gt;1;&quot;,&quot;;&quot;&quot;)&amp;&quot;{ &quot;&quot;spielnr&quot;&quot;:&quot;&quot;&quot;&amp;[.P169]&amp;&quot;&quot;&quot;,&quot;&quot;spieltag&quot;&quot;:&quot;&quot;&quot;&amp;[.L169]&amp;&quot;&quot;&quot;,&quot;&quot;bahn&quot;&quot;:&quot;&quot;&quot;&amp;[.N169]&amp;&quot;&quot;&quot;,&quot;" office:value-type="string" office:string-value=",{ &quot;spielnr&quot;:&quot;SK 66/99 Solingen 1&quot;,&quot;spieltag&quot;:&quot;10&quot;,&quot;bahn&quot;:&quot;&quot;,">
            <text:p>,{ "spielnr":"SK 66/99 Solingen 1","spieltag":"10","bahn":"",</text:p>
          </table:table-cell>
          <table:table-cell table:formula="of:=&quot;&quot;&quot;datum&quot;&quot;:&quot;&quot;&quot;&amp;[.Q169]&amp;&quot;&quot;&quot;,&quot;&quot;uhrzeit&quot;&quot;:&quot;&quot;&quot;&amp;[.R169]&amp;&quot;&quot;&quot;,&quot;" office:value-type="string" office:string-value="&quot;datum&quot;:&quot;SK 66/99 Solingen 1&quot;,&quot;uhrzeit&quot;:&quot;SK 66/99 Solingen 1&quot;,">
            <text:p>"datum":"SK 66/99 Solingen 1","uhrzeit":"SK 66/99 Solingen 1",</text:p>
          </table:table-cell>
          <table:table-cell table:formula="of:=&quot;&quot;&quot;heim&quot;&quot;:&quot;&quot;&quot;&amp;[.P169]&amp;&quot;&quot;&quot;,&quot;" office:value-type="string" office:string-value="&quot;heim&quot;:&quot;SK 66/99 Solingen 1&quot;,">
            <text:p>"heim":"SK 66/99 Solingen 1",</text:p>
          </table:table-cell>
          <table:table-cell table:formula="of:=&quot;&quot;&quot;gast&quot;&quot;:&quot;&quot;&quot;&amp;[.P169]&amp;&quot;&quot;&quot;}&quot;" office:value-type="string" office:string-value="&quot;gast&quot;:&quot;SK 66/99 Solingen 1&quot;}">
            <text:p>"gast":"SK 66/99 Solingen 1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float" office:value="40">
            <text:p>40</text:p>
          </table:table-cell>
          <table:table-cell table:number-columns-repeated="5"/>
          <table:table-cell table:number-columns-repeated="4"/>
          <table:table-cell table:formula="of:=IF(AND([.A170]=&quot;Bahn&quot;;[.K169]=-1);0;IF(AND([.A170]&lt;&gt;&quot;Bahn&quot;;[.K169]&lt;&gt;-1);[.K169]+1;[.K169]))" office:value-type="float" office:value="-1">
            <text:p>-1</text:p>
          </table:table-cell>
          <table:table-cell table:formula="of:=IF([.B170]=&quot;Spieltag&quot;;[.L169]+1;[.L169])" office:value-type="float" office:value="10">
            <text:p>10</text:p>
          </table:table-cell>
          <table:table-cell table:formula="of:=IF(AND([.K170]&gt;0;[.K170]&lt;&gt;[.K169]);[.A170];&quot;&quot;)">
            <text:p/>
          </table:table-cell>
          <table:table-cell table:formula="of:=IF([.O170]=1;VLOOKUP([.P170];[.K166:.M665];3;0);&quot;&quot;)" office:value-type="string" office:string-value="2-5">
            <text:p>2-5</text:p>
          </table:table-cell>
          <table:table-cell table:formula="of:=IF([.A171]=&quot;So&quot;;1;[.O169]+1)" office:value-type="float" office:value="1">
            <text:p>1</text:p>
          </table:table-cell>
          <table:table-cell table:formula="of:=IF([.O170]=1;[.A170];IF([.O170]=2;[.A170];IF([.O170]=3;[.C170]&amp; &quot; &quot; &amp;[.D170]&amp;&quot; &quot;&amp;[.E170]&amp;&quot; &quot; &amp;[.F170];IF([.O170]=4;[.A170]&amp; &quot; &quot; &amp;[.B170]&amp;&quot; &quot;&amp;[.C170]&amp;&quot; &quot; &amp;[.D170]))))" office:value-type="float" office:value="40">
            <text:p>40</text:p>
          </table:table-cell>
          <table:table-cell table:formula="of:=IF([.O170]=1;[.A170];IF([.O170]=2;TEXT([.A171];&quot;TT.MM.JJ&quot;);IF([.O170]=3;[.C170]&amp; &quot; &quot; &amp;[.D170]&amp;&quot; &quot;&amp;[.E170]&amp;&quot; &quot; &amp;[.F170];IF([.O170]=4;[.A170]&amp; &quot; &quot; &amp;[.B170]&amp;&quot; &quot;&amp;[.C170]&amp;&quot; &quot; &amp;[.D170]))))" office:value-type="float" office:value="40">
            <text:p>40</text:p>
          </table:table-cell>
          <table:table-cell table:formula="of:=IF([.O170]=1;[.A170];IF([.O170]=2;TEXT([.B171];&quot;HH:MM&quot;);IF([.O170]=3;[.C170]&amp; &quot; &quot; &amp;[.D170]&amp;&quot; &quot;&amp;[.E170]&amp;&quot; &quot; &amp;[.F170];IF([.O170]=4;[.A170]&amp; &quot; &quot; &amp;[.B170]&amp;&quot; &quot;&amp;[.C170]&amp;&quot; &quot; &amp;[.D170]))))" office:value-type="float" office:value="40">
            <text:p>40</text:p>
          </table:table-cell>
          <table:table-cell/>
          <table:table-cell table:formula="of:=INDIRECT(&quot;R&quot;&amp;ROW([.T170])&amp;&quot;C&quot;&amp;COLUMN([.T170])+[.O170];&quot;0&quot;)" office:value-type="string" office:string-value=",{ &quot;spielnr&quot;:&quot;40&quot;,&quot;spieltag&quot;:&quot;10&quot;,&quot;bahn&quot;:&quot;2-5&quot;,">
            <text:p>,{ "spielnr":"40","spieltag":"10","bahn":"2-5",</text:p>
          </table:table-cell>
          <table:table-cell table:formula="of:=IF([.P170]&gt;1;&quot;,&quot;;&quot;&quot;)&amp;&quot;{ &quot;&quot;spielnr&quot;&quot;:&quot;&quot;&quot;&amp;[.P170]&amp;&quot;&quot;&quot;,&quot;&quot;spieltag&quot;&quot;:&quot;&quot;&quot;&amp;[.L170]&amp;&quot;&quot;&quot;,&quot;&quot;bahn&quot;&quot;:&quot;&quot;&quot;&amp;[.N170]&amp;&quot;&quot;&quot;,&quot;" office:value-type="string" office:string-value=",{ &quot;spielnr&quot;:&quot;40&quot;,&quot;spieltag&quot;:&quot;10&quot;,&quot;bahn&quot;:&quot;2-5&quot;,">
            <text:p>,{ "spielnr":"40","spieltag":"10","bahn":"2-5",</text:p>
          </table:table-cell>
          <table:table-cell table:formula="of:=&quot;&quot;&quot;datum&quot;&quot;:&quot;&quot;&quot;&amp;[.Q170]&amp;&quot;&quot;&quot;,&quot;&quot;uhrzeit&quot;&quot;:&quot;&quot;&quot;&amp;[.R170]&amp;&quot;&quot;&quot;,&quot;" office:value-type="string" office:string-value="&quot;datum&quot;:&quot;40&quot;,&quot;uhrzeit&quot;:&quot;40&quot;,">
            <text:p>"datum":"40","uhrzeit":"40",</text:p>
          </table:table-cell>
          <table:table-cell table:formula="of:=&quot;&quot;&quot;heim&quot;&quot;:&quot;&quot;&quot;&amp;[.P170]&amp;&quot;&quot;&quot;,&quot;" office:value-type="string" office:string-value="&quot;heim&quot;:&quot;40&quot;,">
            <text:p>"heim":"40",</text:p>
          </table:table-cell>
          <table:table-cell table:formula="of:=&quot;&quot;&quot;gast&quot;&quot;:&quot;&quot;&quot;&amp;[.P170]&amp;&quot;&quot;&quot;}&quot;" office:value-type="string" office:string-value="&quot;gast&quot;:&quot;40&quot;}">
            <text:p>"gast":"40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So</text:p>
          </table:table-cell>
          <table:table-cell table:number-columns-repeated="5"/>
          <table:table-cell table:number-columns-repeated="4"/>
          <table:table-cell table:formula="of:=IF(AND([.A171]=&quot;Bahn&quot;;[.K170]=-1);0;IF(AND([.A171]&lt;&gt;&quot;Bahn&quot;;[.K170]&lt;&gt;-1);[.K170]+1;[.K170]))" office:value-type="float" office:value="-1">
            <text:p>-1</text:p>
          </table:table-cell>
          <table:table-cell table:formula="of:=IF([.B171]=&quot;Spieltag&quot;;[.L170]+1;[.L170])" office:value-type="float" office:value="10">
            <text:p>10</text:p>
          </table:table-cell>
          <table:table-cell table:formula="of:=IF(AND([.K171]&gt;0;[.K171]&lt;&gt;[.K170]);[.A171];&quot;&quot;)">
            <text:p/>
          </table:table-cell>
          <table:table-cell table:formula="of:=IF([.O171]=1;VLOOKUP([.P171];[.K167:.M666];3;0);&quot;&quot;)">
            <text:p/>
          </table:table-cell>
          <table:table-cell table:formula="of:=IF([.A172]=&quot;So&quot;;1;[.O170]+1)" office:value-type="float" office:value="2">
            <text:p>2</text:p>
          </table:table-cell>
          <table:table-cell table:formula="of:=IF([.O171]=1;[.A171];IF([.O171]=2;[.A171];IF([.O171]=3;[.C171]&amp; &quot; &quot; &amp;[.D171]&amp;&quot; &quot;&amp;[.E171]&amp;&quot; &quot; &amp;[.F171];IF([.O171]=4;[.A171]&amp; &quot; &quot; &amp;[.B171]&amp;&quot; &quot;&amp;[.C171]&amp;&quot; &quot; &amp;[.D171]))))" office:value-type="string" office:string-value="So">
            <text:p>So</text:p>
          </table:table-cell>
          <table:table-cell table:formula="of:=IF([.O171]=1;[.A171];IF([.O171]=2;TEXT([.A172];&quot;TT.MM.JJ&quot;);IF([.O171]=3;[.C171]&amp; &quot; &quot; &amp;[.D171]&amp;&quot; &quot;&amp;[.E171]&amp;&quot; &quot; &amp;[.F171];IF([.O171]=4;[.A171]&amp; &quot; &quot; &amp;[.B171]&amp;&quot; &quot;&amp;[.C171]&amp;&quot; &quot; &amp;[.D171]))))" office:value-type="string" office:string-value="03.02.13">
            <text:p>03.02.13</text:p>
          </table:table-cell>
          <table:table-cell table:formula="of:=IF([.O171]=1;[.A171];IF([.O171]=2;TEXT([.B172];&quot;HH:MM&quot;);IF([.O171]=3;[.C171]&amp; &quot; &quot; &amp;[.D171]&amp;&quot; &quot;&amp;[.E171]&amp;&quot; &quot; &amp;[.F171];IF([.O171]=4;[.A171]&amp; &quot; &quot; &amp;[.B171]&amp;&quot; &quot;&amp;[.C171]&amp;&quot; &quot; &amp;[.D171]))))" office:value-type="string" office:string-value="13:00">
            <text:p>13:00</text:p>
          </table:table-cell>
          <table:table-cell/>
          <table:table-cell table:formula="of:=INDIRECT(&quot;R&quot;&amp;ROW([.T171])&amp;&quot;C&quot;&amp;COLUMN([.T171])+[.O171];&quot;0&quot;)" office:value-type="string" office:string-value="&quot;datum&quot;:&quot;03.02.13&quot;,&quot;uhrzeit&quot;:&quot;13:00&quot;,">
            <text:p>"datum":"03.02.13","uhrzeit":"13:00",</text:p>
          </table:table-cell>
          <table:table-cell table:formula="of:=IF([.P171]&gt;1;&quot;,&quot;;&quot;&quot;)&amp;&quot;{ &quot;&quot;spielnr&quot;&quot;:&quot;&quot;&quot;&amp;[.P171]&amp;&quot;&quot;&quot;,&quot;&quot;spieltag&quot;&quot;:&quot;&quot;&quot;&amp;[.L171]&amp;&quot;&quot;&quot;,&quot;&quot;bahn&quot;&quot;:&quot;&quot;&quot;&amp;[.N171]&amp;&quot;&quot;&quot;,&quot;" office:value-type="string" office:string-value=",{ &quot;spielnr&quot;:&quot;So&quot;,&quot;spieltag&quot;:&quot;10&quot;,&quot;bahn&quot;:&quot;&quot;,">
            <text:p>,{ "spielnr":"So","spieltag":"10","bahn":"",</text:p>
          </table:table-cell>
          <table:table-cell table:formula="of:=&quot;&quot;&quot;datum&quot;&quot;:&quot;&quot;&quot;&amp;[.Q171]&amp;&quot;&quot;&quot;,&quot;&quot;uhrzeit&quot;&quot;:&quot;&quot;&quot;&amp;[.R171]&amp;&quot;&quot;&quot;,&quot;" office:value-type="string" office:string-value="&quot;datum&quot;:&quot;03.02.13&quot;,&quot;uhrzeit&quot;:&quot;13:00&quot;,">
            <text:p>"datum":"03.02.13","uhrzeit":"13:00",</text:p>
          </table:table-cell>
          <table:table-cell table:formula="of:=&quot;&quot;&quot;heim&quot;&quot;:&quot;&quot;&quot;&amp;[.P171]&amp;&quot;&quot;&quot;,&quot;" office:value-type="string" office:string-value="&quot;heim&quot;:&quot;So&quot;,">
            <text:p>"heim":"So",</text:p>
          </table:table-cell>
          <table:table-cell table:formula="of:=&quot;&quot;&quot;gast&quot;&quot;:&quot;&quot;&quot;&amp;[.P171]&amp;&quot;&quot;&quot;}&quot;" office:value-type="string" office:string-value="&quot;gast&quot;:&quot;So&quot;}">
            <text:p>"gast":"So"}</text:p>
          </table:table-cell>
          <table:table-cell office:value-type="string">
            <text:p><text:s/></text:p>
          </table:table-cell>
        </table:table-row>
        <table:table-row table:style-name="ro2">
          <table:table-cell table:style-name="ce1" office:value-type="date" office:date-value="2013-02-03">
            <text:p>03.02.13</text:p>
          </table:table-cell>
          <table:table-cell table:style-name="ce3" office:value-type="time" office:time-value="PT13H00M00S">
            <text:p>13:00:00</text:p>
          </table:table-cell>
          <table:table-cell office:value-type="string">
            <text:p>KSF</text:p>
          </table:table-cell>
          <table:table-cell office:value-type="float" office:value="32">
            <text:p>32</text:p>
          </table:table-cell>
          <table:table-cell office:value-type="string">
            <text:p>Duisburg</text:p>
          </table:table-cell>
          <table:table-cell office:value-type="float" office:value="1">
            <text:p>1</text:p>
          </table:table-cell>
          <table:table-cell table:number-columns-repeated="4"/>
          <table:table-cell table:formula="of:=IF(AND([.A172]=&quot;Bahn&quot;;[.K171]=-1);0;IF(AND([.A172]&lt;&gt;&quot;Bahn&quot;;[.K171]&lt;&gt;-1);[.K171]+1;[.K171]))" office:value-type="float" office:value="-1">
            <text:p>-1</text:p>
          </table:table-cell>
          <table:table-cell table:formula="of:=IF([.B172]=&quot;Spieltag&quot;;[.L171]+1;[.L171])" office:value-type="float" office:value="10">
            <text:p>10</text:p>
          </table:table-cell>
          <table:table-cell table:formula="of:=IF(AND([.K172]&gt;0;[.K172]&lt;&gt;[.K171]);[.A172];&quot;&quot;)">
            <text:p/>
          </table:table-cell>
          <table:table-cell table:formula="of:=IF([.O172]=1;VLOOKUP([.P172];[.K168:.M667];3;0);&quot;&quot;)">
            <text:p/>
          </table:table-cell>
          <table:table-cell table:formula="of:=IF([.A173]=&quot;So&quot;;1;[.O171]+1)" office:value-type="float" office:value="3">
            <text:p>3</text:p>
          </table:table-cell>
          <table:table-cell table:formula="of:=IF([.O172]=1;[.A172];IF([.O172]=2;[.A172];IF([.O172]=3;[.C172]&amp; &quot; &quot; &amp;[.D172]&amp;&quot; &quot;&amp;[.E172]&amp;&quot; &quot; &amp;[.F172];IF([.O172]=4;[.A172]&amp; &quot; &quot; &amp;[.B172]&amp;&quot; &quot;&amp;[.C172]&amp;&quot; &quot; &amp;[.D172]))))" office:value-type="string" office:string-value="KSF 32 Duisburg 1">
            <text:p>KSF 32 Duisburg 1</text:p>
          </table:table-cell>
          <table:table-cell table:formula="of:=IF([.O172]=1;[.A172];IF([.O172]=2;TEXT([.A173];&quot;TT.MM.JJ&quot;);IF([.O172]=3;[.C172]&amp; &quot; &quot; &amp;[.D172]&amp;&quot; &quot;&amp;[.E172]&amp;&quot; &quot; &amp;[.F172];IF([.O172]=4;[.A172]&amp; &quot; &quot; &amp;[.B172]&amp;&quot; &quot;&amp;[.C172]&amp;&quot; &quot; &amp;[.D172]))))" office:value-type="string" office:string-value="KSF 32 Duisburg 1">
            <text:p>KSF 32 Duisburg 1</text:p>
          </table:table-cell>
          <table:table-cell table:formula="of:=IF([.O172]=1;[.A172];IF([.O172]=2;TEXT([.B173];&quot;HH:MM&quot;);IF([.O172]=3;[.C172]&amp; &quot; &quot; &amp;[.D172]&amp;&quot; &quot;&amp;[.E172]&amp;&quot; &quot; &amp;[.F172];IF([.O172]=4;[.A172]&amp; &quot; &quot; &amp;[.B172]&amp;&quot; &quot;&amp;[.C172]&amp;&quot; &quot; &amp;[.D172]))))" office:value-type="string" office:string-value="KSF 32 Duisburg 1">
            <text:p>KSF 32 Duisburg 1</text:p>
          </table:table-cell>
          <table:table-cell/>
          <table:table-cell table:formula="of:=INDIRECT(&quot;R&quot;&amp;ROW([.T172])&amp;&quot;C&quot;&amp;COLUMN([.T172])+[.O172];&quot;0&quot;)" office:value-type="string" office:string-value="&quot;heim&quot;:&quot;KSF 32 Duisburg 1&quot;,">
            <text:p>"heim":"KSF 32 Duisburg 1",</text:p>
          </table:table-cell>
          <table:table-cell table:formula="of:=IF([.P172]&gt;1;&quot;,&quot;;&quot;&quot;)&amp;&quot;{ &quot;&quot;spielnr&quot;&quot;:&quot;&quot;&quot;&amp;[.P172]&amp;&quot;&quot;&quot;,&quot;&quot;spieltag&quot;&quot;:&quot;&quot;&quot;&amp;[.L172]&amp;&quot;&quot;&quot;,&quot;&quot;bahn&quot;&quot;:&quot;&quot;&quot;&amp;[.N172]&amp;&quot;&quot;&quot;,&quot;" office:value-type="string" office:string-value=",{ &quot;spielnr&quot;:&quot;KSF 32 Duisburg 1&quot;,&quot;spieltag&quot;:&quot;10&quot;,&quot;bahn&quot;:&quot;&quot;,">
            <text:p>,{ "spielnr":"KSF 32 Duisburg 1","spieltag":"10","bahn":"",</text:p>
          </table:table-cell>
          <table:table-cell table:formula="of:=&quot;&quot;&quot;datum&quot;&quot;:&quot;&quot;&quot;&amp;[.Q172]&amp;&quot;&quot;&quot;,&quot;&quot;uhrzeit&quot;&quot;:&quot;&quot;&quot;&amp;[.R172]&amp;&quot;&quot;&quot;,&quot;" office:value-type="string" office:string-value="&quot;datum&quot;:&quot;KSF 32 Duisburg 1&quot;,&quot;uhrzeit&quot;:&quot;KSF 32 Duisburg 1&quot;,">
            <text:p>"datum":"KSF 32 Duisburg 1","uhrzeit":"KSF 32 Duisburg 1",</text:p>
          </table:table-cell>
          <table:table-cell table:formula="of:=&quot;&quot;&quot;heim&quot;&quot;:&quot;&quot;&quot;&amp;[.P172]&amp;&quot;&quot;&quot;,&quot;" office:value-type="string" office:string-value="&quot;heim&quot;:&quot;KSF 32 Duisburg 1&quot;,">
            <text:p>"heim":"KSF 32 Duisburg 1",</text:p>
          </table:table-cell>
          <table:table-cell table:formula="of:=&quot;&quot;&quot;gast&quot;&quot;:&quot;&quot;&quot;&amp;[.P172]&amp;&quot;&quot;&quot;}&quot;" office:value-type="string" office:string-value="&quot;gast&quot;:&quot;KSF 32 Duisburg 1&quot;}">
            <text:p>"gast":"KSF 32 Duisburg 1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SK</text:p>
          </table:table-cell>
          <table:table-cell office:value-type="string">
            <text:p>Kleve</text:p>
          </table:table-cell>
          <table:table-cell office:value-type="float" office:value="1">
            <text:p>1</text:p>
          </table:table-cell>
          <table:table-cell table:number-columns-repeated="3"/>
          <table:table-cell table:number-columns-repeated="4"/>
          <table:table-cell table:formula="of:=IF(AND([.A173]=&quot;Bahn&quot;;[.K172]=-1);0;IF(AND([.A173]&lt;&gt;&quot;Bahn&quot;;[.K172]&lt;&gt;-1);[.K172]+1;[.K172]))" office:value-type="float" office:value="-1">
            <text:p>-1</text:p>
          </table:table-cell>
          <table:table-cell table:formula="of:=IF([.B173]=&quot;Spieltag&quot;;[.L172]+1;[.L172])" office:value-type="float" office:value="10">
            <text:p>10</text:p>
          </table:table-cell>
          <table:table-cell table:formula="of:=IF(AND([.K173]&gt;0;[.K173]&lt;&gt;[.K172]);[.A173];&quot;&quot;)">
            <text:p/>
          </table:table-cell>
          <table:table-cell table:formula="of:=IF([.O173]=1;VLOOKUP([.P173];[.K169:.M668];3;0);&quot;&quot;)">
            <text:p/>
          </table:table-cell>
          <table:table-cell table:formula="of:=IF([.A174]=&quot;So&quot;;1;[.O172]+1)" office:value-type="float" office:value="4">
            <text:p>4</text:p>
          </table:table-cell>
          <table:table-cell table:formula="of:=IF([.O173]=1;[.A173];IF([.O173]=2;[.A173];IF([.O173]=3;[.C173]&amp; &quot; &quot; &amp;[.D173]&amp;&quot; &quot;&amp;[.E173]&amp;&quot; &quot; &amp;[.F173];IF([.O173]=4;[.A173]&amp; &quot; &quot; &amp;[.B173]&amp;&quot; &quot;&amp;[.C173]&amp;&quot; &quot; &amp;[.D173]))))" office:value-type="string" office:string-value="SK Kleve 1 ">
            <text:p>SK Kleve 1 </text:p>
          </table:table-cell>
          <table:table-cell table:formula="of:=IF([.O173]=1;[.A173];IF([.O173]=2;TEXT([.A174];&quot;TT.MM.JJ&quot;);IF([.O173]=3;[.C173]&amp; &quot; &quot; &amp;[.D173]&amp;&quot; &quot;&amp;[.E173]&amp;&quot; &quot; &amp;[.F173];IF([.O173]=4;[.A173]&amp; &quot; &quot; &amp;[.B173]&amp;&quot; &quot;&amp;[.C173]&amp;&quot; &quot; &amp;[.D173]))))" office:value-type="string" office:string-value="SK Kleve 1 ">
            <text:p>SK Kleve 1 </text:p>
          </table:table-cell>
          <table:table-cell table:formula="of:=IF([.O173]=1;[.A173];IF([.O173]=2;TEXT([.B174];&quot;HH:MM&quot;);IF([.O173]=3;[.C173]&amp; &quot; &quot; &amp;[.D173]&amp;&quot; &quot;&amp;[.E173]&amp;&quot; &quot; &amp;[.F173];IF([.O173]=4;[.A173]&amp; &quot; &quot; &amp;[.B173]&amp;&quot; &quot;&amp;[.C173]&amp;&quot; &quot; &amp;[.D173]))))" office:value-type="string" office:string-value="SK Kleve 1 ">
            <text:p>SK Kleve 1 </text:p>
          </table:table-cell>
          <table:table-cell/>
          <table:table-cell table:formula="of:=INDIRECT(&quot;R&quot;&amp;ROW([.T173])&amp;&quot;C&quot;&amp;COLUMN([.T173])+[.O173];&quot;0&quot;)" office:value-type="string" office:string-value="&quot;gast&quot;:&quot;SK Kleve 1 &quot;}">
            <text:p>"gast":"SK Kleve 1 "}</text:p>
          </table:table-cell>
          <table:table-cell table:formula="of:=IF([.P173]&gt;1;&quot;,&quot;;&quot;&quot;)&amp;&quot;{ &quot;&quot;spielnr&quot;&quot;:&quot;&quot;&quot;&amp;[.P173]&amp;&quot;&quot;&quot;,&quot;&quot;spieltag&quot;&quot;:&quot;&quot;&quot;&amp;[.L173]&amp;&quot;&quot;&quot;,&quot;&quot;bahn&quot;&quot;:&quot;&quot;&quot;&amp;[.N173]&amp;&quot;&quot;&quot;,&quot;" office:value-type="string" office:string-value=",{ &quot;spielnr&quot;:&quot;SK Kleve 1 &quot;,&quot;spieltag&quot;:&quot;10&quot;,&quot;bahn&quot;:&quot;&quot;,">
            <text:p>,{ "spielnr":"SK Kleve 1 ","spieltag":"10","bahn":"",</text:p>
          </table:table-cell>
          <table:table-cell table:formula="of:=&quot;&quot;&quot;datum&quot;&quot;:&quot;&quot;&quot;&amp;[.Q173]&amp;&quot;&quot;&quot;,&quot;&quot;uhrzeit&quot;&quot;:&quot;&quot;&quot;&amp;[.R173]&amp;&quot;&quot;&quot;,&quot;" office:value-type="string" office:string-value="&quot;datum&quot;:&quot;SK Kleve 1 &quot;,&quot;uhrzeit&quot;:&quot;SK Kleve 1 &quot;,">
            <text:p>"datum":"SK Kleve 1 ","uhrzeit":"SK Kleve 1 ",</text:p>
          </table:table-cell>
          <table:table-cell table:formula="of:=&quot;&quot;&quot;heim&quot;&quot;:&quot;&quot;&quot;&amp;[.P173]&amp;&quot;&quot;&quot;,&quot;" office:value-type="string" office:string-value="&quot;heim&quot;:&quot;SK Kleve 1 &quot;,">
            <text:p>"heim":"SK Kleve 1 ",</text:p>
          </table:table-cell>
          <table:table-cell table:formula="of:=&quot;&quot;&quot;gast&quot;&quot;:&quot;&quot;&quot;&amp;[.P173]&amp;&quot;&quot;&quot;}&quot;" office:value-type="string" office:string-value="&quot;gast&quot;:&quot;SK Kleve 1 &quot;}">
            <text:p>"gast":"SK Kleve 1 "}</text:p>
          </table:table-cell>
          <table:table-cell office:value-type="string">
            <text:p><text:s/></text:p>
          </table:table-cell>
        </table:table-row>
        <table:table-row table:style-name="ro2">
          <table:table-cell table:style-name="ce1" office:value-type="date" office:date-value="2012-08-11">
            <text:p>11.08.12</text:p>
          </table:table-cell>
          <table:table-cell office:value-type="string">
            <text:p>Spieltag</text:p>
          </table:table-cell>
          <table:table-cell table:number-columns-repeated="4"/>
          <table:table-cell table:number-columns-repeated="4"/>
          <table:table-cell table:formula="of:=IF(AND([.A174]=&quot;Bahn&quot;;[.K173]=-1);0;IF(AND([.A174]&lt;&gt;&quot;Bahn&quot;;[.K173]&lt;&gt;-1);[.K173]+1;[.K173]))" office:value-type="float" office:value="-1">
            <text:p>-1</text:p>
          </table:table-cell>
          <table:table-cell table:formula="of:=IF([.B174]=&quot;Spieltag&quot;;[.L173]+1;[.L173])" office:value-type="float" office:value="11">
            <text:p>11</text:p>
          </table:table-cell>
          <table:table-cell table:formula="of:=IF(AND([.K174]&gt;0;[.K174]&lt;&gt;[.K173]);[.A174];&quot;&quot;)">
            <text:p/>
          </table:table-cell>
          <table:table-cell table:formula="of:=IF([.O174]=1;VLOOKUP([.P174];[.K170:.M669];3;0);&quot;&quot;)">
            <text:p/>
          </table:table-cell>
          <table:table-cell table:formula="of:=IF([.A175]=&quot;So&quot;;1;[.O173]+1)" office:value-type="float" office:value="5">
            <text:p>5</text:p>
          </table:table-cell>
          <table:table-cell table:formula="of:=IF([.O174]=1;[.A174];IF([.O174]=2;[.A174];IF([.O174]=3;[.C174]&amp; &quot; &quot; &amp;[.D174]&amp;&quot; &quot;&amp;[.E174]&amp;&quot; &quot; &amp;[.F174];IF([.O174]=4;[.A174]&amp; &quot; &quot; &amp;[.B174]&amp;&quot; &quot;&amp;[.C174]&amp;&quot; &quot; &amp;[.D174]))))" office:value-type="boolean" office:boolean-value="false">
            <text:p>FALSCH</text:p>
          </table:table-cell>
          <table:table-cell table:formula="of:=IF([.O174]=1;[.A174];IF([.O174]=2;TEXT([.A175];&quot;TT.MM.JJ&quot;);IF([.O174]=3;[.C174]&amp; &quot; &quot; &amp;[.D174]&amp;&quot; &quot;&amp;[.E174]&amp;&quot; &quot; &amp;[.F174];IF([.O174]=4;[.A174]&amp; &quot; &quot; &amp;[.B174]&amp;&quot; &quot;&amp;[.C174]&amp;&quot; &quot; &amp;[.D174]))))" office:value-type="boolean" office:boolean-value="false">
            <text:p>FALSCH</text:p>
          </table:table-cell>
          <table:table-cell table:formula="of:=IF([.O174]=1;[.A174];IF([.O174]=2;TEXT([.B175];&quot;HH:MM&quot;);IF([.O174]=3;[.C174]&amp; &quot; &quot; &amp;[.D174]&amp;&quot; &quot;&amp;[.E174]&amp;&quot; &quot; &amp;[.F174];IF([.O174]=4;[.A174]&amp; &quot; &quot; &amp;[.B174]&amp;&quot; &quot;&amp;[.C174]&amp;&quot; &quot; &amp;[.D174]))))" office:value-type="boolean" office:boolean-value="false">
            <text:p>FALSCH</text:p>
          </table:table-cell>
          <table:table-cell/>
          <table:table-cell table:formula="of:=INDIRECT(&quot;R&quot;&amp;ROW([.T174])&amp;&quot;C&quot;&amp;COLUMN([.T174])+[.O174];&quot;0&quot;)" office:value-type="string" office:string-value=" ">
            <text:p><text:s/></text:p>
          </table:table-cell>
          <table:table-cell table:formula="of:=IF([.P174]&gt;1;&quot;,&quot;;&quot;&quot;)&amp;&quot;{ &quot;&quot;spielnr&quot;&quot;:&quot;&quot;&quot;&amp;[.P174]&amp;&quot;&quot;&quot;,&quot;&quot;spieltag&quot;&quot;:&quot;&quot;&quot;&amp;[.L174]&amp;&quot;&quot;&quot;,&quot;&quot;bahn&quot;&quot;:&quot;&quot;&quot;&amp;[.N174]&amp;&quot;&quot;&quot;,&quot;" office:value-type="string" office:string-value="{ &quot;spielnr&quot;:&quot;0&quot;,&quot;spieltag&quot;:&quot;11&quot;,&quot;bahn&quot;:&quot;&quot;,">
            <text:p>{ "spielnr":"0","spieltag":"11","bahn":"",</text:p>
          </table:table-cell>
          <table:table-cell table:formula="of:=&quot;&quot;&quot;datum&quot;&quot;:&quot;&quot;&quot;&amp;[.Q174]&amp;&quot;&quot;&quot;,&quot;&quot;uhrzeit&quot;&quot;:&quot;&quot;&quot;&amp;[.R174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174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174]&amp;&quot;&quot;&quot;}&quot;" office:value-type="string" office:string-value="&quot;gast&quot;:&quot;0&quot;}">
            <text:p>"gast":"0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float" office:value="41">
            <text:p>41</text:p>
          </table:table-cell>
          <table:table-cell table:number-columns-repeated="5"/>
          <table:table-cell table:number-columns-repeated="4"/>
          <table:table-cell table:formula="of:=IF(AND([.A175]=&quot;Bahn&quot;;[.K174]=-1);0;IF(AND([.A175]&lt;&gt;&quot;Bahn&quot;;[.K174]&lt;&gt;-1);[.K174]+1;[.K174]))" office:value-type="float" office:value="-1">
            <text:p>-1</text:p>
          </table:table-cell>
          <table:table-cell table:formula="of:=IF([.B175]=&quot;Spieltag&quot;;[.L174]+1;[.L174])" office:value-type="float" office:value="11">
            <text:p>11</text:p>
          </table:table-cell>
          <table:table-cell table:formula="of:=IF(AND([.K175]&gt;0;[.K175]&lt;&gt;[.K174]);[.A175];&quot;&quot;)">
            <text:p/>
          </table:table-cell>
          <table:table-cell table:formula="of:=IF([.O175]=1;VLOOKUP([.P175];[.K171:.M670];3;0);&quot;&quot;)" office:value-type="string" office:string-value="5-8">
            <text:p>5-8</text:p>
          </table:table-cell>
          <table:table-cell table:formula="of:=IF([.A176]=&quot;So&quot;;1;[.O174]+1)" office:value-type="float" office:value="1">
            <text:p>1</text:p>
          </table:table-cell>
          <table:table-cell table:formula="of:=IF([.O175]=1;[.A175];IF([.O175]=2;[.A175];IF([.O175]=3;[.C175]&amp; &quot; &quot; &amp;[.D175]&amp;&quot; &quot;&amp;[.E175]&amp;&quot; &quot; &amp;[.F175];IF([.O175]=4;[.A175]&amp; &quot; &quot; &amp;[.B175]&amp;&quot; &quot;&amp;[.C175]&amp;&quot; &quot; &amp;[.D175]))))" office:value-type="float" office:value="41">
            <text:p>41</text:p>
          </table:table-cell>
          <table:table-cell table:formula="of:=IF([.O175]=1;[.A175];IF([.O175]=2;TEXT([.A176];&quot;TT.MM.JJ&quot;);IF([.O175]=3;[.C175]&amp; &quot; &quot; &amp;[.D175]&amp;&quot; &quot;&amp;[.E175]&amp;&quot; &quot; &amp;[.F175];IF([.O175]=4;[.A175]&amp; &quot; &quot; &amp;[.B175]&amp;&quot; &quot;&amp;[.C175]&amp;&quot; &quot; &amp;[.D175]))))" office:value-type="float" office:value="41">
            <text:p>41</text:p>
          </table:table-cell>
          <table:table-cell table:formula="of:=IF([.O175]=1;[.A175];IF([.O175]=2;TEXT([.B176];&quot;HH:MM&quot;);IF([.O175]=3;[.C175]&amp; &quot; &quot; &amp;[.D175]&amp;&quot; &quot;&amp;[.E175]&amp;&quot; &quot; &amp;[.F175];IF([.O175]=4;[.A175]&amp; &quot; &quot; &amp;[.B175]&amp;&quot; &quot;&amp;[.C175]&amp;&quot; &quot; &amp;[.D175]))))" office:value-type="float" office:value="41">
            <text:p>41</text:p>
          </table:table-cell>
          <table:table-cell/>
          <table:table-cell table:formula="of:=INDIRECT(&quot;R&quot;&amp;ROW([.T175])&amp;&quot;C&quot;&amp;COLUMN([.T175])+[.O175];&quot;0&quot;)" office:value-type="string" office:string-value=",{ &quot;spielnr&quot;:&quot;41&quot;,&quot;spieltag&quot;:&quot;11&quot;,&quot;bahn&quot;:&quot;5-8&quot;,">
            <text:p>,{ "spielnr":"41","spieltag":"11","bahn":"5-8",</text:p>
          </table:table-cell>
          <table:table-cell table:formula="of:=IF([.P175]&gt;1;&quot;,&quot;;&quot;&quot;)&amp;&quot;{ &quot;&quot;spielnr&quot;&quot;:&quot;&quot;&quot;&amp;[.P175]&amp;&quot;&quot;&quot;,&quot;&quot;spieltag&quot;&quot;:&quot;&quot;&quot;&amp;[.L175]&amp;&quot;&quot;&quot;,&quot;&quot;bahn&quot;&quot;:&quot;&quot;&quot;&amp;[.N175]&amp;&quot;&quot;&quot;,&quot;" office:value-type="string" office:string-value=",{ &quot;spielnr&quot;:&quot;41&quot;,&quot;spieltag&quot;:&quot;11&quot;,&quot;bahn&quot;:&quot;5-8&quot;,">
            <text:p>,{ "spielnr":"41","spieltag":"11","bahn":"5-8",</text:p>
          </table:table-cell>
          <table:table-cell table:formula="of:=&quot;&quot;&quot;datum&quot;&quot;:&quot;&quot;&quot;&amp;[.Q175]&amp;&quot;&quot;&quot;,&quot;&quot;uhrzeit&quot;&quot;:&quot;&quot;&quot;&amp;[.R175]&amp;&quot;&quot;&quot;,&quot;" office:value-type="string" office:string-value="&quot;datum&quot;:&quot;41&quot;,&quot;uhrzeit&quot;:&quot;41&quot;,">
            <text:p>"datum":"41","uhrzeit":"41",</text:p>
          </table:table-cell>
          <table:table-cell table:formula="of:=&quot;&quot;&quot;heim&quot;&quot;:&quot;&quot;&quot;&amp;[.P175]&amp;&quot;&quot;&quot;,&quot;" office:value-type="string" office:string-value="&quot;heim&quot;:&quot;41&quot;,">
            <text:p>"heim":"41",</text:p>
          </table:table-cell>
          <table:table-cell table:formula="of:=&quot;&quot;&quot;gast&quot;&quot;:&quot;&quot;&quot;&amp;[.P175]&amp;&quot;&quot;&quot;}&quot;" office:value-type="string" office:string-value="&quot;gast&quot;:&quot;41&quot;}">
            <text:p>"gast":"41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So</text:p>
          </table:table-cell>
          <table:table-cell table:number-columns-repeated="5"/>
          <table:table-cell table:number-columns-repeated="4"/>
          <table:table-cell table:formula="of:=IF(AND([.A176]=&quot;Bahn&quot;;[.K175]=-1);0;IF(AND([.A176]&lt;&gt;&quot;Bahn&quot;;[.K175]&lt;&gt;-1);[.K175]+1;[.K175]))" office:value-type="float" office:value="-1">
            <text:p>-1</text:p>
          </table:table-cell>
          <table:table-cell table:formula="of:=IF([.B176]=&quot;Spieltag&quot;;[.L175]+1;[.L175])" office:value-type="float" office:value="11">
            <text:p>11</text:p>
          </table:table-cell>
          <table:table-cell table:formula="of:=IF(AND([.K176]&gt;0;[.K176]&lt;&gt;[.K175]);[.A176];&quot;&quot;)">
            <text:p/>
          </table:table-cell>
          <table:table-cell table:formula="of:=IF([.O176]=1;VLOOKUP([.P176];[.K172:.M671];3;0);&quot;&quot;)">
            <text:p/>
          </table:table-cell>
          <table:table-cell table:formula="of:=IF([.A177]=&quot;So&quot;;1;[.O175]+1)" office:value-type="float" office:value="2">
            <text:p>2</text:p>
          </table:table-cell>
          <table:table-cell table:formula="of:=IF([.O176]=1;[.A176];IF([.O176]=2;[.A176];IF([.O176]=3;[.C176]&amp; &quot; &quot; &amp;[.D176]&amp;&quot; &quot;&amp;[.E176]&amp;&quot; &quot; &amp;[.F176];IF([.O176]=4;[.A176]&amp; &quot; &quot; &amp;[.B176]&amp;&quot; &quot;&amp;[.C176]&amp;&quot; &quot; &amp;[.D176]))))" office:value-type="string" office:string-value="So">
            <text:p>So</text:p>
          </table:table-cell>
          <table:table-cell table:formula="of:=IF([.O176]=1;[.A176];IF([.O176]=2;TEXT([.A177];&quot;TT.MM.JJ&quot;);IF([.O176]=3;[.C176]&amp; &quot; &quot; &amp;[.D176]&amp;&quot; &quot;&amp;[.E176]&amp;&quot; &quot; &amp;[.F176];IF([.O176]=4;[.A176]&amp; &quot; &quot; &amp;[.B176]&amp;&quot; &quot;&amp;[.C176]&amp;&quot; &quot; &amp;[.D176]))))" office:value-type="string" office:string-value="17.02.13">
            <text:p>17.02.13</text:p>
          </table:table-cell>
          <table:table-cell table:formula="of:=IF([.O176]=1;[.A176];IF([.O176]=2;TEXT([.B177];&quot;HH:MM&quot;);IF([.O176]=3;[.C176]&amp; &quot; &quot; &amp;[.D176]&amp;&quot; &quot;&amp;[.E176]&amp;&quot; &quot; &amp;[.F176];IF([.O176]=4;[.A176]&amp; &quot; &quot; &amp;[.B176]&amp;&quot; &quot;&amp;[.C176]&amp;&quot; &quot; &amp;[.D176]))))" office:value-type="string" office:string-value="13:00">
            <text:p>13:00</text:p>
          </table:table-cell>
          <table:table-cell/>
          <table:table-cell table:formula="of:=INDIRECT(&quot;R&quot;&amp;ROW([.T176])&amp;&quot;C&quot;&amp;COLUMN([.T176])+[.O176];&quot;0&quot;)" office:value-type="string" office:string-value="&quot;datum&quot;:&quot;17.02.13&quot;,&quot;uhrzeit&quot;:&quot;13:00&quot;,">
            <text:p>"datum":"17.02.13","uhrzeit":"13:00",</text:p>
          </table:table-cell>
          <table:table-cell table:formula="of:=IF([.P176]&gt;1;&quot;,&quot;;&quot;&quot;)&amp;&quot;{ &quot;&quot;spielnr&quot;&quot;:&quot;&quot;&quot;&amp;[.P176]&amp;&quot;&quot;&quot;,&quot;&quot;spieltag&quot;&quot;:&quot;&quot;&quot;&amp;[.L176]&amp;&quot;&quot;&quot;,&quot;&quot;bahn&quot;&quot;:&quot;&quot;&quot;&amp;[.N176]&amp;&quot;&quot;&quot;,&quot;" office:value-type="string" office:string-value=",{ &quot;spielnr&quot;:&quot;So&quot;,&quot;spieltag&quot;:&quot;11&quot;,&quot;bahn&quot;:&quot;&quot;,">
            <text:p>,{ "spielnr":"So","spieltag":"11","bahn":"",</text:p>
          </table:table-cell>
          <table:table-cell table:formula="of:=&quot;&quot;&quot;datum&quot;&quot;:&quot;&quot;&quot;&amp;[.Q176]&amp;&quot;&quot;&quot;,&quot;&quot;uhrzeit&quot;&quot;:&quot;&quot;&quot;&amp;[.R176]&amp;&quot;&quot;&quot;,&quot;" office:value-type="string" office:string-value="&quot;datum&quot;:&quot;17.02.13&quot;,&quot;uhrzeit&quot;:&quot;13:00&quot;,">
            <text:p>"datum":"17.02.13","uhrzeit":"13:00",</text:p>
          </table:table-cell>
          <table:table-cell table:formula="of:=&quot;&quot;&quot;heim&quot;&quot;:&quot;&quot;&quot;&amp;[.P176]&amp;&quot;&quot;&quot;,&quot;" office:value-type="string" office:string-value="&quot;heim&quot;:&quot;So&quot;,">
            <text:p>"heim":"So",</text:p>
          </table:table-cell>
          <table:table-cell table:formula="of:=&quot;&quot;&quot;gast&quot;&quot;:&quot;&quot;&quot;&amp;[.P176]&amp;&quot;&quot;&quot;}&quot;" office:value-type="string" office:string-value="&quot;gast&quot;:&quot;So&quot;}">
            <text:p>"gast":"So"}</text:p>
          </table:table-cell>
          <table:table-cell office:value-type="string">
            <text:p><text:s/></text:p>
          </table:table-cell>
        </table:table-row>
        <table:table-row table:style-name="ro2">
          <table:table-cell table:style-name="ce1" office:value-type="date" office:date-value="2013-02-17">
            <text:p>17.02.13</text:p>
          </table:table-cell>
          <table:table-cell table:style-name="ce3" office:value-type="time" office:time-value="PT13H00M00S">
            <text:p>13:00:00</text:p>
          </table:table-cell>
          <table:table-cell office:value-type="string">
            <text:p>SK</text:p>
          </table:table-cell>
          <table:table-cell office:value-type="string">
            <text:p>Kleve</text:p>
          </table:table-cell>
          <table:table-cell office:value-type="float" office:value="1">
            <text:p>1</text:p>
          </table:table-cell>
          <table:table-cell/>
          <table:table-cell table:number-columns-repeated="4"/>
          <table:table-cell table:formula="of:=IF(AND([.A177]=&quot;Bahn&quot;;[.K176]=-1);0;IF(AND([.A177]&lt;&gt;&quot;Bahn&quot;;[.K176]&lt;&gt;-1);[.K176]+1;[.K176]))" office:value-type="float" office:value="-1">
            <text:p>-1</text:p>
          </table:table-cell>
          <table:table-cell table:formula="of:=IF([.B177]=&quot;Spieltag&quot;;[.L176]+1;[.L176])" office:value-type="float" office:value="11">
            <text:p>11</text:p>
          </table:table-cell>
          <table:table-cell table:formula="of:=IF(AND([.K177]&gt;0;[.K177]&lt;&gt;[.K176]);[.A177];&quot;&quot;)">
            <text:p/>
          </table:table-cell>
          <table:table-cell table:formula="of:=IF([.O177]=1;VLOOKUP([.P177];[.K173:.M672];3;0);&quot;&quot;)">
            <text:p/>
          </table:table-cell>
          <table:table-cell table:formula="of:=IF([.A178]=&quot;So&quot;;1;[.O176]+1)" office:value-type="float" office:value="3">
            <text:p>3</text:p>
          </table:table-cell>
          <table:table-cell table:formula="of:=IF([.O177]=1;[.A177];IF([.O177]=2;[.A177];IF([.O177]=3;[.C177]&amp; &quot; &quot; &amp;[.D177]&amp;&quot; &quot;&amp;[.E177]&amp;&quot; &quot; &amp;[.F177];IF([.O177]=4;[.A177]&amp; &quot; &quot; &amp;[.B177]&amp;&quot; &quot;&amp;[.C177]&amp;&quot; &quot; &amp;[.D177]))))" office:value-type="string" office:string-value="SK Kleve 1 ">
            <text:p>SK Kleve 1 </text:p>
          </table:table-cell>
          <table:table-cell table:formula="of:=IF([.O177]=1;[.A177];IF([.O177]=2;TEXT([.A178];&quot;TT.MM.JJ&quot;);IF([.O177]=3;[.C177]&amp; &quot; &quot; &amp;[.D177]&amp;&quot; &quot;&amp;[.E177]&amp;&quot; &quot; &amp;[.F177];IF([.O177]=4;[.A177]&amp; &quot; &quot; &amp;[.B177]&amp;&quot; &quot;&amp;[.C177]&amp;&quot; &quot; &amp;[.D177]))))" office:value-type="string" office:string-value="SK Kleve 1 ">
            <text:p>SK Kleve 1 </text:p>
          </table:table-cell>
          <table:table-cell table:formula="of:=IF([.O177]=1;[.A177];IF([.O177]=2;TEXT([.B178];&quot;HH:MM&quot;);IF([.O177]=3;[.C177]&amp; &quot; &quot; &amp;[.D177]&amp;&quot; &quot;&amp;[.E177]&amp;&quot; &quot; &amp;[.F177];IF([.O177]=4;[.A177]&amp; &quot; &quot; &amp;[.B177]&amp;&quot; &quot;&amp;[.C177]&amp;&quot; &quot; &amp;[.D177]))))" office:value-type="string" office:string-value="SK Kleve 1 ">
            <text:p>SK Kleve 1 </text:p>
          </table:table-cell>
          <table:table-cell/>
          <table:table-cell table:formula="of:=INDIRECT(&quot;R&quot;&amp;ROW([.T177])&amp;&quot;C&quot;&amp;COLUMN([.T177])+[.O177];&quot;0&quot;)" office:value-type="string" office:string-value="&quot;heim&quot;:&quot;SK Kleve 1 &quot;,">
            <text:p>"heim":"SK Kleve 1 ",</text:p>
          </table:table-cell>
          <table:table-cell table:formula="of:=IF([.P177]&gt;1;&quot;,&quot;;&quot;&quot;)&amp;&quot;{ &quot;&quot;spielnr&quot;&quot;:&quot;&quot;&quot;&amp;[.P177]&amp;&quot;&quot;&quot;,&quot;&quot;spieltag&quot;&quot;:&quot;&quot;&quot;&amp;[.L177]&amp;&quot;&quot;&quot;,&quot;&quot;bahn&quot;&quot;:&quot;&quot;&quot;&amp;[.N177]&amp;&quot;&quot;&quot;,&quot;" office:value-type="string" office:string-value=",{ &quot;spielnr&quot;:&quot;SK Kleve 1 &quot;,&quot;spieltag&quot;:&quot;11&quot;,&quot;bahn&quot;:&quot;&quot;,">
            <text:p>,{ "spielnr":"SK Kleve 1 ","spieltag":"11","bahn":"",</text:p>
          </table:table-cell>
          <table:table-cell table:formula="of:=&quot;&quot;&quot;datum&quot;&quot;:&quot;&quot;&quot;&amp;[.Q177]&amp;&quot;&quot;&quot;,&quot;&quot;uhrzeit&quot;&quot;:&quot;&quot;&quot;&amp;[.R177]&amp;&quot;&quot;&quot;,&quot;" office:value-type="string" office:string-value="&quot;datum&quot;:&quot;SK Kleve 1 &quot;,&quot;uhrzeit&quot;:&quot;SK Kleve 1 &quot;,">
            <text:p>"datum":"SK Kleve 1 ","uhrzeit":"SK Kleve 1 ",</text:p>
          </table:table-cell>
          <table:table-cell table:formula="of:=&quot;&quot;&quot;heim&quot;&quot;:&quot;&quot;&quot;&amp;[.P177]&amp;&quot;&quot;&quot;,&quot;" office:value-type="string" office:string-value="&quot;heim&quot;:&quot;SK Kleve 1 &quot;,">
            <text:p>"heim":"SK Kleve 1 ",</text:p>
          </table:table-cell>
          <table:table-cell table:formula="of:=&quot;&quot;&quot;gast&quot;&quot;:&quot;&quot;&quot;&amp;[.P177]&amp;&quot;&quot;&quot;}&quot;" office:value-type="string" office:string-value="&quot;gast&quot;:&quot;SK Kleve 1 &quot;}">
            <text:p>"gast":"SK Kleve 1 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SKV</text:p>
          </table:table-cell>
          <table:table-cell office:value-type="string">
            <text:p>Rees</text:p>
          </table:table-cell>
          <table:table-cell office:value-type="float" office:value="3">
            <text:p>3</text:p>
          </table:table-cell>
          <table:table-cell table:number-columns-repeated="3"/>
          <table:table-cell table:number-columns-repeated="4"/>
          <table:table-cell table:formula="of:=IF(AND([.A178]=&quot;Bahn&quot;;[.K177]=-1);0;IF(AND([.A178]&lt;&gt;&quot;Bahn&quot;;[.K177]&lt;&gt;-1);[.K177]+1;[.K177]))" office:value-type="float" office:value="-1">
            <text:p>-1</text:p>
          </table:table-cell>
          <table:table-cell table:formula="of:=IF([.B178]=&quot;Spieltag&quot;;[.L177]+1;[.L177])" office:value-type="float" office:value="11">
            <text:p>11</text:p>
          </table:table-cell>
          <table:table-cell table:formula="of:=IF(AND([.K178]&gt;0;[.K178]&lt;&gt;[.K177]);[.A178];&quot;&quot;)">
            <text:p/>
          </table:table-cell>
          <table:table-cell table:formula="of:=IF([.O178]=1;VLOOKUP([.P178];[.K174:.M673];3;0);&quot;&quot;)">
            <text:p/>
          </table:table-cell>
          <table:table-cell table:formula="of:=IF([.A179]=&quot;So&quot;;1;[.O177]+1)" office:value-type="float" office:value="4">
            <text:p>4</text:p>
          </table:table-cell>
          <table:table-cell table:formula="of:=IF([.O178]=1;[.A178];IF([.O178]=2;[.A178];IF([.O178]=3;[.C178]&amp; &quot; &quot; &amp;[.D178]&amp;&quot; &quot;&amp;[.E178]&amp;&quot; &quot; &amp;[.F178];IF([.O178]=4;[.A178]&amp; &quot; &quot; &amp;[.B178]&amp;&quot; &quot;&amp;[.C178]&amp;&quot; &quot; &amp;[.D178]))))" office:value-type="string" office:string-value="SKV Rees 3 ">
            <text:p>SKV Rees 3 </text:p>
          </table:table-cell>
          <table:table-cell table:formula="of:=IF([.O178]=1;[.A178];IF([.O178]=2;TEXT([.A179];&quot;TT.MM.JJ&quot;);IF([.O178]=3;[.C178]&amp; &quot; &quot; &amp;[.D178]&amp;&quot; &quot;&amp;[.E178]&amp;&quot; &quot; &amp;[.F178];IF([.O178]=4;[.A178]&amp; &quot; &quot; &amp;[.B178]&amp;&quot; &quot;&amp;[.C178]&amp;&quot; &quot; &amp;[.D178]))))" office:value-type="string" office:string-value="SKV Rees 3 ">
            <text:p>SKV Rees 3 </text:p>
          </table:table-cell>
          <table:table-cell table:formula="of:=IF([.O178]=1;[.A178];IF([.O178]=2;TEXT([.B179];&quot;HH:MM&quot;);IF([.O178]=3;[.C178]&amp; &quot; &quot; &amp;[.D178]&amp;&quot; &quot;&amp;[.E178]&amp;&quot; &quot; &amp;[.F178];IF([.O178]=4;[.A178]&amp; &quot; &quot; &amp;[.B178]&amp;&quot; &quot;&amp;[.C178]&amp;&quot; &quot; &amp;[.D178]))))" office:value-type="string" office:string-value="SKV Rees 3 ">
            <text:p>SKV Rees 3 </text:p>
          </table:table-cell>
          <table:table-cell/>
          <table:table-cell table:formula="of:=INDIRECT(&quot;R&quot;&amp;ROW([.T178])&amp;&quot;C&quot;&amp;COLUMN([.T178])+[.O178];&quot;0&quot;)" office:value-type="string" office:string-value="&quot;gast&quot;:&quot;SKV Rees 3 &quot;}">
            <text:p>"gast":"SKV Rees 3 "}</text:p>
          </table:table-cell>
          <table:table-cell table:formula="of:=IF([.P178]&gt;1;&quot;,&quot;;&quot;&quot;)&amp;&quot;{ &quot;&quot;spielnr&quot;&quot;:&quot;&quot;&quot;&amp;[.P178]&amp;&quot;&quot;&quot;,&quot;&quot;spieltag&quot;&quot;:&quot;&quot;&quot;&amp;[.L178]&amp;&quot;&quot;&quot;,&quot;&quot;bahn&quot;&quot;:&quot;&quot;&quot;&amp;[.N178]&amp;&quot;&quot;&quot;,&quot;" office:value-type="string" office:string-value=",{ &quot;spielnr&quot;:&quot;SKV Rees 3 &quot;,&quot;spieltag&quot;:&quot;11&quot;,&quot;bahn&quot;:&quot;&quot;,">
            <text:p>,{ "spielnr":"SKV Rees 3 ","spieltag":"11","bahn":"",</text:p>
          </table:table-cell>
          <table:table-cell table:formula="of:=&quot;&quot;&quot;datum&quot;&quot;:&quot;&quot;&quot;&amp;[.Q178]&amp;&quot;&quot;&quot;,&quot;&quot;uhrzeit&quot;&quot;:&quot;&quot;&quot;&amp;[.R178]&amp;&quot;&quot;&quot;,&quot;" office:value-type="string" office:string-value="&quot;datum&quot;:&quot;SKV Rees 3 &quot;,&quot;uhrzeit&quot;:&quot;SKV Rees 3 &quot;,">
            <text:p>"datum":"SKV Rees 3 ","uhrzeit":"SKV Rees 3 ",</text:p>
          </table:table-cell>
          <table:table-cell table:formula="of:=&quot;&quot;&quot;heim&quot;&quot;:&quot;&quot;&quot;&amp;[.P178]&amp;&quot;&quot;&quot;,&quot;" office:value-type="string" office:string-value="&quot;heim&quot;:&quot;SKV Rees 3 &quot;,">
            <text:p>"heim":"SKV Rees 3 ",</text:p>
          </table:table-cell>
          <table:table-cell table:formula="of:=&quot;&quot;&quot;gast&quot;&quot;:&quot;&quot;&quot;&amp;[.P178]&amp;&quot;&quot;&quot;}&quot;" office:value-type="string" office:string-value="&quot;gast&quot;:&quot;SKV Rees 3 &quot;}">
            <text:p>"gast":"SKV Rees 3 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float" office:value="42">
            <text:p>42</text:p>
          </table:table-cell>
          <table:table-cell table:number-columns-repeated="5"/>
          <table:table-cell table:number-columns-repeated="4"/>
          <table:table-cell table:formula="of:=IF(AND([.A179]=&quot;Bahn&quot;;[.K178]=-1);0;IF(AND([.A179]&lt;&gt;&quot;Bahn&quot;;[.K178]&lt;&gt;-1);[.K178]+1;[.K178]))" office:value-type="float" office:value="-1">
            <text:p>-1</text:p>
          </table:table-cell>
          <table:table-cell table:formula="of:=IF([.B179]=&quot;Spieltag&quot;;[.L178]+1;[.L178])" office:value-type="float" office:value="11">
            <text:p>11</text:p>
          </table:table-cell>
          <table:table-cell table:formula="of:=IF(AND([.K179]&gt;0;[.K179]&lt;&gt;[.K178]);[.A179];&quot;&quot;)">
            <text:p/>
          </table:table-cell>
          <table:table-cell table:formula="of:=IF([.O179]=1;VLOOKUP([.P179];[.K175:.M674];3;0);&quot;&quot;)" office:value-type="string" office:string-value="2-5">
            <text:p>2-5</text:p>
          </table:table-cell>
          <table:table-cell table:formula="of:=IF([.A180]=&quot;So&quot;;1;[.O178]+1)" office:value-type="float" office:value="1">
            <text:p>1</text:p>
          </table:table-cell>
          <table:table-cell table:formula="of:=IF([.O179]=1;[.A179];IF([.O179]=2;[.A179];IF([.O179]=3;[.C179]&amp; &quot; &quot; &amp;[.D179]&amp;&quot; &quot;&amp;[.E179]&amp;&quot; &quot; &amp;[.F179];IF([.O179]=4;[.A179]&amp; &quot; &quot; &amp;[.B179]&amp;&quot; &quot;&amp;[.C179]&amp;&quot; &quot; &amp;[.D179]))))" office:value-type="float" office:value="42">
            <text:p>42</text:p>
          </table:table-cell>
          <table:table-cell table:formula="of:=IF([.O179]=1;[.A179];IF([.O179]=2;TEXT([.A180];&quot;TT.MM.JJ&quot;);IF([.O179]=3;[.C179]&amp; &quot; &quot; &amp;[.D179]&amp;&quot; &quot;&amp;[.E179]&amp;&quot; &quot; &amp;[.F179];IF([.O179]=4;[.A179]&amp; &quot; &quot; &amp;[.B179]&amp;&quot; &quot;&amp;[.C179]&amp;&quot; &quot; &amp;[.D179]))))" office:value-type="float" office:value="42">
            <text:p>42</text:p>
          </table:table-cell>
          <table:table-cell table:formula="of:=IF([.O179]=1;[.A179];IF([.O179]=2;TEXT([.B180];&quot;HH:MM&quot;);IF([.O179]=3;[.C179]&amp; &quot; &quot; &amp;[.D179]&amp;&quot; &quot;&amp;[.E179]&amp;&quot; &quot; &amp;[.F179];IF([.O179]=4;[.A179]&amp; &quot; &quot; &amp;[.B179]&amp;&quot; &quot;&amp;[.C179]&amp;&quot; &quot; &amp;[.D179]))))" office:value-type="float" office:value="42">
            <text:p>42</text:p>
          </table:table-cell>
          <table:table-cell/>
          <table:table-cell table:formula="of:=INDIRECT(&quot;R&quot;&amp;ROW([.T179])&amp;&quot;C&quot;&amp;COLUMN([.T179])+[.O179];&quot;0&quot;)" office:value-type="string" office:string-value=",{ &quot;spielnr&quot;:&quot;42&quot;,&quot;spieltag&quot;:&quot;11&quot;,&quot;bahn&quot;:&quot;2-5&quot;,">
            <text:p>,{ "spielnr":"42","spieltag":"11","bahn":"2-5",</text:p>
          </table:table-cell>
          <table:table-cell table:formula="of:=IF([.P179]&gt;1;&quot;,&quot;;&quot;&quot;)&amp;&quot;{ &quot;&quot;spielnr&quot;&quot;:&quot;&quot;&quot;&amp;[.P179]&amp;&quot;&quot;&quot;,&quot;&quot;spieltag&quot;&quot;:&quot;&quot;&quot;&amp;[.L179]&amp;&quot;&quot;&quot;,&quot;&quot;bahn&quot;&quot;:&quot;&quot;&quot;&amp;[.N179]&amp;&quot;&quot;&quot;,&quot;" office:value-type="string" office:string-value=",{ &quot;spielnr&quot;:&quot;42&quot;,&quot;spieltag&quot;:&quot;11&quot;,&quot;bahn&quot;:&quot;2-5&quot;,">
            <text:p>,{ "spielnr":"42","spieltag":"11","bahn":"2-5",</text:p>
          </table:table-cell>
          <table:table-cell table:formula="of:=&quot;&quot;&quot;datum&quot;&quot;:&quot;&quot;&quot;&amp;[.Q179]&amp;&quot;&quot;&quot;,&quot;&quot;uhrzeit&quot;&quot;:&quot;&quot;&quot;&amp;[.R179]&amp;&quot;&quot;&quot;,&quot;" office:value-type="string" office:string-value="&quot;datum&quot;:&quot;42&quot;,&quot;uhrzeit&quot;:&quot;42&quot;,">
            <text:p>"datum":"42","uhrzeit":"42",</text:p>
          </table:table-cell>
          <table:table-cell table:formula="of:=&quot;&quot;&quot;heim&quot;&quot;:&quot;&quot;&quot;&amp;[.P179]&amp;&quot;&quot;&quot;,&quot;" office:value-type="string" office:string-value="&quot;heim&quot;:&quot;42&quot;,">
            <text:p>"heim":"42",</text:p>
          </table:table-cell>
          <table:table-cell table:formula="of:=&quot;&quot;&quot;gast&quot;&quot;:&quot;&quot;&quot;&amp;[.P179]&amp;&quot;&quot;&quot;}&quot;" office:value-type="string" office:string-value="&quot;gast&quot;:&quot;42&quot;}">
            <text:p>"gast":"42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So</text:p>
          </table:table-cell>
          <table:table-cell table:number-columns-repeated="5"/>
          <table:table-cell table:number-columns-repeated="4"/>
          <table:table-cell table:formula="of:=IF(AND([.A180]=&quot;Bahn&quot;;[.K179]=-1);0;IF(AND([.A180]&lt;&gt;&quot;Bahn&quot;;[.K179]&lt;&gt;-1);[.K179]+1;[.K179]))" office:value-type="float" office:value="-1">
            <text:p>-1</text:p>
          </table:table-cell>
          <table:table-cell table:formula="of:=IF([.B180]=&quot;Spieltag&quot;;[.L179]+1;[.L179])" office:value-type="float" office:value="11">
            <text:p>11</text:p>
          </table:table-cell>
          <table:table-cell table:formula="of:=IF(AND([.K180]&gt;0;[.K180]&lt;&gt;[.K179]);[.A180];&quot;&quot;)">
            <text:p/>
          </table:table-cell>
          <table:table-cell table:formula="of:=IF([.O180]=1;VLOOKUP([.P180];[.K176:.M675];3;0);&quot;&quot;)">
            <text:p/>
          </table:table-cell>
          <table:table-cell table:formula="of:=IF([.A181]=&quot;So&quot;;1;[.O179]+1)" office:value-type="float" office:value="2">
            <text:p>2</text:p>
          </table:table-cell>
          <table:table-cell table:formula="of:=IF([.O180]=1;[.A180];IF([.O180]=2;[.A180];IF([.O180]=3;[.C180]&amp; &quot; &quot; &amp;[.D180]&amp;&quot; &quot;&amp;[.E180]&amp;&quot; &quot; &amp;[.F180];IF([.O180]=4;[.A180]&amp; &quot; &quot; &amp;[.B180]&amp;&quot; &quot;&amp;[.C180]&amp;&quot; &quot; &amp;[.D180]))))" office:value-type="string" office:string-value="So">
            <text:p>So</text:p>
          </table:table-cell>
          <table:table-cell table:formula="of:=IF([.O180]=1;[.A180];IF([.O180]=2;TEXT([.A181];&quot;TT.MM.JJ&quot;);IF([.O180]=3;[.C180]&amp; &quot; &quot; &amp;[.D180]&amp;&quot; &quot;&amp;[.E180]&amp;&quot; &quot; &amp;[.F180];IF([.O180]=4;[.A180]&amp; &quot; &quot; &amp;[.B180]&amp;&quot; &quot;&amp;[.C180]&amp;&quot; &quot; &amp;[.D180]))))" office:value-type="string" office:string-value="17.02.13">
            <text:p>17.02.13</text:p>
          </table:table-cell>
          <table:table-cell table:formula="of:=IF([.O180]=1;[.A180];IF([.O180]=2;TEXT([.B181];&quot;HH:MM&quot;);IF([.O180]=3;[.C180]&amp; &quot; &quot; &amp;[.D180]&amp;&quot; &quot;&amp;[.E180]&amp;&quot; &quot; &amp;[.F180];IF([.O180]=4;[.A180]&amp; &quot; &quot; &amp;[.B180]&amp;&quot; &quot;&amp;[.C180]&amp;&quot; &quot; &amp;[.D180]))))" office:value-type="string" office:string-value="10:00">
            <text:p>10:00</text:p>
          </table:table-cell>
          <table:table-cell/>
          <table:table-cell table:formula="of:=INDIRECT(&quot;R&quot;&amp;ROW([.T180])&amp;&quot;C&quot;&amp;COLUMN([.T180])+[.O180];&quot;0&quot;)" office:value-type="string" office:string-value="&quot;datum&quot;:&quot;17.02.13&quot;,&quot;uhrzeit&quot;:&quot;10:00&quot;,">
            <text:p>"datum":"17.02.13","uhrzeit":"10:00",</text:p>
          </table:table-cell>
          <table:table-cell table:formula="of:=IF([.P180]&gt;1;&quot;,&quot;;&quot;&quot;)&amp;&quot;{ &quot;&quot;spielnr&quot;&quot;:&quot;&quot;&quot;&amp;[.P180]&amp;&quot;&quot;&quot;,&quot;&quot;spieltag&quot;&quot;:&quot;&quot;&quot;&amp;[.L180]&amp;&quot;&quot;&quot;,&quot;&quot;bahn&quot;&quot;:&quot;&quot;&quot;&amp;[.N180]&amp;&quot;&quot;&quot;,&quot;" office:value-type="string" office:string-value=",{ &quot;spielnr&quot;:&quot;So&quot;,&quot;spieltag&quot;:&quot;11&quot;,&quot;bahn&quot;:&quot;&quot;,">
            <text:p>,{ "spielnr":"So","spieltag":"11","bahn":"",</text:p>
          </table:table-cell>
          <table:table-cell table:formula="of:=&quot;&quot;&quot;datum&quot;&quot;:&quot;&quot;&quot;&amp;[.Q180]&amp;&quot;&quot;&quot;,&quot;&quot;uhrzeit&quot;&quot;:&quot;&quot;&quot;&amp;[.R180]&amp;&quot;&quot;&quot;,&quot;" office:value-type="string" office:string-value="&quot;datum&quot;:&quot;17.02.13&quot;,&quot;uhrzeit&quot;:&quot;10:00&quot;,">
            <text:p>"datum":"17.02.13","uhrzeit":"10:00",</text:p>
          </table:table-cell>
          <table:table-cell table:formula="of:=&quot;&quot;&quot;heim&quot;&quot;:&quot;&quot;&quot;&amp;[.P180]&amp;&quot;&quot;&quot;,&quot;" office:value-type="string" office:string-value="&quot;heim&quot;:&quot;So&quot;,">
            <text:p>"heim":"So",</text:p>
          </table:table-cell>
          <table:table-cell table:formula="of:=&quot;&quot;&quot;gast&quot;&quot;:&quot;&quot;&quot;&amp;[.P180]&amp;&quot;&quot;&quot;}&quot;" office:value-type="string" office:string-value="&quot;gast&quot;:&quot;So&quot;}">
            <text:p>"gast":"So"}</text:p>
          </table:table-cell>
          <table:table-cell office:value-type="string">
            <text:p><text:s/></text:p>
          </table:table-cell>
        </table:table-row>
        <table:table-row table:style-name="ro2">
          <table:table-cell table:style-name="ce1" office:value-type="date" office:date-value="2013-02-17">
            <text:p>17.02.13</text:p>
          </table:table-cell>
          <table:table-cell table:style-name="ce3" office:value-type="time" office:time-value="PT10H00M00S">
            <text:p>10:00:00</text:p>
          </table:table-cell>
          <table:table-cell office:value-type="string">
            <text:p>KSF</text:p>
          </table:table-cell>
          <table:table-cell office:value-type="float" office:value="32">
            <text:p>32</text:p>
          </table:table-cell>
          <table:table-cell office:value-type="string">
            <text:p>Duisburg</text:p>
          </table:table-cell>
          <table:table-cell office:value-type="float" office:value="1">
            <text:p>1</text:p>
          </table:table-cell>
          <table:table-cell table:number-columns-repeated="4"/>
          <table:table-cell table:formula="of:=IF(AND([.A181]=&quot;Bahn&quot;;[.K180]=-1);0;IF(AND([.A181]&lt;&gt;&quot;Bahn&quot;;[.K180]&lt;&gt;-1);[.K180]+1;[.K180]))" office:value-type="float" office:value="-1">
            <text:p>-1</text:p>
          </table:table-cell>
          <table:table-cell table:formula="of:=IF([.B181]=&quot;Spieltag&quot;;[.L180]+1;[.L180])" office:value-type="float" office:value="11">
            <text:p>11</text:p>
          </table:table-cell>
          <table:table-cell table:formula="of:=IF(AND([.K181]&gt;0;[.K181]&lt;&gt;[.K180]);[.A181];&quot;&quot;)">
            <text:p/>
          </table:table-cell>
          <table:table-cell table:formula="of:=IF([.O181]=1;VLOOKUP([.P181];[.K177:.M676];3;0);&quot;&quot;)">
            <text:p/>
          </table:table-cell>
          <table:table-cell table:formula="of:=IF([.A182]=&quot;So&quot;;1;[.O180]+1)" office:value-type="float" office:value="3">
            <text:p>3</text:p>
          </table:table-cell>
          <table:table-cell table:formula="of:=IF([.O181]=1;[.A181];IF([.O181]=2;[.A181];IF([.O181]=3;[.C181]&amp; &quot; &quot; &amp;[.D181]&amp;&quot; &quot;&amp;[.E181]&amp;&quot; &quot; &amp;[.F181];IF([.O181]=4;[.A181]&amp; &quot; &quot; &amp;[.B181]&amp;&quot; &quot;&amp;[.C181]&amp;&quot; &quot; &amp;[.D181]))))" office:value-type="string" office:string-value="KSF 32 Duisburg 1">
            <text:p>KSF 32 Duisburg 1</text:p>
          </table:table-cell>
          <table:table-cell table:formula="of:=IF([.O181]=1;[.A181];IF([.O181]=2;TEXT([.A182];&quot;TT.MM.JJ&quot;);IF([.O181]=3;[.C181]&amp; &quot; &quot; &amp;[.D181]&amp;&quot; &quot;&amp;[.E181]&amp;&quot; &quot; &amp;[.F181];IF([.O181]=4;[.A181]&amp; &quot; &quot; &amp;[.B181]&amp;&quot; &quot;&amp;[.C181]&amp;&quot; &quot; &amp;[.D181]))))" office:value-type="string" office:string-value="KSF 32 Duisburg 1">
            <text:p>KSF 32 Duisburg 1</text:p>
          </table:table-cell>
          <table:table-cell table:formula="of:=IF([.O181]=1;[.A181];IF([.O181]=2;TEXT([.B182];&quot;HH:MM&quot;);IF([.O181]=3;[.C181]&amp; &quot; &quot; &amp;[.D181]&amp;&quot; &quot;&amp;[.E181]&amp;&quot; &quot; &amp;[.F181];IF([.O181]=4;[.A181]&amp; &quot; &quot; &amp;[.B181]&amp;&quot; &quot;&amp;[.C181]&amp;&quot; &quot; &amp;[.D181]))))" office:value-type="string" office:string-value="KSF 32 Duisburg 1">
            <text:p>KSF 32 Duisburg 1</text:p>
          </table:table-cell>
          <table:table-cell/>
          <table:table-cell table:formula="of:=INDIRECT(&quot;R&quot;&amp;ROW([.T181])&amp;&quot;C&quot;&amp;COLUMN([.T181])+[.O181];&quot;0&quot;)" office:value-type="string" office:string-value="&quot;heim&quot;:&quot;KSF 32 Duisburg 1&quot;,">
            <text:p>"heim":"KSF 32 Duisburg 1",</text:p>
          </table:table-cell>
          <table:table-cell table:formula="of:=IF([.P181]&gt;1;&quot;,&quot;;&quot;&quot;)&amp;&quot;{ &quot;&quot;spielnr&quot;&quot;:&quot;&quot;&quot;&amp;[.P181]&amp;&quot;&quot;&quot;,&quot;&quot;spieltag&quot;&quot;:&quot;&quot;&quot;&amp;[.L181]&amp;&quot;&quot;&quot;,&quot;&quot;bahn&quot;&quot;:&quot;&quot;&quot;&amp;[.N181]&amp;&quot;&quot;&quot;,&quot;" office:value-type="string" office:string-value=",{ &quot;spielnr&quot;:&quot;KSF 32 Duisburg 1&quot;,&quot;spieltag&quot;:&quot;11&quot;,&quot;bahn&quot;:&quot;&quot;,">
            <text:p>,{ "spielnr":"KSF 32 Duisburg 1","spieltag":"11","bahn":"",</text:p>
          </table:table-cell>
          <table:table-cell table:formula="of:=&quot;&quot;&quot;datum&quot;&quot;:&quot;&quot;&quot;&amp;[.Q181]&amp;&quot;&quot;&quot;,&quot;&quot;uhrzeit&quot;&quot;:&quot;&quot;&quot;&amp;[.R181]&amp;&quot;&quot;&quot;,&quot;" office:value-type="string" office:string-value="&quot;datum&quot;:&quot;KSF 32 Duisburg 1&quot;,&quot;uhrzeit&quot;:&quot;KSF 32 Duisburg 1&quot;,">
            <text:p>"datum":"KSF 32 Duisburg 1","uhrzeit":"KSF 32 Duisburg 1",</text:p>
          </table:table-cell>
          <table:table-cell table:formula="of:=&quot;&quot;&quot;heim&quot;&quot;:&quot;&quot;&quot;&amp;[.P181]&amp;&quot;&quot;&quot;,&quot;" office:value-type="string" office:string-value="&quot;heim&quot;:&quot;KSF 32 Duisburg 1&quot;,">
            <text:p>"heim":"KSF 32 Duisburg 1",</text:p>
          </table:table-cell>
          <table:table-cell table:formula="of:=&quot;&quot;&quot;gast&quot;&quot;:&quot;&quot;&quot;&amp;[.P181]&amp;&quot;&quot;&quot;}&quot;" office:value-type="string" office:string-value="&quot;gast&quot;:&quot;KSF 32 Duisburg 1&quot;}">
            <text:p>"gast":"KSF 32 Duisburg 1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SKC</text:p>
          </table:table-cell>
          <table:table-cell office:value-type="string">
            <text:p>Kapellen</text:p>
          </table:table-cell>
          <table:table-cell office:value-type="float" office:value="1">
            <text:p>1</text:p>
          </table:table-cell>
          <table:table-cell table:number-columns-repeated="3"/>
          <table:table-cell table:number-columns-repeated="4"/>
          <table:table-cell table:formula="of:=IF(AND([.A182]=&quot;Bahn&quot;;[.K181]=-1);0;IF(AND([.A182]&lt;&gt;&quot;Bahn&quot;;[.K181]&lt;&gt;-1);[.K181]+1;[.K181]))" office:value-type="float" office:value="-1">
            <text:p>-1</text:p>
          </table:table-cell>
          <table:table-cell table:formula="of:=IF([.B182]=&quot;Spieltag&quot;;[.L181]+1;[.L181])" office:value-type="float" office:value="11">
            <text:p>11</text:p>
          </table:table-cell>
          <table:table-cell table:formula="of:=IF(AND([.K182]&gt;0;[.K182]&lt;&gt;[.K181]);[.A182];&quot;&quot;)">
            <text:p/>
          </table:table-cell>
          <table:table-cell table:formula="of:=IF([.O182]=1;VLOOKUP([.P182];[.K178:.M677];3;0);&quot;&quot;)">
            <text:p/>
          </table:table-cell>
          <table:table-cell table:formula="of:=IF([.A183]=&quot;So&quot;;1;[.O181]+1)" office:value-type="float" office:value="4">
            <text:p>4</text:p>
          </table:table-cell>
          <table:table-cell table:formula="of:=IF([.O182]=1;[.A182];IF([.O182]=2;[.A182];IF([.O182]=3;[.C182]&amp; &quot; &quot; &amp;[.D182]&amp;&quot; &quot;&amp;[.E182]&amp;&quot; &quot; &amp;[.F182];IF([.O182]=4;[.A182]&amp; &quot; &quot; &amp;[.B182]&amp;&quot; &quot;&amp;[.C182]&amp;&quot; &quot; &amp;[.D182]))))" office:value-type="string" office:string-value="SKC Kapellen 1 ">
            <text:p>SKC Kapellen 1 </text:p>
          </table:table-cell>
          <table:table-cell table:formula="of:=IF([.O182]=1;[.A182];IF([.O182]=2;TEXT([.A183];&quot;TT.MM.JJ&quot;);IF([.O182]=3;[.C182]&amp; &quot; &quot; &amp;[.D182]&amp;&quot; &quot;&amp;[.E182]&amp;&quot; &quot; &amp;[.F182];IF([.O182]=4;[.A182]&amp; &quot; &quot; &amp;[.B182]&amp;&quot; &quot;&amp;[.C182]&amp;&quot; &quot; &amp;[.D182]))))" office:value-type="string" office:string-value="SKC Kapellen 1 ">
            <text:p>SKC Kapellen 1 </text:p>
          </table:table-cell>
          <table:table-cell table:formula="of:=IF([.O182]=1;[.A182];IF([.O182]=2;TEXT([.B183];&quot;HH:MM&quot;);IF([.O182]=3;[.C182]&amp; &quot; &quot; &amp;[.D182]&amp;&quot; &quot;&amp;[.E182]&amp;&quot; &quot; &amp;[.F182];IF([.O182]=4;[.A182]&amp; &quot; &quot; &amp;[.B182]&amp;&quot; &quot;&amp;[.C182]&amp;&quot; &quot; &amp;[.D182]))))" office:value-type="string" office:string-value="SKC Kapellen 1 ">
            <text:p>SKC Kapellen 1 </text:p>
          </table:table-cell>
          <table:table-cell/>
          <table:table-cell table:formula="of:=INDIRECT(&quot;R&quot;&amp;ROW([.T182])&amp;&quot;C&quot;&amp;COLUMN([.T182])+[.O182];&quot;0&quot;)" office:value-type="string" office:string-value="&quot;gast&quot;:&quot;SKC Kapellen 1 &quot;}">
            <text:p>"gast":"SKC Kapellen 1 "}</text:p>
          </table:table-cell>
          <table:table-cell table:formula="of:=IF([.P182]&gt;1;&quot;,&quot;;&quot;&quot;)&amp;&quot;{ &quot;&quot;spielnr&quot;&quot;:&quot;&quot;&quot;&amp;[.P182]&amp;&quot;&quot;&quot;,&quot;&quot;spieltag&quot;&quot;:&quot;&quot;&quot;&amp;[.L182]&amp;&quot;&quot;&quot;,&quot;&quot;bahn&quot;&quot;:&quot;&quot;&quot;&amp;[.N182]&amp;&quot;&quot;&quot;,&quot;" office:value-type="string" office:string-value=",{ &quot;spielnr&quot;:&quot;SKC Kapellen 1 &quot;,&quot;spieltag&quot;:&quot;11&quot;,&quot;bahn&quot;:&quot;&quot;,">
            <text:p>,{ "spielnr":"SKC Kapellen 1 ","spieltag":"11","bahn":"",</text:p>
          </table:table-cell>
          <table:table-cell table:formula="of:=&quot;&quot;&quot;datum&quot;&quot;:&quot;&quot;&quot;&amp;[.Q182]&amp;&quot;&quot;&quot;,&quot;&quot;uhrzeit&quot;&quot;:&quot;&quot;&quot;&amp;[.R182]&amp;&quot;&quot;&quot;,&quot;" office:value-type="string" office:string-value="&quot;datum&quot;:&quot;SKC Kapellen 1 &quot;,&quot;uhrzeit&quot;:&quot;SKC Kapellen 1 &quot;,">
            <text:p>"datum":"SKC Kapellen 1 ","uhrzeit":"SKC Kapellen 1 ",</text:p>
          </table:table-cell>
          <table:table-cell table:formula="of:=&quot;&quot;&quot;heim&quot;&quot;:&quot;&quot;&quot;&amp;[.P182]&amp;&quot;&quot;&quot;,&quot;" office:value-type="string" office:string-value="&quot;heim&quot;:&quot;SKC Kapellen 1 &quot;,">
            <text:p>"heim":"SKC Kapellen 1 ",</text:p>
          </table:table-cell>
          <table:table-cell table:formula="of:=&quot;&quot;&quot;gast&quot;&quot;:&quot;&quot;&quot;&amp;[.P182]&amp;&quot;&quot;&quot;}&quot;" office:value-type="string" office:string-value="&quot;gast&quot;:&quot;SKC Kapellen 1 &quot;}">
            <text:p>"gast":"SKC Kapellen 1 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float" office:value="43">
            <text:p>43</text:p>
          </table:table-cell>
          <table:table-cell table:number-columns-repeated="5"/>
          <table:table-cell table:number-columns-repeated="4"/>
          <table:table-cell table:formula="of:=IF(AND([.A183]=&quot;Bahn&quot;;[.K182]=-1);0;IF(AND([.A183]&lt;&gt;&quot;Bahn&quot;;[.K182]&lt;&gt;-1);[.K182]+1;[.K182]))" office:value-type="float" office:value="-1">
            <text:p>-1</text:p>
          </table:table-cell>
          <table:table-cell table:formula="of:=IF([.B183]=&quot;Spieltag&quot;;[.L182]+1;[.L182])" office:value-type="float" office:value="11">
            <text:p>11</text:p>
          </table:table-cell>
          <table:table-cell table:formula="of:=IF(AND([.K183]&gt;0;[.K183]&lt;&gt;[.K182]);[.A183];&quot;&quot;)">
            <text:p/>
          </table:table-cell>
          <table:table-cell table:formula="of:=IF([.O183]=1;VLOOKUP([.P183];[.K179:.M678];3;0);&quot;&quot;)" office:value-type="string" office:string-value="1-4">
            <text:p>1-4</text:p>
          </table:table-cell>
          <table:table-cell table:formula="of:=IF([.A184]=&quot;So&quot;;1;[.O182]+1)" office:value-type="float" office:value="1">
            <text:p>1</text:p>
          </table:table-cell>
          <table:table-cell table:formula="of:=IF([.O183]=1;[.A183];IF([.O183]=2;[.A183];IF([.O183]=3;[.C183]&amp; &quot; &quot; &amp;[.D183]&amp;&quot; &quot;&amp;[.E183]&amp;&quot; &quot; &amp;[.F183];IF([.O183]=4;[.A183]&amp; &quot; &quot; &amp;[.B183]&amp;&quot; &quot;&amp;[.C183]&amp;&quot; &quot; &amp;[.D183]))))" office:value-type="float" office:value="43">
            <text:p>43</text:p>
          </table:table-cell>
          <table:table-cell table:formula="of:=IF([.O183]=1;[.A183];IF([.O183]=2;TEXT([.A184];&quot;TT.MM.JJ&quot;);IF([.O183]=3;[.C183]&amp; &quot; &quot; &amp;[.D183]&amp;&quot; &quot;&amp;[.E183]&amp;&quot; &quot; &amp;[.F183];IF([.O183]=4;[.A183]&amp; &quot; &quot; &amp;[.B183]&amp;&quot; &quot;&amp;[.C183]&amp;&quot; &quot; &amp;[.D183]))))" office:value-type="float" office:value="43">
            <text:p>43</text:p>
          </table:table-cell>
          <table:table-cell table:formula="of:=IF([.O183]=1;[.A183];IF([.O183]=2;TEXT([.B184];&quot;HH:MM&quot;);IF([.O183]=3;[.C183]&amp; &quot; &quot; &amp;[.D183]&amp;&quot; &quot;&amp;[.E183]&amp;&quot; &quot; &amp;[.F183];IF([.O183]=4;[.A183]&amp; &quot; &quot; &amp;[.B183]&amp;&quot; &quot;&amp;[.C183]&amp;&quot; &quot; &amp;[.D183]))))" office:value-type="float" office:value="43">
            <text:p>43</text:p>
          </table:table-cell>
          <table:table-cell/>
          <table:table-cell table:formula="of:=INDIRECT(&quot;R&quot;&amp;ROW([.T183])&amp;&quot;C&quot;&amp;COLUMN([.T183])+[.O183];&quot;0&quot;)" office:value-type="string" office:string-value=",{ &quot;spielnr&quot;:&quot;43&quot;,&quot;spieltag&quot;:&quot;11&quot;,&quot;bahn&quot;:&quot;1-4&quot;,">
            <text:p>,{ "spielnr":"43","spieltag":"11","bahn":"1-4",</text:p>
          </table:table-cell>
          <table:table-cell table:formula="of:=IF([.P183]&gt;1;&quot;,&quot;;&quot;&quot;)&amp;&quot;{ &quot;&quot;spielnr&quot;&quot;:&quot;&quot;&quot;&amp;[.P183]&amp;&quot;&quot;&quot;,&quot;&quot;spieltag&quot;&quot;:&quot;&quot;&quot;&amp;[.L183]&amp;&quot;&quot;&quot;,&quot;&quot;bahn&quot;&quot;:&quot;&quot;&quot;&amp;[.N183]&amp;&quot;&quot;&quot;,&quot;" office:value-type="string" office:string-value=",{ &quot;spielnr&quot;:&quot;43&quot;,&quot;spieltag&quot;:&quot;11&quot;,&quot;bahn&quot;:&quot;1-4&quot;,">
            <text:p>,{ "spielnr":"43","spieltag":"11","bahn":"1-4",</text:p>
          </table:table-cell>
          <table:table-cell table:formula="of:=&quot;&quot;&quot;datum&quot;&quot;:&quot;&quot;&quot;&amp;[.Q183]&amp;&quot;&quot;&quot;,&quot;&quot;uhrzeit&quot;&quot;:&quot;&quot;&quot;&amp;[.R183]&amp;&quot;&quot;&quot;,&quot;" office:value-type="string" office:string-value="&quot;datum&quot;:&quot;43&quot;,&quot;uhrzeit&quot;:&quot;43&quot;,">
            <text:p>"datum":"43","uhrzeit":"43",</text:p>
          </table:table-cell>
          <table:table-cell table:formula="of:=&quot;&quot;&quot;heim&quot;&quot;:&quot;&quot;&quot;&amp;[.P183]&amp;&quot;&quot;&quot;,&quot;" office:value-type="string" office:string-value="&quot;heim&quot;:&quot;43&quot;,">
            <text:p>"heim":"43",</text:p>
          </table:table-cell>
          <table:table-cell table:formula="of:=&quot;&quot;&quot;gast&quot;&quot;:&quot;&quot;&quot;&amp;[.P183]&amp;&quot;&quot;&quot;}&quot;" office:value-type="string" office:string-value="&quot;gast&quot;:&quot;43&quot;}">
            <text:p>"gast":"43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So</text:p>
          </table:table-cell>
          <table:table-cell table:number-columns-repeated="5"/>
          <table:table-cell table:number-columns-repeated="4"/>
          <table:table-cell table:formula="of:=IF(AND([.A184]=&quot;Bahn&quot;;[.K183]=-1);0;IF(AND([.A184]&lt;&gt;&quot;Bahn&quot;;[.K183]&lt;&gt;-1);[.K183]+1;[.K183]))" office:value-type="float" office:value="-1">
            <text:p>-1</text:p>
          </table:table-cell>
          <table:table-cell table:formula="of:=IF([.B184]=&quot;Spieltag&quot;;[.L183]+1;[.L183])" office:value-type="float" office:value="11">
            <text:p>11</text:p>
          </table:table-cell>
          <table:table-cell table:formula="of:=IF(AND([.K184]&gt;0;[.K184]&lt;&gt;[.K183]);[.A184];&quot;&quot;)">
            <text:p/>
          </table:table-cell>
          <table:table-cell table:formula="of:=IF([.O184]=1;VLOOKUP([.P184];[.K180:.M679];3;0);&quot;&quot;)">
            <text:p/>
          </table:table-cell>
          <table:table-cell table:formula="of:=IF([.A185]=&quot;So&quot;;1;[.O183]+1)" office:value-type="float" office:value="2">
            <text:p>2</text:p>
          </table:table-cell>
          <table:table-cell table:formula="of:=IF([.O184]=1;[.A184];IF([.O184]=2;[.A184];IF([.O184]=3;[.C184]&amp; &quot; &quot; &amp;[.D184]&amp;&quot; &quot;&amp;[.E184]&amp;&quot; &quot; &amp;[.F184];IF([.O184]=4;[.A184]&amp; &quot; &quot; &amp;[.B184]&amp;&quot; &quot;&amp;[.C184]&amp;&quot; &quot; &amp;[.D184]))))" office:value-type="string" office:string-value="So">
            <text:p>So</text:p>
          </table:table-cell>
          <table:table-cell table:formula="of:=IF([.O184]=1;[.A184];IF([.O184]=2;TEXT([.A185];&quot;TT.MM.JJ&quot;);IF([.O184]=3;[.C184]&amp; &quot; &quot; &amp;[.D184]&amp;&quot; &quot;&amp;[.E184]&amp;&quot; &quot; &amp;[.F184];IF([.O184]=4;[.A184]&amp; &quot; &quot; &amp;[.B184]&amp;&quot; &quot;&amp;[.C184]&amp;&quot; &quot; &amp;[.D184]))))" office:value-type="string" office:string-value="17.02.13">
            <text:p>17.02.13</text:p>
          </table:table-cell>
          <table:table-cell table:formula="of:=IF([.O184]=1;[.A184];IF([.O184]=2;TEXT([.B185];&quot;HH:MM&quot;);IF([.O184]=3;[.C184]&amp; &quot; &quot; &amp;[.D184]&amp;&quot; &quot;&amp;[.E184]&amp;&quot; &quot; &amp;[.F184];IF([.O184]=4;[.A184]&amp; &quot; &quot; &amp;[.B184]&amp;&quot; &quot;&amp;[.C184]&amp;&quot; &quot; &amp;[.D184]))))" office:value-type="string" office:string-value="10:00">
            <text:p>10:00</text:p>
          </table:table-cell>
          <table:table-cell/>
          <table:table-cell table:formula="of:=INDIRECT(&quot;R&quot;&amp;ROW([.T184])&amp;&quot;C&quot;&amp;COLUMN([.T184])+[.O184];&quot;0&quot;)" office:value-type="string" office:string-value="&quot;datum&quot;:&quot;17.02.13&quot;,&quot;uhrzeit&quot;:&quot;10:00&quot;,">
            <text:p>"datum":"17.02.13","uhrzeit":"10:00",</text:p>
          </table:table-cell>
          <table:table-cell table:formula="of:=IF([.P184]&gt;1;&quot;,&quot;;&quot;&quot;)&amp;&quot;{ &quot;&quot;spielnr&quot;&quot;:&quot;&quot;&quot;&amp;[.P184]&amp;&quot;&quot;&quot;,&quot;&quot;spieltag&quot;&quot;:&quot;&quot;&quot;&amp;[.L184]&amp;&quot;&quot;&quot;,&quot;&quot;bahn&quot;&quot;:&quot;&quot;&quot;&amp;[.N184]&amp;&quot;&quot;&quot;,&quot;" office:value-type="string" office:string-value=",{ &quot;spielnr&quot;:&quot;So&quot;,&quot;spieltag&quot;:&quot;11&quot;,&quot;bahn&quot;:&quot;&quot;,">
            <text:p>,{ "spielnr":"So","spieltag":"11","bahn":"",</text:p>
          </table:table-cell>
          <table:table-cell table:formula="of:=&quot;&quot;&quot;datum&quot;&quot;:&quot;&quot;&quot;&amp;[.Q184]&amp;&quot;&quot;&quot;,&quot;&quot;uhrzeit&quot;&quot;:&quot;&quot;&quot;&amp;[.R184]&amp;&quot;&quot;&quot;,&quot;" office:value-type="string" office:string-value="&quot;datum&quot;:&quot;17.02.13&quot;,&quot;uhrzeit&quot;:&quot;10:00&quot;,">
            <text:p>"datum":"17.02.13","uhrzeit":"10:00",</text:p>
          </table:table-cell>
          <table:table-cell table:formula="of:=&quot;&quot;&quot;heim&quot;&quot;:&quot;&quot;&quot;&amp;[.P184]&amp;&quot;&quot;&quot;,&quot;" office:value-type="string" office:string-value="&quot;heim&quot;:&quot;So&quot;,">
            <text:p>"heim":"So",</text:p>
          </table:table-cell>
          <table:table-cell table:formula="of:=&quot;&quot;&quot;gast&quot;&quot;:&quot;&quot;&quot;&amp;[.P184]&amp;&quot;&quot;&quot;}&quot;" office:value-type="string" office:string-value="&quot;gast&quot;:&quot;So&quot;}">
            <text:p>"gast":"So"}</text:p>
          </table:table-cell>
          <table:table-cell office:value-type="string">
            <text:p><text:s/></text:p>
          </table:table-cell>
        </table:table-row>
        <table:table-row table:style-name="ro2">
          <table:table-cell table:style-name="ce1" office:value-type="date" office:date-value="2013-02-17">
            <text:p>17.02.13</text:p>
          </table:table-cell>
          <table:table-cell table:style-name="ce3" office:value-type="time" office:time-value="PT10H00M00S">
            <text:p>10:00:00</text:p>
          </table:table-cell>
          <table:table-cell office:value-type="string">
            <text:p>SK</text:p>
          </table:table-cell>
          <table:table-cell office:value-type="string">
            <text:p>66/99</text:p>
          </table:table-cell>
          <table:table-cell office:value-type="string">
            <text:p>Solingen</text:p>
          </table:table-cell>
          <table:table-cell office:value-type="float" office:value="1">
            <text:p>1</text:p>
          </table:table-cell>
          <table:table-cell table:number-columns-repeated="4"/>
          <table:table-cell table:formula="of:=IF(AND([.A185]=&quot;Bahn&quot;;[.K184]=-1);0;IF(AND([.A185]&lt;&gt;&quot;Bahn&quot;;[.K184]&lt;&gt;-1);[.K184]+1;[.K184]))" office:value-type="float" office:value="-1">
            <text:p>-1</text:p>
          </table:table-cell>
          <table:table-cell table:formula="of:=IF([.B185]=&quot;Spieltag&quot;;[.L184]+1;[.L184])" office:value-type="float" office:value="11">
            <text:p>11</text:p>
          </table:table-cell>
          <table:table-cell table:formula="of:=IF(AND([.K185]&gt;0;[.K185]&lt;&gt;[.K184]);[.A185];&quot;&quot;)">
            <text:p/>
          </table:table-cell>
          <table:table-cell table:formula="of:=IF([.O185]=1;VLOOKUP([.P185];[.K181:.M680];3;0);&quot;&quot;)">
            <text:p/>
          </table:table-cell>
          <table:table-cell table:formula="of:=IF([.A186]=&quot;So&quot;;1;[.O184]+1)" office:value-type="float" office:value="3">
            <text:p>3</text:p>
          </table:table-cell>
          <table:table-cell table:formula="of:=IF([.O185]=1;[.A185];IF([.O185]=2;[.A185];IF([.O185]=3;[.C185]&amp; &quot; &quot; &amp;[.D185]&amp;&quot; &quot;&amp;[.E185]&amp;&quot; &quot; &amp;[.F185];IF([.O185]=4;[.A185]&amp; &quot; &quot; &amp;[.B185]&amp;&quot; &quot;&amp;[.C185]&amp;&quot; &quot; &amp;[.D185]))))" office:value-type="string" office:string-value="SK 66/99 Solingen 1">
            <text:p>SK 66/99 Solingen 1</text:p>
          </table:table-cell>
          <table:table-cell table:formula="of:=IF([.O185]=1;[.A185];IF([.O185]=2;TEXT([.A186];&quot;TT.MM.JJ&quot;);IF([.O185]=3;[.C185]&amp; &quot; &quot; &amp;[.D185]&amp;&quot; &quot;&amp;[.E185]&amp;&quot; &quot; &amp;[.F185];IF([.O185]=4;[.A185]&amp; &quot; &quot; &amp;[.B185]&amp;&quot; &quot;&amp;[.C185]&amp;&quot; &quot; &amp;[.D185]))))" office:value-type="string" office:string-value="SK 66/99 Solingen 1">
            <text:p>SK 66/99 Solingen 1</text:p>
          </table:table-cell>
          <table:table-cell table:formula="of:=IF([.O185]=1;[.A185];IF([.O185]=2;TEXT([.B186];&quot;HH:MM&quot;);IF([.O185]=3;[.C185]&amp; &quot; &quot; &amp;[.D185]&amp;&quot; &quot;&amp;[.E185]&amp;&quot; &quot; &amp;[.F185];IF([.O185]=4;[.A185]&amp; &quot; &quot; &amp;[.B185]&amp;&quot; &quot;&amp;[.C185]&amp;&quot; &quot; &amp;[.D185]))))" office:value-type="string" office:string-value="SK 66/99 Solingen 1">
            <text:p>SK 66/99 Solingen 1</text:p>
          </table:table-cell>
          <table:table-cell/>
          <table:table-cell table:formula="of:=INDIRECT(&quot;R&quot;&amp;ROW([.T185])&amp;&quot;C&quot;&amp;COLUMN([.T185])+[.O185];&quot;0&quot;)" office:value-type="string" office:string-value="&quot;heim&quot;:&quot;SK 66/99 Solingen 1&quot;,">
            <text:p>"heim":"SK 66/99 Solingen 1",</text:p>
          </table:table-cell>
          <table:table-cell table:formula="of:=IF([.P185]&gt;1;&quot;,&quot;;&quot;&quot;)&amp;&quot;{ &quot;&quot;spielnr&quot;&quot;:&quot;&quot;&quot;&amp;[.P185]&amp;&quot;&quot;&quot;,&quot;&quot;spieltag&quot;&quot;:&quot;&quot;&quot;&amp;[.L185]&amp;&quot;&quot;&quot;,&quot;&quot;bahn&quot;&quot;:&quot;&quot;&quot;&amp;[.N185]&amp;&quot;&quot;&quot;,&quot;" office:value-type="string" office:string-value=",{ &quot;spielnr&quot;:&quot;SK 66/99 Solingen 1&quot;,&quot;spieltag&quot;:&quot;11&quot;,&quot;bahn&quot;:&quot;&quot;,">
            <text:p>,{ "spielnr":"SK 66/99 Solingen 1","spieltag":"11","bahn":"",</text:p>
          </table:table-cell>
          <table:table-cell table:formula="of:=&quot;&quot;&quot;datum&quot;&quot;:&quot;&quot;&quot;&amp;[.Q185]&amp;&quot;&quot;&quot;,&quot;&quot;uhrzeit&quot;&quot;:&quot;&quot;&quot;&amp;[.R185]&amp;&quot;&quot;&quot;,&quot;" office:value-type="string" office:string-value="&quot;datum&quot;:&quot;SK 66/99 Solingen 1&quot;,&quot;uhrzeit&quot;:&quot;SK 66/99 Solingen 1&quot;,">
            <text:p>"datum":"SK 66/99 Solingen 1","uhrzeit":"SK 66/99 Solingen 1",</text:p>
          </table:table-cell>
          <table:table-cell table:formula="of:=&quot;&quot;&quot;heim&quot;&quot;:&quot;&quot;&quot;&amp;[.P185]&amp;&quot;&quot;&quot;,&quot;" office:value-type="string" office:string-value="&quot;heim&quot;:&quot;SK 66/99 Solingen 1&quot;,">
            <text:p>"heim":"SK 66/99 Solingen 1",</text:p>
          </table:table-cell>
          <table:table-cell table:formula="of:=&quot;&quot;&quot;gast&quot;&quot;:&quot;&quot;&quot;&amp;[.P185]&amp;&quot;&quot;&quot;}&quot;" office:value-type="string" office:string-value="&quot;gast&quot;:&quot;SK 66/99 Solingen 1&quot;}">
            <text:p>"gast":"SK 66/99 Solingen 1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BW</text:p>
          </table:table-cell>
          <table:table-cell office:value-type="float" office:value="61">
            <text:p>61</text:p>
          </table:table-cell>
          <table:table-cell office:value-type="string">
            <text:p>Mülheim</text:p>
          </table:table-cell>
          <table:table-cell office:value-type="float" office:value="3">
            <text:p>3</text:p>
          </table:table-cell>
          <table:table-cell table:number-columns-repeated="2"/>
          <table:table-cell table:number-columns-repeated="4"/>
          <table:table-cell table:formula="of:=IF(AND([.A186]=&quot;Bahn&quot;;[.K185]=-1);0;IF(AND([.A186]&lt;&gt;&quot;Bahn&quot;;[.K185]&lt;&gt;-1);[.K185]+1;[.K185]))" office:value-type="float" office:value="-1">
            <text:p>-1</text:p>
          </table:table-cell>
          <table:table-cell table:formula="of:=IF([.B186]=&quot;Spieltag&quot;;[.L185]+1;[.L185])" office:value-type="float" office:value="11">
            <text:p>11</text:p>
          </table:table-cell>
          <table:table-cell table:formula="of:=IF(AND([.K186]&gt;0;[.K186]&lt;&gt;[.K185]);[.A186];&quot;&quot;)">
            <text:p/>
          </table:table-cell>
          <table:table-cell table:formula="of:=IF([.O186]=1;VLOOKUP([.P186];[.K182:.M681];3;0);&quot;&quot;)">
            <text:p/>
          </table:table-cell>
          <table:table-cell table:formula="of:=IF([.A187]=&quot;So&quot;;1;[.O185]+1)" office:value-type="float" office:value="4">
            <text:p>4</text:p>
          </table:table-cell>
          <table:table-cell table:formula="of:=IF([.O186]=1;[.A186];IF([.O186]=2;[.A186];IF([.O186]=3;[.C186]&amp; &quot; &quot; &amp;[.D186]&amp;&quot; &quot;&amp;[.E186]&amp;&quot; &quot; &amp;[.F186];IF([.O186]=4;[.A186]&amp; &quot; &quot; &amp;[.B186]&amp;&quot; &quot;&amp;[.C186]&amp;&quot; &quot; &amp;[.D186]))))" office:value-type="string" office:string-value="BW 61 Mülheim 3">
            <text:p>BW 61 Mülheim 3</text:p>
          </table:table-cell>
          <table:table-cell table:formula="of:=IF([.O186]=1;[.A186];IF([.O186]=2;TEXT([.A187];&quot;TT.MM.JJ&quot;);IF([.O186]=3;[.C186]&amp; &quot; &quot; &amp;[.D186]&amp;&quot; &quot;&amp;[.E186]&amp;&quot; &quot; &amp;[.F186];IF([.O186]=4;[.A186]&amp; &quot; &quot; &amp;[.B186]&amp;&quot; &quot;&amp;[.C186]&amp;&quot; &quot; &amp;[.D186]))))" office:value-type="string" office:string-value="BW 61 Mülheim 3">
            <text:p>BW 61 Mülheim 3</text:p>
          </table:table-cell>
          <table:table-cell table:formula="of:=IF([.O186]=1;[.A186];IF([.O186]=2;TEXT([.B187];&quot;HH:MM&quot;);IF([.O186]=3;[.C186]&amp; &quot; &quot; &amp;[.D186]&amp;&quot; &quot;&amp;[.E186]&amp;&quot; &quot; &amp;[.F186];IF([.O186]=4;[.A186]&amp; &quot; &quot; &amp;[.B186]&amp;&quot; &quot;&amp;[.C186]&amp;&quot; &quot; &amp;[.D186]))))" office:value-type="string" office:string-value="BW 61 Mülheim 3">
            <text:p>BW 61 Mülheim 3</text:p>
          </table:table-cell>
          <table:table-cell/>
          <table:table-cell table:formula="of:=INDIRECT(&quot;R&quot;&amp;ROW([.T186])&amp;&quot;C&quot;&amp;COLUMN([.T186])+[.O186];&quot;0&quot;)" office:value-type="string" office:string-value="&quot;gast&quot;:&quot;BW 61 Mülheim 3&quot;}">
            <text:p>"gast":"BW 61 Mülheim 3"}</text:p>
          </table:table-cell>
          <table:table-cell table:formula="of:=IF([.P186]&gt;1;&quot;,&quot;;&quot;&quot;)&amp;&quot;{ &quot;&quot;spielnr&quot;&quot;:&quot;&quot;&quot;&amp;[.P186]&amp;&quot;&quot;&quot;,&quot;&quot;spieltag&quot;&quot;:&quot;&quot;&quot;&amp;[.L186]&amp;&quot;&quot;&quot;,&quot;&quot;bahn&quot;&quot;:&quot;&quot;&quot;&amp;[.N186]&amp;&quot;&quot;&quot;,&quot;" office:value-type="string" office:string-value=",{ &quot;spielnr&quot;:&quot;BW 61 Mülheim 3&quot;,&quot;spieltag&quot;:&quot;11&quot;,&quot;bahn&quot;:&quot;&quot;,">
            <text:p>,{ "spielnr":"BW 61 Mülheim 3","spieltag":"11","bahn":"",</text:p>
          </table:table-cell>
          <table:table-cell table:formula="of:=&quot;&quot;&quot;datum&quot;&quot;:&quot;&quot;&quot;&amp;[.Q186]&amp;&quot;&quot;&quot;,&quot;&quot;uhrzeit&quot;&quot;:&quot;&quot;&quot;&amp;[.R186]&amp;&quot;&quot;&quot;,&quot;" office:value-type="string" office:string-value="&quot;datum&quot;:&quot;BW 61 Mülheim 3&quot;,&quot;uhrzeit&quot;:&quot;BW 61 Mülheim 3&quot;,">
            <text:p>"datum":"BW 61 Mülheim 3","uhrzeit":"BW 61 Mülheim 3",</text:p>
          </table:table-cell>
          <table:table-cell table:formula="of:=&quot;&quot;&quot;heim&quot;&quot;:&quot;&quot;&quot;&amp;[.P186]&amp;&quot;&quot;&quot;,&quot;" office:value-type="string" office:string-value="&quot;heim&quot;:&quot;BW 61 Mülheim 3&quot;,">
            <text:p>"heim":"BW 61 Mülheim 3",</text:p>
          </table:table-cell>
          <table:table-cell table:formula="of:=&quot;&quot;&quot;gast&quot;&quot;:&quot;&quot;&quot;&amp;[.P186]&amp;&quot;&quot;&quot;}&quot;" office:value-type="string" office:string-value="&quot;gast&quot;:&quot;BW 61 Mülheim 3&quot;}">
            <text:p>"gast":"BW 61 Mülheim 3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float" office:value="44">
            <text:p>44</text:p>
          </table:table-cell>
          <table:table-cell table:number-columns-repeated="5"/>
          <table:table-cell table:number-columns-repeated="4"/>
          <table:table-cell table:formula="of:=IF(AND([.A187]=&quot;Bahn&quot;;[.K186]=-1);0;IF(AND([.A187]&lt;&gt;&quot;Bahn&quot;;[.K186]&lt;&gt;-1);[.K186]+1;[.K186]))" office:value-type="float" office:value="-1">
            <text:p>-1</text:p>
          </table:table-cell>
          <table:table-cell table:formula="of:=IF([.B187]=&quot;Spieltag&quot;;[.L186]+1;[.L186])" office:value-type="float" office:value="11">
            <text:p>11</text:p>
          </table:table-cell>
          <table:table-cell table:formula="of:=IF(AND([.K187]&gt;0;[.K187]&lt;&gt;[.K186]);[.A187];&quot;&quot;)">
            <text:p/>
          </table:table-cell>
          <table:table-cell table:formula="of:=IF([.O187]=1;VLOOKUP([.P187];[.K183:.M682];3;0);&quot;&quot;)" office:value-type="string" office:string-value="2-5">
            <text:p>2-5</text:p>
          </table:table-cell>
          <table:table-cell table:formula="of:=IF([.A188]=&quot;So&quot;;1;[.O186]+1)" office:value-type="float" office:value="1">
            <text:p>1</text:p>
          </table:table-cell>
          <table:table-cell table:formula="of:=IF([.O187]=1;[.A187];IF([.O187]=2;[.A187];IF([.O187]=3;[.C187]&amp; &quot; &quot; &amp;[.D187]&amp;&quot; &quot;&amp;[.E187]&amp;&quot; &quot; &amp;[.F187];IF([.O187]=4;[.A187]&amp; &quot; &quot; &amp;[.B187]&amp;&quot; &quot;&amp;[.C187]&amp;&quot; &quot; &amp;[.D187]))))" office:value-type="float" office:value="44">
            <text:p>44</text:p>
          </table:table-cell>
          <table:table-cell table:formula="of:=IF([.O187]=1;[.A187];IF([.O187]=2;TEXT([.A188];&quot;TT.MM.JJ&quot;);IF([.O187]=3;[.C187]&amp; &quot; &quot; &amp;[.D187]&amp;&quot; &quot;&amp;[.E187]&amp;&quot; &quot; &amp;[.F187];IF([.O187]=4;[.A187]&amp; &quot; &quot; &amp;[.B187]&amp;&quot; &quot;&amp;[.C187]&amp;&quot; &quot; &amp;[.D187]))))" office:value-type="float" office:value="44">
            <text:p>44</text:p>
          </table:table-cell>
          <table:table-cell table:formula="of:=IF([.O187]=1;[.A187];IF([.O187]=2;TEXT([.B188];&quot;HH:MM&quot;);IF([.O187]=3;[.C187]&amp; &quot; &quot; &amp;[.D187]&amp;&quot; &quot;&amp;[.E187]&amp;&quot; &quot; &amp;[.F187];IF([.O187]=4;[.A187]&amp; &quot; &quot; &amp;[.B187]&amp;&quot; &quot;&amp;[.C187]&amp;&quot; &quot; &amp;[.D187]))))" office:value-type="float" office:value="44">
            <text:p>44</text:p>
          </table:table-cell>
          <table:table-cell/>
          <table:table-cell table:formula="of:=INDIRECT(&quot;R&quot;&amp;ROW([.T187])&amp;&quot;C&quot;&amp;COLUMN([.T187])+[.O187];&quot;0&quot;)" office:value-type="string" office:string-value=",{ &quot;spielnr&quot;:&quot;44&quot;,&quot;spieltag&quot;:&quot;11&quot;,&quot;bahn&quot;:&quot;2-5&quot;,">
            <text:p>,{ "spielnr":"44","spieltag":"11","bahn":"2-5",</text:p>
          </table:table-cell>
          <table:table-cell table:formula="of:=IF([.P187]&gt;1;&quot;,&quot;;&quot;&quot;)&amp;&quot;{ &quot;&quot;spielnr&quot;&quot;:&quot;&quot;&quot;&amp;[.P187]&amp;&quot;&quot;&quot;,&quot;&quot;spieltag&quot;&quot;:&quot;&quot;&quot;&amp;[.L187]&amp;&quot;&quot;&quot;,&quot;&quot;bahn&quot;&quot;:&quot;&quot;&quot;&amp;[.N187]&amp;&quot;&quot;&quot;,&quot;" office:value-type="string" office:string-value=",{ &quot;spielnr&quot;:&quot;44&quot;,&quot;spieltag&quot;:&quot;11&quot;,&quot;bahn&quot;:&quot;2-5&quot;,">
            <text:p>,{ "spielnr":"44","spieltag":"11","bahn":"2-5",</text:p>
          </table:table-cell>
          <table:table-cell table:formula="of:=&quot;&quot;&quot;datum&quot;&quot;:&quot;&quot;&quot;&amp;[.Q187]&amp;&quot;&quot;&quot;,&quot;&quot;uhrzeit&quot;&quot;:&quot;&quot;&quot;&amp;[.R187]&amp;&quot;&quot;&quot;,&quot;" office:value-type="string" office:string-value="&quot;datum&quot;:&quot;44&quot;,&quot;uhrzeit&quot;:&quot;44&quot;,">
            <text:p>"datum":"44","uhrzeit":"44",</text:p>
          </table:table-cell>
          <table:table-cell table:formula="of:=&quot;&quot;&quot;heim&quot;&quot;:&quot;&quot;&quot;&amp;[.P187]&amp;&quot;&quot;&quot;,&quot;" office:value-type="string" office:string-value="&quot;heim&quot;:&quot;44&quot;,">
            <text:p>"heim":"44",</text:p>
          </table:table-cell>
          <table:table-cell table:formula="of:=&quot;&quot;&quot;gast&quot;&quot;:&quot;&quot;&quot;&amp;[.P187]&amp;&quot;&quot;&quot;}&quot;" office:value-type="string" office:string-value="&quot;gast&quot;:&quot;44&quot;}">
            <text:p>"gast":"44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So</text:p>
          </table:table-cell>
          <table:table-cell table:number-columns-repeated="5"/>
          <table:table-cell table:number-columns-repeated="4"/>
          <table:table-cell table:formula="of:=IF(AND([.A188]=&quot;Bahn&quot;;[.K187]=-1);0;IF(AND([.A188]&lt;&gt;&quot;Bahn&quot;;[.K187]&lt;&gt;-1);[.K187]+1;[.K187]))" office:value-type="float" office:value="-1">
            <text:p>-1</text:p>
          </table:table-cell>
          <table:table-cell table:formula="of:=IF([.B188]=&quot;Spieltag&quot;;[.L187]+1;[.L187])" office:value-type="float" office:value="11">
            <text:p>11</text:p>
          </table:table-cell>
          <table:table-cell table:formula="of:=IF(AND([.K188]&gt;0;[.K188]&lt;&gt;[.K187]);[.A188];&quot;&quot;)">
            <text:p/>
          </table:table-cell>
          <table:table-cell table:formula="of:=IF([.O188]=1;VLOOKUP([.P188];[.K184:.M683];3;0);&quot;&quot;)">
            <text:p/>
          </table:table-cell>
          <table:table-cell table:formula="of:=IF([.A189]=&quot;So&quot;;1;[.O187]+1)" office:value-type="float" office:value="2">
            <text:p>2</text:p>
          </table:table-cell>
          <table:table-cell table:formula="of:=IF([.O188]=1;[.A188];IF([.O188]=2;[.A188];IF([.O188]=3;[.C188]&amp; &quot; &quot; &amp;[.D188]&amp;&quot; &quot;&amp;[.E188]&amp;&quot; &quot; &amp;[.F188];IF([.O188]=4;[.A188]&amp; &quot; &quot; &amp;[.B188]&amp;&quot; &quot;&amp;[.C188]&amp;&quot; &quot; &amp;[.D188]))))" office:value-type="string" office:string-value="So">
            <text:p>So</text:p>
          </table:table-cell>
          <table:table-cell table:formula="of:=IF([.O188]=1;[.A188];IF([.O188]=2;TEXT([.A189];&quot;TT.MM.JJ&quot;);IF([.O188]=3;[.C188]&amp; &quot; &quot; &amp;[.D188]&amp;&quot; &quot;&amp;[.E188]&amp;&quot; &quot; &amp;[.F188];IF([.O188]=4;[.A188]&amp; &quot; &quot; &amp;[.B188]&amp;&quot; &quot;&amp;[.C188]&amp;&quot; &quot; &amp;[.D188]))))" office:value-type="string" office:string-value="17.02.13">
            <text:p>17.02.13</text:p>
          </table:table-cell>
          <table:table-cell table:formula="of:=IF([.O188]=1;[.A188];IF([.O188]=2;TEXT([.B189];&quot;HH:MM&quot;);IF([.O188]=3;[.C188]&amp; &quot; &quot; &amp;[.D188]&amp;&quot; &quot;&amp;[.E188]&amp;&quot; &quot; &amp;[.F188];IF([.O188]=4;[.A188]&amp; &quot; &quot; &amp;[.B188]&amp;&quot; &quot;&amp;[.C188]&amp;&quot; &quot; &amp;[.D188]))))" office:value-type="string" office:string-value="12:00">
            <text:p>12:00</text:p>
          </table:table-cell>
          <table:table-cell/>
          <table:table-cell table:formula="of:=INDIRECT(&quot;R&quot;&amp;ROW([.T188])&amp;&quot;C&quot;&amp;COLUMN([.T188])+[.O188];&quot;0&quot;)" office:value-type="string" office:string-value="&quot;datum&quot;:&quot;17.02.13&quot;,&quot;uhrzeit&quot;:&quot;12:00&quot;,">
            <text:p>"datum":"17.02.13","uhrzeit":"12:00",</text:p>
          </table:table-cell>
          <table:table-cell table:formula="of:=IF([.P188]&gt;1;&quot;,&quot;;&quot;&quot;)&amp;&quot;{ &quot;&quot;spielnr&quot;&quot;:&quot;&quot;&quot;&amp;[.P188]&amp;&quot;&quot;&quot;,&quot;&quot;spieltag&quot;&quot;:&quot;&quot;&quot;&amp;[.L188]&amp;&quot;&quot;&quot;,&quot;&quot;bahn&quot;&quot;:&quot;&quot;&quot;&amp;[.N188]&amp;&quot;&quot;&quot;,&quot;" office:value-type="string" office:string-value=",{ &quot;spielnr&quot;:&quot;So&quot;,&quot;spieltag&quot;:&quot;11&quot;,&quot;bahn&quot;:&quot;&quot;,">
            <text:p>,{ "spielnr":"So","spieltag":"11","bahn":"",</text:p>
          </table:table-cell>
          <table:table-cell table:formula="of:=&quot;&quot;&quot;datum&quot;&quot;:&quot;&quot;&quot;&amp;[.Q188]&amp;&quot;&quot;&quot;,&quot;&quot;uhrzeit&quot;&quot;:&quot;&quot;&quot;&amp;[.R188]&amp;&quot;&quot;&quot;,&quot;" office:value-type="string" office:string-value="&quot;datum&quot;:&quot;17.02.13&quot;,&quot;uhrzeit&quot;:&quot;12:00&quot;,">
            <text:p>"datum":"17.02.13","uhrzeit":"12:00",</text:p>
          </table:table-cell>
          <table:table-cell table:formula="of:=&quot;&quot;&quot;heim&quot;&quot;:&quot;&quot;&quot;&amp;[.P188]&amp;&quot;&quot;&quot;,&quot;" office:value-type="string" office:string-value="&quot;heim&quot;:&quot;So&quot;,">
            <text:p>"heim":"So",</text:p>
          </table:table-cell>
          <table:table-cell table:formula="of:=&quot;&quot;&quot;gast&quot;&quot;:&quot;&quot;&quot;&amp;[.P188]&amp;&quot;&quot;&quot;}&quot;" office:value-type="string" office:string-value="&quot;gast&quot;:&quot;So&quot;}">
            <text:p>"gast":"So"}</text:p>
          </table:table-cell>
          <table:table-cell office:value-type="string">
            <text:p><text:s/></text:p>
          </table:table-cell>
        </table:table-row>
        <table:table-row table:style-name="ro2">
          <table:table-cell table:style-name="ce1" office:value-type="date" office:date-value="2013-02-17">
            <text:p>17.02.13</text:p>
          </table:table-cell>
          <table:table-cell table:style-name="ce3" office:value-type="time" office:time-value="PT12H00M00S">
            <text:p>12:00:00</text:p>
          </table:table-cell>
          <table:table-cell office:value-type="string">
            <text:p>KSG</text:p>
          </table:table-cell>
          <table:table-cell office:value-type="float" office:value="31">
            <text:p>31</text:p>
          </table:table-cell>
          <table:table-cell office:value-type="string">
            <text:p>Essen</text:p>
          </table:table-cell>
          <table:table-cell office:value-type="float" office:value="2">
            <text:p>2</text:p>
          </table:table-cell>
          <table:table-cell table:number-columns-repeated="4"/>
          <table:table-cell table:formula="of:=IF(AND([.A189]=&quot;Bahn&quot;;[.K188]=-1);0;IF(AND([.A189]&lt;&gt;&quot;Bahn&quot;;[.K188]&lt;&gt;-1);[.K188]+1;[.K188]))" office:value-type="float" office:value="-1">
            <text:p>-1</text:p>
          </table:table-cell>
          <table:table-cell table:formula="of:=IF([.B189]=&quot;Spieltag&quot;;[.L188]+1;[.L188])" office:value-type="float" office:value="11">
            <text:p>11</text:p>
          </table:table-cell>
          <table:table-cell table:formula="of:=IF(AND([.K189]&gt;0;[.K189]&lt;&gt;[.K188]);[.A189];&quot;&quot;)">
            <text:p/>
          </table:table-cell>
          <table:table-cell table:formula="of:=IF([.O189]=1;VLOOKUP([.P189];[.K185:.M684];3;0);&quot;&quot;)">
            <text:p/>
          </table:table-cell>
          <table:table-cell table:formula="of:=IF([.A190]=&quot;So&quot;;1;[.O188]+1)" office:value-type="float" office:value="3">
            <text:p>3</text:p>
          </table:table-cell>
          <table:table-cell table:formula="of:=IF([.O189]=1;[.A189];IF([.O189]=2;[.A189];IF([.O189]=3;[.C189]&amp; &quot; &quot; &amp;[.D189]&amp;&quot; &quot;&amp;[.E189]&amp;&quot; &quot; &amp;[.F189];IF([.O189]=4;[.A189]&amp; &quot; &quot; &amp;[.B189]&amp;&quot; &quot;&amp;[.C189]&amp;&quot; &quot; &amp;[.D189]))))" office:value-type="string" office:string-value="KSG 31 Essen 2">
            <text:p>KSG 31 Essen 2</text:p>
          </table:table-cell>
          <table:table-cell table:formula="of:=IF([.O189]=1;[.A189];IF([.O189]=2;TEXT([.A190];&quot;TT.MM.JJ&quot;);IF([.O189]=3;[.C189]&amp; &quot; &quot; &amp;[.D189]&amp;&quot; &quot;&amp;[.E189]&amp;&quot; &quot; &amp;[.F189];IF([.O189]=4;[.A189]&amp; &quot; &quot; &amp;[.B189]&amp;&quot; &quot;&amp;[.C189]&amp;&quot; &quot; &amp;[.D189]))))" office:value-type="string" office:string-value="KSG 31 Essen 2">
            <text:p>KSG 31 Essen 2</text:p>
          </table:table-cell>
          <table:table-cell table:formula="of:=IF([.O189]=1;[.A189];IF([.O189]=2;TEXT([.B190];&quot;HH:MM&quot;);IF([.O189]=3;[.C189]&amp; &quot; &quot; &amp;[.D189]&amp;&quot; &quot;&amp;[.E189]&amp;&quot; &quot; &amp;[.F189];IF([.O189]=4;[.A189]&amp; &quot; &quot; &amp;[.B189]&amp;&quot; &quot;&amp;[.C189]&amp;&quot; &quot; &amp;[.D189]))))" office:value-type="string" office:string-value="KSG 31 Essen 2">
            <text:p>KSG 31 Essen 2</text:p>
          </table:table-cell>
          <table:table-cell/>
          <table:table-cell table:formula="of:=INDIRECT(&quot;R&quot;&amp;ROW([.T189])&amp;&quot;C&quot;&amp;COLUMN([.T189])+[.O189];&quot;0&quot;)" office:value-type="string" office:string-value="&quot;heim&quot;:&quot;KSG 31 Essen 2&quot;,">
            <text:p>"heim":"KSG 31 Essen 2",</text:p>
          </table:table-cell>
          <table:table-cell table:formula="of:=IF([.P189]&gt;1;&quot;,&quot;;&quot;&quot;)&amp;&quot;{ &quot;&quot;spielnr&quot;&quot;:&quot;&quot;&quot;&amp;[.P189]&amp;&quot;&quot;&quot;,&quot;&quot;spieltag&quot;&quot;:&quot;&quot;&quot;&amp;[.L189]&amp;&quot;&quot;&quot;,&quot;&quot;bahn&quot;&quot;:&quot;&quot;&quot;&amp;[.N189]&amp;&quot;&quot;&quot;,&quot;" office:value-type="string" office:string-value=",{ &quot;spielnr&quot;:&quot;KSG 31 Essen 2&quot;,&quot;spieltag&quot;:&quot;11&quot;,&quot;bahn&quot;:&quot;&quot;,">
            <text:p>,{ "spielnr":"KSG 31 Essen 2","spieltag":"11","bahn":"",</text:p>
          </table:table-cell>
          <table:table-cell table:formula="of:=&quot;&quot;&quot;datum&quot;&quot;:&quot;&quot;&quot;&amp;[.Q189]&amp;&quot;&quot;&quot;,&quot;&quot;uhrzeit&quot;&quot;:&quot;&quot;&quot;&amp;[.R189]&amp;&quot;&quot;&quot;,&quot;" office:value-type="string" office:string-value="&quot;datum&quot;:&quot;KSG 31 Essen 2&quot;,&quot;uhrzeit&quot;:&quot;KSG 31 Essen 2&quot;,">
            <text:p>"datum":"KSG 31 Essen 2","uhrzeit":"KSG 31 Essen 2",</text:p>
          </table:table-cell>
          <table:table-cell table:formula="of:=&quot;&quot;&quot;heim&quot;&quot;:&quot;&quot;&quot;&amp;[.P189]&amp;&quot;&quot;&quot;,&quot;" office:value-type="string" office:string-value="&quot;heim&quot;:&quot;KSG 31 Essen 2&quot;,">
            <text:p>"heim":"KSG 31 Essen 2",</text:p>
          </table:table-cell>
          <table:table-cell table:formula="of:=&quot;&quot;&quot;gast&quot;&quot;:&quot;&quot;&quot;&amp;[.P189]&amp;&quot;&quot;&quot;}&quot;" office:value-type="string" office:string-value="&quot;gast&quot;:&quot;KSG 31 Essen 2&quot;}">
            <text:p>"gast":"KSG 31 Essen 2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SK</text:p>
          </table:table-cell>
          <table:table-cell office:value-type="string">
            <text:p>Dinslaken</text:p>
          </table:table-cell>
          <table:table-cell office:value-type="float" office:value="3">
            <text:p>3</text:p>
          </table:table-cell>
          <table:table-cell table:number-columns-repeated="3"/>
          <table:table-cell table:number-columns-repeated="4"/>
          <table:table-cell table:formula="of:=IF(AND([.A190]=&quot;Bahn&quot;;[.K189]=-1);0;IF(AND([.A190]&lt;&gt;&quot;Bahn&quot;;[.K189]&lt;&gt;-1);[.K189]+1;[.K189]))" office:value-type="float" office:value="-1">
            <text:p>-1</text:p>
          </table:table-cell>
          <table:table-cell table:formula="of:=IF([.B190]=&quot;Spieltag&quot;;[.L189]+1;[.L189])" office:value-type="float" office:value="11">
            <text:p>11</text:p>
          </table:table-cell>
          <table:table-cell table:formula="of:=IF(AND([.K190]&gt;0;[.K190]&lt;&gt;[.K189]);[.A190];&quot;&quot;)">
            <text:p/>
          </table:table-cell>
          <table:table-cell table:formula="of:=IF([.O190]=1;VLOOKUP([.P190];[.K186:.M685];3;0);&quot;&quot;)">
            <text:p/>
          </table:table-cell>
          <table:table-cell table:formula="of:=IF([.A191]=&quot;So&quot;;1;[.O189]+1)" office:value-type="float" office:value="4">
            <text:p>4</text:p>
          </table:table-cell>
          <table:table-cell table:formula="of:=IF([.O190]=1;[.A190];IF([.O190]=2;[.A190];IF([.O190]=3;[.C190]&amp; &quot; &quot; &amp;[.D190]&amp;&quot; &quot;&amp;[.E190]&amp;&quot; &quot; &amp;[.F190];IF([.O190]=4;[.A190]&amp; &quot; &quot; &amp;[.B190]&amp;&quot; &quot;&amp;[.C190]&amp;&quot; &quot; &amp;[.D190]))))" office:value-type="string" office:string-value="SK Dinslaken 3 ">
            <text:p>SK Dinslaken 3 </text:p>
          </table:table-cell>
          <table:table-cell table:formula="of:=IF([.O190]=1;[.A190];IF([.O190]=2;TEXT([.A191];&quot;TT.MM.JJ&quot;);IF([.O190]=3;[.C190]&amp; &quot; &quot; &amp;[.D190]&amp;&quot; &quot;&amp;[.E190]&amp;&quot; &quot; &amp;[.F190];IF([.O190]=4;[.A190]&amp; &quot; &quot; &amp;[.B190]&amp;&quot; &quot;&amp;[.C190]&amp;&quot; &quot; &amp;[.D190]))))" office:value-type="string" office:string-value="SK Dinslaken 3 ">
            <text:p>SK Dinslaken 3 </text:p>
          </table:table-cell>
          <table:table-cell table:formula="of:=IF([.O190]=1;[.A190];IF([.O190]=2;TEXT([.B191];&quot;HH:MM&quot;);IF([.O190]=3;[.C190]&amp; &quot; &quot; &amp;[.D190]&amp;&quot; &quot;&amp;[.E190]&amp;&quot; &quot; &amp;[.F190];IF([.O190]=4;[.A190]&amp; &quot; &quot; &amp;[.B190]&amp;&quot; &quot;&amp;[.C190]&amp;&quot; &quot; &amp;[.D190]))))" office:value-type="string" office:string-value="SK Dinslaken 3 ">
            <text:p>SK Dinslaken 3 </text:p>
          </table:table-cell>
          <table:table-cell/>
          <table:table-cell table:formula="of:=INDIRECT(&quot;R&quot;&amp;ROW([.T190])&amp;&quot;C&quot;&amp;COLUMN([.T190])+[.O190];&quot;0&quot;)" office:value-type="string" office:string-value="&quot;gast&quot;:&quot;SK Dinslaken 3 &quot;}">
            <text:p>"gast":"SK Dinslaken 3 "}</text:p>
          </table:table-cell>
          <table:table-cell table:formula="of:=IF([.P190]&gt;1;&quot;,&quot;;&quot;&quot;)&amp;&quot;{ &quot;&quot;spielnr&quot;&quot;:&quot;&quot;&quot;&amp;[.P190]&amp;&quot;&quot;&quot;,&quot;&quot;spieltag&quot;&quot;:&quot;&quot;&quot;&amp;[.L190]&amp;&quot;&quot;&quot;,&quot;&quot;bahn&quot;&quot;:&quot;&quot;&quot;&amp;[.N190]&amp;&quot;&quot;&quot;,&quot;" office:value-type="string" office:string-value=",{ &quot;spielnr&quot;:&quot;SK Dinslaken 3 &quot;,&quot;spieltag&quot;:&quot;11&quot;,&quot;bahn&quot;:&quot;&quot;,">
            <text:p>,{ "spielnr":"SK Dinslaken 3 ","spieltag":"11","bahn":"",</text:p>
          </table:table-cell>
          <table:table-cell table:formula="of:=&quot;&quot;&quot;datum&quot;&quot;:&quot;&quot;&quot;&amp;[.Q190]&amp;&quot;&quot;&quot;,&quot;&quot;uhrzeit&quot;&quot;:&quot;&quot;&quot;&amp;[.R190]&amp;&quot;&quot;&quot;,&quot;" office:value-type="string" office:string-value="&quot;datum&quot;:&quot;SK Dinslaken 3 &quot;,&quot;uhrzeit&quot;:&quot;SK Dinslaken 3 &quot;,">
            <text:p>"datum":"SK Dinslaken 3 ","uhrzeit":"SK Dinslaken 3 ",</text:p>
          </table:table-cell>
          <table:table-cell table:formula="of:=&quot;&quot;&quot;heim&quot;&quot;:&quot;&quot;&quot;&amp;[.P190]&amp;&quot;&quot;&quot;,&quot;" office:value-type="string" office:string-value="&quot;heim&quot;:&quot;SK Dinslaken 3 &quot;,">
            <text:p>"heim":"SK Dinslaken 3 ",</text:p>
          </table:table-cell>
          <table:table-cell table:formula="of:=&quot;&quot;&quot;gast&quot;&quot;:&quot;&quot;&quot;&amp;[.P190]&amp;&quot;&quot;&quot;}&quot;" office:value-type="string" office:string-value="&quot;gast&quot;:&quot;SK Dinslaken 3 &quot;}">
            <text:p>"gast":"SK Dinslaken 3 "}</text:p>
          </table:table-cell>
          <table:table-cell office:value-type="string">
            <text:p><text:s/></text:p>
          </table:table-cell>
        </table:table-row>
        <table:table-row table:style-name="ro2">
          <table:table-cell table:style-name="ce1" office:value-type="date" office:date-value="2012-08-12">
            <text:p>12.08.12</text:p>
          </table:table-cell>
          <table:table-cell office:value-type="string">
            <text:p>Spieltag</text:p>
          </table:table-cell>
          <table:table-cell table:number-columns-repeated="4"/>
          <table:table-cell table:number-columns-repeated="4"/>
          <table:table-cell table:formula="of:=IF(AND([.A191]=&quot;Bahn&quot;;[.K190]=-1);0;IF(AND([.A191]&lt;&gt;&quot;Bahn&quot;;[.K190]&lt;&gt;-1);[.K190]+1;[.K190]))" office:value-type="float" office:value="-1">
            <text:p>-1</text:p>
          </table:table-cell>
          <table:table-cell table:formula="of:=IF([.B191]=&quot;Spieltag&quot;;[.L190]+1;[.L190])" office:value-type="float" office:value="12">
            <text:p>12</text:p>
          </table:table-cell>
          <table:table-cell table:formula="of:=IF(AND([.K191]&gt;0;[.K191]&lt;&gt;[.K190]);[.A191];&quot;&quot;)">
            <text:p/>
          </table:table-cell>
          <table:table-cell table:formula="of:=IF([.O191]=1;VLOOKUP([.P191];[.K187:.M686];3;0);&quot;&quot;)">
            <text:p/>
          </table:table-cell>
          <table:table-cell table:formula="of:=IF([.A192]=&quot;So&quot;;1;[.O190]+1)" office:value-type="float" office:value="5">
            <text:p>5</text:p>
          </table:table-cell>
          <table:table-cell table:formula="of:=IF([.O191]=1;[.A191];IF([.O191]=2;[.A191];IF([.O191]=3;[.C191]&amp; &quot; &quot; &amp;[.D191]&amp;&quot; &quot;&amp;[.E191]&amp;&quot; &quot; &amp;[.F191];IF([.O191]=4;[.A191]&amp; &quot; &quot; &amp;[.B191]&amp;&quot; &quot;&amp;[.C191]&amp;&quot; &quot; &amp;[.D191]))))" office:value-type="boolean" office:boolean-value="false">
            <text:p>FALSCH</text:p>
          </table:table-cell>
          <table:table-cell table:formula="of:=IF([.O191]=1;[.A191];IF([.O191]=2;TEXT([.A192];&quot;TT.MM.JJ&quot;);IF([.O191]=3;[.C191]&amp; &quot; &quot; &amp;[.D191]&amp;&quot; &quot;&amp;[.E191]&amp;&quot; &quot; &amp;[.F191];IF([.O191]=4;[.A191]&amp; &quot; &quot; &amp;[.B191]&amp;&quot; &quot;&amp;[.C191]&amp;&quot; &quot; &amp;[.D191]))))" office:value-type="boolean" office:boolean-value="false">
            <text:p>FALSCH</text:p>
          </table:table-cell>
          <table:table-cell table:formula="of:=IF([.O191]=1;[.A191];IF([.O191]=2;TEXT([.B192];&quot;HH:MM&quot;);IF([.O191]=3;[.C191]&amp; &quot; &quot; &amp;[.D191]&amp;&quot; &quot;&amp;[.E191]&amp;&quot; &quot; &amp;[.F191];IF([.O191]=4;[.A191]&amp; &quot; &quot; &amp;[.B191]&amp;&quot; &quot;&amp;[.C191]&amp;&quot; &quot; &amp;[.D191]))))" office:value-type="boolean" office:boolean-value="false">
            <text:p>FALSCH</text:p>
          </table:table-cell>
          <table:table-cell/>
          <table:table-cell table:formula="of:=INDIRECT(&quot;R&quot;&amp;ROW([.T191])&amp;&quot;C&quot;&amp;COLUMN([.T191])+[.O191];&quot;0&quot;)" office:value-type="string" office:string-value=" ">
            <text:p><text:s/></text:p>
          </table:table-cell>
          <table:table-cell table:formula="of:=IF([.P191]&gt;1;&quot;,&quot;;&quot;&quot;)&amp;&quot;{ &quot;&quot;spielnr&quot;&quot;:&quot;&quot;&quot;&amp;[.P191]&amp;&quot;&quot;&quot;,&quot;&quot;spieltag&quot;&quot;:&quot;&quot;&quot;&amp;[.L191]&amp;&quot;&quot;&quot;,&quot;&quot;bahn&quot;&quot;:&quot;&quot;&quot;&amp;[.N191]&amp;&quot;&quot;&quot;,&quot;" office:value-type="string" office:string-value="{ &quot;spielnr&quot;:&quot;0&quot;,&quot;spieltag&quot;:&quot;12&quot;,&quot;bahn&quot;:&quot;&quot;,">
            <text:p>{ "spielnr":"0","spieltag":"12","bahn":"",</text:p>
          </table:table-cell>
          <table:table-cell table:formula="of:=&quot;&quot;&quot;datum&quot;&quot;:&quot;&quot;&quot;&amp;[.Q191]&amp;&quot;&quot;&quot;,&quot;&quot;uhrzeit&quot;&quot;:&quot;&quot;&quot;&amp;[.R191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191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191]&amp;&quot;&quot;&quot;}&quot;" office:value-type="string" office:string-value="&quot;gast&quot;:&quot;0&quot;}">
            <text:p>"gast":"0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float" office:value="45">
            <text:p>45</text:p>
          </table:table-cell>
          <table:table-cell table:number-columns-repeated="5"/>
          <table:table-cell table:number-columns-repeated="4"/>
          <table:table-cell table:formula="of:=IF(AND([.A192]=&quot;Bahn&quot;;[.K191]=-1);0;IF(AND([.A192]&lt;&gt;&quot;Bahn&quot;;[.K191]&lt;&gt;-1);[.K191]+1;[.K191]))" office:value-type="float" office:value="-1">
            <text:p>-1</text:p>
          </table:table-cell>
          <table:table-cell table:formula="of:=IF([.B192]=&quot;Spieltag&quot;;[.L191]+1;[.L191])" office:value-type="float" office:value="12">
            <text:p>12</text:p>
          </table:table-cell>
          <table:table-cell table:formula="of:=IF(AND([.K192]&gt;0;[.K192]&lt;&gt;[.K191]);[.A192];&quot;&quot;)">
            <text:p/>
          </table:table-cell>
          <table:table-cell table:formula="of:=IF([.O192]=1;VLOOKUP([.P192];[.K188:.M687];3;0);&quot;&quot;)" office:value-type="string" office:string-value="1-4">
            <text:p>1-4</text:p>
          </table:table-cell>
          <table:table-cell table:formula="of:=IF([.A193]=&quot;So&quot;;1;[.O191]+1)" office:value-type="float" office:value="1">
            <text:p>1</text:p>
          </table:table-cell>
          <table:table-cell table:formula="of:=IF([.O192]=1;[.A192];IF([.O192]=2;[.A192];IF([.O192]=3;[.C192]&amp; &quot; &quot; &amp;[.D192]&amp;&quot; &quot;&amp;[.E192]&amp;&quot; &quot; &amp;[.F192];IF([.O192]=4;[.A192]&amp; &quot; &quot; &amp;[.B192]&amp;&quot; &quot;&amp;[.C192]&amp;&quot; &quot; &amp;[.D192]))))" office:value-type="float" office:value="45">
            <text:p>45</text:p>
          </table:table-cell>
          <table:table-cell table:formula="of:=IF([.O192]=1;[.A192];IF([.O192]=2;TEXT([.A193];&quot;TT.MM.JJ&quot;);IF([.O192]=3;[.C192]&amp; &quot; &quot; &amp;[.D192]&amp;&quot; &quot;&amp;[.E192]&amp;&quot; &quot; &amp;[.F192];IF([.O192]=4;[.A192]&amp; &quot; &quot; &amp;[.B192]&amp;&quot; &quot;&amp;[.C192]&amp;&quot; &quot; &amp;[.D192]))))" office:value-type="float" office:value="45">
            <text:p>45</text:p>
          </table:table-cell>
          <table:table-cell table:formula="of:=IF([.O192]=1;[.A192];IF([.O192]=2;TEXT([.B193];&quot;HH:MM&quot;);IF([.O192]=3;[.C192]&amp; &quot; &quot; &amp;[.D192]&amp;&quot; &quot;&amp;[.E192]&amp;&quot; &quot; &amp;[.F192];IF([.O192]=4;[.A192]&amp; &quot; &quot; &amp;[.B192]&amp;&quot; &quot;&amp;[.C192]&amp;&quot; &quot; &amp;[.D192]))))" office:value-type="float" office:value="45">
            <text:p>45</text:p>
          </table:table-cell>
          <table:table-cell/>
          <table:table-cell table:formula="of:=INDIRECT(&quot;R&quot;&amp;ROW([.T192])&amp;&quot;C&quot;&amp;COLUMN([.T192])+[.O192];&quot;0&quot;)" office:value-type="string" office:string-value=",{ &quot;spielnr&quot;:&quot;45&quot;,&quot;spieltag&quot;:&quot;12&quot;,&quot;bahn&quot;:&quot;1-4&quot;,">
            <text:p>,{ "spielnr":"45","spieltag":"12","bahn":"1-4",</text:p>
          </table:table-cell>
          <table:table-cell table:formula="of:=IF([.P192]&gt;1;&quot;,&quot;;&quot;&quot;)&amp;&quot;{ &quot;&quot;spielnr&quot;&quot;:&quot;&quot;&quot;&amp;[.P192]&amp;&quot;&quot;&quot;,&quot;&quot;spieltag&quot;&quot;:&quot;&quot;&quot;&amp;[.L192]&amp;&quot;&quot;&quot;,&quot;&quot;bahn&quot;&quot;:&quot;&quot;&quot;&amp;[.N192]&amp;&quot;&quot;&quot;,&quot;" office:value-type="string" office:string-value=",{ &quot;spielnr&quot;:&quot;45&quot;,&quot;spieltag&quot;:&quot;12&quot;,&quot;bahn&quot;:&quot;1-4&quot;,">
            <text:p>,{ "spielnr":"45","spieltag":"12","bahn":"1-4",</text:p>
          </table:table-cell>
          <table:table-cell table:formula="of:=&quot;&quot;&quot;datum&quot;&quot;:&quot;&quot;&quot;&amp;[.Q192]&amp;&quot;&quot;&quot;,&quot;&quot;uhrzeit&quot;&quot;:&quot;&quot;&quot;&amp;[.R192]&amp;&quot;&quot;&quot;,&quot;" office:value-type="string" office:string-value="&quot;datum&quot;:&quot;45&quot;,&quot;uhrzeit&quot;:&quot;45&quot;,">
            <text:p>"datum":"45","uhrzeit":"45",</text:p>
          </table:table-cell>
          <table:table-cell table:formula="of:=&quot;&quot;&quot;heim&quot;&quot;:&quot;&quot;&quot;&amp;[.P192]&amp;&quot;&quot;&quot;,&quot;" office:value-type="string" office:string-value="&quot;heim&quot;:&quot;45&quot;,">
            <text:p>"heim":"45",</text:p>
          </table:table-cell>
          <table:table-cell table:formula="of:=&quot;&quot;&quot;gast&quot;&quot;:&quot;&quot;&quot;&amp;[.P192]&amp;&quot;&quot;&quot;}&quot;" office:value-type="string" office:string-value="&quot;gast&quot;:&quot;45&quot;}">
            <text:p>"gast":"45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So</text:p>
          </table:table-cell>
          <table:table-cell table:number-columns-repeated="5"/>
          <table:table-cell table:number-columns-repeated="4"/>
          <table:table-cell table:formula="of:=IF(AND([.A193]=&quot;Bahn&quot;;[.K192]=-1);0;IF(AND([.A193]&lt;&gt;&quot;Bahn&quot;;[.K192]&lt;&gt;-1);[.K192]+1;[.K192]))" office:value-type="float" office:value="-1">
            <text:p>-1</text:p>
          </table:table-cell>
          <table:table-cell table:formula="of:=IF([.B193]=&quot;Spieltag&quot;;[.L192]+1;[.L192])" office:value-type="float" office:value="12">
            <text:p>12</text:p>
          </table:table-cell>
          <table:table-cell table:formula="of:=IF(AND([.K193]&gt;0;[.K193]&lt;&gt;[.K192]);[.A193];&quot;&quot;)">
            <text:p/>
          </table:table-cell>
          <table:table-cell table:formula="of:=IF([.O193]=1;VLOOKUP([.P193];[.K189:.M688];3;0);&quot;&quot;)">
            <text:p/>
          </table:table-cell>
          <table:table-cell table:formula="of:=IF([.A194]=&quot;So&quot;;1;[.O192]+1)" office:value-type="float" office:value="2">
            <text:p>2</text:p>
          </table:table-cell>
          <table:table-cell table:formula="of:=IF([.O193]=1;[.A193];IF([.O193]=2;[.A193];IF([.O193]=3;[.C193]&amp; &quot; &quot; &amp;[.D193]&amp;&quot; &quot;&amp;[.E193]&amp;&quot; &quot; &amp;[.F193];IF([.O193]=4;[.A193]&amp; &quot; &quot; &amp;[.B193]&amp;&quot; &quot;&amp;[.C193]&amp;&quot; &quot; &amp;[.D193]))))" office:value-type="string" office:string-value="So">
            <text:p>So</text:p>
          </table:table-cell>
          <table:table-cell table:formula="of:=IF([.O193]=1;[.A193];IF([.O193]=2;TEXT([.A194];&quot;TT.MM.JJ&quot;);IF([.O193]=3;[.C193]&amp; &quot; &quot; &amp;[.D193]&amp;&quot; &quot;&amp;[.E193]&amp;&quot; &quot; &amp;[.F193];IF([.O193]=4;[.A193]&amp; &quot; &quot; &amp;[.B193]&amp;&quot; &quot;&amp;[.C193]&amp;&quot; &quot; &amp;[.D193]))))" office:value-type="string" office:string-value="24.02.13">
            <text:p>24.02.13</text:p>
          </table:table-cell>
          <table:table-cell table:formula="of:=IF([.O193]=1;[.A193];IF([.O193]=2;TEXT([.B194];&quot;HH:MM&quot;);IF([.O193]=3;[.C193]&amp; &quot; &quot; &amp;[.D193]&amp;&quot; &quot;&amp;[.E193]&amp;&quot; &quot; &amp;[.F193];IF([.O193]=4;[.A193]&amp; &quot; &quot; &amp;[.B193]&amp;&quot; &quot;&amp;[.C193]&amp;&quot; &quot; &amp;[.D193]))))" office:value-type="string" office:string-value="10:00">
            <text:p>10:00</text:p>
          </table:table-cell>
          <table:table-cell/>
          <table:table-cell table:formula="of:=INDIRECT(&quot;R&quot;&amp;ROW([.T193])&amp;&quot;C&quot;&amp;COLUMN([.T193])+[.O193];&quot;0&quot;)" office:value-type="string" office:string-value="&quot;datum&quot;:&quot;24.02.13&quot;,&quot;uhrzeit&quot;:&quot;10:00&quot;,">
            <text:p>"datum":"24.02.13","uhrzeit":"10:00",</text:p>
          </table:table-cell>
          <table:table-cell table:formula="of:=IF([.P193]&gt;1;&quot;,&quot;;&quot;&quot;)&amp;&quot;{ &quot;&quot;spielnr&quot;&quot;:&quot;&quot;&quot;&amp;[.P193]&amp;&quot;&quot;&quot;,&quot;&quot;spieltag&quot;&quot;:&quot;&quot;&quot;&amp;[.L193]&amp;&quot;&quot;&quot;,&quot;&quot;bahn&quot;&quot;:&quot;&quot;&quot;&amp;[.N193]&amp;&quot;&quot;&quot;,&quot;" office:value-type="string" office:string-value=",{ &quot;spielnr&quot;:&quot;So&quot;,&quot;spieltag&quot;:&quot;12&quot;,&quot;bahn&quot;:&quot;&quot;,">
            <text:p>,{ "spielnr":"So","spieltag":"12","bahn":"",</text:p>
          </table:table-cell>
          <table:table-cell table:formula="of:=&quot;&quot;&quot;datum&quot;&quot;:&quot;&quot;&quot;&amp;[.Q193]&amp;&quot;&quot;&quot;,&quot;&quot;uhrzeit&quot;&quot;:&quot;&quot;&quot;&amp;[.R193]&amp;&quot;&quot;&quot;,&quot;" office:value-type="string" office:string-value="&quot;datum&quot;:&quot;24.02.13&quot;,&quot;uhrzeit&quot;:&quot;10:00&quot;,">
            <text:p>"datum":"24.02.13","uhrzeit":"10:00",</text:p>
          </table:table-cell>
          <table:table-cell table:formula="of:=&quot;&quot;&quot;heim&quot;&quot;:&quot;&quot;&quot;&amp;[.P193]&amp;&quot;&quot;&quot;,&quot;" office:value-type="string" office:string-value="&quot;heim&quot;:&quot;So&quot;,">
            <text:p>"heim":"So",</text:p>
          </table:table-cell>
          <table:table-cell table:formula="of:=&quot;&quot;&quot;gast&quot;&quot;:&quot;&quot;&quot;&amp;[.P193]&amp;&quot;&quot;&quot;}&quot;" office:value-type="string" office:string-value="&quot;gast&quot;:&quot;So&quot;}">
            <text:p>"gast":"So"}</text:p>
          </table:table-cell>
          <table:table-cell office:value-type="string">
            <text:p><text:s/></text:p>
          </table:table-cell>
        </table:table-row>
        <table:table-row table:style-name="ro2">
          <table:table-cell table:style-name="ce1" office:value-type="date" office:date-value="2013-02-24">
            <text:p>24.02.13</text:p>
          </table:table-cell>
          <table:table-cell table:style-name="ce3" office:value-type="time" office:time-value="PT10H00M00S">
            <text:p>10:00:00</text:p>
          </table:table-cell>
          <table:table-cell office:value-type="string">
            <text:p>SKC</text:p>
          </table:table-cell>
          <table:table-cell office:value-type="string">
            <text:p>Kapellen</text:p>
          </table:table-cell>
          <table:table-cell office:value-type="float" office:value="1">
            <text:p>1</text:p>
          </table:table-cell>
          <table:table-cell/>
          <table:table-cell table:number-columns-repeated="4"/>
          <table:table-cell table:formula="of:=IF(AND([.A194]=&quot;Bahn&quot;;[.K193]=-1);0;IF(AND([.A194]&lt;&gt;&quot;Bahn&quot;;[.K193]&lt;&gt;-1);[.K193]+1;[.K193]))" office:value-type="float" office:value="-1">
            <text:p>-1</text:p>
          </table:table-cell>
          <table:table-cell table:formula="of:=IF([.B194]=&quot;Spieltag&quot;;[.L193]+1;[.L193])" office:value-type="float" office:value="12">
            <text:p>12</text:p>
          </table:table-cell>
          <table:table-cell table:formula="of:=IF(AND([.K194]&gt;0;[.K194]&lt;&gt;[.K193]);[.A194];&quot;&quot;)">
            <text:p/>
          </table:table-cell>
          <table:table-cell table:formula="of:=IF([.O194]=1;VLOOKUP([.P194];[.K190:.M689];3;0);&quot;&quot;)">
            <text:p/>
          </table:table-cell>
          <table:table-cell table:formula="of:=IF([.A195]=&quot;So&quot;;1;[.O193]+1)" office:value-type="float" office:value="3">
            <text:p>3</text:p>
          </table:table-cell>
          <table:table-cell table:formula="of:=IF([.O194]=1;[.A194];IF([.O194]=2;[.A194];IF([.O194]=3;[.C194]&amp; &quot; &quot; &amp;[.D194]&amp;&quot; &quot;&amp;[.E194]&amp;&quot; &quot; &amp;[.F194];IF([.O194]=4;[.A194]&amp; &quot; &quot; &amp;[.B194]&amp;&quot; &quot;&amp;[.C194]&amp;&quot; &quot; &amp;[.D194]))))" office:value-type="string" office:string-value="SKC Kapellen 1 ">
            <text:p>SKC Kapellen 1 </text:p>
          </table:table-cell>
          <table:table-cell table:formula="of:=IF([.O194]=1;[.A194];IF([.O194]=2;TEXT([.A195];&quot;TT.MM.JJ&quot;);IF([.O194]=3;[.C194]&amp; &quot; &quot; &amp;[.D194]&amp;&quot; &quot;&amp;[.E194]&amp;&quot; &quot; &amp;[.F194];IF([.O194]=4;[.A194]&amp; &quot; &quot; &amp;[.B194]&amp;&quot; &quot;&amp;[.C194]&amp;&quot; &quot; &amp;[.D194]))))" office:value-type="string" office:string-value="SKC Kapellen 1 ">
            <text:p>SKC Kapellen 1 </text:p>
          </table:table-cell>
          <table:table-cell table:formula="of:=IF([.O194]=1;[.A194];IF([.O194]=2;TEXT([.B195];&quot;HH:MM&quot;);IF([.O194]=3;[.C194]&amp; &quot; &quot; &amp;[.D194]&amp;&quot; &quot;&amp;[.E194]&amp;&quot; &quot; &amp;[.F194];IF([.O194]=4;[.A194]&amp; &quot; &quot; &amp;[.B194]&amp;&quot; &quot;&amp;[.C194]&amp;&quot; &quot; &amp;[.D194]))))" office:value-type="string" office:string-value="SKC Kapellen 1 ">
            <text:p>SKC Kapellen 1 </text:p>
          </table:table-cell>
          <table:table-cell/>
          <table:table-cell table:formula="of:=INDIRECT(&quot;R&quot;&amp;ROW([.T194])&amp;&quot;C&quot;&amp;COLUMN([.T194])+[.O194];&quot;0&quot;)" office:value-type="string" office:string-value="&quot;heim&quot;:&quot;SKC Kapellen 1 &quot;,">
            <text:p>"heim":"SKC Kapellen 1 ",</text:p>
          </table:table-cell>
          <table:table-cell table:formula="of:=IF([.P194]&gt;1;&quot;,&quot;;&quot;&quot;)&amp;&quot;{ &quot;&quot;spielnr&quot;&quot;:&quot;&quot;&quot;&amp;[.P194]&amp;&quot;&quot;&quot;,&quot;&quot;spieltag&quot;&quot;:&quot;&quot;&quot;&amp;[.L194]&amp;&quot;&quot;&quot;,&quot;&quot;bahn&quot;&quot;:&quot;&quot;&quot;&amp;[.N194]&amp;&quot;&quot;&quot;,&quot;" office:value-type="string" office:string-value=",{ &quot;spielnr&quot;:&quot;SKC Kapellen 1 &quot;,&quot;spieltag&quot;:&quot;12&quot;,&quot;bahn&quot;:&quot;&quot;,">
            <text:p>,{ "spielnr":"SKC Kapellen 1 ","spieltag":"12","bahn":"",</text:p>
          </table:table-cell>
          <table:table-cell table:formula="of:=&quot;&quot;&quot;datum&quot;&quot;:&quot;&quot;&quot;&amp;[.Q194]&amp;&quot;&quot;&quot;,&quot;&quot;uhrzeit&quot;&quot;:&quot;&quot;&quot;&amp;[.R194]&amp;&quot;&quot;&quot;,&quot;" office:value-type="string" office:string-value="&quot;datum&quot;:&quot;SKC Kapellen 1 &quot;,&quot;uhrzeit&quot;:&quot;SKC Kapellen 1 &quot;,">
            <text:p>"datum":"SKC Kapellen 1 ","uhrzeit":"SKC Kapellen 1 ",</text:p>
          </table:table-cell>
          <table:table-cell table:formula="of:=&quot;&quot;&quot;heim&quot;&quot;:&quot;&quot;&quot;&amp;[.P194]&amp;&quot;&quot;&quot;,&quot;" office:value-type="string" office:string-value="&quot;heim&quot;:&quot;SKC Kapellen 1 &quot;,">
            <text:p>"heim":"SKC Kapellen 1 ",</text:p>
          </table:table-cell>
          <table:table-cell table:formula="of:=&quot;&quot;&quot;gast&quot;&quot;:&quot;&quot;&quot;&amp;[.P194]&amp;&quot;&quot;&quot;}&quot;" office:value-type="string" office:string-value="&quot;gast&quot;:&quot;SKC Kapellen 1 &quot;}">
            <text:p>"gast":"SKC Kapellen 1 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SK</text:p>
          </table:table-cell>
          <table:table-cell office:value-type="string">
            <text:p>66/99</text:p>
          </table:table-cell>
          <table:table-cell office:value-type="string">
            <text:p>Solingen</text:p>
          </table:table-cell>
          <table:table-cell office:value-type="float" office:value="1">
            <text:p>1</text:p>
          </table:table-cell>
          <table:table-cell table:number-columns-repeated="2"/>
          <table:table-cell table:number-columns-repeated="4"/>
          <table:table-cell table:formula="of:=IF(AND([.A195]=&quot;Bahn&quot;;[.K194]=-1);0;IF(AND([.A195]&lt;&gt;&quot;Bahn&quot;;[.K194]&lt;&gt;-1);[.K194]+1;[.K194]))" office:value-type="float" office:value="-1">
            <text:p>-1</text:p>
          </table:table-cell>
          <table:table-cell table:formula="of:=IF([.B195]=&quot;Spieltag&quot;;[.L194]+1;[.L194])" office:value-type="float" office:value="12">
            <text:p>12</text:p>
          </table:table-cell>
          <table:table-cell table:formula="of:=IF(AND([.K195]&gt;0;[.K195]&lt;&gt;[.K194]);[.A195];&quot;&quot;)">
            <text:p/>
          </table:table-cell>
          <table:table-cell table:formula="of:=IF([.O195]=1;VLOOKUP([.P195];[.K191:.M690];3;0);&quot;&quot;)">
            <text:p/>
          </table:table-cell>
          <table:table-cell table:formula="of:=IF([.A196]=&quot;So&quot;;1;[.O194]+1)" office:value-type="float" office:value="4">
            <text:p>4</text:p>
          </table:table-cell>
          <table:table-cell table:formula="of:=IF([.O195]=1;[.A195];IF([.O195]=2;[.A195];IF([.O195]=3;[.C195]&amp; &quot; &quot; &amp;[.D195]&amp;&quot; &quot;&amp;[.E195]&amp;&quot; &quot; &amp;[.F195];IF([.O195]=4;[.A195]&amp; &quot; &quot; &amp;[.B195]&amp;&quot; &quot;&amp;[.C195]&amp;&quot; &quot; &amp;[.D195]))))" office:value-type="string" office:string-value="SK 66/99 Solingen 1">
            <text:p>SK 66/99 Solingen 1</text:p>
          </table:table-cell>
          <table:table-cell table:formula="of:=IF([.O195]=1;[.A195];IF([.O195]=2;TEXT([.A196];&quot;TT.MM.JJ&quot;);IF([.O195]=3;[.C195]&amp; &quot; &quot; &amp;[.D195]&amp;&quot; &quot;&amp;[.E195]&amp;&quot; &quot; &amp;[.F195];IF([.O195]=4;[.A195]&amp; &quot; &quot; &amp;[.B195]&amp;&quot; &quot;&amp;[.C195]&amp;&quot; &quot; &amp;[.D195]))))" office:value-type="string" office:string-value="SK 66/99 Solingen 1">
            <text:p>SK 66/99 Solingen 1</text:p>
          </table:table-cell>
          <table:table-cell table:formula="of:=IF([.O195]=1;[.A195];IF([.O195]=2;TEXT([.B196];&quot;HH:MM&quot;);IF([.O195]=3;[.C195]&amp; &quot; &quot; &amp;[.D195]&amp;&quot; &quot;&amp;[.E195]&amp;&quot; &quot; &amp;[.F195];IF([.O195]=4;[.A195]&amp; &quot; &quot; &amp;[.B195]&amp;&quot; &quot;&amp;[.C195]&amp;&quot; &quot; &amp;[.D195]))))" office:value-type="string" office:string-value="SK 66/99 Solingen 1">
            <text:p>SK 66/99 Solingen 1</text:p>
          </table:table-cell>
          <table:table-cell/>
          <table:table-cell table:formula="of:=INDIRECT(&quot;R&quot;&amp;ROW([.T195])&amp;&quot;C&quot;&amp;COLUMN([.T195])+[.O195];&quot;0&quot;)" office:value-type="string" office:string-value="&quot;gast&quot;:&quot;SK 66/99 Solingen 1&quot;}">
            <text:p>"gast":"SK 66/99 Solingen 1"}</text:p>
          </table:table-cell>
          <table:table-cell table:formula="of:=IF([.P195]&gt;1;&quot;,&quot;;&quot;&quot;)&amp;&quot;{ &quot;&quot;spielnr&quot;&quot;:&quot;&quot;&quot;&amp;[.P195]&amp;&quot;&quot;&quot;,&quot;&quot;spieltag&quot;&quot;:&quot;&quot;&quot;&amp;[.L195]&amp;&quot;&quot;&quot;,&quot;&quot;bahn&quot;&quot;:&quot;&quot;&quot;&amp;[.N195]&amp;&quot;&quot;&quot;,&quot;" office:value-type="string" office:string-value=",{ &quot;spielnr&quot;:&quot;SK 66/99 Solingen 1&quot;,&quot;spieltag&quot;:&quot;12&quot;,&quot;bahn&quot;:&quot;&quot;,">
            <text:p>,{ "spielnr":"SK 66/99 Solingen 1","spieltag":"12","bahn":"",</text:p>
          </table:table-cell>
          <table:table-cell table:formula="of:=&quot;&quot;&quot;datum&quot;&quot;:&quot;&quot;&quot;&amp;[.Q195]&amp;&quot;&quot;&quot;,&quot;&quot;uhrzeit&quot;&quot;:&quot;&quot;&quot;&amp;[.R195]&amp;&quot;&quot;&quot;,&quot;" office:value-type="string" office:string-value="&quot;datum&quot;:&quot;SK 66/99 Solingen 1&quot;,&quot;uhrzeit&quot;:&quot;SK 66/99 Solingen 1&quot;,">
            <text:p>"datum":"SK 66/99 Solingen 1","uhrzeit":"SK 66/99 Solingen 1",</text:p>
          </table:table-cell>
          <table:table-cell table:formula="of:=&quot;&quot;&quot;heim&quot;&quot;:&quot;&quot;&quot;&amp;[.P195]&amp;&quot;&quot;&quot;,&quot;" office:value-type="string" office:string-value="&quot;heim&quot;:&quot;SK 66/99 Solingen 1&quot;,">
            <text:p>"heim":"SK 66/99 Solingen 1",</text:p>
          </table:table-cell>
          <table:table-cell table:formula="of:=&quot;&quot;&quot;gast&quot;&quot;:&quot;&quot;&quot;&amp;[.P195]&amp;&quot;&quot;&quot;}&quot;" office:value-type="string" office:string-value="&quot;gast&quot;:&quot;SK 66/99 Solingen 1&quot;}">
            <text:p>"gast":"SK 66/99 Solingen 1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float" office:value="46">
            <text:p>46</text:p>
          </table:table-cell>
          <table:table-cell table:number-columns-repeated="5"/>
          <table:table-cell table:number-columns-repeated="4"/>
          <table:table-cell table:formula="of:=IF(AND([.A196]=&quot;Bahn&quot;;[.K195]=-1);0;IF(AND([.A196]&lt;&gt;&quot;Bahn&quot;;[.K195]&lt;&gt;-1);[.K195]+1;[.K195]))" office:value-type="float" office:value="-1">
            <text:p>-1</text:p>
          </table:table-cell>
          <table:table-cell table:formula="of:=IF([.B196]=&quot;Spieltag&quot;;[.L195]+1;[.L195])" office:value-type="float" office:value="12">
            <text:p>12</text:p>
          </table:table-cell>
          <table:table-cell table:formula="of:=IF(AND([.K196]&gt;0;[.K196]&lt;&gt;[.K195]);[.A196];&quot;&quot;)">
            <text:p/>
          </table:table-cell>
          <table:table-cell table:formula="of:=IF([.O196]=1;VLOOKUP([.P196];[.K192:.M691];3;0);&quot;&quot;)" office:value-type="string" office:string-value="1-4">
            <text:p>1-4</text:p>
          </table:table-cell>
          <table:table-cell table:formula="of:=IF([.A197]=&quot;So&quot;;1;[.O195]+1)" office:value-type="float" office:value="1">
            <text:p>1</text:p>
          </table:table-cell>
          <table:table-cell table:formula="of:=IF([.O196]=1;[.A196];IF([.O196]=2;[.A196];IF([.O196]=3;[.C196]&amp; &quot; &quot; &amp;[.D196]&amp;&quot; &quot;&amp;[.E196]&amp;&quot; &quot; &amp;[.F196];IF([.O196]=4;[.A196]&amp; &quot; &quot; &amp;[.B196]&amp;&quot; &quot;&amp;[.C196]&amp;&quot; &quot; &amp;[.D196]))))" office:value-type="float" office:value="46">
            <text:p>46</text:p>
          </table:table-cell>
          <table:table-cell table:formula="of:=IF([.O196]=1;[.A196];IF([.O196]=2;TEXT([.A197];&quot;TT.MM.JJ&quot;);IF([.O196]=3;[.C196]&amp; &quot; &quot; &amp;[.D196]&amp;&quot; &quot;&amp;[.E196]&amp;&quot; &quot; &amp;[.F196];IF([.O196]=4;[.A196]&amp; &quot; &quot; &amp;[.B196]&amp;&quot; &quot;&amp;[.C196]&amp;&quot; &quot; &amp;[.D196]))))" office:value-type="float" office:value="46">
            <text:p>46</text:p>
          </table:table-cell>
          <table:table-cell table:formula="of:=IF([.O196]=1;[.A196];IF([.O196]=2;TEXT([.B197];&quot;HH:MM&quot;);IF([.O196]=3;[.C196]&amp; &quot; &quot; &amp;[.D196]&amp;&quot; &quot;&amp;[.E196]&amp;&quot; &quot; &amp;[.F196];IF([.O196]=4;[.A196]&amp; &quot; &quot; &amp;[.B196]&amp;&quot; &quot;&amp;[.C196]&amp;&quot; &quot; &amp;[.D196]))))" office:value-type="float" office:value="46">
            <text:p>46</text:p>
          </table:table-cell>
          <table:table-cell/>
          <table:table-cell table:formula="of:=INDIRECT(&quot;R&quot;&amp;ROW([.T196])&amp;&quot;C&quot;&amp;COLUMN([.T196])+[.O196];&quot;0&quot;)" office:value-type="string" office:string-value=",{ &quot;spielnr&quot;:&quot;46&quot;,&quot;spieltag&quot;:&quot;12&quot;,&quot;bahn&quot;:&quot;1-4&quot;,">
            <text:p>,{ "spielnr":"46","spieltag":"12","bahn":"1-4",</text:p>
          </table:table-cell>
          <table:table-cell table:formula="of:=IF([.P196]&gt;1;&quot;,&quot;;&quot;&quot;)&amp;&quot;{ &quot;&quot;spielnr&quot;&quot;:&quot;&quot;&quot;&amp;[.P196]&amp;&quot;&quot;&quot;,&quot;&quot;spieltag&quot;&quot;:&quot;&quot;&quot;&amp;[.L196]&amp;&quot;&quot;&quot;,&quot;&quot;bahn&quot;&quot;:&quot;&quot;&quot;&amp;[.N196]&amp;&quot;&quot;&quot;,&quot;" office:value-type="string" office:string-value=",{ &quot;spielnr&quot;:&quot;46&quot;,&quot;spieltag&quot;:&quot;12&quot;,&quot;bahn&quot;:&quot;1-4&quot;,">
            <text:p>,{ "spielnr":"46","spieltag":"12","bahn":"1-4",</text:p>
          </table:table-cell>
          <table:table-cell table:formula="of:=&quot;&quot;&quot;datum&quot;&quot;:&quot;&quot;&quot;&amp;[.Q196]&amp;&quot;&quot;&quot;,&quot;&quot;uhrzeit&quot;&quot;:&quot;&quot;&quot;&amp;[.R196]&amp;&quot;&quot;&quot;,&quot;" office:value-type="string" office:string-value="&quot;datum&quot;:&quot;46&quot;,&quot;uhrzeit&quot;:&quot;46&quot;,">
            <text:p>"datum":"46","uhrzeit":"46",</text:p>
          </table:table-cell>
          <table:table-cell table:formula="of:=&quot;&quot;&quot;heim&quot;&quot;:&quot;&quot;&quot;&amp;[.P196]&amp;&quot;&quot;&quot;,&quot;" office:value-type="string" office:string-value="&quot;heim&quot;:&quot;46&quot;,">
            <text:p>"heim":"46",</text:p>
          </table:table-cell>
          <table:table-cell table:formula="of:=&quot;&quot;&quot;gast&quot;&quot;:&quot;&quot;&quot;&amp;[.P196]&amp;&quot;&quot;&quot;}&quot;" office:value-type="string" office:string-value="&quot;gast&quot;:&quot;46&quot;}">
            <text:p>"gast":"46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So</text:p>
          </table:table-cell>
          <table:table-cell table:number-columns-repeated="5"/>
          <table:table-cell table:number-columns-repeated="4"/>
          <table:table-cell table:formula="of:=IF(AND([.A197]=&quot;Bahn&quot;;[.K196]=-1);0;IF(AND([.A197]&lt;&gt;&quot;Bahn&quot;;[.K196]&lt;&gt;-1);[.K196]+1;[.K196]))" office:value-type="float" office:value="-1">
            <text:p>-1</text:p>
          </table:table-cell>
          <table:table-cell table:formula="of:=IF([.B197]=&quot;Spieltag&quot;;[.L196]+1;[.L196])" office:value-type="float" office:value="12">
            <text:p>12</text:p>
          </table:table-cell>
          <table:table-cell table:formula="of:=IF(AND([.K197]&gt;0;[.K197]&lt;&gt;[.K196]);[.A197];&quot;&quot;)">
            <text:p/>
          </table:table-cell>
          <table:table-cell table:formula="of:=IF([.O197]=1;VLOOKUP([.P197];[.K193:.M692];3;0);&quot;&quot;)">
            <text:p/>
          </table:table-cell>
          <table:table-cell table:formula="of:=IF([.A198]=&quot;So&quot;;1;[.O196]+1)" office:value-type="float" office:value="2">
            <text:p>2</text:p>
          </table:table-cell>
          <table:table-cell table:formula="of:=IF([.O197]=1;[.A197];IF([.O197]=2;[.A197];IF([.O197]=3;[.C197]&amp; &quot; &quot; &amp;[.D197]&amp;&quot; &quot;&amp;[.E197]&amp;&quot; &quot; &amp;[.F197];IF([.O197]=4;[.A197]&amp; &quot; &quot; &amp;[.B197]&amp;&quot; &quot;&amp;[.C197]&amp;&quot; &quot; &amp;[.D197]))))" office:value-type="string" office:string-value="So">
            <text:p>So</text:p>
          </table:table-cell>
          <table:table-cell table:formula="of:=IF([.O197]=1;[.A197];IF([.O197]=2;TEXT([.A198];&quot;TT.MM.JJ&quot;);IF([.O197]=3;[.C197]&amp; &quot; &quot; &amp;[.D197]&amp;&quot; &quot;&amp;[.E197]&amp;&quot; &quot; &amp;[.F197];IF([.O197]=4;[.A197]&amp; &quot; &quot; &amp;[.B197]&amp;&quot; &quot;&amp;[.C197]&amp;&quot; &quot; &amp;[.D197]))))" office:value-type="string" office:string-value="24.02.13">
            <text:p>24.02.13</text:p>
          </table:table-cell>
          <table:table-cell table:formula="of:=IF([.O197]=1;[.A197];IF([.O197]=2;TEXT([.B198];&quot;HH:MM&quot;);IF([.O197]=3;[.C197]&amp; &quot; &quot; &amp;[.D197]&amp;&quot; &quot;&amp;[.E197]&amp;&quot; &quot; &amp;[.F197];IF([.O197]=4;[.A197]&amp; &quot; &quot; &amp;[.B197]&amp;&quot; &quot;&amp;[.C197]&amp;&quot; &quot; &amp;[.D197]))))" office:value-type="string" office:string-value="10:00">
            <text:p>10:00</text:p>
          </table:table-cell>
          <table:table-cell/>
          <table:table-cell table:formula="of:=INDIRECT(&quot;R&quot;&amp;ROW([.T197])&amp;&quot;C&quot;&amp;COLUMN([.T197])+[.O197];&quot;0&quot;)" office:value-type="string" office:string-value="&quot;datum&quot;:&quot;24.02.13&quot;,&quot;uhrzeit&quot;:&quot;10:00&quot;,">
            <text:p>"datum":"24.02.13","uhrzeit":"10:00",</text:p>
          </table:table-cell>
          <table:table-cell table:formula="of:=IF([.P197]&gt;1;&quot;,&quot;;&quot;&quot;)&amp;&quot;{ &quot;&quot;spielnr&quot;&quot;:&quot;&quot;&quot;&amp;[.P197]&amp;&quot;&quot;&quot;,&quot;&quot;spieltag&quot;&quot;:&quot;&quot;&quot;&amp;[.L197]&amp;&quot;&quot;&quot;,&quot;&quot;bahn&quot;&quot;:&quot;&quot;&quot;&amp;[.N197]&amp;&quot;&quot;&quot;,&quot;" office:value-type="string" office:string-value=",{ &quot;spielnr&quot;:&quot;So&quot;,&quot;spieltag&quot;:&quot;12&quot;,&quot;bahn&quot;:&quot;&quot;,">
            <text:p>,{ "spielnr":"So","spieltag":"12","bahn":"",</text:p>
          </table:table-cell>
          <table:table-cell table:formula="of:=&quot;&quot;&quot;datum&quot;&quot;:&quot;&quot;&quot;&amp;[.Q197]&amp;&quot;&quot;&quot;,&quot;&quot;uhrzeit&quot;&quot;:&quot;&quot;&quot;&amp;[.R197]&amp;&quot;&quot;&quot;,&quot;" office:value-type="string" office:string-value="&quot;datum&quot;:&quot;24.02.13&quot;,&quot;uhrzeit&quot;:&quot;10:00&quot;,">
            <text:p>"datum":"24.02.13","uhrzeit":"10:00",</text:p>
          </table:table-cell>
          <table:table-cell table:formula="of:=&quot;&quot;&quot;heim&quot;&quot;:&quot;&quot;&quot;&amp;[.P197]&amp;&quot;&quot;&quot;,&quot;" office:value-type="string" office:string-value="&quot;heim&quot;:&quot;So&quot;,">
            <text:p>"heim":"So",</text:p>
          </table:table-cell>
          <table:table-cell table:formula="of:=&quot;&quot;&quot;gast&quot;&quot;:&quot;&quot;&quot;&amp;[.P197]&amp;&quot;&quot;&quot;}&quot;" office:value-type="string" office:string-value="&quot;gast&quot;:&quot;So&quot;}">
            <text:p>"gast":"So"}</text:p>
          </table:table-cell>
          <table:table-cell office:value-type="string">
            <text:p><text:s/></text:p>
          </table:table-cell>
        </table:table-row>
        <table:table-row table:style-name="ro2">
          <table:table-cell table:style-name="ce1" office:value-type="date" office:date-value="2013-02-24">
            <text:p>24.02.13</text:p>
          </table:table-cell>
          <table:table-cell table:style-name="ce3" office:value-type="time" office:time-value="PT10H00M00S">
            <text:p>10:00:00</text:p>
          </table:table-cell>
          <table:table-cell office:value-type="string">
            <text:p>SK</text:p>
          </table:table-cell>
          <table:table-cell office:value-type="string">
            <text:p>Dinslaken</text:p>
          </table:table-cell>
          <table:table-cell office:value-type="float" office:value="3">
            <text:p>3</text:p>
          </table:table-cell>
          <table:table-cell/>
          <table:table-cell table:number-columns-repeated="4"/>
          <table:table-cell table:formula="of:=IF(AND([.A198]=&quot;Bahn&quot;;[.K197]=-1);0;IF(AND([.A198]&lt;&gt;&quot;Bahn&quot;;[.K197]&lt;&gt;-1);[.K197]+1;[.K197]))" office:value-type="float" office:value="-1">
            <text:p>-1</text:p>
          </table:table-cell>
          <table:table-cell table:formula="of:=IF([.B198]=&quot;Spieltag&quot;;[.L197]+1;[.L197])" office:value-type="float" office:value="12">
            <text:p>12</text:p>
          </table:table-cell>
          <table:table-cell table:formula="of:=IF(AND([.K198]&gt;0;[.K198]&lt;&gt;[.K197]);[.A198];&quot;&quot;)">
            <text:p/>
          </table:table-cell>
          <table:table-cell table:formula="of:=IF([.O198]=1;VLOOKUP([.P198];[.K194:.M693];3;0);&quot;&quot;)">
            <text:p/>
          </table:table-cell>
          <table:table-cell table:formula="of:=IF([.A199]=&quot;So&quot;;1;[.O197]+1)" office:value-type="float" office:value="3">
            <text:p>3</text:p>
          </table:table-cell>
          <table:table-cell table:formula="of:=IF([.O198]=1;[.A198];IF([.O198]=2;[.A198];IF([.O198]=3;[.C198]&amp; &quot; &quot; &amp;[.D198]&amp;&quot; &quot;&amp;[.E198]&amp;&quot; &quot; &amp;[.F198];IF([.O198]=4;[.A198]&amp; &quot; &quot; &amp;[.B198]&amp;&quot; &quot;&amp;[.C198]&amp;&quot; &quot; &amp;[.D198]))))" office:value-type="string" office:string-value="SK Dinslaken 3 ">
            <text:p>SK Dinslaken 3 </text:p>
          </table:table-cell>
          <table:table-cell table:formula="of:=IF([.O198]=1;[.A198];IF([.O198]=2;TEXT([.A199];&quot;TT.MM.JJ&quot;);IF([.O198]=3;[.C198]&amp; &quot; &quot; &amp;[.D198]&amp;&quot; &quot;&amp;[.E198]&amp;&quot; &quot; &amp;[.F198];IF([.O198]=4;[.A198]&amp; &quot; &quot; &amp;[.B198]&amp;&quot; &quot;&amp;[.C198]&amp;&quot; &quot; &amp;[.D198]))))" office:value-type="string" office:string-value="SK Dinslaken 3 ">
            <text:p>SK Dinslaken 3 </text:p>
          </table:table-cell>
          <table:table-cell table:formula="of:=IF([.O198]=1;[.A198];IF([.O198]=2;TEXT([.B199];&quot;HH:MM&quot;);IF([.O198]=3;[.C198]&amp; &quot; &quot; &amp;[.D198]&amp;&quot; &quot;&amp;[.E198]&amp;&quot; &quot; &amp;[.F198];IF([.O198]=4;[.A198]&amp; &quot; &quot; &amp;[.B198]&amp;&quot; &quot;&amp;[.C198]&amp;&quot; &quot; &amp;[.D198]))))" office:value-type="string" office:string-value="SK Dinslaken 3 ">
            <text:p>SK Dinslaken 3 </text:p>
          </table:table-cell>
          <table:table-cell/>
          <table:table-cell table:formula="of:=INDIRECT(&quot;R&quot;&amp;ROW([.T198])&amp;&quot;C&quot;&amp;COLUMN([.T198])+[.O198];&quot;0&quot;)" office:value-type="string" office:string-value="&quot;heim&quot;:&quot;SK Dinslaken 3 &quot;,">
            <text:p>"heim":"SK Dinslaken 3 ",</text:p>
          </table:table-cell>
          <table:table-cell table:formula="of:=IF([.P198]&gt;1;&quot;,&quot;;&quot;&quot;)&amp;&quot;{ &quot;&quot;spielnr&quot;&quot;:&quot;&quot;&quot;&amp;[.P198]&amp;&quot;&quot;&quot;,&quot;&quot;spieltag&quot;&quot;:&quot;&quot;&quot;&amp;[.L198]&amp;&quot;&quot;&quot;,&quot;&quot;bahn&quot;&quot;:&quot;&quot;&quot;&amp;[.N198]&amp;&quot;&quot;&quot;,&quot;" office:value-type="string" office:string-value=",{ &quot;spielnr&quot;:&quot;SK Dinslaken 3 &quot;,&quot;spieltag&quot;:&quot;12&quot;,&quot;bahn&quot;:&quot;&quot;,">
            <text:p>,{ "spielnr":"SK Dinslaken 3 ","spieltag":"12","bahn":"",</text:p>
          </table:table-cell>
          <table:table-cell table:formula="of:=&quot;&quot;&quot;datum&quot;&quot;:&quot;&quot;&quot;&amp;[.Q198]&amp;&quot;&quot;&quot;,&quot;&quot;uhrzeit&quot;&quot;:&quot;&quot;&quot;&amp;[.R198]&amp;&quot;&quot;&quot;,&quot;" office:value-type="string" office:string-value="&quot;datum&quot;:&quot;SK Dinslaken 3 &quot;,&quot;uhrzeit&quot;:&quot;SK Dinslaken 3 &quot;,">
            <text:p>"datum":"SK Dinslaken 3 ","uhrzeit":"SK Dinslaken 3 ",</text:p>
          </table:table-cell>
          <table:table-cell table:formula="of:=&quot;&quot;&quot;heim&quot;&quot;:&quot;&quot;&quot;&amp;[.P198]&amp;&quot;&quot;&quot;,&quot;" office:value-type="string" office:string-value="&quot;heim&quot;:&quot;SK Dinslaken 3 &quot;,">
            <text:p>"heim":"SK Dinslaken 3 ",</text:p>
          </table:table-cell>
          <table:table-cell table:formula="of:=&quot;&quot;&quot;gast&quot;&quot;:&quot;&quot;&quot;&amp;[.P198]&amp;&quot;&quot;&quot;}&quot;" office:value-type="string" office:string-value="&quot;gast&quot;:&quot;SK Dinslaken 3 &quot;}">
            <text:p>"gast":"SK Dinslaken 3 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SK</text:p>
          </table:table-cell>
          <table:table-cell office:value-type="string">
            <text:p>Kleve</text:p>
          </table:table-cell>
          <table:table-cell office:value-type="float" office:value="1">
            <text:p>1</text:p>
          </table:table-cell>
          <table:table-cell table:number-columns-repeated="3"/>
          <table:table-cell table:number-columns-repeated="4"/>
          <table:table-cell table:formula="of:=IF(AND([.A199]=&quot;Bahn&quot;;[.K198]=-1);0;IF(AND([.A199]&lt;&gt;&quot;Bahn&quot;;[.K198]&lt;&gt;-1);[.K198]+1;[.K198]))" office:value-type="float" office:value="-1">
            <text:p>-1</text:p>
          </table:table-cell>
          <table:table-cell table:formula="of:=IF([.B199]=&quot;Spieltag&quot;;[.L198]+1;[.L198])" office:value-type="float" office:value="12">
            <text:p>12</text:p>
          </table:table-cell>
          <table:table-cell table:formula="of:=IF(AND([.K199]&gt;0;[.K199]&lt;&gt;[.K198]);[.A199];&quot;&quot;)">
            <text:p/>
          </table:table-cell>
          <table:table-cell table:formula="of:=IF([.O199]=1;VLOOKUP([.P199];[.K195:.M694];3;0);&quot;&quot;)">
            <text:p/>
          </table:table-cell>
          <table:table-cell table:formula="of:=IF([.A200]=&quot;So&quot;;1;[.O198]+1)" office:value-type="float" office:value="4">
            <text:p>4</text:p>
          </table:table-cell>
          <table:table-cell table:formula="of:=IF([.O199]=1;[.A199];IF([.O199]=2;[.A199];IF([.O199]=3;[.C199]&amp; &quot; &quot; &amp;[.D199]&amp;&quot; &quot;&amp;[.E199]&amp;&quot; &quot; &amp;[.F199];IF([.O199]=4;[.A199]&amp; &quot; &quot; &amp;[.B199]&amp;&quot; &quot;&amp;[.C199]&amp;&quot; &quot; &amp;[.D199]))))" office:value-type="string" office:string-value="SK Kleve 1 ">
            <text:p>SK Kleve 1 </text:p>
          </table:table-cell>
          <table:table-cell table:formula="of:=IF([.O199]=1;[.A199];IF([.O199]=2;TEXT([.A200];&quot;TT.MM.JJ&quot;);IF([.O199]=3;[.C199]&amp; &quot; &quot; &amp;[.D199]&amp;&quot; &quot;&amp;[.E199]&amp;&quot; &quot; &amp;[.F199];IF([.O199]=4;[.A199]&amp; &quot; &quot; &amp;[.B199]&amp;&quot; &quot;&amp;[.C199]&amp;&quot; &quot; &amp;[.D199]))))" office:value-type="string" office:string-value="SK Kleve 1 ">
            <text:p>SK Kleve 1 </text:p>
          </table:table-cell>
          <table:table-cell table:formula="of:=IF([.O199]=1;[.A199];IF([.O199]=2;TEXT([.B200];&quot;HH:MM&quot;);IF([.O199]=3;[.C199]&amp; &quot; &quot; &amp;[.D199]&amp;&quot; &quot;&amp;[.E199]&amp;&quot; &quot; &amp;[.F199];IF([.O199]=4;[.A199]&amp; &quot; &quot; &amp;[.B199]&amp;&quot; &quot;&amp;[.C199]&amp;&quot; &quot; &amp;[.D199]))))" office:value-type="string" office:string-value="SK Kleve 1 ">
            <text:p>SK Kleve 1 </text:p>
          </table:table-cell>
          <table:table-cell/>
          <table:table-cell table:formula="of:=INDIRECT(&quot;R&quot;&amp;ROW([.T199])&amp;&quot;C&quot;&amp;COLUMN([.T199])+[.O199];&quot;0&quot;)" office:value-type="string" office:string-value="&quot;gast&quot;:&quot;SK Kleve 1 &quot;}">
            <text:p>"gast":"SK Kleve 1 "}</text:p>
          </table:table-cell>
          <table:table-cell table:formula="of:=IF([.P199]&gt;1;&quot;,&quot;;&quot;&quot;)&amp;&quot;{ &quot;&quot;spielnr&quot;&quot;:&quot;&quot;&quot;&amp;[.P199]&amp;&quot;&quot;&quot;,&quot;&quot;spieltag&quot;&quot;:&quot;&quot;&quot;&amp;[.L199]&amp;&quot;&quot;&quot;,&quot;&quot;bahn&quot;&quot;:&quot;&quot;&quot;&amp;[.N199]&amp;&quot;&quot;&quot;,&quot;" office:value-type="string" office:string-value=",{ &quot;spielnr&quot;:&quot;SK Kleve 1 &quot;,&quot;spieltag&quot;:&quot;12&quot;,&quot;bahn&quot;:&quot;&quot;,">
            <text:p>,{ "spielnr":"SK Kleve 1 ","spieltag":"12","bahn":"",</text:p>
          </table:table-cell>
          <table:table-cell table:formula="of:=&quot;&quot;&quot;datum&quot;&quot;:&quot;&quot;&quot;&amp;[.Q199]&amp;&quot;&quot;&quot;,&quot;&quot;uhrzeit&quot;&quot;:&quot;&quot;&quot;&amp;[.R199]&amp;&quot;&quot;&quot;,&quot;" office:value-type="string" office:string-value="&quot;datum&quot;:&quot;SK Kleve 1 &quot;,&quot;uhrzeit&quot;:&quot;SK Kleve 1 &quot;,">
            <text:p>"datum":"SK Kleve 1 ","uhrzeit":"SK Kleve 1 ",</text:p>
          </table:table-cell>
          <table:table-cell table:formula="of:=&quot;&quot;&quot;heim&quot;&quot;:&quot;&quot;&quot;&amp;[.P199]&amp;&quot;&quot;&quot;,&quot;" office:value-type="string" office:string-value="&quot;heim&quot;:&quot;SK Kleve 1 &quot;,">
            <text:p>"heim":"SK Kleve 1 ",</text:p>
          </table:table-cell>
          <table:table-cell table:formula="of:=&quot;&quot;&quot;gast&quot;&quot;:&quot;&quot;&quot;&amp;[.P199]&amp;&quot;&quot;&quot;}&quot;" office:value-type="string" office:string-value="&quot;gast&quot;:&quot;SK Kleve 1 &quot;}">
            <text:p>"gast":"SK Kleve 1 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float" office:value="47">
            <text:p>47</text:p>
          </table:table-cell>
          <table:table-cell table:number-columns-repeated="5"/>
          <table:table-cell table:number-columns-repeated="4"/>
          <table:table-cell table:formula="of:=IF(AND([.A200]=&quot;Bahn&quot;;[.K199]=-1);0;IF(AND([.A200]&lt;&gt;&quot;Bahn&quot;;[.K199]&lt;&gt;-1);[.K199]+1;[.K199]))" office:value-type="float" office:value="-1">
            <text:p>-1</text:p>
          </table:table-cell>
          <table:table-cell table:formula="of:=IF([.B200]=&quot;Spieltag&quot;;[.L199]+1;[.L199])" office:value-type="float" office:value="12">
            <text:p>12</text:p>
          </table:table-cell>
          <table:table-cell table:formula="of:=IF(AND([.K200]&gt;0;[.K200]&lt;&gt;[.K199]);[.A200];&quot;&quot;)">
            <text:p/>
          </table:table-cell>
          <table:table-cell table:formula="of:=IF([.O200]=1;VLOOKUP([.P200];[.K196:.M695];3;0);&quot;&quot;)" office:value-type="string" office:string-value="1-4">
            <text:p>1-4</text:p>
          </table:table-cell>
          <table:table-cell table:formula="of:=IF([.A201]=&quot;So&quot;;1;[.O199]+1)" office:value-type="float" office:value="1">
            <text:p>1</text:p>
          </table:table-cell>
          <table:table-cell table:formula="of:=IF([.O200]=1;[.A200];IF([.O200]=2;[.A200];IF([.O200]=3;[.C200]&amp; &quot; &quot; &amp;[.D200]&amp;&quot; &quot;&amp;[.E200]&amp;&quot; &quot; &amp;[.F200];IF([.O200]=4;[.A200]&amp; &quot; &quot; &amp;[.B200]&amp;&quot; &quot;&amp;[.C200]&amp;&quot; &quot; &amp;[.D200]))))" office:value-type="float" office:value="47">
            <text:p>47</text:p>
          </table:table-cell>
          <table:table-cell table:formula="of:=IF([.O200]=1;[.A200];IF([.O200]=2;TEXT([.A201];&quot;TT.MM.JJ&quot;);IF([.O200]=3;[.C200]&amp; &quot; &quot; &amp;[.D200]&amp;&quot; &quot;&amp;[.E200]&amp;&quot; &quot; &amp;[.F200];IF([.O200]=4;[.A200]&amp; &quot; &quot; &amp;[.B200]&amp;&quot; &quot;&amp;[.C200]&amp;&quot; &quot; &amp;[.D200]))))" office:value-type="float" office:value="47">
            <text:p>47</text:p>
          </table:table-cell>
          <table:table-cell table:formula="of:=IF([.O200]=1;[.A200];IF([.O200]=2;TEXT([.B201];&quot;HH:MM&quot;);IF([.O200]=3;[.C200]&amp; &quot; &quot; &amp;[.D200]&amp;&quot; &quot;&amp;[.E200]&amp;&quot; &quot; &amp;[.F200];IF([.O200]=4;[.A200]&amp; &quot; &quot; &amp;[.B200]&amp;&quot; &quot;&amp;[.C200]&amp;&quot; &quot; &amp;[.D200]))))" office:value-type="float" office:value="47">
            <text:p>47</text:p>
          </table:table-cell>
          <table:table-cell/>
          <table:table-cell table:formula="of:=INDIRECT(&quot;R&quot;&amp;ROW([.T200])&amp;&quot;C&quot;&amp;COLUMN([.T200])+[.O200];&quot;0&quot;)" office:value-type="string" office:string-value=",{ &quot;spielnr&quot;:&quot;47&quot;,&quot;spieltag&quot;:&quot;12&quot;,&quot;bahn&quot;:&quot;1-4&quot;,">
            <text:p>,{ "spielnr":"47","spieltag":"12","bahn":"1-4",</text:p>
          </table:table-cell>
          <table:table-cell table:formula="of:=IF([.P200]&gt;1;&quot;,&quot;;&quot;&quot;)&amp;&quot;{ &quot;&quot;spielnr&quot;&quot;:&quot;&quot;&quot;&amp;[.P200]&amp;&quot;&quot;&quot;,&quot;&quot;spieltag&quot;&quot;:&quot;&quot;&quot;&amp;[.L200]&amp;&quot;&quot;&quot;,&quot;&quot;bahn&quot;&quot;:&quot;&quot;&quot;&amp;[.N200]&amp;&quot;&quot;&quot;,&quot;" office:value-type="string" office:string-value=",{ &quot;spielnr&quot;:&quot;47&quot;,&quot;spieltag&quot;:&quot;12&quot;,&quot;bahn&quot;:&quot;1-4&quot;,">
            <text:p>,{ "spielnr":"47","spieltag":"12","bahn":"1-4",</text:p>
          </table:table-cell>
          <table:table-cell table:formula="of:=&quot;&quot;&quot;datum&quot;&quot;:&quot;&quot;&quot;&amp;[.Q200]&amp;&quot;&quot;&quot;,&quot;&quot;uhrzeit&quot;&quot;:&quot;&quot;&quot;&amp;[.R200]&amp;&quot;&quot;&quot;,&quot;" office:value-type="string" office:string-value="&quot;datum&quot;:&quot;47&quot;,&quot;uhrzeit&quot;:&quot;47&quot;,">
            <text:p>"datum":"47","uhrzeit":"47",</text:p>
          </table:table-cell>
          <table:table-cell table:formula="of:=&quot;&quot;&quot;heim&quot;&quot;:&quot;&quot;&quot;&amp;[.P200]&amp;&quot;&quot;&quot;,&quot;" office:value-type="string" office:string-value="&quot;heim&quot;:&quot;47&quot;,">
            <text:p>"heim":"47",</text:p>
          </table:table-cell>
          <table:table-cell table:formula="of:=&quot;&quot;&quot;gast&quot;&quot;:&quot;&quot;&quot;&amp;[.P200]&amp;&quot;&quot;&quot;}&quot;" office:value-type="string" office:string-value="&quot;gast&quot;:&quot;47&quot;}">
            <text:p>"gast":"47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So</text:p>
          </table:table-cell>
          <table:table-cell table:number-columns-repeated="5"/>
          <table:table-cell table:number-columns-repeated="4"/>
          <table:table-cell table:formula="of:=IF(AND([.A201]=&quot;Bahn&quot;;[.K200]=-1);0;IF(AND([.A201]&lt;&gt;&quot;Bahn&quot;;[.K200]&lt;&gt;-1);[.K200]+1;[.K200]))" office:value-type="float" office:value="-1">
            <text:p>-1</text:p>
          </table:table-cell>
          <table:table-cell table:formula="of:=IF([.B201]=&quot;Spieltag&quot;;[.L200]+1;[.L200])" office:value-type="float" office:value="12">
            <text:p>12</text:p>
          </table:table-cell>
          <table:table-cell table:formula="of:=IF(AND([.K201]&gt;0;[.K201]&lt;&gt;[.K200]);[.A201];&quot;&quot;)">
            <text:p/>
          </table:table-cell>
          <table:table-cell table:formula="of:=IF([.O201]=1;VLOOKUP([.P201];[.K197:.M696];3;0);&quot;&quot;)">
            <text:p/>
          </table:table-cell>
          <table:table-cell table:formula="of:=IF([.A202]=&quot;So&quot;;1;[.O200]+1)" office:value-type="float" office:value="2">
            <text:p>2</text:p>
          </table:table-cell>
          <table:table-cell table:formula="of:=IF([.O201]=1;[.A201];IF([.O201]=2;[.A201];IF([.O201]=3;[.C201]&amp; &quot; &quot; &amp;[.D201]&amp;&quot; &quot;&amp;[.E201]&amp;&quot; &quot; &amp;[.F201];IF([.O201]=4;[.A201]&amp; &quot; &quot; &amp;[.B201]&amp;&quot; &quot;&amp;[.C201]&amp;&quot; &quot; &amp;[.D201]))))" office:value-type="string" office:string-value="So">
            <text:p>So</text:p>
          </table:table-cell>
          <table:table-cell table:formula="of:=IF([.O201]=1;[.A201];IF([.O201]=2;TEXT([.A202];&quot;TT.MM.JJ&quot;);IF([.O201]=3;[.C201]&amp; &quot; &quot; &amp;[.D201]&amp;&quot; &quot;&amp;[.E201]&amp;&quot; &quot; &amp;[.F201];IF([.O201]=4;[.A201]&amp; &quot; &quot; &amp;[.B201]&amp;&quot; &quot;&amp;[.C201]&amp;&quot; &quot; &amp;[.D201]))))" office:value-type="string" office:string-value="24.02.13">
            <text:p>24.02.13</text:p>
          </table:table-cell>
          <table:table-cell table:formula="of:=IF([.O201]=1;[.A201];IF([.O201]=2;TEXT([.B202];&quot;HH:MM&quot;);IF([.O201]=3;[.C201]&amp; &quot; &quot; &amp;[.D201]&amp;&quot; &quot;&amp;[.E201]&amp;&quot; &quot; &amp;[.F201];IF([.O201]=4;[.A201]&amp; &quot; &quot; &amp;[.B201]&amp;&quot; &quot;&amp;[.C201]&amp;&quot; &quot; &amp;[.D201]))))" office:value-type="string" office:string-value="13:00">
            <text:p>13:00</text:p>
          </table:table-cell>
          <table:table-cell/>
          <table:table-cell table:formula="of:=INDIRECT(&quot;R&quot;&amp;ROW([.T201])&amp;&quot;C&quot;&amp;COLUMN([.T201])+[.O201];&quot;0&quot;)" office:value-type="string" office:string-value="&quot;datum&quot;:&quot;24.02.13&quot;,&quot;uhrzeit&quot;:&quot;13:00&quot;,">
            <text:p>"datum":"24.02.13","uhrzeit":"13:00",</text:p>
          </table:table-cell>
          <table:table-cell table:formula="of:=IF([.P201]&gt;1;&quot;,&quot;;&quot;&quot;)&amp;&quot;{ &quot;&quot;spielnr&quot;&quot;:&quot;&quot;&quot;&amp;[.P201]&amp;&quot;&quot;&quot;,&quot;&quot;spieltag&quot;&quot;:&quot;&quot;&quot;&amp;[.L201]&amp;&quot;&quot;&quot;,&quot;&quot;bahn&quot;&quot;:&quot;&quot;&quot;&amp;[.N201]&amp;&quot;&quot;&quot;,&quot;" office:value-type="string" office:string-value=",{ &quot;spielnr&quot;:&quot;So&quot;,&quot;spieltag&quot;:&quot;12&quot;,&quot;bahn&quot;:&quot;&quot;,">
            <text:p>,{ "spielnr":"So","spieltag":"12","bahn":"",</text:p>
          </table:table-cell>
          <table:table-cell table:formula="of:=&quot;&quot;&quot;datum&quot;&quot;:&quot;&quot;&quot;&amp;[.Q201]&amp;&quot;&quot;&quot;,&quot;&quot;uhrzeit&quot;&quot;:&quot;&quot;&quot;&amp;[.R201]&amp;&quot;&quot;&quot;,&quot;" office:value-type="string" office:string-value="&quot;datum&quot;:&quot;24.02.13&quot;,&quot;uhrzeit&quot;:&quot;13:00&quot;,">
            <text:p>"datum":"24.02.13","uhrzeit":"13:00",</text:p>
          </table:table-cell>
          <table:table-cell table:formula="of:=&quot;&quot;&quot;heim&quot;&quot;:&quot;&quot;&quot;&amp;[.P201]&amp;&quot;&quot;&quot;,&quot;" office:value-type="string" office:string-value="&quot;heim&quot;:&quot;So&quot;,">
            <text:p>"heim":"So",</text:p>
          </table:table-cell>
          <table:table-cell table:formula="of:=&quot;&quot;&quot;gast&quot;&quot;:&quot;&quot;&quot;&amp;[.P201]&amp;&quot;&quot;&quot;}&quot;" office:value-type="string" office:string-value="&quot;gast&quot;:&quot;So&quot;}">
            <text:p>"gast":"So"}</text:p>
          </table:table-cell>
          <table:table-cell office:value-type="string">
            <text:p><text:s/></text:p>
          </table:table-cell>
        </table:table-row>
        <table:table-row table:style-name="ro2">
          <table:table-cell table:style-name="ce1" office:value-type="date" office:date-value="2013-02-24">
            <text:p>24.02.13</text:p>
          </table:table-cell>
          <table:table-cell table:style-name="ce3" office:value-type="time" office:time-value="PT13H00M00S">
            <text:p>13:00:00</text:p>
          </table:table-cell>
          <table:table-cell office:value-type="string">
            <text:p>SKV</text:p>
          </table:table-cell>
          <table:table-cell office:value-type="string">
            <text:p>Rees</text:p>
          </table:table-cell>
          <table:table-cell office:value-type="float" office:value="3">
            <text:p>3</text:p>
          </table:table-cell>
          <table:table-cell/>
          <table:table-cell table:number-columns-repeated="4"/>
          <table:table-cell table:formula="of:=IF(AND([.A202]=&quot;Bahn&quot;;[.K201]=-1);0;IF(AND([.A202]&lt;&gt;&quot;Bahn&quot;;[.K201]&lt;&gt;-1);[.K201]+1;[.K201]))" office:value-type="float" office:value="-1">
            <text:p>-1</text:p>
          </table:table-cell>
          <table:table-cell table:formula="of:=IF([.B202]=&quot;Spieltag&quot;;[.L201]+1;[.L201])" office:value-type="float" office:value="12">
            <text:p>12</text:p>
          </table:table-cell>
          <table:table-cell table:formula="of:=IF(AND([.K202]&gt;0;[.K202]&lt;&gt;[.K201]);[.A202];&quot;&quot;)">
            <text:p/>
          </table:table-cell>
          <table:table-cell table:formula="of:=IF([.O202]=1;VLOOKUP([.P202];[.K198:.M697];3;0);&quot;&quot;)">
            <text:p/>
          </table:table-cell>
          <table:table-cell table:formula="of:=IF([.A203]=&quot;So&quot;;1;[.O201]+1)" office:value-type="float" office:value="3">
            <text:p>3</text:p>
          </table:table-cell>
          <table:table-cell table:formula="of:=IF([.O202]=1;[.A202];IF([.O202]=2;[.A202];IF([.O202]=3;[.C202]&amp; &quot; &quot; &amp;[.D202]&amp;&quot; &quot;&amp;[.E202]&amp;&quot; &quot; &amp;[.F202];IF([.O202]=4;[.A202]&amp; &quot; &quot; &amp;[.B202]&amp;&quot; &quot;&amp;[.C202]&amp;&quot; &quot; &amp;[.D202]))))" office:value-type="string" office:string-value="SKV Rees 3 ">
            <text:p>SKV Rees 3 </text:p>
          </table:table-cell>
          <table:table-cell table:formula="of:=IF([.O202]=1;[.A202];IF([.O202]=2;TEXT([.A203];&quot;TT.MM.JJ&quot;);IF([.O202]=3;[.C202]&amp; &quot; &quot; &amp;[.D202]&amp;&quot; &quot;&amp;[.E202]&amp;&quot; &quot; &amp;[.F202];IF([.O202]=4;[.A202]&amp; &quot; &quot; &amp;[.B202]&amp;&quot; &quot;&amp;[.C202]&amp;&quot; &quot; &amp;[.D202]))))" office:value-type="string" office:string-value="SKV Rees 3 ">
            <text:p>SKV Rees 3 </text:p>
          </table:table-cell>
          <table:table-cell table:formula="of:=IF([.O202]=1;[.A202];IF([.O202]=2;TEXT([.B203];&quot;HH:MM&quot;);IF([.O202]=3;[.C202]&amp; &quot; &quot; &amp;[.D202]&amp;&quot; &quot;&amp;[.E202]&amp;&quot; &quot; &amp;[.F202];IF([.O202]=4;[.A202]&amp; &quot; &quot; &amp;[.B202]&amp;&quot; &quot;&amp;[.C202]&amp;&quot; &quot; &amp;[.D202]))))" office:value-type="string" office:string-value="SKV Rees 3 ">
            <text:p>SKV Rees 3 </text:p>
          </table:table-cell>
          <table:table-cell/>
          <table:table-cell table:formula="of:=INDIRECT(&quot;R&quot;&amp;ROW([.T202])&amp;&quot;C&quot;&amp;COLUMN([.T202])+[.O202];&quot;0&quot;)" office:value-type="string" office:string-value="&quot;heim&quot;:&quot;SKV Rees 3 &quot;,">
            <text:p>"heim":"SKV Rees 3 ",</text:p>
          </table:table-cell>
          <table:table-cell table:formula="of:=IF([.P202]&gt;1;&quot;,&quot;;&quot;&quot;)&amp;&quot;{ &quot;&quot;spielnr&quot;&quot;:&quot;&quot;&quot;&amp;[.P202]&amp;&quot;&quot;&quot;,&quot;&quot;spieltag&quot;&quot;:&quot;&quot;&quot;&amp;[.L202]&amp;&quot;&quot;&quot;,&quot;&quot;bahn&quot;&quot;:&quot;&quot;&quot;&amp;[.N202]&amp;&quot;&quot;&quot;,&quot;" office:value-type="string" office:string-value=",{ &quot;spielnr&quot;:&quot;SKV Rees 3 &quot;,&quot;spieltag&quot;:&quot;12&quot;,&quot;bahn&quot;:&quot;&quot;,">
            <text:p>,{ "spielnr":"SKV Rees 3 ","spieltag":"12","bahn":"",</text:p>
          </table:table-cell>
          <table:table-cell table:formula="of:=&quot;&quot;&quot;datum&quot;&quot;:&quot;&quot;&quot;&amp;[.Q202]&amp;&quot;&quot;&quot;,&quot;&quot;uhrzeit&quot;&quot;:&quot;&quot;&quot;&amp;[.R202]&amp;&quot;&quot;&quot;,&quot;" office:value-type="string" office:string-value="&quot;datum&quot;:&quot;SKV Rees 3 &quot;,&quot;uhrzeit&quot;:&quot;SKV Rees 3 &quot;,">
            <text:p>"datum":"SKV Rees 3 ","uhrzeit":"SKV Rees 3 ",</text:p>
          </table:table-cell>
          <table:table-cell table:formula="of:=&quot;&quot;&quot;heim&quot;&quot;:&quot;&quot;&quot;&amp;[.P202]&amp;&quot;&quot;&quot;,&quot;" office:value-type="string" office:string-value="&quot;heim&quot;:&quot;SKV Rees 3 &quot;,">
            <text:p>"heim":"SKV Rees 3 ",</text:p>
          </table:table-cell>
          <table:table-cell table:formula="of:=&quot;&quot;&quot;gast&quot;&quot;:&quot;&quot;&quot;&amp;[.P202]&amp;&quot;&quot;&quot;}&quot;" office:value-type="string" office:string-value="&quot;gast&quot;:&quot;SKV Rees 3 &quot;}">
            <text:p>"gast":"SKV Rees 3 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KSF</text:p>
          </table:table-cell>
          <table:table-cell office:value-type="float" office:value="32">
            <text:p>32</text:p>
          </table:table-cell>
          <table:table-cell office:value-type="string">
            <text:p>Duisburg</text:p>
          </table:table-cell>
          <table:table-cell office:value-type="float" office:value="1">
            <text:p>1</text:p>
          </table:table-cell>
          <table:table-cell table:number-columns-repeated="2"/>
          <table:table-cell table:number-columns-repeated="4"/>
          <table:table-cell table:formula="of:=IF(AND([.A203]=&quot;Bahn&quot;;[.K202]=-1);0;IF(AND([.A203]&lt;&gt;&quot;Bahn&quot;;[.K202]&lt;&gt;-1);[.K202]+1;[.K202]))" office:value-type="float" office:value="-1">
            <text:p>-1</text:p>
          </table:table-cell>
          <table:table-cell table:formula="of:=IF([.B203]=&quot;Spieltag&quot;;[.L202]+1;[.L202])" office:value-type="float" office:value="12">
            <text:p>12</text:p>
          </table:table-cell>
          <table:table-cell table:formula="of:=IF(AND([.K203]&gt;0;[.K203]&lt;&gt;[.K202]);[.A203];&quot;&quot;)">
            <text:p/>
          </table:table-cell>
          <table:table-cell table:formula="of:=IF([.O203]=1;VLOOKUP([.P203];[.K199:.M698];3;0);&quot;&quot;)">
            <text:p/>
          </table:table-cell>
          <table:table-cell table:formula="of:=IF([.A204]=&quot;So&quot;;1;[.O202]+1)" office:value-type="float" office:value="4">
            <text:p>4</text:p>
          </table:table-cell>
          <table:table-cell table:formula="of:=IF([.O203]=1;[.A203];IF([.O203]=2;[.A203];IF([.O203]=3;[.C203]&amp; &quot; &quot; &amp;[.D203]&amp;&quot; &quot;&amp;[.E203]&amp;&quot; &quot; &amp;[.F203];IF([.O203]=4;[.A203]&amp; &quot; &quot; &amp;[.B203]&amp;&quot; &quot;&amp;[.C203]&amp;&quot; &quot; &amp;[.D203]))))" office:value-type="string" office:string-value="KSF 32 Duisburg 1">
            <text:p>KSF 32 Duisburg 1</text:p>
          </table:table-cell>
          <table:table-cell table:formula="of:=IF([.O203]=1;[.A203];IF([.O203]=2;TEXT([.A204];&quot;TT.MM.JJ&quot;);IF([.O203]=3;[.C203]&amp; &quot; &quot; &amp;[.D203]&amp;&quot; &quot;&amp;[.E203]&amp;&quot; &quot; &amp;[.F203];IF([.O203]=4;[.A203]&amp; &quot; &quot; &amp;[.B203]&amp;&quot; &quot;&amp;[.C203]&amp;&quot; &quot; &amp;[.D203]))))" office:value-type="string" office:string-value="KSF 32 Duisburg 1">
            <text:p>KSF 32 Duisburg 1</text:p>
          </table:table-cell>
          <table:table-cell table:formula="of:=IF([.O203]=1;[.A203];IF([.O203]=2;TEXT([.B204];&quot;HH:MM&quot;);IF([.O203]=3;[.C203]&amp; &quot; &quot; &amp;[.D203]&amp;&quot; &quot;&amp;[.E203]&amp;&quot; &quot; &amp;[.F203];IF([.O203]=4;[.A203]&amp; &quot; &quot; &amp;[.B203]&amp;&quot; &quot;&amp;[.C203]&amp;&quot; &quot; &amp;[.D203]))))" office:value-type="string" office:string-value="KSF 32 Duisburg 1">
            <text:p>KSF 32 Duisburg 1</text:p>
          </table:table-cell>
          <table:table-cell/>
          <table:table-cell table:formula="of:=INDIRECT(&quot;R&quot;&amp;ROW([.T203])&amp;&quot;C&quot;&amp;COLUMN([.T203])+[.O203];&quot;0&quot;)" office:value-type="string" office:string-value="&quot;gast&quot;:&quot;KSF 32 Duisburg 1&quot;}">
            <text:p>"gast":"KSF 32 Duisburg 1"}</text:p>
          </table:table-cell>
          <table:table-cell table:formula="of:=IF([.P203]&gt;1;&quot;,&quot;;&quot;&quot;)&amp;&quot;{ &quot;&quot;spielnr&quot;&quot;:&quot;&quot;&quot;&amp;[.P203]&amp;&quot;&quot;&quot;,&quot;&quot;spieltag&quot;&quot;:&quot;&quot;&quot;&amp;[.L203]&amp;&quot;&quot;&quot;,&quot;&quot;bahn&quot;&quot;:&quot;&quot;&quot;&amp;[.N203]&amp;&quot;&quot;&quot;,&quot;" office:value-type="string" office:string-value=",{ &quot;spielnr&quot;:&quot;KSF 32 Duisburg 1&quot;,&quot;spieltag&quot;:&quot;12&quot;,&quot;bahn&quot;:&quot;&quot;,">
            <text:p>,{ "spielnr":"KSF 32 Duisburg 1","spieltag":"12","bahn":"",</text:p>
          </table:table-cell>
          <table:table-cell table:formula="of:=&quot;&quot;&quot;datum&quot;&quot;:&quot;&quot;&quot;&amp;[.Q203]&amp;&quot;&quot;&quot;,&quot;&quot;uhrzeit&quot;&quot;:&quot;&quot;&quot;&amp;[.R203]&amp;&quot;&quot;&quot;,&quot;" office:value-type="string" office:string-value="&quot;datum&quot;:&quot;KSF 32 Duisburg 1&quot;,&quot;uhrzeit&quot;:&quot;KSF 32 Duisburg 1&quot;,">
            <text:p>"datum":"KSF 32 Duisburg 1","uhrzeit":"KSF 32 Duisburg 1",</text:p>
          </table:table-cell>
          <table:table-cell table:formula="of:=&quot;&quot;&quot;heim&quot;&quot;:&quot;&quot;&quot;&amp;[.P203]&amp;&quot;&quot;&quot;,&quot;" office:value-type="string" office:string-value="&quot;heim&quot;:&quot;KSF 32 Duisburg 1&quot;,">
            <text:p>"heim":"KSF 32 Duisburg 1",</text:p>
          </table:table-cell>
          <table:table-cell table:formula="of:=&quot;&quot;&quot;gast&quot;&quot;:&quot;&quot;&quot;&amp;[.P203]&amp;&quot;&quot;&quot;}&quot;" office:value-type="string" office:string-value="&quot;gast&quot;:&quot;KSF 32 Duisburg 1&quot;}">
            <text:p>"gast":"KSF 32 Duisburg 1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float" office:value="48">
            <text:p>48</text:p>
          </table:table-cell>
          <table:table-cell table:number-columns-repeated="5"/>
          <table:table-cell table:number-columns-repeated="4"/>
          <table:table-cell table:formula="of:=IF(AND([.A204]=&quot;Bahn&quot;;[.K203]=-1);0;IF(AND([.A204]&lt;&gt;&quot;Bahn&quot;;[.K203]&lt;&gt;-1);[.K203]+1;[.K203]))" office:value-type="float" office:value="-1">
            <text:p>-1</text:p>
          </table:table-cell>
          <table:table-cell table:formula="of:=IF([.B204]=&quot;Spieltag&quot;;[.L203]+1;[.L203])" office:value-type="float" office:value="12">
            <text:p>12</text:p>
          </table:table-cell>
          <table:table-cell table:formula="of:=IF(AND([.K204]&gt;0;[.K204]&lt;&gt;[.K203]);[.A204];&quot;&quot;)">
            <text:p/>
          </table:table-cell>
          <table:table-cell table:formula="of:=IF([.O204]=1;VLOOKUP([.P204];[.K200:.M699];3;0);&quot;&quot;)" office:value-type="string" office:string-value="5-8">
            <text:p>5-8</text:p>
          </table:table-cell>
          <table:table-cell table:formula="of:=IF([.A205]=&quot;So&quot;;1;[.O203]+1)" office:value-type="float" office:value="1">
            <text:p>1</text:p>
          </table:table-cell>
          <table:table-cell table:formula="of:=IF([.O204]=1;[.A204];IF([.O204]=2;[.A204];IF([.O204]=3;[.C204]&amp; &quot; &quot; &amp;[.D204]&amp;&quot; &quot;&amp;[.E204]&amp;&quot; &quot; &amp;[.F204];IF([.O204]=4;[.A204]&amp; &quot; &quot; &amp;[.B204]&amp;&quot; &quot;&amp;[.C204]&amp;&quot; &quot; &amp;[.D204]))))" office:value-type="float" office:value="48">
            <text:p>48</text:p>
          </table:table-cell>
          <table:table-cell table:formula="of:=IF([.O204]=1;[.A204];IF([.O204]=2;TEXT([.A205];&quot;TT.MM.JJ&quot;);IF([.O204]=3;[.C204]&amp; &quot; &quot; &amp;[.D204]&amp;&quot; &quot;&amp;[.E204]&amp;&quot; &quot; &amp;[.F204];IF([.O204]=4;[.A204]&amp; &quot; &quot; &amp;[.B204]&amp;&quot; &quot;&amp;[.C204]&amp;&quot; &quot; &amp;[.D204]))))" office:value-type="float" office:value="48">
            <text:p>48</text:p>
          </table:table-cell>
          <table:table-cell table:formula="of:=IF([.O204]=1;[.A204];IF([.O204]=2;TEXT([.B205];&quot;HH:MM&quot;);IF([.O204]=3;[.C204]&amp; &quot; &quot; &amp;[.D204]&amp;&quot; &quot;&amp;[.E204]&amp;&quot; &quot; &amp;[.F204];IF([.O204]=4;[.A204]&amp; &quot; &quot; &amp;[.B204]&amp;&quot; &quot;&amp;[.C204]&amp;&quot; &quot; &amp;[.D204]))))" office:value-type="float" office:value="48">
            <text:p>48</text:p>
          </table:table-cell>
          <table:table-cell/>
          <table:table-cell table:formula="of:=INDIRECT(&quot;R&quot;&amp;ROW([.T204])&amp;&quot;C&quot;&amp;COLUMN([.T204])+[.O204];&quot;0&quot;)" office:value-type="string" office:string-value=",{ &quot;spielnr&quot;:&quot;48&quot;,&quot;spieltag&quot;:&quot;12&quot;,&quot;bahn&quot;:&quot;5-8&quot;,">
            <text:p>,{ "spielnr":"48","spieltag":"12","bahn":"5-8",</text:p>
          </table:table-cell>
          <table:table-cell table:formula="of:=IF([.P204]&gt;1;&quot;,&quot;;&quot;&quot;)&amp;&quot;{ &quot;&quot;spielnr&quot;&quot;:&quot;&quot;&quot;&amp;[.P204]&amp;&quot;&quot;&quot;,&quot;&quot;spieltag&quot;&quot;:&quot;&quot;&quot;&amp;[.L204]&amp;&quot;&quot;&quot;,&quot;&quot;bahn&quot;&quot;:&quot;&quot;&quot;&amp;[.N204]&amp;&quot;&quot;&quot;,&quot;" office:value-type="string" office:string-value=",{ &quot;spielnr&quot;:&quot;48&quot;,&quot;spieltag&quot;:&quot;12&quot;,&quot;bahn&quot;:&quot;5-8&quot;,">
            <text:p>,{ "spielnr":"48","spieltag":"12","bahn":"5-8",</text:p>
          </table:table-cell>
          <table:table-cell table:formula="of:=&quot;&quot;&quot;datum&quot;&quot;:&quot;&quot;&quot;&amp;[.Q204]&amp;&quot;&quot;&quot;,&quot;&quot;uhrzeit&quot;&quot;:&quot;&quot;&quot;&amp;[.R204]&amp;&quot;&quot;&quot;,&quot;" office:value-type="string" office:string-value="&quot;datum&quot;:&quot;48&quot;,&quot;uhrzeit&quot;:&quot;48&quot;,">
            <text:p>"datum":"48","uhrzeit":"48",</text:p>
          </table:table-cell>
          <table:table-cell table:formula="of:=&quot;&quot;&quot;heim&quot;&quot;:&quot;&quot;&quot;&amp;[.P204]&amp;&quot;&quot;&quot;,&quot;" office:value-type="string" office:string-value="&quot;heim&quot;:&quot;48&quot;,">
            <text:p>"heim":"48",</text:p>
          </table:table-cell>
          <table:table-cell table:formula="of:=&quot;&quot;&quot;gast&quot;&quot;:&quot;&quot;&quot;&amp;[.P204]&amp;&quot;&quot;&quot;}&quot;" office:value-type="string" office:string-value="&quot;gast&quot;:&quot;48&quot;}">
            <text:p>"gast":"48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So</text:p>
          </table:table-cell>
          <table:table-cell table:number-columns-repeated="5"/>
          <table:table-cell table:number-columns-repeated="4"/>
          <table:table-cell table:formula="of:=IF(AND([.A205]=&quot;Bahn&quot;;[.K204]=-1);0;IF(AND([.A205]&lt;&gt;&quot;Bahn&quot;;[.K204]&lt;&gt;-1);[.K204]+1;[.K204]))" office:value-type="float" office:value="-1">
            <text:p>-1</text:p>
          </table:table-cell>
          <table:table-cell table:formula="of:=IF([.B205]=&quot;Spieltag&quot;;[.L204]+1;[.L204])" office:value-type="float" office:value="12">
            <text:p>12</text:p>
          </table:table-cell>
          <table:table-cell table:formula="of:=IF(AND([.K205]&gt;0;[.K205]&lt;&gt;[.K204]);[.A205];&quot;&quot;)">
            <text:p/>
          </table:table-cell>
          <table:table-cell table:formula="of:=IF([.O205]=1;VLOOKUP([.P205];[.K201:.M700];3;0);&quot;&quot;)">
            <text:p/>
          </table:table-cell>
          <table:table-cell table:formula="of:=IF([.A206]=&quot;So&quot;;1;[.O204]+1)" office:value-type="float" office:value="2">
            <text:p>2</text:p>
          </table:table-cell>
          <table:table-cell table:formula="of:=IF([.O205]=1;[.A205];IF([.O205]=2;[.A205];IF([.O205]=3;[.C205]&amp; &quot; &quot; &amp;[.D205]&amp;&quot; &quot;&amp;[.E205]&amp;&quot; &quot; &amp;[.F205];IF([.O205]=4;[.A205]&amp; &quot; &quot; &amp;[.B205]&amp;&quot; &quot;&amp;[.C205]&amp;&quot; &quot; &amp;[.D205]))))" office:value-type="string" office:string-value="So">
            <text:p>So</text:p>
          </table:table-cell>
          <table:table-cell table:formula="of:=IF([.O205]=1;[.A205];IF([.O205]=2;TEXT([.A206];&quot;TT.MM.JJ&quot;);IF([.O205]=3;[.C205]&amp; &quot; &quot; &amp;[.D205]&amp;&quot; &quot;&amp;[.E205]&amp;&quot; &quot; &amp;[.F205];IF([.O205]=4;[.A205]&amp; &quot; &quot; &amp;[.B205]&amp;&quot; &quot;&amp;[.C205]&amp;&quot; &quot; &amp;[.D205]))))" office:value-type="string" office:string-value="24.02.13">
            <text:p>24.02.13</text:p>
          </table:table-cell>
          <table:table-cell table:formula="of:=IF([.O205]=1;[.A205];IF([.O205]=2;TEXT([.B206];&quot;HH:MM&quot;);IF([.O205]=3;[.C205]&amp; &quot; &quot; &amp;[.D205]&amp;&quot; &quot;&amp;[.E205]&amp;&quot; &quot; &amp;[.F205];IF([.O205]=4;[.A205]&amp; &quot; &quot; &amp;[.B205]&amp;&quot; &quot;&amp;[.C205]&amp;&quot; &quot; &amp;[.D205]))))" office:value-type="string" office:string-value="13:00">
            <text:p>13:00</text:p>
          </table:table-cell>
          <table:table-cell/>
          <table:table-cell table:formula="of:=INDIRECT(&quot;R&quot;&amp;ROW([.T205])&amp;&quot;C&quot;&amp;COLUMN([.T205])+[.O205];&quot;0&quot;)" office:value-type="string" office:string-value="&quot;datum&quot;:&quot;24.02.13&quot;,&quot;uhrzeit&quot;:&quot;13:00&quot;,">
            <text:p>"datum":"24.02.13","uhrzeit":"13:00",</text:p>
          </table:table-cell>
          <table:table-cell table:formula="of:=IF([.P205]&gt;1;&quot;,&quot;;&quot;&quot;)&amp;&quot;{ &quot;&quot;spielnr&quot;&quot;:&quot;&quot;&quot;&amp;[.P205]&amp;&quot;&quot;&quot;,&quot;&quot;spieltag&quot;&quot;:&quot;&quot;&quot;&amp;[.L205]&amp;&quot;&quot;&quot;,&quot;&quot;bahn&quot;&quot;:&quot;&quot;&quot;&amp;[.N205]&amp;&quot;&quot;&quot;,&quot;" office:value-type="string" office:string-value=",{ &quot;spielnr&quot;:&quot;So&quot;,&quot;spieltag&quot;:&quot;12&quot;,&quot;bahn&quot;:&quot;&quot;,">
            <text:p>,{ "spielnr":"So","spieltag":"12","bahn":"",</text:p>
          </table:table-cell>
          <table:table-cell table:formula="of:=&quot;&quot;&quot;datum&quot;&quot;:&quot;&quot;&quot;&amp;[.Q205]&amp;&quot;&quot;&quot;,&quot;&quot;uhrzeit&quot;&quot;:&quot;&quot;&quot;&amp;[.R205]&amp;&quot;&quot;&quot;,&quot;" office:value-type="string" office:string-value="&quot;datum&quot;:&quot;24.02.13&quot;,&quot;uhrzeit&quot;:&quot;13:00&quot;,">
            <text:p>"datum":"24.02.13","uhrzeit":"13:00",</text:p>
          </table:table-cell>
          <table:table-cell table:formula="of:=&quot;&quot;&quot;heim&quot;&quot;:&quot;&quot;&quot;&amp;[.P205]&amp;&quot;&quot;&quot;,&quot;" office:value-type="string" office:string-value="&quot;heim&quot;:&quot;So&quot;,">
            <text:p>"heim":"So",</text:p>
          </table:table-cell>
          <table:table-cell table:formula="of:=&quot;&quot;&quot;gast&quot;&quot;:&quot;&quot;&quot;&amp;[.P205]&amp;&quot;&quot;&quot;}&quot;" office:value-type="string" office:string-value="&quot;gast&quot;:&quot;So&quot;}">
            <text:p>"gast":"So"}</text:p>
          </table:table-cell>
          <table:table-cell office:value-type="string">
            <text:p><text:s/></text:p>
          </table:table-cell>
        </table:table-row>
        <table:table-row table:style-name="ro2">
          <table:table-cell table:style-name="ce1" office:value-type="date" office:date-value="2013-02-24">
            <text:p>24.02.13</text:p>
          </table:table-cell>
          <table:table-cell table:style-name="ce3" office:value-type="time" office:time-value="PT13H00M00S">
            <text:p>13:00:00</text:p>
          </table:table-cell>
          <table:table-cell office:value-type="string">
            <text:p>BW</text:p>
          </table:table-cell>
          <table:table-cell office:value-type="float" office:value="61">
            <text:p>61</text:p>
          </table:table-cell>
          <table:table-cell office:value-type="string">
            <text:p>Mülheim</text:p>
          </table:table-cell>
          <table:table-cell office:value-type="float" office:value="3">
            <text:p>3</text:p>
          </table:table-cell>
          <table:table-cell table:number-columns-repeated="4"/>
          <table:table-cell table:formula="of:=IF(AND([.A206]=&quot;Bahn&quot;;[.K205]=-1);0;IF(AND([.A206]&lt;&gt;&quot;Bahn&quot;;[.K205]&lt;&gt;-1);[.K205]+1;[.K205]))" office:value-type="float" office:value="-1">
            <text:p>-1</text:p>
          </table:table-cell>
          <table:table-cell table:formula="of:=IF([.B206]=&quot;Spieltag&quot;;[.L205]+1;[.L205])" office:value-type="float" office:value="12">
            <text:p>12</text:p>
          </table:table-cell>
          <table:table-cell table:formula="of:=IF(AND([.K206]&gt;0;[.K206]&lt;&gt;[.K205]);[.A206];&quot;&quot;)">
            <text:p/>
          </table:table-cell>
          <table:table-cell table:formula="of:=IF([.O206]=1;VLOOKUP([.P206];[.K202:.M701];3;0);&quot;&quot;)">
            <text:p/>
          </table:table-cell>
          <table:table-cell table:formula="of:=IF([.A207]=&quot;So&quot;;1;[.O205]+1)" office:value-type="float" office:value="3">
            <text:p>3</text:p>
          </table:table-cell>
          <table:table-cell table:formula="of:=IF([.O206]=1;[.A206];IF([.O206]=2;[.A206];IF([.O206]=3;[.C206]&amp; &quot; &quot; &amp;[.D206]&amp;&quot; &quot;&amp;[.E206]&amp;&quot; &quot; &amp;[.F206];IF([.O206]=4;[.A206]&amp; &quot; &quot; &amp;[.B206]&amp;&quot; &quot;&amp;[.C206]&amp;&quot; &quot; &amp;[.D206]))))" office:value-type="string" office:string-value="BW 61 Mülheim 3">
            <text:p>BW 61 Mülheim 3</text:p>
          </table:table-cell>
          <table:table-cell table:formula="of:=IF([.O206]=1;[.A206];IF([.O206]=2;TEXT([.A207];&quot;TT.MM.JJ&quot;);IF([.O206]=3;[.C206]&amp; &quot; &quot; &amp;[.D206]&amp;&quot; &quot;&amp;[.E206]&amp;&quot; &quot; &amp;[.F206];IF([.O206]=4;[.A206]&amp; &quot; &quot; &amp;[.B206]&amp;&quot; &quot;&amp;[.C206]&amp;&quot; &quot; &amp;[.D206]))))" office:value-type="string" office:string-value="BW 61 Mülheim 3">
            <text:p>BW 61 Mülheim 3</text:p>
          </table:table-cell>
          <table:table-cell table:formula="of:=IF([.O206]=1;[.A206];IF([.O206]=2;TEXT([.B207];&quot;HH:MM&quot;);IF([.O206]=3;[.C206]&amp; &quot; &quot; &amp;[.D206]&amp;&quot; &quot;&amp;[.E206]&amp;&quot; &quot; &amp;[.F206];IF([.O206]=4;[.A206]&amp; &quot; &quot; &amp;[.B206]&amp;&quot; &quot;&amp;[.C206]&amp;&quot; &quot; &amp;[.D206]))))" office:value-type="string" office:string-value="BW 61 Mülheim 3">
            <text:p>BW 61 Mülheim 3</text:p>
          </table:table-cell>
          <table:table-cell/>
          <table:table-cell table:formula="of:=INDIRECT(&quot;R&quot;&amp;ROW([.T206])&amp;&quot;C&quot;&amp;COLUMN([.T206])+[.O206];&quot;0&quot;)" office:value-type="string" office:string-value="&quot;heim&quot;:&quot;BW 61 Mülheim 3&quot;,">
            <text:p>"heim":"BW 61 Mülheim 3",</text:p>
          </table:table-cell>
          <table:table-cell table:formula="of:=IF([.P206]&gt;1;&quot;,&quot;;&quot;&quot;)&amp;&quot;{ &quot;&quot;spielnr&quot;&quot;:&quot;&quot;&quot;&amp;[.P206]&amp;&quot;&quot;&quot;,&quot;&quot;spieltag&quot;&quot;:&quot;&quot;&quot;&amp;[.L206]&amp;&quot;&quot;&quot;,&quot;&quot;bahn&quot;&quot;:&quot;&quot;&quot;&amp;[.N206]&amp;&quot;&quot;&quot;,&quot;" office:value-type="string" office:string-value=",{ &quot;spielnr&quot;:&quot;BW 61 Mülheim 3&quot;,&quot;spieltag&quot;:&quot;12&quot;,&quot;bahn&quot;:&quot;&quot;,">
            <text:p>,{ "spielnr":"BW 61 Mülheim 3","spieltag":"12","bahn":"",</text:p>
          </table:table-cell>
          <table:table-cell table:formula="of:=&quot;&quot;&quot;datum&quot;&quot;:&quot;&quot;&quot;&amp;[.Q206]&amp;&quot;&quot;&quot;,&quot;&quot;uhrzeit&quot;&quot;:&quot;&quot;&quot;&amp;[.R206]&amp;&quot;&quot;&quot;,&quot;" office:value-type="string" office:string-value="&quot;datum&quot;:&quot;BW 61 Mülheim 3&quot;,&quot;uhrzeit&quot;:&quot;BW 61 Mülheim 3&quot;,">
            <text:p>"datum":"BW 61 Mülheim 3","uhrzeit":"BW 61 Mülheim 3",</text:p>
          </table:table-cell>
          <table:table-cell table:formula="of:=&quot;&quot;&quot;heim&quot;&quot;:&quot;&quot;&quot;&amp;[.P206]&amp;&quot;&quot;&quot;,&quot;" office:value-type="string" office:string-value="&quot;heim&quot;:&quot;BW 61 Mülheim 3&quot;,">
            <text:p>"heim":"BW 61 Mülheim 3",</text:p>
          </table:table-cell>
          <table:table-cell table:formula="of:=&quot;&quot;&quot;gast&quot;&quot;:&quot;&quot;&quot;&amp;[.P206]&amp;&quot;&quot;&quot;}&quot;" office:value-type="string" office:string-value="&quot;gast&quot;:&quot;BW 61 Mülheim 3&quot;}">
            <text:p>"gast":"BW 61 Mülheim 3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KSG</text:p>
          </table:table-cell>
          <table:table-cell office:value-type="float" office:value="31">
            <text:p>31</text:p>
          </table:table-cell>
          <table:table-cell office:value-type="string">
            <text:p>Essen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4"/>
          <table:table-cell table:formula="of:=IF(AND([.A207]=&quot;Bahn&quot;;[.K206]=-1);0;IF(AND([.A207]&lt;&gt;&quot;Bahn&quot;;[.K206]&lt;&gt;-1);[.K206]+1;[.K206]))" office:value-type="float" office:value="-1">
            <text:p>-1</text:p>
          </table:table-cell>
          <table:table-cell table:formula="of:=IF([.B207]=&quot;Spieltag&quot;;[.L206]+1;[.L206])" office:value-type="float" office:value="12">
            <text:p>12</text:p>
          </table:table-cell>
          <table:table-cell table:formula="of:=IF(AND([.K207]&gt;0;[.K207]&lt;&gt;[.K206]);[.A207];&quot;&quot;)">
            <text:p/>
          </table:table-cell>
          <table:table-cell table:formula="of:=IF([.O207]=1;VLOOKUP([.P207];[.K203:.M702];3;0);&quot;&quot;)">
            <text:p/>
          </table:table-cell>
          <table:table-cell table:formula="of:=IF([.A208]=&quot;So&quot;;1;[.O206]+1)" office:value-type="float" office:value="4">
            <text:p>4</text:p>
          </table:table-cell>
          <table:table-cell table:formula="of:=IF([.O207]=1;[.A207];IF([.O207]=2;[.A207];IF([.O207]=3;[.C207]&amp; &quot; &quot; &amp;[.D207]&amp;&quot; &quot;&amp;[.E207]&amp;&quot; &quot; &amp;[.F207];IF([.O207]=4;[.A207]&amp; &quot; &quot; &amp;[.B207]&amp;&quot; &quot;&amp;[.C207]&amp;&quot; &quot; &amp;[.D207]))))" office:value-type="string" office:string-value="KSG 31 Essen 2">
            <text:p>KSG 31 Essen 2</text:p>
          </table:table-cell>
          <table:table-cell table:formula="of:=IF([.O207]=1;[.A207];IF([.O207]=2;TEXT([.A208];&quot;TT.MM.JJ&quot;);IF([.O207]=3;[.C207]&amp; &quot; &quot; &amp;[.D207]&amp;&quot; &quot;&amp;[.E207]&amp;&quot; &quot; &amp;[.F207];IF([.O207]=4;[.A207]&amp; &quot; &quot; &amp;[.B207]&amp;&quot; &quot;&amp;[.C207]&amp;&quot; &quot; &amp;[.D207]))))" office:value-type="string" office:string-value="KSG 31 Essen 2">
            <text:p>KSG 31 Essen 2</text:p>
          </table:table-cell>
          <table:table-cell table:formula="of:=IF([.O207]=1;[.A207];IF([.O207]=2;TEXT([.B208];&quot;HH:MM&quot;);IF([.O207]=3;[.C207]&amp; &quot; &quot; &amp;[.D207]&amp;&quot; &quot;&amp;[.E207]&amp;&quot; &quot; &amp;[.F207];IF([.O207]=4;[.A207]&amp; &quot; &quot; &amp;[.B207]&amp;&quot; &quot;&amp;[.C207]&amp;&quot; &quot; &amp;[.D207]))))" office:value-type="string" office:string-value="KSG 31 Essen 2">
            <text:p>KSG 31 Essen 2</text:p>
          </table:table-cell>
          <table:table-cell/>
          <table:table-cell table:formula="of:=INDIRECT(&quot;R&quot;&amp;ROW([.T207])&amp;&quot;C&quot;&amp;COLUMN([.T207])+[.O207];&quot;0&quot;)" office:value-type="string" office:string-value="&quot;gast&quot;:&quot;KSG 31 Essen 2&quot;}">
            <text:p>"gast":"KSG 31 Essen 2"}</text:p>
          </table:table-cell>
          <table:table-cell table:formula="of:=IF([.P207]&gt;1;&quot;,&quot;;&quot;&quot;)&amp;&quot;{ &quot;&quot;spielnr&quot;&quot;:&quot;&quot;&quot;&amp;[.P207]&amp;&quot;&quot;&quot;,&quot;&quot;spieltag&quot;&quot;:&quot;&quot;&quot;&amp;[.L207]&amp;&quot;&quot;&quot;,&quot;&quot;bahn&quot;&quot;:&quot;&quot;&quot;&amp;[.N207]&amp;&quot;&quot;&quot;,&quot;" office:value-type="string" office:string-value=",{ &quot;spielnr&quot;:&quot;KSG 31 Essen 2&quot;,&quot;spieltag&quot;:&quot;12&quot;,&quot;bahn&quot;:&quot;&quot;,">
            <text:p>,{ "spielnr":"KSG 31 Essen 2","spieltag":"12","bahn":"",</text:p>
          </table:table-cell>
          <table:table-cell table:formula="of:=&quot;&quot;&quot;datum&quot;&quot;:&quot;&quot;&quot;&amp;[.Q207]&amp;&quot;&quot;&quot;,&quot;&quot;uhrzeit&quot;&quot;:&quot;&quot;&quot;&amp;[.R207]&amp;&quot;&quot;&quot;,&quot;" office:value-type="string" office:string-value="&quot;datum&quot;:&quot;KSG 31 Essen 2&quot;,&quot;uhrzeit&quot;:&quot;KSG 31 Essen 2&quot;,">
            <text:p>"datum":"KSG 31 Essen 2","uhrzeit":"KSG 31 Essen 2",</text:p>
          </table:table-cell>
          <table:table-cell table:formula="of:=&quot;&quot;&quot;heim&quot;&quot;:&quot;&quot;&quot;&amp;[.P207]&amp;&quot;&quot;&quot;,&quot;" office:value-type="string" office:string-value="&quot;heim&quot;:&quot;KSG 31 Essen 2&quot;,">
            <text:p>"heim":"KSG 31 Essen 2",</text:p>
          </table:table-cell>
          <table:table-cell table:formula="of:=&quot;&quot;&quot;gast&quot;&quot;:&quot;&quot;&quot;&amp;[.P207]&amp;&quot;&quot;&quot;}&quot;" office:value-type="string" office:string-value="&quot;gast&quot;:&quot;KSG 31 Essen 2&quot;}">
            <text:p>"gast":"KSG 31 Essen 2"}</text:p>
          </table:table-cell>
          <table:table-cell office:value-type="string">
            <text:p><text:s/></text:p>
          </table:table-cell>
        </table:table-row>
        <table:table-row table:style-name="ro2">
          <table:table-cell table:style-name="ce1" office:value-type="date" office:date-value="2012-08-13">
            <text:p>13.08.12</text:p>
          </table:table-cell>
          <table:table-cell office:value-type="string">
            <text:p>Spieltag</text:p>
          </table:table-cell>
          <table:table-cell table:number-columns-repeated="4"/>
          <table:table-cell table:number-columns-repeated="4"/>
          <table:table-cell table:formula="of:=IF(AND([.A208]=&quot;Bahn&quot;;[.K207]=-1);0;IF(AND([.A208]&lt;&gt;&quot;Bahn&quot;;[.K207]&lt;&gt;-1);[.K207]+1;[.K207]))" office:value-type="float" office:value="-1">
            <text:p>-1</text:p>
          </table:table-cell>
          <table:table-cell table:formula="of:=IF([.B208]=&quot;Spieltag&quot;;[.L207]+1;[.L207])" office:value-type="float" office:value="13">
            <text:p>13</text:p>
          </table:table-cell>
          <table:table-cell table:formula="of:=IF(AND([.K208]&gt;0;[.K208]&lt;&gt;[.K207]);[.A208];&quot;&quot;)">
            <text:p/>
          </table:table-cell>
          <table:table-cell table:formula="of:=IF([.O208]=1;VLOOKUP([.P208];[.K204:.M703];3;0);&quot;&quot;)">
            <text:p/>
          </table:table-cell>
          <table:table-cell table:formula="of:=IF([.A209]=&quot;So&quot;;1;[.O207]+1)" office:value-type="float" office:value="5">
            <text:p>5</text:p>
          </table:table-cell>
          <table:table-cell table:formula="of:=IF([.O208]=1;[.A208];IF([.O208]=2;[.A208];IF([.O208]=3;[.C208]&amp; &quot; &quot; &amp;[.D208]&amp;&quot; &quot;&amp;[.E208]&amp;&quot; &quot; &amp;[.F208];IF([.O208]=4;[.A208]&amp; &quot; &quot; &amp;[.B208]&amp;&quot; &quot;&amp;[.C208]&amp;&quot; &quot; &amp;[.D208]))))" office:value-type="boolean" office:boolean-value="false">
            <text:p>FALSCH</text:p>
          </table:table-cell>
          <table:table-cell table:formula="of:=IF([.O208]=1;[.A208];IF([.O208]=2;TEXT([.A209];&quot;TT.MM.JJ&quot;);IF([.O208]=3;[.C208]&amp; &quot; &quot; &amp;[.D208]&amp;&quot; &quot;&amp;[.E208]&amp;&quot; &quot; &amp;[.F208];IF([.O208]=4;[.A208]&amp; &quot; &quot; &amp;[.B208]&amp;&quot; &quot;&amp;[.C208]&amp;&quot; &quot; &amp;[.D208]))))" office:value-type="boolean" office:boolean-value="false">
            <text:p>FALSCH</text:p>
          </table:table-cell>
          <table:table-cell table:formula="of:=IF([.O208]=1;[.A208];IF([.O208]=2;TEXT([.B209];&quot;HH:MM&quot;);IF([.O208]=3;[.C208]&amp; &quot; &quot; &amp;[.D208]&amp;&quot; &quot;&amp;[.E208]&amp;&quot; &quot; &amp;[.F208];IF([.O208]=4;[.A208]&amp; &quot; &quot; &amp;[.B208]&amp;&quot; &quot;&amp;[.C208]&amp;&quot; &quot; &amp;[.D208]))))" office:value-type="boolean" office:boolean-value="false">
            <text:p>FALSCH</text:p>
          </table:table-cell>
          <table:table-cell/>
          <table:table-cell table:formula="of:=INDIRECT(&quot;R&quot;&amp;ROW([.T208])&amp;&quot;C&quot;&amp;COLUMN([.T208])+[.O208];&quot;0&quot;)" office:value-type="string" office:string-value=" ">
            <text:p><text:s/></text:p>
          </table:table-cell>
          <table:table-cell table:formula="of:=IF([.P208]&gt;1;&quot;,&quot;;&quot;&quot;)&amp;&quot;{ &quot;&quot;spielnr&quot;&quot;:&quot;&quot;&quot;&amp;[.P208]&amp;&quot;&quot;&quot;,&quot;&quot;spieltag&quot;&quot;:&quot;&quot;&quot;&amp;[.L208]&amp;&quot;&quot;&quot;,&quot;&quot;bahn&quot;&quot;:&quot;&quot;&quot;&amp;[.N208]&amp;&quot;&quot;&quot;,&quot;" office:value-type="string" office:string-value="{ &quot;spielnr&quot;:&quot;0&quot;,&quot;spieltag&quot;:&quot;13&quot;,&quot;bahn&quot;:&quot;&quot;,">
            <text:p>{ "spielnr":"0","spieltag":"13","bahn":"",</text:p>
          </table:table-cell>
          <table:table-cell table:formula="of:=&quot;&quot;&quot;datum&quot;&quot;:&quot;&quot;&quot;&amp;[.Q208]&amp;&quot;&quot;&quot;,&quot;&quot;uhrzeit&quot;&quot;:&quot;&quot;&quot;&amp;[.R208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208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208]&amp;&quot;&quot;&quot;}&quot;" office:value-type="string" office:string-value="&quot;gast&quot;:&quot;0&quot;}">
            <text:p>"gast":"0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float" office:value="49">
            <text:p>49</text:p>
          </table:table-cell>
          <table:table-cell table:number-columns-repeated="5"/>
          <table:table-cell table:number-columns-repeated="4"/>
          <table:table-cell table:formula="of:=IF(AND([.A209]=&quot;Bahn&quot;;[.K208]=-1);0;IF(AND([.A209]&lt;&gt;&quot;Bahn&quot;;[.K208]&lt;&gt;-1);[.K208]+1;[.K208]))" office:value-type="float" office:value="-1">
            <text:p>-1</text:p>
          </table:table-cell>
          <table:table-cell table:formula="of:=IF([.B209]=&quot;Spieltag&quot;;[.L208]+1;[.L208])" office:value-type="float" office:value="13">
            <text:p>13</text:p>
          </table:table-cell>
          <table:table-cell table:formula="of:=IF(AND([.K209]&gt;0;[.K209]&lt;&gt;[.K208]);[.A209];&quot;&quot;)">
            <text:p/>
          </table:table-cell>
          <table:table-cell table:formula="of:=IF([.O209]=1;VLOOKUP([.P209];[.K205:.M704];3;0);&quot;&quot;)" office:value-type="string" office:string-value="2-5">
            <text:p>2-5</text:p>
          </table:table-cell>
          <table:table-cell table:formula="of:=IF([.A210]=&quot;So&quot;;1;[.O208]+1)" office:value-type="float" office:value="1">
            <text:p>1</text:p>
          </table:table-cell>
          <table:table-cell table:formula="of:=IF([.O209]=1;[.A209];IF([.O209]=2;[.A209];IF([.O209]=3;[.C209]&amp; &quot; &quot; &amp;[.D209]&amp;&quot; &quot;&amp;[.E209]&amp;&quot; &quot; &amp;[.F209];IF([.O209]=4;[.A209]&amp; &quot; &quot; &amp;[.B209]&amp;&quot; &quot;&amp;[.C209]&amp;&quot; &quot; &amp;[.D209]))))" office:value-type="float" office:value="49">
            <text:p>49</text:p>
          </table:table-cell>
          <table:table-cell table:formula="of:=IF([.O209]=1;[.A209];IF([.O209]=2;TEXT([.A210];&quot;TT.MM.JJ&quot;);IF([.O209]=3;[.C209]&amp; &quot; &quot; &amp;[.D209]&amp;&quot; &quot;&amp;[.E209]&amp;&quot; &quot; &amp;[.F209];IF([.O209]=4;[.A209]&amp; &quot; &quot; &amp;[.B209]&amp;&quot; &quot;&amp;[.C209]&amp;&quot; &quot; &amp;[.D209]))))" office:value-type="float" office:value="49">
            <text:p>49</text:p>
          </table:table-cell>
          <table:table-cell table:formula="of:=IF([.O209]=1;[.A209];IF([.O209]=2;TEXT([.B210];&quot;HH:MM&quot;);IF([.O209]=3;[.C209]&amp; &quot; &quot; &amp;[.D209]&amp;&quot; &quot;&amp;[.E209]&amp;&quot; &quot; &amp;[.F209];IF([.O209]=4;[.A209]&amp; &quot; &quot; &amp;[.B209]&amp;&quot; &quot;&amp;[.C209]&amp;&quot; &quot; &amp;[.D209]))))" office:value-type="float" office:value="49">
            <text:p>49</text:p>
          </table:table-cell>
          <table:table-cell/>
          <table:table-cell table:formula="of:=INDIRECT(&quot;R&quot;&amp;ROW([.T209])&amp;&quot;C&quot;&amp;COLUMN([.T209])+[.O209];&quot;0&quot;)" office:value-type="string" office:string-value=",{ &quot;spielnr&quot;:&quot;49&quot;,&quot;spieltag&quot;:&quot;13&quot;,&quot;bahn&quot;:&quot;2-5&quot;,">
            <text:p>,{ "spielnr":"49","spieltag":"13","bahn":"2-5",</text:p>
          </table:table-cell>
          <table:table-cell table:formula="of:=IF([.P209]&gt;1;&quot;,&quot;;&quot;&quot;)&amp;&quot;{ &quot;&quot;spielnr&quot;&quot;:&quot;&quot;&quot;&amp;[.P209]&amp;&quot;&quot;&quot;,&quot;&quot;spieltag&quot;&quot;:&quot;&quot;&quot;&amp;[.L209]&amp;&quot;&quot;&quot;,&quot;&quot;bahn&quot;&quot;:&quot;&quot;&quot;&amp;[.N209]&amp;&quot;&quot;&quot;,&quot;" office:value-type="string" office:string-value=",{ &quot;spielnr&quot;:&quot;49&quot;,&quot;spieltag&quot;:&quot;13&quot;,&quot;bahn&quot;:&quot;2-5&quot;,">
            <text:p>,{ "spielnr":"49","spieltag":"13","bahn":"2-5",</text:p>
          </table:table-cell>
          <table:table-cell table:formula="of:=&quot;&quot;&quot;datum&quot;&quot;:&quot;&quot;&quot;&amp;[.Q209]&amp;&quot;&quot;&quot;,&quot;&quot;uhrzeit&quot;&quot;:&quot;&quot;&quot;&amp;[.R209]&amp;&quot;&quot;&quot;,&quot;" office:value-type="string" office:string-value="&quot;datum&quot;:&quot;49&quot;,&quot;uhrzeit&quot;:&quot;49&quot;,">
            <text:p>"datum":"49","uhrzeit":"49",</text:p>
          </table:table-cell>
          <table:table-cell table:formula="of:=&quot;&quot;&quot;heim&quot;&quot;:&quot;&quot;&quot;&amp;[.P209]&amp;&quot;&quot;&quot;,&quot;" office:value-type="string" office:string-value="&quot;heim&quot;:&quot;49&quot;,">
            <text:p>"heim":"49",</text:p>
          </table:table-cell>
          <table:table-cell table:formula="of:=&quot;&quot;&quot;gast&quot;&quot;:&quot;&quot;&quot;&amp;[.P209]&amp;&quot;&quot;&quot;}&quot;" office:value-type="string" office:string-value="&quot;gast&quot;:&quot;49&quot;}">
            <text:p>"gast":"49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So</text:p>
          </table:table-cell>
          <table:table-cell table:number-columns-repeated="5"/>
          <table:table-cell table:number-columns-repeated="4"/>
          <table:table-cell table:formula="of:=IF(AND([.A210]=&quot;Bahn&quot;;[.K209]=-1);0;IF(AND([.A210]&lt;&gt;&quot;Bahn&quot;;[.K209]&lt;&gt;-1);[.K209]+1;[.K209]))" office:value-type="float" office:value="-1">
            <text:p>-1</text:p>
          </table:table-cell>
          <table:table-cell table:formula="of:=IF([.B210]=&quot;Spieltag&quot;;[.L209]+1;[.L209])" office:value-type="float" office:value="13">
            <text:p>13</text:p>
          </table:table-cell>
          <table:table-cell table:formula="of:=IF(AND([.K210]&gt;0;[.K210]&lt;&gt;[.K209]);[.A210];&quot;&quot;)">
            <text:p/>
          </table:table-cell>
          <table:table-cell table:formula="of:=IF([.O210]=1;VLOOKUP([.P210];[.K206:.M705];3;0);&quot;&quot;)">
            <text:p/>
          </table:table-cell>
          <table:table-cell table:formula="of:=IF([.A211]=&quot;So&quot;;1;[.O209]+1)" office:value-type="float" office:value="2">
            <text:p>2</text:p>
          </table:table-cell>
          <table:table-cell table:formula="of:=IF([.O210]=1;[.A210];IF([.O210]=2;[.A210];IF([.O210]=3;[.C210]&amp; &quot; &quot; &amp;[.D210]&amp;&quot; &quot;&amp;[.E210]&amp;&quot; &quot; &amp;[.F210];IF([.O210]=4;[.A210]&amp; &quot; &quot; &amp;[.B210]&amp;&quot; &quot;&amp;[.C210]&amp;&quot; &quot; &amp;[.D210]))))" office:value-type="string" office:string-value="So">
            <text:p>So</text:p>
          </table:table-cell>
          <table:table-cell table:formula="of:=IF([.O210]=1;[.A210];IF([.O210]=2;TEXT([.A211];&quot;TT.MM.JJ&quot;);IF([.O210]=3;[.C210]&amp; &quot; &quot; &amp;[.D210]&amp;&quot; &quot;&amp;[.E210]&amp;&quot; &quot; &amp;[.F210];IF([.O210]=4;[.A210]&amp; &quot; &quot; &amp;[.B210]&amp;&quot; &quot;&amp;[.C210]&amp;&quot; &quot; &amp;[.D210]))))" office:value-type="string" office:string-value="07.04.13">
            <text:p>07.04.13</text:p>
          </table:table-cell>
          <table:table-cell table:formula="of:=IF([.O210]=1;[.A210];IF([.O210]=2;TEXT([.B211];&quot;HH:MM&quot;);IF([.O210]=3;[.C210]&amp; &quot; &quot; &amp;[.D210]&amp;&quot; &quot;&amp;[.E210]&amp;&quot; &quot; &amp;[.F210];IF([.O210]=4;[.A210]&amp; &quot; &quot; &amp;[.B210]&amp;&quot; &quot;&amp;[.C210]&amp;&quot; &quot; &amp;[.D210]))))" office:value-type="string" office:string-value="13:00">
            <text:p>13:00</text:p>
          </table:table-cell>
          <table:table-cell/>
          <table:table-cell table:formula="of:=INDIRECT(&quot;R&quot;&amp;ROW([.T210])&amp;&quot;C&quot;&amp;COLUMN([.T210])+[.O210];&quot;0&quot;)" office:value-type="string" office:string-value="&quot;datum&quot;:&quot;07.04.13&quot;,&quot;uhrzeit&quot;:&quot;13:00&quot;,">
            <text:p>"datum":"07.04.13","uhrzeit":"13:00",</text:p>
          </table:table-cell>
          <table:table-cell table:formula="of:=IF([.P210]&gt;1;&quot;,&quot;;&quot;&quot;)&amp;&quot;{ &quot;&quot;spielnr&quot;&quot;:&quot;&quot;&quot;&amp;[.P210]&amp;&quot;&quot;&quot;,&quot;&quot;spieltag&quot;&quot;:&quot;&quot;&quot;&amp;[.L210]&amp;&quot;&quot;&quot;,&quot;&quot;bahn&quot;&quot;:&quot;&quot;&quot;&amp;[.N210]&amp;&quot;&quot;&quot;,&quot;" office:value-type="string" office:string-value=",{ &quot;spielnr&quot;:&quot;So&quot;,&quot;spieltag&quot;:&quot;13&quot;,&quot;bahn&quot;:&quot;&quot;,">
            <text:p>,{ "spielnr":"So","spieltag":"13","bahn":"",</text:p>
          </table:table-cell>
          <table:table-cell table:formula="of:=&quot;&quot;&quot;datum&quot;&quot;:&quot;&quot;&quot;&amp;[.Q210]&amp;&quot;&quot;&quot;,&quot;&quot;uhrzeit&quot;&quot;:&quot;&quot;&quot;&amp;[.R210]&amp;&quot;&quot;&quot;,&quot;" office:value-type="string" office:string-value="&quot;datum&quot;:&quot;07.04.13&quot;,&quot;uhrzeit&quot;:&quot;13:00&quot;,">
            <text:p>"datum":"07.04.13","uhrzeit":"13:00",</text:p>
          </table:table-cell>
          <table:table-cell table:formula="of:=&quot;&quot;&quot;heim&quot;&quot;:&quot;&quot;&quot;&amp;[.P210]&amp;&quot;&quot;&quot;,&quot;" office:value-type="string" office:string-value="&quot;heim&quot;:&quot;So&quot;,">
            <text:p>"heim":"So",</text:p>
          </table:table-cell>
          <table:table-cell table:formula="of:=&quot;&quot;&quot;gast&quot;&quot;:&quot;&quot;&quot;&amp;[.P210]&amp;&quot;&quot;&quot;}&quot;" office:value-type="string" office:string-value="&quot;gast&quot;:&quot;So&quot;}">
            <text:p>"gast":"So"}</text:p>
          </table:table-cell>
          <table:table-cell office:value-type="string">
            <text:p><text:s/></text:p>
          </table:table-cell>
        </table:table-row>
        <table:table-row table:style-name="ro2">
          <table:table-cell table:style-name="ce1" office:value-type="date" office:date-value="2013-04-07">
            <text:p>07.04.13</text:p>
          </table:table-cell>
          <table:table-cell table:style-name="ce3" office:value-type="time" office:time-value="PT13H00M00S">
            <text:p>13:00:00</text:p>
          </table:table-cell>
          <table:table-cell office:value-type="string">
            <text:p>KSF</text:p>
          </table:table-cell>
          <table:table-cell office:value-type="float" office:value="32">
            <text:p>32</text:p>
          </table:table-cell>
          <table:table-cell office:value-type="string">
            <text:p>Duisburg</text:p>
          </table:table-cell>
          <table:table-cell office:value-type="float" office:value="1">
            <text:p>1</text:p>
          </table:table-cell>
          <table:table-cell table:number-columns-repeated="4"/>
          <table:table-cell table:formula="of:=IF(AND([.A211]=&quot;Bahn&quot;;[.K210]=-1);0;IF(AND([.A211]&lt;&gt;&quot;Bahn&quot;;[.K210]&lt;&gt;-1);[.K210]+1;[.K210]))" office:value-type="float" office:value="-1">
            <text:p>-1</text:p>
          </table:table-cell>
          <table:table-cell table:formula="of:=IF([.B211]=&quot;Spieltag&quot;;[.L210]+1;[.L210])" office:value-type="float" office:value="13">
            <text:p>13</text:p>
          </table:table-cell>
          <table:table-cell table:formula="of:=IF(AND([.K211]&gt;0;[.K211]&lt;&gt;[.K210]);[.A211];&quot;&quot;)">
            <text:p/>
          </table:table-cell>
          <table:table-cell table:formula="of:=IF([.O211]=1;VLOOKUP([.P211];[.K207:.M706];3;0);&quot;&quot;)">
            <text:p/>
          </table:table-cell>
          <table:table-cell table:formula="of:=IF([.A212]=&quot;So&quot;;1;[.O210]+1)" office:value-type="float" office:value="3">
            <text:p>3</text:p>
          </table:table-cell>
          <table:table-cell table:formula="of:=IF([.O211]=1;[.A211];IF([.O211]=2;[.A211];IF([.O211]=3;[.C211]&amp; &quot; &quot; &amp;[.D211]&amp;&quot; &quot;&amp;[.E211]&amp;&quot; &quot; &amp;[.F211];IF([.O211]=4;[.A211]&amp; &quot; &quot; &amp;[.B211]&amp;&quot; &quot;&amp;[.C211]&amp;&quot; &quot; &amp;[.D211]))))" office:value-type="string" office:string-value="KSF 32 Duisburg 1">
            <text:p>KSF 32 Duisburg 1</text:p>
          </table:table-cell>
          <table:table-cell table:formula="of:=IF([.O211]=1;[.A211];IF([.O211]=2;TEXT([.A212];&quot;TT.MM.JJ&quot;);IF([.O211]=3;[.C211]&amp; &quot; &quot; &amp;[.D211]&amp;&quot; &quot;&amp;[.E211]&amp;&quot; &quot; &amp;[.F211];IF([.O211]=4;[.A211]&amp; &quot; &quot; &amp;[.B211]&amp;&quot; &quot;&amp;[.C211]&amp;&quot; &quot; &amp;[.D211]))))" office:value-type="string" office:string-value="KSF 32 Duisburg 1">
            <text:p>KSF 32 Duisburg 1</text:p>
          </table:table-cell>
          <table:table-cell table:formula="of:=IF([.O211]=1;[.A211];IF([.O211]=2;TEXT([.B212];&quot;HH:MM&quot;);IF([.O211]=3;[.C211]&amp; &quot; &quot; &amp;[.D211]&amp;&quot; &quot;&amp;[.E211]&amp;&quot; &quot; &amp;[.F211];IF([.O211]=4;[.A211]&amp; &quot; &quot; &amp;[.B211]&amp;&quot; &quot;&amp;[.C211]&amp;&quot; &quot; &amp;[.D211]))))" office:value-type="string" office:string-value="KSF 32 Duisburg 1">
            <text:p>KSF 32 Duisburg 1</text:p>
          </table:table-cell>
          <table:table-cell/>
          <table:table-cell table:formula="of:=INDIRECT(&quot;R&quot;&amp;ROW([.T211])&amp;&quot;C&quot;&amp;COLUMN([.T211])+[.O211];&quot;0&quot;)" office:value-type="string" office:string-value="&quot;heim&quot;:&quot;KSF 32 Duisburg 1&quot;,">
            <text:p>"heim":"KSF 32 Duisburg 1",</text:p>
          </table:table-cell>
          <table:table-cell table:formula="of:=IF([.P211]&gt;1;&quot;,&quot;;&quot;&quot;)&amp;&quot;{ &quot;&quot;spielnr&quot;&quot;:&quot;&quot;&quot;&amp;[.P211]&amp;&quot;&quot;&quot;,&quot;&quot;spieltag&quot;&quot;:&quot;&quot;&quot;&amp;[.L211]&amp;&quot;&quot;&quot;,&quot;&quot;bahn&quot;&quot;:&quot;&quot;&quot;&amp;[.N211]&amp;&quot;&quot;&quot;,&quot;" office:value-type="string" office:string-value=",{ &quot;spielnr&quot;:&quot;KSF 32 Duisburg 1&quot;,&quot;spieltag&quot;:&quot;13&quot;,&quot;bahn&quot;:&quot;&quot;,">
            <text:p>,{ "spielnr":"KSF 32 Duisburg 1","spieltag":"13","bahn":"",</text:p>
          </table:table-cell>
          <table:table-cell table:formula="of:=&quot;&quot;&quot;datum&quot;&quot;:&quot;&quot;&quot;&amp;[.Q211]&amp;&quot;&quot;&quot;,&quot;&quot;uhrzeit&quot;&quot;:&quot;&quot;&quot;&amp;[.R211]&amp;&quot;&quot;&quot;,&quot;" office:value-type="string" office:string-value="&quot;datum&quot;:&quot;KSF 32 Duisburg 1&quot;,&quot;uhrzeit&quot;:&quot;KSF 32 Duisburg 1&quot;,">
            <text:p>"datum":"KSF 32 Duisburg 1","uhrzeit":"KSF 32 Duisburg 1",</text:p>
          </table:table-cell>
          <table:table-cell table:formula="of:=&quot;&quot;&quot;heim&quot;&quot;:&quot;&quot;&quot;&amp;[.P211]&amp;&quot;&quot;&quot;,&quot;" office:value-type="string" office:string-value="&quot;heim&quot;:&quot;KSF 32 Duisburg 1&quot;,">
            <text:p>"heim":"KSF 32 Duisburg 1",</text:p>
          </table:table-cell>
          <table:table-cell table:formula="of:=&quot;&quot;&quot;gast&quot;&quot;:&quot;&quot;&quot;&amp;[.P211]&amp;&quot;&quot;&quot;}&quot;" office:value-type="string" office:string-value="&quot;gast&quot;:&quot;KSF 32 Duisburg 1&quot;}">
            <text:p>"gast":"KSF 32 Duisburg 1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SK</text:p>
          </table:table-cell>
          <table:table-cell office:value-type="string">
            <text:p>Dinslaken</text:p>
          </table:table-cell>
          <table:table-cell office:value-type="float" office:value="3">
            <text:p>3</text:p>
          </table:table-cell>
          <table:table-cell table:number-columns-repeated="3"/>
          <table:table-cell table:number-columns-repeated="4"/>
          <table:table-cell table:formula="of:=IF(AND([.A212]=&quot;Bahn&quot;;[.K211]=-1);0;IF(AND([.A212]&lt;&gt;&quot;Bahn&quot;;[.K211]&lt;&gt;-1);[.K211]+1;[.K211]))" office:value-type="float" office:value="-1">
            <text:p>-1</text:p>
          </table:table-cell>
          <table:table-cell table:formula="of:=IF([.B212]=&quot;Spieltag&quot;;[.L211]+1;[.L211])" office:value-type="float" office:value="13">
            <text:p>13</text:p>
          </table:table-cell>
          <table:table-cell table:formula="of:=IF(AND([.K212]&gt;0;[.K212]&lt;&gt;[.K211]);[.A212];&quot;&quot;)">
            <text:p/>
          </table:table-cell>
          <table:table-cell table:formula="of:=IF([.O212]=1;VLOOKUP([.P212];[.K208:.M707];3;0);&quot;&quot;)">
            <text:p/>
          </table:table-cell>
          <table:table-cell table:formula="of:=IF([.A213]=&quot;So&quot;;1;[.O211]+1)" office:value-type="float" office:value="4">
            <text:p>4</text:p>
          </table:table-cell>
          <table:table-cell table:formula="of:=IF([.O212]=1;[.A212];IF([.O212]=2;[.A212];IF([.O212]=3;[.C212]&amp; &quot; &quot; &amp;[.D212]&amp;&quot; &quot;&amp;[.E212]&amp;&quot; &quot; &amp;[.F212];IF([.O212]=4;[.A212]&amp; &quot; &quot; &amp;[.B212]&amp;&quot; &quot;&amp;[.C212]&amp;&quot; &quot; &amp;[.D212]))))" office:value-type="string" office:string-value="SK Dinslaken 3 ">
            <text:p>SK Dinslaken 3 </text:p>
          </table:table-cell>
          <table:table-cell table:formula="of:=IF([.O212]=1;[.A212];IF([.O212]=2;TEXT([.A213];&quot;TT.MM.JJ&quot;);IF([.O212]=3;[.C212]&amp; &quot; &quot; &amp;[.D212]&amp;&quot; &quot;&amp;[.E212]&amp;&quot; &quot; &amp;[.F212];IF([.O212]=4;[.A212]&amp; &quot; &quot; &amp;[.B212]&amp;&quot; &quot;&amp;[.C212]&amp;&quot; &quot; &amp;[.D212]))))" office:value-type="string" office:string-value="SK Dinslaken 3 ">
            <text:p>SK Dinslaken 3 </text:p>
          </table:table-cell>
          <table:table-cell table:formula="of:=IF([.O212]=1;[.A212];IF([.O212]=2;TEXT([.B213];&quot;HH:MM&quot;);IF([.O212]=3;[.C212]&amp; &quot; &quot; &amp;[.D212]&amp;&quot; &quot;&amp;[.E212]&amp;&quot; &quot; &amp;[.F212];IF([.O212]=4;[.A212]&amp; &quot; &quot; &amp;[.B212]&amp;&quot; &quot;&amp;[.C212]&amp;&quot; &quot; &amp;[.D212]))))" office:value-type="string" office:string-value="SK Dinslaken 3 ">
            <text:p>SK Dinslaken 3 </text:p>
          </table:table-cell>
          <table:table-cell/>
          <table:table-cell table:formula="of:=INDIRECT(&quot;R&quot;&amp;ROW([.T212])&amp;&quot;C&quot;&amp;COLUMN([.T212])+[.O212];&quot;0&quot;)" office:value-type="string" office:string-value="&quot;gast&quot;:&quot;SK Dinslaken 3 &quot;}">
            <text:p>"gast":"SK Dinslaken 3 "}</text:p>
          </table:table-cell>
          <table:table-cell table:formula="of:=IF([.P212]&gt;1;&quot;,&quot;;&quot;&quot;)&amp;&quot;{ &quot;&quot;spielnr&quot;&quot;:&quot;&quot;&quot;&amp;[.P212]&amp;&quot;&quot;&quot;,&quot;&quot;spieltag&quot;&quot;:&quot;&quot;&quot;&amp;[.L212]&amp;&quot;&quot;&quot;,&quot;&quot;bahn&quot;&quot;:&quot;&quot;&quot;&amp;[.N212]&amp;&quot;&quot;&quot;,&quot;" office:value-type="string" office:string-value=",{ &quot;spielnr&quot;:&quot;SK Dinslaken 3 &quot;,&quot;spieltag&quot;:&quot;13&quot;,&quot;bahn&quot;:&quot;&quot;,">
            <text:p>,{ "spielnr":"SK Dinslaken 3 ","spieltag":"13","bahn":"",</text:p>
          </table:table-cell>
          <table:table-cell table:formula="of:=&quot;&quot;&quot;datum&quot;&quot;:&quot;&quot;&quot;&amp;[.Q212]&amp;&quot;&quot;&quot;,&quot;&quot;uhrzeit&quot;&quot;:&quot;&quot;&quot;&amp;[.R212]&amp;&quot;&quot;&quot;,&quot;" office:value-type="string" office:string-value="&quot;datum&quot;:&quot;SK Dinslaken 3 &quot;,&quot;uhrzeit&quot;:&quot;SK Dinslaken 3 &quot;,">
            <text:p>"datum":"SK Dinslaken 3 ","uhrzeit":"SK Dinslaken 3 ",</text:p>
          </table:table-cell>
          <table:table-cell table:formula="of:=&quot;&quot;&quot;heim&quot;&quot;:&quot;&quot;&quot;&amp;[.P212]&amp;&quot;&quot;&quot;,&quot;" office:value-type="string" office:string-value="&quot;heim&quot;:&quot;SK Dinslaken 3 &quot;,">
            <text:p>"heim":"SK Dinslaken 3 ",</text:p>
          </table:table-cell>
          <table:table-cell table:formula="of:=&quot;&quot;&quot;gast&quot;&quot;:&quot;&quot;&quot;&amp;[.P212]&amp;&quot;&quot;&quot;}&quot;" office:value-type="string" office:string-value="&quot;gast&quot;:&quot;SK Dinslaken 3 &quot;}">
            <text:p>"gast":"SK Dinslaken 3 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float" office:value="50">
            <text:p>50</text:p>
          </table:table-cell>
          <table:table-cell table:number-columns-repeated="5"/>
          <table:table-cell table:number-columns-repeated="4"/>
          <table:table-cell table:formula="of:=IF(AND([.A213]=&quot;Bahn&quot;;[.K212]=-1);0;IF(AND([.A213]&lt;&gt;&quot;Bahn&quot;;[.K212]&lt;&gt;-1);[.K212]+1;[.K212]))" office:value-type="float" office:value="-1">
            <text:p>-1</text:p>
          </table:table-cell>
          <table:table-cell table:formula="of:=IF([.B213]=&quot;Spieltag&quot;;[.L212]+1;[.L212])" office:value-type="float" office:value="13">
            <text:p>13</text:p>
          </table:table-cell>
          <table:table-cell table:formula="of:=IF(AND([.K213]&gt;0;[.K213]&lt;&gt;[.K212]);[.A213];&quot;&quot;)">
            <text:p/>
          </table:table-cell>
          <table:table-cell table:formula="of:=IF([.O213]=1;VLOOKUP([.P213];[.K209:.M708];3;0);&quot;&quot;)" office:value-type="string" office:string-value="2-5">
            <text:p>2-5</text:p>
          </table:table-cell>
          <table:table-cell table:formula="of:=IF([.A214]=&quot;So&quot;;1;[.O212]+1)" office:value-type="float" office:value="1">
            <text:p>1</text:p>
          </table:table-cell>
          <table:table-cell table:formula="of:=IF([.O213]=1;[.A213];IF([.O213]=2;[.A213];IF([.O213]=3;[.C213]&amp; &quot; &quot; &amp;[.D213]&amp;&quot; &quot;&amp;[.E213]&amp;&quot; &quot; &amp;[.F213];IF([.O213]=4;[.A213]&amp; &quot; &quot; &amp;[.B213]&amp;&quot; &quot;&amp;[.C213]&amp;&quot; &quot; &amp;[.D213]))))" office:value-type="float" office:value="50">
            <text:p>50</text:p>
          </table:table-cell>
          <table:table-cell table:formula="of:=IF([.O213]=1;[.A213];IF([.O213]=2;TEXT([.A214];&quot;TT.MM.JJ&quot;);IF([.O213]=3;[.C213]&amp; &quot; &quot; &amp;[.D213]&amp;&quot; &quot;&amp;[.E213]&amp;&quot; &quot; &amp;[.F213];IF([.O213]=4;[.A213]&amp; &quot; &quot; &amp;[.B213]&amp;&quot; &quot;&amp;[.C213]&amp;&quot; &quot; &amp;[.D213]))))" office:value-type="float" office:value="50">
            <text:p>50</text:p>
          </table:table-cell>
          <table:table-cell table:formula="of:=IF([.O213]=1;[.A213];IF([.O213]=2;TEXT([.B214];&quot;HH:MM&quot;);IF([.O213]=3;[.C213]&amp; &quot; &quot; &amp;[.D213]&amp;&quot; &quot;&amp;[.E213]&amp;&quot; &quot; &amp;[.F213];IF([.O213]=4;[.A213]&amp; &quot; &quot; &amp;[.B213]&amp;&quot; &quot;&amp;[.C213]&amp;&quot; &quot; &amp;[.D213]))))" office:value-type="float" office:value="50">
            <text:p>50</text:p>
          </table:table-cell>
          <table:table-cell/>
          <table:table-cell table:formula="of:=INDIRECT(&quot;R&quot;&amp;ROW([.T213])&amp;&quot;C&quot;&amp;COLUMN([.T213])+[.O213];&quot;0&quot;)" office:value-type="string" office:string-value=",{ &quot;spielnr&quot;:&quot;50&quot;,&quot;spieltag&quot;:&quot;13&quot;,&quot;bahn&quot;:&quot;2-5&quot;,">
            <text:p>,{ "spielnr":"50","spieltag":"13","bahn":"2-5",</text:p>
          </table:table-cell>
          <table:table-cell table:formula="of:=IF([.P213]&gt;1;&quot;,&quot;;&quot;&quot;)&amp;&quot;{ &quot;&quot;spielnr&quot;&quot;:&quot;&quot;&quot;&amp;[.P213]&amp;&quot;&quot;&quot;,&quot;&quot;spieltag&quot;&quot;:&quot;&quot;&quot;&amp;[.L213]&amp;&quot;&quot;&quot;,&quot;&quot;bahn&quot;&quot;:&quot;&quot;&quot;&amp;[.N213]&amp;&quot;&quot;&quot;,&quot;" office:value-type="string" office:string-value=",{ &quot;spielnr&quot;:&quot;50&quot;,&quot;spieltag&quot;:&quot;13&quot;,&quot;bahn&quot;:&quot;2-5&quot;,">
            <text:p>,{ "spielnr":"50","spieltag":"13","bahn":"2-5",</text:p>
          </table:table-cell>
          <table:table-cell table:formula="of:=&quot;&quot;&quot;datum&quot;&quot;:&quot;&quot;&quot;&amp;[.Q213]&amp;&quot;&quot;&quot;,&quot;&quot;uhrzeit&quot;&quot;:&quot;&quot;&quot;&amp;[.R213]&amp;&quot;&quot;&quot;,&quot;" office:value-type="string" office:string-value="&quot;datum&quot;:&quot;50&quot;,&quot;uhrzeit&quot;:&quot;50&quot;,">
            <text:p>"datum":"50","uhrzeit":"50",</text:p>
          </table:table-cell>
          <table:table-cell table:formula="of:=&quot;&quot;&quot;heim&quot;&quot;:&quot;&quot;&quot;&amp;[.P213]&amp;&quot;&quot;&quot;,&quot;" office:value-type="string" office:string-value="&quot;heim&quot;:&quot;50&quot;,">
            <text:p>"heim":"50",</text:p>
          </table:table-cell>
          <table:table-cell table:formula="of:=&quot;&quot;&quot;gast&quot;&quot;:&quot;&quot;&quot;&amp;[.P213]&amp;&quot;&quot;&quot;}&quot;" office:value-type="string" office:string-value="&quot;gast&quot;:&quot;50&quot;}">
            <text:p>"gast":"50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So</text:p>
          </table:table-cell>
          <table:table-cell table:number-columns-repeated="5"/>
          <table:table-cell table:number-columns-repeated="4"/>
          <table:table-cell table:formula="of:=IF(AND([.A214]=&quot;Bahn&quot;;[.K213]=-1);0;IF(AND([.A214]&lt;&gt;&quot;Bahn&quot;;[.K213]&lt;&gt;-1);[.K213]+1;[.K213]))" office:value-type="float" office:value="-1">
            <text:p>-1</text:p>
          </table:table-cell>
          <table:table-cell table:formula="of:=IF([.B214]=&quot;Spieltag&quot;;[.L213]+1;[.L213])" office:value-type="float" office:value="13">
            <text:p>13</text:p>
          </table:table-cell>
          <table:table-cell table:formula="of:=IF(AND([.K214]&gt;0;[.K214]&lt;&gt;[.K213]);[.A214];&quot;&quot;)">
            <text:p/>
          </table:table-cell>
          <table:table-cell table:formula="of:=IF([.O214]=1;VLOOKUP([.P214];[.K210:.M709];3;0);&quot;&quot;)">
            <text:p/>
          </table:table-cell>
          <table:table-cell table:formula="of:=IF([.A215]=&quot;So&quot;;1;[.O213]+1)" office:value-type="float" office:value="2">
            <text:p>2</text:p>
          </table:table-cell>
          <table:table-cell table:formula="of:=IF([.O214]=1;[.A214];IF([.O214]=2;[.A214];IF([.O214]=3;[.C214]&amp; &quot; &quot; &amp;[.D214]&amp;&quot; &quot;&amp;[.E214]&amp;&quot; &quot; &amp;[.F214];IF([.O214]=4;[.A214]&amp; &quot; &quot; &amp;[.B214]&amp;&quot; &quot;&amp;[.C214]&amp;&quot; &quot; &amp;[.D214]))))" office:value-type="string" office:string-value="So">
            <text:p>So</text:p>
          </table:table-cell>
          <table:table-cell table:formula="of:=IF([.O214]=1;[.A214];IF([.O214]=2;TEXT([.A215];&quot;TT.MM.JJ&quot;);IF([.O214]=3;[.C214]&amp; &quot; &quot; &amp;[.D214]&amp;&quot; &quot;&amp;[.E214]&amp;&quot; &quot; &amp;[.F214];IF([.O214]=4;[.A214]&amp; &quot; &quot; &amp;[.B214]&amp;&quot; &quot;&amp;[.C214]&amp;&quot; &quot; &amp;[.D214]))))" office:value-type="string" office:string-value="07.04.13">
            <text:p>07.04.13</text:p>
          </table:table-cell>
          <table:table-cell table:formula="of:=IF([.O214]=1;[.A214];IF([.O214]=2;TEXT([.B215];&quot;HH:MM&quot;);IF([.O214]=3;[.C214]&amp; &quot; &quot; &amp;[.D214]&amp;&quot; &quot;&amp;[.E214]&amp;&quot; &quot; &amp;[.F214];IF([.O214]=4;[.A214]&amp; &quot; &quot; &amp;[.B214]&amp;&quot; &quot;&amp;[.C214]&amp;&quot; &quot; &amp;[.D214]))))" office:value-type="string" office:string-value="13:00">
            <text:p>13:00</text:p>
          </table:table-cell>
          <table:table-cell/>
          <table:table-cell table:formula="of:=INDIRECT(&quot;R&quot;&amp;ROW([.T214])&amp;&quot;C&quot;&amp;COLUMN([.T214])+[.O214];&quot;0&quot;)" office:value-type="string" office:string-value="&quot;datum&quot;:&quot;07.04.13&quot;,&quot;uhrzeit&quot;:&quot;13:00&quot;,">
            <text:p>"datum":"07.04.13","uhrzeit":"13:00",</text:p>
          </table:table-cell>
          <table:table-cell table:formula="of:=IF([.P214]&gt;1;&quot;,&quot;;&quot;&quot;)&amp;&quot;{ &quot;&quot;spielnr&quot;&quot;:&quot;&quot;&quot;&amp;[.P214]&amp;&quot;&quot;&quot;,&quot;&quot;spieltag&quot;&quot;:&quot;&quot;&quot;&amp;[.L214]&amp;&quot;&quot;&quot;,&quot;&quot;bahn&quot;&quot;:&quot;&quot;&quot;&amp;[.N214]&amp;&quot;&quot;&quot;,&quot;" office:value-type="string" office:string-value=",{ &quot;spielnr&quot;:&quot;So&quot;,&quot;spieltag&quot;:&quot;13&quot;,&quot;bahn&quot;:&quot;&quot;,">
            <text:p>,{ "spielnr":"So","spieltag":"13","bahn":"",</text:p>
          </table:table-cell>
          <table:table-cell table:formula="of:=&quot;&quot;&quot;datum&quot;&quot;:&quot;&quot;&quot;&amp;[.Q214]&amp;&quot;&quot;&quot;,&quot;&quot;uhrzeit&quot;&quot;:&quot;&quot;&quot;&amp;[.R214]&amp;&quot;&quot;&quot;,&quot;" office:value-type="string" office:string-value="&quot;datum&quot;:&quot;07.04.13&quot;,&quot;uhrzeit&quot;:&quot;13:00&quot;,">
            <text:p>"datum":"07.04.13","uhrzeit":"13:00",</text:p>
          </table:table-cell>
          <table:table-cell table:formula="of:=&quot;&quot;&quot;heim&quot;&quot;:&quot;&quot;&quot;&amp;[.P214]&amp;&quot;&quot;&quot;,&quot;" office:value-type="string" office:string-value="&quot;heim&quot;:&quot;So&quot;,">
            <text:p>"heim":"So",</text:p>
          </table:table-cell>
          <table:table-cell table:formula="of:=&quot;&quot;&quot;gast&quot;&quot;:&quot;&quot;&quot;&amp;[.P214]&amp;&quot;&quot;&quot;}&quot;" office:value-type="string" office:string-value="&quot;gast&quot;:&quot;So&quot;}">
            <text:p>"gast":"So"}</text:p>
          </table:table-cell>
          <table:table-cell office:value-type="string">
            <text:p><text:s/></text:p>
          </table:table-cell>
        </table:table-row>
        <table:table-row table:style-name="ro2">
          <table:table-cell table:style-name="ce1" office:value-type="date" office:date-value="2013-04-07">
            <text:p>07.04.13</text:p>
          </table:table-cell>
          <table:table-cell table:style-name="ce3" office:value-type="time" office:time-value="PT13H00M00S">
            <text:p>13:00:00</text:p>
          </table:table-cell>
          <table:table-cell office:value-type="string">
            <text:p>KSG</text:p>
          </table:table-cell>
          <table:table-cell office:value-type="float" office:value="31">
            <text:p>31</text:p>
          </table:table-cell>
          <table:table-cell office:value-type="string">
            <text:p>Essen</text:p>
          </table:table-cell>
          <table:table-cell office:value-type="float" office:value="2">
            <text:p>2</text:p>
          </table:table-cell>
          <table:table-cell table:number-columns-repeated="4"/>
          <table:table-cell table:formula="of:=IF(AND([.A215]=&quot;Bahn&quot;;[.K214]=-1);0;IF(AND([.A215]&lt;&gt;&quot;Bahn&quot;;[.K214]&lt;&gt;-1);[.K214]+1;[.K214]))" office:value-type="float" office:value="-1">
            <text:p>-1</text:p>
          </table:table-cell>
          <table:table-cell table:formula="of:=IF([.B215]=&quot;Spieltag&quot;;[.L214]+1;[.L214])" office:value-type="float" office:value="13">
            <text:p>13</text:p>
          </table:table-cell>
          <table:table-cell table:formula="of:=IF(AND([.K215]&gt;0;[.K215]&lt;&gt;[.K214]);[.A215];&quot;&quot;)">
            <text:p/>
          </table:table-cell>
          <table:table-cell table:formula="of:=IF([.O215]=1;VLOOKUP([.P215];[.K211:.M710];3;0);&quot;&quot;)">
            <text:p/>
          </table:table-cell>
          <table:table-cell table:formula="of:=IF([.A216]=&quot;So&quot;;1;[.O214]+1)" office:value-type="float" office:value="3">
            <text:p>3</text:p>
          </table:table-cell>
          <table:table-cell table:formula="of:=IF([.O215]=1;[.A215];IF([.O215]=2;[.A215];IF([.O215]=3;[.C215]&amp; &quot; &quot; &amp;[.D215]&amp;&quot; &quot;&amp;[.E215]&amp;&quot; &quot; &amp;[.F215];IF([.O215]=4;[.A215]&amp; &quot; &quot; &amp;[.B215]&amp;&quot; &quot;&amp;[.C215]&amp;&quot; &quot; &amp;[.D215]))))" office:value-type="string" office:string-value="KSG 31 Essen 2">
            <text:p>KSG 31 Essen 2</text:p>
          </table:table-cell>
          <table:table-cell table:formula="of:=IF([.O215]=1;[.A215];IF([.O215]=2;TEXT([.A216];&quot;TT.MM.JJ&quot;);IF([.O215]=3;[.C215]&amp; &quot; &quot; &amp;[.D215]&amp;&quot; &quot;&amp;[.E215]&amp;&quot; &quot; &amp;[.F215];IF([.O215]=4;[.A215]&amp; &quot; &quot; &amp;[.B215]&amp;&quot; &quot;&amp;[.C215]&amp;&quot; &quot; &amp;[.D215]))))" office:value-type="string" office:string-value="KSG 31 Essen 2">
            <text:p>KSG 31 Essen 2</text:p>
          </table:table-cell>
          <table:table-cell table:formula="of:=IF([.O215]=1;[.A215];IF([.O215]=2;TEXT([.B216];&quot;HH:MM&quot;);IF([.O215]=3;[.C215]&amp; &quot; &quot; &amp;[.D215]&amp;&quot; &quot;&amp;[.E215]&amp;&quot; &quot; &amp;[.F215];IF([.O215]=4;[.A215]&amp; &quot; &quot; &amp;[.B215]&amp;&quot; &quot;&amp;[.C215]&amp;&quot; &quot; &amp;[.D215]))))" office:value-type="string" office:string-value="KSG 31 Essen 2">
            <text:p>KSG 31 Essen 2</text:p>
          </table:table-cell>
          <table:table-cell/>
          <table:table-cell table:formula="of:=INDIRECT(&quot;R&quot;&amp;ROW([.T215])&amp;&quot;C&quot;&amp;COLUMN([.T215])+[.O215];&quot;0&quot;)" office:value-type="string" office:string-value="&quot;heim&quot;:&quot;KSG 31 Essen 2&quot;,">
            <text:p>"heim":"KSG 31 Essen 2",</text:p>
          </table:table-cell>
          <table:table-cell table:formula="of:=IF([.P215]&gt;1;&quot;,&quot;;&quot;&quot;)&amp;&quot;{ &quot;&quot;spielnr&quot;&quot;:&quot;&quot;&quot;&amp;[.P215]&amp;&quot;&quot;&quot;,&quot;&quot;spieltag&quot;&quot;:&quot;&quot;&quot;&amp;[.L215]&amp;&quot;&quot;&quot;,&quot;&quot;bahn&quot;&quot;:&quot;&quot;&quot;&amp;[.N215]&amp;&quot;&quot;&quot;,&quot;" office:value-type="string" office:string-value=",{ &quot;spielnr&quot;:&quot;KSG 31 Essen 2&quot;,&quot;spieltag&quot;:&quot;13&quot;,&quot;bahn&quot;:&quot;&quot;,">
            <text:p>,{ "spielnr":"KSG 31 Essen 2","spieltag":"13","bahn":"",</text:p>
          </table:table-cell>
          <table:table-cell table:formula="of:=&quot;&quot;&quot;datum&quot;&quot;:&quot;&quot;&quot;&amp;[.Q215]&amp;&quot;&quot;&quot;,&quot;&quot;uhrzeit&quot;&quot;:&quot;&quot;&quot;&amp;[.R215]&amp;&quot;&quot;&quot;,&quot;" office:value-type="string" office:string-value="&quot;datum&quot;:&quot;KSG 31 Essen 2&quot;,&quot;uhrzeit&quot;:&quot;KSG 31 Essen 2&quot;,">
            <text:p>"datum":"KSG 31 Essen 2","uhrzeit":"KSG 31 Essen 2",</text:p>
          </table:table-cell>
          <table:table-cell table:formula="of:=&quot;&quot;&quot;heim&quot;&quot;:&quot;&quot;&quot;&amp;[.P215]&amp;&quot;&quot;&quot;,&quot;" office:value-type="string" office:string-value="&quot;heim&quot;:&quot;KSG 31 Essen 2&quot;,">
            <text:p>"heim":"KSG 31 Essen 2",</text:p>
          </table:table-cell>
          <table:table-cell table:formula="of:=&quot;&quot;&quot;gast&quot;&quot;:&quot;&quot;&quot;&amp;[.P215]&amp;&quot;&quot;&quot;}&quot;" office:value-type="string" office:string-value="&quot;gast&quot;:&quot;KSG 31 Essen 2&quot;}">
            <text:p>"gast":"KSG 31 Essen 2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SK</text:p>
          </table:table-cell>
          <table:table-cell office:value-type="string">
            <text:p>66/99</text:p>
          </table:table-cell>
          <table:table-cell office:value-type="string">
            <text:p>Solingen</text:p>
          </table:table-cell>
          <table:table-cell office:value-type="float" office:value="1">
            <text:p>1</text:p>
          </table:table-cell>
          <table:table-cell table:number-columns-repeated="2"/>
          <table:table-cell table:number-columns-repeated="4"/>
          <table:table-cell table:formula="of:=IF(AND([.A216]=&quot;Bahn&quot;;[.K215]=-1);0;IF(AND([.A216]&lt;&gt;&quot;Bahn&quot;;[.K215]&lt;&gt;-1);[.K215]+1;[.K215]))" office:value-type="float" office:value="-1">
            <text:p>-1</text:p>
          </table:table-cell>
          <table:table-cell table:formula="of:=IF([.B216]=&quot;Spieltag&quot;;[.L215]+1;[.L215])" office:value-type="float" office:value="13">
            <text:p>13</text:p>
          </table:table-cell>
          <table:table-cell table:formula="of:=IF(AND([.K216]&gt;0;[.K216]&lt;&gt;[.K215]);[.A216];&quot;&quot;)">
            <text:p/>
          </table:table-cell>
          <table:table-cell table:formula="of:=IF([.O216]=1;VLOOKUP([.P216];[.K212:.M711];3;0);&quot;&quot;)">
            <text:p/>
          </table:table-cell>
          <table:table-cell table:formula="of:=IF([.A217]=&quot;So&quot;;1;[.O215]+1)" office:value-type="float" office:value="4">
            <text:p>4</text:p>
          </table:table-cell>
          <table:table-cell table:formula="of:=IF([.O216]=1;[.A216];IF([.O216]=2;[.A216];IF([.O216]=3;[.C216]&amp; &quot; &quot; &amp;[.D216]&amp;&quot; &quot;&amp;[.E216]&amp;&quot; &quot; &amp;[.F216];IF([.O216]=4;[.A216]&amp; &quot; &quot; &amp;[.B216]&amp;&quot; &quot;&amp;[.C216]&amp;&quot; &quot; &amp;[.D216]))))" office:value-type="string" office:string-value="SK 66/99 Solingen 1">
            <text:p>SK 66/99 Solingen 1</text:p>
          </table:table-cell>
          <table:table-cell table:formula="of:=IF([.O216]=1;[.A216];IF([.O216]=2;TEXT([.A217];&quot;TT.MM.JJ&quot;);IF([.O216]=3;[.C216]&amp; &quot; &quot; &amp;[.D216]&amp;&quot; &quot;&amp;[.E216]&amp;&quot; &quot; &amp;[.F216];IF([.O216]=4;[.A216]&amp; &quot; &quot; &amp;[.B216]&amp;&quot; &quot;&amp;[.C216]&amp;&quot; &quot; &amp;[.D216]))))" office:value-type="string" office:string-value="SK 66/99 Solingen 1">
            <text:p>SK 66/99 Solingen 1</text:p>
          </table:table-cell>
          <table:table-cell table:formula="of:=IF([.O216]=1;[.A216];IF([.O216]=2;TEXT([.B217];&quot;HH:MM&quot;);IF([.O216]=3;[.C216]&amp; &quot; &quot; &amp;[.D216]&amp;&quot; &quot;&amp;[.E216]&amp;&quot; &quot; &amp;[.F216];IF([.O216]=4;[.A216]&amp; &quot; &quot; &amp;[.B216]&amp;&quot; &quot;&amp;[.C216]&amp;&quot; &quot; &amp;[.D216]))))" office:value-type="string" office:string-value="SK 66/99 Solingen 1">
            <text:p>SK 66/99 Solingen 1</text:p>
          </table:table-cell>
          <table:table-cell/>
          <table:table-cell table:formula="of:=INDIRECT(&quot;R&quot;&amp;ROW([.T216])&amp;&quot;C&quot;&amp;COLUMN([.T216])+[.O216];&quot;0&quot;)" office:value-type="string" office:string-value="&quot;gast&quot;:&quot;SK 66/99 Solingen 1&quot;}">
            <text:p>"gast":"SK 66/99 Solingen 1"}</text:p>
          </table:table-cell>
          <table:table-cell table:formula="of:=IF([.P216]&gt;1;&quot;,&quot;;&quot;&quot;)&amp;&quot;{ &quot;&quot;spielnr&quot;&quot;:&quot;&quot;&quot;&amp;[.P216]&amp;&quot;&quot;&quot;,&quot;&quot;spieltag&quot;&quot;:&quot;&quot;&quot;&amp;[.L216]&amp;&quot;&quot;&quot;,&quot;&quot;bahn&quot;&quot;:&quot;&quot;&quot;&amp;[.N216]&amp;&quot;&quot;&quot;,&quot;" office:value-type="string" office:string-value=",{ &quot;spielnr&quot;:&quot;SK 66/99 Solingen 1&quot;,&quot;spieltag&quot;:&quot;13&quot;,&quot;bahn&quot;:&quot;&quot;,">
            <text:p>,{ "spielnr":"SK 66/99 Solingen 1","spieltag":"13","bahn":"",</text:p>
          </table:table-cell>
          <table:table-cell table:formula="of:=&quot;&quot;&quot;datum&quot;&quot;:&quot;&quot;&quot;&amp;[.Q216]&amp;&quot;&quot;&quot;,&quot;&quot;uhrzeit&quot;&quot;:&quot;&quot;&quot;&amp;[.R216]&amp;&quot;&quot;&quot;,&quot;" office:value-type="string" office:string-value="&quot;datum&quot;:&quot;SK 66/99 Solingen 1&quot;,&quot;uhrzeit&quot;:&quot;SK 66/99 Solingen 1&quot;,">
            <text:p>"datum":"SK 66/99 Solingen 1","uhrzeit":"SK 66/99 Solingen 1",</text:p>
          </table:table-cell>
          <table:table-cell table:formula="of:=&quot;&quot;&quot;heim&quot;&quot;:&quot;&quot;&quot;&amp;[.P216]&amp;&quot;&quot;&quot;,&quot;" office:value-type="string" office:string-value="&quot;heim&quot;:&quot;SK 66/99 Solingen 1&quot;,">
            <text:p>"heim":"SK 66/99 Solingen 1",</text:p>
          </table:table-cell>
          <table:table-cell table:formula="of:=&quot;&quot;&quot;gast&quot;&quot;:&quot;&quot;&quot;&amp;[.P216]&amp;&quot;&quot;&quot;}&quot;" office:value-type="string" office:string-value="&quot;gast&quot;:&quot;SK 66/99 Solingen 1&quot;}">
            <text:p>"gast":"SK 66/99 Solingen 1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float" office:value="51">
            <text:p>51</text:p>
          </table:table-cell>
          <table:table-cell table:number-columns-repeated="5"/>
          <table:table-cell table:number-columns-repeated="4"/>
          <table:table-cell table:formula="of:=IF(AND([.A217]=&quot;Bahn&quot;;[.K216]=-1);0;IF(AND([.A217]&lt;&gt;&quot;Bahn&quot;;[.K216]&lt;&gt;-1);[.K216]+1;[.K216]))" office:value-type="float" office:value="-1">
            <text:p>-1</text:p>
          </table:table-cell>
          <table:table-cell table:formula="of:=IF([.B217]=&quot;Spieltag&quot;;[.L216]+1;[.L216])" office:value-type="float" office:value="13">
            <text:p>13</text:p>
          </table:table-cell>
          <table:table-cell table:formula="of:=IF(AND([.K217]&gt;0;[.K217]&lt;&gt;[.K216]);[.A217];&quot;&quot;)">
            <text:p/>
          </table:table-cell>
          <table:table-cell table:formula="of:=IF([.O217]=1;VLOOKUP([.P217];[.K213:.M712];3;0);&quot;&quot;)" office:value-type="string" office:string-value="5-8">
            <text:p>5-8</text:p>
          </table:table-cell>
          <table:table-cell table:formula="of:=IF([.A218]=&quot;So&quot;;1;[.O216]+1)" office:value-type="float" office:value="1">
            <text:p>1</text:p>
          </table:table-cell>
          <table:table-cell table:formula="of:=IF([.O217]=1;[.A217];IF([.O217]=2;[.A217];IF([.O217]=3;[.C217]&amp; &quot; &quot; &amp;[.D217]&amp;&quot; &quot;&amp;[.E217]&amp;&quot; &quot; &amp;[.F217];IF([.O217]=4;[.A217]&amp; &quot; &quot; &amp;[.B217]&amp;&quot; &quot;&amp;[.C217]&amp;&quot; &quot; &amp;[.D217]))))" office:value-type="float" office:value="51">
            <text:p>51</text:p>
          </table:table-cell>
          <table:table-cell table:formula="of:=IF([.O217]=1;[.A217];IF([.O217]=2;TEXT([.A218];&quot;TT.MM.JJ&quot;);IF([.O217]=3;[.C217]&amp; &quot; &quot; &amp;[.D217]&amp;&quot; &quot;&amp;[.E217]&amp;&quot; &quot; &amp;[.F217];IF([.O217]=4;[.A217]&amp; &quot; &quot; &amp;[.B217]&amp;&quot; &quot;&amp;[.C217]&amp;&quot; &quot; &amp;[.D217]))))" office:value-type="float" office:value="51">
            <text:p>51</text:p>
          </table:table-cell>
          <table:table-cell table:formula="of:=IF([.O217]=1;[.A217];IF([.O217]=2;TEXT([.B218];&quot;HH:MM&quot;);IF([.O217]=3;[.C217]&amp; &quot; &quot; &amp;[.D217]&amp;&quot; &quot;&amp;[.E217]&amp;&quot; &quot; &amp;[.F217];IF([.O217]=4;[.A217]&amp; &quot; &quot; &amp;[.B217]&amp;&quot; &quot;&amp;[.C217]&amp;&quot; &quot; &amp;[.D217]))))" office:value-type="float" office:value="51">
            <text:p>51</text:p>
          </table:table-cell>
          <table:table-cell/>
          <table:table-cell table:formula="of:=INDIRECT(&quot;R&quot;&amp;ROW([.T217])&amp;&quot;C&quot;&amp;COLUMN([.T217])+[.O217];&quot;0&quot;)" office:value-type="string" office:string-value=",{ &quot;spielnr&quot;:&quot;51&quot;,&quot;spieltag&quot;:&quot;13&quot;,&quot;bahn&quot;:&quot;5-8&quot;,">
            <text:p>,{ "spielnr":"51","spieltag":"13","bahn":"5-8",</text:p>
          </table:table-cell>
          <table:table-cell table:formula="of:=IF([.P217]&gt;1;&quot;,&quot;;&quot;&quot;)&amp;&quot;{ &quot;&quot;spielnr&quot;&quot;:&quot;&quot;&quot;&amp;[.P217]&amp;&quot;&quot;&quot;,&quot;&quot;spieltag&quot;&quot;:&quot;&quot;&quot;&amp;[.L217]&amp;&quot;&quot;&quot;,&quot;&quot;bahn&quot;&quot;:&quot;&quot;&quot;&amp;[.N217]&amp;&quot;&quot;&quot;,&quot;" office:value-type="string" office:string-value=",{ &quot;spielnr&quot;:&quot;51&quot;,&quot;spieltag&quot;:&quot;13&quot;,&quot;bahn&quot;:&quot;5-8&quot;,">
            <text:p>,{ "spielnr":"51","spieltag":"13","bahn":"5-8",</text:p>
          </table:table-cell>
          <table:table-cell table:formula="of:=&quot;&quot;&quot;datum&quot;&quot;:&quot;&quot;&quot;&amp;[.Q217]&amp;&quot;&quot;&quot;,&quot;&quot;uhrzeit&quot;&quot;:&quot;&quot;&quot;&amp;[.R217]&amp;&quot;&quot;&quot;,&quot;" office:value-type="string" office:string-value="&quot;datum&quot;:&quot;51&quot;,&quot;uhrzeit&quot;:&quot;51&quot;,">
            <text:p>"datum":"51","uhrzeit":"51",</text:p>
          </table:table-cell>
          <table:table-cell table:formula="of:=&quot;&quot;&quot;heim&quot;&quot;:&quot;&quot;&quot;&amp;[.P217]&amp;&quot;&quot;&quot;,&quot;" office:value-type="string" office:string-value="&quot;heim&quot;:&quot;51&quot;,">
            <text:p>"heim":"51",</text:p>
          </table:table-cell>
          <table:table-cell table:formula="of:=&quot;&quot;&quot;gast&quot;&quot;:&quot;&quot;&quot;&amp;[.P217]&amp;&quot;&quot;&quot;}&quot;" office:value-type="string" office:string-value="&quot;gast&quot;:&quot;51&quot;}">
            <text:p>"gast":"51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So</text:p>
          </table:table-cell>
          <table:table-cell table:number-columns-repeated="5"/>
          <table:table-cell table:number-columns-repeated="4"/>
          <table:table-cell table:formula="of:=IF(AND([.A218]=&quot;Bahn&quot;;[.K217]=-1);0;IF(AND([.A218]&lt;&gt;&quot;Bahn&quot;;[.K217]&lt;&gt;-1);[.K217]+1;[.K217]))" office:value-type="float" office:value="-1">
            <text:p>-1</text:p>
          </table:table-cell>
          <table:table-cell table:formula="of:=IF([.B218]=&quot;Spieltag&quot;;[.L217]+1;[.L217])" office:value-type="float" office:value="13">
            <text:p>13</text:p>
          </table:table-cell>
          <table:table-cell table:formula="of:=IF(AND([.K218]&gt;0;[.K218]&lt;&gt;[.K217]);[.A218];&quot;&quot;)">
            <text:p/>
          </table:table-cell>
          <table:table-cell table:formula="of:=IF([.O218]=1;VLOOKUP([.P218];[.K214:.M713];3;0);&quot;&quot;)">
            <text:p/>
          </table:table-cell>
          <table:table-cell table:formula="of:=IF([.A219]=&quot;So&quot;;1;[.O217]+1)" office:value-type="float" office:value="2">
            <text:p>2</text:p>
          </table:table-cell>
          <table:table-cell table:formula="of:=IF([.O218]=1;[.A218];IF([.O218]=2;[.A218];IF([.O218]=3;[.C218]&amp; &quot; &quot; &amp;[.D218]&amp;&quot; &quot;&amp;[.E218]&amp;&quot; &quot; &amp;[.F218];IF([.O218]=4;[.A218]&amp; &quot; &quot; &amp;[.B218]&amp;&quot; &quot;&amp;[.C218]&amp;&quot; &quot; &amp;[.D218]))))" office:value-type="string" office:string-value="So">
            <text:p>So</text:p>
          </table:table-cell>
          <table:table-cell table:formula="of:=IF([.O218]=1;[.A218];IF([.O218]=2;TEXT([.A219];&quot;TT.MM.JJ&quot;);IF([.O218]=3;[.C218]&amp; &quot; &quot; &amp;[.D218]&amp;&quot; &quot;&amp;[.E218]&amp;&quot; &quot; &amp;[.F218];IF([.O218]=4;[.A218]&amp; &quot; &quot; &amp;[.B218]&amp;&quot; &quot;&amp;[.C218]&amp;&quot; &quot; &amp;[.D218]))))" office:value-type="string" office:string-value="07.04.13">
            <text:p>07.04.13</text:p>
          </table:table-cell>
          <table:table-cell table:formula="of:=IF([.O218]=1;[.A218];IF([.O218]=2;TEXT([.B219];&quot;HH:MM&quot;);IF([.O218]=3;[.C218]&amp; &quot; &quot; &amp;[.D218]&amp;&quot; &quot;&amp;[.E218]&amp;&quot; &quot; &amp;[.F218];IF([.O218]=4;[.A218]&amp; &quot; &quot; &amp;[.B218]&amp;&quot; &quot;&amp;[.C218]&amp;&quot; &quot; &amp;[.D218]))))" office:value-type="string" office:string-value="10:00">
            <text:p>10:00</text:p>
          </table:table-cell>
          <table:table-cell/>
          <table:table-cell table:formula="of:=INDIRECT(&quot;R&quot;&amp;ROW([.T218])&amp;&quot;C&quot;&amp;COLUMN([.T218])+[.O218];&quot;0&quot;)" office:value-type="string" office:string-value="&quot;datum&quot;:&quot;07.04.13&quot;,&quot;uhrzeit&quot;:&quot;10:00&quot;,">
            <text:p>"datum":"07.04.13","uhrzeit":"10:00",</text:p>
          </table:table-cell>
          <table:table-cell table:formula="of:=IF([.P218]&gt;1;&quot;,&quot;;&quot;&quot;)&amp;&quot;{ &quot;&quot;spielnr&quot;&quot;:&quot;&quot;&quot;&amp;[.P218]&amp;&quot;&quot;&quot;,&quot;&quot;spieltag&quot;&quot;:&quot;&quot;&quot;&amp;[.L218]&amp;&quot;&quot;&quot;,&quot;&quot;bahn&quot;&quot;:&quot;&quot;&quot;&amp;[.N218]&amp;&quot;&quot;&quot;,&quot;" office:value-type="string" office:string-value=",{ &quot;spielnr&quot;:&quot;So&quot;,&quot;spieltag&quot;:&quot;13&quot;,&quot;bahn&quot;:&quot;&quot;,">
            <text:p>,{ "spielnr":"So","spieltag":"13","bahn":"",</text:p>
          </table:table-cell>
          <table:table-cell table:formula="of:=&quot;&quot;&quot;datum&quot;&quot;:&quot;&quot;&quot;&amp;[.Q218]&amp;&quot;&quot;&quot;,&quot;&quot;uhrzeit&quot;&quot;:&quot;&quot;&quot;&amp;[.R218]&amp;&quot;&quot;&quot;,&quot;" office:value-type="string" office:string-value="&quot;datum&quot;:&quot;07.04.13&quot;,&quot;uhrzeit&quot;:&quot;10:00&quot;,">
            <text:p>"datum":"07.04.13","uhrzeit":"10:00",</text:p>
          </table:table-cell>
          <table:table-cell table:formula="of:=&quot;&quot;&quot;heim&quot;&quot;:&quot;&quot;&quot;&amp;[.P218]&amp;&quot;&quot;&quot;,&quot;" office:value-type="string" office:string-value="&quot;heim&quot;:&quot;So&quot;,">
            <text:p>"heim":"So",</text:p>
          </table:table-cell>
          <table:table-cell table:formula="of:=&quot;&quot;&quot;gast&quot;&quot;:&quot;&quot;&quot;&amp;[.P218]&amp;&quot;&quot;&quot;}&quot;" office:value-type="string" office:string-value="&quot;gast&quot;:&quot;So&quot;}">
            <text:p>"gast":"So"}</text:p>
          </table:table-cell>
          <table:table-cell office:value-type="string">
            <text:p><text:s/></text:p>
          </table:table-cell>
        </table:table-row>
        <table:table-row table:style-name="ro2">
          <table:table-cell table:style-name="ce1" office:value-type="date" office:date-value="2013-04-07">
            <text:p>07.04.13</text:p>
          </table:table-cell>
          <table:table-cell table:style-name="ce3" office:value-type="time" office:time-value="PT10H00M00S">
            <text:p>10:00:00</text:p>
          </table:table-cell>
          <table:table-cell office:value-type="string">
            <text:p>SK</text:p>
          </table:table-cell>
          <table:table-cell office:value-type="string">
            <text:p>Kleve</text:p>
          </table:table-cell>
          <table:table-cell office:value-type="float" office:value="1">
            <text:p>1</text:p>
          </table:table-cell>
          <table:table-cell/>
          <table:table-cell table:number-columns-repeated="4"/>
          <table:table-cell table:formula="of:=IF(AND([.A219]=&quot;Bahn&quot;;[.K218]=-1);0;IF(AND([.A219]&lt;&gt;&quot;Bahn&quot;;[.K218]&lt;&gt;-1);[.K218]+1;[.K218]))" office:value-type="float" office:value="-1">
            <text:p>-1</text:p>
          </table:table-cell>
          <table:table-cell table:formula="of:=IF([.B219]=&quot;Spieltag&quot;;[.L218]+1;[.L218])" office:value-type="float" office:value="13">
            <text:p>13</text:p>
          </table:table-cell>
          <table:table-cell table:formula="of:=IF(AND([.K219]&gt;0;[.K219]&lt;&gt;[.K218]);[.A219];&quot;&quot;)">
            <text:p/>
          </table:table-cell>
          <table:table-cell table:formula="of:=IF([.O219]=1;VLOOKUP([.P219];[.K215:.M714];3;0);&quot;&quot;)">
            <text:p/>
          </table:table-cell>
          <table:table-cell table:formula="of:=IF([.A220]=&quot;So&quot;;1;[.O218]+1)" office:value-type="float" office:value="3">
            <text:p>3</text:p>
          </table:table-cell>
          <table:table-cell table:formula="of:=IF([.O219]=1;[.A219];IF([.O219]=2;[.A219];IF([.O219]=3;[.C219]&amp; &quot; &quot; &amp;[.D219]&amp;&quot; &quot;&amp;[.E219]&amp;&quot; &quot; &amp;[.F219];IF([.O219]=4;[.A219]&amp; &quot; &quot; &amp;[.B219]&amp;&quot; &quot;&amp;[.C219]&amp;&quot; &quot; &amp;[.D219]))))" office:value-type="string" office:string-value="SK Kleve 1 ">
            <text:p>SK Kleve 1 </text:p>
          </table:table-cell>
          <table:table-cell table:formula="of:=IF([.O219]=1;[.A219];IF([.O219]=2;TEXT([.A220];&quot;TT.MM.JJ&quot;);IF([.O219]=3;[.C219]&amp; &quot; &quot; &amp;[.D219]&amp;&quot; &quot;&amp;[.E219]&amp;&quot; &quot; &amp;[.F219];IF([.O219]=4;[.A219]&amp; &quot; &quot; &amp;[.B219]&amp;&quot; &quot;&amp;[.C219]&amp;&quot; &quot; &amp;[.D219]))))" office:value-type="string" office:string-value="SK Kleve 1 ">
            <text:p>SK Kleve 1 </text:p>
          </table:table-cell>
          <table:table-cell table:formula="of:=IF([.O219]=1;[.A219];IF([.O219]=2;TEXT([.B220];&quot;HH:MM&quot;);IF([.O219]=3;[.C219]&amp; &quot; &quot; &amp;[.D219]&amp;&quot; &quot;&amp;[.E219]&amp;&quot; &quot; &amp;[.F219];IF([.O219]=4;[.A219]&amp; &quot; &quot; &amp;[.B219]&amp;&quot; &quot;&amp;[.C219]&amp;&quot; &quot; &amp;[.D219]))))" office:value-type="string" office:string-value="SK Kleve 1 ">
            <text:p>SK Kleve 1 </text:p>
          </table:table-cell>
          <table:table-cell/>
          <table:table-cell table:formula="of:=INDIRECT(&quot;R&quot;&amp;ROW([.T219])&amp;&quot;C&quot;&amp;COLUMN([.T219])+[.O219];&quot;0&quot;)" office:value-type="string" office:string-value="&quot;heim&quot;:&quot;SK Kleve 1 &quot;,">
            <text:p>"heim":"SK Kleve 1 ",</text:p>
          </table:table-cell>
          <table:table-cell table:formula="of:=IF([.P219]&gt;1;&quot;,&quot;;&quot;&quot;)&amp;&quot;{ &quot;&quot;spielnr&quot;&quot;:&quot;&quot;&quot;&amp;[.P219]&amp;&quot;&quot;&quot;,&quot;&quot;spieltag&quot;&quot;:&quot;&quot;&quot;&amp;[.L219]&amp;&quot;&quot;&quot;,&quot;&quot;bahn&quot;&quot;:&quot;&quot;&quot;&amp;[.N219]&amp;&quot;&quot;&quot;,&quot;" office:value-type="string" office:string-value=",{ &quot;spielnr&quot;:&quot;SK Kleve 1 &quot;,&quot;spieltag&quot;:&quot;13&quot;,&quot;bahn&quot;:&quot;&quot;,">
            <text:p>,{ "spielnr":"SK Kleve 1 ","spieltag":"13","bahn":"",</text:p>
          </table:table-cell>
          <table:table-cell table:formula="of:=&quot;&quot;&quot;datum&quot;&quot;:&quot;&quot;&quot;&amp;[.Q219]&amp;&quot;&quot;&quot;,&quot;&quot;uhrzeit&quot;&quot;:&quot;&quot;&quot;&amp;[.R219]&amp;&quot;&quot;&quot;,&quot;" office:value-type="string" office:string-value="&quot;datum&quot;:&quot;SK Kleve 1 &quot;,&quot;uhrzeit&quot;:&quot;SK Kleve 1 &quot;,">
            <text:p>"datum":"SK Kleve 1 ","uhrzeit":"SK Kleve 1 ",</text:p>
          </table:table-cell>
          <table:table-cell table:formula="of:=&quot;&quot;&quot;heim&quot;&quot;:&quot;&quot;&quot;&amp;[.P219]&amp;&quot;&quot;&quot;,&quot;" office:value-type="string" office:string-value="&quot;heim&quot;:&quot;SK Kleve 1 &quot;,">
            <text:p>"heim":"SK Kleve 1 ",</text:p>
          </table:table-cell>
          <table:table-cell table:formula="of:=&quot;&quot;&quot;gast&quot;&quot;:&quot;&quot;&quot;&amp;[.P219]&amp;&quot;&quot;&quot;}&quot;" office:value-type="string" office:string-value="&quot;gast&quot;:&quot;SK Kleve 1 &quot;}">
            <text:p>"gast":"SK Kleve 1 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BW</text:p>
          </table:table-cell>
          <table:table-cell office:value-type="float" office:value="61">
            <text:p>61</text:p>
          </table:table-cell>
          <table:table-cell office:value-type="string">
            <text:p>Mülheim</text:p>
          </table:table-cell>
          <table:table-cell office:value-type="float" office:value="3">
            <text:p>3</text:p>
          </table:table-cell>
          <table:table-cell table:number-columns-repeated="2"/>
          <table:table-cell table:number-columns-repeated="4"/>
          <table:table-cell table:formula="of:=IF(AND([.A220]=&quot;Bahn&quot;;[.K219]=-1);0;IF(AND([.A220]&lt;&gt;&quot;Bahn&quot;;[.K219]&lt;&gt;-1);[.K219]+1;[.K219]))" office:value-type="float" office:value="-1">
            <text:p>-1</text:p>
          </table:table-cell>
          <table:table-cell table:formula="of:=IF([.B220]=&quot;Spieltag&quot;;[.L219]+1;[.L219])" office:value-type="float" office:value="13">
            <text:p>13</text:p>
          </table:table-cell>
          <table:table-cell table:formula="of:=IF(AND([.K220]&gt;0;[.K220]&lt;&gt;[.K219]);[.A220];&quot;&quot;)">
            <text:p/>
          </table:table-cell>
          <table:table-cell table:formula="of:=IF([.O220]=1;VLOOKUP([.P220];[.K216:.M715];3;0);&quot;&quot;)">
            <text:p/>
          </table:table-cell>
          <table:table-cell table:formula="of:=IF([.A221]=&quot;So&quot;;1;[.O219]+1)" office:value-type="float" office:value="4">
            <text:p>4</text:p>
          </table:table-cell>
          <table:table-cell table:formula="of:=IF([.O220]=1;[.A220];IF([.O220]=2;[.A220];IF([.O220]=3;[.C220]&amp; &quot; &quot; &amp;[.D220]&amp;&quot; &quot;&amp;[.E220]&amp;&quot; &quot; &amp;[.F220];IF([.O220]=4;[.A220]&amp; &quot; &quot; &amp;[.B220]&amp;&quot; &quot;&amp;[.C220]&amp;&quot; &quot; &amp;[.D220]))))" office:value-type="string" office:string-value="BW 61 Mülheim 3">
            <text:p>BW 61 Mülheim 3</text:p>
          </table:table-cell>
          <table:table-cell table:formula="of:=IF([.O220]=1;[.A220];IF([.O220]=2;TEXT([.A221];&quot;TT.MM.JJ&quot;);IF([.O220]=3;[.C220]&amp; &quot; &quot; &amp;[.D220]&amp;&quot; &quot;&amp;[.E220]&amp;&quot; &quot; &amp;[.F220];IF([.O220]=4;[.A220]&amp; &quot; &quot; &amp;[.B220]&amp;&quot; &quot;&amp;[.C220]&amp;&quot; &quot; &amp;[.D220]))))" office:value-type="string" office:string-value="BW 61 Mülheim 3">
            <text:p>BW 61 Mülheim 3</text:p>
          </table:table-cell>
          <table:table-cell table:formula="of:=IF([.O220]=1;[.A220];IF([.O220]=2;TEXT([.B221];&quot;HH:MM&quot;);IF([.O220]=3;[.C220]&amp; &quot; &quot; &amp;[.D220]&amp;&quot; &quot;&amp;[.E220]&amp;&quot; &quot; &amp;[.F220];IF([.O220]=4;[.A220]&amp; &quot; &quot; &amp;[.B220]&amp;&quot; &quot;&amp;[.C220]&amp;&quot; &quot; &amp;[.D220]))))" office:value-type="string" office:string-value="BW 61 Mülheim 3">
            <text:p>BW 61 Mülheim 3</text:p>
          </table:table-cell>
          <table:table-cell/>
          <table:table-cell table:formula="of:=INDIRECT(&quot;R&quot;&amp;ROW([.T220])&amp;&quot;C&quot;&amp;COLUMN([.T220])+[.O220];&quot;0&quot;)" office:value-type="string" office:string-value="&quot;gast&quot;:&quot;BW 61 Mülheim 3&quot;}">
            <text:p>"gast":"BW 61 Mülheim 3"}</text:p>
          </table:table-cell>
          <table:table-cell table:formula="of:=IF([.P220]&gt;1;&quot;,&quot;;&quot;&quot;)&amp;&quot;{ &quot;&quot;spielnr&quot;&quot;:&quot;&quot;&quot;&amp;[.P220]&amp;&quot;&quot;&quot;,&quot;&quot;spieltag&quot;&quot;:&quot;&quot;&quot;&amp;[.L220]&amp;&quot;&quot;&quot;,&quot;&quot;bahn&quot;&quot;:&quot;&quot;&quot;&amp;[.N220]&amp;&quot;&quot;&quot;,&quot;" office:value-type="string" office:string-value=",{ &quot;spielnr&quot;:&quot;BW 61 Mülheim 3&quot;,&quot;spieltag&quot;:&quot;13&quot;,&quot;bahn&quot;:&quot;&quot;,">
            <text:p>,{ "spielnr":"BW 61 Mülheim 3","spieltag":"13","bahn":"",</text:p>
          </table:table-cell>
          <table:table-cell table:formula="of:=&quot;&quot;&quot;datum&quot;&quot;:&quot;&quot;&quot;&amp;[.Q220]&amp;&quot;&quot;&quot;,&quot;&quot;uhrzeit&quot;&quot;:&quot;&quot;&quot;&amp;[.R220]&amp;&quot;&quot;&quot;,&quot;" office:value-type="string" office:string-value="&quot;datum&quot;:&quot;BW 61 Mülheim 3&quot;,&quot;uhrzeit&quot;:&quot;BW 61 Mülheim 3&quot;,">
            <text:p>"datum":"BW 61 Mülheim 3","uhrzeit":"BW 61 Mülheim 3",</text:p>
          </table:table-cell>
          <table:table-cell table:formula="of:=&quot;&quot;&quot;heim&quot;&quot;:&quot;&quot;&quot;&amp;[.P220]&amp;&quot;&quot;&quot;,&quot;" office:value-type="string" office:string-value="&quot;heim&quot;:&quot;BW 61 Mülheim 3&quot;,">
            <text:p>"heim":"BW 61 Mülheim 3",</text:p>
          </table:table-cell>
          <table:table-cell table:formula="of:=&quot;&quot;&quot;gast&quot;&quot;:&quot;&quot;&quot;&amp;[.P220]&amp;&quot;&quot;&quot;}&quot;" office:value-type="string" office:string-value="&quot;gast&quot;:&quot;BW 61 Mülheim 3&quot;}">
            <text:p>"gast":"BW 61 Mülheim 3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float" office:value="52">
            <text:p>52</text:p>
          </table:table-cell>
          <table:table-cell table:number-columns-repeated="5"/>
          <table:table-cell table:number-columns-repeated="4"/>
          <table:table-cell table:formula="of:=IF(AND([.A221]=&quot;Bahn&quot;;[.K220]=-1);0;IF(AND([.A221]&lt;&gt;&quot;Bahn&quot;;[.K220]&lt;&gt;-1);[.K220]+1;[.K220]))" office:value-type="float" office:value="-1">
            <text:p>-1</text:p>
          </table:table-cell>
          <table:table-cell table:formula="of:=IF([.B221]=&quot;Spieltag&quot;;[.L220]+1;[.L220])" office:value-type="float" office:value="13">
            <text:p>13</text:p>
          </table:table-cell>
          <table:table-cell table:formula="of:=IF(AND([.K221]&gt;0;[.K221]&lt;&gt;[.K220]);[.A221];&quot;&quot;)">
            <text:p/>
          </table:table-cell>
          <table:table-cell table:formula="of:=IF([.O221]=1;VLOOKUP([.P221];[.K217:.M716];3;0);&quot;&quot;)" office:value-type="string" office:string-value="1-4">
            <text:p>1-4</text:p>
          </table:table-cell>
          <table:table-cell table:formula="of:=IF([.A222]=&quot;So&quot;;1;[.O220]+1)" office:value-type="float" office:value="1">
            <text:p>1</text:p>
          </table:table-cell>
          <table:table-cell table:formula="of:=IF([.O221]=1;[.A221];IF([.O221]=2;[.A221];IF([.O221]=3;[.C221]&amp; &quot; &quot; &amp;[.D221]&amp;&quot; &quot;&amp;[.E221]&amp;&quot; &quot; &amp;[.F221];IF([.O221]=4;[.A221]&amp; &quot; &quot; &amp;[.B221]&amp;&quot; &quot;&amp;[.C221]&amp;&quot; &quot; &amp;[.D221]))))" office:value-type="float" office:value="52">
            <text:p>52</text:p>
          </table:table-cell>
          <table:table-cell table:formula="of:=IF([.O221]=1;[.A221];IF([.O221]=2;TEXT([.A222];&quot;TT.MM.JJ&quot;);IF([.O221]=3;[.C221]&amp; &quot; &quot; &amp;[.D221]&amp;&quot; &quot;&amp;[.E221]&amp;&quot; &quot; &amp;[.F221];IF([.O221]=4;[.A221]&amp; &quot; &quot; &amp;[.B221]&amp;&quot; &quot;&amp;[.C221]&amp;&quot; &quot; &amp;[.D221]))))" office:value-type="float" office:value="52">
            <text:p>52</text:p>
          </table:table-cell>
          <table:table-cell table:formula="of:=IF([.O221]=1;[.A221];IF([.O221]=2;TEXT([.B222];&quot;HH:MM&quot;);IF([.O221]=3;[.C221]&amp; &quot; &quot; &amp;[.D221]&amp;&quot; &quot;&amp;[.E221]&amp;&quot; &quot; &amp;[.F221];IF([.O221]=4;[.A221]&amp; &quot; &quot; &amp;[.B221]&amp;&quot; &quot;&amp;[.C221]&amp;&quot; &quot; &amp;[.D221]))))" office:value-type="float" office:value="52">
            <text:p>52</text:p>
          </table:table-cell>
          <table:table-cell/>
          <table:table-cell table:formula="of:=INDIRECT(&quot;R&quot;&amp;ROW([.T221])&amp;&quot;C&quot;&amp;COLUMN([.T221])+[.O221];&quot;0&quot;)" office:value-type="string" office:string-value=",{ &quot;spielnr&quot;:&quot;52&quot;,&quot;spieltag&quot;:&quot;13&quot;,&quot;bahn&quot;:&quot;1-4&quot;,">
            <text:p>,{ "spielnr":"52","spieltag":"13","bahn":"1-4",</text:p>
          </table:table-cell>
          <table:table-cell table:formula="of:=IF([.P221]&gt;1;&quot;,&quot;;&quot;&quot;)&amp;&quot;{ &quot;&quot;spielnr&quot;&quot;:&quot;&quot;&quot;&amp;[.P221]&amp;&quot;&quot;&quot;,&quot;&quot;spieltag&quot;&quot;:&quot;&quot;&quot;&amp;[.L221]&amp;&quot;&quot;&quot;,&quot;&quot;bahn&quot;&quot;:&quot;&quot;&quot;&amp;[.N221]&amp;&quot;&quot;&quot;,&quot;" office:value-type="string" office:string-value=",{ &quot;spielnr&quot;:&quot;52&quot;,&quot;spieltag&quot;:&quot;13&quot;,&quot;bahn&quot;:&quot;1-4&quot;,">
            <text:p>,{ "spielnr":"52","spieltag":"13","bahn":"1-4",</text:p>
          </table:table-cell>
          <table:table-cell table:formula="of:=&quot;&quot;&quot;datum&quot;&quot;:&quot;&quot;&quot;&amp;[.Q221]&amp;&quot;&quot;&quot;,&quot;&quot;uhrzeit&quot;&quot;:&quot;&quot;&quot;&amp;[.R221]&amp;&quot;&quot;&quot;,&quot;" office:value-type="string" office:string-value="&quot;datum&quot;:&quot;52&quot;,&quot;uhrzeit&quot;:&quot;52&quot;,">
            <text:p>"datum":"52","uhrzeit":"52",</text:p>
          </table:table-cell>
          <table:table-cell table:formula="of:=&quot;&quot;&quot;heim&quot;&quot;:&quot;&quot;&quot;&amp;[.P221]&amp;&quot;&quot;&quot;,&quot;" office:value-type="string" office:string-value="&quot;heim&quot;:&quot;52&quot;,">
            <text:p>"heim":"52",</text:p>
          </table:table-cell>
          <table:table-cell table:formula="of:=&quot;&quot;&quot;gast&quot;&quot;:&quot;&quot;&quot;&amp;[.P221]&amp;&quot;&quot;&quot;}&quot;" office:value-type="string" office:string-value="&quot;gast&quot;:&quot;52&quot;}">
            <text:p>"gast":"52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So</text:p>
          </table:table-cell>
          <table:table-cell table:number-columns-repeated="5"/>
          <table:table-cell table:number-columns-repeated="4"/>
          <table:table-cell table:formula="of:=IF(AND([.A222]=&quot;Bahn&quot;;[.K221]=-1);0;IF(AND([.A222]&lt;&gt;&quot;Bahn&quot;;[.K221]&lt;&gt;-1);[.K221]+1;[.K221]))" office:value-type="float" office:value="-1">
            <text:p>-1</text:p>
          </table:table-cell>
          <table:table-cell table:formula="of:=IF([.B222]=&quot;Spieltag&quot;;[.L221]+1;[.L221])" office:value-type="float" office:value="13">
            <text:p>13</text:p>
          </table:table-cell>
          <table:table-cell table:formula="of:=IF(AND([.K222]&gt;0;[.K222]&lt;&gt;[.K221]);[.A222];&quot;&quot;)">
            <text:p/>
          </table:table-cell>
          <table:table-cell table:formula="of:=IF([.O222]=1;VLOOKUP([.P222];[.K218:.M717];3;0);&quot;&quot;)">
            <text:p/>
          </table:table-cell>
          <table:table-cell table:formula="of:=IF([.A223]=&quot;So&quot;;1;[.O221]+1)" office:value-type="float" office:value="2">
            <text:p>2</text:p>
          </table:table-cell>
          <table:table-cell table:formula="of:=IF([.O222]=1;[.A222];IF([.O222]=2;[.A222];IF([.O222]=3;[.C222]&amp; &quot; &quot; &amp;[.D222]&amp;&quot; &quot;&amp;[.E222]&amp;&quot; &quot; &amp;[.F222];IF([.O222]=4;[.A222]&amp; &quot; &quot; &amp;[.B222]&amp;&quot; &quot;&amp;[.C222]&amp;&quot; &quot; &amp;[.D222]))))" office:value-type="string" office:string-value="So">
            <text:p>So</text:p>
          </table:table-cell>
          <table:table-cell table:formula="of:=IF([.O222]=1;[.A222];IF([.O222]=2;TEXT([.A223];&quot;TT.MM.JJ&quot;);IF([.O222]=3;[.C222]&amp; &quot; &quot; &amp;[.D222]&amp;&quot; &quot;&amp;[.E222]&amp;&quot; &quot; &amp;[.F222];IF([.O222]=4;[.A222]&amp; &quot; &quot; &amp;[.B222]&amp;&quot; &quot;&amp;[.C222]&amp;&quot; &quot; &amp;[.D222]))))" office:value-type="string" office:string-value="07.04.13">
            <text:p>07.04.13</text:p>
          </table:table-cell>
          <table:table-cell table:formula="of:=IF([.O222]=1;[.A222];IF([.O222]=2;TEXT([.B223];&quot;HH:MM&quot;);IF([.O222]=3;[.C222]&amp; &quot; &quot; &amp;[.D222]&amp;&quot; &quot;&amp;[.E222]&amp;&quot; &quot; &amp;[.F222];IF([.O222]=4;[.A222]&amp; &quot; &quot; &amp;[.B222]&amp;&quot; &quot;&amp;[.C222]&amp;&quot; &quot; &amp;[.D222]))))" office:value-type="string" office:string-value="10:00">
            <text:p>10:00</text:p>
          </table:table-cell>
          <table:table-cell/>
          <table:table-cell table:formula="of:=INDIRECT(&quot;R&quot;&amp;ROW([.T222])&amp;&quot;C&quot;&amp;COLUMN([.T222])+[.O222];&quot;0&quot;)" office:value-type="string" office:string-value="&quot;datum&quot;:&quot;07.04.13&quot;,&quot;uhrzeit&quot;:&quot;10:00&quot;,">
            <text:p>"datum":"07.04.13","uhrzeit":"10:00",</text:p>
          </table:table-cell>
          <table:table-cell table:formula="of:=IF([.P222]&gt;1;&quot;,&quot;;&quot;&quot;)&amp;&quot;{ &quot;&quot;spielnr&quot;&quot;:&quot;&quot;&quot;&amp;[.P222]&amp;&quot;&quot;&quot;,&quot;&quot;spieltag&quot;&quot;:&quot;&quot;&quot;&amp;[.L222]&amp;&quot;&quot;&quot;,&quot;&quot;bahn&quot;&quot;:&quot;&quot;&quot;&amp;[.N222]&amp;&quot;&quot;&quot;,&quot;" office:value-type="string" office:string-value=",{ &quot;spielnr&quot;:&quot;So&quot;,&quot;spieltag&quot;:&quot;13&quot;,&quot;bahn&quot;:&quot;&quot;,">
            <text:p>,{ "spielnr":"So","spieltag":"13","bahn":"",</text:p>
          </table:table-cell>
          <table:table-cell table:formula="of:=&quot;&quot;&quot;datum&quot;&quot;:&quot;&quot;&quot;&amp;[.Q222]&amp;&quot;&quot;&quot;,&quot;&quot;uhrzeit&quot;&quot;:&quot;&quot;&quot;&amp;[.R222]&amp;&quot;&quot;&quot;,&quot;" office:value-type="string" office:string-value="&quot;datum&quot;:&quot;07.04.13&quot;,&quot;uhrzeit&quot;:&quot;10:00&quot;,">
            <text:p>"datum":"07.04.13","uhrzeit":"10:00",</text:p>
          </table:table-cell>
          <table:table-cell table:formula="of:=&quot;&quot;&quot;heim&quot;&quot;:&quot;&quot;&quot;&amp;[.P222]&amp;&quot;&quot;&quot;,&quot;" office:value-type="string" office:string-value="&quot;heim&quot;:&quot;So&quot;,">
            <text:p>"heim":"So",</text:p>
          </table:table-cell>
          <table:table-cell table:formula="of:=&quot;&quot;&quot;gast&quot;&quot;:&quot;&quot;&quot;&amp;[.P222]&amp;&quot;&quot;&quot;}&quot;" office:value-type="string" office:string-value="&quot;gast&quot;:&quot;So&quot;}">
            <text:p>"gast":"So"}</text:p>
          </table:table-cell>
          <table:table-cell office:value-type="string">
            <text:p><text:s/></text:p>
          </table:table-cell>
        </table:table-row>
        <table:table-row table:style-name="ro2">
          <table:table-cell table:style-name="ce1" office:value-type="date" office:date-value="2013-04-07">
            <text:p>07.04.13</text:p>
          </table:table-cell>
          <table:table-cell table:style-name="ce3" office:value-type="time" office:time-value="PT10H00M00S">
            <text:p>10:00:00</text:p>
          </table:table-cell>
          <table:table-cell office:value-type="string">
            <text:p>SKV</text:p>
          </table:table-cell>
          <table:table-cell office:value-type="string">
            <text:p>Rees</text:p>
          </table:table-cell>
          <table:table-cell office:value-type="float" office:value="3">
            <text:p>3</text:p>
          </table:table-cell>
          <table:table-cell/>
          <table:table-cell table:number-columns-repeated="4"/>
          <table:table-cell table:formula="of:=IF(AND([.A223]=&quot;Bahn&quot;;[.K222]=-1);0;IF(AND([.A223]&lt;&gt;&quot;Bahn&quot;;[.K222]&lt;&gt;-1);[.K222]+1;[.K222]))" office:value-type="float" office:value="-1">
            <text:p>-1</text:p>
          </table:table-cell>
          <table:table-cell table:formula="of:=IF([.B223]=&quot;Spieltag&quot;;[.L222]+1;[.L222])" office:value-type="float" office:value="13">
            <text:p>13</text:p>
          </table:table-cell>
          <table:table-cell table:formula="of:=IF(AND([.K223]&gt;0;[.K223]&lt;&gt;[.K222]);[.A223];&quot;&quot;)">
            <text:p/>
          </table:table-cell>
          <table:table-cell table:formula="of:=IF([.O223]=1;VLOOKUP([.P223];[.K219:.M718];3;0);&quot;&quot;)">
            <text:p/>
          </table:table-cell>
          <table:table-cell table:formula="of:=IF([.A224]=&quot;So&quot;;1;[.O222]+1)" office:value-type="float" office:value="3">
            <text:p>3</text:p>
          </table:table-cell>
          <table:table-cell table:formula="of:=IF([.O223]=1;[.A223];IF([.O223]=2;[.A223];IF([.O223]=3;[.C223]&amp; &quot; &quot; &amp;[.D223]&amp;&quot; &quot;&amp;[.E223]&amp;&quot; &quot; &amp;[.F223];IF([.O223]=4;[.A223]&amp; &quot; &quot; &amp;[.B223]&amp;&quot; &quot;&amp;[.C223]&amp;&quot; &quot; &amp;[.D223]))))" office:value-type="string" office:string-value="SKV Rees 3 ">
            <text:p>SKV Rees 3 </text:p>
          </table:table-cell>
          <table:table-cell table:formula="of:=IF([.O223]=1;[.A223];IF([.O223]=2;TEXT([.A224];&quot;TT.MM.JJ&quot;);IF([.O223]=3;[.C223]&amp; &quot; &quot; &amp;[.D223]&amp;&quot; &quot;&amp;[.E223]&amp;&quot; &quot; &amp;[.F223];IF([.O223]=4;[.A223]&amp; &quot; &quot; &amp;[.B223]&amp;&quot; &quot;&amp;[.C223]&amp;&quot; &quot; &amp;[.D223]))))" office:value-type="string" office:string-value="SKV Rees 3 ">
            <text:p>SKV Rees 3 </text:p>
          </table:table-cell>
          <table:table-cell table:formula="of:=IF([.O223]=1;[.A223];IF([.O223]=2;TEXT([.B224];&quot;HH:MM&quot;);IF([.O223]=3;[.C223]&amp; &quot; &quot; &amp;[.D223]&amp;&quot; &quot;&amp;[.E223]&amp;&quot; &quot; &amp;[.F223];IF([.O223]=4;[.A223]&amp; &quot; &quot; &amp;[.B223]&amp;&quot; &quot;&amp;[.C223]&amp;&quot; &quot; &amp;[.D223]))))" office:value-type="string" office:string-value="SKV Rees 3 ">
            <text:p>SKV Rees 3 </text:p>
          </table:table-cell>
          <table:table-cell/>
          <table:table-cell table:formula="of:=INDIRECT(&quot;R&quot;&amp;ROW([.T223])&amp;&quot;C&quot;&amp;COLUMN([.T223])+[.O223];&quot;0&quot;)" office:value-type="string" office:string-value="&quot;heim&quot;:&quot;SKV Rees 3 &quot;,">
            <text:p>"heim":"SKV Rees 3 ",</text:p>
          </table:table-cell>
          <table:table-cell table:formula="of:=IF([.P223]&gt;1;&quot;,&quot;;&quot;&quot;)&amp;&quot;{ &quot;&quot;spielnr&quot;&quot;:&quot;&quot;&quot;&amp;[.P223]&amp;&quot;&quot;&quot;,&quot;&quot;spieltag&quot;&quot;:&quot;&quot;&quot;&amp;[.L223]&amp;&quot;&quot;&quot;,&quot;&quot;bahn&quot;&quot;:&quot;&quot;&quot;&amp;[.N223]&amp;&quot;&quot;&quot;,&quot;" office:value-type="string" office:string-value=",{ &quot;spielnr&quot;:&quot;SKV Rees 3 &quot;,&quot;spieltag&quot;:&quot;13&quot;,&quot;bahn&quot;:&quot;&quot;,">
            <text:p>,{ "spielnr":"SKV Rees 3 ","spieltag":"13","bahn":"",</text:p>
          </table:table-cell>
          <table:table-cell table:formula="of:=&quot;&quot;&quot;datum&quot;&quot;:&quot;&quot;&quot;&amp;[.Q223]&amp;&quot;&quot;&quot;,&quot;&quot;uhrzeit&quot;&quot;:&quot;&quot;&quot;&amp;[.R223]&amp;&quot;&quot;&quot;,&quot;" office:value-type="string" office:string-value="&quot;datum&quot;:&quot;SKV Rees 3 &quot;,&quot;uhrzeit&quot;:&quot;SKV Rees 3 &quot;,">
            <text:p>"datum":"SKV Rees 3 ","uhrzeit":"SKV Rees 3 ",</text:p>
          </table:table-cell>
          <table:table-cell table:formula="of:=&quot;&quot;&quot;heim&quot;&quot;:&quot;&quot;&quot;&amp;[.P223]&amp;&quot;&quot;&quot;,&quot;" office:value-type="string" office:string-value="&quot;heim&quot;:&quot;SKV Rees 3 &quot;,">
            <text:p>"heim":"SKV Rees 3 ",</text:p>
          </table:table-cell>
          <table:table-cell table:formula="of:=&quot;&quot;&quot;gast&quot;&quot;:&quot;&quot;&quot;&amp;[.P223]&amp;&quot;&quot;&quot;}&quot;" office:value-type="string" office:string-value="&quot;gast&quot;:&quot;SKV Rees 3 &quot;}">
            <text:p>"gast":"SKV Rees 3 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SKC</text:p>
          </table:table-cell>
          <table:table-cell office:value-type="string">
            <text:p>Kapellen</text:p>
          </table:table-cell>
          <table:table-cell office:value-type="float" office:value="1">
            <text:p>1</text:p>
          </table:table-cell>
          <table:table-cell table:number-columns-repeated="3"/>
          <table:table-cell table:number-columns-repeated="4"/>
          <table:table-cell table:formula="of:=IF(AND([.A224]=&quot;Bahn&quot;;[.K223]=-1);0;IF(AND([.A224]&lt;&gt;&quot;Bahn&quot;;[.K223]&lt;&gt;-1);[.K223]+1;[.K223]))" office:value-type="float" office:value="-1">
            <text:p>-1</text:p>
          </table:table-cell>
          <table:table-cell table:formula="of:=IF([.B224]=&quot;Spieltag&quot;;[.L223]+1;[.L223])" office:value-type="float" office:value="13">
            <text:p>13</text:p>
          </table:table-cell>
          <table:table-cell table:formula="of:=IF(AND([.K224]&gt;0;[.K224]&lt;&gt;[.K223]);[.A224];&quot;&quot;)">
            <text:p/>
          </table:table-cell>
          <table:table-cell table:formula="of:=IF([.O224]=1;VLOOKUP([.P224];[.K220:.M719];3;0);&quot;&quot;)">
            <text:p/>
          </table:table-cell>
          <table:table-cell table:formula="of:=IF([.A225]=&quot;So&quot;;1;[.O223]+1)" office:value-type="float" office:value="4">
            <text:p>4</text:p>
          </table:table-cell>
          <table:table-cell table:formula="of:=IF([.O224]=1;[.A224];IF([.O224]=2;[.A224];IF([.O224]=3;[.C224]&amp; &quot; &quot; &amp;[.D224]&amp;&quot; &quot;&amp;[.E224]&amp;&quot; &quot; &amp;[.F224];IF([.O224]=4;[.A224]&amp; &quot; &quot; &amp;[.B224]&amp;&quot; &quot;&amp;[.C224]&amp;&quot; &quot; &amp;[.D224]))))" office:value-type="string" office:string-value="SKC Kapellen 1 ">
            <text:p>SKC Kapellen 1 </text:p>
          </table:table-cell>
          <table:table-cell table:formula="of:=IF([.O224]=1;[.A224];IF([.O224]=2;TEXT([.A225];&quot;TT.MM.JJ&quot;);IF([.O224]=3;[.C224]&amp; &quot; &quot; &amp;[.D224]&amp;&quot; &quot;&amp;[.E224]&amp;&quot; &quot; &amp;[.F224];IF([.O224]=4;[.A224]&amp; &quot; &quot; &amp;[.B224]&amp;&quot; &quot;&amp;[.C224]&amp;&quot; &quot; &amp;[.D224]))))" office:value-type="string" office:string-value="SKC Kapellen 1 ">
            <text:p>SKC Kapellen 1 </text:p>
          </table:table-cell>
          <table:table-cell table:formula="of:=IF([.O224]=1;[.A224];IF([.O224]=2;TEXT([.B225];&quot;HH:MM&quot;);IF([.O224]=3;[.C224]&amp; &quot; &quot; &amp;[.D224]&amp;&quot; &quot;&amp;[.E224]&amp;&quot; &quot; &amp;[.F224];IF([.O224]=4;[.A224]&amp; &quot; &quot; &amp;[.B224]&amp;&quot; &quot;&amp;[.C224]&amp;&quot; &quot; &amp;[.D224]))))" office:value-type="string" office:string-value="SKC Kapellen 1 ">
            <text:p>SKC Kapellen 1 </text:p>
          </table:table-cell>
          <table:table-cell/>
          <table:table-cell table:formula="of:=INDIRECT(&quot;R&quot;&amp;ROW([.T224])&amp;&quot;C&quot;&amp;COLUMN([.T224])+[.O224];&quot;0&quot;)" office:value-type="string" office:string-value="&quot;gast&quot;:&quot;SKC Kapellen 1 &quot;}">
            <text:p>"gast":"SKC Kapellen 1 "}</text:p>
          </table:table-cell>
          <table:table-cell table:formula="of:=IF([.P224]&gt;1;&quot;,&quot;;&quot;&quot;)&amp;&quot;{ &quot;&quot;spielnr&quot;&quot;:&quot;&quot;&quot;&amp;[.P224]&amp;&quot;&quot;&quot;,&quot;&quot;spieltag&quot;&quot;:&quot;&quot;&quot;&amp;[.L224]&amp;&quot;&quot;&quot;,&quot;&quot;bahn&quot;&quot;:&quot;&quot;&quot;&amp;[.N224]&amp;&quot;&quot;&quot;,&quot;" office:value-type="string" office:string-value=",{ &quot;spielnr&quot;:&quot;SKC Kapellen 1 &quot;,&quot;spieltag&quot;:&quot;13&quot;,&quot;bahn&quot;:&quot;&quot;,">
            <text:p>,{ "spielnr":"SKC Kapellen 1 ","spieltag":"13","bahn":"",</text:p>
          </table:table-cell>
          <table:table-cell table:formula="of:=&quot;&quot;&quot;datum&quot;&quot;:&quot;&quot;&quot;&amp;[.Q224]&amp;&quot;&quot;&quot;,&quot;&quot;uhrzeit&quot;&quot;:&quot;&quot;&quot;&amp;[.R224]&amp;&quot;&quot;&quot;,&quot;" office:value-type="string" office:string-value="&quot;datum&quot;:&quot;SKC Kapellen 1 &quot;,&quot;uhrzeit&quot;:&quot;SKC Kapellen 1 &quot;,">
            <text:p>"datum":"SKC Kapellen 1 ","uhrzeit":"SKC Kapellen 1 ",</text:p>
          </table:table-cell>
          <table:table-cell table:formula="of:=&quot;&quot;&quot;heim&quot;&quot;:&quot;&quot;&quot;&amp;[.P224]&amp;&quot;&quot;&quot;,&quot;" office:value-type="string" office:string-value="&quot;heim&quot;:&quot;SKC Kapellen 1 &quot;,">
            <text:p>"heim":"SKC Kapellen 1 ",</text:p>
          </table:table-cell>
          <table:table-cell table:formula="of:=&quot;&quot;&quot;gast&quot;&quot;:&quot;&quot;&quot;&amp;[.P224]&amp;&quot;&quot;&quot;}&quot;" office:value-type="string" office:string-value="&quot;gast&quot;:&quot;SKC Kapellen 1 &quot;}">
            <text:p>"gast":"SKC Kapellen 1 "}</text:p>
          </table:table-cell>
          <table:table-cell office:value-type="string">
            <text:p><text:s/></text:p>
          </table:table-cell>
        </table:table-row>
        <table:table-row table:style-name="ro2">
          <table:table-cell table:style-name="ce1" office:value-type="date" office:date-value="2012-08-14">
            <text:p>14.08.12</text:p>
          </table:table-cell>
          <table:table-cell office:value-type="string">
            <text:p>Spieltag</text:p>
          </table:table-cell>
          <table:table-cell table:number-columns-repeated="4"/>
          <table:table-cell table:number-columns-repeated="4"/>
          <table:table-cell table:formula="of:=IF(AND([.A225]=&quot;Bahn&quot;;[.K224]=-1);0;IF(AND([.A225]&lt;&gt;&quot;Bahn&quot;;[.K224]&lt;&gt;-1);[.K224]+1;[.K224]))" office:value-type="float" office:value="-1">
            <text:p>-1</text:p>
          </table:table-cell>
          <table:table-cell table:formula="of:=IF([.B225]=&quot;Spieltag&quot;;[.L224]+1;[.L224])" office:value-type="float" office:value="14">
            <text:p>14</text:p>
          </table:table-cell>
          <table:table-cell table:formula="of:=IF(AND([.K225]&gt;0;[.K225]&lt;&gt;[.K224]);[.A225];&quot;&quot;)">
            <text:p/>
          </table:table-cell>
          <table:table-cell table:formula="of:=IF([.O225]=1;VLOOKUP([.P225];[.K221:.M720];3;0);&quot;&quot;)">
            <text:p/>
          </table:table-cell>
          <table:table-cell table:formula="of:=IF([.A226]=&quot;So&quot;;1;[.O224]+1)" office:value-type="float" office:value="5">
            <text:p>5</text:p>
          </table:table-cell>
          <table:table-cell table:formula="of:=IF([.O225]=1;[.A225];IF([.O225]=2;[.A225];IF([.O225]=3;[.C225]&amp; &quot; &quot; &amp;[.D225]&amp;&quot; &quot;&amp;[.E225]&amp;&quot; &quot; &amp;[.F225];IF([.O225]=4;[.A225]&amp; &quot; &quot; &amp;[.B225]&amp;&quot; &quot;&amp;[.C225]&amp;&quot; &quot; &amp;[.D225]))))" office:value-type="boolean" office:boolean-value="false">
            <text:p>FALSCH</text:p>
          </table:table-cell>
          <table:table-cell table:formula="of:=IF([.O225]=1;[.A225];IF([.O225]=2;TEXT([.A226];&quot;TT.MM.JJ&quot;);IF([.O225]=3;[.C225]&amp; &quot; &quot; &amp;[.D225]&amp;&quot; &quot;&amp;[.E225]&amp;&quot; &quot; &amp;[.F225];IF([.O225]=4;[.A225]&amp; &quot; &quot; &amp;[.B225]&amp;&quot; &quot;&amp;[.C225]&amp;&quot; &quot; &amp;[.D225]))))" office:value-type="boolean" office:boolean-value="false">
            <text:p>FALSCH</text:p>
          </table:table-cell>
          <table:table-cell table:formula="of:=IF([.O225]=1;[.A225];IF([.O225]=2;TEXT([.B226];&quot;HH:MM&quot;);IF([.O225]=3;[.C225]&amp; &quot; &quot; &amp;[.D225]&amp;&quot; &quot;&amp;[.E225]&amp;&quot; &quot; &amp;[.F225];IF([.O225]=4;[.A225]&amp; &quot; &quot; &amp;[.B225]&amp;&quot; &quot;&amp;[.C225]&amp;&quot; &quot; &amp;[.D225]))))" office:value-type="boolean" office:boolean-value="false">
            <text:p>FALSCH</text:p>
          </table:table-cell>
          <table:table-cell/>
          <table:table-cell table:formula="of:=INDIRECT(&quot;R&quot;&amp;ROW([.T225])&amp;&quot;C&quot;&amp;COLUMN([.T225])+[.O225];&quot;0&quot;)" office:value-type="string" office:string-value=" ">
            <text:p><text:s/></text:p>
          </table:table-cell>
          <table:table-cell table:formula="of:=IF([.P225]&gt;1;&quot;,&quot;;&quot;&quot;)&amp;&quot;{ &quot;&quot;spielnr&quot;&quot;:&quot;&quot;&quot;&amp;[.P225]&amp;&quot;&quot;&quot;,&quot;&quot;spieltag&quot;&quot;:&quot;&quot;&quot;&amp;[.L225]&amp;&quot;&quot;&quot;,&quot;&quot;bahn&quot;&quot;:&quot;&quot;&quot;&amp;[.N225]&amp;&quot;&quot;&quot;,&quot;" office:value-type="string" office:string-value="{ &quot;spielnr&quot;:&quot;0&quot;,&quot;spieltag&quot;:&quot;14&quot;,&quot;bahn&quot;:&quot;&quot;,">
            <text:p>{ "spielnr":"0","spieltag":"14","bahn":"",</text:p>
          </table:table-cell>
          <table:table-cell table:formula="of:=&quot;&quot;&quot;datum&quot;&quot;:&quot;&quot;&quot;&amp;[.Q225]&amp;&quot;&quot;&quot;,&quot;&quot;uhrzeit&quot;&quot;:&quot;&quot;&quot;&amp;[.R225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225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225]&amp;&quot;&quot;&quot;}&quot;" office:value-type="string" office:string-value="&quot;gast&quot;:&quot;0&quot;}">
            <text:p>"gast":"0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float" office:value="53">
            <text:p>53</text:p>
          </table:table-cell>
          <table:table-cell table:number-columns-repeated="5"/>
          <table:table-cell table:number-columns-repeated="4"/>
          <table:table-cell table:formula="of:=IF(AND([.A226]=&quot;Bahn&quot;;[.K225]=-1);0;IF(AND([.A226]&lt;&gt;&quot;Bahn&quot;;[.K225]&lt;&gt;-1);[.K225]+1;[.K225]))" office:value-type="float" office:value="-1">
            <text:p>-1</text:p>
          </table:table-cell>
          <table:table-cell table:formula="of:=IF([.B226]=&quot;Spieltag&quot;;[.L225]+1;[.L225])" office:value-type="float" office:value="14">
            <text:p>14</text:p>
          </table:table-cell>
          <table:table-cell table:formula="of:=IF(AND([.K226]&gt;0;[.K226]&lt;&gt;[.K225]);[.A226];&quot;&quot;)">
            <text:p/>
          </table:table-cell>
          <table:table-cell table:formula="of:=IF([.O226]=1;VLOOKUP([.P226];[.K222:.M721];3;0);&quot;&quot;)" office:value-type="string" office:string-value="1-4">
            <text:p>1-4</text:p>
          </table:table-cell>
          <table:table-cell table:formula="of:=IF([.A227]=&quot;So&quot;;1;[.O225]+1)" office:value-type="float" office:value="1">
            <text:p>1</text:p>
          </table:table-cell>
          <table:table-cell table:formula="of:=IF([.O226]=1;[.A226];IF([.O226]=2;[.A226];IF([.O226]=3;[.C226]&amp; &quot; &quot; &amp;[.D226]&amp;&quot; &quot;&amp;[.E226]&amp;&quot; &quot; &amp;[.F226];IF([.O226]=4;[.A226]&amp; &quot; &quot; &amp;[.B226]&amp;&quot; &quot;&amp;[.C226]&amp;&quot; &quot; &amp;[.D226]))))" office:value-type="float" office:value="53">
            <text:p>53</text:p>
          </table:table-cell>
          <table:table-cell table:formula="of:=IF([.O226]=1;[.A226];IF([.O226]=2;TEXT([.A227];&quot;TT.MM.JJ&quot;);IF([.O226]=3;[.C226]&amp; &quot; &quot; &amp;[.D226]&amp;&quot; &quot;&amp;[.E226]&amp;&quot; &quot; &amp;[.F226];IF([.O226]=4;[.A226]&amp; &quot; &quot; &amp;[.B226]&amp;&quot; &quot;&amp;[.C226]&amp;&quot; &quot; &amp;[.D226]))))" office:value-type="float" office:value="53">
            <text:p>53</text:p>
          </table:table-cell>
          <table:table-cell table:formula="of:=IF([.O226]=1;[.A226];IF([.O226]=2;TEXT([.B227];&quot;HH:MM&quot;);IF([.O226]=3;[.C226]&amp; &quot; &quot; &amp;[.D226]&amp;&quot; &quot;&amp;[.E226]&amp;&quot; &quot; &amp;[.F226];IF([.O226]=4;[.A226]&amp; &quot; &quot; &amp;[.B226]&amp;&quot; &quot;&amp;[.C226]&amp;&quot; &quot; &amp;[.D226]))))" office:value-type="float" office:value="53">
            <text:p>53</text:p>
          </table:table-cell>
          <table:table-cell/>
          <table:table-cell table:formula="of:=INDIRECT(&quot;R&quot;&amp;ROW([.T226])&amp;&quot;C&quot;&amp;COLUMN([.T226])+[.O226];&quot;0&quot;)" office:value-type="string" office:string-value=",{ &quot;spielnr&quot;:&quot;53&quot;,&quot;spieltag&quot;:&quot;14&quot;,&quot;bahn&quot;:&quot;1-4&quot;,">
            <text:p>,{ "spielnr":"53","spieltag":"14","bahn":"1-4",</text:p>
          </table:table-cell>
          <table:table-cell table:formula="of:=IF([.P226]&gt;1;&quot;,&quot;;&quot;&quot;)&amp;&quot;{ &quot;&quot;spielnr&quot;&quot;:&quot;&quot;&quot;&amp;[.P226]&amp;&quot;&quot;&quot;,&quot;&quot;spieltag&quot;&quot;:&quot;&quot;&quot;&amp;[.L226]&amp;&quot;&quot;&quot;,&quot;&quot;bahn&quot;&quot;:&quot;&quot;&quot;&amp;[.N226]&amp;&quot;&quot;&quot;,&quot;" office:value-type="string" office:string-value=",{ &quot;spielnr&quot;:&quot;53&quot;,&quot;spieltag&quot;:&quot;14&quot;,&quot;bahn&quot;:&quot;1-4&quot;,">
            <text:p>,{ "spielnr":"53","spieltag":"14","bahn":"1-4",</text:p>
          </table:table-cell>
          <table:table-cell table:formula="of:=&quot;&quot;&quot;datum&quot;&quot;:&quot;&quot;&quot;&amp;[.Q226]&amp;&quot;&quot;&quot;,&quot;&quot;uhrzeit&quot;&quot;:&quot;&quot;&quot;&amp;[.R226]&amp;&quot;&quot;&quot;,&quot;" office:value-type="string" office:string-value="&quot;datum&quot;:&quot;53&quot;,&quot;uhrzeit&quot;:&quot;53&quot;,">
            <text:p>"datum":"53","uhrzeit":"53",</text:p>
          </table:table-cell>
          <table:table-cell table:formula="of:=&quot;&quot;&quot;heim&quot;&quot;:&quot;&quot;&quot;&amp;[.P226]&amp;&quot;&quot;&quot;,&quot;" office:value-type="string" office:string-value="&quot;heim&quot;:&quot;53&quot;,">
            <text:p>"heim":"53",</text:p>
          </table:table-cell>
          <table:table-cell table:formula="of:=&quot;&quot;&quot;gast&quot;&quot;:&quot;&quot;&quot;&amp;[.P226]&amp;&quot;&quot;&quot;}&quot;" office:value-type="string" office:string-value="&quot;gast&quot;:&quot;53&quot;}">
            <text:p>"gast":"53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So</text:p>
          </table:table-cell>
          <table:table-cell table:number-columns-repeated="5"/>
          <table:table-cell table:number-columns-repeated="4"/>
          <table:table-cell table:formula="of:=IF(AND([.A227]=&quot;Bahn&quot;;[.K226]=-1);0;IF(AND([.A227]&lt;&gt;&quot;Bahn&quot;;[.K226]&lt;&gt;-1);[.K226]+1;[.K226]))" office:value-type="float" office:value="-1">
            <text:p>-1</text:p>
          </table:table-cell>
          <table:table-cell table:formula="of:=IF([.B227]=&quot;Spieltag&quot;;[.L226]+1;[.L226])" office:value-type="float" office:value="14">
            <text:p>14</text:p>
          </table:table-cell>
          <table:table-cell table:formula="of:=IF(AND([.K227]&gt;0;[.K227]&lt;&gt;[.K226]);[.A227];&quot;&quot;)">
            <text:p/>
          </table:table-cell>
          <table:table-cell table:formula="of:=IF([.O227]=1;VLOOKUP([.P227];[.K223:.M722];3;0);&quot;&quot;)">
            <text:p/>
          </table:table-cell>
          <table:table-cell table:formula="of:=IF([.A228]=&quot;So&quot;;1;[.O226]+1)" office:value-type="float" office:value="2">
            <text:p>2</text:p>
          </table:table-cell>
          <table:table-cell table:formula="of:=IF([.O227]=1;[.A227];IF([.O227]=2;[.A227];IF([.O227]=3;[.C227]&amp; &quot; &quot; &amp;[.D227]&amp;&quot; &quot;&amp;[.E227]&amp;&quot; &quot; &amp;[.F227];IF([.O227]=4;[.A227]&amp; &quot; &quot; &amp;[.B227]&amp;&quot; &quot;&amp;[.C227]&amp;&quot; &quot; &amp;[.D227]))))" office:value-type="string" office:string-value="So">
            <text:p>So</text:p>
          </table:table-cell>
          <table:table-cell table:formula="of:=IF([.O227]=1;[.A227];IF([.O227]=2;TEXT([.A228];&quot;TT.MM.JJ&quot;);IF([.O227]=3;[.C227]&amp; &quot; &quot; &amp;[.D227]&amp;&quot; &quot;&amp;[.E227]&amp;&quot; &quot; &amp;[.F227];IF([.O227]=4;[.A227]&amp; &quot; &quot; &amp;[.B227]&amp;&quot; &quot;&amp;[.C227]&amp;&quot; &quot; &amp;[.D227]))))" office:value-type="string" office:string-value="14.04.13">
            <text:p>14.04.13</text:p>
          </table:table-cell>
          <table:table-cell table:formula="of:=IF([.O227]=1;[.A227];IF([.O227]=2;TEXT([.B228];&quot;HH:MM&quot;);IF([.O227]=3;[.C227]&amp; &quot; &quot; &amp;[.D227]&amp;&quot; &quot;&amp;[.E227]&amp;&quot; &quot; &amp;[.F227];IF([.O227]=4;[.A227]&amp; &quot; &quot; &amp;[.B227]&amp;&quot; &quot;&amp;[.C227]&amp;&quot; &quot; &amp;[.D227]))))" office:value-type="string" office:string-value="10:00">
            <text:p>10:00</text:p>
          </table:table-cell>
          <table:table-cell/>
          <table:table-cell table:formula="of:=INDIRECT(&quot;R&quot;&amp;ROW([.T227])&amp;&quot;C&quot;&amp;COLUMN([.T227])+[.O227];&quot;0&quot;)" office:value-type="string" office:string-value="&quot;datum&quot;:&quot;14.04.13&quot;,&quot;uhrzeit&quot;:&quot;10:00&quot;,">
            <text:p>"datum":"14.04.13","uhrzeit":"10:00",</text:p>
          </table:table-cell>
          <table:table-cell table:formula="of:=IF([.P227]&gt;1;&quot;,&quot;;&quot;&quot;)&amp;&quot;{ &quot;&quot;spielnr&quot;&quot;:&quot;&quot;&quot;&amp;[.P227]&amp;&quot;&quot;&quot;,&quot;&quot;spieltag&quot;&quot;:&quot;&quot;&quot;&amp;[.L227]&amp;&quot;&quot;&quot;,&quot;&quot;bahn&quot;&quot;:&quot;&quot;&quot;&amp;[.N227]&amp;&quot;&quot;&quot;,&quot;" office:value-type="string" office:string-value=",{ &quot;spielnr&quot;:&quot;So&quot;,&quot;spieltag&quot;:&quot;14&quot;,&quot;bahn&quot;:&quot;&quot;,">
            <text:p>,{ "spielnr":"So","spieltag":"14","bahn":"",</text:p>
          </table:table-cell>
          <table:table-cell table:formula="of:=&quot;&quot;&quot;datum&quot;&quot;:&quot;&quot;&quot;&amp;[.Q227]&amp;&quot;&quot;&quot;,&quot;&quot;uhrzeit&quot;&quot;:&quot;&quot;&quot;&amp;[.R227]&amp;&quot;&quot;&quot;,&quot;" office:value-type="string" office:string-value="&quot;datum&quot;:&quot;14.04.13&quot;,&quot;uhrzeit&quot;:&quot;10:00&quot;,">
            <text:p>"datum":"14.04.13","uhrzeit":"10:00",</text:p>
          </table:table-cell>
          <table:table-cell table:formula="of:=&quot;&quot;&quot;heim&quot;&quot;:&quot;&quot;&quot;&amp;[.P227]&amp;&quot;&quot;&quot;,&quot;" office:value-type="string" office:string-value="&quot;heim&quot;:&quot;So&quot;,">
            <text:p>"heim":"So",</text:p>
          </table:table-cell>
          <table:table-cell table:formula="of:=&quot;&quot;&quot;gast&quot;&quot;:&quot;&quot;&quot;&amp;[.P227]&amp;&quot;&quot;&quot;}&quot;" office:value-type="string" office:string-value="&quot;gast&quot;:&quot;So&quot;}">
            <text:p>"gast":"So"}</text:p>
          </table:table-cell>
          <table:table-cell office:value-type="string">
            <text:p><text:s/></text:p>
          </table:table-cell>
        </table:table-row>
        <table:table-row table:style-name="ro2">
          <table:table-cell table:style-name="ce1" office:value-type="date" office:date-value="2013-04-14">
            <text:p>14.04.13</text:p>
          </table:table-cell>
          <table:table-cell table:style-name="ce3" office:value-type="time" office:time-value="PT10H00M00S">
            <text:p>10:00:00</text:p>
          </table:table-cell>
          <table:table-cell office:value-type="string">
            <text:p>SK</text:p>
          </table:table-cell>
          <table:table-cell office:value-type="string">
            <text:p>Dinslaken</text:p>
          </table:table-cell>
          <table:table-cell office:value-type="float" office:value="3">
            <text:p>3</text:p>
          </table:table-cell>
          <table:table-cell/>
          <table:table-cell table:number-columns-repeated="4"/>
          <table:table-cell table:formula="of:=IF(AND([.A228]=&quot;Bahn&quot;;[.K227]=-1);0;IF(AND([.A228]&lt;&gt;&quot;Bahn&quot;;[.K227]&lt;&gt;-1);[.K227]+1;[.K227]))" office:value-type="float" office:value="-1">
            <text:p>-1</text:p>
          </table:table-cell>
          <table:table-cell table:formula="of:=IF([.B228]=&quot;Spieltag&quot;;[.L227]+1;[.L227])" office:value-type="float" office:value="14">
            <text:p>14</text:p>
          </table:table-cell>
          <table:table-cell table:formula="of:=IF(AND([.K228]&gt;0;[.K228]&lt;&gt;[.K227]);[.A228];&quot;&quot;)">
            <text:p/>
          </table:table-cell>
          <table:table-cell table:formula="of:=IF([.O228]=1;VLOOKUP([.P228];[.K224:.M723];3;0);&quot;&quot;)">
            <text:p/>
          </table:table-cell>
          <table:table-cell table:formula="of:=IF([.A229]=&quot;So&quot;;1;[.O227]+1)" office:value-type="float" office:value="3">
            <text:p>3</text:p>
          </table:table-cell>
          <table:table-cell table:formula="of:=IF([.O228]=1;[.A228];IF([.O228]=2;[.A228];IF([.O228]=3;[.C228]&amp; &quot; &quot; &amp;[.D228]&amp;&quot; &quot;&amp;[.E228]&amp;&quot; &quot; &amp;[.F228];IF([.O228]=4;[.A228]&amp; &quot; &quot; &amp;[.B228]&amp;&quot; &quot;&amp;[.C228]&amp;&quot; &quot; &amp;[.D228]))))" office:value-type="string" office:string-value="SK Dinslaken 3 ">
            <text:p>SK Dinslaken 3 </text:p>
          </table:table-cell>
          <table:table-cell table:formula="of:=IF([.O228]=1;[.A228];IF([.O228]=2;TEXT([.A229];&quot;TT.MM.JJ&quot;);IF([.O228]=3;[.C228]&amp; &quot; &quot; &amp;[.D228]&amp;&quot; &quot;&amp;[.E228]&amp;&quot; &quot; &amp;[.F228];IF([.O228]=4;[.A228]&amp; &quot; &quot; &amp;[.B228]&amp;&quot; &quot;&amp;[.C228]&amp;&quot; &quot; &amp;[.D228]))))" office:value-type="string" office:string-value="SK Dinslaken 3 ">
            <text:p>SK Dinslaken 3 </text:p>
          </table:table-cell>
          <table:table-cell table:formula="of:=IF([.O228]=1;[.A228];IF([.O228]=2;TEXT([.B229];&quot;HH:MM&quot;);IF([.O228]=3;[.C228]&amp; &quot; &quot; &amp;[.D228]&amp;&quot; &quot;&amp;[.E228]&amp;&quot; &quot; &amp;[.F228];IF([.O228]=4;[.A228]&amp; &quot; &quot; &amp;[.B228]&amp;&quot; &quot;&amp;[.C228]&amp;&quot; &quot; &amp;[.D228]))))" office:value-type="string" office:string-value="SK Dinslaken 3 ">
            <text:p>SK Dinslaken 3 </text:p>
          </table:table-cell>
          <table:table-cell/>
          <table:table-cell table:formula="of:=INDIRECT(&quot;R&quot;&amp;ROW([.T228])&amp;&quot;C&quot;&amp;COLUMN([.T228])+[.O228];&quot;0&quot;)" office:value-type="string" office:string-value="&quot;heim&quot;:&quot;SK Dinslaken 3 &quot;,">
            <text:p>"heim":"SK Dinslaken 3 ",</text:p>
          </table:table-cell>
          <table:table-cell table:formula="of:=IF([.P228]&gt;1;&quot;,&quot;;&quot;&quot;)&amp;&quot;{ &quot;&quot;spielnr&quot;&quot;:&quot;&quot;&quot;&amp;[.P228]&amp;&quot;&quot;&quot;,&quot;&quot;spieltag&quot;&quot;:&quot;&quot;&quot;&amp;[.L228]&amp;&quot;&quot;&quot;,&quot;&quot;bahn&quot;&quot;:&quot;&quot;&quot;&amp;[.N228]&amp;&quot;&quot;&quot;,&quot;" office:value-type="string" office:string-value=",{ &quot;spielnr&quot;:&quot;SK Dinslaken 3 &quot;,&quot;spieltag&quot;:&quot;14&quot;,&quot;bahn&quot;:&quot;&quot;,">
            <text:p>,{ "spielnr":"SK Dinslaken 3 ","spieltag":"14","bahn":"",</text:p>
          </table:table-cell>
          <table:table-cell table:formula="of:=&quot;&quot;&quot;datum&quot;&quot;:&quot;&quot;&quot;&amp;[.Q228]&amp;&quot;&quot;&quot;,&quot;&quot;uhrzeit&quot;&quot;:&quot;&quot;&quot;&amp;[.R228]&amp;&quot;&quot;&quot;,&quot;" office:value-type="string" office:string-value="&quot;datum&quot;:&quot;SK Dinslaken 3 &quot;,&quot;uhrzeit&quot;:&quot;SK Dinslaken 3 &quot;,">
            <text:p>"datum":"SK Dinslaken 3 ","uhrzeit":"SK Dinslaken 3 ",</text:p>
          </table:table-cell>
          <table:table-cell table:formula="of:=&quot;&quot;&quot;heim&quot;&quot;:&quot;&quot;&quot;&amp;[.P228]&amp;&quot;&quot;&quot;,&quot;" office:value-type="string" office:string-value="&quot;heim&quot;:&quot;SK Dinslaken 3 &quot;,">
            <text:p>"heim":"SK Dinslaken 3 ",</text:p>
          </table:table-cell>
          <table:table-cell table:formula="of:=&quot;&quot;&quot;gast&quot;&quot;:&quot;&quot;&quot;&amp;[.P228]&amp;&quot;&quot;&quot;}&quot;" office:value-type="string" office:string-value="&quot;gast&quot;:&quot;SK Dinslaken 3 &quot;}">
            <text:p>"gast":"SK Dinslaken 3 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SKV</text:p>
          </table:table-cell>
          <table:table-cell office:value-type="string">
            <text:p>Rees</text:p>
          </table:table-cell>
          <table:table-cell office:value-type="float" office:value="3">
            <text:p>3</text:p>
          </table:table-cell>
          <table:table-cell table:number-columns-repeated="3"/>
          <table:table-cell table:number-columns-repeated="4"/>
          <table:table-cell table:formula="of:=IF(AND([.A229]=&quot;Bahn&quot;;[.K228]=-1);0;IF(AND([.A229]&lt;&gt;&quot;Bahn&quot;;[.K228]&lt;&gt;-1);[.K228]+1;[.K228]))" office:value-type="float" office:value="-1">
            <text:p>-1</text:p>
          </table:table-cell>
          <table:table-cell table:formula="of:=IF([.B229]=&quot;Spieltag&quot;;[.L228]+1;[.L228])" office:value-type="float" office:value="14">
            <text:p>14</text:p>
          </table:table-cell>
          <table:table-cell table:formula="of:=IF(AND([.K229]&gt;0;[.K229]&lt;&gt;[.K228]);[.A229];&quot;&quot;)">
            <text:p/>
          </table:table-cell>
          <table:table-cell table:formula="of:=IF([.O229]=1;VLOOKUP([.P229];[.K225:.M724];3;0);&quot;&quot;)">
            <text:p/>
          </table:table-cell>
          <table:table-cell table:formula="of:=IF([.A230]=&quot;So&quot;;1;[.O228]+1)" office:value-type="float" office:value="4">
            <text:p>4</text:p>
          </table:table-cell>
          <table:table-cell table:formula="of:=IF([.O229]=1;[.A229];IF([.O229]=2;[.A229];IF([.O229]=3;[.C229]&amp; &quot; &quot; &amp;[.D229]&amp;&quot; &quot;&amp;[.E229]&amp;&quot; &quot; &amp;[.F229];IF([.O229]=4;[.A229]&amp; &quot; &quot; &amp;[.B229]&amp;&quot; &quot;&amp;[.C229]&amp;&quot; &quot; &amp;[.D229]))))" office:value-type="string" office:string-value="SKV Rees 3 ">
            <text:p>SKV Rees 3 </text:p>
          </table:table-cell>
          <table:table-cell table:formula="of:=IF([.O229]=1;[.A229];IF([.O229]=2;TEXT([.A230];&quot;TT.MM.JJ&quot;);IF([.O229]=3;[.C229]&amp; &quot; &quot; &amp;[.D229]&amp;&quot; &quot;&amp;[.E229]&amp;&quot; &quot; &amp;[.F229];IF([.O229]=4;[.A229]&amp; &quot; &quot; &amp;[.B229]&amp;&quot; &quot;&amp;[.C229]&amp;&quot; &quot; &amp;[.D229]))))" office:value-type="string" office:string-value="SKV Rees 3 ">
            <text:p>SKV Rees 3 </text:p>
          </table:table-cell>
          <table:table-cell table:formula="of:=IF([.O229]=1;[.A229];IF([.O229]=2;TEXT([.B230];&quot;HH:MM&quot;);IF([.O229]=3;[.C229]&amp; &quot; &quot; &amp;[.D229]&amp;&quot; &quot;&amp;[.E229]&amp;&quot; &quot; &amp;[.F229];IF([.O229]=4;[.A229]&amp; &quot; &quot; &amp;[.B229]&amp;&quot; &quot;&amp;[.C229]&amp;&quot; &quot; &amp;[.D229]))))" office:value-type="string" office:string-value="SKV Rees 3 ">
            <text:p>SKV Rees 3 </text:p>
          </table:table-cell>
          <table:table-cell/>
          <table:table-cell table:formula="of:=INDIRECT(&quot;R&quot;&amp;ROW([.T229])&amp;&quot;C&quot;&amp;COLUMN([.T229])+[.O229];&quot;0&quot;)" office:value-type="string" office:string-value="&quot;gast&quot;:&quot;SKV Rees 3 &quot;}">
            <text:p>"gast":"SKV Rees 3 "}</text:p>
          </table:table-cell>
          <table:table-cell table:formula="of:=IF([.P229]&gt;1;&quot;,&quot;;&quot;&quot;)&amp;&quot;{ &quot;&quot;spielnr&quot;&quot;:&quot;&quot;&quot;&amp;[.P229]&amp;&quot;&quot;&quot;,&quot;&quot;spieltag&quot;&quot;:&quot;&quot;&quot;&amp;[.L229]&amp;&quot;&quot;&quot;,&quot;&quot;bahn&quot;&quot;:&quot;&quot;&quot;&amp;[.N229]&amp;&quot;&quot;&quot;,&quot;" office:value-type="string" office:string-value=",{ &quot;spielnr&quot;:&quot;SKV Rees 3 &quot;,&quot;spieltag&quot;:&quot;14&quot;,&quot;bahn&quot;:&quot;&quot;,">
            <text:p>,{ "spielnr":"SKV Rees 3 ","spieltag":"14","bahn":"",</text:p>
          </table:table-cell>
          <table:table-cell table:formula="of:=&quot;&quot;&quot;datum&quot;&quot;:&quot;&quot;&quot;&amp;[.Q229]&amp;&quot;&quot;&quot;,&quot;&quot;uhrzeit&quot;&quot;:&quot;&quot;&quot;&amp;[.R229]&amp;&quot;&quot;&quot;,&quot;" office:value-type="string" office:string-value="&quot;datum&quot;:&quot;SKV Rees 3 &quot;,&quot;uhrzeit&quot;:&quot;SKV Rees 3 &quot;,">
            <text:p>"datum":"SKV Rees 3 ","uhrzeit":"SKV Rees 3 ",</text:p>
          </table:table-cell>
          <table:table-cell table:formula="of:=&quot;&quot;&quot;heim&quot;&quot;:&quot;&quot;&quot;&amp;[.P229]&amp;&quot;&quot;&quot;,&quot;" office:value-type="string" office:string-value="&quot;heim&quot;:&quot;SKV Rees 3 &quot;,">
            <text:p>"heim":"SKV Rees 3 ",</text:p>
          </table:table-cell>
          <table:table-cell table:formula="of:=&quot;&quot;&quot;gast&quot;&quot;:&quot;&quot;&quot;&amp;[.P229]&amp;&quot;&quot;&quot;}&quot;" office:value-type="string" office:string-value="&quot;gast&quot;:&quot;SKV Rees 3 &quot;}">
            <text:p>"gast":"SKV Rees 3 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float" office:value="54">
            <text:p>54</text:p>
          </table:table-cell>
          <table:table-cell table:number-columns-repeated="5"/>
          <table:table-cell table:number-columns-repeated="4"/>
          <table:table-cell table:formula="of:=IF(AND([.A230]=&quot;Bahn&quot;;[.K229]=-1);0;IF(AND([.A230]&lt;&gt;&quot;Bahn&quot;;[.K229]&lt;&gt;-1);[.K229]+1;[.K229]))" office:value-type="float" office:value="-1">
            <text:p>-1</text:p>
          </table:table-cell>
          <table:table-cell table:formula="of:=IF([.B230]=&quot;Spieltag&quot;;[.L229]+1;[.L229])" office:value-type="float" office:value="14">
            <text:p>14</text:p>
          </table:table-cell>
          <table:table-cell table:formula="of:=IF(AND([.K230]&gt;0;[.K230]&lt;&gt;[.K229]);[.A230];&quot;&quot;)">
            <text:p/>
          </table:table-cell>
          <table:table-cell table:formula="of:=IF([.O230]=1;VLOOKUP([.P230];[.K226:.M725];3;0);&quot;&quot;)" office:value-type="string" office:string-value="5-8">
            <text:p>5-8</text:p>
          </table:table-cell>
          <table:table-cell table:formula="of:=IF([.A231]=&quot;So&quot;;1;[.O229]+1)" office:value-type="float" office:value="1">
            <text:p>1</text:p>
          </table:table-cell>
          <table:table-cell table:formula="of:=IF([.O230]=1;[.A230];IF([.O230]=2;[.A230];IF([.O230]=3;[.C230]&amp; &quot; &quot; &amp;[.D230]&amp;&quot; &quot;&amp;[.E230]&amp;&quot; &quot; &amp;[.F230];IF([.O230]=4;[.A230]&amp; &quot; &quot; &amp;[.B230]&amp;&quot; &quot;&amp;[.C230]&amp;&quot; &quot; &amp;[.D230]))))" office:value-type="float" office:value="54">
            <text:p>54</text:p>
          </table:table-cell>
          <table:table-cell table:formula="of:=IF([.O230]=1;[.A230];IF([.O230]=2;TEXT([.A231];&quot;TT.MM.JJ&quot;);IF([.O230]=3;[.C230]&amp; &quot; &quot; &amp;[.D230]&amp;&quot; &quot;&amp;[.E230]&amp;&quot; &quot; &amp;[.F230];IF([.O230]=4;[.A230]&amp; &quot; &quot; &amp;[.B230]&amp;&quot; &quot;&amp;[.C230]&amp;&quot; &quot; &amp;[.D230]))))" office:value-type="float" office:value="54">
            <text:p>54</text:p>
          </table:table-cell>
          <table:table-cell table:formula="of:=IF([.O230]=1;[.A230];IF([.O230]=2;TEXT([.B231];&quot;HH:MM&quot;);IF([.O230]=3;[.C230]&amp; &quot; &quot; &amp;[.D230]&amp;&quot; &quot;&amp;[.E230]&amp;&quot; &quot; &amp;[.F230];IF([.O230]=4;[.A230]&amp; &quot; &quot; &amp;[.B230]&amp;&quot; &quot;&amp;[.C230]&amp;&quot; &quot; &amp;[.D230]))))" office:value-type="float" office:value="54">
            <text:p>54</text:p>
          </table:table-cell>
          <table:table-cell/>
          <table:table-cell table:formula="of:=INDIRECT(&quot;R&quot;&amp;ROW([.T230])&amp;&quot;C&quot;&amp;COLUMN([.T230])+[.O230];&quot;0&quot;)" office:value-type="string" office:string-value=",{ &quot;spielnr&quot;:&quot;54&quot;,&quot;spieltag&quot;:&quot;14&quot;,&quot;bahn&quot;:&quot;5-8&quot;,">
            <text:p>,{ "spielnr":"54","spieltag":"14","bahn":"5-8",</text:p>
          </table:table-cell>
          <table:table-cell table:formula="of:=IF([.P230]&gt;1;&quot;,&quot;;&quot;&quot;)&amp;&quot;{ &quot;&quot;spielnr&quot;&quot;:&quot;&quot;&quot;&amp;[.P230]&amp;&quot;&quot;&quot;,&quot;&quot;spieltag&quot;&quot;:&quot;&quot;&quot;&amp;[.L230]&amp;&quot;&quot;&quot;,&quot;&quot;bahn&quot;&quot;:&quot;&quot;&quot;&amp;[.N230]&amp;&quot;&quot;&quot;,&quot;" office:value-type="string" office:string-value=",{ &quot;spielnr&quot;:&quot;54&quot;,&quot;spieltag&quot;:&quot;14&quot;,&quot;bahn&quot;:&quot;5-8&quot;,">
            <text:p>,{ "spielnr":"54","spieltag":"14","bahn":"5-8",</text:p>
          </table:table-cell>
          <table:table-cell table:formula="of:=&quot;&quot;&quot;datum&quot;&quot;:&quot;&quot;&quot;&amp;[.Q230]&amp;&quot;&quot;&quot;,&quot;&quot;uhrzeit&quot;&quot;:&quot;&quot;&quot;&amp;[.R230]&amp;&quot;&quot;&quot;,&quot;" office:value-type="string" office:string-value="&quot;datum&quot;:&quot;54&quot;,&quot;uhrzeit&quot;:&quot;54&quot;,">
            <text:p>"datum":"54","uhrzeit":"54",</text:p>
          </table:table-cell>
          <table:table-cell table:formula="of:=&quot;&quot;&quot;heim&quot;&quot;:&quot;&quot;&quot;&amp;[.P230]&amp;&quot;&quot;&quot;,&quot;" office:value-type="string" office:string-value="&quot;heim&quot;:&quot;54&quot;,">
            <text:p>"heim":"54",</text:p>
          </table:table-cell>
          <table:table-cell table:formula="of:=&quot;&quot;&quot;gast&quot;&quot;:&quot;&quot;&quot;&amp;[.P230]&amp;&quot;&quot;&quot;}&quot;" office:value-type="string" office:string-value="&quot;gast&quot;:&quot;54&quot;}">
            <text:p>"gast":"54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So</text:p>
          </table:table-cell>
          <table:table-cell table:number-columns-repeated="5"/>
          <table:table-cell table:number-columns-repeated="4"/>
          <table:table-cell table:formula="of:=IF(AND([.A231]=&quot;Bahn&quot;;[.K230]=-1);0;IF(AND([.A231]&lt;&gt;&quot;Bahn&quot;;[.K230]&lt;&gt;-1);[.K230]+1;[.K230]))" office:value-type="float" office:value="-1">
            <text:p>-1</text:p>
          </table:table-cell>
          <table:table-cell table:formula="of:=IF([.B231]=&quot;Spieltag&quot;;[.L230]+1;[.L230])" office:value-type="float" office:value="14">
            <text:p>14</text:p>
          </table:table-cell>
          <table:table-cell table:formula="of:=IF(AND([.K231]&gt;0;[.K231]&lt;&gt;[.K230]);[.A231];&quot;&quot;)">
            <text:p/>
          </table:table-cell>
          <table:table-cell table:formula="of:=IF([.O231]=1;VLOOKUP([.P231];[.K227:.M726];3;0);&quot;&quot;)">
            <text:p/>
          </table:table-cell>
          <table:table-cell table:formula="of:=IF([.A232]=&quot;So&quot;;1;[.O230]+1)" office:value-type="float" office:value="2">
            <text:p>2</text:p>
          </table:table-cell>
          <table:table-cell table:formula="of:=IF([.O231]=1;[.A231];IF([.O231]=2;[.A231];IF([.O231]=3;[.C231]&amp; &quot; &quot; &amp;[.D231]&amp;&quot; &quot;&amp;[.E231]&amp;&quot; &quot; &amp;[.F231];IF([.O231]=4;[.A231]&amp; &quot; &quot; &amp;[.B231]&amp;&quot; &quot;&amp;[.C231]&amp;&quot; &quot; &amp;[.D231]))))" office:value-type="string" office:string-value="So">
            <text:p>So</text:p>
          </table:table-cell>
          <table:table-cell table:formula="of:=IF([.O231]=1;[.A231];IF([.O231]=2;TEXT([.A232];&quot;TT.MM.JJ&quot;);IF([.O231]=3;[.C231]&amp; &quot; &quot; &amp;[.D231]&amp;&quot; &quot;&amp;[.E231]&amp;&quot; &quot; &amp;[.F231];IF([.O231]=4;[.A231]&amp; &quot; &quot; &amp;[.B231]&amp;&quot; &quot;&amp;[.C231]&amp;&quot; &quot; &amp;[.D231]))))" office:value-type="string" office:string-value="14.04.13">
            <text:p>14.04.13</text:p>
          </table:table-cell>
          <table:table-cell table:formula="of:=IF([.O231]=1;[.A231];IF([.O231]=2;TEXT([.B232];&quot;HH:MM&quot;);IF([.O231]=3;[.C231]&amp; &quot; &quot; &amp;[.D231]&amp;&quot; &quot;&amp;[.E231]&amp;&quot; &quot; &amp;[.F231];IF([.O231]=4;[.A231]&amp; &quot; &quot; &amp;[.B231]&amp;&quot; &quot;&amp;[.C231]&amp;&quot; &quot; &amp;[.D231]))))" office:value-type="string" office:string-value="13:00">
            <text:p>13:00</text:p>
          </table:table-cell>
          <table:table-cell/>
          <table:table-cell table:formula="of:=INDIRECT(&quot;R&quot;&amp;ROW([.T231])&amp;&quot;C&quot;&amp;COLUMN([.T231])+[.O231];&quot;0&quot;)" office:value-type="string" office:string-value="&quot;datum&quot;:&quot;14.04.13&quot;,&quot;uhrzeit&quot;:&quot;13:00&quot;,">
            <text:p>"datum":"14.04.13","uhrzeit":"13:00",</text:p>
          </table:table-cell>
          <table:table-cell table:formula="of:=IF([.P231]&gt;1;&quot;,&quot;;&quot;&quot;)&amp;&quot;{ &quot;&quot;spielnr&quot;&quot;:&quot;&quot;&quot;&amp;[.P231]&amp;&quot;&quot;&quot;,&quot;&quot;spieltag&quot;&quot;:&quot;&quot;&quot;&amp;[.L231]&amp;&quot;&quot;&quot;,&quot;&quot;bahn&quot;&quot;:&quot;&quot;&quot;&amp;[.N231]&amp;&quot;&quot;&quot;,&quot;" office:value-type="string" office:string-value=",{ &quot;spielnr&quot;:&quot;So&quot;,&quot;spieltag&quot;:&quot;14&quot;,&quot;bahn&quot;:&quot;&quot;,">
            <text:p>,{ "spielnr":"So","spieltag":"14","bahn":"",</text:p>
          </table:table-cell>
          <table:table-cell table:formula="of:=&quot;&quot;&quot;datum&quot;&quot;:&quot;&quot;&quot;&amp;[.Q231]&amp;&quot;&quot;&quot;,&quot;&quot;uhrzeit&quot;&quot;:&quot;&quot;&quot;&amp;[.R231]&amp;&quot;&quot;&quot;,&quot;" office:value-type="string" office:string-value="&quot;datum&quot;:&quot;14.04.13&quot;,&quot;uhrzeit&quot;:&quot;13:00&quot;,">
            <text:p>"datum":"14.04.13","uhrzeit":"13:00",</text:p>
          </table:table-cell>
          <table:table-cell table:formula="of:=&quot;&quot;&quot;heim&quot;&quot;:&quot;&quot;&quot;&amp;[.P231]&amp;&quot;&quot;&quot;,&quot;" office:value-type="string" office:string-value="&quot;heim&quot;:&quot;So&quot;,">
            <text:p>"heim":"So",</text:p>
          </table:table-cell>
          <table:table-cell table:formula="of:=&quot;&quot;&quot;gast&quot;&quot;:&quot;&quot;&quot;&amp;[.P231]&amp;&quot;&quot;&quot;}&quot;" office:value-type="string" office:string-value="&quot;gast&quot;:&quot;So&quot;}">
            <text:p>"gast":"So"}</text:p>
          </table:table-cell>
          <table:table-cell office:value-type="string">
            <text:p><text:s/></text:p>
          </table:table-cell>
        </table:table-row>
        <table:table-row table:style-name="ro2">
          <table:table-cell table:style-name="ce1" office:value-type="date" office:date-value="2013-04-14">
            <text:p>14.04.13</text:p>
          </table:table-cell>
          <table:table-cell table:style-name="ce3" office:value-type="time" office:time-value="PT13H00M00S">
            <text:p>13:00:00</text:p>
          </table:table-cell>
          <table:table-cell office:value-type="string">
            <text:p>BW</text:p>
          </table:table-cell>
          <table:table-cell office:value-type="float" office:value="61">
            <text:p>61</text:p>
          </table:table-cell>
          <table:table-cell office:value-type="string">
            <text:p>Mülheim</text:p>
          </table:table-cell>
          <table:table-cell office:value-type="float" office:value="3">
            <text:p>3</text:p>
          </table:table-cell>
          <table:table-cell table:number-columns-repeated="4"/>
          <table:table-cell table:formula="of:=IF(AND([.A232]=&quot;Bahn&quot;;[.K231]=-1);0;IF(AND([.A232]&lt;&gt;&quot;Bahn&quot;;[.K231]&lt;&gt;-1);[.K231]+1;[.K231]))" office:value-type="float" office:value="-1">
            <text:p>-1</text:p>
          </table:table-cell>
          <table:table-cell table:formula="of:=IF([.B232]=&quot;Spieltag&quot;;[.L231]+1;[.L231])" office:value-type="float" office:value="14">
            <text:p>14</text:p>
          </table:table-cell>
          <table:table-cell table:formula="of:=IF(AND([.K232]&gt;0;[.K232]&lt;&gt;[.K231]);[.A232];&quot;&quot;)">
            <text:p/>
          </table:table-cell>
          <table:table-cell table:formula="of:=IF([.O232]=1;VLOOKUP([.P232];[.K228:.M727];3;0);&quot;&quot;)">
            <text:p/>
          </table:table-cell>
          <table:table-cell table:formula="of:=IF([.A233]=&quot;So&quot;;1;[.O231]+1)" office:value-type="float" office:value="3">
            <text:p>3</text:p>
          </table:table-cell>
          <table:table-cell table:formula="of:=IF([.O232]=1;[.A232];IF([.O232]=2;[.A232];IF([.O232]=3;[.C232]&amp; &quot; &quot; &amp;[.D232]&amp;&quot; &quot;&amp;[.E232]&amp;&quot; &quot; &amp;[.F232];IF([.O232]=4;[.A232]&amp; &quot; &quot; &amp;[.B232]&amp;&quot; &quot;&amp;[.C232]&amp;&quot; &quot; &amp;[.D232]))))" office:value-type="string" office:string-value="BW 61 Mülheim 3">
            <text:p>BW 61 Mülheim 3</text:p>
          </table:table-cell>
          <table:table-cell table:formula="of:=IF([.O232]=1;[.A232];IF([.O232]=2;TEXT([.A233];&quot;TT.MM.JJ&quot;);IF([.O232]=3;[.C232]&amp; &quot; &quot; &amp;[.D232]&amp;&quot; &quot;&amp;[.E232]&amp;&quot; &quot; &amp;[.F232];IF([.O232]=4;[.A232]&amp; &quot; &quot; &amp;[.B232]&amp;&quot; &quot;&amp;[.C232]&amp;&quot; &quot; &amp;[.D232]))))" office:value-type="string" office:string-value="BW 61 Mülheim 3">
            <text:p>BW 61 Mülheim 3</text:p>
          </table:table-cell>
          <table:table-cell table:formula="of:=IF([.O232]=1;[.A232];IF([.O232]=2;TEXT([.B233];&quot;HH:MM&quot;);IF([.O232]=3;[.C232]&amp; &quot; &quot; &amp;[.D232]&amp;&quot; &quot;&amp;[.E232]&amp;&quot; &quot; &amp;[.F232];IF([.O232]=4;[.A232]&amp; &quot; &quot; &amp;[.B232]&amp;&quot; &quot;&amp;[.C232]&amp;&quot; &quot; &amp;[.D232]))))" office:value-type="string" office:string-value="BW 61 Mülheim 3">
            <text:p>BW 61 Mülheim 3</text:p>
          </table:table-cell>
          <table:table-cell/>
          <table:table-cell table:formula="of:=INDIRECT(&quot;R&quot;&amp;ROW([.T232])&amp;&quot;C&quot;&amp;COLUMN([.T232])+[.O232];&quot;0&quot;)" office:value-type="string" office:string-value="&quot;heim&quot;:&quot;BW 61 Mülheim 3&quot;,">
            <text:p>"heim":"BW 61 Mülheim 3",</text:p>
          </table:table-cell>
          <table:table-cell table:formula="of:=IF([.P232]&gt;1;&quot;,&quot;;&quot;&quot;)&amp;&quot;{ &quot;&quot;spielnr&quot;&quot;:&quot;&quot;&quot;&amp;[.P232]&amp;&quot;&quot;&quot;,&quot;&quot;spieltag&quot;&quot;:&quot;&quot;&quot;&amp;[.L232]&amp;&quot;&quot;&quot;,&quot;&quot;bahn&quot;&quot;:&quot;&quot;&quot;&amp;[.N232]&amp;&quot;&quot;&quot;,&quot;" office:value-type="string" office:string-value=",{ &quot;spielnr&quot;:&quot;BW 61 Mülheim 3&quot;,&quot;spieltag&quot;:&quot;14&quot;,&quot;bahn&quot;:&quot;&quot;,">
            <text:p>,{ "spielnr":"BW 61 Mülheim 3","spieltag":"14","bahn":"",</text:p>
          </table:table-cell>
          <table:table-cell table:formula="of:=&quot;&quot;&quot;datum&quot;&quot;:&quot;&quot;&quot;&amp;[.Q232]&amp;&quot;&quot;&quot;,&quot;&quot;uhrzeit&quot;&quot;:&quot;&quot;&quot;&amp;[.R232]&amp;&quot;&quot;&quot;,&quot;" office:value-type="string" office:string-value="&quot;datum&quot;:&quot;BW 61 Mülheim 3&quot;,&quot;uhrzeit&quot;:&quot;BW 61 Mülheim 3&quot;,">
            <text:p>"datum":"BW 61 Mülheim 3","uhrzeit":"BW 61 Mülheim 3",</text:p>
          </table:table-cell>
          <table:table-cell table:formula="of:=&quot;&quot;&quot;heim&quot;&quot;:&quot;&quot;&quot;&amp;[.P232]&amp;&quot;&quot;&quot;,&quot;" office:value-type="string" office:string-value="&quot;heim&quot;:&quot;BW 61 Mülheim 3&quot;,">
            <text:p>"heim":"BW 61 Mülheim 3",</text:p>
          </table:table-cell>
          <table:table-cell table:formula="of:=&quot;&quot;&quot;gast&quot;&quot;:&quot;&quot;&quot;&amp;[.P232]&amp;&quot;&quot;&quot;}&quot;" office:value-type="string" office:string-value="&quot;gast&quot;:&quot;BW 61 Mülheim 3&quot;}">
            <text:p>"gast":"BW 61 Mülheim 3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KSF</text:p>
          </table:table-cell>
          <table:table-cell office:value-type="float" office:value="32">
            <text:p>32</text:p>
          </table:table-cell>
          <table:table-cell office:value-type="string">
            <text:p>Duisburg</text:p>
          </table:table-cell>
          <table:table-cell office:value-type="float" office:value="1">
            <text:p>1</text:p>
          </table:table-cell>
          <table:table-cell table:number-columns-repeated="2"/>
          <table:table-cell table:number-columns-repeated="4"/>
          <table:table-cell table:formula="of:=IF(AND([.A233]=&quot;Bahn&quot;;[.K232]=-1);0;IF(AND([.A233]&lt;&gt;&quot;Bahn&quot;;[.K232]&lt;&gt;-1);[.K232]+1;[.K232]))" office:value-type="float" office:value="-1">
            <text:p>-1</text:p>
          </table:table-cell>
          <table:table-cell table:formula="of:=IF([.B233]=&quot;Spieltag&quot;;[.L232]+1;[.L232])" office:value-type="float" office:value="14">
            <text:p>14</text:p>
          </table:table-cell>
          <table:table-cell table:formula="of:=IF(AND([.K233]&gt;0;[.K233]&lt;&gt;[.K232]);[.A233];&quot;&quot;)">
            <text:p/>
          </table:table-cell>
          <table:table-cell table:formula="of:=IF([.O233]=1;VLOOKUP([.P233];[.K229:.M728];3;0);&quot;&quot;)">
            <text:p/>
          </table:table-cell>
          <table:table-cell table:formula="of:=IF([.A234]=&quot;So&quot;;1;[.O232]+1)" office:value-type="float" office:value="4">
            <text:p>4</text:p>
          </table:table-cell>
          <table:table-cell table:formula="of:=IF([.O233]=1;[.A233];IF([.O233]=2;[.A233];IF([.O233]=3;[.C233]&amp; &quot; &quot; &amp;[.D233]&amp;&quot; &quot;&amp;[.E233]&amp;&quot; &quot; &amp;[.F233];IF([.O233]=4;[.A233]&amp; &quot; &quot; &amp;[.B233]&amp;&quot; &quot;&amp;[.C233]&amp;&quot; &quot; &amp;[.D233]))))" office:value-type="string" office:string-value="KSF 32 Duisburg 1">
            <text:p>KSF 32 Duisburg 1</text:p>
          </table:table-cell>
          <table:table-cell table:formula="of:=IF([.O233]=1;[.A233];IF([.O233]=2;TEXT([.A234];&quot;TT.MM.JJ&quot;);IF([.O233]=3;[.C233]&amp; &quot; &quot; &amp;[.D233]&amp;&quot; &quot;&amp;[.E233]&amp;&quot; &quot; &amp;[.F233];IF([.O233]=4;[.A233]&amp; &quot; &quot; &amp;[.B233]&amp;&quot; &quot;&amp;[.C233]&amp;&quot; &quot; &amp;[.D233]))))" office:value-type="string" office:string-value="KSF 32 Duisburg 1">
            <text:p>KSF 32 Duisburg 1</text:p>
          </table:table-cell>
          <table:table-cell table:formula="of:=IF([.O233]=1;[.A233];IF([.O233]=2;TEXT([.B234];&quot;HH:MM&quot;);IF([.O233]=3;[.C233]&amp; &quot; &quot; &amp;[.D233]&amp;&quot; &quot;&amp;[.E233]&amp;&quot; &quot; &amp;[.F233];IF([.O233]=4;[.A233]&amp; &quot; &quot; &amp;[.B233]&amp;&quot; &quot;&amp;[.C233]&amp;&quot; &quot; &amp;[.D233]))))" office:value-type="string" office:string-value="KSF 32 Duisburg 1">
            <text:p>KSF 32 Duisburg 1</text:p>
          </table:table-cell>
          <table:table-cell/>
          <table:table-cell table:formula="of:=INDIRECT(&quot;R&quot;&amp;ROW([.T233])&amp;&quot;C&quot;&amp;COLUMN([.T233])+[.O233];&quot;0&quot;)" office:value-type="string" office:string-value="&quot;gast&quot;:&quot;KSF 32 Duisburg 1&quot;}">
            <text:p>"gast":"KSF 32 Duisburg 1"}</text:p>
          </table:table-cell>
          <table:table-cell table:formula="of:=IF([.P233]&gt;1;&quot;,&quot;;&quot;&quot;)&amp;&quot;{ &quot;&quot;spielnr&quot;&quot;:&quot;&quot;&quot;&amp;[.P233]&amp;&quot;&quot;&quot;,&quot;&quot;spieltag&quot;&quot;:&quot;&quot;&quot;&amp;[.L233]&amp;&quot;&quot;&quot;,&quot;&quot;bahn&quot;&quot;:&quot;&quot;&quot;&amp;[.N233]&amp;&quot;&quot;&quot;,&quot;" office:value-type="string" office:string-value=",{ &quot;spielnr&quot;:&quot;KSF 32 Duisburg 1&quot;,&quot;spieltag&quot;:&quot;14&quot;,&quot;bahn&quot;:&quot;&quot;,">
            <text:p>,{ "spielnr":"KSF 32 Duisburg 1","spieltag":"14","bahn":"",</text:p>
          </table:table-cell>
          <table:table-cell table:formula="of:=&quot;&quot;&quot;datum&quot;&quot;:&quot;&quot;&quot;&amp;[.Q233]&amp;&quot;&quot;&quot;,&quot;&quot;uhrzeit&quot;&quot;:&quot;&quot;&quot;&amp;[.R233]&amp;&quot;&quot;&quot;,&quot;" office:value-type="string" office:string-value="&quot;datum&quot;:&quot;KSF 32 Duisburg 1&quot;,&quot;uhrzeit&quot;:&quot;KSF 32 Duisburg 1&quot;,">
            <text:p>"datum":"KSF 32 Duisburg 1","uhrzeit":"KSF 32 Duisburg 1",</text:p>
          </table:table-cell>
          <table:table-cell table:formula="of:=&quot;&quot;&quot;heim&quot;&quot;:&quot;&quot;&quot;&amp;[.P233]&amp;&quot;&quot;&quot;,&quot;" office:value-type="string" office:string-value="&quot;heim&quot;:&quot;KSF 32 Duisburg 1&quot;,">
            <text:p>"heim":"KSF 32 Duisburg 1",</text:p>
          </table:table-cell>
          <table:table-cell table:formula="of:=&quot;&quot;&quot;gast&quot;&quot;:&quot;&quot;&quot;&amp;[.P233]&amp;&quot;&quot;&quot;}&quot;" office:value-type="string" office:string-value="&quot;gast&quot;:&quot;KSF 32 Duisburg 1&quot;}">
            <text:p>"gast":"KSF 32 Duisburg 1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float" office:value="55">
            <text:p>55</text:p>
          </table:table-cell>
          <table:table-cell table:number-columns-repeated="5"/>
          <table:table-cell table:number-columns-repeated="4"/>
          <table:table-cell table:formula="of:=IF(AND([.A234]=&quot;Bahn&quot;;[.K233]=-1);0;IF(AND([.A234]&lt;&gt;&quot;Bahn&quot;;[.K233]&lt;&gt;-1);[.K233]+1;[.K233]))" office:value-type="float" office:value="-1">
            <text:p>-1</text:p>
          </table:table-cell>
          <table:table-cell table:formula="of:=IF([.B234]=&quot;Spieltag&quot;;[.L233]+1;[.L233])" office:value-type="float" office:value="14">
            <text:p>14</text:p>
          </table:table-cell>
          <table:table-cell table:formula="of:=IF(AND([.K234]&gt;0;[.K234]&lt;&gt;[.K233]);[.A234];&quot;&quot;)">
            <text:p/>
          </table:table-cell>
          <table:table-cell table:formula="of:=IF([.O234]=1;VLOOKUP([.P234];[.K230:.M729];3;0);&quot;&quot;)" office:value-type="string" office:string-value="1-4">
            <text:p>1-4</text:p>
          </table:table-cell>
          <table:table-cell table:formula="of:=IF([.A235]=&quot;So&quot;;1;[.O233]+1)" office:value-type="float" office:value="1">
            <text:p>1</text:p>
          </table:table-cell>
          <table:table-cell table:formula="of:=IF([.O234]=1;[.A234];IF([.O234]=2;[.A234];IF([.O234]=3;[.C234]&amp; &quot; &quot; &amp;[.D234]&amp;&quot; &quot;&amp;[.E234]&amp;&quot; &quot; &amp;[.F234];IF([.O234]=4;[.A234]&amp; &quot; &quot; &amp;[.B234]&amp;&quot; &quot;&amp;[.C234]&amp;&quot; &quot; &amp;[.D234]))))" office:value-type="float" office:value="55">
            <text:p>55</text:p>
          </table:table-cell>
          <table:table-cell table:formula="of:=IF([.O234]=1;[.A234];IF([.O234]=2;TEXT([.A235];&quot;TT.MM.JJ&quot;);IF([.O234]=3;[.C234]&amp; &quot; &quot; &amp;[.D234]&amp;&quot; &quot;&amp;[.E234]&amp;&quot; &quot; &amp;[.F234];IF([.O234]=4;[.A234]&amp; &quot; &quot; &amp;[.B234]&amp;&quot; &quot;&amp;[.C234]&amp;&quot; &quot; &amp;[.D234]))))" office:value-type="float" office:value="55">
            <text:p>55</text:p>
          </table:table-cell>
          <table:table-cell table:formula="of:=IF([.O234]=1;[.A234];IF([.O234]=2;TEXT([.B235];&quot;HH:MM&quot;);IF([.O234]=3;[.C234]&amp; &quot; &quot; &amp;[.D234]&amp;&quot; &quot;&amp;[.E234]&amp;&quot; &quot; &amp;[.F234];IF([.O234]=4;[.A234]&amp; &quot; &quot; &amp;[.B234]&amp;&quot; &quot;&amp;[.C234]&amp;&quot; &quot; &amp;[.D234]))))" office:value-type="float" office:value="55">
            <text:p>55</text:p>
          </table:table-cell>
          <table:table-cell/>
          <table:table-cell table:formula="of:=INDIRECT(&quot;R&quot;&amp;ROW([.T234])&amp;&quot;C&quot;&amp;COLUMN([.T234])+[.O234];&quot;0&quot;)" office:value-type="string" office:string-value=",{ &quot;spielnr&quot;:&quot;55&quot;,&quot;spieltag&quot;:&quot;14&quot;,&quot;bahn&quot;:&quot;1-4&quot;,">
            <text:p>,{ "spielnr":"55","spieltag":"14","bahn":"1-4",</text:p>
          </table:table-cell>
          <table:table-cell table:formula="of:=IF([.P234]&gt;1;&quot;,&quot;;&quot;&quot;)&amp;&quot;{ &quot;&quot;spielnr&quot;&quot;:&quot;&quot;&quot;&amp;[.P234]&amp;&quot;&quot;&quot;,&quot;&quot;spieltag&quot;&quot;:&quot;&quot;&quot;&amp;[.L234]&amp;&quot;&quot;&quot;,&quot;&quot;bahn&quot;&quot;:&quot;&quot;&quot;&amp;[.N234]&amp;&quot;&quot;&quot;,&quot;" office:value-type="string" office:string-value=",{ &quot;spielnr&quot;:&quot;55&quot;,&quot;spieltag&quot;:&quot;14&quot;,&quot;bahn&quot;:&quot;1-4&quot;,">
            <text:p>,{ "spielnr":"55","spieltag":"14","bahn":"1-4",</text:p>
          </table:table-cell>
          <table:table-cell table:formula="of:=&quot;&quot;&quot;datum&quot;&quot;:&quot;&quot;&quot;&amp;[.Q234]&amp;&quot;&quot;&quot;,&quot;&quot;uhrzeit&quot;&quot;:&quot;&quot;&quot;&amp;[.R234]&amp;&quot;&quot;&quot;,&quot;" office:value-type="string" office:string-value="&quot;datum&quot;:&quot;55&quot;,&quot;uhrzeit&quot;:&quot;55&quot;,">
            <text:p>"datum":"55","uhrzeit":"55",</text:p>
          </table:table-cell>
          <table:table-cell table:formula="of:=&quot;&quot;&quot;heim&quot;&quot;:&quot;&quot;&quot;&amp;[.P234]&amp;&quot;&quot;&quot;,&quot;" office:value-type="string" office:string-value="&quot;heim&quot;:&quot;55&quot;,">
            <text:p>"heim":"55",</text:p>
          </table:table-cell>
          <table:table-cell table:formula="of:=&quot;&quot;&quot;gast&quot;&quot;:&quot;&quot;&quot;&amp;[.P234]&amp;&quot;&quot;&quot;}&quot;" office:value-type="string" office:string-value="&quot;gast&quot;:&quot;55&quot;}">
            <text:p>"gast":"55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So</text:p>
          </table:table-cell>
          <table:table-cell table:number-columns-repeated="5"/>
          <table:table-cell table:number-columns-repeated="4"/>
          <table:table-cell table:formula="of:=IF(AND([.A235]=&quot;Bahn&quot;;[.K234]=-1);0;IF(AND([.A235]&lt;&gt;&quot;Bahn&quot;;[.K234]&lt;&gt;-1);[.K234]+1;[.K234]))" office:value-type="float" office:value="-1">
            <text:p>-1</text:p>
          </table:table-cell>
          <table:table-cell table:formula="of:=IF([.B235]=&quot;Spieltag&quot;;[.L234]+1;[.L234])" office:value-type="float" office:value="14">
            <text:p>14</text:p>
          </table:table-cell>
          <table:table-cell table:formula="of:=IF(AND([.K235]&gt;0;[.K235]&lt;&gt;[.K234]);[.A235];&quot;&quot;)">
            <text:p/>
          </table:table-cell>
          <table:table-cell table:formula="of:=IF([.O235]=1;VLOOKUP([.P235];[.K231:.M730];3;0);&quot;&quot;)">
            <text:p/>
          </table:table-cell>
          <table:table-cell table:formula="of:=IF([.A236]=&quot;So&quot;;1;[.O234]+1)" office:value-type="float" office:value="2">
            <text:p>2</text:p>
          </table:table-cell>
          <table:table-cell table:formula="of:=IF([.O235]=1;[.A235];IF([.O235]=2;[.A235];IF([.O235]=3;[.C235]&amp; &quot; &quot; &amp;[.D235]&amp;&quot; &quot;&amp;[.E235]&amp;&quot; &quot; &amp;[.F235];IF([.O235]=4;[.A235]&amp; &quot; &quot; &amp;[.B235]&amp;&quot; &quot;&amp;[.C235]&amp;&quot; &quot; &amp;[.D235]))))" office:value-type="string" office:string-value="So">
            <text:p>So</text:p>
          </table:table-cell>
          <table:table-cell table:formula="of:=IF([.O235]=1;[.A235];IF([.O235]=2;TEXT([.A236];&quot;TT.MM.JJ&quot;);IF([.O235]=3;[.C235]&amp; &quot; &quot; &amp;[.D235]&amp;&quot; &quot;&amp;[.E235]&amp;&quot; &quot; &amp;[.F235];IF([.O235]=4;[.A235]&amp; &quot; &quot; &amp;[.B235]&amp;&quot; &quot;&amp;[.C235]&amp;&quot; &quot; &amp;[.D235]))))" office:value-type="string" office:string-value="14.04.13">
            <text:p>14.04.13</text:p>
          </table:table-cell>
          <table:table-cell table:formula="of:=IF([.O235]=1;[.A235];IF([.O235]=2;TEXT([.B236];&quot;HH:MM&quot;);IF([.O235]=3;[.C235]&amp; &quot; &quot; &amp;[.D235]&amp;&quot; &quot;&amp;[.E235]&amp;&quot; &quot; &amp;[.F235];IF([.O235]=4;[.A235]&amp; &quot; &quot; &amp;[.B235]&amp;&quot; &quot;&amp;[.C235]&amp;&quot; &quot; &amp;[.D235]))))" office:value-type="string" office:string-value="10:00">
            <text:p>10:00</text:p>
          </table:table-cell>
          <table:table-cell/>
          <table:table-cell table:formula="of:=INDIRECT(&quot;R&quot;&amp;ROW([.T235])&amp;&quot;C&quot;&amp;COLUMN([.T235])+[.O235];&quot;0&quot;)" office:value-type="string" office:string-value="&quot;datum&quot;:&quot;14.04.13&quot;,&quot;uhrzeit&quot;:&quot;10:00&quot;,">
            <text:p>"datum":"14.04.13","uhrzeit":"10:00",</text:p>
          </table:table-cell>
          <table:table-cell table:formula="of:=IF([.P235]&gt;1;&quot;,&quot;;&quot;&quot;)&amp;&quot;{ &quot;&quot;spielnr&quot;&quot;:&quot;&quot;&quot;&amp;[.P235]&amp;&quot;&quot;&quot;,&quot;&quot;spieltag&quot;&quot;:&quot;&quot;&quot;&amp;[.L235]&amp;&quot;&quot;&quot;,&quot;&quot;bahn&quot;&quot;:&quot;&quot;&quot;&amp;[.N235]&amp;&quot;&quot;&quot;,&quot;" office:value-type="string" office:string-value=",{ &quot;spielnr&quot;:&quot;So&quot;,&quot;spieltag&quot;:&quot;14&quot;,&quot;bahn&quot;:&quot;&quot;,">
            <text:p>,{ "spielnr":"So","spieltag":"14","bahn":"",</text:p>
          </table:table-cell>
          <table:table-cell table:formula="of:=&quot;&quot;&quot;datum&quot;&quot;:&quot;&quot;&quot;&amp;[.Q235]&amp;&quot;&quot;&quot;,&quot;&quot;uhrzeit&quot;&quot;:&quot;&quot;&quot;&amp;[.R235]&amp;&quot;&quot;&quot;,&quot;" office:value-type="string" office:string-value="&quot;datum&quot;:&quot;14.04.13&quot;,&quot;uhrzeit&quot;:&quot;10:00&quot;,">
            <text:p>"datum":"14.04.13","uhrzeit":"10:00",</text:p>
          </table:table-cell>
          <table:table-cell table:formula="of:=&quot;&quot;&quot;heim&quot;&quot;:&quot;&quot;&quot;&amp;[.P235]&amp;&quot;&quot;&quot;,&quot;" office:value-type="string" office:string-value="&quot;heim&quot;:&quot;So&quot;,">
            <text:p>"heim":"So",</text:p>
          </table:table-cell>
          <table:table-cell table:formula="of:=&quot;&quot;&quot;gast&quot;&quot;:&quot;&quot;&quot;&amp;[.P235]&amp;&quot;&quot;&quot;}&quot;" office:value-type="string" office:string-value="&quot;gast&quot;:&quot;So&quot;}">
            <text:p>"gast":"So"}</text:p>
          </table:table-cell>
          <table:table-cell office:value-type="string">
            <text:p><text:s/></text:p>
          </table:table-cell>
        </table:table-row>
        <table:table-row table:style-name="ro2">
          <table:table-cell table:style-name="ce1" office:value-type="date" office:date-value="2013-04-14">
            <text:p>14.04.13</text:p>
          </table:table-cell>
          <table:table-cell table:style-name="ce3" office:value-type="time" office:time-value="PT10H00M00S">
            <text:p>10:00:00</text:p>
          </table:table-cell>
          <table:table-cell office:value-type="string">
            <text:p>SKC</text:p>
          </table:table-cell>
          <table:table-cell office:value-type="string">
            <text:p>Kapellen</text:p>
          </table:table-cell>
          <table:table-cell office:value-type="float" office:value="1">
            <text:p>1</text:p>
          </table:table-cell>
          <table:table-cell/>
          <table:table-cell table:number-columns-repeated="4"/>
          <table:table-cell table:formula="of:=IF(AND([.A236]=&quot;Bahn&quot;;[.K235]=-1);0;IF(AND([.A236]&lt;&gt;&quot;Bahn&quot;;[.K235]&lt;&gt;-1);[.K235]+1;[.K235]))" office:value-type="float" office:value="-1">
            <text:p>-1</text:p>
          </table:table-cell>
          <table:table-cell table:formula="of:=IF([.B236]=&quot;Spieltag&quot;;[.L235]+1;[.L235])" office:value-type="float" office:value="14">
            <text:p>14</text:p>
          </table:table-cell>
          <table:table-cell table:formula="of:=IF(AND([.K236]&gt;0;[.K236]&lt;&gt;[.K235]);[.A236];&quot;&quot;)">
            <text:p/>
          </table:table-cell>
          <table:table-cell table:formula="of:=IF([.O236]=1;VLOOKUP([.P236];[.K232:.M731];3;0);&quot;&quot;)">
            <text:p/>
          </table:table-cell>
          <table:table-cell table:formula="of:=IF([.A237]=&quot;So&quot;;1;[.O235]+1)" office:value-type="float" office:value="3">
            <text:p>3</text:p>
          </table:table-cell>
          <table:table-cell table:formula="of:=IF([.O236]=1;[.A236];IF([.O236]=2;[.A236];IF([.O236]=3;[.C236]&amp; &quot; &quot; &amp;[.D236]&amp;&quot; &quot;&amp;[.E236]&amp;&quot; &quot; &amp;[.F236];IF([.O236]=4;[.A236]&amp; &quot; &quot; &amp;[.B236]&amp;&quot; &quot;&amp;[.C236]&amp;&quot; &quot; &amp;[.D236]))))" office:value-type="string" office:string-value="SKC Kapellen 1 ">
            <text:p>SKC Kapellen 1 </text:p>
          </table:table-cell>
          <table:table-cell table:formula="of:=IF([.O236]=1;[.A236];IF([.O236]=2;TEXT([.A237];&quot;TT.MM.JJ&quot;);IF([.O236]=3;[.C236]&amp; &quot; &quot; &amp;[.D236]&amp;&quot; &quot;&amp;[.E236]&amp;&quot; &quot; &amp;[.F236];IF([.O236]=4;[.A236]&amp; &quot; &quot; &amp;[.B236]&amp;&quot; &quot;&amp;[.C236]&amp;&quot; &quot; &amp;[.D236]))))" office:value-type="string" office:string-value="SKC Kapellen 1 ">
            <text:p>SKC Kapellen 1 </text:p>
          </table:table-cell>
          <table:table-cell table:formula="of:=IF([.O236]=1;[.A236];IF([.O236]=2;TEXT([.B237];&quot;HH:MM&quot;);IF([.O236]=3;[.C236]&amp; &quot; &quot; &amp;[.D236]&amp;&quot; &quot;&amp;[.E236]&amp;&quot; &quot; &amp;[.F236];IF([.O236]=4;[.A236]&amp; &quot; &quot; &amp;[.B236]&amp;&quot; &quot;&amp;[.C236]&amp;&quot; &quot; &amp;[.D236]))))" office:value-type="string" office:string-value="SKC Kapellen 1 ">
            <text:p>SKC Kapellen 1 </text:p>
          </table:table-cell>
          <table:table-cell/>
          <table:table-cell table:formula="of:=INDIRECT(&quot;R&quot;&amp;ROW([.T236])&amp;&quot;C&quot;&amp;COLUMN([.T236])+[.O236];&quot;0&quot;)" office:value-type="string" office:string-value="&quot;heim&quot;:&quot;SKC Kapellen 1 &quot;,">
            <text:p>"heim":"SKC Kapellen 1 ",</text:p>
          </table:table-cell>
          <table:table-cell table:formula="of:=IF([.P236]&gt;1;&quot;,&quot;;&quot;&quot;)&amp;&quot;{ &quot;&quot;spielnr&quot;&quot;:&quot;&quot;&quot;&amp;[.P236]&amp;&quot;&quot;&quot;,&quot;&quot;spieltag&quot;&quot;:&quot;&quot;&quot;&amp;[.L236]&amp;&quot;&quot;&quot;,&quot;&quot;bahn&quot;&quot;:&quot;&quot;&quot;&amp;[.N236]&amp;&quot;&quot;&quot;,&quot;" office:value-type="string" office:string-value=",{ &quot;spielnr&quot;:&quot;SKC Kapellen 1 &quot;,&quot;spieltag&quot;:&quot;14&quot;,&quot;bahn&quot;:&quot;&quot;,">
            <text:p>,{ "spielnr":"SKC Kapellen 1 ","spieltag":"14","bahn":"",</text:p>
          </table:table-cell>
          <table:table-cell table:formula="of:=&quot;&quot;&quot;datum&quot;&quot;:&quot;&quot;&quot;&amp;[.Q236]&amp;&quot;&quot;&quot;,&quot;&quot;uhrzeit&quot;&quot;:&quot;&quot;&quot;&amp;[.R236]&amp;&quot;&quot;&quot;,&quot;" office:value-type="string" office:string-value="&quot;datum&quot;:&quot;SKC Kapellen 1 &quot;,&quot;uhrzeit&quot;:&quot;SKC Kapellen 1 &quot;,">
            <text:p>"datum":"SKC Kapellen 1 ","uhrzeit":"SKC Kapellen 1 ",</text:p>
          </table:table-cell>
          <table:table-cell table:formula="of:=&quot;&quot;&quot;heim&quot;&quot;:&quot;&quot;&quot;&amp;[.P236]&amp;&quot;&quot;&quot;,&quot;" office:value-type="string" office:string-value="&quot;heim&quot;:&quot;SKC Kapellen 1 &quot;,">
            <text:p>"heim":"SKC Kapellen 1 ",</text:p>
          </table:table-cell>
          <table:table-cell table:formula="of:=&quot;&quot;&quot;gast&quot;&quot;:&quot;&quot;&quot;&amp;[.P236]&amp;&quot;&quot;&quot;}&quot;" office:value-type="string" office:string-value="&quot;gast&quot;:&quot;SKC Kapellen 1 &quot;}">
            <text:p>"gast":"SKC Kapellen 1 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KSG</text:p>
          </table:table-cell>
          <table:table-cell office:value-type="float" office:value="31">
            <text:p>31</text:p>
          </table:table-cell>
          <table:table-cell office:value-type="string">
            <text:p>Essen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4"/>
          <table:table-cell table:formula="of:=IF(AND([.A237]=&quot;Bahn&quot;;[.K236]=-1);0;IF(AND([.A237]&lt;&gt;&quot;Bahn&quot;;[.K236]&lt;&gt;-1);[.K236]+1;[.K236]))" office:value-type="float" office:value="-1">
            <text:p>-1</text:p>
          </table:table-cell>
          <table:table-cell table:formula="of:=IF([.B237]=&quot;Spieltag&quot;;[.L236]+1;[.L236])" office:value-type="float" office:value="14">
            <text:p>14</text:p>
          </table:table-cell>
          <table:table-cell table:formula="of:=IF(AND([.K237]&gt;0;[.K237]&lt;&gt;[.K236]);[.A237];&quot;&quot;)">
            <text:p/>
          </table:table-cell>
          <table:table-cell table:formula="of:=IF([.O237]=1;VLOOKUP([.P237];[.K233:.M732];3;0);&quot;&quot;)">
            <text:p/>
          </table:table-cell>
          <table:table-cell table:formula="of:=IF([.A238]=&quot;So&quot;;1;[.O236]+1)" office:value-type="float" office:value="4">
            <text:p>4</text:p>
          </table:table-cell>
          <table:table-cell table:formula="of:=IF([.O237]=1;[.A237];IF([.O237]=2;[.A237];IF([.O237]=3;[.C237]&amp; &quot; &quot; &amp;[.D237]&amp;&quot; &quot;&amp;[.E237]&amp;&quot; &quot; &amp;[.F237];IF([.O237]=4;[.A237]&amp; &quot; &quot; &amp;[.B237]&amp;&quot; &quot;&amp;[.C237]&amp;&quot; &quot; &amp;[.D237]))))" office:value-type="string" office:string-value="KSG 31 Essen 2">
            <text:p>KSG 31 Essen 2</text:p>
          </table:table-cell>
          <table:table-cell table:formula="of:=IF([.O237]=1;[.A237];IF([.O237]=2;TEXT([.A238];&quot;TT.MM.JJ&quot;);IF([.O237]=3;[.C237]&amp; &quot; &quot; &amp;[.D237]&amp;&quot; &quot;&amp;[.E237]&amp;&quot; &quot; &amp;[.F237];IF([.O237]=4;[.A237]&amp; &quot; &quot; &amp;[.B237]&amp;&quot; &quot;&amp;[.C237]&amp;&quot; &quot; &amp;[.D237]))))" office:value-type="string" office:string-value="KSG 31 Essen 2">
            <text:p>KSG 31 Essen 2</text:p>
          </table:table-cell>
          <table:table-cell table:formula="of:=IF([.O237]=1;[.A237];IF([.O237]=2;TEXT([.B238];&quot;HH:MM&quot;);IF([.O237]=3;[.C237]&amp; &quot; &quot; &amp;[.D237]&amp;&quot; &quot;&amp;[.E237]&amp;&quot; &quot; &amp;[.F237];IF([.O237]=4;[.A237]&amp; &quot; &quot; &amp;[.B237]&amp;&quot; &quot;&amp;[.C237]&amp;&quot; &quot; &amp;[.D237]))))" office:value-type="string" office:string-value="KSG 31 Essen 2">
            <text:p>KSG 31 Essen 2</text:p>
          </table:table-cell>
          <table:table-cell/>
          <table:table-cell table:formula="of:=INDIRECT(&quot;R&quot;&amp;ROW([.T237])&amp;&quot;C&quot;&amp;COLUMN([.T237])+[.O237];&quot;0&quot;)" office:value-type="string" office:string-value="&quot;gast&quot;:&quot;KSG 31 Essen 2&quot;}">
            <text:p>"gast":"KSG 31 Essen 2"}</text:p>
          </table:table-cell>
          <table:table-cell table:formula="of:=IF([.P237]&gt;1;&quot;,&quot;;&quot;&quot;)&amp;&quot;{ &quot;&quot;spielnr&quot;&quot;:&quot;&quot;&quot;&amp;[.P237]&amp;&quot;&quot;&quot;,&quot;&quot;spieltag&quot;&quot;:&quot;&quot;&quot;&amp;[.L237]&amp;&quot;&quot;&quot;,&quot;&quot;bahn&quot;&quot;:&quot;&quot;&quot;&amp;[.N237]&amp;&quot;&quot;&quot;,&quot;" office:value-type="string" office:string-value=",{ &quot;spielnr&quot;:&quot;KSG 31 Essen 2&quot;,&quot;spieltag&quot;:&quot;14&quot;,&quot;bahn&quot;:&quot;&quot;,">
            <text:p>,{ "spielnr":"KSG 31 Essen 2","spieltag":"14","bahn":"",</text:p>
          </table:table-cell>
          <table:table-cell table:formula="of:=&quot;&quot;&quot;datum&quot;&quot;:&quot;&quot;&quot;&amp;[.Q237]&amp;&quot;&quot;&quot;,&quot;&quot;uhrzeit&quot;&quot;:&quot;&quot;&quot;&amp;[.R237]&amp;&quot;&quot;&quot;,&quot;" office:value-type="string" office:string-value="&quot;datum&quot;:&quot;KSG 31 Essen 2&quot;,&quot;uhrzeit&quot;:&quot;KSG 31 Essen 2&quot;,">
            <text:p>"datum":"KSG 31 Essen 2","uhrzeit":"KSG 31 Essen 2",</text:p>
          </table:table-cell>
          <table:table-cell table:formula="of:=&quot;&quot;&quot;heim&quot;&quot;:&quot;&quot;&quot;&amp;[.P237]&amp;&quot;&quot;&quot;,&quot;" office:value-type="string" office:string-value="&quot;heim&quot;:&quot;KSG 31 Essen 2&quot;,">
            <text:p>"heim":"KSG 31 Essen 2",</text:p>
          </table:table-cell>
          <table:table-cell table:formula="of:=&quot;&quot;&quot;gast&quot;&quot;:&quot;&quot;&quot;&amp;[.P237]&amp;&quot;&quot;&quot;}&quot;" office:value-type="string" office:string-value="&quot;gast&quot;:&quot;KSG 31 Essen 2&quot;}">
            <text:p>"gast":"KSG 31 Essen 2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float" office:value="56">
            <text:p>56</text:p>
          </table:table-cell>
          <table:table-cell table:number-columns-repeated="5"/>
          <table:table-cell table:number-columns-repeated="4"/>
          <table:table-cell table:formula="of:=IF(AND([.A238]=&quot;Bahn&quot;;[.K237]=-1);0;IF(AND([.A238]&lt;&gt;&quot;Bahn&quot;;[.K237]&lt;&gt;-1);[.K237]+1;[.K237]))" office:value-type="float" office:value="-1">
            <text:p>-1</text:p>
          </table:table-cell>
          <table:table-cell table:formula="of:=IF([.B238]=&quot;Spieltag&quot;;[.L237]+1;[.L237])" office:value-type="float" office:value="14">
            <text:p>14</text:p>
          </table:table-cell>
          <table:table-cell table:formula="of:=IF(AND([.K238]&gt;0;[.K238]&lt;&gt;[.K237]);[.A238];&quot;&quot;)">
            <text:p/>
          </table:table-cell>
          <table:table-cell table:formula="of:=IF([.O238]=1;VLOOKUP([.P238];[.K234:.M733];3;0);&quot;&quot;)" office:value-type="string" office:string-value="1-4">
            <text:p>1-4</text:p>
          </table:table-cell>
          <table:table-cell table:formula="of:=IF([.A239]=&quot;So&quot;;1;[.O237]+1)" office:value-type="float" office:value="1">
            <text:p>1</text:p>
          </table:table-cell>
          <table:table-cell table:formula="of:=IF([.O238]=1;[.A238];IF([.O238]=2;[.A238];IF([.O238]=3;[.C238]&amp; &quot; &quot; &amp;[.D238]&amp;&quot; &quot;&amp;[.E238]&amp;&quot; &quot; &amp;[.F238];IF([.O238]=4;[.A238]&amp; &quot; &quot; &amp;[.B238]&amp;&quot; &quot;&amp;[.C238]&amp;&quot; &quot; &amp;[.D238]))))" office:value-type="float" office:value="56">
            <text:p>56</text:p>
          </table:table-cell>
          <table:table-cell table:formula="of:=IF([.O238]=1;[.A238];IF([.O238]=2;TEXT([.A239];&quot;TT.MM.JJ&quot;);IF([.O238]=3;[.C238]&amp; &quot; &quot; &amp;[.D238]&amp;&quot; &quot;&amp;[.E238]&amp;&quot; &quot; &amp;[.F238];IF([.O238]=4;[.A238]&amp; &quot; &quot; &amp;[.B238]&amp;&quot; &quot;&amp;[.C238]&amp;&quot; &quot; &amp;[.D238]))))" office:value-type="float" office:value="56">
            <text:p>56</text:p>
          </table:table-cell>
          <table:table-cell table:formula="of:=IF([.O238]=1;[.A238];IF([.O238]=2;TEXT([.B239];&quot;HH:MM&quot;);IF([.O238]=3;[.C238]&amp; &quot; &quot; &amp;[.D238]&amp;&quot; &quot;&amp;[.E238]&amp;&quot; &quot; &amp;[.F238];IF([.O238]=4;[.A238]&amp; &quot; &quot; &amp;[.B238]&amp;&quot; &quot;&amp;[.C238]&amp;&quot; &quot; &amp;[.D238]))))" office:value-type="float" office:value="56">
            <text:p>56</text:p>
          </table:table-cell>
          <table:table-cell/>
          <table:table-cell table:formula="of:=INDIRECT(&quot;R&quot;&amp;ROW([.T238])&amp;&quot;C&quot;&amp;COLUMN([.T238])+[.O238];&quot;0&quot;)" office:value-type="string" office:string-value=",{ &quot;spielnr&quot;:&quot;56&quot;,&quot;spieltag&quot;:&quot;14&quot;,&quot;bahn&quot;:&quot;1-4&quot;,">
            <text:p>,{ "spielnr":"56","spieltag":"14","bahn":"1-4",</text:p>
          </table:table-cell>
          <table:table-cell table:formula="of:=IF([.P238]&gt;1;&quot;,&quot;;&quot;&quot;)&amp;&quot;{ &quot;&quot;spielnr&quot;&quot;:&quot;&quot;&quot;&amp;[.P238]&amp;&quot;&quot;&quot;,&quot;&quot;spieltag&quot;&quot;:&quot;&quot;&quot;&amp;[.L238]&amp;&quot;&quot;&quot;,&quot;&quot;bahn&quot;&quot;:&quot;&quot;&quot;&amp;[.N238]&amp;&quot;&quot;&quot;,&quot;" office:value-type="string" office:string-value=",{ &quot;spielnr&quot;:&quot;56&quot;,&quot;spieltag&quot;:&quot;14&quot;,&quot;bahn&quot;:&quot;1-4&quot;,">
            <text:p>,{ "spielnr":"56","spieltag":"14","bahn":"1-4",</text:p>
          </table:table-cell>
          <table:table-cell table:formula="of:=&quot;&quot;&quot;datum&quot;&quot;:&quot;&quot;&quot;&amp;[.Q238]&amp;&quot;&quot;&quot;,&quot;&quot;uhrzeit&quot;&quot;:&quot;&quot;&quot;&amp;[.R238]&amp;&quot;&quot;&quot;,&quot;" office:value-type="string" office:string-value="&quot;datum&quot;:&quot;56&quot;,&quot;uhrzeit&quot;:&quot;56&quot;,">
            <text:p>"datum":"56","uhrzeit":"56",</text:p>
          </table:table-cell>
          <table:table-cell table:formula="of:=&quot;&quot;&quot;heim&quot;&quot;:&quot;&quot;&quot;&amp;[.P238]&amp;&quot;&quot;&quot;,&quot;" office:value-type="string" office:string-value="&quot;heim&quot;:&quot;56&quot;,">
            <text:p>"heim":"56",</text:p>
          </table:table-cell>
          <table:table-cell table:formula="of:=&quot;&quot;&quot;gast&quot;&quot;:&quot;&quot;&quot;&amp;[.P238]&amp;&quot;&quot;&quot;}&quot;" office:value-type="string" office:string-value="&quot;gast&quot;:&quot;56&quot;}">
            <text:p>"gast":"56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So</text:p>
          </table:table-cell>
          <table:table-cell table:number-columns-repeated="5"/>
          <table:table-cell table:number-columns-repeated="4"/>
          <table:table-cell table:formula="of:=IF(AND([.A239]=&quot;Bahn&quot;;[.K238]=-1);0;IF(AND([.A239]&lt;&gt;&quot;Bahn&quot;;[.K238]&lt;&gt;-1);[.K238]+1;[.K238]))" office:value-type="float" office:value="-1">
            <text:p>-1</text:p>
          </table:table-cell>
          <table:table-cell table:formula="of:=IF([.B239]=&quot;Spieltag&quot;;[.L238]+1;[.L238])" office:value-type="float" office:value="14">
            <text:p>14</text:p>
          </table:table-cell>
          <table:table-cell table:formula="of:=IF(AND([.K239]&gt;0;[.K239]&lt;&gt;[.K238]);[.A239];&quot;&quot;)">
            <text:p/>
          </table:table-cell>
          <table:table-cell table:formula="of:=IF([.O239]=1;VLOOKUP([.P239];[.K235:.M734];3;0);&quot;&quot;)">
            <text:p/>
          </table:table-cell>
          <table:table-cell table:formula="of:=IF([.A240]=&quot;So&quot;;1;[.O238]+1)" office:value-type="float" office:value="2">
            <text:p>2</text:p>
          </table:table-cell>
          <table:table-cell table:formula="of:=IF([.O239]=1;[.A239];IF([.O239]=2;[.A239];IF([.O239]=3;[.C239]&amp; &quot; &quot; &amp;[.D239]&amp;&quot; &quot;&amp;[.E239]&amp;&quot; &quot; &amp;[.F239];IF([.O239]=4;[.A239]&amp; &quot; &quot; &amp;[.B239]&amp;&quot; &quot;&amp;[.C239]&amp;&quot; &quot; &amp;[.D239]))))" office:value-type="string" office:string-value="So">
            <text:p>So</text:p>
          </table:table-cell>
          <table:table-cell table:formula="of:=IF([.O239]=1;[.A239];IF([.O239]=2;TEXT([.A240];&quot;TT.MM.JJ&quot;);IF([.O239]=3;[.C239]&amp; &quot; &quot; &amp;[.D239]&amp;&quot; &quot;&amp;[.E239]&amp;&quot; &quot; &amp;[.F239];IF([.O239]=4;[.A239]&amp; &quot; &quot; &amp;[.B239]&amp;&quot; &quot;&amp;[.C239]&amp;&quot; &quot; &amp;[.D239]))))" office:value-type="string" office:string-value="14.04.13">
            <text:p>14.04.13</text:p>
          </table:table-cell>
          <table:table-cell table:formula="of:=IF([.O239]=1;[.A239];IF([.O239]=2;TEXT([.B240];&quot;HH:MM&quot;);IF([.O239]=3;[.C239]&amp; &quot; &quot; &amp;[.D239]&amp;&quot; &quot;&amp;[.E239]&amp;&quot; &quot; &amp;[.F239];IF([.O239]=4;[.A239]&amp; &quot; &quot; &amp;[.B239]&amp;&quot; &quot;&amp;[.C239]&amp;&quot; &quot; &amp;[.D239]))))" office:value-type="string" office:string-value="10:00">
            <text:p>10:00</text:p>
          </table:table-cell>
          <table:table-cell/>
          <table:table-cell table:formula="of:=INDIRECT(&quot;R&quot;&amp;ROW([.T239])&amp;&quot;C&quot;&amp;COLUMN([.T239])+[.O239];&quot;0&quot;)" office:value-type="string" office:string-value="&quot;datum&quot;:&quot;14.04.13&quot;,&quot;uhrzeit&quot;:&quot;10:00&quot;,">
            <text:p>"datum":"14.04.13","uhrzeit":"10:00",</text:p>
          </table:table-cell>
          <table:table-cell table:formula="of:=IF([.P239]&gt;1;&quot;,&quot;;&quot;&quot;)&amp;&quot;{ &quot;&quot;spielnr&quot;&quot;:&quot;&quot;&quot;&amp;[.P239]&amp;&quot;&quot;&quot;,&quot;&quot;spieltag&quot;&quot;:&quot;&quot;&quot;&amp;[.L239]&amp;&quot;&quot;&quot;,&quot;&quot;bahn&quot;&quot;:&quot;&quot;&quot;&amp;[.N239]&amp;&quot;&quot;&quot;,&quot;" office:value-type="string" office:string-value=",{ &quot;spielnr&quot;:&quot;So&quot;,&quot;spieltag&quot;:&quot;14&quot;,&quot;bahn&quot;:&quot;&quot;,">
            <text:p>,{ "spielnr":"So","spieltag":"14","bahn":"",</text:p>
          </table:table-cell>
          <table:table-cell table:formula="of:=&quot;&quot;&quot;datum&quot;&quot;:&quot;&quot;&quot;&amp;[.Q239]&amp;&quot;&quot;&quot;,&quot;&quot;uhrzeit&quot;&quot;:&quot;&quot;&quot;&amp;[.R239]&amp;&quot;&quot;&quot;,&quot;" office:value-type="string" office:string-value="&quot;datum&quot;:&quot;14.04.13&quot;,&quot;uhrzeit&quot;:&quot;10:00&quot;,">
            <text:p>"datum":"14.04.13","uhrzeit":"10:00",</text:p>
          </table:table-cell>
          <table:table-cell table:formula="of:=&quot;&quot;&quot;heim&quot;&quot;:&quot;&quot;&quot;&amp;[.P239]&amp;&quot;&quot;&quot;,&quot;" office:value-type="string" office:string-value="&quot;heim&quot;:&quot;So&quot;,">
            <text:p>"heim":"So",</text:p>
          </table:table-cell>
          <table:table-cell table:formula="of:=&quot;&quot;&quot;gast&quot;&quot;:&quot;&quot;&quot;&amp;[.P239]&amp;&quot;&quot;&quot;}&quot;" office:value-type="string" office:string-value="&quot;gast&quot;:&quot;So&quot;}">
            <text:p>"gast":"So"}</text:p>
          </table:table-cell>
          <table:table-cell office:value-type="string">
            <text:p><text:s/></text:p>
          </table:table-cell>
        </table:table-row>
        <table:table-row table:style-name="ro2">
          <table:table-cell table:style-name="ce1" office:value-type="date" office:date-value="2013-04-14">
            <text:p>14.04.13</text:p>
          </table:table-cell>
          <table:table-cell table:style-name="ce3" office:value-type="time" office:time-value="PT10H00M00S">
            <text:p>10:00:00</text:p>
          </table:table-cell>
          <table:table-cell office:value-type="string">
            <text:p>SK</text:p>
          </table:table-cell>
          <table:table-cell office:value-type="string">
            <text:p>66/99</text:p>
          </table:table-cell>
          <table:table-cell office:value-type="string">
            <text:p>Solingen</text:p>
          </table:table-cell>
          <table:table-cell office:value-type="float" office:value="1">
            <text:p>1</text:p>
          </table:table-cell>
          <table:table-cell table:number-columns-repeated="4"/>
          <table:table-cell table:formula="of:=IF(AND([.A240]=&quot;Bahn&quot;;[.K239]=-1);0;IF(AND([.A240]&lt;&gt;&quot;Bahn&quot;;[.K239]&lt;&gt;-1);[.K239]+1;[.K239]))" office:value-type="float" office:value="-1">
            <text:p>-1</text:p>
          </table:table-cell>
          <table:table-cell table:formula="of:=IF([.B240]=&quot;Spieltag&quot;;[.L239]+1;[.L239])" office:value-type="float" office:value="14">
            <text:p>14</text:p>
          </table:table-cell>
          <table:table-cell table:formula="of:=IF(AND([.K240]&gt;0;[.K240]&lt;&gt;[.K239]);[.A240];&quot;&quot;)">
            <text:p/>
          </table:table-cell>
          <table:table-cell table:formula="of:=IF([.O240]=1;VLOOKUP([.P240];[.K236:.M735];3;0);&quot;&quot;)">
            <text:p/>
          </table:table-cell>
          <table:table-cell table:formula="of:=IF([.A241]=&quot;So&quot;;1;[.O239]+1)" office:value-type="float" office:value="3">
            <text:p>3</text:p>
          </table:table-cell>
          <table:table-cell table:formula="of:=IF([.O240]=1;[.A240];IF([.O240]=2;[.A240];IF([.O240]=3;[.C240]&amp; &quot; &quot; &amp;[.D240]&amp;&quot; &quot;&amp;[.E240]&amp;&quot; &quot; &amp;[.F240];IF([.O240]=4;[.A240]&amp; &quot; &quot; &amp;[.B240]&amp;&quot; &quot;&amp;[.C240]&amp;&quot; &quot; &amp;[.D240]))))" office:value-type="string" office:string-value="SK 66/99 Solingen 1">
            <text:p>SK 66/99 Solingen 1</text:p>
          </table:table-cell>
          <table:table-cell table:formula="of:=IF([.O240]=1;[.A240];IF([.O240]=2;TEXT([.A241];&quot;TT.MM.JJ&quot;);IF([.O240]=3;[.C240]&amp; &quot; &quot; &amp;[.D240]&amp;&quot; &quot;&amp;[.E240]&amp;&quot; &quot; &amp;[.F240];IF([.O240]=4;[.A240]&amp; &quot; &quot; &amp;[.B240]&amp;&quot; &quot;&amp;[.C240]&amp;&quot; &quot; &amp;[.D240]))))" office:value-type="string" office:string-value="SK 66/99 Solingen 1">
            <text:p>SK 66/99 Solingen 1</text:p>
          </table:table-cell>
          <table:table-cell table:formula="of:=IF([.O240]=1;[.A240];IF([.O240]=2;TEXT([.B241];&quot;HH:MM&quot;);IF([.O240]=3;[.C240]&amp; &quot; &quot; &amp;[.D240]&amp;&quot; &quot;&amp;[.E240]&amp;&quot; &quot; &amp;[.F240];IF([.O240]=4;[.A240]&amp; &quot; &quot; &amp;[.B240]&amp;&quot; &quot;&amp;[.C240]&amp;&quot; &quot; &amp;[.D240]))))" office:value-type="string" office:string-value="SK 66/99 Solingen 1">
            <text:p>SK 66/99 Solingen 1</text:p>
          </table:table-cell>
          <table:table-cell/>
          <table:table-cell table:formula="of:=INDIRECT(&quot;R&quot;&amp;ROW([.T240])&amp;&quot;C&quot;&amp;COLUMN([.T240])+[.O240];&quot;0&quot;)" office:value-type="string" office:string-value="&quot;heim&quot;:&quot;SK 66/99 Solingen 1&quot;,">
            <text:p>"heim":"SK 66/99 Solingen 1",</text:p>
          </table:table-cell>
          <table:table-cell table:formula="of:=IF([.P240]&gt;1;&quot;,&quot;;&quot;&quot;)&amp;&quot;{ &quot;&quot;spielnr&quot;&quot;:&quot;&quot;&quot;&amp;[.P240]&amp;&quot;&quot;&quot;,&quot;&quot;spieltag&quot;&quot;:&quot;&quot;&quot;&amp;[.L240]&amp;&quot;&quot;&quot;,&quot;&quot;bahn&quot;&quot;:&quot;&quot;&quot;&amp;[.N240]&amp;&quot;&quot;&quot;,&quot;" office:value-type="string" office:string-value=",{ &quot;spielnr&quot;:&quot;SK 66/99 Solingen 1&quot;,&quot;spieltag&quot;:&quot;14&quot;,&quot;bahn&quot;:&quot;&quot;,">
            <text:p>,{ "spielnr":"SK 66/99 Solingen 1","spieltag":"14","bahn":"",</text:p>
          </table:table-cell>
          <table:table-cell table:formula="of:=&quot;&quot;&quot;datum&quot;&quot;:&quot;&quot;&quot;&amp;[.Q240]&amp;&quot;&quot;&quot;,&quot;&quot;uhrzeit&quot;&quot;:&quot;&quot;&quot;&amp;[.R240]&amp;&quot;&quot;&quot;,&quot;" office:value-type="string" office:string-value="&quot;datum&quot;:&quot;SK 66/99 Solingen 1&quot;,&quot;uhrzeit&quot;:&quot;SK 66/99 Solingen 1&quot;,">
            <text:p>"datum":"SK 66/99 Solingen 1","uhrzeit":"SK 66/99 Solingen 1",</text:p>
          </table:table-cell>
          <table:table-cell table:formula="of:=&quot;&quot;&quot;heim&quot;&quot;:&quot;&quot;&quot;&amp;[.P240]&amp;&quot;&quot;&quot;,&quot;" office:value-type="string" office:string-value="&quot;heim&quot;:&quot;SK 66/99 Solingen 1&quot;,">
            <text:p>"heim":"SK 66/99 Solingen 1",</text:p>
          </table:table-cell>
          <table:table-cell table:formula="of:=&quot;&quot;&quot;gast&quot;&quot;:&quot;&quot;&quot;&amp;[.P240]&amp;&quot;&quot;&quot;}&quot;" office:value-type="string" office:string-value="&quot;gast&quot;:&quot;SK 66/99 Solingen 1&quot;}">
            <text:p>"gast":"SK 66/99 Solingen 1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SK</text:p>
          </table:table-cell>
          <table:table-cell office:value-type="string">
            <text:p>Kleve</text:p>
          </table:table-cell>
          <table:table-cell office:value-type="float" office:value="1">
            <text:p>1</text:p>
          </table:table-cell>
          <table:table-cell table:number-columns-repeated="3"/>
          <table:table-cell table:number-columns-repeated="4"/>
          <table:table-cell table:formula="of:=IF(AND([.A241]=&quot;Bahn&quot;;[.K240]=-1);0;IF(AND([.A241]&lt;&gt;&quot;Bahn&quot;;[.K240]&lt;&gt;-1);[.K240]+1;[.K240]))" office:value-type="float" office:value="-1">
            <text:p>-1</text:p>
          </table:table-cell>
          <table:table-cell table:formula="of:=IF([.B241]=&quot;Spieltag&quot;;[.L240]+1;[.L240])" office:value-type="float" office:value="14">
            <text:p>14</text:p>
          </table:table-cell>
          <table:table-cell table:formula="of:=IF(AND([.K241]&gt;0;[.K241]&lt;&gt;[.K240]);[.A241];&quot;&quot;)">
            <text:p/>
          </table:table-cell>
          <table:table-cell table:formula="of:=IF([.O241]=1;VLOOKUP([.P241];[.K237:.M736];3;0);&quot;&quot;)">
            <text:p/>
          </table:table-cell>
          <table:table-cell table:formula="of:=IF([.A242]=&quot;So&quot;;1;[.O240]+1)" office:value-type="float" office:value="4">
            <text:p>4</text:p>
          </table:table-cell>
          <table:table-cell table:formula="of:=IF([.O241]=1;[.A241];IF([.O241]=2;[.A241];IF([.O241]=3;[.C241]&amp; &quot; &quot; &amp;[.D241]&amp;&quot; &quot;&amp;[.E241]&amp;&quot; &quot; &amp;[.F241];IF([.O241]=4;[.A241]&amp; &quot; &quot; &amp;[.B241]&amp;&quot; &quot;&amp;[.C241]&amp;&quot; &quot; &amp;[.D241]))))" office:value-type="string" office:string-value="SK Kleve 1 ">
            <text:p>SK Kleve 1 </text:p>
          </table:table-cell>
          <table:table-cell table:formula="of:=IF([.O241]=1;[.A241];IF([.O241]=2;TEXT([.A242];&quot;TT.MM.JJ&quot;);IF([.O241]=3;[.C241]&amp; &quot; &quot; &amp;[.D241]&amp;&quot; &quot;&amp;[.E241]&amp;&quot; &quot; &amp;[.F241];IF([.O241]=4;[.A241]&amp; &quot; &quot; &amp;[.B241]&amp;&quot; &quot;&amp;[.C241]&amp;&quot; &quot; &amp;[.D241]))))" office:value-type="string" office:string-value="SK Kleve 1 ">
            <text:p>SK Kleve 1 </text:p>
          </table:table-cell>
          <table:table-cell table:formula="of:=IF([.O241]=1;[.A241];IF([.O241]=2;TEXT([.B242];&quot;HH:MM&quot;);IF([.O241]=3;[.C241]&amp; &quot; &quot; &amp;[.D241]&amp;&quot; &quot;&amp;[.E241]&amp;&quot; &quot; &amp;[.F241];IF([.O241]=4;[.A241]&amp; &quot; &quot; &amp;[.B241]&amp;&quot; &quot;&amp;[.C241]&amp;&quot; &quot; &amp;[.D241]))))" office:value-type="string" office:string-value="SK Kleve 1 ">
            <text:p>SK Kleve 1 </text:p>
          </table:table-cell>
          <table:table-cell/>
          <table:table-cell table:formula="of:=INDIRECT(&quot;R&quot;&amp;ROW([.T241])&amp;&quot;C&quot;&amp;COLUMN([.T241])+[.O241];&quot;0&quot;)" office:value-type="string" office:string-value="&quot;gast&quot;:&quot;SK Kleve 1 &quot;}">
            <text:p>"gast":"SK Kleve 1 "}</text:p>
          </table:table-cell>
          <table:table-cell table:formula="of:=IF([.P241]&gt;1;&quot;,&quot;;&quot;&quot;)&amp;&quot;{ &quot;&quot;spielnr&quot;&quot;:&quot;&quot;&quot;&amp;[.P241]&amp;&quot;&quot;&quot;,&quot;&quot;spieltag&quot;&quot;:&quot;&quot;&quot;&amp;[.L241]&amp;&quot;&quot;&quot;,&quot;&quot;bahn&quot;&quot;:&quot;&quot;&quot;&amp;[.N241]&amp;&quot;&quot;&quot;,&quot;" office:value-type="string" office:string-value=",{ &quot;spielnr&quot;:&quot;SK Kleve 1 &quot;,&quot;spieltag&quot;:&quot;14&quot;,&quot;bahn&quot;:&quot;&quot;,">
            <text:p>,{ "spielnr":"SK Kleve 1 ","spieltag":"14","bahn":"",</text:p>
          </table:table-cell>
          <table:table-cell table:formula="of:=&quot;&quot;&quot;datum&quot;&quot;:&quot;&quot;&quot;&amp;[.Q241]&amp;&quot;&quot;&quot;,&quot;&quot;uhrzeit&quot;&quot;:&quot;&quot;&quot;&amp;[.R241]&amp;&quot;&quot;&quot;,&quot;" office:value-type="string" office:string-value="&quot;datum&quot;:&quot;SK Kleve 1 &quot;,&quot;uhrzeit&quot;:&quot;SK Kleve 1 &quot;,">
            <text:p>"datum":"SK Kleve 1 ","uhrzeit":"SK Kleve 1 ",</text:p>
          </table:table-cell>
          <table:table-cell table:formula="of:=&quot;&quot;&quot;heim&quot;&quot;:&quot;&quot;&quot;&amp;[.P241]&amp;&quot;&quot;&quot;,&quot;" office:value-type="string" office:string-value="&quot;heim&quot;:&quot;SK Kleve 1 &quot;,">
            <text:p>"heim":"SK Kleve 1 ",</text:p>
          </table:table-cell>
          <table:table-cell table:formula="of:=&quot;&quot;&quot;gast&quot;&quot;:&quot;&quot;&quot;&amp;[.P241]&amp;&quot;&quot;&quot;}&quot;" office:value-type="string" office:string-value="&quot;gast&quot;:&quot;SK Kleve 1 &quot;}">
            <text:p>"gast":"SK Kleve 1 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number-columns-repeated="5"/>
          <table:table-cell table:number-columns-repeated="4"/>
          <table:table-cell table:formula="of:=IF(AND([.A242]=&quot;Bahn&quot;;[.K241]=-1);0;IF(AND([.A242]&lt;&gt;&quot;Bahn&quot;;[.K241]&lt;&gt;-1);[.K241]+1;[.K241]))" office:value-type="float" office:value="-1">
            <text:p>-1</text:p>
          </table:table-cell>
          <table:table-cell table:formula="of:=IF([.B242]=&quot;Spieltag&quot;;[.L241]+1;[.L241])" office:value-type="float" office:value="14">
            <text:p>14</text:p>
          </table:table-cell>
          <table:table-cell table:formula="of:=IF(AND([.K242]&gt;0;[.K242]&lt;&gt;[.K241]);[.A242];&quot;&quot;)">
            <text:p/>
          </table:table-cell>
          <table:table-cell table:formula="of:=IF([.O242]=1;VLOOKUP([.P242];[.K238:.M737];3;0);&quot;&quot;)">
            <text:p/>
          </table:table-cell>
          <table:table-cell table:formula="of:=IF([.A243]=&quot;So&quot;;1;[.O241]+1)" office:value-type="float" office:value="5">
            <text:p>5</text:p>
          </table:table-cell>
          <table:table-cell table:formula="of:=IF([.O242]=1;[.A242];IF([.O242]=2;[.A242];IF([.O242]=3;[.C242]&amp; &quot; &quot; &amp;[.D242]&amp;&quot; &quot;&amp;[.E242]&amp;&quot; &quot; &amp;[.F242];IF([.O242]=4;[.A242]&amp; &quot; &quot; &amp;[.B242]&amp;&quot; &quot;&amp;[.C242]&amp;&quot; &quot; &amp;[.D242]))))" office:value-type="boolean" office:boolean-value="false">
            <text:p>FALSCH</text:p>
          </table:table-cell>
          <table:table-cell table:formula="of:=IF([.O242]=1;[.A242];IF([.O242]=2;TEXT([.A243];&quot;TT.MM.JJ&quot;);IF([.O242]=3;[.C242]&amp; &quot; &quot; &amp;[.D242]&amp;&quot; &quot;&amp;[.E242]&amp;&quot; &quot; &amp;[.F242];IF([.O242]=4;[.A242]&amp; &quot; &quot; &amp;[.B242]&amp;&quot; &quot;&amp;[.C242]&amp;&quot; &quot; &amp;[.D242]))))" office:value-type="boolean" office:boolean-value="false">
            <text:p>FALSCH</text:p>
          </table:table-cell>
          <table:table-cell table:formula="of:=IF([.O242]=1;[.A242];IF([.O242]=2;TEXT([.B243];&quot;HH:MM&quot;);IF([.O242]=3;[.C242]&amp; &quot; &quot; &amp;[.D242]&amp;&quot; &quot;&amp;[.E242]&amp;&quot; &quot; &amp;[.F242];IF([.O242]=4;[.A242]&amp; &quot; &quot; &amp;[.B242]&amp;&quot; &quot;&amp;[.C242]&amp;&quot; &quot; &amp;[.D242]))))" office:value-type="boolean" office:boolean-value="false">
            <text:p>FALSCH</text:p>
          </table:table-cell>
          <table:table-cell/>
          <table:table-cell table:formula="of:=INDIRECT(&quot;R&quot;&amp;ROW([.T242])&amp;&quot;C&quot;&amp;COLUMN([.T242])+[.O242];&quot;0&quot;)" office:value-type="string" office:string-value=" ">
            <text:p><text:s/></text:p>
          </table:table-cell>
          <table:table-cell table:formula="of:=IF([.P242]&gt;1;&quot;,&quot;;&quot;&quot;)&amp;&quot;{ &quot;&quot;spielnr&quot;&quot;:&quot;&quot;&quot;&amp;[.P242]&amp;&quot;&quot;&quot;,&quot;&quot;spieltag&quot;&quot;:&quot;&quot;&quot;&amp;[.L242]&amp;&quot;&quot;&quot;,&quot;&quot;bahn&quot;&quot;:&quot;&quot;&quot;&amp;[.N242]&amp;&quot;&quot;&quot;,&quot;" office:value-type="string" office:string-value="{ &quot;spielnr&quot;:&quot;0&quot;,&quot;spieltag&quot;:&quot;14&quot;,&quot;bahn&quot;:&quot;&quot;,">
            <text:p>{ "spielnr":"0","spieltag":"14","bahn":"",</text:p>
          </table:table-cell>
          <table:table-cell table:formula="of:=&quot;&quot;&quot;datum&quot;&quot;:&quot;&quot;&quot;&amp;[.Q242]&amp;&quot;&quot;&quot;,&quot;&quot;uhrzeit&quot;&quot;:&quot;&quot;&quot;&amp;[.R242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242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242]&amp;&quot;&quot;&quot;}&quot;" office:value-type="string" office:string-value="&quot;gast&quot;:&quot;0&quot;}">
            <text:p>"gast":"0"}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Bahn</text:p>
          </table:table-cell>
          <table:table-cell/>
          <table:table-cell table:number-columns-repeated="8"/>
          <table:table-cell table:formula="of:=IF(AND([.A243]=&quot;Bahn&quot;;[.K242]=-1);0;IF(AND([.A243]&lt;&gt;&quot;Bahn&quot;;[.K242]&lt;&gt;-1);[.K242]+1;[.K242]))" office:value-type="float" office:value="0">
            <text:p>0</text:p>
          </table:table-cell>
          <table:table-cell/>
          <table:table-cell table:formula="of:=IF(AND([.K243]&gt;0;[.K243]&lt;&gt;[.K242]);[.A243];&quot;&quot;)">
            <text:p/>
          </table:table-cell>
          <table:table-cell table:number-columns-repeated="2"/>
          <table:table-cell table:style-name="Default" table:number-columns-repeated="4"/>
          <table:table-cell table:number-columns-repeated="5"/>
          <table:table-cell office:value-type="string">
            <text:p><text:s/></text:p>
          </table:table-cell>
        </table:table-row>
        <table:table-row table:style-name="ro2">
          <table:table-cell table:style-name="ce2" office:value-type="string">
            <text:p>2-5</text:p>
          </table:table-cell>
          <table:table-cell table:number-columns-repeated="9"/>
          <table:table-cell table:formula="of:=IF(AND([.A244]=&quot;Bahn&quot;;[.K243]=-1);0;IF(AND([.A244]&lt;&gt;&quot;Bahn&quot;;[.K243]&lt;&gt;-1);[.K243]+1;[.K243]))" office:value-type="float" office:value="1">
            <text:p>1</text:p>
          </table:table-cell>
          <table:table-cell/>
          <table:table-cell table:formula="of:=IF(AND([.K244]&gt;0;[.K244]&lt;&gt;[.K243]);[.A244];&quot;&quot;)" office:value-type="string" office:string-value="2-5">
            <text:p>2-5</text:p>
          </table:table-cell>
          <table:table-cell table:number-columns-repeated="2"/>
          <table:table-cell table:style-name="Default" table:number-columns-repeated="4"/>
          <table:table-cell table:number-columns-repeated="5"/>
          <table:table-cell office:value-type="string">
            <text:p><text:s/></text:p>
          </table:table-cell>
        </table:table-row>
        <table:table-row table:style-name="ro2">
          <table:table-cell table:style-name="ce2" office:value-type="string">
            <text:p>1-4</text:p>
          </table:table-cell>
          <table:table-cell table:number-columns-repeated="9"/>
          <table:table-cell table:formula="of:=IF(AND([.A245]=&quot;Bahn&quot;;[.K244]=-1);0;IF(AND([.A245]&lt;&gt;&quot;Bahn&quot;;[.K244]&lt;&gt;-1);[.K244]+1;[.K244]))" office:value-type="float" office:value="2">
            <text:p>2</text:p>
          </table:table-cell>
          <table:table-cell/>
          <table:table-cell table:formula="of:=IF(AND([.K245]&gt;0;[.K245]&lt;&gt;[.K244]);[.A245];&quot;&quot;)" office:value-type="string" office:string-value="1-4">
            <text:p>1-4</text:p>
          </table:table-cell>
          <table:table-cell table:number-columns-repeated="2"/>
          <table:table-cell table:style-name="Default" table:number-columns-repeated="4"/>
          <table:table-cell table:number-columns-repeated="5"/>
          <table:table-cell office:value-type="string">
            <text:p><text:s/></text:p>
          </table:table-cell>
        </table:table-row>
        <table:table-row table:style-name="ro2">
          <table:table-cell table:style-name="ce2" office:value-type="string">
            <text:p>5-8</text:p>
          </table:table-cell>
          <table:table-cell table:number-columns-repeated="9"/>
          <table:table-cell table:formula="of:=IF(AND([.A246]=&quot;Bahn&quot;;[.K245]=-1);0;IF(AND([.A246]&lt;&gt;&quot;Bahn&quot;;[.K245]&lt;&gt;-1);[.K245]+1;[.K245]))" office:value-type="float" office:value="3">
            <text:p>3</text:p>
          </table:table-cell>
          <table:table-cell/>
          <table:table-cell table:formula="of:=IF(AND([.K246]&gt;0;[.K246]&lt;&gt;[.K245]);[.A246];&quot;&quot;)" office:value-type="string" office:string-value="5-8">
            <text:p>5-8</text:p>
          </table:table-cell>
          <table:table-cell table:number-columns-repeated="2"/>
          <table:table-cell table:style-name="Default" table:number-columns-repeated="4"/>
          <table:table-cell table:number-columns-repeated="5"/>
          <table:table-cell office:value-type="string">
            <text:p><text:s/></text:p>
          </table:table-cell>
        </table:table-row>
        <table:table-row table:style-name="ro2">
          <table:table-cell table:style-name="ce2" office:value-type="string">
            <text:p>1-4</text:p>
          </table:table-cell>
          <table:table-cell table:number-columns-repeated="9"/>
          <table:table-cell table:formula="of:=IF(AND([.A247]=&quot;Bahn&quot;;[.K246]=-1);0;IF(AND([.A247]&lt;&gt;&quot;Bahn&quot;;[.K246]&lt;&gt;-1);[.K246]+1;[.K246]))" office:value-type="float" office:value="4">
            <text:p>4</text:p>
          </table:table-cell>
          <table:table-cell/>
          <table:table-cell table:formula="of:=IF(AND([.K247]&gt;0;[.K247]&lt;&gt;[.K246]);[.A247];&quot;&quot;)" office:value-type="string" office:string-value="1-4">
            <text:p>1-4</text:p>
          </table:table-cell>
          <table:table-cell table:number-columns-repeated="2"/>
          <table:table-cell table:style-name="Default" table:number-columns-repeated="4"/>
          <table:table-cell table:number-columns-repeated="5"/>
          <table:table-cell office:value-type="string">
            <text:p><text:s/></text:p>
          </table:table-cell>
        </table:table-row>
        <table:table-row table:style-name="ro2">
          <table:table-cell office:value-type="string">
            <text:p>Bahn</text:p>
          </table:table-cell>
          <table:table-cell table:number-columns-repeated="9"/>
          <table:table-cell table:formula="of:=IF(AND([.A248]=&quot;Bahn&quot;;[.K247]=-1);0;IF(AND([.A248]&lt;&gt;&quot;Bahn&quot;;[.K247]&lt;&gt;-1);[.K247]+1;[.K247]))" office:value-type="float" office:value="4">
            <text:p>4</text:p>
          </table:table-cell>
          <table:table-cell/>
          <table:table-cell table:formula="of:=IF(AND([.K248]&gt;0;[.K248]&lt;&gt;[.K247]);[.A248];&quot;&quot;)">
            <text:p/>
          </table:table-cell>
          <table:table-cell table:number-columns-repeated="2"/>
          <table:table-cell table:style-name="Default" table:number-columns-repeated="4"/>
          <table:table-cell table:number-columns-repeated="5"/>
          <table:table-cell office:value-type="string">
            <text:p><text:s/></text:p>
          </table:table-cell>
        </table:table-row>
        <table:table-row table:style-name="ro2">
          <table:table-cell table:style-name="ce2" office:value-type="string">
            <text:p>5-8</text:p>
          </table:table-cell>
          <table:table-cell table:number-columns-repeated="9"/>
          <table:table-cell table:formula="of:=IF(AND([.A249]=&quot;Bahn&quot;;[.K248]=-1);0;IF(AND([.A249]&lt;&gt;&quot;Bahn&quot;;[.K248]&lt;&gt;-1);[.K248]+1;[.K248]))" office:value-type="float" office:value="5">
            <text:p>5</text:p>
          </table:table-cell>
          <table:table-cell/>
          <table:table-cell table:formula="of:=IF(AND([.K249]&gt;0;[.K249]&lt;&gt;[.K248]);[.A249];&quot;&quot;)" office:value-type="string" office:string-value="5-8">
            <text:p>5-8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</table:table-row>
        <table:table-row table:style-name="ro2">
          <table:table-cell table:style-name="ce2" office:value-type="string">
            <text:p>5-8</text:p>
          </table:table-cell>
          <table:table-cell table:number-columns-repeated="9"/>
          <table:table-cell table:formula="of:=IF(AND([.A250]=&quot;Bahn&quot;;[.K249]=-1);0;IF(AND([.A250]&lt;&gt;&quot;Bahn&quot;;[.K249]&lt;&gt;-1);[.K249]+1;[.K249]))" office:value-type="float" office:value="6">
            <text:p>6</text:p>
          </table:table-cell>
          <table:table-cell/>
          <table:table-cell table:formula="of:=IF(AND([.K250]&gt;0;[.K250]&lt;&gt;[.K249]);[.A250];&quot;&quot;)" office:value-type="string" office:string-value="5-8">
            <text:p>5-8</text:p>
          </table:table-cell>
          <table:table-cell table:number-columns-repeated="2"/>
          <table:table-cell table:style-name="Default" table:number-columns-repeated="4"/>
          <table:table-cell office:value-type="string">
            <text:p>]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" office:value-type="string">
            <text:p>2-5</text:p>
          </table:table-cell>
          <table:table-cell table:number-columns-repeated="9"/>
          <table:table-cell table:formula="of:=IF(AND([.A251]=&quot;Bahn&quot;;[.K250]=-1);0;IF(AND([.A251]&lt;&gt;&quot;Bahn&quot;;[.K250]&lt;&gt;-1);[.K250]+1;[.K250]))" office:value-type="float" office:value="7">
            <text:p>7</text:p>
          </table:table-cell>
          <table:table-cell/>
          <table:table-cell table:formula="of:=IF(AND([.K251]&gt;0;[.K251]&lt;&gt;[.K250]);[.A251];&quot;&quot;)" office:value-type="string" office:string-value="2-5">
            <text:p>2-5</text:p>
          </table:table-cell>
          <table:table-cell table:number-columns-repeated="2"/>
          <table:table-cell table:style-name="Default" table:number-columns-repeated="4"/>
          <table:table-cell office:value-type="string">
            <text:p>}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" office:value-type="string">
            <text:p>1-4</text:p>
          </table:table-cell>
          <table:table-cell table:number-columns-repeated="9"/>
          <table:table-cell table:formula="of:=IF(AND([.A252]=&quot;Bahn&quot;;[.K251]=-1);0;IF(AND([.A252]&lt;&gt;&quot;Bahn&quot;;[.K251]&lt;&gt;-1);[.K251]+1;[.K251]))" office:value-type="float" office:value="8">
            <text:p>8</text:p>
          </table:table-cell>
          <table:table-cell/>
          <table:table-cell table:formula="of:=IF(AND([.K252]&gt;0;[.K252]&lt;&gt;[.K251]);[.A252];&quot;&quot;)" office:value-type="string" office:string-value="1-4">
            <text:p>1-4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</table:table-row>
        <table:table-row table:style-name="ro2">
          <table:table-cell office:value-type="string">
            <text:p>Bahn</text:p>
          </table:table-cell>
          <table:table-cell table:number-columns-repeated="9"/>
          <table:table-cell table:formula="of:=IF(AND([.A253]=&quot;Bahn&quot;;[.K252]=-1);0;IF(AND([.A253]&lt;&gt;&quot;Bahn&quot;;[.K252]&lt;&gt;-1);[.K252]+1;[.K252]))" office:value-type="float" office:value="8">
            <text:p>8</text:p>
          </table:table-cell>
          <table:table-cell/>
          <table:table-cell table:formula="of:=IF(AND([.K253]&gt;0;[.K253]&lt;&gt;[.K252]);[.A253];&quot;&quot;)">
            <text:p/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</table:table-row>
        <table:table-row table:style-name="ro2">
          <table:table-cell table:style-name="ce2" office:value-type="string">
            <text:p>5-8</text:p>
          </table:table-cell>
          <table:table-cell table:number-columns-repeated="9"/>
          <table:table-cell table:formula="of:=IF(AND([.A254]=&quot;Bahn&quot;;[.K253]=-1);0;IF(AND([.A254]&lt;&gt;&quot;Bahn&quot;;[.K253]&lt;&gt;-1);[.K253]+1;[.K253]))" office:value-type="float" office:value="9">
            <text:p>9</text:p>
          </table:table-cell>
          <table:table-cell/>
          <table:table-cell table:formula="of:=IF(AND([.K254]&gt;0;[.K254]&lt;&gt;[.K253]);[.A254];&quot;&quot;)" office:value-type="string" office:string-value="5-8">
            <text:p>5-8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</table:table-row>
        <table:table-row table:style-name="ro2">
          <table:table-cell table:style-name="ce2" office:value-type="string">
            <text:p>2-5</text:p>
          </table:table-cell>
          <table:table-cell table:number-columns-repeated="9"/>
          <table:table-cell table:formula="of:=IF(AND([.A255]=&quot;Bahn&quot;;[.K254]=-1);0;IF(AND([.A255]&lt;&gt;&quot;Bahn&quot;;[.K254]&lt;&gt;-1);[.K254]+1;[.K254]))" office:value-type="float" office:value="10">
            <text:p>10</text:p>
          </table:table-cell>
          <table:table-cell/>
          <table:table-cell table:formula="of:=IF(AND([.K255]&gt;0;[.K255]&lt;&gt;[.K254]);[.A255];&quot;&quot;)" office:value-type="string" office:string-value="2-5">
            <text:p>2-5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</table:table-row>
        <table:table-row table:style-name="ro2">
          <table:table-cell table:style-name="ce2" office:value-type="string">
            <text:p>1-4</text:p>
          </table:table-cell>
          <table:table-cell table:number-columns-repeated="9"/>
          <table:table-cell table:formula="of:=IF(AND([.A256]=&quot;Bahn&quot;;[.K255]=-1);0;IF(AND([.A256]&lt;&gt;&quot;Bahn&quot;;[.K255]&lt;&gt;-1);[.K255]+1;[.K255]))" office:value-type="float" office:value="11">
            <text:p>11</text:p>
          </table:table-cell>
          <table:table-cell/>
          <table:table-cell table:formula="of:=IF(AND([.K256]&gt;0;[.K256]&lt;&gt;[.K255]);[.A256];&quot;&quot;)" office:value-type="string" office:string-value="1-4">
            <text:p>1-4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</table:table-row>
        <table:table-row table:style-name="ro2">
          <table:table-cell table:style-name="ce2" office:value-type="string">
            <text:p>5-8</text:p>
          </table:table-cell>
          <table:table-cell table:number-columns-repeated="9"/>
          <table:table-cell table:formula="of:=IF(AND([.A257]=&quot;Bahn&quot;;[.K256]=-1);0;IF(AND([.A257]&lt;&gt;&quot;Bahn&quot;;[.K256]&lt;&gt;-1);[.K256]+1;[.K256]))" office:value-type="float" office:value="12">
            <text:p>12</text:p>
          </table:table-cell>
          <table:table-cell/>
          <table:table-cell table:formula="of:=IF(AND([.K257]&gt;0;[.K257]&lt;&gt;[.K256]);[.A257];&quot;&quot;)" office:value-type="string" office:string-value="5-8">
            <text:p>5-8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</table:table-row>
        <table:table-row table:style-name="ro2">
          <table:table-cell office:value-type="string">
            <text:p>Bahn</text:p>
          </table:table-cell>
          <table:table-cell table:number-columns-repeated="9"/>
          <table:table-cell table:formula="of:=IF(AND([.A258]=&quot;Bahn&quot;;[.K257]=-1);0;IF(AND([.A258]&lt;&gt;&quot;Bahn&quot;;[.K257]&lt;&gt;-1);[.K257]+1;[.K257]))" office:value-type="float" office:value="12">
            <text:p>12</text:p>
          </table:table-cell>
          <table:table-cell/>
          <table:table-cell table:formula="of:=IF(AND([.K258]&gt;0;[.K258]&lt;&gt;[.K257]);[.A258];&quot;&quot;)">
            <text:p/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</table:table-row>
        <table:table-row table:style-name="ro2">
          <table:table-cell table:style-name="ce2" office:value-type="string">
            <text:p>1-4</text:p>
          </table:table-cell>
          <table:table-cell table:number-columns-repeated="9"/>
          <table:table-cell table:formula="of:=IF(AND([.A259]=&quot;Bahn&quot;;[.K258]=-1);0;IF(AND([.A259]&lt;&gt;&quot;Bahn&quot;;[.K258]&lt;&gt;-1);[.K258]+1;[.K258]))" office:value-type="float" office:value="13">
            <text:p>13</text:p>
          </table:table-cell>
          <table:table-cell/>
          <table:table-cell table:formula="of:=IF(AND([.K259]&gt;0;[.K259]&lt;&gt;[.K258]);[.A259];&quot;&quot;)" office:value-type="string" office:string-value="1-4">
            <text:p>1-4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</table:table-row>
        <table:table-row table:style-name="ro2">
          <table:table-cell table:style-name="ce2" office:value-type="string">
            <text:p>1-4</text:p>
          </table:table-cell>
          <table:table-cell table:number-columns-repeated="9"/>
          <table:table-cell table:formula="of:=IF(AND([.A260]=&quot;Bahn&quot;;[.K259]=-1);0;IF(AND([.A260]&lt;&gt;&quot;Bahn&quot;;[.K259]&lt;&gt;-1);[.K259]+1;[.K259]))" office:value-type="float" office:value="14">
            <text:p>14</text:p>
          </table:table-cell>
          <table:table-cell/>
          <table:table-cell table:formula="of:=IF(AND([.K260]&gt;0;[.K260]&lt;&gt;[.K259]);[.A260];&quot;&quot;)" office:value-type="string" office:string-value="1-4">
            <text:p>1-4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</table:table-row>
        <table:table-row table:style-name="ro2">
          <table:table-cell table:style-name="ce2" office:value-type="string">
            <text:p>5-8</text:p>
          </table:table-cell>
          <table:table-cell table:number-columns-repeated="9"/>
          <table:table-cell table:formula="of:=IF(AND([.A261]=&quot;Bahn&quot;;[.K260]=-1);0;IF(AND([.A261]&lt;&gt;&quot;Bahn&quot;;[.K260]&lt;&gt;-1);[.K260]+1;[.K260]))" office:value-type="float" office:value="15">
            <text:p>15</text:p>
          </table:table-cell>
          <table:table-cell/>
          <table:table-cell table:formula="of:=IF(AND([.K261]&gt;0;[.K261]&lt;&gt;[.K260]);[.A261];&quot;&quot;)" office:value-type="string" office:string-value="5-8">
            <text:p>5-8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</table:table-row>
        <table:table-row table:style-name="ro2">
          <table:table-cell table:style-name="ce2" office:value-type="string">
            <text:p>1-4</text:p>
          </table:table-cell>
          <table:table-cell table:number-columns-repeated="9"/>
          <table:table-cell table:formula="of:=IF(AND([.A262]=&quot;Bahn&quot;;[.K261]=-1);0;IF(AND([.A262]&lt;&gt;&quot;Bahn&quot;;[.K261]&lt;&gt;-1);[.K261]+1;[.K261]))" office:value-type="float" office:value="16">
            <text:p>16</text:p>
          </table:table-cell>
          <table:table-cell/>
          <table:table-cell table:formula="of:=IF(AND([.K262]&gt;0;[.K262]&lt;&gt;[.K261]);[.A262];&quot;&quot;)" office:value-type="string" office:string-value="1-4">
            <text:p>1-4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</table:table-row>
        <table:table-row table:style-name="ro2">
          <table:table-cell office:value-type="string">
            <text:p>Bahn</text:p>
          </table:table-cell>
          <table:table-cell table:number-columns-repeated="9"/>
          <table:table-cell table:formula="of:=IF(AND([.A263]=&quot;Bahn&quot;;[.K262]=-1);0;IF(AND([.A263]&lt;&gt;&quot;Bahn&quot;;[.K262]&lt;&gt;-1);[.K262]+1;[.K262]))" office:value-type="float" office:value="16">
            <text:p>16</text:p>
          </table:table-cell>
          <table:table-cell/>
          <table:table-cell table:formula="of:=IF(AND([.K263]&gt;0;[.K263]&lt;&gt;[.K262]);[.A263];&quot;&quot;)">
            <text:p/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</table:table-row>
        <table:table-row table:style-name="ro2">
          <table:table-cell table:style-name="ce2" office:value-type="string">
            <text:p>1-4</text:p>
          </table:table-cell>
          <table:table-cell table:number-columns-repeated="9"/>
          <table:table-cell table:formula="of:=IF(AND([.A264]=&quot;Bahn&quot;;[.K263]=-1);0;IF(AND([.A264]&lt;&gt;&quot;Bahn&quot;;[.K263]&lt;&gt;-1);[.K263]+1;[.K263]))" office:value-type="float" office:value="17">
            <text:p>17</text:p>
          </table:table-cell>
          <table:table-cell/>
          <table:table-cell table:formula="of:=IF(AND([.K264]&gt;0;[.K264]&lt;&gt;[.K263]);[.A264];&quot;&quot;)" office:value-type="string" office:string-value="1-4">
            <text:p>1-4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</table:table-row>
        <table:table-row table:style-name="ro2">
          <table:table-cell table:style-name="ce2" office:value-type="string">
            <text:p>5-8</text:p>
          </table:table-cell>
          <table:table-cell table:number-columns-repeated="9"/>
          <table:table-cell table:formula="of:=IF(AND([.A265]=&quot;Bahn&quot;;[.K264]=-1);0;IF(AND([.A265]&lt;&gt;&quot;Bahn&quot;;[.K264]&lt;&gt;-1);[.K264]+1;[.K264]))" office:value-type="float" office:value="18">
            <text:p>18</text:p>
          </table:table-cell>
          <table:table-cell/>
          <table:table-cell table:formula="of:=IF(AND([.K265]&gt;0;[.K265]&lt;&gt;[.K264]);[.A265];&quot;&quot;)" office:value-type="string" office:string-value="5-8">
            <text:p>5-8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</table:table-row>
        <table:table-row table:style-name="ro2">
          <table:table-cell table:style-name="ce2" office:value-type="string">
            <text:p>2-5</text:p>
          </table:table-cell>
          <table:table-cell table:number-columns-repeated="9"/>
          <table:table-cell table:formula="of:=IF(AND([.A266]=&quot;Bahn&quot;;[.K265]=-1);0;IF(AND([.A266]&lt;&gt;&quot;Bahn&quot;;[.K265]&lt;&gt;-1);[.K265]+1;[.K265]))" office:value-type="float" office:value="19">
            <text:p>19</text:p>
          </table:table-cell>
          <table:table-cell/>
          <table:table-cell table:formula="of:=IF(AND([.K266]&gt;0;[.K266]&lt;&gt;[.K265]);[.A266];&quot;&quot;)" office:value-type="string" office:string-value="2-5">
            <text:p>2-5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</table:table-row>
        <table:table-row table:style-name="ro2">
          <table:table-cell table:style-name="ce2" office:value-type="string">
            <text:p>2-5</text:p>
          </table:table-cell>
          <table:table-cell table:number-columns-repeated="9"/>
          <table:table-cell table:formula="of:=IF(AND([.A267]=&quot;Bahn&quot;;[.K266]=-1);0;IF(AND([.A267]&lt;&gt;&quot;Bahn&quot;;[.K266]&lt;&gt;-1);[.K266]+1;[.K266]))" office:value-type="float" office:value="20">
            <text:p>20</text:p>
          </table:table-cell>
          <table:table-cell/>
          <table:table-cell table:formula="of:=IF(AND([.K267]&gt;0;[.K267]&lt;&gt;[.K266]);[.A267];&quot;&quot;)" office:value-type="string" office:string-value="2-5">
            <text:p>2-5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</table:table-row>
        <table:table-row table:style-name="ro2">
          <table:table-cell office:value-type="string">
            <text:p>Bahn</text:p>
          </table:table-cell>
          <table:table-cell table:number-columns-repeated="9"/>
          <table:table-cell table:formula="of:=IF(AND([.A268]=&quot;Bahn&quot;;[.K267]=-1);0;IF(AND([.A268]&lt;&gt;&quot;Bahn&quot;;[.K267]&lt;&gt;-1);[.K267]+1;[.K267]))" office:value-type="float" office:value="20">
            <text:p>20</text:p>
          </table:table-cell>
          <table:table-cell/>
          <table:table-cell table:formula="of:=IF(AND([.K268]&gt;0;[.K268]&lt;&gt;[.K267]);[.A268];&quot;&quot;)">
            <text:p/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</table:table-row>
        <table:table-row table:style-name="ro2">
          <table:table-cell table:style-name="ce2" office:value-type="string">
            <text:p>1-4</text:p>
          </table:table-cell>
          <table:table-cell table:number-columns-repeated="9"/>
          <table:table-cell table:formula="of:=IF(AND([.A269]=&quot;Bahn&quot;;[.K268]=-1);0;IF(AND([.A269]&lt;&gt;&quot;Bahn&quot;;[.K268]&lt;&gt;-1);[.K268]+1;[.K268]))" office:value-type="float" office:value="21">
            <text:p>21</text:p>
          </table:table-cell>
          <table:table-cell/>
          <table:table-cell table:formula="of:=IF(AND([.K269]&gt;0;[.K269]&lt;&gt;[.K268]);[.A269];&quot;&quot;)" office:value-type="string" office:string-value="1-4">
            <text:p>1-4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</table:table-row>
        <table:table-row table:style-name="ro2">
          <table:table-cell table:style-name="ce2" office:value-type="string">
            <text:p>1-4</text:p>
          </table:table-cell>
          <table:table-cell table:number-columns-repeated="9"/>
          <table:table-cell table:formula="of:=IF(AND([.A270]=&quot;Bahn&quot;;[.K269]=-1);0;IF(AND([.A270]&lt;&gt;&quot;Bahn&quot;;[.K269]&lt;&gt;-1);[.K269]+1;[.K269]))" office:value-type="float" office:value="22">
            <text:p>22</text:p>
          </table:table-cell>
          <table:table-cell/>
          <table:table-cell table:formula="of:=IF(AND([.K270]&gt;0;[.K270]&lt;&gt;[.K269]);[.A270];&quot;&quot;)" office:value-type="string" office:string-value="1-4">
            <text:p>1-4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</table:table-row>
        <table:table-row table:style-name="ro2">
          <table:table-cell table:style-name="ce2" office:value-type="string">
            <text:p>5-8</text:p>
          </table:table-cell>
          <table:table-cell table:number-columns-repeated="9"/>
          <table:table-cell table:formula="of:=IF(AND([.A271]=&quot;Bahn&quot;;[.K270]=-1);0;IF(AND([.A271]&lt;&gt;&quot;Bahn&quot;;[.K270]&lt;&gt;-1);[.K270]+1;[.K270]))" office:value-type="float" office:value="23">
            <text:p>23</text:p>
          </table:table-cell>
          <table:table-cell/>
          <table:table-cell table:formula="of:=IF(AND([.K271]&gt;0;[.K271]&lt;&gt;[.K270]);[.A271];&quot;&quot;)" office:value-type="string" office:string-value="5-8">
            <text:p>5-8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</table:table-row>
        <table:table-row table:style-name="ro2">
          <table:table-cell table:style-name="ce2" office:value-type="string">
            <text:p>1-4</text:p>
          </table:table-cell>
          <table:table-cell table:number-columns-repeated="9"/>
          <table:table-cell table:formula="of:=IF(AND([.A272]=&quot;Bahn&quot;;[.K271]=-1);0;IF(AND([.A272]&lt;&gt;&quot;Bahn&quot;;[.K271]&lt;&gt;-1);[.K271]+1;[.K271]))" office:value-type="float" office:value="24">
            <text:p>24</text:p>
          </table:table-cell>
          <table:table-cell/>
          <table:table-cell table:formula="of:=IF(AND([.K272]&gt;0;[.K272]&lt;&gt;[.K271]);[.A272];&quot;&quot;)" office:value-type="string" office:string-value="1-4">
            <text:p>1-4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</table:table-row>
        <table:table-row table:style-name="ro2">
          <table:table-cell office:value-type="string">
            <text:p>Bahn</text:p>
          </table:table-cell>
          <table:table-cell table:number-columns-repeated="9"/>
          <table:table-cell table:formula="of:=IF(AND([.A273]=&quot;Bahn&quot;;[.K272]=-1);0;IF(AND([.A273]&lt;&gt;&quot;Bahn&quot;;[.K272]&lt;&gt;-1);[.K272]+1;[.K272]))" office:value-type="float" office:value="24">
            <text:p>24</text:p>
          </table:table-cell>
          <table:table-cell/>
          <table:table-cell table:formula="of:=IF(AND([.K273]&gt;0;[.K273]&lt;&gt;[.K272]);[.A273];&quot;&quot;)">
            <text:p/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</table:table-row>
        <table:table-row table:style-name="ro2">
          <table:table-cell table:style-name="ce2" office:value-type="string">
            <text:p>1-4</text:p>
          </table:table-cell>
          <table:table-cell table:number-columns-repeated="9"/>
          <table:table-cell table:formula="of:=IF(AND([.A274]=&quot;Bahn&quot;;[.K273]=-1);0;IF(AND([.A274]&lt;&gt;&quot;Bahn&quot;;[.K273]&lt;&gt;-1);[.K273]+1;[.K273]))" office:value-type="float" office:value="25">
            <text:p>25</text:p>
          </table:table-cell>
          <table:table-cell/>
          <table:table-cell table:formula="of:=IF(AND([.K274]&gt;0;[.K274]&lt;&gt;[.K273]);[.A274];&quot;&quot;)" office:value-type="string" office:string-value="1-4">
            <text:p>1-4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</table:table-row>
        <table:table-row table:style-name="ro2">
          <table:table-cell table:style-name="ce2" office:value-type="string">
            <text:p>2-5</text:p>
          </table:table-cell>
          <table:table-cell table:number-columns-repeated="9"/>
          <table:table-cell table:formula="of:=IF(AND([.A275]=&quot;Bahn&quot;;[.K274]=-1);0;IF(AND([.A275]&lt;&gt;&quot;Bahn&quot;;[.K274]&lt;&gt;-1);[.K274]+1;[.K274]))" office:value-type="float" office:value="26">
            <text:p>26</text:p>
          </table:table-cell>
          <table:table-cell/>
          <table:table-cell table:formula="of:=IF(AND([.K275]&gt;0;[.K275]&lt;&gt;[.K274]);[.A275];&quot;&quot;)" office:value-type="string" office:string-value="2-5">
            <text:p>2-5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</table:table-row>
        <table:table-row table:style-name="ro2">
          <table:table-cell table:style-name="ce2" office:value-type="string">
            <text:p>2-5</text:p>
          </table:table-cell>
          <table:table-cell table:number-columns-repeated="9"/>
          <table:table-cell table:formula="of:=IF(AND([.A276]=&quot;Bahn&quot;;[.K275]=-1);0;IF(AND([.A276]&lt;&gt;&quot;Bahn&quot;;[.K275]&lt;&gt;-1);[.K275]+1;[.K275]))" office:value-type="float" office:value="27">
            <text:p>27</text:p>
          </table:table-cell>
          <table:table-cell/>
          <table:table-cell table:formula="of:=IF(AND([.K276]&gt;0;[.K276]&lt;&gt;[.K275]);[.A276];&quot;&quot;)" office:value-type="string" office:string-value="2-5">
            <text:p>2-5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</table:table-row>
        <table:table-row table:style-name="ro2">
          <table:table-cell table:style-name="ce2" office:value-type="string">
            <text:p>5-8</text:p>
          </table:table-cell>
          <table:table-cell table:number-columns-repeated="9"/>
          <table:table-cell table:formula="of:=IF(AND([.A277]=&quot;Bahn&quot;;[.K276]=-1);0;IF(AND([.A277]&lt;&gt;&quot;Bahn&quot;;[.K276]&lt;&gt;-1);[.K276]+1;[.K276]))" office:value-type="float" office:value="28">
            <text:p>28</text:p>
          </table:table-cell>
          <table:table-cell/>
          <table:table-cell table:formula="of:=IF(AND([.K277]&gt;0;[.K277]&lt;&gt;[.K276]);[.A277];&quot;&quot;)" office:value-type="string" office:string-value="5-8">
            <text:p>5-8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</table:table-row>
        <table:table-row table:style-name="ro2">
          <table:table-cell office:value-type="string">
            <text:p>Bahn</text:p>
          </table:table-cell>
          <table:table-cell table:number-columns-repeated="9"/>
          <table:table-cell table:formula="of:=IF(AND([.A278]=&quot;Bahn&quot;;[.K277]=-1);0;IF(AND([.A278]&lt;&gt;&quot;Bahn&quot;;[.K277]&lt;&gt;-1);[.K277]+1;[.K277]))" office:value-type="float" office:value="28">
            <text:p>28</text:p>
          </table:table-cell>
          <table:table-cell/>
          <table:table-cell table:formula="of:=IF(AND([.K278]&gt;0;[.K278]&lt;&gt;[.K277]);[.A278];&quot;&quot;)">
            <text:p/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</table:table-row>
        <table:table-row table:style-name="ro2">
          <table:table-cell table:style-name="ce2" office:value-type="string">
            <text:p>5-8</text:p>
          </table:table-cell>
          <table:table-cell table:number-columns-repeated="9"/>
          <table:table-cell table:formula="of:=IF(AND([.A279]=&quot;Bahn&quot;;[.K278]=-1);0;IF(AND([.A279]&lt;&gt;&quot;Bahn&quot;;[.K278]&lt;&gt;-1);[.K278]+1;[.K278]))" office:value-type="float" office:value="29">
            <text:p>29</text:p>
          </table:table-cell>
          <table:table-cell/>
          <table:table-cell table:formula="of:=IF(AND([.K279]&gt;0;[.K279]&lt;&gt;[.K278]);[.A279];&quot;&quot;)" office:value-type="string" office:string-value="5-8">
            <text:p>5-8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</table:table-row>
        <table:table-row table:style-name="ro2">
          <table:table-cell table:style-name="ce2" office:value-type="string">
            <text:p>2-5</text:p>
          </table:table-cell>
          <table:table-cell table:number-columns-repeated="9"/>
          <table:table-cell table:formula="of:=IF(AND([.A280]=&quot;Bahn&quot;;[.K279]=-1);0;IF(AND([.A280]&lt;&gt;&quot;Bahn&quot;;[.K279]&lt;&gt;-1);[.K279]+1;[.K279]))" office:value-type="float" office:value="30">
            <text:p>30</text:p>
          </table:table-cell>
          <table:table-cell/>
          <table:table-cell table:formula="of:=IF(AND([.K280]&gt;0;[.K280]&lt;&gt;[.K279]);[.A280];&quot;&quot;)" office:value-type="string" office:string-value="2-5">
            <text:p>2-5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</table:table-row>
        <table:table-row table:style-name="ro2">
          <table:table-cell table:style-name="ce2" office:value-type="string">
            <text:p>1-4</text:p>
          </table:table-cell>
          <table:table-cell table:number-columns-repeated="9"/>
          <table:table-cell table:formula="of:=IF(AND([.A281]=&quot;Bahn&quot;;[.K280]=-1);0;IF(AND([.A281]&lt;&gt;&quot;Bahn&quot;;[.K280]&lt;&gt;-1);[.K280]+1;[.K280]))" office:value-type="float" office:value="31">
            <text:p>31</text:p>
          </table:table-cell>
          <table:table-cell/>
          <table:table-cell table:formula="of:=IF(AND([.K281]&gt;0;[.K281]&lt;&gt;[.K280]);[.A281];&quot;&quot;)" office:value-type="string" office:string-value="1-4">
            <text:p>1-4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</table:table-row>
        <table:table-row table:style-name="ro2">
          <table:table-cell table:style-name="ce2" office:value-type="string">
            <text:p>1-4</text:p>
          </table:table-cell>
          <table:table-cell table:number-columns-repeated="9"/>
          <table:table-cell table:formula="of:=IF(AND([.A282]=&quot;Bahn&quot;;[.K281]=-1);0;IF(AND([.A282]&lt;&gt;&quot;Bahn&quot;;[.K281]&lt;&gt;-1);[.K281]+1;[.K281]))" office:value-type="float" office:value="32">
            <text:p>32</text:p>
          </table:table-cell>
          <table:table-cell/>
          <table:table-cell table:formula="of:=IF(AND([.K282]&gt;0;[.K282]&lt;&gt;[.K281]);[.A282];&quot;&quot;)" office:value-type="string" office:string-value="1-4">
            <text:p>1-4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</table:table-row>
        <table:table-row table:style-name="ro2">
          <table:table-cell office:value-type="string">
            <text:p>Bahn</text:p>
          </table:table-cell>
          <table:table-cell table:number-columns-repeated="9"/>
          <table:table-cell table:formula="of:=IF(AND([.A283]=&quot;Bahn&quot;;[.K282]=-1);0;IF(AND([.A283]&lt;&gt;&quot;Bahn&quot;;[.K282]&lt;&gt;-1);[.K282]+1;[.K282]))" office:value-type="float" office:value="32">
            <text:p>32</text:p>
          </table:table-cell>
          <table:table-cell/>
          <table:table-cell table:formula="of:=IF(AND([.K283]&gt;0;[.K283]&lt;&gt;[.K282]);[.A283];&quot;&quot;)">
            <text:p/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</table:table-row>
        <table:table-row table:style-name="ro2">
          <table:table-cell table:style-name="ce2" office:value-type="string">
            <text:p>1-4</text:p>
          </table:table-cell>
          <table:table-cell table:number-columns-repeated="9"/>
          <table:table-cell table:formula="of:=IF(AND([.A284]=&quot;Bahn&quot;;[.K283]=-1);0;IF(AND([.A284]&lt;&gt;&quot;Bahn&quot;;[.K283]&lt;&gt;-1);[.K283]+1;[.K283]))" office:value-type="float" office:value="33">
            <text:p>33</text:p>
          </table:table-cell>
          <table:table-cell/>
          <table:table-cell table:formula="of:=IF(AND([.K284]&gt;0;[.K284]&lt;&gt;[.K283]);[.A284];&quot;&quot;)" office:value-type="string" office:string-value="1-4">
            <text:p>1-4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</table:table-row>
        <table:table-row table:style-name="ro2">
          <table:table-cell table:style-name="ce2" office:value-type="string">
            <text:p>1-4</text:p>
          </table:table-cell>
          <table:table-cell table:number-columns-repeated="9"/>
          <table:table-cell table:formula="of:=IF(AND([.A285]=&quot;Bahn&quot;;[.K284]=-1);0;IF(AND([.A285]&lt;&gt;&quot;Bahn&quot;;[.K284]&lt;&gt;-1);[.K284]+1;[.K284]))" office:value-type="float" office:value="34">
            <text:p>34</text:p>
          </table:table-cell>
          <table:table-cell/>
          <table:table-cell table:formula="of:=IF(AND([.K285]&gt;0;[.K285]&lt;&gt;[.K284]);[.A285];&quot;&quot;)" office:value-type="string" office:string-value="1-4">
            <text:p>1-4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</table:table-row>
        <table:table-row table:style-name="ro2">
          <table:table-cell table:style-name="ce2" office:value-type="string">
            <text:p>2-5</text:p>
          </table:table-cell>
          <table:table-cell table:number-columns-repeated="9"/>
          <table:table-cell table:formula="of:=IF(AND([.A286]=&quot;Bahn&quot;;[.K285]=-1);0;IF(AND([.A286]&lt;&gt;&quot;Bahn&quot;;[.K285]&lt;&gt;-1);[.K285]+1;[.K285]))" office:value-type="float" office:value="35">
            <text:p>35</text:p>
          </table:table-cell>
          <table:table-cell/>
          <table:table-cell table:formula="of:=IF(AND([.K286]&gt;0;[.K286]&lt;&gt;[.K285]);[.A286];&quot;&quot;)" office:value-type="string" office:string-value="2-5">
            <text:p>2-5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</table:table-row>
        <table:table-row table:style-name="ro2">
          <table:table-cell table:style-name="ce2" office:value-type="string">
            <text:p>1-4</text:p>
          </table:table-cell>
          <table:table-cell table:number-columns-repeated="9"/>
          <table:table-cell table:formula="of:=IF(AND([.A287]=&quot;Bahn&quot;;[.K286]=-1);0;IF(AND([.A287]&lt;&gt;&quot;Bahn&quot;;[.K286]&lt;&gt;-1);[.K286]+1;[.K286]))" office:value-type="float" office:value="36">
            <text:p>36</text:p>
          </table:table-cell>
          <table:table-cell/>
          <table:table-cell table:formula="of:=IF(AND([.K287]&gt;0;[.K287]&lt;&gt;[.K286]);[.A287];&quot;&quot;)" office:value-type="string" office:string-value="1-4">
            <text:p>1-4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</table:table-row>
        <table:table-row table:style-name="ro2">
          <table:table-cell office:value-type="string">
            <text:p>Bahn</text:p>
          </table:table-cell>
          <table:table-cell table:number-columns-repeated="9"/>
          <table:table-cell table:formula="of:=IF(AND([.A288]=&quot;Bahn&quot;;[.K287]=-1);0;IF(AND([.A288]&lt;&gt;&quot;Bahn&quot;;[.K287]&lt;&gt;-1);[.K287]+1;[.K287]))" office:value-type="float" office:value="36">
            <text:p>36</text:p>
          </table:table-cell>
          <table:table-cell/>
          <table:table-cell table:formula="of:=IF(AND([.K288]&gt;0;[.K288]&lt;&gt;[.K287]);[.A288];&quot;&quot;)">
            <text:p/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</table:table-row>
        <table:table-row table:style-name="ro2">
          <table:table-cell table:style-name="ce2" office:value-type="string">
            <text:p>1-4</text:p>
          </table:table-cell>
          <table:table-cell table:number-columns-repeated="9"/>
          <table:table-cell table:formula="of:=IF(AND([.A289]=&quot;Bahn&quot;;[.K288]=-1);0;IF(AND([.A289]&lt;&gt;&quot;Bahn&quot;;[.K288]&lt;&gt;-1);[.K288]+1;[.K288]))" office:value-type="float" office:value="37">
            <text:p>37</text:p>
          </table:table-cell>
          <table:table-cell/>
          <table:table-cell table:formula="of:=IF(AND([.K289]&gt;0;[.K289]&lt;&gt;[.K288]);[.A289];&quot;&quot;)" office:value-type="string" office:string-value="1-4">
            <text:p>1-4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</table:table-row>
        <table:table-row table:style-name="ro2">
          <table:table-cell table:style-name="ce2" office:value-type="string">
            <text:p>1-4</text:p>
          </table:table-cell>
          <table:table-cell table:number-columns-repeated="9"/>
          <table:table-cell table:formula="of:=IF(AND([.A290]=&quot;Bahn&quot;;[.K289]=-1);0;IF(AND([.A290]&lt;&gt;&quot;Bahn&quot;;[.K289]&lt;&gt;-1);[.K289]+1;[.K289]))" office:value-type="float" office:value="38">
            <text:p>38</text:p>
          </table:table-cell>
          <table:table-cell/>
          <table:table-cell table:formula="of:=IF(AND([.K290]&gt;0;[.K290]&lt;&gt;[.K289]);[.A290];&quot;&quot;)" office:value-type="string" office:string-value="1-4">
            <text:p>1-4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</table:table-row>
        <table:table-row table:style-name="ro2">
          <table:table-cell table:style-name="ce2" office:value-type="string">
            <text:p>1-4</text:p>
          </table:table-cell>
          <table:table-cell table:number-columns-repeated="9"/>
          <table:table-cell table:formula="of:=IF(AND([.A291]=&quot;Bahn&quot;;[.K290]=-1);0;IF(AND([.A291]&lt;&gt;&quot;Bahn&quot;;[.K290]&lt;&gt;-1);[.K290]+1;[.K290]))" office:value-type="float" office:value="39">
            <text:p>39</text:p>
          </table:table-cell>
          <table:table-cell/>
          <table:table-cell table:formula="of:=IF(AND([.K291]&gt;0;[.K291]&lt;&gt;[.K290]);[.A291];&quot;&quot;)" office:value-type="string" office:string-value="1-4">
            <text:p>1-4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</table:table-row>
        <table:table-row table:style-name="ro2">
          <table:table-cell table:style-name="ce2" office:value-type="string">
            <text:p>2-5</text:p>
          </table:table-cell>
          <table:table-cell table:number-columns-repeated="9"/>
          <table:table-cell table:formula="of:=IF(AND([.A292]=&quot;Bahn&quot;;[.K291]=-1);0;IF(AND([.A292]&lt;&gt;&quot;Bahn&quot;;[.K291]&lt;&gt;-1);[.K291]+1;[.K291]))" office:value-type="float" office:value="40">
            <text:p>40</text:p>
          </table:table-cell>
          <table:table-cell/>
          <table:table-cell table:formula="of:=IF(AND([.K292]&gt;0;[.K292]&lt;&gt;[.K291]);[.A292];&quot;&quot;)" office:value-type="string" office:string-value="2-5">
            <text:p>2-5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</table:table-row>
        <table:table-row table:style-name="ro2">
          <table:table-cell office:value-type="string">
            <text:p>Bahn</text:p>
          </table:table-cell>
          <table:table-cell table:number-columns-repeated="9"/>
          <table:table-cell table:formula="of:=IF(AND([.A293]=&quot;Bahn&quot;;[.K292]=-1);0;IF(AND([.A293]&lt;&gt;&quot;Bahn&quot;;[.K292]&lt;&gt;-1);[.K292]+1;[.K292]))" office:value-type="float" office:value="40">
            <text:p>40</text:p>
          </table:table-cell>
          <table:table-cell/>
          <table:table-cell table:formula="of:=IF(AND([.K293]&gt;0;[.K293]&lt;&gt;[.K292]);[.A293];&quot;&quot;)">
            <text:p/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</table:table-row>
        <table:table-row table:style-name="ro2">
          <table:table-cell table:style-name="ce2" office:value-type="string">
            <text:p>5-8</text:p>
          </table:table-cell>
          <table:table-cell table:number-columns-repeated="9"/>
          <table:table-cell table:formula="of:=IF(AND([.A294]=&quot;Bahn&quot;;[.K293]=-1);0;IF(AND([.A294]&lt;&gt;&quot;Bahn&quot;;[.K293]&lt;&gt;-1);[.K293]+1;[.K293]))" office:value-type="float" office:value="41">
            <text:p>41</text:p>
          </table:table-cell>
          <table:table-cell/>
          <table:table-cell table:formula="of:=IF(AND([.K294]&gt;0;[.K294]&lt;&gt;[.K293]);[.A294];&quot;&quot;)" office:value-type="string" office:string-value="5-8">
            <text:p>5-8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</table:table-row>
        <table:table-row table:style-name="ro2">
          <table:table-cell table:style-name="ce2" office:value-type="string">
            <text:p>2-5</text:p>
          </table:table-cell>
          <table:table-cell table:number-columns-repeated="9"/>
          <table:table-cell table:formula="of:=IF(AND([.A295]=&quot;Bahn&quot;;[.K294]=-1);0;IF(AND([.A295]&lt;&gt;&quot;Bahn&quot;;[.K294]&lt;&gt;-1);[.K294]+1;[.K294]))" office:value-type="float" office:value="42">
            <text:p>42</text:p>
          </table:table-cell>
          <table:table-cell/>
          <table:table-cell table:formula="of:=IF(AND([.K295]&gt;0;[.K295]&lt;&gt;[.K294]);[.A295];&quot;&quot;)" office:value-type="string" office:string-value="2-5">
            <text:p>2-5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</table:table-row>
        <table:table-row table:style-name="ro2">
          <table:table-cell table:style-name="ce2" office:value-type="string">
            <text:p>1-4</text:p>
          </table:table-cell>
          <table:table-cell table:number-columns-repeated="9"/>
          <table:table-cell table:formula="of:=IF(AND([.A296]=&quot;Bahn&quot;;[.K295]=-1);0;IF(AND([.A296]&lt;&gt;&quot;Bahn&quot;;[.K295]&lt;&gt;-1);[.K295]+1;[.K295]))" office:value-type="float" office:value="43">
            <text:p>43</text:p>
          </table:table-cell>
          <table:table-cell/>
          <table:table-cell table:formula="of:=IF(AND([.K296]&gt;0;[.K296]&lt;&gt;[.K295]);[.A296];&quot;&quot;)" office:value-type="string" office:string-value="1-4">
            <text:p>1-4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</table:table-row>
        <table:table-row table:style-name="ro2">
          <table:table-cell table:style-name="ce2" office:value-type="string">
            <text:p>2-5</text:p>
          </table:table-cell>
          <table:table-cell table:number-columns-repeated="9"/>
          <table:table-cell table:formula="of:=IF(AND([.A297]=&quot;Bahn&quot;;[.K296]=-1);0;IF(AND([.A297]&lt;&gt;&quot;Bahn&quot;;[.K296]&lt;&gt;-1);[.K296]+1;[.K296]))" office:value-type="float" office:value="44">
            <text:p>44</text:p>
          </table:table-cell>
          <table:table-cell/>
          <table:table-cell table:formula="of:=IF(AND([.K297]&gt;0;[.K297]&lt;&gt;[.K296]);[.A297];&quot;&quot;)" office:value-type="string" office:string-value="2-5">
            <text:p>2-5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</table:table-row>
        <table:table-row table:style-name="ro2">
          <table:table-cell office:value-type="string">
            <text:p>Bahn</text:p>
          </table:table-cell>
          <table:table-cell table:number-columns-repeated="9"/>
          <table:table-cell table:formula="of:=IF(AND([.A298]=&quot;Bahn&quot;;[.K297]=-1);0;IF(AND([.A298]&lt;&gt;&quot;Bahn&quot;;[.K297]&lt;&gt;-1);[.K297]+1;[.K297]))" office:value-type="float" office:value="44">
            <text:p>44</text:p>
          </table:table-cell>
          <table:table-cell/>
          <table:table-cell table:formula="of:=IF(AND([.K298]&gt;0;[.K298]&lt;&gt;[.K297]);[.A298];&quot;&quot;)">
            <text:p/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</table:table-row>
        <table:table-row table:style-name="ro2">
          <table:table-cell table:style-name="ce2" office:value-type="string">
            <text:p>1-4</text:p>
          </table:table-cell>
          <table:table-cell table:number-columns-repeated="9"/>
          <table:table-cell table:formula="of:=IF(AND([.A299]=&quot;Bahn&quot;;[.K298]=-1);0;IF(AND([.A299]&lt;&gt;&quot;Bahn&quot;;[.K298]&lt;&gt;-1);[.K298]+1;[.K298]))" office:value-type="float" office:value="45">
            <text:p>45</text:p>
          </table:table-cell>
          <table:table-cell/>
          <table:table-cell table:formula="of:=IF(AND([.K299]&gt;0;[.K299]&lt;&gt;[.K298]);[.A299];&quot;&quot;)" office:value-type="string" office:string-value="1-4">
            <text:p>1-4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</table:table-row>
        <table:table-row table:style-name="ro2">
          <table:table-cell table:style-name="ce2" office:value-type="string">
            <text:p>1-4</text:p>
          </table:table-cell>
          <table:table-cell table:number-columns-repeated="9"/>
          <table:table-cell table:formula="of:=IF(AND([.A300]=&quot;Bahn&quot;;[.K299]=-1);0;IF(AND([.A300]&lt;&gt;&quot;Bahn&quot;;[.K299]&lt;&gt;-1);[.K299]+1;[.K299]))" office:value-type="float" office:value="46">
            <text:p>46</text:p>
          </table:table-cell>
          <table:table-cell/>
          <table:table-cell table:formula="of:=IF(AND([.K300]&gt;0;[.K300]&lt;&gt;[.K299]);[.A300];&quot;&quot;)" office:value-type="string" office:string-value="1-4">
            <text:p>1-4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</table:table-row>
        <table:table-row table:style-name="ro2">
          <table:table-cell table:style-name="ce2" office:value-type="string">
            <text:p>1-4</text:p>
          </table:table-cell>
          <table:table-cell table:number-columns-repeated="9"/>
          <table:table-cell table:formula="of:=IF(AND([.A301]=&quot;Bahn&quot;;[.K300]=-1);0;IF(AND([.A301]&lt;&gt;&quot;Bahn&quot;;[.K300]&lt;&gt;-1);[.K300]+1;[.K300]))" office:value-type="float" office:value="47">
            <text:p>47</text:p>
          </table:table-cell>
          <table:table-cell/>
          <table:table-cell table:formula="of:=IF(AND([.K301]&gt;0;[.K301]&lt;&gt;[.K300]);[.A301];&quot;&quot;)" office:value-type="string" office:string-value="1-4">
            <text:p>1-4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</table:table-row>
        <table:table-row table:style-name="ro2">
          <table:table-cell table:style-name="ce2" office:value-type="string">
            <text:p>5-8</text:p>
          </table:table-cell>
          <table:table-cell table:number-columns-repeated="9"/>
          <table:table-cell table:formula="of:=IF(AND([.A302]=&quot;Bahn&quot;;[.K301]=-1);0;IF(AND([.A302]&lt;&gt;&quot;Bahn&quot;;[.K301]&lt;&gt;-1);[.K301]+1;[.K301]))" office:value-type="float" office:value="48">
            <text:p>48</text:p>
          </table:table-cell>
          <table:table-cell/>
          <table:table-cell table:formula="of:=IF(AND([.K302]&gt;0;[.K302]&lt;&gt;[.K301]);[.A302];&quot;&quot;)" office:value-type="string" office:string-value="5-8">
            <text:p>5-8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</table:table-row>
        <table:table-row table:style-name="ro2">
          <table:table-cell office:value-type="string">
            <text:p>Bahn</text:p>
          </table:table-cell>
          <table:table-cell table:number-columns-repeated="9"/>
          <table:table-cell table:formula="of:=IF(AND([.A303]=&quot;Bahn&quot;;[.K302]=-1);0;IF(AND([.A303]&lt;&gt;&quot;Bahn&quot;;[.K302]&lt;&gt;-1);[.K302]+1;[.K302]))" office:value-type="float" office:value="48">
            <text:p>48</text:p>
          </table:table-cell>
          <table:table-cell/>
          <table:table-cell table:formula="of:=IF(AND([.K303]&gt;0;[.K303]&lt;&gt;[.K302]);[.A303];&quot;&quot;)">
            <text:p/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</table:table-row>
        <table:table-row table:style-name="ro2">
          <table:table-cell table:style-name="ce2" office:value-type="string">
            <text:p>2-5</text:p>
          </table:table-cell>
          <table:table-cell table:number-columns-repeated="9"/>
          <table:table-cell table:formula="of:=IF(AND([.A304]=&quot;Bahn&quot;;[.K303]=-1);0;IF(AND([.A304]&lt;&gt;&quot;Bahn&quot;;[.K303]&lt;&gt;-1);[.K303]+1;[.K303]))" office:value-type="float" office:value="49">
            <text:p>49</text:p>
          </table:table-cell>
          <table:table-cell/>
          <table:table-cell table:formula="of:=IF(AND([.K304]&gt;0;[.K304]&lt;&gt;[.K303]);[.A304];&quot;&quot;)" office:value-type="string" office:string-value="2-5">
            <text:p>2-5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</table:table-row>
        <table:table-row table:style-name="ro2">
          <table:table-cell table:style-name="ce2" office:value-type="string">
            <text:p>2-5</text:p>
          </table:table-cell>
          <table:table-cell table:number-columns-repeated="9"/>
          <table:table-cell table:formula="of:=IF(AND([.A305]=&quot;Bahn&quot;;[.K304]=-1);0;IF(AND([.A305]&lt;&gt;&quot;Bahn&quot;;[.K304]&lt;&gt;-1);[.K304]+1;[.K304]))" office:value-type="float" office:value="50">
            <text:p>50</text:p>
          </table:table-cell>
          <table:table-cell/>
          <table:table-cell table:formula="of:=IF(AND([.K305]&gt;0;[.K305]&lt;&gt;[.K304]);[.A305];&quot;&quot;)" office:value-type="string" office:string-value="2-5">
            <text:p>2-5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</table:table-row>
        <table:table-row table:style-name="ro2">
          <table:table-cell table:style-name="ce2" office:value-type="string">
            <text:p>5-8</text:p>
          </table:table-cell>
          <table:table-cell table:number-columns-repeated="9"/>
          <table:table-cell table:formula="of:=IF(AND([.A306]=&quot;Bahn&quot;;[.K305]=-1);0;IF(AND([.A306]&lt;&gt;&quot;Bahn&quot;;[.K305]&lt;&gt;-1);[.K305]+1;[.K305]))" office:value-type="float" office:value="51">
            <text:p>51</text:p>
          </table:table-cell>
          <table:table-cell/>
          <table:table-cell table:formula="of:=IF(AND([.K306]&gt;0;[.K306]&lt;&gt;[.K305]);[.A306];&quot;&quot;)" office:value-type="string" office:string-value="5-8">
            <text:p>5-8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</table:table-row>
        <table:table-row table:style-name="ro2">
          <table:table-cell table:style-name="ce2" office:value-type="string">
            <text:p>1-4</text:p>
          </table:table-cell>
          <table:table-cell table:number-columns-repeated="9"/>
          <table:table-cell table:formula="of:=IF(AND([.A307]=&quot;Bahn&quot;;[.K306]=-1);0;IF(AND([.A307]&lt;&gt;&quot;Bahn&quot;;[.K306]&lt;&gt;-1);[.K306]+1;[.K306]))" office:value-type="float" office:value="52">
            <text:p>52</text:p>
          </table:table-cell>
          <table:table-cell/>
          <table:table-cell table:formula="of:=IF(AND([.K307]&gt;0;[.K307]&lt;&gt;[.K306]);[.A307];&quot;&quot;)" office:value-type="string" office:string-value="1-4">
            <text:p>1-4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</table:table-row>
        <table:table-row table:style-name="ro2">
          <table:table-cell office:value-type="string">
            <text:p>Bahn</text:p>
          </table:table-cell>
          <table:table-cell table:number-columns-repeated="9"/>
          <table:table-cell table:formula="of:=IF(AND([.A308]=&quot;Bahn&quot;;[.K307]=-1);0;IF(AND([.A308]&lt;&gt;&quot;Bahn&quot;;[.K307]&lt;&gt;-1);[.K307]+1;[.K307]))" office:value-type="float" office:value="52">
            <text:p>52</text:p>
          </table:table-cell>
          <table:table-cell/>
          <table:table-cell table:formula="of:=IF(AND([.K308]&gt;0;[.K308]&lt;&gt;[.K307]);[.A308];&quot;&quot;)">
            <text:p/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</table:table-row>
        <table:table-row table:style-name="ro2">
          <table:table-cell table:style-name="ce2" office:value-type="string">
            <text:p>1-4</text:p>
          </table:table-cell>
          <table:table-cell table:number-columns-repeated="9"/>
          <table:table-cell table:formula="of:=IF(AND([.A309]=&quot;Bahn&quot;;[.K308]=-1);0;IF(AND([.A309]&lt;&gt;&quot;Bahn&quot;;[.K308]&lt;&gt;-1);[.K308]+1;[.K308]))" office:value-type="float" office:value="53">
            <text:p>53</text:p>
          </table:table-cell>
          <table:table-cell/>
          <table:table-cell table:formula="of:=IF(AND([.K309]&gt;0;[.K309]&lt;&gt;[.K308]);[.A309];&quot;&quot;)" office:value-type="string" office:string-value="1-4">
            <text:p>1-4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</table:table-row>
        <table:table-row table:style-name="ro2">
          <table:table-cell table:style-name="ce2" office:value-type="string">
            <text:p>5-8</text:p>
          </table:table-cell>
          <table:table-cell table:number-columns-repeated="9"/>
          <table:table-cell table:formula="of:=IF(AND([.A310]=&quot;Bahn&quot;;[.K309]=-1);0;IF(AND([.A310]&lt;&gt;&quot;Bahn&quot;;[.K309]&lt;&gt;-1);[.K309]+1;[.K309]))" office:value-type="float" office:value="54">
            <text:p>54</text:p>
          </table:table-cell>
          <table:table-cell/>
          <table:table-cell table:formula="of:=IF(AND([.K310]&gt;0;[.K310]&lt;&gt;[.K309]);[.A310];&quot;&quot;)" office:value-type="string" office:string-value="5-8">
            <text:p>5-8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</table:table-row>
        <table:table-row table:style-name="ro2">
          <table:table-cell table:style-name="ce2" office:value-type="string">
            <text:p>1-4</text:p>
          </table:table-cell>
          <table:table-cell table:number-columns-repeated="9"/>
          <table:table-cell table:formula="of:=IF(AND([.A311]=&quot;Bahn&quot;;[.K310]=-1);0;IF(AND([.A311]&lt;&gt;&quot;Bahn&quot;;[.K310]&lt;&gt;-1);[.K310]+1;[.K310]))" office:value-type="float" office:value="55">
            <text:p>55</text:p>
          </table:table-cell>
          <table:table-cell/>
          <table:table-cell table:formula="of:=IF(AND([.K311]&gt;0;[.K311]&lt;&gt;[.K310]);[.A311];&quot;&quot;)" office:value-type="string" office:string-value="1-4">
            <text:p>1-4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</table:table-row>
        <table:table-row table:style-name="ro2">
          <table:table-cell table:style-name="ce2" office:value-type="string">
            <text:p>1-4</text:p>
          </table:table-cell>
          <table:table-cell table:number-columns-repeated="9"/>
          <table:table-cell table:formula="of:=IF(AND([.A312]=&quot;Bahn&quot;;[.K311]=-1);0;IF(AND([.A312]&lt;&gt;&quot;Bahn&quot;;[.K311]&lt;&gt;-1);[.K311]+1;[.K311]))" office:value-type="float" office:value="56">
            <text:p>56</text:p>
          </table:table-cell>
          <table:table-cell/>
          <table:table-cell table:formula="of:=IF(AND([.K312]&gt;0;[.K312]&lt;&gt;[.K311]);[.A312];&quot;&quot;)" office:value-type="string" office:string-value="1-4">
            <text:p>1-4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</table:table-row>
      </table:table>
      <table:table table:name="Tabelle2" table:style-name="ta1">
        <table:table-column table:style-name="co15" table:number-columns-repeated="10" table:default-cell-style-name="Default"/>
        <table:table-column table:style-name="co9" table:default-cell-style-name="ce4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6" table:number-columns-repeated="3" table:default-cell-style-name="ce4"/>
        <table:table-column table:style-name="co15" table:default-cell-style-name="ce4"/>
        <table:table-column table:style-name="co17" table:default-cell-style-name="Default"/>
        <table:table-column table:style-name="co15" table:number-columns-repeated="4" table:default-cell-style-name="ce4"/>
        <table:table-row table:style-name="ro2">
          <table:table-cell/>
          <table:table-cell table:number-columns-repeated="5"/>
          <table:table-cell table:number-columns-repeated="2"/>
          <table:table-cell table:number-columns-repeated="2"/>
          <table:table-cell table:style-name="Default" office:value-type="float" office:value="-1">
            <text:p>-1</text:p>
          </table:table-cell>
          <table:table-cell office:value-type="float" office:value="0">
            <text:p>0</text:p>
          </table:table-cell>
          <table:table-cell table:formula="of:=IF(AND([.K1]&gt;0;[.K1]&lt;&gt;#REF!);[.A1];&quot;&quot;)" office:value-type="float" office:value="0">
            <text:p>Err:504</text:p>
          </table:table-cell>
          <table:table-cell table:formula="of:=IF([.O1]=1;VLOOKUP([.P1];#REF!;3;0);&quot;&quot;)">
            <text:p/>
          </table:table-cell>
          <table:table-cell/>
          <table:table-cell table:style-name="Default"/>
          <table:table-cell table:style-name="Default" table:number-columns-repeated="3"/>
          <table:table-cell table:formula="of:=&quot;{&quot;&quot;liga&quot;&quot;:&quot;&quot;&quot;&amp;[.G1]&amp;&quot; &quot;&amp;[.H1]&amp;&quot;&quot;&quot;,&quot;" office:value-type="string" office:string-value="{&quot;liga&quot;:&quot; &quot;,">
            <text:p>{"liga":" ",</text:p>
          </table:table-cell>
          <table:table-cell table:style-name="Default" table:number-columns-repeated="4"/>
        </table:table-row>
        <table:table-row table:style-name="ro2">
          <table:table-cell table:number-columns-repeated="3"/>
          <table:table-cell table:number-columns-repeated="7"/>
          <table:table-cell table:formula="of:=IF(AND([.A2]=&quot;Bahn&quot;;[.K1]=-1);0;IF(AND([.A2]&lt;&gt;&quot;Bahn&quot;;[.K1]&lt;&gt;-1);[.K1]+1;[.K1]))" office:value-type="float" office:value="-1">
            <text:p>-1</text:p>
          </table:table-cell>
          <table:table-cell table:formula="of:=IF([.B2]=&quot;Spieltag&quot;;[.L1]+1;[.L1])" office:value-type="float" office:value="0">
            <text:p>0</text:p>
          </table:table-cell>
          <table:table-cell table:formula="of:=IF(AND([.K2]&gt;0;[.K2]&lt;&gt;[.K1]);[.A2];&quot;&quot;)">
            <text:p/>
          </table:table-cell>
          <table:table-cell table:formula="of:=IF([.O2]=1;VLOOKUP([.P2];#REF!;3;0);&quot;&quot;)">
            <text:p/>
          </table:table-cell>
          <table:table-cell/>
          <table:table-cell table:style-name="Default"/>
          <table:table-cell table:style-name="Default" table:number-columns-repeated="3"/>
          <table:table-cell table:formula="of:=&quot;&quot;&quot;Staffelleiter&quot;&quot;&quot; &amp; &quot;:&quot;&quot;&quot;&amp;[.B2]&amp; &quot; &quot; &amp;[.C2] &amp; &quot;&quot;&quot;,&quot;" office:value-type="string" office:string-value="&quot;Staffelleiter&quot;:&quot; &quot;,">
            <text:p>"Staffelleiter":" ",</text:p>
          </table:table-cell>
          <table:table-cell table:style-name="Default" table:number-columns-repeated="4"/>
        </table:table-row>
        <table:table-row table:style-name="ro2">
          <table:table-cell table:number-columns-repeated="2"/>
          <table:table-cell table:number-columns-repeated="8"/>
          <table:table-cell table:formula="of:=IF(AND([.A3]=&quot;Bahn&quot;;[.K2]=-1);0;IF(AND([.A3]&lt;&gt;&quot;Bahn&quot;;[.K2]&lt;&gt;-1);[.K2]+1;[.K2]))" office:value-type="float" office:value="-1">
            <text:p>-1</text:p>
          </table:table-cell>
          <table:table-cell table:formula="of:=IF([.B3]=&quot;Spieltag&quot;;[.L2]+1;[.L2])" office:value-type="float" office:value="0">
            <text:p>0</text:p>
          </table:table-cell>
          <table:table-cell table:formula="of:=IF(AND([.K3]&gt;0;[.K3]&lt;&gt;[.K2]);[.A3];&quot;&quot;)">
            <text:p/>
          </table:table-cell>
          <table:table-cell table:formula="of:=IF([.O3]=1;VLOOKUP([.P3];#REF!;3;0);&quot;&quot;)">
            <text:p/>
          </table:table-cell>
          <table:table-cell/>
          <table:table-cell table:style-name="Default"/>
          <table:table-cell table:style-name="Default" table:number-columns-repeated="3"/>
          <table:table-cell table:style-name="ce4" table:formula="of:=&quot;&quot;&quot;spiele&quot;&quot;: [&quot;" office:value-type="string" office:string-value="&quot;spiele&quot;: [">
            <text:p>"spiele": [</text:p>
          </table:table-cell>
          <table:table-cell table:style-name="Default" table:number-columns-repeated="4"/>
        </table:table-row>
        <table:table-row table:style-name="ro2">
          <table:table-cell table:number-columns-repeated="2"/>
          <table:table-cell table:number-columns-repeated="5"/>
          <table:table-cell/>
          <table:table-cell table:number-columns-repeated="2"/>
          <table:table-cell table:formula="of:=IF(AND([.A4]=&quot;Bahn&quot;;[.K3]=-1);0;IF(AND([.A4]&lt;&gt;&quot;Bahn&quot;;[.K3]&lt;&gt;-1);[.K3]+1;[.K3]))" office:value-type="float" office:value="-1">
            <text:p>-1</text:p>
          </table:table-cell>
          <table:table-cell table:formula="of:=IF([.B4]=&quot;Spieltag&quot;;[.L3]+1;[.L3])" office:value-type="float" office:value="0">
            <text:p>0</text:p>
          </table:table-cell>
          <table:table-cell table:formula="of:=IF(AND([.K4]&gt;0;[.K4]&lt;&gt;[.K3]);[.A4];&quot;&quot;)">
            <text:p/>
          </table:table-cell>
          <table:table-cell table:formula="of:=IF([.O4]=1;VLOOKUP([.P4];#REF!;3;0);&quot;&quot;)">
            <text:p/>
          </table:table-cell>
          <table:table-cell/>
          <table:table-cell table:style-name="Default"/>
          <table:table-cell table:style-name="Default" table:number-columns-repeated="3"/>
          <table:table-cell/>
          <table:table-cell table:style-name="Default" table:number-columns-repeated="4"/>
        </table:table-row>
        <table:table-row table:style-name="ro2">
          <table:table-cell table:number-columns-repeated="6"/>
          <table:table-cell table:number-columns-repeated="4"/>
          <table:table-cell table:formula="of:=IF(AND([.A5]=&quot;Bahn&quot;;[.K4]=-1);0;IF(AND([.A5]&lt;&gt;&quot;Bahn&quot;;[.K4]&lt;&gt;-1);[.K4]+1;[.K4]))" office:value-type="float" office:value="-1">
            <text:p>-1</text:p>
          </table:table-cell>
          <table:table-cell table:formula="of:=IF([.B5]=&quot;Spieltag&quot;;[.L4]+1;[.L4])" office:value-type="float" office:value="0">
            <text:p>0</text:p>
          </table:table-cell>
          <table:table-cell table:formula="of:=IF(AND([.K5]&gt;0;[.K5]&lt;&gt;[.K4]);[.A5];&quot;&quot;)">
            <text:p/>
          </table:table-cell>
          <table:table-cell table:formula="of:=IF([.O5]=1;VLOOKUP([.P5];[.K1:.M500];3;0);&quot;&quot;)" office:value-type="float" office:value="0">
            <text:p>#NV</text:p>
          </table:table-cell>
          <table:table-cell table:formula="of:=IF([.A6]=&quot;So&quot;;1;[.H4]+1)" office:value-type="float" office:value="1">
            <text:p>1</text:p>
          </table:table-cell>
          <table:table-cell table:formula="of:=IF([.O5]=1;[.A5];IF([.O5]=2;[.A5];IF([.O5]=3;[.C5]&amp; &quot; &quot; &amp;[.D5]&amp;&quot; &quot;&amp;[.E5]&amp;&quot; &quot; &amp;[.F5];IF([.O5]=4;[.A5]&amp; &quot; &quot; &amp;[.B5]&amp;&quot; &quot;&amp;[.C5]&amp;&quot; &quot; &amp;[.D5]))))" office:value-type="float" office:value="0">
            <text:p>0</text:p>
          </table:table-cell>
          <table:table-cell table:formula="of:=IF([.O5]=1;[.A5];IF([.O5]=2;TEXT([.A6];&quot;TT.MM.JJ&quot;);IF([.O5]=3;[.C5]&amp; &quot; &quot; &amp;[.D5]&amp;&quot; &quot;&amp;[.E5]&amp;&quot; &quot; &amp;[.F5];IF([.O5]=4;[.A5]&amp; &quot; &quot; &amp;[.B5]&amp;&quot; &quot;&amp;[.C5]&amp;&quot; &quot; &amp;[.D5]))))" office:value-type="float" office:value="0">
            <text:p>0</text:p>
          </table:table-cell>
          <table:table-cell table:formula="of:=IF([.O5]=1;[.A5];IF([.O5]=2;TEXT([.B6];&quot;HH:MM&quot;);IF([.O5]=3;[.C5]&amp; &quot; &quot; &amp;[.D5]&amp;&quot; &quot;&amp;[.E5]&amp;&quot; &quot; &amp;[.F5];IF([.O5]=4;[.A5]&amp; &quot; &quot; &amp;[.B5]&amp;&quot; &quot;&amp;[.C5]&amp;&quot; &quot; &amp;[.D5]))))" office:value-type="float" office:value="0">
            <text:p>0</text:p>
          </table:table-cell>
          <table:table-cell/>
          <table:table-cell table:formula="of:=INDIRECT(&quot;R&quot;&amp;ROW([.T5])&amp;&quot;C&quot;&amp;COLUMN([.T5])+[.O5];&quot;0&quot;)" office:value-type="float" office:value="0">
            <text:p>#NV</text:p>
          </table:table-cell>
          <table:table-cell table:formula="of:=IF([.P5]&gt;1;&quot;,&quot;;&quot;&quot;)&amp;&quot;{ &quot;&quot;spielnr&quot;&quot;:&quot;&quot;&quot;&amp;[.P5]&amp;&quot;&quot;&quot;,&quot;&quot;spieltag&quot;&quot;:&quot;&quot;&quot;&amp;[.L5]&amp;&quot;&quot;&quot;,&quot;&quot;bahn&quot;&quot;:&quot;&quot;&quot;&amp;[.N5]&amp;&quot;&quot;&quot;,&quot;" office:value-type="float" office:value="0">
            <text:p>#NV</text:p>
          </table:table-cell>
          <table:table-cell table:formula="of:=&quot;&quot;&quot;datum&quot;&quot;:&quot;&quot;&quot;&amp;[.Q5]&amp;&quot;&quot;&quot;,&quot;&quot;uhrzeit&quot;&quot;:&quot;&quot;&quot;&amp;[.R5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5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5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6]=&quot;Bahn&quot;;[.K5]=-1);0;IF(AND([.A6]&lt;&gt;&quot;Bahn&quot;;[.K5]&lt;&gt;-1);[.K5]+1;[.K5]))" office:value-type="float" office:value="-1">
            <text:p>-1</text:p>
          </table:table-cell>
          <table:table-cell table:formula="of:=IF([.B6]=&quot;Spieltag&quot;;[.L5]+1;[.L5])" office:value-type="float" office:value="0">
            <text:p>0</text:p>
          </table:table-cell>
          <table:table-cell table:formula="of:=IF(AND([.K6]&gt;0;[.K6]&lt;&gt;[.K5]);[.A6];&quot;&quot;)">
            <text:p/>
          </table:table-cell>
          <table:table-cell table:formula="of:=IF([.O6]=1;VLOOKUP([.P6];[.K2:.M501];3;0);&quot;&quot;)">
            <text:p/>
          </table:table-cell>
          <table:table-cell table:formula="of:=IF([.A7]=&quot;So&quot;;1;[.O5]+1)" office:value-type="float" office:value="2">
            <text:p>2</text:p>
          </table:table-cell>
          <table:table-cell table:formula="of:=IF([.O6]=1;[.A6];IF([.O6]=2;[.A6];IF([.O6]=3;[.C6]&amp; &quot; &quot; &amp;[.D6]&amp;&quot; &quot;&amp;[.E6]&amp;&quot; &quot; &amp;[.F6];IF([.O6]=4;[.A6]&amp; &quot; &quot; &amp;[.B6]&amp;&quot; &quot;&amp;[.C6]&amp;&quot; &quot; &amp;[.D6]))))" office:value-type="float" office:value="0">
            <text:p>0</text:p>
          </table:table-cell>
          <table:table-cell table:formula="of:=IF([.O6]=1;[.A6];IF([.O6]=2;TEXT([.A7];&quot;TT.MM.JJ&quot;);IF([.O6]=3;[.C6]&amp; &quot; &quot; &amp;[.D6]&amp;&quot; &quot;&amp;[.E6]&amp;&quot; &quot; &amp;[.F6];IF([.O6]=4;[.A6]&amp; &quot; &quot; &amp;[.B6]&amp;&quot; &quot;&amp;[.C6]&amp;&quot; &quot; &amp;[.D6]))))" office:value-type="string" office:string-value="30.12.99">
            <text:p>30.12.99</text:p>
          </table:table-cell>
          <table:table-cell table:formula="of:=IF([.O6]=1;[.A6];IF([.O6]=2;TEXT([.B7];&quot;HH:MM&quot;);IF([.O6]=3;[.C6]&amp; &quot; &quot; &amp;[.D6]&amp;&quot; &quot;&amp;[.E6]&amp;&quot; &quot; &amp;[.F6];IF([.O6]=4;[.A6]&amp; &quot; &quot; &amp;[.B6]&amp;&quot; &quot;&amp;[.C6]&amp;&quot; &quot; &amp;[.D6]))))" office:value-type="string" office:string-value="00:00">
            <text:p>00:00</text:p>
          </table:table-cell>
          <table:table-cell/>
          <table:table-cell table:formula="of:=INDIRECT(&quot;R&quot;&amp;ROW([.T6])&amp;&quot;C&quot;&amp;COLUMN([.T6])+[.O6];&quot;0&quot;)" office:value-type="string" office:string-value="&quot;datum&quot;:&quot;30.12.99&quot;,&quot;uhrzeit&quot;:&quot;00:00&quot;,">
            <text:p>"datum":"30.12.99","uhrzeit":"00:00",</text:p>
          </table:table-cell>
          <table:table-cell table:formula="of:=IF([.P6]&gt;1;&quot;,&quot;;&quot;&quot;)&amp;&quot;{ &quot;&quot;spielnr&quot;&quot;:&quot;&quot;&quot;&amp;[.P6]&amp;&quot;&quot;&quot;,&quot;&quot;spieltag&quot;&quot;:&quot;&quot;&quot;&amp;[.L6]&amp;&quot;&quot;&quot;,&quot;&quot;bahn&quot;&quot;:&quot;&quot;&quot;&amp;[.N6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6]&amp;&quot;&quot;&quot;,&quot;&quot;uhrzeit&quot;&quot;:&quot;&quot;&quot;&amp;[.R6]&amp;&quot;&quot;&quot;,&quot;" office:value-type="string" office:string-value="&quot;datum&quot;:&quot;30.12.99&quot;,&quot;uhrzeit&quot;:&quot;00:00&quot;,">
            <text:p>"datum":"30.12.99","uhrzeit":"00:00",</text:p>
          </table:table-cell>
          <table:table-cell table:formula="of:=&quot;&quot;&quot;heim&quot;&quot;:&quot;&quot;&quot;&amp;[.P6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6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7]=&quot;Bahn&quot;;[.K6]=-1);0;IF(AND([.A7]&lt;&gt;&quot;Bahn&quot;;[.K6]&lt;&gt;-1);[.K6]+1;[.K6]))" office:value-type="float" office:value="-1">
            <text:p>-1</text:p>
          </table:table-cell>
          <table:table-cell table:formula="of:=IF([.B7]=&quot;Spieltag&quot;;[.L6]+1;[.L6])" office:value-type="float" office:value="0">
            <text:p>0</text:p>
          </table:table-cell>
          <table:table-cell table:formula="of:=IF(AND([.K7]&gt;0;[.K7]&lt;&gt;[.K6]);[.A7];&quot;&quot;)">
            <text:p/>
          </table:table-cell>
          <table:table-cell table:formula="of:=IF([.O7]=1;VLOOKUP([.P7];[.K3:.M502];3;0);&quot;&quot;)">
            <text:p/>
          </table:table-cell>
          <table:table-cell table:formula="of:=IF([.A8]=&quot;So&quot;;1;[.O6]+1)" office:value-type="float" office:value="3">
            <text:p>3</text:p>
          </table:table-cell>
          <table:table-cell table:formula="of:=IF([.O7]=1;[.A7];IF([.O7]=2;[.A7];IF([.O7]=3;[.C7]&amp; &quot; &quot; &amp;[.D7]&amp;&quot; &quot;&amp;[.E7]&amp;&quot; &quot; &amp;[.F7];IF([.O7]=4;[.A7]&amp; &quot; &quot; &amp;[.B7]&amp;&quot; &quot;&amp;[.C7]&amp;&quot; &quot; &amp;[.D7]))))" office:value-type="string" office:string-value="   ">
            <text:p><text:s text:c="3"/></text:p>
          </table:table-cell>
          <table:table-cell table:formula="of:=IF([.O7]=1;[.A7];IF([.O7]=2;TEXT([.A8];&quot;TT.MM.JJ&quot;);IF([.O7]=3;[.C7]&amp; &quot; &quot; &amp;[.D7]&amp;&quot; &quot;&amp;[.E7]&amp;&quot; &quot; &amp;[.F7];IF([.O7]=4;[.A7]&amp; &quot; &quot; &amp;[.B7]&amp;&quot; &quot;&amp;[.C7]&amp;&quot; &quot; &amp;[.D7]))))" office:value-type="string" office:string-value="   ">
            <text:p><text:s text:c="3"/></text:p>
          </table:table-cell>
          <table:table-cell table:formula="of:=IF([.O7]=1;[.A7];IF([.O7]=2;TEXT([.B8];&quot;HH:MM&quot;);IF([.O7]=3;[.C7]&amp; &quot; &quot; &amp;[.D7]&amp;&quot; &quot;&amp;[.E7]&amp;&quot; &quot; &amp;[.F7];IF([.O7]=4;[.A7]&amp; &quot; &quot; &amp;[.B7]&amp;&quot; &quot;&amp;[.C7]&amp;&quot; &quot; &amp;[.D7]))))" office:value-type="string" office:string-value="   ">
            <text:p><text:s text:c="3"/></text:p>
          </table:table-cell>
          <table:table-cell/>
          <table:table-cell table:formula="of:=INDIRECT(&quot;R&quot;&amp;ROW([.T7])&amp;&quot;C&quot;&amp;COLUMN([.T7])+[.O7];&quot;0&quot;)" office:value-type="string" office:string-value="&quot;heim&quot;:&quot;   &quot;,">
            <text:p>"heim":" <text:s text:c="2"/>",</text:p>
          </table:table-cell>
          <table:table-cell table:formula="of:=IF([.P7]&gt;1;&quot;,&quot;;&quot;&quot;)&amp;&quot;{ &quot;&quot;spielnr&quot;&quot;:&quot;&quot;&quot;&amp;[.P7]&amp;&quot;&quot;&quot;,&quot;&quot;spieltag&quot;&quot;:&quot;&quot;&quot;&amp;[.L7]&amp;&quot;&quot;&quot;,&quot;&quot;bahn&quot;&quot;:&quot;&quot;&quot;&amp;[.N7]&amp;&quot;&quot;&quot;,&quot;" office:value-type="string" office:string-value=",{ &quot;spielnr&quot;:&quot;   &quot;,&quot;spieltag&quot;:&quot;0&quot;,&quot;bahn&quot;:&quot;&quot;,">
            <text:p>,{ "spielnr":" <text:s text:c="2"/>","spieltag":"0","bahn":"",</text:p>
          </table:table-cell>
          <table:table-cell table:formula="of:=&quot;&quot;&quot;datum&quot;&quot;:&quot;&quot;&quot;&amp;[.Q7]&amp;&quot;&quot;&quot;,&quot;&quot;uhrzeit&quot;&quot;:&quot;&quot;&quot;&amp;[.R7]&amp;&quot;&quot;&quot;,&quot;" office:value-type="string" office:string-value="&quot;datum&quot;:&quot;   &quot;,&quot;uhrzeit&quot;:&quot;   &quot;,">
            <text:p>"datum":" <text:s text:c="2"/>","uhrzeit":" <text:s text:c="2"/>",</text:p>
          </table:table-cell>
          <table:table-cell table:formula="of:=&quot;&quot;&quot;heim&quot;&quot;:&quot;&quot;&quot;&amp;[.P7]&amp;&quot;&quot;&quot;,&quot;" office:value-type="string" office:string-value="&quot;heim&quot;:&quot;   &quot;,">
            <text:p>"heim":" <text:s text:c="2"/>",</text:p>
          </table:table-cell>
          <table:table-cell table:formula="of:=&quot;&quot;&quot;gast&quot;&quot;:&quot;&quot;&quot;&amp;[.P7]&amp;&quot;&quot;&quot;}&quot;" office:value-type="string" office:string-value="&quot;gast&quot;:&quot;   &quot;}">
            <text:p>"gast":" <text:s text:c="2"/>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8]=&quot;Bahn&quot;;[.K7]=-1);0;IF(AND([.A8]&lt;&gt;&quot;Bahn&quot;;[.K7]&lt;&gt;-1);[.K7]+1;[.K7]))" office:value-type="float" office:value="-1">
            <text:p>-1</text:p>
          </table:table-cell>
          <table:table-cell table:formula="of:=IF([.B8]=&quot;Spieltag&quot;;[.L7]+1;[.L7])" office:value-type="float" office:value="0">
            <text:p>0</text:p>
          </table:table-cell>
          <table:table-cell table:formula="of:=IF(AND([.K8]&gt;0;[.K8]&lt;&gt;[.K7]);[.A8];&quot;&quot;)">
            <text:p/>
          </table:table-cell>
          <table:table-cell table:formula="of:=IF([.O8]=1;VLOOKUP([.P8];[.K4:.M503];3;0);&quot;&quot;)">
            <text:p/>
          </table:table-cell>
          <table:table-cell table:formula="of:=IF([.A9]=&quot;So&quot;;1;[.O7]+1)" office:value-type="float" office:value="4">
            <text:p>4</text:p>
          </table:table-cell>
          <table:table-cell table:formula="of:=IF([.O8]=1;[.A8];IF([.O8]=2;[.A8];IF([.O8]=3;[.C8]&amp; &quot; &quot; &amp;[.D8]&amp;&quot; &quot;&amp;[.E8]&amp;&quot; &quot; &amp;[.F8];IF([.O8]=4;[.A8]&amp; &quot; &quot; &amp;[.B8]&amp;&quot; &quot;&amp;[.C8]&amp;&quot; &quot; &amp;[.D8]))))" office:value-type="string" office:string-value="   ">
            <text:p><text:s text:c="3"/></text:p>
          </table:table-cell>
          <table:table-cell table:formula="of:=IF([.O8]=1;[.A8];IF([.O8]=2;TEXT([.A9];&quot;TT.MM.JJ&quot;);IF([.O8]=3;[.C8]&amp; &quot; &quot; &amp;[.D8]&amp;&quot; &quot;&amp;[.E8]&amp;&quot; &quot; &amp;[.F8];IF([.O8]=4;[.A8]&amp; &quot; &quot; &amp;[.B8]&amp;&quot; &quot;&amp;[.C8]&amp;&quot; &quot; &amp;[.D8]))))" office:value-type="string" office:string-value="   ">
            <text:p><text:s text:c="3"/></text:p>
          </table:table-cell>
          <table:table-cell table:formula="of:=IF([.O8]=1;[.A8];IF([.O8]=2;TEXT([.B9];&quot;HH:MM&quot;);IF([.O8]=3;[.C8]&amp; &quot; &quot; &amp;[.D8]&amp;&quot; &quot;&amp;[.E8]&amp;&quot; &quot; &amp;[.F8];IF([.O8]=4;[.A8]&amp; &quot; &quot; &amp;[.B8]&amp;&quot; &quot;&amp;[.C8]&amp;&quot; &quot; &amp;[.D8]))))" office:value-type="string" office:string-value="   ">
            <text:p><text:s text:c="3"/></text:p>
          </table:table-cell>
          <table:table-cell/>
          <table:table-cell table:formula="of:=INDIRECT(&quot;R&quot;&amp;ROW([.T8])&amp;&quot;C&quot;&amp;COLUMN([.T8])+[.O8];&quot;0&quot;)" office:value-type="string" office:string-value="&quot;gast&quot;:&quot;   &quot;}">
            <text:p>"gast":" <text:s text:c="2"/>"}</text:p>
          </table:table-cell>
          <table:table-cell table:formula="of:=IF([.P8]&gt;1;&quot;,&quot;;&quot;&quot;)&amp;&quot;{ &quot;&quot;spielnr&quot;&quot;:&quot;&quot;&quot;&amp;[.P8]&amp;&quot;&quot;&quot;,&quot;&quot;spieltag&quot;&quot;:&quot;&quot;&quot;&amp;[.L8]&amp;&quot;&quot;&quot;,&quot;&quot;bahn&quot;&quot;:&quot;&quot;&quot;&amp;[.N8]&amp;&quot;&quot;&quot;,&quot;" office:value-type="string" office:string-value=",{ &quot;spielnr&quot;:&quot;   &quot;,&quot;spieltag&quot;:&quot;0&quot;,&quot;bahn&quot;:&quot;&quot;,">
            <text:p>,{ "spielnr":" <text:s text:c="2"/>","spieltag":"0","bahn":"",</text:p>
          </table:table-cell>
          <table:table-cell table:formula="of:=&quot;&quot;&quot;datum&quot;&quot;:&quot;&quot;&quot;&amp;[.Q8]&amp;&quot;&quot;&quot;,&quot;&quot;uhrzeit&quot;&quot;:&quot;&quot;&quot;&amp;[.R8]&amp;&quot;&quot;&quot;,&quot;" office:value-type="string" office:string-value="&quot;datum&quot;:&quot;   &quot;,&quot;uhrzeit&quot;:&quot;   &quot;,">
            <text:p>"datum":" <text:s text:c="2"/>","uhrzeit":" <text:s text:c="2"/>",</text:p>
          </table:table-cell>
          <table:table-cell table:formula="of:=&quot;&quot;&quot;heim&quot;&quot;:&quot;&quot;&quot;&amp;[.P8]&amp;&quot;&quot;&quot;,&quot;" office:value-type="string" office:string-value="&quot;heim&quot;:&quot;   &quot;,">
            <text:p>"heim":" <text:s text:c="2"/>",</text:p>
          </table:table-cell>
          <table:table-cell table:formula="of:=&quot;&quot;&quot;gast&quot;&quot;:&quot;&quot;&quot;&amp;[.P8]&amp;&quot;&quot;&quot;}&quot;" office:value-type="string" office:string-value="&quot;gast&quot;:&quot;   &quot;}">
            <text:p>"gast":" <text:s text:c="2"/>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9]=&quot;Bahn&quot;;[.K8]=-1);0;IF(AND([.A9]&lt;&gt;&quot;Bahn&quot;;[.K8]&lt;&gt;-1);[.K8]+1;[.K8]))" office:value-type="float" office:value="-1">
            <text:p>-1</text:p>
          </table:table-cell>
          <table:table-cell table:formula="of:=IF([.B9]=&quot;Spieltag&quot;;[.L8]+1;[.L8])" office:value-type="float" office:value="0">
            <text:p>0</text:p>
          </table:table-cell>
          <table:table-cell table:formula="of:=IF(AND([.K9]&gt;0;[.K9]&lt;&gt;[.K8]);[.A9];&quot;&quot;)">
            <text:p/>
          </table:table-cell>
          <table:table-cell table:formula="of:=IF([.O9]=1;VLOOKUP([.P9];[.K5:.M504];3;0);&quot;&quot;)">
            <text:p/>
          </table:table-cell>
          <table:table-cell table:formula="of:=IF([.A10]=&quot;So&quot;;1;[.O8]+1)" office:value-type="float" office:value="5">
            <text:p>5</text:p>
          </table:table-cell>
          <table:table-cell table:formula="of:=IF([.O9]=1;[.A9];IF([.O9]=2;[.A9];IF([.O9]=3;[.C9]&amp; &quot; &quot; &amp;[.D9]&amp;&quot; &quot;&amp;[.E9]&amp;&quot; &quot; &amp;[.F9];IF([.O9]=4;[.A9]&amp; &quot; &quot; &amp;[.B9]&amp;&quot; &quot;&amp;[.C9]&amp;&quot; &quot; &amp;[.D9]))))" office:value-type="boolean" office:boolean-value="false">
            <text:p>FALSCH</text:p>
          </table:table-cell>
          <table:table-cell table:formula="of:=IF([.O9]=1;[.A9];IF([.O9]=2;TEXT([.A10];&quot;TT.MM.JJ&quot;);IF([.O9]=3;[.C9]&amp; &quot; &quot; &amp;[.D9]&amp;&quot; &quot;&amp;[.E9]&amp;&quot; &quot; &amp;[.F9];IF([.O9]=4;[.A9]&amp; &quot; &quot; &amp;[.B9]&amp;&quot; &quot;&amp;[.C9]&amp;&quot; &quot; &amp;[.D9]))))" office:value-type="boolean" office:boolean-value="false">
            <text:p>FALSCH</text:p>
          </table:table-cell>
          <table:table-cell table:formula="of:=IF([.O9]=1;[.A9];IF([.O9]=2;TEXT([.B10];&quot;HH:MM&quot;);IF([.O9]=3;[.C9]&amp; &quot; &quot; &amp;[.D9]&amp;&quot; &quot;&amp;[.E9]&amp;&quot; &quot; &amp;[.F9];IF([.O9]=4;[.A9]&amp; &quot; &quot; &amp;[.B9]&amp;&quot; &quot;&amp;[.C9]&amp;&quot; &quot; &amp;[.D9]))))" office:value-type="boolean" office:boolean-value="false">
            <text:p>FALSCH</text:p>
          </table:table-cell>
          <table:table-cell/>
          <table:table-cell table:formula="of:=INDIRECT(&quot;R&quot;&amp;ROW([.T9])&amp;&quot;C&quot;&amp;COLUMN([.T9])+[.O9];&quot;0&quot;)" office:value-type="float" office:value="0">
            <text:p>0</text:p>
          </table:table-cell>
          <table:table-cell table:formula="of:=IF([.P9]&gt;1;&quot;,&quot;;&quot;&quot;)&amp;&quot;{ &quot;&quot;spielnr&quot;&quot;:&quot;&quot;&quot;&amp;[.P9]&amp;&quot;&quot;&quot;,&quot;&quot;spieltag&quot;&quot;:&quot;&quot;&quot;&amp;[.L9]&amp;&quot;&quot;&quot;,&quot;&quot;bahn&quot;&quot;:&quot;&quot;&quot;&amp;[.N9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9]&amp;&quot;&quot;&quot;,&quot;&quot;uhrzeit&quot;&quot;:&quot;&quot;&quot;&amp;[.R9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9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9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10]=&quot;Bahn&quot;;[.K9]=-1);0;IF(AND([.A10]&lt;&gt;&quot;Bahn&quot;;[.K9]&lt;&gt;-1);[.K9]+1;[.K9]))" office:value-type="float" office:value="-1">
            <text:p>-1</text:p>
          </table:table-cell>
          <table:table-cell table:formula="of:=IF([.B10]=&quot;Spieltag&quot;;[.L9]+1;[.L9])" office:value-type="float" office:value="0">
            <text:p>0</text:p>
          </table:table-cell>
          <table:table-cell table:formula="of:=IF(AND([.K10]&gt;0;[.K10]&lt;&gt;[.K9]);[.A10];&quot;&quot;)">
            <text:p/>
          </table:table-cell>
          <table:table-cell table:formula="of:=IF([.O10]=1;VLOOKUP([.P10];[.K6:.M505];3;0);&quot;&quot;)">
            <text:p/>
          </table:table-cell>
          <table:table-cell table:formula="of:=IF([.A11]=&quot;So&quot;;1;[.O9]+1)" office:value-type="float" office:value="6">
            <text:p>6</text:p>
          </table:table-cell>
          <table:table-cell table:formula="of:=IF([.O10]=1;[.A10];IF([.O10]=2;[.A10];IF([.O10]=3;[.C10]&amp; &quot; &quot; &amp;[.D10]&amp;&quot; &quot;&amp;[.E10]&amp;&quot; &quot; &amp;[.F10];IF([.O10]=4;[.A10]&amp; &quot; &quot; &amp;[.B10]&amp;&quot; &quot;&amp;[.C10]&amp;&quot; &quot; &amp;[.D10]))))" office:value-type="boolean" office:boolean-value="false">
            <text:p>FALSCH</text:p>
          </table:table-cell>
          <table:table-cell table:formula="of:=IF([.O10]=1;[.A10];IF([.O10]=2;TEXT([.A11];&quot;TT.MM.JJ&quot;);IF([.O10]=3;[.C10]&amp; &quot; &quot; &amp;[.D10]&amp;&quot; &quot;&amp;[.E10]&amp;&quot; &quot; &amp;[.F10];IF([.O10]=4;[.A10]&amp; &quot; &quot; &amp;[.B10]&amp;&quot; &quot;&amp;[.C10]&amp;&quot; &quot; &amp;[.D10]))))" office:value-type="boolean" office:boolean-value="false">
            <text:p>FALSCH</text:p>
          </table:table-cell>
          <table:table-cell table:formula="of:=IF([.O10]=1;[.A10];IF([.O10]=2;TEXT([.B11];&quot;HH:MM&quot;);IF([.O10]=3;[.C10]&amp; &quot; &quot; &amp;[.D10]&amp;&quot; &quot;&amp;[.E10]&amp;&quot; &quot; &amp;[.F10];IF([.O10]=4;[.A10]&amp; &quot; &quot; &amp;[.B10]&amp;&quot; &quot;&amp;[.C10]&amp;&quot; &quot; &amp;[.D10]))))" office:value-type="boolean" office:boolean-value="false">
            <text:p>FALSCH</text:p>
          </table:table-cell>
          <table:table-cell/>
          <table:table-cell table:formula="of:=INDIRECT(&quot;R&quot;&amp;ROW([.T10])&amp;&quot;C&quot;&amp;COLUMN([.T10])+[.O10];&quot;0&quot;)" office:value-type="float" office:value="0">
            <text:p>0</text:p>
          </table:table-cell>
          <table:table-cell table:formula="of:=IF([.P10]&gt;1;&quot;,&quot;;&quot;&quot;)&amp;&quot;{ &quot;&quot;spielnr&quot;&quot;:&quot;&quot;&quot;&amp;[.P10]&amp;&quot;&quot;&quot;,&quot;&quot;spieltag&quot;&quot;:&quot;&quot;&quot;&amp;[.L10]&amp;&quot;&quot;&quot;,&quot;&quot;bahn&quot;&quot;:&quot;&quot;&quot;&amp;[.N10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10]&amp;&quot;&quot;&quot;,&quot;&quot;uhrzeit&quot;&quot;:&quot;&quot;&quot;&amp;[.R10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10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10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11]=&quot;Bahn&quot;;[.K10]=-1);0;IF(AND([.A11]&lt;&gt;&quot;Bahn&quot;;[.K10]&lt;&gt;-1);[.K10]+1;[.K10]))" office:value-type="float" office:value="-1">
            <text:p>-1</text:p>
          </table:table-cell>
          <table:table-cell table:formula="of:=IF([.B11]=&quot;Spieltag&quot;;[.L10]+1;[.L10])" office:value-type="float" office:value="0">
            <text:p>0</text:p>
          </table:table-cell>
          <table:table-cell table:formula="of:=IF(AND([.K11]&gt;0;[.K11]&lt;&gt;[.K10]);[.A11];&quot;&quot;)">
            <text:p/>
          </table:table-cell>
          <table:table-cell table:formula="of:=IF([.O11]=1;VLOOKUP([.P11];[.K7:.M506];3;0);&quot;&quot;)">
            <text:p/>
          </table:table-cell>
          <table:table-cell table:formula="of:=IF([.A12]=&quot;So&quot;;1;[.O10]+1)" office:value-type="float" office:value="7">
            <text:p>7</text:p>
          </table:table-cell>
          <table:table-cell table:formula="of:=IF([.O11]=1;[.A11];IF([.O11]=2;[.A11];IF([.O11]=3;[.C11]&amp; &quot; &quot; &amp;[.D11]&amp;&quot; &quot;&amp;[.E11]&amp;&quot; &quot; &amp;[.F11];IF([.O11]=4;[.A11]&amp; &quot; &quot; &amp;[.B11]&amp;&quot; &quot;&amp;[.C11]&amp;&quot; &quot; &amp;[.D11]))))" office:value-type="boolean" office:boolean-value="false">
            <text:p>FALSCH</text:p>
          </table:table-cell>
          <table:table-cell table:formula="of:=IF([.O11]=1;[.A11];IF([.O11]=2;TEXT([.A12];&quot;TT.MM.JJ&quot;);IF([.O11]=3;[.C11]&amp; &quot; &quot; &amp;[.D11]&amp;&quot; &quot;&amp;[.E11]&amp;&quot; &quot; &amp;[.F11];IF([.O11]=4;[.A11]&amp; &quot; &quot; &amp;[.B11]&amp;&quot; &quot;&amp;[.C11]&amp;&quot; &quot; &amp;[.D11]))))" office:value-type="boolean" office:boolean-value="false">
            <text:p>FALSCH</text:p>
          </table:table-cell>
          <table:table-cell table:formula="of:=IF([.O11]=1;[.A11];IF([.O11]=2;TEXT([.B12];&quot;HH:MM&quot;);IF([.O11]=3;[.C11]&amp; &quot; &quot; &amp;[.D11]&amp;&quot; &quot;&amp;[.E11]&amp;&quot; &quot; &amp;[.F11];IF([.O11]=4;[.A11]&amp; &quot; &quot; &amp;[.B11]&amp;&quot; &quot;&amp;[.C11]&amp;&quot; &quot; &amp;[.D11]))))" office:value-type="boolean" office:boolean-value="false">
            <text:p>FALSCH</text:p>
          </table:table-cell>
          <table:table-cell/>
          <table:table-cell table:formula="of:=INDIRECT(&quot;R&quot;&amp;ROW([.T11])&amp;&quot;C&quot;&amp;COLUMN([.T11])+[.O11];&quot;0&quot;)" office:value-type="float" office:value="0">
            <text:p>0</text:p>
          </table:table-cell>
          <table:table-cell table:formula="of:=IF([.P11]&gt;1;&quot;,&quot;;&quot;&quot;)&amp;&quot;{ &quot;&quot;spielnr&quot;&quot;:&quot;&quot;&quot;&amp;[.P11]&amp;&quot;&quot;&quot;,&quot;&quot;spieltag&quot;&quot;:&quot;&quot;&quot;&amp;[.L11]&amp;&quot;&quot;&quot;,&quot;&quot;bahn&quot;&quot;:&quot;&quot;&quot;&amp;[.N11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11]&amp;&quot;&quot;&quot;,&quot;&quot;uhrzeit&quot;&quot;:&quot;&quot;&quot;&amp;[.R11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11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11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12]=&quot;Bahn&quot;;[.K11]=-1);0;IF(AND([.A12]&lt;&gt;&quot;Bahn&quot;;[.K11]&lt;&gt;-1);[.K11]+1;[.K11]))" office:value-type="float" office:value="-1">
            <text:p>-1</text:p>
          </table:table-cell>
          <table:table-cell table:formula="of:=IF([.B12]=&quot;Spieltag&quot;;[.L11]+1;[.L11])" office:value-type="float" office:value="0">
            <text:p>0</text:p>
          </table:table-cell>
          <table:table-cell table:formula="of:=IF(AND([.K12]&gt;0;[.K12]&lt;&gt;[.K11]);[.A12];&quot;&quot;)">
            <text:p/>
          </table:table-cell>
          <table:table-cell table:formula="of:=IF([.O12]=1;VLOOKUP([.P12];[.K8:.M507];3;0);&quot;&quot;)">
            <text:p/>
          </table:table-cell>
          <table:table-cell table:formula="of:=IF([.A13]=&quot;So&quot;;1;[.O11]+1)" office:value-type="float" office:value="8">
            <text:p>8</text:p>
          </table:table-cell>
          <table:table-cell table:formula="of:=IF([.O12]=1;[.A12];IF([.O12]=2;[.A12];IF([.O12]=3;[.C12]&amp; &quot; &quot; &amp;[.D12]&amp;&quot; &quot;&amp;[.E12]&amp;&quot; &quot; &amp;[.F12];IF([.O12]=4;[.A12]&amp; &quot; &quot; &amp;[.B12]&amp;&quot; &quot;&amp;[.C12]&amp;&quot; &quot; &amp;[.D12]))))" office:value-type="boolean" office:boolean-value="false">
            <text:p>FALSCH</text:p>
          </table:table-cell>
          <table:table-cell table:formula="of:=IF([.O12]=1;[.A12];IF([.O12]=2;TEXT([.A13];&quot;TT.MM.JJ&quot;);IF([.O12]=3;[.C12]&amp; &quot; &quot; &amp;[.D12]&amp;&quot; &quot;&amp;[.E12]&amp;&quot; &quot; &amp;[.F12];IF([.O12]=4;[.A12]&amp; &quot; &quot; &amp;[.B12]&amp;&quot; &quot;&amp;[.C12]&amp;&quot; &quot; &amp;[.D12]))))" office:value-type="boolean" office:boolean-value="false">
            <text:p>FALSCH</text:p>
          </table:table-cell>
          <table:table-cell table:formula="of:=IF([.O12]=1;[.A12];IF([.O12]=2;TEXT([.B13];&quot;HH:MM&quot;);IF([.O12]=3;[.C12]&amp; &quot; &quot; &amp;[.D12]&amp;&quot; &quot;&amp;[.E12]&amp;&quot; &quot; &amp;[.F12];IF([.O12]=4;[.A12]&amp; &quot; &quot; &amp;[.B12]&amp;&quot; &quot;&amp;[.C12]&amp;&quot; &quot; &amp;[.D12]))))" office:value-type="boolean" office:boolean-value="false">
            <text:p>FALSCH</text:p>
          </table:table-cell>
          <table:table-cell/>
          <table:table-cell table:formula="of:=INDIRECT(&quot;R&quot;&amp;ROW([.T12])&amp;&quot;C&quot;&amp;COLUMN([.T12])+[.O12];&quot;0&quot;)" office:value-type="float" office:value="0">
            <text:p>0</text:p>
          </table:table-cell>
          <table:table-cell table:formula="of:=IF([.P12]&gt;1;&quot;,&quot;;&quot;&quot;)&amp;&quot;{ &quot;&quot;spielnr&quot;&quot;:&quot;&quot;&quot;&amp;[.P12]&amp;&quot;&quot;&quot;,&quot;&quot;spieltag&quot;&quot;:&quot;&quot;&quot;&amp;[.L12]&amp;&quot;&quot;&quot;,&quot;&quot;bahn&quot;&quot;:&quot;&quot;&quot;&amp;[.N12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12]&amp;&quot;&quot;&quot;,&quot;&quot;uhrzeit&quot;&quot;:&quot;&quot;&quot;&amp;[.R12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12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12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13]=&quot;Bahn&quot;;[.K12]=-1);0;IF(AND([.A13]&lt;&gt;&quot;Bahn&quot;;[.K12]&lt;&gt;-1);[.K12]+1;[.K12]))" office:value-type="float" office:value="-1">
            <text:p>-1</text:p>
          </table:table-cell>
          <table:table-cell table:formula="of:=IF([.B13]=&quot;Spieltag&quot;;[.L12]+1;[.L12])" office:value-type="float" office:value="0">
            <text:p>0</text:p>
          </table:table-cell>
          <table:table-cell table:formula="of:=IF(AND([.K13]&gt;0;[.K13]&lt;&gt;[.K12]);[.A13];&quot;&quot;)">
            <text:p/>
          </table:table-cell>
          <table:table-cell table:formula="of:=IF([.O13]=1;VLOOKUP([.P13];[.K9:.M508];3;0);&quot;&quot;)">
            <text:p/>
          </table:table-cell>
          <table:table-cell table:formula="of:=IF([.A14]=&quot;So&quot;;1;[.O12]+1)" office:value-type="float" office:value="9">
            <text:p>9</text:p>
          </table:table-cell>
          <table:table-cell table:formula="of:=IF([.O13]=1;[.A13];IF([.O13]=2;[.A13];IF([.O13]=3;[.C13]&amp; &quot; &quot; &amp;[.D13]&amp;&quot; &quot;&amp;[.E13]&amp;&quot; &quot; &amp;[.F13];IF([.O13]=4;[.A13]&amp; &quot; &quot; &amp;[.B13]&amp;&quot; &quot;&amp;[.C13]&amp;&quot; &quot; &amp;[.D13]))))" office:value-type="boolean" office:boolean-value="false">
            <text:p>FALSCH</text:p>
          </table:table-cell>
          <table:table-cell table:formula="of:=IF([.O13]=1;[.A13];IF([.O13]=2;TEXT([.A14];&quot;TT.MM.JJ&quot;);IF([.O13]=3;[.C13]&amp; &quot; &quot; &amp;[.D13]&amp;&quot; &quot;&amp;[.E13]&amp;&quot; &quot; &amp;[.F13];IF([.O13]=4;[.A13]&amp; &quot; &quot; &amp;[.B13]&amp;&quot; &quot;&amp;[.C13]&amp;&quot; &quot; &amp;[.D13]))))" office:value-type="boolean" office:boolean-value="false">
            <text:p>FALSCH</text:p>
          </table:table-cell>
          <table:table-cell table:formula="of:=IF([.O13]=1;[.A13];IF([.O13]=2;TEXT([.B14];&quot;HH:MM&quot;);IF([.O13]=3;[.C13]&amp; &quot; &quot; &amp;[.D13]&amp;&quot; &quot;&amp;[.E13]&amp;&quot; &quot; &amp;[.F13];IF([.O13]=4;[.A13]&amp; &quot; &quot; &amp;[.B13]&amp;&quot; &quot;&amp;[.C13]&amp;&quot; &quot; &amp;[.D13]))))" office:value-type="boolean" office:boolean-value="false">
            <text:p>FALSCH</text:p>
          </table:table-cell>
          <table:table-cell/>
          <table:table-cell table:formula="of:=INDIRECT(&quot;R&quot;&amp;ROW([.T13])&amp;&quot;C&quot;&amp;COLUMN([.T13])+[.O13];&quot;0&quot;)" office:value-type="float" office:value="0">
            <text:p>0</text:p>
          </table:table-cell>
          <table:table-cell table:formula="of:=IF([.P13]&gt;1;&quot;,&quot;;&quot;&quot;)&amp;&quot;{ &quot;&quot;spielnr&quot;&quot;:&quot;&quot;&quot;&amp;[.P13]&amp;&quot;&quot;&quot;,&quot;&quot;spieltag&quot;&quot;:&quot;&quot;&quot;&amp;[.L13]&amp;&quot;&quot;&quot;,&quot;&quot;bahn&quot;&quot;:&quot;&quot;&quot;&amp;[.N13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13]&amp;&quot;&quot;&quot;,&quot;&quot;uhrzeit&quot;&quot;:&quot;&quot;&quot;&amp;[.R13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13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13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14]=&quot;Bahn&quot;;[.K13]=-1);0;IF(AND([.A14]&lt;&gt;&quot;Bahn&quot;;[.K13]&lt;&gt;-1);[.K13]+1;[.K13]))" office:value-type="float" office:value="-1">
            <text:p>-1</text:p>
          </table:table-cell>
          <table:table-cell table:formula="of:=IF([.B14]=&quot;Spieltag&quot;;[.L13]+1;[.L13])" office:value-type="float" office:value="0">
            <text:p>0</text:p>
          </table:table-cell>
          <table:table-cell table:formula="of:=IF(AND([.K14]&gt;0;[.K14]&lt;&gt;[.K13]);[.A14];&quot;&quot;)">
            <text:p/>
          </table:table-cell>
          <table:table-cell table:formula="of:=IF([.O14]=1;VLOOKUP([.P14];[.K10:.M509];3;0);&quot;&quot;)">
            <text:p/>
          </table:table-cell>
          <table:table-cell table:formula="of:=IF([.A15]=&quot;So&quot;;1;[.O13]+1)" office:value-type="float" office:value="10">
            <text:p>10</text:p>
          </table:table-cell>
          <table:table-cell table:formula="of:=IF([.O14]=1;[.A14];IF([.O14]=2;[.A14];IF([.O14]=3;[.C14]&amp; &quot; &quot; &amp;[.D14]&amp;&quot; &quot;&amp;[.E14]&amp;&quot; &quot; &amp;[.F14];IF([.O14]=4;[.A14]&amp; &quot; &quot; &amp;[.B14]&amp;&quot; &quot;&amp;[.C14]&amp;&quot; &quot; &amp;[.D14]))))" office:value-type="boolean" office:boolean-value="false">
            <text:p>FALSCH</text:p>
          </table:table-cell>
          <table:table-cell table:formula="of:=IF([.O14]=1;[.A14];IF([.O14]=2;TEXT([.A15];&quot;TT.MM.JJ&quot;);IF([.O14]=3;[.C14]&amp; &quot; &quot; &amp;[.D14]&amp;&quot; &quot;&amp;[.E14]&amp;&quot; &quot; &amp;[.F14];IF([.O14]=4;[.A14]&amp; &quot; &quot; &amp;[.B14]&amp;&quot; &quot;&amp;[.C14]&amp;&quot; &quot; &amp;[.D14]))))" office:value-type="boolean" office:boolean-value="false">
            <text:p>FALSCH</text:p>
          </table:table-cell>
          <table:table-cell table:formula="of:=IF([.O14]=1;[.A14];IF([.O14]=2;TEXT([.B15];&quot;HH:MM&quot;);IF([.O14]=3;[.C14]&amp; &quot; &quot; &amp;[.D14]&amp;&quot; &quot;&amp;[.E14]&amp;&quot; &quot; &amp;[.F14];IF([.O14]=4;[.A14]&amp; &quot; &quot; &amp;[.B14]&amp;&quot; &quot;&amp;[.C14]&amp;&quot; &quot; &amp;[.D14]))))" office:value-type="boolean" office:boolean-value="false">
            <text:p>FALSCH</text:p>
          </table:table-cell>
          <table:table-cell/>
          <table:table-cell table:formula="of:=INDIRECT(&quot;R&quot;&amp;ROW([.T14])&amp;&quot;C&quot;&amp;COLUMN([.T14])+[.O14];&quot;0&quot;)" office:value-type="float" office:value="0">
            <text:p>0</text:p>
          </table:table-cell>
          <table:table-cell table:formula="of:=IF([.P14]&gt;1;&quot;,&quot;;&quot;&quot;)&amp;&quot;{ &quot;&quot;spielnr&quot;&quot;:&quot;&quot;&quot;&amp;[.P14]&amp;&quot;&quot;&quot;,&quot;&quot;spieltag&quot;&quot;:&quot;&quot;&quot;&amp;[.L14]&amp;&quot;&quot;&quot;,&quot;&quot;bahn&quot;&quot;:&quot;&quot;&quot;&amp;[.N14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14]&amp;&quot;&quot;&quot;,&quot;&quot;uhrzeit&quot;&quot;:&quot;&quot;&quot;&amp;[.R14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14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14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15]=&quot;Bahn&quot;;[.K14]=-1);0;IF(AND([.A15]&lt;&gt;&quot;Bahn&quot;;[.K14]&lt;&gt;-1);[.K14]+1;[.K14]))" office:value-type="float" office:value="-1">
            <text:p>-1</text:p>
          </table:table-cell>
          <table:table-cell table:formula="of:=IF([.B15]=&quot;Spieltag&quot;;[.L14]+1;[.L14])" office:value-type="float" office:value="0">
            <text:p>0</text:p>
          </table:table-cell>
          <table:table-cell table:formula="of:=IF(AND([.K15]&gt;0;[.K15]&lt;&gt;[.K14]);[.A15];&quot;&quot;)">
            <text:p/>
          </table:table-cell>
          <table:table-cell table:formula="of:=IF([.O15]=1;VLOOKUP([.P15];[.K11:.M510];3;0);&quot;&quot;)">
            <text:p/>
          </table:table-cell>
          <table:table-cell table:formula="of:=IF([.A16]=&quot;So&quot;;1;[.O14]+1)" office:value-type="float" office:value="11">
            <text:p>11</text:p>
          </table:table-cell>
          <table:table-cell table:formula="of:=IF([.O15]=1;[.A15];IF([.O15]=2;[.A15];IF([.O15]=3;[.C15]&amp; &quot; &quot; &amp;[.D15]&amp;&quot; &quot;&amp;[.E15]&amp;&quot; &quot; &amp;[.F15];IF([.O15]=4;[.A15]&amp; &quot; &quot; &amp;[.B15]&amp;&quot; &quot;&amp;[.C15]&amp;&quot; &quot; &amp;[.D15]))))" office:value-type="boolean" office:boolean-value="false">
            <text:p>FALSCH</text:p>
          </table:table-cell>
          <table:table-cell table:formula="of:=IF([.O15]=1;[.A15];IF([.O15]=2;TEXT([.A16];&quot;TT.MM.JJ&quot;);IF([.O15]=3;[.C15]&amp; &quot; &quot; &amp;[.D15]&amp;&quot; &quot;&amp;[.E15]&amp;&quot; &quot; &amp;[.F15];IF([.O15]=4;[.A15]&amp; &quot; &quot; &amp;[.B15]&amp;&quot; &quot;&amp;[.C15]&amp;&quot; &quot; &amp;[.D15]))))" office:value-type="boolean" office:boolean-value="false">
            <text:p>FALSCH</text:p>
          </table:table-cell>
          <table:table-cell table:formula="of:=IF([.O15]=1;[.A15];IF([.O15]=2;TEXT([.B16];&quot;HH:MM&quot;);IF([.O15]=3;[.C15]&amp; &quot; &quot; &amp;[.D15]&amp;&quot; &quot;&amp;[.E15]&amp;&quot; &quot; &amp;[.F15];IF([.O15]=4;[.A15]&amp; &quot; &quot; &amp;[.B15]&amp;&quot; &quot;&amp;[.C15]&amp;&quot; &quot; &amp;[.D15]))))" office:value-type="boolean" office:boolean-value="false">
            <text:p>FALSCH</text:p>
          </table:table-cell>
          <table:table-cell/>
          <table:table-cell table:formula="of:=INDIRECT(&quot;R&quot;&amp;ROW([.T15])&amp;&quot;C&quot;&amp;COLUMN([.T15])+[.O15];&quot;0&quot;)" office:value-type="float" office:value="0">
            <text:p>0</text:p>
          </table:table-cell>
          <table:table-cell table:formula="of:=IF([.P15]&gt;1;&quot;,&quot;;&quot;&quot;)&amp;&quot;{ &quot;&quot;spielnr&quot;&quot;:&quot;&quot;&quot;&amp;[.P15]&amp;&quot;&quot;&quot;,&quot;&quot;spieltag&quot;&quot;:&quot;&quot;&quot;&amp;[.L15]&amp;&quot;&quot;&quot;,&quot;&quot;bahn&quot;&quot;:&quot;&quot;&quot;&amp;[.N15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15]&amp;&quot;&quot;&quot;,&quot;&quot;uhrzeit&quot;&quot;:&quot;&quot;&quot;&amp;[.R15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15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15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16]=&quot;Bahn&quot;;[.K15]=-1);0;IF(AND([.A16]&lt;&gt;&quot;Bahn&quot;;[.K15]&lt;&gt;-1);[.K15]+1;[.K15]))" office:value-type="float" office:value="-1">
            <text:p>-1</text:p>
          </table:table-cell>
          <table:table-cell table:formula="of:=IF([.B16]=&quot;Spieltag&quot;;[.L15]+1;[.L15])" office:value-type="float" office:value="0">
            <text:p>0</text:p>
          </table:table-cell>
          <table:table-cell table:formula="of:=IF(AND([.K16]&gt;0;[.K16]&lt;&gt;[.K15]);[.A16];&quot;&quot;)">
            <text:p/>
          </table:table-cell>
          <table:table-cell table:formula="of:=IF([.O16]=1;VLOOKUP([.P16];[.K12:.M511];3;0);&quot;&quot;)">
            <text:p/>
          </table:table-cell>
          <table:table-cell table:formula="of:=IF([.A17]=&quot;So&quot;;1;[.O15]+1)" office:value-type="float" office:value="12">
            <text:p>12</text:p>
          </table:table-cell>
          <table:table-cell table:formula="of:=IF([.O16]=1;[.A16];IF([.O16]=2;[.A16];IF([.O16]=3;[.C16]&amp; &quot; &quot; &amp;[.D16]&amp;&quot; &quot;&amp;[.E16]&amp;&quot; &quot; &amp;[.F16];IF([.O16]=4;[.A16]&amp; &quot; &quot; &amp;[.B16]&amp;&quot; &quot;&amp;[.C16]&amp;&quot; &quot; &amp;[.D16]))))" office:value-type="boolean" office:boolean-value="false">
            <text:p>FALSCH</text:p>
          </table:table-cell>
          <table:table-cell table:formula="of:=IF([.O16]=1;[.A16];IF([.O16]=2;TEXT([.A17];&quot;TT.MM.JJ&quot;);IF([.O16]=3;[.C16]&amp; &quot; &quot; &amp;[.D16]&amp;&quot; &quot;&amp;[.E16]&amp;&quot; &quot; &amp;[.F16];IF([.O16]=4;[.A16]&amp; &quot; &quot; &amp;[.B16]&amp;&quot; &quot;&amp;[.C16]&amp;&quot; &quot; &amp;[.D16]))))" office:value-type="boolean" office:boolean-value="false">
            <text:p>FALSCH</text:p>
          </table:table-cell>
          <table:table-cell table:formula="of:=IF([.O16]=1;[.A16];IF([.O16]=2;TEXT([.B17];&quot;HH:MM&quot;);IF([.O16]=3;[.C16]&amp; &quot; &quot; &amp;[.D16]&amp;&quot; &quot;&amp;[.E16]&amp;&quot; &quot; &amp;[.F16];IF([.O16]=4;[.A16]&amp; &quot; &quot; &amp;[.B16]&amp;&quot; &quot;&amp;[.C16]&amp;&quot; &quot; &amp;[.D16]))))" office:value-type="boolean" office:boolean-value="false">
            <text:p>FALSCH</text:p>
          </table:table-cell>
          <table:table-cell/>
          <table:table-cell table:formula="of:=INDIRECT(&quot;R&quot;&amp;ROW([.T16])&amp;&quot;C&quot;&amp;COLUMN([.T16])+[.O16];&quot;0&quot;)" office:value-type="float" office:value="0">
            <text:p>0</text:p>
          </table:table-cell>
          <table:table-cell table:formula="of:=IF([.P16]&gt;1;&quot;,&quot;;&quot;&quot;)&amp;&quot;{ &quot;&quot;spielnr&quot;&quot;:&quot;&quot;&quot;&amp;[.P16]&amp;&quot;&quot;&quot;,&quot;&quot;spieltag&quot;&quot;:&quot;&quot;&quot;&amp;[.L16]&amp;&quot;&quot;&quot;,&quot;&quot;bahn&quot;&quot;:&quot;&quot;&quot;&amp;[.N16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16]&amp;&quot;&quot;&quot;,&quot;&quot;uhrzeit&quot;&quot;:&quot;&quot;&quot;&amp;[.R16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16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16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17]=&quot;Bahn&quot;;[.K16]=-1);0;IF(AND([.A17]&lt;&gt;&quot;Bahn&quot;;[.K16]&lt;&gt;-1);[.K16]+1;[.K16]))" office:value-type="float" office:value="-1">
            <text:p>-1</text:p>
          </table:table-cell>
          <table:table-cell table:formula="of:=IF([.B17]=&quot;Spieltag&quot;;[.L16]+1;[.L16])" office:value-type="float" office:value="0">
            <text:p>0</text:p>
          </table:table-cell>
          <table:table-cell table:formula="of:=IF(AND([.K17]&gt;0;[.K17]&lt;&gt;[.K16]);[.A17];&quot;&quot;)">
            <text:p/>
          </table:table-cell>
          <table:table-cell table:formula="of:=IF([.O17]=1;VLOOKUP([.P17];[.K13:.M512];3;0);&quot;&quot;)">
            <text:p/>
          </table:table-cell>
          <table:table-cell table:formula="of:=IF([.A18]=&quot;So&quot;;1;[.O16]+1)" office:value-type="float" office:value="13">
            <text:p>13</text:p>
          </table:table-cell>
          <table:table-cell table:formula="of:=IF([.O17]=1;[.A17];IF([.O17]=2;[.A17];IF([.O17]=3;[.C17]&amp; &quot; &quot; &amp;[.D17]&amp;&quot; &quot;&amp;[.E17]&amp;&quot; &quot; &amp;[.F17];IF([.O17]=4;[.A17]&amp; &quot; &quot; &amp;[.B17]&amp;&quot; &quot;&amp;[.C17]&amp;&quot; &quot; &amp;[.D17]))))" office:value-type="boolean" office:boolean-value="false">
            <text:p>FALSCH</text:p>
          </table:table-cell>
          <table:table-cell table:formula="of:=IF([.O17]=1;[.A17];IF([.O17]=2;TEXT([.A18];&quot;TT.MM.JJ&quot;);IF([.O17]=3;[.C17]&amp; &quot; &quot; &amp;[.D17]&amp;&quot; &quot;&amp;[.E17]&amp;&quot; &quot; &amp;[.F17];IF([.O17]=4;[.A17]&amp; &quot; &quot; &amp;[.B17]&amp;&quot; &quot;&amp;[.C17]&amp;&quot; &quot; &amp;[.D17]))))" office:value-type="boolean" office:boolean-value="false">
            <text:p>FALSCH</text:p>
          </table:table-cell>
          <table:table-cell table:formula="of:=IF([.O17]=1;[.A17];IF([.O17]=2;TEXT([.B18];&quot;HH:MM&quot;);IF([.O17]=3;[.C17]&amp; &quot; &quot; &amp;[.D17]&amp;&quot; &quot;&amp;[.E17]&amp;&quot; &quot; &amp;[.F17];IF([.O17]=4;[.A17]&amp; &quot; &quot; &amp;[.B17]&amp;&quot; &quot;&amp;[.C17]&amp;&quot; &quot; &amp;[.D17]))))" office:value-type="boolean" office:boolean-value="false">
            <text:p>FALSCH</text:p>
          </table:table-cell>
          <table:table-cell/>
          <table:table-cell table:formula="of:=INDIRECT(&quot;R&quot;&amp;ROW([.T17])&amp;&quot;C&quot;&amp;COLUMN([.T17])+[.O17];&quot;0&quot;)" office:value-type="float" office:value="0">
            <text:p>0</text:p>
          </table:table-cell>
          <table:table-cell table:formula="of:=IF([.P17]&gt;1;&quot;,&quot;;&quot;&quot;)&amp;&quot;{ &quot;&quot;spielnr&quot;&quot;:&quot;&quot;&quot;&amp;[.P17]&amp;&quot;&quot;&quot;,&quot;&quot;spieltag&quot;&quot;:&quot;&quot;&quot;&amp;[.L17]&amp;&quot;&quot;&quot;,&quot;&quot;bahn&quot;&quot;:&quot;&quot;&quot;&amp;[.N17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17]&amp;&quot;&quot;&quot;,&quot;&quot;uhrzeit&quot;&quot;:&quot;&quot;&quot;&amp;[.R17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17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17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18]=&quot;Bahn&quot;;[.K17]=-1);0;IF(AND([.A18]&lt;&gt;&quot;Bahn&quot;;[.K17]&lt;&gt;-1);[.K17]+1;[.K17]))" office:value-type="float" office:value="-1">
            <text:p>-1</text:p>
          </table:table-cell>
          <table:table-cell table:formula="of:=IF([.B18]=&quot;Spieltag&quot;;[.L17]+1;[.L17])" office:value-type="float" office:value="0">
            <text:p>0</text:p>
          </table:table-cell>
          <table:table-cell table:formula="of:=IF(AND([.K18]&gt;0;[.K18]&lt;&gt;[.K17]);[.A18];&quot;&quot;)">
            <text:p/>
          </table:table-cell>
          <table:table-cell table:formula="of:=IF([.O18]=1;VLOOKUP([.P18];[.K14:.M513];3;0);&quot;&quot;)">
            <text:p/>
          </table:table-cell>
          <table:table-cell table:formula="of:=IF([.A19]=&quot;So&quot;;1;[.O17]+1)" office:value-type="float" office:value="14">
            <text:p>14</text:p>
          </table:table-cell>
          <table:table-cell table:formula="of:=IF([.O18]=1;[.A18];IF([.O18]=2;[.A18];IF([.O18]=3;[.C18]&amp; &quot; &quot; &amp;[.D18]&amp;&quot; &quot;&amp;[.E18]&amp;&quot; &quot; &amp;[.F18];IF([.O18]=4;[.A18]&amp; &quot; &quot; &amp;[.B18]&amp;&quot; &quot;&amp;[.C18]&amp;&quot; &quot; &amp;[.D18]))))" office:value-type="boolean" office:boolean-value="false">
            <text:p>FALSCH</text:p>
          </table:table-cell>
          <table:table-cell table:formula="of:=IF([.O18]=1;[.A18];IF([.O18]=2;TEXT([.A19];&quot;TT.MM.JJ&quot;);IF([.O18]=3;[.C18]&amp; &quot; &quot; &amp;[.D18]&amp;&quot; &quot;&amp;[.E18]&amp;&quot; &quot; &amp;[.F18];IF([.O18]=4;[.A18]&amp; &quot; &quot; &amp;[.B18]&amp;&quot; &quot;&amp;[.C18]&amp;&quot; &quot; &amp;[.D18]))))" office:value-type="boolean" office:boolean-value="false">
            <text:p>FALSCH</text:p>
          </table:table-cell>
          <table:table-cell table:formula="of:=IF([.O18]=1;[.A18];IF([.O18]=2;TEXT([.B19];&quot;HH:MM&quot;);IF([.O18]=3;[.C18]&amp; &quot; &quot; &amp;[.D18]&amp;&quot; &quot;&amp;[.E18]&amp;&quot; &quot; &amp;[.F18];IF([.O18]=4;[.A18]&amp; &quot; &quot; &amp;[.B18]&amp;&quot; &quot;&amp;[.C18]&amp;&quot; &quot; &amp;[.D18]))))" office:value-type="boolean" office:boolean-value="false">
            <text:p>FALSCH</text:p>
          </table:table-cell>
          <table:table-cell/>
          <table:table-cell table:formula="of:=INDIRECT(&quot;R&quot;&amp;ROW([.T18])&amp;&quot;C&quot;&amp;COLUMN([.T18])+[.O18];&quot;0&quot;)" office:value-type="float" office:value="0">
            <text:p>0</text:p>
          </table:table-cell>
          <table:table-cell table:formula="of:=IF([.P18]&gt;1;&quot;,&quot;;&quot;&quot;)&amp;&quot;{ &quot;&quot;spielnr&quot;&quot;:&quot;&quot;&quot;&amp;[.P18]&amp;&quot;&quot;&quot;,&quot;&quot;spieltag&quot;&quot;:&quot;&quot;&quot;&amp;[.L18]&amp;&quot;&quot;&quot;,&quot;&quot;bahn&quot;&quot;:&quot;&quot;&quot;&amp;[.N18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18]&amp;&quot;&quot;&quot;,&quot;&quot;uhrzeit&quot;&quot;:&quot;&quot;&quot;&amp;[.R18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18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18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19]=&quot;Bahn&quot;;[.K18]=-1);0;IF(AND([.A19]&lt;&gt;&quot;Bahn&quot;;[.K18]&lt;&gt;-1);[.K18]+1;[.K18]))" office:value-type="float" office:value="-1">
            <text:p>-1</text:p>
          </table:table-cell>
          <table:table-cell table:formula="of:=IF([.B19]=&quot;Spieltag&quot;;[.L18]+1;[.L18])" office:value-type="float" office:value="0">
            <text:p>0</text:p>
          </table:table-cell>
          <table:table-cell table:formula="of:=IF(AND([.K19]&gt;0;[.K19]&lt;&gt;[.K18]);[.A19];&quot;&quot;)">
            <text:p/>
          </table:table-cell>
          <table:table-cell table:formula="of:=IF([.O19]=1;VLOOKUP([.P19];[.K15:.M514];3;0);&quot;&quot;)">
            <text:p/>
          </table:table-cell>
          <table:table-cell table:formula="of:=IF([.A20]=&quot;So&quot;;1;[.O18]+1)" office:value-type="float" office:value="15">
            <text:p>15</text:p>
          </table:table-cell>
          <table:table-cell table:formula="of:=IF([.O19]=1;[.A19];IF([.O19]=2;[.A19];IF([.O19]=3;[.C19]&amp; &quot; &quot; &amp;[.D19]&amp;&quot; &quot;&amp;[.E19]&amp;&quot; &quot; &amp;[.F19];IF([.O19]=4;[.A19]&amp; &quot; &quot; &amp;[.B19]&amp;&quot; &quot;&amp;[.C19]&amp;&quot; &quot; &amp;[.D19]))))" office:value-type="boolean" office:boolean-value="false">
            <text:p>FALSCH</text:p>
          </table:table-cell>
          <table:table-cell table:formula="of:=IF([.O19]=1;[.A19];IF([.O19]=2;TEXT([.A20];&quot;TT.MM.JJ&quot;);IF([.O19]=3;[.C19]&amp; &quot; &quot; &amp;[.D19]&amp;&quot; &quot;&amp;[.E19]&amp;&quot; &quot; &amp;[.F19];IF([.O19]=4;[.A19]&amp; &quot; &quot; &amp;[.B19]&amp;&quot; &quot;&amp;[.C19]&amp;&quot; &quot; &amp;[.D19]))))" office:value-type="boolean" office:boolean-value="false">
            <text:p>FALSCH</text:p>
          </table:table-cell>
          <table:table-cell table:formula="of:=IF([.O19]=1;[.A19];IF([.O19]=2;TEXT([.B20];&quot;HH:MM&quot;);IF([.O19]=3;[.C19]&amp; &quot; &quot; &amp;[.D19]&amp;&quot; &quot;&amp;[.E19]&amp;&quot; &quot; &amp;[.F19];IF([.O19]=4;[.A19]&amp; &quot; &quot; &amp;[.B19]&amp;&quot; &quot;&amp;[.C19]&amp;&quot; &quot; &amp;[.D19]))))" office:value-type="boolean" office:boolean-value="false">
            <text:p>FALSCH</text:p>
          </table:table-cell>
          <table:table-cell/>
          <table:table-cell table:formula="of:=INDIRECT(&quot;R&quot;&amp;ROW([.T19])&amp;&quot;C&quot;&amp;COLUMN([.T19])+[.O19];&quot;0&quot;)" office:value-type="float" office:value="0">
            <text:p>0</text:p>
          </table:table-cell>
          <table:table-cell table:formula="of:=IF([.P19]&gt;1;&quot;,&quot;;&quot;&quot;)&amp;&quot;{ &quot;&quot;spielnr&quot;&quot;:&quot;&quot;&quot;&amp;[.P19]&amp;&quot;&quot;&quot;,&quot;&quot;spieltag&quot;&quot;:&quot;&quot;&quot;&amp;[.L19]&amp;&quot;&quot;&quot;,&quot;&quot;bahn&quot;&quot;:&quot;&quot;&quot;&amp;[.N19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19]&amp;&quot;&quot;&quot;,&quot;&quot;uhrzeit&quot;&quot;:&quot;&quot;&quot;&amp;[.R19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19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19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20]=&quot;Bahn&quot;;[.K19]=-1);0;IF(AND([.A20]&lt;&gt;&quot;Bahn&quot;;[.K19]&lt;&gt;-1);[.K19]+1;[.K19]))" office:value-type="float" office:value="-1">
            <text:p>-1</text:p>
          </table:table-cell>
          <table:table-cell table:formula="of:=IF([.B20]=&quot;Spieltag&quot;;[.L19]+1;[.L19])" office:value-type="float" office:value="0">
            <text:p>0</text:p>
          </table:table-cell>
          <table:table-cell table:formula="of:=IF(AND([.K20]&gt;0;[.K20]&lt;&gt;[.K19]);[.A20];&quot;&quot;)">
            <text:p/>
          </table:table-cell>
          <table:table-cell table:formula="of:=IF([.O20]=1;VLOOKUP([.P20];[.K16:.M515];3;0);&quot;&quot;)">
            <text:p/>
          </table:table-cell>
          <table:table-cell table:formula="of:=IF([.A21]=&quot;So&quot;;1;[.O19]+1)" office:value-type="float" office:value="16">
            <text:p>16</text:p>
          </table:table-cell>
          <table:table-cell table:formula="of:=IF([.O20]=1;[.A20];IF([.O20]=2;[.A20];IF([.O20]=3;[.C20]&amp; &quot; &quot; &amp;[.D20]&amp;&quot; &quot;&amp;[.E20]&amp;&quot; &quot; &amp;[.F20];IF([.O20]=4;[.A20]&amp; &quot; &quot; &amp;[.B20]&amp;&quot; &quot;&amp;[.C20]&amp;&quot; &quot; &amp;[.D20]))))" office:value-type="boolean" office:boolean-value="false">
            <text:p>FALSCH</text:p>
          </table:table-cell>
          <table:table-cell table:formula="of:=IF([.O20]=1;[.A20];IF([.O20]=2;TEXT([.A21];&quot;TT.MM.JJ&quot;);IF([.O20]=3;[.C20]&amp; &quot; &quot; &amp;[.D20]&amp;&quot; &quot;&amp;[.E20]&amp;&quot; &quot; &amp;[.F20];IF([.O20]=4;[.A20]&amp; &quot; &quot; &amp;[.B20]&amp;&quot; &quot;&amp;[.C20]&amp;&quot; &quot; &amp;[.D20]))))" office:value-type="boolean" office:boolean-value="false">
            <text:p>FALSCH</text:p>
          </table:table-cell>
          <table:table-cell table:formula="of:=IF([.O20]=1;[.A20];IF([.O20]=2;TEXT([.B21];&quot;HH:MM&quot;);IF([.O20]=3;[.C20]&amp; &quot; &quot; &amp;[.D20]&amp;&quot; &quot;&amp;[.E20]&amp;&quot; &quot; &amp;[.F20];IF([.O20]=4;[.A20]&amp; &quot; &quot; &amp;[.B20]&amp;&quot; &quot;&amp;[.C20]&amp;&quot; &quot; &amp;[.D20]))))" office:value-type="boolean" office:boolean-value="false">
            <text:p>FALSCH</text:p>
          </table:table-cell>
          <table:table-cell/>
          <table:table-cell table:formula="of:=INDIRECT(&quot;R&quot;&amp;ROW([.T20])&amp;&quot;C&quot;&amp;COLUMN([.T20])+[.O20];&quot;0&quot;)" office:value-type="float" office:value="0">
            <text:p>0</text:p>
          </table:table-cell>
          <table:table-cell table:formula="of:=IF([.P20]&gt;1;&quot;,&quot;;&quot;&quot;)&amp;&quot;{ &quot;&quot;spielnr&quot;&quot;:&quot;&quot;&quot;&amp;[.P20]&amp;&quot;&quot;&quot;,&quot;&quot;spieltag&quot;&quot;:&quot;&quot;&quot;&amp;[.L20]&amp;&quot;&quot;&quot;,&quot;&quot;bahn&quot;&quot;:&quot;&quot;&quot;&amp;[.N20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20]&amp;&quot;&quot;&quot;,&quot;&quot;uhrzeit&quot;&quot;:&quot;&quot;&quot;&amp;[.R20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20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20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21]=&quot;Bahn&quot;;[.K20]=-1);0;IF(AND([.A21]&lt;&gt;&quot;Bahn&quot;;[.K20]&lt;&gt;-1);[.K20]+1;[.K20]))" office:value-type="float" office:value="-1">
            <text:p>-1</text:p>
          </table:table-cell>
          <table:table-cell table:formula="of:=IF([.B21]=&quot;Spieltag&quot;;[.L20]+1;[.L20])" office:value-type="float" office:value="0">
            <text:p>0</text:p>
          </table:table-cell>
          <table:table-cell table:formula="of:=IF(AND([.K21]&gt;0;[.K21]&lt;&gt;[.K20]);[.A21];&quot;&quot;)">
            <text:p/>
          </table:table-cell>
          <table:table-cell table:formula="of:=IF([.O21]=1;VLOOKUP([.P21];[.K17:.M516];3;0);&quot;&quot;)">
            <text:p/>
          </table:table-cell>
          <table:table-cell table:formula="of:=IF([.A22]=&quot;So&quot;;1;[.O20]+1)" office:value-type="float" office:value="17">
            <text:p>17</text:p>
          </table:table-cell>
          <table:table-cell table:formula="of:=IF([.O21]=1;[.A21];IF([.O21]=2;[.A21];IF([.O21]=3;[.C21]&amp; &quot; &quot; &amp;[.D21]&amp;&quot; &quot;&amp;[.E21]&amp;&quot; &quot; &amp;[.F21];IF([.O21]=4;[.A21]&amp; &quot; &quot; &amp;[.B21]&amp;&quot; &quot;&amp;[.C21]&amp;&quot; &quot; &amp;[.D21]))))" office:value-type="boolean" office:boolean-value="false">
            <text:p>FALSCH</text:p>
          </table:table-cell>
          <table:table-cell table:formula="of:=IF([.O21]=1;[.A21];IF([.O21]=2;TEXT([.A22];&quot;TT.MM.JJ&quot;);IF([.O21]=3;[.C21]&amp; &quot; &quot; &amp;[.D21]&amp;&quot; &quot;&amp;[.E21]&amp;&quot; &quot; &amp;[.F21];IF([.O21]=4;[.A21]&amp; &quot; &quot; &amp;[.B21]&amp;&quot; &quot;&amp;[.C21]&amp;&quot; &quot; &amp;[.D21]))))" office:value-type="boolean" office:boolean-value="false">
            <text:p>FALSCH</text:p>
          </table:table-cell>
          <table:table-cell table:formula="of:=IF([.O21]=1;[.A21];IF([.O21]=2;TEXT([.B22];&quot;HH:MM&quot;);IF([.O21]=3;[.C21]&amp; &quot; &quot; &amp;[.D21]&amp;&quot; &quot;&amp;[.E21]&amp;&quot; &quot; &amp;[.F21];IF([.O21]=4;[.A21]&amp; &quot; &quot; &amp;[.B21]&amp;&quot; &quot;&amp;[.C21]&amp;&quot; &quot; &amp;[.D21]))))" office:value-type="boolean" office:boolean-value="false">
            <text:p>FALSCH</text:p>
          </table:table-cell>
          <table:table-cell/>
          <table:table-cell table:formula="of:=INDIRECT(&quot;R&quot;&amp;ROW([.T21])&amp;&quot;C&quot;&amp;COLUMN([.T21])+[.O21];&quot;0&quot;)" office:value-type="float" office:value="0">
            <text:p>0</text:p>
          </table:table-cell>
          <table:table-cell table:formula="of:=IF([.P21]&gt;1;&quot;,&quot;;&quot;&quot;)&amp;&quot;{ &quot;&quot;spielnr&quot;&quot;:&quot;&quot;&quot;&amp;[.P21]&amp;&quot;&quot;&quot;,&quot;&quot;spieltag&quot;&quot;:&quot;&quot;&quot;&amp;[.L21]&amp;&quot;&quot;&quot;,&quot;&quot;bahn&quot;&quot;:&quot;&quot;&quot;&amp;[.N21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21]&amp;&quot;&quot;&quot;,&quot;&quot;uhrzeit&quot;&quot;:&quot;&quot;&quot;&amp;[.R21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21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21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22]=&quot;Bahn&quot;;[.K21]=-1);0;IF(AND([.A22]&lt;&gt;&quot;Bahn&quot;;[.K21]&lt;&gt;-1);[.K21]+1;[.K21]))" office:value-type="float" office:value="-1">
            <text:p>-1</text:p>
          </table:table-cell>
          <table:table-cell table:formula="of:=IF([.B22]=&quot;Spieltag&quot;;[.L21]+1;[.L21])" office:value-type="float" office:value="0">
            <text:p>0</text:p>
          </table:table-cell>
          <table:table-cell table:formula="of:=IF(AND([.K22]&gt;0;[.K22]&lt;&gt;[.K21]);[.A22];&quot;&quot;)">
            <text:p/>
          </table:table-cell>
          <table:table-cell table:formula="of:=IF([.O22]=1;VLOOKUP([.P22];[.K18:.M517];3;0);&quot;&quot;)">
            <text:p/>
          </table:table-cell>
          <table:table-cell table:formula="of:=IF([.A23]=&quot;So&quot;;1;[.O21]+1)" office:value-type="float" office:value="18">
            <text:p>18</text:p>
          </table:table-cell>
          <table:table-cell table:formula="of:=IF([.O22]=1;[.A22];IF([.O22]=2;[.A22];IF([.O22]=3;[.C22]&amp; &quot; &quot; &amp;[.D22]&amp;&quot; &quot;&amp;[.E22]&amp;&quot; &quot; &amp;[.F22];IF([.O22]=4;[.A22]&amp; &quot; &quot; &amp;[.B22]&amp;&quot; &quot;&amp;[.C22]&amp;&quot; &quot; &amp;[.D22]))))" office:value-type="boolean" office:boolean-value="false">
            <text:p>FALSCH</text:p>
          </table:table-cell>
          <table:table-cell table:formula="of:=IF([.O22]=1;[.A22];IF([.O22]=2;TEXT([.A23];&quot;TT.MM.JJ&quot;);IF([.O22]=3;[.C22]&amp; &quot; &quot; &amp;[.D22]&amp;&quot; &quot;&amp;[.E22]&amp;&quot; &quot; &amp;[.F22];IF([.O22]=4;[.A22]&amp; &quot; &quot; &amp;[.B22]&amp;&quot; &quot;&amp;[.C22]&amp;&quot; &quot; &amp;[.D22]))))" office:value-type="boolean" office:boolean-value="false">
            <text:p>FALSCH</text:p>
          </table:table-cell>
          <table:table-cell table:formula="of:=IF([.O22]=1;[.A22];IF([.O22]=2;TEXT([.B23];&quot;HH:MM&quot;);IF([.O22]=3;[.C22]&amp; &quot; &quot; &amp;[.D22]&amp;&quot; &quot;&amp;[.E22]&amp;&quot; &quot; &amp;[.F22];IF([.O22]=4;[.A22]&amp; &quot; &quot; &amp;[.B22]&amp;&quot; &quot;&amp;[.C22]&amp;&quot; &quot; &amp;[.D22]))))" office:value-type="boolean" office:boolean-value="false">
            <text:p>FALSCH</text:p>
          </table:table-cell>
          <table:table-cell/>
          <table:table-cell table:formula="of:=INDIRECT(&quot;R&quot;&amp;ROW([.T22])&amp;&quot;C&quot;&amp;COLUMN([.T22])+[.O22];&quot;0&quot;)" office:value-type="float" office:value="0">
            <text:p>0</text:p>
          </table:table-cell>
          <table:table-cell table:formula="of:=IF([.P22]&gt;1;&quot;,&quot;;&quot;&quot;)&amp;&quot;{ &quot;&quot;spielnr&quot;&quot;:&quot;&quot;&quot;&amp;[.P22]&amp;&quot;&quot;&quot;,&quot;&quot;spieltag&quot;&quot;:&quot;&quot;&quot;&amp;[.L22]&amp;&quot;&quot;&quot;,&quot;&quot;bahn&quot;&quot;:&quot;&quot;&quot;&amp;[.N22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22]&amp;&quot;&quot;&quot;,&quot;&quot;uhrzeit&quot;&quot;:&quot;&quot;&quot;&amp;[.R22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22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22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23]=&quot;Bahn&quot;;[.K22]=-1);0;IF(AND([.A23]&lt;&gt;&quot;Bahn&quot;;[.K22]&lt;&gt;-1);[.K22]+1;[.K22]))" office:value-type="float" office:value="-1">
            <text:p>-1</text:p>
          </table:table-cell>
          <table:table-cell table:formula="of:=IF([.B23]=&quot;Spieltag&quot;;[.L22]+1;[.L22])" office:value-type="float" office:value="0">
            <text:p>0</text:p>
          </table:table-cell>
          <table:table-cell table:formula="of:=IF(AND([.K23]&gt;0;[.K23]&lt;&gt;[.K22]);[.A23];&quot;&quot;)">
            <text:p/>
          </table:table-cell>
          <table:table-cell table:formula="of:=IF([.O23]=1;VLOOKUP([.P23];[.K19:.M518];3;0);&quot;&quot;)">
            <text:p/>
          </table:table-cell>
          <table:table-cell table:formula="of:=IF([.A24]=&quot;So&quot;;1;[.O22]+1)" office:value-type="float" office:value="19">
            <text:p>19</text:p>
          </table:table-cell>
          <table:table-cell table:formula="of:=IF([.O23]=1;[.A23];IF([.O23]=2;[.A23];IF([.O23]=3;[.C23]&amp; &quot; &quot; &amp;[.D23]&amp;&quot; &quot;&amp;[.E23]&amp;&quot; &quot; &amp;[.F23];IF([.O23]=4;[.A23]&amp; &quot; &quot; &amp;[.B23]&amp;&quot; &quot;&amp;[.C23]&amp;&quot; &quot; &amp;[.D23]))))" office:value-type="boolean" office:boolean-value="false">
            <text:p>FALSCH</text:p>
          </table:table-cell>
          <table:table-cell table:formula="of:=IF([.O23]=1;[.A23];IF([.O23]=2;TEXT([.A24];&quot;TT.MM.JJ&quot;);IF([.O23]=3;[.C23]&amp; &quot; &quot; &amp;[.D23]&amp;&quot; &quot;&amp;[.E23]&amp;&quot; &quot; &amp;[.F23];IF([.O23]=4;[.A23]&amp; &quot; &quot; &amp;[.B23]&amp;&quot; &quot;&amp;[.C23]&amp;&quot; &quot; &amp;[.D23]))))" office:value-type="boolean" office:boolean-value="false">
            <text:p>FALSCH</text:p>
          </table:table-cell>
          <table:table-cell table:formula="of:=IF([.O23]=1;[.A23];IF([.O23]=2;TEXT([.B24];&quot;HH:MM&quot;);IF([.O23]=3;[.C23]&amp; &quot; &quot; &amp;[.D23]&amp;&quot; &quot;&amp;[.E23]&amp;&quot; &quot; &amp;[.F23];IF([.O23]=4;[.A23]&amp; &quot; &quot; &amp;[.B23]&amp;&quot; &quot;&amp;[.C23]&amp;&quot; &quot; &amp;[.D23]))))" office:value-type="boolean" office:boolean-value="false">
            <text:p>FALSCH</text:p>
          </table:table-cell>
          <table:table-cell/>
          <table:table-cell table:formula="of:=INDIRECT(&quot;R&quot;&amp;ROW([.T23])&amp;&quot;C&quot;&amp;COLUMN([.T23])+[.O23];&quot;0&quot;)" office:value-type="float" office:value="0">
            <text:p>0</text:p>
          </table:table-cell>
          <table:table-cell table:formula="of:=IF([.P23]&gt;1;&quot;,&quot;;&quot;&quot;)&amp;&quot;{ &quot;&quot;spielnr&quot;&quot;:&quot;&quot;&quot;&amp;[.P23]&amp;&quot;&quot;&quot;,&quot;&quot;spieltag&quot;&quot;:&quot;&quot;&quot;&amp;[.L23]&amp;&quot;&quot;&quot;,&quot;&quot;bahn&quot;&quot;:&quot;&quot;&quot;&amp;[.N23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23]&amp;&quot;&quot;&quot;,&quot;&quot;uhrzeit&quot;&quot;:&quot;&quot;&quot;&amp;[.R23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23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23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24]=&quot;Bahn&quot;;[.K23]=-1);0;IF(AND([.A24]&lt;&gt;&quot;Bahn&quot;;[.K23]&lt;&gt;-1);[.K23]+1;[.K23]))" office:value-type="float" office:value="-1">
            <text:p>-1</text:p>
          </table:table-cell>
          <table:table-cell table:formula="of:=IF([.B24]=&quot;Spieltag&quot;;[.L23]+1;[.L23])" office:value-type="float" office:value="0">
            <text:p>0</text:p>
          </table:table-cell>
          <table:table-cell table:formula="of:=IF(AND([.K24]&gt;0;[.K24]&lt;&gt;[.K23]);[.A24];&quot;&quot;)">
            <text:p/>
          </table:table-cell>
          <table:table-cell table:formula="of:=IF([.O24]=1;VLOOKUP([.P24];[.K20:.M519];3;0);&quot;&quot;)">
            <text:p/>
          </table:table-cell>
          <table:table-cell table:formula="of:=IF([.A25]=&quot;So&quot;;1;[.O23]+1)" office:value-type="float" office:value="20">
            <text:p>20</text:p>
          </table:table-cell>
          <table:table-cell table:formula="of:=IF([.O24]=1;[.A24];IF([.O24]=2;[.A24];IF([.O24]=3;[.C24]&amp; &quot; &quot; &amp;[.D24]&amp;&quot; &quot;&amp;[.E24]&amp;&quot; &quot; &amp;[.F24];IF([.O24]=4;[.A24]&amp; &quot; &quot; &amp;[.B24]&amp;&quot; &quot;&amp;[.C24]&amp;&quot; &quot; &amp;[.D24]))))" office:value-type="boolean" office:boolean-value="false">
            <text:p>FALSCH</text:p>
          </table:table-cell>
          <table:table-cell table:formula="of:=IF([.O24]=1;[.A24];IF([.O24]=2;TEXT([.A25];&quot;TT.MM.JJ&quot;);IF([.O24]=3;[.C24]&amp; &quot; &quot; &amp;[.D24]&amp;&quot; &quot;&amp;[.E24]&amp;&quot; &quot; &amp;[.F24];IF([.O24]=4;[.A24]&amp; &quot; &quot; &amp;[.B24]&amp;&quot; &quot;&amp;[.C24]&amp;&quot; &quot; &amp;[.D24]))))" office:value-type="boolean" office:boolean-value="false">
            <text:p>FALSCH</text:p>
          </table:table-cell>
          <table:table-cell table:formula="of:=IF([.O24]=1;[.A24];IF([.O24]=2;TEXT([.B25];&quot;HH:MM&quot;);IF([.O24]=3;[.C24]&amp; &quot; &quot; &amp;[.D24]&amp;&quot; &quot;&amp;[.E24]&amp;&quot; &quot; &amp;[.F24];IF([.O24]=4;[.A24]&amp; &quot; &quot; &amp;[.B24]&amp;&quot; &quot;&amp;[.C24]&amp;&quot; &quot; &amp;[.D24]))))" office:value-type="boolean" office:boolean-value="false">
            <text:p>FALSCH</text:p>
          </table:table-cell>
          <table:table-cell/>
          <table:table-cell table:formula="of:=INDIRECT(&quot;R&quot;&amp;ROW([.T24])&amp;&quot;C&quot;&amp;COLUMN([.T24])+[.O24];&quot;0&quot;)" office:value-type="float" office:value="0">
            <text:p>0</text:p>
          </table:table-cell>
          <table:table-cell table:formula="of:=IF([.P24]&gt;1;&quot;,&quot;;&quot;&quot;)&amp;&quot;{ &quot;&quot;spielnr&quot;&quot;:&quot;&quot;&quot;&amp;[.P24]&amp;&quot;&quot;&quot;,&quot;&quot;spieltag&quot;&quot;:&quot;&quot;&quot;&amp;[.L24]&amp;&quot;&quot;&quot;,&quot;&quot;bahn&quot;&quot;:&quot;&quot;&quot;&amp;[.N24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24]&amp;&quot;&quot;&quot;,&quot;&quot;uhrzeit&quot;&quot;:&quot;&quot;&quot;&amp;[.R24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24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24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25]=&quot;Bahn&quot;;[.K24]=-1);0;IF(AND([.A25]&lt;&gt;&quot;Bahn&quot;;[.K24]&lt;&gt;-1);[.K24]+1;[.K24]))" office:value-type="float" office:value="-1">
            <text:p>-1</text:p>
          </table:table-cell>
          <table:table-cell table:formula="of:=IF([.B25]=&quot;Spieltag&quot;;[.L24]+1;[.L24])" office:value-type="float" office:value="0">
            <text:p>0</text:p>
          </table:table-cell>
          <table:table-cell table:formula="of:=IF(AND([.K25]&gt;0;[.K25]&lt;&gt;[.K24]);[.A25];&quot;&quot;)">
            <text:p/>
          </table:table-cell>
          <table:table-cell table:formula="of:=IF([.O25]=1;VLOOKUP([.P25];[.K21:.M520];3;0);&quot;&quot;)">
            <text:p/>
          </table:table-cell>
          <table:table-cell table:formula="of:=IF([.A26]=&quot;So&quot;;1;[.O24]+1)" office:value-type="float" office:value="21">
            <text:p>21</text:p>
          </table:table-cell>
          <table:table-cell table:formula="of:=IF([.O25]=1;[.A25];IF([.O25]=2;[.A25];IF([.O25]=3;[.C25]&amp; &quot; &quot; &amp;[.D25]&amp;&quot; &quot;&amp;[.E25]&amp;&quot; &quot; &amp;[.F25];IF([.O25]=4;[.A25]&amp; &quot; &quot; &amp;[.B25]&amp;&quot; &quot;&amp;[.C25]&amp;&quot; &quot; &amp;[.D25]))))" office:value-type="boolean" office:boolean-value="false">
            <text:p>FALSCH</text:p>
          </table:table-cell>
          <table:table-cell table:formula="of:=IF([.O25]=1;[.A25];IF([.O25]=2;TEXT([.A26];&quot;TT.MM.JJ&quot;);IF([.O25]=3;[.C25]&amp; &quot; &quot; &amp;[.D25]&amp;&quot; &quot;&amp;[.E25]&amp;&quot; &quot; &amp;[.F25];IF([.O25]=4;[.A25]&amp; &quot; &quot; &amp;[.B25]&amp;&quot; &quot;&amp;[.C25]&amp;&quot; &quot; &amp;[.D25]))))" office:value-type="boolean" office:boolean-value="false">
            <text:p>FALSCH</text:p>
          </table:table-cell>
          <table:table-cell table:formula="of:=IF([.O25]=1;[.A25];IF([.O25]=2;TEXT([.B26];&quot;HH:MM&quot;);IF([.O25]=3;[.C25]&amp; &quot; &quot; &amp;[.D25]&amp;&quot; &quot;&amp;[.E25]&amp;&quot; &quot; &amp;[.F25];IF([.O25]=4;[.A25]&amp; &quot; &quot; &amp;[.B25]&amp;&quot; &quot;&amp;[.C25]&amp;&quot; &quot; &amp;[.D25]))))" office:value-type="boolean" office:boolean-value="false">
            <text:p>FALSCH</text:p>
          </table:table-cell>
          <table:table-cell/>
          <table:table-cell table:formula="of:=INDIRECT(&quot;R&quot;&amp;ROW([.T25])&amp;&quot;C&quot;&amp;COLUMN([.T25])+[.O25];&quot;0&quot;)" office:value-type="float" office:value="0">
            <text:p>0</text:p>
          </table:table-cell>
          <table:table-cell table:formula="of:=IF([.P25]&gt;1;&quot;,&quot;;&quot;&quot;)&amp;&quot;{ &quot;&quot;spielnr&quot;&quot;:&quot;&quot;&quot;&amp;[.P25]&amp;&quot;&quot;&quot;,&quot;&quot;spieltag&quot;&quot;:&quot;&quot;&quot;&amp;[.L25]&amp;&quot;&quot;&quot;,&quot;&quot;bahn&quot;&quot;:&quot;&quot;&quot;&amp;[.N25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25]&amp;&quot;&quot;&quot;,&quot;&quot;uhrzeit&quot;&quot;:&quot;&quot;&quot;&amp;[.R25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25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25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26]=&quot;Bahn&quot;;[.K25]=-1);0;IF(AND([.A26]&lt;&gt;&quot;Bahn&quot;;[.K25]&lt;&gt;-1);[.K25]+1;[.K25]))" office:value-type="float" office:value="-1">
            <text:p>-1</text:p>
          </table:table-cell>
          <table:table-cell table:formula="of:=IF([.B26]=&quot;Spieltag&quot;;[.L25]+1;[.L25])" office:value-type="float" office:value="0">
            <text:p>0</text:p>
          </table:table-cell>
          <table:table-cell table:formula="of:=IF(AND([.K26]&gt;0;[.K26]&lt;&gt;[.K25]);[.A26];&quot;&quot;)">
            <text:p/>
          </table:table-cell>
          <table:table-cell table:formula="of:=IF([.O26]=1;VLOOKUP([.P26];[.K22:.M521];3;0);&quot;&quot;)">
            <text:p/>
          </table:table-cell>
          <table:table-cell table:formula="of:=IF([.A27]=&quot;So&quot;;1;[.O25]+1)" office:value-type="float" office:value="22">
            <text:p>22</text:p>
          </table:table-cell>
          <table:table-cell table:formula="of:=IF([.O26]=1;[.A26];IF([.O26]=2;[.A26];IF([.O26]=3;[.C26]&amp; &quot; &quot; &amp;[.D26]&amp;&quot; &quot;&amp;[.E26]&amp;&quot; &quot; &amp;[.F26];IF([.O26]=4;[.A26]&amp; &quot; &quot; &amp;[.B26]&amp;&quot; &quot;&amp;[.C26]&amp;&quot; &quot; &amp;[.D26]))))" office:value-type="boolean" office:boolean-value="false">
            <text:p>FALSCH</text:p>
          </table:table-cell>
          <table:table-cell table:formula="of:=IF([.O26]=1;[.A26];IF([.O26]=2;TEXT([.A27];&quot;TT.MM.JJ&quot;);IF([.O26]=3;[.C26]&amp; &quot; &quot; &amp;[.D26]&amp;&quot; &quot;&amp;[.E26]&amp;&quot; &quot; &amp;[.F26];IF([.O26]=4;[.A26]&amp; &quot; &quot; &amp;[.B26]&amp;&quot; &quot;&amp;[.C26]&amp;&quot; &quot; &amp;[.D26]))))" office:value-type="boolean" office:boolean-value="false">
            <text:p>FALSCH</text:p>
          </table:table-cell>
          <table:table-cell table:formula="of:=IF([.O26]=1;[.A26];IF([.O26]=2;TEXT([.B27];&quot;HH:MM&quot;);IF([.O26]=3;[.C26]&amp; &quot; &quot; &amp;[.D26]&amp;&quot; &quot;&amp;[.E26]&amp;&quot; &quot; &amp;[.F26];IF([.O26]=4;[.A26]&amp; &quot; &quot; &amp;[.B26]&amp;&quot; &quot;&amp;[.C26]&amp;&quot; &quot; &amp;[.D26]))))" office:value-type="boolean" office:boolean-value="false">
            <text:p>FALSCH</text:p>
          </table:table-cell>
          <table:table-cell/>
          <table:table-cell table:formula="of:=INDIRECT(&quot;R&quot;&amp;ROW([.T26])&amp;&quot;C&quot;&amp;COLUMN([.T26])+[.O26];&quot;0&quot;)" office:value-type="float" office:value="0">
            <text:p>0</text:p>
          </table:table-cell>
          <table:table-cell table:formula="of:=IF([.P26]&gt;1;&quot;,&quot;;&quot;&quot;)&amp;&quot;{ &quot;&quot;spielnr&quot;&quot;:&quot;&quot;&quot;&amp;[.P26]&amp;&quot;&quot;&quot;,&quot;&quot;spieltag&quot;&quot;:&quot;&quot;&quot;&amp;[.L26]&amp;&quot;&quot;&quot;,&quot;&quot;bahn&quot;&quot;:&quot;&quot;&quot;&amp;[.N26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26]&amp;&quot;&quot;&quot;,&quot;&quot;uhrzeit&quot;&quot;:&quot;&quot;&quot;&amp;[.R26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26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26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27]=&quot;Bahn&quot;;[.K26]=-1);0;IF(AND([.A27]&lt;&gt;&quot;Bahn&quot;;[.K26]&lt;&gt;-1);[.K26]+1;[.K26]))" office:value-type="float" office:value="-1">
            <text:p>-1</text:p>
          </table:table-cell>
          <table:table-cell table:formula="of:=IF([.B27]=&quot;Spieltag&quot;;[.L26]+1;[.L26])" office:value-type="float" office:value="0">
            <text:p>0</text:p>
          </table:table-cell>
          <table:table-cell table:formula="of:=IF(AND([.K27]&gt;0;[.K27]&lt;&gt;[.K26]);[.A27];&quot;&quot;)">
            <text:p/>
          </table:table-cell>
          <table:table-cell table:formula="of:=IF([.O27]=1;VLOOKUP([.P27];[.K23:.M522];3;0);&quot;&quot;)">
            <text:p/>
          </table:table-cell>
          <table:table-cell table:formula="of:=IF([.A28]=&quot;So&quot;;1;[.O26]+1)" office:value-type="float" office:value="23">
            <text:p>23</text:p>
          </table:table-cell>
          <table:table-cell table:formula="of:=IF([.O27]=1;[.A27];IF([.O27]=2;[.A27];IF([.O27]=3;[.C27]&amp; &quot; &quot; &amp;[.D27]&amp;&quot; &quot;&amp;[.E27]&amp;&quot; &quot; &amp;[.F27];IF([.O27]=4;[.A27]&amp; &quot; &quot; &amp;[.B27]&amp;&quot; &quot;&amp;[.C27]&amp;&quot; &quot; &amp;[.D27]))))" office:value-type="boolean" office:boolean-value="false">
            <text:p>FALSCH</text:p>
          </table:table-cell>
          <table:table-cell table:formula="of:=IF([.O27]=1;[.A27];IF([.O27]=2;TEXT([.A28];&quot;TT.MM.JJ&quot;);IF([.O27]=3;[.C27]&amp; &quot; &quot; &amp;[.D27]&amp;&quot; &quot;&amp;[.E27]&amp;&quot; &quot; &amp;[.F27];IF([.O27]=4;[.A27]&amp; &quot; &quot; &amp;[.B27]&amp;&quot; &quot;&amp;[.C27]&amp;&quot; &quot; &amp;[.D27]))))" office:value-type="boolean" office:boolean-value="false">
            <text:p>FALSCH</text:p>
          </table:table-cell>
          <table:table-cell table:formula="of:=IF([.O27]=1;[.A27];IF([.O27]=2;TEXT([.B28];&quot;HH:MM&quot;);IF([.O27]=3;[.C27]&amp; &quot; &quot; &amp;[.D27]&amp;&quot; &quot;&amp;[.E27]&amp;&quot; &quot; &amp;[.F27];IF([.O27]=4;[.A27]&amp; &quot; &quot; &amp;[.B27]&amp;&quot; &quot;&amp;[.C27]&amp;&quot; &quot; &amp;[.D27]))))" office:value-type="boolean" office:boolean-value="false">
            <text:p>FALSCH</text:p>
          </table:table-cell>
          <table:table-cell/>
          <table:table-cell table:formula="of:=INDIRECT(&quot;R&quot;&amp;ROW([.T27])&amp;&quot;C&quot;&amp;COLUMN([.T27])+[.O27];&quot;0&quot;)" office:value-type="float" office:value="0">
            <text:p>0</text:p>
          </table:table-cell>
          <table:table-cell table:formula="of:=IF([.P27]&gt;1;&quot;,&quot;;&quot;&quot;)&amp;&quot;{ &quot;&quot;spielnr&quot;&quot;:&quot;&quot;&quot;&amp;[.P27]&amp;&quot;&quot;&quot;,&quot;&quot;spieltag&quot;&quot;:&quot;&quot;&quot;&amp;[.L27]&amp;&quot;&quot;&quot;,&quot;&quot;bahn&quot;&quot;:&quot;&quot;&quot;&amp;[.N27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27]&amp;&quot;&quot;&quot;,&quot;&quot;uhrzeit&quot;&quot;:&quot;&quot;&quot;&amp;[.R27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27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27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28]=&quot;Bahn&quot;;[.K27]=-1);0;IF(AND([.A28]&lt;&gt;&quot;Bahn&quot;;[.K27]&lt;&gt;-1);[.K27]+1;[.K27]))" office:value-type="float" office:value="-1">
            <text:p>-1</text:p>
          </table:table-cell>
          <table:table-cell table:formula="of:=IF([.B28]=&quot;Spieltag&quot;;[.L27]+1;[.L27])" office:value-type="float" office:value="0">
            <text:p>0</text:p>
          </table:table-cell>
          <table:table-cell table:formula="of:=IF(AND([.K28]&gt;0;[.K28]&lt;&gt;[.K27]);[.A28];&quot;&quot;)">
            <text:p/>
          </table:table-cell>
          <table:table-cell table:formula="of:=IF([.O28]=1;VLOOKUP([.P28];[.K24:.M523];3;0);&quot;&quot;)">
            <text:p/>
          </table:table-cell>
          <table:table-cell table:formula="of:=IF([.A29]=&quot;So&quot;;1;[.O27]+1)" office:value-type="float" office:value="24">
            <text:p>24</text:p>
          </table:table-cell>
          <table:table-cell table:formula="of:=IF([.O28]=1;[.A28];IF([.O28]=2;[.A28];IF([.O28]=3;[.C28]&amp; &quot; &quot; &amp;[.D28]&amp;&quot; &quot;&amp;[.E28]&amp;&quot; &quot; &amp;[.F28];IF([.O28]=4;[.A28]&amp; &quot; &quot; &amp;[.B28]&amp;&quot; &quot;&amp;[.C28]&amp;&quot; &quot; &amp;[.D28]))))" office:value-type="boolean" office:boolean-value="false">
            <text:p>FALSCH</text:p>
          </table:table-cell>
          <table:table-cell table:formula="of:=IF([.O28]=1;[.A28];IF([.O28]=2;TEXT([.A29];&quot;TT.MM.JJ&quot;);IF([.O28]=3;[.C28]&amp; &quot; &quot; &amp;[.D28]&amp;&quot; &quot;&amp;[.E28]&amp;&quot; &quot; &amp;[.F28];IF([.O28]=4;[.A28]&amp; &quot; &quot; &amp;[.B28]&amp;&quot; &quot;&amp;[.C28]&amp;&quot; &quot; &amp;[.D28]))))" office:value-type="boolean" office:boolean-value="false">
            <text:p>FALSCH</text:p>
          </table:table-cell>
          <table:table-cell table:formula="of:=IF([.O28]=1;[.A28];IF([.O28]=2;TEXT([.B29];&quot;HH:MM&quot;);IF([.O28]=3;[.C28]&amp; &quot; &quot; &amp;[.D28]&amp;&quot; &quot;&amp;[.E28]&amp;&quot; &quot; &amp;[.F28];IF([.O28]=4;[.A28]&amp; &quot; &quot; &amp;[.B28]&amp;&quot; &quot;&amp;[.C28]&amp;&quot; &quot; &amp;[.D28]))))" office:value-type="boolean" office:boolean-value="false">
            <text:p>FALSCH</text:p>
          </table:table-cell>
          <table:table-cell/>
          <table:table-cell table:formula="of:=INDIRECT(&quot;R&quot;&amp;ROW([.T28])&amp;&quot;C&quot;&amp;COLUMN([.T28])+[.O28];&quot;0&quot;)" office:value-type="float" office:value="0">
            <text:p>0</text:p>
          </table:table-cell>
          <table:table-cell table:formula="of:=IF([.P28]&gt;1;&quot;,&quot;;&quot;&quot;)&amp;&quot;{ &quot;&quot;spielnr&quot;&quot;:&quot;&quot;&quot;&amp;[.P28]&amp;&quot;&quot;&quot;,&quot;&quot;spieltag&quot;&quot;:&quot;&quot;&quot;&amp;[.L28]&amp;&quot;&quot;&quot;,&quot;&quot;bahn&quot;&quot;:&quot;&quot;&quot;&amp;[.N28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28]&amp;&quot;&quot;&quot;,&quot;&quot;uhrzeit&quot;&quot;:&quot;&quot;&quot;&amp;[.R28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28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28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29]=&quot;Bahn&quot;;[.K28]=-1);0;IF(AND([.A29]&lt;&gt;&quot;Bahn&quot;;[.K28]&lt;&gt;-1);[.K28]+1;[.K28]))" office:value-type="float" office:value="-1">
            <text:p>-1</text:p>
          </table:table-cell>
          <table:table-cell table:formula="of:=IF([.B29]=&quot;Spieltag&quot;;[.L28]+1;[.L28])" office:value-type="float" office:value="0">
            <text:p>0</text:p>
          </table:table-cell>
          <table:table-cell table:formula="of:=IF(AND([.K29]&gt;0;[.K29]&lt;&gt;[.K28]);[.A29];&quot;&quot;)">
            <text:p/>
          </table:table-cell>
          <table:table-cell table:formula="of:=IF([.O29]=1;VLOOKUP([.P29];[.K25:.M524];3;0);&quot;&quot;)">
            <text:p/>
          </table:table-cell>
          <table:table-cell table:formula="of:=IF([.A30]=&quot;So&quot;;1;[.O28]+1)" office:value-type="float" office:value="25">
            <text:p>25</text:p>
          </table:table-cell>
          <table:table-cell table:formula="of:=IF([.O29]=1;[.A29];IF([.O29]=2;[.A29];IF([.O29]=3;[.C29]&amp; &quot; &quot; &amp;[.D29]&amp;&quot; &quot;&amp;[.E29]&amp;&quot; &quot; &amp;[.F29];IF([.O29]=4;[.A29]&amp; &quot; &quot; &amp;[.B29]&amp;&quot; &quot;&amp;[.C29]&amp;&quot; &quot; &amp;[.D29]))))" office:value-type="boolean" office:boolean-value="false">
            <text:p>FALSCH</text:p>
          </table:table-cell>
          <table:table-cell table:formula="of:=IF([.O29]=1;[.A29];IF([.O29]=2;TEXT([.A30];&quot;TT.MM.JJ&quot;);IF([.O29]=3;[.C29]&amp; &quot; &quot; &amp;[.D29]&amp;&quot; &quot;&amp;[.E29]&amp;&quot; &quot; &amp;[.F29];IF([.O29]=4;[.A29]&amp; &quot; &quot; &amp;[.B29]&amp;&quot; &quot;&amp;[.C29]&amp;&quot; &quot; &amp;[.D29]))))" office:value-type="boolean" office:boolean-value="false">
            <text:p>FALSCH</text:p>
          </table:table-cell>
          <table:table-cell table:formula="of:=IF([.O29]=1;[.A29];IF([.O29]=2;TEXT([.B30];&quot;HH:MM&quot;);IF([.O29]=3;[.C29]&amp; &quot; &quot; &amp;[.D29]&amp;&quot; &quot;&amp;[.E29]&amp;&quot; &quot; &amp;[.F29];IF([.O29]=4;[.A29]&amp; &quot; &quot; &amp;[.B29]&amp;&quot; &quot;&amp;[.C29]&amp;&quot; &quot; &amp;[.D29]))))" office:value-type="boolean" office:boolean-value="false">
            <text:p>FALSCH</text:p>
          </table:table-cell>
          <table:table-cell/>
          <table:table-cell table:formula="of:=INDIRECT(&quot;R&quot;&amp;ROW([.T29])&amp;&quot;C&quot;&amp;COLUMN([.T29])+[.O29];&quot;0&quot;)" office:value-type="float" office:value="0">
            <text:p>0</text:p>
          </table:table-cell>
          <table:table-cell table:formula="of:=IF([.P29]&gt;1;&quot;,&quot;;&quot;&quot;)&amp;&quot;{ &quot;&quot;spielnr&quot;&quot;:&quot;&quot;&quot;&amp;[.P29]&amp;&quot;&quot;&quot;,&quot;&quot;spieltag&quot;&quot;:&quot;&quot;&quot;&amp;[.L29]&amp;&quot;&quot;&quot;,&quot;&quot;bahn&quot;&quot;:&quot;&quot;&quot;&amp;[.N29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29]&amp;&quot;&quot;&quot;,&quot;&quot;uhrzeit&quot;&quot;:&quot;&quot;&quot;&amp;[.R29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29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29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30]=&quot;Bahn&quot;;[.K29]=-1);0;IF(AND([.A30]&lt;&gt;&quot;Bahn&quot;;[.K29]&lt;&gt;-1);[.K29]+1;[.K29]))" office:value-type="float" office:value="-1">
            <text:p>-1</text:p>
          </table:table-cell>
          <table:table-cell table:formula="of:=IF([.B30]=&quot;Spieltag&quot;;[.L29]+1;[.L29])" office:value-type="float" office:value="0">
            <text:p>0</text:p>
          </table:table-cell>
          <table:table-cell table:formula="of:=IF(AND([.K30]&gt;0;[.K30]&lt;&gt;[.K29]);[.A30];&quot;&quot;)">
            <text:p/>
          </table:table-cell>
          <table:table-cell table:formula="of:=IF([.O30]=1;VLOOKUP([.P30];[.K26:.M525];3;0);&quot;&quot;)">
            <text:p/>
          </table:table-cell>
          <table:table-cell table:formula="of:=IF([.A31]=&quot;So&quot;;1;[.O29]+1)" office:value-type="float" office:value="26">
            <text:p>26</text:p>
          </table:table-cell>
          <table:table-cell table:formula="of:=IF([.O30]=1;[.A30];IF([.O30]=2;[.A30];IF([.O30]=3;[.C30]&amp; &quot; &quot; &amp;[.D30]&amp;&quot; &quot;&amp;[.E30]&amp;&quot; &quot; &amp;[.F30];IF([.O30]=4;[.A30]&amp; &quot; &quot; &amp;[.B30]&amp;&quot; &quot;&amp;[.C30]&amp;&quot; &quot; &amp;[.D30]))))" office:value-type="boolean" office:boolean-value="false">
            <text:p>FALSCH</text:p>
          </table:table-cell>
          <table:table-cell table:formula="of:=IF([.O30]=1;[.A30];IF([.O30]=2;TEXT([.A31];&quot;TT.MM.JJ&quot;);IF([.O30]=3;[.C30]&amp; &quot; &quot; &amp;[.D30]&amp;&quot; &quot;&amp;[.E30]&amp;&quot; &quot; &amp;[.F30];IF([.O30]=4;[.A30]&amp; &quot; &quot; &amp;[.B30]&amp;&quot; &quot;&amp;[.C30]&amp;&quot; &quot; &amp;[.D30]))))" office:value-type="boolean" office:boolean-value="false">
            <text:p>FALSCH</text:p>
          </table:table-cell>
          <table:table-cell table:formula="of:=IF([.O30]=1;[.A30];IF([.O30]=2;TEXT([.B31];&quot;HH:MM&quot;);IF([.O30]=3;[.C30]&amp; &quot; &quot; &amp;[.D30]&amp;&quot; &quot;&amp;[.E30]&amp;&quot; &quot; &amp;[.F30];IF([.O30]=4;[.A30]&amp; &quot; &quot; &amp;[.B30]&amp;&quot; &quot;&amp;[.C30]&amp;&quot; &quot; &amp;[.D30]))))" office:value-type="boolean" office:boolean-value="false">
            <text:p>FALSCH</text:p>
          </table:table-cell>
          <table:table-cell/>
          <table:table-cell table:formula="of:=INDIRECT(&quot;R&quot;&amp;ROW([.T30])&amp;&quot;C&quot;&amp;COLUMN([.T30])+[.O30];&quot;0&quot;)" office:value-type="float" office:value="0">
            <text:p>0</text:p>
          </table:table-cell>
          <table:table-cell table:formula="of:=IF([.P30]&gt;1;&quot;,&quot;;&quot;&quot;)&amp;&quot;{ &quot;&quot;spielnr&quot;&quot;:&quot;&quot;&quot;&amp;[.P30]&amp;&quot;&quot;&quot;,&quot;&quot;spieltag&quot;&quot;:&quot;&quot;&quot;&amp;[.L30]&amp;&quot;&quot;&quot;,&quot;&quot;bahn&quot;&quot;:&quot;&quot;&quot;&amp;[.N30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30]&amp;&quot;&quot;&quot;,&quot;&quot;uhrzeit&quot;&quot;:&quot;&quot;&quot;&amp;[.R30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30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30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31]=&quot;Bahn&quot;;[.K30]=-1);0;IF(AND([.A31]&lt;&gt;&quot;Bahn&quot;;[.K30]&lt;&gt;-1);[.K30]+1;[.K30]))" office:value-type="float" office:value="-1">
            <text:p>-1</text:p>
          </table:table-cell>
          <table:table-cell table:formula="of:=IF([.B31]=&quot;Spieltag&quot;;[.L30]+1;[.L30])" office:value-type="float" office:value="0">
            <text:p>0</text:p>
          </table:table-cell>
          <table:table-cell table:formula="of:=IF(AND([.K31]&gt;0;[.K31]&lt;&gt;[.K30]);[.A31];&quot;&quot;)">
            <text:p/>
          </table:table-cell>
          <table:table-cell table:formula="of:=IF([.O31]=1;VLOOKUP([.P31];[.K27:.M526];3;0);&quot;&quot;)">
            <text:p/>
          </table:table-cell>
          <table:table-cell table:formula="of:=IF([.A32]=&quot;So&quot;;1;[.O30]+1)" office:value-type="float" office:value="27">
            <text:p>27</text:p>
          </table:table-cell>
          <table:table-cell table:formula="of:=IF([.O31]=1;[.A31];IF([.O31]=2;[.A31];IF([.O31]=3;[.C31]&amp; &quot; &quot; &amp;[.D31]&amp;&quot; &quot;&amp;[.E31]&amp;&quot; &quot; &amp;[.F31];IF([.O31]=4;[.A31]&amp; &quot; &quot; &amp;[.B31]&amp;&quot; &quot;&amp;[.C31]&amp;&quot; &quot; &amp;[.D31]))))" office:value-type="boolean" office:boolean-value="false">
            <text:p>FALSCH</text:p>
          </table:table-cell>
          <table:table-cell table:formula="of:=IF([.O31]=1;[.A31];IF([.O31]=2;TEXT([.A32];&quot;TT.MM.JJ&quot;);IF([.O31]=3;[.C31]&amp; &quot; &quot; &amp;[.D31]&amp;&quot; &quot;&amp;[.E31]&amp;&quot; &quot; &amp;[.F31];IF([.O31]=4;[.A31]&amp; &quot; &quot; &amp;[.B31]&amp;&quot; &quot;&amp;[.C31]&amp;&quot; &quot; &amp;[.D31]))))" office:value-type="boolean" office:boolean-value="false">
            <text:p>FALSCH</text:p>
          </table:table-cell>
          <table:table-cell table:formula="of:=IF([.O31]=1;[.A31];IF([.O31]=2;TEXT([.B32];&quot;HH:MM&quot;);IF([.O31]=3;[.C31]&amp; &quot; &quot; &amp;[.D31]&amp;&quot; &quot;&amp;[.E31]&amp;&quot; &quot; &amp;[.F31];IF([.O31]=4;[.A31]&amp; &quot; &quot; &amp;[.B31]&amp;&quot; &quot;&amp;[.C31]&amp;&quot; &quot; &amp;[.D31]))))" office:value-type="boolean" office:boolean-value="false">
            <text:p>FALSCH</text:p>
          </table:table-cell>
          <table:table-cell/>
          <table:table-cell table:formula="of:=INDIRECT(&quot;R&quot;&amp;ROW([.T31])&amp;&quot;C&quot;&amp;COLUMN([.T31])+[.O31];&quot;0&quot;)" office:value-type="float" office:value="0">
            <text:p>0</text:p>
          </table:table-cell>
          <table:table-cell table:formula="of:=IF([.P31]&gt;1;&quot;,&quot;;&quot;&quot;)&amp;&quot;{ &quot;&quot;spielnr&quot;&quot;:&quot;&quot;&quot;&amp;[.P31]&amp;&quot;&quot;&quot;,&quot;&quot;spieltag&quot;&quot;:&quot;&quot;&quot;&amp;[.L31]&amp;&quot;&quot;&quot;,&quot;&quot;bahn&quot;&quot;:&quot;&quot;&quot;&amp;[.N31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31]&amp;&quot;&quot;&quot;,&quot;&quot;uhrzeit&quot;&quot;:&quot;&quot;&quot;&amp;[.R31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31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31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32]=&quot;Bahn&quot;;[.K31]=-1);0;IF(AND([.A32]&lt;&gt;&quot;Bahn&quot;;[.K31]&lt;&gt;-1);[.K31]+1;[.K31]))" office:value-type="float" office:value="-1">
            <text:p>-1</text:p>
          </table:table-cell>
          <table:table-cell table:formula="of:=IF([.B32]=&quot;Spieltag&quot;;[.L31]+1;[.L31])" office:value-type="float" office:value="0">
            <text:p>0</text:p>
          </table:table-cell>
          <table:table-cell table:formula="of:=IF(AND([.K32]&gt;0;[.K32]&lt;&gt;[.K31]);[.A32];&quot;&quot;)">
            <text:p/>
          </table:table-cell>
          <table:table-cell table:formula="of:=IF([.O32]=1;VLOOKUP([.P32];[.K28:.M527];3;0);&quot;&quot;)">
            <text:p/>
          </table:table-cell>
          <table:table-cell table:formula="of:=IF([.A33]=&quot;So&quot;;1;[.O31]+1)" office:value-type="float" office:value="28">
            <text:p>28</text:p>
          </table:table-cell>
          <table:table-cell table:formula="of:=IF([.O32]=1;[.A32];IF([.O32]=2;[.A32];IF([.O32]=3;[.C32]&amp; &quot; &quot; &amp;[.D32]&amp;&quot; &quot;&amp;[.E32]&amp;&quot; &quot; &amp;[.F32];IF([.O32]=4;[.A32]&amp; &quot; &quot; &amp;[.B32]&amp;&quot; &quot;&amp;[.C32]&amp;&quot; &quot; &amp;[.D32]))))" office:value-type="boolean" office:boolean-value="false">
            <text:p>FALSCH</text:p>
          </table:table-cell>
          <table:table-cell table:formula="of:=IF([.O32]=1;[.A32];IF([.O32]=2;TEXT([.A33];&quot;TT.MM.JJ&quot;);IF([.O32]=3;[.C32]&amp; &quot; &quot; &amp;[.D32]&amp;&quot; &quot;&amp;[.E32]&amp;&quot; &quot; &amp;[.F32];IF([.O32]=4;[.A32]&amp; &quot; &quot; &amp;[.B32]&amp;&quot; &quot;&amp;[.C32]&amp;&quot; &quot; &amp;[.D32]))))" office:value-type="boolean" office:boolean-value="false">
            <text:p>FALSCH</text:p>
          </table:table-cell>
          <table:table-cell table:formula="of:=IF([.O32]=1;[.A32];IF([.O32]=2;TEXT([.B33];&quot;HH:MM&quot;);IF([.O32]=3;[.C32]&amp; &quot; &quot; &amp;[.D32]&amp;&quot; &quot;&amp;[.E32]&amp;&quot; &quot; &amp;[.F32];IF([.O32]=4;[.A32]&amp; &quot; &quot; &amp;[.B32]&amp;&quot; &quot;&amp;[.C32]&amp;&quot; &quot; &amp;[.D32]))))" office:value-type="boolean" office:boolean-value="false">
            <text:p>FALSCH</text:p>
          </table:table-cell>
          <table:table-cell/>
          <table:table-cell table:formula="of:=INDIRECT(&quot;R&quot;&amp;ROW([.T32])&amp;&quot;C&quot;&amp;COLUMN([.T32])+[.O32];&quot;0&quot;)" office:value-type="float" office:value="0">
            <text:p>0</text:p>
          </table:table-cell>
          <table:table-cell table:formula="of:=IF([.P32]&gt;1;&quot;,&quot;;&quot;&quot;)&amp;&quot;{ &quot;&quot;spielnr&quot;&quot;:&quot;&quot;&quot;&amp;[.P32]&amp;&quot;&quot;&quot;,&quot;&quot;spieltag&quot;&quot;:&quot;&quot;&quot;&amp;[.L32]&amp;&quot;&quot;&quot;,&quot;&quot;bahn&quot;&quot;:&quot;&quot;&quot;&amp;[.N32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32]&amp;&quot;&quot;&quot;,&quot;&quot;uhrzeit&quot;&quot;:&quot;&quot;&quot;&amp;[.R32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32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32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33]=&quot;Bahn&quot;;[.K32]=-1);0;IF(AND([.A33]&lt;&gt;&quot;Bahn&quot;;[.K32]&lt;&gt;-1);[.K32]+1;[.K32]))" office:value-type="float" office:value="-1">
            <text:p>-1</text:p>
          </table:table-cell>
          <table:table-cell table:formula="of:=IF([.B33]=&quot;Spieltag&quot;;[.L32]+1;[.L32])" office:value-type="float" office:value="0">
            <text:p>0</text:p>
          </table:table-cell>
          <table:table-cell table:formula="of:=IF(AND([.K33]&gt;0;[.K33]&lt;&gt;[.K32]);[.A33];&quot;&quot;)">
            <text:p/>
          </table:table-cell>
          <table:table-cell table:formula="of:=IF([.O33]=1;VLOOKUP([.P33];[.K29:.M528];3;0);&quot;&quot;)">
            <text:p/>
          </table:table-cell>
          <table:table-cell table:formula="of:=IF([.A34]=&quot;So&quot;;1;[.O32]+1)" office:value-type="float" office:value="29">
            <text:p>29</text:p>
          </table:table-cell>
          <table:table-cell table:formula="of:=IF([.O33]=1;[.A33];IF([.O33]=2;[.A33];IF([.O33]=3;[.C33]&amp; &quot; &quot; &amp;[.D33]&amp;&quot; &quot;&amp;[.E33]&amp;&quot; &quot; &amp;[.F33];IF([.O33]=4;[.A33]&amp; &quot; &quot; &amp;[.B33]&amp;&quot; &quot;&amp;[.C33]&amp;&quot; &quot; &amp;[.D33]))))" office:value-type="boolean" office:boolean-value="false">
            <text:p>FALSCH</text:p>
          </table:table-cell>
          <table:table-cell table:formula="of:=IF([.O33]=1;[.A33];IF([.O33]=2;TEXT([.A34];&quot;TT.MM.JJ&quot;);IF([.O33]=3;[.C33]&amp; &quot; &quot; &amp;[.D33]&amp;&quot; &quot;&amp;[.E33]&amp;&quot; &quot; &amp;[.F33];IF([.O33]=4;[.A33]&amp; &quot; &quot; &amp;[.B33]&amp;&quot; &quot;&amp;[.C33]&amp;&quot; &quot; &amp;[.D33]))))" office:value-type="boolean" office:boolean-value="false">
            <text:p>FALSCH</text:p>
          </table:table-cell>
          <table:table-cell table:formula="of:=IF([.O33]=1;[.A33];IF([.O33]=2;TEXT([.B34];&quot;HH:MM&quot;);IF([.O33]=3;[.C33]&amp; &quot; &quot; &amp;[.D33]&amp;&quot; &quot;&amp;[.E33]&amp;&quot; &quot; &amp;[.F33];IF([.O33]=4;[.A33]&amp; &quot; &quot; &amp;[.B33]&amp;&quot; &quot;&amp;[.C33]&amp;&quot; &quot; &amp;[.D33]))))" office:value-type="boolean" office:boolean-value="false">
            <text:p>FALSCH</text:p>
          </table:table-cell>
          <table:table-cell/>
          <table:table-cell table:formula="of:=INDIRECT(&quot;R&quot;&amp;ROW([.T33])&amp;&quot;C&quot;&amp;COLUMN([.T33])+[.O33];&quot;0&quot;)" office:value-type="float" office:value="0">
            <text:p>0</text:p>
          </table:table-cell>
          <table:table-cell table:formula="of:=IF([.P33]&gt;1;&quot;,&quot;;&quot;&quot;)&amp;&quot;{ &quot;&quot;spielnr&quot;&quot;:&quot;&quot;&quot;&amp;[.P33]&amp;&quot;&quot;&quot;,&quot;&quot;spieltag&quot;&quot;:&quot;&quot;&quot;&amp;[.L33]&amp;&quot;&quot;&quot;,&quot;&quot;bahn&quot;&quot;:&quot;&quot;&quot;&amp;[.N33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33]&amp;&quot;&quot;&quot;,&quot;&quot;uhrzeit&quot;&quot;:&quot;&quot;&quot;&amp;[.R33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33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33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34]=&quot;Bahn&quot;;[.K33]=-1);0;IF(AND([.A34]&lt;&gt;&quot;Bahn&quot;;[.K33]&lt;&gt;-1);[.K33]+1;[.K33]))" office:value-type="float" office:value="-1">
            <text:p>-1</text:p>
          </table:table-cell>
          <table:table-cell table:formula="of:=IF([.B34]=&quot;Spieltag&quot;;[.L33]+1;[.L33])" office:value-type="float" office:value="0">
            <text:p>0</text:p>
          </table:table-cell>
          <table:table-cell table:formula="of:=IF(AND([.K34]&gt;0;[.K34]&lt;&gt;[.K33]);[.A34];&quot;&quot;)">
            <text:p/>
          </table:table-cell>
          <table:table-cell table:formula="of:=IF([.O34]=1;VLOOKUP([.P34];[.K30:.M529];3;0);&quot;&quot;)">
            <text:p/>
          </table:table-cell>
          <table:table-cell table:formula="of:=IF([.A35]=&quot;So&quot;;1;[.O33]+1)" office:value-type="float" office:value="30">
            <text:p>30</text:p>
          </table:table-cell>
          <table:table-cell table:formula="of:=IF([.O34]=1;[.A34];IF([.O34]=2;[.A34];IF([.O34]=3;[.C34]&amp; &quot; &quot; &amp;[.D34]&amp;&quot; &quot;&amp;[.E34]&amp;&quot; &quot; &amp;[.F34];IF([.O34]=4;[.A34]&amp; &quot; &quot; &amp;[.B34]&amp;&quot; &quot;&amp;[.C34]&amp;&quot; &quot; &amp;[.D34]))))" office:value-type="boolean" office:boolean-value="false">
            <text:p>FALSCH</text:p>
          </table:table-cell>
          <table:table-cell table:formula="of:=IF([.O34]=1;[.A34];IF([.O34]=2;TEXT([.A35];&quot;TT.MM.JJ&quot;);IF([.O34]=3;[.C34]&amp; &quot; &quot; &amp;[.D34]&amp;&quot; &quot;&amp;[.E34]&amp;&quot; &quot; &amp;[.F34];IF([.O34]=4;[.A34]&amp; &quot; &quot; &amp;[.B34]&amp;&quot; &quot;&amp;[.C34]&amp;&quot; &quot; &amp;[.D34]))))" office:value-type="boolean" office:boolean-value="false">
            <text:p>FALSCH</text:p>
          </table:table-cell>
          <table:table-cell table:formula="of:=IF([.O34]=1;[.A34];IF([.O34]=2;TEXT([.B35];&quot;HH:MM&quot;);IF([.O34]=3;[.C34]&amp; &quot; &quot; &amp;[.D34]&amp;&quot; &quot;&amp;[.E34]&amp;&quot; &quot; &amp;[.F34];IF([.O34]=4;[.A34]&amp; &quot; &quot; &amp;[.B34]&amp;&quot; &quot;&amp;[.C34]&amp;&quot; &quot; &amp;[.D34]))))" office:value-type="boolean" office:boolean-value="false">
            <text:p>FALSCH</text:p>
          </table:table-cell>
          <table:table-cell/>
          <table:table-cell table:formula="of:=INDIRECT(&quot;R&quot;&amp;ROW([.T34])&amp;&quot;C&quot;&amp;COLUMN([.T34])+[.O34];&quot;0&quot;)" office:value-type="float" office:value="0">
            <text:p>0</text:p>
          </table:table-cell>
          <table:table-cell table:formula="of:=IF([.P34]&gt;1;&quot;,&quot;;&quot;&quot;)&amp;&quot;{ &quot;&quot;spielnr&quot;&quot;:&quot;&quot;&quot;&amp;[.P34]&amp;&quot;&quot;&quot;,&quot;&quot;spieltag&quot;&quot;:&quot;&quot;&quot;&amp;[.L34]&amp;&quot;&quot;&quot;,&quot;&quot;bahn&quot;&quot;:&quot;&quot;&quot;&amp;[.N34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34]&amp;&quot;&quot;&quot;,&quot;&quot;uhrzeit&quot;&quot;:&quot;&quot;&quot;&amp;[.R34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34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34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35]=&quot;Bahn&quot;;[.K34]=-1);0;IF(AND([.A35]&lt;&gt;&quot;Bahn&quot;;[.K34]&lt;&gt;-1);[.K34]+1;[.K34]))" office:value-type="float" office:value="-1">
            <text:p>-1</text:p>
          </table:table-cell>
          <table:table-cell table:formula="of:=IF([.B35]=&quot;Spieltag&quot;;[.L34]+1;[.L34])" office:value-type="float" office:value="0">
            <text:p>0</text:p>
          </table:table-cell>
          <table:table-cell table:formula="of:=IF(AND([.K35]&gt;0;[.K35]&lt;&gt;[.K34]);[.A35];&quot;&quot;)">
            <text:p/>
          </table:table-cell>
          <table:table-cell table:formula="of:=IF([.O35]=1;VLOOKUP([.P35];[.K31:.M530];3;0);&quot;&quot;)">
            <text:p/>
          </table:table-cell>
          <table:table-cell table:formula="of:=IF([.A36]=&quot;So&quot;;1;[.O34]+1)" office:value-type="float" office:value="31">
            <text:p>31</text:p>
          </table:table-cell>
          <table:table-cell table:formula="of:=IF([.O35]=1;[.A35];IF([.O35]=2;[.A35];IF([.O35]=3;[.C35]&amp; &quot; &quot; &amp;[.D35]&amp;&quot; &quot;&amp;[.E35]&amp;&quot; &quot; &amp;[.F35];IF([.O35]=4;[.A35]&amp; &quot; &quot; &amp;[.B35]&amp;&quot; &quot;&amp;[.C35]&amp;&quot; &quot; &amp;[.D35]))))" office:value-type="boolean" office:boolean-value="false">
            <text:p>FALSCH</text:p>
          </table:table-cell>
          <table:table-cell table:formula="of:=IF([.O35]=1;[.A35];IF([.O35]=2;TEXT([.A36];&quot;TT.MM.JJ&quot;);IF([.O35]=3;[.C35]&amp; &quot; &quot; &amp;[.D35]&amp;&quot; &quot;&amp;[.E35]&amp;&quot; &quot; &amp;[.F35];IF([.O35]=4;[.A35]&amp; &quot; &quot; &amp;[.B35]&amp;&quot; &quot;&amp;[.C35]&amp;&quot; &quot; &amp;[.D35]))))" office:value-type="boolean" office:boolean-value="false">
            <text:p>FALSCH</text:p>
          </table:table-cell>
          <table:table-cell table:formula="of:=IF([.O35]=1;[.A35];IF([.O35]=2;TEXT([.B36];&quot;HH:MM&quot;);IF([.O35]=3;[.C35]&amp; &quot; &quot; &amp;[.D35]&amp;&quot; &quot;&amp;[.E35]&amp;&quot; &quot; &amp;[.F35];IF([.O35]=4;[.A35]&amp; &quot; &quot; &amp;[.B35]&amp;&quot; &quot;&amp;[.C35]&amp;&quot; &quot; &amp;[.D35]))))" office:value-type="boolean" office:boolean-value="false">
            <text:p>FALSCH</text:p>
          </table:table-cell>
          <table:table-cell/>
          <table:table-cell table:formula="of:=INDIRECT(&quot;R&quot;&amp;ROW([.T35])&amp;&quot;C&quot;&amp;COLUMN([.T35])+[.O35];&quot;0&quot;)" office:value-type="float" office:value="0">
            <text:p>0</text:p>
          </table:table-cell>
          <table:table-cell table:formula="of:=IF([.P35]&gt;1;&quot;,&quot;;&quot;&quot;)&amp;&quot;{ &quot;&quot;spielnr&quot;&quot;:&quot;&quot;&quot;&amp;[.P35]&amp;&quot;&quot;&quot;,&quot;&quot;spieltag&quot;&quot;:&quot;&quot;&quot;&amp;[.L35]&amp;&quot;&quot;&quot;,&quot;&quot;bahn&quot;&quot;:&quot;&quot;&quot;&amp;[.N35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35]&amp;&quot;&quot;&quot;,&quot;&quot;uhrzeit&quot;&quot;:&quot;&quot;&quot;&amp;[.R35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35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35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36]=&quot;Bahn&quot;;[.K35]=-1);0;IF(AND([.A36]&lt;&gt;&quot;Bahn&quot;;[.K35]&lt;&gt;-1);[.K35]+1;[.K35]))" office:value-type="float" office:value="-1">
            <text:p>-1</text:p>
          </table:table-cell>
          <table:table-cell table:formula="of:=IF([.B36]=&quot;Spieltag&quot;;[.L35]+1;[.L35])" office:value-type="float" office:value="0">
            <text:p>0</text:p>
          </table:table-cell>
          <table:table-cell table:formula="of:=IF(AND([.K36]&gt;0;[.K36]&lt;&gt;[.K35]);[.A36];&quot;&quot;)">
            <text:p/>
          </table:table-cell>
          <table:table-cell table:formula="of:=IF([.O36]=1;VLOOKUP([.P36];[.K32:.M531];3;0);&quot;&quot;)">
            <text:p/>
          </table:table-cell>
          <table:table-cell table:formula="of:=IF([.A37]=&quot;So&quot;;1;[.O35]+1)" office:value-type="float" office:value="32">
            <text:p>32</text:p>
          </table:table-cell>
          <table:table-cell table:formula="of:=IF([.O36]=1;[.A36];IF([.O36]=2;[.A36];IF([.O36]=3;[.C36]&amp; &quot; &quot; &amp;[.D36]&amp;&quot; &quot;&amp;[.E36]&amp;&quot; &quot; &amp;[.F36];IF([.O36]=4;[.A36]&amp; &quot; &quot; &amp;[.B36]&amp;&quot; &quot;&amp;[.C36]&amp;&quot; &quot; &amp;[.D36]))))" office:value-type="boolean" office:boolean-value="false">
            <text:p>FALSCH</text:p>
          </table:table-cell>
          <table:table-cell table:formula="of:=IF([.O36]=1;[.A36];IF([.O36]=2;TEXT([.A37];&quot;TT.MM.JJ&quot;);IF([.O36]=3;[.C36]&amp; &quot; &quot; &amp;[.D36]&amp;&quot; &quot;&amp;[.E36]&amp;&quot; &quot; &amp;[.F36];IF([.O36]=4;[.A36]&amp; &quot; &quot; &amp;[.B36]&amp;&quot; &quot;&amp;[.C36]&amp;&quot; &quot; &amp;[.D36]))))" office:value-type="boolean" office:boolean-value="false">
            <text:p>FALSCH</text:p>
          </table:table-cell>
          <table:table-cell table:formula="of:=IF([.O36]=1;[.A36];IF([.O36]=2;TEXT([.B37];&quot;HH:MM&quot;);IF([.O36]=3;[.C36]&amp; &quot; &quot; &amp;[.D36]&amp;&quot; &quot;&amp;[.E36]&amp;&quot; &quot; &amp;[.F36];IF([.O36]=4;[.A36]&amp; &quot; &quot; &amp;[.B36]&amp;&quot; &quot;&amp;[.C36]&amp;&quot; &quot; &amp;[.D36]))))" office:value-type="boolean" office:boolean-value="false">
            <text:p>FALSCH</text:p>
          </table:table-cell>
          <table:table-cell/>
          <table:table-cell table:formula="of:=INDIRECT(&quot;R&quot;&amp;ROW([.T36])&amp;&quot;C&quot;&amp;COLUMN([.T36])+[.O36];&quot;0&quot;)" office:value-type="float" office:value="0">
            <text:p>0</text:p>
          </table:table-cell>
          <table:table-cell table:formula="of:=IF([.P36]&gt;1;&quot;,&quot;;&quot;&quot;)&amp;&quot;{ &quot;&quot;spielnr&quot;&quot;:&quot;&quot;&quot;&amp;[.P36]&amp;&quot;&quot;&quot;,&quot;&quot;spieltag&quot;&quot;:&quot;&quot;&quot;&amp;[.L36]&amp;&quot;&quot;&quot;,&quot;&quot;bahn&quot;&quot;:&quot;&quot;&quot;&amp;[.N36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36]&amp;&quot;&quot;&quot;,&quot;&quot;uhrzeit&quot;&quot;:&quot;&quot;&quot;&amp;[.R36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36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36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37]=&quot;Bahn&quot;;[.K36]=-1);0;IF(AND([.A37]&lt;&gt;&quot;Bahn&quot;;[.K36]&lt;&gt;-1);[.K36]+1;[.K36]))" office:value-type="float" office:value="-1">
            <text:p>-1</text:p>
          </table:table-cell>
          <table:table-cell table:formula="of:=IF([.B37]=&quot;Spieltag&quot;;[.L36]+1;[.L36])" office:value-type="float" office:value="0">
            <text:p>0</text:p>
          </table:table-cell>
          <table:table-cell table:formula="of:=IF(AND([.K37]&gt;0;[.K37]&lt;&gt;[.K36]);[.A37];&quot;&quot;)">
            <text:p/>
          </table:table-cell>
          <table:table-cell table:formula="of:=IF([.O37]=1;VLOOKUP([.P37];[.K33:.M532];3;0);&quot;&quot;)">
            <text:p/>
          </table:table-cell>
          <table:table-cell table:formula="of:=IF([.A38]=&quot;So&quot;;1;[.O36]+1)" office:value-type="float" office:value="33">
            <text:p>33</text:p>
          </table:table-cell>
          <table:table-cell table:formula="of:=IF([.O37]=1;[.A37];IF([.O37]=2;[.A37];IF([.O37]=3;[.C37]&amp; &quot; &quot; &amp;[.D37]&amp;&quot; &quot;&amp;[.E37]&amp;&quot; &quot; &amp;[.F37];IF([.O37]=4;[.A37]&amp; &quot; &quot; &amp;[.B37]&amp;&quot; &quot;&amp;[.C37]&amp;&quot; &quot; &amp;[.D37]))))" office:value-type="boolean" office:boolean-value="false">
            <text:p>FALSCH</text:p>
          </table:table-cell>
          <table:table-cell table:formula="of:=IF([.O37]=1;[.A37];IF([.O37]=2;TEXT([.A38];&quot;TT.MM.JJ&quot;);IF([.O37]=3;[.C37]&amp; &quot; &quot; &amp;[.D37]&amp;&quot; &quot;&amp;[.E37]&amp;&quot; &quot; &amp;[.F37];IF([.O37]=4;[.A37]&amp; &quot; &quot; &amp;[.B37]&amp;&quot; &quot;&amp;[.C37]&amp;&quot; &quot; &amp;[.D37]))))" office:value-type="boolean" office:boolean-value="false">
            <text:p>FALSCH</text:p>
          </table:table-cell>
          <table:table-cell table:formula="of:=IF([.O37]=1;[.A37];IF([.O37]=2;TEXT([.B38];&quot;HH:MM&quot;);IF([.O37]=3;[.C37]&amp; &quot; &quot; &amp;[.D37]&amp;&quot; &quot;&amp;[.E37]&amp;&quot; &quot; &amp;[.F37];IF([.O37]=4;[.A37]&amp; &quot; &quot; &amp;[.B37]&amp;&quot; &quot;&amp;[.C37]&amp;&quot; &quot; &amp;[.D37]))))" office:value-type="boolean" office:boolean-value="false">
            <text:p>FALSCH</text:p>
          </table:table-cell>
          <table:table-cell/>
          <table:table-cell table:formula="of:=INDIRECT(&quot;R&quot;&amp;ROW([.T37])&amp;&quot;C&quot;&amp;COLUMN([.T37])+[.O37];&quot;0&quot;)" office:value-type="float" office:value="0">
            <text:p>0</text:p>
          </table:table-cell>
          <table:table-cell table:formula="of:=IF([.P37]&gt;1;&quot;,&quot;;&quot;&quot;)&amp;&quot;{ &quot;&quot;spielnr&quot;&quot;:&quot;&quot;&quot;&amp;[.P37]&amp;&quot;&quot;&quot;,&quot;&quot;spieltag&quot;&quot;:&quot;&quot;&quot;&amp;[.L37]&amp;&quot;&quot;&quot;,&quot;&quot;bahn&quot;&quot;:&quot;&quot;&quot;&amp;[.N37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37]&amp;&quot;&quot;&quot;,&quot;&quot;uhrzeit&quot;&quot;:&quot;&quot;&quot;&amp;[.R37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37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37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38]=&quot;Bahn&quot;;[.K37]=-1);0;IF(AND([.A38]&lt;&gt;&quot;Bahn&quot;;[.K37]&lt;&gt;-1);[.K37]+1;[.K37]))" office:value-type="float" office:value="-1">
            <text:p>-1</text:p>
          </table:table-cell>
          <table:table-cell table:formula="of:=IF([.B38]=&quot;Spieltag&quot;;[.L37]+1;[.L37])" office:value-type="float" office:value="0">
            <text:p>0</text:p>
          </table:table-cell>
          <table:table-cell table:formula="of:=IF(AND([.K38]&gt;0;[.K38]&lt;&gt;[.K37]);[.A38];&quot;&quot;)">
            <text:p/>
          </table:table-cell>
          <table:table-cell table:formula="of:=IF([.O38]=1;VLOOKUP([.P38];[.K34:.M533];3;0);&quot;&quot;)">
            <text:p/>
          </table:table-cell>
          <table:table-cell table:formula="of:=IF([.A39]=&quot;So&quot;;1;[.O37]+1)" office:value-type="float" office:value="34">
            <text:p>34</text:p>
          </table:table-cell>
          <table:table-cell table:formula="of:=IF([.O38]=1;[.A38];IF([.O38]=2;[.A38];IF([.O38]=3;[.C38]&amp; &quot; &quot; &amp;[.D38]&amp;&quot; &quot;&amp;[.E38]&amp;&quot; &quot; &amp;[.F38];IF([.O38]=4;[.A38]&amp; &quot; &quot; &amp;[.B38]&amp;&quot; &quot;&amp;[.C38]&amp;&quot; &quot; &amp;[.D38]))))" office:value-type="boolean" office:boolean-value="false">
            <text:p>FALSCH</text:p>
          </table:table-cell>
          <table:table-cell table:formula="of:=IF([.O38]=1;[.A38];IF([.O38]=2;TEXT([.A39];&quot;TT.MM.JJ&quot;);IF([.O38]=3;[.C38]&amp; &quot; &quot; &amp;[.D38]&amp;&quot; &quot;&amp;[.E38]&amp;&quot; &quot; &amp;[.F38];IF([.O38]=4;[.A38]&amp; &quot; &quot; &amp;[.B38]&amp;&quot; &quot;&amp;[.C38]&amp;&quot; &quot; &amp;[.D38]))))" office:value-type="boolean" office:boolean-value="false">
            <text:p>FALSCH</text:p>
          </table:table-cell>
          <table:table-cell table:formula="of:=IF([.O38]=1;[.A38];IF([.O38]=2;TEXT([.B39];&quot;HH:MM&quot;);IF([.O38]=3;[.C38]&amp; &quot; &quot; &amp;[.D38]&amp;&quot; &quot;&amp;[.E38]&amp;&quot; &quot; &amp;[.F38];IF([.O38]=4;[.A38]&amp; &quot; &quot; &amp;[.B38]&amp;&quot; &quot;&amp;[.C38]&amp;&quot; &quot; &amp;[.D38]))))" office:value-type="boolean" office:boolean-value="false">
            <text:p>FALSCH</text:p>
          </table:table-cell>
          <table:table-cell/>
          <table:table-cell table:formula="of:=INDIRECT(&quot;R&quot;&amp;ROW([.T38])&amp;&quot;C&quot;&amp;COLUMN([.T38])+[.O38];&quot;0&quot;)" office:value-type="float" office:value="0">
            <text:p>0</text:p>
          </table:table-cell>
          <table:table-cell table:formula="of:=IF([.P38]&gt;1;&quot;,&quot;;&quot;&quot;)&amp;&quot;{ &quot;&quot;spielnr&quot;&quot;:&quot;&quot;&quot;&amp;[.P38]&amp;&quot;&quot;&quot;,&quot;&quot;spieltag&quot;&quot;:&quot;&quot;&quot;&amp;[.L38]&amp;&quot;&quot;&quot;,&quot;&quot;bahn&quot;&quot;:&quot;&quot;&quot;&amp;[.N38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38]&amp;&quot;&quot;&quot;,&quot;&quot;uhrzeit&quot;&quot;:&quot;&quot;&quot;&amp;[.R38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38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38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39]=&quot;Bahn&quot;;[.K38]=-1);0;IF(AND([.A39]&lt;&gt;&quot;Bahn&quot;;[.K38]&lt;&gt;-1);[.K38]+1;[.K38]))" office:value-type="float" office:value="-1">
            <text:p>-1</text:p>
          </table:table-cell>
          <table:table-cell table:formula="of:=IF([.B39]=&quot;Spieltag&quot;;[.L38]+1;[.L38])" office:value-type="float" office:value="0">
            <text:p>0</text:p>
          </table:table-cell>
          <table:table-cell table:formula="of:=IF(AND([.K39]&gt;0;[.K39]&lt;&gt;[.K38]);[.A39];&quot;&quot;)">
            <text:p/>
          </table:table-cell>
          <table:table-cell table:formula="of:=IF([.O39]=1;VLOOKUP([.P39];[.K35:.M534];3;0);&quot;&quot;)">
            <text:p/>
          </table:table-cell>
          <table:table-cell table:formula="of:=IF([.A40]=&quot;So&quot;;1;[.O38]+1)" office:value-type="float" office:value="35">
            <text:p>35</text:p>
          </table:table-cell>
          <table:table-cell table:formula="of:=IF([.O39]=1;[.A39];IF([.O39]=2;[.A39];IF([.O39]=3;[.C39]&amp; &quot; &quot; &amp;[.D39]&amp;&quot; &quot;&amp;[.E39]&amp;&quot; &quot; &amp;[.F39];IF([.O39]=4;[.A39]&amp; &quot; &quot; &amp;[.B39]&amp;&quot; &quot;&amp;[.C39]&amp;&quot; &quot; &amp;[.D39]))))" office:value-type="boolean" office:boolean-value="false">
            <text:p>FALSCH</text:p>
          </table:table-cell>
          <table:table-cell table:formula="of:=IF([.O39]=1;[.A39];IF([.O39]=2;TEXT([.A40];&quot;TT.MM.JJ&quot;);IF([.O39]=3;[.C39]&amp; &quot; &quot; &amp;[.D39]&amp;&quot; &quot;&amp;[.E39]&amp;&quot; &quot; &amp;[.F39];IF([.O39]=4;[.A39]&amp; &quot; &quot; &amp;[.B39]&amp;&quot; &quot;&amp;[.C39]&amp;&quot; &quot; &amp;[.D39]))))" office:value-type="boolean" office:boolean-value="false">
            <text:p>FALSCH</text:p>
          </table:table-cell>
          <table:table-cell table:formula="of:=IF([.O39]=1;[.A39];IF([.O39]=2;TEXT([.B40];&quot;HH:MM&quot;);IF([.O39]=3;[.C39]&amp; &quot; &quot; &amp;[.D39]&amp;&quot; &quot;&amp;[.E39]&amp;&quot; &quot; &amp;[.F39];IF([.O39]=4;[.A39]&amp; &quot; &quot; &amp;[.B39]&amp;&quot; &quot;&amp;[.C39]&amp;&quot; &quot; &amp;[.D39]))))" office:value-type="boolean" office:boolean-value="false">
            <text:p>FALSCH</text:p>
          </table:table-cell>
          <table:table-cell/>
          <table:table-cell table:formula="of:=INDIRECT(&quot;R&quot;&amp;ROW([.T39])&amp;&quot;C&quot;&amp;COLUMN([.T39])+[.O39];&quot;0&quot;)" office:value-type="float" office:value="0">
            <text:p>0</text:p>
          </table:table-cell>
          <table:table-cell table:formula="of:=IF([.P39]&gt;1;&quot;,&quot;;&quot;&quot;)&amp;&quot;{ &quot;&quot;spielnr&quot;&quot;:&quot;&quot;&quot;&amp;[.P39]&amp;&quot;&quot;&quot;,&quot;&quot;spieltag&quot;&quot;:&quot;&quot;&quot;&amp;[.L39]&amp;&quot;&quot;&quot;,&quot;&quot;bahn&quot;&quot;:&quot;&quot;&quot;&amp;[.N39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39]&amp;&quot;&quot;&quot;,&quot;&quot;uhrzeit&quot;&quot;:&quot;&quot;&quot;&amp;[.R39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39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39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40]=&quot;Bahn&quot;;[.K39]=-1);0;IF(AND([.A40]&lt;&gt;&quot;Bahn&quot;;[.K39]&lt;&gt;-1);[.K39]+1;[.K39]))" office:value-type="float" office:value="-1">
            <text:p>-1</text:p>
          </table:table-cell>
          <table:table-cell table:formula="of:=IF([.B40]=&quot;Spieltag&quot;;[.L39]+1;[.L39])" office:value-type="float" office:value="0">
            <text:p>0</text:p>
          </table:table-cell>
          <table:table-cell table:formula="of:=IF(AND([.K40]&gt;0;[.K40]&lt;&gt;[.K39]);[.A40];&quot;&quot;)">
            <text:p/>
          </table:table-cell>
          <table:table-cell table:formula="of:=IF([.O40]=1;VLOOKUP([.P40];[.K36:.M535];3;0);&quot;&quot;)">
            <text:p/>
          </table:table-cell>
          <table:table-cell table:formula="of:=IF([.A41]=&quot;So&quot;;1;[.O39]+1)" office:value-type="float" office:value="36">
            <text:p>36</text:p>
          </table:table-cell>
          <table:table-cell table:formula="of:=IF([.O40]=1;[.A40];IF([.O40]=2;[.A40];IF([.O40]=3;[.C40]&amp; &quot; &quot; &amp;[.D40]&amp;&quot; &quot;&amp;[.E40]&amp;&quot; &quot; &amp;[.F40];IF([.O40]=4;[.A40]&amp; &quot; &quot; &amp;[.B40]&amp;&quot; &quot;&amp;[.C40]&amp;&quot; &quot; &amp;[.D40]))))" office:value-type="boolean" office:boolean-value="false">
            <text:p>FALSCH</text:p>
          </table:table-cell>
          <table:table-cell table:formula="of:=IF([.O40]=1;[.A40];IF([.O40]=2;TEXT([.A41];&quot;TT.MM.JJ&quot;);IF([.O40]=3;[.C40]&amp; &quot; &quot; &amp;[.D40]&amp;&quot; &quot;&amp;[.E40]&amp;&quot; &quot; &amp;[.F40];IF([.O40]=4;[.A40]&amp; &quot; &quot; &amp;[.B40]&amp;&quot; &quot;&amp;[.C40]&amp;&quot; &quot; &amp;[.D40]))))" office:value-type="boolean" office:boolean-value="false">
            <text:p>FALSCH</text:p>
          </table:table-cell>
          <table:table-cell table:formula="of:=IF([.O40]=1;[.A40];IF([.O40]=2;TEXT([.B41];&quot;HH:MM&quot;);IF([.O40]=3;[.C40]&amp; &quot; &quot; &amp;[.D40]&amp;&quot; &quot;&amp;[.E40]&amp;&quot; &quot; &amp;[.F40];IF([.O40]=4;[.A40]&amp; &quot; &quot; &amp;[.B40]&amp;&quot; &quot;&amp;[.C40]&amp;&quot; &quot; &amp;[.D40]))))" office:value-type="boolean" office:boolean-value="false">
            <text:p>FALSCH</text:p>
          </table:table-cell>
          <table:table-cell/>
          <table:table-cell table:formula="of:=INDIRECT(&quot;R&quot;&amp;ROW([.T40])&amp;&quot;C&quot;&amp;COLUMN([.T40])+[.O40];&quot;0&quot;)" office:value-type="float" office:value="0">
            <text:p>0</text:p>
          </table:table-cell>
          <table:table-cell table:formula="of:=IF([.P40]&gt;1;&quot;,&quot;;&quot;&quot;)&amp;&quot;{ &quot;&quot;spielnr&quot;&quot;:&quot;&quot;&quot;&amp;[.P40]&amp;&quot;&quot;&quot;,&quot;&quot;spieltag&quot;&quot;:&quot;&quot;&quot;&amp;[.L40]&amp;&quot;&quot;&quot;,&quot;&quot;bahn&quot;&quot;:&quot;&quot;&quot;&amp;[.N40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40]&amp;&quot;&quot;&quot;,&quot;&quot;uhrzeit&quot;&quot;:&quot;&quot;&quot;&amp;[.R40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40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40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41]=&quot;Bahn&quot;;[.K40]=-1);0;IF(AND([.A41]&lt;&gt;&quot;Bahn&quot;;[.K40]&lt;&gt;-1);[.K40]+1;[.K40]))" office:value-type="float" office:value="-1">
            <text:p>-1</text:p>
          </table:table-cell>
          <table:table-cell table:formula="of:=IF([.B41]=&quot;Spieltag&quot;;[.L40]+1;[.L40])" office:value-type="float" office:value="0">
            <text:p>0</text:p>
          </table:table-cell>
          <table:table-cell table:formula="of:=IF(AND([.K41]&gt;0;[.K41]&lt;&gt;[.K40]);[.A41];&quot;&quot;)">
            <text:p/>
          </table:table-cell>
          <table:table-cell table:formula="of:=IF([.O41]=1;VLOOKUP([.P41];[.K37:.M536];3;0);&quot;&quot;)">
            <text:p/>
          </table:table-cell>
          <table:table-cell table:formula="of:=IF([.A42]=&quot;So&quot;;1;[.O40]+1)" office:value-type="float" office:value="37">
            <text:p>37</text:p>
          </table:table-cell>
          <table:table-cell table:formula="of:=IF([.O41]=1;[.A41];IF([.O41]=2;[.A41];IF([.O41]=3;[.C41]&amp; &quot; &quot; &amp;[.D41]&amp;&quot; &quot;&amp;[.E41]&amp;&quot; &quot; &amp;[.F41];IF([.O41]=4;[.A41]&amp; &quot; &quot; &amp;[.B41]&amp;&quot; &quot;&amp;[.C41]&amp;&quot; &quot; &amp;[.D41]))))" office:value-type="boolean" office:boolean-value="false">
            <text:p>FALSCH</text:p>
          </table:table-cell>
          <table:table-cell table:formula="of:=IF([.O41]=1;[.A41];IF([.O41]=2;TEXT([.A42];&quot;TT.MM.JJ&quot;);IF([.O41]=3;[.C41]&amp; &quot; &quot; &amp;[.D41]&amp;&quot; &quot;&amp;[.E41]&amp;&quot; &quot; &amp;[.F41];IF([.O41]=4;[.A41]&amp; &quot; &quot; &amp;[.B41]&amp;&quot; &quot;&amp;[.C41]&amp;&quot; &quot; &amp;[.D41]))))" office:value-type="boolean" office:boolean-value="false">
            <text:p>FALSCH</text:p>
          </table:table-cell>
          <table:table-cell table:formula="of:=IF([.O41]=1;[.A41];IF([.O41]=2;TEXT([.B42];&quot;HH:MM&quot;);IF([.O41]=3;[.C41]&amp; &quot; &quot; &amp;[.D41]&amp;&quot; &quot;&amp;[.E41]&amp;&quot; &quot; &amp;[.F41];IF([.O41]=4;[.A41]&amp; &quot; &quot; &amp;[.B41]&amp;&quot; &quot;&amp;[.C41]&amp;&quot; &quot; &amp;[.D41]))))" office:value-type="boolean" office:boolean-value="false">
            <text:p>FALSCH</text:p>
          </table:table-cell>
          <table:table-cell/>
          <table:table-cell table:formula="of:=INDIRECT(&quot;R&quot;&amp;ROW([.T41])&amp;&quot;C&quot;&amp;COLUMN([.T41])+[.O41];&quot;0&quot;)" office:value-type="float" office:value="0">
            <text:p>0</text:p>
          </table:table-cell>
          <table:table-cell table:formula="of:=IF([.P41]&gt;1;&quot;,&quot;;&quot;&quot;)&amp;&quot;{ &quot;&quot;spielnr&quot;&quot;:&quot;&quot;&quot;&amp;[.P41]&amp;&quot;&quot;&quot;,&quot;&quot;spieltag&quot;&quot;:&quot;&quot;&quot;&amp;[.L41]&amp;&quot;&quot;&quot;,&quot;&quot;bahn&quot;&quot;:&quot;&quot;&quot;&amp;[.N41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41]&amp;&quot;&quot;&quot;,&quot;&quot;uhrzeit&quot;&quot;:&quot;&quot;&quot;&amp;[.R41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41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41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42]=&quot;Bahn&quot;;[.K41]=-1);0;IF(AND([.A42]&lt;&gt;&quot;Bahn&quot;;[.K41]&lt;&gt;-1);[.K41]+1;[.K41]))" office:value-type="float" office:value="-1">
            <text:p>-1</text:p>
          </table:table-cell>
          <table:table-cell table:formula="of:=IF([.B42]=&quot;Spieltag&quot;;[.L41]+1;[.L41])" office:value-type="float" office:value="0">
            <text:p>0</text:p>
          </table:table-cell>
          <table:table-cell table:formula="of:=IF(AND([.K42]&gt;0;[.K42]&lt;&gt;[.K41]);[.A42];&quot;&quot;)">
            <text:p/>
          </table:table-cell>
          <table:table-cell table:formula="of:=IF([.O42]=1;VLOOKUP([.P42];[.K38:.M537];3;0);&quot;&quot;)">
            <text:p/>
          </table:table-cell>
          <table:table-cell table:formula="of:=IF([.A43]=&quot;So&quot;;1;[.O41]+1)" office:value-type="float" office:value="38">
            <text:p>38</text:p>
          </table:table-cell>
          <table:table-cell table:formula="of:=IF([.O42]=1;[.A42];IF([.O42]=2;[.A42];IF([.O42]=3;[.C42]&amp; &quot; &quot; &amp;[.D42]&amp;&quot; &quot;&amp;[.E42]&amp;&quot; &quot; &amp;[.F42];IF([.O42]=4;[.A42]&amp; &quot; &quot; &amp;[.B42]&amp;&quot; &quot;&amp;[.C42]&amp;&quot; &quot; &amp;[.D42]))))" office:value-type="boolean" office:boolean-value="false">
            <text:p>FALSCH</text:p>
          </table:table-cell>
          <table:table-cell table:formula="of:=IF([.O42]=1;[.A42];IF([.O42]=2;TEXT([.A43];&quot;TT.MM.JJ&quot;);IF([.O42]=3;[.C42]&amp; &quot; &quot; &amp;[.D42]&amp;&quot; &quot;&amp;[.E42]&amp;&quot; &quot; &amp;[.F42];IF([.O42]=4;[.A42]&amp; &quot; &quot; &amp;[.B42]&amp;&quot; &quot;&amp;[.C42]&amp;&quot; &quot; &amp;[.D42]))))" office:value-type="boolean" office:boolean-value="false">
            <text:p>FALSCH</text:p>
          </table:table-cell>
          <table:table-cell table:formula="of:=IF([.O42]=1;[.A42];IF([.O42]=2;TEXT([.B43];&quot;HH:MM&quot;);IF([.O42]=3;[.C42]&amp; &quot; &quot; &amp;[.D42]&amp;&quot; &quot;&amp;[.E42]&amp;&quot; &quot; &amp;[.F42];IF([.O42]=4;[.A42]&amp; &quot; &quot; &amp;[.B42]&amp;&quot; &quot;&amp;[.C42]&amp;&quot; &quot; &amp;[.D42]))))" office:value-type="boolean" office:boolean-value="false">
            <text:p>FALSCH</text:p>
          </table:table-cell>
          <table:table-cell/>
          <table:table-cell table:formula="of:=INDIRECT(&quot;R&quot;&amp;ROW([.T42])&amp;&quot;C&quot;&amp;COLUMN([.T42])+[.O42];&quot;0&quot;)" office:value-type="float" office:value="0">
            <text:p>0</text:p>
          </table:table-cell>
          <table:table-cell table:formula="of:=IF([.P42]&gt;1;&quot;,&quot;;&quot;&quot;)&amp;&quot;{ &quot;&quot;spielnr&quot;&quot;:&quot;&quot;&quot;&amp;[.P42]&amp;&quot;&quot;&quot;,&quot;&quot;spieltag&quot;&quot;:&quot;&quot;&quot;&amp;[.L42]&amp;&quot;&quot;&quot;,&quot;&quot;bahn&quot;&quot;:&quot;&quot;&quot;&amp;[.N42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42]&amp;&quot;&quot;&quot;,&quot;&quot;uhrzeit&quot;&quot;:&quot;&quot;&quot;&amp;[.R42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42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42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43]=&quot;Bahn&quot;;[.K42]=-1);0;IF(AND([.A43]&lt;&gt;&quot;Bahn&quot;;[.K42]&lt;&gt;-1);[.K42]+1;[.K42]))" office:value-type="float" office:value="-1">
            <text:p>-1</text:p>
          </table:table-cell>
          <table:table-cell table:formula="of:=IF([.B43]=&quot;Spieltag&quot;;[.L42]+1;[.L42])" office:value-type="float" office:value="0">
            <text:p>0</text:p>
          </table:table-cell>
          <table:table-cell table:formula="of:=IF(AND([.K43]&gt;0;[.K43]&lt;&gt;[.K42]);[.A43];&quot;&quot;)">
            <text:p/>
          </table:table-cell>
          <table:table-cell table:formula="of:=IF([.O43]=1;VLOOKUP([.P43];[.K39:.M538];3;0);&quot;&quot;)">
            <text:p/>
          </table:table-cell>
          <table:table-cell table:formula="of:=IF([.A44]=&quot;So&quot;;1;[.O42]+1)" office:value-type="float" office:value="39">
            <text:p>39</text:p>
          </table:table-cell>
          <table:table-cell table:formula="of:=IF([.O43]=1;[.A43];IF([.O43]=2;[.A43];IF([.O43]=3;[.C43]&amp; &quot; &quot; &amp;[.D43]&amp;&quot; &quot;&amp;[.E43]&amp;&quot; &quot; &amp;[.F43];IF([.O43]=4;[.A43]&amp; &quot; &quot; &amp;[.B43]&amp;&quot; &quot;&amp;[.C43]&amp;&quot; &quot; &amp;[.D43]))))" office:value-type="boolean" office:boolean-value="false">
            <text:p>FALSCH</text:p>
          </table:table-cell>
          <table:table-cell table:formula="of:=IF([.O43]=1;[.A43];IF([.O43]=2;TEXT([.A44];&quot;TT.MM.JJ&quot;);IF([.O43]=3;[.C43]&amp; &quot; &quot; &amp;[.D43]&amp;&quot; &quot;&amp;[.E43]&amp;&quot; &quot; &amp;[.F43];IF([.O43]=4;[.A43]&amp; &quot; &quot; &amp;[.B43]&amp;&quot; &quot;&amp;[.C43]&amp;&quot; &quot; &amp;[.D43]))))" office:value-type="boolean" office:boolean-value="false">
            <text:p>FALSCH</text:p>
          </table:table-cell>
          <table:table-cell table:formula="of:=IF([.O43]=1;[.A43];IF([.O43]=2;TEXT([.B44];&quot;HH:MM&quot;);IF([.O43]=3;[.C43]&amp; &quot; &quot; &amp;[.D43]&amp;&quot; &quot;&amp;[.E43]&amp;&quot; &quot; &amp;[.F43];IF([.O43]=4;[.A43]&amp; &quot; &quot; &amp;[.B43]&amp;&quot; &quot;&amp;[.C43]&amp;&quot; &quot; &amp;[.D43]))))" office:value-type="boolean" office:boolean-value="false">
            <text:p>FALSCH</text:p>
          </table:table-cell>
          <table:table-cell/>
          <table:table-cell table:formula="of:=INDIRECT(&quot;R&quot;&amp;ROW([.T43])&amp;&quot;C&quot;&amp;COLUMN([.T43])+[.O43];&quot;0&quot;)" office:value-type="float" office:value="0">
            <text:p>0</text:p>
          </table:table-cell>
          <table:table-cell table:formula="of:=IF([.P43]&gt;1;&quot;,&quot;;&quot;&quot;)&amp;&quot;{ &quot;&quot;spielnr&quot;&quot;:&quot;&quot;&quot;&amp;[.P43]&amp;&quot;&quot;&quot;,&quot;&quot;spieltag&quot;&quot;:&quot;&quot;&quot;&amp;[.L43]&amp;&quot;&quot;&quot;,&quot;&quot;bahn&quot;&quot;:&quot;&quot;&quot;&amp;[.N43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43]&amp;&quot;&quot;&quot;,&quot;&quot;uhrzeit&quot;&quot;:&quot;&quot;&quot;&amp;[.R43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43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43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44]=&quot;Bahn&quot;;[.K43]=-1);0;IF(AND([.A44]&lt;&gt;&quot;Bahn&quot;;[.K43]&lt;&gt;-1);[.K43]+1;[.K43]))" office:value-type="float" office:value="-1">
            <text:p>-1</text:p>
          </table:table-cell>
          <table:table-cell table:formula="of:=IF([.B44]=&quot;Spieltag&quot;;[.L43]+1;[.L43])" office:value-type="float" office:value="0">
            <text:p>0</text:p>
          </table:table-cell>
          <table:table-cell table:formula="of:=IF(AND([.K44]&gt;0;[.K44]&lt;&gt;[.K43]);[.A44];&quot;&quot;)">
            <text:p/>
          </table:table-cell>
          <table:table-cell table:formula="of:=IF([.O44]=1;VLOOKUP([.P44];[.K40:.M539];3;0);&quot;&quot;)">
            <text:p/>
          </table:table-cell>
          <table:table-cell table:formula="of:=IF([.A45]=&quot;So&quot;;1;[.O43]+1)" office:value-type="float" office:value="40">
            <text:p>40</text:p>
          </table:table-cell>
          <table:table-cell table:formula="of:=IF([.O44]=1;[.A44];IF([.O44]=2;[.A44];IF([.O44]=3;[.C44]&amp; &quot; &quot; &amp;[.D44]&amp;&quot; &quot;&amp;[.E44]&amp;&quot; &quot; &amp;[.F44];IF([.O44]=4;[.A44]&amp; &quot; &quot; &amp;[.B44]&amp;&quot; &quot;&amp;[.C44]&amp;&quot; &quot; &amp;[.D44]))))" office:value-type="boolean" office:boolean-value="false">
            <text:p>FALSCH</text:p>
          </table:table-cell>
          <table:table-cell table:formula="of:=IF([.O44]=1;[.A44];IF([.O44]=2;TEXT([.A45];&quot;TT.MM.JJ&quot;);IF([.O44]=3;[.C44]&amp; &quot; &quot; &amp;[.D44]&amp;&quot; &quot;&amp;[.E44]&amp;&quot; &quot; &amp;[.F44];IF([.O44]=4;[.A44]&amp; &quot; &quot; &amp;[.B44]&amp;&quot; &quot;&amp;[.C44]&amp;&quot; &quot; &amp;[.D44]))))" office:value-type="boolean" office:boolean-value="false">
            <text:p>FALSCH</text:p>
          </table:table-cell>
          <table:table-cell table:formula="of:=IF([.O44]=1;[.A44];IF([.O44]=2;TEXT([.B45];&quot;HH:MM&quot;);IF([.O44]=3;[.C44]&amp; &quot; &quot; &amp;[.D44]&amp;&quot; &quot;&amp;[.E44]&amp;&quot; &quot; &amp;[.F44];IF([.O44]=4;[.A44]&amp; &quot; &quot; &amp;[.B44]&amp;&quot; &quot;&amp;[.C44]&amp;&quot; &quot; &amp;[.D44]))))" office:value-type="boolean" office:boolean-value="false">
            <text:p>FALSCH</text:p>
          </table:table-cell>
          <table:table-cell/>
          <table:table-cell table:formula="of:=INDIRECT(&quot;R&quot;&amp;ROW([.T44])&amp;&quot;C&quot;&amp;COLUMN([.T44])+[.O44];&quot;0&quot;)" office:value-type="float" office:value="0">
            <text:p>0</text:p>
          </table:table-cell>
          <table:table-cell table:formula="of:=IF([.P44]&gt;1;&quot;,&quot;;&quot;&quot;)&amp;&quot;{ &quot;&quot;spielnr&quot;&quot;:&quot;&quot;&quot;&amp;[.P44]&amp;&quot;&quot;&quot;,&quot;&quot;spieltag&quot;&quot;:&quot;&quot;&quot;&amp;[.L44]&amp;&quot;&quot;&quot;,&quot;&quot;bahn&quot;&quot;:&quot;&quot;&quot;&amp;[.N44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44]&amp;&quot;&quot;&quot;,&quot;&quot;uhrzeit&quot;&quot;:&quot;&quot;&quot;&amp;[.R44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44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44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45]=&quot;Bahn&quot;;[.K44]=-1);0;IF(AND([.A45]&lt;&gt;&quot;Bahn&quot;;[.K44]&lt;&gt;-1);[.K44]+1;[.K44]))" office:value-type="float" office:value="-1">
            <text:p>-1</text:p>
          </table:table-cell>
          <table:table-cell table:formula="of:=IF([.B45]=&quot;Spieltag&quot;;[.L44]+1;[.L44])" office:value-type="float" office:value="0">
            <text:p>0</text:p>
          </table:table-cell>
          <table:table-cell table:formula="of:=IF(AND([.K45]&gt;0;[.K45]&lt;&gt;[.K44]);[.A45];&quot;&quot;)">
            <text:p/>
          </table:table-cell>
          <table:table-cell table:formula="of:=IF([.O45]=1;VLOOKUP([.P45];[.K41:.M540];3;0);&quot;&quot;)">
            <text:p/>
          </table:table-cell>
          <table:table-cell table:formula="of:=IF([.A46]=&quot;So&quot;;1;[.O44]+1)" office:value-type="float" office:value="41">
            <text:p>41</text:p>
          </table:table-cell>
          <table:table-cell table:formula="of:=IF([.O45]=1;[.A45];IF([.O45]=2;[.A45];IF([.O45]=3;[.C45]&amp; &quot; &quot; &amp;[.D45]&amp;&quot; &quot;&amp;[.E45]&amp;&quot; &quot; &amp;[.F45];IF([.O45]=4;[.A45]&amp; &quot; &quot; &amp;[.B45]&amp;&quot; &quot;&amp;[.C45]&amp;&quot; &quot; &amp;[.D45]))))" office:value-type="boolean" office:boolean-value="false">
            <text:p>FALSCH</text:p>
          </table:table-cell>
          <table:table-cell table:formula="of:=IF([.O45]=1;[.A45];IF([.O45]=2;TEXT([.A46];&quot;TT.MM.JJ&quot;);IF([.O45]=3;[.C45]&amp; &quot; &quot; &amp;[.D45]&amp;&quot; &quot;&amp;[.E45]&amp;&quot; &quot; &amp;[.F45];IF([.O45]=4;[.A45]&amp; &quot; &quot; &amp;[.B45]&amp;&quot; &quot;&amp;[.C45]&amp;&quot; &quot; &amp;[.D45]))))" office:value-type="boolean" office:boolean-value="false">
            <text:p>FALSCH</text:p>
          </table:table-cell>
          <table:table-cell table:formula="of:=IF([.O45]=1;[.A45];IF([.O45]=2;TEXT([.B46];&quot;HH:MM&quot;);IF([.O45]=3;[.C45]&amp; &quot; &quot; &amp;[.D45]&amp;&quot; &quot;&amp;[.E45]&amp;&quot; &quot; &amp;[.F45];IF([.O45]=4;[.A45]&amp; &quot; &quot; &amp;[.B45]&amp;&quot; &quot;&amp;[.C45]&amp;&quot; &quot; &amp;[.D45]))))" office:value-type="boolean" office:boolean-value="false">
            <text:p>FALSCH</text:p>
          </table:table-cell>
          <table:table-cell/>
          <table:table-cell table:formula="of:=INDIRECT(&quot;R&quot;&amp;ROW([.T45])&amp;&quot;C&quot;&amp;COLUMN([.T45])+[.O45];&quot;0&quot;)" office:value-type="float" office:value="0">
            <text:p>0</text:p>
          </table:table-cell>
          <table:table-cell table:formula="of:=IF([.P45]&gt;1;&quot;,&quot;;&quot;&quot;)&amp;&quot;{ &quot;&quot;spielnr&quot;&quot;:&quot;&quot;&quot;&amp;[.P45]&amp;&quot;&quot;&quot;,&quot;&quot;spieltag&quot;&quot;:&quot;&quot;&quot;&amp;[.L45]&amp;&quot;&quot;&quot;,&quot;&quot;bahn&quot;&quot;:&quot;&quot;&quot;&amp;[.N45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45]&amp;&quot;&quot;&quot;,&quot;&quot;uhrzeit&quot;&quot;:&quot;&quot;&quot;&amp;[.R45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45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45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46]=&quot;Bahn&quot;;[.K45]=-1);0;IF(AND([.A46]&lt;&gt;&quot;Bahn&quot;;[.K45]&lt;&gt;-1);[.K45]+1;[.K45]))" office:value-type="float" office:value="-1">
            <text:p>-1</text:p>
          </table:table-cell>
          <table:table-cell table:formula="of:=IF([.B46]=&quot;Spieltag&quot;;[.L45]+1;[.L45])" office:value-type="float" office:value="0">
            <text:p>0</text:p>
          </table:table-cell>
          <table:table-cell table:formula="of:=IF(AND([.K46]&gt;0;[.K46]&lt;&gt;[.K45]);[.A46];&quot;&quot;)">
            <text:p/>
          </table:table-cell>
          <table:table-cell table:formula="of:=IF([.O46]=1;VLOOKUP([.P46];[.K42:.M541];3;0);&quot;&quot;)">
            <text:p/>
          </table:table-cell>
          <table:table-cell table:formula="of:=IF([.A47]=&quot;So&quot;;1;[.O45]+1)" office:value-type="float" office:value="42">
            <text:p>42</text:p>
          </table:table-cell>
          <table:table-cell table:formula="of:=IF([.O46]=1;[.A46];IF([.O46]=2;[.A46];IF([.O46]=3;[.C46]&amp; &quot; &quot; &amp;[.D46]&amp;&quot; &quot;&amp;[.E46]&amp;&quot; &quot; &amp;[.F46];IF([.O46]=4;[.A46]&amp; &quot; &quot; &amp;[.B46]&amp;&quot; &quot;&amp;[.C46]&amp;&quot; &quot; &amp;[.D46]))))" office:value-type="boolean" office:boolean-value="false">
            <text:p>FALSCH</text:p>
          </table:table-cell>
          <table:table-cell table:formula="of:=IF([.O46]=1;[.A46];IF([.O46]=2;TEXT([.A47];&quot;TT.MM.JJ&quot;);IF([.O46]=3;[.C46]&amp; &quot; &quot; &amp;[.D46]&amp;&quot; &quot;&amp;[.E46]&amp;&quot; &quot; &amp;[.F46];IF([.O46]=4;[.A46]&amp; &quot; &quot; &amp;[.B46]&amp;&quot; &quot;&amp;[.C46]&amp;&quot; &quot; &amp;[.D46]))))" office:value-type="boolean" office:boolean-value="false">
            <text:p>FALSCH</text:p>
          </table:table-cell>
          <table:table-cell table:formula="of:=IF([.O46]=1;[.A46];IF([.O46]=2;TEXT([.B47];&quot;HH:MM&quot;);IF([.O46]=3;[.C46]&amp; &quot; &quot; &amp;[.D46]&amp;&quot; &quot;&amp;[.E46]&amp;&quot; &quot; &amp;[.F46];IF([.O46]=4;[.A46]&amp; &quot; &quot; &amp;[.B46]&amp;&quot; &quot;&amp;[.C46]&amp;&quot; &quot; &amp;[.D46]))))" office:value-type="boolean" office:boolean-value="false">
            <text:p>FALSCH</text:p>
          </table:table-cell>
          <table:table-cell/>
          <table:table-cell table:formula="of:=INDIRECT(&quot;R&quot;&amp;ROW([.T46])&amp;&quot;C&quot;&amp;COLUMN([.T46])+[.O46];&quot;0&quot;)" office:value-type="float" office:value="0">
            <text:p>0</text:p>
          </table:table-cell>
          <table:table-cell table:formula="of:=IF([.P46]&gt;1;&quot;,&quot;;&quot;&quot;)&amp;&quot;{ &quot;&quot;spielnr&quot;&quot;:&quot;&quot;&quot;&amp;[.P46]&amp;&quot;&quot;&quot;,&quot;&quot;spieltag&quot;&quot;:&quot;&quot;&quot;&amp;[.L46]&amp;&quot;&quot;&quot;,&quot;&quot;bahn&quot;&quot;:&quot;&quot;&quot;&amp;[.N46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46]&amp;&quot;&quot;&quot;,&quot;&quot;uhrzeit&quot;&quot;:&quot;&quot;&quot;&amp;[.R46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46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46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47]=&quot;Bahn&quot;;[.K46]=-1);0;IF(AND([.A47]&lt;&gt;&quot;Bahn&quot;;[.K46]&lt;&gt;-1);[.K46]+1;[.K46]))" office:value-type="float" office:value="-1">
            <text:p>-1</text:p>
          </table:table-cell>
          <table:table-cell table:formula="of:=IF([.B47]=&quot;Spieltag&quot;;[.L46]+1;[.L46])" office:value-type="float" office:value="0">
            <text:p>0</text:p>
          </table:table-cell>
          <table:table-cell table:formula="of:=IF(AND([.K47]&gt;0;[.K47]&lt;&gt;[.K46]);[.A47];&quot;&quot;)">
            <text:p/>
          </table:table-cell>
          <table:table-cell table:formula="of:=IF([.O47]=1;VLOOKUP([.P47];[.K43:.M542];3;0);&quot;&quot;)">
            <text:p/>
          </table:table-cell>
          <table:table-cell table:formula="of:=IF([.A48]=&quot;So&quot;;1;[.O46]+1)" office:value-type="float" office:value="43">
            <text:p>43</text:p>
          </table:table-cell>
          <table:table-cell table:formula="of:=IF([.O47]=1;[.A47];IF([.O47]=2;[.A47];IF([.O47]=3;[.C47]&amp; &quot; &quot; &amp;[.D47]&amp;&quot; &quot;&amp;[.E47]&amp;&quot; &quot; &amp;[.F47];IF([.O47]=4;[.A47]&amp; &quot; &quot; &amp;[.B47]&amp;&quot; &quot;&amp;[.C47]&amp;&quot; &quot; &amp;[.D47]))))" office:value-type="boolean" office:boolean-value="false">
            <text:p>FALSCH</text:p>
          </table:table-cell>
          <table:table-cell table:formula="of:=IF([.O47]=1;[.A47];IF([.O47]=2;TEXT([.A48];&quot;TT.MM.JJ&quot;);IF([.O47]=3;[.C47]&amp; &quot; &quot; &amp;[.D47]&amp;&quot; &quot;&amp;[.E47]&amp;&quot; &quot; &amp;[.F47];IF([.O47]=4;[.A47]&amp; &quot; &quot; &amp;[.B47]&amp;&quot; &quot;&amp;[.C47]&amp;&quot; &quot; &amp;[.D47]))))" office:value-type="boolean" office:boolean-value="false">
            <text:p>FALSCH</text:p>
          </table:table-cell>
          <table:table-cell table:formula="of:=IF([.O47]=1;[.A47];IF([.O47]=2;TEXT([.B48];&quot;HH:MM&quot;);IF([.O47]=3;[.C47]&amp; &quot; &quot; &amp;[.D47]&amp;&quot; &quot;&amp;[.E47]&amp;&quot; &quot; &amp;[.F47];IF([.O47]=4;[.A47]&amp; &quot; &quot; &amp;[.B47]&amp;&quot; &quot;&amp;[.C47]&amp;&quot; &quot; &amp;[.D47]))))" office:value-type="boolean" office:boolean-value="false">
            <text:p>FALSCH</text:p>
          </table:table-cell>
          <table:table-cell/>
          <table:table-cell table:formula="of:=INDIRECT(&quot;R&quot;&amp;ROW([.T47])&amp;&quot;C&quot;&amp;COLUMN([.T47])+[.O47];&quot;0&quot;)" office:value-type="float" office:value="0">
            <text:p>0</text:p>
          </table:table-cell>
          <table:table-cell table:formula="of:=IF([.P47]&gt;1;&quot;,&quot;;&quot;&quot;)&amp;&quot;{ &quot;&quot;spielnr&quot;&quot;:&quot;&quot;&quot;&amp;[.P47]&amp;&quot;&quot;&quot;,&quot;&quot;spieltag&quot;&quot;:&quot;&quot;&quot;&amp;[.L47]&amp;&quot;&quot;&quot;,&quot;&quot;bahn&quot;&quot;:&quot;&quot;&quot;&amp;[.N47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47]&amp;&quot;&quot;&quot;,&quot;&quot;uhrzeit&quot;&quot;:&quot;&quot;&quot;&amp;[.R47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47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47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48]=&quot;Bahn&quot;;[.K47]=-1);0;IF(AND([.A48]&lt;&gt;&quot;Bahn&quot;;[.K47]&lt;&gt;-1);[.K47]+1;[.K47]))" office:value-type="float" office:value="-1">
            <text:p>-1</text:p>
          </table:table-cell>
          <table:table-cell table:formula="of:=IF([.B48]=&quot;Spieltag&quot;;[.L47]+1;[.L47])" office:value-type="float" office:value="0">
            <text:p>0</text:p>
          </table:table-cell>
          <table:table-cell table:formula="of:=IF(AND([.K48]&gt;0;[.K48]&lt;&gt;[.K47]);[.A48];&quot;&quot;)">
            <text:p/>
          </table:table-cell>
          <table:table-cell table:formula="of:=IF([.O48]=1;VLOOKUP([.P48];[.K44:.M543];3;0);&quot;&quot;)">
            <text:p/>
          </table:table-cell>
          <table:table-cell table:formula="of:=IF([.A49]=&quot;So&quot;;1;[.O47]+1)" office:value-type="float" office:value="44">
            <text:p>44</text:p>
          </table:table-cell>
          <table:table-cell table:formula="of:=IF([.O48]=1;[.A48];IF([.O48]=2;[.A48];IF([.O48]=3;[.C48]&amp; &quot; &quot; &amp;[.D48]&amp;&quot; &quot;&amp;[.E48]&amp;&quot; &quot; &amp;[.F48];IF([.O48]=4;[.A48]&amp; &quot; &quot; &amp;[.B48]&amp;&quot; &quot;&amp;[.C48]&amp;&quot; &quot; &amp;[.D48]))))" office:value-type="boolean" office:boolean-value="false">
            <text:p>FALSCH</text:p>
          </table:table-cell>
          <table:table-cell table:formula="of:=IF([.O48]=1;[.A48];IF([.O48]=2;TEXT([.A49];&quot;TT.MM.JJ&quot;);IF([.O48]=3;[.C48]&amp; &quot; &quot; &amp;[.D48]&amp;&quot; &quot;&amp;[.E48]&amp;&quot; &quot; &amp;[.F48];IF([.O48]=4;[.A48]&amp; &quot; &quot; &amp;[.B48]&amp;&quot; &quot;&amp;[.C48]&amp;&quot; &quot; &amp;[.D48]))))" office:value-type="boolean" office:boolean-value="false">
            <text:p>FALSCH</text:p>
          </table:table-cell>
          <table:table-cell table:formula="of:=IF([.O48]=1;[.A48];IF([.O48]=2;TEXT([.B49];&quot;HH:MM&quot;);IF([.O48]=3;[.C48]&amp; &quot; &quot; &amp;[.D48]&amp;&quot; &quot;&amp;[.E48]&amp;&quot; &quot; &amp;[.F48];IF([.O48]=4;[.A48]&amp; &quot; &quot; &amp;[.B48]&amp;&quot; &quot;&amp;[.C48]&amp;&quot; &quot; &amp;[.D48]))))" office:value-type="boolean" office:boolean-value="false">
            <text:p>FALSCH</text:p>
          </table:table-cell>
          <table:table-cell/>
          <table:table-cell table:formula="of:=INDIRECT(&quot;R&quot;&amp;ROW([.T48])&amp;&quot;C&quot;&amp;COLUMN([.T48])+[.O48];&quot;0&quot;)" office:value-type="float" office:value="0">
            <text:p>0</text:p>
          </table:table-cell>
          <table:table-cell table:formula="of:=IF([.P48]&gt;1;&quot;,&quot;;&quot;&quot;)&amp;&quot;{ &quot;&quot;spielnr&quot;&quot;:&quot;&quot;&quot;&amp;[.P48]&amp;&quot;&quot;&quot;,&quot;&quot;spieltag&quot;&quot;:&quot;&quot;&quot;&amp;[.L48]&amp;&quot;&quot;&quot;,&quot;&quot;bahn&quot;&quot;:&quot;&quot;&quot;&amp;[.N48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48]&amp;&quot;&quot;&quot;,&quot;&quot;uhrzeit&quot;&quot;:&quot;&quot;&quot;&amp;[.R48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48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48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49]=&quot;Bahn&quot;;[.K48]=-1);0;IF(AND([.A49]&lt;&gt;&quot;Bahn&quot;;[.K48]&lt;&gt;-1);[.K48]+1;[.K48]))" office:value-type="float" office:value="-1">
            <text:p>-1</text:p>
          </table:table-cell>
          <table:table-cell table:formula="of:=IF([.B49]=&quot;Spieltag&quot;;[.L48]+1;[.L48])" office:value-type="float" office:value="0">
            <text:p>0</text:p>
          </table:table-cell>
          <table:table-cell table:formula="of:=IF(AND([.K49]&gt;0;[.K49]&lt;&gt;[.K48]);[.A49];&quot;&quot;)">
            <text:p/>
          </table:table-cell>
          <table:table-cell table:formula="of:=IF([.O49]=1;VLOOKUP([.P49];[.K45:.M544];3;0);&quot;&quot;)">
            <text:p/>
          </table:table-cell>
          <table:table-cell table:formula="of:=IF([.A50]=&quot;So&quot;;1;[.O48]+1)" office:value-type="float" office:value="45">
            <text:p>45</text:p>
          </table:table-cell>
          <table:table-cell table:formula="of:=IF([.O49]=1;[.A49];IF([.O49]=2;[.A49];IF([.O49]=3;[.C49]&amp; &quot; &quot; &amp;[.D49]&amp;&quot; &quot;&amp;[.E49]&amp;&quot; &quot; &amp;[.F49];IF([.O49]=4;[.A49]&amp; &quot; &quot; &amp;[.B49]&amp;&quot; &quot;&amp;[.C49]&amp;&quot; &quot; &amp;[.D49]))))" office:value-type="boolean" office:boolean-value="false">
            <text:p>FALSCH</text:p>
          </table:table-cell>
          <table:table-cell table:formula="of:=IF([.O49]=1;[.A49];IF([.O49]=2;TEXT([.A50];&quot;TT.MM.JJ&quot;);IF([.O49]=3;[.C49]&amp; &quot; &quot; &amp;[.D49]&amp;&quot; &quot;&amp;[.E49]&amp;&quot; &quot; &amp;[.F49];IF([.O49]=4;[.A49]&amp; &quot; &quot; &amp;[.B49]&amp;&quot; &quot;&amp;[.C49]&amp;&quot; &quot; &amp;[.D49]))))" office:value-type="boolean" office:boolean-value="false">
            <text:p>FALSCH</text:p>
          </table:table-cell>
          <table:table-cell table:formula="of:=IF([.O49]=1;[.A49];IF([.O49]=2;TEXT([.B50];&quot;HH:MM&quot;);IF([.O49]=3;[.C49]&amp; &quot; &quot; &amp;[.D49]&amp;&quot; &quot;&amp;[.E49]&amp;&quot; &quot; &amp;[.F49];IF([.O49]=4;[.A49]&amp; &quot; &quot; &amp;[.B49]&amp;&quot; &quot;&amp;[.C49]&amp;&quot; &quot; &amp;[.D49]))))" office:value-type="boolean" office:boolean-value="false">
            <text:p>FALSCH</text:p>
          </table:table-cell>
          <table:table-cell/>
          <table:table-cell table:formula="of:=INDIRECT(&quot;R&quot;&amp;ROW([.T49])&amp;&quot;C&quot;&amp;COLUMN([.T49])+[.O49];&quot;0&quot;)" office:value-type="float" office:value="0">
            <text:p>0</text:p>
          </table:table-cell>
          <table:table-cell table:formula="of:=IF([.P49]&gt;1;&quot;,&quot;;&quot;&quot;)&amp;&quot;{ &quot;&quot;spielnr&quot;&quot;:&quot;&quot;&quot;&amp;[.P49]&amp;&quot;&quot;&quot;,&quot;&quot;spieltag&quot;&quot;:&quot;&quot;&quot;&amp;[.L49]&amp;&quot;&quot;&quot;,&quot;&quot;bahn&quot;&quot;:&quot;&quot;&quot;&amp;[.N49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49]&amp;&quot;&quot;&quot;,&quot;&quot;uhrzeit&quot;&quot;:&quot;&quot;&quot;&amp;[.R49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49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49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50]=&quot;Bahn&quot;;[.K49]=-1);0;IF(AND([.A50]&lt;&gt;&quot;Bahn&quot;;[.K49]&lt;&gt;-1);[.K49]+1;[.K49]))" office:value-type="float" office:value="-1">
            <text:p>-1</text:p>
          </table:table-cell>
          <table:table-cell table:formula="of:=IF([.B50]=&quot;Spieltag&quot;;[.L49]+1;[.L49])" office:value-type="float" office:value="0">
            <text:p>0</text:p>
          </table:table-cell>
          <table:table-cell table:formula="of:=IF(AND([.K50]&gt;0;[.K50]&lt;&gt;[.K49]);[.A50];&quot;&quot;)">
            <text:p/>
          </table:table-cell>
          <table:table-cell table:formula="of:=IF([.O50]=1;VLOOKUP([.P50];[.K46:.M545];3;0);&quot;&quot;)">
            <text:p/>
          </table:table-cell>
          <table:table-cell table:formula="of:=IF([.A51]=&quot;So&quot;;1;[.O49]+1)" office:value-type="float" office:value="46">
            <text:p>46</text:p>
          </table:table-cell>
          <table:table-cell table:formula="of:=IF([.O50]=1;[.A50];IF([.O50]=2;[.A50];IF([.O50]=3;[.C50]&amp; &quot; &quot; &amp;[.D50]&amp;&quot; &quot;&amp;[.E50]&amp;&quot; &quot; &amp;[.F50];IF([.O50]=4;[.A50]&amp; &quot; &quot; &amp;[.B50]&amp;&quot; &quot;&amp;[.C50]&amp;&quot; &quot; &amp;[.D50]))))" office:value-type="boolean" office:boolean-value="false">
            <text:p>FALSCH</text:p>
          </table:table-cell>
          <table:table-cell table:formula="of:=IF([.O50]=1;[.A50];IF([.O50]=2;TEXT([.A51];&quot;TT.MM.JJ&quot;);IF([.O50]=3;[.C50]&amp; &quot; &quot; &amp;[.D50]&amp;&quot; &quot;&amp;[.E50]&amp;&quot; &quot; &amp;[.F50];IF([.O50]=4;[.A50]&amp; &quot; &quot; &amp;[.B50]&amp;&quot; &quot;&amp;[.C50]&amp;&quot; &quot; &amp;[.D50]))))" office:value-type="boolean" office:boolean-value="false">
            <text:p>FALSCH</text:p>
          </table:table-cell>
          <table:table-cell table:formula="of:=IF([.O50]=1;[.A50];IF([.O50]=2;TEXT([.B51];&quot;HH:MM&quot;);IF([.O50]=3;[.C50]&amp; &quot; &quot; &amp;[.D50]&amp;&quot; &quot;&amp;[.E50]&amp;&quot; &quot; &amp;[.F50];IF([.O50]=4;[.A50]&amp; &quot; &quot; &amp;[.B50]&amp;&quot; &quot;&amp;[.C50]&amp;&quot; &quot; &amp;[.D50]))))" office:value-type="boolean" office:boolean-value="false">
            <text:p>FALSCH</text:p>
          </table:table-cell>
          <table:table-cell/>
          <table:table-cell table:formula="of:=INDIRECT(&quot;R&quot;&amp;ROW([.T50])&amp;&quot;C&quot;&amp;COLUMN([.T50])+[.O50];&quot;0&quot;)" office:value-type="float" office:value="0">
            <text:p>0</text:p>
          </table:table-cell>
          <table:table-cell table:formula="of:=IF([.P50]&gt;1;&quot;,&quot;;&quot;&quot;)&amp;&quot;{ &quot;&quot;spielnr&quot;&quot;:&quot;&quot;&quot;&amp;[.P50]&amp;&quot;&quot;&quot;,&quot;&quot;spieltag&quot;&quot;:&quot;&quot;&quot;&amp;[.L50]&amp;&quot;&quot;&quot;,&quot;&quot;bahn&quot;&quot;:&quot;&quot;&quot;&amp;[.N50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50]&amp;&quot;&quot;&quot;,&quot;&quot;uhrzeit&quot;&quot;:&quot;&quot;&quot;&amp;[.R50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50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50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51]=&quot;Bahn&quot;;[.K50]=-1);0;IF(AND([.A51]&lt;&gt;&quot;Bahn&quot;;[.K50]&lt;&gt;-1);[.K50]+1;[.K50]))" office:value-type="float" office:value="-1">
            <text:p>-1</text:p>
          </table:table-cell>
          <table:table-cell table:formula="of:=IF([.B51]=&quot;Spieltag&quot;;[.L50]+1;[.L50])" office:value-type="float" office:value="0">
            <text:p>0</text:p>
          </table:table-cell>
          <table:table-cell table:formula="of:=IF(AND([.K51]&gt;0;[.K51]&lt;&gt;[.K50]);[.A51];&quot;&quot;)">
            <text:p/>
          </table:table-cell>
          <table:table-cell table:formula="of:=IF([.O51]=1;VLOOKUP([.P51];[.K47:.M546];3;0);&quot;&quot;)">
            <text:p/>
          </table:table-cell>
          <table:table-cell table:formula="of:=IF([.A52]=&quot;So&quot;;1;[.O50]+1)" office:value-type="float" office:value="47">
            <text:p>47</text:p>
          </table:table-cell>
          <table:table-cell table:formula="of:=IF([.O51]=1;[.A51];IF([.O51]=2;[.A51];IF([.O51]=3;[.C51]&amp; &quot; &quot; &amp;[.D51]&amp;&quot; &quot;&amp;[.E51]&amp;&quot; &quot; &amp;[.F51];IF([.O51]=4;[.A51]&amp; &quot; &quot; &amp;[.B51]&amp;&quot; &quot;&amp;[.C51]&amp;&quot; &quot; &amp;[.D51]))))" office:value-type="boolean" office:boolean-value="false">
            <text:p>FALSCH</text:p>
          </table:table-cell>
          <table:table-cell table:formula="of:=IF([.O51]=1;[.A51];IF([.O51]=2;TEXT([.A52];&quot;TT.MM.JJ&quot;);IF([.O51]=3;[.C51]&amp; &quot; &quot; &amp;[.D51]&amp;&quot; &quot;&amp;[.E51]&amp;&quot; &quot; &amp;[.F51];IF([.O51]=4;[.A51]&amp; &quot; &quot; &amp;[.B51]&amp;&quot; &quot;&amp;[.C51]&amp;&quot; &quot; &amp;[.D51]))))" office:value-type="boolean" office:boolean-value="false">
            <text:p>FALSCH</text:p>
          </table:table-cell>
          <table:table-cell table:formula="of:=IF([.O51]=1;[.A51];IF([.O51]=2;TEXT([.B52];&quot;HH:MM&quot;);IF([.O51]=3;[.C51]&amp; &quot; &quot; &amp;[.D51]&amp;&quot; &quot;&amp;[.E51]&amp;&quot; &quot; &amp;[.F51];IF([.O51]=4;[.A51]&amp; &quot; &quot; &amp;[.B51]&amp;&quot; &quot;&amp;[.C51]&amp;&quot; &quot; &amp;[.D51]))))" office:value-type="boolean" office:boolean-value="false">
            <text:p>FALSCH</text:p>
          </table:table-cell>
          <table:table-cell/>
          <table:table-cell table:formula="of:=INDIRECT(&quot;R&quot;&amp;ROW([.T51])&amp;&quot;C&quot;&amp;COLUMN([.T51])+[.O51];&quot;0&quot;)" office:value-type="float" office:value="0">
            <text:p>0</text:p>
          </table:table-cell>
          <table:table-cell table:formula="of:=IF([.P51]&gt;1;&quot;,&quot;;&quot;&quot;)&amp;&quot;{ &quot;&quot;spielnr&quot;&quot;:&quot;&quot;&quot;&amp;[.P51]&amp;&quot;&quot;&quot;,&quot;&quot;spieltag&quot;&quot;:&quot;&quot;&quot;&amp;[.L51]&amp;&quot;&quot;&quot;,&quot;&quot;bahn&quot;&quot;:&quot;&quot;&quot;&amp;[.N51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51]&amp;&quot;&quot;&quot;,&quot;&quot;uhrzeit&quot;&quot;:&quot;&quot;&quot;&amp;[.R51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51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51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52]=&quot;Bahn&quot;;[.K51]=-1);0;IF(AND([.A52]&lt;&gt;&quot;Bahn&quot;;[.K51]&lt;&gt;-1);[.K51]+1;[.K51]))" office:value-type="float" office:value="-1">
            <text:p>-1</text:p>
          </table:table-cell>
          <table:table-cell table:formula="of:=IF([.B52]=&quot;Spieltag&quot;;[.L51]+1;[.L51])" office:value-type="float" office:value="0">
            <text:p>0</text:p>
          </table:table-cell>
          <table:table-cell table:formula="of:=IF(AND([.K52]&gt;0;[.K52]&lt;&gt;[.K51]);[.A52];&quot;&quot;)">
            <text:p/>
          </table:table-cell>
          <table:table-cell table:formula="of:=IF([.O52]=1;VLOOKUP([.P52];[.K48:.M547];3;0);&quot;&quot;)">
            <text:p/>
          </table:table-cell>
          <table:table-cell table:formula="of:=IF([.A53]=&quot;So&quot;;1;[.O51]+1)" office:value-type="float" office:value="48">
            <text:p>48</text:p>
          </table:table-cell>
          <table:table-cell table:formula="of:=IF([.O52]=1;[.A52];IF([.O52]=2;[.A52];IF([.O52]=3;[.C52]&amp; &quot; &quot; &amp;[.D52]&amp;&quot; &quot;&amp;[.E52]&amp;&quot; &quot; &amp;[.F52];IF([.O52]=4;[.A52]&amp; &quot; &quot; &amp;[.B52]&amp;&quot; &quot;&amp;[.C52]&amp;&quot; &quot; &amp;[.D52]))))" office:value-type="boolean" office:boolean-value="false">
            <text:p>FALSCH</text:p>
          </table:table-cell>
          <table:table-cell table:formula="of:=IF([.O52]=1;[.A52];IF([.O52]=2;TEXT([.A53];&quot;TT.MM.JJ&quot;);IF([.O52]=3;[.C52]&amp; &quot; &quot; &amp;[.D52]&amp;&quot; &quot;&amp;[.E52]&amp;&quot; &quot; &amp;[.F52];IF([.O52]=4;[.A52]&amp; &quot; &quot; &amp;[.B52]&amp;&quot; &quot;&amp;[.C52]&amp;&quot; &quot; &amp;[.D52]))))" office:value-type="boolean" office:boolean-value="false">
            <text:p>FALSCH</text:p>
          </table:table-cell>
          <table:table-cell table:formula="of:=IF([.O52]=1;[.A52];IF([.O52]=2;TEXT([.B53];&quot;HH:MM&quot;);IF([.O52]=3;[.C52]&amp; &quot; &quot; &amp;[.D52]&amp;&quot; &quot;&amp;[.E52]&amp;&quot; &quot; &amp;[.F52];IF([.O52]=4;[.A52]&amp; &quot; &quot; &amp;[.B52]&amp;&quot; &quot;&amp;[.C52]&amp;&quot; &quot; &amp;[.D52]))))" office:value-type="boolean" office:boolean-value="false">
            <text:p>FALSCH</text:p>
          </table:table-cell>
          <table:table-cell/>
          <table:table-cell table:formula="of:=INDIRECT(&quot;R&quot;&amp;ROW([.T52])&amp;&quot;C&quot;&amp;COLUMN([.T52])+[.O52];&quot;0&quot;)" office:value-type="float" office:value="0">
            <text:p>0</text:p>
          </table:table-cell>
          <table:table-cell table:formula="of:=IF([.P52]&gt;1;&quot;,&quot;;&quot;&quot;)&amp;&quot;{ &quot;&quot;spielnr&quot;&quot;:&quot;&quot;&quot;&amp;[.P52]&amp;&quot;&quot;&quot;,&quot;&quot;spieltag&quot;&quot;:&quot;&quot;&quot;&amp;[.L52]&amp;&quot;&quot;&quot;,&quot;&quot;bahn&quot;&quot;:&quot;&quot;&quot;&amp;[.N52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52]&amp;&quot;&quot;&quot;,&quot;&quot;uhrzeit&quot;&quot;:&quot;&quot;&quot;&amp;[.R52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52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52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53]=&quot;Bahn&quot;;[.K52]=-1);0;IF(AND([.A53]&lt;&gt;&quot;Bahn&quot;;[.K52]&lt;&gt;-1);[.K52]+1;[.K52]))" office:value-type="float" office:value="-1">
            <text:p>-1</text:p>
          </table:table-cell>
          <table:table-cell table:formula="of:=IF([.B53]=&quot;Spieltag&quot;;[.L52]+1;[.L52])" office:value-type="float" office:value="0">
            <text:p>0</text:p>
          </table:table-cell>
          <table:table-cell table:formula="of:=IF(AND([.K53]&gt;0;[.K53]&lt;&gt;[.K52]);[.A53];&quot;&quot;)">
            <text:p/>
          </table:table-cell>
          <table:table-cell table:formula="of:=IF([.O53]=1;VLOOKUP([.P53];[.K49:.M548];3;0);&quot;&quot;)">
            <text:p/>
          </table:table-cell>
          <table:table-cell table:formula="of:=IF([.A54]=&quot;So&quot;;1;[.O52]+1)" office:value-type="float" office:value="49">
            <text:p>49</text:p>
          </table:table-cell>
          <table:table-cell table:formula="of:=IF([.O53]=1;[.A53];IF([.O53]=2;[.A53];IF([.O53]=3;[.C53]&amp; &quot; &quot; &amp;[.D53]&amp;&quot; &quot;&amp;[.E53]&amp;&quot; &quot; &amp;[.F53];IF([.O53]=4;[.A53]&amp; &quot; &quot; &amp;[.B53]&amp;&quot; &quot;&amp;[.C53]&amp;&quot; &quot; &amp;[.D53]))))" office:value-type="boolean" office:boolean-value="false">
            <text:p>FALSCH</text:p>
          </table:table-cell>
          <table:table-cell table:formula="of:=IF([.O53]=1;[.A53];IF([.O53]=2;TEXT([.A54];&quot;TT.MM.JJ&quot;);IF([.O53]=3;[.C53]&amp; &quot; &quot; &amp;[.D53]&amp;&quot; &quot;&amp;[.E53]&amp;&quot; &quot; &amp;[.F53];IF([.O53]=4;[.A53]&amp; &quot; &quot; &amp;[.B53]&amp;&quot; &quot;&amp;[.C53]&amp;&quot; &quot; &amp;[.D53]))))" office:value-type="boolean" office:boolean-value="false">
            <text:p>FALSCH</text:p>
          </table:table-cell>
          <table:table-cell table:formula="of:=IF([.O53]=1;[.A53];IF([.O53]=2;TEXT([.B54];&quot;HH:MM&quot;);IF([.O53]=3;[.C53]&amp; &quot; &quot; &amp;[.D53]&amp;&quot; &quot;&amp;[.E53]&amp;&quot; &quot; &amp;[.F53];IF([.O53]=4;[.A53]&amp; &quot; &quot; &amp;[.B53]&amp;&quot; &quot;&amp;[.C53]&amp;&quot; &quot; &amp;[.D53]))))" office:value-type="boolean" office:boolean-value="false">
            <text:p>FALSCH</text:p>
          </table:table-cell>
          <table:table-cell/>
          <table:table-cell table:formula="of:=INDIRECT(&quot;R&quot;&amp;ROW([.T53])&amp;&quot;C&quot;&amp;COLUMN([.T53])+[.O53];&quot;0&quot;)" office:value-type="float" office:value="0">
            <text:p>0</text:p>
          </table:table-cell>
          <table:table-cell table:formula="of:=IF([.P53]&gt;1;&quot;,&quot;;&quot;&quot;)&amp;&quot;{ &quot;&quot;spielnr&quot;&quot;:&quot;&quot;&quot;&amp;[.P53]&amp;&quot;&quot;&quot;,&quot;&quot;spieltag&quot;&quot;:&quot;&quot;&quot;&amp;[.L53]&amp;&quot;&quot;&quot;,&quot;&quot;bahn&quot;&quot;:&quot;&quot;&quot;&amp;[.N53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53]&amp;&quot;&quot;&quot;,&quot;&quot;uhrzeit&quot;&quot;:&quot;&quot;&quot;&amp;[.R53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53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53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54]=&quot;Bahn&quot;;[.K53]=-1);0;IF(AND([.A54]&lt;&gt;&quot;Bahn&quot;;[.K53]&lt;&gt;-1);[.K53]+1;[.K53]))" office:value-type="float" office:value="-1">
            <text:p>-1</text:p>
          </table:table-cell>
          <table:table-cell table:formula="of:=IF([.B54]=&quot;Spieltag&quot;;[.L53]+1;[.L53])" office:value-type="float" office:value="0">
            <text:p>0</text:p>
          </table:table-cell>
          <table:table-cell table:formula="of:=IF(AND([.K54]&gt;0;[.K54]&lt;&gt;[.K53]);[.A54];&quot;&quot;)">
            <text:p/>
          </table:table-cell>
          <table:table-cell table:formula="of:=IF([.O54]=1;VLOOKUP([.P54];[.K50:.M549];3;0);&quot;&quot;)">
            <text:p/>
          </table:table-cell>
          <table:table-cell table:formula="of:=IF([.A55]=&quot;So&quot;;1;[.O53]+1)" office:value-type="float" office:value="50">
            <text:p>50</text:p>
          </table:table-cell>
          <table:table-cell table:formula="of:=IF([.O54]=1;[.A54];IF([.O54]=2;[.A54];IF([.O54]=3;[.C54]&amp; &quot; &quot; &amp;[.D54]&amp;&quot; &quot;&amp;[.E54]&amp;&quot; &quot; &amp;[.F54];IF([.O54]=4;[.A54]&amp; &quot; &quot; &amp;[.B54]&amp;&quot; &quot;&amp;[.C54]&amp;&quot; &quot; &amp;[.D54]))))" office:value-type="boolean" office:boolean-value="false">
            <text:p>FALSCH</text:p>
          </table:table-cell>
          <table:table-cell table:formula="of:=IF([.O54]=1;[.A54];IF([.O54]=2;TEXT([.A55];&quot;TT.MM.JJ&quot;);IF([.O54]=3;[.C54]&amp; &quot; &quot; &amp;[.D54]&amp;&quot; &quot;&amp;[.E54]&amp;&quot; &quot; &amp;[.F54];IF([.O54]=4;[.A54]&amp; &quot; &quot; &amp;[.B54]&amp;&quot; &quot;&amp;[.C54]&amp;&quot; &quot; &amp;[.D54]))))" office:value-type="boolean" office:boolean-value="false">
            <text:p>FALSCH</text:p>
          </table:table-cell>
          <table:table-cell table:formula="of:=IF([.O54]=1;[.A54];IF([.O54]=2;TEXT([.B55];&quot;HH:MM&quot;);IF([.O54]=3;[.C54]&amp; &quot; &quot; &amp;[.D54]&amp;&quot; &quot;&amp;[.E54]&amp;&quot; &quot; &amp;[.F54];IF([.O54]=4;[.A54]&amp; &quot; &quot; &amp;[.B54]&amp;&quot; &quot;&amp;[.C54]&amp;&quot; &quot; &amp;[.D54]))))" office:value-type="boolean" office:boolean-value="false">
            <text:p>FALSCH</text:p>
          </table:table-cell>
          <table:table-cell/>
          <table:table-cell table:formula="of:=INDIRECT(&quot;R&quot;&amp;ROW([.T54])&amp;&quot;C&quot;&amp;COLUMN([.T54])+[.O54];&quot;0&quot;)" office:value-type="float" office:value="0">
            <text:p>0</text:p>
          </table:table-cell>
          <table:table-cell table:formula="of:=IF([.P54]&gt;1;&quot;,&quot;;&quot;&quot;)&amp;&quot;{ &quot;&quot;spielnr&quot;&quot;:&quot;&quot;&quot;&amp;[.P54]&amp;&quot;&quot;&quot;,&quot;&quot;spieltag&quot;&quot;:&quot;&quot;&quot;&amp;[.L54]&amp;&quot;&quot;&quot;,&quot;&quot;bahn&quot;&quot;:&quot;&quot;&quot;&amp;[.N54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54]&amp;&quot;&quot;&quot;,&quot;&quot;uhrzeit&quot;&quot;:&quot;&quot;&quot;&amp;[.R54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54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54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55]=&quot;Bahn&quot;;[.K54]=-1);0;IF(AND([.A55]&lt;&gt;&quot;Bahn&quot;;[.K54]&lt;&gt;-1);[.K54]+1;[.K54]))" office:value-type="float" office:value="-1">
            <text:p>-1</text:p>
          </table:table-cell>
          <table:table-cell table:formula="of:=IF([.B55]=&quot;Spieltag&quot;;[.L54]+1;[.L54])" office:value-type="float" office:value="0">
            <text:p>0</text:p>
          </table:table-cell>
          <table:table-cell table:formula="of:=IF(AND([.K55]&gt;0;[.K55]&lt;&gt;[.K54]);[.A55];&quot;&quot;)">
            <text:p/>
          </table:table-cell>
          <table:table-cell table:formula="of:=IF([.O55]=1;VLOOKUP([.P55];[.K51:.M550];3;0);&quot;&quot;)">
            <text:p/>
          </table:table-cell>
          <table:table-cell table:formula="of:=IF([.A56]=&quot;So&quot;;1;[.O54]+1)" office:value-type="float" office:value="51">
            <text:p>51</text:p>
          </table:table-cell>
          <table:table-cell table:formula="of:=IF([.O55]=1;[.A55];IF([.O55]=2;[.A55];IF([.O55]=3;[.C55]&amp; &quot; &quot; &amp;[.D55]&amp;&quot; &quot;&amp;[.E55]&amp;&quot; &quot; &amp;[.F55];IF([.O55]=4;[.A55]&amp; &quot; &quot; &amp;[.B55]&amp;&quot; &quot;&amp;[.C55]&amp;&quot; &quot; &amp;[.D55]))))" office:value-type="boolean" office:boolean-value="false">
            <text:p>FALSCH</text:p>
          </table:table-cell>
          <table:table-cell table:formula="of:=IF([.O55]=1;[.A55];IF([.O55]=2;TEXT([.A56];&quot;TT.MM.JJ&quot;);IF([.O55]=3;[.C55]&amp; &quot; &quot; &amp;[.D55]&amp;&quot; &quot;&amp;[.E55]&amp;&quot; &quot; &amp;[.F55];IF([.O55]=4;[.A55]&amp; &quot; &quot; &amp;[.B55]&amp;&quot; &quot;&amp;[.C55]&amp;&quot; &quot; &amp;[.D55]))))" office:value-type="boolean" office:boolean-value="false">
            <text:p>FALSCH</text:p>
          </table:table-cell>
          <table:table-cell table:formula="of:=IF([.O55]=1;[.A55];IF([.O55]=2;TEXT([.B56];&quot;HH:MM&quot;);IF([.O55]=3;[.C55]&amp; &quot; &quot; &amp;[.D55]&amp;&quot; &quot;&amp;[.E55]&amp;&quot; &quot; &amp;[.F55];IF([.O55]=4;[.A55]&amp; &quot; &quot; &amp;[.B55]&amp;&quot; &quot;&amp;[.C55]&amp;&quot; &quot; &amp;[.D55]))))" office:value-type="boolean" office:boolean-value="false">
            <text:p>FALSCH</text:p>
          </table:table-cell>
          <table:table-cell/>
          <table:table-cell table:formula="of:=INDIRECT(&quot;R&quot;&amp;ROW([.T55])&amp;&quot;C&quot;&amp;COLUMN([.T55])+[.O55];&quot;0&quot;)" office:value-type="float" office:value="0">
            <text:p>0</text:p>
          </table:table-cell>
          <table:table-cell table:formula="of:=IF([.P55]&gt;1;&quot;,&quot;;&quot;&quot;)&amp;&quot;{ &quot;&quot;spielnr&quot;&quot;:&quot;&quot;&quot;&amp;[.P55]&amp;&quot;&quot;&quot;,&quot;&quot;spieltag&quot;&quot;:&quot;&quot;&quot;&amp;[.L55]&amp;&quot;&quot;&quot;,&quot;&quot;bahn&quot;&quot;:&quot;&quot;&quot;&amp;[.N55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55]&amp;&quot;&quot;&quot;,&quot;&quot;uhrzeit&quot;&quot;:&quot;&quot;&quot;&amp;[.R55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55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55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56]=&quot;Bahn&quot;;[.K55]=-1);0;IF(AND([.A56]&lt;&gt;&quot;Bahn&quot;;[.K55]&lt;&gt;-1);[.K55]+1;[.K55]))" office:value-type="float" office:value="-1">
            <text:p>-1</text:p>
          </table:table-cell>
          <table:table-cell table:formula="of:=IF([.B56]=&quot;Spieltag&quot;;[.L55]+1;[.L55])" office:value-type="float" office:value="0">
            <text:p>0</text:p>
          </table:table-cell>
          <table:table-cell table:formula="of:=IF(AND([.K56]&gt;0;[.K56]&lt;&gt;[.K55]);[.A56];&quot;&quot;)">
            <text:p/>
          </table:table-cell>
          <table:table-cell table:formula="of:=IF([.O56]=1;VLOOKUP([.P56];[.K52:.M551];3;0);&quot;&quot;)">
            <text:p/>
          </table:table-cell>
          <table:table-cell table:formula="of:=IF([.A57]=&quot;So&quot;;1;[.O55]+1)" office:value-type="float" office:value="52">
            <text:p>52</text:p>
          </table:table-cell>
          <table:table-cell table:formula="of:=IF([.O56]=1;[.A56];IF([.O56]=2;[.A56];IF([.O56]=3;[.C56]&amp; &quot; &quot; &amp;[.D56]&amp;&quot; &quot;&amp;[.E56]&amp;&quot; &quot; &amp;[.F56];IF([.O56]=4;[.A56]&amp; &quot; &quot; &amp;[.B56]&amp;&quot; &quot;&amp;[.C56]&amp;&quot; &quot; &amp;[.D56]))))" office:value-type="boolean" office:boolean-value="false">
            <text:p>FALSCH</text:p>
          </table:table-cell>
          <table:table-cell table:formula="of:=IF([.O56]=1;[.A56];IF([.O56]=2;TEXT([.A57];&quot;TT.MM.JJ&quot;);IF([.O56]=3;[.C56]&amp; &quot; &quot; &amp;[.D56]&amp;&quot; &quot;&amp;[.E56]&amp;&quot; &quot; &amp;[.F56];IF([.O56]=4;[.A56]&amp; &quot; &quot; &amp;[.B56]&amp;&quot; &quot;&amp;[.C56]&amp;&quot; &quot; &amp;[.D56]))))" office:value-type="boolean" office:boolean-value="false">
            <text:p>FALSCH</text:p>
          </table:table-cell>
          <table:table-cell table:formula="of:=IF([.O56]=1;[.A56];IF([.O56]=2;TEXT([.B57];&quot;HH:MM&quot;);IF([.O56]=3;[.C56]&amp; &quot; &quot; &amp;[.D56]&amp;&quot; &quot;&amp;[.E56]&amp;&quot; &quot; &amp;[.F56];IF([.O56]=4;[.A56]&amp; &quot; &quot; &amp;[.B56]&amp;&quot; &quot;&amp;[.C56]&amp;&quot; &quot; &amp;[.D56]))))" office:value-type="boolean" office:boolean-value="false">
            <text:p>FALSCH</text:p>
          </table:table-cell>
          <table:table-cell/>
          <table:table-cell table:formula="of:=INDIRECT(&quot;R&quot;&amp;ROW([.T56])&amp;&quot;C&quot;&amp;COLUMN([.T56])+[.O56];&quot;0&quot;)" office:value-type="float" office:value="0">
            <text:p>0</text:p>
          </table:table-cell>
          <table:table-cell table:formula="of:=IF([.P56]&gt;1;&quot;,&quot;;&quot;&quot;)&amp;&quot;{ &quot;&quot;spielnr&quot;&quot;:&quot;&quot;&quot;&amp;[.P56]&amp;&quot;&quot;&quot;,&quot;&quot;spieltag&quot;&quot;:&quot;&quot;&quot;&amp;[.L56]&amp;&quot;&quot;&quot;,&quot;&quot;bahn&quot;&quot;:&quot;&quot;&quot;&amp;[.N56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56]&amp;&quot;&quot;&quot;,&quot;&quot;uhrzeit&quot;&quot;:&quot;&quot;&quot;&amp;[.R56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56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56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57]=&quot;Bahn&quot;;[.K56]=-1);0;IF(AND([.A57]&lt;&gt;&quot;Bahn&quot;;[.K56]&lt;&gt;-1);[.K56]+1;[.K56]))" office:value-type="float" office:value="-1">
            <text:p>-1</text:p>
          </table:table-cell>
          <table:table-cell table:formula="of:=IF([.B57]=&quot;Spieltag&quot;;[.L56]+1;[.L56])" office:value-type="float" office:value="0">
            <text:p>0</text:p>
          </table:table-cell>
          <table:table-cell table:formula="of:=IF(AND([.K57]&gt;0;[.K57]&lt;&gt;[.K56]);[.A57];&quot;&quot;)">
            <text:p/>
          </table:table-cell>
          <table:table-cell table:formula="of:=IF([.O57]=1;VLOOKUP([.P57];[.K53:.M552];3;0);&quot;&quot;)">
            <text:p/>
          </table:table-cell>
          <table:table-cell table:formula="of:=IF([.A58]=&quot;So&quot;;1;[.O56]+1)" office:value-type="float" office:value="53">
            <text:p>53</text:p>
          </table:table-cell>
          <table:table-cell table:formula="of:=IF([.O57]=1;[.A57];IF([.O57]=2;[.A57];IF([.O57]=3;[.C57]&amp; &quot; &quot; &amp;[.D57]&amp;&quot; &quot;&amp;[.E57]&amp;&quot; &quot; &amp;[.F57];IF([.O57]=4;[.A57]&amp; &quot; &quot; &amp;[.B57]&amp;&quot; &quot;&amp;[.C57]&amp;&quot; &quot; &amp;[.D57]))))" office:value-type="boolean" office:boolean-value="false">
            <text:p>FALSCH</text:p>
          </table:table-cell>
          <table:table-cell table:formula="of:=IF([.O57]=1;[.A57];IF([.O57]=2;TEXT([.A58];&quot;TT.MM.JJ&quot;);IF([.O57]=3;[.C57]&amp; &quot; &quot; &amp;[.D57]&amp;&quot; &quot;&amp;[.E57]&amp;&quot; &quot; &amp;[.F57];IF([.O57]=4;[.A57]&amp; &quot; &quot; &amp;[.B57]&amp;&quot; &quot;&amp;[.C57]&amp;&quot; &quot; &amp;[.D57]))))" office:value-type="boolean" office:boolean-value="false">
            <text:p>FALSCH</text:p>
          </table:table-cell>
          <table:table-cell table:formula="of:=IF([.O57]=1;[.A57];IF([.O57]=2;TEXT([.B58];&quot;HH:MM&quot;);IF([.O57]=3;[.C57]&amp; &quot; &quot; &amp;[.D57]&amp;&quot; &quot;&amp;[.E57]&amp;&quot; &quot; &amp;[.F57];IF([.O57]=4;[.A57]&amp; &quot; &quot; &amp;[.B57]&amp;&quot; &quot;&amp;[.C57]&amp;&quot; &quot; &amp;[.D57]))))" office:value-type="boolean" office:boolean-value="false">
            <text:p>FALSCH</text:p>
          </table:table-cell>
          <table:table-cell/>
          <table:table-cell table:formula="of:=INDIRECT(&quot;R&quot;&amp;ROW([.T57])&amp;&quot;C&quot;&amp;COLUMN([.T57])+[.O57];&quot;0&quot;)" office:value-type="float" office:value="0">
            <text:p>0</text:p>
          </table:table-cell>
          <table:table-cell table:formula="of:=IF([.P57]&gt;1;&quot;,&quot;;&quot;&quot;)&amp;&quot;{ &quot;&quot;spielnr&quot;&quot;:&quot;&quot;&quot;&amp;[.P57]&amp;&quot;&quot;&quot;,&quot;&quot;spieltag&quot;&quot;:&quot;&quot;&quot;&amp;[.L57]&amp;&quot;&quot;&quot;,&quot;&quot;bahn&quot;&quot;:&quot;&quot;&quot;&amp;[.N57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57]&amp;&quot;&quot;&quot;,&quot;&quot;uhrzeit&quot;&quot;:&quot;&quot;&quot;&amp;[.R57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57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57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58]=&quot;Bahn&quot;;[.K57]=-1);0;IF(AND([.A58]&lt;&gt;&quot;Bahn&quot;;[.K57]&lt;&gt;-1);[.K57]+1;[.K57]))" office:value-type="float" office:value="-1">
            <text:p>-1</text:p>
          </table:table-cell>
          <table:table-cell table:formula="of:=IF([.B58]=&quot;Spieltag&quot;;[.L57]+1;[.L57])" office:value-type="float" office:value="0">
            <text:p>0</text:p>
          </table:table-cell>
          <table:table-cell table:formula="of:=IF(AND([.K58]&gt;0;[.K58]&lt;&gt;[.K57]);[.A58];&quot;&quot;)">
            <text:p/>
          </table:table-cell>
          <table:table-cell table:formula="of:=IF([.O58]=1;VLOOKUP([.P58];[.K54:.M553];3;0);&quot;&quot;)">
            <text:p/>
          </table:table-cell>
          <table:table-cell table:formula="of:=IF([.A59]=&quot;So&quot;;1;[.O57]+1)" office:value-type="float" office:value="54">
            <text:p>54</text:p>
          </table:table-cell>
          <table:table-cell table:formula="of:=IF([.O58]=1;[.A58];IF([.O58]=2;[.A58];IF([.O58]=3;[.C58]&amp; &quot; &quot; &amp;[.D58]&amp;&quot; &quot;&amp;[.E58]&amp;&quot; &quot; &amp;[.F58];IF([.O58]=4;[.A58]&amp; &quot; &quot; &amp;[.B58]&amp;&quot; &quot;&amp;[.C58]&amp;&quot; &quot; &amp;[.D58]))))" office:value-type="boolean" office:boolean-value="false">
            <text:p>FALSCH</text:p>
          </table:table-cell>
          <table:table-cell table:formula="of:=IF([.O58]=1;[.A58];IF([.O58]=2;TEXT([.A59];&quot;TT.MM.JJ&quot;);IF([.O58]=3;[.C58]&amp; &quot; &quot; &amp;[.D58]&amp;&quot; &quot;&amp;[.E58]&amp;&quot; &quot; &amp;[.F58];IF([.O58]=4;[.A58]&amp; &quot; &quot; &amp;[.B58]&amp;&quot; &quot;&amp;[.C58]&amp;&quot; &quot; &amp;[.D58]))))" office:value-type="boolean" office:boolean-value="false">
            <text:p>FALSCH</text:p>
          </table:table-cell>
          <table:table-cell table:formula="of:=IF([.O58]=1;[.A58];IF([.O58]=2;TEXT([.B59];&quot;HH:MM&quot;);IF([.O58]=3;[.C58]&amp; &quot; &quot; &amp;[.D58]&amp;&quot; &quot;&amp;[.E58]&amp;&quot; &quot; &amp;[.F58];IF([.O58]=4;[.A58]&amp; &quot; &quot; &amp;[.B58]&amp;&quot; &quot;&amp;[.C58]&amp;&quot; &quot; &amp;[.D58]))))" office:value-type="boolean" office:boolean-value="false">
            <text:p>FALSCH</text:p>
          </table:table-cell>
          <table:table-cell/>
          <table:table-cell table:formula="of:=INDIRECT(&quot;R&quot;&amp;ROW([.T58])&amp;&quot;C&quot;&amp;COLUMN([.T58])+[.O58];&quot;0&quot;)" office:value-type="float" office:value="0">
            <text:p>0</text:p>
          </table:table-cell>
          <table:table-cell table:formula="of:=IF([.P58]&gt;1;&quot;,&quot;;&quot;&quot;)&amp;&quot;{ &quot;&quot;spielnr&quot;&quot;:&quot;&quot;&quot;&amp;[.P58]&amp;&quot;&quot;&quot;,&quot;&quot;spieltag&quot;&quot;:&quot;&quot;&quot;&amp;[.L58]&amp;&quot;&quot;&quot;,&quot;&quot;bahn&quot;&quot;:&quot;&quot;&quot;&amp;[.N58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58]&amp;&quot;&quot;&quot;,&quot;&quot;uhrzeit&quot;&quot;:&quot;&quot;&quot;&amp;[.R58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58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58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59]=&quot;Bahn&quot;;[.K58]=-1);0;IF(AND([.A59]&lt;&gt;&quot;Bahn&quot;;[.K58]&lt;&gt;-1);[.K58]+1;[.K58]))" office:value-type="float" office:value="-1">
            <text:p>-1</text:p>
          </table:table-cell>
          <table:table-cell table:formula="of:=IF([.B59]=&quot;Spieltag&quot;;[.L58]+1;[.L58])" office:value-type="float" office:value="0">
            <text:p>0</text:p>
          </table:table-cell>
          <table:table-cell table:formula="of:=IF(AND([.K59]&gt;0;[.K59]&lt;&gt;[.K58]);[.A59];&quot;&quot;)">
            <text:p/>
          </table:table-cell>
          <table:table-cell table:formula="of:=IF([.O59]=1;VLOOKUP([.P59];[.K55:.M554];3;0);&quot;&quot;)">
            <text:p/>
          </table:table-cell>
          <table:table-cell table:formula="of:=IF([.A60]=&quot;So&quot;;1;[.O58]+1)" office:value-type="float" office:value="55">
            <text:p>55</text:p>
          </table:table-cell>
          <table:table-cell table:formula="of:=IF([.O59]=1;[.A59];IF([.O59]=2;[.A59];IF([.O59]=3;[.C59]&amp; &quot; &quot; &amp;[.D59]&amp;&quot; &quot;&amp;[.E59]&amp;&quot; &quot; &amp;[.F59];IF([.O59]=4;[.A59]&amp; &quot; &quot; &amp;[.B59]&amp;&quot; &quot;&amp;[.C59]&amp;&quot; &quot; &amp;[.D59]))))" office:value-type="boolean" office:boolean-value="false">
            <text:p>FALSCH</text:p>
          </table:table-cell>
          <table:table-cell table:formula="of:=IF([.O59]=1;[.A59];IF([.O59]=2;TEXT([.A60];&quot;TT.MM.JJ&quot;);IF([.O59]=3;[.C59]&amp; &quot; &quot; &amp;[.D59]&amp;&quot; &quot;&amp;[.E59]&amp;&quot; &quot; &amp;[.F59];IF([.O59]=4;[.A59]&amp; &quot; &quot; &amp;[.B59]&amp;&quot; &quot;&amp;[.C59]&amp;&quot; &quot; &amp;[.D59]))))" office:value-type="boolean" office:boolean-value="false">
            <text:p>FALSCH</text:p>
          </table:table-cell>
          <table:table-cell table:formula="of:=IF([.O59]=1;[.A59];IF([.O59]=2;TEXT([.B60];&quot;HH:MM&quot;);IF([.O59]=3;[.C59]&amp; &quot; &quot; &amp;[.D59]&amp;&quot; &quot;&amp;[.E59]&amp;&quot; &quot; &amp;[.F59];IF([.O59]=4;[.A59]&amp; &quot; &quot; &amp;[.B59]&amp;&quot; &quot;&amp;[.C59]&amp;&quot; &quot; &amp;[.D59]))))" office:value-type="boolean" office:boolean-value="false">
            <text:p>FALSCH</text:p>
          </table:table-cell>
          <table:table-cell/>
          <table:table-cell table:formula="of:=INDIRECT(&quot;R&quot;&amp;ROW([.T59])&amp;&quot;C&quot;&amp;COLUMN([.T59])+[.O59];&quot;0&quot;)" office:value-type="float" office:value="0">
            <text:p>0</text:p>
          </table:table-cell>
          <table:table-cell table:formula="of:=IF([.P59]&gt;1;&quot;,&quot;;&quot;&quot;)&amp;&quot;{ &quot;&quot;spielnr&quot;&quot;:&quot;&quot;&quot;&amp;[.P59]&amp;&quot;&quot;&quot;,&quot;&quot;spieltag&quot;&quot;:&quot;&quot;&quot;&amp;[.L59]&amp;&quot;&quot;&quot;,&quot;&quot;bahn&quot;&quot;:&quot;&quot;&quot;&amp;[.N59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59]&amp;&quot;&quot;&quot;,&quot;&quot;uhrzeit&quot;&quot;:&quot;&quot;&quot;&amp;[.R59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59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59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60]=&quot;Bahn&quot;;[.K59]=-1);0;IF(AND([.A60]&lt;&gt;&quot;Bahn&quot;;[.K59]&lt;&gt;-1);[.K59]+1;[.K59]))" office:value-type="float" office:value="-1">
            <text:p>-1</text:p>
          </table:table-cell>
          <table:table-cell table:formula="of:=IF([.B60]=&quot;Spieltag&quot;;[.L59]+1;[.L59])" office:value-type="float" office:value="0">
            <text:p>0</text:p>
          </table:table-cell>
          <table:table-cell table:formula="of:=IF(AND([.K60]&gt;0;[.K60]&lt;&gt;[.K59]);[.A60];&quot;&quot;)">
            <text:p/>
          </table:table-cell>
          <table:table-cell table:formula="of:=IF([.O60]=1;VLOOKUP([.P60];[.K56:.M555];3;0);&quot;&quot;)">
            <text:p/>
          </table:table-cell>
          <table:table-cell table:formula="of:=IF([.A61]=&quot;So&quot;;1;[.O59]+1)" office:value-type="float" office:value="56">
            <text:p>56</text:p>
          </table:table-cell>
          <table:table-cell table:formula="of:=IF([.O60]=1;[.A60];IF([.O60]=2;[.A60];IF([.O60]=3;[.C60]&amp; &quot; &quot; &amp;[.D60]&amp;&quot; &quot;&amp;[.E60]&amp;&quot; &quot; &amp;[.F60];IF([.O60]=4;[.A60]&amp; &quot; &quot; &amp;[.B60]&amp;&quot; &quot;&amp;[.C60]&amp;&quot; &quot; &amp;[.D60]))))" office:value-type="boolean" office:boolean-value="false">
            <text:p>FALSCH</text:p>
          </table:table-cell>
          <table:table-cell table:formula="of:=IF([.O60]=1;[.A60];IF([.O60]=2;TEXT([.A61];&quot;TT.MM.JJ&quot;);IF([.O60]=3;[.C60]&amp; &quot; &quot; &amp;[.D60]&amp;&quot; &quot;&amp;[.E60]&amp;&quot; &quot; &amp;[.F60];IF([.O60]=4;[.A60]&amp; &quot; &quot; &amp;[.B60]&amp;&quot; &quot;&amp;[.C60]&amp;&quot; &quot; &amp;[.D60]))))" office:value-type="boolean" office:boolean-value="false">
            <text:p>FALSCH</text:p>
          </table:table-cell>
          <table:table-cell table:formula="of:=IF([.O60]=1;[.A60];IF([.O60]=2;TEXT([.B61];&quot;HH:MM&quot;);IF([.O60]=3;[.C60]&amp; &quot; &quot; &amp;[.D60]&amp;&quot; &quot;&amp;[.E60]&amp;&quot; &quot; &amp;[.F60];IF([.O60]=4;[.A60]&amp; &quot; &quot; &amp;[.B60]&amp;&quot; &quot;&amp;[.C60]&amp;&quot; &quot; &amp;[.D60]))))" office:value-type="boolean" office:boolean-value="false">
            <text:p>FALSCH</text:p>
          </table:table-cell>
          <table:table-cell/>
          <table:table-cell table:formula="of:=INDIRECT(&quot;R&quot;&amp;ROW([.T60])&amp;&quot;C&quot;&amp;COLUMN([.T60])+[.O60];&quot;0&quot;)" office:value-type="float" office:value="0">
            <text:p>0</text:p>
          </table:table-cell>
          <table:table-cell table:formula="of:=IF([.P60]&gt;1;&quot;,&quot;;&quot;&quot;)&amp;&quot;{ &quot;&quot;spielnr&quot;&quot;:&quot;&quot;&quot;&amp;[.P60]&amp;&quot;&quot;&quot;,&quot;&quot;spieltag&quot;&quot;:&quot;&quot;&quot;&amp;[.L60]&amp;&quot;&quot;&quot;,&quot;&quot;bahn&quot;&quot;:&quot;&quot;&quot;&amp;[.N60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60]&amp;&quot;&quot;&quot;,&quot;&quot;uhrzeit&quot;&quot;:&quot;&quot;&quot;&amp;[.R60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60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60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61]=&quot;Bahn&quot;;[.K60]=-1);0;IF(AND([.A61]&lt;&gt;&quot;Bahn&quot;;[.K60]&lt;&gt;-1);[.K60]+1;[.K60]))" office:value-type="float" office:value="-1">
            <text:p>-1</text:p>
          </table:table-cell>
          <table:table-cell table:formula="of:=IF([.B61]=&quot;Spieltag&quot;;[.L60]+1;[.L60])" office:value-type="float" office:value="0">
            <text:p>0</text:p>
          </table:table-cell>
          <table:table-cell table:formula="of:=IF(AND([.K61]&gt;0;[.K61]&lt;&gt;[.K60]);[.A61];&quot;&quot;)">
            <text:p/>
          </table:table-cell>
          <table:table-cell table:formula="of:=IF([.O61]=1;VLOOKUP([.P61];[.K57:.M556];3;0);&quot;&quot;)">
            <text:p/>
          </table:table-cell>
          <table:table-cell table:formula="of:=IF([.A62]=&quot;So&quot;;1;[.O60]+1)" office:value-type="float" office:value="57">
            <text:p>57</text:p>
          </table:table-cell>
          <table:table-cell table:formula="of:=IF([.O61]=1;[.A61];IF([.O61]=2;[.A61];IF([.O61]=3;[.C61]&amp; &quot; &quot; &amp;[.D61]&amp;&quot; &quot;&amp;[.E61]&amp;&quot; &quot; &amp;[.F61];IF([.O61]=4;[.A61]&amp; &quot; &quot; &amp;[.B61]&amp;&quot; &quot;&amp;[.C61]&amp;&quot; &quot; &amp;[.D61]))))" office:value-type="boolean" office:boolean-value="false">
            <text:p>FALSCH</text:p>
          </table:table-cell>
          <table:table-cell table:formula="of:=IF([.O61]=1;[.A61];IF([.O61]=2;TEXT([.A62];&quot;TT.MM.JJ&quot;);IF([.O61]=3;[.C61]&amp; &quot; &quot; &amp;[.D61]&amp;&quot; &quot;&amp;[.E61]&amp;&quot; &quot; &amp;[.F61];IF([.O61]=4;[.A61]&amp; &quot; &quot; &amp;[.B61]&amp;&quot; &quot;&amp;[.C61]&amp;&quot; &quot; &amp;[.D61]))))" office:value-type="boolean" office:boolean-value="false">
            <text:p>FALSCH</text:p>
          </table:table-cell>
          <table:table-cell table:formula="of:=IF([.O61]=1;[.A61];IF([.O61]=2;TEXT([.B62];&quot;HH:MM&quot;);IF([.O61]=3;[.C61]&amp; &quot; &quot; &amp;[.D61]&amp;&quot; &quot;&amp;[.E61]&amp;&quot; &quot; &amp;[.F61];IF([.O61]=4;[.A61]&amp; &quot; &quot; &amp;[.B61]&amp;&quot; &quot;&amp;[.C61]&amp;&quot; &quot; &amp;[.D61]))))" office:value-type="boolean" office:boolean-value="false">
            <text:p>FALSCH</text:p>
          </table:table-cell>
          <table:table-cell/>
          <table:table-cell table:formula="of:=INDIRECT(&quot;R&quot;&amp;ROW([.T61])&amp;&quot;C&quot;&amp;COLUMN([.T61])+[.O61];&quot;0&quot;)" office:value-type="float" office:value="0">
            <text:p>0</text:p>
          </table:table-cell>
          <table:table-cell table:formula="of:=IF([.P61]&gt;1;&quot;,&quot;;&quot;&quot;)&amp;&quot;{ &quot;&quot;spielnr&quot;&quot;:&quot;&quot;&quot;&amp;[.P61]&amp;&quot;&quot;&quot;,&quot;&quot;spieltag&quot;&quot;:&quot;&quot;&quot;&amp;[.L61]&amp;&quot;&quot;&quot;,&quot;&quot;bahn&quot;&quot;:&quot;&quot;&quot;&amp;[.N61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61]&amp;&quot;&quot;&quot;,&quot;&quot;uhrzeit&quot;&quot;:&quot;&quot;&quot;&amp;[.R61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61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61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62]=&quot;Bahn&quot;;[.K61]=-1);0;IF(AND([.A62]&lt;&gt;&quot;Bahn&quot;;[.K61]&lt;&gt;-1);[.K61]+1;[.K61]))" office:value-type="float" office:value="-1">
            <text:p>-1</text:p>
          </table:table-cell>
          <table:table-cell table:formula="of:=IF([.B62]=&quot;Spieltag&quot;;[.L61]+1;[.L61])" office:value-type="float" office:value="0">
            <text:p>0</text:p>
          </table:table-cell>
          <table:table-cell table:formula="of:=IF(AND([.K62]&gt;0;[.K62]&lt;&gt;[.K61]);[.A62];&quot;&quot;)">
            <text:p/>
          </table:table-cell>
          <table:table-cell table:formula="of:=IF([.O62]=1;VLOOKUP([.P62];[.K58:.M557];3;0);&quot;&quot;)">
            <text:p/>
          </table:table-cell>
          <table:table-cell table:formula="of:=IF([.A63]=&quot;So&quot;;1;[.O61]+1)" office:value-type="float" office:value="58">
            <text:p>58</text:p>
          </table:table-cell>
          <table:table-cell table:formula="of:=IF([.O62]=1;[.A62];IF([.O62]=2;[.A62];IF([.O62]=3;[.C62]&amp; &quot; &quot; &amp;[.D62]&amp;&quot; &quot;&amp;[.E62]&amp;&quot; &quot; &amp;[.F62];IF([.O62]=4;[.A62]&amp; &quot; &quot; &amp;[.B62]&amp;&quot; &quot;&amp;[.C62]&amp;&quot; &quot; &amp;[.D62]))))" office:value-type="boolean" office:boolean-value="false">
            <text:p>FALSCH</text:p>
          </table:table-cell>
          <table:table-cell table:formula="of:=IF([.O62]=1;[.A62];IF([.O62]=2;TEXT([.A63];&quot;TT.MM.JJ&quot;);IF([.O62]=3;[.C62]&amp; &quot; &quot; &amp;[.D62]&amp;&quot; &quot;&amp;[.E62]&amp;&quot; &quot; &amp;[.F62];IF([.O62]=4;[.A62]&amp; &quot; &quot; &amp;[.B62]&amp;&quot; &quot;&amp;[.C62]&amp;&quot; &quot; &amp;[.D62]))))" office:value-type="boolean" office:boolean-value="false">
            <text:p>FALSCH</text:p>
          </table:table-cell>
          <table:table-cell table:formula="of:=IF([.O62]=1;[.A62];IF([.O62]=2;TEXT([.B63];&quot;HH:MM&quot;);IF([.O62]=3;[.C62]&amp; &quot; &quot; &amp;[.D62]&amp;&quot; &quot;&amp;[.E62]&amp;&quot; &quot; &amp;[.F62];IF([.O62]=4;[.A62]&amp; &quot; &quot; &amp;[.B62]&amp;&quot; &quot;&amp;[.C62]&amp;&quot; &quot; &amp;[.D62]))))" office:value-type="boolean" office:boolean-value="false">
            <text:p>FALSCH</text:p>
          </table:table-cell>
          <table:table-cell/>
          <table:table-cell table:formula="of:=INDIRECT(&quot;R&quot;&amp;ROW([.T62])&amp;&quot;C&quot;&amp;COLUMN([.T62])+[.O62];&quot;0&quot;)" office:value-type="float" office:value="0">
            <text:p>0</text:p>
          </table:table-cell>
          <table:table-cell table:formula="of:=IF([.P62]&gt;1;&quot;,&quot;;&quot;&quot;)&amp;&quot;{ &quot;&quot;spielnr&quot;&quot;:&quot;&quot;&quot;&amp;[.P62]&amp;&quot;&quot;&quot;,&quot;&quot;spieltag&quot;&quot;:&quot;&quot;&quot;&amp;[.L62]&amp;&quot;&quot;&quot;,&quot;&quot;bahn&quot;&quot;:&quot;&quot;&quot;&amp;[.N62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62]&amp;&quot;&quot;&quot;,&quot;&quot;uhrzeit&quot;&quot;:&quot;&quot;&quot;&amp;[.R62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62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62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63]=&quot;Bahn&quot;;[.K62]=-1);0;IF(AND([.A63]&lt;&gt;&quot;Bahn&quot;;[.K62]&lt;&gt;-1);[.K62]+1;[.K62]))" office:value-type="float" office:value="-1">
            <text:p>-1</text:p>
          </table:table-cell>
          <table:table-cell table:formula="of:=IF([.B63]=&quot;Spieltag&quot;;[.L62]+1;[.L62])" office:value-type="float" office:value="0">
            <text:p>0</text:p>
          </table:table-cell>
          <table:table-cell table:formula="of:=IF(AND([.K63]&gt;0;[.K63]&lt;&gt;[.K62]);[.A63];&quot;&quot;)">
            <text:p/>
          </table:table-cell>
          <table:table-cell table:formula="of:=IF([.O63]=1;VLOOKUP([.P63];[.K59:.M558];3;0);&quot;&quot;)">
            <text:p/>
          </table:table-cell>
          <table:table-cell table:formula="of:=IF([.A64]=&quot;So&quot;;1;[.O62]+1)" office:value-type="float" office:value="59">
            <text:p>59</text:p>
          </table:table-cell>
          <table:table-cell table:formula="of:=IF([.O63]=1;[.A63];IF([.O63]=2;[.A63];IF([.O63]=3;[.C63]&amp; &quot; &quot; &amp;[.D63]&amp;&quot; &quot;&amp;[.E63]&amp;&quot; &quot; &amp;[.F63];IF([.O63]=4;[.A63]&amp; &quot; &quot; &amp;[.B63]&amp;&quot; &quot;&amp;[.C63]&amp;&quot; &quot; &amp;[.D63]))))" office:value-type="boolean" office:boolean-value="false">
            <text:p>FALSCH</text:p>
          </table:table-cell>
          <table:table-cell table:formula="of:=IF([.O63]=1;[.A63];IF([.O63]=2;TEXT([.A64];&quot;TT.MM.JJ&quot;);IF([.O63]=3;[.C63]&amp; &quot; &quot; &amp;[.D63]&amp;&quot; &quot;&amp;[.E63]&amp;&quot; &quot; &amp;[.F63];IF([.O63]=4;[.A63]&amp; &quot; &quot; &amp;[.B63]&amp;&quot; &quot;&amp;[.C63]&amp;&quot; &quot; &amp;[.D63]))))" office:value-type="boolean" office:boolean-value="false">
            <text:p>FALSCH</text:p>
          </table:table-cell>
          <table:table-cell table:formula="of:=IF([.O63]=1;[.A63];IF([.O63]=2;TEXT([.B64];&quot;HH:MM&quot;);IF([.O63]=3;[.C63]&amp; &quot; &quot; &amp;[.D63]&amp;&quot; &quot;&amp;[.E63]&amp;&quot; &quot; &amp;[.F63];IF([.O63]=4;[.A63]&amp; &quot; &quot; &amp;[.B63]&amp;&quot; &quot;&amp;[.C63]&amp;&quot; &quot; &amp;[.D63]))))" office:value-type="boolean" office:boolean-value="false">
            <text:p>FALSCH</text:p>
          </table:table-cell>
          <table:table-cell/>
          <table:table-cell table:formula="of:=INDIRECT(&quot;R&quot;&amp;ROW([.T63])&amp;&quot;C&quot;&amp;COLUMN([.T63])+[.O63];&quot;0&quot;)" office:value-type="float" office:value="0">
            <text:p>0</text:p>
          </table:table-cell>
          <table:table-cell table:formula="of:=IF([.P63]&gt;1;&quot;,&quot;;&quot;&quot;)&amp;&quot;{ &quot;&quot;spielnr&quot;&quot;:&quot;&quot;&quot;&amp;[.P63]&amp;&quot;&quot;&quot;,&quot;&quot;spieltag&quot;&quot;:&quot;&quot;&quot;&amp;[.L63]&amp;&quot;&quot;&quot;,&quot;&quot;bahn&quot;&quot;:&quot;&quot;&quot;&amp;[.N63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63]&amp;&quot;&quot;&quot;,&quot;&quot;uhrzeit&quot;&quot;:&quot;&quot;&quot;&amp;[.R63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63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63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64]=&quot;Bahn&quot;;[.K63]=-1);0;IF(AND([.A64]&lt;&gt;&quot;Bahn&quot;;[.K63]&lt;&gt;-1);[.K63]+1;[.K63]))" office:value-type="float" office:value="-1">
            <text:p>-1</text:p>
          </table:table-cell>
          <table:table-cell table:formula="of:=IF([.B64]=&quot;Spieltag&quot;;[.L63]+1;[.L63])" office:value-type="float" office:value="0">
            <text:p>0</text:p>
          </table:table-cell>
          <table:table-cell table:formula="of:=IF(AND([.K64]&gt;0;[.K64]&lt;&gt;[.K63]);[.A64];&quot;&quot;)">
            <text:p/>
          </table:table-cell>
          <table:table-cell table:formula="of:=IF([.O64]=1;VLOOKUP([.P64];[.K60:.M559];3;0);&quot;&quot;)">
            <text:p/>
          </table:table-cell>
          <table:table-cell table:formula="of:=IF([.A65]=&quot;So&quot;;1;[.O63]+1)" office:value-type="float" office:value="60">
            <text:p>60</text:p>
          </table:table-cell>
          <table:table-cell table:formula="of:=IF([.O64]=1;[.A64];IF([.O64]=2;[.A64];IF([.O64]=3;[.C64]&amp; &quot; &quot; &amp;[.D64]&amp;&quot; &quot;&amp;[.E64]&amp;&quot; &quot; &amp;[.F64];IF([.O64]=4;[.A64]&amp; &quot; &quot; &amp;[.B64]&amp;&quot; &quot;&amp;[.C64]&amp;&quot; &quot; &amp;[.D64]))))" office:value-type="boolean" office:boolean-value="false">
            <text:p>FALSCH</text:p>
          </table:table-cell>
          <table:table-cell table:formula="of:=IF([.O64]=1;[.A64];IF([.O64]=2;TEXT([.A65];&quot;TT.MM.JJ&quot;);IF([.O64]=3;[.C64]&amp; &quot; &quot; &amp;[.D64]&amp;&quot; &quot;&amp;[.E64]&amp;&quot; &quot; &amp;[.F64];IF([.O64]=4;[.A64]&amp; &quot; &quot; &amp;[.B64]&amp;&quot; &quot;&amp;[.C64]&amp;&quot; &quot; &amp;[.D64]))))" office:value-type="boolean" office:boolean-value="false">
            <text:p>FALSCH</text:p>
          </table:table-cell>
          <table:table-cell table:formula="of:=IF([.O64]=1;[.A64];IF([.O64]=2;TEXT([.B65];&quot;HH:MM&quot;);IF([.O64]=3;[.C64]&amp; &quot; &quot; &amp;[.D64]&amp;&quot; &quot;&amp;[.E64]&amp;&quot; &quot; &amp;[.F64];IF([.O64]=4;[.A64]&amp; &quot; &quot; &amp;[.B64]&amp;&quot; &quot;&amp;[.C64]&amp;&quot; &quot; &amp;[.D64]))))" office:value-type="boolean" office:boolean-value="false">
            <text:p>FALSCH</text:p>
          </table:table-cell>
          <table:table-cell/>
          <table:table-cell table:formula="of:=INDIRECT(&quot;R&quot;&amp;ROW([.T64])&amp;&quot;C&quot;&amp;COLUMN([.T64])+[.O64];&quot;0&quot;)" office:value-type="float" office:value="0">
            <text:p>0</text:p>
          </table:table-cell>
          <table:table-cell table:formula="of:=IF([.P64]&gt;1;&quot;,&quot;;&quot;&quot;)&amp;&quot;{ &quot;&quot;spielnr&quot;&quot;:&quot;&quot;&quot;&amp;[.P64]&amp;&quot;&quot;&quot;,&quot;&quot;spieltag&quot;&quot;:&quot;&quot;&quot;&amp;[.L64]&amp;&quot;&quot;&quot;,&quot;&quot;bahn&quot;&quot;:&quot;&quot;&quot;&amp;[.N64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64]&amp;&quot;&quot;&quot;,&quot;&quot;uhrzeit&quot;&quot;:&quot;&quot;&quot;&amp;[.R64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64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64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65]=&quot;Bahn&quot;;[.K64]=-1);0;IF(AND([.A65]&lt;&gt;&quot;Bahn&quot;;[.K64]&lt;&gt;-1);[.K64]+1;[.K64]))" office:value-type="float" office:value="-1">
            <text:p>-1</text:p>
          </table:table-cell>
          <table:table-cell table:formula="of:=IF([.B65]=&quot;Spieltag&quot;;[.L64]+1;[.L64])" office:value-type="float" office:value="0">
            <text:p>0</text:p>
          </table:table-cell>
          <table:table-cell table:formula="of:=IF(AND([.K65]&gt;0;[.K65]&lt;&gt;[.K64]);[.A65];&quot;&quot;)">
            <text:p/>
          </table:table-cell>
          <table:table-cell table:formula="of:=IF([.O65]=1;VLOOKUP([.P65];[.K61:.M560];3;0);&quot;&quot;)">
            <text:p/>
          </table:table-cell>
          <table:table-cell table:formula="of:=IF([.A66]=&quot;So&quot;;1;[.O64]+1)" office:value-type="float" office:value="61">
            <text:p>61</text:p>
          </table:table-cell>
          <table:table-cell table:formula="of:=IF([.O65]=1;[.A65];IF([.O65]=2;[.A65];IF([.O65]=3;[.C65]&amp; &quot; &quot; &amp;[.D65]&amp;&quot; &quot;&amp;[.E65]&amp;&quot; &quot; &amp;[.F65];IF([.O65]=4;[.A65]&amp; &quot; &quot; &amp;[.B65]&amp;&quot; &quot;&amp;[.C65]&amp;&quot; &quot; &amp;[.D65]))))" office:value-type="boolean" office:boolean-value="false">
            <text:p>FALSCH</text:p>
          </table:table-cell>
          <table:table-cell table:formula="of:=IF([.O65]=1;[.A65];IF([.O65]=2;TEXT([.A66];&quot;TT.MM.JJ&quot;);IF([.O65]=3;[.C65]&amp; &quot; &quot; &amp;[.D65]&amp;&quot; &quot;&amp;[.E65]&amp;&quot; &quot; &amp;[.F65];IF([.O65]=4;[.A65]&amp; &quot; &quot; &amp;[.B65]&amp;&quot; &quot;&amp;[.C65]&amp;&quot; &quot; &amp;[.D65]))))" office:value-type="boolean" office:boolean-value="false">
            <text:p>FALSCH</text:p>
          </table:table-cell>
          <table:table-cell table:formula="of:=IF([.O65]=1;[.A65];IF([.O65]=2;TEXT([.B66];&quot;HH:MM&quot;);IF([.O65]=3;[.C65]&amp; &quot; &quot; &amp;[.D65]&amp;&quot; &quot;&amp;[.E65]&amp;&quot; &quot; &amp;[.F65];IF([.O65]=4;[.A65]&amp; &quot; &quot; &amp;[.B65]&amp;&quot; &quot;&amp;[.C65]&amp;&quot; &quot; &amp;[.D65]))))" office:value-type="boolean" office:boolean-value="false">
            <text:p>FALSCH</text:p>
          </table:table-cell>
          <table:table-cell/>
          <table:table-cell table:formula="of:=INDIRECT(&quot;R&quot;&amp;ROW([.T65])&amp;&quot;C&quot;&amp;COLUMN([.T65])+[.O65];&quot;0&quot;)" office:value-type="float" office:value="0">
            <text:p>0</text:p>
          </table:table-cell>
          <table:table-cell table:formula="of:=IF([.P65]&gt;1;&quot;,&quot;;&quot;&quot;)&amp;&quot;{ &quot;&quot;spielnr&quot;&quot;:&quot;&quot;&quot;&amp;[.P65]&amp;&quot;&quot;&quot;,&quot;&quot;spieltag&quot;&quot;:&quot;&quot;&quot;&amp;[.L65]&amp;&quot;&quot;&quot;,&quot;&quot;bahn&quot;&quot;:&quot;&quot;&quot;&amp;[.N65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65]&amp;&quot;&quot;&quot;,&quot;&quot;uhrzeit&quot;&quot;:&quot;&quot;&quot;&amp;[.R65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65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65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66]=&quot;Bahn&quot;;[.K65]=-1);0;IF(AND([.A66]&lt;&gt;&quot;Bahn&quot;;[.K65]&lt;&gt;-1);[.K65]+1;[.K65]))" office:value-type="float" office:value="-1">
            <text:p>-1</text:p>
          </table:table-cell>
          <table:table-cell table:formula="of:=IF([.B66]=&quot;Spieltag&quot;;[.L65]+1;[.L65])" office:value-type="float" office:value="0">
            <text:p>0</text:p>
          </table:table-cell>
          <table:table-cell table:formula="of:=IF(AND([.K66]&gt;0;[.K66]&lt;&gt;[.K65]);[.A66];&quot;&quot;)">
            <text:p/>
          </table:table-cell>
          <table:table-cell table:formula="of:=IF([.O66]=1;VLOOKUP([.P66];[.K62:.M561];3;0);&quot;&quot;)">
            <text:p/>
          </table:table-cell>
          <table:table-cell table:formula="of:=IF([.A67]=&quot;So&quot;;1;[.O65]+1)" office:value-type="float" office:value="62">
            <text:p>62</text:p>
          </table:table-cell>
          <table:table-cell table:formula="of:=IF([.O66]=1;[.A66];IF([.O66]=2;[.A66];IF([.O66]=3;[.C66]&amp; &quot; &quot; &amp;[.D66]&amp;&quot; &quot;&amp;[.E66]&amp;&quot; &quot; &amp;[.F66];IF([.O66]=4;[.A66]&amp; &quot; &quot; &amp;[.B66]&amp;&quot; &quot;&amp;[.C66]&amp;&quot; &quot; &amp;[.D66]))))" office:value-type="boolean" office:boolean-value="false">
            <text:p>FALSCH</text:p>
          </table:table-cell>
          <table:table-cell table:formula="of:=IF([.O66]=1;[.A66];IF([.O66]=2;TEXT([.A67];&quot;TT.MM.JJ&quot;);IF([.O66]=3;[.C66]&amp; &quot; &quot; &amp;[.D66]&amp;&quot; &quot;&amp;[.E66]&amp;&quot; &quot; &amp;[.F66];IF([.O66]=4;[.A66]&amp; &quot; &quot; &amp;[.B66]&amp;&quot; &quot;&amp;[.C66]&amp;&quot; &quot; &amp;[.D66]))))" office:value-type="boolean" office:boolean-value="false">
            <text:p>FALSCH</text:p>
          </table:table-cell>
          <table:table-cell table:formula="of:=IF([.O66]=1;[.A66];IF([.O66]=2;TEXT([.B67];&quot;HH:MM&quot;);IF([.O66]=3;[.C66]&amp; &quot; &quot; &amp;[.D66]&amp;&quot; &quot;&amp;[.E66]&amp;&quot; &quot; &amp;[.F66];IF([.O66]=4;[.A66]&amp; &quot; &quot; &amp;[.B66]&amp;&quot; &quot;&amp;[.C66]&amp;&quot; &quot; &amp;[.D66]))))" office:value-type="boolean" office:boolean-value="false">
            <text:p>FALSCH</text:p>
          </table:table-cell>
          <table:table-cell/>
          <table:table-cell table:formula="of:=INDIRECT(&quot;R&quot;&amp;ROW([.T66])&amp;&quot;C&quot;&amp;COLUMN([.T66])+[.O66];&quot;0&quot;)" office:value-type="float" office:value="0">
            <text:p>0</text:p>
          </table:table-cell>
          <table:table-cell table:formula="of:=IF([.P66]&gt;1;&quot;,&quot;;&quot;&quot;)&amp;&quot;{ &quot;&quot;spielnr&quot;&quot;:&quot;&quot;&quot;&amp;[.P66]&amp;&quot;&quot;&quot;,&quot;&quot;spieltag&quot;&quot;:&quot;&quot;&quot;&amp;[.L66]&amp;&quot;&quot;&quot;,&quot;&quot;bahn&quot;&quot;:&quot;&quot;&quot;&amp;[.N66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66]&amp;&quot;&quot;&quot;,&quot;&quot;uhrzeit&quot;&quot;:&quot;&quot;&quot;&amp;[.R66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66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66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67]=&quot;Bahn&quot;;[.K66]=-1);0;IF(AND([.A67]&lt;&gt;&quot;Bahn&quot;;[.K66]&lt;&gt;-1);[.K66]+1;[.K66]))" office:value-type="float" office:value="-1">
            <text:p>-1</text:p>
          </table:table-cell>
          <table:table-cell table:formula="of:=IF([.B67]=&quot;Spieltag&quot;;[.L66]+1;[.L66])" office:value-type="float" office:value="0">
            <text:p>0</text:p>
          </table:table-cell>
          <table:table-cell table:formula="of:=IF(AND([.K67]&gt;0;[.K67]&lt;&gt;[.K66]);[.A67];&quot;&quot;)">
            <text:p/>
          </table:table-cell>
          <table:table-cell table:formula="of:=IF([.O67]=1;VLOOKUP([.P67];[.K63:.M562];3;0);&quot;&quot;)">
            <text:p/>
          </table:table-cell>
          <table:table-cell table:formula="of:=IF([.A68]=&quot;So&quot;;1;[.O66]+1)" office:value-type="float" office:value="63">
            <text:p>63</text:p>
          </table:table-cell>
          <table:table-cell table:formula="of:=IF([.O67]=1;[.A67];IF([.O67]=2;[.A67];IF([.O67]=3;[.C67]&amp; &quot; &quot; &amp;[.D67]&amp;&quot; &quot;&amp;[.E67]&amp;&quot; &quot; &amp;[.F67];IF([.O67]=4;[.A67]&amp; &quot; &quot; &amp;[.B67]&amp;&quot; &quot;&amp;[.C67]&amp;&quot; &quot; &amp;[.D67]))))" office:value-type="boolean" office:boolean-value="false">
            <text:p>FALSCH</text:p>
          </table:table-cell>
          <table:table-cell table:formula="of:=IF([.O67]=1;[.A67];IF([.O67]=2;TEXT([.A68];&quot;TT.MM.JJ&quot;);IF([.O67]=3;[.C67]&amp; &quot; &quot; &amp;[.D67]&amp;&quot; &quot;&amp;[.E67]&amp;&quot; &quot; &amp;[.F67];IF([.O67]=4;[.A67]&amp; &quot; &quot; &amp;[.B67]&amp;&quot; &quot;&amp;[.C67]&amp;&quot; &quot; &amp;[.D67]))))" office:value-type="boolean" office:boolean-value="false">
            <text:p>FALSCH</text:p>
          </table:table-cell>
          <table:table-cell table:formula="of:=IF([.O67]=1;[.A67];IF([.O67]=2;TEXT([.B68];&quot;HH:MM&quot;);IF([.O67]=3;[.C67]&amp; &quot; &quot; &amp;[.D67]&amp;&quot; &quot;&amp;[.E67]&amp;&quot; &quot; &amp;[.F67];IF([.O67]=4;[.A67]&amp; &quot; &quot; &amp;[.B67]&amp;&quot; &quot;&amp;[.C67]&amp;&quot; &quot; &amp;[.D67]))))" office:value-type="boolean" office:boolean-value="false">
            <text:p>FALSCH</text:p>
          </table:table-cell>
          <table:table-cell/>
          <table:table-cell table:formula="of:=INDIRECT(&quot;R&quot;&amp;ROW([.T67])&amp;&quot;C&quot;&amp;COLUMN([.T67])+[.O67];&quot;0&quot;)" office:value-type="float" office:value="0">
            <text:p>0</text:p>
          </table:table-cell>
          <table:table-cell table:formula="of:=IF([.P67]&gt;1;&quot;,&quot;;&quot;&quot;)&amp;&quot;{ &quot;&quot;spielnr&quot;&quot;:&quot;&quot;&quot;&amp;[.P67]&amp;&quot;&quot;&quot;,&quot;&quot;spieltag&quot;&quot;:&quot;&quot;&quot;&amp;[.L67]&amp;&quot;&quot;&quot;,&quot;&quot;bahn&quot;&quot;:&quot;&quot;&quot;&amp;[.N67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67]&amp;&quot;&quot;&quot;,&quot;&quot;uhrzeit&quot;&quot;:&quot;&quot;&quot;&amp;[.R67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67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67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68]=&quot;Bahn&quot;;[.K67]=-1);0;IF(AND([.A68]&lt;&gt;&quot;Bahn&quot;;[.K67]&lt;&gt;-1);[.K67]+1;[.K67]))" office:value-type="float" office:value="-1">
            <text:p>-1</text:p>
          </table:table-cell>
          <table:table-cell table:formula="of:=IF([.B68]=&quot;Spieltag&quot;;[.L67]+1;[.L67])" office:value-type="float" office:value="0">
            <text:p>0</text:p>
          </table:table-cell>
          <table:table-cell table:formula="of:=IF(AND([.K68]&gt;0;[.K68]&lt;&gt;[.K67]);[.A68];&quot;&quot;)">
            <text:p/>
          </table:table-cell>
          <table:table-cell table:formula="of:=IF([.O68]=1;VLOOKUP([.P68];[.K64:.M563];3;0);&quot;&quot;)">
            <text:p/>
          </table:table-cell>
          <table:table-cell table:formula="of:=IF([.A69]=&quot;So&quot;;1;[.O67]+1)" office:value-type="float" office:value="64">
            <text:p>64</text:p>
          </table:table-cell>
          <table:table-cell table:formula="of:=IF([.O68]=1;[.A68];IF([.O68]=2;[.A68];IF([.O68]=3;[.C68]&amp; &quot; &quot; &amp;[.D68]&amp;&quot; &quot;&amp;[.E68]&amp;&quot; &quot; &amp;[.F68];IF([.O68]=4;[.A68]&amp; &quot; &quot; &amp;[.B68]&amp;&quot; &quot;&amp;[.C68]&amp;&quot; &quot; &amp;[.D68]))))" office:value-type="boolean" office:boolean-value="false">
            <text:p>FALSCH</text:p>
          </table:table-cell>
          <table:table-cell table:formula="of:=IF([.O68]=1;[.A68];IF([.O68]=2;TEXT([.A69];&quot;TT.MM.JJ&quot;);IF([.O68]=3;[.C68]&amp; &quot; &quot; &amp;[.D68]&amp;&quot; &quot;&amp;[.E68]&amp;&quot; &quot; &amp;[.F68];IF([.O68]=4;[.A68]&amp; &quot; &quot; &amp;[.B68]&amp;&quot; &quot;&amp;[.C68]&amp;&quot; &quot; &amp;[.D68]))))" office:value-type="boolean" office:boolean-value="false">
            <text:p>FALSCH</text:p>
          </table:table-cell>
          <table:table-cell table:formula="of:=IF([.O68]=1;[.A68];IF([.O68]=2;TEXT([.B69];&quot;HH:MM&quot;);IF([.O68]=3;[.C68]&amp; &quot; &quot; &amp;[.D68]&amp;&quot; &quot;&amp;[.E68]&amp;&quot; &quot; &amp;[.F68];IF([.O68]=4;[.A68]&amp; &quot; &quot; &amp;[.B68]&amp;&quot; &quot;&amp;[.C68]&amp;&quot; &quot; &amp;[.D68]))))" office:value-type="boolean" office:boolean-value="false">
            <text:p>FALSCH</text:p>
          </table:table-cell>
          <table:table-cell/>
          <table:table-cell table:formula="of:=INDIRECT(&quot;R&quot;&amp;ROW([.T68])&amp;&quot;C&quot;&amp;COLUMN([.T68])+[.O68];&quot;0&quot;)" office:value-type="float" office:value="0">
            <text:p>0</text:p>
          </table:table-cell>
          <table:table-cell table:formula="of:=IF([.P68]&gt;1;&quot;,&quot;;&quot;&quot;)&amp;&quot;{ &quot;&quot;spielnr&quot;&quot;:&quot;&quot;&quot;&amp;[.P68]&amp;&quot;&quot;&quot;,&quot;&quot;spieltag&quot;&quot;:&quot;&quot;&quot;&amp;[.L68]&amp;&quot;&quot;&quot;,&quot;&quot;bahn&quot;&quot;:&quot;&quot;&quot;&amp;[.N68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68]&amp;&quot;&quot;&quot;,&quot;&quot;uhrzeit&quot;&quot;:&quot;&quot;&quot;&amp;[.R68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68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68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69]=&quot;Bahn&quot;;[.K68]=-1);0;IF(AND([.A69]&lt;&gt;&quot;Bahn&quot;;[.K68]&lt;&gt;-1);[.K68]+1;[.K68]))" office:value-type="float" office:value="-1">
            <text:p>-1</text:p>
          </table:table-cell>
          <table:table-cell table:formula="of:=IF([.B69]=&quot;Spieltag&quot;;[.L68]+1;[.L68])" office:value-type="float" office:value="0">
            <text:p>0</text:p>
          </table:table-cell>
          <table:table-cell table:formula="of:=IF(AND([.K69]&gt;0;[.K69]&lt;&gt;[.K68]);[.A69];&quot;&quot;)">
            <text:p/>
          </table:table-cell>
          <table:table-cell table:formula="of:=IF([.O69]=1;VLOOKUP([.P69];[.K65:.M564];3;0);&quot;&quot;)">
            <text:p/>
          </table:table-cell>
          <table:table-cell table:formula="of:=IF([.A70]=&quot;So&quot;;1;[.O68]+1)" office:value-type="float" office:value="65">
            <text:p>65</text:p>
          </table:table-cell>
          <table:table-cell table:formula="of:=IF([.O69]=1;[.A69];IF([.O69]=2;[.A69];IF([.O69]=3;[.C69]&amp; &quot; &quot; &amp;[.D69]&amp;&quot; &quot;&amp;[.E69]&amp;&quot; &quot; &amp;[.F69];IF([.O69]=4;[.A69]&amp; &quot; &quot; &amp;[.B69]&amp;&quot; &quot;&amp;[.C69]&amp;&quot; &quot; &amp;[.D69]))))" office:value-type="boolean" office:boolean-value="false">
            <text:p>FALSCH</text:p>
          </table:table-cell>
          <table:table-cell table:formula="of:=IF([.O69]=1;[.A69];IF([.O69]=2;TEXT([.A70];&quot;TT.MM.JJ&quot;);IF([.O69]=3;[.C69]&amp; &quot; &quot; &amp;[.D69]&amp;&quot; &quot;&amp;[.E69]&amp;&quot; &quot; &amp;[.F69];IF([.O69]=4;[.A69]&amp; &quot; &quot; &amp;[.B69]&amp;&quot; &quot;&amp;[.C69]&amp;&quot; &quot; &amp;[.D69]))))" office:value-type="boolean" office:boolean-value="false">
            <text:p>FALSCH</text:p>
          </table:table-cell>
          <table:table-cell table:formula="of:=IF([.O69]=1;[.A69];IF([.O69]=2;TEXT([.B70];&quot;HH:MM&quot;);IF([.O69]=3;[.C69]&amp; &quot; &quot; &amp;[.D69]&amp;&quot; &quot;&amp;[.E69]&amp;&quot; &quot; &amp;[.F69];IF([.O69]=4;[.A69]&amp; &quot; &quot; &amp;[.B69]&amp;&quot; &quot;&amp;[.C69]&amp;&quot; &quot; &amp;[.D69]))))" office:value-type="boolean" office:boolean-value="false">
            <text:p>FALSCH</text:p>
          </table:table-cell>
          <table:table-cell/>
          <table:table-cell table:formula="of:=INDIRECT(&quot;R&quot;&amp;ROW([.T69])&amp;&quot;C&quot;&amp;COLUMN([.T69])+[.O69];&quot;0&quot;)" office:value-type="float" office:value="0">
            <text:p>0</text:p>
          </table:table-cell>
          <table:table-cell table:formula="of:=IF([.P69]&gt;1;&quot;,&quot;;&quot;&quot;)&amp;&quot;{ &quot;&quot;spielnr&quot;&quot;:&quot;&quot;&quot;&amp;[.P69]&amp;&quot;&quot;&quot;,&quot;&quot;spieltag&quot;&quot;:&quot;&quot;&quot;&amp;[.L69]&amp;&quot;&quot;&quot;,&quot;&quot;bahn&quot;&quot;:&quot;&quot;&quot;&amp;[.N69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69]&amp;&quot;&quot;&quot;,&quot;&quot;uhrzeit&quot;&quot;:&quot;&quot;&quot;&amp;[.R69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69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69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70]=&quot;Bahn&quot;;[.K69]=-1);0;IF(AND([.A70]&lt;&gt;&quot;Bahn&quot;;[.K69]&lt;&gt;-1);[.K69]+1;[.K69]))" office:value-type="float" office:value="-1">
            <text:p>-1</text:p>
          </table:table-cell>
          <table:table-cell table:formula="of:=IF([.B70]=&quot;Spieltag&quot;;[.L69]+1;[.L69])" office:value-type="float" office:value="0">
            <text:p>0</text:p>
          </table:table-cell>
          <table:table-cell table:formula="of:=IF(AND([.K70]&gt;0;[.K70]&lt;&gt;[.K69]);[.A70];&quot;&quot;)">
            <text:p/>
          </table:table-cell>
          <table:table-cell table:formula="of:=IF([.O70]=1;VLOOKUP([.P70];[.K66:.M565];3;0);&quot;&quot;)">
            <text:p/>
          </table:table-cell>
          <table:table-cell table:formula="of:=IF([.A71]=&quot;So&quot;;1;[.O69]+1)" office:value-type="float" office:value="66">
            <text:p>66</text:p>
          </table:table-cell>
          <table:table-cell table:formula="of:=IF([.O70]=1;[.A70];IF([.O70]=2;[.A70];IF([.O70]=3;[.C70]&amp; &quot; &quot; &amp;[.D70]&amp;&quot; &quot;&amp;[.E70]&amp;&quot; &quot; &amp;[.F70];IF([.O70]=4;[.A70]&amp; &quot; &quot; &amp;[.B70]&amp;&quot; &quot;&amp;[.C70]&amp;&quot; &quot; &amp;[.D70]))))" office:value-type="boolean" office:boolean-value="false">
            <text:p>FALSCH</text:p>
          </table:table-cell>
          <table:table-cell table:formula="of:=IF([.O70]=1;[.A70];IF([.O70]=2;TEXT([.A71];&quot;TT.MM.JJ&quot;);IF([.O70]=3;[.C70]&amp; &quot; &quot; &amp;[.D70]&amp;&quot; &quot;&amp;[.E70]&amp;&quot; &quot; &amp;[.F70];IF([.O70]=4;[.A70]&amp; &quot; &quot; &amp;[.B70]&amp;&quot; &quot;&amp;[.C70]&amp;&quot; &quot; &amp;[.D70]))))" office:value-type="boolean" office:boolean-value="false">
            <text:p>FALSCH</text:p>
          </table:table-cell>
          <table:table-cell table:formula="of:=IF([.O70]=1;[.A70];IF([.O70]=2;TEXT([.B71];&quot;HH:MM&quot;);IF([.O70]=3;[.C70]&amp; &quot; &quot; &amp;[.D70]&amp;&quot; &quot;&amp;[.E70]&amp;&quot; &quot; &amp;[.F70];IF([.O70]=4;[.A70]&amp; &quot; &quot; &amp;[.B70]&amp;&quot; &quot;&amp;[.C70]&amp;&quot; &quot; &amp;[.D70]))))" office:value-type="boolean" office:boolean-value="false">
            <text:p>FALSCH</text:p>
          </table:table-cell>
          <table:table-cell/>
          <table:table-cell table:formula="of:=INDIRECT(&quot;R&quot;&amp;ROW([.T70])&amp;&quot;C&quot;&amp;COLUMN([.T70])+[.O70];&quot;0&quot;)" office:value-type="float" office:value="0">
            <text:p>0</text:p>
          </table:table-cell>
          <table:table-cell table:formula="of:=IF([.P70]&gt;1;&quot;,&quot;;&quot;&quot;)&amp;&quot;{ &quot;&quot;spielnr&quot;&quot;:&quot;&quot;&quot;&amp;[.P70]&amp;&quot;&quot;&quot;,&quot;&quot;spieltag&quot;&quot;:&quot;&quot;&quot;&amp;[.L70]&amp;&quot;&quot;&quot;,&quot;&quot;bahn&quot;&quot;:&quot;&quot;&quot;&amp;[.N70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70]&amp;&quot;&quot;&quot;,&quot;&quot;uhrzeit&quot;&quot;:&quot;&quot;&quot;&amp;[.R70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70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70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71]=&quot;Bahn&quot;;[.K70]=-1);0;IF(AND([.A71]&lt;&gt;&quot;Bahn&quot;;[.K70]&lt;&gt;-1);[.K70]+1;[.K70]))" office:value-type="float" office:value="-1">
            <text:p>-1</text:p>
          </table:table-cell>
          <table:table-cell table:formula="of:=IF([.B71]=&quot;Spieltag&quot;;[.L70]+1;[.L70])" office:value-type="float" office:value="0">
            <text:p>0</text:p>
          </table:table-cell>
          <table:table-cell table:formula="of:=IF(AND([.K71]&gt;0;[.K71]&lt;&gt;[.K70]);[.A71];&quot;&quot;)">
            <text:p/>
          </table:table-cell>
          <table:table-cell table:formula="of:=IF([.O71]=1;VLOOKUP([.P71];[.K67:.M566];3;0);&quot;&quot;)">
            <text:p/>
          </table:table-cell>
          <table:table-cell table:formula="of:=IF([.A72]=&quot;So&quot;;1;[.O70]+1)" office:value-type="float" office:value="67">
            <text:p>67</text:p>
          </table:table-cell>
          <table:table-cell table:formula="of:=IF([.O71]=1;[.A71];IF([.O71]=2;[.A71];IF([.O71]=3;[.C71]&amp; &quot; &quot; &amp;[.D71]&amp;&quot; &quot;&amp;[.E71]&amp;&quot; &quot; &amp;[.F71];IF([.O71]=4;[.A71]&amp; &quot; &quot; &amp;[.B71]&amp;&quot; &quot;&amp;[.C71]&amp;&quot; &quot; &amp;[.D71]))))" office:value-type="boolean" office:boolean-value="false">
            <text:p>FALSCH</text:p>
          </table:table-cell>
          <table:table-cell table:formula="of:=IF([.O71]=1;[.A71];IF([.O71]=2;TEXT([.A72];&quot;TT.MM.JJ&quot;);IF([.O71]=3;[.C71]&amp; &quot; &quot; &amp;[.D71]&amp;&quot; &quot;&amp;[.E71]&amp;&quot; &quot; &amp;[.F71];IF([.O71]=4;[.A71]&amp; &quot; &quot; &amp;[.B71]&amp;&quot; &quot;&amp;[.C71]&amp;&quot; &quot; &amp;[.D71]))))" office:value-type="boolean" office:boolean-value="false">
            <text:p>FALSCH</text:p>
          </table:table-cell>
          <table:table-cell table:formula="of:=IF([.O71]=1;[.A71];IF([.O71]=2;TEXT([.B72];&quot;HH:MM&quot;);IF([.O71]=3;[.C71]&amp; &quot; &quot; &amp;[.D71]&amp;&quot; &quot;&amp;[.E71]&amp;&quot; &quot; &amp;[.F71];IF([.O71]=4;[.A71]&amp; &quot; &quot; &amp;[.B71]&amp;&quot; &quot;&amp;[.C71]&amp;&quot; &quot; &amp;[.D71]))))" office:value-type="boolean" office:boolean-value="false">
            <text:p>FALSCH</text:p>
          </table:table-cell>
          <table:table-cell/>
          <table:table-cell table:formula="of:=INDIRECT(&quot;R&quot;&amp;ROW([.T71])&amp;&quot;C&quot;&amp;COLUMN([.T71])+[.O71];&quot;0&quot;)" office:value-type="float" office:value="0">
            <text:p>0</text:p>
          </table:table-cell>
          <table:table-cell table:formula="of:=IF([.P71]&gt;1;&quot;,&quot;;&quot;&quot;)&amp;&quot;{ &quot;&quot;spielnr&quot;&quot;:&quot;&quot;&quot;&amp;[.P71]&amp;&quot;&quot;&quot;,&quot;&quot;spieltag&quot;&quot;:&quot;&quot;&quot;&amp;[.L71]&amp;&quot;&quot;&quot;,&quot;&quot;bahn&quot;&quot;:&quot;&quot;&quot;&amp;[.N71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71]&amp;&quot;&quot;&quot;,&quot;&quot;uhrzeit&quot;&quot;:&quot;&quot;&quot;&amp;[.R71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71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71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72]=&quot;Bahn&quot;;[.K71]=-1);0;IF(AND([.A72]&lt;&gt;&quot;Bahn&quot;;[.K71]&lt;&gt;-1);[.K71]+1;[.K71]))" office:value-type="float" office:value="-1">
            <text:p>-1</text:p>
          </table:table-cell>
          <table:table-cell table:formula="of:=IF([.B72]=&quot;Spieltag&quot;;[.L71]+1;[.L71])" office:value-type="float" office:value="0">
            <text:p>0</text:p>
          </table:table-cell>
          <table:table-cell table:formula="of:=IF(AND([.K72]&gt;0;[.K72]&lt;&gt;[.K71]);[.A72];&quot;&quot;)">
            <text:p/>
          </table:table-cell>
          <table:table-cell table:formula="of:=IF([.O72]=1;VLOOKUP([.P72];[.K68:.M567];3;0);&quot;&quot;)">
            <text:p/>
          </table:table-cell>
          <table:table-cell table:formula="of:=IF([.A73]=&quot;So&quot;;1;[.O71]+1)" office:value-type="float" office:value="68">
            <text:p>68</text:p>
          </table:table-cell>
          <table:table-cell table:formula="of:=IF([.O72]=1;[.A72];IF([.O72]=2;[.A72];IF([.O72]=3;[.C72]&amp; &quot; &quot; &amp;[.D72]&amp;&quot; &quot;&amp;[.E72]&amp;&quot; &quot; &amp;[.F72];IF([.O72]=4;[.A72]&amp; &quot; &quot; &amp;[.B72]&amp;&quot; &quot;&amp;[.C72]&amp;&quot; &quot; &amp;[.D72]))))" office:value-type="boolean" office:boolean-value="false">
            <text:p>FALSCH</text:p>
          </table:table-cell>
          <table:table-cell table:formula="of:=IF([.O72]=1;[.A72];IF([.O72]=2;TEXT([.A73];&quot;TT.MM.JJ&quot;);IF([.O72]=3;[.C72]&amp; &quot; &quot; &amp;[.D72]&amp;&quot; &quot;&amp;[.E72]&amp;&quot; &quot; &amp;[.F72];IF([.O72]=4;[.A72]&amp; &quot; &quot; &amp;[.B72]&amp;&quot; &quot;&amp;[.C72]&amp;&quot; &quot; &amp;[.D72]))))" office:value-type="boolean" office:boolean-value="false">
            <text:p>FALSCH</text:p>
          </table:table-cell>
          <table:table-cell table:formula="of:=IF([.O72]=1;[.A72];IF([.O72]=2;TEXT([.B73];&quot;HH:MM&quot;);IF([.O72]=3;[.C72]&amp; &quot; &quot; &amp;[.D72]&amp;&quot; &quot;&amp;[.E72]&amp;&quot; &quot; &amp;[.F72];IF([.O72]=4;[.A72]&amp; &quot; &quot; &amp;[.B72]&amp;&quot; &quot;&amp;[.C72]&amp;&quot; &quot; &amp;[.D72]))))" office:value-type="boolean" office:boolean-value="false">
            <text:p>FALSCH</text:p>
          </table:table-cell>
          <table:table-cell/>
          <table:table-cell table:formula="of:=INDIRECT(&quot;R&quot;&amp;ROW([.T72])&amp;&quot;C&quot;&amp;COLUMN([.T72])+[.O72];&quot;0&quot;)" office:value-type="float" office:value="0">
            <text:p>0</text:p>
          </table:table-cell>
          <table:table-cell table:formula="of:=IF([.P72]&gt;1;&quot;,&quot;;&quot;&quot;)&amp;&quot;{ &quot;&quot;spielnr&quot;&quot;:&quot;&quot;&quot;&amp;[.P72]&amp;&quot;&quot;&quot;,&quot;&quot;spieltag&quot;&quot;:&quot;&quot;&quot;&amp;[.L72]&amp;&quot;&quot;&quot;,&quot;&quot;bahn&quot;&quot;:&quot;&quot;&quot;&amp;[.N72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72]&amp;&quot;&quot;&quot;,&quot;&quot;uhrzeit&quot;&quot;:&quot;&quot;&quot;&amp;[.R72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72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72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73]=&quot;Bahn&quot;;[.K72]=-1);0;IF(AND([.A73]&lt;&gt;&quot;Bahn&quot;;[.K72]&lt;&gt;-1);[.K72]+1;[.K72]))" office:value-type="float" office:value="-1">
            <text:p>-1</text:p>
          </table:table-cell>
          <table:table-cell table:formula="of:=IF([.B73]=&quot;Spieltag&quot;;[.L72]+1;[.L72])" office:value-type="float" office:value="0">
            <text:p>0</text:p>
          </table:table-cell>
          <table:table-cell table:formula="of:=IF(AND([.K73]&gt;0;[.K73]&lt;&gt;[.K72]);[.A73];&quot;&quot;)">
            <text:p/>
          </table:table-cell>
          <table:table-cell table:formula="of:=IF([.O73]=1;VLOOKUP([.P73];[.K69:.M568];3;0);&quot;&quot;)">
            <text:p/>
          </table:table-cell>
          <table:table-cell table:formula="of:=IF([.A74]=&quot;So&quot;;1;[.O72]+1)" office:value-type="float" office:value="69">
            <text:p>69</text:p>
          </table:table-cell>
          <table:table-cell table:formula="of:=IF([.O73]=1;[.A73];IF([.O73]=2;[.A73];IF([.O73]=3;[.C73]&amp; &quot; &quot; &amp;[.D73]&amp;&quot; &quot;&amp;[.E73]&amp;&quot; &quot; &amp;[.F73];IF([.O73]=4;[.A73]&amp; &quot; &quot; &amp;[.B73]&amp;&quot; &quot;&amp;[.C73]&amp;&quot; &quot; &amp;[.D73]))))" office:value-type="boolean" office:boolean-value="false">
            <text:p>FALSCH</text:p>
          </table:table-cell>
          <table:table-cell table:formula="of:=IF([.O73]=1;[.A73];IF([.O73]=2;TEXT([.A74];&quot;TT.MM.JJ&quot;);IF([.O73]=3;[.C73]&amp; &quot; &quot; &amp;[.D73]&amp;&quot; &quot;&amp;[.E73]&amp;&quot; &quot; &amp;[.F73];IF([.O73]=4;[.A73]&amp; &quot; &quot; &amp;[.B73]&amp;&quot; &quot;&amp;[.C73]&amp;&quot; &quot; &amp;[.D73]))))" office:value-type="boolean" office:boolean-value="false">
            <text:p>FALSCH</text:p>
          </table:table-cell>
          <table:table-cell table:formula="of:=IF([.O73]=1;[.A73];IF([.O73]=2;TEXT([.B74];&quot;HH:MM&quot;);IF([.O73]=3;[.C73]&amp; &quot; &quot; &amp;[.D73]&amp;&quot; &quot;&amp;[.E73]&amp;&quot; &quot; &amp;[.F73];IF([.O73]=4;[.A73]&amp; &quot; &quot; &amp;[.B73]&amp;&quot; &quot;&amp;[.C73]&amp;&quot; &quot; &amp;[.D73]))))" office:value-type="boolean" office:boolean-value="false">
            <text:p>FALSCH</text:p>
          </table:table-cell>
          <table:table-cell/>
          <table:table-cell table:formula="of:=INDIRECT(&quot;R&quot;&amp;ROW([.T73])&amp;&quot;C&quot;&amp;COLUMN([.T73])+[.O73];&quot;0&quot;)" office:value-type="float" office:value="0">
            <text:p>0</text:p>
          </table:table-cell>
          <table:table-cell table:formula="of:=IF([.P73]&gt;1;&quot;,&quot;;&quot;&quot;)&amp;&quot;{ &quot;&quot;spielnr&quot;&quot;:&quot;&quot;&quot;&amp;[.P73]&amp;&quot;&quot;&quot;,&quot;&quot;spieltag&quot;&quot;:&quot;&quot;&quot;&amp;[.L73]&amp;&quot;&quot;&quot;,&quot;&quot;bahn&quot;&quot;:&quot;&quot;&quot;&amp;[.N73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73]&amp;&quot;&quot;&quot;,&quot;&quot;uhrzeit&quot;&quot;:&quot;&quot;&quot;&amp;[.R73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73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73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74]=&quot;Bahn&quot;;[.K73]=-1);0;IF(AND([.A74]&lt;&gt;&quot;Bahn&quot;;[.K73]&lt;&gt;-1);[.K73]+1;[.K73]))" office:value-type="float" office:value="-1">
            <text:p>-1</text:p>
          </table:table-cell>
          <table:table-cell table:formula="of:=IF([.B74]=&quot;Spieltag&quot;;[.L73]+1;[.L73])" office:value-type="float" office:value="0">
            <text:p>0</text:p>
          </table:table-cell>
          <table:table-cell table:formula="of:=IF(AND([.K74]&gt;0;[.K74]&lt;&gt;[.K73]);[.A74];&quot;&quot;)">
            <text:p/>
          </table:table-cell>
          <table:table-cell table:formula="of:=IF([.O74]=1;VLOOKUP([.P74];[.K70:.M569];3;0);&quot;&quot;)">
            <text:p/>
          </table:table-cell>
          <table:table-cell table:formula="of:=IF([.A75]=&quot;So&quot;;1;[.O73]+1)" office:value-type="float" office:value="70">
            <text:p>70</text:p>
          </table:table-cell>
          <table:table-cell table:formula="of:=IF([.O74]=1;[.A74];IF([.O74]=2;[.A74];IF([.O74]=3;[.C74]&amp; &quot; &quot; &amp;[.D74]&amp;&quot; &quot;&amp;[.E74]&amp;&quot; &quot; &amp;[.F74];IF([.O74]=4;[.A74]&amp; &quot; &quot; &amp;[.B74]&amp;&quot; &quot;&amp;[.C74]&amp;&quot; &quot; &amp;[.D74]))))" office:value-type="boolean" office:boolean-value="false">
            <text:p>FALSCH</text:p>
          </table:table-cell>
          <table:table-cell table:formula="of:=IF([.O74]=1;[.A74];IF([.O74]=2;TEXT([.A75];&quot;TT.MM.JJ&quot;);IF([.O74]=3;[.C74]&amp; &quot; &quot; &amp;[.D74]&amp;&quot; &quot;&amp;[.E74]&amp;&quot; &quot; &amp;[.F74];IF([.O74]=4;[.A74]&amp; &quot; &quot; &amp;[.B74]&amp;&quot; &quot;&amp;[.C74]&amp;&quot; &quot; &amp;[.D74]))))" office:value-type="boolean" office:boolean-value="false">
            <text:p>FALSCH</text:p>
          </table:table-cell>
          <table:table-cell table:formula="of:=IF([.O74]=1;[.A74];IF([.O74]=2;TEXT([.B75];&quot;HH:MM&quot;);IF([.O74]=3;[.C74]&amp; &quot; &quot; &amp;[.D74]&amp;&quot; &quot;&amp;[.E74]&amp;&quot; &quot; &amp;[.F74];IF([.O74]=4;[.A74]&amp; &quot; &quot; &amp;[.B74]&amp;&quot; &quot;&amp;[.C74]&amp;&quot; &quot; &amp;[.D74]))))" office:value-type="boolean" office:boolean-value="false">
            <text:p>FALSCH</text:p>
          </table:table-cell>
          <table:table-cell/>
          <table:table-cell table:formula="of:=INDIRECT(&quot;R&quot;&amp;ROW([.T74])&amp;&quot;C&quot;&amp;COLUMN([.T74])+[.O74];&quot;0&quot;)" office:value-type="float" office:value="0">
            <text:p>0</text:p>
          </table:table-cell>
          <table:table-cell table:formula="of:=IF([.P74]&gt;1;&quot;,&quot;;&quot;&quot;)&amp;&quot;{ &quot;&quot;spielnr&quot;&quot;:&quot;&quot;&quot;&amp;[.P74]&amp;&quot;&quot;&quot;,&quot;&quot;spieltag&quot;&quot;:&quot;&quot;&quot;&amp;[.L74]&amp;&quot;&quot;&quot;,&quot;&quot;bahn&quot;&quot;:&quot;&quot;&quot;&amp;[.N74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74]&amp;&quot;&quot;&quot;,&quot;&quot;uhrzeit&quot;&quot;:&quot;&quot;&quot;&amp;[.R74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74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74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75]=&quot;Bahn&quot;;[.K74]=-1);0;IF(AND([.A75]&lt;&gt;&quot;Bahn&quot;;[.K74]&lt;&gt;-1);[.K74]+1;[.K74]))" office:value-type="float" office:value="-1">
            <text:p>-1</text:p>
          </table:table-cell>
          <table:table-cell table:formula="of:=IF([.B75]=&quot;Spieltag&quot;;[.L74]+1;[.L74])" office:value-type="float" office:value="0">
            <text:p>0</text:p>
          </table:table-cell>
          <table:table-cell table:formula="of:=IF(AND([.K75]&gt;0;[.K75]&lt;&gt;[.K74]);[.A75];&quot;&quot;)">
            <text:p/>
          </table:table-cell>
          <table:table-cell table:formula="of:=IF([.O75]=1;VLOOKUP([.P75];[.K71:.M570];3;0);&quot;&quot;)">
            <text:p/>
          </table:table-cell>
          <table:table-cell table:formula="of:=IF([.A76]=&quot;So&quot;;1;[.O74]+1)" office:value-type="float" office:value="71">
            <text:p>71</text:p>
          </table:table-cell>
          <table:table-cell table:formula="of:=IF([.O75]=1;[.A75];IF([.O75]=2;[.A75];IF([.O75]=3;[.C75]&amp; &quot; &quot; &amp;[.D75]&amp;&quot; &quot;&amp;[.E75]&amp;&quot; &quot; &amp;[.F75];IF([.O75]=4;[.A75]&amp; &quot; &quot; &amp;[.B75]&amp;&quot; &quot;&amp;[.C75]&amp;&quot; &quot; &amp;[.D75]))))" office:value-type="boolean" office:boolean-value="false">
            <text:p>FALSCH</text:p>
          </table:table-cell>
          <table:table-cell table:formula="of:=IF([.O75]=1;[.A75];IF([.O75]=2;TEXT([.A76];&quot;TT.MM.JJ&quot;);IF([.O75]=3;[.C75]&amp; &quot; &quot; &amp;[.D75]&amp;&quot; &quot;&amp;[.E75]&amp;&quot; &quot; &amp;[.F75];IF([.O75]=4;[.A75]&amp; &quot; &quot; &amp;[.B75]&amp;&quot; &quot;&amp;[.C75]&amp;&quot; &quot; &amp;[.D75]))))" office:value-type="boolean" office:boolean-value="false">
            <text:p>FALSCH</text:p>
          </table:table-cell>
          <table:table-cell table:formula="of:=IF([.O75]=1;[.A75];IF([.O75]=2;TEXT([.B76];&quot;HH:MM&quot;);IF([.O75]=3;[.C75]&amp; &quot; &quot; &amp;[.D75]&amp;&quot; &quot;&amp;[.E75]&amp;&quot; &quot; &amp;[.F75];IF([.O75]=4;[.A75]&amp; &quot; &quot; &amp;[.B75]&amp;&quot; &quot;&amp;[.C75]&amp;&quot; &quot; &amp;[.D75]))))" office:value-type="boolean" office:boolean-value="false">
            <text:p>FALSCH</text:p>
          </table:table-cell>
          <table:table-cell/>
          <table:table-cell table:formula="of:=INDIRECT(&quot;R&quot;&amp;ROW([.T75])&amp;&quot;C&quot;&amp;COLUMN([.T75])+[.O75];&quot;0&quot;)" office:value-type="float" office:value="0">
            <text:p>0</text:p>
          </table:table-cell>
          <table:table-cell table:formula="of:=IF([.P75]&gt;1;&quot;,&quot;;&quot;&quot;)&amp;&quot;{ &quot;&quot;spielnr&quot;&quot;:&quot;&quot;&quot;&amp;[.P75]&amp;&quot;&quot;&quot;,&quot;&quot;spieltag&quot;&quot;:&quot;&quot;&quot;&amp;[.L75]&amp;&quot;&quot;&quot;,&quot;&quot;bahn&quot;&quot;:&quot;&quot;&quot;&amp;[.N75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75]&amp;&quot;&quot;&quot;,&quot;&quot;uhrzeit&quot;&quot;:&quot;&quot;&quot;&amp;[.R75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75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75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76]=&quot;Bahn&quot;;[.K75]=-1);0;IF(AND([.A76]&lt;&gt;&quot;Bahn&quot;;[.K75]&lt;&gt;-1);[.K75]+1;[.K75]))" office:value-type="float" office:value="-1">
            <text:p>-1</text:p>
          </table:table-cell>
          <table:table-cell table:formula="of:=IF([.B76]=&quot;Spieltag&quot;;[.L75]+1;[.L75])" office:value-type="float" office:value="0">
            <text:p>0</text:p>
          </table:table-cell>
          <table:table-cell table:formula="of:=IF(AND([.K76]&gt;0;[.K76]&lt;&gt;[.K75]);[.A76];&quot;&quot;)">
            <text:p/>
          </table:table-cell>
          <table:table-cell table:formula="of:=IF([.O76]=1;VLOOKUP([.P76];[.K72:.M571];3;0);&quot;&quot;)">
            <text:p/>
          </table:table-cell>
          <table:table-cell table:formula="of:=IF([.A77]=&quot;So&quot;;1;[.O75]+1)" office:value-type="float" office:value="72">
            <text:p>72</text:p>
          </table:table-cell>
          <table:table-cell table:formula="of:=IF([.O76]=1;[.A76];IF([.O76]=2;[.A76];IF([.O76]=3;[.C76]&amp; &quot; &quot; &amp;[.D76]&amp;&quot; &quot;&amp;[.E76]&amp;&quot; &quot; &amp;[.F76];IF([.O76]=4;[.A76]&amp; &quot; &quot; &amp;[.B76]&amp;&quot; &quot;&amp;[.C76]&amp;&quot; &quot; &amp;[.D76]))))" office:value-type="boolean" office:boolean-value="false">
            <text:p>FALSCH</text:p>
          </table:table-cell>
          <table:table-cell table:formula="of:=IF([.O76]=1;[.A76];IF([.O76]=2;TEXT([.A77];&quot;TT.MM.JJ&quot;);IF([.O76]=3;[.C76]&amp; &quot; &quot; &amp;[.D76]&amp;&quot; &quot;&amp;[.E76]&amp;&quot; &quot; &amp;[.F76];IF([.O76]=4;[.A76]&amp; &quot; &quot; &amp;[.B76]&amp;&quot; &quot;&amp;[.C76]&amp;&quot; &quot; &amp;[.D76]))))" office:value-type="boolean" office:boolean-value="false">
            <text:p>FALSCH</text:p>
          </table:table-cell>
          <table:table-cell table:formula="of:=IF([.O76]=1;[.A76];IF([.O76]=2;TEXT([.B77];&quot;HH:MM&quot;);IF([.O76]=3;[.C76]&amp; &quot; &quot; &amp;[.D76]&amp;&quot; &quot;&amp;[.E76]&amp;&quot; &quot; &amp;[.F76];IF([.O76]=4;[.A76]&amp; &quot; &quot; &amp;[.B76]&amp;&quot; &quot;&amp;[.C76]&amp;&quot; &quot; &amp;[.D76]))))" office:value-type="boolean" office:boolean-value="false">
            <text:p>FALSCH</text:p>
          </table:table-cell>
          <table:table-cell/>
          <table:table-cell table:formula="of:=INDIRECT(&quot;R&quot;&amp;ROW([.T76])&amp;&quot;C&quot;&amp;COLUMN([.T76])+[.O76];&quot;0&quot;)" office:value-type="float" office:value="0">
            <text:p>0</text:p>
          </table:table-cell>
          <table:table-cell table:formula="of:=IF([.P76]&gt;1;&quot;,&quot;;&quot;&quot;)&amp;&quot;{ &quot;&quot;spielnr&quot;&quot;:&quot;&quot;&quot;&amp;[.P76]&amp;&quot;&quot;&quot;,&quot;&quot;spieltag&quot;&quot;:&quot;&quot;&quot;&amp;[.L76]&amp;&quot;&quot;&quot;,&quot;&quot;bahn&quot;&quot;:&quot;&quot;&quot;&amp;[.N76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76]&amp;&quot;&quot;&quot;,&quot;&quot;uhrzeit&quot;&quot;:&quot;&quot;&quot;&amp;[.R76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76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76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77]=&quot;Bahn&quot;;[.K76]=-1);0;IF(AND([.A77]&lt;&gt;&quot;Bahn&quot;;[.K76]&lt;&gt;-1);[.K76]+1;[.K76]))" office:value-type="float" office:value="-1">
            <text:p>-1</text:p>
          </table:table-cell>
          <table:table-cell table:formula="of:=IF([.B77]=&quot;Spieltag&quot;;[.L76]+1;[.L76])" office:value-type="float" office:value="0">
            <text:p>0</text:p>
          </table:table-cell>
          <table:table-cell table:formula="of:=IF(AND([.K77]&gt;0;[.K77]&lt;&gt;[.K76]);[.A77];&quot;&quot;)">
            <text:p/>
          </table:table-cell>
          <table:table-cell table:formula="of:=IF([.O77]=1;VLOOKUP([.P77];[.K73:.M572];3;0);&quot;&quot;)">
            <text:p/>
          </table:table-cell>
          <table:table-cell table:formula="of:=IF([.A78]=&quot;So&quot;;1;[.O76]+1)" office:value-type="float" office:value="73">
            <text:p>73</text:p>
          </table:table-cell>
          <table:table-cell table:formula="of:=IF([.O77]=1;[.A77];IF([.O77]=2;[.A77];IF([.O77]=3;[.C77]&amp; &quot; &quot; &amp;[.D77]&amp;&quot; &quot;&amp;[.E77]&amp;&quot; &quot; &amp;[.F77];IF([.O77]=4;[.A77]&amp; &quot; &quot; &amp;[.B77]&amp;&quot; &quot;&amp;[.C77]&amp;&quot; &quot; &amp;[.D77]))))" office:value-type="boolean" office:boolean-value="false">
            <text:p>FALSCH</text:p>
          </table:table-cell>
          <table:table-cell table:formula="of:=IF([.O77]=1;[.A77];IF([.O77]=2;TEXT([.A78];&quot;TT.MM.JJ&quot;);IF([.O77]=3;[.C77]&amp; &quot; &quot; &amp;[.D77]&amp;&quot; &quot;&amp;[.E77]&amp;&quot; &quot; &amp;[.F77];IF([.O77]=4;[.A77]&amp; &quot; &quot; &amp;[.B77]&amp;&quot; &quot;&amp;[.C77]&amp;&quot; &quot; &amp;[.D77]))))" office:value-type="boolean" office:boolean-value="false">
            <text:p>FALSCH</text:p>
          </table:table-cell>
          <table:table-cell table:formula="of:=IF([.O77]=1;[.A77];IF([.O77]=2;TEXT([.B78];&quot;HH:MM&quot;);IF([.O77]=3;[.C77]&amp; &quot; &quot; &amp;[.D77]&amp;&quot; &quot;&amp;[.E77]&amp;&quot; &quot; &amp;[.F77];IF([.O77]=4;[.A77]&amp; &quot; &quot; &amp;[.B77]&amp;&quot; &quot;&amp;[.C77]&amp;&quot; &quot; &amp;[.D77]))))" office:value-type="boolean" office:boolean-value="false">
            <text:p>FALSCH</text:p>
          </table:table-cell>
          <table:table-cell/>
          <table:table-cell table:formula="of:=INDIRECT(&quot;R&quot;&amp;ROW([.T77])&amp;&quot;C&quot;&amp;COLUMN([.T77])+[.O77];&quot;0&quot;)" office:value-type="float" office:value="0">
            <text:p>0</text:p>
          </table:table-cell>
          <table:table-cell table:formula="of:=IF([.P77]&gt;1;&quot;,&quot;;&quot;&quot;)&amp;&quot;{ &quot;&quot;spielnr&quot;&quot;:&quot;&quot;&quot;&amp;[.P77]&amp;&quot;&quot;&quot;,&quot;&quot;spieltag&quot;&quot;:&quot;&quot;&quot;&amp;[.L77]&amp;&quot;&quot;&quot;,&quot;&quot;bahn&quot;&quot;:&quot;&quot;&quot;&amp;[.N77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77]&amp;&quot;&quot;&quot;,&quot;&quot;uhrzeit&quot;&quot;:&quot;&quot;&quot;&amp;[.R77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77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77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78]=&quot;Bahn&quot;;[.K77]=-1);0;IF(AND([.A78]&lt;&gt;&quot;Bahn&quot;;[.K77]&lt;&gt;-1);[.K77]+1;[.K77]))" office:value-type="float" office:value="-1">
            <text:p>-1</text:p>
          </table:table-cell>
          <table:table-cell table:formula="of:=IF([.B78]=&quot;Spieltag&quot;;[.L77]+1;[.L77])" office:value-type="float" office:value="0">
            <text:p>0</text:p>
          </table:table-cell>
          <table:table-cell table:formula="of:=IF(AND([.K78]&gt;0;[.K78]&lt;&gt;[.K77]);[.A78];&quot;&quot;)">
            <text:p/>
          </table:table-cell>
          <table:table-cell table:formula="of:=IF([.O78]=1;VLOOKUP([.P78];[.K74:.M573];3;0);&quot;&quot;)">
            <text:p/>
          </table:table-cell>
          <table:table-cell table:formula="of:=IF([.A79]=&quot;So&quot;;1;[.O77]+1)" office:value-type="float" office:value="74">
            <text:p>74</text:p>
          </table:table-cell>
          <table:table-cell table:formula="of:=IF([.O78]=1;[.A78];IF([.O78]=2;[.A78];IF([.O78]=3;[.C78]&amp; &quot; &quot; &amp;[.D78]&amp;&quot; &quot;&amp;[.E78]&amp;&quot; &quot; &amp;[.F78];IF([.O78]=4;[.A78]&amp; &quot; &quot; &amp;[.B78]&amp;&quot; &quot;&amp;[.C78]&amp;&quot; &quot; &amp;[.D78]))))" office:value-type="boolean" office:boolean-value="false">
            <text:p>FALSCH</text:p>
          </table:table-cell>
          <table:table-cell table:formula="of:=IF([.O78]=1;[.A78];IF([.O78]=2;TEXT([.A79];&quot;TT.MM.JJ&quot;);IF([.O78]=3;[.C78]&amp; &quot; &quot; &amp;[.D78]&amp;&quot; &quot;&amp;[.E78]&amp;&quot; &quot; &amp;[.F78];IF([.O78]=4;[.A78]&amp; &quot; &quot; &amp;[.B78]&amp;&quot; &quot;&amp;[.C78]&amp;&quot; &quot; &amp;[.D78]))))" office:value-type="boolean" office:boolean-value="false">
            <text:p>FALSCH</text:p>
          </table:table-cell>
          <table:table-cell table:formula="of:=IF([.O78]=1;[.A78];IF([.O78]=2;TEXT([.B79];&quot;HH:MM&quot;);IF([.O78]=3;[.C78]&amp; &quot; &quot; &amp;[.D78]&amp;&quot; &quot;&amp;[.E78]&amp;&quot; &quot; &amp;[.F78];IF([.O78]=4;[.A78]&amp; &quot; &quot; &amp;[.B78]&amp;&quot; &quot;&amp;[.C78]&amp;&quot; &quot; &amp;[.D78]))))" office:value-type="boolean" office:boolean-value="false">
            <text:p>FALSCH</text:p>
          </table:table-cell>
          <table:table-cell/>
          <table:table-cell table:formula="of:=INDIRECT(&quot;R&quot;&amp;ROW([.T78])&amp;&quot;C&quot;&amp;COLUMN([.T78])+[.O78];&quot;0&quot;)" office:value-type="float" office:value="0">
            <text:p>0</text:p>
          </table:table-cell>
          <table:table-cell table:formula="of:=IF([.P78]&gt;1;&quot;,&quot;;&quot;&quot;)&amp;&quot;{ &quot;&quot;spielnr&quot;&quot;:&quot;&quot;&quot;&amp;[.P78]&amp;&quot;&quot;&quot;,&quot;&quot;spieltag&quot;&quot;:&quot;&quot;&quot;&amp;[.L78]&amp;&quot;&quot;&quot;,&quot;&quot;bahn&quot;&quot;:&quot;&quot;&quot;&amp;[.N78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78]&amp;&quot;&quot;&quot;,&quot;&quot;uhrzeit&quot;&quot;:&quot;&quot;&quot;&amp;[.R78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78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78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79]=&quot;Bahn&quot;;[.K78]=-1);0;IF(AND([.A79]&lt;&gt;&quot;Bahn&quot;;[.K78]&lt;&gt;-1);[.K78]+1;[.K78]))" office:value-type="float" office:value="-1">
            <text:p>-1</text:p>
          </table:table-cell>
          <table:table-cell table:formula="of:=IF([.B79]=&quot;Spieltag&quot;;[.L78]+1;[.L78])" office:value-type="float" office:value="0">
            <text:p>0</text:p>
          </table:table-cell>
          <table:table-cell table:formula="of:=IF(AND([.K79]&gt;0;[.K79]&lt;&gt;[.K78]);[.A79];&quot;&quot;)">
            <text:p/>
          </table:table-cell>
          <table:table-cell table:formula="of:=IF([.O79]=1;VLOOKUP([.P79];[.K75:.M574];3;0);&quot;&quot;)">
            <text:p/>
          </table:table-cell>
          <table:table-cell table:formula="of:=IF([.A80]=&quot;So&quot;;1;[.O78]+1)" office:value-type="float" office:value="75">
            <text:p>75</text:p>
          </table:table-cell>
          <table:table-cell table:formula="of:=IF([.O79]=1;[.A79];IF([.O79]=2;[.A79];IF([.O79]=3;[.C79]&amp; &quot; &quot; &amp;[.D79]&amp;&quot; &quot;&amp;[.E79]&amp;&quot; &quot; &amp;[.F79];IF([.O79]=4;[.A79]&amp; &quot; &quot; &amp;[.B79]&amp;&quot; &quot;&amp;[.C79]&amp;&quot; &quot; &amp;[.D79]))))" office:value-type="boolean" office:boolean-value="false">
            <text:p>FALSCH</text:p>
          </table:table-cell>
          <table:table-cell table:formula="of:=IF([.O79]=1;[.A79];IF([.O79]=2;TEXT([.A80];&quot;TT.MM.JJ&quot;);IF([.O79]=3;[.C79]&amp; &quot; &quot; &amp;[.D79]&amp;&quot; &quot;&amp;[.E79]&amp;&quot; &quot; &amp;[.F79];IF([.O79]=4;[.A79]&amp; &quot; &quot; &amp;[.B79]&amp;&quot; &quot;&amp;[.C79]&amp;&quot; &quot; &amp;[.D79]))))" office:value-type="boolean" office:boolean-value="false">
            <text:p>FALSCH</text:p>
          </table:table-cell>
          <table:table-cell table:formula="of:=IF([.O79]=1;[.A79];IF([.O79]=2;TEXT([.B80];&quot;HH:MM&quot;);IF([.O79]=3;[.C79]&amp; &quot; &quot; &amp;[.D79]&amp;&quot; &quot;&amp;[.E79]&amp;&quot; &quot; &amp;[.F79];IF([.O79]=4;[.A79]&amp; &quot; &quot; &amp;[.B79]&amp;&quot; &quot;&amp;[.C79]&amp;&quot; &quot; &amp;[.D79]))))" office:value-type="boolean" office:boolean-value="false">
            <text:p>FALSCH</text:p>
          </table:table-cell>
          <table:table-cell/>
          <table:table-cell table:formula="of:=INDIRECT(&quot;R&quot;&amp;ROW([.T79])&amp;&quot;C&quot;&amp;COLUMN([.T79])+[.O79];&quot;0&quot;)" office:value-type="float" office:value="0">
            <text:p>0</text:p>
          </table:table-cell>
          <table:table-cell table:formula="of:=IF([.P79]&gt;1;&quot;,&quot;;&quot;&quot;)&amp;&quot;{ &quot;&quot;spielnr&quot;&quot;:&quot;&quot;&quot;&amp;[.P79]&amp;&quot;&quot;&quot;,&quot;&quot;spieltag&quot;&quot;:&quot;&quot;&quot;&amp;[.L79]&amp;&quot;&quot;&quot;,&quot;&quot;bahn&quot;&quot;:&quot;&quot;&quot;&amp;[.N79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79]&amp;&quot;&quot;&quot;,&quot;&quot;uhrzeit&quot;&quot;:&quot;&quot;&quot;&amp;[.R79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79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79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80]=&quot;Bahn&quot;;[.K79]=-1);0;IF(AND([.A80]&lt;&gt;&quot;Bahn&quot;;[.K79]&lt;&gt;-1);[.K79]+1;[.K79]))" office:value-type="float" office:value="-1">
            <text:p>-1</text:p>
          </table:table-cell>
          <table:table-cell table:formula="of:=IF([.B80]=&quot;Spieltag&quot;;[.L79]+1;[.L79])" office:value-type="float" office:value="0">
            <text:p>0</text:p>
          </table:table-cell>
          <table:table-cell table:formula="of:=IF(AND([.K80]&gt;0;[.K80]&lt;&gt;[.K79]);[.A80];&quot;&quot;)">
            <text:p/>
          </table:table-cell>
          <table:table-cell table:formula="of:=IF([.O80]=1;VLOOKUP([.P80];[.K76:.M575];3;0);&quot;&quot;)">
            <text:p/>
          </table:table-cell>
          <table:table-cell table:formula="of:=IF([.A81]=&quot;So&quot;;1;[.O79]+1)" office:value-type="float" office:value="76">
            <text:p>76</text:p>
          </table:table-cell>
          <table:table-cell table:formula="of:=IF([.O80]=1;[.A80];IF([.O80]=2;[.A80];IF([.O80]=3;[.C80]&amp; &quot; &quot; &amp;[.D80]&amp;&quot; &quot;&amp;[.E80]&amp;&quot; &quot; &amp;[.F80];IF([.O80]=4;[.A80]&amp; &quot; &quot; &amp;[.B80]&amp;&quot; &quot;&amp;[.C80]&amp;&quot; &quot; &amp;[.D80]))))" office:value-type="boolean" office:boolean-value="false">
            <text:p>FALSCH</text:p>
          </table:table-cell>
          <table:table-cell table:formula="of:=IF([.O80]=1;[.A80];IF([.O80]=2;TEXT([.A81];&quot;TT.MM.JJ&quot;);IF([.O80]=3;[.C80]&amp; &quot; &quot; &amp;[.D80]&amp;&quot; &quot;&amp;[.E80]&amp;&quot; &quot; &amp;[.F80];IF([.O80]=4;[.A80]&amp; &quot; &quot; &amp;[.B80]&amp;&quot; &quot;&amp;[.C80]&amp;&quot; &quot; &amp;[.D80]))))" office:value-type="boolean" office:boolean-value="false">
            <text:p>FALSCH</text:p>
          </table:table-cell>
          <table:table-cell table:formula="of:=IF([.O80]=1;[.A80];IF([.O80]=2;TEXT([.B81];&quot;HH:MM&quot;);IF([.O80]=3;[.C80]&amp; &quot; &quot; &amp;[.D80]&amp;&quot; &quot;&amp;[.E80]&amp;&quot; &quot; &amp;[.F80];IF([.O80]=4;[.A80]&amp; &quot; &quot; &amp;[.B80]&amp;&quot; &quot;&amp;[.C80]&amp;&quot; &quot; &amp;[.D80]))))" office:value-type="boolean" office:boolean-value="false">
            <text:p>FALSCH</text:p>
          </table:table-cell>
          <table:table-cell/>
          <table:table-cell table:formula="of:=INDIRECT(&quot;R&quot;&amp;ROW([.T80])&amp;&quot;C&quot;&amp;COLUMN([.T80])+[.O80];&quot;0&quot;)" office:value-type="float" office:value="0">
            <text:p>0</text:p>
          </table:table-cell>
          <table:table-cell table:formula="of:=IF([.P80]&gt;1;&quot;,&quot;;&quot;&quot;)&amp;&quot;{ &quot;&quot;spielnr&quot;&quot;:&quot;&quot;&quot;&amp;[.P80]&amp;&quot;&quot;&quot;,&quot;&quot;spieltag&quot;&quot;:&quot;&quot;&quot;&amp;[.L80]&amp;&quot;&quot;&quot;,&quot;&quot;bahn&quot;&quot;:&quot;&quot;&quot;&amp;[.N80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80]&amp;&quot;&quot;&quot;,&quot;&quot;uhrzeit&quot;&quot;:&quot;&quot;&quot;&amp;[.R80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80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80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81]=&quot;Bahn&quot;;[.K80]=-1);0;IF(AND([.A81]&lt;&gt;&quot;Bahn&quot;;[.K80]&lt;&gt;-1);[.K80]+1;[.K80]))" office:value-type="float" office:value="-1">
            <text:p>-1</text:p>
          </table:table-cell>
          <table:table-cell table:formula="of:=IF([.B81]=&quot;Spieltag&quot;;[.L80]+1;[.L80])" office:value-type="float" office:value="0">
            <text:p>0</text:p>
          </table:table-cell>
          <table:table-cell table:formula="of:=IF(AND([.K81]&gt;0;[.K81]&lt;&gt;[.K80]);[.A81];&quot;&quot;)">
            <text:p/>
          </table:table-cell>
          <table:table-cell table:formula="of:=IF([.O81]=1;VLOOKUP([.P81];[.K77:.M576];3;0);&quot;&quot;)">
            <text:p/>
          </table:table-cell>
          <table:table-cell table:formula="of:=IF([.A82]=&quot;So&quot;;1;[.O80]+1)" office:value-type="float" office:value="77">
            <text:p>77</text:p>
          </table:table-cell>
          <table:table-cell table:formula="of:=IF([.O81]=1;[.A81];IF([.O81]=2;[.A81];IF([.O81]=3;[.C81]&amp; &quot; &quot; &amp;[.D81]&amp;&quot; &quot;&amp;[.E81]&amp;&quot; &quot; &amp;[.F81];IF([.O81]=4;[.A81]&amp; &quot; &quot; &amp;[.B81]&amp;&quot; &quot;&amp;[.C81]&amp;&quot; &quot; &amp;[.D81]))))" office:value-type="boolean" office:boolean-value="false">
            <text:p>FALSCH</text:p>
          </table:table-cell>
          <table:table-cell table:formula="of:=IF([.O81]=1;[.A81];IF([.O81]=2;TEXT([.A82];&quot;TT.MM.JJ&quot;);IF([.O81]=3;[.C81]&amp; &quot; &quot; &amp;[.D81]&amp;&quot; &quot;&amp;[.E81]&amp;&quot; &quot; &amp;[.F81];IF([.O81]=4;[.A81]&amp; &quot; &quot; &amp;[.B81]&amp;&quot; &quot;&amp;[.C81]&amp;&quot; &quot; &amp;[.D81]))))" office:value-type="boolean" office:boolean-value="false">
            <text:p>FALSCH</text:p>
          </table:table-cell>
          <table:table-cell table:formula="of:=IF([.O81]=1;[.A81];IF([.O81]=2;TEXT([.B82];&quot;HH:MM&quot;);IF([.O81]=3;[.C81]&amp; &quot; &quot; &amp;[.D81]&amp;&quot; &quot;&amp;[.E81]&amp;&quot; &quot; &amp;[.F81];IF([.O81]=4;[.A81]&amp; &quot; &quot; &amp;[.B81]&amp;&quot; &quot;&amp;[.C81]&amp;&quot; &quot; &amp;[.D81]))))" office:value-type="boolean" office:boolean-value="false">
            <text:p>FALSCH</text:p>
          </table:table-cell>
          <table:table-cell/>
          <table:table-cell table:formula="of:=INDIRECT(&quot;R&quot;&amp;ROW([.T81])&amp;&quot;C&quot;&amp;COLUMN([.T81])+[.O81];&quot;0&quot;)" office:value-type="float" office:value="0">
            <text:p>0</text:p>
          </table:table-cell>
          <table:table-cell table:formula="of:=IF([.P81]&gt;1;&quot;,&quot;;&quot;&quot;)&amp;&quot;{ &quot;&quot;spielnr&quot;&quot;:&quot;&quot;&quot;&amp;[.P81]&amp;&quot;&quot;&quot;,&quot;&quot;spieltag&quot;&quot;:&quot;&quot;&quot;&amp;[.L81]&amp;&quot;&quot;&quot;,&quot;&quot;bahn&quot;&quot;:&quot;&quot;&quot;&amp;[.N81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81]&amp;&quot;&quot;&quot;,&quot;&quot;uhrzeit&quot;&quot;:&quot;&quot;&quot;&amp;[.R81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81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81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82]=&quot;Bahn&quot;;[.K81]=-1);0;IF(AND([.A82]&lt;&gt;&quot;Bahn&quot;;[.K81]&lt;&gt;-1);[.K81]+1;[.K81]))" office:value-type="float" office:value="-1">
            <text:p>-1</text:p>
          </table:table-cell>
          <table:table-cell table:formula="of:=IF([.B82]=&quot;Spieltag&quot;;[.L81]+1;[.L81])" office:value-type="float" office:value="0">
            <text:p>0</text:p>
          </table:table-cell>
          <table:table-cell table:formula="of:=IF(AND([.K82]&gt;0;[.K82]&lt;&gt;[.K81]);[.A82];&quot;&quot;)">
            <text:p/>
          </table:table-cell>
          <table:table-cell table:formula="of:=IF([.O82]=1;VLOOKUP([.P82];[.K78:.M577];3;0);&quot;&quot;)">
            <text:p/>
          </table:table-cell>
          <table:table-cell table:formula="of:=IF([.A83]=&quot;So&quot;;1;[.O81]+1)" office:value-type="float" office:value="78">
            <text:p>78</text:p>
          </table:table-cell>
          <table:table-cell table:formula="of:=IF([.O82]=1;[.A82];IF([.O82]=2;[.A82];IF([.O82]=3;[.C82]&amp; &quot; &quot; &amp;[.D82]&amp;&quot; &quot;&amp;[.E82]&amp;&quot; &quot; &amp;[.F82];IF([.O82]=4;[.A82]&amp; &quot; &quot; &amp;[.B82]&amp;&quot; &quot;&amp;[.C82]&amp;&quot; &quot; &amp;[.D82]))))" office:value-type="boolean" office:boolean-value="false">
            <text:p>FALSCH</text:p>
          </table:table-cell>
          <table:table-cell table:formula="of:=IF([.O82]=1;[.A82];IF([.O82]=2;TEXT([.A83];&quot;TT.MM.JJ&quot;);IF([.O82]=3;[.C82]&amp; &quot; &quot; &amp;[.D82]&amp;&quot; &quot;&amp;[.E82]&amp;&quot; &quot; &amp;[.F82];IF([.O82]=4;[.A82]&amp; &quot; &quot; &amp;[.B82]&amp;&quot; &quot;&amp;[.C82]&amp;&quot; &quot; &amp;[.D82]))))" office:value-type="boolean" office:boolean-value="false">
            <text:p>FALSCH</text:p>
          </table:table-cell>
          <table:table-cell table:formula="of:=IF([.O82]=1;[.A82];IF([.O82]=2;TEXT([.B83];&quot;HH:MM&quot;);IF([.O82]=3;[.C82]&amp; &quot; &quot; &amp;[.D82]&amp;&quot; &quot;&amp;[.E82]&amp;&quot; &quot; &amp;[.F82];IF([.O82]=4;[.A82]&amp; &quot; &quot; &amp;[.B82]&amp;&quot; &quot;&amp;[.C82]&amp;&quot; &quot; &amp;[.D82]))))" office:value-type="boolean" office:boolean-value="false">
            <text:p>FALSCH</text:p>
          </table:table-cell>
          <table:table-cell/>
          <table:table-cell table:formula="of:=INDIRECT(&quot;R&quot;&amp;ROW([.T82])&amp;&quot;C&quot;&amp;COLUMN([.T82])+[.O82];&quot;0&quot;)" office:value-type="float" office:value="0">
            <text:p>0</text:p>
          </table:table-cell>
          <table:table-cell table:formula="of:=IF([.P82]&gt;1;&quot;,&quot;;&quot;&quot;)&amp;&quot;{ &quot;&quot;spielnr&quot;&quot;:&quot;&quot;&quot;&amp;[.P82]&amp;&quot;&quot;&quot;,&quot;&quot;spieltag&quot;&quot;:&quot;&quot;&quot;&amp;[.L82]&amp;&quot;&quot;&quot;,&quot;&quot;bahn&quot;&quot;:&quot;&quot;&quot;&amp;[.N82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82]&amp;&quot;&quot;&quot;,&quot;&quot;uhrzeit&quot;&quot;:&quot;&quot;&quot;&amp;[.R82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82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82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83]=&quot;Bahn&quot;;[.K82]=-1);0;IF(AND([.A83]&lt;&gt;&quot;Bahn&quot;;[.K82]&lt;&gt;-1);[.K82]+1;[.K82]))" office:value-type="float" office:value="-1">
            <text:p>-1</text:p>
          </table:table-cell>
          <table:table-cell table:formula="of:=IF([.B83]=&quot;Spieltag&quot;;[.L82]+1;[.L82])" office:value-type="float" office:value="0">
            <text:p>0</text:p>
          </table:table-cell>
          <table:table-cell table:formula="of:=IF(AND([.K83]&gt;0;[.K83]&lt;&gt;[.K82]);[.A83];&quot;&quot;)">
            <text:p/>
          </table:table-cell>
          <table:table-cell table:formula="of:=IF([.O83]=1;VLOOKUP([.P83];[.K79:.M578];3;0);&quot;&quot;)">
            <text:p/>
          </table:table-cell>
          <table:table-cell table:formula="of:=IF([.A84]=&quot;So&quot;;1;[.O82]+1)" office:value-type="float" office:value="79">
            <text:p>79</text:p>
          </table:table-cell>
          <table:table-cell table:formula="of:=IF([.O83]=1;[.A83];IF([.O83]=2;[.A83];IF([.O83]=3;[.C83]&amp; &quot; &quot; &amp;[.D83]&amp;&quot; &quot;&amp;[.E83]&amp;&quot; &quot; &amp;[.F83];IF([.O83]=4;[.A83]&amp; &quot; &quot; &amp;[.B83]&amp;&quot; &quot;&amp;[.C83]&amp;&quot; &quot; &amp;[.D83]))))" office:value-type="boolean" office:boolean-value="false">
            <text:p>FALSCH</text:p>
          </table:table-cell>
          <table:table-cell table:formula="of:=IF([.O83]=1;[.A83];IF([.O83]=2;TEXT([.A84];&quot;TT.MM.JJ&quot;);IF([.O83]=3;[.C83]&amp; &quot; &quot; &amp;[.D83]&amp;&quot; &quot;&amp;[.E83]&amp;&quot; &quot; &amp;[.F83];IF([.O83]=4;[.A83]&amp; &quot; &quot; &amp;[.B83]&amp;&quot; &quot;&amp;[.C83]&amp;&quot; &quot; &amp;[.D83]))))" office:value-type="boolean" office:boolean-value="false">
            <text:p>FALSCH</text:p>
          </table:table-cell>
          <table:table-cell table:formula="of:=IF([.O83]=1;[.A83];IF([.O83]=2;TEXT([.B84];&quot;HH:MM&quot;);IF([.O83]=3;[.C83]&amp; &quot; &quot; &amp;[.D83]&amp;&quot; &quot;&amp;[.E83]&amp;&quot; &quot; &amp;[.F83];IF([.O83]=4;[.A83]&amp; &quot; &quot; &amp;[.B83]&amp;&quot; &quot;&amp;[.C83]&amp;&quot; &quot; &amp;[.D83]))))" office:value-type="boolean" office:boolean-value="false">
            <text:p>FALSCH</text:p>
          </table:table-cell>
          <table:table-cell/>
          <table:table-cell table:formula="of:=INDIRECT(&quot;R&quot;&amp;ROW([.T83])&amp;&quot;C&quot;&amp;COLUMN([.T83])+[.O83];&quot;0&quot;)" office:value-type="float" office:value="0">
            <text:p>0</text:p>
          </table:table-cell>
          <table:table-cell table:formula="of:=IF([.P83]&gt;1;&quot;,&quot;;&quot;&quot;)&amp;&quot;{ &quot;&quot;spielnr&quot;&quot;:&quot;&quot;&quot;&amp;[.P83]&amp;&quot;&quot;&quot;,&quot;&quot;spieltag&quot;&quot;:&quot;&quot;&quot;&amp;[.L83]&amp;&quot;&quot;&quot;,&quot;&quot;bahn&quot;&quot;:&quot;&quot;&quot;&amp;[.N83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83]&amp;&quot;&quot;&quot;,&quot;&quot;uhrzeit&quot;&quot;:&quot;&quot;&quot;&amp;[.R83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83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83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84]=&quot;Bahn&quot;;[.K83]=-1);0;IF(AND([.A84]&lt;&gt;&quot;Bahn&quot;;[.K83]&lt;&gt;-1);[.K83]+1;[.K83]))" office:value-type="float" office:value="-1">
            <text:p>-1</text:p>
          </table:table-cell>
          <table:table-cell table:formula="of:=IF([.B84]=&quot;Spieltag&quot;;[.L83]+1;[.L83])" office:value-type="float" office:value="0">
            <text:p>0</text:p>
          </table:table-cell>
          <table:table-cell table:formula="of:=IF(AND([.K84]&gt;0;[.K84]&lt;&gt;[.K83]);[.A84];&quot;&quot;)">
            <text:p/>
          </table:table-cell>
          <table:table-cell table:formula="of:=IF([.O84]=1;VLOOKUP([.P84];[.K80:.M579];3;0);&quot;&quot;)">
            <text:p/>
          </table:table-cell>
          <table:table-cell table:formula="of:=IF([.A85]=&quot;So&quot;;1;[.O83]+1)" office:value-type="float" office:value="80">
            <text:p>80</text:p>
          </table:table-cell>
          <table:table-cell table:formula="of:=IF([.O84]=1;[.A84];IF([.O84]=2;[.A84];IF([.O84]=3;[.C84]&amp; &quot; &quot; &amp;[.D84]&amp;&quot; &quot;&amp;[.E84]&amp;&quot; &quot; &amp;[.F84];IF([.O84]=4;[.A84]&amp; &quot; &quot; &amp;[.B84]&amp;&quot; &quot;&amp;[.C84]&amp;&quot; &quot; &amp;[.D84]))))" office:value-type="boolean" office:boolean-value="false">
            <text:p>FALSCH</text:p>
          </table:table-cell>
          <table:table-cell table:formula="of:=IF([.O84]=1;[.A84];IF([.O84]=2;TEXT([.A85];&quot;TT.MM.JJ&quot;);IF([.O84]=3;[.C84]&amp; &quot; &quot; &amp;[.D84]&amp;&quot; &quot;&amp;[.E84]&amp;&quot; &quot; &amp;[.F84];IF([.O84]=4;[.A84]&amp; &quot; &quot; &amp;[.B84]&amp;&quot; &quot;&amp;[.C84]&amp;&quot; &quot; &amp;[.D84]))))" office:value-type="boolean" office:boolean-value="false">
            <text:p>FALSCH</text:p>
          </table:table-cell>
          <table:table-cell table:formula="of:=IF([.O84]=1;[.A84];IF([.O84]=2;TEXT([.B85];&quot;HH:MM&quot;);IF([.O84]=3;[.C84]&amp; &quot; &quot; &amp;[.D84]&amp;&quot; &quot;&amp;[.E84]&amp;&quot; &quot; &amp;[.F84];IF([.O84]=4;[.A84]&amp; &quot; &quot; &amp;[.B84]&amp;&quot; &quot;&amp;[.C84]&amp;&quot; &quot; &amp;[.D84]))))" office:value-type="boolean" office:boolean-value="false">
            <text:p>FALSCH</text:p>
          </table:table-cell>
          <table:table-cell/>
          <table:table-cell table:formula="of:=INDIRECT(&quot;R&quot;&amp;ROW([.T84])&amp;&quot;C&quot;&amp;COLUMN([.T84])+[.O84];&quot;0&quot;)" office:value-type="float" office:value="0">
            <text:p>0</text:p>
          </table:table-cell>
          <table:table-cell table:formula="of:=IF([.P84]&gt;1;&quot;,&quot;;&quot;&quot;)&amp;&quot;{ &quot;&quot;spielnr&quot;&quot;:&quot;&quot;&quot;&amp;[.P84]&amp;&quot;&quot;&quot;,&quot;&quot;spieltag&quot;&quot;:&quot;&quot;&quot;&amp;[.L84]&amp;&quot;&quot;&quot;,&quot;&quot;bahn&quot;&quot;:&quot;&quot;&quot;&amp;[.N84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84]&amp;&quot;&quot;&quot;,&quot;&quot;uhrzeit&quot;&quot;:&quot;&quot;&quot;&amp;[.R84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84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84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85]=&quot;Bahn&quot;;[.K84]=-1);0;IF(AND([.A85]&lt;&gt;&quot;Bahn&quot;;[.K84]&lt;&gt;-1);[.K84]+1;[.K84]))" office:value-type="float" office:value="-1">
            <text:p>-1</text:p>
          </table:table-cell>
          <table:table-cell table:formula="of:=IF([.B85]=&quot;Spieltag&quot;;[.L84]+1;[.L84])" office:value-type="float" office:value="0">
            <text:p>0</text:p>
          </table:table-cell>
          <table:table-cell table:formula="of:=IF(AND([.K85]&gt;0;[.K85]&lt;&gt;[.K84]);[.A85];&quot;&quot;)">
            <text:p/>
          </table:table-cell>
          <table:table-cell table:formula="of:=IF([.O85]=1;VLOOKUP([.P85];[.K81:.M580];3;0);&quot;&quot;)">
            <text:p/>
          </table:table-cell>
          <table:table-cell table:formula="of:=IF([.A86]=&quot;So&quot;;1;[.O84]+1)" office:value-type="float" office:value="81">
            <text:p>81</text:p>
          </table:table-cell>
          <table:table-cell table:formula="of:=IF([.O85]=1;[.A85];IF([.O85]=2;[.A85];IF([.O85]=3;[.C85]&amp; &quot; &quot; &amp;[.D85]&amp;&quot; &quot;&amp;[.E85]&amp;&quot; &quot; &amp;[.F85];IF([.O85]=4;[.A85]&amp; &quot; &quot; &amp;[.B85]&amp;&quot; &quot;&amp;[.C85]&amp;&quot; &quot; &amp;[.D85]))))" office:value-type="boolean" office:boolean-value="false">
            <text:p>FALSCH</text:p>
          </table:table-cell>
          <table:table-cell table:formula="of:=IF([.O85]=1;[.A85];IF([.O85]=2;TEXT([.A86];&quot;TT.MM.JJ&quot;);IF([.O85]=3;[.C85]&amp; &quot; &quot; &amp;[.D85]&amp;&quot; &quot;&amp;[.E85]&amp;&quot; &quot; &amp;[.F85];IF([.O85]=4;[.A85]&amp; &quot; &quot; &amp;[.B85]&amp;&quot; &quot;&amp;[.C85]&amp;&quot; &quot; &amp;[.D85]))))" office:value-type="boolean" office:boolean-value="false">
            <text:p>FALSCH</text:p>
          </table:table-cell>
          <table:table-cell table:formula="of:=IF([.O85]=1;[.A85];IF([.O85]=2;TEXT([.B86];&quot;HH:MM&quot;);IF([.O85]=3;[.C85]&amp; &quot; &quot; &amp;[.D85]&amp;&quot; &quot;&amp;[.E85]&amp;&quot; &quot; &amp;[.F85];IF([.O85]=4;[.A85]&amp; &quot; &quot; &amp;[.B85]&amp;&quot; &quot;&amp;[.C85]&amp;&quot; &quot; &amp;[.D85]))))" office:value-type="boolean" office:boolean-value="false">
            <text:p>FALSCH</text:p>
          </table:table-cell>
          <table:table-cell/>
          <table:table-cell table:formula="of:=INDIRECT(&quot;R&quot;&amp;ROW([.T85])&amp;&quot;C&quot;&amp;COLUMN([.T85])+[.O85];&quot;0&quot;)" office:value-type="float" office:value="0">
            <text:p>0</text:p>
          </table:table-cell>
          <table:table-cell table:formula="of:=IF([.P85]&gt;1;&quot;,&quot;;&quot;&quot;)&amp;&quot;{ &quot;&quot;spielnr&quot;&quot;:&quot;&quot;&quot;&amp;[.P85]&amp;&quot;&quot;&quot;,&quot;&quot;spieltag&quot;&quot;:&quot;&quot;&quot;&amp;[.L85]&amp;&quot;&quot;&quot;,&quot;&quot;bahn&quot;&quot;:&quot;&quot;&quot;&amp;[.N85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85]&amp;&quot;&quot;&quot;,&quot;&quot;uhrzeit&quot;&quot;:&quot;&quot;&quot;&amp;[.R85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85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85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86]=&quot;Bahn&quot;;[.K85]=-1);0;IF(AND([.A86]&lt;&gt;&quot;Bahn&quot;;[.K85]&lt;&gt;-1);[.K85]+1;[.K85]))" office:value-type="float" office:value="-1">
            <text:p>-1</text:p>
          </table:table-cell>
          <table:table-cell table:formula="of:=IF([.B86]=&quot;Spieltag&quot;;[.L85]+1;[.L85])" office:value-type="float" office:value="0">
            <text:p>0</text:p>
          </table:table-cell>
          <table:table-cell table:formula="of:=IF(AND([.K86]&gt;0;[.K86]&lt;&gt;[.K85]);[.A86];&quot;&quot;)">
            <text:p/>
          </table:table-cell>
          <table:table-cell table:formula="of:=IF([.O86]=1;VLOOKUP([.P86];[.K82:.M581];3;0);&quot;&quot;)">
            <text:p/>
          </table:table-cell>
          <table:table-cell table:formula="of:=IF([.A87]=&quot;So&quot;;1;[.O85]+1)" office:value-type="float" office:value="82">
            <text:p>82</text:p>
          </table:table-cell>
          <table:table-cell table:formula="of:=IF([.O86]=1;[.A86];IF([.O86]=2;[.A86];IF([.O86]=3;[.C86]&amp; &quot; &quot; &amp;[.D86]&amp;&quot; &quot;&amp;[.E86]&amp;&quot; &quot; &amp;[.F86];IF([.O86]=4;[.A86]&amp; &quot; &quot; &amp;[.B86]&amp;&quot; &quot;&amp;[.C86]&amp;&quot; &quot; &amp;[.D86]))))" office:value-type="boolean" office:boolean-value="false">
            <text:p>FALSCH</text:p>
          </table:table-cell>
          <table:table-cell table:formula="of:=IF([.O86]=1;[.A86];IF([.O86]=2;TEXT([.A87];&quot;TT.MM.JJ&quot;);IF([.O86]=3;[.C86]&amp; &quot; &quot; &amp;[.D86]&amp;&quot; &quot;&amp;[.E86]&amp;&quot; &quot; &amp;[.F86];IF([.O86]=4;[.A86]&amp; &quot; &quot; &amp;[.B86]&amp;&quot; &quot;&amp;[.C86]&amp;&quot; &quot; &amp;[.D86]))))" office:value-type="boolean" office:boolean-value="false">
            <text:p>FALSCH</text:p>
          </table:table-cell>
          <table:table-cell table:formula="of:=IF([.O86]=1;[.A86];IF([.O86]=2;TEXT([.B87];&quot;HH:MM&quot;);IF([.O86]=3;[.C86]&amp; &quot; &quot; &amp;[.D86]&amp;&quot; &quot;&amp;[.E86]&amp;&quot; &quot; &amp;[.F86];IF([.O86]=4;[.A86]&amp; &quot; &quot; &amp;[.B86]&amp;&quot; &quot;&amp;[.C86]&amp;&quot; &quot; &amp;[.D86]))))" office:value-type="boolean" office:boolean-value="false">
            <text:p>FALSCH</text:p>
          </table:table-cell>
          <table:table-cell/>
          <table:table-cell table:formula="of:=INDIRECT(&quot;R&quot;&amp;ROW([.T86])&amp;&quot;C&quot;&amp;COLUMN([.T86])+[.O86];&quot;0&quot;)" office:value-type="float" office:value="0">
            <text:p>0</text:p>
          </table:table-cell>
          <table:table-cell table:formula="of:=IF([.P86]&gt;1;&quot;,&quot;;&quot;&quot;)&amp;&quot;{ &quot;&quot;spielnr&quot;&quot;:&quot;&quot;&quot;&amp;[.P86]&amp;&quot;&quot;&quot;,&quot;&quot;spieltag&quot;&quot;:&quot;&quot;&quot;&amp;[.L86]&amp;&quot;&quot;&quot;,&quot;&quot;bahn&quot;&quot;:&quot;&quot;&quot;&amp;[.N86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86]&amp;&quot;&quot;&quot;,&quot;&quot;uhrzeit&quot;&quot;:&quot;&quot;&quot;&amp;[.R86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86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86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87]=&quot;Bahn&quot;;[.K86]=-1);0;IF(AND([.A87]&lt;&gt;&quot;Bahn&quot;;[.K86]&lt;&gt;-1);[.K86]+1;[.K86]))" office:value-type="float" office:value="-1">
            <text:p>-1</text:p>
          </table:table-cell>
          <table:table-cell table:formula="of:=IF([.B87]=&quot;Spieltag&quot;;[.L86]+1;[.L86])" office:value-type="float" office:value="0">
            <text:p>0</text:p>
          </table:table-cell>
          <table:table-cell table:formula="of:=IF(AND([.K87]&gt;0;[.K87]&lt;&gt;[.K86]);[.A87];&quot;&quot;)">
            <text:p/>
          </table:table-cell>
          <table:table-cell table:formula="of:=IF([.O87]=1;VLOOKUP([.P87];[.K83:.M582];3;0);&quot;&quot;)">
            <text:p/>
          </table:table-cell>
          <table:table-cell table:formula="of:=IF([.A88]=&quot;So&quot;;1;[.O86]+1)" office:value-type="float" office:value="83">
            <text:p>83</text:p>
          </table:table-cell>
          <table:table-cell table:formula="of:=IF([.O87]=1;[.A87];IF([.O87]=2;[.A87];IF([.O87]=3;[.C87]&amp; &quot; &quot; &amp;[.D87]&amp;&quot; &quot;&amp;[.E87]&amp;&quot; &quot; &amp;[.F87];IF([.O87]=4;[.A87]&amp; &quot; &quot; &amp;[.B87]&amp;&quot; &quot;&amp;[.C87]&amp;&quot; &quot; &amp;[.D87]))))" office:value-type="boolean" office:boolean-value="false">
            <text:p>FALSCH</text:p>
          </table:table-cell>
          <table:table-cell table:formula="of:=IF([.O87]=1;[.A87];IF([.O87]=2;TEXT([.A88];&quot;TT.MM.JJ&quot;);IF([.O87]=3;[.C87]&amp; &quot; &quot; &amp;[.D87]&amp;&quot; &quot;&amp;[.E87]&amp;&quot; &quot; &amp;[.F87];IF([.O87]=4;[.A87]&amp; &quot; &quot; &amp;[.B87]&amp;&quot; &quot;&amp;[.C87]&amp;&quot; &quot; &amp;[.D87]))))" office:value-type="boolean" office:boolean-value="false">
            <text:p>FALSCH</text:p>
          </table:table-cell>
          <table:table-cell table:formula="of:=IF([.O87]=1;[.A87];IF([.O87]=2;TEXT([.B88];&quot;HH:MM&quot;);IF([.O87]=3;[.C87]&amp; &quot; &quot; &amp;[.D87]&amp;&quot; &quot;&amp;[.E87]&amp;&quot; &quot; &amp;[.F87];IF([.O87]=4;[.A87]&amp; &quot; &quot; &amp;[.B87]&amp;&quot; &quot;&amp;[.C87]&amp;&quot; &quot; &amp;[.D87]))))" office:value-type="boolean" office:boolean-value="false">
            <text:p>FALSCH</text:p>
          </table:table-cell>
          <table:table-cell/>
          <table:table-cell table:formula="of:=INDIRECT(&quot;R&quot;&amp;ROW([.T87])&amp;&quot;C&quot;&amp;COLUMN([.T87])+[.O87];&quot;0&quot;)" office:value-type="float" office:value="0">
            <text:p>0</text:p>
          </table:table-cell>
          <table:table-cell table:formula="of:=IF([.P87]&gt;1;&quot;,&quot;;&quot;&quot;)&amp;&quot;{ &quot;&quot;spielnr&quot;&quot;:&quot;&quot;&quot;&amp;[.P87]&amp;&quot;&quot;&quot;,&quot;&quot;spieltag&quot;&quot;:&quot;&quot;&quot;&amp;[.L87]&amp;&quot;&quot;&quot;,&quot;&quot;bahn&quot;&quot;:&quot;&quot;&quot;&amp;[.N87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87]&amp;&quot;&quot;&quot;,&quot;&quot;uhrzeit&quot;&quot;:&quot;&quot;&quot;&amp;[.R87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87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87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88]=&quot;Bahn&quot;;[.K87]=-1);0;IF(AND([.A88]&lt;&gt;&quot;Bahn&quot;;[.K87]&lt;&gt;-1);[.K87]+1;[.K87]))" office:value-type="float" office:value="-1">
            <text:p>-1</text:p>
          </table:table-cell>
          <table:table-cell table:formula="of:=IF([.B88]=&quot;Spieltag&quot;;[.L87]+1;[.L87])" office:value-type="float" office:value="0">
            <text:p>0</text:p>
          </table:table-cell>
          <table:table-cell table:formula="of:=IF(AND([.K88]&gt;0;[.K88]&lt;&gt;[.K87]);[.A88];&quot;&quot;)">
            <text:p/>
          </table:table-cell>
          <table:table-cell table:formula="of:=IF([.O88]=1;VLOOKUP([.P88];[.K84:.M583];3;0);&quot;&quot;)">
            <text:p/>
          </table:table-cell>
          <table:table-cell table:formula="of:=IF([.A89]=&quot;So&quot;;1;[.O87]+1)" office:value-type="float" office:value="84">
            <text:p>84</text:p>
          </table:table-cell>
          <table:table-cell table:formula="of:=IF([.O88]=1;[.A88];IF([.O88]=2;[.A88];IF([.O88]=3;[.C88]&amp; &quot; &quot; &amp;[.D88]&amp;&quot; &quot;&amp;[.E88]&amp;&quot; &quot; &amp;[.F88];IF([.O88]=4;[.A88]&amp; &quot; &quot; &amp;[.B88]&amp;&quot; &quot;&amp;[.C88]&amp;&quot; &quot; &amp;[.D88]))))" office:value-type="boolean" office:boolean-value="false">
            <text:p>FALSCH</text:p>
          </table:table-cell>
          <table:table-cell table:formula="of:=IF([.O88]=1;[.A88];IF([.O88]=2;TEXT([.A89];&quot;TT.MM.JJ&quot;);IF([.O88]=3;[.C88]&amp; &quot; &quot; &amp;[.D88]&amp;&quot; &quot;&amp;[.E88]&amp;&quot; &quot; &amp;[.F88];IF([.O88]=4;[.A88]&amp; &quot; &quot; &amp;[.B88]&amp;&quot; &quot;&amp;[.C88]&amp;&quot; &quot; &amp;[.D88]))))" office:value-type="boolean" office:boolean-value="false">
            <text:p>FALSCH</text:p>
          </table:table-cell>
          <table:table-cell table:formula="of:=IF([.O88]=1;[.A88];IF([.O88]=2;TEXT([.B89];&quot;HH:MM&quot;);IF([.O88]=3;[.C88]&amp; &quot; &quot; &amp;[.D88]&amp;&quot; &quot;&amp;[.E88]&amp;&quot; &quot; &amp;[.F88];IF([.O88]=4;[.A88]&amp; &quot; &quot; &amp;[.B88]&amp;&quot; &quot;&amp;[.C88]&amp;&quot; &quot; &amp;[.D88]))))" office:value-type="boolean" office:boolean-value="false">
            <text:p>FALSCH</text:p>
          </table:table-cell>
          <table:table-cell/>
          <table:table-cell table:formula="of:=INDIRECT(&quot;R&quot;&amp;ROW([.T88])&amp;&quot;C&quot;&amp;COLUMN([.T88])+[.O88];&quot;0&quot;)" office:value-type="float" office:value="0">
            <text:p>0</text:p>
          </table:table-cell>
          <table:table-cell table:formula="of:=IF([.P88]&gt;1;&quot;,&quot;;&quot;&quot;)&amp;&quot;{ &quot;&quot;spielnr&quot;&quot;:&quot;&quot;&quot;&amp;[.P88]&amp;&quot;&quot;&quot;,&quot;&quot;spieltag&quot;&quot;:&quot;&quot;&quot;&amp;[.L88]&amp;&quot;&quot;&quot;,&quot;&quot;bahn&quot;&quot;:&quot;&quot;&quot;&amp;[.N88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88]&amp;&quot;&quot;&quot;,&quot;&quot;uhrzeit&quot;&quot;:&quot;&quot;&quot;&amp;[.R88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88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88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89]=&quot;Bahn&quot;;[.K88]=-1);0;IF(AND([.A89]&lt;&gt;&quot;Bahn&quot;;[.K88]&lt;&gt;-1);[.K88]+1;[.K88]))" office:value-type="float" office:value="-1">
            <text:p>-1</text:p>
          </table:table-cell>
          <table:table-cell table:formula="of:=IF([.B89]=&quot;Spieltag&quot;;[.L88]+1;[.L88])" office:value-type="float" office:value="0">
            <text:p>0</text:p>
          </table:table-cell>
          <table:table-cell table:formula="of:=IF(AND([.K89]&gt;0;[.K89]&lt;&gt;[.K88]);[.A89];&quot;&quot;)">
            <text:p/>
          </table:table-cell>
          <table:table-cell table:formula="of:=IF([.O89]=1;VLOOKUP([.P89];[.K85:.M584];3;0);&quot;&quot;)">
            <text:p/>
          </table:table-cell>
          <table:table-cell table:formula="of:=IF([.A90]=&quot;So&quot;;1;[.O88]+1)" office:value-type="float" office:value="85">
            <text:p>85</text:p>
          </table:table-cell>
          <table:table-cell table:formula="of:=IF([.O89]=1;[.A89];IF([.O89]=2;[.A89];IF([.O89]=3;[.C89]&amp; &quot; &quot; &amp;[.D89]&amp;&quot; &quot;&amp;[.E89]&amp;&quot; &quot; &amp;[.F89];IF([.O89]=4;[.A89]&amp; &quot; &quot; &amp;[.B89]&amp;&quot; &quot;&amp;[.C89]&amp;&quot; &quot; &amp;[.D89]))))" office:value-type="boolean" office:boolean-value="false">
            <text:p>FALSCH</text:p>
          </table:table-cell>
          <table:table-cell table:formula="of:=IF([.O89]=1;[.A89];IF([.O89]=2;TEXT([.A90];&quot;TT.MM.JJ&quot;);IF([.O89]=3;[.C89]&amp; &quot; &quot; &amp;[.D89]&amp;&quot; &quot;&amp;[.E89]&amp;&quot; &quot; &amp;[.F89];IF([.O89]=4;[.A89]&amp; &quot; &quot; &amp;[.B89]&amp;&quot; &quot;&amp;[.C89]&amp;&quot; &quot; &amp;[.D89]))))" office:value-type="boolean" office:boolean-value="false">
            <text:p>FALSCH</text:p>
          </table:table-cell>
          <table:table-cell table:formula="of:=IF([.O89]=1;[.A89];IF([.O89]=2;TEXT([.B90];&quot;HH:MM&quot;);IF([.O89]=3;[.C89]&amp; &quot; &quot; &amp;[.D89]&amp;&quot; &quot;&amp;[.E89]&amp;&quot; &quot; &amp;[.F89];IF([.O89]=4;[.A89]&amp; &quot; &quot; &amp;[.B89]&amp;&quot; &quot;&amp;[.C89]&amp;&quot; &quot; &amp;[.D89]))))" office:value-type="boolean" office:boolean-value="false">
            <text:p>FALSCH</text:p>
          </table:table-cell>
          <table:table-cell/>
          <table:table-cell table:formula="of:=INDIRECT(&quot;R&quot;&amp;ROW([.T89])&amp;&quot;C&quot;&amp;COLUMN([.T89])+[.O89];&quot;0&quot;)" office:value-type="float" office:value="0">
            <text:p>0</text:p>
          </table:table-cell>
          <table:table-cell table:formula="of:=IF([.P89]&gt;1;&quot;,&quot;;&quot;&quot;)&amp;&quot;{ &quot;&quot;spielnr&quot;&quot;:&quot;&quot;&quot;&amp;[.P89]&amp;&quot;&quot;&quot;,&quot;&quot;spieltag&quot;&quot;:&quot;&quot;&quot;&amp;[.L89]&amp;&quot;&quot;&quot;,&quot;&quot;bahn&quot;&quot;:&quot;&quot;&quot;&amp;[.N89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89]&amp;&quot;&quot;&quot;,&quot;&quot;uhrzeit&quot;&quot;:&quot;&quot;&quot;&amp;[.R89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89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89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90]=&quot;Bahn&quot;;[.K89]=-1);0;IF(AND([.A90]&lt;&gt;&quot;Bahn&quot;;[.K89]&lt;&gt;-1);[.K89]+1;[.K89]))" office:value-type="float" office:value="-1">
            <text:p>-1</text:p>
          </table:table-cell>
          <table:table-cell table:formula="of:=IF([.B90]=&quot;Spieltag&quot;;[.L89]+1;[.L89])" office:value-type="float" office:value="0">
            <text:p>0</text:p>
          </table:table-cell>
          <table:table-cell table:formula="of:=IF(AND([.K90]&gt;0;[.K90]&lt;&gt;[.K89]);[.A90];&quot;&quot;)">
            <text:p/>
          </table:table-cell>
          <table:table-cell table:formula="of:=IF([.O90]=1;VLOOKUP([.P90];[.K86:.M585];3;0);&quot;&quot;)">
            <text:p/>
          </table:table-cell>
          <table:table-cell table:formula="of:=IF([.A91]=&quot;So&quot;;1;[.O89]+1)" office:value-type="float" office:value="86">
            <text:p>86</text:p>
          </table:table-cell>
          <table:table-cell table:formula="of:=IF([.O90]=1;[.A90];IF([.O90]=2;[.A90];IF([.O90]=3;[.C90]&amp; &quot; &quot; &amp;[.D90]&amp;&quot; &quot;&amp;[.E90]&amp;&quot; &quot; &amp;[.F90];IF([.O90]=4;[.A90]&amp; &quot; &quot; &amp;[.B90]&amp;&quot; &quot;&amp;[.C90]&amp;&quot; &quot; &amp;[.D90]))))" office:value-type="boolean" office:boolean-value="false">
            <text:p>FALSCH</text:p>
          </table:table-cell>
          <table:table-cell table:formula="of:=IF([.O90]=1;[.A90];IF([.O90]=2;TEXT([.A91];&quot;TT.MM.JJ&quot;);IF([.O90]=3;[.C90]&amp; &quot; &quot; &amp;[.D90]&amp;&quot; &quot;&amp;[.E90]&amp;&quot; &quot; &amp;[.F90];IF([.O90]=4;[.A90]&amp; &quot; &quot; &amp;[.B90]&amp;&quot; &quot;&amp;[.C90]&amp;&quot; &quot; &amp;[.D90]))))" office:value-type="boolean" office:boolean-value="false">
            <text:p>FALSCH</text:p>
          </table:table-cell>
          <table:table-cell table:formula="of:=IF([.O90]=1;[.A90];IF([.O90]=2;TEXT([.B91];&quot;HH:MM&quot;);IF([.O90]=3;[.C90]&amp; &quot; &quot; &amp;[.D90]&amp;&quot; &quot;&amp;[.E90]&amp;&quot; &quot; &amp;[.F90];IF([.O90]=4;[.A90]&amp; &quot; &quot; &amp;[.B90]&amp;&quot; &quot;&amp;[.C90]&amp;&quot; &quot; &amp;[.D90]))))" office:value-type="boolean" office:boolean-value="false">
            <text:p>FALSCH</text:p>
          </table:table-cell>
          <table:table-cell/>
          <table:table-cell table:formula="of:=INDIRECT(&quot;R&quot;&amp;ROW([.T90])&amp;&quot;C&quot;&amp;COLUMN([.T90])+[.O90];&quot;0&quot;)" office:value-type="float" office:value="0">
            <text:p>0</text:p>
          </table:table-cell>
          <table:table-cell table:formula="of:=IF([.P90]&gt;1;&quot;,&quot;;&quot;&quot;)&amp;&quot;{ &quot;&quot;spielnr&quot;&quot;:&quot;&quot;&quot;&amp;[.P90]&amp;&quot;&quot;&quot;,&quot;&quot;spieltag&quot;&quot;:&quot;&quot;&quot;&amp;[.L90]&amp;&quot;&quot;&quot;,&quot;&quot;bahn&quot;&quot;:&quot;&quot;&quot;&amp;[.N90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90]&amp;&quot;&quot;&quot;,&quot;&quot;uhrzeit&quot;&quot;:&quot;&quot;&quot;&amp;[.R90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90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90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91]=&quot;Bahn&quot;;[.K90]=-1);0;IF(AND([.A91]&lt;&gt;&quot;Bahn&quot;;[.K90]&lt;&gt;-1);[.K90]+1;[.K90]))" office:value-type="float" office:value="-1">
            <text:p>-1</text:p>
          </table:table-cell>
          <table:table-cell table:formula="of:=IF([.B91]=&quot;Spieltag&quot;;[.L90]+1;[.L90])" office:value-type="float" office:value="0">
            <text:p>0</text:p>
          </table:table-cell>
          <table:table-cell table:formula="of:=IF(AND([.K91]&gt;0;[.K91]&lt;&gt;[.K90]);[.A91];&quot;&quot;)">
            <text:p/>
          </table:table-cell>
          <table:table-cell table:formula="of:=IF([.O91]=1;VLOOKUP([.P91];[.K87:.M586];3;0);&quot;&quot;)">
            <text:p/>
          </table:table-cell>
          <table:table-cell table:formula="of:=IF([.A92]=&quot;So&quot;;1;[.O90]+1)" office:value-type="float" office:value="87">
            <text:p>87</text:p>
          </table:table-cell>
          <table:table-cell table:formula="of:=IF([.O91]=1;[.A91];IF([.O91]=2;[.A91];IF([.O91]=3;[.C91]&amp; &quot; &quot; &amp;[.D91]&amp;&quot; &quot;&amp;[.E91]&amp;&quot; &quot; &amp;[.F91];IF([.O91]=4;[.A91]&amp; &quot; &quot; &amp;[.B91]&amp;&quot; &quot;&amp;[.C91]&amp;&quot; &quot; &amp;[.D91]))))" office:value-type="boolean" office:boolean-value="false">
            <text:p>FALSCH</text:p>
          </table:table-cell>
          <table:table-cell table:formula="of:=IF([.O91]=1;[.A91];IF([.O91]=2;TEXT([.A92];&quot;TT.MM.JJ&quot;);IF([.O91]=3;[.C91]&amp; &quot; &quot; &amp;[.D91]&amp;&quot; &quot;&amp;[.E91]&amp;&quot; &quot; &amp;[.F91];IF([.O91]=4;[.A91]&amp; &quot; &quot; &amp;[.B91]&amp;&quot; &quot;&amp;[.C91]&amp;&quot; &quot; &amp;[.D91]))))" office:value-type="boolean" office:boolean-value="false">
            <text:p>FALSCH</text:p>
          </table:table-cell>
          <table:table-cell table:formula="of:=IF([.O91]=1;[.A91];IF([.O91]=2;TEXT([.B92];&quot;HH:MM&quot;);IF([.O91]=3;[.C91]&amp; &quot; &quot; &amp;[.D91]&amp;&quot; &quot;&amp;[.E91]&amp;&quot; &quot; &amp;[.F91];IF([.O91]=4;[.A91]&amp; &quot; &quot; &amp;[.B91]&amp;&quot; &quot;&amp;[.C91]&amp;&quot; &quot; &amp;[.D91]))))" office:value-type="boolean" office:boolean-value="false">
            <text:p>FALSCH</text:p>
          </table:table-cell>
          <table:table-cell/>
          <table:table-cell table:formula="of:=INDIRECT(&quot;R&quot;&amp;ROW([.T91])&amp;&quot;C&quot;&amp;COLUMN([.T91])+[.O91];&quot;0&quot;)" office:value-type="float" office:value="0">
            <text:p>0</text:p>
          </table:table-cell>
          <table:table-cell table:formula="of:=IF([.P91]&gt;1;&quot;,&quot;;&quot;&quot;)&amp;&quot;{ &quot;&quot;spielnr&quot;&quot;:&quot;&quot;&quot;&amp;[.P91]&amp;&quot;&quot;&quot;,&quot;&quot;spieltag&quot;&quot;:&quot;&quot;&quot;&amp;[.L91]&amp;&quot;&quot;&quot;,&quot;&quot;bahn&quot;&quot;:&quot;&quot;&quot;&amp;[.N91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91]&amp;&quot;&quot;&quot;,&quot;&quot;uhrzeit&quot;&quot;:&quot;&quot;&quot;&amp;[.R91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91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91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92]=&quot;Bahn&quot;;[.K91]=-1);0;IF(AND([.A92]&lt;&gt;&quot;Bahn&quot;;[.K91]&lt;&gt;-1);[.K91]+1;[.K91]))" office:value-type="float" office:value="-1">
            <text:p>-1</text:p>
          </table:table-cell>
          <table:table-cell table:formula="of:=IF([.B92]=&quot;Spieltag&quot;;[.L91]+1;[.L91])" office:value-type="float" office:value="0">
            <text:p>0</text:p>
          </table:table-cell>
          <table:table-cell table:formula="of:=IF(AND([.K92]&gt;0;[.K92]&lt;&gt;[.K91]);[.A92];&quot;&quot;)">
            <text:p/>
          </table:table-cell>
          <table:table-cell table:formula="of:=IF([.O92]=1;VLOOKUP([.P92];[.K88:.M587];3;0);&quot;&quot;)">
            <text:p/>
          </table:table-cell>
          <table:table-cell table:formula="of:=IF([.A93]=&quot;So&quot;;1;[.O91]+1)" office:value-type="float" office:value="88">
            <text:p>88</text:p>
          </table:table-cell>
          <table:table-cell table:formula="of:=IF([.O92]=1;[.A92];IF([.O92]=2;[.A92];IF([.O92]=3;[.C92]&amp; &quot; &quot; &amp;[.D92]&amp;&quot; &quot;&amp;[.E92]&amp;&quot; &quot; &amp;[.F92];IF([.O92]=4;[.A92]&amp; &quot; &quot; &amp;[.B92]&amp;&quot; &quot;&amp;[.C92]&amp;&quot; &quot; &amp;[.D92]))))" office:value-type="boolean" office:boolean-value="false">
            <text:p>FALSCH</text:p>
          </table:table-cell>
          <table:table-cell table:formula="of:=IF([.O92]=1;[.A92];IF([.O92]=2;TEXT([.A93];&quot;TT.MM.JJ&quot;);IF([.O92]=3;[.C92]&amp; &quot; &quot; &amp;[.D92]&amp;&quot; &quot;&amp;[.E92]&amp;&quot; &quot; &amp;[.F92];IF([.O92]=4;[.A92]&amp; &quot; &quot; &amp;[.B92]&amp;&quot; &quot;&amp;[.C92]&amp;&quot; &quot; &amp;[.D92]))))" office:value-type="boolean" office:boolean-value="false">
            <text:p>FALSCH</text:p>
          </table:table-cell>
          <table:table-cell table:formula="of:=IF([.O92]=1;[.A92];IF([.O92]=2;TEXT([.B93];&quot;HH:MM&quot;);IF([.O92]=3;[.C92]&amp; &quot; &quot; &amp;[.D92]&amp;&quot; &quot;&amp;[.E92]&amp;&quot; &quot; &amp;[.F92];IF([.O92]=4;[.A92]&amp; &quot; &quot; &amp;[.B92]&amp;&quot; &quot;&amp;[.C92]&amp;&quot; &quot; &amp;[.D92]))))" office:value-type="boolean" office:boolean-value="false">
            <text:p>FALSCH</text:p>
          </table:table-cell>
          <table:table-cell/>
          <table:table-cell table:formula="of:=INDIRECT(&quot;R&quot;&amp;ROW([.T92])&amp;&quot;C&quot;&amp;COLUMN([.T92])+[.O92];&quot;0&quot;)" office:value-type="float" office:value="0">
            <text:p>0</text:p>
          </table:table-cell>
          <table:table-cell table:formula="of:=IF([.P92]&gt;1;&quot;,&quot;;&quot;&quot;)&amp;&quot;{ &quot;&quot;spielnr&quot;&quot;:&quot;&quot;&quot;&amp;[.P92]&amp;&quot;&quot;&quot;,&quot;&quot;spieltag&quot;&quot;:&quot;&quot;&quot;&amp;[.L92]&amp;&quot;&quot;&quot;,&quot;&quot;bahn&quot;&quot;:&quot;&quot;&quot;&amp;[.N92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92]&amp;&quot;&quot;&quot;,&quot;&quot;uhrzeit&quot;&quot;:&quot;&quot;&quot;&amp;[.R92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92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92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93]=&quot;Bahn&quot;;[.K92]=-1);0;IF(AND([.A93]&lt;&gt;&quot;Bahn&quot;;[.K92]&lt;&gt;-1);[.K92]+1;[.K92]))" office:value-type="float" office:value="-1">
            <text:p>-1</text:p>
          </table:table-cell>
          <table:table-cell table:formula="of:=IF([.B93]=&quot;Spieltag&quot;;[.L92]+1;[.L92])" office:value-type="float" office:value="0">
            <text:p>0</text:p>
          </table:table-cell>
          <table:table-cell table:formula="of:=IF(AND([.K93]&gt;0;[.K93]&lt;&gt;[.K92]);[.A93];&quot;&quot;)">
            <text:p/>
          </table:table-cell>
          <table:table-cell table:formula="of:=IF([.O93]=1;VLOOKUP([.P93];[.K89:.M588];3;0);&quot;&quot;)">
            <text:p/>
          </table:table-cell>
          <table:table-cell table:formula="of:=IF([.A94]=&quot;So&quot;;1;[.O92]+1)" office:value-type="float" office:value="89">
            <text:p>89</text:p>
          </table:table-cell>
          <table:table-cell table:formula="of:=IF([.O93]=1;[.A93];IF([.O93]=2;[.A93];IF([.O93]=3;[.C93]&amp; &quot; &quot; &amp;[.D93]&amp;&quot; &quot;&amp;[.E93]&amp;&quot; &quot; &amp;[.F93];IF([.O93]=4;[.A93]&amp; &quot; &quot; &amp;[.B93]&amp;&quot; &quot;&amp;[.C93]&amp;&quot; &quot; &amp;[.D93]))))" office:value-type="boolean" office:boolean-value="false">
            <text:p>FALSCH</text:p>
          </table:table-cell>
          <table:table-cell table:formula="of:=IF([.O93]=1;[.A93];IF([.O93]=2;TEXT([.A94];&quot;TT.MM.JJ&quot;);IF([.O93]=3;[.C93]&amp; &quot; &quot; &amp;[.D93]&amp;&quot; &quot;&amp;[.E93]&amp;&quot; &quot; &amp;[.F93];IF([.O93]=4;[.A93]&amp; &quot; &quot; &amp;[.B93]&amp;&quot; &quot;&amp;[.C93]&amp;&quot; &quot; &amp;[.D93]))))" office:value-type="boolean" office:boolean-value="false">
            <text:p>FALSCH</text:p>
          </table:table-cell>
          <table:table-cell table:formula="of:=IF([.O93]=1;[.A93];IF([.O93]=2;TEXT([.B94];&quot;HH:MM&quot;);IF([.O93]=3;[.C93]&amp; &quot; &quot; &amp;[.D93]&amp;&quot; &quot;&amp;[.E93]&amp;&quot; &quot; &amp;[.F93];IF([.O93]=4;[.A93]&amp; &quot; &quot; &amp;[.B93]&amp;&quot; &quot;&amp;[.C93]&amp;&quot; &quot; &amp;[.D93]))))" office:value-type="boolean" office:boolean-value="false">
            <text:p>FALSCH</text:p>
          </table:table-cell>
          <table:table-cell/>
          <table:table-cell table:formula="of:=INDIRECT(&quot;R&quot;&amp;ROW([.T93])&amp;&quot;C&quot;&amp;COLUMN([.T93])+[.O93];&quot;0&quot;)" office:value-type="float" office:value="0">
            <text:p>0</text:p>
          </table:table-cell>
          <table:table-cell table:formula="of:=IF([.P93]&gt;1;&quot;,&quot;;&quot;&quot;)&amp;&quot;{ &quot;&quot;spielnr&quot;&quot;:&quot;&quot;&quot;&amp;[.P93]&amp;&quot;&quot;&quot;,&quot;&quot;spieltag&quot;&quot;:&quot;&quot;&quot;&amp;[.L93]&amp;&quot;&quot;&quot;,&quot;&quot;bahn&quot;&quot;:&quot;&quot;&quot;&amp;[.N93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93]&amp;&quot;&quot;&quot;,&quot;&quot;uhrzeit&quot;&quot;:&quot;&quot;&quot;&amp;[.R93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93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93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94]=&quot;Bahn&quot;;[.K93]=-1);0;IF(AND([.A94]&lt;&gt;&quot;Bahn&quot;;[.K93]&lt;&gt;-1);[.K93]+1;[.K93]))" office:value-type="float" office:value="-1">
            <text:p>-1</text:p>
          </table:table-cell>
          <table:table-cell table:formula="of:=IF([.B94]=&quot;Spieltag&quot;;[.L93]+1;[.L93])" office:value-type="float" office:value="0">
            <text:p>0</text:p>
          </table:table-cell>
          <table:table-cell table:formula="of:=IF(AND([.K94]&gt;0;[.K94]&lt;&gt;[.K93]);[.A94];&quot;&quot;)">
            <text:p/>
          </table:table-cell>
          <table:table-cell table:formula="of:=IF([.O94]=1;VLOOKUP([.P94];[.K90:.M589];3;0);&quot;&quot;)">
            <text:p/>
          </table:table-cell>
          <table:table-cell table:formula="of:=IF([.A95]=&quot;So&quot;;1;[.O93]+1)" office:value-type="float" office:value="90">
            <text:p>90</text:p>
          </table:table-cell>
          <table:table-cell table:formula="of:=IF([.O94]=1;[.A94];IF([.O94]=2;[.A94];IF([.O94]=3;[.C94]&amp; &quot; &quot; &amp;[.D94]&amp;&quot; &quot;&amp;[.E94]&amp;&quot; &quot; &amp;[.F94];IF([.O94]=4;[.A94]&amp; &quot; &quot; &amp;[.B94]&amp;&quot; &quot;&amp;[.C94]&amp;&quot; &quot; &amp;[.D94]))))" office:value-type="boolean" office:boolean-value="false">
            <text:p>FALSCH</text:p>
          </table:table-cell>
          <table:table-cell table:formula="of:=IF([.O94]=1;[.A94];IF([.O94]=2;TEXT([.A95];&quot;TT.MM.JJ&quot;);IF([.O94]=3;[.C94]&amp; &quot; &quot; &amp;[.D94]&amp;&quot; &quot;&amp;[.E94]&amp;&quot; &quot; &amp;[.F94];IF([.O94]=4;[.A94]&amp; &quot; &quot; &amp;[.B94]&amp;&quot; &quot;&amp;[.C94]&amp;&quot; &quot; &amp;[.D94]))))" office:value-type="boolean" office:boolean-value="false">
            <text:p>FALSCH</text:p>
          </table:table-cell>
          <table:table-cell table:formula="of:=IF([.O94]=1;[.A94];IF([.O94]=2;TEXT([.B95];&quot;HH:MM&quot;);IF([.O94]=3;[.C94]&amp; &quot; &quot; &amp;[.D94]&amp;&quot; &quot;&amp;[.E94]&amp;&quot; &quot; &amp;[.F94];IF([.O94]=4;[.A94]&amp; &quot; &quot; &amp;[.B94]&amp;&quot; &quot;&amp;[.C94]&amp;&quot; &quot; &amp;[.D94]))))" office:value-type="boolean" office:boolean-value="false">
            <text:p>FALSCH</text:p>
          </table:table-cell>
          <table:table-cell/>
          <table:table-cell table:formula="of:=INDIRECT(&quot;R&quot;&amp;ROW([.T94])&amp;&quot;C&quot;&amp;COLUMN([.T94])+[.O94];&quot;0&quot;)" office:value-type="float" office:value="0">
            <text:p>0</text:p>
          </table:table-cell>
          <table:table-cell table:formula="of:=IF([.P94]&gt;1;&quot;,&quot;;&quot;&quot;)&amp;&quot;{ &quot;&quot;spielnr&quot;&quot;:&quot;&quot;&quot;&amp;[.P94]&amp;&quot;&quot;&quot;,&quot;&quot;spieltag&quot;&quot;:&quot;&quot;&quot;&amp;[.L94]&amp;&quot;&quot;&quot;,&quot;&quot;bahn&quot;&quot;:&quot;&quot;&quot;&amp;[.N94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94]&amp;&quot;&quot;&quot;,&quot;&quot;uhrzeit&quot;&quot;:&quot;&quot;&quot;&amp;[.R94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94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94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95]=&quot;Bahn&quot;;[.K94]=-1);0;IF(AND([.A95]&lt;&gt;&quot;Bahn&quot;;[.K94]&lt;&gt;-1);[.K94]+1;[.K94]))" office:value-type="float" office:value="-1">
            <text:p>-1</text:p>
          </table:table-cell>
          <table:table-cell table:formula="of:=IF([.B95]=&quot;Spieltag&quot;;[.L94]+1;[.L94])" office:value-type="float" office:value="0">
            <text:p>0</text:p>
          </table:table-cell>
          <table:table-cell table:formula="of:=IF(AND([.K95]&gt;0;[.K95]&lt;&gt;[.K94]);[.A95];&quot;&quot;)">
            <text:p/>
          </table:table-cell>
          <table:table-cell table:formula="of:=IF([.O95]=1;VLOOKUP([.P95];[.K91:.M590];3;0);&quot;&quot;)">
            <text:p/>
          </table:table-cell>
          <table:table-cell table:formula="of:=IF([.A96]=&quot;So&quot;;1;[.O94]+1)" office:value-type="float" office:value="91">
            <text:p>91</text:p>
          </table:table-cell>
          <table:table-cell table:formula="of:=IF([.O95]=1;[.A95];IF([.O95]=2;[.A95];IF([.O95]=3;[.C95]&amp; &quot; &quot; &amp;[.D95]&amp;&quot; &quot;&amp;[.E95]&amp;&quot; &quot; &amp;[.F95];IF([.O95]=4;[.A95]&amp; &quot; &quot; &amp;[.B95]&amp;&quot; &quot;&amp;[.C95]&amp;&quot; &quot; &amp;[.D95]))))" office:value-type="boolean" office:boolean-value="false">
            <text:p>FALSCH</text:p>
          </table:table-cell>
          <table:table-cell table:formula="of:=IF([.O95]=1;[.A95];IF([.O95]=2;TEXT([.A96];&quot;TT.MM.JJ&quot;);IF([.O95]=3;[.C95]&amp; &quot; &quot; &amp;[.D95]&amp;&quot; &quot;&amp;[.E95]&amp;&quot; &quot; &amp;[.F95];IF([.O95]=4;[.A95]&amp; &quot; &quot; &amp;[.B95]&amp;&quot; &quot;&amp;[.C95]&amp;&quot; &quot; &amp;[.D95]))))" office:value-type="boolean" office:boolean-value="false">
            <text:p>FALSCH</text:p>
          </table:table-cell>
          <table:table-cell table:formula="of:=IF([.O95]=1;[.A95];IF([.O95]=2;TEXT([.B96];&quot;HH:MM&quot;);IF([.O95]=3;[.C95]&amp; &quot; &quot; &amp;[.D95]&amp;&quot; &quot;&amp;[.E95]&amp;&quot; &quot; &amp;[.F95];IF([.O95]=4;[.A95]&amp; &quot; &quot; &amp;[.B95]&amp;&quot; &quot;&amp;[.C95]&amp;&quot; &quot; &amp;[.D95]))))" office:value-type="boolean" office:boolean-value="false">
            <text:p>FALSCH</text:p>
          </table:table-cell>
          <table:table-cell/>
          <table:table-cell table:formula="of:=INDIRECT(&quot;R&quot;&amp;ROW([.T95])&amp;&quot;C&quot;&amp;COLUMN([.T95])+[.O95];&quot;0&quot;)" office:value-type="float" office:value="0">
            <text:p>0</text:p>
          </table:table-cell>
          <table:table-cell table:formula="of:=IF([.P95]&gt;1;&quot;,&quot;;&quot;&quot;)&amp;&quot;{ &quot;&quot;spielnr&quot;&quot;:&quot;&quot;&quot;&amp;[.P95]&amp;&quot;&quot;&quot;,&quot;&quot;spieltag&quot;&quot;:&quot;&quot;&quot;&amp;[.L95]&amp;&quot;&quot;&quot;,&quot;&quot;bahn&quot;&quot;:&quot;&quot;&quot;&amp;[.N95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95]&amp;&quot;&quot;&quot;,&quot;&quot;uhrzeit&quot;&quot;:&quot;&quot;&quot;&amp;[.R95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95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95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96]=&quot;Bahn&quot;;[.K95]=-1);0;IF(AND([.A96]&lt;&gt;&quot;Bahn&quot;;[.K95]&lt;&gt;-1);[.K95]+1;[.K95]))" office:value-type="float" office:value="-1">
            <text:p>-1</text:p>
          </table:table-cell>
          <table:table-cell table:formula="of:=IF([.B96]=&quot;Spieltag&quot;;[.L95]+1;[.L95])" office:value-type="float" office:value="0">
            <text:p>0</text:p>
          </table:table-cell>
          <table:table-cell table:formula="of:=IF(AND([.K96]&gt;0;[.K96]&lt;&gt;[.K95]);[.A96];&quot;&quot;)">
            <text:p/>
          </table:table-cell>
          <table:table-cell table:formula="of:=IF([.O96]=1;VLOOKUP([.P96];[.K92:.M591];3;0);&quot;&quot;)">
            <text:p/>
          </table:table-cell>
          <table:table-cell table:formula="of:=IF([.A97]=&quot;So&quot;;1;[.O95]+1)" office:value-type="float" office:value="92">
            <text:p>92</text:p>
          </table:table-cell>
          <table:table-cell table:formula="of:=IF([.O96]=1;[.A96];IF([.O96]=2;[.A96];IF([.O96]=3;[.C96]&amp; &quot; &quot; &amp;[.D96]&amp;&quot; &quot;&amp;[.E96]&amp;&quot; &quot; &amp;[.F96];IF([.O96]=4;[.A96]&amp; &quot; &quot; &amp;[.B96]&amp;&quot; &quot;&amp;[.C96]&amp;&quot; &quot; &amp;[.D96]))))" office:value-type="boolean" office:boolean-value="false">
            <text:p>FALSCH</text:p>
          </table:table-cell>
          <table:table-cell table:formula="of:=IF([.O96]=1;[.A96];IF([.O96]=2;TEXT([.A97];&quot;TT.MM.JJ&quot;);IF([.O96]=3;[.C96]&amp; &quot; &quot; &amp;[.D96]&amp;&quot; &quot;&amp;[.E96]&amp;&quot; &quot; &amp;[.F96];IF([.O96]=4;[.A96]&amp; &quot; &quot; &amp;[.B96]&amp;&quot; &quot;&amp;[.C96]&amp;&quot; &quot; &amp;[.D96]))))" office:value-type="boolean" office:boolean-value="false">
            <text:p>FALSCH</text:p>
          </table:table-cell>
          <table:table-cell table:formula="of:=IF([.O96]=1;[.A96];IF([.O96]=2;TEXT([.B97];&quot;HH:MM&quot;);IF([.O96]=3;[.C96]&amp; &quot; &quot; &amp;[.D96]&amp;&quot; &quot;&amp;[.E96]&amp;&quot; &quot; &amp;[.F96];IF([.O96]=4;[.A96]&amp; &quot; &quot; &amp;[.B96]&amp;&quot; &quot;&amp;[.C96]&amp;&quot; &quot; &amp;[.D96]))))" office:value-type="boolean" office:boolean-value="false">
            <text:p>FALSCH</text:p>
          </table:table-cell>
          <table:table-cell/>
          <table:table-cell table:formula="of:=INDIRECT(&quot;R&quot;&amp;ROW([.T96])&amp;&quot;C&quot;&amp;COLUMN([.T96])+[.O96];&quot;0&quot;)" office:value-type="float" office:value="0">
            <text:p>0</text:p>
          </table:table-cell>
          <table:table-cell table:formula="of:=IF([.P96]&gt;1;&quot;,&quot;;&quot;&quot;)&amp;&quot;{ &quot;&quot;spielnr&quot;&quot;:&quot;&quot;&quot;&amp;[.P96]&amp;&quot;&quot;&quot;,&quot;&quot;spieltag&quot;&quot;:&quot;&quot;&quot;&amp;[.L96]&amp;&quot;&quot;&quot;,&quot;&quot;bahn&quot;&quot;:&quot;&quot;&quot;&amp;[.N96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96]&amp;&quot;&quot;&quot;,&quot;&quot;uhrzeit&quot;&quot;:&quot;&quot;&quot;&amp;[.R96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96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96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97]=&quot;Bahn&quot;;[.K96]=-1);0;IF(AND([.A97]&lt;&gt;&quot;Bahn&quot;;[.K96]&lt;&gt;-1);[.K96]+1;[.K96]))" office:value-type="float" office:value="-1">
            <text:p>-1</text:p>
          </table:table-cell>
          <table:table-cell table:formula="of:=IF([.B97]=&quot;Spieltag&quot;;[.L96]+1;[.L96])" office:value-type="float" office:value="0">
            <text:p>0</text:p>
          </table:table-cell>
          <table:table-cell table:formula="of:=IF(AND([.K97]&gt;0;[.K97]&lt;&gt;[.K96]);[.A97];&quot;&quot;)">
            <text:p/>
          </table:table-cell>
          <table:table-cell table:formula="of:=IF([.O97]=1;VLOOKUP([.P97];[.K93:.M592];3;0);&quot;&quot;)">
            <text:p/>
          </table:table-cell>
          <table:table-cell table:formula="of:=IF([.A98]=&quot;So&quot;;1;[.O96]+1)" office:value-type="float" office:value="93">
            <text:p>93</text:p>
          </table:table-cell>
          <table:table-cell table:formula="of:=IF([.O97]=1;[.A97];IF([.O97]=2;[.A97];IF([.O97]=3;[.C97]&amp; &quot; &quot; &amp;[.D97]&amp;&quot; &quot;&amp;[.E97]&amp;&quot; &quot; &amp;[.F97];IF([.O97]=4;[.A97]&amp; &quot; &quot; &amp;[.B97]&amp;&quot; &quot;&amp;[.C97]&amp;&quot; &quot; &amp;[.D97]))))" office:value-type="boolean" office:boolean-value="false">
            <text:p>FALSCH</text:p>
          </table:table-cell>
          <table:table-cell table:formula="of:=IF([.O97]=1;[.A97];IF([.O97]=2;TEXT([.A98];&quot;TT.MM.JJ&quot;);IF([.O97]=3;[.C97]&amp; &quot; &quot; &amp;[.D97]&amp;&quot; &quot;&amp;[.E97]&amp;&quot; &quot; &amp;[.F97];IF([.O97]=4;[.A97]&amp; &quot; &quot; &amp;[.B97]&amp;&quot; &quot;&amp;[.C97]&amp;&quot; &quot; &amp;[.D97]))))" office:value-type="boolean" office:boolean-value="false">
            <text:p>FALSCH</text:p>
          </table:table-cell>
          <table:table-cell table:formula="of:=IF([.O97]=1;[.A97];IF([.O97]=2;TEXT([.B98];&quot;HH:MM&quot;);IF([.O97]=3;[.C97]&amp; &quot; &quot; &amp;[.D97]&amp;&quot; &quot;&amp;[.E97]&amp;&quot; &quot; &amp;[.F97];IF([.O97]=4;[.A97]&amp; &quot; &quot; &amp;[.B97]&amp;&quot; &quot;&amp;[.C97]&amp;&quot; &quot; &amp;[.D97]))))" office:value-type="boolean" office:boolean-value="false">
            <text:p>FALSCH</text:p>
          </table:table-cell>
          <table:table-cell/>
          <table:table-cell table:formula="of:=INDIRECT(&quot;R&quot;&amp;ROW([.T97])&amp;&quot;C&quot;&amp;COLUMN([.T97])+[.O97];&quot;0&quot;)" office:value-type="float" office:value="0">
            <text:p>0</text:p>
          </table:table-cell>
          <table:table-cell table:formula="of:=IF([.P97]&gt;1;&quot;,&quot;;&quot;&quot;)&amp;&quot;{ &quot;&quot;spielnr&quot;&quot;:&quot;&quot;&quot;&amp;[.P97]&amp;&quot;&quot;&quot;,&quot;&quot;spieltag&quot;&quot;:&quot;&quot;&quot;&amp;[.L97]&amp;&quot;&quot;&quot;,&quot;&quot;bahn&quot;&quot;:&quot;&quot;&quot;&amp;[.N97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97]&amp;&quot;&quot;&quot;,&quot;&quot;uhrzeit&quot;&quot;:&quot;&quot;&quot;&amp;[.R97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97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97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98]=&quot;Bahn&quot;;[.K97]=-1);0;IF(AND([.A98]&lt;&gt;&quot;Bahn&quot;;[.K97]&lt;&gt;-1);[.K97]+1;[.K97]))" office:value-type="float" office:value="-1">
            <text:p>-1</text:p>
          </table:table-cell>
          <table:table-cell table:formula="of:=IF([.B98]=&quot;Spieltag&quot;;[.L97]+1;[.L97])" office:value-type="float" office:value="0">
            <text:p>0</text:p>
          </table:table-cell>
          <table:table-cell table:formula="of:=IF(AND([.K98]&gt;0;[.K98]&lt;&gt;[.K97]);[.A98];&quot;&quot;)">
            <text:p/>
          </table:table-cell>
          <table:table-cell table:formula="of:=IF([.O98]=1;VLOOKUP([.P98];[.K94:.M593];3;0);&quot;&quot;)">
            <text:p/>
          </table:table-cell>
          <table:table-cell table:formula="of:=IF([.A99]=&quot;So&quot;;1;[.O97]+1)" office:value-type="float" office:value="94">
            <text:p>94</text:p>
          </table:table-cell>
          <table:table-cell table:formula="of:=IF([.O98]=1;[.A98];IF([.O98]=2;[.A98];IF([.O98]=3;[.C98]&amp; &quot; &quot; &amp;[.D98]&amp;&quot; &quot;&amp;[.E98]&amp;&quot; &quot; &amp;[.F98];IF([.O98]=4;[.A98]&amp; &quot; &quot; &amp;[.B98]&amp;&quot; &quot;&amp;[.C98]&amp;&quot; &quot; &amp;[.D98]))))" office:value-type="boolean" office:boolean-value="false">
            <text:p>FALSCH</text:p>
          </table:table-cell>
          <table:table-cell table:formula="of:=IF([.O98]=1;[.A98];IF([.O98]=2;TEXT([.A99];&quot;TT.MM.JJ&quot;);IF([.O98]=3;[.C98]&amp; &quot; &quot; &amp;[.D98]&amp;&quot; &quot;&amp;[.E98]&amp;&quot; &quot; &amp;[.F98];IF([.O98]=4;[.A98]&amp; &quot; &quot; &amp;[.B98]&amp;&quot; &quot;&amp;[.C98]&amp;&quot; &quot; &amp;[.D98]))))" office:value-type="boolean" office:boolean-value="false">
            <text:p>FALSCH</text:p>
          </table:table-cell>
          <table:table-cell table:formula="of:=IF([.O98]=1;[.A98];IF([.O98]=2;TEXT([.B99];&quot;HH:MM&quot;);IF([.O98]=3;[.C98]&amp; &quot; &quot; &amp;[.D98]&amp;&quot; &quot;&amp;[.E98]&amp;&quot; &quot; &amp;[.F98];IF([.O98]=4;[.A98]&amp; &quot; &quot; &amp;[.B98]&amp;&quot; &quot;&amp;[.C98]&amp;&quot; &quot; &amp;[.D98]))))" office:value-type="boolean" office:boolean-value="false">
            <text:p>FALSCH</text:p>
          </table:table-cell>
          <table:table-cell/>
          <table:table-cell table:formula="of:=INDIRECT(&quot;R&quot;&amp;ROW([.T98])&amp;&quot;C&quot;&amp;COLUMN([.T98])+[.O98];&quot;0&quot;)" office:value-type="float" office:value="0">
            <text:p>0</text:p>
          </table:table-cell>
          <table:table-cell table:formula="of:=IF([.P98]&gt;1;&quot;,&quot;;&quot;&quot;)&amp;&quot;{ &quot;&quot;spielnr&quot;&quot;:&quot;&quot;&quot;&amp;[.P98]&amp;&quot;&quot;&quot;,&quot;&quot;spieltag&quot;&quot;:&quot;&quot;&quot;&amp;[.L98]&amp;&quot;&quot;&quot;,&quot;&quot;bahn&quot;&quot;:&quot;&quot;&quot;&amp;[.N98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98]&amp;&quot;&quot;&quot;,&quot;&quot;uhrzeit&quot;&quot;:&quot;&quot;&quot;&amp;[.R98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98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98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99]=&quot;Bahn&quot;;[.K98]=-1);0;IF(AND([.A99]&lt;&gt;&quot;Bahn&quot;;[.K98]&lt;&gt;-1);[.K98]+1;[.K98]))" office:value-type="float" office:value="-1">
            <text:p>-1</text:p>
          </table:table-cell>
          <table:table-cell table:formula="of:=IF([.B99]=&quot;Spieltag&quot;;[.L98]+1;[.L98])" office:value-type="float" office:value="0">
            <text:p>0</text:p>
          </table:table-cell>
          <table:table-cell table:formula="of:=IF(AND([.K99]&gt;0;[.K99]&lt;&gt;[.K98]);[.A99];&quot;&quot;)">
            <text:p/>
          </table:table-cell>
          <table:table-cell table:formula="of:=IF([.O99]=1;VLOOKUP([.P99];[.K95:.M594];3;0);&quot;&quot;)">
            <text:p/>
          </table:table-cell>
          <table:table-cell table:formula="of:=IF([.A100]=&quot;So&quot;;1;[.O98]+1)" office:value-type="float" office:value="95">
            <text:p>95</text:p>
          </table:table-cell>
          <table:table-cell table:formula="of:=IF([.O99]=1;[.A99];IF([.O99]=2;[.A99];IF([.O99]=3;[.C99]&amp; &quot; &quot; &amp;[.D99]&amp;&quot; &quot;&amp;[.E99]&amp;&quot; &quot; &amp;[.F99];IF([.O99]=4;[.A99]&amp; &quot; &quot; &amp;[.B99]&amp;&quot; &quot;&amp;[.C99]&amp;&quot; &quot; &amp;[.D99]))))" office:value-type="boolean" office:boolean-value="false">
            <text:p>FALSCH</text:p>
          </table:table-cell>
          <table:table-cell table:formula="of:=IF([.O99]=1;[.A99];IF([.O99]=2;TEXT([.A100];&quot;TT.MM.JJ&quot;);IF([.O99]=3;[.C99]&amp; &quot; &quot; &amp;[.D99]&amp;&quot; &quot;&amp;[.E99]&amp;&quot; &quot; &amp;[.F99];IF([.O99]=4;[.A99]&amp; &quot; &quot; &amp;[.B99]&amp;&quot; &quot;&amp;[.C99]&amp;&quot; &quot; &amp;[.D99]))))" office:value-type="boolean" office:boolean-value="false">
            <text:p>FALSCH</text:p>
          </table:table-cell>
          <table:table-cell table:formula="of:=IF([.O99]=1;[.A99];IF([.O99]=2;TEXT([.B100];&quot;HH:MM&quot;);IF([.O99]=3;[.C99]&amp; &quot; &quot; &amp;[.D99]&amp;&quot; &quot;&amp;[.E99]&amp;&quot; &quot; &amp;[.F99];IF([.O99]=4;[.A99]&amp; &quot; &quot; &amp;[.B99]&amp;&quot; &quot;&amp;[.C99]&amp;&quot; &quot; &amp;[.D99]))))" office:value-type="boolean" office:boolean-value="false">
            <text:p>FALSCH</text:p>
          </table:table-cell>
          <table:table-cell/>
          <table:table-cell table:formula="of:=INDIRECT(&quot;R&quot;&amp;ROW([.T99])&amp;&quot;C&quot;&amp;COLUMN([.T99])+[.O99];&quot;0&quot;)" office:value-type="float" office:value="0">
            <text:p>0</text:p>
          </table:table-cell>
          <table:table-cell table:formula="of:=IF([.P99]&gt;1;&quot;,&quot;;&quot;&quot;)&amp;&quot;{ &quot;&quot;spielnr&quot;&quot;:&quot;&quot;&quot;&amp;[.P99]&amp;&quot;&quot;&quot;,&quot;&quot;spieltag&quot;&quot;:&quot;&quot;&quot;&amp;[.L99]&amp;&quot;&quot;&quot;,&quot;&quot;bahn&quot;&quot;:&quot;&quot;&quot;&amp;[.N99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99]&amp;&quot;&quot;&quot;,&quot;&quot;uhrzeit&quot;&quot;:&quot;&quot;&quot;&amp;[.R99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99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99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100]=&quot;Bahn&quot;;[.K99]=-1);0;IF(AND([.A100]&lt;&gt;&quot;Bahn&quot;;[.K99]&lt;&gt;-1);[.K99]+1;[.K99]))" office:value-type="float" office:value="-1">
            <text:p>-1</text:p>
          </table:table-cell>
          <table:table-cell table:formula="of:=IF([.B100]=&quot;Spieltag&quot;;[.L99]+1;[.L99])" office:value-type="float" office:value="0">
            <text:p>0</text:p>
          </table:table-cell>
          <table:table-cell table:formula="of:=IF(AND([.K100]&gt;0;[.K100]&lt;&gt;[.K99]);[.A100];&quot;&quot;)">
            <text:p/>
          </table:table-cell>
          <table:table-cell table:formula="of:=IF([.O100]=1;VLOOKUP([.P100];[.K96:.M595];3;0);&quot;&quot;)">
            <text:p/>
          </table:table-cell>
          <table:table-cell table:formula="of:=IF([.A101]=&quot;So&quot;;1;[.O99]+1)" office:value-type="float" office:value="96">
            <text:p>96</text:p>
          </table:table-cell>
          <table:table-cell table:formula="of:=IF([.O100]=1;[.A100];IF([.O100]=2;[.A100];IF([.O100]=3;[.C100]&amp; &quot; &quot; &amp;[.D100]&amp;&quot; &quot;&amp;[.E100]&amp;&quot; &quot; &amp;[.F100];IF([.O100]=4;[.A100]&amp; &quot; &quot; &amp;[.B100]&amp;&quot; &quot;&amp;[.C100]&amp;&quot; &quot; &amp;[.D100]))))" office:value-type="boolean" office:boolean-value="false">
            <text:p>FALSCH</text:p>
          </table:table-cell>
          <table:table-cell table:formula="of:=IF([.O100]=1;[.A100];IF([.O100]=2;TEXT([.A101];&quot;TT.MM.JJ&quot;);IF([.O100]=3;[.C100]&amp; &quot; &quot; &amp;[.D100]&amp;&quot; &quot;&amp;[.E100]&amp;&quot; &quot; &amp;[.F100];IF([.O100]=4;[.A100]&amp; &quot; &quot; &amp;[.B100]&amp;&quot; &quot;&amp;[.C100]&amp;&quot; &quot; &amp;[.D100]))))" office:value-type="boolean" office:boolean-value="false">
            <text:p>FALSCH</text:p>
          </table:table-cell>
          <table:table-cell table:formula="of:=IF([.O100]=1;[.A100];IF([.O100]=2;TEXT([.B101];&quot;HH:MM&quot;);IF([.O100]=3;[.C100]&amp; &quot; &quot; &amp;[.D100]&amp;&quot; &quot;&amp;[.E100]&amp;&quot; &quot; &amp;[.F100];IF([.O100]=4;[.A100]&amp; &quot; &quot; &amp;[.B100]&amp;&quot; &quot;&amp;[.C100]&amp;&quot; &quot; &amp;[.D100]))))" office:value-type="boolean" office:boolean-value="false">
            <text:p>FALSCH</text:p>
          </table:table-cell>
          <table:table-cell/>
          <table:table-cell table:formula="of:=INDIRECT(&quot;R&quot;&amp;ROW([.T100])&amp;&quot;C&quot;&amp;COLUMN([.T100])+[.O100];&quot;0&quot;)" office:value-type="float" office:value="0">
            <text:p>0</text:p>
          </table:table-cell>
          <table:table-cell table:formula="of:=IF([.P100]&gt;1;&quot;,&quot;;&quot;&quot;)&amp;&quot;{ &quot;&quot;spielnr&quot;&quot;:&quot;&quot;&quot;&amp;[.P100]&amp;&quot;&quot;&quot;,&quot;&quot;spieltag&quot;&quot;:&quot;&quot;&quot;&amp;[.L100]&amp;&quot;&quot;&quot;,&quot;&quot;bahn&quot;&quot;:&quot;&quot;&quot;&amp;[.N100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100]&amp;&quot;&quot;&quot;,&quot;&quot;uhrzeit&quot;&quot;:&quot;&quot;&quot;&amp;[.R100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100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100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101]=&quot;Bahn&quot;;[.K100]=-1);0;IF(AND([.A101]&lt;&gt;&quot;Bahn&quot;;[.K100]&lt;&gt;-1);[.K100]+1;[.K100]))" office:value-type="float" office:value="-1">
            <text:p>-1</text:p>
          </table:table-cell>
          <table:table-cell table:formula="of:=IF([.B101]=&quot;Spieltag&quot;;[.L100]+1;[.L100])" office:value-type="float" office:value="0">
            <text:p>0</text:p>
          </table:table-cell>
          <table:table-cell table:formula="of:=IF(AND([.K101]&gt;0;[.K101]&lt;&gt;[.K100]);[.A101];&quot;&quot;)">
            <text:p/>
          </table:table-cell>
          <table:table-cell table:formula="of:=IF([.O101]=1;VLOOKUP([.P101];[.K97:.M596];3;0);&quot;&quot;)">
            <text:p/>
          </table:table-cell>
          <table:table-cell table:formula="of:=IF([.A102]=&quot;So&quot;;1;[.O100]+1)" office:value-type="float" office:value="97">
            <text:p>97</text:p>
          </table:table-cell>
          <table:table-cell table:formula="of:=IF([.O101]=1;[.A101];IF([.O101]=2;[.A101];IF([.O101]=3;[.C101]&amp; &quot; &quot; &amp;[.D101]&amp;&quot; &quot;&amp;[.E101]&amp;&quot; &quot; &amp;[.F101];IF([.O101]=4;[.A101]&amp; &quot; &quot; &amp;[.B101]&amp;&quot; &quot;&amp;[.C101]&amp;&quot; &quot; &amp;[.D101]))))" office:value-type="boolean" office:boolean-value="false">
            <text:p>FALSCH</text:p>
          </table:table-cell>
          <table:table-cell table:formula="of:=IF([.O101]=1;[.A101];IF([.O101]=2;TEXT([.A102];&quot;TT.MM.JJ&quot;);IF([.O101]=3;[.C101]&amp; &quot; &quot; &amp;[.D101]&amp;&quot; &quot;&amp;[.E101]&amp;&quot; &quot; &amp;[.F101];IF([.O101]=4;[.A101]&amp; &quot; &quot; &amp;[.B101]&amp;&quot; &quot;&amp;[.C101]&amp;&quot; &quot; &amp;[.D101]))))" office:value-type="boolean" office:boolean-value="false">
            <text:p>FALSCH</text:p>
          </table:table-cell>
          <table:table-cell table:formula="of:=IF([.O101]=1;[.A101];IF([.O101]=2;TEXT([.B102];&quot;HH:MM&quot;);IF([.O101]=3;[.C101]&amp; &quot; &quot; &amp;[.D101]&amp;&quot; &quot;&amp;[.E101]&amp;&quot; &quot; &amp;[.F101];IF([.O101]=4;[.A101]&amp; &quot; &quot; &amp;[.B101]&amp;&quot; &quot;&amp;[.C101]&amp;&quot; &quot; &amp;[.D101]))))" office:value-type="boolean" office:boolean-value="false">
            <text:p>FALSCH</text:p>
          </table:table-cell>
          <table:table-cell/>
          <table:table-cell table:formula="of:=INDIRECT(&quot;R&quot;&amp;ROW([.T101])&amp;&quot;C&quot;&amp;COLUMN([.T101])+[.O101];&quot;0&quot;)" office:value-type="float" office:value="0">
            <text:p>0</text:p>
          </table:table-cell>
          <table:table-cell table:formula="of:=IF([.P101]&gt;1;&quot;,&quot;;&quot;&quot;)&amp;&quot;{ &quot;&quot;spielnr&quot;&quot;:&quot;&quot;&quot;&amp;[.P101]&amp;&quot;&quot;&quot;,&quot;&quot;spieltag&quot;&quot;:&quot;&quot;&quot;&amp;[.L101]&amp;&quot;&quot;&quot;,&quot;&quot;bahn&quot;&quot;:&quot;&quot;&quot;&amp;[.N101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101]&amp;&quot;&quot;&quot;,&quot;&quot;uhrzeit&quot;&quot;:&quot;&quot;&quot;&amp;[.R101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101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101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102]=&quot;Bahn&quot;;[.K101]=-1);0;IF(AND([.A102]&lt;&gt;&quot;Bahn&quot;;[.K101]&lt;&gt;-1);[.K101]+1;[.K101]))" office:value-type="float" office:value="-1">
            <text:p>-1</text:p>
          </table:table-cell>
          <table:table-cell table:formula="of:=IF([.B102]=&quot;Spieltag&quot;;[.L101]+1;[.L101])" office:value-type="float" office:value="0">
            <text:p>0</text:p>
          </table:table-cell>
          <table:table-cell table:formula="of:=IF(AND([.K102]&gt;0;[.K102]&lt;&gt;[.K101]);[.A102];&quot;&quot;)">
            <text:p/>
          </table:table-cell>
          <table:table-cell table:formula="of:=IF([.O102]=1;VLOOKUP([.P102];[.K98:.M597];3;0);&quot;&quot;)">
            <text:p/>
          </table:table-cell>
          <table:table-cell table:formula="of:=IF([.A103]=&quot;So&quot;;1;[.O101]+1)" office:value-type="float" office:value="98">
            <text:p>98</text:p>
          </table:table-cell>
          <table:table-cell table:formula="of:=IF([.O102]=1;[.A102];IF([.O102]=2;[.A102];IF([.O102]=3;[.C102]&amp; &quot; &quot; &amp;[.D102]&amp;&quot; &quot;&amp;[.E102]&amp;&quot; &quot; &amp;[.F102];IF([.O102]=4;[.A102]&amp; &quot; &quot; &amp;[.B102]&amp;&quot; &quot;&amp;[.C102]&amp;&quot; &quot; &amp;[.D102]))))" office:value-type="boolean" office:boolean-value="false">
            <text:p>FALSCH</text:p>
          </table:table-cell>
          <table:table-cell table:formula="of:=IF([.O102]=1;[.A102];IF([.O102]=2;TEXT([.A103];&quot;TT.MM.JJ&quot;);IF([.O102]=3;[.C102]&amp; &quot; &quot; &amp;[.D102]&amp;&quot; &quot;&amp;[.E102]&amp;&quot; &quot; &amp;[.F102];IF([.O102]=4;[.A102]&amp; &quot; &quot; &amp;[.B102]&amp;&quot; &quot;&amp;[.C102]&amp;&quot; &quot; &amp;[.D102]))))" office:value-type="boolean" office:boolean-value="false">
            <text:p>FALSCH</text:p>
          </table:table-cell>
          <table:table-cell table:formula="of:=IF([.O102]=1;[.A102];IF([.O102]=2;TEXT([.B103];&quot;HH:MM&quot;);IF([.O102]=3;[.C102]&amp; &quot; &quot; &amp;[.D102]&amp;&quot; &quot;&amp;[.E102]&amp;&quot; &quot; &amp;[.F102];IF([.O102]=4;[.A102]&amp; &quot; &quot; &amp;[.B102]&amp;&quot; &quot;&amp;[.C102]&amp;&quot; &quot; &amp;[.D102]))))" office:value-type="boolean" office:boolean-value="false">
            <text:p>FALSCH</text:p>
          </table:table-cell>
          <table:table-cell/>
          <table:table-cell table:formula="of:=INDIRECT(&quot;R&quot;&amp;ROW([.T102])&amp;&quot;C&quot;&amp;COLUMN([.T102])+[.O102];&quot;0&quot;)" office:value-type="float" office:value="0">
            <text:p>0</text:p>
          </table:table-cell>
          <table:table-cell table:formula="of:=IF([.P102]&gt;1;&quot;,&quot;;&quot;&quot;)&amp;&quot;{ &quot;&quot;spielnr&quot;&quot;:&quot;&quot;&quot;&amp;[.P102]&amp;&quot;&quot;&quot;,&quot;&quot;spieltag&quot;&quot;:&quot;&quot;&quot;&amp;[.L102]&amp;&quot;&quot;&quot;,&quot;&quot;bahn&quot;&quot;:&quot;&quot;&quot;&amp;[.N102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102]&amp;&quot;&quot;&quot;,&quot;&quot;uhrzeit&quot;&quot;:&quot;&quot;&quot;&amp;[.R102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102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102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103]=&quot;Bahn&quot;;[.K102]=-1);0;IF(AND([.A103]&lt;&gt;&quot;Bahn&quot;;[.K102]&lt;&gt;-1);[.K102]+1;[.K102]))" office:value-type="float" office:value="-1">
            <text:p>-1</text:p>
          </table:table-cell>
          <table:table-cell table:formula="of:=IF([.B103]=&quot;Spieltag&quot;;[.L102]+1;[.L102])" office:value-type="float" office:value="0">
            <text:p>0</text:p>
          </table:table-cell>
          <table:table-cell table:formula="of:=IF(AND([.K103]&gt;0;[.K103]&lt;&gt;[.K102]);[.A103];&quot;&quot;)">
            <text:p/>
          </table:table-cell>
          <table:table-cell table:formula="of:=IF([.O103]=1;VLOOKUP([.P103];[.K99:.M598];3;0);&quot;&quot;)">
            <text:p/>
          </table:table-cell>
          <table:table-cell table:formula="of:=IF([.A104]=&quot;So&quot;;1;[.O102]+1)" office:value-type="float" office:value="99">
            <text:p>99</text:p>
          </table:table-cell>
          <table:table-cell table:formula="of:=IF([.O103]=1;[.A103];IF([.O103]=2;[.A103];IF([.O103]=3;[.C103]&amp; &quot; &quot; &amp;[.D103]&amp;&quot; &quot;&amp;[.E103]&amp;&quot; &quot; &amp;[.F103];IF([.O103]=4;[.A103]&amp; &quot; &quot; &amp;[.B103]&amp;&quot; &quot;&amp;[.C103]&amp;&quot; &quot; &amp;[.D103]))))" office:value-type="boolean" office:boolean-value="false">
            <text:p>FALSCH</text:p>
          </table:table-cell>
          <table:table-cell table:formula="of:=IF([.O103]=1;[.A103];IF([.O103]=2;TEXT([.A104];&quot;TT.MM.JJ&quot;);IF([.O103]=3;[.C103]&amp; &quot; &quot; &amp;[.D103]&amp;&quot; &quot;&amp;[.E103]&amp;&quot; &quot; &amp;[.F103];IF([.O103]=4;[.A103]&amp; &quot; &quot; &amp;[.B103]&amp;&quot; &quot;&amp;[.C103]&amp;&quot; &quot; &amp;[.D103]))))" office:value-type="boolean" office:boolean-value="false">
            <text:p>FALSCH</text:p>
          </table:table-cell>
          <table:table-cell table:formula="of:=IF([.O103]=1;[.A103];IF([.O103]=2;TEXT([.B104];&quot;HH:MM&quot;);IF([.O103]=3;[.C103]&amp; &quot; &quot; &amp;[.D103]&amp;&quot; &quot;&amp;[.E103]&amp;&quot; &quot; &amp;[.F103];IF([.O103]=4;[.A103]&amp; &quot; &quot; &amp;[.B103]&amp;&quot; &quot;&amp;[.C103]&amp;&quot; &quot; &amp;[.D103]))))" office:value-type="boolean" office:boolean-value="false">
            <text:p>FALSCH</text:p>
          </table:table-cell>
          <table:table-cell/>
          <table:table-cell table:formula="of:=INDIRECT(&quot;R&quot;&amp;ROW([.T103])&amp;&quot;C&quot;&amp;COLUMN([.T103])+[.O103];&quot;0&quot;)" office:value-type="float" office:value="0">
            <text:p>0</text:p>
          </table:table-cell>
          <table:table-cell table:formula="of:=IF([.P103]&gt;1;&quot;,&quot;;&quot;&quot;)&amp;&quot;{ &quot;&quot;spielnr&quot;&quot;:&quot;&quot;&quot;&amp;[.P103]&amp;&quot;&quot;&quot;,&quot;&quot;spieltag&quot;&quot;:&quot;&quot;&quot;&amp;[.L103]&amp;&quot;&quot;&quot;,&quot;&quot;bahn&quot;&quot;:&quot;&quot;&quot;&amp;[.N103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103]&amp;&quot;&quot;&quot;,&quot;&quot;uhrzeit&quot;&quot;:&quot;&quot;&quot;&amp;[.R103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103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103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104]=&quot;Bahn&quot;;[.K103]=-1);0;IF(AND([.A104]&lt;&gt;&quot;Bahn&quot;;[.K103]&lt;&gt;-1);[.K103]+1;[.K103]))" office:value-type="float" office:value="-1">
            <text:p>-1</text:p>
          </table:table-cell>
          <table:table-cell table:formula="of:=IF([.B104]=&quot;Spieltag&quot;;[.L103]+1;[.L103])" office:value-type="float" office:value="0">
            <text:p>0</text:p>
          </table:table-cell>
          <table:table-cell table:formula="of:=IF(AND([.K104]&gt;0;[.K104]&lt;&gt;[.K103]);[.A104];&quot;&quot;)">
            <text:p/>
          </table:table-cell>
          <table:table-cell table:formula="of:=IF([.O104]=1;VLOOKUP([.P104];[.K100:.M599];3;0);&quot;&quot;)">
            <text:p/>
          </table:table-cell>
          <table:table-cell table:formula="of:=IF([.A105]=&quot;So&quot;;1;[.O103]+1)" office:value-type="float" office:value="100">
            <text:p>100</text:p>
          </table:table-cell>
          <table:table-cell table:formula="of:=IF([.O104]=1;[.A104];IF([.O104]=2;[.A104];IF([.O104]=3;[.C104]&amp; &quot; &quot; &amp;[.D104]&amp;&quot; &quot;&amp;[.E104]&amp;&quot; &quot; &amp;[.F104];IF([.O104]=4;[.A104]&amp; &quot; &quot; &amp;[.B104]&amp;&quot; &quot;&amp;[.C104]&amp;&quot; &quot; &amp;[.D104]))))" office:value-type="boolean" office:boolean-value="false">
            <text:p>FALSCH</text:p>
          </table:table-cell>
          <table:table-cell table:formula="of:=IF([.O104]=1;[.A104];IF([.O104]=2;TEXT([.A105];&quot;TT.MM.JJ&quot;);IF([.O104]=3;[.C104]&amp; &quot; &quot; &amp;[.D104]&amp;&quot; &quot;&amp;[.E104]&amp;&quot; &quot; &amp;[.F104];IF([.O104]=4;[.A104]&amp; &quot; &quot; &amp;[.B104]&amp;&quot; &quot;&amp;[.C104]&amp;&quot; &quot; &amp;[.D104]))))" office:value-type="boolean" office:boolean-value="false">
            <text:p>FALSCH</text:p>
          </table:table-cell>
          <table:table-cell table:formula="of:=IF([.O104]=1;[.A104];IF([.O104]=2;TEXT([.B105];&quot;HH:MM&quot;);IF([.O104]=3;[.C104]&amp; &quot; &quot; &amp;[.D104]&amp;&quot; &quot;&amp;[.E104]&amp;&quot; &quot; &amp;[.F104];IF([.O104]=4;[.A104]&amp; &quot; &quot; &amp;[.B104]&amp;&quot; &quot;&amp;[.C104]&amp;&quot; &quot; &amp;[.D104]))))" office:value-type="boolean" office:boolean-value="false">
            <text:p>FALSCH</text:p>
          </table:table-cell>
          <table:table-cell/>
          <table:table-cell table:formula="of:=INDIRECT(&quot;R&quot;&amp;ROW([.T104])&amp;&quot;C&quot;&amp;COLUMN([.T104])+[.O104];&quot;0&quot;)" office:value-type="float" office:value="0">
            <text:p>0</text:p>
          </table:table-cell>
          <table:table-cell table:formula="of:=IF([.P104]&gt;1;&quot;,&quot;;&quot;&quot;)&amp;&quot;{ &quot;&quot;spielnr&quot;&quot;:&quot;&quot;&quot;&amp;[.P104]&amp;&quot;&quot;&quot;,&quot;&quot;spieltag&quot;&quot;:&quot;&quot;&quot;&amp;[.L104]&amp;&quot;&quot;&quot;,&quot;&quot;bahn&quot;&quot;:&quot;&quot;&quot;&amp;[.N104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104]&amp;&quot;&quot;&quot;,&quot;&quot;uhrzeit&quot;&quot;:&quot;&quot;&quot;&amp;[.R104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104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104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105]=&quot;Bahn&quot;;[.K104]=-1);0;IF(AND([.A105]&lt;&gt;&quot;Bahn&quot;;[.K104]&lt;&gt;-1);[.K104]+1;[.K104]))" office:value-type="float" office:value="-1">
            <text:p>-1</text:p>
          </table:table-cell>
          <table:table-cell table:formula="of:=IF([.B105]=&quot;Spieltag&quot;;[.L104]+1;[.L104])" office:value-type="float" office:value="0">
            <text:p>0</text:p>
          </table:table-cell>
          <table:table-cell table:formula="of:=IF(AND([.K105]&gt;0;[.K105]&lt;&gt;[.K104]);[.A105];&quot;&quot;)">
            <text:p/>
          </table:table-cell>
          <table:table-cell table:formula="of:=IF([.O105]=1;VLOOKUP([.P105];[.K101:.M600];3;0);&quot;&quot;)">
            <text:p/>
          </table:table-cell>
          <table:table-cell table:formula="of:=IF([.A106]=&quot;So&quot;;1;[.O104]+1)" office:value-type="float" office:value="101">
            <text:p>101</text:p>
          </table:table-cell>
          <table:table-cell table:formula="of:=IF([.O105]=1;[.A105];IF([.O105]=2;[.A105];IF([.O105]=3;[.C105]&amp; &quot; &quot; &amp;[.D105]&amp;&quot; &quot;&amp;[.E105]&amp;&quot; &quot; &amp;[.F105];IF([.O105]=4;[.A105]&amp; &quot; &quot; &amp;[.B105]&amp;&quot; &quot;&amp;[.C105]&amp;&quot; &quot; &amp;[.D105]))))" office:value-type="boolean" office:boolean-value="false">
            <text:p>FALSCH</text:p>
          </table:table-cell>
          <table:table-cell table:formula="of:=IF([.O105]=1;[.A105];IF([.O105]=2;TEXT([.A106];&quot;TT.MM.JJ&quot;);IF([.O105]=3;[.C105]&amp; &quot; &quot; &amp;[.D105]&amp;&quot; &quot;&amp;[.E105]&amp;&quot; &quot; &amp;[.F105];IF([.O105]=4;[.A105]&amp; &quot; &quot; &amp;[.B105]&amp;&quot; &quot;&amp;[.C105]&amp;&quot; &quot; &amp;[.D105]))))" office:value-type="boolean" office:boolean-value="false">
            <text:p>FALSCH</text:p>
          </table:table-cell>
          <table:table-cell table:formula="of:=IF([.O105]=1;[.A105];IF([.O105]=2;TEXT([.B106];&quot;HH:MM&quot;);IF([.O105]=3;[.C105]&amp; &quot; &quot; &amp;[.D105]&amp;&quot; &quot;&amp;[.E105]&amp;&quot; &quot; &amp;[.F105];IF([.O105]=4;[.A105]&amp; &quot; &quot; &amp;[.B105]&amp;&quot; &quot;&amp;[.C105]&amp;&quot; &quot; &amp;[.D105]))))" office:value-type="boolean" office:boolean-value="false">
            <text:p>FALSCH</text:p>
          </table:table-cell>
          <table:table-cell/>
          <table:table-cell table:formula="of:=INDIRECT(&quot;R&quot;&amp;ROW([.T105])&amp;&quot;C&quot;&amp;COLUMN([.T105])+[.O105];&quot;0&quot;)" office:value-type="float" office:value="0">
            <text:p>0</text:p>
          </table:table-cell>
          <table:table-cell table:formula="of:=IF([.P105]&gt;1;&quot;,&quot;;&quot;&quot;)&amp;&quot;{ &quot;&quot;spielnr&quot;&quot;:&quot;&quot;&quot;&amp;[.P105]&amp;&quot;&quot;&quot;,&quot;&quot;spieltag&quot;&quot;:&quot;&quot;&quot;&amp;[.L105]&amp;&quot;&quot;&quot;,&quot;&quot;bahn&quot;&quot;:&quot;&quot;&quot;&amp;[.N105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105]&amp;&quot;&quot;&quot;,&quot;&quot;uhrzeit&quot;&quot;:&quot;&quot;&quot;&amp;[.R105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105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105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106]=&quot;Bahn&quot;;[.K105]=-1);0;IF(AND([.A106]&lt;&gt;&quot;Bahn&quot;;[.K105]&lt;&gt;-1);[.K105]+1;[.K105]))" office:value-type="float" office:value="-1">
            <text:p>-1</text:p>
          </table:table-cell>
          <table:table-cell table:formula="of:=IF([.B106]=&quot;Spieltag&quot;;[.L105]+1;[.L105])" office:value-type="float" office:value="0">
            <text:p>0</text:p>
          </table:table-cell>
          <table:table-cell table:formula="of:=IF(AND([.K106]&gt;0;[.K106]&lt;&gt;[.K105]);[.A106];&quot;&quot;)">
            <text:p/>
          </table:table-cell>
          <table:table-cell table:formula="of:=IF([.O106]=1;VLOOKUP([.P106];[.K102:.M601];3;0);&quot;&quot;)">
            <text:p/>
          </table:table-cell>
          <table:table-cell table:formula="of:=IF([.A107]=&quot;So&quot;;1;[.O105]+1)" office:value-type="float" office:value="102">
            <text:p>102</text:p>
          </table:table-cell>
          <table:table-cell table:formula="of:=IF([.O106]=1;[.A106];IF([.O106]=2;[.A106];IF([.O106]=3;[.C106]&amp; &quot; &quot; &amp;[.D106]&amp;&quot; &quot;&amp;[.E106]&amp;&quot; &quot; &amp;[.F106];IF([.O106]=4;[.A106]&amp; &quot; &quot; &amp;[.B106]&amp;&quot; &quot;&amp;[.C106]&amp;&quot; &quot; &amp;[.D106]))))" office:value-type="boolean" office:boolean-value="false">
            <text:p>FALSCH</text:p>
          </table:table-cell>
          <table:table-cell table:formula="of:=IF([.O106]=1;[.A106];IF([.O106]=2;TEXT([.A107];&quot;TT.MM.JJ&quot;);IF([.O106]=3;[.C106]&amp; &quot; &quot; &amp;[.D106]&amp;&quot; &quot;&amp;[.E106]&amp;&quot; &quot; &amp;[.F106];IF([.O106]=4;[.A106]&amp; &quot; &quot; &amp;[.B106]&amp;&quot; &quot;&amp;[.C106]&amp;&quot; &quot; &amp;[.D106]))))" office:value-type="boolean" office:boolean-value="false">
            <text:p>FALSCH</text:p>
          </table:table-cell>
          <table:table-cell table:formula="of:=IF([.O106]=1;[.A106];IF([.O106]=2;TEXT([.B107];&quot;HH:MM&quot;);IF([.O106]=3;[.C106]&amp; &quot; &quot; &amp;[.D106]&amp;&quot; &quot;&amp;[.E106]&amp;&quot; &quot; &amp;[.F106];IF([.O106]=4;[.A106]&amp; &quot; &quot; &amp;[.B106]&amp;&quot; &quot;&amp;[.C106]&amp;&quot; &quot; &amp;[.D106]))))" office:value-type="boolean" office:boolean-value="false">
            <text:p>FALSCH</text:p>
          </table:table-cell>
          <table:table-cell/>
          <table:table-cell table:formula="of:=INDIRECT(&quot;R&quot;&amp;ROW([.T106])&amp;&quot;C&quot;&amp;COLUMN([.T106])+[.O106];&quot;0&quot;)" office:value-type="float" office:value="0">
            <text:p>0</text:p>
          </table:table-cell>
          <table:table-cell table:formula="of:=IF([.P106]&gt;1;&quot;,&quot;;&quot;&quot;)&amp;&quot;{ &quot;&quot;spielnr&quot;&quot;:&quot;&quot;&quot;&amp;[.P106]&amp;&quot;&quot;&quot;,&quot;&quot;spieltag&quot;&quot;:&quot;&quot;&quot;&amp;[.L106]&amp;&quot;&quot;&quot;,&quot;&quot;bahn&quot;&quot;:&quot;&quot;&quot;&amp;[.N106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106]&amp;&quot;&quot;&quot;,&quot;&quot;uhrzeit&quot;&quot;:&quot;&quot;&quot;&amp;[.R106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106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106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107]=&quot;Bahn&quot;;[.K106]=-1);0;IF(AND([.A107]&lt;&gt;&quot;Bahn&quot;;[.K106]&lt;&gt;-1);[.K106]+1;[.K106]))" office:value-type="float" office:value="-1">
            <text:p>-1</text:p>
          </table:table-cell>
          <table:table-cell table:formula="of:=IF([.B107]=&quot;Spieltag&quot;;[.L106]+1;[.L106])" office:value-type="float" office:value="0">
            <text:p>0</text:p>
          </table:table-cell>
          <table:table-cell table:formula="of:=IF(AND([.K107]&gt;0;[.K107]&lt;&gt;[.K106]);[.A107];&quot;&quot;)">
            <text:p/>
          </table:table-cell>
          <table:table-cell table:formula="of:=IF([.O107]=1;VLOOKUP([.P107];[.K103:.M602];3;0);&quot;&quot;)">
            <text:p/>
          </table:table-cell>
          <table:table-cell table:formula="of:=IF([.A108]=&quot;So&quot;;1;[.O106]+1)" office:value-type="float" office:value="103">
            <text:p>103</text:p>
          </table:table-cell>
          <table:table-cell table:formula="of:=IF([.O107]=1;[.A107];IF([.O107]=2;[.A107];IF([.O107]=3;[.C107]&amp; &quot; &quot; &amp;[.D107]&amp;&quot; &quot;&amp;[.E107]&amp;&quot; &quot; &amp;[.F107];IF([.O107]=4;[.A107]&amp; &quot; &quot; &amp;[.B107]&amp;&quot; &quot;&amp;[.C107]&amp;&quot; &quot; &amp;[.D107]))))" office:value-type="boolean" office:boolean-value="false">
            <text:p>FALSCH</text:p>
          </table:table-cell>
          <table:table-cell table:formula="of:=IF([.O107]=1;[.A107];IF([.O107]=2;TEXT([.A108];&quot;TT.MM.JJ&quot;);IF([.O107]=3;[.C107]&amp; &quot; &quot; &amp;[.D107]&amp;&quot; &quot;&amp;[.E107]&amp;&quot; &quot; &amp;[.F107];IF([.O107]=4;[.A107]&amp; &quot; &quot; &amp;[.B107]&amp;&quot; &quot;&amp;[.C107]&amp;&quot; &quot; &amp;[.D107]))))" office:value-type="boolean" office:boolean-value="false">
            <text:p>FALSCH</text:p>
          </table:table-cell>
          <table:table-cell table:formula="of:=IF([.O107]=1;[.A107];IF([.O107]=2;TEXT([.B108];&quot;HH:MM&quot;);IF([.O107]=3;[.C107]&amp; &quot; &quot; &amp;[.D107]&amp;&quot; &quot;&amp;[.E107]&amp;&quot; &quot; &amp;[.F107];IF([.O107]=4;[.A107]&amp; &quot; &quot; &amp;[.B107]&amp;&quot; &quot;&amp;[.C107]&amp;&quot; &quot; &amp;[.D107]))))" office:value-type="boolean" office:boolean-value="false">
            <text:p>FALSCH</text:p>
          </table:table-cell>
          <table:table-cell/>
          <table:table-cell table:formula="of:=INDIRECT(&quot;R&quot;&amp;ROW([.T107])&amp;&quot;C&quot;&amp;COLUMN([.T107])+[.O107];&quot;0&quot;)" office:value-type="float" office:value="0">
            <text:p>0</text:p>
          </table:table-cell>
          <table:table-cell table:formula="of:=IF([.P107]&gt;1;&quot;,&quot;;&quot;&quot;)&amp;&quot;{ &quot;&quot;spielnr&quot;&quot;:&quot;&quot;&quot;&amp;[.P107]&amp;&quot;&quot;&quot;,&quot;&quot;spieltag&quot;&quot;:&quot;&quot;&quot;&amp;[.L107]&amp;&quot;&quot;&quot;,&quot;&quot;bahn&quot;&quot;:&quot;&quot;&quot;&amp;[.N107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107]&amp;&quot;&quot;&quot;,&quot;&quot;uhrzeit&quot;&quot;:&quot;&quot;&quot;&amp;[.R107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107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107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108]=&quot;Bahn&quot;;[.K107]=-1);0;IF(AND([.A108]&lt;&gt;&quot;Bahn&quot;;[.K107]&lt;&gt;-1);[.K107]+1;[.K107]))" office:value-type="float" office:value="-1">
            <text:p>-1</text:p>
          </table:table-cell>
          <table:table-cell table:formula="of:=IF([.B108]=&quot;Spieltag&quot;;[.L107]+1;[.L107])" office:value-type="float" office:value="0">
            <text:p>0</text:p>
          </table:table-cell>
          <table:table-cell table:formula="of:=IF(AND([.K108]&gt;0;[.K108]&lt;&gt;[.K107]);[.A108];&quot;&quot;)">
            <text:p/>
          </table:table-cell>
          <table:table-cell table:formula="of:=IF([.O108]=1;VLOOKUP([.P108];[.K104:.M603];3;0);&quot;&quot;)">
            <text:p/>
          </table:table-cell>
          <table:table-cell table:formula="of:=IF([.A109]=&quot;So&quot;;1;[.O107]+1)" office:value-type="float" office:value="104">
            <text:p>104</text:p>
          </table:table-cell>
          <table:table-cell table:formula="of:=IF([.O108]=1;[.A108];IF([.O108]=2;[.A108];IF([.O108]=3;[.C108]&amp; &quot; &quot; &amp;[.D108]&amp;&quot; &quot;&amp;[.E108]&amp;&quot; &quot; &amp;[.F108];IF([.O108]=4;[.A108]&amp; &quot; &quot; &amp;[.B108]&amp;&quot; &quot;&amp;[.C108]&amp;&quot; &quot; &amp;[.D108]))))" office:value-type="boolean" office:boolean-value="false">
            <text:p>FALSCH</text:p>
          </table:table-cell>
          <table:table-cell table:formula="of:=IF([.O108]=1;[.A108];IF([.O108]=2;TEXT([.A109];&quot;TT.MM.JJ&quot;);IF([.O108]=3;[.C108]&amp; &quot; &quot; &amp;[.D108]&amp;&quot; &quot;&amp;[.E108]&amp;&quot; &quot; &amp;[.F108];IF([.O108]=4;[.A108]&amp; &quot; &quot; &amp;[.B108]&amp;&quot; &quot;&amp;[.C108]&amp;&quot; &quot; &amp;[.D108]))))" office:value-type="boolean" office:boolean-value="false">
            <text:p>FALSCH</text:p>
          </table:table-cell>
          <table:table-cell table:formula="of:=IF([.O108]=1;[.A108];IF([.O108]=2;TEXT([.B109];&quot;HH:MM&quot;);IF([.O108]=3;[.C108]&amp; &quot; &quot; &amp;[.D108]&amp;&quot; &quot;&amp;[.E108]&amp;&quot; &quot; &amp;[.F108];IF([.O108]=4;[.A108]&amp; &quot; &quot; &amp;[.B108]&amp;&quot; &quot;&amp;[.C108]&amp;&quot; &quot; &amp;[.D108]))))" office:value-type="boolean" office:boolean-value="false">
            <text:p>FALSCH</text:p>
          </table:table-cell>
          <table:table-cell/>
          <table:table-cell table:formula="of:=INDIRECT(&quot;R&quot;&amp;ROW([.T108])&amp;&quot;C&quot;&amp;COLUMN([.T108])+[.O108];&quot;0&quot;)" office:value-type="float" office:value="0">
            <text:p>0</text:p>
          </table:table-cell>
          <table:table-cell table:formula="of:=IF([.P108]&gt;1;&quot;,&quot;;&quot;&quot;)&amp;&quot;{ &quot;&quot;spielnr&quot;&quot;:&quot;&quot;&quot;&amp;[.P108]&amp;&quot;&quot;&quot;,&quot;&quot;spieltag&quot;&quot;:&quot;&quot;&quot;&amp;[.L108]&amp;&quot;&quot;&quot;,&quot;&quot;bahn&quot;&quot;:&quot;&quot;&quot;&amp;[.N108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108]&amp;&quot;&quot;&quot;,&quot;&quot;uhrzeit&quot;&quot;:&quot;&quot;&quot;&amp;[.R108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108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108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109]=&quot;Bahn&quot;;[.K108]=-1);0;IF(AND([.A109]&lt;&gt;&quot;Bahn&quot;;[.K108]&lt;&gt;-1);[.K108]+1;[.K108]))" office:value-type="float" office:value="-1">
            <text:p>-1</text:p>
          </table:table-cell>
          <table:table-cell table:formula="of:=IF([.B109]=&quot;Spieltag&quot;;[.L108]+1;[.L108])" office:value-type="float" office:value="0">
            <text:p>0</text:p>
          </table:table-cell>
          <table:table-cell table:formula="of:=IF(AND([.K109]&gt;0;[.K109]&lt;&gt;[.K108]);[.A109];&quot;&quot;)">
            <text:p/>
          </table:table-cell>
          <table:table-cell table:formula="of:=IF([.O109]=1;VLOOKUP([.P109];[.K105:.M604];3;0);&quot;&quot;)">
            <text:p/>
          </table:table-cell>
          <table:table-cell table:formula="of:=IF([.A110]=&quot;So&quot;;1;[.O108]+1)" office:value-type="float" office:value="105">
            <text:p>105</text:p>
          </table:table-cell>
          <table:table-cell table:formula="of:=IF([.O109]=1;[.A109];IF([.O109]=2;[.A109];IF([.O109]=3;[.C109]&amp; &quot; &quot; &amp;[.D109]&amp;&quot; &quot;&amp;[.E109]&amp;&quot; &quot; &amp;[.F109];IF([.O109]=4;[.A109]&amp; &quot; &quot; &amp;[.B109]&amp;&quot; &quot;&amp;[.C109]&amp;&quot; &quot; &amp;[.D109]))))" office:value-type="boolean" office:boolean-value="false">
            <text:p>FALSCH</text:p>
          </table:table-cell>
          <table:table-cell table:formula="of:=IF([.O109]=1;[.A109];IF([.O109]=2;TEXT([.A110];&quot;TT.MM.JJ&quot;);IF([.O109]=3;[.C109]&amp; &quot; &quot; &amp;[.D109]&amp;&quot; &quot;&amp;[.E109]&amp;&quot; &quot; &amp;[.F109];IF([.O109]=4;[.A109]&amp; &quot; &quot; &amp;[.B109]&amp;&quot; &quot;&amp;[.C109]&amp;&quot; &quot; &amp;[.D109]))))" office:value-type="boolean" office:boolean-value="false">
            <text:p>FALSCH</text:p>
          </table:table-cell>
          <table:table-cell table:formula="of:=IF([.O109]=1;[.A109];IF([.O109]=2;TEXT([.B110];&quot;HH:MM&quot;);IF([.O109]=3;[.C109]&amp; &quot; &quot; &amp;[.D109]&amp;&quot; &quot;&amp;[.E109]&amp;&quot; &quot; &amp;[.F109];IF([.O109]=4;[.A109]&amp; &quot; &quot; &amp;[.B109]&amp;&quot; &quot;&amp;[.C109]&amp;&quot; &quot; &amp;[.D109]))))" office:value-type="boolean" office:boolean-value="false">
            <text:p>FALSCH</text:p>
          </table:table-cell>
          <table:table-cell/>
          <table:table-cell table:formula="of:=INDIRECT(&quot;R&quot;&amp;ROW([.T109])&amp;&quot;C&quot;&amp;COLUMN([.T109])+[.O109];&quot;0&quot;)" office:value-type="float" office:value="0">
            <text:p>0</text:p>
          </table:table-cell>
          <table:table-cell table:formula="of:=IF([.P109]&gt;1;&quot;,&quot;;&quot;&quot;)&amp;&quot;{ &quot;&quot;spielnr&quot;&quot;:&quot;&quot;&quot;&amp;[.P109]&amp;&quot;&quot;&quot;,&quot;&quot;spieltag&quot;&quot;:&quot;&quot;&quot;&amp;[.L109]&amp;&quot;&quot;&quot;,&quot;&quot;bahn&quot;&quot;:&quot;&quot;&quot;&amp;[.N109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109]&amp;&quot;&quot;&quot;,&quot;&quot;uhrzeit&quot;&quot;:&quot;&quot;&quot;&amp;[.R109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109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109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110]=&quot;Bahn&quot;;[.K109]=-1);0;IF(AND([.A110]&lt;&gt;&quot;Bahn&quot;;[.K109]&lt;&gt;-1);[.K109]+1;[.K109]))" office:value-type="float" office:value="-1">
            <text:p>-1</text:p>
          </table:table-cell>
          <table:table-cell table:formula="of:=IF([.B110]=&quot;Spieltag&quot;;[.L109]+1;[.L109])" office:value-type="float" office:value="0">
            <text:p>0</text:p>
          </table:table-cell>
          <table:table-cell table:formula="of:=IF(AND([.K110]&gt;0;[.K110]&lt;&gt;[.K109]);[.A110];&quot;&quot;)">
            <text:p/>
          </table:table-cell>
          <table:table-cell table:formula="of:=IF([.O110]=1;VLOOKUP([.P110];[.K106:.M605];3;0);&quot;&quot;)">
            <text:p/>
          </table:table-cell>
          <table:table-cell table:formula="of:=IF([.A111]=&quot;So&quot;;1;[.O109]+1)" office:value-type="float" office:value="106">
            <text:p>106</text:p>
          </table:table-cell>
          <table:table-cell table:formula="of:=IF([.O110]=1;[.A110];IF([.O110]=2;[.A110];IF([.O110]=3;[.C110]&amp; &quot; &quot; &amp;[.D110]&amp;&quot; &quot;&amp;[.E110]&amp;&quot; &quot; &amp;[.F110];IF([.O110]=4;[.A110]&amp; &quot; &quot; &amp;[.B110]&amp;&quot; &quot;&amp;[.C110]&amp;&quot; &quot; &amp;[.D110]))))" office:value-type="boolean" office:boolean-value="false">
            <text:p>FALSCH</text:p>
          </table:table-cell>
          <table:table-cell table:formula="of:=IF([.O110]=1;[.A110];IF([.O110]=2;TEXT([.A111];&quot;TT.MM.JJ&quot;);IF([.O110]=3;[.C110]&amp; &quot; &quot; &amp;[.D110]&amp;&quot; &quot;&amp;[.E110]&amp;&quot; &quot; &amp;[.F110];IF([.O110]=4;[.A110]&amp; &quot; &quot; &amp;[.B110]&amp;&quot; &quot;&amp;[.C110]&amp;&quot; &quot; &amp;[.D110]))))" office:value-type="boolean" office:boolean-value="false">
            <text:p>FALSCH</text:p>
          </table:table-cell>
          <table:table-cell table:formula="of:=IF([.O110]=1;[.A110];IF([.O110]=2;TEXT([.B111];&quot;HH:MM&quot;);IF([.O110]=3;[.C110]&amp; &quot; &quot; &amp;[.D110]&amp;&quot; &quot;&amp;[.E110]&amp;&quot; &quot; &amp;[.F110];IF([.O110]=4;[.A110]&amp; &quot; &quot; &amp;[.B110]&amp;&quot; &quot;&amp;[.C110]&amp;&quot; &quot; &amp;[.D110]))))" office:value-type="boolean" office:boolean-value="false">
            <text:p>FALSCH</text:p>
          </table:table-cell>
          <table:table-cell/>
          <table:table-cell table:formula="of:=INDIRECT(&quot;R&quot;&amp;ROW([.T110])&amp;&quot;C&quot;&amp;COLUMN([.T110])+[.O110];&quot;0&quot;)" office:value-type="float" office:value="0">
            <text:p>0</text:p>
          </table:table-cell>
          <table:table-cell table:formula="of:=IF([.P110]&gt;1;&quot;,&quot;;&quot;&quot;)&amp;&quot;{ &quot;&quot;spielnr&quot;&quot;:&quot;&quot;&quot;&amp;[.P110]&amp;&quot;&quot;&quot;,&quot;&quot;spieltag&quot;&quot;:&quot;&quot;&quot;&amp;[.L110]&amp;&quot;&quot;&quot;,&quot;&quot;bahn&quot;&quot;:&quot;&quot;&quot;&amp;[.N110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110]&amp;&quot;&quot;&quot;,&quot;&quot;uhrzeit&quot;&quot;:&quot;&quot;&quot;&amp;[.R110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110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110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111]=&quot;Bahn&quot;;[.K110]=-1);0;IF(AND([.A111]&lt;&gt;&quot;Bahn&quot;;[.K110]&lt;&gt;-1);[.K110]+1;[.K110]))" office:value-type="float" office:value="-1">
            <text:p>-1</text:p>
          </table:table-cell>
          <table:table-cell table:formula="of:=IF([.B111]=&quot;Spieltag&quot;;[.L110]+1;[.L110])" office:value-type="float" office:value="0">
            <text:p>0</text:p>
          </table:table-cell>
          <table:table-cell table:formula="of:=IF(AND([.K111]&gt;0;[.K111]&lt;&gt;[.K110]);[.A111];&quot;&quot;)">
            <text:p/>
          </table:table-cell>
          <table:table-cell table:formula="of:=IF([.O111]=1;VLOOKUP([.P111];[.K107:.M606];3;0);&quot;&quot;)">
            <text:p/>
          </table:table-cell>
          <table:table-cell table:formula="of:=IF([.A112]=&quot;So&quot;;1;[.O110]+1)" office:value-type="float" office:value="107">
            <text:p>107</text:p>
          </table:table-cell>
          <table:table-cell table:formula="of:=IF([.O111]=1;[.A111];IF([.O111]=2;[.A111];IF([.O111]=3;[.C111]&amp; &quot; &quot; &amp;[.D111]&amp;&quot; &quot;&amp;[.E111]&amp;&quot; &quot; &amp;[.F111];IF([.O111]=4;[.A111]&amp; &quot; &quot; &amp;[.B111]&amp;&quot; &quot;&amp;[.C111]&amp;&quot; &quot; &amp;[.D111]))))" office:value-type="boolean" office:boolean-value="false">
            <text:p>FALSCH</text:p>
          </table:table-cell>
          <table:table-cell table:formula="of:=IF([.O111]=1;[.A111];IF([.O111]=2;TEXT([.A112];&quot;TT.MM.JJ&quot;);IF([.O111]=3;[.C111]&amp; &quot; &quot; &amp;[.D111]&amp;&quot; &quot;&amp;[.E111]&amp;&quot; &quot; &amp;[.F111];IF([.O111]=4;[.A111]&amp; &quot; &quot; &amp;[.B111]&amp;&quot; &quot;&amp;[.C111]&amp;&quot; &quot; &amp;[.D111]))))" office:value-type="boolean" office:boolean-value="false">
            <text:p>FALSCH</text:p>
          </table:table-cell>
          <table:table-cell table:formula="of:=IF([.O111]=1;[.A111];IF([.O111]=2;TEXT([.B112];&quot;HH:MM&quot;);IF([.O111]=3;[.C111]&amp; &quot; &quot; &amp;[.D111]&amp;&quot; &quot;&amp;[.E111]&amp;&quot; &quot; &amp;[.F111];IF([.O111]=4;[.A111]&amp; &quot; &quot; &amp;[.B111]&amp;&quot; &quot;&amp;[.C111]&amp;&quot; &quot; &amp;[.D111]))))" office:value-type="boolean" office:boolean-value="false">
            <text:p>FALSCH</text:p>
          </table:table-cell>
          <table:table-cell/>
          <table:table-cell table:formula="of:=INDIRECT(&quot;R&quot;&amp;ROW([.T111])&amp;&quot;C&quot;&amp;COLUMN([.T111])+[.O111];&quot;0&quot;)" office:value-type="float" office:value="0">
            <text:p>0</text:p>
          </table:table-cell>
          <table:table-cell table:formula="of:=IF([.P111]&gt;1;&quot;,&quot;;&quot;&quot;)&amp;&quot;{ &quot;&quot;spielnr&quot;&quot;:&quot;&quot;&quot;&amp;[.P111]&amp;&quot;&quot;&quot;,&quot;&quot;spieltag&quot;&quot;:&quot;&quot;&quot;&amp;[.L111]&amp;&quot;&quot;&quot;,&quot;&quot;bahn&quot;&quot;:&quot;&quot;&quot;&amp;[.N111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111]&amp;&quot;&quot;&quot;,&quot;&quot;uhrzeit&quot;&quot;:&quot;&quot;&quot;&amp;[.R111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111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111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112]=&quot;Bahn&quot;;[.K111]=-1);0;IF(AND([.A112]&lt;&gt;&quot;Bahn&quot;;[.K111]&lt;&gt;-1);[.K111]+1;[.K111]))" office:value-type="float" office:value="-1">
            <text:p>-1</text:p>
          </table:table-cell>
          <table:table-cell table:formula="of:=IF([.B112]=&quot;Spieltag&quot;;[.L111]+1;[.L111])" office:value-type="float" office:value="0">
            <text:p>0</text:p>
          </table:table-cell>
          <table:table-cell table:formula="of:=IF(AND([.K112]&gt;0;[.K112]&lt;&gt;[.K111]);[.A112];&quot;&quot;)">
            <text:p/>
          </table:table-cell>
          <table:table-cell table:formula="of:=IF([.O112]=1;VLOOKUP([.P112];[.K108:.M607];3;0);&quot;&quot;)">
            <text:p/>
          </table:table-cell>
          <table:table-cell table:formula="of:=IF([.A113]=&quot;So&quot;;1;[.O111]+1)" office:value-type="float" office:value="108">
            <text:p>108</text:p>
          </table:table-cell>
          <table:table-cell table:formula="of:=IF([.O112]=1;[.A112];IF([.O112]=2;[.A112];IF([.O112]=3;[.C112]&amp; &quot; &quot; &amp;[.D112]&amp;&quot; &quot;&amp;[.E112]&amp;&quot; &quot; &amp;[.F112];IF([.O112]=4;[.A112]&amp; &quot; &quot; &amp;[.B112]&amp;&quot; &quot;&amp;[.C112]&amp;&quot; &quot; &amp;[.D112]))))" office:value-type="boolean" office:boolean-value="false">
            <text:p>FALSCH</text:p>
          </table:table-cell>
          <table:table-cell table:formula="of:=IF([.O112]=1;[.A112];IF([.O112]=2;TEXT([.A113];&quot;TT.MM.JJ&quot;);IF([.O112]=3;[.C112]&amp; &quot; &quot; &amp;[.D112]&amp;&quot; &quot;&amp;[.E112]&amp;&quot; &quot; &amp;[.F112];IF([.O112]=4;[.A112]&amp; &quot; &quot; &amp;[.B112]&amp;&quot; &quot;&amp;[.C112]&amp;&quot; &quot; &amp;[.D112]))))" office:value-type="boolean" office:boolean-value="false">
            <text:p>FALSCH</text:p>
          </table:table-cell>
          <table:table-cell table:formula="of:=IF([.O112]=1;[.A112];IF([.O112]=2;TEXT([.B113];&quot;HH:MM&quot;);IF([.O112]=3;[.C112]&amp; &quot; &quot; &amp;[.D112]&amp;&quot; &quot;&amp;[.E112]&amp;&quot; &quot; &amp;[.F112];IF([.O112]=4;[.A112]&amp; &quot; &quot; &amp;[.B112]&amp;&quot; &quot;&amp;[.C112]&amp;&quot; &quot; &amp;[.D112]))))" office:value-type="boolean" office:boolean-value="false">
            <text:p>FALSCH</text:p>
          </table:table-cell>
          <table:table-cell/>
          <table:table-cell table:formula="of:=INDIRECT(&quot;R&quot;&amp;ROW([.T112])&amp;&quot;C&quot;&amp;COLUMN([.T112])+[.O112];&quot;0&quot;)" office:value-type="float" office:value="0">
            <text:p>0</text:p>
          </table:table-cell>
          <table:table-cell table:formula="of:=IF([.P112]&gt;1;&quot;,&quot;;&quot;&quot;)&amp;&quot;{ &quot;&quot;spielnr&quot;&quot;:&quot;&quot;&quot;&amp;[.P112]&amp;&quot;&quot;&quot;,&quot;&quot;spieltag&quot;&quot;:&quot;&quot;&quot;&amp;[.L112]&amp;&quot;&quot;&quot;,&quot;&quot;bahn&quot;&quot;:&quot;&quot;&quot;&amp;[.N112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112]&amp;&quot;&quot;&quot;,&quot;&quot;uhrzeit&quot;&quot;:&quot;&quot;&quot;&amp;[.R112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112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112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113]=&quot;Bahn&quot;;[.K112]=-1);0;IF(AND([.A113]&lt;&gt;&quot;Bahn&quot;;[.K112]&lt;&gt;-1);[.K112]+1;[.K112]))" office:value-type="float" office:value="-1">
            <text:p>-1</text:p>
          </table:table-cell>
          <table:table-cell table:formula="of:=IF([.B113]=&quot;Spieltag&quot;;[.L112]+1;[.L112])" office:value-type="float" office:value="0">
            <text:p>0</text:p>
          </table:table-cell>
          <table:table-cell table:formula="of:=IF(AND([.K113]&gt;0;[.K113]&lt;&gt;[.K112]);[.A113];&quot;&quot;)">
            <text:p/>
          </table:table-cell>
          <table:table-cell table:formula="of:=IF([.O113]=1;VLOOKUP([.P113];[.K109:.M608];3;0);&quot;&quot;)">
            <text:p/>
          </table:table-cell>
          <table:table-cell table:formula="of:=IF([.A114]=&quot;So&quot;;1;[.O112]+1)" office:value-type="float" office:value="109">
            <text:p>109</text:p>
          </table:table-cell>
          <table:table-cell table:formula="of:=IF([.O113]=1;[.A113];IF([.O113]=2;[.A113];IF([.O113]=3;[.C113]&amp; &quot; &quot; &amp;[.D113]&amp;&quot; &quot;&amp;[.E113]&amp;&quot; &quot; &amp;[.F113];IF([.O113]=4;[.A113]&amp; &quot; &quot; &amp;[.B113]&amp;&quot; &quot;&amp;[.C113]&amp;&quot; &quot; &amp;[.D113]))))" office:value-type="boolean" office:boolean-value="false">
            <text:p>FALSCH</text:p>
          </table:table-cell>
          <table:table-cell table:formula="of:=IF([.O113]=1;[.A113];IF([.O113]=2;TEXT([.A114];&quot;TT.MM.JJ&quot;);IF([.O113]=3;[.C113]&amp; &quot; &quot; &amp;[.D113]&amp;&quot; &quot;&amp;[.E113]&amp;&quot; &quot; &amp;[.F113];IF([.O113]=4;[.A113]&amp; &quot; &quot; &amp;[.B113]&amp;&quot; &quot;&amp;[.C113]&amp;&quot; &quot; &amp;[.D113]))))" office:value-type="boolean" office:boolean-value="false">
            <text:p>FALSCH</text:p>
          </table:table-cell>
          <table:table-cell table:formula="of:=IF([.O113]=1;[.A113];IF([.O113]=2;TEXT([.B114];&quot;HH:MM&quot;);IF([.O113]=3;[.C113]&amp; &quot; &quot; &amp;[.D113]&amp;&quot; &quot;&amp;[.E113]&amp;&quot; &quot; &amp;[.F113];IF([.O113]=4;[.A113]&amp; &quot; &quot; &amp;[.B113]&amp;&quot; &quot;&amp;[.C113]&amp;&quot; &quot; &amp;[.D113]))))" office:value-type="boolean" office:boolean-value="false">
            <text:p>FALSCH</text:p>
          </table:table-cell>
          <table:table-cell/>
          <table:table-cell table:formula="of:=INDIRECT(&quot;R&quot;&amp;ROW([.T113])&amp;&quot;C&quot;&amp;COLUMN([.T113])+[.O113];&quot;0&quot;)" office:value-type="float" office:value="0">
            <text:p>0</text:p>
          </table:table-cell>
          <table:table-cell table:formula="of:=IF([.P113]&gt;1;&quot;,&quot;;&quot;&quot;)&amp;&quot;{ &quot;&quot;spielnr&quot;&quot;:&quot;&quot;&quot;&amp;[.P113]&amp;&quot;&quot;&quot;,&quot;&quot;spieltag&quot;&quot;:&quot;&quot;&quot;&amp;[.L113]&amp;&quot;&quot;&quot;,&quot;&quot;bahn&quot;&quot;:&quot;&quot;&quot;&amp;[.N113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113]&amp;&quot;&quot;&quot;,&quot;&quot;uhrzeit&quot;&quot;:&quot;&quot;&quot;&amp;[.R113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113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113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114]=&quot;Bahn&quot;;[.K113]=-1);0;IF(AND([.A114]&lt;&gt;&quot;Bahn&quot;;[.K113]&lt;&gt;-1);[.K113]+1;[.K113]))" office:value-type="float" office:value="-1">
            <text:p>-1</text:p>
          </table:table-cell>
          <table:table-cell table:formula="of:=IF([.B114]=&quot;Spieltag&quot;;[.L113]+1;[.L113])" office:value-type="float" office:value="0">
            <text:p>0</text:p>
          </table:table-cell>
          <table:table-cell table:formula="of:=IF(AND([.K114]&gt;0;[.K114]&lt;&gt;[.K113]);[.A114];&quot;&quot;)">
            <text:p/>
          </table:table-cell>
          <table:table-cell table:formula="of:=IF([.O114]=1;VLOOKUP([.P114];[.K110:.M609];3;0);&quot;&quot;)">
            <text:p/>
          </table:table-cell>
          <table:table-cell table:formula="of:=IF([.A115]=&quot;So&quot;;1;[.O113]+1)" office:value-type="float" office:value="110">
            <text:p>110</text:p>
          </table:table-cell>
          <table:table-cell table:formula="of:=IF([.O114]=1;[.A114];IF([.O114]=2;[.A114];IF([.O114]=3;[.C114]&amp; &quot; &quot; &amp;[.D114]&amp;&quot; &quot;&amp;[.E114]&amp;&quot; &quot; &amp;[.F114];IF([.O114]=4;[.A114]&amp; &quot; &quot; &amp;[.B114]&amp;&quot; &quot;&amp;[.C114]&amp;&quot; &quot; &amp;[.D114]))))" office:value-type="boolean" office:boolean-value="false">
            <text:p>FALSCH</text:p>
          </table:table-cell>
          <table:table-cell table:formula="of:=IF([.O114]=1;[.A114];IF([.O114]=2;TEXT([.A115];&quot;TT.MM.JJ&quot;);IF([.O114]=3;[.C114]&amp; &quot; &quot; &amp;[.D114]&amp;&quot; &quot;&amp;[.E114]&amp;&quot; &quot; &amp;[.F114];IF([.O114]=4;[.A114]&amp; &quot; &quot; &amp;[.B114]&amp;&quot; &quot;&amp;[.C114]&amp;&quot; &quot; &amp;[.D114]))))" office:value-type="boolean" office:boolean-value="false">
            <text:p>FALSCH</text:p>
          </table:table-cell>
          <table:table-cell table:formula="of:=IF([.O114]=1;[.A114];IF([.O114]=2;TEXT([.B115];&quot;HH:MM&quot;);IF([.O114]=3;[.C114]&amp; &quot; &quot; &amp;[.D114]&amp;&quot; &quot;&amp;[.E114]&amp;&quot; &quot; &amp;[.F114];IF([.O114]=4;[.A114]&amp; &quot; &quot; &amp;[.B114]&amp;&quot; &quot;&amp;[.C114]&amp;&quot; &quot; &amp;[.D114]))))" office:value-type="boolean" office:boolean-value="false">
            <text:p>FALSCH</text:p>
          </table:table-cell>
          <table:table-cell/>
          <table:table-cell table:formula="of:=INDIRECT(&quot;R&quot;&amp;ROW([.T114])&amp;&quot;C&quot;&amp;COLUMN([.T114])+[.O114];&quot;0&quot;)" office:value-type="float" office:value="0">
            <text:p>0</text:p>
          </table:table-cell>
          <table:table-cell table:formula="of:=IF([.P114]&gt;1;&quot;,&quot;;&quot;&quot;)&amp;&quot;{ &quot;&quot;spielnr&quot;&quot;:&quot;&quot;&quot;&amp;[.P114]&amp;&quot;&quot;&quot;,&quot;&quot;spieltag&quot;&quot;:&quot;&quot;&quot;&amp;[.L114]&amp;&quot;&quot;&quot;,&quot;&quot;bahn&quot;&quot;:&quot;&quot;&quot;&amp;[.N114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114]&amp;&quot;&quot;&quot;,&quot;&quot;uhrzeit&quot;&quot;:&quot;&quot;&quot;&amp;[.R114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114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114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115]=&quot;Bahn&quot;;[.K114]=-1);0;IF(AND([.A115]&lt;&gt;&quot;Bahn&quot;;[.K114]&lt;&gt;-1);[.K114]+1;[.K114]))" office:value-type="float" office:value="-1">
            <text:p>-1</text:p>
          </table:table-cell>
          <table:table-cell table:formula="of:=IF([.B115]=&quot;Spieltag&quot;;[.L114]+1;[.L114])" office:value-type="float" office:value="0">
            <text:p>0</text:p>
          </table:table-cell>
          <table:table-cell table:formula="of:=IF(AND([.K115]&gt;0;[.K115]&lt;&gt;[.K114]);[.A115];&quot;&quot;)">
            <text:p/>
          </table:table-cell>
          <table:table-cell table:formula="of:=IF([.O115]=1;VLOOKUP([.P115];[.K111:.M610];3;0);&quot;&quot;)">
            <text:p/>
          </table:table-cell>
          <table:table-cell table:formula="of:=IF([.A116]=&quot;So&quot;;1;[.O114]+1)" office:value-type="float" office:value="111">
            <text:p>111</text:p>
          </table:table-cell>
          <table:table-cell table:formula="of:=IF([.O115]=1;[.A115];IF([.O115]=2;[.A115];IF([.O115]=3;[.C115]&amp; &quot; &quot; &amp;[.D115]&amp;&quot; &quot;&amp;[.E115]&amp;&quot; &quot; &amp;[.F115];IF([.O115]=4;[.A115]&amp; &quot; &quot; &amp;[.B115]&amp;&quot; &quot;&amp;[.C115]&amp;&quot; &quot; &amp;[.D115]))))" office:value-type="boolean" office:boolean-value="false">
            <text:p>FALSCH</text:p>
          </table:table-cell>
          <table:table-cell table:formula="of:=IF([.O115]=1;[.A115];IF([.O115]=2;TEXT([.A116];&quot;TT.MM.JJ&quot;);IF([.O115]=3;[.C115]&amp; &quot; &quot; &amp;[.D115]&amp;&quot; &quot;&amp;[.E115]&amp;&quot; &quot; &amp;[.F115];IF([.O115]=4;[.A115]&amp; &quot; &quot; &amp;[.B115]&amp;&quot; &quot;&amp;[.C115]&amp;&quot; &quot; &amp;[.D115]))))" office:value-type="boolean" office:boolean-value="false">
            <text:p>FALSCH</text:p>
          </table:table-cell>
          <table:table-cell table:formula="of:=IF([.O115]=1;[.A115];IF([.O115]=2;TEXT([.B116];&quot;HH:MM&quot;);IF([.O115]=3;[.C115]&amp; &quot; &quot; &amp;[.D115]&amp;&quot; &quot;&amp;[.E115]&amp;&quot; &quot; &amp;[.F115];IF([.O115]=4;[.A115]&amp; &quot; &quot; &amp;[.B115]&amp;&quot; &quot;&amp;[.C115]&amp;&quot; &quot; &amp;[.D115]))))" office:value-type="boolean" office:boolean-value="false">
            <text:p>FALSCH</text:p>
          </table:table-cell>
          <table:table-cell/>
          <table:table-cell table:formula="of:=INDIRECT(&quot;R&quot;&amp;ROW([.T115])&amp;&quot;C&quot;&amp;COLUMN([.T115])+[.O115];&quot;0&quot;)" office:value-type="float" office:value="0">
            <text:p>0</text:p>
          </table:table-cell>
          <table:table-cell table:formula="of:=IF([.P115]&gt;1;&quot;,&quot;;&quot;&quot;)&amp;&quot;{ &quot;&quot;spielnr&quot;&quot;:&quot;&quot;&quot;&amp;[.P115]&amp;&quot;&quot;&quot;,&quot;&quot;spieltag&quot;&quot;:&quot;&quot;&quot;&amp;[.L115]&amp;&quot;&quot;&quot;,&quot;&quot;bahn&quot;&quot;:&quot;&quot;&quot;&amp;[.N115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115]&amp;&quot;&quot;&quot;,&quot;&quot;uhrzeit&quot;&quot;:&quot;&quot;&quot;&amp;[.R115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115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115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116]=&quot;Bahn&quot;;[.K115]=-1);0;IF(AND([.A116]&lt;&gt;&quot;Bahn&quot;;[.K115]&lt;&gt;-1);[.K115]+1;[.K115]))" office:value-type="float" office:value="-1">
            <text:p>-1</text:p>
          </table:table-cell>
          <table:table-cell table:formula="of:=IF([.B116]=&quot;Spieltag&quot;;[.L115]+1;[.L115])" office:value-type="float" office:value="0">
            <text:p>0</text:p>
          </table:table-cell>
          <table:table-cell table:formula="of:=IF(AND([.K116]&gt;0;[.K116]&lt;&gt;[.K115]);[.A116];&quot;&quot;)">
            <text:p/>
          </table:table-cell>
          <table:table-cell table:formula="of:=IF([.O116]=1;VLOOKUP([.P116];[.K112:.M611];3;0);&quot;&quot;)">
            <text:p/>
          </table:table-cell>
          <table:table-cell table:formula="of:=IF([.A117]=&quot;So&quot;;1;[.O115]+1)" office:value-type="float" office:value="112">
            <text:p>112</text:p>
          </table:table-cell>
          <table:table-cell table:formula="of:=IF([.O116]=1;[.A116];IF([.O116]=2;[.A116];IF([.O116]=3;[.C116]&amp; &quot; &quot; &amp;[.D116]&amp;&quot; &quot;&amp;[.E116]&amp;&quot; &quot; &amp;[.F116];IF([.O116]=4;[.A116]&amp; &quot; &quot; &amp;[.B116]&amp;&quot; &quot;&amp;[.C116]&amp;&quot; &quot; &amp;[.D116]))))" office:value-type="boolean" office:boolean-value="false">
            <text:p>FALSCH</text:p>
          </table:table-cell>
          <table:table-cell table:formula="of:=IF([.O116]=1;[.A116];IF([.O116]=2;TEXT([.A117];&quot;TT.MM.JJ&quot;);IF([.O116]=3;[.C116]&amp; &quot; &quot; &amp;[.D116]&amp;&quot; &quot;&amp;[.E116]&amp;&quot; &quot; &amp;[.F116];IF([.O116]=4;[.A116]&amp; &quot; &quot; &amp;[.B116]&amp;&quot; &quot;&amp;[.C116]&amp;&quot; &quot; &amp;[.D116]))))" office:value-type="boolean" office:boolean-value="false">
            <text:p>FALSCH</text:p>
          </table:table-cell>
          <table:table-cell table:formula="of:=IF([.O116]=1;[.A116];IF([.O116]=2;TEXT([.B117];&quot;HH:MM&quot;);IF([.O116]=3;[.C116]&amp; &quot; &quot; &amp;[.D116]&amp;&quot; &quot;&amp;[.E116]&amp;&quot; &quot; &amp;[.F116];IF([.O116]=4;[.A116]&amp; &quot; &quot; &amp;[.B116]&amp;&quot; &quot;&amp;[.C116]&amp;&quot; &quot; &amp;[.D116]))))" office:value-type="boolean" office:boolean-value="false">
            <text:p>FALSCH</text:p>
          </table:table-cell>
          <table:table-cell/>
          <table:table-cell table:formula="of:=INDIRECT(&quot;R&quot;&amp;ROW([.T116])&amp;&quot;C&quot;&amp;COLUMN([.T116])+[.O116];&quot;0&quot;)" office:value-type="float" office:value="0">
            <text:p>0</text:p>
          </table:table-cell>
          <table:table-cell table:formula="of:=IF([.P116]&gt;1;&quot;,&quot;;&quot;&quot;)&amp;&quot;{ &quot;&quot;spielnr&quot;&quot;:&quot;&quot;&quot;&amp;[.P116]&amp;&quot;&quot;&quot;,&quot;&quot;spieltag&quot;&quot;:&quot;&quot;&quot;&amp;[.L116]&amp;&quot;&quot;&quot;,&quot;&quot;bahn&quot;&quot;:&quot;&quot;&quot;&amp;[.N116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116]&amp;&quot;&quot;&quot;,&quot;&quot;uhrzeit&quot;&quot;:&quot;&quot;&quot;&amp;[.R116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116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116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117]=&quot;Bahn&quot;;[.K116]=-1);0;IF(AND([.A117]&lt;&gt;&quot;Bahn&quot;;[.K116]&lt;&gt;-1);[.K116]+1;[.K116]))" office:value-type="float" office:value="-1">
            <text:p>-1</text:p>
          </table:table-cell>
          <table:table-cell table:formula="of:=IF([.B117]=&quot;Spieltag&quot;;[.L116]+1;[.L116])" office:value-type="float" office:value="0">
            <text:p>0</text:p>
          </table:table-cell>
          <table:table-cell table:formula="of:=IF(AND([.K117]&gt;0;[.K117]&lt;&gt;[.K116]);[.A117];&quot;&quot;)">
            <text:p/>
          </table:table-cell>
          <table:table-cell table:formula="of:=IF([.O117]=1;VLOOKUP([.P117];[.K113:.M612];3;0);&quot;&quot;)">
            <text:p/>
          </table:table-cell>
          <table:table-cell table:formula="of:=IF([.A118]=&quot;So&quot;;1;[.O116]+1)" office:value-type="float" office:value="113">
            <text:p>113</text:p>
          </table:table-cell>
          <table:table-cell table:formula="of:=IF([.O117]=1;[.A117];IF([.O117]=2;[.A117];IF([.O117]=3;[.C117]&amp; &quot; &quot; &amp;[.D117]&amp;&quot; &quot;&amp;[.E117]&amp;&quot; &quot; &amp;[.F117];IF([.O117]=4;[.A117]&amp; &quot; &quot; &amp;[.B117]&amp;&quot; &quot;&amp;[.C117]&amp;&quot; &quot; &amp;[.D117]))))" office:value-type="boolean" office:boolean-value="false">
            <text:p>FALSCH</text:p>
          </table:table-cell>
          <table:table-cell table:formula="of:=IF([.O117]=1;[.A117];IF([.O117]=2;TEXT([.A118];&quot;TT.MM.JJ&quot;);IF([.O117]=3;[.C117]&amp; &quot; &quot; &amp;[.D117]&amp;&quot; &quot;&amp;[.E117]&amp;&quot; &quot; &amp;[.F117];IF([.O117]=4;[.A117]&amp; &quot; &quot; &amp;[.B117]&amp;&quot; &quot;&amp;[.C117]&amp;&quot; &quot; &amp;[.D117]))))" office:value-type="boolean" office:boolean-value="false">
            <text:p>FALSCH</text:p>
          </table:table-cell>
          <table:table-cell table:formula="of:=IF([.O117]=1;[.A117];IF([.O117]=2;TEXT([.B118];&quot;HH:MM&quot;);IF([.O117]=3;[.C117]&amp; &quot; &quot; &amp;[.D117]&amp;&quot; &quot;&amp;[.E117]&amp;&quot; &quot; &amp;[.F117];IF([.O117]=4;[.A117]&amp; &quot; &quot; &amp;[.B117]&amp;&quot; &quot;&amp;[.C117]&amp;&quot; &quot; &amp;[.D117]))))" office:value-type="boolean" office:boolean-value="false">
            <text:p>FALSCH</text:p>
          </table:table-cell>
          <table:table-cell/>
          <table:table-cell table:formula="of:=INDIRECT(&quot;R&quot;&amp;ROW([.T117])&amp;&quot;C&quot;&amp;COLUMN([.T117])+[.O117];&quot;0&quot;)" office:value-type="float" office:value="0">
            <text:p>0</text:p>
          </table:table-cell>
          <table:table-cell table:formula="of:=IF([.P117]&gt;1;&quot;,&quot;;&quot;&quot;)&amp;&quot;{ &quot;&quot;spielnr&quot;&quot;:&quot;&quot;&quot;&amp;[.P117]&amp;&quot;&quot;&quot;,&quot;&quot;spieltag&quot;&quot;:&quot;&quot;&quot;&amp;[.L117]&amp;&quot;&quot;&quot;,&quot;&quot;bahn&quot;&quot;:&quot;&quot;&quot;&amp;[.N117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117]&amp;&quot;&quot;&quot;,&quot;&quot;uhrzeit&quot;&quot;:&quot;&quot;&quot;&amp;[.R117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117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117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118]=&quot;Bahn&quot;;[.K117]=-1);0;IF(AND([.A118]&lt;&gt;&quot;Bahn&quot;;[.K117]&lt;&gt;-1);[.K117]+1;[.K117]))" office:value-type="float" office:value="-1">
            <text:p>-1</text:p>
          </table:table-cell>
          <table:table-cell table:formula="of:=IF([.B118]=&quot;Spieltag&quot;;[.L117]+1;[.L117])" office:value-type="float" office:value="0">
            <text:p>0</text:p>
          </table:table-cell>
          <table:table-cell table:formula="of:=IF(AND([.K118]&gt;0;[.K118]&lt;&gt;[.K117]);[.A118];&quot;&quot;)">
            <text:p/>
          </table:table-cell>
          <table:table-cell table:formula="of:=IF([.O118]=1;VLOOKUP([.P118];[.K114:.M613];3;0);&quot;&quot;)">
            <text:p/>
          </table:table-cell>
          <table:table-cell table:formula="of:=IF([.A119]=&quot;So&quot;;1;[.O117]+1)" office:value-type="float" office:value="114">
            <text:p>114</text:p>
          </table:table-cell>
          <table:table-cell table:formula="of:=IF([.O118]=1;[.A118];IF([.O118]=2;[.A118];IF([.O118]=3;[.C118]&amp; &quot; &quot; &amp;[.D118]&amp;&quot; &quot;&amp;[.E118]&amp;&quot; &quot; &amp;[.F118];IF([.O118]=4;[.A118]&amp; &quot; &quot; &amp;[.B118]&amp;&quot; &quot;&amp;[.C118]&amp;&quot; &quot; &amp;[.D118]))))" office:value-type="boolean" office:boolean-value="false">
            <text:p>FALSCH</text:p>
          </table:table-cell>
          <table:table-cell table:formula="of:=IF([.O118]=1;[.A118];IF([.O118]=2;TEXT([.A119];&quot;TT.MM.JJ&quot;);IF([.O118]=3;[.C118]&amp; &quot; &quot; &amp;[.D118]&amp;&quot; &quot;&amp;[.E118]&amp;&quot; &quot; &amp;[.F118];IF([.O118]=4;[.A118]&amp; &quot; &quot; &amp;[.B118]&amp;&quot; &quot;&amp;[.C118]&amp;&quot; &quot; &amp;[.D118]))))" office:value-type="boolean" office:boolean-value="false">
            <text:p>FALSCH</text:p>
          </table:table-cell>
          <table:table-cell table:formula="of:=IF([.O118]=1;[.A118];IF([.O118]=2;TEXT([.B119];&quot;HH:MM&quot;);IF([.O118]=3;[.C118]&amp; &quot; &quot; &amp;[.D118]&amp;&quot; &quot;&amp;[.E118]&amp;&quot; &quot; &amp;[.F118];IF([.O118]=4;[.A118]&amp; &quot; &quot; &amp;[.B118]&amp;&quot; &quot;&amp;[.C118]&amp;&quot; &quot; &amp;[.D118]))))" office:value-type="boolean" office:boolean-value="false">
            <text:p>FALSCH</text:p>
          </table:table-cell>
          <table:table-cell/>
          <table:table-cell table:formula="of:=INDIRECT(&quot;R&quot;&amp;ROW([.T118])&amp;&quot;C&quot;&amp;COLUMN([.T118])+[.O118];&quot;0&quot;)" office:value-type="float" office:value="0">
            <text:p>0</text:p>
          </table:table-cell>
          <table:table-cell table:formula="of:=IF([.P118]&gt;1;&quot;,&quot;;&quot;&quot;)&amp;&quot;{ &quot;&quot;spielnr&quot;&quot;:&quot;&quot;&quot;&amp;[.P118]&amp;&quot;&quot;&quot;,&quot;&quot;spieltag&quot;&quot;:&quot;&quot;&quot;&amp;[.L118]&amp;&quot;&quot;&quot;,&quot;&quot;bahn&quot;&quot;:&quot;&quot;&quot;&amp;[.N118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118]&amp;&quot;&quot;&quot;,&quot;&quot;uhrzeit&quot;&quot;:&quot;&quot;&quot;&amp;[.R118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118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118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119]=&quot;Bahn&quot;;[.K118]=-1);0;IF(AND([.A119]&lt;&gt;&quot;Bahn&quot;;[.K118]&lt;&gt;-1);[.K118]+1;[.K118]))" office:value-type="float" office:value="-1">
            <text:p>-1</text:p>
          </table:table-cell>
          <table:table-cell table:formula="of:=IF([.B119]=&quot;Spieltag&quot;;[.L118]+1;[.L118])" office:value-type="float" office:value="0">
            <text:p>0</text:p>
          </table:table-cell>
          <table:table-cell table:formula="of:=IF(AND([.K119]&gt;0;[.K119]&lt;&gt;[.K118]);[.A119];&quot;&quot;)">
            <text:p/>
          </table:table-cell>
          <table:table-cell table:formula="of:=IF([.O119]=1;VLOOKUP([.P119];[.K115:.M614];3;0);&quot;&quot;)">
            <text:p/>
          </table:table-cell>
          <table:table-cell table:formula="of:=IF([.A120]=&quot;So&quot;;1;[.O118]+1)" office:value-type="float" office:value="115">
            <text:p>115</text:p>
          </table:table-cell>
          <table:table-cell table:formula="of:=IF([.O119]=1;[.A119];IF([.O119]=2;[.A119];IF([.O119]=3;[.C119]&amp; &quot; &quot; &amp;[.D119]&amp;&quot; &quot;&amp;[.E119]&amp;&quot; &quot; &amp;[.F119];IF([.O119]=4;[.A119]&amp; &quot; &quot; &amp;[.B119]&amp;&quot; &quot;&amp;[.C119]&amp;&quot; &quot; &amp;[.D119]))))" office:value-type="boolean" office:boolean-value="false">
            <text:p>FALSCH</text:p>
          </table:table-cell>
          <table:table-cell table:formula="of:=IF([.O119]=1;[.A119];IF([.O119]=2;TEXT([.A120];&quot;TT.MM.JJ&quot;);IF([.O119]=3;[.C119]&amp; &quot; &quot; &amp;[.D119]&amp;&quot; &quot;&amp;[.E119]&amp;&quot; &quot; &amp;[.F119];IF([.O119]=4;[.A119]&amp; &quot; &quot; &amp;[.B119]&amp;&quot; &quot;&amp;[.C119]&amp;&quot; &quot; &amp;[.D119]))))" office:value-type="boolean" office:boolean-value="false">
            <text:p>FALSCH</text:p>
          </table:table-cell>
          <table:table-cell table:formula="of:=IF([.O119]=1;[.A119];IF([.O119]=2;TEXT([.B120];&quot;HH:MM&quot;);IF([.O119]=3;[.C119]&amp; &quot; &quot; &amp;[.D119]&amp;&quot; &quot;&amp;[.E119]&amp;&quot; &quot; &amp;[.F119];IF([.O119]=4;[.A119]&amp; &quot; &quot; &amp;[.B119]&amp;&quot; &quot;&amp;[.C119]&amp;&quot; &quot; &amp;[.D119]))))" office:value-type="boolean" office:boolean-value="false">
            <text:p>FALSCH</text:p>
          </table:table-cell>
          <table:table-cell/>
          <table:table-cell table:formula="of:=INDIRECT(&quot;R&quot;&amp;ROW([.T119])&amp;&quot;C&quot;&amp;COLUMN([.T119])+[.O119];&quot;0&quot;)" office:value-type="float" office:value="0">
            <text:p>0</text:p>
          </table:table-cell>
          <table:table-cell table:formula="of:=IF([.P119]&gt;1;&quot;,&quot;;&quot;&quot;)&amp;&quot;{ &quot;&quot;spielnr&quot;&quot;:&quot;&quot;&quot;&amp;[.P119]&amp;&quot;&quot;&quot;,&quot;&quot;spieltag&quot;&quot;:&quot;&quot;&quot;&amp;[.L119]&amp;&quot;&quot;&quot;,&quot;&quot;bahn&quot;&quot;:&quot;&quot;&quot;&amp;[.N119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119]&amp;&quot;&quot;&quot;,&quot;&quot;uhrzeit&quot;&quot;:&quot;&quot;&quot;&amp;[.R119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119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119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120]=&quot;Bahn&quot;;[.K119]=-1);0;IF(AND([.A120]&lt;&gt;&quot;Bahn&quot;;[.K119]&lt;&gt;-1);[.K119]+1;[.K119]))" office:value-type="float" office:value="-1">
            <text:p>-1</text:p>
          </table:table-cell>
          <table:table-cell table:formula="of:=IF([.B120]=&quot;Spieltag&quot;;[.L119]+1;[.L119])" office:value-type="float" office:value="0">
            <text:p>0</text:p>
          </table:table-cell>
          <table:table-cell table:formula="of:=IF(AND([.K120]&gt;0;[.K120]&lt;&gt;[.K119]);[.A120];&quot;&quot;)">
            <text:p/>
          </table:table-cell>
          <table:table-cell table:formula="of:=IF([.O120]=1;VLOOKUP([.P120];[.K116:.M615];3;0);&quot;&quot;)">
            <text:p/>
          </table:table-cell>
          <table:table-cell table:formula="of:=IF([.A121]=&quot;So&quot;;1;[.O119]+1)" office:value-type="float" office:value="116">
            <text:p>116</text:p>
          </table:table-cell>
          <table:table-cell table:formula="of:=IF([.O120]=1;[.A120];IF([.O120]=2;[.A120];IF([.O120]=3;[.C120]&amp; &quot; &quot; &amp;[.D120]&amp;&quot; &quot;&amp;[.E120]&amp;&quot; &quot; &amp;[.F120];IF([.O120]=4;[.A120]&amp; &quot; &quot; &amp;[.B120]&amp;&quot; &quot;&amp;[.C120]&amp;&quot; &quot; &amp;[.D120]))))" office:value-type="boolean" office:boolean-value="false">
            <text:p>FALSCH</text:p>
          </table:table-cell>
          <table:table-cell table:formula="of:=IF([.O120]=1;[.A120];IF([.O120]=2;TEXT([.A121];&quot;TT.MM.JJ&quot;);IF([.O120]=3;[.C120]&amp; &quot; &quot; &amp;[.D120]&amp;&quot; &quot;&amp;[.E120]&amp;&quot; &quot; &amp;[.F120];IF([.O120]=4;[.A120]&amp; &quot; &quot; &amp;[.B120]&amp;&quot; &quot;&amp;[.C120]&amp;&quot; &quot; &amp;[.D120]))))" office:value-type="boolean" office:boolean-value="false">
            <text:p>FALSCH</text:p>
          </table:table-cell>
          <table:table-cell table:formula="of:=IF([.O120]=1;[.A120];IF([.O120]=2;TEXT([.B121];&quot;HH:MM&quot;);IF([.O120]=3;[.C120]&amp; &quot; &quot; &amp;[.D120]&amp;&quot; &quot;&amp;[.E120]&amp;&quot; &quot; &amp;[.F120];IF([.O120]=4;[.A120]&amp; &quot; &quot; &amp;[.B120]&amp;&quot; &quot;&amp;[.C120]&amp;&quot; &quot; &amp;[.D120]))))" office:value-type="boolean" office:boolean-value="false">
            <text:p>FALSCH</text:p>
          </table:table-cell>
          <table:table-cell/>
          <table:table-cell table:formula="of:=INDIRECT(&quot;R&quot;&amp;ROW([.T120])&amp;&quot;C&quot;&amp;COLUMN([.T120])+[.O120];&quot;0&quot;)" office:value-type="float" office:value="0">
            <text:p>0</text:p>
          </table:table-cell>
          <table:table-cell table:formula="of:=IF([.P120]&gt;1;&quot;,&quot;;&quot;&quot;)&amp;&quot;{ &quot;&quot;spielnr&quot;&quot;:&quot;&quot;&quot;&amp;[.P120]&amp;&quot;&quot;&quot;,&quot;&quot;spieltag&quot;&quot;:&quot;&quot;&quot;&amp;[.L120]&amp;&quot;&quot;&quot;,&quot;&quot;bahn&quot;&quot;:&quot;&quot;&quot;&amp;[.N120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120]&amp;&quot;&quot;&quot;,&quot;&quot;uhrzeit&quot;&quot;:&quot;&quot;&quot;&amp;[.R120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120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120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121]=&quot;Bahn&quot;;[.K120]=-1);0;IF(AND([.A121]&lt;&gt;&quot;Bahn&quot;;[.K120]&lt;&gt;-1);[.K120]+1;[.K120]))" office:value-type="float" office:value="-1">
            <text:p>-1</text:p>
          </table:table-cell>
          <table:table-cell table:formula="of:=IF([.B121]=&quot;Spieltag&quot;;[.L120]+1;[.L120])" office:value-type="float" office:value="0">
            <text:p>0</text:p>
          </table:table-cell>
          <table:table-cell table:formula="of:=IF(AND([.K121]&gt;0;[.K121]&lt;&gt;[.K120]);[.A121];&quot;&quot;)">
            <text:p/>
          </table:table-cell>
          <table:table-cell table:formula="of:=IF([.O121]=1;VLOOKUP([.P121];[.K117:.M616];3;0);&quot;&quot;)">
            <text:p/>
          </table:table-cell>
          <table:table-cell table:formula="of:=IF([.A122]=&quot;So&quot;;1;[.O120]+1)" office:value-type="float" office:value="117">
            <text:p>117</text:p>
          </table:table-cell>
          <table:table-cell table:formula="of:=IF([.O121]=1;[.A121];IF([.O121]=2;[.A121];IF([.O121]=3;[.C121]&amp; &quot; &quot; &amp;[.D121]&amp;&quot; &quot;&amp;[.E121]&amp;&quot; &quot; &amp;[.F121];IF([.O121]=4;[.A121]&amp; &quot; &quot; &amp;[.B121]&amp;&quot; &quot;&amp;[.C121]&amp;&quot; &quot; &amp;[.D121]))))" office:value-type="boolean" office:boolean-value="false">
            <text:p>FALSCH</text:p>
          </table:table-cell>
          <table:table-cell table:formula="of:=IF([.O121]=1;[.A121];IF([.O121]=2;TEXT([.A122];&quot;TT.MM.JJ&quot;);IF([.O121]=3;[.C121]&amp; &quot; &quot; &amp;[.D121]&amp;&quot; &quot;&amp;[.E121]&amp;&quot; &quot; &amp;[.F121];IF([.O121]=4;[.A121]&amp; &quot; &quot; &amp;[.B121]&amp;&quot; &quot;&amp;[.C121]&amp;&quot; &quot; &amp;[.D121]))))" office:value-type="boolean" office:boolean-value="false">
            <text:p>FALSCH</text:p>
          </table:table-cell>
          <table:table-cell table:formula="of:=IF([.O121]=1;[.A121];IF([.O121]=2;TEXT([.B122];&quot;HH:MM&quot;);IF([.O121]=3;[.C121]&amp; &quot; &quot; &amp;[.D121]&amp;&quot; &quot;&amp;[.E121]&amp;&quot; &quot; &amp;[.F121];IF([.O121]=4;[.A121]&amp; &quot; &quot; &amp;[.B121]&amp;&quot; &quot;&amp;[.C121]&amp;&quot; &quot; &amp;[.D121]))))" office:value-type="boolean" office:boolean-value="false">
            <text:p>FALSCH</text:p>
          </table:table-cell>
          <table:table-cell/>
          <table:table-cell table:formula="of:=INDIRECT(&quot;R&quot;&amp;ROW([.T121])&amp;&quot;C&quot;&amp;COLUMN([.T121])+[.O121];&quot;0&quot;)" office:value-type="float" office:value="0">
            <text:p>0</text:p>
          </table:table-cell>
          <table:table-cell table:formula="of:=IF([.P121]&gt;1;&quot;,&quot;;&quot;&quot;)&amp;&quot;{ &quot;&quot;spielnr&quot;&quot;:&quot;&quot;&quot;&amp;[.P121]&amp;&quot;&quot;&quot;,&quot;&quot;spieltag&quot;&quot;:&quot;&quot;&quot;&amp;[.L121]&amp;&quot;&quot;&quot;,&quot;&quot;bahn&quot;&quot;:&quot;&quot;&quot;&amp;[.N121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121]&amp;&quot;&quot;&quot;,&quot;&quot;uhrzeit&quot;&quot;:&quot;&quot;&quot;&amp;[.R121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121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121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122]=&quot;Bahn&quot;;[.K121]=-1);0;IF(AND([.A122]&lt;&gt;&quot;Bahn&quot;;[.K121]&lt;&gt;-1);[.K121]+1;[.K121]))" office:value-type="float" office:value="-1">
            <text:p>-1</text:p>
          </table:table-cell>
          <table:table-cell table:formula="of:=IF([.B122]=&quot;Spieltag&quot;;[.L121]+1;[.L121])" office:value-type="float" office:value="0">
            <text:p>0</text:p>
          </table:table-cell>
          <table:table-cell table:formula="of:=IF(AND([.K122]&gt;0;[.K122]&lt;&gt;[.K121]);[.A122];&quot;&quot;)">
            <text:p/>
          </table:table-cell>
          <table:table-cell table:formula="of:=IF([.O122]=1;VLOOKUP([.P122];[.K118:.M617];3;0);&quot;&quot;)">
            <text:p/>
          </table:table-cell>
          <table:table-cell table:formula="of:=IF([.A123]=&quot;So&quot;;1;[.O121]+1)" office:value-type="float" office:value="118">
            <text:p>118</text:p>
          </table:table-cell>
          <table:table-cell table:formula="of:=IF([.O122]=1;[.A122];IF([.O122]=2;[.A122];IF([.O122]=3;[.C122]&amp; &quot; &quot; &amp;[.D122]&amp;&quot; &quot;&amp;[.E122]&amp;&quot; &quot; &amp;[.F122];IF([.O122]=4;[.A122]&amp; &quot; &quot; &amp;[.B122]&amp;&quot; &quot;&amp;[.C122]&amp;&quot; &quot; &amp;[.D122]))))" office:value-type="boolean" office:boolean-value="false">
            <text:p>FALSCH</text:p>
          </table:table-cell>
          <table:table-cell table:formula="of:=IF([.O122]=1;[.A122];IF([.O122]=2;TEXT([.A123];&quot;TT.MM.JJ&quot;);IF([.O122]=3;[.C122]&amp; &quot; &quot; &amp;[.D122]&amp;&quot; &quot;&amp;[.E122]&amp;&quot; &quot; &amp;[.F122];IF([.O122]=4;[.A122]&amp; &quot; &quot; &amp;[.B122]&amp;&quot; &quot;&amp;[.C122]&amp;&quot; &quot; &amp;[.D122]))))" office:value-type="boolean" office:boolean-value="false">
            <text:p>FALSCH</text:p>
          </table:table-cell>
          <table:table-cell table:formula="of:=IF([.O122]=1;[.A122];IF([.O122]=2;TEXT([.B123];&quot;HH:MM&quot;);IF([.O122]=3;[.C122]&amp; &quot; &quot; &amp;[.D122]&amp;&quot; &quot;&amp;[.E122]&amp;&quot; &quot; &amp;[.F122];IF([.O122]=4;[.A122]&amp; &quot; &quot; &amp;[.B122]&amp;&quot; &quot;&amp;[.C122]&amp;&quot; &quot; &amp;[.D122]))))" office:value-type="boolean" office:boolean-value="false">
            <text:p>FALSCH</text:p>
          </table:table-cell>
          <table:table-cell/>
          <table:table-cell table:formula="of:=INDIRECT(&quot;R&quot;&amp;ROW([.T122])&amp;&quot;C&quot;&amp;COLUMN([.T122])+[.O122];&quot;0&quot;)" office:value-type="float" office:value="0">
            <text:p>0</text:p>
          </table:table-cell>
          <table:table-cell table:formula="of:=IF([.P122]&gt;1;&quot;,&quot;;&quot;&quot;)&amp;&quot;{ &quot;&quot;spielnr&quot;&quot;:&quot;&quot;&quot;&amp;[.P122]&amp;&quot;&quot;&quot;,&quot;&quot;spieltag&quot;&quot;:&quot;&quot;&quot;&amp;[.L122]&amp;&quot;&quot;&quot;,&quot;&quot;bahn&quot;&quot;:&quot;&quot;&quot;&amp;[.N122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122]&amp;&quot;&quot;&quot;,&quot;&quot;uhrzeit&quot;&quot;:&quot;&quot;&quot;&amp;[.R122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122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122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123]=&quot;Bahn&quot;;[.K122]=-1);0;IF(AND([.A123]&lt;&gt;&quot;Bahn&quot;;[.K122]&lt;&gt;-1);[.K122]+1;[.K122]))" office:value-type="float" office:value="-1">
            <text:p>-1</text:p>
          </table:table-cell>
          <table:table-cell table:formula="of:=IF([.B123]=&quot;Spieltag&quot;;[.L122]+1;[.L122])" office:value-type="float" office:value="0">
            <text:p>0</text:p>
          </table:table-cell>
          <table:table-cell table:formula="of:=IF(AND([.K123]&gt;0;[.K123]&lt;&gt;[.K122]);[.A123];&quot;&quot;)">
            <text:p/>
          </table:table-cell>
          <table:table-cell table:formula="of:=IF([.O123]=1;VLOOKUP([.P123];[.K119:.M618];3;0);&quot;&quot;)">
            <text:p/>
          </table:table-cell>
          <table:table-cell table:formula="of:=IF([.A124]=&quot;So&quot;;1;[.O122]+1)" office:value-type="float" office:value="119">
            <text:p>119</text:p>
          </table:table-cell>
          <table:table-cell table:formula="of:=IF([.O123]=1;[.A123];IF([.O123]=2;[.A123];IF([.O123]=3;[.C123]&amp; &quot; &quot; &amp;[.D123]&amp;&quot; &quot;&amp;[.E123]&amp;&quot; &quot; &amp;[.F123];IF([.O123]=4;[.A123]&amp; &quot; &quot; &amp;[.B123]&amp;&quot; &quot;&amp;[.C123]&amp;&quot; &quot; &amp;[.D123]))))" office:value-type="boolean" office:boolean-value="false">
            <text:p>FALSCH</text:p>
          </table:table-cell>
          <table:table-cell table:formula="of:=IF([.O123]=1;[.A123];IF([.O123]=2;TEXT([.A124];&quot;TT.MM.JJ&quot;);IF([.O123]=3;[.C123]&amp; &quot; &quot; &amp;[.D123]&amp;&quot; &quot;&amp;[.E123]&amp;&quot; &quot; &amp;[.F123];IF([.O123]=4;[.A123]&amp; &quot; &quot; &amp;[.B123]&amp;&quot; &quot;&amp;[.C123]&amp;&quot; &quot; &amp;[.D123]))))" office:value-type="boolean" office:boolean-value="false">
            <text:p>FALSCH</text:p>
          </table:table-cell>
          <table:table-cell table:formula="of:=IF([.O123]=1;[.A123];IF([.O123]=2;TEXT([.B124];&quot;HH:MM&quot;);IF([.O123]=3;[.C123]&amp; &quot; &quot; &amp;[.D123]&amp;&quot; &quot;&amp;[.E123]&amp;&quot; &quot; &amp;[.F123];IF([.O123]=4;[.A123]&amp; &quot; &quot; &amp;[.B123]&amp;&quot; &quot;&amp;[.C123]&amp;&quot; &quot; &amp;[.D123]))))" office:value-type="boolean" office:boolean-value="false">
            <text:p>FALSCH</text:p>
          </table:table-cell>
          <table:table-cell/>
          <table:table-cell table:formula="of:=INDIRECT(&quot;R&quot;&amp;ROW([.T123])&amp;&quot;C&quot;&amp;COLUMN([.T123])+[.O123];&quot;0&quot;)" office:value-type="float" office:value="0">
            <text:p>0</text:p>
          </table:table-cell>
          <table:table-cell table:formula="of:=IF([.P123]&gt;1;&quot;,&quot;;&quot;&quot;)&amp;&quot;{ &quot;&quot;spielnr&quot;&quot;:&quot;&quot;&quot;&amp;[.P123]&amp;&quot;&quot;&quot;,&quot;&quot;spieltag&quot;&quot;:&quot;&quot;&quot;&amp;[.L123]&amp;&quot;&quot;&quot;,&quot;&quot;bahn&quot;&quot;:&quot;&quot;&quot;&amp;[.N123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123]&amp;&quot;&quot;&quot;,&quot;&quot;uhrzeit&quot;&quot;:&quot;&quot;&quot;&amp;[.R123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123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123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124]=&quot;Bahn&quot;;[.K123]=-1);0;IF(AND([.A124]&lt;&gt;&quot;Bahn&quot;;[.K123]&lt;&gt;-1);[.K123]+1;[.K123]))" office:value-type="float" office:value="-1">
            <text:p>-1</text:p>
          </table:table-cell>
          <table:table-cell table:formula="of:=IF([.B124]=&quot;Spieltag&quot;;[.L123]+1;[.L123])" office:value-type="float" office:value="0">
            <text:p>0</text:p>
          </table:table-cell>
          <table:table-cell table:formula="of:=IF(AND([.K124]&gt;0;[.K124]&lt;&gt;[.K123]);[.A124];&quot;&quot;)">
            <text:p/>
          </table:table-cell>
          <table:table-cell table:formula="of:=IF([.O124]=1;VLOOKUP([.P124];[.K120:.M619];3;0);&quot;&quot;)">
            <text:p/>
          </table:table-cell>
          <table:table-cell table:formula="of:=IF([.A125]=&quot;So&quot;;1;[.O123]+1)" office:value-type="float" office:value="120">
            <text:p>120</text:p>
          </table:table-cell>
          <table:table-cell table:formula="of:=IF([.O124]=1;[.A124];IF([.O124]=2;[.A124];IF([.O124]=3;[.C124]&amp; &quot; &quot; &amp;[.D124]&amp;&quot; &quot;&amp;[.E124]&amp;&quot; &quot; &amp;[.F124];IF([.O124]=4;[.A124]&amp; &quot; &quot; &amp;[.B124]&amp;&quot; &quot;&amp;[.C124]&amp;&quot; &quot; &amp;[.D124]))))" office:value-type="boolean" office:boolean-value="false">
            <text:p>FALSCH</text:p>
          </table:table-cell>
          <table:table-cell table:formula="of:=IF([.O124]=1;[.A124];IF([.O124]=2;TEXT([.A125];&quot;TT.MM.JJ&quot;);IF([.O124]=3;[.C124]&amp; &quot; &quot; &amp;[.D124]&amp;&quot; &quot;&amp;[.E124]&amp;&quot; &quot; &amp;[.F124];IF([.O124]=4;[.A124]&amp; &quot; &quot; &amp;[.B124]&amp;&quot; &quot;&amp;[.C124]&amp;&quot; &quot; &amp;[.D124]))))" office:value-type="boolean" office:boolean-value="false">
            <text:p>FALSCH</text:p>
          </table:table-cell>
          <table:table-cell table:formula="of:=IF([.O124]=1;[.A124];IF([.O124]=2;TEXT([.B125];&quot;HH:MM&quot;);IF([.O124]=3;[.C124]&amp; &quot; &quot; &amp;[.D124]&amp;&quot; &quot;&amp;[.E124]&amp;&quot; &quot; &amp;[.F124];IF([.O124]=4;[.A124]&amp; &quot; &quot; &amp;[.B124]&amp;&quot; &quot;&amp;[.C124]&amp;&quot; &quot; &amp;[.D124]))))" office:value-type="boolean" office:boolean-value="false">
            <text:p>FALSCH</text:p>
          </table:table-cell>
          <table:table-cell/>
          <table:table-cell table:formula="of:=INDIRECT(&quot;R&quot;&amp;ROW([.T124])&amp;&quot;C&quot;&amp;COLUMN([.T124])+[.O124];&quot;0&quot;)" office:value-type="float" office:value="0">
            <text:p>0</text:p>
          </table:table-cell>
          <table:table-cell table:formula="of:=IF([.P124]&gt;1;&quot;,&quot;;&quot;&quot;)&amp;&quot;{ &quot;&quot;spielnr&quot;&quot;:&quot;&quot;&quot;&amp;[.P124]&amp;&quot;&quot;&quot;,&quot;&quot;spieltag&quot;&quot;:&quot;&quot;&quot;&amp;[.L124]&amp;&quot;&quot;&quot;,&quot;&quot;bahn&quot;&quot;:&quot;&quot;&quot;&amp;[.N124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124]&amp;&quot;&quot;&quot;,&quot;&quot;uhrzeit&quot;&quot;:&quot;&quot;&quot;&amp;[.R124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124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124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125]=&quot;Bahn&quot;;[.K124]=-1);0;IF(AND([.A125]&lt;&gt;&quot;Bahn&quot;;[.K124]&lt;&gt;-1);[.K124]+1;[.K124]))" office:value-type="float" office:value="-1">
            <text:p>-1</text:p>
          </table:table-cell>
          <table:table-cell table:formula="of:=IF([.B125]=&quot;Spieltag&quot;;[.L124]+1;[.L124])" office:value-type="float" office:value="0">
            <text:p>0</text:p>
          </table:table-cell>
          <table:table-cell table:formula="of:=IF(AND([.K125]&gt;0;[.K125]&lt;&gt;[.K124]);[.A125];&quot;&quot;)">
            <text:p/>
          </table:table-cell>
          <table:table-cell table:formula="of:=IF([.O125]=1;VLOOKUP([.P125];[.K121:.M620];3;0);&quot;&quot;)">
            <text:p/>
          </table:table-cell>
          <table:table-cell table:formula="of:=IF([.A126]=&quot;So&quot;;1;[.O124]+1)" office:value-type="float" office:value="121">
            <text:p>121</text:p>
          </table:table-cell>
          <table:table-cell table:formula="of:=IF([.O125]=1;[.A125];IF([.O125]=2;[.A125];IF([.O125]=3;[.C125]&amp; &quot; &quot; &amp;[.D125]&amp;&quot; &quot;&amp;[.E125]&amp;&quot; &quot; &amp;[.F125];IF([.O125]=4;[.A125]&amp; &quot; &quot; &amp;[.B125]&amp;&quot; &quot;&amp;[.C125]&amp;&quot; &quot; &amp;[.D125]))))" office:value-type="boolean" office:boolean-value="false">
            <text:p>FALSCH</text:p>
          </table:table-cell>
          <table:table-cell table:formula="of:=IF([.O125]=1;[.A125];IF([.O125]=2;TEXT([.A126];&quot;TT.MM.JJ&quot;);IF([.O125]=3;[.C125]&amp; &quot; &quot; &amp;[.D125]&amp;&quot; &quot;&amp;[.E125]&amp;&quot; &quot; &amp;[.F125];IF([.O125]=4;[.A125]&amp; &quot; &quot; &amp;[.B125]&amp;&quot; &quot;&amp;[.C125]&amp;&quot; &quot; &amp;[.D125]))))" office:value-type="boolean" office:boolean-value="false">
            <text:p>FALSCH</text:p>
          </table:table-cell>
          <table:table-cell table:formula="of:=IF([.O125]=1;[.A125];IF([.O125]=2;TEXT([.B126];&quot;HH:MM&quot;);IF([.O125]=3;[.C125]&amp; &quot; &quot; &amp;[.D125]&amp;&quot; &quot;&amp;[.E125]&amp;&quot; &quot; &amp;[.F125];IF([.O125]=4;[.A125]&amp; &quot; &quot; &amp;[.B125]&amp;&quot; &quot;&amp;[.C125]&amp;&quot; &quot; &amp;[.D125]))))" office:value-type="boolean" office:boolean-value="false">
            <text:p>FALSCH</text:p>
          </table:table-cell>
          <table:table-cell/>
          <table:table-cell table:formula="of:=INDIRECT(&quot;R&quot;&amp;ROW([.T125])&amp;&quot;C&quot;&amp;COLUMN([.T125])+[.O125];&quot;0&quot;)" office:value-type="float" office:value="0">
            <text:p>0</text:p>
          </table:table-cell>
          <table:table-cell table:formula="of:=IF([.P125]&gt;1;&quot;,&quot;;&quot;&quot;)&amp;&quot;{ &quot;&quot;spielnr&quot;&quot;:&quot;&quot;&quot;&amp;[.P125]&amp;&quot;&quot;&quot;,&quot;&quot;spieltag&quot;&quot;:&quot;&quot;&quot;&amp;[.L125]&amp;&quot;&quot;&quot;,&quot;&quot;bahn&quot;&quot;:&quot;&quot;&quot;&amp;[.N125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125]&amp;&quot;&quot;&quot;,&quot;&quot;uhrzeit&quot;&quot;:&quot;&quot;&quot;&amp;[.R125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125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125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126]=&quot;Bahn&quot;;[.K125]=-1);0;IF(AND([.A126]&lt;&gt;&quot;Bahn&quot;;[.K125]&lt;&gt;-1);[.K125]+1;[.K125]))" office:value-type="float" office:value="-1">
            <text:p>-1</text:p>
          </table:table-cell>
          <table:table-cell table:formula="of:=IF([.B126]=&quot;Spieltag&quot;;[.L125]+1;[.L125])" office:value-type="float" office:value="0">
            <text:p>0</text:p>
          </table:table-cell>
          <table:table-cell table:formula="of:=IF(AND([.K126]&gt;0;[.K126]&lt;&gt;[.K125]);[.A126];&quot;&quot;)">
            <text:p/>
          </table:table-cell>
          <table:table-cell table:formula="of:=IF([.O126]=1;VLOOKUP([.P126];[.K122:.M621];3;0);&quot;&quot;)">
            <text:p/>
          </table:table-cell>
          <table:table-cell table:formula="of:=IF([.A127]=&quot;So&quot;;1;[.O125]+1)" office:value-type="float" office:value="122">
            <text:p>122</text:p>
          </table:table-cell>
          <table:table-cell table:formula="of:=IF([.O126]=1;[.A126];IF([.O126]=2;[.A126];IF([.O126]=3;[.C126]&amp; &quot; &quot; &amp;[.D126]&amp;&quot; &quot;&amp;[.E126]&amp;&quot; &quot; &amp;[.F126];IF([.O126]=4;[.A126]&amp; &quot; &quot; &amp;[.B126]&amp;&quot; &quot;&amp;[.C126]&amp;&quot; &quot; &amp;[.D126]))))" office:value-type="boolean" office:boolean-value="false">
            <text:p>FALSCH</text:p>
          </table:table-cell>
          <table:table-cell table:formula="of:=IF([.O126]=1;[.A126];IF([.O126]=2;TEXT([.A127];&quot;TT.MM.JJ&quot;);IF([.O126]=3;[.C126]&amp; &quot; &quot; &amp;[.D126]&amp;&quot; &quot;&amp;[.E126]&amp;&quot; &quot; &amp;[.F126];IF([.O126]=4;[.A126]&amp; &quot; &quot; &amp;[.B126]&amp;&quot; &quot;&amp;[.C126]&amp;&quot; &quot; &amp;[.D126]))))" office:value-type="boolean" office:boolean-value="false">
            <text:p>FALSCH</text:p>
          </table:table-cell>
          <table:table-cell table:formula="of:=IF([.O126]=1;[.A126];IF([.O126]=2;TEXT([.B127];&quot;HH:MM&quot;);IF([.O126]=3;[.C126]&amp; &quot; &quot; &amp;[.D126]&amp;&quot; &quot;&amp;[.E126]&amp;&quot; &quot; &amp;[.F126];IF([.O126]=4;[.A126]&amp; &quot; &quot; &amp;[.B126]&amp;&quot; &quot;&amp;[.C126]&amp;&quot; &quot; &amp;[.D126]))))" office:value-type="boolean" office:boolean-value="false">
            <text:p>FALSCH</text:p>
          </table:table-cell>
          <table:table-cell/>
          <table:table-cell table:formula="of:=INDIRECT(&quot;R&quot;&amp;ROW([.T126])&amp;&quot;C&quot;&amp;COLUMN([.T126])+[.O126];&quot;0&quot;)" office:value-type="float" office:value="0">
            <text:p>0</text:p>
          </table:table-cell>
          <table:table-cell table:formula="of:=IF([.P126]&gt;1;&quot;,&quot;;&quot;&quot;)&amp;&quot;{ &quot;&quot;spielnr&quot;&quot;:&quot;&quot;&quot;&amp;[.P126]&amp;&quot;&quot;&quot;,&quot;&quot;spieltag&quot;&quot;:&quot;&quot;&quot;&amp;[.L126]&amp;&quot;&quot;&quot;,&quot;&quot;bahn&quot;&quot;:&quot;&quot;&quot;&amp;[.N126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126]&amp;&quot;&quot;&quot;,&quot;&quot;uhrzeit&quot;&quot;:&quot;&quot;&quot;&amp;[.R126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126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126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127]=&quot;Bahn&quot;;[.K126]=-1);0;IF(AND([.A127]&lt;&gt;&quot;Bahn&quot;;[.K126]&lt;&gt;-1);[.K126]+1;[.K126]))" office:value-type="float" office:value="-1">
            <text:p>-1</text:p>
          </table:table-cell>
          <table:table-cell table:formula="of:=IF([.B127]=&quot;Spieltag&quot;;[.L126]+1;[.L126])" office:value-type="float" office:value="0">
            <text:p>0</text:p>
          </table:table-cell>
          <table:table-cell table:formula="of:=IF(AND([.K127]&gt;0;[.K127]&lt;&gt;[.K126]);[.A127];&quot;&quot;)">
            <text:p/>
          </table:table-cell>
          <table:table-cell table:formula="of:=IF([.O127]=1;VLOOKUP([.P127];[.K123:.M622];3;0);&quot;&quot;)">
            <text:p/>
          </table:table-cell>
          <table:table-cell table:formula="of:=IF([.A128]=&quot;So&quot;;1;[.O126]+1)" office:value-type="float" office:value="123">
            <text:p>123</text:p>
          </table:table-cell>
          <table:table-cell table:formula="of:=IF([.O127]=1;[.A127];IF([.O127]=2;[.A127];IF([.O127]=3;[.C127]&amp; &quot; &quot; &amp;[.D127]&amp;&quot; &quot;&amp;[.E127]&amp;&quot; &quot; &amp;[.F127];IF([.O127]=4;[.A127]&amp; &quot; &quot; &amp;[.B127]&amp;&quot; &quot;&amp;[.C127]&amp;&quot; &quot; &amp;[.D127]))))" office:value-type="boolean" office:boolean-value="false">
            <text:p>FALSCH</text:p>
          </table:table-cell>
          <table:table-cell table:formula="of:=IF([.O127]=1;[.A127];IF([.O127]=2;TEXT([.A128];&quot;TT.MM.JJ&quot;);IF([.O127]=3;[.C127]&amp; &quot; &quot; &amp;[.D127]&amp;&quot; &quot;&amp;[.E127]&amp;&quot; &quot; &amp;[.F127];IF([.O127]=4;[.A127]&amp; &quot; &quot; &amp;[.B127]&amp;&quot; &quot;&amp;[.C127]&amp;&quot; &quot; &amp;[.D127]))))" office:value-type="boolean" office:boolean-value="false">
            <text:p>FALSCH</text:p>
          </table:table-cell>
          <table:table-cell table:formula="of:=IF([.O127]=1;[.A127];IF([.O127]=2;TEXT([.B128];&quot;HH:MM&quot;);IF([.O127]=3;[.C127]&amp; &quot; &quot; &amp;[.D127]&amp;&quot; &quot;&amp;[.E127]&amp;&quot; &quot; &amp;[.F127];IF([.O127]=4;[.A127]&amp; &quot; &quot; &amp;[.B127]&amp;&quot; &quot;&amp;[.C127]&amp;&quot; &quot; &amp;[.D127]))))" office:value-type="boolean" office:boolean-value="false">
            <text:p>FALSCH</text:p>
          </table:table-cell>
          <table:table-cell/>
          <table:table-cell table:formula="of:=INDIRECT(&quot;R&quot;&amp;ROW([.T127])&amp;&quot;C&quot;&amp;COLUMN([.T127])+[.O127];&quot;0&quot;)" office:value-type="float" office:value="0">
            <text:p>0</text:p>
          </table:table-cell>
          <table:table-cell table:formula="of:=IF([.P127]&gt;1;&quot;,&quot;;&quot;&quot;)&amp;&quot;{ &quot;&quot;spielnr&quot;&quot;:&quot;&quot;&quot;&amp;[.P127]&amp;&quot;&quot;&quot;,&quot;&quot;spieltag&quot;&quot;:&quot;&quot;&quot;&amp;[.L127]&amp;&quot;&quot;&quot;,&quot;&quot;bahn&quot;&quot;:&quot;&quot;&quot;&amp;[.N127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127]&amp;&quot;&quot;&quot;,&quot;&quot;uhrzeit&quot;&quot;:&quot;&quot;&quot;&amp;[.R127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127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127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128]=&quot;Bahn&quot;;[.K127]=-1);0;IF(AND([.A128]&lt;&gt;&quot;Bahn&quot;;[.K127]&lt;&gt;-1);[.K127]+1;[.K127]))" office:value-type="float" office:value="-1">
            <text:p>-1</text:p>
          </table:table-cell>
          <table:table-cell table:formula="of:=IF([.B128]=&quot;Spieltag&quot;;[.L127]+1;[.L127])" office:value-type="float" office:value="0">
            <text:p>0</text:p>
          </table:table-cell>
          <table:table-cell table:formula="of:=IF(AND([.K128]&gt;0;[.K128]&lt;&gt;[.K127]);[.A128];&quot;&quot;)">
            <text:p/>
          </table:table-cell>
          <table:table-cell table:formula="of:=IF([.O128]=1;VLOOKUP([.P128];[.K124:.M623];3;0);&quot;&quot;)">
            <text:p/>
          </table:table-cell>
          <table:table-cell table:formula="of:=IF([.A129]=&quot;So&quot;;1;[.O127]+1)" office:value-type="float" office:value="124">
            <text:p>124</text:p>
          </table:table-cell>
          <table:table-cell table:formula="of:=IF([.O128]=1;[.A128];IF([.O128]=2;[.A128];IF([.O128]=3;[.C128]&amp; &quot; &quot; &amp;[.D128]&amp;&quot; &quot;&amp;[.E128]&amp;&quot; &quot; &amp;[.F128];IF([.O128]=4;[.A128]&amp; &quot; &quot; &amp;[.B128]&amp;&quot; &quot;&amp;[.C128]&amp;&quot; &quot; &amp;[.D128]))))" office:value-type="boolean" office:boolean-value="false">
            <text:p>FALSCH</text:p>
          </table:table-cell>
          <table:table-cell table:formula="of:=IF([.O128]=1;[.A128];IF([.O128]=2;TEXT([.A129];&quot;TT.MM.JJ&quot;);IF([.O128]=3;[.C128]&amp; &quot; &quot; &amp;[.D128]&amp;&quot; &quot;&amp;[.E128]&amp;&quot; &quot; &amp;[.F128];IF([.O128]=4;[.A128]&amp; &quot; &quot; &amp;[.B128]&amp;&quot; &quot;&amp;[.C128]&amp;&quot; &quot; &amp;[.D128]))))" office:value-type="boolean" office:boolean-value="false">
            <text:p>FALSCH</text:p>
          </table:table-cell>
          <table:table-cell table:formula="of:=IF([.O128]=1;[.A128];IF([.O128]=2;TEXT([.B129];&quot;HH:MM&quot;);IF([.O128]=3;[.C128]&amp; &quot; &quot; &amp;[.D128]&amp;&quot; &quot;&amp;[.E128]&amp;&quot; &quot; &amp;[.F128];IF([.O128]=4;[.A128]&amp; &quot; &quot; &amp;[.B128]&amp;&quot; &quot;&amp;[.C128]&amp;&quot; &quot; &amp;[.D128]))))" office:value-type="boolean" office:boolean-value="false">
            <text:p>FALSCH</text:p>
          </table:table-cell>
          <table:table-cell/>
          <table:table-cell table:formula="of:=INDIRECT(&quot;R&quot;&amp;ROW([.T128])&amp;&quot;C&quot;&amp;COLUMN([.T128])+[.O128];&quot;0&quot;)" office:value-type="float" office:value="0">
            <text:p>0</text:p>
          </table:table-cell>
          <table:table-cell table:formula="of:=IF([.P128]&gt;1;&quot;,&quot;;&quot;&quot;)&amp;&quot;{ &quot;&quot;spielnr&quot;&quot;:&quot;&quot;&quot;&amp;[.P128]&amp;&quot;&quot;&quot;,&quot;&quot;spieltag&quot;&quot;:&quot;&quot;&quot;&amp;[.L128]&amp;&quot;&quot;&quot;,&quot;&quot;bahn&quot;&quot;:&quot;&quot;&quot;&amp;[.N128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128]&amp;&quot;&quot;&quot;,&quot;&quot;uhrzeit&quot;&quot;:&quot;&quot;&quot;&amp;[.R128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128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128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129]=&quot;Bahn&quot;;[.K128]=-1);0;IF(AND([.A129]&lt;&gt;&quot;Bahn&quot;;[.K128]&lt;&gt;-1);[.K128]+1;[.K128]))" office:value-type="float" office:value="-1">
            <text:p>-1</text:p>
          </table:table-cell>
          <table:table-cell table:formula="of:=IF([.B129]=&quot;Spieltag&quot;;[.L128]+1;[.L128])" office:value-type="float" office:value="0">
            <text:p>0</text:p>
          </table:table-cell>
          <table:table-cell table:formula="of:=IF(AND([.K129]&gt;0;[.K129]&lt;&gt;[.K128]);[.A129];&quot;&quot;)">
            <text:p/>
          </table:table-cell>
          <table:table-cell table:formula="of:=IF([.O129]=1;VLOOKUP([.P129];[.K125:.M624];3;0);&quot;&quot;)">
            <text:p/>
          </table:table-cell>
          <table:table-cell table:formula="of:=IF([.A130]=&quot;So&quot;;1;[.O128]+1)" office:value-type="float" office:value="125">
            <text:p>125</text:p>
          </table:table-cell>
          <table:table-cell table:formula="of:=IF([.O129]=1;[.A129];IF([.O129]=2;[.A129];IF([.O129]=3;[.C129]&amp; &quot; &quot; &amp;[.D129]&amp;&quot; &quot;&amp;[.E129]&amp;&quot; &quot; &amp;[.F129];IF([.O129]=4;[.A129]&amp; &quot; &quot; &amp;[.B129]&amp;&quot; &quot;&amp;[.C129]&amp;&quot; &quot; &amp;[.D129]))))" office:value-type="boolean" office:boolean-value="false">
            <text:p>FALSCH</text:p>
          </table:table-cell>
          <table:table-cell table:formula="of:=IF([.O129]=1;[.A129];IF([.O129]=2;TEXT([.A130];&quot;TT.MM.JJ&quot;);IF([.O129]=3;[.C129]&amp; &quot; &quot; &amp;[.D129]&amp;&quot; &quot;&amp;[.E129]&amp;&quot; &quot; &amp;[.F129];IF([.O129]=4;[.A129]&amp; &quot; &quot; &amp;[.B129]&amp;&quot; &quot;&amp;[.C129]&amp;&quot; &quot; &amp;[.D129]))))" office:value-type="boolean" office:boolean-value="false">
            <text:p>FALSCH</text:p>
          </table:table-cell>
          <table:table-cell table:formula="of:=IF([.O129]=1;[.A129];IF([.O129]=2;TEXT([.B130];&quot;HH:MM&quot;);IF([.O129]=3;[.C129]&amp; &quot; &quot; &amp;[.D129]&amp;&quot; &quot;&amp;[.E129]&amp;&quot; &quot; &amp;[.F129];IF([.O129]=4;[.A129]&amp; &quot; &quot; &amp;[.B129]&amp;&quot; &quot;&amp;[.C129]&amp;&quot; &quot; &amp;[.D129]))))" office:value-type="boolean" office:boolean-value="false">
            <text:p>FALSCH</text:p>
          </table:table-cell>
          <table:table-cell/>
          <table:table-cell table:formula="of:=INDIRECT(&quot;R&quot;&amp;ROW([.T129])&amp;&quot;C&quot;&amp;COLUMN([.T129])+[.O129];&quot;0&quot;)" office:value-type="float" office:value="0">
            <text:p>0</text:p>
          </table:table-cell>
          <table:table-cell table:formula="of:=IF([.P129]&gt;1;&quot;,&quot;;&quot;&quot;)&amp;&quot;{ &quot;&quot;spielnr&quot;&quot;:&quot;&quot;&quot;&amp;[.P129]&amp;&quot;&quot;&quot;,&quot;&quot;spieltag&quot;&quot;:&quot;&quot;&quot;&amp;[.L129]&amp;&quot;&quot;&quot;,&quot;&quot;bahn&quot;&quot;:&quot;&quot;&quot;&amp;[.N129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129]&amp;&quot;&quot;&quot;,&quot;&quot;uhrzeit&quot;&quot;:&quot;&quot;&quot;&amp;[.R129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129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129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130]=&quot;Bahn&quot;;[.K129]=-1);0;IF(AND([.A130]&lt;&gt;&quot;Bahn&quot;;[.K129]&lt;&gt;-1);[.K129]+1;[.K129]))" office:value-type="float" office:value="-1">
            <text:p>-1</text:p>
          </table:table-cell>
          <table:table-cell table:formula="of:=IF([.B130]=&quot;Spieltag&quot;;[.L129]+1;[.L129])" office:value-type="float" office:value="0">
            <text:p>0</text:p>
          </table:table-cell>
          <table:table-cell table:formula="of:=IF(AND([.K130]&gt;0;[.K130]&lt;&gt;[.K129]);[.A130];&quot;&quot;)">
            <text:p/>
          </table:table-cell>
          <table:table-cell table:formula="of:=IF([.O130]=1;VLOOKUP([.P130];[.K126:.M625];3;0);&quot;&quot;)">
            <text:p/>
          </table:table-cell>
          <table:table-cell table:formula="of:=IF([.A131]=&quot;So&quot;;1;[.O129]+1)" office:value-type="float" office:value="126">
            <text:p>126</text:p>
          </table:table-cell>
          <table:table-cell table:formula="of:=IF([.O130]=1;[.A130];IF([.O130]=2;[.A130];IF([.O130]=3;[.C130]&amp; &quot; &quot; &amp;[.D130]&amp;&quot; &quot;&amp;[.E130]&amp;&quot; &quot; &amp;[.F130];IF([.O130]=4;[.A130]&amp; &quot; &quot; &amp;[.B130]&amp;&quot; &quot;&amp;[.C130]&amp;&quot; &quot; &amp;[.D130]))))" office:value-type="boolean" office:boolean-value="false">
            <text:p>FALSCH</text:p>
          </table:table-cell>
          <table:table-cell table:formula="of:=IF([.O130]=1;[.A130];IF([.O130]=2;TEXT([.A131];&quot;TT.MM.JJ&quot;);IF([.O130]=3;[.C130]&amp; &quot; &quot; &amp;[.D130]&amp;&quot; &quot;&amp;[.E130]&amp;&quot; &quot; &amp;[.F130];IF([.O130]=4;[.A130]&amp; &quot; &quot; &amp;[.B130]&amp;&quot; &quot;&amp;[.C130]&amp;&quot; &quot; &amp;[.D130]))))" office:value-type="boolean" office:boolean-value="false">
            <text:p>FALSCH</text:p>
          </table:table-cell>
          <table:table-cell table:formula="of:=IF([.O130]=1;[.A130];IF([.O130]=2;TEXT([.B131];&quot;HH:MM&quot;);IF([.O130]=3;[.C130]&amp; &quot; &quot; &amp;[.D130]&amp;&quot; &quot;&amp;[.E130]&amp;&quot; &quot; &amp;[.F130];IF([.O130]=4;[.A130]&amp; &quot; &quot; &amp;[.B130]&amp;&quot; &quot;&amp;[.C130]&amp;&quot; &quot; &amp;[.D130]))))" office:value-type="boolean" office:boolean-value="false">
            <text:p>FALSCH</text:p>
          </table:table-cell>
          <table:table-cell/>
          <table:table-cell table:formula="of:=INDIRECT(&quot;R&quot;&amp;ROW([.T130])&amp;&quot;C&quot;&amp;COLUMN([.T130])+[.O130];&quot;0&quot;)" office:value-type="float" office:value="0">
            <text:p>0</text:p>
          </table:table-cell>
          <table:table-cell table:formula="of:=IF([.P130]&gt;1;&quot;,&quot;;&quot;&quot;)&amp;&quot;{ &quot;&quot;spielnr&quot;&quot;:&quot;&quot;&quot;&amp;[.P130]&amp;&quot;&quot;&quot;,&quot;&quot;spieltag&quot;&quot;:&quot;&quot;&quot;&amp;[.L130]&amp;&quot;&quot;&quot;,&quot;&quot;bahn&quot;&quot;:&quot;&quot;&quot;&amp;[.N130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130]&amp;&quot;&quot;&quot;,&quot;&quot;uhrzeit&quot;&quot;:&quot;&quot;&quot;&amp;[.R130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130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130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131]=&quot;Bahn&quot;;[.K130]=-1);0;IF(AND([.A131]&lt;&gt;&quot;Bahn&quot;;[.K130]&lt;&gt;-1);[.K130]+1;[.K130]))" office:value-type="float" office:value="-1">
            <text:p>-1</text:p>
          </table:table-cell>
          <table:table-cell table:formula="of:=IF([.B131]=&quot;Spieltag&quot;;[.L130]+1;[.L130])" office:value-type="float" office:value="0">
            <text:p>0</text:p>
          </table:table-cell>
          <table:table-cell table:formula="of:=IF(AND([.K131]&gt;0;[.K131]&lt;&gt;[.K130]);[.A131];&quot;&quot;)">
            <text:p/>
          </table:table-cell>
          <table:table-cell table:formula="of:=IF([.O131]=1;VLOOKUP([.P131];[.K127:.M626];3;0);&quot;&quot;)">
            <text:p/>
          </table:table-cell>
          <table:table-cell table:formula="of:=IF([.A132]=&quot;So&quot;;1;[.O130]+1)" office:value-type="float" office:value="127">
            <text:p>127</text:p>
          </table:table-cell>
          <table:table-cell table:formula="of:=IF([.O131]=1;[.A131];IF([.O131]=2;[.A131];IF([.O131]=3;[.C131]&amp; &quot; &quot; &amp;[.D131]&amp;&quot; &quot;&amp;[.E131]&amp;&quot; &quot; &amp;[.F131];IF([.O131]=4;[.A131]&amp; &quot; &quot; &amp;[.B131]&amp;&quot; &quot;&amp;[.C131]&amp;&quot; &quot; &amp;[.D131]))))" office:value-type="boolean" office:boolean-value="false">
            <text:p>FALSCH</text:p>
          </table:table-cell>
          <table:table-cell table:formula="of:=IF([.O131]=1;[.A131];IF([.O131]=2;TEXT([.A132];&quot;TT.MM.JJ&quot;);IF([.O131]=3;[.C131]&amp; &quot; &quot; &amp;[.D131]&amp;&quot; &quot;&amp;[.E131]&amp;&quot; &quot; &amp;[.F131];IF([.O131]=4;[.A131]&amp; &quot; &quot; &amp;[.B131]&amp;&quot; &quot;&amp;[.C131]&amp;&quot; &quot; &amp;[.D131]))))" office:value-type="boolean" office:boolean-value="false">
            <text:p>FALSCH</text:p>
          </table:table-cell>
          <table:table-cell table:formula="of:=IF([.O131]=1;[.A131];IF([.O131]=2;TEXT([.B132];&quot;HH:MM&quot;);IF([.O131]=3;[.C131]&amp; &quot; &quot; &amp;[.D131]&amp;&quot; &quot;&amp;[.E131]&amp;&quot; &quot; &amp;[.F131];IF([.O131]=4;[.A131]&amp; &quot; &quot; &amp;[.B131]&amp;&quot; &quot;&amp;[.C131]&amp;&quot; &quot; &amp;[.D131]))))" office:value-type="boolean" office:boolean-value="false">
            <text:p>FALSCH</text:p>
          </table:table-cell>
          <table:table-cell/>
          <table:table-cell table:formula="of:=INDIRECT(&quot;R&quot;&amp;ROW([.T131])&amp;&quot;C&quot;&amp;COLUMN([.T131])+[.O131];&quot;0&quot;)" office:value-type="float" office:value="0">
            <text:p>0</text:p>
          </table:table-cell>
          <table:table-cell table:formula="of:=IF([.P131]&gt;1;&quot;,&quot;;&quot;&quot;)&amp;&quot;{ &quot;&quot;spielnr&quot;&quot;:&quot;&quot;&quot;&amp;[.P131]&amp;&quot;&quot;&quot;,&quot;&quot;spieltag&quot;&quot;:&quot;&quot;&quot;&amp;[.L131]&amp;&quot;&quot;&quot;,&quot;&quot;bahn&quot;&quot;:&quot;&quot;&quot;&amp;[.N131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131]&amp;&quot;&quot;&quot;,&quot;&quot;uhrzeit&quot;&quot;:&quot;&quot;&quot;&amp;[.R131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131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131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132]=&quot;Bahn&quot;;[.K131]=-1);0;IF(AND([.A132]&lt;&gt;&quot;Bahn&quot;;[.K131]&lt;&gt;-1);[.K131]+1;[.K131]))" office:value-type="float" office:value="-1">
            <text:p>-1</text:p>
          </table:table-cell>
          <table:table-cell table:formula="of:=IF([.B132]=&quot;Spieltag&quot;;[.L131]+1;[.L131])" office:value-type="float" office:value="0">
            <text:p>0</text:p>
          </table:table-cell>
          <table:table-cell table:formula="of:=IF(AND([.K132]&gt;0;[.K132]&lt;&gt;[.K131]);[.A132];&quot;&quot;)">
            <text:p/>
          </table:table-cell>
          <table:table-cell table:formula="of:=IF([.O132]=1;VLOOKUP([.P132];[.K128:.M627];3;0);&quot;&quot;)">
            <text:p/>
          </table:table-cell>
          <table:table-cell table:formula="of:=IF([.A133]=&quot;So&quot;;1;[.O131]+1)" office:value-type="float" office:value="128">
            <text:p>128</text:p>
          </table:table-cell>
          <table:table-cell table:formula="of:=IF([.O132]=1;[.A132];IF([.O132]=2;[.A132];IF([.O132]=3;[.C132]&amp; &quot; &quot; &amp;[.D132]&amp;&quot; &quot;&amp;[.E132]&amp;&quot; &quot; &amp;[.F132];IF([.O132]=4;[.A132]&amp; &quot; &quot; &amp;[.B132]&amp;&quot; &quot;&amp;[.C132]&amp;&quot; &quot; &amp;[.D132]))))" office:value-type="boolean" office:boolean-value="false">
            <text:p>FALSCH</text:p>
          </table:table-cell>
          <table:table-cell table:formula="of:=IF([.O132]=1;[.A132];IF([.O132]=2;TEXT([.A133];&quot;TT.MM.JJ&quot;);IF([.O132]=3;[.C132]&amp; &quot; &quot; &amp;[.D132]&amp;&quot; &quot;&amp;[.E132]&amp;&quot; &quot; &amp;[.F132];IF([.O132]=4;[.A132]&amp; &quot; &quot; &amp;[.B132]&amp;&quot; &quot;&amp;[.C132]&amp;&quot; &quot; &amp;[.D132]))))" office:value-type="boolean" office:boolean-value="false">
            <text:p>FALSCH</text:p>
          </table:table-cell>
          <table:table-cell table:formula="of:=IF([.O132]=1;[.A132];IF([.O132]=2;TEXT([.B133];&quot;HH:MM&quot;);IF([.O132]=3;[.C132]&amp; &quot; &quot; &amp;[.D132]&amp;&quot; &quot;&amp;[.E132]&amp;&quot; &quot; &amp;[.F132];IF([.O132]=4;[.A132]&amp; &quot; &quot; &amp;[.B132]&amp;&quot; &quot;&amp;[.C132]&amp;&quot; &quot; &amp;[.D132]))))" office:value-type="boolean" office:boolean-value="false">
            <text:p>FALSCH</text:p>
          </table:table-cell>
          <table:table-cell/>
          <table:table-cell table:formula="of:=INDIRECT(&quot;R&quot;&amp;ROW([.T132])&amp;&quot;C&quot;&amp;COLUMN([.T132])+[.O132];&quot;0&quot;)" office:value-type="float" office:value="0">
            <text:p>0</text:p>
          </table:table-cell>
          <table:table-cell table:formula="of:=IF([.P132]&gt;1;&quot;,&quot;;&quot;&quot;)&amp;&quot;{ &quot;&quot;spielnr&quot;&quot;:&quot;&quot;&quot;&amp;[.P132]&amp;&quot;&quot;&quot;,&quot;&quot;spieltag&quot;&quot;:&quot;&quot;&quot;&amp;[.L132]&amp;&quot;&quot;&quot;,&quot;&quot;bahn&quot;&quot;:&quot;&quot;&quot;&amp;[.N132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132]&amp;&quot;&quot;&quot;,&quot;&quot;uhrzeit&quot;&quot;:&quot;&quot;&quot;&amp;[.R132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132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132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133]=&quot;Bahn&quot;;[.K132]=-1);0;IF(AND([.A133]&lt;&gt;&quot;Bahn&quot;;[.K132]&lt;&gt;-1);[.K132]+1;[.K132]))" office:value-type="float" office:value="-1">
            <text:p>-1</text:p>
          </table:table-cell>
          <table:table-cell table:formula="of:=IF([.B133]=&quot;Spieltag&quot;;[.L132]+1;[.L132])" office:value-type="float" office:value="0">
            <text:p>0</text:p>
          </table:table-cell>
          <table:table-cell table:formula="of:=IF(AND([.K133]&gt;0;[.K133]&lt;&gt;[.K132]);[.A133];&quot;&quot;)">
            <text:p/>
          </table:table-cell>
          <table:table-cell table:formula="of:=IF([.O133]=1;VLOOKUP([.P133];[.K129:.M628];3;0);&quot;&quot;)">
            <text:p/>
          </table:table-cell>
          <table:table-cell table:formula="of:=IF([.A134]=&quot;So&quot;;1;[.O132]+1)" office:value-type="float" office:value="129">
            <text:p>129</text:p>
          </table:table-cell>
          <table:table-cell table:formula="of:=IF([.O133]=1;[.A133];IF([.O133]=2;[.A133];IF([.O133]=3;[.C133]&amp; &quot; &quot; &amp;[.D133]&amp;&quot; &quot;&amp;[.E133]&amp;&quot; &quot; &amp;[.F133];IF([.O133]=4;[.A133]&amp; &quot; &quot; &amp;[.B133]&amp;&quot; &quot;&amp;[.C133]&amp;&quot; &quot; &amp;[.D133]))))" office:value-type="boolean" office:boolean-value="false">
            <text:p>FALSCH</text:p>
          </table:table-cell>
          <table:table-cell table:formula="of:=IF([.O133]=1;[.A133];IF([.O133]=2;TEXT([.A134];&quot;TT.MM.JJ&quot;);IF([.O133]=3;[.C133]&amp; &quot; &quot; &amp;[.D133]&amp;&quot; &quot;&amp;[.E133]&amp;&quot; &quot; &amp;[.F133];IF([.O133]=4;[.A133]&amp; &quot; &quot; &amp;[.B133]&amp;&quot; &quot;&amp;[.C133]&amp;&quot; &quot; &amp;[.D133]))))" office:value-type="boolean" office:boolean-value="false">
            <text:p>FALSCH</text:p>
          </table:table-cell>
          <table:table-cell table:formula="of:=IF([.O133]=1;[.A133];IF([.O133]=2;TEXT([.B134];&quot;HH:MM&quot;);IF([.O133]=3;[.C133]&amp; &quot; &quot; &amp;[.D133]&amp;&quot; &quot;&amp;[.E133]&amp;&quot; &quot; &amp;[.F133];IF([.O133]=4;[.A133]&amp; &quot; &quot; &amp;[.B133]&amp;&quot; &quot;&amp;[.C133]&amp;&quot; &quot; &amp;[.D133]))))" office:value-type="boolean" office:boolean-value="false">
            <text:p>FALSCH</text:p>
          </table:table-cell>
          <table:table-cell/>
          <table:table-cell table:formula="of:=INDIRECT(&quot;R&quot;&amp;ROW([.T133])&amp;&quot;C&quot;&amp;COLUMN([.T133])+[.O133];&quot;0&quot;)" office:value-type="float" office:value="0">
            <text:p>0</text:p>
          </table:table-cell>
          <table:table-cell table:formula="of:=IF([.P133]&gt;1;&quot;,&quot;;&quot;&quot;)&amp;&quot;{ &quot;&quot;spielnr&quot;&quot;:&quot;&quot;&quot;&amp;[.P133]&amp;&quot;&quot;&quot;,&quot;&quot;spieltag&quot;&quot;:&quot;&quot;&quot;&amp;[.L133]&amp;&quot;&quot;&quot;,&quot;&quot;bahn&quot;&quot;:&quot;&quot;&quot;&amp;[.N133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133]&amp;&quot;&quot;&quot;,&quot;&quot;uhrzeit&quot;&quot;:&quot;&quot;&quot;&amp;[.R133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133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133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134]=&quot;Bahn&quot;;[.K133]=-1);0;IF(AND([.A134]&lt;&gt;&quot;Bahn&quot;;[.K133]&lt;&gt;-1);[.K133]+1;[.K133]))" office:value-type="float" office:value="-1">
            <text:p>-1</text:p>
          </table:table-cell>
          <table:table-cell table:formula="of:=IF([.B134]=&quot;Spieltag&quot;;[.L133]+1;[.L133])" office:value-type="float" office:value="0">
            <text:p>0</text:p>
          </table:table-cell>
          <table:table-cell table:formula="of:=IF(AND([.K134]&gt;0;[.K134]&lt;&gt;[.K133]);[.A134];&quot;&quot;)">
            <text:p/>
          </table:table-cell>
          <table:table-cell table:formula="of:=IF([.O134]=1;VLOOKUP([.P134];[.K130:.M629];3;0);&quot;&quot;)">
            <text:p/>
          </table:table-cell>
          <table:table-cell table:formula="of:=IF([.A135]=&quot;So&quot;;1;[.O133]+1)" office:value-type="float" office:value="130">
            <text:p>130</text:p>
          </table:table-cell>
          <table:table-cell table:formula="of:=IF([.O134]=1;[.A134];IF([.O134]=2;[.A134];IF([.O134]=3;[.C134]&amp; &quot; &quot; &amp;[.D134]&amp;&quot; &quot;&amp;[.E134]&amp;&quot; &quot; &amp;[.F134];IF([.O134]=4;[.A134]&amp; &quot; &quot; &amp;[.B134]&amp;&quot; &quot;&amp;[.C134]&amp;&quot; &quot; &amp;[.D134]))))" office:value-type="boolean" office:boolean-value="false">
            <text:p>FALSCH</text:p>
          </table:table-cell>
          <table:table-cell table:formula="of:=IF([.O134]=1;[.A134];IF([.O134]=2;TEXT([.A135];&quot;TT.MM.JJ&quot;);IF([.O134]=3;[.C134]&amp; &quot; &quot; &amp;[.D134]&amp;&quot; &quot;&amp;[.E134]&amp;&quot; &quot; &amp;[.F134];IF([.O134]=4;[.A134]&amp; &quot; &quot; &amp;[.B134]&amp;&quot; &quot;&amp;[.C134]&amp;&quot; &quot; &amp;[.D134]))))" office:value-type="boolean" office:boolean-value="false">
            <text:p>FALSCH</text:p>
          </table:table-cell>
          <table:table-cell table:formula="of:=IF([.O134]=1;[.A134];IF([.O134]=2;TEXT([.B135];&quot;HH:MM&quot;);IF([.O134]=3;[.C134]&amp; &quot; &quot; &amp;[.D134]&amp;&quot; &quot;&amp;[.E134]&amp;&quot; &quot; &amp;[.F134];IF([.O134]=4;[.A134]&amp; &quot; &quot; &amp;[.B134]&amp;&quot; &quot;&amp;[.C134]&amp;&quot; &quot; &amp;[.D134]))))" office:value-type="boolean" office:boolean-value="false">
            <text:p>FALSCH</text:p>
          </table:table-cell>
          <table:table-cell/>
          <table:table-cell table:formula="of:=INDIRECT(&quot;R&quot;&amp;ROW([.T134])&amp;&quot;C&quot;&amp;COLUMN([.T134])+[.O134];&quot;0&quot;)" office:value-type="float" office:value="0">
            <text:p>0</text:p>
          </table:table-cell>
          <table:table-cell table:formula="of:=IF([.P134]&gt;1;&quot;,&quot;;&quot;&quot;)&amp;&quot;{ &quot;&quot;spielnr&quot;&quot;:&quot;&quot;&quot;&amp;[.P134]&amp;&quot;&quot;&quot;,&quot;&quot;spieltag&quot;&quot;:&quot;&quot;&quot;&amp;[.L134]&amp;&quot;&quot;&quot;,&quot;&quot;bahn&quot;&quot;:&quot;&quot;&quot;&amp;[.N134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134]&amp;&quot;&quot;&quot;,&quot;&quot;uhrzeit&quot;&quot;:&quot;&quot;&quot;&amp;[.R134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134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134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135]=&quot;Bahn&quot;;[.K134]=-1);0;IF(AND([.A135]&lt;&gt;&quot;Bahn&quot;;[.K134]&lt;&gt;-1);[.K134]+1;[.K134]))" office:value-type="float" office:value="-1">
            <text:p>-1</text:p>
          </table:table-cell>
          <table:table-cell table:formula="of:=IF([.B135]=&quot;Spieltag&quot;;[.L134]+1;[.L134])" office:value-type="float" office:value="0">
            <text:p>0</text:p>
          </table:table-cell>
          <table:table-cell table:formula="of:=IF(AND([.K135]&gt;0;[.K135]&lt;&gt;[.K134]);[.A135];&quot;&quot;)">
            <text:p/>
          </table:table-cell>
          <table:table-cell table:formula="of:=IF([.O135]=1;VLOOKUP([.P135];[.K131:.M630];3;0);&quot;&quot;)">
            <text:p/>
          </table:table-cell>
          <table:table-cell table:formula="of:=IF([.A136]=&quot;So&quot;;1;[.O134]+1)" office:value-type="float" office:value="131">
            <text:p>131</text:p>
          </table:table-cell>
          <table:table-cell table:formula="of:=IF([.O135]=1;[.A135];IF([.O135]=2;[.A135];IF([.O135]=3;[.C135]&amp; &quot; &quot; &amp;[.D135]&amp;&quot; &quot;&amp;[.E135]&amp;&quot; &quot; &amp;[.F135];IF([.O135]=4;[.A135]&amp; &quot; &quot; &amp;[.B135]&amp;&quot; &quot;&amp;[.C135]&amp;&quot; &quot; &amp;[.D135]))))" office:value-type="boolean" office:boolean-value="false">
            <text:p>FALSCH</text:p>
          </table:table-cell>
          <table:table-cell table:formula="of:=IF([.O135]=1;[.A135];IF([.O135]=2;TEXT([.A136];&quot;TT.MM.JJ&quot;);IF([.O135]=3;[.C135]&amp; &quot; &quot; &amp;[.D135]&amp;&quot; &quot;&amp;[.E135]&amp;&quot; &quot; &amp;[.F135];IF([.O135]=4;[.A135]&amp; &quot; &quot; &amp;[.B135]&amp;&quot; &quot;&amp;[.C135]&amp;&quot; &quot; &amp;[.D135]))))" office:value-type="boolean" office:boolean-value="false">
            <text:p>FALSCH</text:p>
          </table:table-cell>
          <table:table-cell table:formula="of:=IF([.O135]=1;[.A135];IF([.O135]=2;TEXT([.B136];&quot;HH:MM&quot;);IF([.O135]=3;[.C135]&amp; &quot; &quot; &amp;[.D135]&amp;&quot; &quot;&amp;[.E135]&amp;&quot; &quot; &amp;[.F135];IF([.O135]=4;[.A135]&amp; &quot; &quot; &amp;[.B135]&amp;&quot; &quot;&amp;[.C135]&amp;&quot; &quot; &amp;[.D135]))))" office:value-type="boolean" office:boolean-value="false">
            <text:p>FALSCH</text:p>
          </table:table-cell>
          <table:table-cell/>
          <table:table-cell table:formula="of:=INDIRECT(&quot;R&quot;&amp;ROW([.T135])&amp;&quot;C&quot;&amp;COLUMN([.T135])+[.O135];&quot;0&quot;)" office:value-type="float" office:value="0">
            <text:p>0</text:p>
          </table:table-cell>
          <table:table-cell table:formula="of:=IF([.P135]&gt;1;&quot;,&quot;;&quot;&quot;)&amp;&quot;{ &quot;&quot;spielnr&quot;&quot;:&quot;&quot;&quot;&amp;[.P135]&amp;&quot;&quot;&quot;,&quot;&quot;spieltag&quot;&quot;:&quot;&quot;&quot;&amp;[.L135]&amp;&quot;&quot;&quot;,&quot;&quot;bahn&quot;&quot;:&quot;&quot;&quot;&amp;[.N135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135]&amp;&quot;&quot;&quot;,&quot;&quot;uhrzeit&quot;&quot;:&quot;&quot;&quot;&amp;[.R135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135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135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136]=&quot;Bahn&quot;;[.K135]=-1);0;IF(AND([.A136]&lt;&gt;&quot;Bahn&quot;;[.K135]&lt;&gt;-1);[.K135]+1;[.K135]))" office:value-type="float" office:value="-1">
            <text:p>-1</text:p>
          </table:table-cell>
          <table:table-cell table:formula="of:=IF([.B136]=&quot;Spieltag&quot;;[.L135]+1;[.L135])" office:value-type="float" office:value="0">
            <text:p>0</text:p>
          </table:table-cell>
          <table:table-cell table:formula="of:=IF(AND([.K136]&gt;0;[.K136]&lt;&gt;[.K135]);[.A136];&quot;&quot;)">
            <text:p/>
          </table:table-cell>
          <table:table-cell table:formula="of:=IF([.O136]=1;VLOOKUP([.P136];[.K132:.M631];3;0);&quot;&quot;)">
            <text:p/>
          </table:table-cell>
          <table:table-cell table:formula="of:=IF([.A137]=&quot;So&quot;;1;[.O135]+1)" office:value-type="float" office:value="132">
            <text:p>132</text:p>
          </table:table-cell>
          <table:table-cell table:formula="of:=IF([.O136]=1;[.A136];IF([.O136]=2;[.A136];IF([.O136]=3;[.C136]&amp; &quot; &quot; &amp;[.D136]&amp;&quot; &quot;&amp;[.E136]&amp;&quot; &quot; &amp;[.F136];IF([.O136]=4;[.A136]&amp; &quot; &quot; &amp;[.B136]&amp;&quot; &quot;&amp;[.C136]&amp;&quot; &quot; &amp;[.D136]))))" office:value-type="boolean" office:boolean-value="false">
            <text:p>FALSCH</text:p>
          </table:table-cell>
          <table:table-cell table:formula="of:=IF([.O136]=1;[.A136];IF([.O136]=2;TEXT([.A137];&quot;TT.MM.JJ&quot;);IF([.O136]=3;[.C136]&amp; &quot; &quot; &amp;[.D136]&amp;&quot; &quot;&amp;[.E136]&amp;&quot; &quot; &amp;[.F136];IF([.O136]=4;[.A136]&amp; &quot; &quot; &amp;[.B136]&amp;&quot; &quot;&amp;[.C136]&amp;&quot; &quot; &amp;[.D136]))))" office:value-type="boolean" office:boolean-value="false">
            <text:p>FALSCH</text:p>
          </table:table-cell>
          <table:table-cell table:formula="of:=IF([.O136]=1;[.A136];IF([.O136]=2;TEXT([.B137];&quot;HH:MM&quot;);IF([.O136]=3;[.C136]&amp; &quot; &quot; &amp;[.D136]&amp;&quot; &quot;&amp;[.E136]&amp;&quot; &quot; &amp;[.F136];IF([.O136]=4;[.A136]&amp; &quot; &quot; &amp;[.B136]&amp;&quot; &quot;&amp;[.C136]&amp;&quot; &quot; &amp;[.D136]))))" office:value-type="boolean" office:boolean-value="false">
            <text:p>FALSCH</text:p>
          </table:table-cell>
          <table:table-cell/>
          <table:table-cell table:formula="of:=INDIRECT(&quot;R&quot;&amp;ROW([.T136])&amp;&quot;C&quot;&amp;COLUMN([.T136])+[.O136];&quot;0&quot;)" office:value-type="float" office:value="0">
            <text:p>0</text:p>
          </table:table-cell>
          <table:table-cell table:formula="of:=IF([.P136]&gt;1;&quot;,&quot;;&quot;&quot;)&amp;&quot;{ &quot;&quot;spielnr&quot;&quot;:&quot;&quot;&quot;&amp;[.P136]&amp;&quot;&quot;&quot;,&quot;&quot;spieltag&quot;&quot;:&quot;&quot;&quot;&amp;[.L136]&amp;&quot;&quot;&quot;,&quot;&quot;bahn&quot;&quot;:&quot;&quot;&quot;&amp;[.N136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136]&amp;&quot;&quot;&quot;,&quot;&quot;uhrzeit&quot;&quot;:&quot;&quot;&quot;&amp;[.R136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136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136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137]=&quot;Bahn&quot;;[.K136]=-1);0;IF(AND([.A137]&lt;&gt;&quot;Bahn&quot;;[.K136]&lt;&gt;-1);[.K136]+1;[.K136]))" office:value-type="float" office:value="-1">
            <text:p>-1</text:p>
          </table:table-cell>
          <table:table-cell table:formula="of:=IF([.B137]=&quot;Spieltag&quot;;[.L136]+1;[.L136])" office:value-type="float" office:value="0">
            <text:p>0</text:p>
          </table:table-cell>
          <table:table-cell table:formula="of:=IF(AND([.K137]&gt;0;[.K137]&lt;&gt;[.K136]);[.A137];&quot;&quot;)">
            <text:p/>
          </table:table-cell>
          <table:table-cell table:formula="of:=IF([.O137]=1;VLOOKUP([.P137];[.K133:.M632];3;0);&quot;&quot;)">
            <text:p/>
          </table:table-cell>
          <table:table-cell table:formula="of:=IF([.A138]=&quot;So&quot;;1;[.O136]+1)" office:value-type="float" office:value="133">
            <text:p>133</text:p>
          </table:table-cell>
          <table:table-cell table:formula="of:=IF([.O137]=1;[.A137];IF([.O137]=2;[.A137];IF([.O137]=3;[.C137]&amp; &quot; &quot; &amp;[.D137]&amp;&quot; &quot;&amp;[.E137]&amp;&quot; &quot; &amp;[.F137];IF([.O137]=4;[.A137]&amp; &quot; &quot; &amp;[.B137]&amp;&quot; &quot;&amp;[.C137]&amp;&quot; &quot; &amp;[.D137]))))" office:value-type="boolean" office:boolean-value="false">
            <text:p>FALSCH</text:p>
          </table:table-cell>
          <table:table-cell table:formula="of:=IF([.O137]=1;[.A137];IF([.O137]=2;TEXT([.A138];&quot;TT.MM.JJ&quot;);IF([.O137]=3;[.C137]&amp; &quot; &quot; &amp;[.D137]&amp;&quot; &quot;&amp;[.E137]&amp;&quot; &quot; &amp;[.F137];IF([.O137]=4;[.A137]&amp; &quot; &quot; &amp;[.B137]&amp;&quot; &quot;&amp;[.C137]&amp;&quot; &quot; &amp;[.D137]))))" office:value-type="boolean" office:boolean-value="false">
            <text:p>FALSCH</text:p>
          </table:table-cell>
          <table:table-cell table:formula="of:=IF([.O137]=1;[.A137];IF([.O137]=2;TEXT([.B138];&quot;HH:MM&quot;);IF([.O137]=3;[.C137]&amp; &quot; &quot; &amp;[.D137]&amp;&quot; &quot;&amp;[.E137]&amp;&quot; &quot; &amp;[.F137];IF([.O137]=4;[.A137]&amp; &quot; &quot; &amp;[.B137]&amp;&quot; &quot;&amp;[.C137]&amp;&quot; &quot; &amp;[.D137]))))" office:value-type="boolean" office:boolean-value="false">
            <text:p>FALSCH</text:p>
          </table:table-cell>
          <table:table-cell/>
          <table:table-cell table:formula="of:=INDIRECT(&quot;R&quot;&amp;ROW([.T137])&amp;&quot;C&quot;&amp;COLUMN([.T137])+[.O137];&quot;0&quot;)" office:value-type="float" office:value="0">
            <text:p>0</text:p>
          </table:table-cell>
          <table:table-cell table:formula="of:=IF([.P137]&gt;1;&quot;,&quot;;&quot;&quot;)&amp;&quot;{ &quot;&quot;spielnr&quot;&quot;:&quot;&quot;&quot;&amp;[.P137]&amp;&quot;&quot;&quot;,&quot;&quot;spieltag&quot;&quot;:&quot;&quot;&quot;&amp;[.L137]&amp;&quot;&quot;&quot;,&quot;&quot;bahn&quot;&quot;:&quot;&quot;&quot;&amp;[.N137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137]&amp;&quot;&quot;&quot;,&quot;&quot;uhrzeit&quot;&quot;:&quot;&quot;&quot;&amp;[.R137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137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137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138]=&quot;Bahn&quot;;[.K137]=-1);0;IF(AND([.A138]&lt;&gt;&quot;Bahn&quot;;[.K137]&lt;&gt;-1);[.K137]+1;[.K137]))" office:value-type="float" office:value="-1">
            <text:p>-1</text:p>
          </table:table-cell>
          <table:table-cell table:formula="of:=IF([.B138]=&quot;Spieltag&quot;;[.L137]+1;[.L137])" office:value-type="float" office:value="0">
            <text:p>0</text:p>
          </table:table-cell>
          <table:table-cell table:formula="of:=IF(AND([.K138]&gt;0;[.K138]&lt;&gt;[.K137]);[.A138];&quot;&quot;)">
            <text:p/>
          </table:table-cell>
          <table:table-cell table:formula="of:=IF([.O138]=1;VLOOKUP([.P138];[.K134:.M633];3;0);&quot;&quot;)">
            <text:p/>
          </table:table-cell>
          <table:table-cell table:formula="of:=IF([.A139]=&quot;So&quot;;1;[.O137]+1)" office:value-type="float" office:value="134">
            <text:p>134</text:p>
          </table:table-cell>
          <table:table-cell table:formula="of:=IF([.O138]=1;[.A138];IF([.O138]=2;[.A138];IF([.O138]=3;[.C138]&amp; &quot; &quot; &amp;[.D138]&amp;&quot; &quot;&amp;[.E138]&amp;&quot; &quot; &amp;[.F138];IF([.O138]=4;[.A138]&amp; &quot; &quot; &amp;[.B138]&amp;&quot; &quot;&amp;[.C138]&amp;&quot; &quot; &amp;[.D138]))))" office:value-type="boolean" office:boolean-value="false">
            <text:p>FALSCH</text:p>
          </table:table-cell>
          <table:table-cell table:formula="of:=IF([.O138]=1;[.A138];IF([.O138]=2;TEXT([.A139];&quot;TT.MM.JJ&quot;);IF([.O138]=3;[.C138]&amp; &quot; &quot; &amp;[.D138]&amp;&quot; &quot;&amp;[.E138]&amp;&quot; &quot; &amp;[.F138];IF([.O138]=4;[.A138]&amp; &quot; &quot; &amp;[.B138]&amp;&quot; &quot;&amp;[.C138]&amp;&quot; &quot; &amp;[.D138]))))" office:value-type="boolean" office:boolean-value="false">
            <text:p>FALSCH</text:p>
          </table:table-cell>
          <table:table-cell table:formula="of:=IF([.O138]=1;[.A138];IF([.O138]=2;TEXT([.B139];&quot;HH:MM&quot;);IF([.O138]=3;[.C138]&amp; &quot; &quot; &amp;[.D138]&amp;&quot; &quot;&amp;[.E138]&amp;&quot; &quot; &amp;[.F138];IF([.O138]=4;[.A138]&amp; &quot; &quot; &amp;[.B138]&amp;&quot; &quot;&amp;[.C138]&amp;&quot; &quot; &amp;[.D138]))))" office:value-type="boolean" office:boolean-value="false">
            <text:p>FALSCH</text:p>
          </table:table-cell>
          <table:table-cell/>
          <table:table-cell table:formula="of:=INDIRECT(&quot;R&quot;&amp;ROW([.T138])&amp;&quot;C&quot;&amp;COLUMN([.T138])+[.O138];&quot;0&quot;)" office:value-type="float" office:value="0">
            <text:p>0</text:p>
          </table:table-cell>
          <table:table-cell table:formula="of:=IF([.P138]&gt;1;&quot;,&quot;;&quot;&quot;)&amp;&quot;{ &quot;&quot;spielnr&quot;&quot;:&quot;&quot;&quot;&amp;[.P138]&amp;&quot;&quot;&quot;,&quot;&quot;spieltag&quot;&quot;:&quot;&quot;&quot;&amp;[.L138]&amp;&quot;&quot;&quot;,&quot;&quot;bahn&quot;&quot;:&quot;&quot;&quot;&amp;[.N138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138]&amp;&quot;&quot;&quot;,&quot;&quot;uhrzeit&quot;&quot;:&quot;&quot;&quot;&amp;[.R138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138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138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139]=&quot;Bahn&quot;;[.K138]=-1);0;IF(AND([.A139]&lt;&gt;&quot;Bahn&quot;;[.K138]&lt;&gt;-1);[.K138]+1;[.K138]))" office:value-type="float" office:value="-1">
            <text:p>-1</text:p>
          </table:table-cell>
          <table:table-cell table:formula="of:=IF([.B139]=&quot;Spieltag&quot;;[.L138]+1;[.L138])" office:value-type="float" office:value="0">
            <text:p>0</text:p>
          </table:table-cell>
          <table:table-cell table:formula="of:=IF(AND([.K139]&gt;0;[.K139]&lt;&gt;[.K138]);[.A139];&quot;&quot;)">
            <text:p/>
          </table:table-cell>
          <table:table-cell table:formula="of:=IF([.O139]=1;VLOOKUP([.P139];[.K135:.M634];3;0);&quot;&quot;)">
            <text:p/>
          </table:table-cell>
          <table:table-cell table:formula="of:=IF([.A140]=&quot;So&quot;;1;[.O138]+1)" office:value-type="float" office:value="135">
            <text:p>135</text:p>
          </table:table-cell>
          <table:table-cell table:formula="of:=IF([.O139]=1;[.A139];IF([.O139]=2;[.A139];IF([.O139]=3;[.C139]&amp; &quot; &quot; &amp;[.D139]&amp;&quot; &quot;&amp;[.E139]&amp;&quot; &quot; &amp;[.F139];IF([.O139]=4;[.A139]&amp; &quot; &quot; &amp;[.B139]&amp;&quot; &quot;&amp;[.C139]&amp;&quot; &quot; &amp;[.D139]))))" office:value-type="boolean" office:boolean-value="false">
            <text:p>FALSCH</text:p>
          </table:table-cell>
          <table:table-cell table:formula="of:=IF([.O139]=1;[.A139];IF([.O139]=2;TEXT([.A140];&quot;TT.MM.JJ&quot;);IF([.O139]=3;[.C139]&amp; &quot; &quot; &amp;[.D139]&amp;&quot; &quot;&amp;[.E139]&amp;&quot; &quot; &amp;[.F139];IF([.O139]=4;[.A139]&amp; &quot; &quot; &amp;[.B139]&amp;&quot; &quot;&amp;[.C139]&amp;&quot; &quot; &amp;[.D139]))))" office:value-type="boolean" office:boolean-value="false">
            <text:p>FALSCH</text:p>
          </table:table-cell>
          <table:table-cell table:formula="of:=IF([.O139]=1;[.A139];IF([.O139]=2;TEXT([.B140];&quot;HH:MM&quot;);IF([.O139]=3;[.C139]&amp; &quot; &quot; &amp;[.D139]&amp;&quot; &quot;&amp;[.E139]&amp;&quot; &quot; &amp;[.F139];IF([.O139]=4;[.A139]&amp; &quot; &quot; &amp;[.B139]&amp;&quot; &quot;&amp;[.C139]&amp;&quot; &quot; &amp;[.D139]))))" office:value-type="boolean" office:boolean-value="false">
            <text:p>FALSCH</text:p>
          </table:table-cell>
          <table:table-cell/>
          <table:table-cell table:formula="of:=INDIRECT(&quot;R&quot;&amp;ROW([.T139])&amp;&quot;C&quot;&amp;COLUMN([.T139])+[.O139];&quot;0&quot;)" office:value-type="float" office:value="0">
            <text:p>0</text:p>
          </table:table-cell>
          <table:table-cell table:formula="of:=IF([.P139]&gt;1;&quot;,&quot;;&quot;&quot;)&amp;&quot;{ &quot;&quot;spielnr&quot;&quot;:&quot;&quot;&quot;&amp;[.P139]&amp;&quot;&quot;&quot;,&quot;&quot;spieltag&quot;&quot;:&quot;&quot;&quot;&amp;[.L139]&amp;&quot;&quot;&quot;,&quot;&quot;bahn&quot;&quot;:&quot;&quot;&quot;&amp;[.N139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139]&amp;&quot;&quot;&quot;,&quot;&quot;uhrzeit&quot;&quot;:&quot;&quot;&quot;&amp;[.R139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139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139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140]=&quot;Bahn&quot;;[.K139]=-1);0;IF(AND([.A140]&lt;&gt;&quot;Bahn&quot;;[.K139]&lt;&gt;-1);[.K139]+1;[.K139]))" office:value-type="float" office:value="-1">
            <text:p>-1</text:p>
          </table:table-cell>
          <table:table-cell table:formula="of:=IF([.B140]=&quot;Spieltag&quot;;[.L139]+1;[.L139])" office:value-type="float" office:value="0">
            <text:p>0</text:p>
          </table:table-cell>
          <table:table-cell table:formula="of:=IF(AND([.K140]&gt;0;[.K140]&lt;&gt;[.K139]);[.A140];&quot;&quot;)">
            <text:p/>
          </table:table-cell>
          <table:table-cell table:formula="of:=IF([.O140]=1;VLOOKUP([.P140];[.K136:.M635];3;0);&quot;&quot;)">
            <text:p/>
          </table:table-cell>
          <table:table-cell table:formula="of:=IF([.A141]=&quot;So&quot;;1;[.O139]+1)" office:value-type="float" office:value="136">
            <text:p>136</text:p>
          </table:table-cell>
          <table:table-cell table:formula="of:=IF([.O140]=1;[.A140];IF([.O140]=2;[.A140];IF([.O140]=3;[.C140]&amp; &quot; &quot; &amp;[.D140]&amp;&quot; &quot;&amp;[.E140]&amp;&quot; &quot; &amp;[.F140];IF([.O140]=4;[.A140]&amp; &quot; &quot; &amp;[.B140]&amp;&quot; &quot;&amp;[.C140]&amp;&quot; &quot; &amp;[.D140]))))" office:value-type="boolean" office:boolean-value="false">
            <text:p>FALSCH</text:p>
          </table:table-cell>
          <table:table-cell table:formula="of:=IF([.O140]=1;[.A140];IF([.O140]=2;TEXT([.A141];&quot;TT.MM.JJ&quot;);IF([.O140]=3;[.C140]&amp; &quot; &quot; &amp;[.D140]&amp;&quot; &quot;&amp;[.E140]&amp;&quot; &quot; &amp;[.F140];IF([.O140]=4;[.A140]&amp; &quot; &quot; &amp;[.B140]&amp;&quot; &quot;&amp;[.C140]&amp;&quot; &quot; &amp;[.D140]))))" office:value-type="boolean" office:boolean-value="false">
            <text:p>FALSCH</text:p>
          </table:table-cell>
          <table:table-cell table:formula="of:=IF([.O140]=1;[.A140];IF([.O140]=2;TEXT([.B141];&quot;HH:MM&quot;);IF([.O140]=3;[.C140]&amp; &quot; &quot; &amp;[.D140]&amp;&quot; &quot;&amp;[.E140]&amp;&quot; &quot; &amp;[.F140];IF([.O140]=4;[.A140]&amp; &quot; &quot; &amp;[.B140]&amp;&quot; &quot;&amp;[.C140]&amp;&quot; &quot; &amp;[.D140]))))" office:value-type="boolean" office:boolean-value="false">
            <text:p>FALSCH</text:p>
          </table:table-cell>
          <table:table-cell/>
          <table:table-cell table:formula="of:=INDIRECT(&quot;R&quot;&amp;ROW([.T140])&amp;&quot;C&quot;&amp;COLUMN([.T140])+[.O140];&quot;0&quot;)" office:value-type="float" office:value="0">
            <text:p>0</text:p>
          </table:table-cell>
          <table:table-cell table:formula="of:=IF([.P140]&gt;1;&quot;,&quot;;&quot;&quot;)&amp;&quot;{ &quot;&quot;spielnr&quot;&quot;:&quot;&quot;&quot;&amp;[.P140]&amp;&quot;&quot;&quot;,&quot;&quot;spieltag&quot;&quot;:&quot;&quot;&quot;&amp;[.L140]&amp;&quot;&quot;&quot;,&quot;&quot;bahn&quot;&quot;:&quot;&quot;&quot;&amp;[.N140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140]&amp;&quot;&quot;&quot;,&quot;&quot;uhrzeit&quot;&quot;:&quot;&quot;&quot;&amp;[.R140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140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140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141]=&quot;Bahn&quot;;[.K140]=-1);0;IF(AND([.A141]&lt;&gt;&quot;Bahn&quot;;[.K140]&lt;&gt;-1);[.K140]+1;[.K140]))" office:value-type="float" office:value="-1">
            <text:p>-1</text:p>
          </table:table-cell>
          <table:table-cell table:formula="of:=IF([.B141]=&quot;Spieltag&quot;;[.L140]+1;[.L140])" office:value-type="float" office:value="0">
            <text:p>0</text:p>
          </table:table-cell>
          <table:table-cell table:formula="of:=IF(AND([.K141]&gt;0;[.K141]&lt;&gt;[.K140]);[.A141];&quot;&quot;)">
            <text:p/>
          </table:table-cell>
          <table:table-cell table:formula="of:=IF([.O141]=1;VLOOKUP([.P141];[.K137:.M636];3;0);&quot;&quot;)">
            <text:p/>
          </table:table-cell>
          <table:table-cell table:formula="of:=IF([.A142]=&quot;So&quot;;1;[.O140]+1)" office:value-type="float" office:value="137">
            <text:p>137</text:p>
          </table:table-cell>
          <table:table-cell table:formula="of:=IF([.O141]=1;[.A141];IF([.O141]=2;[.A141];IF([.O141]=3;[.C141]&amp; &quot; &quot; &amp;[.D141]&amp;&quot; &quot;&amp;[.E141]&amp;&quot; &quot; &amp;[.F141];IF([.O141]=4;[.A141]&amp; &quot; &quot; &amp;[.B141]&amp;&quot; &quot;&amp;[.C141]&amp;&quot; &quot; &amp;[.D141]))))" office:value-type="boolean" office:boolean-value="false">
            <text:p>FALSCH</text:p>
          </table:table-cell>
          <table:table-cell table:formula="of:=IF([.O141]=1;[.A141];IF([.O141]=2;TEXT([.A142];&quot;TT.MM.JJ&quot;);IF([.O141]=3;[.C141]&amp; &quot; &quot; &amp;[.D141]&amp;&quot; &quot;&amp;[.E141]&amp;&quot; &quot; &amp;[.F141];IF([.O141]=4;[.A141]&amp; &quot; &quot; &amp;[.B141]&amp;&quot; &quot;&amp;[.C141]&amp;&quot; &quot; &amp;[.D141]))))" office:value-type="boolean" office:boolean-value="false">
            <text:p>FALSCH</text:p>
          </table:table-cell>
          <table:table-cell table:formula="of:=IF([.O141]=1;[.A141];IF([.O141]=2;TEXT([.B142];&quot;HH:MM&quot;);IF([.O141]=3;[.C141]&amp; &quot; &quot; &amp;[.D141]&amp;&quot; &quot;&amp;[.E141]&amp;&quot; &quot; &amp;[.F141];IF([.O141]=4;[.A141]&amp; &quot; &quot; &amp;[.B141]&amp;&quot; &quot;&amp;[.C141]&amp;&quot; &quot; &amp;[.D141]))))" office:value-type="boolean" office:boolean-value="false">
            <text:p>FALSCH</text:p>
          </table:table-cell>
          <table:table-cell/>
          <table:table-cell table:formula="of:=INDIRECT(&quot;R&quot;&amp;ROW([.T141])&amp;&quot;C&quot;&amp;COLUMN([.T141])+[.O141];&quot;0&quot;)" office:value-type="float" office:value="0">
            <text:p>0</text:p>
          </table:table-cell>
          <table:table-cell table:formula="of:=IF([.P141]&gt;1;&quot;,&quot;;&quot;&quot;)&amp;&quot;{ &quot;&quot;spielnr&quot;&quot;:&quot;&quot;&quot;&amp;[.P141]&amp;&quot;&quot;&quot;,&quot;&quot;spieltag&quot;&quot;:&quot;&quot;&quot;&amp;[.L141]&amp;&quot;&quot;&quot;,&quot;&quot;bahn&quot;&quot;:&quot;&quot;&quot;&amp;[.N141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141]&amp;&quot;&quot;&quot;,&quot;&quot;uhrzeit&quot;&quot;:&quot;&quot;&quot;&amp;[.R141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141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141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142]=&quot;Bahn&quot;;[.K141]=-1);0;IF(AND([.A142]&lt;&gt;&quot;Bahn&quot;;[.K141]&lt;&gt;-1);[.K141]+1;[.K141]))" office:value-type="float" office:value="-1">
            <text:p>-1</text:p>
          </table:table-cell>
          <table:table-cell table:formula="of:=IF([.B142]=&quot;Spieltag&quot;;[.L141]+1;[.L141])" office:value-type="float" office:value="0">
            <text:p>0</text:p>
          </table:table-cell>
          <table:table-cell table:formula="of:=IF(AND([.K142]&gt;0;[.K142]&lt;&gt;[.K141]);[.A142];&quot;&quot;)">
            <text:p/>
          </table:table-cell>
          <table:table-cell table:formula="of:=IF([.O142]=1;VLOOKUP([.P142];[.K138:.M637];3;0);&quot;&quot;)">
            <text:p/>
          </table:table-cell>
          <table:table-cell table:formula="of:=IF([.A143]=&quot;So&quot;;1;[.O141]+1)" office:value-type="float" office:value="138">
            <text:p>138</text:p>
          </table:table-cell>
          <table:table-cell table:formula="of:=IF([.O142]=1;[.A142];IF([.O142]=2;[.A142];IF([.O142]=3;[.C142]&amp; &quot; &quot; &amp;[.D142]&amp;&quot; &quot;&amp;[.E142]&amp;&quot; &quot; &amp;[.F142];IF([.O142]=4;[.A142]&amp; &quot; &quot; &amp;[.B142]&amp;&quot; &quot;&amp;[.C142]&amp;&quot; &quot; &amp;[.D142]))))" office:value-type="boolean" office:boolean-value="false">
            <text:p>FALSCH</text:p>
          </table:table-cell>
          <table:table-cell table:formula="of:=IF([.O142]=1;[.A142];IF([.O142]=2;TEXT([.A143];&quot;TT.MM.JJ&quot;);IF([.O142]=3;[.C142]&amp; &quot; &quot; &amp;[.D142]&amp;&quot; &quot;&amp;[.E142]&amp;&quot; &quot; &amp;[.F142];IF([.O142]=4;[.A142]&amp; &quot; &quot; &amp;[.B142]&amp;&quot; &quot;&amp;[.C142]&amp;&quot; &quot; &amp;[.D142]))))" office:value-type="boolean" office:boolean-value="false">
            <text:p>FALSCH</text:p>
          </table:table-cell>
          <table:table-cell table:formula="of:=IF([.O142]=1;[.A142];IF([.O142]=2;TEXT([.B143];&quot;HH:MM&quot;);IF([.O142]=3;[.C142]&amp; &quot; &quot; &amp;[.D142]&amp;&quot; &quot;&amp;[.E142]&amp;&quot; &quot; &amp;[.F142];IF([.O142]=4;[.A142]&amp; &quot; &quot; &amp;[.B142]&amp;&quot; &quot;&amp;[.C142]&amp;&quot; &quot; &amp;[.D142]))))" office:value-type="boolean" office:boolean-value="false">
            <text:p>FALSCH</text:p>
          </table:table-cell>
          <table:table-cell/>
          <table:table-cell table:formula="of:=INDIRECT(&quot;R&quot;&amp;ROW([.T142])&amp;&quot;C&quot;&amp;COLUMN([.T142])+[.O142];&quot;0&quot;)" office:value-type="float" office:value="0">
            <text:p>0</text:p>
          </table:table-cell>
          <table:table-cell table:formula="of:=IF([.P142]&gt;1;&quot;,&quot;;&quot;&quot;)&amp;&quot;{ &quot;&quot;spielnr&quot;&quot;:&quot;&quot;&quot;&amp;[.P142]&amp;&quot;&quot;&quot;,&quot;&quot;spieltag&quot;&quot;:&quot;&quot;&quot;&amp;[.L142]&amp;&quot;&quot;&quot;,&quot;&quot;bahn&quot;&quot;:&quot;&quot;&quot;&amp;[.N142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142]&amp;&quot;&quot;&quot;,&quot;&quot;uhrzeit&quot;&quot;:&quot;&quot;&quot;&amp;[.R142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142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142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143]=&quot;Bahn&quot;;[.K142]=-1);0;IF(AND([.A143]&lt;&gt;&quot;Bahn&quot;;[.K142]&lt;&gt;-1);[.K142]+1;[.K142]))" office:value-type="float" office:value="-1">
            <text:p>-1</text:p>
          </table:table-cell>
          <table:table-cell table:formula="of:=IF([.B143]=&quot;Spieltag&quot;;[.L142]+1;[.L142])" office:value-type="float" office:value="0">
            <text:p>0</text:p>
          </table:table-cell>
          <table:table-cell table:formula="of:=IF(AND([.K143]&gt;0;[.K143]&lt;&gt;[.K142]);[.A143];&quot;&quot;)">
            <text:p/>
          </table:table-cell>
          <table:table-cell table:formula="of:=IF([.O143]=1;VLOOKUP([.P143];[.K139:.M638];3;0);&quot;&quot;)">
            <text:p/>
          </table:table-cell>
          <table:table-cell table:formula="of:=IF([.A144]=&quot;So&quot;;1;[.O142]+1)" office:value-type="float" office:value="139">
            <text:p>139</text:p>
          </table:table-cell>
          <table:table-cell table:formula="of:=IF([.O143]=1;[.A143];IF([.O143]=2;[.A143];IF([.O143]=3;[.C143]&amp; &quot; &quot; &amp;[.D143]&amp;&quot; &quot;&amp;[.E143]&amp;&quot; &quot; &amp;[.F143];IF([.O143]=4;[.A143]&amp; &quot; &quot; &amp;[.B143]&amp;&quot; &quot;&amp;[.C143]&amp;&quot; &quot; &amp;[.D143]))))" office:value-type="boolean" office:boolean-value="false">
            <text:p>FALSCH</text:p>
          </table:table-cell>
          <table:table-cell table:formula="of:=IF([.O143]=1;[.A143];IF([.O143]=2;TEXT([.A144];&quot;TT.MM.JJ&quot;);IF([.O143]=3;[.C143]&amp; &quot; &quot; &amp;[.D143]&amp;&quot; &quot;&amp;[.E143]&amp;&quot; &quot; &amp;[.F143];IF([.O143]=4;[.A143]&amp; &quot; &quot; &amp;[.B143]&amp;&quot; &quot;&amp;[.C143]&amp;&quot; &quot; &amp;[.D143]))))" office:value-type="boolean" office:boolean-value="false">
            <text:p>FALSCH</text:p>
          </table:table-cell>
          <table:table-cell table:formula="of:=IF([.O143]=1;[.A143];IF([.O143]=2;TEXT([.B144];&quot;HH:MM&quot;);IF([.O143]=3;[.C143]&amp; &quot; &quot; &amp;[.D143]&amp;&quot; &quot;&amp;[.E143]&amp;&quot; &quot; &amp;[.F143];IF([.O143]=4;[.A143]&amp; &quot; &quot; &amp;[.B143]&amp;&quot; &quot;&amp;[.C143]&amp;&quot; &quot; &amp;[.D143]))))" office:value-type="boolean" office:boolean-value="false">
            <text:p>FALSCH</text:p>
          </table:table-cell>
          <table:table-cell/>
          <table:table-cell table:formula="of:=INDIRECT(&quot;R&quot;&amp;ROW([.T143])&amp;&quot;C&quot;&amp;COLUMN([.T143])+[.O143];&quot;0&quot;)" office:value-type="float" office:value="0">
            <text:p>0</text:p>
          </table:table-cell>
          <table:table-cell table:formula="of:=IF([.P143]&gt;1;&quot;,&quot;;&quot;&quot;)&amp;&quot;{ &quot;&quot;spielnr&quot;&quot;:&quot;&quot;&quot;&amp;[.P143]&amp;&quot;&quot;&quot;,&quot;&quot;spieltag&quot;&quot;:&quot;&quot;&quot;&amp;[.L143]&amp;&quot;&quot;&quot;,&quot;&quot;bahn&quot;&quot;:&quot;&quot;&quot;&amp;[.N143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143]&amp;&quot;&quot;&quot;,&quot;&quot;uhrzeit&quot;&quot;:&quot;&quot;&quot;&amp;[.R143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143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143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144]=&quot;Bahn&quot;;[.K143]=-1);0;IF(AND([.A144]&lt;&gt;&quot;Bahn&quot;;[.K143]&lt;&gt;-1);[.K143]+1;[.K143]))" office:value-type="float" office:value="-1">
            <text:p>-1</text:p>
          </table:table-cell>
          <table:table-cell table:formula="of:=IF([.B144]=&quot;Spieltag&quot;;[.L143]+1;[.L143])" office:value-type="float" office:value="0">
            <text:p>0</text:p>
          </table:table-cell>
          <table:table-cell table:formula="of:=IF(AND([.K144]&gt;0;[.K144]&lt;&gt;[.K143]);[.A144];&quot;&quot;)">
            <text:p/>
          </table:table-cell>
          <table:table-cell table:formula="of:=IF([.O144]=1;VLOOKUP([.P144];[.K140:.M639];3;0);&quot;&quot;)">
            <text:p/>
          </table:table-cell>
          <table:table-cell table:formula="of:=IF([.A145]=&quot;So&quot;;1;[.O143]+1)" office:value-type="float" office:value="140">
            <text:p>140</text:p>
          </table:table-cell>
          <table:table-cell table:formula="of:=IF([.O144]=1;[.A144];IF([.O144]=2;[.A144];IF([.O144]=3;[.C144]&amp; &quot; &quot; &amp;[.D144]&amp;&quot; &quot;&amp;[.E144]&amp;&quot; &quot; &amp;[.F144];IF([.O144]=4;[.A144]&amp; &quot; &quot; &amp;[.B144]&amp;&quot; &quot;&amp;[.C144]&amp;&quot; &quot; &amp;[.D144]))))" office:value-type="boolean" office:boolean-value="false">
            <text:p>FALSCH</text:p>
          </table:table-cell>
          <table:table-cell table:formula="of:=IF([.O144]=1;[.A144];IF([.O144]=2;TEXT([.A145];&quot;TT.MM.JJ&quot;);IF([.O144]=3;[.C144]&amp; &quot; &quot; &amp;[.D144]&amp;&quot; &quot;&amp;[.E144]&amp;&quot; &quot; &amp;[.F144];IF([.O144]=4;[.A144]&amp; &quot; &quot; &amp;[.B144]&amp;&quot; &quot;&amp;[.C144]&amp;&quot; &quot; &amp;[.D144]))))" office:value-type="boolean" office:boolean-value="false">
            <text:p>FALSCH</text:p>
          </table:table-cell>
          <table:table-cell table:formula="of:=IF([.O144]=1;[.A144];IF([.O144]=2;TEXT([.B145];&quot;HH:MM&quot;);IF([.O144]=3;[.C144]&amp; &quot; &quot; &amp;[.D144]&amp;&quot; &quot;&amp;[.E144]&amp;&quot; &quot; &amp;[.F144];IF([.O144]=4;[.A144]&amp; &quot; &quot; &amp;[.B144]&amp;&quot; &quot;&amp;[.C144]&amp;&quot; &quot; &amp;[.D144]))))" office:value-type="boolean" office:boolean-value="false">
            <text:p>FALSCH</text:p>
          </table:table-cell>
          <table:table-cell/>
          <table:table-cell table:formula="of:=INDIRECT(&quot;R&quot;&amp;ROW([.T144])&amp;&quot;C&quot;&amp;COLUMN([.T144])+[.O144];&quot;0&quot;)" office:value-type="float" office:value="0">
            <text:p>0</text:p>
          </table:table-cell>
          <table:table-cell table:formula="of:=IF([.P144]&gt;1;&quot;,&quot;;&quot;&quot;)&amp;&quot;{ &quot;&quot;spielnr&quot;&quot;:&quot;&quot;&quot;&amp;[.P144]&amp;&quot;&quot;&quot;,&quot;&quot;spieltag&quot;&quot;:&quot;&quot;&quot;&amp;[.L144]&amp;&quot;&quot;&quot;,&quot;&quot;bahn&quot;&quot;:&quot;&quot;&quot;&amp;[.N144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144]&amp;&quot;&quot;&quot;,&quot;&quot;uhrzeit&quot;&quot;:&quot;&quot;&quot;&amp;[.R144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144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144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145]=&quot;Bahn&quot;;[.K144]=-1);0;IF(AND([.A145]&lt;&gt;&quot;Bahn&quot;;[.K144]&lt;&gt;-1);[.K144]+1;[.K144]))" office:value-type="float" office:value="-1">
            <text:p>-1</text:p>
          </table:table-cell>
          <table:table-cell table:formula="of:=IF([.B145]=&quot;Spieltag&quot;;[.L144]+1;[.L144])" office:value-type="float" office:value="0">
            <text:p>0</text:p>
          </table:table-cell>
          <table:table-cell table:formula="of:=IF(AND([.K145]&gt;0;[.K145]&lt;&gt;[.K144]);[.A145];&quot;&quot;)">
            <text:p/>
          </table:table-cell>
          <table:table-cell table:formula="of:=IF([.O145]=1;VLOOKUP([.P145];[.K141:.M640];3;0);&quot;&quot;)">
            <text:p/>
          </table:table-cell>
          <table:table-cell table:formula="of:=IF([.A146]=&quot;So&quot;;1;[.O144]+1)" office:value-type="float" office:value="141">
            <text:p>141</text:p>
          </table:table-cell>
          <table:table-cell table:formula="of:=IF([.O145]=1;[.A145];IF([.O145]=2;[.A145];IF([.O145]=3;[.C145]&amp; &quot; &quot; &amp;[.D145]&amp;&quot; &quot;&amp;[.E145]&amp;&quot; &quot; &amp;[.F145];IF([.O145]=4;[.A145]&amp; &quot; &quot; &amp;[.B145]&amp;&quot; &quot;&amp;[.C145]&amp;&quot; &quot; &amp;[.D145]))))" office:value-type="boolean" office:boolean-value="false">
            <text:p>FALSCH</text:p>
          </table:table-cell>
          <table:table-cell table:formula="of:=IF([.O145]=1;[.A145];IF([.O145]=2;TEXT([.A146];&quot;TT.MM.JJ&quot;);IF([.O145]=3;[.C145]&amp; &quot; &quot; &amp;[.D145]&amp;&quot; &quot;&amp;[.E145]&amp;&quot; &quot; &amp;[.F145];IF([.O145]=4;[.A145]&amp; &quot; &quot; &amp;[.B145]&amp;&quot; &quot;&amp;[.C145]&amp;&quot; &quot; &amp;[.D145]))))" office:value-type="boolean" office:boolean-value="false">
            <text:p>FALSCH</text:p>
          </table:table-cell>
          <table:table-cell table:formula="of:=IF([.O145]=1;[.A145];IF([.O145]=2;TEXT([.B146];&quot;HH:MM&quot;);IF([.O145]=3;[.C145]&amp; &quot; &quot; &amp;[.D145]&amp;&quot; &quot;&amp;[.E145]&amp;&quot; &quot; &amp;[.F145];IF([.O145]=4;[.A145]&amp; &quot; &quot; &amp;[.B145]&amp;&quot; &quot;&amp;[.C145]&amp;&quot; &quot; &amp;[.D145]))))" office:value-type="boolean" office:boolean-value="false">
            <text:p>FALSCH</text:p>
          </table:table-cell>
          <table:table-cell/>
          <table:table-cell table:formula="of:=INDIRECT(&quot;R&quot;&amp;ROW([.T145])&amp;&quot;C&quot;&amp;COLUMN([.T145])+[.O145];&quot;0&quot;)" office:value-type="float" office:value="0">
            <text:p>0</text:p>
          </table:table-cell>
          <table:table-cell table:formula="of:=IF([.P145]&gt;1;&quot;,&quot;;&quot;&quot;)&amp;&quot;{ &quot;&quot;spielnr&quot;&quot;:&quot;&quot;&quot;&amp;[.P145]&amp;&quot;&quot;&quot;,&quot;&quot;spieltag&quot;&quot;:&quot;&quot;&quot;&amp;[.L145]&amp;&quot;&quot;&quot;,&quot;&quot;bahn&quot;&quot;:&quot;&quot;&quot;&amp;[.N145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145]&amp;&quot;&quot;&quot;,&quot;&quot;uhrzeit&quot;&quot;:&quot;&quot;&quot;&amp;[.R145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145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145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146]=&quot;Bahn&quot;;[.K145]=-1);0;IF(AND([.A146]&lt;&gt;&quot;Bahn&quot;;[.K145]&lt;&gt;-1);[.K145]+1;[.K145]))" office:value-type="float" office:value="-1">
            <text:p>-1</text:p>
          </table:table-cell>
          <table:table-cell table:formula="of:=IF([.B146]=&quot;Spieltag&quot;;[.L145]+1;[.L145])" office:value-type="float" office:value="0">
            <text:p>0</text:p>
          </table:table-cell>
          <table:table-cell table:formula="of:=IF(AND([.K146]&gt;0;[.K146]&lt;&gt;[.K145]);[.A146];&quot;&quot;)">
            <text:p/>
          </table:table-cell>
          <table:table-cell table:formula="of:=IF([.O146]=1;VLOOKUP([.P146];[.K142:.M641];3;0);&quot;&quot;)">
            <text:p/>
          </table:table-cell>
          <table:table-cell table:formula="of:=IF([.A147]=&quot;So&quot;;1;[.O145]+1)" office:value-type="float" office:value="142">
            <text:p>142</text:p>
          </table:table-cell>
          <table:table-cell table:formula="of:=IF([.O146]=1;[.A146];IF([.O146]=2;[.A146];IF([.O146]=3;[.C146]&amp; &quot; &quot; &amp;[.D146]&amp;&quot; &quot;&amp;[.E146]&amp;&quot; &quot; &amp;[.F146];IF([.O146]=4;[.A146]&amp; &quot; &quot; &amp;[.B146]&amp;&quot; &quot;&amp;[.C146]&amp;&quot; &quot; &amp;[.D146]))))" office:value-type="boolean" office:boolean-value="false">
            <text:p>FALSCH</text:p>
          </table:table-cell>
          <table:table-cell table:formula="of:=IF([.O146]=1;[.A146];IF([.O146]=2;TEXT([.A147];&quot;TT.MM.JJ&quot;);IF([.O146]=3;[.C146]&amp; &quot; &quot; &amp;[.D146]&amp;&quot; &quot;&amp;[.E146]&amp;&quot; &quot; &amp;[.F146];IF([.O146]=4;[.A146]&amp; &quot; &quot; &amp;[.B146]&amp;&quot; &quot;&amp;[.C146]&amp;&quot; &quot; &amp;[.D146]))))" office:value-type="boolean" office:boolean-value="false">
            <text:p>FALSCH</text:p>
          </table:table-cell>
          <table:table-cell table:formula="of:=IF([.O146]=1;[.A146];IF([.O146]=2;TEXT([.B147];&quot;HH:MM&quot;);IF([.O146]=3;[.C146]&amp; &quot; &quot; &amp;[.D146]&amp;&quot; &quot;&amp;[.E146]&amp;&quot; &quot; &amp;[.F146];IF([.O146]=4;[.A146]&amp; &quot; &quot; &amp;[.B146]&amp;&quot; &quot;&amp;[.C146]&amp;&quot; &quot; &amp;[.D146]))))" office:value-type="boolean" office:boolean-value="false">
            <text:p>FALSCH</text:p>
          </table:table-cell>
          <table:table-cell/>
          <table:table-cell table:formula="of:=INDIRECT(&quot;R&quot;&amp;ROW([.T146])&amp;&quot;C&quot;&amp;COLUMN([.T146])+[.O146];&quot;0&quot;)" office:value-type="float" office:value="0">
            <text:p>0</text:p>
          </table:table-cell>
          <table:table-cell table:formula="of:=IF([.P146]&gt;1;&quot;,&quot;;&quot;&quot;)&amp;&quot;{ &quot;&quot;spielnr&quot;&quot;:&quot;&quot;&quot;&amp;[.P146]&amp;&quot;&quot;&quot;,&quot;&quot;spieltag&quot;&quot;:&quot;&quot;&quot;&amp;[.L146]&amp;&quot;&quot;&quot;,&quot;&quot;bahn&quot;&quot;:&quot;&quot;&quot;&amp;[.N146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146]&amp;&quot;&quot;&quot;,&quot;&quot;uhrzeit&quot;&quot;:&quot;&quot;&quot;&amp;[.R146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146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146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147]=&quot;Bahn&quot;;[.K146]=-1);0;IF(AND([.A147]&lt;&gt;&quot;Bahn&quot;;[.K146]&lt;&gt;-1);[.K146]+1;[.K146]))" office:value-type="float" office:value="-1">
            <text:p>-1</text:p>
          </table:table-cell>
          <table:table-cell table:formula="of:=IF([.B147]=&quot;Spieltag&quot;;[.L146]+1;[.L146])" office:value-type="float" office:value="0">
            <text:p>0</text:p>
          </table:table-cell>
          <table:table-cell table:formula="of:=IF(AND([.K147]&gt;0;[.K147]&lt;&gt;[.K146]);[.A147];&quot;&quot;)">
            <text:p/>
          </table:table-cell>
          <table:table-cell table:formula="of:=IF([.O147]=1;VLOOKUP([.P147];[.K143:.M642];3;0);&quot;&quot;)">
            <text:p/>
          </table:table-cell>
          <table:table-cell table:formula="of:=IF([.A148]=&quot;So&quot;;1;[.O146]+1)" office:value-type="float" office:value="143">
            <text:p>143</text:p>
          </table:table-cell>
          <table:table-cell table:formula="of:=IF([.O147]=1;[.A147];IF([.O147]=2;[.A147];IF([.O147]=3;[.C147]&amp; &quot; &quot; &amp;[.D147]&amp;&quot; &quot;&amp;[.E147]&amp;&quot; &quot; &amp;[.F147];IF([.O147]=4;[.A147]&amp; &quot; &quot; &amp;[.B147]&amp;&quot; &quot;&amp;[.C147]&amp;&quot; &quot; &amp;[.D147]))))" office:value-type="boolean" office:boolean-value="false">
            <text:p>FALSCH</text:p>
          </table:table-cell>
          <table:table-cell table:formula="of:=IF([.O147]=1;[.A147];IF([.O147]=2;TEXT([.A148];&quot;TT.MM.JJ&quot;);IF([.O147]=3;[.C147]&amp; &quot; &quot; &amp;[.D147]&amp;&quot; &quot;&amp;[.E147]&amp;&quot; &quot; &amp;[.F147];IF([.O147]=4;[.A147]&amp; &quot; &quot; &amp;[.B147]&amp;&quot; &quot;&amp;[.C147]&amp;&quot; &quot; &amp;[.D147]))))" office:value-type="boolean" office:boolean-value="false">
            <text:p>FALSCH</text:p>
          </table:table-cell>
          <table:table-cell table:formula="of:=IF([.O147]=1;[.A147];IF([.O147]=2;TEXT([.B148];&quot;HH:MM&quot;);IF([.O147]=3;[.C147]&amp; &quot; &quot; &amp;[.D147]&amp;&quot; &quot;&amp;[.E147]&amp;&quot; &quot; &amp;[.F147];IF([.O147]=4;[.A147]&amp; &quot; &quot; &amp;[.B147]&amp;&quot; &quot;&amp;[.C147]&amp;&quot; &quot; &amp;[.D147]))))" office:value-type="boolean" office:boolean-value="false">
            <text:p>FALSCH</text:p>
          </table:table-cell>
          <table:table-cell/>
          <table:table-cell table:formula="of:=INDIRECT(&quot;R&quot;&amp;ROW([.T147])&amp;&quot;C&quot;&amp;COLUMN([.T147])+[.O147];&quot;0&quot;)" office:value-type="float" office:value="0">
            <text:p>0</text:p>
          </table:table-cell>
          <table:table-cell table:formula="of:=IF([.P147]&gt;1;&quot;,&quot;;&quot;&quot;)&amp;&quot;{ &quot;&quot;spielnr&quot;&quot;:&quot;&quot;&quot;&amp;[.P147]&amp;&quot;&quot;&quot;,&quot;&quot;spieltag&quot;&quot;:&quot;&quot;&quot;&amp;[.L147]&amp;&quot;&quot;&quot;,&quot;&quot;bahn&quot;&quot;:&quot;&quot;&quot;&amp;[.N147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147]&amp;&quot;&quot;&quot;,&quot;&quot;uhrzeit&quot;&quot;:&quot;&quot;&quot;&amp;[.R147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147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147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148]=&quot;Bahn&quot;;[.K147]=-1);0;IF(AND([.A148]&lt;&gt;&quot;Bahn&quot;;[.K147]&lt;&gt;-1);[.K147]+1;[.K147]))" office:value-type="float" office:value="-1">
            <text:p>-1</text:p>
          </table:table-cell>
          <table:table-cell table:formula="of:=IF([.B148]=&quot;Spieltag&quot;;[.L147]+1;[.L147])" office:value-type="float" office:value="0">
            <text:p>0</text:p>
          </table:table-cell>
          <table:table-cell table:formula="of:=IF(AND([.K148]&gt;0;[.K148]&lt;&gt;[.K147]);[.A148];&quot;&quot;)">
            <text:p/>
          </table:table-cell>
          <table:table-cell table:formula="of:=IF([.O148]=1;VLOOKUP([.P148];[.K144:.M643];3;0);&quot;&quot;)">
            <text:p/>
          </table:table-cell>
          <table:table-cell table:formula="of:=IF([.A149]=&quot;So&quot;;1;[.O147]+1)" office:value-type="float" office:value="144">
            <text:p>144</text:p>
          </table:table-cell>
          <table:table-cell table:formula="of:=IF([.O148]=1;[.A148];IF([.O148]=2;[.A148];IF([.O148]=3;[.C148]&amp; &quot; &quot; &amp;[.D148]&amp;&quot; &quot;&amp;[.E148]&amp;&quot; &quot; &amp;[.F148];IF([.O148]=4;[.A148]&amp; &quot; &quot; &amp;[.B148]&amp;&quot; &quot;&amp;[.C148]&amp;&quot; &quot; &amp;[.D148]))))" office:value-type="boolean" office:boolean-value="false">
            <text:p>FALSCH</text:p>
          </table:table-cell>
          <table:table-cell table:formula="of:=IF([.O148]=1;[.A148];IF([.O148]=2;TEXT([.A149];&quot;TT.MM.JJ&quot;);IF([.O148]=3;[.C148]&amp; &quot; &quot; &amp;[.D148]&amp;&quot; &quot;&amp;[.E148]&amp;&quot; &quot; &amp;[.F148];IF([.O148]=4;[.A148]&amp; &quot; &quot; &amp;[.B148]&amp;&quot; &quot;&amp;[.C148]&amp;&quot; &quot; &amp;[.D148]))))" office:value-type="boolean" office:boolean-value="false">
            <text:p>FALSCH</text:p>
          </table:table-cell>
          <table:table-cell table:formula="of:=IF([.O148]=1;[.A148];IF([.O148]=2;TEXT([.B149];&quot;HH:MM&quot;);IF([.O148]=3;[.C148]&amp; &quot; &quot; &amp;[.D148]&amp;&quot; &quot;&amp;[.E148]&amp;&quot; &quot; &amp;[.F148];IF([.O148]=4;[.A148]&amp; &quot; &quot; &amp;[.B148]&amp;&quot; &quot;&amp;[.C148]&amp;&quot; &quot; &amp;[.D148]))))" office:value-type="boolean" office:boolean-value="false">
            <text:p>FALSCH</text:p>
          </table:table-cell>
          <table:table-cell/>
          <table:table-cell table:formula="of:=INDIRECT(&quot;R&quot;&amp;ROW([.T148])&amp;&quot;C&quot;&amp;COLUMN([.T148])+[.O148];&quot;0&quot;)" office:value-type="float" office:value="0">
            <text:p>0</text:p>
          </table:table-cell>
          <table:table-cell table:formula="of:=IF([.P148]&gt;1;&quot;,&quot;;&quot;&quot;)&amp;&quot;{ &quot;&quot;spielnr&quot;&quot;:&quot;&quot;&quot;&amp;[.P148]&amp;&quot;&quot;&quot;,&quot;&quot;spieltag&quot;&quot;:&quot;&quot;&quot;&amp;[.L148]&amp;&quot;&quot;&quot;,&quot;&quot;bahn&quot;&quot;:&quot;&quot;&quot;&amp;[.N148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148]&amp;&quot;&quot;&quot;,&quot;&quot;uhrzeit&quot;&quot;:&quot;&quot;&quot;&amp;[.R148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148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148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149]=&quot;Bahn&quot;;[.K148]=-1);0;IF(AND([.A149]&lt;&gt;&quot;Bahn&quot;;[.K148]&lt;&gt;-1);[.K148]+1;[.K148]))" office:value-type="float" office:value="-1">
            <text:p>-1</text:p>
          </table:table-cell>
          <table:table-cell table:formula="of:=IF([.B149]=&quot;Spieltag&quot;;[.L148]+1;[.L148])" office:value-type="float" office:value="0">
            <text:p>0</text:p>
          </table:table-cell>
          <table:table-cell table:formula="of:=IF(AND([.K149]&gt;0;[.K149]&lt;&gt;[.K148]);[.A149];&quot;&quot;)">
            <text:p/>
          </table:table-cell>
          <table:table-cell table:formula="of:=IF([.O149]=1;VLOOKUP([.P149];[.K145:.M644];3;0);&quot;&quot;)">
            <text:p/>
          </table:table-cell>
          <table:table-cell table:formula="of:=IF([.A150]=&quot;So&quot;;1;[.O148]+1)" office:value-type="float" office:value="145">
            <text:p>145</text:p>
          </table:table-cell>
          <table:table-cell table:formula="of:=IF([.O149]=1;[.A149];IF([.O149]=2;[.A149];IF([.O149]=3;[.C149]&amp; &quot; &quot; &amp;[.D149]&amp;&quot; &quot;&amp;[.E149]&amp;&quot; &quot; &amp;[.F149];IF([.O149]=4;[.A149]&amp; &quot; &quot; &amp;[.B149]&amp;&quot; &quot;&amp;[.C149]&amp;&quot; &quot; &amp;[.D149]))))" office:value-type="boolean" office:boolean-value="false">
            <text:p>FALSCH</text:p>
          </table:table-cell>
          <table:table-cell table:formula="of:=IF([.O149]=1;[.A149];IF([.O149]=2;TEXT([.A150];&quot;TT.MM.JJ&quot;);IF([.O149]=3;[.C149]&amp; &quot; &quot; &amp;[.D149]&amp;&quot; &quot;&amp;[.E149]&amp;&quot; &quot; &amp;[.F149];IF([.O149]=4;[.A149]&amp; &quot; &quot; &amp;[.B149]&amp;&quot; &quot;&amp;[.C149]&amp;&quot; &quot; &amp;[.D149]))))" office:value-type="boolean" office:boolean-value="false">
            <text:p>FALSCH</text:p>
          </table:table-cell>
          <table:table-cell table:formula="of:=IF([.O149]=1;[.A149];IF([.O149]=2;TEXT([.B150];&quot;HH:MM&quot;);IF([.O149]=3;[.C149]&amp; &quot; &quot; &amp;[.D149]&amp;&quot; &quot;&amp;[.E149]&amp;&quot; &quot; &amp;[.F149];IF([.O149]=4;[.A149]&amp; &quot; &quot; &amp;[.B149]&amp;&quot; &quot;&amp;[.C149]&amp;&quot; &quot; &amp;[.D149]))))" office:value-type="boolean" office:boolean-value="false">
            <text:p>FALSCH</text:p>
          </table:table-cell>
          <table:table-cell/>
          <table:table-cell table:formula="of:=INDIRECT(&quot;R&quot;&amp;ROW([.T149])&amp;&quot;C&quot;&amp;COLUMN([.T149])+[.O149];&quot;0&quot;)" office:value-type="float" office:value="0">
            <text:p>0</text:p>
          </table:table-cell>
          <table:table-cell table:formula="of:=IF([.P149]&gt;1;&quot;,&quot;;&quot;&quot;)&amp;&quot;{ &quot;&quot;spielnr&quot;&quot;:&quot;&quot;&quot;&amp;[.P149]&amp;&quot;&quot;&quot;,&quot;&quot;spieltag&quot;&quot;:&quot;&quot;&quot;&amp;[.L149]&amp;&quot;&quot;&quot;,&quot;&quot;bahn&quot;&quot;:&quot;&quot;&quot;&amp;[.N149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149]&amp;&quot;&quot;&quot;,&quot;&quot;uhrzeit&quot;&quot;:&quot;&quot;&quot;&amp;[.R149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149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149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150]=&quot;Bahn&quot;;[.K149]=-1);0;IF(AND([.A150]&lt;&gt;&quot;Bahn&quot;;[.K149]&lt;&gt;-1);[.K149]+1;[.K149]))" office:value-type="float" office:value="-1">
            <text:p>-1</text:p>
          </table:table-cell>
          <table:table-cell table:formula="of:=IF([.B150]=&quot;Spieltag&quot;;[.L149]+1;[.L149])" office:value-type="float" office:value="0">
            <text:p>0</text:p>
          </table:table-cell>
          <table:table-cell table:formula="of:=IF(AND([.K150]&gt;0;[.K150]&lt;&gt;[.K149]);[.A150];&quot;&quot;)">
            <text:p/>
          </table:table-cell>
          <table:table-cell table:formula="of:=IF([.O150]=1;VLOOKUP([.P150];[.K146:.M645];3;0);&quot;&quot;)">
            <text:p/>
          </table:table-cell>
          <table:table-cell table:formula="of:=IF([.A151]=&quot;So&quot;;1;[.O149]+1)" office:value-type="float" office:value="146">
            <text:p>146</text:p>
          </table:table-cell>
          <table:table-cell table:formula="of:=IF([.O150]=1;[.A150];IF([.O150]=2;[.A150];IF([.O150]=3;[.C150]&amp; &quot; &quot; &amp;[.D150]&amp;&quot; &quot;&amp;[.E150]&amp;&quot; &quot; &amp;[.F150];IF([.O150]=4;[.A150]&amp; &quot; &quot; &amp;[.B150]&amp;&quot; &quot;&amp;[.C150]&amp;&quot; &quot; &amp;[.D150]))))" office:value-type="boolean" office:boolean-value="false">
            <text:p>FALSCH</text:p>
          </table:table-cell>
          <table:table-cell table:formula="of:=IF([.O150]=1;[.A150];IF([.O150]=2;TEXT([.A151];&quot;TT.MM.JJ&quot;);IF([.O150]=3;[.C150]&amp; &quot; &quot; &amp;[.D150]&amp;&quot; &quot;&amp;[.E150]&amp;&quot; &quot; &amp;[.F150];IF([.O150]=4;[.A150]&amp; &quot; &quot; &amp;[.B150]&amp;&quot; &quot;&amp;[.C150]&amp;&quot; &quot; &amp;[.D150]))))" office:value-type="boolean" office:boolean-value="false">
            <text:p>FALSCH</text:p>
          </table:table-cell>
          <table:table-cell table:formula="of:=IF([.O150]=1;[.A150];IF([.O150]=2;TEXT([.B151];&quot;HH:MM&quot;);IF([.O150]=3;[.C150]&amp; &quot; &quot; &amp;[.D150]&amp;&quot; &quot;&amp;[.E150]&amp;&quot; &quot; &amp;[.F150];IF([.O150]=4;[.A150]&amp; &quot; &quot; &amp;[.B150]&amp;&quot; &quot;&amp;[.C150]&amp;&quot; &quot; &amp;[.D150]))))" office:value-type="boolean" office:boolean-value="false">
            <text:p>FALSCH</text:p>
          </table:table-cell>
          <table:table-cell/>
          <table:table-cell table:formula="of:=INDIRECT(&quot;R&quot;&amp;ROW([.T150])&amp;&quot;C&quot;&amp;COLUMN([.T150])+[.O150];&quot;0&quot;)" office:value-type="float" office:value="0">
            <text:p>0</text:p>
          </table:table-cell>
          <table:table-cell table:formula="of:=IF([.P150]&gt;1;&quot;,&quot;;&quot;&quot;)&amp;&quot;{ &quot;&quot;spielnr&quot;&quot;:&quot;&quot;&quot;&amp;[.P150]&amp;&quot;&quot;&quot;,&quot;&quot;spieltag&quot;&quot;:&quot;&quot;&quot;&amp;[.L150]&amp;&quot;&quot;&quot;,&quot;&quot;bahn&quot;&quot;:&quot;&quot;&quot;&amp;[.N150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150]&amp;&quot;&quot;&quot;,&quot;&quot;uhrzeit&quot;&quot;:&quot;&quot;&quot;&amp;[.R150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150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150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151]=&quot;Bahn&quot;;[.K150]=-1);0;IF(AND([.A151]&lt;&gt;&quot;Bahn&quot;;[.K150]&lt;&gt;-1);[.K150]+1;[.K150]))" office:value-type="float" office:value="-1">
            <text:p>-1</text:p>
          </table:table-cell>
          <table:table-cell table:formula="of:=IF([.B151]=&quot;Spieltag&quot;;[.L150]+1;[.L150])" office:value-type="float" office:value="0">
            <text:p>0</text:p>
          </table:table-cell>
          <table:table-cell table:formula="of:=IF(AND([.K151]&gt;0;[.K151]&lt;&gt;[.K150]);[.A151];&quot;&quot;)">
            <text:p/>
          </table:table-cell>
          <table:table-cell table:formula="of:=IF([.O151]=1;VLOOKUP([.P151];[.K147:.M646];3;0);&quot;&quot;)">
            <text:p/>
          </table:table-cell>
          <table:table-cell table:formula="of:=IF([.A152]=&quot;So&quot;;1;[.O150]+1)" office:value-type="float" office:value="147">
            <text:p>147</text:p>
          </table:table-cell>
          <table:table-cell table:formula="of:=IF([.O151]=1;[.A151];IF([.O151]=2;[.A151];IF([.O151]=3;[.C151]&amp; &quot; &quot; &amp;[.D151]&amp;&quot; &quot;&amp;[.E151]&amp;&quot; &quot; &amp;[.F151];IF([.O151]=4;[.A151]&amp; &quot; &quot; &amp;[.B151]&amp;&quot; &quot;&amp;[.C151]&amp;&quot; &quot; &amp;[.D151]))))" office:value-type="boolean" office:boolean-value="false">
            <text:p>FALSCH</text:p>
          </table:table-cell>
          <table:table-cell table:formula="of:=IF([.O151]=1;[.A151];IF([.O151]=2;TEXT([.A152];&quot;TT.MM.JJ&quot;);IF([.O151]=3;[.C151]&amp; &quot; &quot; &amp;[.D151]&amp;&quot; &quot;&amp;[.E151]&amp;&quot; &quot; &amp;[.F151];IF([.O151]=4;[.A151]&amp; &quot; &quot; &amp;[.B151]&amp;&quot; &quot;&amp;[.C151]&amp;&quot; &quot; &amp;[.D151]))))" office:value-type="boolean" office:boolean-value="false">
            <text:p>FALSCH</text:p>
          </table:table-cell>
          <table:table-cell table:formula="of:=IF([.O151]=1;[.A151];IF([.O151]=2;TEXT([.B152];&quot;HH:MM&quot;);IF([.O151]=3;[.C151]&amp; &quot; &quot; &amp;[.D151]&amp;&quot; &quot;&amp;[.E151]&amp;&quot; &quot; &amp;[.F151];IF([.O151]=4;[.A151]&amp; &quot; &quot; &amp;[.B151]&amp;&quot; &quot;&amp;[.C151]&amp;&quot; &quot; &amp;[.D151]))))" office:value-type="boolean" office:boolean-value="false">
            <text:p>FALSCH</text:p>
          </table:table-cell>
          <table:table-cell/>
          <table:table-cell table:formula="of:=INDIRECT(&quot;R&quot;&amp;ROW([.T151])&amp;&quot;C&quot;&amp;COLUMN([.T151])+[.O151];&quot;0&quot;)" office:value-type="float" office:value="0">
            <text:p>0</text:p>
          </table:table-cell>
          <table:table-cell table:formula="of:=IF([.P151]&gt;1;&quot;,&quot;;&quot;&quot;)&amp;&quot;{ &quot;&quot;spielnr&quot;&quot;:&quot;&quot;&quot;&amp;[.P151]&amp;&quot;&quot;&quot;,&quot;&quot;spieltag&quot;&quot;:&quot;&quot;&quot;&amp;[.L151]&amp;&quot;&quot;&quot;,&quot;&quot;bahn&quot;&quot;:&quot;&quot;&quot;&amp;[.N151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151]&amp;&quot;&quot;&quot;,&quot;&quot;uhrzeit&quot;&quot;:&quot;&quot;&quot;&amp;[.R151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151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151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152]=&quot;Bahn&quot;;[.K151]=-1);0;IF(AND([.A152]&lt;&gt;&quot;Bahn&quot;;[.K151]&lt;&gt;-1);[.K151]+1;[.K151]))" office:value-type="float" office:value="-1">
            <text:p>-1</text:p>
          </table:table-cell>
          <table:table-cell table:formula="of:=IF([.B152]=&quot;Spieltag&quot;;[.L151]+1;[.L151])" office:value-type="float" office:value="0">
            <text:p>0</text:p>
          </table:table-cell>
          <table:table-cell table:formula="of:=IF(AND([.K152]&gt;0;[.K152]&lt;&gt;[.K151]);[.A152];&quot;&quot;)">
            <text:p/>
          </table:table-cell>
          <table:table-cell table:formula="of:=IF([.O152]=1;VLOOKUP([.P152];[.K148:.M647];3;0);&quot;&quot;)">
            <text:p/>
          </table:table-cell>
          <table:table-cell table:formula="of:=IF([.A153]=&quot;So&quot;;1;[.O151]+1)" office:value-type="float" office:value="148">
            <text:p>148</text:p>
          </table:table-cell>
          <table:table-cell table:formula="of:=IF([.O152]=1;[.A152];IF([.O152]=2;[.A152];IF([.O152]=3;[.C152]&amp; &quot; &quot; &amp;[.D152]&amp;&quot; &quot;&amp;[.E152]&amp;&quot; &quot; &amp;[.F152];IF([.O152]=4;[.A152]&amp; &quot; &quot; &amp;[.B152]&amp;&quot; &quot;&amp;[.C152]&amp;&quot; &quot; &amp;[.D152]))))" office:value-type="boolean" office:boolean-value="false">
            <text:p>FALSCH</text:p>
          </table:table-cell>
          <table:table-cell table:formula="of:=IF([.O152]=1;[.A152];IF([.O152]=2;TEXT([.A153];&quot;TT.MM.JJ&quot;);IF([.O152]=3;[.C152]&amp; &quot; &quot; &amp;[.D152]&amp;&quot; &quot;&amp;[.E152]&amp;&quot; &quot; &amp;[.F152];IF([.O152]=4;[.A152]&amp; &quot; &quot; &amp;[.B152]&amp;&quot; &quot;&amp;[.C152]&amp;&quot; &quot; &amp;[.D152]))))" office:value-type="boolean" office:boolean-value="false">
            <text:p>FALSCH</text:p>
          </table:table-cell>
          <table:table-cell table:formula="of:=IF([.O152]=1;[.A152];IF([.O152]=2;TEXT([.B153];&quot;HH:MM&quot;);IF([.O152]=3;[.C152]&amp; &quot; &quot; &amp;[.D152]&amp;&quot; &quot;&amp;[.E152]&amp;&quot; &quot; &amp;[.F152];IF([.O152]=4;[.A152]&amp; &quot; &quot; &amp;[.B152]&amp;&quot; &quot;&amp;[.C152]&amp;&quot; &quot; &amp;[.D152]))))" office:value-type="boolean" office:boolean-value="false">
            <text:p>FALSCH</text:p>
          </table:table-cell>
          <table:table-cell/>
          <table:table-cell table:formula="of:=INDIRECT(&quot;R&quot;&amp;ROW([.T152])&amp;&quot;C&quot;&amp;COLUMN([.T152])+[.O152];&quot;0&quot;)" office:value-type="float" office:value="0">
            <text:p>0</text:p>
          </table:table-cell>
          <table:table-cell table:formula="of:=IF([.P152]&gt;1;&quot;,&quot;;&quot;&quot;)&amp;&quot;{ &quot;&quot;spielnr&quot;&quot;:&quot;&quot;&quot;&amp;[.P152]&amp;&quot;&quot;&quot;,&quot;&quot;spieltag&quot;&quot;:&quot;&quot;&quot;&amp;[.L152]&amp;&quot;&quot;&quot;,&quot;&quot;bahn&quot;&quot;:&quot;&quot;&quot;&amp;[.N152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152]&amp;&quot;&quot;&quot;,&quot;&quot;uhrzeit&quot;&quot;:&quot;&quot;&quot;&amp;[.R152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152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152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153]=&quot;Bahn&quot;;[.K152]=-1);0;IF(AND([.A153]&lt;&gt;&quot;Bahn&quot;;[.K152]&lt;&gt;-1);[.K152]+1;[.K152]))" office:value-type="float" office:value="-1">
            <text:p>-1</text:p>
          </table:table-cell>
          <table:table-cell table:formula="of:=IF([.B153]=&quot;Spieltag&quot;;[.L152]+1;[.L152])" office:value-type="float" office:value="0">
            <text:p>0</text:p>
          </table:table-cell>
          <table:table-cell table:formula="of:=IF(AND([.K153]&gt;0;[.K153]&lt;&gt;[.K152]);[.A153];&quot;&quot;)">
            <text:p/>
          </table:table-cell>
          <table:table-cell table:formula="of:=IF([.O153]=1;VLOOKUP([.P153];[.K149:.M648];3;0);&quot;&quot;)">
            <text:p/>
          </table:table-cell>
          <table:table-cell table:formula="of:=IF([.A154]=&quot;So&quot;;1;[.O152]+1)" office:value-type="float" office:value="149">
            <text:p>149</text:p>
          </table:table-cell>
          <table:table-cell table:formula="of:=IF([.O153]=1;[.A153];IF([.O153]=2;[.A153];IF([.O153]=3;[.C153]&amp; &quot; &quot; &amp;[.D153]&amp;&quot; &quot;&amp;[.E153]&amp;&quot; &quot; &amp;[.F153];IF([.O153]=4;[.A153]&amp; &quot; &quot; &amp;[.B153]&amp;&quot; &quot;&amp;[.C153]&amp;&quot; &quot; &amp;[.D153]))))" office:value-type="boolean" office:boolean-value="false">
            <text:p>FALSCH</text:p>
          </table:table-cell>
          <table:table-cell table:formula="of:=IF([.O153]=1;[.A153];IF([.O153]=2;TEXT([.A154];&quot;TT.MM.JJ&quot;);IF([.O153]=3;[.C153]&amp; &quot; &quot; &amp;[.D153]&amp;&quot; &quot;&amp;[.E153]&amp;&quot; &quot; &amp;[.F153];IF([.O153]=4;[.A153]&amp; &quot; &quot; &amp;[.B153]&amp;&quot; &quot;&amp;[.C153]&amp;&quot; &quot; &amp;[.D153]))))" office:value-type="boolean" office:boolean-value="false">
            <text:p>FALSCH</text:p>
          </table:table-cell>
          <table:table-cell table:formula="of:=IF([.O153]=1;[.A153];IF([.O153]=2;TEXT([.B154];&quot;HH:MM&quot;);IF([.O153]=3;[.C153]&amp; &quot; &quot; &amp;[.D153]&amp;&quot; &quot;&amp;[.E153]&amp;&quot; &quot; &amp;[.F153];IF([.O153]=4;[.A153]&amp; &quot; &quot; &amp;[.B153]&amp;&quot; &quot;&amp;[.C153]&amp;&quot; &quot; &amp;[.D153]))))" office:value-type="boolean" office:boolean-value="false">
            <text:p>FALSCH</text:p>
          </table:table-cell>
          <table:table-cell/>
          <table:table-cell table:formula="of:=INDIRECT(&quot;R&quot;&amp;ROW([.T153])&amp;&quot;C&quot;&amp;COLUMN([.T153])+[.O153];&quot;0&quot;)" office:value-type="float" office:value="0">
            <text:p>0</text:p>
          </table:table-cell>
          <table:table-cell table:formula="of:=IF([.P153]&gt;1;&quot;,&quot;;&quot;&quot;)&amp;&quot;{ &quot;&quot;spielnr&quot;&quot;:&quot;&quot;&quot;&amp;[.P153]&amp;&quot;&quot;&quot;,&quot;&quot;spieltag&quot;&quot;:&quot;&quot;&quot;&amp;[.L153]&amp;&quot;&quot;&quot;,&quot;&quot;bahn&quot;&quot;:&quot;&quot;&quot;&amp;[.N153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153]&amp;&quot;&quot;&quot;,&quot;&quot;uhrzeit&quot;&quot;:&quot;&quot;&quot;&amp;[.R153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153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153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154]=&quot;Bahn&quot;;[.K153]=-1);0;IF(AND([.A154]&lt;&gt;&quot;Bahn&quot;;[.K153]&lt;&gt;-1);[.K153]+1;[.K153]))" office:value-type="float" office:value="-1">
            <text:p>-1</text:p>
          </table:table-cell>
          <table:table-cell table:formula="of:=IF([.B154]=&quot;Spieltag&quot;;[.L153]+1;[.L153])" office:value-type="float" office:value="0">
            <text:p>0</text:p>
          </table:table-cell>
          <table:table-cell table:formula="of:=IF(AND([.K154]&gt;0;[.K154]&lt;&gt;[.K153]);[.A154];&quot;&quot;)">
            <text:p/>
          </table:table-cell>
          <table:table-cell table:formula="of:=IF([.O154]=1;VLOOKUP([.P154];[.K150:.M649];3;0);&quot;&quot;)">
            <text:p/>
          </table:table-cell>
          <table:table-cell table:formula="of:=IF([.A155]=&quot;So&quot;;1;[.O153]+1)" office:value-type="float" office:value="150">
            <text:p>150</text:p>
          </table:table-cell>
          <table:table-cell table:formula="of:=IF([.O154]=1;[.A154];IF([.O154]=2;[.A154];IF([.O154]=3;[.C154]&amp; &quot; &quot; &amp;[.D154]&amp;&quot; &quot;&amp;[.E154]&amp;&quot; &quot; &amp;[.F154];IF([.O154]=4;[.A154]&amp; &quot; &quot; &amp;[.B154]&amp;&quot; &quot;&amp;[.C154]&amp;&quot; &quot; &amp;[.D154]))))" office:value-type="boolean" office:boolean-value="false">
            <text:p>FALSCH</text:p>
          </table:table-cell>
          <table:table-cell table:formula="of:=IF([.O154]=1;[.A154];IF([.O154]=2;TEXT([.A155];&quot;TT.MM.JJ&quot;);IF([.O154]=3;[.C154]&amp; &quot; &quot; &amp;[.D154]&amp;&quot; &quot;&amp;[.E154]&amp;&quot; &quot; &amp;[.F154];IF([.O154]=4;[.A154]&amp; &quot; &quot; &amp;[.B154]&amp;&quot; &quot;&amp;[.C154]&amp;&quot; &quot; &amp;[.D154]))))" office:value-type="boolean" office:boolean-value="false">
            <text:p>FALSCH</text:p>
          </table:table-cell>
          <table:table-cell table:formula="of:=IF([.O154]=1;[.A154];IF([.O154]=2;TEXT([.B155];&quot;HH:MM&quot;);IF([.O154]=3;[.C154]&amp; &quot; &quot; &amp;[.D154]&amp;&quot; &quot;&amp;[.E154]&amp;&quot; &quot; &amp;[.F154];IF([.O154]=4;[.A154]&amp; &quot; &quot; &amp;[.B154]&amp;&quot; &quot;&amp;[.C154]&amp;&quot; &quot; &amp;[.D154]))))" office:value-type="boolean" office:boolean-value="false">
            <text:p>FALSCH</text:p>
          </table:table-cell>
          <table:table-cell/>
          <table:table-cell table:formula="of:=INDIRECT(&quot;R&quot;&amp;ROW([.T154])&amp;&quot;C&quot;&amp;COLUMN([.T154])+[.O154];&quot;0&quot;)" office:value-type="float" office:value="0">
            <text:p>0</text:p>
          </table:table-cell>
          <table:table-cell table:formula="of:=IF([.P154]&gt;1;&quot;,&quot;;&quot;&quot;)&amp;&quot;{ &quot;&quot;spielnr&quot;&quot;:&quot;&quot;&quot;&amp;[.P154]&amp;&quot;&quot;&quot;,&quot;&quot;spieltag&quot;&quot;:&quot;&quot;&quot;&amp;[.L154]&amp;&quot;&quot;&quot;,&quot;&quot;bahn&quot;&quot;:&quot;&quot;&quot;&amp;[.N154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154]&amp;&quot;&quot;&quot;,&quot;&quot;uhrzeit&quot;&quot;:&quot;&quot;&quot;&amp;[.R154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154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154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155]=&quot;Bahn&quot;;[.K154]=-1);0;IF(AND([.A155]&lt;&gt;&quot;Bahn&quot;;[.K154]&lt;&gt;-1);[.K154]+1;[.K154]))" office:value-type="float" office:value="-1">
            <text:p>-1</text:p>
          </table:table-cell>
          <table:table-cell table:formula="of:=IF([.B155]=&quot;Spieltag&quot;;[.L154]+1;[.L154])" office:value-type="float" office:value="0">
            <text:p>0</text:p>
          </table:table-cell>
          <table:table-cell table:formula="of:=IF(AND([.K155]&gt;0;[.K155]&lt;&gt;[.K154]);[.A155];&quot;&quot;)">
            <text:p/>
          </table:table-cell>
          <table:table-cell table:formula="of:=IF([.O155]=1;VLOOKUP([.P155];[.K151:.M650];3;0);&quot;&quot;)">
            <text:p/>
          </table:table-cell>
          <table:table-cell table:formula="of:=IF([.A156]=&quot;So&quot;;1;[.O154]+1)" office:value-type="float" office:value="151">
            <text:p>151</text:p>
          </table:table-cell>
          <table:table-cell table:formula="of:=IF([.O155]=1;[.A155];IF([.O155]=2;[.A155];IF([.O155]=3;[.C155]&amp; &quot; &quot; &amp;[.D155]&amp;&quot; &quot;&amp;[.E155]&amp;&quot; &quot; &amp;[.F155];IF([.O155]=4;[.A155]&amp; &quot; &quot; &amp;[.B155]&amp;&quot; &quot;&amp;[.C155]&amp;&quot; &quot; &amp;[.D155]))))" office:value-type="boolean" office:boolean-value="false">
            <text:p>FALSCH</text:p>
          </table:table-cell>
          <table:table-cell table:formula="of:=IF([.O155]=1;[.A155];IF([.O155]=2;TEXT([.A156];&quot;TT.MM.JJ&quot;);IF([.O155]=3;[.C155]&amp; &quot; &quot; &amp;[.D155]&amp;&quot; &quot;&amp;[.E155]&amp;&quot; &quot; &amp;[.F155];IF([.O155]=4;[.A155]&amp; &quot; &quot; &amp;[.B155]&amp;&quot; &quot;&amp;[.C155]&amp;&quot; &quot; &amp;[.D155]))))" office:value-type="boolean" office:boolean-value="false">
            <text:p>FALSCH</text:p>
          </table:table-cell>
          <table:table-cell table:formula="of:=IF([.O155]=1;[.A155];IF([.O155]=2;TEXT([.B156];&quot;HH:MM&quot;);IF([.O155]=3;[.C155]&amp; &quot; &quot; &amp;[.D155]&amp;&quot; &quot;&amp;[.E155]&amp;&quot; &quot; &amp;[.F155];IF([.O155]=4;[.A155]&amp; &quot; &quot; &amp;[.B155]&amp;&quot; &quot;&amp;[.C155]&amp;&quot; &quot; &amp;[.D155]))))" office:value-type="boolean" office:boolean-value="false">
            <text:p>FALSCH</text:p>
          </table:table-cell>
          <table:table-cell/>
          <table:table-cell table:formula="of:=INDIRECT(&quot;R&quot;&amp;ROW([.T155])&amp;&quot;C&quot;&amp;COLUMN([.T155])+[.O155];&quot;0&quot;)" office:value-type="float" office:value="0">
            <text:p>0</text:p>
          </table:table-cell>
          <table:table-cell table:formula="of:=IF([.P155]&gt;1;&quot;,&quot;;&quot;&quot;)&amp;&quot;{ &quot;&quot;spielnr&quot;&quot;:&quot;&quot;&quot;&amp;[.P155]&amp;&quot;&quot;&quot;,&quot;&quot;spieltag&quot;&quot;:&quot;&quot;&quot;&amp;[.L155]&amp;&quot;&quot;&quot;,&quot;&quot;bahn&quot;&quot;:&quot;&quot;&quot;&amp;[.N155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155]&amp;&quot;&quot;&quot;,&quot;&quot;uhrzeit&quot;&quot;:&quot;&quot;&quot;&amp;[.R155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155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155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156]=&quot;Bahn&quot;;[.K155]=-1);0;IF(AND([.A156]&lt;&gt;&quot;Bahn&quot;;[.K155]&lt;&gt;-1);[.K155]+1;[.K155]))" office:value-type="float" office:value="-1">
            <text:p>-1</text:p>
          </table:table-cell>
          <table:table-cell table:formula="of:=IF([.B156]=&quot;Spieltag&quot;;[.L155]+1;[.L155])" office:value-type="float" office:value="0">
            <text:p>0</text:p>
          </table:table-cell>
          <table:table-cell table:formula="of:=IF(AND([.K156]&gt;0;[.K156]&lt;&gt;[.K155]);[.A156];&quot;&quot;)">
            <text:p/>
          </table:table-cell>
          <table:table-cell table:formula="of:=IF([.O156]=1;VLOOKUP([.P156];[.K152:.M651];3;0);&quot;&quot;)">
            <text:p/>
          </table:table-cell>
          <table:table-cell table:formula="of:=IF([.A157]=&quot;So&quot;;1;[.O155]+1)" office:value-type="float" office:value="152">
            <text:p>152</text:p>
          </table:table-cell>
          <table:table-cell table:formula="of:=IF([.O156]=1;[.A156];IF([.O156]=2;[.A156];IF([.O156]=3;[.C156]&amp; &quot; &quot; &amp;[.D156]&amp;&quot; &quot;&amp;[.E156]&amp;&quot; &quot; &amp;[.F156];IF([.O156]=4;[.A156]&amp; &quot; &quot; &amp;[.B156]&amp;&quot; &quot;&amp;[.C156]&amp;&quot; &quot; &amp;[.D156]))))" office:value-type="boolean" office:boolean-value="false">
            <text:p>FALSCH</text:p>
          </table:table-cell>
          <table:table-cell table:formula="of:=IF([.O156]=1;[.A156];IF([.O156]=2;TEXT([.A157];&quot;TT.MM.JJ&quot;);IF([.O156]=3;[.C156]&amp; &quot; &quot; &amp;[.D156]&amp;&quot; &quot;&amp;[.E156]&amp;&quot; &quot; &amp;[.F156];IF([.O156]=4;[.A156]&amp; &quot; &quot; &amp;[.B156]&amp;&quot; &quot;&amp;[.C156]&amp;&quot; &quot; &amp;[.D156]))))" office:value-type="boolean" office:boolean-value="false">
            <text:p>FALSCH</text:p>
          </table:table-cell>
          <table:table-cell table:formula="of:=IF([.O156]=1;[.A156];IF([.O156]=2;TEXT([.B157];&quot;HH:MM&quot;);IF([.O156]=3;[.C156]&amp; &quot; &quot; &amp;[.D156]&amp;&quot; &quot;&amp;[.E156]&amp;&quot; &quot; &amp;[.F156];IF([.O156]=4;[.A156]&amp; &quot; &quot; &amp;[.B156]&amp;&quot; &quot;&amp;[.C156]&amp;&quot; &quot; &amp;[.D156]))))" office:value-type="boolean" office:boolean-value="false">
            <text:p>FALSCH</text:p>
          </table:table-cell>
          <table:table-cell/>
          <table:table-cell table:formula="of:=INDIRECT(&quot;R&quot;&amp;ROW([.T156])&amp;&quot;C&quot;&amp;COLUMN([.T156])+[.O156];&quot;0&quot;)" office:value-type="float" office:value="0">
            <text:p>0</text:p>
          </table:table-cell>
          <table:table-cell table:formula="of:=IF([.P156]&gt;1;&quot;,&quot;;&quot;&quot;)&amp;&quot;{ &quot;&quot;spielnr&quot;&quot;:&quot;&quot;&quot;&amp;[.P156]&amp;&quot;&quot;&quot;,&quot;&quot;spieltag&quot;&quot;:&quot;&quot;&quot;&amp;[.L156]&amp;&quot;&quot;&quot;,&quot;&quot;bahn&quot;&quot;:&quot;&quot;&quot;&amp;[.N156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156]&amp;&quot;&quot;&quot;,&quot;&quot;uhrzeit&quot;&quot;:&quot;&quot;&quot;&amp;[.R156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156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156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157]=&quot;Bahn&quot;;[.K156]=-1);0;IF(AND([.A157]&lt;&gt;&quot;Bahn&quot;;[.K156]&lt;&gt;-1);[.K156]+1;[.K156]))" office:value-type="float" office:value="-1">
            <text:p>-1</text:p>
          </table:table-cell>
          <table:table-cell table:formula="of:=IF([.B157]=&quot;Spieltag&quot;;[.L156]+1;[.L156])" office:value-type="float" office:value="0">
            <text:p>0</text:p>
          </table:table-cell>
          <table:table-cell table:formula="of:=IF(AND([.K157]&gt;0;[.K157]&lt;&gt;[.K156]);[.A157];&quot;&quot;)">
            <text:p/>
          </table:table-cell>
          <table:table-cell table:formula="of:=IF([.O157]=1;VLOOKUP([.P157];[.K153:.M652];3;0);&quot;&quot;)">
            <text:p/>
          </table:table-cell>
          <table:table-cell table:formula="of:=IF([.A158]=&quot;So&quot;;1;[.O156]+1)" office:value-type="float" office:value="153">
            <text:p>153</text:p>
          </table:table-cell>
          <table:table-cell table:formula="of:=IF([.O157]=1;[.A157];IF([.O157]=2;[.A157];IF([.O157]=3;[.C157]&amp; &quot; &quot; &amp;[.D157]&amp;&quot; &quot;&amp;[.E157]&amp;&quot; &quot; &amp;[.F157];IF([.O157]=4;[.A157]&amp; &quot; &quot; &amp;[.B157]&amp;&quot; &quot;&amp;[.C157]&amp;&quot; &quot; &amp;[.D157]))))" office:value-type="boolean" office:boolean-value="false">
            <text:p>FALSCH</text:p>
          </table:table-cell>
          <table:table-cell table:formula="of:=IF([.O157]=1;[.A157];IF([.O157]=2;TEXT([.A158];&quot;TT.MM.JJ&quot;);IF([.O157]=3;[.C157]&amp; &quot; &quot; &amp;[.D157]&amp;&quot; &quot;&amp;[.E157]&amp;&quot; &quot; &amp;[.F157];IF([.O157]=4;[.A157]&amp; &quot; &quot; &amp;[.B157]&amp;&quot; &quot;&amp;[.C157]&amp;&quot; &quot; &amp;[.D157]))))" office:value-type="boolean" office:boolean-value="false">
            <text:p>FALSCH</text:p>
          </table:table-cell>
          <table:table-cell table:formula="of:=IF([.O157]=1;[.A157];IF([.O157]=2;TEXT([.B158];&quot;HH:MM&quot;);IF([.O157]=3;[.C157]&amp; &quot; &quot; &amp;[.D157]&amp;&quot; &quot;&amp;[.E157]&amp;&quot; &quot; &amp;[.F157];IF([.O157]=4;[.A157]&amp; &quot; &quot; &amp;[.B157]&amp;&quot; &quot;&amp;[.C157]&amp;&quot; &quot; &amp;[.D157]))))" office:value-type="boolean" office:boolean-value="false">
            <text:p>FALSCH</text:p>
          </table:table-cell>
          <table:table-cell/>
          <table:table-cell table:formula="of:=INDIRECT(&quot;R&quot;&amp;ROW([.T157])&amp;&quot;C&quot;&amp;COLUMN([.T157])+[.O157];&quot;0&quot;)" office:value-type="float" office:value="0">
            <text:p>0</text:p>
          </table:table-cell>
          <table:table-cell table:formula="of:=IF([.P157]&gt;1;&quot;,&quot;;&quot;&quot;)&amp;&quot;{ &quot;&quot;spielnr&quot;&quot;:&quot;&quot;&quot;&amp;[.P157]&amp;&quot;&quot;&quot;,&quot;&quot;spieltag&quot;&quot;:&quot;&quot;&quot;&amp;[.L157]&amp;&quot;&quot;&quot;,&quot;&quot;bahn&quot;&quot;:&quot;&quot;&quot;&amp;[.N157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157]&amp;&quot;&quot;&quot;,&quot;&quot;uhrzeit&quot;&quot;:&quot;&quot;&quot;&amp;[.R157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157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157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158]=&quot;Bahn&quot;;[.K157]=-1);0;IF(AND([.A158]&lt;&gt;&quot;Bahn&quot;;[.K157]&lt;&gt;-1);[.K157]+1;[.K157]))" office:value-type="float" office:value="-1">
            <text:p>-1</text:p>
          </table:table-cell>
          <table:table-cell table:formula="of:=IF([.B158]=&quot;Spieltag&quot;;[.L157]+1;[.L157])" office:value-type="float" office:value="0">
            <text:p>0</text:p>
          </table:table-cell>
          <table:table-cell table:formula="of:=IF(AND([.K158]&gt;0;[.K158]&lt;&gt;[.K157]);[.A158];&quot;&quot;)">
            <text:p/>
          </table:table-cell>
          <table:table-cell table:formula="of:=IF([.O158]=1;VLOOKUP([.P158];[.K154:.M653];3;0);&quot;&quot;)">
            <text:p/>
          </table:table-cell>
          <table:table-cell table:formula="of:=IF([.A159]=&quot;So&quot;;1;[.O157]+1)" office:value-type="float" office:value="154">
            <text:p>154</text:p>
          </table:table-cell>
          <table:table-cell table:formula="of:=IF([.O158]=1;[.A158];IF([.O158]=2;[.A158];IF([.O158]=3;[.C158]&amp; &quot; &quot; &amp;[.D158]&amp;&quot; &quot;&amp;[.E158]&amp;&quot; &quot; &amp;[.F158];IF([.O158]=4;[.A158]&amp; &quot; &quot; &amp;[.B158]&amp;&quot; &quot;&amp;[.C158]&amp;&quot; &quot; &amp;[.D158]))))" office:value-type="boolean" office:boolean-value="false">
            <text:p>FALSCH</text:p>
          </table:table-cell>
          <table:table-cell table:formula="of:=IF([.O158]=1;[.A158];IF([.O158]=2;TEXT([.A159];&quot;TT.MM.JJ&quot;);IF([.O158]=3;[.C158]&amp; &quot; &quot; &amp;[.D158]&amp;&quot; &quot;&amp;[.E158]&amp;&quot; &quot; &amp;[.F158];IF([.O158]=4;[.A158]&amp; &quot; &quot; &amp;[.B158]&amp;&quot; &quot;&amp;[.C158]&amp;&quot; &quot; &amp;[.D158]))))" office:value-type="boolean" office:boolean-value="false">
            <text:p>FALSCH</text:p>
          </table:table-cell>
          <table:table-cell table:formula="of:=IF([.O158]=1;[.A158];IF([.O158]=2;TEXT([.B159];&quot;HH:MM&quot;);IF([.O158]=3;[.C158]&amp; &quot; &quot; &amp;[.D158]&amp;&quot; &quot;&amp;[.E158]&amp;&quot; &quot; &amp;[.F158];IF([.O158]=4;[.A158]&amp; &quot; &quot; &amp;[.B158]&amp;&quot; &quot;&amp;[.C158]&amp;&quot; &quot; &amp;[.D158]))))" office:value-type="boolean" office:boolean-value="false">
            <text:p>FALSCH</text:p>
          </table:table-cell>
          <table:table-cell/>
          <table:table-cell table:formula="of:=INDIRECT(&quot;R&quot;&amp;ROW([.T158])&amp;&quot;C&quot;&amp;COLUMN([.T158])+[.O158];&quot;0&quot;)" office:value-type="float" office:value="0">
            <text:p>0</text:p>
          </table:table-cell>
          <table:table-cell table:formula="of:=IF([.P158]&gt;1;&quot;,&quot;;&quot;&quot;)&amp;&quot;{ &quot;&quot;spielnr&quot;&quot;:&quot;&quot;&quot;&amp;[.P158]&amp;&quot;&quot;&quot;,&quot;&quot;spieltag&quot;&quot;:&quot;&quot;&quot;&amp;[.L158]&amp;&quot;&quot;&quot;,&quot;&quot;bahn&quot;&quot;:&quot;&quot;&quot;&amp;[.N158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158]&amp;&quot;&quot;&quot;,&quot;&quot;uhrzeit&quot;&quot;:&quot;&quot;&quot;&amp;[.R158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158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158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159]=&quot;Bahn&quot;;[.K158]=-1);0;IF(AND([.A159]&lt;&gt;&quot;Bahn&quot;;[.K158]&lt;&gt;-1);[.K158]+1;[.K158]))" office:value-type="float" office:value="-1">
            <text:p>-1</text:p>
          </table:table-cell>
          <table:table-cell table:formula="of:=IF([.B159]=&quot;Spieltag&quot;;[.L158]+1;[.L158])" office:value-type="float" office:value="0">
            <text:p>0</text:p>
          </table:table-cell>
          <table:table-cell table:formula="of:=IF(AND([.K159]&gt;0;[.K159]&lt;&gt;[.K158]);[.A159];&quot;&quot;)">
            <text:p/>
          </table:table-cell>
          <table:table-cell table:formula="of:=IF([.O159]=1;VLOOKUP([.P159];[.K155:.M654];3;0);&quot;&quot;)">
            <text:p/>
          </table:table-cell>
          <table:table-cell table:formula="of:=IF([.A160]=&quot;So&quot;;1;[.O158]+1)" office:value-type="float" office:value="155">
            <text:p>155</text:p>
          </table:table-cell>
          <table:table-cell table:formula="of:=IF([.O159]=1;[.A159];IF([.O159]=2;[.A159];IF([.O159]=3;[.C159]&amp; &quot; &quot; &amp;[.D159]&amp;&quot; &quot;&amp;[.E159]&amp;&quot; &quot; &amp;[.F159];IF([.O159]=4;[.A159]&amp; &quot; &quot; &amp;[.B159]&amp;&quot; &quot;&amp;[.C159]&amp;&quot; &quot; &amp;[.D159]))))" office:value-type="boolean" office:boolean-value="false">
            <text:p>FALSCH</text:p>
          </table:table-cell>
          <table:table-cell table:formula="of:=IF([.O159]=1;[.A159];IF([.O159]=2;TEXT([.A160];&quot;TT.MM.JJ&quot;);IF([.O159]=3;[.C159]&amp; &quot; &quot; &amp;[.D159]&amp;&quot; &quot;&amp;[.E159]&amp;&quot; &quot; &amp;[.F159];IF([.O159]=4;[.A159]&amp; &quot; &quot; &amp;[.B159]&amp;&quot; &quot;&amp;[.C159]&amp;&quot; &quot; &amp;[.D159]))))" office:value-type="boolean" office:boolean-value="false">
            <text:p>FALSCH</text:p>
          </table:table-cell>
          <table:table-cell table:formula="of:=IF([.O159]=1;[.A159];IF([.O159]=2;TEXT([.B160];&quot;HH:MM&quot;);IF([.O159]=3;[.C159]&amp; &quot; &quot; &amp;[.D159]&amp;&quot; &quot;&amp;[.E159]&amp;&quot; &quot; &amp;[.F159];IF([.O159]=4;[.A159]&amp; &quot; &quot; &amp;[.B159]&amp;&quot; &quot;&amp;[.C159]&amp;&quot; &quot; &amp;[.D159]))))" office:value-type="boolean" office:boolean-value="false">
            <text:p>FALSCH</text:p>
          </table:table-cell>
          <table:table-cell/>
          <table:table-cell table:formula="of:=INDIRECT(&quot;R&quot;&amp;ROW([.T159])&amp;&quot;C&quot;&amp;COLUMN([.T159])+[.O159];&quot;0&quot;)" office:value-type="float" office:value="0">
            <text:p>0</text:p>
          </table:table-cell>
          <table:table-cell table:formula="of:=IF([.P159]&gt;1;&quot;,&quot;;&quot;&quot;)&amp;&quot;{ &quot;&quot;spielnr&quot;&quot;:&quot;&quot;&quot;&amp;[.P159]&amp;&quot;&quot;&quot;,&quot;&quot;spieltag&quot;&quot;:&quot;&quot;&quot;&amp;[.L159]&amp;&quot;&quot;&quot;,&quot;&quot;bahn&quot;&quot;:&quot;&quot;&quot;&amp;[.N159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159]&amp;&quot;&quot;&quot;,&quot;&quot;uhrzeit&quot;&quot;:&quot;&quot;&quot;&amp;[.R159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159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159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160]=&quot;Bahn&quot;;[.K159]=-1);0;IF(AND([.A160]&lt;&gt;&quot;Bahn&quot;;[.K159]&lt;&gt;-1);[.K159]+1;[.K159]))" office:value-type="float" office:value="-1">
            <text:p>-1</text:p>
          </table:table-cell>
          <table:table-cell table:formula="of:=IF([.B160]=&quot;Spieltag&quot;;[.L159]+1;[.L159])" office:value-type="float" office:value="0">
            <text:p>0</text:p>
          </table:table-cell>
          <table:table-cell table:formula="of:=IF(AND([.K160]&gt;0;[.K160]&lt;&gt;[.K159]);[.A160];&quot;&quot;)">
            <text:p/>
          </table:table-cell>
          <table:table-cell table:formula="of:=IF([.O160]=1;VLOOKUP([.P160];[.K156:.M655];3;0);&quot;&quot;)">
            <text:p/>
          </table:table-cell>
          <table:table-cell table:formula="of:=IF([.A161]=&quot;So&quot;;1;[.O159]+1)" office:value-type="float" office:value="156">
            <text:p>156</text:p>
          </table:table-cell>
          <table:table-cell table:formula="of:=IF([.O160]=1;[.A160];IF([.O160]=2;[.A160];IF([.O160]=3;[.C160]&amp; &quot; &quot; &amp;[.D160]&amp;&quot; &quot;&amp;[.E160]&amp;&quot; &quot; &amp;[.F160];IF([.O160]=4;[.A160]&amp; &quot; &quot; &amp;[.B160]&amp;&quot; &quot;&amp;[.C160]&amp;&quot; &quot; &amp;[.D160]))))" office:value-type="boolean" office:boolean-value="false">
            <text:p>FALSCH</text:p>
          </table:table-cell>
          <table:table-cell table:formula="of:=IF([.O160]=1;[.A160];IF([.O160]=2;TEXT([.A161];&quot;TT.MM.JJ&quot;);IF([.O160]=3;[.C160]&amp; &quot; &quot; &amp;[.D160]&amp;&quot; &quot;&amp;[.E160]&amp;&quot; &quot; &amp;[.F160];IF([.O160]=4;[.A160]&amp; &quot; &quot; &amp;[.B160]&amp;&quot; &quot;&amp;[.C160]&amp;&quot; &quot; &amp;[.D160]))))" office:value-type="boolean" office:boolean-value="false">
            <text:p>FALSCH</text:p>
          </table:table-cell>
          <table:table-cell table:formula="of:=IF([.O160]=1;[.A160];IF([.O160]=2;TEXT([.B161];&quot;HH:MM&quot;);IF([.O160]=3;[.C160]&amp; &quot; &quot; &amp;[.D160]&amp;&quot; &quot;&amp;[.E160]&amp;&quot; &quot; &amp;[.F160];IF([.O160]=4;[.A160]&amp; &quot; &quot; &amp;[.B160]&amp;&quot; &quot;&amp;[.C160]&amp;&quot; &quot; &amp;[.D160]))))" office:value-type="boolean" office:boolean-value="false">
            <text:p>FALSCH</text:p>
          </table:table-cell>
          <table:table-cell/>
          <table:table-cell table:formula="of:=INDIRECT(&quot;R&quot;&amp;ROW([.T160])&amp;&quot;C&quot;&amp;COLUMN([.T160])+[.O160];&quot;0&quot;)" office:value-type="float" office:value="0">
            <text:p>0</text:p>
          </table:table-cell>
          <table:table-cell table:formula="of:=IF([.P160]&gt;1;&quot;,&quot;;&quot;&quot;)&amp;&quot;{ &quot;&quot;spielnr&quot;&quot;:&quot;&quot;&quot;&amp;[.P160]&amp;&quot;&quot;&quot;,&quot;&quot;spieltag&quot;&quot;:&quot;&quot;&quot;&amp;[.L160]&amp;&quot;&quot;&quot;,&quot;&quot;bahn&quot;&quot;:&quot;&quot;&quot;&amp;[.N160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160]&amp;&quot;&quot;&quot;,&quot;&quot;uhrzeit&quot;&quot;:&quot;&quot;&quot;&amp;[.R160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160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160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161]=&quot;Bahn&quot;;[.K160]=-1);0;IF(AND([.A161]&lt;&gt;&quot;Bahn&quot;;[.K160]&lt;&gt;-1);[.K160]+1;[.K160]))" office:value-type="float" office:value="-1">
            <text:p>-1</text:p>
          </table:table-cell>
          <table:table-cell table:formula="of:=IF([.B161]=&quot;Spieltag&quot;;[.L160]+1;[.L160])" office:value-type="float" office:value="0">
            <text:p>0</text:p>
          </table:table-cell>
          <table:table-cell table:formula="of:=IF(AND([.K161]&gt;0;[.K161]&lt;&gt;[.K160]);[.A161];&quot;&quot;)">
            <text:p/>
          </table:table-cell>
          <table:table-cell table:formula="of:=IF([.O161]=1;VLOOKUP([.P161];[.K157:.M656];3;0);&quot;&quot;)">
            <text:p/>
          </table:table-cell>
          <table:table-cell table:formula="of:=IF([.A162]=&quot;So&quot;;1;[.O160]+1)" office:value-type="float" office:value="157">
            <text:p>157</text:p>
          </table:table-cell>
          <table:table-cell table:formula="of:=IF([.O161]=1;[.A161];IF([.O161]=2;[.A161];IF([.O161]=3;[.C161]&amp; &quot; &quot; &amp;[.D161]&amp;&quot; &quot;&amp;[.E161]&amp;&quot; &quot; &amp;[.F161];IF([.O161]=4;[.A161]&amp; &quot; &quot; &amp;[.B161]&amp;&quot; &quot;&amp;[.C161]&amp;&quot; &quot; &amp;[.D161]))))" office:value-type="boolean" office:boolean-value="false">
            <text:p>FALSCH</text:p>
          </table:table-cell>
          <table:table-cell table:formula="of:=IF([.O161]=1;[.A161];IF([.O161]=2;TEXT([.A162];&quot;TT.MM.JJ&quot;);IF([.O161]=3;[.C161]&amp; &quot; &quot; &amp;[.D161]&amp;&quot; &quot;&amp;[.E161]&amp;&quot; &quot; &amp;[.F161];IF([.O161]=4;[.A161]&amp; &quot; &quot; &amp;[.B161]&amp;&quot; &quot;&amp;[.C161]&amp;&quot; &quot; &amp;[.D161]))))" office:value-type="boolean" office:boolean-value="false">
            <text:p>FALSCH</text:p>
          </table:table-cell>
          <table:table-cell table:formula="of:=IF([.O161]=1;[.A161];IF([.O161]=2;TEXT([.B162];&quot;HH:MM&quot;);IF([.O161]=3;[.C161]&amp; &quot; &quot; &amp;[.D161]&amp;&quot; &quot;&amp;[.E161]&amp;&quot; &quot; &amp;[.F161];IF([.O161]=4;[.A161]&amp; &quot; &quot; &amp;[.B161]&amp;&quot; &quot;&amp;[.C161]&amp;&quot; &quot; &amp;[.D161]))))" office:value-type="boolean" office:boolean-value="false">
            <text:p>FALSCH</text:p>
          </table:table-cell>
          <table:table-cell/>
          <table:table-cell table:formula="of:=INDIRECT(&quot;R&quot;&amp;ROW([.T161])&amp;&quot;C&quot;&amp;COLUMN([.T161])+[.O161];&quot;0&quot;)" office:value-type="float" office:value="0">
            <text:p>0</text:p>
          </table:table-cell>
          <table:table-cell table:formula="of:=IF([.P161]&gt;1;&quot;,&quot;;&quot;&quot;)&amp;&quot;{ &quot;&quot;spielnr&quot;&quot;:&quot;&quot;&quot;&amp;[.P161]&amp;&quot;&quot;&quot;,&quot;&quot;spieltag&quot;&quot;:&quot;&quot;&quot;&amp;[.L161]&amp;&quot;&quot;&quot;,&quot;&quot;bahn&quot;&quot;:&quot;&quot;&quot;&amp;[.N161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161]&amp;&quot;&quot;&quot;,&quot;&quot;uhrzeit&quot;&quot;:&quot;&quot;&quot;&amp;[.R161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161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161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162]=&quot;Bahn&quot;;[.K161]=-1);0;IF(AND([.A162]&lt;&gt;&quot;Bahn&quot;;[.K161]&lt;&gt;-1);[.K161]+1;[.K161]))" office:value-type="float" office:value="-1">
            <text:p>-1</text:p>
          </table:table-cell>
          <table:table-cell table:formula="of:=IF([.B162]=&quot;Spieltag&quot;;[.L161]+1;[.L161])" office:value-type="float" office:value="0">
            <text:p>0</text:p>
          </table:table-cell>
          <table:table-cell table:formula="of:=IF(AND([.K162]&gt;0;[.K162]&lt;&gt;[.K161]);[.A162];&quot;&quot;)">
            <text:p/>
          </table:table-cell>
          <table:table-cell table:formula="of:=IF([.O162]=1;VLOOKUP([.P162];[.K158:.M657];3;0);&quot;&quot;)">
            <text:p/>
          </table:table-cell>
          <table:table-cell table:formula="of:=IF([.A163]=&quot;So&quot;;1;[.O161]+1)" office:value-type="float" office:value="158">
            <text:p>158</text:p>
          </table:table-cell>
          <table:table-cell table:formula="of:=IF([.O162]=1;[.A162];IF([.O162]=2;[.A162];IF([.O162]=3;[.C162]&amp; &quot; &quot; &amp;[.D162]&amp;&quot; &quot;&amp;[.E162]&amp;&quot; &quot; &amp;[.F162];IF([.O162]=4;[.A162]&amp; &quot; &quot; &amp;[.B162]&amp;&quot; &quot;&amp;[.C162]&amp;&quot; &quot; &amp;[.D162]))))" office:value-type="boolean" office:boolean-value="false">
            <text:p>FALSCH</text:p>
          </table:table-cell>
          <table:table-cell table:formula="of:=IF([.O162]=1;[.A162];IF([.O162]=2;TEXT([.A163];&quot;TT.MM.JJ&quot;);IF([.O162]=3;[.C162]&amp; &quot; &quot; &amp;[.D162]&amp;&quot; &quot;&amp;[.E162]&amp;&quot; &quot; &amp;[.F162];IF([.O162]=4;[.A162]&amp; &quot; &quot; &amp;[.B162]&amp;&quot; &quot;&amp;[.C162]&amp;&quot; &quot; &amp;[.D162]))))" office:value-type="boolean" office:boolean-value="false">
            <text:p>FALSCH</text:p>
          </table:table-cell>
          <table:table-cell table:formula="of:=IF([.O162]=1;[.A162];IF([.O162]=2;TEXT([.B163];&quot;HH:MM&quot;);IF([.O162]=3;[.C162]&amp; &quot; &quot; &amp;[.D162]&amp;&quot; &quot;&amp;[.E162]&amp;&quot; &quot; &amp;[.F162];IF([.O162]=4;[.A162]&amp; &quot; &quot; &amp;[.B162]&amp;&quot; &quot;&amp;[.C162]&amp;&quot; &quot; &amp;[.D162]))))" office:value-type="boolean" office:boolean-value="false">
            <text:p>FALSCH</text:p>
          </table:table-cell>
          <table:table-cell/>
          <table:table-cell table:formula="of:=INDIRECT(&quot;R&quot;&amp;ROW([.T162])&amp;&quot;C&quot;&amp;COLUMN([.T162])+[.O162];&quot;0&quot;)" office:value-type="float" office:value="0">
            <text:p>0</text:p>
          </table:table-cell>
          <table:table-cell table:formula="of:=IF([.P162]&gt;1;&quot;,&quot;;&quot;&quot;)&amp;&quot;{ &quot;&quot;spielnr&quot;&quot;:&quot;&quot;&quot;&amp;[.P162]&amp;&quot;&quot;&quot;,&quot;&quot;spieltag&quot;&quot;:&quot;&quot;&quot;&amp;[.L162]&amp;&quot;&quot;&quot;,&quot;&quot;bahn&quot;&quot;:&quot;&quot;&quot;&amp;[.N162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162]&amp;&quot;&quot;&quot;,&quot;&quot;uhrzeit&quot;&quot;:&quot;&quot;&quot;&amp;[.R162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162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162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163]=&quot;Bahn&quot;;[.K162]=-1);0;IF(AND([.A163]&lt;&gt;&quot;Bahn&quot;;[.K162]&lt;&gt;-1);[.K162]+1;[.K162]))" office:value-type="float" office:value="-1">
            <text:p>-1</text:p>
          </table:table-cell>
          <table:table-cell table:formula="of:=IF([.B163]=&quot;Spieltag&quot;;[.L162]+1;[.L162])" office:value-type="float" office:value="0">
            <text:p>0</text:p>
          </table:table-cell>
          <table:table-cell table:formula="of:=IF(AND([.K163]&gt;0;[.K163]&lt;&gt;[.K162]);[.A163];&quot;&quot;)">
            <text:p/>
          </table:table-cell>
          <table:table-cell table:formula="of:=IF([.O163]=1;VLOOKUP([.P163];[.K159:.M658];3;0);&quot;&quot;)">
            <text:p/>
          </table:table-cell>
          <table:table-cell table:formula="of:=IF([.A164]=&quot;So&quot;;1;[.O162]+1)" office:value-type="float" office:value="159">
            <text:p>159</text:p>
          </table:table-cell>
          <table:table-cell table:formula="of:=IF([.O163]=1;[.A163];IF([.O163]=2;[.A163];IF([.O163]=3;[.C163]&amp; &quot; &quot; &amp;[.D163]&amp;&quot; &quot;&amp;[.E163]&amp;&quot; &quot; &amp;[.F163];IF([.O163]=4;[.A163]&amp; &quot; &quot; &amp;[.B163]&amp;&quot; &quot;&amp;[.C163]&amp;&quot; &quot; &amp;[.D163]))))" office:value-type="boolean" office:boolean-value="false">
            <text:p>FALSCH</text:p>
          </table:table-cell>
          <table:table-cell table:formula="of:=IF([.O163]=1;[.A163];IF([.O163]=2;TEXT([.A164];&quot;TT.MM.JJ&quot;);IF([.O163]=3;[.C163]&amp; &quot; &quot; &amp;[.D163]&amp;&quot; &quot;&amp;[.E163]&amp;&quot; &quot; &amp;[.F163];IF([.O163]=4;[.A163]&amp; &quot; &quot; &amp;[.B163]&amp;&quot; &quot;&amp;[.C163]&amp;&quot; &quot; &amp;[.D163]))))" office:value-type="boolean" office:boolean-value="false">
            <text:p>FALSCH</text:p>
          </table:table-cell>
          <table:table-cell table:formula="of:=IF([.O163]=1;[.A163];IF([.O163]=2;TEXT([.B164];&quot;HH:MM&quot;);IF([.O163]=3;[.C163]&amp; &quot; &quot; &amp;[.D163]&amp;&quot; &quot;&amp;[.E163]&amp;&quot; &quot; &amp;[.F163];IF([.O163]=4;[.A163]&amp; &quot; &quot; &amp;[.B163]&amp;&quot; &quot;&amp;[.C163]&amp;&quot; &quot; &amp;[.D163]))))" office:value-type="boolean" office:boolean-value="false">
            <text:p>FALSCH</text:p>
          </table:table-cell>
          <table:table-cell/>
          <table:table-cell table:formula="of:=INDIRECT(&quot;R&quot;&amp;ROW([.T163])&amp;&quot;C&quot;&amp;COLUMN([.T163])+[.O163];&quot;0&quot;)" office:value-type="float" office:value="0">
            <text:p>0</text:p>
          </table:table-cell>
          <table:table-cell table:formula="of:=IF([.P163]&gt;1;&quot;,&quot;;&quot;&quot;)&amp;&quot;{ &quot;&quot;spielnr&quot;&quot;:&quot;&quot;&quot;&amp;[.P163]&amp;&quot;&quot;&quot;,&quot;&quot;spieltag&quot;&quot;:&quot;&quot;&quot;&amp;[.L163]&amp;&quot;&quot;&quot;,&quot;&quot;bahn&quot;&quot;:&quot;&quot;&quot;&amp;[.N163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163]&amp;&quot;&quot;&quot;,&quot;&quot;uhrzeit&quot;&quot;:&quot;&quot;&quot;&amp;[.R163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163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163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164]=&quot;Bahn&quot;;[.K163]=-1);0;IF(AND([.A164]&lt;&gt;&quot;Bahn&quot;;[.K163]&lt;&gt;-1);[.K163]+1;[.K163]))" office:value-type="float" office:value="-1">
            <text:p>-1</text:p>
          </table:table-cell>
          <table:table-cell table:formula="of:=IF([.B164]=&quot;Spieltag&quot;;[.L163]+1;[.L163])" office:value-type="float" office:value="0">
            <text:p>0</text:p>
          </table:table-cell>
          <table:table-cell table:formula="of:=IF(AND([.K164]&gt;0;[.K164]&lt;&gt;[.K163]);[.A164];&quot;&quot;)">
            <text:p/>
          </table:table-cell>
          <table:table-cell table:formula="of:=IF([.O164]=1;VLOOKUP([.P164];[.K160:.M659];3;0);&quot;&quot;)">
            <text:p/>
          </table:table-cell>
          <table:table-cell table:formula="of:=IF([.A165]=&quot;So&quot;;1;[.O163]+1)" office:value-type="float" office:value="160">
            <text:p>160</text:p>
          </table:table-cell>
          <table:table-cell table:formula="of:=IF([.O164]=1;[.A164];IF([.O164]=2;[.A164];IF([.O164]=3;[.C164]&amp; &quot; &quot; &amp;[.D164]&amp;&quot; &quot;&amp;[.E164]&amp;&quot; &quot; &amp;[.F164];IF([.O164]=4;[.A164]&amp; &quot; &quot; &amp;[.B164]&amp;&quot; &quot;&amp;[.C164]&amp;&quot; &quot; &amp;[.D164]))))" office:value-type="boolean" office:boolean-value="false">
            <text:p>FALSCH</text:p>
          </table:table-cell>
          <table:table-cell table:formula="of:=IF([.O164]=1;[.A164];IF([.O164]=2;TEXT([.A165];&quot;TT.MM.JJ&quot;);IF([.O164]=3;[.C164]&amp; &quot; &quot; &amp;[.D164]&amp;&quot; &quot;&amp;[.E164]&amp;&quot; &quot; &amp;[.F164];IF([.O164]=4;[.A164]&amp; &quot; &quot; &amp;[.B164]&amp;&quot; &quot;&amp;[.C164]&amp;&quot; &quot; &amp;[.D164]))))" office:value-type="boolean" office:boolean-value="false">
            <text:p>FALSCH</text:p>
          </table:table-cell>
          <table:table-cell table:formula="of:=IF([.O164]=1;[.A164];IF([.O164]=2;TEXT([.B165];&quot;HH:MM&quot;);IF([.O164]=3;[.C164]&amp; &quot; &quot; &amp;[.D164]&amp;&quot; &quot;&amp;[.E164]&amp;&quot; &quot; &amp;[.F164];IF([.O164]=4;[.A164]&amp; &quot; &quot; &amp;[.B164]&amp;&quot; &quot;&amp;[.C164]&amp;&quot; &quot; &amp;[.D164]))))" office:value-type="boolean" office:boolean-value="false">
            <text:p>FALSCH</text:p>
          </table:table-cell>
          <table:table-cell/>
          <table:table-cell table:formula="of:=INDIRECT(&quot;R&quot;&amp;ROW([.T164])&amp;&quot;C&quot;&amp;COLUMN([.T164])+[.O164];&quot;0&quot;)" office:value-type="float" office:value="0">
            <text:p>0</text:p>
          </table:table-cell>
          <table:table-cell table:formula="of:=IF([.P164]&gt;1;&quot;,&quot;;&quot;&quot;)&amp;&quot;{ &quot;&quot;spielnr&quot;&quot;:&quot;&quot;&quot;&amp;[.P164]&amp;&quot;&quot;&quot;,&quot;&quot;spieltag&quot;&quot;:&quot;&quot;&quot;&amp;[.L164]&amp;&quot;&quot;&quot;,&quot;&quot;bahn&quot;&quot;:&quot;&quot;&quot;&amp;[.N164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164]&amp;&quot;&quot;&quot;,&quot;&quot;uhrzeit&quot;&quot;:&quot;&quot;&quot;&amp;[.R164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164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164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165]=&quot;Bahn&quot;;[.K164]=-1);0;IF(AND([.A165]&lt;&gt;&quot;Bahn&quot;;[.K164]&lt;&gt;-1);[.K164]+1;[.K164]))" office:value-type="float" office:value="-1">
            <text:p>-1</text:p>
          </table:table-cell>
          <table:table-cell table:formula="of:=IF([.B165]=&quot;Spieltag&quot;;[.L164]+1;[.L164])" office:value-type="float" office:value="0">
            <text:p>0</text:p>
          </table:table-cell>
          <table:table-cell table:formula="of:=IF(AND([.K165]&gt;0;[.K165]&lt;&gt;[.K164]);[.A165];&quot;&quot;)">
            <text:p/>
          </table:table-cell>
          <table:table-cell table:formula="of:=IF([.O165]=1;VLOOKUP([.P165];[.K161:.M660];3;0);&quot;&quot;)">
            <text:p/>
          </table:table-cell>
          <table:table-cell table:formula="of:=IF([.A166]=&quot;So&quot;;1;[.O164]+1)" office:value-type="float" office:value="161">
            <text:p>161</text:p>
          </table:table-cell>
          <table:table-cell table:formula="of:=IF([.O165]=1;[.A165];IF([.O165]=2;[.A165];IF([.O165]=3;[.C165]&amp; &quot; &quot; &amp;[.D165]&amp;&quot; &quot;&amp;[.E165]&amp;&quot; &quot; &amp;[.F165];IF([.O165]=4;[.A165]&amp; &quot; &quot; &amp;[.B165]&amp;&quot; &quot;&amp;[.C165]&amp;&quot; &quot; &amp;[.D165]))))" office:value-type="boolean" office:boolean-value="false">
            <text:p>FALSCH</text:p>
          </table:table-cell>
          <table:table-cell table:formula="of:=IF([.O165]=1;[.A165];IF([.O165]=2;TEXT([.A166];&quot;TT.MM.JJ&quot;);IF([.O165]=3;[.C165]&amp; &quot; &quot; &amp;[.D165]&amp;&quot; &quot;&amp;[.E165]&amp;&quot; &quot; &amp;[.F165];IF([.O165]=4;[.A165]&amp; &quot; &quot; &amp;[.B165]&amp;&quot; &quot;&amp;[.C165]&amp;&quot; &quot; &amp;[.D165]))))" office:value-type="boolean" office:boolean-value="false">
            <text:p>FALSCH</text:p>
          </table:table-cell>
          <table:table-cell table:formula="of:=IF([.O165]=1;[.A165];IF([.O165]=2;TEXT([.B166];&quot;HH:MM&quot;);IF([.O165]=3;[.C165]&amp; &quot; &quot; &amp;[.D165]&amp;&quot; &quot;&amp;[.E165]&amp;&quot; &quot; &amp;[.F165];IF([.O165]=4;[.A165]&amp; &quot; &quot; &amp;[.B165]&amp;&quot; &quot;&amp;[.C165]&amp;&quot; &quot; &amp;[.D165]))))" office:value-type="boolean" office:boolean-value="false">
            <text:p>FALSCH</text:p>
          </table:table-cell>
          <table:table-cell/>
          <table:table-cell table:formula="of:=INDIRECT(&quot;R&quot;&amp;ROW([.T165])&amp;&quot;C&quot;&amp;COLUMN([.T165])+[.O165];&quot;0&quot;)" office:value-type="float" office:value="0">
            <text:p>0</text:p>
          </table:table-cell>
          <table:table-cell table:formula="of:=IF([.P165]&gt;1;&quot;,&quot;;&quot;&quot;)&amp;&quot;{ &quot;&quot;spielnr&quot;&quot;:&quot;&quot;&quot;&amp;[.P165]&amp;&quot;&quot;&quot;,&quot;&quot;spieltag&quot;&quot;:&quot;&quot;&quot;&amp;[.L165]&amp;&quot;&quot;&quot;,&quot;&quot;bahn&quot;&quot;:&quot;&quot;&quot;&amp;[.N165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165]&amp;&quot;&quot;&quot;,&quot;&quot;uhrzeit&quot;&quot;:&quot;&quot;&quot;&amp;[.R165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165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165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166]=&quot;Bahn&quot;;[.K165]=-1);0;IF(AND([.A166]&lt;&gt;&quot;Bahn&quot;;[.K165]&lt;&gt;-1);[.K165]+1;[.K165]))" office:value-type="float" office:value="-1">
            <text:p>-1</text:p>
          </table:table-cell>
          <table:table-cell table:formula="of:=IF([.B166]=&quot;Spieltag&quot;;[.L165]+1;[.L165])" office:value-type="float" office:value="0">
            <text:p>0</text:p>
          </table:table-cell>
          <table:table-cell table:formula="of:=IF(AND([.K166]&gt;0;[.K166]&lt;&gt;[.K165]);[.A166];&quot;&quot;)">
            <text:p/>
          </table:table-cell>
          <table:table-cell table:formula="of:=IF([.O166]=1;VLOOKUP([.P166];[.K162:.M661];3;0);&quot;&quot;)">
            <text:p/>
          </table:table-cell>
          <table:table-cell table:formula="of:=IF([.A167]=&quot;So&quot;;1;[.O165]+1)" office:value-type="float" office:value="162">
            <text:p>162</text:p>
          </table:table-cell>
          <table:table-cell table:formula="of:=IF([.O166]=1;[.A166];IF([.O166]=2;[.A166];IF([.O166]=3;[.C166]&amp; &quot; &quot; &amp;[.D166]&amp;&quot; &quot;&amp;[.E166]&amp;&quot; &quot; &amp;[.F166];IF([.O166]=4;[.A166]&amp; &quot; &quot; &amp;[.B166]&amp;&quot; &quot;&amp;[.C166]&amp;&quot; &quot; &amp;[.D166]))))" office:value-type="boolean" office:boolean-value="false">
            <text:p>FALSCH</text:p>
          </table:table-cell>
          <table:table-cell table:formula="of:=IF([.O166]=1;[.A166];IF([.O166]=2;TEXT([.A167];&quot;TT.MM.JJ&quot;);IF([.O166]=3;[.C166]&amp; &quot; &quot; &amp;[.D166]&amp;&quot; &quot;&amp;[.E166]&amp;&quot; &quot; &amp;[.F166];IF([.O166]=4;[.A166]&amp; &quot; &quot; &amp;[.B166]&amp;&quot; &quot;&amp;[.C166]&amp;&quot; &quot; &amp;[.D166]))))" office:value-type="boolean" office:boolean-value="false">
            <text:p>FALSCH</text:p>
          </table:table-cell>
          <table:table-cell table:formula="of:=IF([.O166]=1;[.A166];IF([.O166]=2;TEXT([.B167];&quot;HH:MM&quot;);IF([.O166]=3;[.C166]&amp; &quot; &quot; &amp;[.D166]&amp;&quot; &quot;&amp;[.E166]&amp;&quot; &quot; &amp;[.F166];IF([.O166]=4;[.A166]&amp; &quot; &quot; &amp;[.B166]&amp;&quot; &quot;&amp;[.C166]&amp;&quot; &quot; &amp;[.D166]))))" office:value-type="boolean" office:boolean-value="false">
            <text:p>FALSCH</text:p>
          </table:table-cell>
          <table:table-cell/>
          <table:table-cell table:formula="of:=INDIRECT(&quot;R&quot;&amp;ROW([.T166])&amp;&quot;C&quot;&amp;COLUMN([.T166])+[.O166];&quot;0&quot;)" office:value-type="float" office:value="0">
            <text:p>0</text:p>
          </table:table-cell>
          <table:table-cell table:formula="of:=IF([.P166]&gt;1;&quot;,&quot;;&quot;&quot;)&amp;&quot;{ &quot;&quot;spielnr&quot;&quot;:&quot;&quot;&quot;&amp;[.P166]&amp;&quot;&quot;&quot;,&quot;&quot;spieltag&quot;&quot;:&quot;&quot;&quot;&amp;[.L166]&amp;&quot;&quot;&quot;,&quot;&quot;bahn&quot;&quot;:&quot;&quot;&quot;&amp;[.N166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166]&amp;&quot;&quot;&quot;,&quot;&quot;uhrzeit&quot;&quot;:&quot;&quot;&quot;&amp;[.R166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166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166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167]=&quot;Bahn&quot;;[.K166]=-1);0;IF(AND([.A167]&lt;&gt;&quot;Bahn&quot;;[.K166]&lt;&gt;-1);[.K166]+1;[.K166]))" office:value-type="float" office:value="-1">
            <text:p>-1</text:p>
          </table:table-cell>
          <table:table-cell table:formula="of:=IF([.B167]=&quot;Spieltag&quot;;[.L166]+1;[.L166])" office:value-type="float" office:value="0">
            <text:p>0</text:p>
          </table:table-cell>
          <table:table-cell table:formula="of:=IF(AND([.K167]&gt;0;[.K167]&lt;&gt;[.K166]);[.A167];&quot;&quot;)">
            <text:p/>
          </table:table-cell>
          <table:table-cell table:formula="of:=IF([.O167]=1;VLOOKUP([.P167];[.K163:.M662];3;0);&quot;&quot;)">
            <text:p/>
          </table:table-cell>
          <table:table-cell table:formula="of:=IF([.A168]=&quot;So&quot;;1;[.O166]+1)" office:value-type="float" office:value="163">
            <text:p>163</text:p>
          </table:table-cell>
          <table:table-cell table:formula="of:=IF([.O167]=1;[.A167];IF([.O167]=2;[.A167];IF([.O167]=3;[.C167]&amp; &quot; &quot; &amp;[.D167]&amp;&quot; &quot;&amp;[.E167]&amp;&quot; &quot; &amp;[.F167];IF([.O167]=4;[.A167]&amp; &quot; &quot; &amp;[.B167]&amp;&quot; &quot;&amp;[.C167]&amp;&quot; &quot; &amp;[.D167]))))" office:value-type="boolean" office:boolean-value="false">
            <text:p>FALSCH</text:p>
          </table:table-cell>
          <table:table-cell table:formula="of:=IF([.O167]=1;[.A167];IF([.O167]=2;TEXT([.A168];&quot;TT.MM.JJ&quot;);IF([.O167]=3;[.C167]&amp; &quot; &quot; &amp;[.D167]&amp;&quot; &quot;&amp;[.E167]&amp;&quot; &quot; &amp;[.F167];IF([.O167]=4;[.A167]&amp; &quot; &quot; &amp;[.B167]&amp;&quot; &quot;&amp;[.C167]&amp;&quot; &quot; &amp;[.D167]))))" office:value-type="boolean" office:boolean-value="false">
            <text:p>FALSCH</text:p>
          </table:table-cell>
          <table:table-cell table:formula="of:=IF([.O167]=1;[.A167];IF([.O167]=2;TEXT([.B168];&quot;HH:MM&quot;);IF([.O167]=3;[.C167]&amp; &quot; &quot; &amp;[.D167]&amp;&quot; &quot;&amp;[.E167]&amp;&quot; &quot; &amp;[.F167];IF([.O167]=4;[.A167]&amp; &quot; &quot; &amp;[.B167]&amp;&quot; &quot;&amp;[.C167]&amp;&quot; &quot; &amp;[.D167]))))" office:value-type="boolean" office:boolean-value="false">
            <text:p>FALSCH</text:p>
          </table:table-cell>
          <table:table-cell/>
          <table:table-cell table:formula="of:=INDIRECT(&quot;R&quot;&amp;ROW([.T167])&amp;&quot;C&quot;&amp;COLUMN([.T167])+[.O167];&quot;0&quot;)" office:value-type="float" office:value="0">
            <text:p>0</text:p>
          </table:table-cell>
          <table:table-cell table:formula="of:=IF([.P167]&gt;1;&quot;,&quot;;&quot;&quot;)&amp;&quot;{ &quot;&quot;spielnr&quot;&quot;:&quot;&quot;&quot;&amp;[.P167]&amp;&quot;&quot;&quot;,&quot;&quot;spieltag&quot;&quot;:&quot;&quot;&quot;&amp;[.L167]&amp;&quot;&quot;&quot;,&quot;&quot;bahn&quot;&quot;:&quot;&quot;&quot;&amp;[.N167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167]&amp;&quot;&quot;&quot;,&quot;&quot;uhrzeit&quot;&quot;:&quot;&quot;&quot;&amp;[.R167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167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167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168]=&quot;Bahn&quot;;[.K167]=-1);0;IF(AND([.A168]&lt;&gt;&quot;Bahn&quot;;[.K167]&lt;&gt;-1);[.K167]+1;[.K167]))" office:value-type="float" office:value="-1">
            <text:p>-1</text:p>
          </table:table-cell>
          <table:table-cell table:formula="of:=IF([.B168]=&quot;Spieltag&quot;;[.L167]+1;[.L167])" office:value-type="float" office:value="0">
            <text:p>0</text:p>
          </table:table-cell>
          <table:table-cell table:formula="of:=IF(AND([.K168]&gt;0;[.K168]&lt;&gt;[.K167]);[.A168];&quot;&quot;)">
            <text:p/>
          </table:table-cell>
          <table:table-cell table:formula="of:=IF([.O168]=1;VLOOKUP([.P168];[.K164:.M663];3;0);&quot;&quot;)">
            <text:p/>
          </table:table-cell>
          <table:table-cell table:formula="of:=IF([.A169]=&quot;So&quot;;1;[.O167]+1)" office:value-type="float" office:value="164">
            <text:p>164</text:p>
          </table:table-cell>
          <table:table-cell table:formula="of:=IF([.O168]=1;[.A168];IF([.O168]=2;[.A168];IF([.O168]=3;[.C168]&amp; &quot; &quot; &amp;[.D168]&amp;&quot; &quot;&amp;[.E168]&amp;&quot; &quot; &amp;[.F168];IF([.O168]=4;[.A168]&amp; &quot; &quot; &amp;[.B168]&amp;&quot; &quot;&amp;[.C168]&amp;&quot; &quot; &amp;[.D168]))))" office:value-type="boolean" office:boolean-value="false">
            <text:p>FALSCH</text:p>
          </table:table-cell>
          <table:table-cell table:formula="of:=IF([.O168]=1;[.A168];IF([.O168]=2;TEXT([.A169];&quot;TT.MM.JJ&quot;);IF([.O168]=3;[.C168]&amp; &quot; &quot; &amp;[.D168]&amp;&quot; &quot;&amp;[.E168]&amp;&quot; &quot; &amp;[.F168];IF([.O168]=4;[.A168]&amp; &quot; &quot; &amp;[.B168]&amp;&quot; &quot;&amp;[.C168]&amp;&quot; &quot; &amp;[.D168]))))" office:value-type="boolean" office:boolean-value="false">
            <text:p>FALSCH</text:p>
          </table:table-cell>
          <table:table-cell table:formula="of:=IF([.O168]=1;[.A168];IF([.O168]=2;TEXT([.B169];&quot;HH:MM&quot;);IF([.O168]=3;[.C168]&amp; &quot; &quot; &amp;[.D168]&amp;&quot; &quot;&amp;[.E168]&amp;&quot; &quot; &amp;[.F168];IF([.O168]=4;[.A168]&amp; &quot; &quot; &amp;[.B168]&amp;&quot; &quot;&amp;[.C168]&amp;&quot; &quot; &amp;[.D168]))))" office:value-type="boolean" office:boolean-value="false">
            <text:p>FALSCH</text:p>
          </table:table-cell>
          <table:table-cell/>
          <table:table-cell table:formula="of:=INDIRECT(&quot;R&quot;&amp;ROW([.T168])&amp;&quot;C&quot;&amp;COLUMN([.T168])+[.O168];&quot;0&quot;)" office:value-type="float" office:value="0">
            <text:p>0</text:p>
          </table:table-cell>
          <table:table-cell table:formula="of:=IF([.P168]&gt;1;&quot;,&quot;;&quot;&quot;)&amp;&quot;{ &quot;&quot;spielnr&quot;&quot;:&quot;&quot;&quot;&amp;[.P168]&amp;&quot;&quot;&quot;,&quot;&quot;spieltag&quot;&quot;:&quot;&quot;&quot;&amp;[.L168]&amp;&quot;&quot;&quot;,&quot;&quot;bahn&quot;&quot;:&quot;&quot;&quot;&amp;[.N168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168]&amp;&quot;&quot;&quot;,&quot;&quot;uhrzeit&quot;&quot;:&quot;&quot;&quot;&amp;[.R168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168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168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169]=&quot;Bahn&quot;;[.K168]=-1);0;IF(AND([.A169]&lt;&gt;&quot;Bahn&quot;;[.K168]&lt;&gt;-1);[.K168]+1;[.K168]))" office:value-type="float" office:value="-1">
            <text:p>-1</text:p>
          </table:table-cell>
          <table:table-cell table:formula="of:=IF([.B169]=&quot;Spieltag&quot;;[.L168]+1;[.L168])" office:value-type="float" office:value="0">
            <text:p>0</text:p>
          </table:table-cell>
          <table:table-cell table:formula="of:=IF(AND([.K169]&gt;0;[.K169]&lt;&gt;[.K168]);[.A169];&quot;&quot;)">
            <text:p/>
          </table:table-cell>
          <table:table-cell table:formula="of:=IF([.O169]=1;VLOOKUP([.P169];[.K165:.M664];3;0);&quot;&quot;)">
            <text:p/>
          </table:table-cell>
          <table:table-cell table:formula="of:=IF([.A170]=&quot;So&quot;;1;[.O168]+1)" office:value-type="float" office:value="165">
            <text:p>165</text:p>
          </table:table-cell>
          <table:table-cell table:formula="of:=IF([.O169]=1;[.A169];IF([.O169]=2;[.A169];IF([.O169]=3;[.C169]&amp; &quot; &quot; &amp;[.D169]&amp;&quot; &quot;&amp;[.E169]&amp;&quot; &quot; &amp;[.F169];IF([.O169]=4;[.A169]&amp; &quot; &quot; &amp;[.B169]&amp;&quot; &quot;&amp;[.C169]&amp;&quot; &quot; &amp;[.D169]))))" office:value-type="boolean" office:boolean-value="false">
            <text:p>FALSCH</text:p>
          </table:table-cell>
          <table:table-cell table:formula="of:=IF([.O169]=1;[.A169];IF([.O169]=2;TEXT([.A170];&quot;TT.MM.JJ&quot;);IF([.O169]=3;[.C169]&amp; &quot; &quot; &amp;[.D169]&amp;&quot; &quot;&amp;[.E169]&amp;&quot; &quot; &amp;[.F169];IF([.O169]=4;[.A169]&amp; &quot; &quot; &amp;[.B169]&amp;&quot; &quot;&amp;[.C169]&amp;&quot; &quot; &amp;[.D169]))))" office:value-type="boolean" office:boolean-value="false">
            <text:p>FALSCH</text:p>
          </table:table-cell>
          <table:table-cell table:formula="of:=IF([.O169]=1;[.A169];IF([.O169]=2;TEXT([.B170];&quot;HH:MM&quot;);IF([.O169]=3;[.C169]&amp; &quot; &quot; &amp;[.D169]&amp;&quot; &quot;&amp;[.E169]&amp;&quot; &quot; &amp;[.F169];IF([.O169]=4;[.A169]&amp; &quot; &quot; &amp;[.B169]&amp;&quot; &quot;&amp;[.C169]&amp;&quot; &quot; &amp;[.D169]))))" office:value-type="boolean" office:boolean-value="false">
            <text:p>FALSCH</text:p>
          </table:table-cell>
          <table:table-cell/>
          <table:table-cell table:formula="of:=INDIRECT(&quot;R&quot;&amp;ROW([.T169])&amp;&quot;C&quot;&amp;COLUMN([.T169])+[.O169];&quot;0&quot;)" office:value-type="float" office:value="0">
            <text:p>0</text:p>
          </table:table-cell>
          <table:table-cell table:formula="of:=IF([.P169]&gt;1;&quot;,&quot;;&quot;&quot;)&amp;&quot;{ &quot;&quot;spielnr&quot;&quot;:&quot;&quot;&quot;&amp;[.P169]&amp;&quot;&quot;&quot;,&quot;&quot;spieltag&quot;&quot;:&quot;&quot;&quot;&amp;[.L169]&amp;&quot;&quot;&quot;,&quot;&quot;bahn&quot;&quot;:&quot;&quot;&quot;&amp;[.N169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169]&amp;&quot;&quot;&quot;,&quot;&quot;uhrzeit&quot;&quot;:&quot;&quot;&quot;&amp;[.R169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169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169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170]=&quot;Bahn&quot;;[.K169]=-1);0;IF(AND([.A170]&lt;&gt;&quot;Bahn&quot;;[.K169]&lt;&gt;-1);[.K169]+1;[.K169]))" office:value-type="float" office:value="-1">
            <text:p>-1</text:p>
          </table:table-cell>
          <table:table-cell table:formula="of:=IF([.B170]=&quot;Spieltag&quot;;[.L169]+1;[.L169])" office:value-type="float" office:value="0">
            <text:p>0</text:p>
          </table:table-cell>
          <table:table-cell table:formula="of:=IF(AND([.K170]&gt;0;[.K170]&lt;&gt;[.K169]);[.A170];&quot;&quot;)">
            <text:p/>
          </table:table-cell>
          <table:table-cell table:formula="of:=IF([.O170]=1;VLOOKUP([.P170];[.K166:.M665];3;0);&quot;&quot;)">
            <text:p/>
          </table:table-cell>
          <table:table-cell table:formula="of:=IF([.A171]=&quot;So&quot;;1;[.O169]+1)" office:value-type="float" office:value="166">
            <text:p>166</text:p>
          </table:table-cell>
          <table:table-cell table:formula="of:=IF([.O170]=1;[.A170];IF([.O170]=2;[.A170];IF([.O170]=3;[.C170]&amp; &quot; &quot; &amp;[.D170]&amp;&quot; &quot;&amp;[.E170]&amp;&quot; &quot; &amp;[.F170];IF([.O170]=4;[.A170]&amp; &quot; &quot; &amp;[.B170]&amp;&quot; &quot;&amp;[.C170]&amp;&quot; &quot; &amp;[.D170]))))" office:value-type="boolean" office:boolean-value="false">
            <text:p>FALSCH</text:p>
          </table:table-cell>
          <table:table-cell table:formula="of:=IF([.O170]=1;[.A170];IF([.O170]=2;TEXT([.A171];&quot;TT.MM.JJ&quot;);IF([.O170]=3;[.C170]&amp; &quot; &quot; &amp;[.D170]&amp;&quot; &quot;&amp;[.E170]&amp;&quot; &quot; &amp;[.F170];IF([.O170]=4;[.A170]&amp; &quot; &quot; &amp;[.B170]&amp;&quot; &quot;&amp;[.C170]&amp;&quot; &quot; &amp;[.D170]))))" office:value-type="boolean" office:boolean-value="false">
            <text:p>FALSCH</text:p>
          </table:table-cell>
          <table:table-cell table:formula="of:=IF([.O170]=1;[.A170];IF([.O170]=2;TEXT([.B171];&quot;HH:MM&quot;);IF([.O170]=3;[.C170]&amp; &quot; &quot; &amp;[.D170]&amp;&quot; &quot;&amp;[.E170]&amp;&quot; &quot; &amp;[.F170];IF([.O170]=4;[.A170]&amp; &quot; &quot; &amp;[.B170]&amp;&quot; &quot;&amp;[.C170]&amp;&quot; &quot; &amp;[.D170]))))" office:value-type="boolean" office:boolean-value="false">
            <text:p>FALSCH</text:p>
          </table:table-cell>
          <table:table-cell/>
          <table:table-cell table:formula="of:=INDIRECT(&quot;R&quot;&amp;ROW([.T170])&amp;&quot;C&quot;&amp;COLUMN([.T170])+[.O170];&quot;0&quot;)" office:value-type="float" office:value="0">
            <text:p>0</text:p>
          </table:table-cell>
          <table:table-cell table:formula="of:=IF([.P170]&gt;1;&quot;,&quot;;&quot;&quot;)&amp;&quot;{ &quot;&quot;spielnr&quot;&quot;:&quot;&quot;&quot;&amp;[.P170]&amp;&quot;&quot;&quot;,&quot;&quot;spieltag&quot;&quot;:&quot;&quot;&quot;&amp;[.L170]&amp;&quot;&quot;&quot;,&quot;&quot;bahn&quot;&quot;:&quot;&quot;&quot;&amp;[.N170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170]&amp;&quot;&quot;&quot;,&quot;&quot;uhrzeit&quot;&quot;:&quot;&quot;&quot;&amp;[.R170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170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170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171]=&quot;Bahn&quot;;[.K170]=-1);0;IF(AND([.A171]&lt;&gt;&quot;Bahn&quot;;[.K170]&lt;&gt;-1);[.K170]+1;[.K170]))" office:value-type="float" office:value="-1">
            <text:p>-1</text:p>
          </table:table-cell>
          <table:table-cell table:formula="of:=IF([.B171]=&quot;Spieltag&quot;;[.L170]+1;[.L170])" office:value-type="float" office:value="0">
            <text:p>0</text:p>
          </table:table-cell>
          <table:table-cell table:formula="of:=IF(AND([.K171]&gt;0;[.K171]&lt;&gt;[.K170]);[.A171];&quot;&quot;)">
            <text:p/>
          </table:table-cell>
          <table:table-cell table:formula="of:=IF([.O171]=1;VLOOKUP([.P171];[.K167:.M666];3;0);&quot;&quot;)">
            <text:p/>
          </table:table-cell>
          <table:table-cell table:formula="of:=IF([.A172]=&quot;So&quot;;1;[.O170]+1)" office:value-type="float" office:value="167">
            <text:p>167</text:p>
          </table:table-cell>
          <table:table-cell table:formula="of:=IF([.O171]=1;[.A171];IF([.O171]=2;[.A171];IF([.O171]=3;[.C171]&amp; &quot; &quot; &amp;[.D171]&amp;&quot; &quot;&amp;[.E171]&amp;&quot; &quot; &amp;[.F171];IF([.O171]=4;[.A171]&amp; &quot; &quot; &amp;[.B171]&amp;&quot; &quot;&amp;[.C171]&amp;&quot; &quot; &amp;[.D171]))))" office:value-type="boolean" office:boolean-value="false">
            <text:p>FALSCH</text:p>
          </table:table-cell>
          <table:table-cell table:formula="of:=IF([.O171]=1;[.A171];IF([.O171]=2;TEXT([.A172];&quot;TT.MM.JJ&quot;);IF([.O171]=3;[.C171]&amp; &quot; &quot; &amp;[.D171]&amp;&quot; &quot;&amp;[.E171]&amp;&quot; &quot; &amp;[.F171];IF([.O171]=4;[.A171]&amp; &quot; &quot; &amp;[.B171]&amp;&quot; &quot;&amp;[.C171]&amp;&quot; &quot; &amp;[.D171]))))" office:value-type="boolean" office:boolean-value="false">
            <text:p>FALSCH</text:p>
          </table:table-cell>
          <table:table-cell table:formula="of:=IF([.O171]=1;[.A171];IF([.O171]=2;TEXT([.B172];&quot;HH:MM&quot;);IF([.O171]=3;[.C171]&amp; &quot; &quot; &amp;[.D171]&amp;&quot; &quot;&amp;[.E171]&amp;&quot; &quot; &amp;[.F171];IF([.O171]=4;[.A171]&amp; &quot; &quot; &amp;[.B171]&amp;&quot; &quot;&amp;[.C171]&amp;&quot; &quot; &amp;[.D171]))))" office:value-type="boolean" office:boolean-value="false">
            <text:p>FALSCH</text:p>
          </table:table-cell>
          <table:table-cell/>
          <table:table-cell table:formula="of:=INDIRECT(&quot;R&quot;&amp;ROW([.T171])&amp;&quot;C&quot;&amp;COLUMN([.T171])+[.O171];&quot;0&quot;)" office:value-type="float" office:value="0">
            <text:p>0</text:p>
          </table:table-cell>
          <table:table-cell table:formula="of:=IF([.P171]&gt;1;&quot;,&quot;;&quot;&quot;)&amp;&quot;{ &quot;&quot;spielnr&quot;&quot;:&quot;&quot;&quot;&amp;[.P171]&amp;&quot;&quot;&quot;,&quot;&quot;spieltag&quot;&quot;:&quot;&quot;&quot;&amp;[.L171]&amp;&quot;&quot;&quot;,&quot;&quot;bahn&quot;&quot;:&quot;&quot;&quot;&amp;[.N171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171]&amp;&quot;&quot;&quot;,&quot;&quot;uhrzeit&quot;&quot;:&quot;&quot;&quot;&amp;[.R171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171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171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172]=&quot;Bahn&quot;;[.K171]=-1);0;IF(AND([.A172]&lt;&gt;&quot;Bahn&quot;;[.K171]&lt;&gt;-1);[.K171]+1;[.K171]))" office:value-type="float" office:value="-1">
            <text:p>-1</text:p>
          </table:table-cell>
          <table:table-cell table:formula="of:=IF([.B172]=&quot;Spieltag&quot;;[.L171]+1;[.L171])" office:value-type="float" office:value="0">
            <text:p>0</text:p>
          </table:table-cell>
          <table:table-cell table:formula="of:=IF(AND([.K172]&gt;0;[.K172]&lt;&gt;[.K171]);[.A172];&quot;&quot;)">
            <text:p/>
          </table:table-cell>
          <table:table-cell table:formula="of:=IF([.O172]=1;VLOOKUP([.P172];[.K168:.M667];3;0);&quot;&quot;)">
            <text:p/>
          </table:table-cell>
          <table:table-cell table:formula="of:=IF([.A173]=&quot;So&quot;;1;[.O171]+1)" office:value-type="float" office:value="168">
            <text:p>168</text:p>
          </table:table-cell>
          <table:table-cell table:formula="of:=IF([.O172]=1;[.A172];IF([.O172]=2;[.A172];IF([.O172]=3;[.C172]&amp; &quot; &quot; &amp;[.D172]&amp;&quot; &quot;&amp;[.E172]&amp;&quot; &quot; &amp;[.F172];IF([.O172]=4;[.A172]&amp; &quot; &quot; &amp;[.B172]&amp;&quot; &quot;&amp;[.C172]&amp;&quot; &quot; &amp;[.D172]))))" office:value-type="boolean" office:boolean-value="false">
            <text:p>FALSCH</text:p>
          </table:table-cell>
          <table:table-cell table:formula="of:=IF([.O172]=1;[.A172];IF([.O172]=2;TEXT([.A173];&quot;TT.MM.JJ&quot;);IF([.O172]=3;[.C172]&amp; &quot; &quot; &amp;[.D172]&amp;&quot; &quot;&amp;[.E172]&amp;&quot; &quot; &amp;[.F172];IF([.O172]=4;[.A172]&amp; &quot; &quot; &amp;[.B172]&amp;&quot; &quot;&amp;[.C172]&amp;&quot; &quot; &amp;[.D172]))))" office:value-type="boolean" office:boolean-value="false">
            <text:p>FALSCH</text:p>
          </table:table-cell>
          <table:table-cell table:formula="of:=IF([.O172]=1;[.A172];IF([.O172]=2;TEXT([.B173];&quot;HH:MM&quot;);IF([.O172]=3;[.C172]&amp; &quot; &quot; &amp;[.D172]&amp;&quot; &quot;&amp;[.E172]&amp;&quot; &quot; &amp;[.F172];IF([.O172]=4;[.A172]&amp; &quot; &quot; &amp;[.B172]&amp;&quot; &quot;&amp;[.C172]&amp;&quot; &quot; &amp;[.D172]))))" office:value-type="boolean" office:boolean-value="false">
            <text:p>FALSCH</text:p>
          </table:table-cell>
          <table:table-cell/>
          <table:table-cell table:formula="of:=INDIRECT(&quot;R&quot;&amp;ROW([.T172])&amp;&quot;C&quot;&amp;COLUMN([.T172])+[.O172];&quot;0&quot;)" office:value-type="float" office:value="0">
            <text:p>0</text:p>
          </table:table-cell>
          <table:table-cell table:formula="of:=IF([.P172]&gt;1;&quot;,&quot;;&quot;&quot;)&amp;&quot;{ &quot;&quot;spielnr&quot;&quot;:&quot;&quot;&quot;&amp;[.P172]&amp;&quot;&quot;&quot;,&quot;&quot;spieltag&quot;&quot;:&quot;&quot;&quot;&amp;[.L172]&amp;&quot;&quot;&quot;,&quot;&quot;bahn&quot;&quot;:&quot;&quot;&quot;&amp;[.N172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172]&amp;&quot;&quot;&quot;,&quot;&quot;uhrzeit&quot;&quot;:&quot;&quot;&quot;&amp;[.R172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172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172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173]=&quot;Bahn&quot;;[.K172]=-1);0;IF(AND([.A173]&lt;&gt;&quot;Bahn&quot;;[.K172]&lt;&gt;-1);[.K172]+1;[.K172]))" office:value-type="float" office:value="-1">
            <text:p>-1</text:p>
          </table:table-cell>
          <table:table-cell table:formula="of:=IF([.B173]=&quot;Spieltag&quot;;[.L172]+1;[.L172])" office:value-type="float" office:value="0">
            <text:p>0</text:p>
          </table:table-cell>
          <table:table-cell table:formula="of:=IF(AND([.K173]&gt;0;[.K173]&lt;&gt;[.K172]);[.A173];&quot;&quot;)">
            <text:p/>
          </table:table-cell>
          <table:table-cell table:formula="of:=IF([.O173]=1;VLOOKUP([.P173];[.K169:.M668];3;0);&quot;&quot;)">
            <text:p/>
          </table:table-cell>
          <table:table-cell table:formula="of:=IF([.A174]=&quot;So&quot;;1;[.O172]+1)" office:value-type="float" office:value="169">
            <text:p>169</text:p>
          </table:table-cell>
          <table:table-cell table:formula="of:=IF([.O173]=1;[.A173];IF([.O173]=2;[.A173];IF([.O173]=3;[.C173]&amp; &quot; &quot; &amp;[.D173]&amp;&quot; &quot;&amp;[.E173]&amp;&quot; &quot; &amp;[.F173];IF([.O173]=4;[.A173]&amp; &quot; &quot; &amp;[.B173]&amp;&quot; &quot;&amp;[.C173]&amp;&quot; &quot; &amp;[.D173]))))" office:value-type="boolean" office:boolean-value="false">
            <text:p>FALSCH</text:p>
          </table:table-cell>
          <table:table-cell table:formula="of:=IF([.O173]=1;[.A173];IF([.O173]=2;TEXT([.A174];&quot;TT.MM.JJ&quot;);IF([.O173]=3;[.C173]&amp; &quot; &quot; &amp;[.D173]&amp;&quot; &quot;&amp;[.E173]&amp;&quot; &quot; &amp;[.F173];IF([.O173]=4;[.A173]&amp; &quot; &quot; &amp;[.B173]&amp;&quot; &quot;&amp;[.C173]&amp;&quot; &quot; &amp;[.D173]))))" office:value-type="boolean" office:boolean-value="false">
            <text:p>FALSCH</text:p>
          </table:table-cell>
          <table:table-cell table:formula="of:=IF([.O173]=1;[.A173];IF([.O173]=2;TEXT([.B174];&quot;HH:MM&quot;);IF([.O173]=3;[.C173]&amp; &quot; &quot; &amp;[.D173]&amp;&quot; &quot;&amp;[.E173]&amp;&quot; &quot; &amp;[.F173];IF([.O173]=4;[.A173]&amp; &quot; &quot; &amp;[.B173]&amp;&quot; &quot;&amp;[.C173]&amp;&quot; &quot; &amp;[.D173]))))" office:value-type="boolean" office:boolean-value="false">
            <text:p>FALSCH</text:p>
          </table:table-cell>
          <table:table-cell/>
          <table:table-cell table:formula="of:=INDIRECT(&quot;R&quot;&amp;ROW([.T173])&amp;&quot;C&quot;&amp;COLUMN([.T173])+[.O173];&quot;0&quot;)" office:value-type="float" office:value="0">
            <text:p>0</text:p>
          </table:table-cell>
          <table:table-cell table:formula="of:=IF([.P173]&gt;1;&quot;,&quot;;&quot;&quot;)&amp;&quot;{ &quot;&quot;spielnr&quot;&quot;:&quot;&quot;&quot;&amp;[.P173]&amp;&quot;&quot;&quot;,&quot;&quot;spieltag&quot;&quot;:&quot;&quot;&quot;&amp;[.L173]&amp;&quot;&quot;&quot;,&quot;&quot;bahn&quot;&quot;:&quot;&quot;&quot;&amp;[.N173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173]&amp;&quot;&quot;&quot;,&quot;&quot;uhrzeit&quot;&quot;:&quot;&quot;&quot;&amp;[.R173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173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173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174]=&quot;Bahn&quot;;[.K173]=-1);0;IF(AND([.A174]&lt;&gt;&quot;Bahn&quot;;[.K173]&lt;&gt;-1);[.K173]+1;[.K173]))" office:value-type="float" office:value="-1">
            <text:p>-1</text:p>
          </table:table-cell>
          <table:table-cell table:formula="of:=IF([.B174]=&quot;Spieltag&quot;;[.L173]+1;[.L173])" office:value-type="float" office:value="0">
            <text:p>0</text:p>
          </table:table-cell>
          <table:table-cell table:formula="of:=IF(AND([.K174]&gt;0;[.K174]&lt;&gt;[.K173]);[.A174];&quot;&quot;)">
            <text:p/>
          </table:table-cell>
          <table:table-cell table:formula="of:=IF([.O174]=1;VLOOKUP([.P174];[.K170:.M669];3;0);&quot;&quot;)">
            <text:p/>
          </table:table-cell>
          <table:table-cell table:formula="of:=IF([.A175]=&quot;So&quot;;1;[.O173]+1)" office:value-type="float" office:value="170">
            <text:p>170</text:p>
          </table:table-cell>
          <table:table-cell table:formula="of:=IF([.O174]=1;[.A174];IF([.O174]=2;[.A174];IF([.O174]=3;[.C174]&amp; &quot; &quot; &amp;[.D174]&amp;&quot; &quot;&amp;[.E174]&amp;&quot; &quot; &amp;[.F174];IF([.O174]=4;[.A174]&amp; &quot; &quot; &amp;[.B174]&amp;&quot; &quot;&amp;[.C174]&amp;&quot; &quot; &amp;[.D174]))))" office:value-type="boolean" office:boolean-value="false">
            <text:p>FALSCH</text:p>
          </table:table-cell>
          <table:table-cell table:formula="of:=IF([.O174]=1;[.A174];IF([.O174]=2;TEXT([.A175];&quot;TT.MM.JJ&quot;);IF([.O174]=3;[.C174]&amp; &quot; &quot; &amp;[.D174]&amp;&quot; &quot;&amp;[.E174]&amp;&quot; &quot; &amp;[.F174];IF([.O174]=4;[.A174]&amp; &quot; &quot; &amp;[.B174]&amp;&quot; &quot;&amp;[.C174]&amp;&quot; &quot; &amp;[.D174]))))" office:value-type="boolean" office:boolean-value="false">
            <text:p>FALSCH</text:p>
          </table:table-cell>
          <table:table-cell table:formula="of:=IF([.O174]=1;[.A174];IF([.O174]=2;TEXT([.B175];&quot;HH:MM&quot;);IF([.O174]=3;[.C174]&amp; &quot; &quot; &amp;[.D174]&amp;&quot; &quot;&amp;[.E174]&amp;&quot; &quot; &amp;[.F174];IF([.O174]=4;[.A174]&amp; &quot; &quot; &amp;[.B174]&amp;&quot; &quot;&amp;[.C174]&amp;&quot; &quot; &amp;[.D174]))))" office:value-type="boolean" office:boolean-value="false">
            <text:p>FALSCH</text:p>
          </table:table-cell>
          <table:table-cell/>
          <table:table-cell table:formula="of:=INDIRECT(&quot;R&quot;&amp;ROW([.T174])&amp;&quot;C&quot;&amp;COLUMN([.T174])+[.O174];&quot;0&quot;)" office:value-type="float" office:value="0">
            <text:p>0</text:p>
          </table:table-cell>
          <table:table-cell table:formula="of:=IF([.P174]&gt;1;&quot;,&quot;;&quot;&quot;)&amp;&quot;{ &quot;&quot;spielnr&quot;&quot;:&quot;&quot;&quot;&amp;[.P174]&amp;&quot;&quot;&quot;,&quot;&quot;spieltag&quot;&quot;:&quot;&quot;&quot;&amp;[.L174]&amp;&quot;&quot;&quot;,&quot;&quot;bahn&quot;&quot;:&quot;&quot;&quot;&amp;[.N174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174]&amp;&quot;&quot;&quot;,&quot;&quot;uhrzeit&quot;&quot;:&quot;&quot;&quot;&amp;[.R174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174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174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175]=&quot;Bahn&quot;;[.K174]=-1);0;IF(AND([.A175]&lt;&gt;&quot;Bahn&quot;;[.K174]&lt;&gt;-1);[.K174]+1;[.K174]))" office:value-type="float" office:value="-1">
            <text:p>-1</text:p>
          </table:table-cell>
          <table:table-cell table:formula="of:=IF([.B175]=&quot;Spieltag&quot;;[.L174]+1;[.L174])" office:value-type="float" office:value="0">
            <text:p>0</text:p>
          </table:table-cell>
          <table:table-cell table:formula="of:=IF(AND([.K175]&gt;0;[.K175]&lt;&gt;[.K174]);[.A175];&quot;&quot;)">
            <text:p/>
          </table:table-cell>
          <table:table-cell table:formula="of:=IF([.O175]=1;VLOOKUP([.P175];[.K171:.M670];3;0);&quot;&quot;)">
            <text:p/>
          </table:table-cell>
          <table:table-cell table:formula="of:=IF([.A176]=&quot;So&quot;;1;[.O174]+1)" office:value-type="float" office:value="171">
            <text:p>171</text:p>
          </table:table-cell>
          <table:table-cell table:formula="of:=IF([.O175]=1;[.A175];IF([.O175]=2;[.A175];IF([.O175]=3;[.C175]&amp; &quot; &quot; &amp;[.D175]&amp;&quot; &quot;&amp;[.E175]&amp;&quot; &quot; &amp;[.F175];IF([.O175]=4;[.A175]&amp; &quot; &quot; &amp;[.B175]&amp;&quot; &quot;&amp;[.C175]&amp;&quot; &quot; &amp;[.D175]))))" office:value-type="boolean" office:boolean-value="false">
            <text:p>FALSCH</text:p>
          </table:table-cell>
          <table:table-cell table:formula="of:=IF([.O175]=1;[.A175];IF([.O175]=2;TEXT([.A176];&quot;TT.MM.JJ&quot;);IF([.O175]=3;[.C175]&amp; &quot; &quot; &amp;[.D175]&amp;&quot; &quot;&amp;[.E175]&amp;&quot; &quot; &amp;[.F175];IF([.O175]=4;[.A175]&amp; &quot; &quot; &amp;[.B175]&amp;&quot; &quot;&amp;[.C175]&amp;&quot; &quot; &amp;[.D175]))))" office:value-type="boolean" office:boolean-value="false">
            <text:p>FALSCH</text:p>
          </table:table-cell>
          <table:table-cell table:formula="of:=IF([.O175]=1;[.A175];IF([.O175]=2;TEXT([.B176];&quot;HH:MM&quot;);IF([.O175]=3;[.C175]&amp; &quot; &quot; &amp;[.D175]&amp;&quot; &quot;&amp;[.E175]&amp;&quot; &quot; &amp;[.F175];IF([.O175]=4;[.A175]&amp; &quot; &quot; &amp;[.B175]&amp;&quot; &quot;&amp;[.C175]&amp;&quot; &quot; &amp;[.D175]))))" office:value-type="boolean" office:boolean-value="false">
            <text:p>FALSCH</text:p>
          </table:table-cell>
          <table:table-cell/>
          <table:table-cell table:formula="of:=INDIRECT(&quot;R&quot;&amp;ROW([.T175])&amp;&quot;C&quot;&amp;COLUMN([.T175])+[.O175];&quot;0&quot;)" office:value-type="float" office:value="0">
            <text:p>0</text:p>
          </table:table-cell>
          <table:table-cell table:formula="of:=IF([.P175]&gt;1;&quot;,&quot;;&quot;&quot;)&amp;&quot;{ &quot;&quot;spielnr&quot;&quot;:&quot;&quot;&quot;&amp;[.P175]&amp;&quot;&quot;&quot;,&quot;&quot;spieltag&quot;&quot;:&quot;&quot;&quot;&amp;[.L175]&amp;&quot;&quot;&quot;,&quot;&quot;bahn&quot;&quot;:&quot;&quot;&quot;&amp;[.N175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175]&amp;&quot;&quot;&quot;,&quot;&quot;uhrzeit&quot;&quot;:&quot;&quot;&quot;&amp;[.R175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175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175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176]=&quot;Bahn&quot;;[.K175]=-1);0;IF(AND([.A176]&lt;&gt;&quot;Bahn&quot;;[.K175]&lt;&gt;-1);[.K175]+1;[.K175]))" office:value-type="float" office:value="-1">
            <text:p>-1</text:p>
          </table:table-cell>
          <table:table-cell table:formula="of:=IF([.B176]=&quot;Spieltag&quot;;[.L175]+1;[.L175])" office:value-type="float" office:value="0">
            <text:p>0</text:p>
          </table:table-cell>
          <table:table-cell table:formula="of:=IF(AND([.K176]&gt;0;[.K176]&lt;&gt;[.K175]);[.A176];&quot;&quot;)">
            <text:p/>
          </table:table-cell>
          <table:table-cell table:formula="of:=IF([.O176]=1;VLOOKUP([.P176];[.K172:.M671];3;0);&quot;&quot;)">
            <text:p/>
          </table:table-cell>
          <table:table-cell table:formula="of:=IF([.A177]=&quot;So&quot;;1;[.O175]+1)" office:value-type="float" office:value="172">
            <text:p>172</text:p>
          </table:table-cell>
          <table:table-cell table:formula="of:=IF([.O176]=1;[.A176];IF([.O176]=2;[.A176];IF([.O176]=3;[.C176]&amp; &quot; &quot; &amp;[.D176]&amp;&quot; &quot;&amp;[.E176]&amp;&quot; &quot; &amp;[.F176];IF([.O176]=4;[.A176]&amp; &quot; &quot; &amp;[.B176]&amp;&quot; &quot;&amp;[.C176]&amp;&quot; &quot; &amp;[.D176]))))" office:value-type="boolean" office:boolean-value="false">
            <text:p>FALSCH</text:p>
          </table:table-cell>
          <table:table-cell table:formula="of:=IF([.O176]=1;[.A176];IF([.O176]=2;TEXT([.A177];&quot;TT.MM.JJ&quot;);IF([.O176]=3;[.C176]&amp; &quot; &quot; &amp;[.D176]&amp;&quot; &quot;&amp;[.E176]&amp;&quot; &quot; &amp;[.F176];IF([.O176]=4;[.A176]&amp; &quot; &quot; &amp;[.B176]&amp;&quot; &quot;&amp;[.C176]&amp;&quot; &quot; &amp;[.D176]))))" office:value-type="boolean" office:boolean-value="false">
            <text:p>FALSCH</text:p>
          </table:table-cell>
          <table:table-cell table:formula="of:=IF([.O176]=1;[.A176];IF([.O176]=2;TEXT([.B177];&quot;HH:MM&quot;);IF([.O176]=3;[.C176]&amp; &quot; &quot; &amp;[.D176]&amp;&quot; &quot;&amp;[.E176]&amp;&quot; &quot; &amp;[.F176];IF([.O176]=4;[.A176]&amp; &quot; &quot; &amp;[.B176]&amp;&quot; &quot;&amp;[.C176]&amp;&quot; &quot; &amp;[.D176]))))" office:value-type="boolean" office:boolean-value="false">
            <text:p>FALSCH</text:p>
          </table:table-cell>
          <table:table-cell/>
          <table:table-cell table:formula="of:=INDIRECT(&quot;R&quot;&amp;ROW([.T176])&amp;&quot;C&quot;&amp;COLUMN([.T176])+[.O176];&quot;0&quot;)" office:value-type="float" office:value="0">
            <text:p>0</text:p>
          </table:table-cell>
          <table:table-cell table:formula="of:=IF([.P176]&gt;1;&quot;,&quot;;&quot;&quot;)&amp;&quot;{ &quot;&quot;spielnr&quot;&quot;:&quot;&quot;&quot;&amp;[.P176]&amp;&quot;&quot;&quot;,&quot;&quot;spieltag&quot;&quot;:&quot;&quot;&quot;&amp;[.L176]&amp;&quot;&quot;&quot;,&quot;&quot;bahn&quot;&quot;:&quot;&quot;&quot;&amp;[.N176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176]&amp;&quot;&quot;&quot;,&quot;&quot;uhrzeit&quot;&quot;:&quot;&quot;&quot;&amp;[.R176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176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176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177]=&quot;Bahn&quot;;[.K176]=-1);0;IF(AND([.A177]&lt;&gt;&quot;Bahn&quot;;[.K176]&lt;&gt;-1);[.K176]+1;[.K176]))" office:value-type="float" office:value="-1">
            <text:p>-1</text:p>
          </table:table-cell>
          <table:table-cell table:formula="of:=IF([.B177]=&quot;Spieltag&quot;;[.L176]+1;[.L176])" office:value-type="float" office:value="0">
            <text:p>0</text:p>
          </table:table-cell>
          <table:table-cell table:formula="of:=IF(AND([.K177]&gt;0;[.K177]&lt;&gt;[.K176]);[.A177];&quot;&quot;)">
            <text:p/>
          </table:table-cell>
          <table:table-cell table:formula="of:=IF([.O177]=1;VLOOKUP([.P177];[.K173:.M672];3;0);&quot;&quot;)">
            <text:p/>
          </table:table-cell>
          <table:table-cell table:formula="of:=IF([.A178]=&quot;So&quot;;1;[.O176]+1)" office:value-type="float" office:value="173">
            <text:p>173</text:p>
          </table:table-cell>
          <table:table-cell table:formula="of:=IF([.O177]=1;[.A177];IF([.O177]=2;[.A177];IF([.O177]=3;[.C177]&amp; &quot; &quot; &amp;[.D177]&amp;&quot; &quot;&amp;[.E177]&amp;&quot; &quot; &amp;[.F177];IF([.O177]=4;[.A177]&amp; &quot; &quot; &amp;[.B177]&amp;&quot; &quot;&amp;[.C177]&amp;&quot; &quot; &amp;[.D177]))))" office:value-type="boolean" office:boolean-value="false">
            <text:p>FALSCH</text:p>
          </table:table-cell>
          <table:table-cell table:formula="of:=IF([.O177]=1;[.A177];IF([.O177]=2;TEXT([.A178];&quot;TT.MM.JJ&quot;);IF([.O177]=3;[.C177]&amp; &quot; &quot; &amp;[.D177]&amp;&quot; &quot;&amp;[.E177]&amp;&quot; &quot; &amp;[.F177];IF([.O177]=4;[.A177]&amp; &quot; &quot; &amp;[.B177]&amp;&quot; &quot;&amp;[.C177]&amp;&quot; &quot; &amp;[.D177]))))" office:value-type="boolean" office:boolean-value="false">
            <text:p>FALSCH</text:p>
          </table:table-cell>
          <table:table-cell table:formula="of:=IF([.O177]=1;[.A177];IF([.O177]=2;TEXT([.B178];&quot;HH:MM&quot;);IF([.O177]=3;[.C177]&amp; &quot; &quot; &amp;[.D177]&amp;&quot; &quot;&amp;[.E177]&amp;&quot; &quot; &amp;[.F177];IF([.O177]=4;[.A177]&amp; &quot; &quot; &amp;[.B177]&amp;&quot; &quot;&amp;[.C177]&amp;&quot; &quot; &amp;[.D177]))))" office:value-type="boolean" office:boolean-value="false">
            <text:p>FALSCH</text:p>
          </table:table-cell>
          <table:table-cell/>
          <table:table-cell table:formula="of:=INDIRECT(&quot;R&quot;&amp;ROW([.T177])&amp;&quot;C&quot;&amp;COLUMN([.T177])+[.O177];&quot;0&quot;)" office:value-type="float" office:value="0">
            <text:p>0</text:p>
          </table:table-cell>
          <table:table-cell table:formula="of:=IF([.P177]&gt;1;&quot;,&quot;;&quot;&quot;)&amp;&quot;{ &quot;&quot;spielnr&quot;&quot;:&quot;&quot;&quot;&amp;[.P177]&amp;&quot;&quot;&quot;,&quot;&quot;spieltag&quot;&quot;:&quot;&quot;&quot;&amp;[.L177]&amp;&quot;&quot;&quot;,&quot;&quot;bahn&quot;&quot;:&quot;&quot;&quot;&amp;[.N177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177]&amp;&quot;&quot;&quot;,&quot;&quot;uhrzeit&quot;&quot;:&quot;&quot;&quot;&amp;[.R177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177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177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178]=&quot;Bahn&quot;;[.K177]=-1);0;IF(AND([.A178]&lt;&gt;&quot;Bahn&quot;;[.K177]&lt;&gt;-1);[.K177]+1;[.K177]))" office:value-type="float" office:value="-1">
            <text:p>-1</text:p>
          </table:table-cell>
          <table:table-cell table:formula="of:=IF([.B178]=&quot;Spieltag&quot;;[.L177]+1;[.L177])" office:value-type="float" office:value="0">
            <text:p>0</text:p>
          </table:table-cell>
          <table:table-cell table:formula="of:=IF(AND([.K178]&gt;0;[.K178]&lt;&gt;[.K177]);[.A178];&quot;&quot;)">
            <text:p/>
          </table:table-cell>
          <table:table-cell table:formula="of:=IF([.O178]=1;VLOOKUP([.P178];[.K174:.M673];3;0);&quot;&quot;)">
            <text:p/>
          </table:table-cell>
          <table:table-cell table:formula="of:=IF([.A179]=&quot;So&quot;;1;[.O177]+1)" office:value-type="float" office:value="174">
            <text:p>174</text:p>
          </table:table-cell>
          <table:table-cell table:formula="of:=IF([.O178]=1;[.A178];IF([.O178]=2;[.A178];IF([.O178]=3;[.C178]&amp; &quot; &quot; &amp;[.D178]&amp;&quot; &quot;&amp;[.E178]&amp;&quot; &quot; &amp;[.F178];IF([.O178]=4;[.A178]&amp; &quot; &quot; &amp;[.B178]&amp;&quot; &quot;&amp;[.C178]&amp;&quot; &quot; &amp;[.D178]))))" office:value-type="boolean" office:boolean-value="false">
            <text:p>FALSCH</text:p>
          </table:table-cell>
          <table:table-cell table:formula="of:=IF([.O178]=1;[.A178];IF([.O178]=2;TEXT([.A179];&quot;TT.MM.JJ&quot;);IF([.O178]=3;[.C178]&amp; &quot; &quot; &amp;[.D178]&amp;&quot; &quot;&amp;[.E178]&amp;&quot; &quot; &amp;[.F178];IF([.O178]=4;[.A178]&amp; &quot; &quot; &amp;[.B178]&amp;&quot; &quot;&amp;[.C178]&amp;&quot; &quot; &amp;[.D178]))))" office:value-type="boolean" office:boolean-value="false">
            <text:p>FALSCH</text:p>
          </table:table-cell>
          <table:table-cell table:formula="of:=IF([.O178]=1;[.A178];IF([.O178]=2;TEXT([.B179];&quot;HH:MM&quot;);IF([.O178]=3;[.C178]&amp; &quot; &quot; &amp;[.D178]&amp;&quot; &quot;&amp;[.E178]&amp;&quot; &quot; &amp;[.F178];IF([.O178]=4;[.A178]&amp; &quot; &quot; &amp;[.B178]&amp;&quot; &quot;&amp;[.C178]&amp;&quot; &quot; &amp;[.D178]))))" office:value-type="boolean" office:boolean-value="false">
            <text:p>FALSCH</text:p>
          </table:table-cell>
          <table:table-cell/>
          <table:table-cell table:formula="of:=INDIRECT(&quot;R&quot;&amp;ROW([.T178])&amp;&quot;C&quot;&amp;COLUMN([.T178])+[.O178];&quot;0&quot;)" office:value-type="float" office:value="0">
            <text:p>0</text:p>
          </table:table-cell>
          <table:table-cell table:formula="of:=IF([.P178]&gt;1;&quot;,&quot;;&quot;&quot;)&amp;&quot;{ &quot;&quot;spielnr&quot;&quot;:&quot;&quot;&quot;&amp;[.P178]&amp;&quot;&quot;&quot;,&quot;&quot;spieltag&quot;&quot;:&quot;&quot;&quot;&amp;[.L178]&amp;&quot;&quot;&quot;,&quot;&quot;bahn&quot;&quot;:&quot;&quot;&quot;&amp;[.N178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178]&amp;&quot;&quot;&quot;,&quot;&quot;uhrzeit&quot;&quot;:&quot;&quot;&quot;&amp;[.R178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178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178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179]=&quot;Bahn&quot;;[.K178]=-1);0;IF(AND([.A179]&lt;&gt;&quot;Bahn&quot;;[.K178]&lt;&gt;-1);[.K178]+1;[.K178]))" office:value-type="float" office:value="-1">
            <text:p>-1</text:p>
          </table:table-cell>
          <table:table-cell table:formula="of:=IF([.B179]=&quot;Spieltag&quot;;[.L178]+1;[.L178])" office:value-type="float" office:value="0">
            <text:p>0</text:p>
          </table:table-cell>
          <table:table-cell table:formula="of:=IF(AND([.K179]&gt;0;[.K179]&lt;&gt;[.K178]);[.A179];&quot;&quot;)">
            <text:p/>
          </table:table-cell>
          <table:table-cell table:formula="of:=IF([.O179]=1;VLOOKUP([.P179];[.K175:.M674];3;0);&quot;&quot;)">
            <text:p/>
          </table:table-cell>
          <table:table-cell table:formula="of:=IF([.A180]=&quot;So&quot;;1;[.O178]+1)" office:value-type="float" office:value="175">
            <text:p>175</text:p>
          </table:table-cell>
          <table:table-cell table:formula="of:=IF([.O179]=1;[.A179];IF([.O179]=2;[.A179];IF([.O179]=3;[.C179]&amp; &quot; &quot; &amp;[.D179]&amp;&quot; &quot;&amp;[.E179]&amp;&quot; &quot; &amp;[.F179];IF([.O179]=4;[.A179]&amp; &quot; &quot; &amp;[.B179]&amp;&quot; &quot;&amp;[.C179]&amp;&quot; &quot; &amp;[.D179]))))" office:value-type="boolean" office:boolean-value="false">
            <text:p>FALSCH</text:p>
          </table:table-cell>
          <table:table-cell table:formula="of:=IF([.O179]=1;[.A179];IF([.O179]=2;TEXT([.A180];&quot;TT.MM.JJ&quot;);IF([.O179]=3;[.C179]&amp; &quot; &quot; &amp;[.D179]&amp;&quot; &quot;&amp;[.E179]&amp;&quot; &quot; &amp;[.F179];IF([.O179]=4;[.A179]&amp; &quot; &quot; &amp;[.B179]&amp;&quot; &quot;&amp;[.C179]&amp;&quot; &quot; &amp;[.D179]))))" office:value-type="boolean" office:boolean-value="false">
            <text:p>FALSCH</text:p>
          </table:table-cell>
          <table:table-cell table:formula="of:=IF([.O179]=1;[.A179];IF([.O179]=2;TEXT([.B180];&quot;HH:MM&quot;);IF([.O179]=3;[.C179]&amp; &quot; &quot; &amp;[.D179]&amp;&quot; &quot;&amp;[.E179]&amp;&quot; &quot; &amp;[.F179];IF([.O179]=4;[.A179]&amp; &quot; &quot; &amp;[.B179]&amp;&quot; &quot;&amp;[.C179]&amp;&quot; &quot; &amp;[.D179]))))" office:value-type="boolean" office:boolean-value="false">
            <text:p>FALSCH</text:p>
          </table:table-cell>
          <table:table-cell/>
          <table:table-cell table:formula="of:=INDIRECT(&quot;R&quot;&amp;ROW([.T179])&amp;&quot;C&quot;&amp;COLUMN([.T179])+[.O179];&quot;0&quot;)" office:value-type="float" office:value="0">
            <text:p>0</text:p>
          </table:table-cell>
          <table:table-cell table:formula="of:=IF([.P179]&gt;1;&quot;,&quot;;&quot;&quot;)&amp;&quot;{ &quot;&quot;spielnr&quot;&quot;:&quot;&quot;&quot;&amp;[.P179]&amp;&quot;&quot;&quot;,&quot;&quot;spieltag&quot;&quot;:&quot;&quot;&quot;&amp;[.L179]&amp;&quot;&quot;&quot;,&quot;&quot;bahn&quot;&quot;:&quot;&quot;&quot;&amp;[.N179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179]&amp;&quot;&quot;&quot;,&quot;&quot;uhrzeit&quot;&quot;:&quot;&quot;&quot;&amp;[.R179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179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179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180]=&quot;Bahn&quot;;[.K179]=-1);0;IF(AND([.A180]&lt;&gt;&quot;Bahn&quot;;[.K179]&lt;&gt;-1);[.K179]+1;[.K179]))" office:value-type="float" office:value="-1">
            <text:p>-1</text:p>
          </table:table-cell>
          <table:table-cell table:formula="of:=IF([.B180]=&quot;Spieltag&quot;;[.L179]+1;[.L179])" office:value-type="float" office:value="0">
            <text:p>0</text:p>
          </table:table-cell>
          <table:table-cell table:formula="of:=IF(AND([.K180]&gt;0;[.K180]&lt;&gt;[.K179]);[.A180];&quot;&quot;)">
            <text:p/>
          </table:table-cell>
          <table:table-cell table:formula="of:=IF([.O180]=1;VLOOKUP([.P180];[.K176:.M675];3;0);&quot;&quot;)">
            <text:p/>
          </table:table-cell>
          <table:table-cell table:formula="of:=IF([.A181]=&quot;So&quot;;1;[.O179]+1)" office:value-type="float" office:value="176">
            <text:p>176</text:p>
          </table:table-cell>
          <table:table-cell table:formula="of:=IF([.O180]=1;[.A180];IF([.O180]=2;[.A180];IF([.O180]=3;[.C180]&amp; &quot; &quot; &amp;[.D180]&amp;&quot; &quot;&amp;[.E180]&amp;&quot; &quot; &amp;[.F180];IF([.O180]=4;[.A180]&amp; &quot; &quot; &amp;[.B180]&amp;&quot; &quot;&amp;[.C180]&amp;&quot; &quot; &amp;[.D180]))))" office:value-type="boolean" office:boolean-value="false">
            <text:p>FALSCH</text:p>
          </table:table-cell>
          <table:table-cell table:formula="of:=IF([.O180]=1;[.A180];IF([.O180]=2;TEXT([.A181];&quot;TT.MM.JJ&quot;);IF([.O180]=3;[.C180]&amp; &quot; &quot; &amp;[.D180]&amp;&quot; &quot;&amp;[.E180]&amp;&quot; &quot; &amp;[.F180];IF([.O180]=4;[.A180]&amp; &quot; &quot; &amp;[.B180]&amp;&quot; &quot;&amp;[.C180]&amp;&quot; &quot; &amp;[.D180]))))" office:value-type="boolean" office:boolean-value="false">
            <text:p>FALSCH</text:p>
          </table:table-cell>
          <table:table-cell table:formula="of:=IF([.O180]=1;[.A180];IF([.O180]=2;TEXT([.B181];&quot;HH:MM&quot;);IF([.O180]=3;[.C180]&amp; &quot; &quot; &amp;[.D180]&amp;&quot; &quot;&amp;[.E180]&amp;&quot; &quot; &amp;[.F180];IF([.O180]=4;[.A180]&amp; &quot; &quot; &amp;[.B180]&amp;&quot; &quot;&amp;[.C180]&amp;&quot; &quot; &amp;[.D180]))))" office:value-type="boolean" office:boolean-value="false">
            <text:p>FALSCH</text:p>
          </table:table-cell>
          <table:table-cell/>
          <table:table-cell table:formula="of:=INDIRECT(&quot;R&quot;&amp;ROW([.T180])&amp;&quot;C&quot;&amp;COLUMN([.T180])+[.O180];&quot;0&quot;)" office:value-type="float" office:value="0">
            <text:p>0</text:p>
          </table:table-cell>
          <table:table-cell table:formula="of:=IF([.P180]&gt;1;&quot;,&quot;;&quot;&quot;)&amp;&quot;{ &quot;&quot;spielnr&quot;&quot;:&quot;&quot;&quot;&amp;[.P180]&amp;&quot;&quot;&quot;,&quot;&quot;spieltag&quot;&quot;:&quot;&quot;&quot;&amp;[.L180]&amp;&quot;&quot;&quot;,&quot;&quot;bahn&quot;&quot;:&quot;&quot;&quot;&amp;[.N180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180]&amp;&quot;&quot;&quot;,&quot;&quot;uhrzeit&quot;&quot;:&quot;&quot;&quot;&amp;[.R180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180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180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181]=&quot;Bahn&quot;;[.K180]=-1);0;IF(AND([.A181]&lt;&gt;&quot;Bahn&quot;;[.K180]&lt;&gt;-1);[.K180]+1;[.K180]))" office:value-type="float" office:value="-1">
            <text:p>-1</text:p>
          </table:table-cell>
          <table:table-cell table:formula="of:=IF([.B181]=&quot;Spieltag&quot;;[.L180]+1;[.L180])" office:value-type="float" office:value="0">
            <text:p>0</text:p>
          </table:table-cell>
          <table:table-cell table:formula="of:=IF(AND([.K181]&gt;0;[.K181]&lt;&gt;[.K180]);[.A181];&quot;&quot;)">
            <text:p/>
          </table:table-cell>
          <table:table-cell table:formula="of:=IF([.O181]=1;VLOOKUP([.P181];[.K177:.M676];3;0);&quot;&quot;)">
            <text:p/>
          </table:table-cell>
          <table:table-cell table:formula="of:=IF([.A182]=&quot;So&quot;;1;[.O180]+1)" office:value-type="float" office:value="177">
            <text:p>177</text:p>
          </table:table-cell>
          <table:table-cell table:formula="of:=IF([.O181]=1;[.A181];IF([.O181]=2;[.A181];IF([.O181]=3;[.C181]&amp; &quot; &quot; &amp;[.D181]&amp;&quot; &quot;&amp;[.E181]&amp;&quot; &quot; &amp;[.F181];IF([.O181]=4;[.A181]&amp; &quot; &quot; &amp;[.B181]&amp;&quot; &quot;&amp;[.C181]&amp;&quot; &quot; &amp;[.D181]))))" office:value-type="boolean" office:boolean-value="false">
            <text:p>FALSCH</text:p>
          </table:table-cell>
          <table:table-cell table:formula="of:=IF([.O181]=1;[.A181];IF([.O181]=2;TEXT([.A182];&quot;TT.MM.JJ&quot;);IF([.O181]=3;[.C181]&amp; &quot; &quot; &amp;[.D181]&amp;&quot; &quot;&amp;[.E181]&amp;&quot; &quot; &amp;[.F181];IF([.O181]=4;[.A181]&amp; &quot; &quot; &amp;[.B181]&amp;&quot; &quot;&amp;[.C181]&amp;&quot; &quot; &amp;[.D181]))))" office:value-type="boolean" office:boolean-value="false">
            <text:p>FALSCH</text:p>
          </table:table-cell>
          <table:table-cell table:formula="of:=IF([.O181]=1;[.A181];IF([.O181]=2;TEXT([.B182];&quot;HH:MM&quot;);IF([.O181]=3;[.C181]&amp; &quot; &quot; &amp;[.D181]&amp;&quot; &quot;&amp;[.E181]&amp;&quot; &quot; &amp;[.F181];IF([.O181]=4;[.A181]&amp; &quot; &quot; &amp;[.B181]&amp;&quot; &quot;&amp;[.C181]&amp;&quot; &quot; &amp;[.D181]))))" office:value-type="boolean" office:boolean-value="false">
            <text:p>FALSCH</text:p>
          </table:table-cell>
          <table:table-cell/>
          <table:table-cell table:formula="of:=INDIRECT(&quot;R&quot;&amp;ROW([.T181])&amp;&quot;C&quot;&amp;COLUMN([.T181])+[.O181];&quot;0&quot;)" office:value-type="float" office:value="0">
            <text:p>0</text:p>
          </table:table-cell>
          <table:table-cell table:formula="of:=IF([.P181]&gt;1;&quot;,&quot;;&quot;&quot;)&amp;&quot;{ &quot;&quot;spielnr&quot;&quot;:&quot;&quot;&quot;&amp;[.P181]&amp;&quot;&quot;&quot;,&quot;&quot;spieltag&quot;&quot;:&quot;&quot;&quot;&amp;[.L181]&amp;&quot;&quot;&quot;,&quot;&quot;bahn&quot;&quot;:&quot;&quot;&quot;&amp;[.N181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181]&amp;&quot;&quot;&quot;,&quot;&quot;uhrzeit&quot;&quot;:&quot;&quot;&quot;&amp;[.R181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181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181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182]=&quot;Bahn&quot;;[.K181]=-1);0;IF(AND([.A182]&lt;&gt;&quot;Bahn&quot;;[.K181]&lt;&gt;-1);[.K181]+1;[.K181]))" office:value-type="float" office:value="-1">
            <text:p>-1</text:p>
          </table:table-cell>
          <table:table-cell table:formula="of:=IF([.B182]=&quot;Spieltag&quot;;[.L181]+1;[.L181])" office:value-type="float" office:value="0">
            <text:p>0</text:p>
          </table:table-cell>
          <table:table-cell table:formula="of:=IF(AND([.K182]&gt;0;[.K182]&lt;&gt;[.K181]);[.A182];&quot;&quot;)">
            <text:p/>
          </table:table-cell>
          <table:table-cell table:formula="of:=IF([.O182]=1;VLOOKUP([.P182];[.K178:.M677];3;0);&quot;&quot;)">
            <text:p/>
          </table:table-cell>
          <table:table-cell table:formula="of:=IF([.A183]=&quot;So&quot;;1;[.O181]+1)" office:value-type="float" office:value="178">
            <text:p>178</text:p>
          </table:table-cell>
          <table:table-cell table:formula="of:=IF([.O182]=1;[.A182];IF([.O182]=2;[.A182];IF([.O182]=3;[.C182]&amp; &quot; &quot; &amp;[.D182]&amp;&quot; &quot;&amp;[.E182]&amp;&quot; &quot; &amp;[.F182];IF([.O182]=4;[.A182]&amp; &quot; &quot; &amp;[.B182]&amp;&quot; &quot;&amp;[.C182]&amp;&quot; &quot; &amp;[.D182]))))" office:value-type="boolean" office:boolean-value="false">
            <text:p>FALSCH</text:p>
          </table:table-cell>
          <table:table-cell table:formula="of:=IF([.O182]=1;[.A182];IF([.O182]=2;TEXT([.A183];&quot;TT.MM.JJ&quot;);IF([.O182]=3;[.C182]&amp; &quot; &quot; &amp;[.D182]&amp;&quot; &quot;&amp;[.E182]&amp;&quot; &quot; &amp;[.F182];IF([.O182]=4;[.A182]&amp; &quot; &quot; &amp;[.B182]&amp;&quot; &quot;&amp;[.C182]&amp;&quot; &quot; &amp;[.D182]))))" office:value-type="boolean" office:boolean-value="false">
            <text:p>FALSCH</text:p>
          </table:table-cell>
          <table:table-cell table:formula="of:=IF([.O182]=1;[.A182];IF([.O182]=2;TEXT([.B183];&quot;HH:MM&quot;);IF([.O182]=3;[.C182]&amp; &quot; &quot; &amp;[.D182]&amp;&quot; &quot;&amp;[.E182]&amp;&quot; &quot; &amp;[.F182];IF([.O182]=4;[.A182]&amp; &quot; &quot; &amp;[.B182]&amp;&quot; &quot;&amp;[.C182]&amp;&quot; &quot; &amp;[.D182]))))" office:value-type="boolean" office:boolean-value="false">
            <text:p>FALSCH</text:p>
          </table:table-cell>
          <table:table-cell/>
          <table:table-cell table:formula="of:=INDIRECT(&quot;R&quot;&amp;ROW([.T182])&amp;&quot;C&quot;&amp;COLUMN([.T182])+[.O182];&quot;0&quot;)" office:value-type="float" office:value="0">
            <text:p>0</text:p>
          </table:table-cell>
          <table:table-cell table:formula="of:=IF([.P182]&gt;1;&quot;,&quot;;&quot;&quot;)&amp;&quot;{ &quot;&quot;spielnr&quot;&quot;:&quot;&quot;&quot;&amp;[.P182]&amp;&quot;&quot;&quot;,&quot;&quot;spieltag&quot;&quot;:&quot;&quot;&quot;&amp;[.L182]&amp;&quot;&quot;&quot;,&quot;&quot;bahn&quot;&quot;:&quot;&quot;&quot;&amp;[.N182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182]&amp;&quot;&quot;&quot;,&quot;&quot;uhrzeit&quot;&quot;:&quot;&quot;&quot;&amp;[.R182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182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182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183]=&quot;Bahn&quot;;[.K182]=-1);0;IF(AND([.A183]&lt;&gt;&quot;Bahn&quot;;[.K182]&lt;&gt;-1);[.K182]+1;[.K182]))" office:value-type="float" office:value="-1">
            <text:p>-1</text:p>
          </table:table-cell>
          <table:table-cell table:formula="of:=IF([.B183]=&quot;Spieltag&quot;;[.L182]+1;[.L182])" office:value-type="float" office:value="0">
            <text:p>0</text:p>
          </table:table-cell>
          <table:table-cell table:formula="of:=IF(AND([.K183]&gt;0;[.K183]&lt;&gt;[.K182]);[.A183];&quot;&quot;)">
            <text:p/>
          </table:table-cell>
          <table:table-cell table:formula="of:=IF([.O183]=1;VLOOKUP([.P183];[.K179:.M678];3;0);&quot;&quot;)">
            <text:p/>
          </table:table-cell>
          <table:table-cell table:formula="of:=IF([.A184]=&quot;So&quot;;1;[.O182]+1)" office:value-type="float" office:value="179">
            <text:p>179</text:p>
          </table:table-cell>
          <table:table-cell table:formula="of:=IF([.O183]=1;[.A183];IF([.O183]=2;[.A183];IF([.O183]=3;[.C183]&amp; &quot; &quot; &amp;[.D183]&amp;&quot; &quot;&amp;[.E183]&amp;&quot; &quot; &amp;[.F183];IF([.O183]=4;[.A183]&amp; &quot; &quot; &amp;[.B183]&amp;&quot; &quot;&amp;[.C183]&amp;&quot; &quot; &amp;[.D183]))))" office:value-type="boolean" office:boolean-value="false">
            <text:p>FALSCH</text:p>
          </table:table-cell>
          <table:table-cell table:formula="of:=IF([.O183]=1;[.A183];IF([.O183]=2;TEXT([.A184];&quot;TT.MM.JJ&quot;);IF([.O183]=3;[.C183]&amp; &quot; &quot; &amp;[.D183]&amp;&quot; &quot;&amp;[.E183]&amp;&quot; &quot; &amp;[.F183];IF([.O183]=4;[.A183]&amp; &quot; &quot; &amp;[.B183]&amp;&quot; &quot;&amp;[.C183]&amp;&quot; &quot; &amp;[.D183]))))" office:value-type="boolean" office:boolean-value="false">
            <text:p>FALSCH</text:p>
          </table:table-cell>
          <table:table-cell table:formula="of:=IF([.O183]=1;[.A183];IF([.O183]=2;TEXT([.B184];&quot;HH:MM&quot;);IF([.O183]=3;[.C183]&amp; &quot; &quot; &amp;[.D183]&amp;&quot; &quot;&amp;[.E183]&amp;&quot; &quot; &amp;[.F183];IF([.O183]=4;[.A183]&amp; &quot; &quot; &amp;[.B183]&amp;&quot; &quot;&amp;[.C183]&amp;&quot; &quot; &amp;[.D183]))))" office:value-type="boolean" office:boolean-value="false">
            <text:p>FALSCH</text:p>
          </table:table-cell>
          <table:table-cell/>
          <table:table-cell table:formula="of:=INDIRECT(&quot;R&quot;&amp;ROW([.T183])&amp;&quot;C&quot;&amp;COLUMN([.T183])+[.O183];&quot;0&quot;)" office:value-type="float" office:value="0">
            <text:p>0</text:p>
          </table:table-cell>
          <table:table-cell table:formula="of:=IF([.P183]&gt;1;&quot;,&quot;;&quot;&quot;)&amp;&quot;{ &quot;&quot;spielnr&quot;&quot;:&quot;&quot;&quot;&amp;[.P183]&amp;&quot;&quot;&quot;,&quot;&quot;spieltag&quot;&quot;:&quot;&quot;&quot;&amp;[.L183]&amp;&quot;&quot;&quot;,&quot;&quot;bahn&quot;&quot;:&quot;&quot;&quot;&amp;[.N183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183]&amp;&quot;&quot;&quot;,&quot;&quot;uhrzeit&quot;&quot;:&quot;&quot;&quot;&amp;[.R183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183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183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184]=&quot;Bahn&quot;;[.K183]=-1);0;IF(AND([.A184]&lt;&gt;&quot;Bahn&quot;;[.K183]&lt;&gt;-1);[.K183]+1;[.K183]))" office:value-type="float" office:value="-1">
            <text:p>-1</text:p>
          </table:table-cell>
          <table:table-cell table:formula="of:=IF([.B184]=&quot;Spieltag&quot;;[.L183]+1;[.L183])" office:value-type="float" office:value="0">
            <text:p>0</text:p>
          </table:table-cell>
          <table:table-cell table:formula="of:=IF(AND([.K184]&gt;0;[.K184]&lt;&gt;[.K183]);[.A184];&quot;&quot;)">
            <text:p/>
          </table:table-cell>
          <table:table-cell table:formula="of:=IF([.O184]=1;VLOOKUP([.P184];[.K180:.M679];3;0);&quot;&quot;)">
            <text:p/>
          </table:table-cell>
          <table:table-cell table:formula="of:=IF([.A185]=&quot;So&quot;;1;[.O183]+1)" office:value-type="float" office:value="180">
            <text:p>180</text:p>
          </table:table-cell>
          <table:table-cell table:formula="of:=IF([.O184]=1;[.A184];IF([.O184]=2;[.A184];IF([.O184]=3;[.C184]&amp; &quot; &quot; &amp;[.D184]&amp;&quot; &quot;&amp;[.E184]&amp;&quot; &quot; &amp;[.F184];IF([.O184]=4;[.A184]&amp; &quot; &quot; &amp;[.B184]&amp;&quot; &quot;&amp;[.C184]&amp;&quot; &quot; &amp;[.D184]))))" office:value-type="boolean" office:boolean-value="false">
            <text:p>FALSCH</text:p>
          </table:table-cell>
          <table:table-cell table:formula="of:=IF([.O184]=1;[.A184];IF([.O184]=2;TEXT([.A185];&quot;TT.MM.JJ&quot;);IF([.O184]=3;[.C184]&amp; &quot; &quot; &amp;[.D184]&amp;&quot; &quot;&amp;[.E184]&amp;&quot; &quot; &amp;[.F184];IF([.O184]=4;[.A184]&amp; &quot; &quot; &amp;[.B184]&amp;&quot; &quot;&amp;[.C184]&amp;&quot; &quot; &amp;[.D184]))))" office:value-type="boolean" office:boolean-value="false">
            <text:p>FALSCH</text:p>
          </table:table-cell>
          <table:table-cell table:formula="of:=IF([.O184]=1;[.A184];IF([.O184]=2;TEXT([.B185];&quot;HH:MM&quot;);IF([.O184]=3;[.C184]&amp; &quot; &quot; &amp;[.D184]&amp;&quot; &quot;&amp;[.E184]&amp;&quot; &quot; &amp;[.F184];IF([.O184]=4;[.A184]&amp; &quot; &quot; &amp;[.B184]&amp;&quot; &quot;&amp;[.C184]&amp;&quot; &quot; &amp;[.D184]))))" office:value-type="boolean" office:boolean-value="false">
            <text:p>FALSCH</text:p>
          </table:table-cell>
          <table:table-cell/>
          <table:table-cell table:formula="of:=INDIRECT(&quot;R&quot;&amp;ROW([.T184])&amp;&quot;C&quot;&amp;COLUMN([.T184])+[.O184];&quot;0&quot;)" office:value-type="float" office:value="0">
            <text:p>0</text:p>
          </table:table-cell>
          <table:table-cell table:formula="of:=IF([.P184]&gt;1;&quot;,&quot;;&quot;&quot;)&amp;&quot;{ &quot;&quot;spielnr&quot;&quot;:&quot;&quot;&quot;&amp;[.P184]&amp;&quot;&quot;&quot;,&quot;&quot;spieltag&quot;&quot;:&quot;&quot;&quot;&amp;[.L184]&amp;&quot;&quot;&quot;,&quot;&quot;bahn&quot;&quot;:&quot;&quot;&quot;&amp;[.N184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184]&amp;&quot;&quot;&quot;,&quot;&quot;uhrzeit&quot;&quot;:&quot;&quot;&quot;&amp;[.R184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184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184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185]=&quot;Bahn&quot;;[.K184]=-1);0;IF(AND([.A185]&lt;&gt;&quot;Bahn&quot;;[.K184]&lt;&gt;-1);[.K184]+1;[.K184]))" office:value-type="float" office:value="-1">
            <text:p>-1</text:p>
          </table:table-cell>
          <table:table-cell table:formula="of:=IF([.B185]=&quot;Spieltag&quot;;[.L184]+1;[.L184])" office:value-type="float" office:value="0">
            <text:p>0</text:p>
          </table:table-cell>
          <table:table-cell table:formula="of:=IF(AND([.K185]&gt;0;[.K185]&lt;&gt;[.K184]);[.A185];&quot;&quot;)">
            <text:p/>
          </table:table-cell>
          <table:table-cell table:formula="of:=IF([.O185]=1;VLOOKUP([.P185];[.K181:.M680];3;0);&quot;&quot;)">
            <text:p/>
          </table:table-cell>
          <table:table-cell table:formula="of:=IF([.A186]=&quot;So&quot;;1;[.O184]+1)" office:value-type="float" office:value="181">
            <text:p>181</text:p>
          </table:table-cell>
          <table:table-cell table:formula="of:=IF([.O185]=1;[.A185];IF([.O185]=2;[.A185];IF([.O185]=3;[.C185]&amp; &quot; &quot; &amp;[.D185]&amp;&quot; &quot;&amp;[.E185]&amp;&quot; &quot; &amp;[.F185];IF([.O185]=4;[.A185]&amp; &quot; &quot; &amp;[.B185]&amp;&quot; &quot;&amp;[.C185]&amp;&quot; &quot; &amp;[.D185]))))" office:value-type="boolean" office:boolean-value="false">
            <text:p>FALSCH</text:p>
          </table:table-cell>
          <table:table-cell table:formula="of:=IF([.O185]=1;[.A185];IF([.O185]=2;TEXT([.A186];&quot;TT.MM.JJ&quot;);IF([.O185]=3;[.C185]&amp; &quot; &quot; &amp;[.D185]&amp;&quot; &quot;&amp;[.E185]&amp;&quot; &quot; &amp;[.F185];IF([.O185]=4;[.A185]&amp; &quot; &quot; &amp;[.B185]&amp;&quot; &quot;&amp;[.C185]&amp;&quot; &quot; &amp;[.D185]))))" office:value-type="boolean" office:boolean-value="false">
            <text:p>FALSCH</text:p>
          </table:table-cell>
          <table:table-cell table:formula="of:=IF([.O185]=1;[.A185];IF([.O185]=2;TEXT([.B186];&quot;HH:MM&quot;);IF([.O185]=3;[.C185]&amp; &quot; &quot; &amp;[.D185]&amp;&quot; &quot;&amp;[.E185]&amp;&quot; &quot; &amp;[.F185];IF([.O185]=4;[.A185]&amp; &quot; &quot; &amp;[.B185]&amp;&quot; &quot;&amp;[.C185]&amp;&quot; &quot; &amp;[.D185]))))" office:value-type="boolean" office:boolean-value="false">
            <text:p>FALSCH</text:p>
          </table:table-cell>
          <table:table-cell/>
          <table:table-cell table:formula="of:=INDIRECT(&quot;R&quot;&amp;ROW([.T185])&amp;&quot;C&quot;&amp;COLUMN([.T185])+[.O185];&quot;0&quot;)" office:value-type="float" office:value="0">
            <text:p>0</text:p>
          </table:table-cell>
          <table:table-cell table:formula="of:=IF([.P185]&gt;1;&quot;,&quot;;&quot;&quot;)&amp;&quot;{ &quot;&quot;spielnr&quot;&quot;:&quot;&quot;&quot;&amp;[.P185]&amp;&quot;&quot;&quot;,&quot;&quot;spieltag&quot;&quot;:&quot;&quot;&quot;&amp;[.L185]&amp;&quot;&quot;&quot;,&quot;&quot;bahn&quot;&quot;:&quot;&quot;&quot;&amp;[.N185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185]&amp;&quot;&quot;&quot;,&quot;&quot;uhrzeit&quot;&quot;:&quot;&quot;&quot;&amp;[.R185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185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185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186]=&quot;Bahn&quot;;[.K185]=-1);0;IF(AND([.A186]&lt;&gt;&quot;Bahn&quot;;[.K185]&lt;&gt;-1);[.K185]+1;[.K185]))" office:value-type="float" office:value="-1">
            <text:p>-1</text:p>
          </table:table-cell>
          <table:table-cell table:formula="of:=IF([.B186]=&quot;Spieltag&quot;;[.L185]+1;[.L185])" office:value-type="float" office:value="0">
            <text:p>0</text:p>
          </table:table-cell>
          <table:table-cell table:formula="of:=IF(AND([.K186]&gt;0;[.K186]&lt;&gt;[.K185]);[.A186];&quot;&quot;)">
            <text:p/>
          </table:table-cell>
          <table:table-cell table:formula="of:=IF([.O186]=1;VLOOKUP([.P186];[.K182:.M681];3;0);&quot;&quot;)">
            <text:p/>
          </table:table-cell>
          <table:table-cell table:formula="of:=IF([.A187]=&quot;So&quot;;1;[.O185]+1)" office:value-type="float" office:value="182">
            <text:p>182</text:p>
          </table:table-cell>
          <table:table-cell table:formula="of:=IF([.O186]=1;[.A186];IF([.O186]=2;[.A186];IF([.O186]=3;[.C186]&amp; &quot; &quot; &amp;[.D186]&amp;&quot; &quot;&amp;[.E186]&amp;&quot; &quot; &amp;[.F186];IF([.O186]=4;[.A186]&amp; &quot; &quot; &amp;[.B186]&amp;&quot; &quot;&amp;[.C186]&amp;&quot; &quot; &amp;[.D186]))))" office:value-type="boolean" office:boolean-value="false">
            <text:p>FALSCH</text:p>
          </table:table-cell>
          <table:table-cell table:formula="of:=IF([.O186]=1;[.A186];IF([.O186]=2;TEXT([.A187];&quot;TT.MM.JJ&quot;);IF([.O186]=3;[.C186]&amp; &quot; &quot; &amp;[.D186]&amp;&quot; &quot;&amp;[.E186]&amp;&quot; &quot; &amp;[.F186];IF([.O186]=4;[.A186]&amp; &quot; &quot; &amp;[.B186]&amp;&quot; &quot;&amp;[.C186]&amp;&quot; &quot; &amp;[.D186]))))" office:value-type="boolean" office:boolean-value="false">
            <text:p>FALSCH</text:p>
          </table:table-cell>
          <table:table-cell table:formula="of:=IF([.O186]=1;[.A186];IF([.O186]=2;TEXT([.B187];&quot;HH:MM&quot;);IF([.O186]=3;[.C186]&amp; &quot; &quot; &amp;[.D186]&amp;&quot; &quot;&amp;[.E186]&amp;&quot; &quot; &amp;[.F186];IF([.O186]=4;[.A186]&amp; &quot; &quot; &amp;[.B186]&amp;&quot; &quot;&amp;[.C186]&amp;&quot; &quot; &amp;[.D186]))))" office:value-type="boolean" office:boolean-value="false">
            <text:p>FALSCH</text:p>
          </table:table-cell>
          <table:table-cell/>
          <table:table-cell table:formula="of:=INDIRECT(&quot;R&quot;&amp;ROW([.T186])&amp;&quot;C&quot;&amp;COLUMN([.T186])+[.O186];&quot;0&quot;)" office:value-type="float" office:value="0">
            <text:p>0</text:p>
          </table:table-cell>
          <table:table-cell table:formula="of:=IF([.P186]&gt;1;&quot;,&quot;;&quot;&quot;)&amp;&quot;{ &quot;&quot;spielnr&quot;&quot;:&quot;&quot;&quot;&amp;[.P186]&amp;&quot;&quot;&quot;,&quot;&quot;spieltag&quot;&quot;:&quot;&quot;&quot;&amp;[.L186]&amp;&quot;&quot;&quot;,&quot;&quot;bahn&quot;&quot;:&quot;&quot;&quot;&amp;[.N186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186]&amp;&quot;&quot;&quot;,&quot;&quot;uhrzeit&quot;&quot;:&quot;&quot;&quot;&amp;[.R186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186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186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187]=&quot;Bahn&quot;;[.K186]=-1);0;IF(AND([.A187]&lt;&gt;&quot;Bahn&quot;;[.K186]&lt;&gt;-1);[.K186]+1;[.K186]))" office:value-type="float" office:value="-1">
            <text:p>-1</text:p>
          </table:table-cell>
          <table:table-cell table:formula="of:=IF([.B187]=&quot;Spieltag&quot;;[.L186]+1;[.L186])" office:value-type="float" office:value="0">
            <text:p>0</text:p>
          </table:table-cell>
          <table:table-cell table:formula="of:=IF(AND([.K187]&gt;0;[.K187]&lt;&gt;[.K186]);[.A187];&quot;&quot;)">
            <text:p/>
          </table:table-cell>
          <table:table-cell table:formula="of:=IF([.O187]=1;VLOOKUP([.P187];[.K183:.M682];3;0);&quot;&quot;)">
            <text:p/>
          </table:table-cell>
          <table:table-cell table:formula="of:=IF([.A188]=&quot;So&quot;;1;[.O186]+1)" office:value-type="float" office:value="183">
            <text:p>183</text:p>
          </table:table-cell>
          <table:table-cell table:formula="of:=IF([.O187]=1;[.A187];IF([.O187]=2;[.A187];IF([.O187]=3;[.C187]&amp; &quot; &quot; &amp;[.D187]&amp;&quot; &quot;&amp;[.E187]&amp;&quot; &quot; &amp;[.F187];IF([.O187]=4;[.A187]&amp; &quot; &quot; &amp;[.B187]&amp;&quot; &quot;&amp;[.C187]&amp;&quot; &quot; &amp;[.D187]))))" office:value-type="boolean" office:boolean-value="false">
            <text:p>FALSCH</text:p>
          </table:table-cell>
          <table:table-cell table:formula="of:=IF([.O187]=1;[.A187];IF([.O187]=2;TEXT([.A188];&quot;TT.MM.JJ&quot;);IF([.O187]=3;[.C187]&amp; &quot; &quot; &amp;[.D187]&amp;&quot; &quot;&amp;[.E187]&amp;&quot; &quot; &amp;[.F187];IF([.O187]=4;[.A187]&amp; &quot; &quot; &amp;[.B187]&amp;&quot; &quot;&amp;[.C187]&amp;&quot; &quot; &amp;[.D187]))))" office:value-type="boolean" office:boolean-value="false">
            <text:p>FALSCH</text:p>
          </table:table-cell>
          <table:table-cell table:formula="of:=IF([.O187]=1;[.A187];IF([.O187]=2;TEXT([.B188];&quot;HH:MM&quot;);IF([.O187]=3;[.C187]&amp; &quot; &quot; &amp;[.D187]&amp;&quot; &quot;&amp;[.E187]&amp;&quot; &quot; &amp;[.F187];IF([.O187]=4;[.A187]&amp; &quot; &quot; &amp;[.B187]&amp;&quot; &quot;&amp;[.C187]&amp;&quot; &quot; &amp;[.D187]))))" office:value-type="boolean" office:boolean-value="false">
            <text:p>FALSCH</text:p>
          </table:table-cell>
          <table:table-cell/>
          <table:table-cell table:formula="of:=INDIRECT(&quot;R&quot;&amp;ROW([.T187])&amp;&quot;C&quot;&amp;COLUMN([.T187])+[.O187];&quot;0&quot;)" office:value-type="float" office:value="0">
            <text:p>0</text:p>
          </table:table-cell>
          <table:table-cell table:formula="of:=IF([.P187]&gt;1;&quot;,&quot;;&quot;&quot;)&amp;&quot;{ &quot;&quot;spielnr&quot;&quot;:&quot;&quot;&quot;&amp;[.P187]&amp;&quot;&quot;&quot;,&quot;&quot;spieltag&quot;&quot;:&quot;&quot;&quot;&amp;[.L187]&amp;&quot;&quot;&quot;,&quot;&quot;bahn&quot;&quot;:&quot;&quot;&quot;&amp;[.N187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187]&amp;&quot;&quot;&quot;,&quot;&quot;uhrzeit&quot;&quot;:&quot;&quot;&quot;&amp;[.R187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187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187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188]=&quot;Bahn&quot;;[.K187]=-1);0;IF(AND([.A188]&lt;&gt;&quot;Bahn&quot;;[.K187]&lt;&gt;-1);[.K187]+1;[.K187]))" office:value-type="float" office:value="-1">
            <text:p>-1</text:p>
          </table:table-cell>
          <table:table-cell table:formula="of:=IF([.B188]=&quot;Spieltag&quot;;[.L187]+1;[.L187])" office:value-type="float" office:value="0">
            <text:p>0</text:p>
          </table:table-cell>
          <table:table-cell table:formula="of:=IF(AND([.K188]&gt;0;[.K188]&lt;&gt;[.K187]);[.A188];&quot;&quot;)">
            <text:p/>
          </table:table-cell>
          <table:table-cell table:formula="of:=IF([.O188]=1;VLOOKUP([.P188];[.K184:.M683];3;0);&quot;&quot;)">
            <text:p/>
          </table:table-cell>
          <table:table-cell table:formula="of:=IF([.A189]=&quot;So&quot;;1;[.O187]+1)" office:value-type="float" office:value="184">
            <text:p>184</text:p>
          </table:table-cell>
          <table:table-cell table:formula="of:=IF([.O188]=1;[.A188];IF([.O188]=2;[.A188];IF([.O188]=3;[.C188]&amp; &quot; &quot; &amp;[.D188]&amp;&quot; &quot;&amp;[.E188]&amp;&quot; &quot; &amp;[.F188];IF([.O188]=4;[.A188]&amp; &quot; &quot; &amp;[.B188]&amp;&quot; &quot;&amp;[.C188]&amp;&quot; &quot; &amp;[.D188]))))" office:value-type="boolean" office:boolean-value="false">
            <text:p>FALSCH</text:p>
          </table:table-cell>
          <table:table-cell table:formula="of:=IF([.O188]=1;[.A188];IF([.O188]=2;TEXT([.A189];&quot;TT.MM.JJ&quot;);IF([.O188]=3;[.C188]&amp; &quot; &quot; &amp;[.D188]&amp;&quot; &quot;&amp;[.E188]&amp;&quot; &quot; &amp;[.F188];IF([.O188]=4;[.A188]&amp; &quot; &quot; &amp;[.B188]&amp;&quot; &quot;&amp;[.C188]&amp;&quot; &quot; &amp;[.D188]))))" office:value-type="boolean" office:boolean-value="false">
            <text:p>FALSCH</text:p>
          </table:table-cell>
          <table:table-cell table:formula="of:=IF([.O188]=1;[.A188];IF([.O188]=2;TEXT([.B189];&quot;HH:MM&quot;);IF([.O188]=3;[.C188]&amp; &quot; &quot; &amp;[.D188]&amp;&quot; &quot;&amp;[.E188]&amp;&quot; &quot; &amp;[.F188];IF([.O188]=4;[.A188]&amp; &quot; &quot; &amp;[.B188]&amp;&quot; &quot;&amp;[.C188]&amp;&quot; &quot; &amp;[.D188]))))" office:value-type="boolean" office:boolean-value="false">
            <text:p>FALSCH</text:p>
          </table:table-cell>
          <table:table-cell/>
          <table:table-cell table:formula="of:=INDIRECT(&quot;R&quot;&amp;ROW([.T188])&amp;&quot;C&quot;&amp;COLUMN([.T188])+[.O188];&quot;0&quot;)" office:value-type="float" office:value="0">
            <text:p>0</text:p>
          </table:table-cell>
          <table:table-cell table:formula="of:=IF([.P188]&gt;1;&quot;,&quot;;&quot;&quot;)&amp;&quot;{ &quot;&quot;spielnr&quot;&quot;:&quot;&quot;&quot;&amp;[.P188]&amp;&quot;&quot;&quot;,&quot;&quot;spieltag&quot;&quot;:&quot;&quot;&quot;&amp;[.L188]&amp;&quot;&quot;&quot;,&quot;&quot;bahn&quot;&quot;:&quot;&quot;&quot;&amp;[.N188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188]&amp;&quot;&quot;&quot;,&quot;&quot;uhrzeit&quot;&quot;:&quot;&quot;&quot;&amp;[.R188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188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188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189]=&quot;Bahn&quot;;[.K188]=-1);0;IF(AND([.A189]&lt;&gt;&quot;Bahn&quot;;[.K188]&lt;&gt;-1);[.K188]+1;[.K188]))" office:value-type="float" office:value="-1">
            <text:p>-1</text:p>
          </table:table-cell>
          <table:table-cell table:formula="of:=IF([.B189]=&quot;Spieltag&quot;;[.L188]+1;[.L188])" office:value-type="float" office:value="0">
            <text:p>0</text:p>
          </table:table-cell>
          <table:table-cell table:formula="of:=IF(AND([.K189]&gt;0;[.K189]&lt;&gt;[.K188]);[.A189];&quot;&quot;)">
            <text:p/>
          </table:table-cell>
          <table:table-cell table:formula="of:=IF([.O189]=1;VLOOKUP([.P189];[.K185:.M684];3;0);&quot;&quot;)">
            <text:p/>
          </table:table-cell>
          <table:table-cell table:formula="of:=IF([.A190]=&quot;So&quot;;1;[.O188]+1)" office:value-type="float" office:value="185">
            <text:p>185</text:p>
          </table:table-cell>
          <table:table-cell table:formula="of:=IF([.O189]=1;[.A189];IF([.O189]=2;[.A189];IF([.O189]=3;[.C189]&amp; &quot; &quot; &amp;[.D189]&amp;&quot; &quot;&amp;[.E189]&amp;&quot; &quot; &amp;[.F189];IF([.O189]=4;[.A189]&amp; &quot; &quot; &amp;[.B189]&amp;&quot; &quot;&amp;[.C189]&amp;&quot; &quot; &amp;[.D189]))))" office:value-type="boolean" office:boolean-value="false">
            <text:p>FALSCH</text:p>
          </table:table-cell>
          <table:table-cell table:formula="of:=IF([.O189]=1;[.A189];IF([.O189]=2;TEXT([.A190];&quot;TT.MM.JJ&quot;);IF([.O189]=3;[.C189]&amp; &quot; &quot; &amp;[.D189]&amp;&quot; &quot;&amp;[.E189]&amp;&quot; &quot; &amp;[.F189];IF([.O189]=4;[.A189]&amp; &quot; &quot; &amp;[.B189]&amp;&quot; &quot;&amp;[.C189]&amp;&quot; &quot; &amp;[.D189]))))" office:value-type="boolean" office:boolean-value="false">
            <text:p>FALSCH</text:p>
          </table:table-cell>
          <table:table-cell table:formula="of:=IF([.O189]=1;[.A189];IF([.O189]=2;TEXT([.B190];&quot;HH:MM&quot;);IF([.O189]=3;[.C189]&amp; &quot; &quot; &amp;[.D189]&amp;&quot; &quot;&amp;[.E189]&amp;&quot; &quot; &amp;[.F189];IF([.O189]=4;[.A189]&amp; &quot; &quot; &amp;[.B189]&amp;&quot; &quot;&amp;[.C189]&amp;&quot; &quot; &amp;[.D189]))))" office:value-type="boolean" office:boolean-value="false">
            <text:p>FALSCH</text:p>
          </table:table-cell>
          <table:table-cell/>
          <table:table-cell table:formula="of:=INDIRECT(&quot;R&quot;&amp;ROW([.T189])&amp;&quot;C&quot;&amp;COLUMN([.T189])+[.O189];&quot;0&quot;)" office:value-type="float" office:value="0">
            <text:p>0</text:p>
          </table:table-cell>
          <table:table-cell table:formula="of:=IF([.P189]&gt;1;&quot;,&quot;;&quot;&quot;)&amp;&quot;{ &quot;&quot;spielnr&quot;&quot;:&quot;&quot;&quot;&amp;[.P189]&amp;&quot;&quot;&quot;,&quot;&quot;spieltag&quot;&quot;:&quot;&quot;&quot;&amp;[.L189]&amp;&quot;&quot;&quot;,&quot;&quot;bahn&quot;&quot;:&quot;&quot;&quot;&amp;[.N189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189]&amp;&quot;&quot;&quot;,&quot;&quot;uhrzeit&quot;&quot;:&quot;&quot;&quot;&amp;[.R189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189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189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190]=&quot;Bahn&quot;;[.K189]=-1);0;IF(AND([.A190]&lt;&gt;&quot;Bahn&quot;;[.K189]&lt;&gt;-1);[.K189]+1;[.K189]))" office:value-type="float" office:value="-1">
            <text:p>-1</text:p>
          </table:table-cell>
          <table:table-cell table:formula="of:=IF([.B190]=&quot;Spieltag&quot;;[.L189]+1;[.L189])" office:value-type="float" office:value="0">
            <text:p>0</text:p>
          </table:table-cell>
          <table:table-cell table:formula="of:=IF(AND([.K190]&gt;0;[.K190]&lt;&gt;[.K189]);[.A190];&quot;&quot;)">
            <text:p/>
          </table:table-cell>
          <table:table-cell table:formula="of:=IF([.O190]=1;VLOOKUP([.P190];[.K186:.M685];3;0);&quot;&quot;)">
            <text:p/>
          </table:table-cell>
          <table:table-cell table:formula="of:=IF([.A191]=&quot;So&quot;;1;[.O189]+1)" office:value-type="float" office:value="186">
            <text:p>186</text:p>
          </table:table-cell>
          <table:table-cell table:formula="of:=IF([.O190]=1;[.A190];IF([.O190]=2;[.A190];IF([.O190]=3;[.C190]&amp; &quot; &quot; &amp;[.D190]&amp;&quot; &quot;&amp;[.E190]&amp;&quot; &quot; &amp;[.F190];IF([.O190]=4;[.A190]&amp; &quot; &quot; &amp;[.B190]&amp;&quot; &quot;&amp;[.C190]&amp;&quot; &quot; &amp;[.D190]))))" office:value-type="boolean" office:boolean-value="false">
            <text:p>FALSCH</text:p>
          </table:table-cell>
          <table:table-cell table:formula="of:=IF([.O190]=1;[.A190];IF([.O190]=2;TEXT([.A191];&quot;TT.MM.JJ&quot;);IF([.O190]=3;[.C190]&amp; &quot; &quot; &amp;[.D190]&amp;&quot; &quot;&amp;[.E190]&amp;&quot; &quot; &amp;[.F190];IF([.O190]=4;[.A190]&amp; &quot; &quot; &amp;[.B190]&amp;&quot; &quot;&amp;[.C190]&amp;&quot; &quot; &amp;[.D190]))))" office:value-type="boolean" office:boolean-value="false">
            <text:p>FALSCH</text:p>
          </table:table-cell>
          <table:table-cell table:formula="of:=IF([.O190]=1;[.A190];IF([.O190]=2;TEXT([.B191];&quot;HH:MM&quot;);IF([.O190]=3;[.C190]&amp; &quot; &quot; &amp;[.D190]&amp;&quot; &quot;&amp;[.E190]&amp;&quot; &quot; &amp;[.F190];IF([.O190]=4;[.A190]&amp; &quot; &quot; &amp;[.B190]&amp;&quot; &quot;&amp;[.C190]&amp;&quot; &quot; &amp;[.D190]))))" office:value-type="boolean" office:boolean-value="false">
            <text:p>FALSCH</text:p>
          </table:table-cell>
          <table:table-cell/>
          <table:table-cell table:formula="of:=INDIRECT(&quot;R&quot;&amp;ROW([.T190])&amp;&quot;C&quot;&amp;COLUMN([.T190])+[.O190];&quot;0&quot;)" office:value-type="float" office:value="0">
            <text:p>0</text:p>
          </table:table-cell>
          <table:table-cell table:formula="of:=IF([.P190]&gt;1;&quot;,&quot;;&quot;&quot;)&amp;&quot;{ &quot;&quot;spielnr&quot;&quot;:&quot;&quot;&quot;&amp;[.P190]&amp;&quot;&quot;&quot;,&quot;&quot;spieltag&quot;&quot;:&quot;&quot;&quot;&amp;[.L190]&amp;&quot;&quot;&quot;,&quot;&quot;bahn&quot;&quot;:&quot;&quot;&quot;&amp;[.N190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190]&amp;&quot;&quot;&quot;,&quot;&quot;uhrzeit&quot;&quot;:&quot;&quot;&quot;&amp;[.R190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190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190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191]=&quot;Bahn&quot;;[.K190]=-1);0;IF(AND([.A191]&lt;&gt;&quot;Bahn&quot;;[.K190]&lt;&gt;-1);[.K190]+1;[.K190]))" office:value-type="float" office:value="-1">
            <text:p>-1</text:p>
          </table:table-cell>
          <table:table-cell table:formula="of:=IF([.B191]=&quot;Spieltag&quot;;[.L190]+1;[.L190])" office:value-type="float" office:value="0">
            <text:p>0</text:p>
          </table:table-cell>
          <table:table-cell table:formula="of:=IF(AND([.K191]&gt;0;[.K191]&lt;&gt;[.K190]);[.A191];&quot;&quot;)">
            <text:p/>
          </table:table-cell>
          <table:table-cell table:formula="of:=IF([.O191]=1;VLOOKUP([.P191];[.K187:.M686];3;0);&quot;&quot;)">
            <text:p/>
          </table:table-cell>
          <table:table-cell table:formula="of:=IF([.A192]=&quot;So&quot;;1;[.O190]+1)" office:value-type="float" office:value="187">
            <text:p>187</text:p>
          </table:table-cell>
          <table:table-cell table:formula="of:=IF([.O191]=1;[.A191];IF([.O191]=2;[.A191];IF([.O191]=3;[.C191]&amp; &quot; &quot; &amp;[.D191]&amp;&quot; &quot;&amp;[.E191]&amp;&quot; &quot; &amp;[.F191];IF([.O191]=4;[.A191]&amp; &quot; &quot; &amp;[.B191]&amp;&quot; &quot;&amp;[.C191]&amp;&quot; &quot; &amp;[.D191]))))" office:value-type="boolean" office:boolean-value="false">
            <text:p>FALSCH</text:p>
          </table:table-cell>
          <table:table-cell table:formula="of:=IF([.O191]=1;[.A191];IF([.O191]=2;TEXT([.A192];&quot;TT.MM.JJ&quot;);IF([.O191]=3;[.C191]&amp; &quot; &quot; &amp;[.D191]&amp;&quot; &quot;&amp;[.E191]&amp;&quot; &quot; &amp;[.F191];IF([.O191]=4;[.A191]&amp; &quot; &quot; &amp;[.B191]&amp;&quot; &quot;&amp;[.C191]&amp;&quot; &quot; &amp;[.D191]))))" office:value-type="boolean" office:boolean-value="false">
            <text:p>FALSCH</text:p>
          </table:table-cell>
          <table:table-cell table:formula="of:=IF([.O191]=1;[.A191];IF([.O191]=2;TEXT([.B192];&quot;HH:MM&quot;);IF([.O191]=3;[.C191]&amp; &quot; &quot; &amp;[.D191]&amp;&quot; &quot;&amp;[.E191]&amp;&quot; &quot; &amp;[.F191];IF([.O191]=4;[.A191]&amp; &quot; &quot; &amp;[.B191]&amp;&quot; &quot;&amp;[.C191]&amp;&quot; &quot; &amp;[.D191]))))" office:value-type="boolean" office:boolean-value="false">
            <text:p>FALSCH</text:p>
          </table:table-cell>
          <table:table-cell/>
          <table:table-cell table:formula="of:=INDIRECT(&quot;R&quot;&amp;ROW([.T191])&amp;&quot;C&quot;&amp;COLUMN([.T191])+[.O191];&quot;0&quot;)" office:value-type="float" office:value="0">
            <text:p>0</text:p>
          </table:table-cell>
          <table:table-cell table:formula="of:=IF([.P191]&gt;1;&quot;,&quot;;&quot;&quot;)&amp;&quot;{ &quot;&quot;spielnr&quot;&quot;:&quot;&quot;&quot;&amp;[.P191]&amp;&quot;&quot;&quot;,&quot;&quot;spieltag&quot;&quot;:&quot;&quot;&quot;&amp;[.L191]&amp;&quot;&quot;&quot;,&quot;&quot;bahn&quot;&quot;:&quot;&quot;&quot;&amp;[.N191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191]&amp;&quot;&quot;&quot;,&quot;&quot;uhrzeit&quot;&quot;:&quot;&quot;&quot;&amp;[.R191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191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191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192]=&quot;Bahn&quot;;[.K191]=-1);0;IF(AND([.A192]&lt;&gt;&quot;Bahn&quot;;[.K191]&lt;&gt;-1);[.K191]+1;[.K191]))" office:value-type="float" office:value="-1">
            <text:p>-1</text:p>
          </table:table-cell>
          <table:table-cell table:formula="of:=IF([.B192]=&quot;Spieltag&quot;;[.L191]+1;[.L191])" office:value-type="float" office:value="0">
            <text:p>0</text:p>
          </table:table-cell>
          <table:table-cell table:formula="of:=IF(AND([.K192]&gt;0;[.K192]&lt;&gt;[.K191]);[.A192];&quot;&quot;)">
            <text:p/>
          </table:table-cell>
          <table:table-cell table:formula="of:=IF([.O192]=1;VLOOKUP([.P192];[.K188:.M687];3;0);&quot;&quot;)">
            <text:p/>
          </table:table-cell>
          <table:table-cell table:formula="of:=IF([.A193]=&quot;So&quot;;1;[.O191]+1)" office:value-type="float" office:value="188">
            <text:p>188</text:p>
          </table:table-cell>
          <table:table-cell table:formula="of:=IF([.O192]=1;[.A192];IF([.O192]=2;[.A192];IF([.O192]=3;[.C192]&amp; &quot; &quot; &amp;[.D192]&amp;&quot; &quot;&amp;[.E192]&amp;&quot; &quot; &amp;[.F192];IF([.O192]=4;[.A192]&amp; &quot; &quot; &amp;[.B192]&amp;&quot; &quot;&amp;[.C192]&amp;&quot; &quot; &amp;[.D192]))))" office:value-type="boolean" office:boolean-value="false">
            <text:p>FALSCH</text:p>
          </table:table-cell>
          <table:table-cell table:formula="of:=IF([.O192]=1;[.A192];IF([.O192]=2;TEXT([.A193];&quot;TT.MM.JJ&quot;);IF([.O192]=3;[.C192]&amp; &quot; &quot; &amp;[.D192]&amp;&quot; &quot;&amp;[.E192]&amp;&quot; &quot; &amp;[.F192];IF([.O192]=4;[.A192]&amp; &quot; &quot; &amp;[.B192]&amp;&quot; &quot;&amp;[.C192]&amp;&quot; &quot; &amp;[.D192]))))" office:value-type="boolean" office:boolean-value="false">
            <text:p>FALSCH</text:p>
          </table:table-cell>
          <table:table-cell table:formula="of:=IF([.O192]=1;[.A192];IF([.O192]=2;TEXT([.B193];&quot;HH:MM&quot;);IF([.O192]=3;[.C192]&amp; &quot; &quot; &amp;[.D192]&amp;&quot; &quot;&amp;[.E192]&amp;&quot; &quot; &amp;[.F192];IF([.O192]=4;[.A192]&amp; &quot; &quot; &amp;[.B192]&amp;&quot; &quot;&amp;[.C192]&amp;&quot; &quot; &amp;[.D192]))))" office:value-type="boolean" office:boolean-value="false">
            <text:p>FALSCH</text:p>
          </table:table-cell>
          <table:table-cell/>
          <table:table-cell table:formula="of:=INDIRECT(&quot;R&quot;&amp;ROW([.T192])&amp;&quot;C&quot;&amp;COLUMN([.T192])+[.O192];&quot;0&quot;)" office:value-type="float" office:value="0">
            <text:p>0</text:p>
          </table:table-cell>
          <table:table-cell table:formula="of:=IF([.P192]&gt;1;&quot;,&quot;;&quot;&quot;)&amp;&quot;{ &quot;&quot;spielnr&quot;&quot;:&quot;&quot;&quot;&amp;[.P192]&amp;&quot;&quot;&quot;,&quot;&quot;spieltag&quot;&quot;:&quot;&quot;&quot;&amp;[.L192]&amp;&quot;&quot;&quot;,&quot;&quot;bahn&quot;&quot;:&quot;&quot;&quot;&amp;[.N192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192]&amp;&quot;&quot;&quot;,&quot;&quot;uhrzeit&quot;&quot;:&quot;&quot;&quot;&amp;[.R192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192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192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193]=&quot;Bahn&quot;;[.K192]=-1);0;IF(AND([.A193]&lt;&gt;&quot;Bahn&quot;;[.K192]&lt;&gt;-1);[.K192]+1;[.K192]))" office:value-type="float" office:value="-1">
            <text:p>-1</text:p>
          </table:table-cell>
          <table:table-cell table:formula="of:=IF([.B193]=&quot;Spieltag&quot;;[.L192]+1;[.L192])" office:value-type="float" office:value="0">
            <text:p>0</text:p>
          </table:table-cell>
          <table:table-cell table:formula="of:=IF(AND([.K193]&gt;0;[.K193]&lt;&gt;[.K192]);[.A193];&quot;&quot;)">
            <text:p/>
          </table:table-cell>
          <table:table-cell table:formula="of:=IF([.O193]=1;VLOOKUP([.P193];[.K189:.M688];3;0);&quot;&quot;)">
            <text:p/>
          </table:table-cell>
          <table:table-cell table:formula="of:=IF([.A194]=&quot;So&quot;;1;[.O192]+1)" office:value-type="float" office:value="189">
            <text:p>189</text:p>
          </table:table-cell>
          <table:table-cell table:formula="of:=IF([.O193]=1;[.A193];IF([.O193]=2;[.A193];IF([.O193]=3;[.C193]&amp; &quot; &quot; &amp;[.D193]&amp;&quot; &quot;&amp;[.E193]&amp;&quot; &quot; &amp;[.F193];IF([.O193]=4;[.A193]&amp; &quot; &quot; &amp;[.B193]&amp;&quot; &quot;&amp;[.C193]&amp;&quot; &quot; &amp;[.D193]))))" office:value-type="boolean" office:boolean-value="false">
            <text:p>FALSCH</text:p>
          </table:table-cell>
          <table:table-cell table:formula="of:=IF([.O193]=1;[.A193];IF([.O193]=2;TEXT([.A194];&quot;TT.MM.JJ&quot;);IF([.O193]=3;[.C193]&amp; &quot; &quot; &amp;[.D193]&amp;&quot; &quot;&amp;[.E193]&amp;&quot; &quot; &amp;[.F193];IF([.O193]=4;[.A193]&amp; &quot; &quot; &amp;[.B193]&amp;&quot; &quot;&amp;[.C193]&amp;&quot; &quot; &amp;[.D193]))))" office:value-type="boolean" office:boolean-value="false">
            <text:p>FALSCH</text:p>
          </table:table-cell>
          <table:table-cell table:formula="of:=IF([.O193]=1;[.A193];IF([.O193]=2;TEXT([.B194];&quot;HH:MM&quot;);IF([.O193]=3;[.C193]&amp; &quot; &quot; &amp;[.D193]&amp;&quot; &quot;&amp;[.E193]&amp;&quot; &quot; &amp;[.F193];IF([.O193]=4;[.A193]&amp; &quot; &quot; &amp;[.B193]&amp;&quot; &quot;&amp;[.C193]&amp;&quot; &quot; &amp;[.D193]))))" office:value-type="boolean" office:boolean-value="false">
            <text:p>FALSCH</text:p>
          </table:table-cell>
          <table:table-cell/>
          <table:table-cell table:formula="of:=INDIRECT(&quot;R&quot;&amp;ROW([.T193])&amp;&quot;C&quot;&amp;COLUMN([.T193])+[.O193];&quot;0&quot;)" office:value-type="float" office:value="0">
            <text:p>0</text:p>
          </table:table-cell>
          <table:table-cell table:formula="of:=IF([.P193]&gt;1;&quot;,&quot;;&quot;&quot;)&amp;&quot;{ &quot;&quot;spielnr&quot;&quot;:&quot;&quot;&quot;&amp;[.P193]&amp;&quot;&quot;&quot;,&quot;&quot;spieltag&quot;&quot;:&quot;&quot;&quot;&amp;[.L193]&amp;&quot;&quot;&quot;,&quot;&quot;bahn&quot;&quot;:&quot;&quot;&quot;&amp;[.N193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193]&amp;&quot;&quot;&quot;,&quot;&quot;uhrzeit&quot;&quot;:&quot;&quot;&quot;&amp;[.R193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193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193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194]=&quot;Bahn&quot;;[.K193]=-1);0;IF(AND([.A194]&lt;&gt;&quot;Bahn&quot;;[.K193]&lt;&gt;-1);[.K193]+1;[.K193]))" office:value-type="float" office:value="-1">
            <text:p>-1</text:p>
          </table:table-cell>
          <table:table-cell table:formula="of:=IF([.B194]=&quot;Spieltag&quot;;[.L193]+1;[.L193])" office:value-type="float" office:value="0">
            <text:p>0</text:p>
          </table:table-cell>
          <table:table-cell table:formula="of:=IF(AND([.K194]&gt;0;[.K194]&lt;&gt;[.K193]);[.A194];&quot;&quot;)">
            <text:p/>
          </table:table-cell>
          <table:table-cell table:formula="of:=IF([.O194]=1;VLOOKUP([.P194];[.K190:.M689];3;0);&quot;&quot;)">
            <text:p/>
          </table:table-cell>
          <table:table-cell table:formula="of:=IF([.A195]=&quot;So&quot;;1;[.O193]+1)" office:value-type="float" office:value="190">
            <text:p>190</text:p>
          </table:table-cell>
          <table:table-cell table:formula="of:=IF([.O194]=1;[.A194];IF([.O194]=2;[.A194];IF([.O194]=3;[.C194]&amp; &quot; &quot; &amp;[.D194]&amp;&quot; &quot;&amp;[.E194]&amp;&quot; &quot; &amp;[.F194];IF([.O194]=4;[.A194]&amp; &quot; &quot; &amp;[.B194]&amp;&quot; &quot;&amp;[.C194]&amp;&quot; &quot; &amp;[.D194]))))" office:value-type="boolean" office:boolean-value="false">
            <text:p>FALSCH</text:p>
          </table:table-cell>
          <table:table-cell table:formula="of:=IF([.O194]=1;[.A194];IF([.O194]=2;TEXT([.A195];&quot;TT.MM.JJ&quot;);IF([.O194]=3;[.C194]&amp; &quot; &quot; &amp;[.D194]&amp;&quot; &quot;&amp;[.E194]&amp;&quot; &quot; &amp;[.F194];IF([.O194]=4;[.A194]&amp; &quot; &quot; &amp;[.B194]&amp;&quot; &quot;&amp;[.C194]&amp;&quot; &quot; &amp;[.D194]))))" office:value-type="boolean" office:boolean-value="false">
            <text:p>FALSCH</text:p>
          </table:table-cell>
          <table:table-cell table:formula="of:=IF([.O194]=1;[.A194];IF([.O194]=2;TEXT([.B195];&quot;HH:MM&quot;);IF([.O194]=3;[.C194]&amp; &quot; &quot; &amp;[.D194]&amp;&quot; &quot;&amp;[.E194]&amp;&quot; &quot; &amp;[.F194];IF([.O194]=4;[.A194]&amp; &quot; &quot; &amp;[.B194]&amp;&quot; &quot;&amp;[.C194]&amp;&quot; &quot; &amp;[.D194]))))" office:value-type="boolean" office:boolean-value="false">
            <text:p>FALSCH</text:p>
          </table:table-cell>
          <table:table-cell/>
          <table:table-cell table:formula="of:=INDIRECT(&quot;R&quot;&amp;ROW([.T194])&amp;&quot;C&quot;&amp;COLUMN([.T194])+[.O194];&quot;0&quot;)" office:value-type="float" office:value="0">
            <text:p>0</text:p>
          </table:table-cell>
          <table:table-cell table:formula="of:=IF([.P194]&gt;1;&quot;,&quot;;&quot;&quot;)&amp;&quot;{ &quot;&quot;spielnr&quot;&quot;:&quot;&quot;&quot;&amp;[.P194]&amp;&quot;&quot;&quot;,&quot;&quot;spieltag&quot;&quot;:&quot;&quot;&quot;&amp;[.L194]&amp;&quot;&quot;&quot;,&quot;&quot;bahn&quot;&quot;:&quot;&quot;&quot;&amp;[.N194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194]&amp;&quot;&quot;&quot;,&quot;&quot;uhrzeit&quot;&quot;:&quot;&quot;&quot;&amp;[.R194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194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194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195]=&quot;Bahn&quot;;[.K194]=-1);0;IF(AND([.A195]&lt;&gt;&quot;Bahn&quot;;[.K194]&lt;&gt;-1);[.K194]+1;[.K194]))" office:value-type="float" office:value="-1">
            <text:p>-1</text:p>
          </table:table-cell>
          <table:table-cell table:formula="of:=IF([.B195]=&quot;Spieltag&quot;;[.L194]+1;[.L194])" office:value-type="float" office:value="0">
            <text:p>0</text:p>
          </table:table-cell>
          <table:table-cell table:formula="of:=IF(AND([.K195]&gt;0;[.K195]&lt;&gt;[.K194]);[.A195];&quot;&quot;)">
            <text:p/>
          </table:table-cell>
          <table:table-cell table:formula="of:=IF([.O195]=1;VLOOKUP([.P195];[.K191:.M690];3;0);&quot;&quot;)">
            <text:p/>
          </table:table-cell>
          <table:table-cell table:formula="of:=IF([.A196]=&quot;So&quot;;1;[.O194]+1)" office:value-type="float" office:value="191">
            <text:p>191</text:p>
          </table:table-cell>
          <table:table-cell table:formula="of:=IF([.O195]=1;[.A195];IF([.O195]=2;[.A195];IF([.O195]=3;[.C195]&amp; &quot; &quot; &amp;[.D195]&amp;&quot; &quot;&amp;[.E195]&amp;&quot; &quot; &amp;[.F195];IF([.O195]=4;[.A195]&amp; &quot; &quot; &amp;[.B195]&amp;&quot; &quot;&amp;[.C195]&amp;&quot; &quot; &amp;[.D195]))))" office:value-type="boolean" office:boolean-value="false">
            <text:p>FALSCH</text:p>
          </table:table-cell>
          <table:table-cell table:formula="of:=IF([.O195]=1;[.A195];IF([.O195]=2;TEXT([.A196];&quot;TT.MM.JJ&quot;);IF([.O195]=3;[.C195]&amp; &quot; &quot; &amp;[.D195]&amp;&quot; &quot;&amp;[.E195]&amp;&quot; &quot; &amp;[.F195];IF([.O195]=4;[.A195]&amp; &quot; &quot; &amp;[.B195]&amp;&quot; &quot;&amp;[.C195]&amp;&quot; &quot; &amp;[.D195]))))" office:value-type="boolean" office:boolean-value="false">
            <text:p>FALSCH</text:p>
          </table:table-cell>
          <table:table-cell table:formula="of:=IF([.O195]=1;[.A195];IF([.O195]=2;TEXT([.B196];&quot;HH:MM&quot;);IF([.O195]=3;[.C195]&amp; &quot; &quot; &amp;[.D195]&amp;&quot; &quot;&amp;[.E195]&amp;&quot; &quot; &amp;[.F195];IF([.O195]=4;[.A195]&amp; &quot; &quot; &amp;[.B195]&amp;&quot; &quot;&amp;[.C195]&amp;&quot; &quot; &amp;[.D195]))))" office:value-type="boolean" office:boolean-value="false">
            <text:p>FALSCH</text:p>
          </table:table-cell>
          <table:table-cell/>
          <table:table-cell table:formula="of:=INDIRECT(&quot;R&quot;&amp;ROW([.T195])&amp;&quot;C&quot;&amp;COLUMN([.T195])+[.O195];&quot;0&quot;)" office:value-type="float" office:value="0">
            <text:p>0</text:p>
          </table:table-cell>
          <table:table-cell table:formula="of:=IF([.P195]&gt;1;&quot;,&quot;;&quot;&quot;)&amp;&quot;{ &quot;&quot;spielnr&quot;&quot;:&quot;&quot;&quot;&amp;[.P195]&amp;&quot;&quot;&quot;,&quot;&quot;spieltag&quot;&quot;:&quot;&quot;&quot;&amp;[.L195]&amp;&quot;&quot;&quot;,&quot;&quot;bahn&quot;&quot;:&quot;&quot;&quot;&amp;[.N195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195]&amp;&quot;&quot;&quot;,&quot;&quot;uhrzeit&quot;&quot;:&quot;&quot;&quot;&amp;[.R195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195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195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196]=&quot;Bahn&quot;;[.K195]=-1);0;IF(AND([.A196]&lt;&gt;&quot;Bahn&quot;;[.K195]&lt;&gt;-1);[.K195]+1;[.K195]))" office:value-type="float" office:value="-1">
            <text:p>-1</text:p>
          </table:table-cell>
          <table:table-cell table:formula="of:=IF([.B196]=&quot;Spieltag&quot;;[.L195]+1;[.L195])" office:value-type="float" office:value="0">
            <text:p>0</text:p>
          </table:table-cell>
          <table:table-cell table:formula="of:=IF(AND([.K196]&gt;0;[.K196]&lt;&gt;[.K195]);[.A196];&quot;&quot;)">
            <text:p/>
          </table:table-cell>
          <table:table-cell table:formula="of:=IF([.O196]=1;VLOOKUP([.P196];[.K192:.M691];3;0);&quot;&quot;)">
            <text:p/>
          </table:table-cell>
          <table:table-cell table:formula="of:=IF([.A197]=&quot;So&quot;;1;[.O195]+1)" office:value-type="float" office:value="192">
            <text:p>192</text:p>
          </table:table-cell>
          <table:table-cell table:formula="of:=IF([.O196]=1;[.A196];IF([.O196]=2;[.A196];IF([.O196]=3;[.C196]&amp; &quot; &quot; &amp;[.D196]&amp;&quot; &quot;&amp;[.E196]&amp;&quot; &quot; &amp;[.F196];IF([.O196]=4;[.A196]&amp; &quot; &quot; &amp;[.B196]&amp;&quot; &quot;&amp;[.C196]&amp;&quot; &quot; &amp;[.D196]))))" office:value-type="boolean" office:boolean-value="false">
            <text:p>FALSCH</text:p>
          </table:table-cell>
          <table:table-cell table:formula="of:=IF([.O196]=1;[.A196];IF([.O196]=2;TEXT([.A197];&quot;TT.MM.JJ&quot;);IF([.O196]=3;[.C196]&amp; &quot; &quot; &amp;[.D196]&amp;&quot; &quot;&amp;[.E196]&amp;&quot; &quot; &amp;[.F196];IF([.O196]=4;[.A196]&amp; &quot; &quot; &amp;[.B196]&amp;&quot; &quot;&amp;[.C196]&amp;&quot; &quot; &amp;[.D196]))))" office:value-type="boolean" office:boolean-value="false">
            <text:p>FALSCH</text:p>
          </table:table-cell>
          <table:table-cell table:formula="of:=IF([.O196]=1;[.A196];IF([.O196]=2;TEXT([.B197];&quot;HH:MM&quot;);IF([.O196]=3;[.C196]&amp; &quot; &quot; &amp;[.D196]&amp;&quot; &quot;&amp;[.E196]&amp;&quot; &quot; &amp;[.F196];IF([.O196]=4;[.A196]&amp; &quot; &quot; &amp;[.B196]&amp;&quot; &quot;&amp;[.C196]&amp;&quot; &quot; &amp;[.D196]))))" office:value-type="boolean" office:boolean-value="false">
            <text:p>FALSCH</text:p>
          </table:table-cell>
          <table:table-cell/>
          <table:table-cell table:formula="of:=INDIRECT(&quot;R&quot;&amp;ROW([.T196])&amp;&quot;C&quot;&amp;COLUMN([.T196])+[.O196];&quot;0&quot;)" office:value-type="float" office:value="0">
            <text:p>0</text:p>
          </table:table-cell>
          <table:table-cell table:formula="of:=IF([.P196]&gt;1;&quot;,&quot;;&quot;&quot;)&amp;&quot;{ &quot;&quot;spielnr&quot;&quot;:&quot;&quot;&quot;&amp;[.P196]&amp;&quot;&quot;&quot;,&quot;&quot;spieltag&quot;&quot;:&quot;&quot;&quot;&amp;[.L196]&amp;&quot;&quot;&quot;,&quot;&quot;bahn&quot;&quot;:&quot;&quot;&quot;&amp;[.N196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196]&amp;&quot;&quot;&quot;,&quot;&quot;uhrzeit&quot;&quot;:&quot;&quot;&quot;&amp;[.R196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196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196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197]=&quot;Bahn&quot;;[.K196]=-1);0;IF(AND([.A197]&lt;&gt;&quot;Bahn&quot;;[.K196]&lt;&gt;-1);[.K196]+1;[.K196]))" office:value-type="float" office:value="-1">
            <text:p>-1</text:p>
          </table:table-cell>
          <table:table-cell table:formula="of:=IF([.B197]=&quot;Spieltag&quot;;[.L196]+1;[.L196])" office:value-type="float" office:value="0">
            <text:p>0</text:p>
          </table:table-cell>
          <table:table-cell table:formula="of:=IF(AND([.K197]&gt;0;[.K197]&lt;&gt;[.K196]);[.A197];&quot;&quot;)">
            <text:p/>
          </table:table-cell>
          <table:table-cell table:formula="of:=IF([.O197]=1;VLOOKUP([.P197];[.K193:.M692];3;0);&quot;&quot;)">
            <text:p/>
          </table:table-cell>
          <table:table-cell table:formula="of:=IF([.A198]=&quot;So&quot;;1;[.O196]+1)" office:value-type="float" office:value="193">
            <text:p>193</text:p>
          </table:table-cell>
          <table:table-cell table:formula="of:=IF([.O197]=1;[.A197];IF([.O197]=2;[.A197];IF([.O197]=3;[.C197]&amp; &quot; &quot; &amp;[.D197]&amp;&quot; &quot;&amp;[.E197]&amp;&quot; &quot; &amp;[.F197];IF([.O197]=4;[.A197]&amp; &quot; &quot; &amp;[.B197]&amp;&quot; &quot;&amp;[.C197]&amp;&quot; &quot; &amp;[.D197]))))" office:value-type="boolean" office:boolean-value="false">
            <text:p>FALSCH</text:p>
          </table:table-cell>
          <table:table-cell table:formula="of:=IF([.O197]=1;[.A197];IF([.O197]=2;TEXT([.A198];&quot;TT.MM.JJ&quot;);IF([.O197]=3;[.C197]&amp; &quot; &quot; &amp;[.D197]&amp;&quot; &quot;&amp;[.E197]&amp;&quot; &quot; &amp;[.F197];IF([.O197]=4;[.A197]&amp; &quot; &quot; &amp;[.B197]&amp;&quot; &quot;&amp;[.C197]&amp;&quot; &quot; &amp;[.D197]))))" office:value-type="boolean" office:boolean-value="false">
            <text:p>FALSCH</text:p>
          </table:table-cell>
          <table:table-cell table:formula="of:=IF([.O197]=1;[.A197];IF([.O197]=2;TEXT([.B198];&quot;HH:MM&quot;);IF([.O197]=3;[.C197]&amp; &quot; &quot; &amp;[.D197]&amp;&quot; &quot;&amp;[.E197]&amp;&quot; &quot; &amp;[.F197];IF([.O197]=4;[.A197]&amp; &quot; &quot; &amp;[.B197]&amp;&quot; &quot;&amp;[.C197]&amp;&quot; &quot; &amp;[.D197]))))" office:value-type="boolean" office:boolean-value="false">
            <text:p>FALSCH</text:p>
          </table:table-cell>
          <table:table-cell/>
          <table:table-cell table:formula="of:=INDIRECT(&quot;R&quot;&amp;ROW([.T197])&amp;&quot;C&quot;&amp;COLUMN([.T197])+[.O197];&quot;0&quot;)" office:value-type="float" office:value="0">
            <text:p>0</text:p>
          </table:table-cell>
          <table:table-cell table:formula="of:=IF([.P197]&gt;1;&quot;,&quot;;&quot;&quot;)&amp;&quot;{ &quot;&quot;spielnr&quot;&quot;:&quot;&quot;&quot;&amp;[.P197]&amp;&quot;&quot;&quot;,&quot;&quot;spieltag&quot;&quot;:&quot;&quot;&quot;&amp;[.L197]&amp;&quot;&quot;&quot;,&quot;&quot;bahn&quot;&quot;:&quot;&quot;&quot;&amp;[.N197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197]&amp;&quot;&quot;&quot;,&quot;&quot;uhrzeit&quot;&quot;:&quot;&quot;&quot;&amp;[.R197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197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197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198]=&quot;Bahn&quot;;[.K197]=-1);0;IF(AND([.A198]&lt;&gt;&quot;Bahn&quot;;[.K197]&lt;&gt;-1);[.K197]+1;[.K197]))" office:value-type="float" office:value="-1">
            <text:p>-1</text:p>
          </table:table-cell>
          <table:table-cell table:formula="of:=IF([.B198]=&quot;Spieltag&quot;;[.L197]+1;[.L197])" office:value-type="float" office:value="0">
            <text:p>0</text:p>
          </table:table-cell>
          <table:table-cell table:formula="of:=IF(AND([.K198]&gt;0;[.K198]&lt;&gt;[.K197]);[.A198];&quot;&quot;)">
            <text:p/>
          </table:table-cell>
          <table:table-cell table:formula="of:=IF([.O198]=1;VLOOKUP([.P198];[.K194:.M693];3;0);&quot;&quot;)">
            <text:p/>
          </table:table-cell>
          <table:table-cell table:formula="of:=IF([.A199]=&quot;So&quot;;1;[.O197]+1)" office:value-type="float" office:value="194">
            <text:p>194</text:p>
          </table:table-cell>
          <table:table-cell table:formula="of:=IF([.O198]=1;[.A198];IF([.O198]=2;[.A198];IF([.O198]=3;[.C198]&amp; &quot; &quot; &amp;[.D198]&amp;&quot; &quot;&amp;[.E198]&amp;&quot; &quot; &amp;[.F198];IF([.O198]=4;[.A198]&amp; &quot; &quot; &amp;[.B198]&amp;&quot; &quot;&amp;[.C198]&amp;&quot; &quot; &amp;[.D198]))))" office:value-type="boolean" office:boolean-value="false">
            <text:p>FALSCH</text:p>
          </table:table-cell>
          <table:table-cell table:formula="of:=IF([.O198]=1;[.A198];IF([.O198]=2;TEXT([.A199];&quot;TT.MM.JJ&quot;);IF([.O198]=3;[.C198]&amp; &quot; &quot; &amp;[.D198]&amp;&quot; &quot;&amp;[.E198]&amp;&quot; &quot; &amp;[.F198];IF([.O198]=4;[.A198]&amp; &quot; &quot; &amp;[.B198]&amp;&quot; &quot;&amp;[.C198]&amp;&quot; &quot; &amp;[.D198]))))" office:value-type="boolean" office:boolean-value="false">
            <text:p>FALSCH</text:p>
          </table:table-cell>
          <table:table-cell table:formula="of:=IF([.O198]=1;[.A198];IF([.O198]=2;TEXT([.B199];&quot;HH:MM&quot;);IF([.O198]=3;[.C198]&amp; &quot; &quot; &amp;[.D198]&amp;&quot; &quot;&amp;[.E198]&amp;&quot; &quot; &amp;[.F198];IF([.O198]=4;[.A198]&amp; &quot; &quot; &amp;[.B198]&amp;&quot; &quot;&amp;[.C198]&amp;&quot; &quot; &amp;[.D198]))))" office:value-type="boolean" office:boolean-value="false">
            <text:p>FALSCH</text:p>
          </table:table-cell>
          <table:table-cell/>
          <table:table-cell table:formula="of:=INDIRECT(&quot;R&quot;&amp;ROW([.T198])&amp;&quot;C&quot;&amp;COLUMN([.T198])+[.O198];&quot;0&quot;)" office:value-type="float" office:value="0">
            <text:p>0</text:p>
          </table:table-cell>
          <table:table-cell table:formula="of:=IF([.P198]&gt;1;&quot;,&quot;;&quot;&quot;)&amp;&quot;{ &quot;&quot;spielnr&quot;&quot;:&quot;&quot;&quot;&amp;[.P198]&amp;&quot;&quot;&quot;,&quot;&quot;spieltag&quot;&quot;:&quot;&quot;&quot;&amp;[.L198]&amp;&quot;&quot;&quot;,&quot;&quot;bahn&quot;&quot;:&quot;&quot;&quot;&amp;[.N198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198]&amp;&quot;&quot;&quot;,&quot;&quot;uhrzeit&quot;&quot;:&quot;&quot;&quot;&amp;[.R198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198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198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199]=&quot;Bahn&quot;;[.K198]=-1);0;IF(AND([.A199]&lt;&gt;&quot;Bahn&quot;;[.K198]&lt;&gt;-1);[.K198]+1;[.K198]))" office:value-type="float" office:value="-1">
            <text:p>-1</text:p>
          </table:table-cell>
          <table:table-cell table:formula="of:=IF([.B199]=&quot;Spieltag&quot;;[.L198]+1;[.L198])" office:value-type="float" office:value="0">
            <text:p>0</text:p>
          </table:table-cell>
          <table:table-cell table:formula="of:=IF(AND([.K199]&gt;0;[.K199]&lt;&gt;[.K198]);[.A199];&quot;&quot;)">
            <text:p/>
          </table:table-cell>
          <table:table-cell table:formula="of:=IF([.O199]=1;VLOOKUP([.P199];[.K195:.M694];3;0);&quot;&quot;)">
            <text:p/>
          </table:table-cell>
          <table:table-cell table:formula="of:=IF([.A200]=&quot;So&quot;;1;[.O198]+1)" office:value-type="float" office:value="195">
            <text:p>195</text:p>
          </table:table-cell>
          <table:table-cell table:formula="of:=IF([.O199]=1;[.A199];IF([.O199]=2;[.A199];IF([.O199]=3;[.C199]&amp; &quot; &quot; &amp;[.D199]&amp;&quot; &quot;&amp;[.E199]&amp;&quot; &quot; &amp;[.F199];IF([.O199]=4;[.A199]&amp; &quot; &quot; &amp;[.B199]&amp;&quot; &quot;&amp;[.C199]&amp;&quot; &quot; &amp;[.D199]))))" office:value-type="boolean" office:boolean-value="false">
            <text:p>FALSCH</text:p>
          </table:table-cell>
          <table:table-cell table:formula="of:=IF([.O199]=1;[.A199];IF([.O199]=2;TEXT([.A200];&quot;TT.MM.JJ&quot;);IF([.O199]=3;[.C199]&amp; &quot; &quot; &amp;[.D199]&amp;&quot; &quot;&amp;[.E199]&amp;&quot; &quot; &amp;[.F199];IF([.O199]=4;[.A199]&amp; &quot; &quot; &amp;[.B199]&amp;&quot; &quot;&amp;[.C199]&amp;&quot; &quot; &amp;[.D199]))))" office:value-type="boolean" office:boolean-value="false">
            <text:p>FALSCH</text:p>
          </table:table-cell>
          <table:table-cell table:formula="of:=IF([.O199]=1;[.A199];IF([.O199]=2;TEXT([.B200];&quot;HH:MM&quot;);IF([.O199]=3;[.C199]&amp; &quot; &quot; &amp;[.D199]&amp;&quot; &quot;&amp;[.E199]&amp;&quot; &quot; &amp;[.F199];IF([.O199]=4;[.A199]&amp; &quot; &quot; &amp;[.B199]&amp;&quot; &quot;&amp;[.C199]&amp;&quot; &quot; &amp;[.D199]))))" office:value-type="boolean" office:boolean-value="false">
            <text:p>FALSCH</text:p>
          </table:table-cell>
          <table:table-cell/>
          <table:table-cell table:formula="of:=INDIRECT(&quot;R&quot;&amp;ROW([.T199])&amp;&quot;C&quot;&amp;COLUMN([.T199])+[.O199];&quot;0&quot;)" office:value-type="float" office:value="0">
            <text:p>0</text:p>
          </table:table-cell>
          <table:table-cell table:formula="of:=IF([.P199]&gt;1;&quot;,&quot;;&quot;&quot;)&amp;&quot;{ &quot;&quot;spielnr&quot;&quot;:&quot;&quot;&quot;&amp;[.P199]&amp;&quot;&quot;&quot;,&quot;&quot;spieltag&quot;&quot;:&quot;&quot;&quot;&amp;[.L199]&amp;&quot;&quot;&quot;,&quot;&quot;bahn&quot;&quot;:&quot;&quot;&quot;&amp;[.N199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199]&amp;&quot;&quot;&quot;,&quot;&quot;uhrzeit&quot;&quot;:&quot;&quot;&quot;&amp;[.R199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199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199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200]=&quot;Bahn&quot;;[.K199]=-1);0;IF(AND([.A200]&lt;&gt;&quot;Bahn&quot;;[.K199]&lt;&gt;-1);[.K199]+1;[.K199]))" office:value-type="float" office:value="-1">
            <text:p>-1</text:p>
          </table:table-cell>
          <table:table-cell table:formula="of:=IF([.B200]=&quot;Spieltag&quot;;[.L199]+1;[.L199])" office:value-type="float" office:value="0">
            <text:p>0</text:p>
          </table:table-cell>
          <table:table-cell table:formula="of:=IF(AND([.K200]&gt;0;[.K200]&lt;&gt;[.K199]);[.A200];&quot;&quot;)">
            <text:p/>
          </table:table-cell>
          <table:table-cell table:formula="of:=IF([.O200]=1;VLOOKUP([.P200];[.K196:.M695];3;0);&quot;&quot;)">
            <text:p/>
          </table:table-cell>
          <table:table-cell table:formula="of:=IF([.A201]=&quot;So&quot;;1;[.O199]+1)" office:value-type="float" office:value="196">
            <text:p>196</text:p>
          </table:table-cell>
          <table:table-cell table:formula="of:=IF([.O200]=1;[.A200];IF([.O200]=2;[.A200];IF([.O200]=3;[.C200]&amp; &quot; &quot; &amp;[.D200]&amp;&quot; &quot;&amp;[.E200]&amp;&quot; &quot; &amp;[.F200];IF([.O200]=4;[.A200]&amp; &quot; &quot; &amp;[.B200]&amp;&quot; &quot;&amp;[.C200]&amp;&quot; &quot; &amp;[.D200]))))" office:value-type="boolean" office:boolean-value="false">
            <text:p>FALSCH</text:p>
          </table:table-cell>
          <table:table-cell table:formula="of:=IF([.O200]=1;[.A200];IF([.O200]=2;TEXT([.A201];&quot;TT.MM.JJ&quot;);IF([.O200]=3;[.C200]&amp; &quot; &quot; &amp;[.D200]&amp;&quot; &quot;&amp;[.E200]&amp;&quot; &quot; &amp;[.F200];IF([.O200]=4;[.A200]&amp; &quot; &quot; &amp;[.B200]&amp;&quot; &quot;&amp;[.C200]&amp;&quot; &quot; &amp;[.D200]))))" office:value-type="boolean" office:boolean-value="false">
            <text:p>FALSCH</text:p>
          </table:table-cell>
          <table:table-cell table:formula="of:=IF([.O200]=1;[.A200];IF([.O200]=2;TEXT([.B201];&quot;HH:MM&quot;);IF([.O200]=3;[.C200]&amp; &quot; &quot; &amp;[.D200]&amp;&quot; &quot;&amp;[.E200]&amp;&quot; &quot; &amp;[.F200];IF([.O200]=4;[.A200]&amp; &quot; &quot; &amp;[.B200]&amp;&quot; &quot;&amp;[.C200]&amp;&quot; &quot; &amp;[.D200]))))" office:value-type="boolean" office:boolean-value="false">
            <text:p>FALSCH</text:p>
          </table:table-cell>
          <table:table-cell/>
          <table:table-cell table:formula="of:=INDIRECT(&quot;R&quot;&amp;ROW([.T200])&amp;&quot;C&quot;&amp;COLUMN([.T200])+[.O200];&quot;0&quot;)" office:value-type="float" office:value="0">
            <text:p>0</text:p>
          </table:table-cell>
          <table:table-cell table:formula="of:=IF([.P200]&gt;1;&quot;,&quot;;&quot;&quot;)&amp;&quot;{ &quot;&quot;spielnr&quot;&quot;:&quot;&quot;&quot;&amp;[.P200]&amp;&quot;&quot;&quot;,&quot;&quot;spieltag&quot;&quot;:&quot;&quot;&quot;&amp;[.L200]&amp;&quot;&quot;&quot;,&quot;&quot;bahn&quot;&quot;:&quot;&quot;&quot;&amp;[.N200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200]&amp;&quot;&quot;&quot;,&quot;&quot;uhrzeit&quot;&quot;:&quot;&quot;&quot;&amp;[.R200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200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200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201]=&quot;Bahn&quot;;[.K200]=-1);0;IF(AND([.A201]&lt;&gt;&quot;Bahn&quot;;[.K200]&lt;&gt;-1);[.K200]+1;[.K200]))" office:value-type="float" office:value="-1">
            <text:p>-1</text:p>
          </table:table-cell>
          <table:table-cell table:formula="of:=IF([.B201]=&quot;Spieltag&quot;;[.L200]+1;[.L200])" office:value-type="float" office:value="0">
            <text:p>0</text:p>
          </table:table-cell>
          <table:table-cell table:formula="of:=IF(AND([.K201]&gt;0;[.K201]&lt;&gt;[.K200]);[.A201];&quot;&quot;)">
            <text:p/>
          </table:table-cell>
          <table:table-cell table:formula="of:=IF([.O201]=1;VLOOKUP([.P201];[.K197:.M696];3;0);&quot;&quot;)">
            <text:p/>
          </table:table-cell>
          <table:table-cell table:formula="of:=IF([.A202]=&quot;So&quot;;1;[.O200]+1)" office:value-type="float" office:value="197">
            <text:p>197</text:p>
          </table:table-cell>
          <table:table-cell table:formula="of:=IF([.O201]=1;[.A201];IF([.O201]=2;[.A201];IF([.O201]=3;[.C201]&amp; &quot; &quot; &amp;[.D201]&amp;&quot; &quot;&amp;[.E201]&amp;&quot; &quot; &amp;[.F201];IF([.O201]=4;[.A201]&amp; &quot; &quot; &amp;[.B201]&amp;&quot; &quot;&amp;[.C201]&amp;&quot; &quot; &amp;[.D201]))))" office:value-type="boolean" office:boolean-value="false">
            <text:p>FALSCH</text:p>
          </table:table-cell>
          <table:table-cell table:formula="of:=IF([.O201]=1;[.A201];IF([.O201]=2;TEXT([.A202];&quot;TT.MM.JJ&quot;);IF([.O201]=3;[.C201]&amp; &quot; &quot; &amp;[.D201]&amp;&quot; &quot;&amp;[.E201]&amp;&quot; &quot; &amp;[.F201];IF([.O201]=4;[.A201]&amp; &quot; &quot; &amp;[.B201]&amp;&quot; &quot;&amp;[.C201]&amp;&quot; &quot; &amp;[.D201]))))" office:value-type="boolean" office:boolean-value="false">
            <text:p>FALSCH</text:p>
          </table:table-cell>
          <table:table-cell table:formula="of:=IF([.O201]=1;[.A201];IF([.O201]=2;TEXT([.B202];&quot;HH:MM&quot;);IF([.O201]=3;[.C201]&amp; &quot; &quot; &amp;[.D201]&amp;&quot; &quot;&amp;[.E201]&amp;&quot; &quot; &amp;[.F201];IF([.O201]=4;[.A201]&amp; &quot; &quot; &amp;[.B201]&amp;&quot; &quot;&amp;[.C201]&amp;&quot; &quot; &amp;[.D201]))))" office:value-type="boolean" office:boolean-value="false">
            <text:p>FALSCH</text:p>
          </table:table-cell>
          <table:table-cell/>
          <table:table-cell table:formula="of:=INDIRECT(&quot;R&quot;&amp;ROW([.T201])&amp;&quot;C&quot;&amp;COLUMN([.T201])+[.O201];&quot;0&quot;)" office:value-type="float" office:value="0">
            <text:p>0</text:p>
          </table:table-cell>
          <table:table-cell table:formula="of:=IF([.P201]&gt;1;&quot;,&quot;;&quot;&quot;)&amp;&quot;{ &quot;&quot;spielnr&quot;&quot;:&quot;&quot;&quot;&amp;[.P201]&amp;&quot;&quot;&quot;,&quot;&quot;spieltag&quot;&quot;:&quot;&quot;&quot;&amp;[.L201]&amp;&quot;&quot;&quot;,&quot;&quot;bahn&quot;&quot;:&quot;&quot;&quot;&amp;[.N201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201]&amp;&quot;&quot;&quot;,&quot;&quot;uhrzeit&quot;&quot;:&quot;&quot;&quot;&amp;[.R201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201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201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202]=&quot;Bahn&quot;;[.K201]=-1);0;IF(AND([.A202]&lt;&gt;&quot;Bahn&quot;;[.K201]&lt;&gt;-1);[.K201]+1;[.K201]))" office:value-type="float" office:value="-1">
            <text:p>-1</text:p>
          </table:table-cell>
          <table:table-cell table:formula="of:=IF([.B202]=&quot;Spieltag&quot;;[.L201]+1;[.L201])" office:value-type="float" office:value="0">
            <text:p>0</text:p>
          </table:table-cell>
          <table:table-cell table:formula="of:=IF(AND([.K202]&gt;0;[.K202]&lt;&gt;[.K201]);[.A202];&quot;&quot;)">
            <text:p/>
          </table:table-cell>
          <table:table-cell table:formula="of:=IF([.O202]=1;VLOOKUP([.P202];[.K198:.M697];3;0);&quot;&quot;)">
            <text:p/>
          </table:table-cell>
          <table:table-cell table:formula="of:=IF([.A203]=&quot;So&quot;;1;[.O201]+1)" office:value-type="float" office:value="198">
            <text:p>198</text:p>
          </table:table-cell>
          <table:table-cell table:formula="of:=IF([.O202]=1;[.A202];IF([.O202]=2;[.A202];IF([.O202]=3;[.C202]&amp; &quot; &quot; &amp;[.D202]&amp;&quot; &quot;&amp;[.E202]&amp;&quot; &quot; &amp;[.F202];IF([.O202]=4;[.A202]&amp; &quot; &quot; &amp;[.B202]&amp;&quot; &quot;&amp;[.C202]&amp;&quot; &quot; &amp;[.D202]))))" office:value-type="boolean" office:boolean-value="false">
            <text:p>FALSCH</text:p>
          </table:table-cell>
          <table:table-cell table:formula="of:=IF([.O202]=1;[.A202];IF([.O202]=2;TEXT([.A203];&quot;TT.MM.JJ&quot;);IF([.O202]=3;[.C202]&amp; &quot; &quot; &amp;[.D202]&amp;&quot; &quot;&amp;[.E202]&amp;&quot; &quot; &amp;[.F202];IF([.O202]=4;[.A202]&amp; &quot; &quot; &amp;[.B202]&amp;&quot; &quot;&amp;[.C202]&amp;&quot; &quot; &amp;[.D202]))))" office:value-type="boolean" office:boolean-value="false">
            <text:p>FALSCH</text:p>
          </table:table-cell>
          <table:table-cell table:formula="of:=IF([.O202]=1;[.A202];IF([.O202]=2;TEXT([.B203];&quot;HH:MM&quot;);IF([.O202]=3;[.C202]&amp; &quot; &quot; &amp;[.D202]&amp;&quot; &quot;&amp;[.E202]&amp;&quot; &quot; &amp;[.F202];IF([.O202]=4;[.A202]&amp; &quot; &quot; &amp;[.B202]&amp;&quot; &quot;&amp;[.C202]&amp;&quot; &quot; &amp;[.D202]))))" office:value-type="boolean" office:boolean-value="false">
            <text:p>FALSCH</text:p>
          </table:table-cell>
          <table:table-cell/>
          <table:table-cell table:formula="of:=INDIRECT(&quot;R&quot;&amp;ROW([.T202])&amp;&quot;C&quot;&amp;COLUMN([.T202])+[.O202];&quot;0&quot;)" office:value-type="float" office:value="0">
            <text:p>0</text:p>
          </table:table-cell>
          <table:table-cell table:formula="of:=IF([.P202]&gt;1;&quot;,&quot;;&quot;&quot;)&amp;&quot;{ &quot;&quot;spielnr&quot;&quot;:&quot;&quot;&quot;&amp;[.P202]&amp;&quot;&quot;&quot;,&quot;&quot;spieltag&quot;&quot;:&quot;&quot;&quot;&amp;[.L202]&amp;&quot;&quot;&quot;,&quot;&quot;bahn&quot;&quot;:&quot;&quot;&quot;&amp;[.N202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202]&amp;&quot;&quot;&quot;,&quot;&quot;uhrzeit&quot;&quot;:&quot;&quot;&quot;&amp;[.R202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202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202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203]=&quot;Bahn&quot;;[.K202]=-1);0;IF(AND([.A203]&lt;&gt;&quot;Bahn&quot;;[.K202]&lt;&gt;-1);[.K202]+1;[.K202]))" office:value-type="float" office:value="-1">
            <text:p>-1</text:p>
          </table:table-cell>
          <table:table-cell table:formula="of:=IF([.B203]=&quot;Spieltag&quot;;[.L202]+1;[.L202])" office:value-type="float" office:value="0">
            <text:p>0</text:p>
          </table:table-cell>
          <table:table-cell table:formula="of:=IF(AND([.K203]&gt;0;[.K203]&lt;&gt;[.K202]);[.A203];&quot;&quot;)">
            <text:p/>
          </table:table-cell>
          <table:table-cell table:formula="of:=IF([.O203]=1;VLOOKUP([.P203];[.K199:.M698];3;0);&quot;&quot;)">
            <text:p/>
          </table:table-cell>
          <table:table-cell table:formula="of:=IF([.A204]=&quot;So&quot;;1;[.O202]+1)" office:value-type="float" office:value="199">
            <text:p>199</text:p>
          </table:table-cell>
          <table:table-cell table:formula="of:=IF([.O203]=1;[.A203];IF([.O203]=2;[.A203];IF([.O203]=3;[.C203]&amp; &quot; &quot; &amp;[.D203]&amp;&quot; &quot;&amp;[.E203]&amp;&quot; &quot; &amp;[.F203];IF([.O203]=4;[.A203]&amp; &quot; &quot; &amp;[.B203]&amp;&quot; &quot;&amp;[.C203]&amp;&quot; &quot; &amp;[.D203]))))" office:value-type="boolean" office:boolean-value="false">
            <text:p>FALSCH</text:p>
          </table:table-cell>
          <table:table-cell table:formula="of:=IF([.O203]=1;[.A203];IF([.O203]=2;TEXT([.A204];&quot;TT.MM.JJ&quot;);IF([.O203]=3;[.C203]&amp; &quot; &quot; &amp;[.D203]&amp;&quot; &quot;&amp;[.E203]&amp;&quot; &quot; &amp;[.F203];IF([.O203]=4;[.A203]&amp; &quot; &quot; &amp;[.B203]&amp;&quot; &quot;&amp;[.C203]&amp;&quot; &quot; &amp;[.D203]))))" office:value-type="boolean" office:boolean-value="false">
            <text:p>FALSCH</text:p>
          </table:table-cell>
          <table:table-cell table:formula="of:=IF([.O203]=1;[.A203];IF([.O203]=2;TEXT([.B204];&quot;HH:MM&quot;);IF([.O203]=3;[.C203]&amp; &quot; &quot; &amp;[.D203]&amp;&quot; &quot;&amp;[.E203]&amp;&quot; &quot; &amp;[.F203];IF([.O203]=4;[.A203]&amp; &quot; &quot; &amp;[.B203]&amp;&quot; &quot;&amp;[.C203]&amp;&quot; &quot; &amp;[.D203]))))" office:value-type="boolean" office:boolean-value="false">
            <text:p>FALSCH</text:p>
          </table:table-cell>
          <table:table-cell/>
          <table:table-cell table:formula="of:=INDIRECT(&quot;R&quot;&amp;ROW([.T203])&amp;&quot;C&quot;&amp;COLUMN([.T203])+[.O203];&quot;0&quot;)" office:value-type="float" office:value="0">
            <text:p>0</text:p>
          </table:table-cell>
          <table:table-cell table:formula="of:=IF([.P203]&gt;1;&quot;,&quot;;&quot;&quot;)&amp;&quot;{ &quot;&quot;spielnr&quot;&quot;:&quot;&quot;&quot;&amp;[.P203]&amp;&quot;&quot;&quot;,&quot;&quot;spieltag&quot;&quot;:&quot;&quot;&quot;&amp;[.L203]&amp;&quot;&quot;&quot;,&quot;&quot;bahn&quot;&quot;:&quot;&quot;&quot;&amp;[.N203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203]&amp;&quot;&quot;&quot;,&quot;&quot;uhrzeit&quot;&quot;:&quot;&quot;&quot;&amp;[.R203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203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203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204]=&quot;Bahn&quot;;[.K203]=-1);0;IF(AND([.A204]&lt;&gt;&quot;Bahn&quot;;[.K203]&lt;&gt;-1);[.K203]+1;[.K203]))" office:value-type="float" office:value="-1">
            <text:p>-1</text:p>
          </table:table-cell>
          <table:table-cell table:formula="of:=IF([.B204]=&quot;Spieltag&quot;;[.L203]+1;[.L203])" office:value-type="float" office:value="0">
            <text:p>0</text:p>
          </table:table-cell>
          <table:table-cell table:formula="of:=IF(AND([.K204]&gt;0;[.K204]&lt;&gt;[.K203]);[.A204];&quot;&quot;)">
            <text:p/>
          </table:table-cell>
          <table:table-cell table:formula="of:=IF([.O204]=1;VLOOKUP([.P204];[.K200:.M699];3;0);&quot;&quot;)">
            <text:p/>
          </table:table-cell>
          <table:table-cell table:formula="of:=IF([.A205]=&quot;So&quot;;1;[.O203]+1)" office:value-type="float" office:value="200">
            <text:p>200</text:p>
          </table:table-cell>
          <table:table-cell table:formula="of:=IF([.O204]=1;[.A204];IF([.O204]=2;[.A204];IF([.O204]=3;[.C204]&amp; &quot; &quot; &amp;[.D204]&amp;&quot; &quot;&amp;[.E204]&amp;&quot; &quot; &amp;[.F204];IF([.O204]=4;[.A204]&amp; &quot; &quot; &amp;[.B204]&amp;&quot; &quot;&amp;[.C204]&amp;&quot; &quot; &amp;[.D204]))))" office:value-type="boolean" office:boolean-value="false">
            <text:p>FALSCH</text:p>
          </table:table-cell>
          <table:table-cell table:formula="of:=IF([.O204]=1;[.A204];IF([.O204]=2;TEXT([.A205];&quot;TT.MM.JJ&quot;);IF([.O204]=3;[.C204]&amp; &quot; &quot; &amp;[.D204]&amp;&quot; &quot;&amp;[.E204]&amp;&quot; &quot; &amp;[.F204];IF([.O204]=4;[.A204]&amp; &quot; &quot; &amp;[.B204]&amp;&quot; &quot;&amp;[.C204]&amp;&quot; &quot; &amp;[.D204]))))" office:value-type="boolean" office:boolean-value="false">
            <text:p>FALSCH</text:p>
          </table:table-cell>
          <table:table-cell table:formula="of:=IF([.O204]=1;[.A204];IF([.O204]=2;TEXT([.B205];&quot;HH:MM&quot;);IF([.O204]=3;[.C204]&amp; &quot; &quot; &amp;[.D204]&amp;&quot; &quot;&amp;[.E204]&amp;&quot; &quot; &amp;[.F204];IF([.O204]=4;[.A204]&amp; &quot; &quot; &amp;[.B204]&amp;&quot; &quot;&amp;[.C204]&amp;&quot; &quot; &amp;[.D204]))))" office:value-type="boolean" office:boolean-value="false">
            <text:p>FALSCH</text:p>
          </table:table-cell>
          <table:table-cell/>
          <table:table-cell table:formula="of:=INDIRECT(&quot;R&quot;&amp;ROW([.T204])&amp;&quot;C&quot;&amp;COLUMN([.T204])+[.O204];&quot;0&quot;)" office:value-type="float" office:value="0">
            <text:p>0</text:p>
          </table:table-cell>
          <table:table-cell table:formula="of:=IF([.P204]&gt;1;&quot;,&quot;;&quot;&quot;)&amp;&quot;{ &quot;&quot;spielnr&quot;&quot;:&quot;&quot;&quot;&amp;[.P204]&amp;&quot;&quot;&quot;,&quot;&quot;spieltag&quot;&quot;:&quot;&quot;&quot;&amp;[.L204]&amp;&quot;&quot;&quot;,&quot;&quot;bahn&quot;&quot;:&quot;&quot;&quot;&amp;[.N204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204]&amp;&quot;&quot;&quot;,&quot;&quot;uhrzeit&quot;&quot;:&quot;&quot;&quot;&amp;[.R204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204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204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205]=&quot;Bahn&quot;;[.K204]=-1);0;IF(AND([.A205]&lt;&gt;&quot;Bahn&quot;;[.K204]&lt;&gt;-1);[.K204]+1;[.K204]))" office:value-type="float" office:value="-1">
            <text:p>-1</text:p>
          </table:table-cell>
          <table:table-cell table:formula="of:=IF([.B205]=&quot;Spieltag&quot;;[.L204]+1;[.L204])" office:value-type="float" office:value="0">
            <text:p>0</text:p>
          </table:table-cell>
          <table:table-cell table:formula="of:=IF(AND([.K205]&gt;0;[.K205]&lt;&gt;[.K204]);[.A205];&quot;&quot;)">
            <text:p/>
          </table:table-cell>
          <table:table-cell table:formula="of:=IF([.O205]=1;VLOOKUP([.P205];[.K201:.M700];3;0);&quot;&quot;)">
            <text:p/>
          </table:table-cell>
          <table:table-cell table:formula="of:=IF([.A206]=&quot;So&quot;;1;[.O204]+1)" office:value-type="float" office:value="201">
            <text:p>201</text:p>
          </table:table-cell>
          <table:table-cell table:formula="of:=IF([.O205]=1;[.A205];IF([.O205]=2;[.A205];IF([.O205]=3;[.C205]&amp; &quot; &quot; &amp;[.D205]&amp;&quot; &quot;&amp;[.E205]&amp;&quot; &quot; &amp;[.F205];IF([.O205]=4;[.A205]&amp; &quot; &quot; &amp;[.B205]&amp;&quot; &quot;&amp;[.C205]&amp;&quot; &quot; &amp;[.D205]))))" office:value-type="boolean" office:boolean-value="false">
            <text:p>FALSCH</text:p>
          </table:table-cell>
          <table:table-cell table:formula="of:=IF([.O205]=1;[.A205];IF([.O205]=2;TEXT([.A206];&quot;TT.MM.JJ&quot;);IF([.O205]=3;[.C205]&amp; &quot; &quot; &amp;[.D205]&amp;&quot; &quot;&amp;[.E205]&amp;&quot; &quot; &amp;[.F205];IF([.O205]=4;[.A205]&amp; &quot; &quot; &amp;[.B205]&amp;&quot; &quot;&amp;[.C205]&amp;&quot; &quot; &amp;[.D205]))))" office:value-type="boolean" office:boolean-value="false">
            <text:p>FALSCH</text:p>
          </table:table-cell>
          <table:table-cell table:formula="of:=IF([.O205]=1;[.A205];IF([.O205]=2;TEXT([.B206];&quot;HH:MM&quot;);IF([.O205]=3;[.C205]&amp; &quot; &quot; &amp;[.D205]&amp;&quot; &quot;&amp;[.E205]&amp;&quot; &quot; &amp;[.F205];IF([.O205]=4;[.A205]&amp; &quot; &quot; &amp;[.B205]&amp;&quot; &quot;&amp;[.C205]&amp;&quot; &quot; &amp;[.D205]))))" office:value-type="boolean" office:boolean-value="false">
            <text:p>FALSCH</text:p>
          </table:table-cell>
          <table:table-cell/>
          <table:table-cell table:formula="of:=INDIRECT(&quot;R&quot;&amp;ROW([.T205])&amp;&quot;C&quot;&amp;COLUMN([.T205])+[.O205];&quot;0&quot;)" office:value-type="float" office:value="0">
            <text:p>0</text:p>
          </table:table-cell>
          <table:table-cell table:formula="of:=IF([.P205]&gt;1;&quot;,&quot;;&quot;&quot;)&amp;&quot;{ &quot;&quot;spielnr&quot;&quot;:&quot;&quot;&quot;&amp;[.P205]&amp;&quot;&quot;&quot;,&quot;&quot;spieltag&quot;&quot;:&quot;&quot;&quot;&amp;[.L205]&amp;&quot;&quot;&quot;,&quot;&quot;bahn&quot;&quot;:&quot;&quot;&quot;&amp;[.N205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205]&amp;&quot;&quot;&quot;,&quot;&quot;uhrzeit&quot;&quot;:&quot;&quot;&quot;&amp;[.R205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205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205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206]=&quot;Bahn&quot;;[.K205]=-1);0;IF(AND([.A206]&lt;&gt;&quot;Bahn&quot;;[.K205]&lt;&gt;-1);[.K205]+1;[.K205]))" office:value-type="float" office:value="-1">
            <text:p>-1</text:p>
          </table:table-cell>
          <table:table-cell table:formula="of:=IF([.B206]=&quot;Spieltag&quot;;[.L205]+1;[.L205])" office:value-type="float" office:value="0">
            <text:p>0</text:p>
          </table:table-cell>
          <table:table-cell table:formula="of:=IF(AND([.K206]&gt;0;[.K206]&lt;&gt;[.K205]);[.A206];&quot;&quot;)">
            <text:p/>
          </table:table-cell>
          <table:table-cell table:formula="of:=IF([.O206]=1;VLOOKUP([.P206];[.K202:.M701];3;0);&quot;&quot;)">
            <text:p/>
          </table:table-cell>
          <table:table-cell table:formula="of:=IF([.A207]=&quot;So&quot;;1;[.O205]+1)" office:value-type="float" office:value="202">
            <text:p>202</text:p>
          </table:table-cell>
          <table:table-cell table:formula="of:=IF([.O206]=1;[.A206];IF([.O206]=2;[.A206];IF([.O206]=3;[.C206]&amp; &quot; &quot; &amp;[.D206]&amp;&quot; &quot;&amp;[.E206]&amp;&quot; &quot; &amp;[.F206];IF([.O206]=4;[.A206]&amp; &quot; &quot; &amp;[.B206]&amp;&quot; &quot;&amp;[.C206]&amp;&quot; &quot; &amp;[.D206]))))" office:value-type="boolean" office:boolean-value="false">
            <text:p>FALSCH</text:p>
          </table:table-cell>
          <table:table-cell table:formula="of:=IF([.O206]=1;[.A206];IF([.O206]=2;TEXT([.A207];&quot;TT.MM.JJ&quot;);IF([.O206]=3;[.C206]&amp; &quot; &quot; &amp;[.D206]&amp;&quot; &quot;&amp;[.E206]&amp;&quot; &quot; &amp;[.F206];IF([.O206]=4;[.A206]&amp; &quot; &quot; &amp;[.B206]&amp;&quot; &quot;&amp;[.C206]&amp;&quot; &quot; &amp;[.D206]))))" office:value-type="boolean" office:boolean-value="false">
            <text:p>FALSCH</text:p>
          </table:table-cell>
          <table:table-cell table:formula="of:=IF([.O206]=1;[.A206];IF([.O206]=2;TEXT([.B207];&quot;HH:MM&quot;);IF([.O206]=3;[.C206]&amp; &quot; &quot; &amp;[.D206]&amp;&quot; &quot;&amp;[.E206]&amp;&quot; &quot; &amp;[.F206];IF([.O206]=4;[.A206]&amp; &quot; &quot; &amp;[.B206]&amp;&quot; &quot;&amp;[.C206]&amp;&quot; &quot; &amp;[.D206]))))" office:value-type="boolean" office:boolean-value="false">
            <text:p>FALSCH</text:p>
          </table:table-cell>
          <table:table-cell/>
          <table:table-cell table:formula="of:=INDIRECT(&quot;R&quot;&amp;ROW([.T206])&amp;&quot;C&quot;&amp;COLUMN([.T206])+[.O206];&quot;0&quot;)" office:value-type="float" office:value="0">
            <text:p>0</text:p>
          </table:table-cell>
          <table:table-cell table:formula="of:=IF([.P206]&gt;1;&quot;,&quot;;&quot;&quot;)&amp;&quot;{ &quot;&quot;spielnr&quot;&quot;:&quot;&quot;&quot;&amp;[.P206]&amp;&quot;&quot;&quot;,&quot;&quot;spieltag&quot;&quot;:&quot;&quot;&quot;&amp;[.L206]&amp;&quot;&quot;&quot;,&quot;&quot;bahn&quot;&quot;:&quot;&quot;&quot;&amp;[.N206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206]&amp;&quot;&quot;&quot;,&quot;&quot;uhrzeit&quot;&quot;:&quot;&quot;&quot;&amp;[.R206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206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206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207]=&quot;Bahn&quot;;[.K206]=-1);0;IF(AND([.A207]&lt;&gt;&quot;Bahn&quot;;[.K206]&lt;&gt;-1);[.K206]+1;[.K206]))" office:value-type="float" office:value="-1">
            <text:p>-1</text:p>
          </table:table-cell>
          <table:table-cell table:formula="of:=IF([.B207]=&quot;Spieltag&quot;;[.L206]+1;[.L206])" office:value-type="float" office:value="0">
            <text:p>0</text:p>
          </table:table-cell>
          <table:table-cell table:formula="of:=IF(AND([.K207]&gt;0;[.K207]&lt;&gt;[.K206]);[.A207];&quot;&quot;)">
            <text:p/>
          </table:table-cell>
          <table:table-cell table:formula="of:=IF([.O207]=1;VLOOKUP([.P207];[.K203:.M702];3;0);&quot;&quot;)">
            <text:p/>
          </table:table-cell>
          <table:table-cell table:formula="of:=IF([.A208]=&quot;So&quot;;1;[.O206]+1)" office:value-type="float" office:value="203">
            <text:p>203</text:p>
          </table:table-cell>
          <table:table-cell table:formula="of:=IF([.O207]=1;[.A207];IF([.O207]=2;[.A207];IF([.O207]=3;[.C207]&amp; &quot; &quot; &amp;[.D207]&amp;&quot; &quot;&amp;[.E207]&amp;&quot; &quot; &amp;[.F207];IF([.O207]=4;[.A207]&amp; &quot; &quot; &amp;[.B207]&amp;&quot; &quot;&amp;[.C207]&amp;&quot; &quot; &amp;[.D207]))))" office:value-type="boolean" office:boolean-value="false">
            <text:p>FALSCH</text:p>
          </table:table-cell>
          <table:table-cell table:formula="of:=IF([.O207]=1;[.A207];IF([.O207]=2;TEXT([.A208];&quot;TT.MM.JJ&quot;);IF([.O207]=3;[.C207]&amp; &quot; &quot; &amp;[.D207]&amp;&quot; &quot;&amp;[.E207]&amp;&quot; &quot; &amp;[.F207];IF([.O207]=4;[.A207]&amp; &quot; &quot; &amp;[.B207]&amp;&quot; &quot;&amp;[.C207]&amp;&quot; &quot; &amp;[.D207]))))" office:value-type="boolean" office:boolean-value="false">
            <text:p>FALSCH</text:p>
          </table:table-cell>
          <table:table-cell table:formula="of:=IF([.O207]=1;[.A207];IF([.O207]=2;TEXT([.B208];&quot;HH:MM&quot;);IF([.O207]=3;[.C207]&amp; &quot; &quot; &amp;[.D207]&amp;&quot; &quot;&amp;[.E207]&amp;&quot; &quot; &amp;[.F207];IF([.O207]=4;[.A207]&amp; &quot; &quot; &amp;[.B207]&amp;&quot; &quot;&amp;[.C207]&amp;&quot; &quot; &amp;[.D207]))))" office:value-type="boolean" office:boolean-value="false">
            <text:p>FALSCH</text:p>
          </table:table-cell>
          <table:table-cell/>
          <table:table-cell table:formula="of:=INDIRECT(&quot;R&quot;&amp;ROW([.T207])&amp;&quot;C&quot;&amp;COLUMN([.T207])+[.O207];&quot;0&quot;)" office:value-type="float" office:value="0">
            <text:p>0</text:p>
          </table:table-cell>
          <table:table-cell table:formula="of:=IF([.P207]&gt;1;&quot;,&quot;;&quot;&quot;)&amp;&quot;{ &quot;&quot;spielnr&quot;&quot;:&quot;&quot;&quot;&amp;[.P207]&amp;&quot;&quot;&quot;,&quot;&quot;spieltag&quot;&quot;:&quot;&quot;&quot;&amp;[.L207]&amp;&quot;&quot;&quot;,&quot;&quot;bahn&quot;&quot;:&quot;&quot;&quot;&amp;[.N207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207]&amp;&quot;&quot;&quot;,&quot;&quot;uhrzeit&quot;&quot;:&quot;&quot;&quot;&amp;[.R207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207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207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208]=&quot;Bahn&quot;;[.K207]=-1);0;IF(AND([.A208]&lt;&gt;&quot;Bahn&quot;;[.K207]&lt;&gt;-1);[.K207]+1;[.K207]))" office:value-type="float" office:value="-1">
            <text:p>-1</text:p>
          </table:table-cell>
          <table:table-cell table:formula="of:=IF([.B208]=&quot;Spieltag&quot;;[.L207]+1;[.L207])" office:value-type="float" office:value="0">
            <text:p>0</text:p>
          </table:table-cell>
          <table:table-cell table:formula="of:=IF(AND([.K208]&gt;0;[.K208]&lt;&gt;[.K207]);[.A208];&quot;&quot;)">
            <text:p/>
          </table:table-cell>
          <table:table-cell table:formula="of:=IF([.O208]=1;VLOOKUP([.P208];[.K204:.M703];3;0);&quot;&quot;)">
            <text:p/>
          </table:table-cell>
          <table:table-cell table:formula="of:=IF([.A209]=&quot;So&quot;;1;[.O207]+1)" office:value-type="float" office:value="204">
            <text:p>204</text:p>
          </table:table-cell>
          <table:table-cell table:formula="of:=IF([.O208]=1;[.A208];IF([.O208]=2;[.A208];IF([.O208]=3;[.C208]&amp; &quot; &quot; &amp;[.D208]&amp;&quot; &quot;&amp;[.E208]&amp;&quot; &quot; &amp;[.F208];IF([.O208]=4;[.A208]&amp; &quot; &quot; &amp;[.B208]&amp;&quot; &quot;&amp;[.C208]&amp;&quot; &quot; &amp;[.D208]))))" office:value-type="boolean" office:boolean-value="false">
            <text:p>FALSCH</text:p>
          </table:table-cell>
          <table:table-cell table:formula="of:=IF([.O208]=1;[.A208];IF([.O208]=2;TEXT([.A209];&quot;TT.MM.JJ&quot;);IF([.O208]=3;[.C208]&amp; &quot; &quot; &amp;[.D208]&amp;&quot; &quot;&amp;[.E208]&amp;&quot; &quot; &amp;[.F208];IF([.O208]=4;[.A208]&amp; &quot; &quot; &amp;[.B208]&amp;&quot; &quot;&amp;[.C208]&amp;&quot; &quot; &amp;[.D208]))))" office:value-type="boolean" office:boolean-value="false">
            <text:p>FALSCH</text:p>
          </table:table-cell>
          <table:table-cell table:formula="of:=IF([.O208]=1;[.A208];IF([.O208]=2;TEXT([.B209];&quot;HH:MM&quot;);IF([.O208]=3;[.C208]&amp; &quot; &quot; &amp;[.D208]&amp;&quot; &quot;&amp;[.E208]&amp;&quot; &quot; &amp;[.F208];IF([.O208]=4;[.A208]&amp; &quot; &quot; &amp;[.B208]&amp;&quot; &quot;&amp;[.C208]&amp;&quot; &quot; &amp;[.D208]))))" office:value-type="boolean" office:boolean-value="false">
            <text:p>FALSCH</text:p>
          </table:table-cell>
          <table:table-cell/>
          <table:table-cell table:formula="of:=INDIRECT(&quot;R&quot;&amp;ROW([.T208])&amp;&quot;C&quot;&amp;COLUMN([.T208])+[.O208];&quot;0&quot;)" office:value-type="float" office:value="0">
            <text:p>0</text:p>
          </table:table-cell>
          <table:table-cell table:formula="of:=IF([.P208]&gt;1;&quot;,&quot;;&quot;&quot;)&amp;&quot;{ &quot;&quot;spielnr&quot;&quot;:&quot;&quot;&quot;&amp;[.P208]&amp;&quot;&quot;&quot;,&quot;&quot;spieltag&quot;&quot;:&quot;&quot;&quot;&amp;[.L208]&amp;&quot;&quot;&quot;,&quot;&quot;bahn&quot;&quot;:&quot;&quot;&quot;&amp;[.N208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208]&amp;&quot;&quot;&quot;,&quot;&quot;uhrzeit&quot;&quot;:&quot;&quot;&quot;&amp;[.R208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208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208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209]=&quot;Bahn&quot;;[.K208]=-1);0;IF(AND([.A209]&lt;&gt;&quot;Bahn&quot;;[.K208]&lt;&gt;-1);[.K208]+1;[.K208]))" office:value-type="float" office:value="-1">
            <text:p>-1</text:p>
          </table:table-cell>
          <table:table-cell table:formula="of:=IF([.B209]=&quot;Spieltag&quot;;[.L208]+1;[.L208])" office:value-type="float" office:value="0">
            <text:p>0</text:p>
          </table:table-cell>
          <table:table-cell table:formula="of:=IF(AND([.K209]&gt;0;[.K209]&lt;&gt;[.K208]);[.A209];&quot;&quot;)">
            <text:p/>
          </table:table-cell>
          <table:table-cell table:formula="of:=IF([.O209]=1;VLOOKUP([.P209];[.K205:.M704];3;0);&quot;&quot;)">
            <text:p/>
          </table:table-cell>
          <table:table-cell table:formula="of:=IF([.A210]=&quot;So&quot;;1;[.O208]+1)" office:value-type="float" office:value="205">
            <text:p>205</text:p>
          </table:table-cell>
          <table:table-cell table:formula="of:=IF([.O209]=1;[.A209];IF([.O209]=2;[.A209];IF([.O209]=3;[.C209]&amp; &quot; &quot; &amp;[.D209]&amp;&quot; &quot;&amp;[.E209]&amp;&quot; &quot; &amp;[.F209];IF([.O209]=4;[.A209]&amp; &quot; &quot; &amp;[.B209]&amp;&quot; &quot;&amp;[.C209]&amp;&quot; &quot; &amp;[.D209]))))" office:value-type="boolean" office:boolean-value="false">
            <text:p>FALSCH</text:p>
          </table:table-cell>
          <table:table-cell table:formula="of:=IF([.O209]=1;[.A209];IF([.O209]=2;TEXT([.A210];&quot;TT.MM.JJ&quot;);IF([.O209]=3;[.C209]&amp; &quot; &quot; &amp;[.D209]&amp;&quot; &quot;&amp;[.E209]&amp;&quot; &quot; &amp;[.F209];IF([.O209]=4;[.A209]&amp; &quot; &quot; &amp;[.B209]&amp;&quot; &quot;&amp;[.C209]&amp;&quot; &quot; &amp;[.D209]))))" office:value-type="boolean" office:boolean-value="false">
            <text:p>FALSCH</text:p>
          </table:table-cell>
          <table:table-cell table:formula="of:=IF([.O209]=1;[.A209];IF([.O209]=2;TEXT([.B210];&quot;HH:MM&quot;);IF([.O209]=3;[.C209]&amp; &quot; &quot; &amp;[.D209]&amp;&quot; &quot;&amp;[.E209]&amp;&quot; &quot; &amp;[.F209];IF([.O209]=4;[.A209]&amp; &quot; &quot; &amp;[.B209]&amp;&quot; &quot;&amp;[.C209]&amp;&quot; &quot; &amp;[.D209]))))" office:value-type="boolean" office:boolean-value="false">
            <text:p>FALSCH</text:p>
          </table:table-cell>
          <table:table-cell/>
          <table:table-cell table:formula="of:=INDIRECT(&quot;R&quot;&amp;ROW([.T209])&amp;&quot;C&quot;&amp;COLUMN([.T209])+[.O209];&quot;0&quot;)" office:value-type="float" office:value="0">
            <text:p>0</text:p>
          </table:table-cell>
          <table:table-cell table:formula="of:=IF([.P209]&gt;1;&quot;,&quot;;&quot;&quot;)&amp;&quot;{ &quot;&quot;spielnr&quot;&quot;:&quot;&quot;&quot;&amp;[.P209]&amp;&quot;&quot;&quot;,&quot;&quot;spieltag&quot;&quot;:&quot;&quot;&quot;&amp;[.L209]&amp;&quot;&quot;&quot;,&quot;&quot;bahn&quot;&quot;:&quot;&quot;&quot;&amp;[.N209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209]&amp;&quot;&quot;&quot;,&quot;&quot;uhrzeit&quot;&quot;:&quot;&quot;&quot;&amp;[.R209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209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209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210]=&quot;Bahn&quot;;[.K209]=-1);0;IF(AND([.A210]&lt;&gt;&quot;Bahn&quot;;[.K209]&lt;&gt;-1);[.K209]+1;[.K209]))" office:value-type="float" office:value="-1">
            <text:p>-1</text:p>
          </table:table-cell>
          <table:table-cell table:formula="of:=IF([.B210]=&quot;Spieltag&quot;;[.L209]+1;[.L209])" office:value-type="float" office:value="0">
            <text:p>0</text:p>
          </table:table-cell>
          <table:table-cell table:formula="of:=IF(AND([.K210]&gt;0;[.K210]&lt;&gt;[.K209]);[.A210];&quot;&quot;)">
            <text:p/>
          </table:table-cell>
          <table:table-cell table:formula="of:=IF([.O210]=1;VLOOKUP([.P210];[.K206:.M705];3;0);&quot;&quot;)">
            <text:p/>
          </table:table-cell>
          <table:table-cell table:formula="of:=IF([.A211]=&quot;So&quot;;1;[.O209]+1)" office:value-type="float" office:value="206">
            <text:p>206</text:p>
          </table:table-cell>
          <table:table-cell table:formula="of:=IF([.O210]=1;[.A210];IF([.O210]=2;[.A210];IF([.O210]=3;[.C210]&amp; &quot; &quot; &amp;[.D210]&amp;&quot; &quot;&amp;[.E210]&amp;&quot; &quot; &amp;[.F210];IF([.O210]=4;[.A210]&amp; &quot; &quot; &amp;[.B210]&amp;&quot; &quot;&amp;[.C210]&amp;&quot; &quot; &amp;[.D210]))))" office:value-type="boolean" office:boolean-value="false">
            <text:p>FALSCH</text:p>
          </table:table-cell>
          <table:table-cell table:formula="of:=IF([.O210]=1;[.A210];IF([.O210]=2;TEXT([.A211];&quot;TT.MM.JJ&quot;);IF([.O210]=3;[.C210]&amp; &quot; &quot; &amp;[.D210]&amp;&quot; &quot;&amp;[.E210]&amp;&quot; &quot; &amp;[.F210];IF([.O210]=4;[.A210]&amp; &quot; &quot; &amp;[.B210]&amp;&quot; &quot;&amp;[.C210]&amp;&quot; &quot; &amp;[.D210]))))" office:value-type="boolean" office:boolean-value="false">
            <text:p>FALSCH</text:p>
          </table:table-cell>
          <table:table-cell table:formula="of:=IF([.O210]=1;[.A210];IF([.O210]=2;TEXT([.B211];&quot;HH:MM&quot;);IF([.O210]=3;[.C210]&amp; &quot; &quot; &amp;[.D210]&amp;&quot; &quot;&amp;[.E210]&amp;&quot; &quot; &amp;[.F210];IF([.O210]=4;[.A210]&amp; &quot; &quot; &amp;[.B210]&amp;&quot; &quot;&amp;[.C210]&amp;&quot; &quot; &amp;[.D210]))))" office:value-type="boolean" office:boolean-value="false">
            <text:p>FALSCH</text:p>
          </table:table-cell>
          <table:table-cell/>
          <table:table-cell table:formula="of:=INDIRECT(&quot;R&quot;&amp;ROW([.T210])&amp;&quot;C&quot;&amp;COLUMN([.T210])+[.O210];&quot;0&quot;)" office:value-type="float" office:value="0">
            <text:p>0</text:p>
          </table:table-cell>
          <table:table-cell table:formula="of:=IF([.P210]&gt;1;&quot;,&quot;;&quot;&quot;)&amp;&quot;{ &quot;&quot;spielnr&quot;&quot;:&quot;&quot;&quot;&amp;[.P210]&amp;&quot;&quot;&quot;,&quot;&quot;spieltag&quot;&quot;:&quot;&quot;&quot;&amp;[.L210]&amp;&quot;&quot;&quot;,&quot;&quot;bahn&quot;&quot;:&quot;&quot;&quot;&amp;[.N210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210]&amp;&quot;&quot;&quot;,&quot;&quot;uhrzeit&quot;&quot;:&quot;&quot;&quot;&amp;[.R210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210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210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211]=&quot;Bahn&quot;;[.K210]=-1);0;IF(AND([.A211]&lt;&gt;&quot;Bahn&quot;;[.K210]&lt;&gt;-1);[.K210]+1;[.K210]))" office:value-type="float" office:value="-1">
            <text:p>-1</text:p>
          </table:table-cell>
          <table:table-cell table:formula="of:=IF([.B211]=&quot;Spieltag&quot;;[.L210]+1;[.L210])" office:value-type="float" office:value="0">
            <text:p>0</text:p>
          </table:table-cell>
          <table:table-cell table:formula="of:=IF(AND([.K211]&gt;0;[.K211]&lt;&gt;[.K210]);[.A211];&quot;&quot;)">
            <text:p/>
          </table:table-cell>
          <table:table-cell table:formula="of:=IF([.O211]=1;VLOOKUP([.P211];[.K207:.M706];3;0);&quot;&quot;)">
            <text:p/>
          </table:table-cell>
          <table:table-cell table:formula="of:=IF([.A212]=&quot;So&quot;;1;[.O210]+1)" office:value-type="float" office:value="207">
            <text:p>207</text:p>
          </table:table-cell>
          <table:table-cell table:formula="of:=IF([.O211]=1;[.A211];IF([.O211]=2;[.A211];IF([.O211]=3;[.C211]&amp; &quot; &quot; &amp;[.D211]&amp;&quot; &quot;&amp;[.E211]&amp;&quot; &quot; &amp;[.F211];IF([.O211]=4;[.A211]&amp; &quot; &quot; &amp;[.B211]&amp;&quot; &quot;&amp;[.C211]&amp;&quot; &quot; &amp;[.D211]))))" office:value-type="boolean" office:boolean-value="false">
            <text:p>FALSCH</text:p>
          </table:table-cell>
          <table:table-cell table:formula="of:=IF([.O211]=1;[.A211];IF([.O211]=2;TEXT([.A212];&quot;TT.MM.JJ&quot;);IF([.O211]=3;[.C211]&amp; &quot; &quot; &amp;[.D211]&amp;&quot; &quot;&amp;[.E211]&amp;&quot; &quot; &amp;[.F211];IF([.O211]=4;[.A211]&amp; &quot; &quot; &amp;[.B211]&amp;&quot; &quot;&amp;[.C211]&amp;&quot; &quot; &amp;[.D211]))))" office:value-type="boolean" office:boolean-value="false">
            <text:p>FALSCH</text:p>
          </table:table-cell>
          <table:table-cell table:formula="of:=IF([.O211]=1;[.A211];IF([.O211]=2;TEXT([.B212];&quot;HH:MM&quot;);IF([.O211]=3;[.C211]&amp; &quot; &quot; &amp;[.D211]&amp;&quot; &quot;&amp;[.E211]&amp;&quot; &quot; &amp;[.F211];IF([.O211]=4;[.A211]&amp; &quot; &quot; &amp;[.B211]&amp;&quot; &quot;&amp;[.C211]&amp;&quot; &quot; &amp;[.D211]))))" office:value-type="boolean" office:boolean-value="false">
            <text:p>FALSCH</text:p>
          </table:table-cell>
          <table:table-cell/>
          <table:table-cell table:formula="of:=INDIRECT(&quot;R&quot;&amp;ROW([.T211])&amp;&quot;C&quot;&amp;COLUMN([.T211])+[.O211];&quot;0&quot;)" office:value-type="float" office:value="0">
            <text:p>0</text:p>
          </table:table-cell>
          <table:table-cell table:formula="of:=IF([.P211]&gt;1;&quot;,&quot;;&quot;&quot;)&amp;&quot;{ &quot;&quot;spielnr&quot;&quot;:&quot;&quot;&quot;&amp;[.P211]&amp;&quot;&quot;&quot;,&quot;&quot;spieltag&quot;&quot;:&quot;&quot;&quot;&amp;[.L211]&amp;&quot;&quot;&quot;,&quot;&quot;bahn&quot;&quot;:&quot;&quot;&quot;&amp;[.N211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211]&amp;&quot;&quot;&quot;,&quot;&quot;uhrzeit&quot;&quot;:&quot;&quot;&quot;&amp;[.R211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211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211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212]=&quot;Bahn&quot;;[.K211]=-1);0;IF(AND([.A212]&lt;&gt;&quot;Bahn&quot;;[.K211]&lt;&gt;-1);[.K211]+1;[.K211]))" office:value-type="float" office:value="-1">
            <text:p>-1</text:p>
          </table:table-cell>
          <table:table-cell table:formula="of:=IF([.B212]=&quot;Spieltag&quot;;[.L211]+1;[.L211])" office:value-type="float" office:value="0">
            <text:p>0</text:p>
          </table:table-cell>
          <table:table-cell table:formula="of:=IF(AND([.K212]&gt;0;[.K212]&lt;&gt;[.K211]);[.A212];&quot;&quot;)">
            <text:p/>
          </table:table-cell>
          <table:table-cell table:formula="of:=IF([.O212]=1;VLOOKUP([.P212];[.K208:.M707];3;0);&quot;&quot;)">
            <text:p/>
          </table:table-cell>
          <table:table-cell table:formula="of:=IF([.A213]=&quot;So&quot;;1;[.O211]+1)" office:value-type="float" office:value="208">
            <text:p>208</text:p>
          </table:table-cell>
          <table:table-cell table:formula="of:=IF([.O212]=1;[.A212];IF([.O212]=2;[.A212];IF([.O212]=3;[.C212]&amp; &quot; &quot; &amp;[.D212]&amp;&quot; &quot;&amp;[.E212]&amp;&quot; &quot; &amp;[.F212];IF([.O212]=4;[.A212]&amp; &quot; &quot; &amp;[.B212]&amp;&quot; &quot;&amp;[.C212]&amp;&quot; &quot; &amp;[.D212]))))" office:value-type="boolean" office:boolean-value="false">
            <text:p>FALSCH</text:p>
          </table:table-cell>
          <table:table-cell table:formula="of:=IF([.O212]=1;[.A212];IF([.O212]=2;TEXT([.A213];&quot;TT.MM.JJ&quot;);IF([.O212]=3;[.C212]&amp; &quot; &quot; &amp;[.D212]&amp;&quot; &quot;&amp;[.E212]&amp;&quot; &quot; &amp;[.F212];IF([.O212]=4;[.A212]&amp; &quot; &quot; &amp;[.B212]&amp;&quot; &quot;&amp;[.C212]&amp;&quot; &quot; &amp;[.D212]))))" office:value-type="boolean" office:boolean-value="false">
            <text:p>FALSCH</text:p>
          </table:table-cell>
          <table:table-cell table:formula="of:=IF([.O212]=1;[.A212];IF([.O212]=2;TEXT([.B213];&quot;HH:MM&quot;);IF([.O212]=3;[.C212]&amp; &quot; &quot; &amp;[.D212]&amp;&quot; &quot;&amp;[.E212]&amp;&quot; &quot; &amp;[.F212];IF([.O212]=4;[.A212]&amp; &quot; &quot; &amp;[.B212]&amp;&quot; &quot;&amp;[.C212]&amp;&quot; &quot; &amp;[.D212]))))" office:value-type="boolean" office:boolean-value="false">
            <text:p>FALSCH</text:p>
          </table:table-cell>
          <table:table-cell/>
          <table:table-cell table:formula="of:=INDIRECT(&quot;R&quot;&amp;ROW([.T212])&amp;&quot;C&quot;&amp;COLUMN([.T212])+[.O212];&quot;0&quot;)" office:value-type="float" office:value="0">
            <text:p>0</text:p>
          </table:table-cell>
          <table:table-cell table:formula="of:=IF([.P212]&gt;1;&quot;,&quot;;&quot;&quot;)&amp;&quot;{ &quot;&quot;spielnr&quot;&quot;:&quot;&quot;&quot;&amp;[.P212]&amp;&quot;&quot;&quot;,&quot;&quot;spieltag&quot;&quot;:&quot;&quot;&quot;&amp;[.L212]&amp;&quot;&quot;&quot;,&quot;&quot;bahn&quot;&quot;:&quot;&quot;&quot;&amp;[.N212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212]&amp;&quot;&quot;&quot;,&quot;&quot;uhrzeit&quot;&quot;:&quot;&quot;&quot;&amp;[.R212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212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212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213]=&quot;Bahn&quot;;[.K212]=-1);0;IF(AND([.A213]&lt;&gt;&quot;Bahn&quot;;[.K212]&lt;&gt;-1);[.K212]+1;[.K212]))" office:value-type="float" office:value="-1">
            <text:p>-1</text:p>
          </table:table-cell>
          <table:table-cell table:formula="of:=IF([.B213]=&quot;Spieltag&quot;;[.L212]+1;[.L212])" office:value-type="float" office:value="0">
            <text:p>0</text:p>
          </table:table-cell>
          <table:table-cell table:formula="of:=IF(AND([.K213]&gt;0;[.K213]&lt;&gt;[.K212]);[.A213];&quot;&quot;)">
            <text:p/>
          </table:table-cell>
          <table:table-cell table:formula="of:=IF([.O213]=1;VLOOKUP([.P213];[.K209:.M708];3;0);&quot;&quot;)">
            <text:p/>
          </table:table-cell>
          <table:table-cell table:formula="of:=IF([.A214]=&quot;So&quot;;1;[.O212]+1)" office:value-type="float" office:value="209">
            <text:p>209</text:p>
          </table:table-cell>
          <table:table-cell table:formula="of:=IF([.O213]=1;[.A213];IF([.O213]=2;[.A213];IF([.O213]=3;[.C213]&amp; &quot; &quot; &amp;[.D213]&amp;&quot; &quot;&amp;[.E213]&amp;&quot; &quot; &amp;[.F213];IF([.O213]=4;[.A213]&amp; &quot; &quot; &amp;[.B213]&amp;&quot; &quot;&amp;[.C213]&amp;&quot; &quot; &amp;[.D213]))))" office:value-type="boolean" office:boolean-value="false">
            <text:p>FALSCH</text:p>
          </table:table-cell>
          <table:table-cell table:formula="of:=IF([.O213]=1;[.A213];IF([.O213]=2;TEXT([.A214];&quot;TT.MM.JJ&quot;);IF([.O213]=3;[.C213]&amp; &quot; &quot; &amp;[.D213]&amp;&quot; &quot;&amp;[.E213]&amp;&quot; &quot; &amp;[.F213];IF([.O213]=4;[.A213]&amp; &quot; &quot; &amp;[.B213]&amp;&quot; &quot;&amp;[.C213]&amp;&quot; &quot; &amp;[.D213]))))" office:value-type="boolean" office:boolean-value="false">
            <text:p>FALSCH</text:p>
          </table:table-cell>
          <table:table-cell table:formula="of:=IF([.O213]=1;[.A213];IF([.O213]=2;TEXT([.B214];&quot;HH:MM&quot;);IF([.O213]=3;[.C213]&amp; &quot; &quot; &amp;[.D213]&amp;&quot; &quot;&amp;[.E213]&amp;&quot; &quot; &amp;[.F213];IF([.O213]=4;[.A213]&amp; &quot; &quot; &amp;[.B213]&amp;&quot; &quot;&amp;[.C213]&amp;&quot; &quot; &amp;[.D213]))))" office:value-type="boolean" office:boolean-value="false">
            <text:p>FALSCH</text:p>
          </table:table-cell>
          <table:table-cell/>
          <table:table-cell table:formula="of:=INDIRECT(&quot;R&quot;&amp;ROW([.T213])&amp;&quot;C&quot;&amp;COLUMN([.T213])+[.O213];&quot;0&quot;)" office:value-type="float" office:value="0">
            <text:p>0</text:p>
          </table:table-cell>
          <table:table-cell table:formula="of:=IF([.P213]&gt;1;&quot;,&quot;;&quot;&quot;)&amp;&quot;{ &quot;&quot;spielnr&quot;&quot;:&quot;&quot;&quot;&amp;[.P213]&amp;&quot;&quot;&quot;,&quot;&quot;spieltag&quot;&quot;:&quot;&quot;&quot;&amp;[.L213]&amp;&quot;&quot;&quot;,&quot;&quot;bahn&quot;&quot;:&quot;&quot;&quot;&amp;[.N213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213]&amp;&quot;&quot;&quot;,&quot;&quot;uhrzeit&quot;&quot;:&quot;&quot;&quot;&amp;[.R213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213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213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214]=&quot;Bahn&quot;;[.K213]=-1);0;IF(AND([.A214]&lt;&gt;&quot;Bahn&quot;;[.K213]&lt;&gt;-1);[.K213]+1;[.K213]))" office:value-type="float" office:value="-1">
            <text:p>-1</text:p>
          </table:table-cell>
          <table:table-cell table:formula="of:=IF([.B214]=&quot;Spieltag&quot;;[.L213]+1;[.L213])" office:value-type="float" office:value="0">
            <text:p>0</text:p>
          </table:table-cell>
          <table:table-cell table:formula="of:=IF(AND([.K214]&gt;0;[.K214]&lt;&gt;[.K213]);[.A214];&quot;&quot;)">
            <text:p/>
          </table:table-cell>
          <table:table-cell table:formula="of:=IF([.O214]=1;VLOOKUP([.P214];[.K210:.M709];3;0);&quot;&quot;)">
            <text:p/>
          </table:table-cell>
          <table:table-cell table:formula="of:=IF([.A215]=&quot;So&quot;;1;[.O213]+1)" office:value-type="float" office:value="210">
            <text:p>210</text:p>
          </table:table-cell>
          <table:table-cell table:formula="of:=IF([.O214]=1;[.A214];IF([.O214]=2;[.A214];IF([.O214]=3;[.C214]&amp; &quot; &quot; &amp;[.D214]&amp;&quot; &quot;&amp;[.E214]&amp;&quot; &quot; &amp;[.F214];IF([.O214]=4;[.A214]&amp; &quot; &quot; &amp;[.B214]&amp;&quot; &quot;&amp;[.C214]&amp;&quot; &quot; &amp;[.D214]))))" office:value-type="boolean" office:boolean-value="false">
            <text:p>FALSCH</text:p>
          </table:table-cell>
          <table:table-cell table:formula="of:=IF([.O214]=1;[.A214];IF([.O214]=2;TEXT([.A215];&quot;TT.MM.JJ&quot;);IF([.O214]=3;[.C214]&amp; &quot; &quot; &amp;[.D214]&amp;&quot; &quot;&amp;[.E214]&amp;&quot; &quot; &amp;[.F214];IF([.O214]=4;[.A214]&amp; &quot; &quot; &amp;[.B214]&amp;&quot; &quot;&amp;[.C214]&amp;&quot; &quot; &amp;[.D214]))))" office:value-type="boolean" office:boolean-value="false">
            <text:p>FALSCH</text:p>
          </table:table-cell>
          <table:table-cell table:formula="of:=IF([.O214]=1;[.A214];IF([.O214]=2;TEXT([.B215];&quot;HH:MM&quot;);IF([.O214]=3;[.C214]&amp; &quot; &quot; &amp;[.D214]&amp;&quot; &quot;&amp;[.E214]&amp;&quot; &quot; &amp;[.F214];IF([.O214]=4;[.A214]&amp; &quot; &quot; &amp;[.B214]&amp;&quot; &quot;&amp;[.C214]&amp;&quot; &quot; &amp;[.D214]))))" office:value-type="boolean" office:boolean-value="false">
            <text:p>FALSCH</text:p>
          </table:table-cell>
          <table:table-cell/>
          <table:table-cell table:formula="of:=INDIRECT(&quot;R&quot;&amp;ROW([.T214])&amp;&quot;C&quot;&amp;COLUMN([.T214])+[.O214];&quot;0&quot;)" office:value-type="float" office:value="0">
            <text:p>0</text:p>
          </table:table-cell>
          <table:table-cell table:formula="of:=IF([.P214]&gt;1;&quot;,&quot;;&quot;&quot;)&amp;&quot;{ &quot;&quot;spielnr&quot;&quot;:&quot;&quot;&quot;&amp;[.P214]&amp;&quot;&quot;&quot;,&quot;&quot;spieltag&quot;&quot;:&quot;&quot;&quot;&amp;[.L214]&amp;&quot;&quot;&quot;,&quot;&quot;bahn&quot;&quot;:&quot;&quot;&quot;&amp;[.N214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214]&amp;&quot;&quot;&quot;,&quot;&quot;uhrzeit&quot;&quot;:&quot;&quot;&quot;&amp;[.R214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214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214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215]=&quot;Bahn&quot;;[.K214]=-1);0;IF(AND([.A215]&lt;&gt;&quot;Bahn&quot;;[.K214]&lt;&gt;-1);[.K214]+1;[.K214]))" office:value-type="float" office:value="-1">
            <text:p>-1</text:p>
          </table:table-cell>
          <table:table-cell table:formula="of:=IF([.B215]=&quot;Spieltag&quot;;[.L214]+1;[.L214])" office:value-type="float" office:value="0">
            <text:p>0</text:p>
          </table:table-cell>
          <table:table-cell table:formula="of:=IF(AND([.K215]&gt;0;[.K215]&lt;&gt;[.K214]);[.A215];&quot;&quot;)">
            <text:p/>
          </table:table-cell>
          <table:table-cell table:formula="of:=IF([.O215]=1;VLOOKUP([.P215];[.K211:.M710];3;0);&quot;&quot;)">
            <text:p/>
          </table:table-cell>
          <table:table-cell table:formula="of:=IF([.A216]=&quot;So&quot;;1;[.O214]+1)" office:value-type="float" office:value="211">
            <text:p>211</text:p>
          </table:table-cell>
          <table:table-cell table:formula="of:=IF([.O215]=1;[.A215];IF([.O215]=2;[.A215];IF([.O215]=3;[.C215]&amp; &quot; &quot; &amp;[.D215]&amp;&quot; &quot;&amp;[.E215]&amp;&quot; &quot; &amp;[.F215];IF([.O215]=4;[.A215]&amp; &quot; &quot; &amp;[.B215]&amp;&quot; &quot;&amp;[.C215]&amp;&quot; &quot; &amp;[.D215]))))" office:value-type="boolean" office:boolean-value="false">
            <text:p>FALSCH</text:p>
          </table:table-cell>
          <table:table-cell table:formula="of:=IF([.O215]=1;[.A215];IF([.O215]=2;TEXT([.A216];&quot;TT.MM.JJ&quot;);IF([.O215]=3;[.C215]&amp; &quot; &quot; &amp;[.D215]&amp;&quot; &quot;&amp;[.E215]&amp;&quot; &quot; &amp;[.F215];IF([.O215]=4;[.A215]&amp; &quot; &quot; &amp;[.B215]&amp;&quot; &quot;&amp;[.C215]&amp;&quot; &quot; &amp;[.D215]))))" office:value-type="boolean" office:boolean-value="false">
            <text:p>FALSCH</text:p>
          </table:table-cell>
          <table:table-cell table:formula="of:=IF([.O215]=1;[.A215];IF([.O215]=2;TEXT([.B216];&quot;HH:MM&quot;);IF([.O215]=3;[.C215]&amp; &quot; &quot; &amp;[.D215]&amp;&quot; &quot;&amp;[.E215]&amp;&quot; &quot; &amp;[.F215];IF([.O215]=4;[.A215]&amp; &quot; &quot; &amp;[.B215]&amp;&quot; &quot;&amp;[.C215]&amp;&quot; &quot; &amp;[.D215]))))" office:value-type="boolean" office:boolean-value="false">
            <text:p>FALSCH</text:p>
          </table:table-cell>
          <table:table-cell/>
          <table:table-cell table:formula="of:=INDIRECT(&quot;R&quot;&amp;ROW([.T215])&amp;&quot;C&quot;&amp;COLUMN([.T215])+[.O215];&quot;0&quot;)" office:value-type="float" office:value="0">
            <text:p>0</text:p>
          </table:table-cell>
          <table:table-cell table:formula="of:=IF([.P215]&gt;1;&quot;,&quot;;&quot;&quot;)&amp;&quot;{ &quot;&quot;spielnr&quot;&quot;:&quot;&quot;&quot;&amp;[.P215]&amp;&quot;&quot;&quot;,&quot;&quot;spieltag&quot;&quot;:&quot;&quot;&quot;&amp;[.L215]&amp;&quot;&quot;&quot;,&quot;&quot;bahn&quot;&quot;:&quot;&quot;&quot;&amp;[.N215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215]&amp;&quot;&quot;&quot;,&quot;&quot;uhrzeit&quot;&quot;:&quot;&quot;&quot;&amp;[.R215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215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215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216]=&quot;Bahn&quot;;[.K215]=-1);0;IF(AND([.A216]&lt;&gt;&quot;Bahn&quot;;[.K215]&lt;&gt;-1);[.K215]+1;[.K215]))" office:value-type="float" office:value="-1">
            <text:p>-1</text:p>
          </table:table-cell>
          <table:table-cell table:formula="of:=IF([.B216]=&quot;Spieltag&quot;;[.L215]+1;[.L215])" office:value-type="float" office:value="0">
            <text:p>0</text:p>
          </table:table-cell>
          <table:table-cell table:formula="of:=IF(AND([.K216]&gt;0;[.K216]&lt;&gt;[.K215]);[.A216];&quot;&quot;)">
            <text:p/>
          </table:table-cell>
          <table:table-cell table:formula="of:=IF([.O216]=1;VLOOKUP([.P216];[.K212:.M711];3;0);&quot;&quot;)">
            <text:p/>
          </table:table-cell>
          <table:table-cell table:formula="of:=IF([.A217]=&quot;So&quot;;1;[.O215]+1)" office:value-type="float" office:value="212">
            <text:p>212</text:p>
          </table:table-cell>
          <table:table-cell table:formula="of:=IF([.O216]=1;[.A216];IF([.O216]=2;[.A216];IF([.O216]=3;[.C216]&amp; &quot; &quot; &amp;[.D216]&amp;&quot; &quot;&amp;[.E216]&amp;&quot; &quot; &amp;[.F216];IF([.O216]=4;[.A216]&amp; &quot; &quot; &amp;[.B216]&amp;&quot; &quot;&amp;[.C216]&amp;&quot; &quot; &amp;[.D216]))))" office:value-type="boolean" office:boolean-value="false">
            <text:p>FALSCH</text:p>
          </table:table-cell>
          <table:table-cell table:formula="of:=IF([.O216]=1;[.A216];IF([.O216]=2;TEXT([.A217];&quot;TT.MM.JJ&quot;);IF([.O216]=3;[.C216]&amp; &quot; &quot; &amp;[.D216]&amp;&quot; &quot;&amp;[.E216]&amp;&quot; &quot; &amp;[.F216];IF([.O216]=4;[.A216]&amp; &quot; &quot; &amp;[.B216]&amp;&quot; &quot;&amp;[.C216]&amp;&quot; &quot; &amp;[.D216]))))" office:value-type="boolean" office:boolean-value="false">
            <text:p>FALSCH</text:p>
          </table:table-cell>
          <table:table-cell table:formula="of:=IF([.O216]=1;[.A216];IF([.O216]=2;TEXT([.B217];&quot;HH:MM&quot;);IF([.O216]=3;[.C216]&amp; &quot; &quot; &amp;[.D216]&amp;&quot; &quot;&amp;[.E216]&amp;&quot; &quot; &amp;[.F216];IF([.O216]=4;[.A216]&amp; &quot; &quot; &amp;[.B216]&amp;&quot; &quot;&amp;[.C216]&amp;&quot; &quot; &amp;[.D216]))))" office:value-type="boolean" office:boolean-value="false">
            <text:p>FALSCH</text:p>
          </table:table-cell>
          <table:table-cell/>
          <table:table-cell table:formula="of:=INDIRECT(&quot;R&quot;&amp;ROW([.T216])&amp;&quot;C&quot;&amp;COLUMN([.T216])+[.O216];&quot;0&quot;)" office:value-type="float" office:value="0">
            <text:p>0</text:p>
          </table:table-cell>
          <table:table-cell table:formula="of:=IF([.P216]&gt;1;&quot;,&quot;;&quot;&quot;)&amp;&quot;{ &quot;&quot;spielnr&quot;&quot;:&quot;&quot;&quot;&amp;[.P216]&amp;&quot;&quot;&quot;,&quot;&quot;spieltag&quot;&quot;:&quot;&quot;&quot;&amp;[.L216]&amp;&quot;&quot;&quot;,&quot;&quot;bahn&quot;&quot;:&quot;&quot;&quot;&amp;[.N216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216]&amp;&quot;&quot;&quot;,&quot;&quot;uhrzeit&quot;&quot;:&quot;&quot;&quot;&amp;[.R216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216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216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217]=&quot;Bahn&quot;;[.K216]=-1);0;IF(AND([.A217]&lt;&gt;&quot;Bahn&quot;;[.K216]&lt;&gt;-1);[.K216]+1;[.K216]))" office:value-type="float" office:value="-1">
            <text:p>-1</text:p>
          </table:table-cell>
          <table:table-cell table:formula="of:=IF([.B217]=&quot;Spieltag&quot;;[.L216]+1;[.L216])" office:value-type="float" office:value="0">
            <text:p>0</text:p>
          </table:table-cell>
          <table:table-cell table:formula="of:=IF(AND([.K217]&gt;0;[.K217]&lt;&gt;[.K216]);[.A217];&quot;&quot;)">
            <text:p/>
          </table:table-cell>
          <table:table-cell table:formula="of:=IF([.O217]=1;VLOOKUP([.P217];[.K213:.M712];3;0);&quot;&quot;)">
            <text:p/>
          </table:table-cell>
          <table:table-cell table:formula="of:=IF([.A218]=&quot;So&quot;;1;[.O216]+1)" office:value-type="float" office:value="213">
            <text:p>213</text:p>
          </table:table-cell>
          <table:table-cell table:formula="of:=IF([.O217]=1;[.A217];IF([.O217]=2;[.A217];IF([.O217]=3;[.C217]&amp; &quot; &quot; &amp;[.D217]&amp;&quot; &quot;&amp;[.E217]&amp;&quot; &quot; &amp;[.F217];IF([.O217]=4;[.A217]&amp; &quot; &quot; &amp;[.B217]&amp;&quot; &quot;&amp;[.C217]&amp;&quot; &quot; &amp;[.D217]))))" office:value-type="boolean" office:boolean-value="false">
            <text:p>FALSCH</text:p>
          </table:table-cell>
          <table:table-cell table:formula="of:=IF([.O217]=1;[.A217];IF([.O217]=2;TEXT([.A218];&quot;TT.MM.JJ&quot;);IF([.O217]=3;[.C217]&amp; &quot; &quot; &amp;[.D217]&amp;&quot; &quot;&amp;[.E217]&amp;&quot; &quot; &amp;[.F217];IF([.O217]=4;[.A217]&amp; &quot; &quot; &amp;[.B217]&amp;&quot; &quot;&amp;[.C217]&amp;&quot; &quot; &amp;[.D217]))))" office:value-type="boolean" office:boolean-value="false">
            <text:p>FALSCH</text:p>
          </table:table-cell>
          <table:table-cell table:formula="of:=IF([.O217]=1;[.A217];IF([.O217]=2;TEXT([.B218];&quot;HH:MM&quot;);IF([.O217]=3;[.C217]&amp; &quot; &quot; &amp;[.D217]&amp;&quot; &quot;&amp;[.E217]&amp;&quot; &quot; &amp;[.F217];IF([.O217]=4;[.A217]&amp; &quot; &quot; &amp;[.B217]&amp;&quot; &quot;&amp;[.C217]&amp;&quot; &quot; &amp;[.D217]))))" office:value-type="boolean" office:boolean-value="false">
            <text:p>FALSCH</text:p>
          </table:table-cell>
          <table:table-cell/>
          <table:table-cell table:formula="of:=INDIRECT(&quot;R&quot;&amp;ROW([.T217])&amp;&quot;C&quot;&amp;COLUMN([.T217])+[.O217];&quot;0&quot;)" office:value-type="float" office:value="0">
            <text:p>0</text:p>
          </table:table-cell>
          <table:table-cell table:formula="of:=IF([.P217]&gt;1;&quot;,&quot;;&quot;&quot;)&amp;&quot;{ &quot;&quot;spielnr&quot;&quot;:&quot;&quot;&quot;&amp;[.P217]&amp;&quot;&quot;&quot;,&quot;&quot;spieltag&quot;&quot;:&quot;&quot;&quot;&amp;[.L217]&amp;&quot;&quot;&quot;,&quot;&quot;bahn&quot;&quot;:&quot;&quot;&quot;&amp;[.N217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217]&amp;&quot;&quot;&quot;,&quot;&quot;uhrzeit&quot;&quot;:&quot;&quot;&quot;&amp;[.R217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217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217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218]=&quot;Bahn&quot;;[.K217]=-1);0;IF(AND([.A218]&lt;&gt;&quot;Bahn&quot;;[.K217]&lt;&gt;-1);[.K217]+1;[.K217]))" office:value-type="float" office:value="-1">
            <text:p>-1</text:p>
          </table:table-cell>
          <table:table-cell table:formula="of:=IF([.B218]=&quot;Spieltag&quot;;[.L217]+1;[.L217])" office:value-type="float" office:value="0">
            <text:p>0</text:p>
          </table:table-cell>
          <table:table-cell table:formula="of:=IF(AND([.K218]&gt;0;[.K218]&lt;&gt;[.K217]);[.A218];&quot;&quot;)">
            <text:p/>
          </table:table-cell>
          <table:table-cell table:formula="of:=IF([.O218]=1;VLOOKUP([.P218];[.K214:.M713];3;0);&quot;&quot;)">
            <text:p/>
          </table:table-cell>
          <table:table-cell table:formula="of:=IF([.A219]=&quot;So&quot;;1;[.O217]+1)" office:value-type="float" office:value="214">
            <text:p>214</text:p>
          </table:table-cell>
          <table:table-cell table:formula="of:=IF([.O218]=1;[.A218];IF([.O218]=2;[.A218];IF([.O218]=3;[.C218]&amp; &quot; &quot; &amp;[.D218]&amp;&quot; &quot;&amp;[.E218]&amp;&quot; &quot; &amp;[.F218];IF([.O218]=4;[.A218]&amp; &quot; &quot; &amp;[.B218]&amp;&quot; &quot;&amp;[.C218]&amp;&quot; &quot; &amp;[.D218]))))" office:value-type="boolean" office:boolean-value="false">
            <text:p>FALSCH</text:p>
          </table:table-cell>
          <table:table-cell table:formula="of:=IF([.O218]=1;[.A218];IF([.O218]=2;TEXT([.A219];&quot;TT.MM.JJ&quot;);IF([.O218]=3;[.C218]&amp; &quot; &quot; &amp;[.D218]&amp;&quot; &quot;&amp;[.E218]&amp;&quot; &quot; &amp;[.F218];IF([.O218]=4;[.A218]&amp; &quot; &quot; &amp;[.B218]&amp;&quot; &quot;&amp;[.C218]&amp;&quot; &quot; &amp;[.D218]))))" office:value-type="boolean" office:boolean-value="false">
            <text:p>FALSCH</text:p>
          </table:table-cell>
          <table:table-cell table:formula="of:=IF([.O218]=1;[.A218];IF([.O218]=2;TEXT([.B219];&quot;HH:MM&quot;);IF([.O218]=3;[.C218]&amp; &quot; &quot; &amp;[.D218]&amp;&quot; &quot;&amp;[.E218]&amp;&quot; &quot; &amp;[.F218];IF([.O218]=4;[.A218]&amp; &quot; &quot; &amp;[.B218]&amp;&quot; &quot;&amp;[.C218]&amp;&quot; &quot; &amp;[.D218]))))" office:value-type="boolean" office:boolean-value="false">
            <text:p>FALSCH</text:p>
          </table:table-cell>
          <table:table-cell/>
          <table:table-cell table:formula="of:=INDIRECT(&quot;R&quot;&amp;ROW([.T218])&amp;&quot;C&quot;&amp;COLUMN([.T218])+[.O218];&quot;0&quot;)" office:value-type="float" office:value="0">
            <text:p>0</text:p>
          </table:table-cell>
          <table:table-cell table:formula="of:=IF([.P218]&gt;1;&quot;,&quot;;&quot;&quot;)&amp;&quot;{ &quot;&quot;spielnr&quot;&quot;:&quot;&quot;&quot;&amp;[.P218]&amp;&quot;&quot;&quot;,&quot;&quot;spieltag&quot;&quot;:&quot;&quot;&quot;&amp;[.L218]&amp;&quot;&quot;&quot;,&quot;&quot;bahn&quot;&quot;:&quot;&quot;&quot;&amp;[.N218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218]&amp;&quot;&quot;&quot;,&quot;&quot;uhrzeit&quot;&quot;:&quot;&quot;&quot;&amp;[.R218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218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218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219]=&quot;Bahn&quot;;[.K218]=-1);0;IF(AND([.A219]&lt;&gt;&quot;Bahn&quot;;[.K218]&lt;&gt;-1);[.K218]+1;[.K218]))" office:value-type="float" office:value="-1">
            <text:p>-1</text:p>
          </table:table-cell>
          <table:table-cell table:formula="of:=IF([.B219]=&quot;Spieltag&quot;;[.L218]+1;[.L218])" office:value-type="float" office:value="0">
            <text:p>0</text:p>
          </table:table-cell>
          <table:table-cell table:formula="of:=IF(AND([.K219]&gt;0;[.K219]&lt;&gt;[.K218]);[.A219];&quot;&quot;)">
            <text:p/>
          </table:table-cell>
          <table:table-cell table:formula="of:=IF([.O219]=1;VLOOKUP([.P219];[.K215:.M714];3;0);&quot;&quot;)">
            <text:p/>
          </table:table-cell>
          <table:table-cell table:formula="of:=IF([.A220]=&quot;So&quot;;1;[.O218]+1)" office:value-type="float" office:value="215">
            <text:p>215</text:p>
          </table:table-cell>
          <table:table-cell table:formula="of:=IF([.O219]=1;[.A219];IF([.O219]=2;[.A219];IF([.O219]=3;[.C219]&amp; &quot; &quot; &amp;[.D219]&amp;&quot; &quot;&amp;[.E219]&amp;&quot; &quot; &amp;[.F219];IF([.O219]=4;[.A219]&amp; &quot; &quot; &amp;[.B219]&amp;&quot; &quot;&amp;[.C219]&amp;&quot; &quot; &amp;[.D219]))))" office:value-type="boolean" office:boolean-value="false">
            <text:p>FALSCH</text:p>
          </table:table-cell>
          <table:table-cell table:formula="of:=IF([.O219]=1;[.A219];IF([.O219]=2;TEXT([.A220];&quot;TT.MM.JJ&quot;);IF([.O219]=3;[.C219]&amp; &quot; &quot; &amp;[.D219]&amp;&quot; &quot;&amp;[.E219]&amp;&quot; &quot; &amp;[.F219];IF([.O219]=4;[.A219]&amp; &quot; &quot; &amp;[.B219]&amp;&quot; &quot;&amp;[.C219]&amp;&quot; &quot; &amp;[.D219]))))" office:value-type="boolean" office:boolean-value="false">
            <text:p>FALSCH</text:p>
          </table:table-cell>
          <table:table-cell table:formula="of:=IF([.O219]=1;[.A219];IF([.O219]=2;TEXT([.B220];&quot;HH:MM&quot;);IF([.O219]=3;[.C219]&amp; &quot; &quot; &amp;[.D219]&amp;&quot; &quot;&amp;[.E219]&amp;&quot; &quot; &amp;[.F219];IF([.O219]=4;[.A219]&amp; &quot; &quot; &amp;[.B219]&amp;&quot; &quot;&amp;[.C219]&amp;&quot; &quot; &amp;[.D219]))))" office:value-type="boolean" office:boolean-value="false">
            <text:p>FALSCH</text:p>
          </table:table-cell>
          <table:table-cell/>
          <table:table-cell table:formula="of:=INDIRECT(&quot;R&quot;&amp;ROW([.T219])&amp;&quot;C&quot;&amp;COLUMN([.T219])+[.O219];&quot;0&quot;)" office:value-type="float" office:value="0">
            <text:p>0</text:p>
          </table:table-cell>
          <table:table-cell table:formula="of:=IF([.P219]&gt;1;&quot;,&quot;;&quot;&quot;)&amp;&quot;{ &quot;&quot;spielnr&quot;&quot;:&quot;&quot;&quot;&amp;[.P219]&amp;&quot;&quot;&quot;,&quot;&quot;spieltag&quot;&quot;:&quot;&quot;&quot;&amp;[.L219]&amp;&quot;&quot;&quot;,&quot;&quot;bahn&quot;&quot;:&quot;&quot;&quot;&amp;[.N219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219]&amp;&quot;&quot;&quot;,&quot;&quot;uhrzeit&quot;&quot;:&quot;&quot;&quot;&amp;[.R219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219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219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220]=&quot;Bahn&quot;;[.K219]=-1);0;IF(AND([.A220]&lt;&gt;&quot;Bahn&quot;;[.K219]&lt;&gt;-1);[.K219]+1;[.K219]))" office:value-type="float" office:value="-1">
            <text:p>-1</text:p>
          </table:table-cell>
          <table:table-cell table:formula="of:=IF([.B220]=&quot;Spieltag&quot;;[.L219]+1;[.L219])" office:value-type="float" office:value="0">
            <text:p>0</text:p>
          </table:table-cell>
          <table:table-cell table:formula="of:=IF(AND([.K220]&gt;0;[.K220]&lt;&gt;[.K219]);[.A220];&quot;&quot;)">
            <text:p/>
          </table:table-cell>
          <table:table-cell table:formula="of:=IF([.O220]=1;VLOOKUP([.P220];[.K216:.M715];3;0);&quot;&quot;)">
            <text:p/>
          </table:table-cell>
          <table:table-cell table:formula="of:=IF([.A221]=&quot;So&quot;;1;[.O219]+1)" office:value-type="float" office:value="216">
            <text:p>216</text:p>
          </table:table-cell>
          <table:table-cell table:formula="of:=IF([.O220]=1;[.A220];IF([.O220]=2;[.A220];IF([.O220]=3;[.C220]&amp; &quot; &quot; &amp;[.D220]&amp;&quot; &quot;&amp;[.E220]&amp;&quot; &quot; &amp;[.F220];IF([.O220]=4;[.A220]&amp; &quot; &quot; &amp;[.B220]&amp;&quot; &quot;&amp;[.C220]&amp;&quot; &quot; &amp;[.D220]))))" office:value-type="boolean" office:boolean-value="false">
            <text:p>FALSCH</text:p>
          </table:table-cell>
          <table:table-cell table:formula="of:=IF([.O220]=1;[.A220];IF([.O220]=2;TEXT([.A221];&quot;TT.MM.JJ&quot;);IF([.O220]=3;[.C220]&amp; &quot; &quot; &amp;[.D220]&amp;&quot; &quot;&amp;[.E220]&amp;&quot; &quot; &amp;[.F220];IF([.O220]=4;[.A220]&amp; &quot; &quot; &amp;[.B220]&amp;&quot; &quot;&amp;[.C220]&amp;&quot; &quot; &amp;[.D220]))))" office:value-type="boolean" office:boolean-value="false">
            <text:p>FALSCH</text:p>
          </table:table-cell>
          <table:table-cell table:formula="of:=IF([.O220]=1;[.A220];IF([.O220]=2;TEXT([.B221];&quot;HH:MM&quot;);IF([.O220]=3;[.C220]&amp; &quot; &quot; &amp;[.D220]&amp;&quot; &quot;&amp;[.E220]&amp;&quot; &quot; &amp;[.F220];IF([.O220]=4;[.A220]&amp; &quot; &quot; &amp;[.B220]&amp;&quot; &quot;&amp;[.C220]&amp;&quot; &quot; &amp;[.D220]))))" office:value-type="boolean" office:boolean-value="false">
            <text:p>FALSCH</text:p>
          </table:table-cell>
          <table:table-cell/>
          <table:table-cell table:formula="of:=INDIRECT(&quot;R&quot;&amp;ROW([.T220])&amp;&quot;C&quot;&amp;COLUMN([.T220])+[.O220];&quot;0&quot;)" office:value-type="float" office:value="0">
            <text:p>0</text:p>
          </table:table-cell>
          <table:table-cell table:formula="of:=IF([.P220]&gt;1;&quot;,&quot;;&quot;&quot;)&amp;&quot;{ &quot;&quot;spielnr&quot;&quot;:&quot;&quot;&quot;&amp;[.P220]&amp;&quot;&quot;&quot;,&quot;&quot;spieltag&quot;&quot;:&quot;&quot;&quot;&amp;[.L220]&amp;&quot;&quot;&quot;,&quot;&quot;bahn&quot;&quot;:&quot;&quot;&quot;&amp;[.N220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220]&amp;&quot;&quot;&quot;,&quot;&quot;uhrzeit&quot;&quot;:&quot;&quot;&quot;&amp;[.R220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220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220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221]=&quot;Bahn&quot;;[.K220]=-1);0;IF(AND([.A221]&lt;&gt;&quot;Bahn&quot;;[.K220]&lt;&gt;-1);[.K220]+1;[.K220]))" office:value-type="float" office:value="-1">
            <text:p>-1</text:p>
          </table:table-cell>
          <table:table-cell table:formula="of:=IF([.B221]=&quot;Spieltag&quot;;[.L220]+1;[.L220])" office:value-type="float" office:value="0">
            <text:p>0</text:p>
          </table:table-cell>
          <table:table-cell table:formula="of:=IF(AND([.K221]&gt;0;[.K221]&lt;&gt;[.K220]);[.A221];&quot;&quot;)">
            <text:p/>
          </table:table-cell>
          <table:table-cell table:formula="of:=IF([.O221]=1;VLOOKUP([.P221];[.K217:.M716];3;0);&quot;&quot;)">
            <text:p/>
          </table:table-cell>
          <table:table-cell table:formula="of:=IF([.A222]=&quot;So&quot;;1;[.O220]+1)" office:value-type="float" office:value="217">
            <text:p>217</text:p>
          </table:table-cell>
          <table:table-cell table:formula="of:=IF([.O221]=1;[.A221];IF([.O221]=2;[.A221];IF([.O221]=3;[.C221]&amp; &quot; &quot; &amp;[.D221]&amp;&quot; &quot;&amp;[.E221]&amp;&quot; &quot; &amp;[.F221];IF([.O221]=4;[.A221]&amp; &quot; &quot; &amp;[.B221]&amp;&quot; &quot;&amp;[.C221]&amp;&quot; &quot; &amp;[.D221]))))" office:value-type="boolean" office:boolean-value="false">
            <text:p>FALSCH</text:p>
          </table:table-cell>
          <table:table-cell table:formula="of:=IF([.O221]=1;[.A221];IF([.O221]=2;TEXT([.A222];&quot;TT.MM.JJ&quot;);IF([.O221]=3;[.C221]&amp; &quot; &quot; &amp;[.D221]&amp;&quot; &quot;&amp;[.E221]&amp;&quot; &quot; &amp;[.F221];IF([.O221]=4;[.A221]&amp; &quot; &quot; &amp;[.B221]&amp;&quot; &quot;&amp;[.C221]&amp;&quot; &quot; &amp;[.D221]))))" office:value-type="boolean" office:boolean-value="false">
            <text:p>FALSCH</text:p>
          </table:table-cell>
          <table:table-cell table:formula="of:=IF([.O221]=1;[.A221];IF([.O221]=2;TEXT([.B222];&quot;HH:MM&quot;);IF([.O221]=3;[.C221]&amp; &quot; &quot; &amp;[.D221]&amp;&quot; &quot;&amp;[.E221]&amp;&quot; &quot; &amp;[.F221];IF([.O221]=4;[.A221]&amp; &quot; &quot; &amp;[.B221]&amp;&quot; &quot;&amp;[.C221]&amp;&quot; &quot; &amp;[.D221]))))" office:value-type="boolean" office:boolean-value="false">
            <text:p>FALSCH</text:p>
          </table:table-cell>
          <table:table-cell/>
          <table:table-cell table:formula="of:=INDIRECT(&quot;R&quot;&amp;ROW([.T221])&amp;&quot;C&quot;&amp;COLUMN([.T221])+[.O221];&quot;0&quot;)" office:value-type="float" office:value="0">
            <text:p>0</text:p>
          </table:table-cell>
          <table:table-cell table:formula="of:=IF([.P221]&gt;1;&quot;,&quot;;&quot;&quot;)&amp;&quot;{ &quot;&quot;spielnr&quot;&quot;:&quot;&quot;&quot;&amp;[.P221]&amp;&quot;&quot;&quot;,&quot;&quot;spieltag&quot;&quot;:&quot;&quot;&quot;&amp;[.L221]&amp;&quot;&quot;&quot;,&quot;&quot;bahn&quot;&quot;:&quot;&quot;&quot;&amp;[.N221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221]&amp;&quot;&quot;&quot;,&quot;&quot;uhrzeit&quot;&quot;:&quot;&quot;&quot;&amp;[.R221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221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221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222]=&quot;Bahn&quot;;[.K221]=-1);0;IF(AND([.A222]&lt;&gt;&quot;Bahn&quot;;[.K221]&lt;&gt;-1);[.K221]+1;[.K221]))" office:value-type="float" office:value="-1">
            <text:p>-1</text:p>
          </table:table-cell>
          <table:table-cell table:formula="of:=IF([.B222]=&quot;Spieltag&quot;;[.L221]+1;[.L221])" office:value-type="float" office:value="0">
            <text:p>0</text:p>
          </table:table-cell>
          <table:table-cell table:formula="of:=IF(AND([.K222]&gt;0;[.K222]&lt;&gt;[.K221]);[.A222];&quot;&quot;)">
            <text:p/>
          </table:table-cell>
          <table:table-cell table:formula="of:=IF([.O222]=1;VLOOKUP([.P222];[.K218:.M717];3;0);&quot;&quot;)">
            <text:p/>
          </table:table-cell>
          <table:table-cell table:formula="of:=IF([.A223]=&quot;So&quot;;1;[.O221]+1)" office:value-type="float" office:value="218">
            <text:p>218</text:p>
          </table:table-cell>
          <table:table-cell table:formula="of:=IF([.O222]=1;[.A222];IF([.O222]=2;[.A222];IF([.O222]=3;[.C222]&amp; &quot; &quot; &amp;[.D222]&amp;&quot; &quot;&amp;[.E222]&amp;&quot; &quot; &amp;[.F222];IF([.O222]=4;[.A222]&amp; &quot; &quot; &amp;[.B222]&amp;&quot; &quot;&amp;[.C222]&amp;&quot; &quot; &amp;[.D222]))))" office:value-type="boolean" office:boolean-value="false">
            <text:p>FALSCH</text:p>
          </table:table-cell>
          <table:table-cell table:formula="of:=IF([.O222]=1;[.A222];IF([.O222]=2;TEXT([.A223];&quot;TT.MM.JJ&quot;);IF([.O222]=3;[.C222]&amp; &quot; &quot; &amp;[.D222]&amp;&quot; &quot;&amp;[.E222]&amp;&quot; &quot; &amp;[.F222];IF([.O222]=4;[.A222]&amp; &quot; &quot; &amp;[.B222]&amp;&quot; &quot;&amp;[.C222]&amp;&quot; &quot; &amp;[.D222]))))" office:value-type="boolean" office:boolean-value="false">
            <text:p>FALSCH</text:p>
          </table:table-cell>
          <table:table-cell table:formula="of:=IF([.O222]=1;[.A222];IF([.O222]=2;TEXT([.B223];&quot;HH:MM&quot;);IF([.O222]=3;[.C222]&amp; &quot; &quot; &amp;[.D222]&amp;&quot; &quot;&amp;[.E222]&amp;&quot; &quot; &amp;[.F222];IF([.O222]=4;[.A222]&amp; &quot; &quot; &amp;[.B222]&amp;&quot; &quot;&amp;[.C222]&amp;&quot; &quot; &amp;[.D222]))))" office:value-type="boolean" office:boolean-value="false">
            <text:p>FALSCH</text:p>
          </table:table-cell>
          <table:table-cell/>
          <table:table-cell table:formula="of:=INDIRECT(&quot;R&quot;&amp;ROW([.T222])&amp;&quot;C&quot;&amp;COLUMN([.T222])+[.O222];&quot;0&quot;)" office:value-type="float" office:value="0">
            <text:p>0</text:p>
          </table:table-cell>
          <table:table-cell table:formula="of:=IF([.P222]&gt;1;&quot;,&quot;;&quot;&quot;)&amp;&quot;{ &quot;&quot;spielnr&quot;&quot;:&quot;&quot;&quot;&amp;[.P222]&amp;&quot;&quot;&quot;,&quot;&quot;spieltag&quot;&quot;:&quot;&quot;&quot;&amp;[.L222]&amp;&quot;&quot;&quot;,&quot;&quot;bahn&quot;&quot;:&quot;&quot;&quot;&amp;[.N222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222]&amp;&quot;&quot;&quot;,&quot;&quot;uhrzeit&quot;&quot;:&quot;&quot;&quot;&amp;[.R222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222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222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223]=&quot;Bahn&quot;;[.K222]=-1);0;IF(AND([.A223]&lt;&gt;&quot;Bahn&quot;;[.K222]&lt;&gt;-1);[.K222]+1;[.K222]))" office:value-type="float" office:value="-1">
            <text:p>-1</text:p>
          </table:table-cell>
          <table:table-cell table:formula="of:=IF([.B223]=&quot;Spieltag&quot;;[.L222]+1;[.L222])" office:value-type="float" office:value="0">
            <text:p>0</text:p>
          </table:table-cell>
          <table:table-cell table:formula="of:=IF(AND([.K223]&gt;0;[.K223]&lt;&gt;[.K222]);[.A223];&quot;&quot;)">
            <text:p/>
          </table:table-cell>
          <table:table-cell table:formula="of:=IF([.O223]=1;VLOOKUP([.P223];[.K219:.M718];3;0);&quot;&quot;)">
            <text:p/>
          </table:table-cell>
          <table:table-cell table:formula="of:=IF([.A224]=&quot;So&quot;;1;[.O222]+1)" office:value-type="float" office:value="219">
            <text:p>219</text:p>
          </table:table-cell>
          <table:table-cell table:formula="of:=IF([.O223]=1;[.A223];IF([.O223]=2;[.A223];IF([.O223]=3;[.C223]&amp; &quot; &quot; &amp;[.D223]&amp;&quot; &quot;&amp;[.E223]&amp;&quot; &quot; &amp;[.F223];IF([.O223]=4;[.A223]&amp; &quot; &quot; &amp;[.B223]&amp;&quot; &quot;&amp;[.C223]&amp;&quot; &quot; &amp;[.D223]))))" office:value-type="boolean" office:boolean-value="false">
            <text:p>FALSCH</text:p>
          </table:table-cell>
          <table:table-cell table:formula="of:=IF([.O223]=1;[.A223];IF([.O223]=2;TEXT([.A224];&quot;TT.MM.JJ&quot;);IF([.O223]=3;[.C223]&amp; &quot; &quot; &amp;[.D223]&amp;&quot; &quot;&amp;[.E223]&amp;&quot; &quot; &amp;[.F223];IF([.O223]=4;[.A223]&amp; &quot; &quot; &amp;[.B223]&amp;&quot; &quot;&amp;[.C223]&amp;&quot; &quot; &amp;[.D223]))))" office:value-type="boolean" office:boolean-value="false">
            <text:p>FALSCH</text:p>
          </table:table-cell>
          <table:table-cell table:formula="of:=IF([.O223]=1;[.A223];IF([.O223]=2;TEXT([.B224];&quot;HH:MM&quot;);IF([.O223]=3;[.C223]&amp; &quot; &quot; &amp;[.D223]&amp;&quot; &quot;&amp;[.E223]&amp;&quot; &quot; &amp;[.F223];IF([.O223]=4;[.A223]&amp; &quot; &quot; &amp;[.B223]&amp;&quot; &quot;&amp;[.C223]&amp;&quot; &quot; &amp;[.D223]))))" office:value-type="boolean" office:boolean-value="false">
            <text:p>FALSCH</text:p>
          </table:table-cell>
          <table:table-cell/>
          <table:table-cell table:formula="of:=INDIRECT(&quot;R&quot;&amp;ROW([.T223])&amp;&quot;C&quot;&amp;COLUMN([.T223])+[.O223];&quot;0&quot;)" office:value-type="float" office:value="0">
            <text:p>0</text:p>
          </table:table-cell>
          <table:table-cell table:formula="of:=IF([.P223]&gt;1;&quot;,&quot;;&quot;&quot;)&amp;&quot;{ &quot;&quot;spielnr&quot;&quot;:&quot;&quot;&quot;&amp;[.P223]&amp;&quot;&quot;&quot;,&quot;&quot;spieltag&quot;&quot;:&quot;&quot;&quot;&amp;[.L223]&amp;&quot;&quot;&quot;,&quot;&quot;bahn&quot;&quot;:&quot;&quot;&quot;&amp;[.N223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223]&amp;&quot;&quot;&quot;,&quot;&quot;uhrzeit&quot;&quot;:&quot;&quot;&quot;&amp;[.R223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223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223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224]=&quot;Bahn&quot;;[.K223]=-1);0;IF(AND([.A224]&lt;&gt;&quot;Bahn&quot;;[.K223]&lt;&gt;-1);[.K223]+1;[.K223]))" office:value-type="float" office:value="-1">
            <text:p>-1</text:p>
          </table:table-cell>
          <table:table-cell table:formula="of:=IF([.B224]=&quot;Spieltag&quot;;[.L223]+1;[.L223])" office:value-type="float" office:value="0">
            <text:p>0</text:p>
          </table:table-cell>
          <table:table-cell table:formula="of:=IF(AND([.K224]&gt;0;[.K224]&lt;&gt;[.K223]);[.A224];&quot;&quot;)">
            <text:p/>
          </table:table-cell>
          <table:table-cell table:formula="of:=IF([.O224]=1;VLOOKUP([.P224];[.K220:.M719];3;0);&quot;&quot;)">
            <text:p/>
          </table:table-cell>
          <table:table-cell table:formula="of:=IF([.A225]=&quot;So&quot;;1;[.O223]+1)" office:value-type="float" office:value="220">
            <text:p>220</text:p>
          </table:table-cell>
          <table:table-cell table:formula="of:=IF([.O224]=1;[.A224];IF([.O224]=2;[.A224];IF([.O224]=3;[.C224]&amp; &quot; &quot; &amp;[.D224]&amp;&quot; &quot;&amp;[.E224]&amp;&quot; &quot; &amp;[.F224];IF([.O224]=4;[.A224]&amp; &quot; &quot; &amp;[.B224]&amp;&quot; &quot;&amp;[.C224]&amp;&quot; &quot; &amp;[.D224]))))" office:value-type="boolean" office:boolean-value="false">
            <text:p>FALSCH</text:p>
          </table:table-cell>
          <table:table-cell table:formula="of:=IF([.O224]=1;[.A224];IF([.O224]=2;TEXT([.A225];&quot;TT.MM.JJ&quot;);IF([.O224]=3;[.C224]&amp; &quot; &quot; &amp;[.D224]&amp;&quot; &quot;&amp;[.E224]&amp;&quot; &quot; &amp;[.F224];IF([.O224]=4;[.A224]&amp; &quot; &quot; &amp;[.B224]&amp;&quot; &quot;&amp;[.C224]&amp;&quot; &quot; &amp;[.D224]))))" office:value-type="boolean" office:boolean-value="false">
            <text:p>FALSCH</text:p>
          </table:table-cell>
          <table:table-cell table:formula="of:=IF([.O224]=1;[.A224];IF([.O224]=2;TEXT([.B225];&quot;HH:MM&quot;);IF([.O224]=3;[.C224]&amp; &quot; &quot; &amp;[.D224]&amp;&quot; &quot;&amp;[.E224]&amp;&quot; &quot; &amp;[.F224];IF([.O224]=4;[.A224]&amp; &quot; &quot; &amp;[.B224]&amp;&quot; &quot;&amp;[.C224]&amp;&quot; &quot; &amp;[.D224]))))" office:value-type="boolean" office:boolean-value="false">
            <text:p>FALSCH</text:p>
          </table:table-cell>
          <table:table-cell/>
          <table:table-cell table:formula="of:=INDIRECT(&quot;R&quot;&amp;ROW([.T224])&amp;&quot;C&quot;&amp;COLUMN([.T224])+[.O224];&quot;0&quot;)" office:value-type="float" office:value="0">
            <text:p>0</text:p>
          </table:table-cell>
          <table:table-cell table:formula="of:=IF([.P224]&gt;1;&quot;,&quot;;&quot;&quot;)&amp;&quot;{ &quot;&quot;spielnr&quot;&quot;:&quot;&quot;&quot;&amp;[.P224]&amp;&quot;&quot;&quot;,&quot;&quot;spieltag&quot;&quot;:&quot;&quot;&quot;&amp;[.L224]&amp;&quot;&quot;&quot;,&quot;&quot;bahn&quot;&quot;:&quot;&quot;&quot;&amp;[.N224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224]&amp;&quot;&quot;&quot;,&quot;&quot;uhrzeit&quot;&quot;:&quot;&quot;&quot;&amp;[.R224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224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224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225]=&quot;Bahn&quot;;[.K224]=-1);0;IF(AND([.A225]&lt;&gt;&quot;Bahn&quot;;[.K224]&lt;&gt;-1);[.K224]+1;[.K224]))" office:value-type="float" office:value="-1">
            <text:p>-1</text:p>
          </table:table-cell>
          <table:table-cell table:formula="of:=IF([.B225]=&quot;Spieltag&quot;;[.L224]+1;[.L224])" office:value-type="float" office:value="0">
            <text:p>0</text:p>
          </table:table-cell>
          <table:table-cell table:formula="of:=IF(AND([.K225]&gt;0;[.K225]&lt;&gt;[.K224]);[.A225];&quot;&quot;)">
            <text:p/>
          </table:table-cell>
          <table:table-cell table:formula="of:=IF([.O225]=1;VLOOKUP([.P225];[.K221:.M720];3;0);&quot;&quot;)">
            <text:p/>
          </table:table-cell>
          <table:table-cell table:formula="of:=IF([.A226]=&quot;So&quot;;1;[.O224]+1)" office:value-type="float" office:value="221">
            <text:p>221</text:p>
          </table:table-cell>
          <table:table-cell table:formula="of:=IF([.O225]=1;[.A225];IF([.O225]=2;[.A225];IF([.O225]=3;[.C225]&amp; &quot; &quot; &amp;[.D225]&amp;&quot; &quot;&amp;[.E225]&amp;&quot; &quot; &amp;[.F225];IF([.O225]=4;[.A225]&amp; &quot; &quot; &amp;[.B225]&amp;&quot; &quot;&amp;[.C225]&amp;&quot; &quot; &amp;[.D225]))))" office:value-type="boolean" office:boolean-value="false">
            <text:p>FALSCH</text:p>
          </table:table-cell>
          <table:table-cell table:formula="of:=IF([.O225]=1;[.A225];IF([.O225]=2;TEXT([.A226];&quot;TT.MM.JJ&quot;);IF([.O225]=3;[.C225]&amp; &quot; &quot; &amp;[.D225]&amp;&quot; &quot;&amp;[.E225]&amp;&quot; &quot; &amp;[.F225];IF([.O225]=4;[.A225]&amp; &quot; &quot; &amp;[.B225]&amp;&quot; &quot;&amp;[.C225]&amp;&quot; &quot; &amp;[.D225]))))" office:value-type="boolean" office:boolean-value="false">
            <text:p>FALSCH</text:p>
          </table:table-cell>
          <table:table-cell table:formula="of:=IF([.O225]=1;[.A225];IF([.O225]=2;TEXT([.B226];&quot;HH:MM&quot;);IF([.O225]=3;[.C225]&amp; &quot; &quot; &amp;[.D225]&amp;&quot; &quot;&amp;[.E225]&amp;&quot; &quot; &amp;[.F225];IF([.O225]=4;[.A225]&amp; &quot; &quot; &amp;[.B225]&amp;&quot; &quot;&amp;[.C225]&amp;&quot; &quot; &amp;[.D225]))))" office:value-type="boolean" office:boolean-value="false">
            <text:p>FALSCH</text:p>
          </table:table-cell>
          <table:table-cell/>
          <table:table-cell table:formula="of:=INDIRECT(&quot;R&quot;&amp;ROW([.T225])&amp;&quot;C&quot;&amp;COLUMN([.T225])+[.O225];&quot;0&quot;)" office:value-type="float" office:value="0">
            <text:p>0</text:p>
          </table:table-cell>
          <table:table-cell table:formula="of:=IF([.P225]&gt;1;&quot;,&quot;;&quot;&quot;)&amp;&quot;{ &quot;&quot;spielnr&quot;&quot;:&quot;&quot;&quot;&amp;[.P225]&amp;&quot;&quot;&quot;,&quot;&quot;spieltag&quot;&quot;:&quot;&quot;&quot;&amp;[.L225]&amp;&quot;&quot;&quot;,&quot;&quot;bahn&quot;&quot;:&quot;&quot;&quot;&amp;[.N225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225]&amp;&quot;&quot;&quot;,&quot;&quot;uhrzeit&quot;&quot;:&quot;&quot;&quot;&amp;[.R225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225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225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226]=&quot;Bahn&quot;;[.K225]=-1);0;IF(AND([.A226]&lt;&gt;&quot;Bahn&quot;;[.K225]&lt;&gt;-1);[.K225]+1;[.K225]))" office:value-type="float" office:value="-1">
            <text:p>-1</text:p>
          </table:table-cell>
          <table:table-cell table:formula="of:=IF([.B226]=&quot;Spieltag&quot;;[.L225]+1;[.L225])" office:value-type="float" office:value="0">
            <text:p>0</text:p>
          </table:table-cell>
          <table:table-cell table:formula="of:=IF(AND([.K226]&gt;0;[.K226]&lt;&gt;[.K225]);[.A226];&quot;&quot;)">
            <text:p/>
          </table:table-cell>
          <table:table-cell table:formula="of:=IF([.O226]=1;VLOOKUP([.P226];[.K222:.M721];3;0);&quot;&quot;)">
            <text:p/>
          </table:table-cell>
          <table:table-cell table:formula="of:=IF([.A227]=&quot;So&quot;;1;[.O225]+1)" office:value-type="float" office:value="222">
            <text:p>222</text:p>
          </table:table-cell>
          <table:table-cell table:formula="of:=IF([.O226]=1;[.A226];IF([.O226]=2;[.A226];IF([.O226]=3;[.C226]&amp; &quot; &quot; &amp;[.D226]&amp;&quot; &quot;&amp;[.E226]&amp;&quot; &quot; &amp;[.F226];IF([.O226]=4;[.A226]&amp; &quot; &quot; &amp;[.B226]&amp;&quot; &quot;&amp;[.C226]&amp;&quot; &quot; &amp;[.D226]))))" office:value-type="boolean" office:boolean-value="false">
            <text:p>FALSCH</text:p>
          </table:table-cell>
          <table:table-cell table:formula="of:=IF([.O226]=1;[.A226];IF([.O226]=2;TEXT([.A227];&quot;TT.MM.JJ&quot;);IF([.O226]=3;[.C226]&amp; &quot; &quot; &amp;[.D226]&amp;&quot; &quot;&amp;[.E226]&amp;&quot; &quot; &amp;[.F226];IF([.O226]=4;[.A226]&amp; &quot; &quot; &amp;[.B226]&amp;&quot; &quot;&amp;[.C226]&amp;&quot; &quot; &amp;[.D226]))))" office:value-type="boolean" office:boolean-value="false">
            <text:p>FALSCH</text:p>
          </table:table-cell>
          <table:table-cell table:formula="of:=IF([.O226]=1;[.A226];IF([.O226]=2;TEXT([.B227];&quot;HH:MM&quot;);IF([.O226]=3;[.C226]&amp; &quot; &quot; &amp;[.D226]&amp;&quot; &quot;&amp;[.E226]&amp;&quot; &quot; &amp;[.F226];IF([.O226]=4;[.A226]&amp; &quot; &quot; &amp;[.B226]&amp;&quot; &quot;&amp;[.C226]&amp;&quot; &quot; &amp;[.D226]))))" office:value-type="boolean" office:boolean-value="false">
            <text:p>FALSCH</text:p>
          </table:table-cell>
          <table:table-cell/>
          <table:table-cell table:formula="of:=INDIRECT(&quot;R&quot;&amp;ROW([.T226])&amp;&quot;C&quot;&amp;COLUMN([.T226])+[.O226];&quot;0&quot;)" office:value-type="float" office:value="0">
            <text:p>0</text:p>
          </table:table-cell>
          <table:table-cell table:formula="of:=IF([.P226]&gt;1;&quot;,&quot;;&quot;&quot;)&amp;&quot;{ &quot;&quot;spielnr&quot;&quot;:&quot;&quot;&quot;&amp;[.P226]&amp;&quot;&quot;&quot;,&quot;&quot;spieltag&quot;&quot;:&quot;&quot;&quot;&amp;[.L226]&amp;&quot;&quot;&quot;,&quot;&quot;bahn&quot;&quot;:&quot;&quot;&quot;&amp;[.N226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226]&amp;&quot;&quot;&quot;,&quot;&quot;uhrzeit&quot;&quot;:&quot;&quot;&quot;&amp;[.R226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226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226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227]=&quot;Bahn&quot;;[.K226]=-1);0;IF(AND([.A227]&lt;&gt;&quot;Bahn&quot;;[.K226]&lt;&gt;-1);[.K226]+1;[.K226]))" office:value-type="float" office:value="-1">
            <text:p>-1</text:p>
          </table:table-cell>
          <table:table-cell table:formula="of:=IF([.B227]=&quot;Spieltag&quot;;[.L226]+1;[.L226])" office:value-type="float" office:value="0">
            <text:p>0</text:p>
          </table:table-cell>
          <table:table-cell table:formula="of:=IF(AND([.K227]&gt;0;[.K227]&lt;&gt;[.K226]);[.A227];&quot;&quot;)">
            <text:p/>
          </table:table-cell>
          <table:table-cell table:formula="of:=IF([.O227]=1;VLOOKUP([.P227];[.K223:.M722];3;0);&quot;&quot;)">
            <text:p/>
          </table:table-cell>
          <table:table-cell table:formula="of:=IF([.A228]=&quot;So&quot;;1;[.O226]+1)" office:value-type="float" office:value="223">
            <text:p>223</text:p>
          </table:table-cell>
          <table:table-cell table:formula="of:=IF([.O227]=1;[.A227];IF([.O227]=2;[.A227];IF([.O227]=3;[.C227]&amp; &quot; &quot; &amp;[.D227]&amp;&quot; &quot;&amp;[.E227]&amp;&quot; &quot; &amp;[.F227];IF([.O227]=4;[.A227]&amp; &quot; &quot; &amp;[.B227]&amp;&quot; &quot;&amp;[.C227]&amp;&quot; &quot; &amp;[.D227]))))" office:value-type="boolean" office:boolean-value="false">
            <text:p>FALSCH</text:p>
          </table:table-cell>
          <table:table-cell table:formula="of:=IF([.O227]=1;[.A227];IF([.O227]=2;TEXT([.A228];&quot;TT.MM.JJ&quot;);IF([.O227]=3;[.C227]&amp; &quot; &quot; &amp;[.D227]&amp;&quot; &quot;&amp;[.E227]&amp;&quot; &quot; &amp;[.F227];IF([.O227]=4;[.A227]&amp; &quot; &quot; &amp;[.B227]&amp;&quot; &quot;&amp;[.C227]&amp;&quot; &quot; &amp;[.D227]))))" office:value-type="boolean" office:boolean-value="false">
            <text:p>FALSCH</text:p>
          </table:table-cell>
          <table:table-cell table:formula="of:=IF([.O227]=1;[.A227];IF([.O227]=2;TEXT([.B228];&quot;HH:MM&quot;);IF([.O227]=3;[.C227]&amp; &quot; &quot; &amp;[.D227]&amp;&quot; &quot;&amp;[.E227]&amp;&quot; &quot; &amp;[.F227];IF([.O227]=4;[.A227]&amp; &quot; &quot; &amp;[.B227]&amp;&quot; &quot;&amp;[.C227]&amp;&quot; &quot; &amp;[.D227]))))" office:value-type="boolean" office:boolean-value="false">
            <text:p>FALSCH</text:p>
          </table:table-cell>
          <table:table-cell/>
          <table:table-cell table:formula="of:=INDIRECT(&quot;R&quot;&amp;ROW([.T227])&amp;&quot;C&quot;&amp;COLUMN([.T227])+[.O227];&quot;0&quot;)" office:value-type="float" office:value="0">
            <text:p>0</text:p>
          </table:table-cell>
          <table:table-cell table:formula="of:=IF([.P227]&gt;1;&quot;,&quot;;&quot;&quot;)&amp;&quot;{ &quot;&quot;spielnr&quot;&quot;:&quot;&quot;&quot;&amp;[.P227]&amp;&quot;&quot;&quot;,&quot;&quot;spieltag&quot;&quot;:&quot;&quot;&quot;&amp;[.L227]&amp;&quot;&quot;&quot;,&quot;&quot;bahn&quot;&quot;:&quot;&quot;&quot;&amp;[.N227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227]&amp;&quot;&quot;&quot;,&quot;&quot;uhrzeit&quot;&quot;:&quot;&quot;&quot;&amp;[.R227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227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227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228]=&quot;Bahn&quot;;[.K227]=-1);0;IF(AND([.A228]&lt;&gt;&quot;Bahn&quot;;[.K227]&lt;&gt;-1);[.K227]+1;[.K227]))" office:value-type="float" office:value="-1">
            <text:p>-1</text:p>
          </table:table-cell>
          <table:table-cell table:formula="of:=IF([.B228]=&quot;Spieltag&quot;;[.L227]+1;[.L227])" office:value-type="float" office:value="0">
            <text:p>0</text:p>
          </table:table-cell>
          <table:table-cell table:formula="of:=IF(AND([.K228]&gt;0;[.K228]&lt;&gt;[.K227]);[.A228];&quot;&quot;)">
            <text:p/>
          </table:table-cell>
          <table:table-cell table:formula="of:=IF([.O228]=1;VLOOKUP([.P228];[.K224:.M723];3;0);&quot;&quot;)">
            <text:p/>
          </table:table-cell>
          <table:table-cell table:formula="of:=IF([.A229]=&quot;So&quot;;1;[.O227]+1)" office:value-type="float" office:value="224">
            <text:p>224</text:p>
          </table:table-cell>
          <table:table-cell table:formula="of:=IF([.O228]=1;[.A228];IF([.O228]=2;[.A228];IF([.O228]=3;[.C228]&amp; &quot; &quot; &amp;[.D228]&amp;&quot; &quot;&amp;[.E228]&amp;&quot; &quot; &amp;[.F228];IF([.O228]=4;[.A228]&amp; &quot; &quot; &amp;[.B228]&amp;&quot; &quot;&amp;[.C228]&amp;&quot; &quot; &amp;[.D228]))))" office:value-type="boolean" office:boolean-value="false">
            <text:p>FALSCH</text:p>
          </table:table-cell>
          <table:table-cell table:formula="of:=IF([.O228]=1;[.A228];IF([.O228]=2;TEXT([.A229];&quot;TT.MM.JJ&quot;);IF([.O228]=3;[.C228]&amp; &quot; &quot; &amp;[.D228]&amp;&quot; &quot;&amp;[.E228]&amp;&quot; &quot; &amp;[.F228];IF([.O228]=4;[.A228]&amp; &quot; &quot; &amp;[.B228]&amp;&quot; &quot;&amp;[.C228]&amp;&quot; &quot; &amp;[.D228]))))" office:value-type="boolean" office:boolean-value="false">
            <text:p>FALSCH</text:p>
          </table:table-cell>
          <table:table-cell table:formula="of:=IF([.O228]=1;[.A228];IF([.O228]=2;TEXT([.B229];&quot;HH:MM&quot;);IF([.O228]=3;[.C228]&amp; &quot; &quot; &amp;[.D228]&amp;&quot; &quot;&amp;[.E228]&amp;&quot; &quot; &amp;[.F228];IF([.O228]=4;[.A228]&amp; &quot; &quot; &amp;[.B228]&amp;&quot; &quot;&amp;[.C228]&amp;&quot; &quot; &amp;[.D228]))))" office:value-type="boolean" office:boolean-value="false">
            <text:p>FALSCH</text:p>
          </table:table-cell>
          <table:table-cell/>
          <table:table-cell table:formula="of:=INDIRECT(&quot;R&quot;&amp;ROW([.T228])&amp;&quot;C&quot;&amp;COLUMN([.T228])+[.O228];&quot;0&quot;)" office:value-type="float" office:value="0">
            <text:p>0</text:p>
          </table:table-cell>
          <table:table-cell table:formula="of:=IF([.P228]&gt;1;&quot;,&quot;;&quot;&quot;)&amp;&quot;{ &quot;&quot;spielnr&quot;&quot;:&quot;&quot;&quot;&amp;[.P228]&amp;&quot;&quot;&quot;,&quot;&quot;spieltag&quot;&quot;:&quot;&quot;&quot;&amp;[.L228]&amp;&quot;&quot;&quot;,&quot;&quot;bahn&quot;&quot;:&quot;&quot;&quot;&amp;[.N228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228]&amp;&quot;&quot;&quot;,&quot;&quot;uhrzeit&quot;&quot;:&quot;&quot;&quot;&amp;[.R228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228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228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229]=&quot;Bahn&quot;;[.K228]=-1);0;IF(AND([.A229]&lt;&gt;&quot;Bahn&quot;;[.K228]&lt;&gt;-1);[.K228]+1;[.K228]))" office:value-type="float" office:value="-1">
            <text:p>-1</text:p>
          </table:table-cell>
          <table:table-cell table:formula="of:=IF([.B229]=&quot;Spieltag&quot;;[.L228]+1;[.L228])" office:value-type="float" office:value="0">
            <text:p>0</text:p>
          </table:table-cell>
          <table:table-cell table:formula="of:=IF(AND([.K229]&gt;0;[.K229]&lt;&gt;[.K228]);[.A229];&quot;&quot;)">
            <text:p/>
          </table:table-cell>
          <table:table-cell table:formula="of:=IF([.O229]=1;VLOOKUP([.P229];[.K225:.M724];3;0);&quot;&quot;)">
            <text:p/>
          </table:table-cell>
          <table:table-cell table:formula="of:=IF([.A230]=&quot;So&quot;;1;[.O228]+1)" office:value-type="float" office:value="225">
            <text:p>225</text:p>
          </table:table-cell>
          <table:table-cell table:formula="of:=IF([.O229]=1;[.A229];IF([.O229]=2;[.A229];IF([.O229]=3;[.C229]&amp; &quot; &quot; &amp;[.D229]&amp;&quot; &quot;&amp;[.E229]&amp;&quot; &quot; &amp;[.F229];IF([.O229]=4;[.A229]&amp; &quot; &quot; &amp;[.B229]&amp;&quot; &quot;&amp;[.C229]&amp;&quot; &quot; &amp;[.D229]))))" office:value-type="boolean" office:boolean-value="false">
            <text:p>FALSCH</text:p>
          </table:table-cell>
          <table:table-cell table:formula="of:=IF([.O229]=1;[.A229];IF([.O229]=2;TEXT([.A230];&quot;TT.MM.JJ&quot;);IF([.O229]=3;[.C229]&amp; &quot; &quot; &amp;[.D229]&amp;&quot; &quot;&amp;[.E229]&amp;&quot; &quot; &amp;[.F229];IF([.O229]=4;[.A229]&amp; &quot; &quot; &amp;[.B229]&amp;&quot; &quot;&amp;[.C229]&amp;&quot; &quot; &amp;[.D229]))))" office:value-type="boolean" office:boolean-value="false">
            <text:p>FALSCH</text:p>
          </table:table-cell>
          <table:table-cell table:formula="of:=IF([.O229]=1;[.A229];IF([.O229]=2;TEXT([.B230];&quot;HH:MM&quot;);IF([.O229]=3;[.C229]&amp; &quot; &quot; &amp;[.D229]&amp;&quot; &quot;&amp;[.E229]&amp;&quot; &quot; &amp;[.F229];IF([.O229]=4;[.A229]&amp; &quot; &quot; &amp;[.B229]&amp;&quot; &quot;&amp;[.C229]&amp;&quot; &quot; &amp;[.D229]))))" office:value-type="boolean" office:boolean-value="false">
            <text:p>FALSCH</text:p>
          </table:table-cell>
          <table:table-cell/>
          <table:table-cell table:formula="of:=INDIRECT(&quot;R&quot;&amp;ROW([.T229])&amp;&quot;C&quot;&amp;COLUMN([.T229])+[.O229];&quot;0&quot;)" office:value-type="float" office:value="0">
            <text:p>0</text:p>
          </table:table-cell>
          <table:table-cell table:formula="of:=IF([.P229]&gt;1;&quot;,&quot;;&quot;&quot;)&amp;&quot;{ &quot;&quot;spielnr&quot;&quot;:&quot;&quot;&quot;&amp;[.P229]&amp;&quot;&quot;&quot;,&quot;&quot;spieltag&quot;&quot;:&quot;&quot;&quot;&amp;[.L229]&amp;&quot;&quot;&quot;,&quot;&quot;bahn&quot;&quot;:&quot;&quot;&quot;&amp;[.N229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229]&amp;&quot;&quot;&quot;,&quot;&quot;uhrzeit&quot;&quot;:&quot;&quot;&quot;&amp;[.R229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229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229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230]=&quot;Bahn&quot;;[.K229]=-1);0;IF(AND([.A230]&lt;&gt;&quot;Bahn&quot;;[.K229]&lt;&gt;-1);[.K229]+1;[.K229]))" office:value-type="float" office:value="-1">
            <text:p>-1</text:p>
          </table:table-cell>
          <table:table-cell table:formula="of:=IF([.B230]=&quot;Spieltag&quot;;[.L229]+1;[.L229])" office:value-type="float" office:value="0">
            <text:p>0</text:p>
          </table:table-cell>
          <table:table-cell table:formula="of:=IF(AND([.K230]&gt;0;[.K230]&lt;&gt;[.K229]);[.A230];&quot;&quot;)">
            <text:p/>
          </table:table-cell>
          <table:table-cell table:formula="of:=IF([.O230]=1;VLOOKUP([.P230];[.K226:.M725];3;0);&quot;&quot;)">
            <text:p/>
          </table:table-cell>
          <table:table-cell table:formula="of:=IF([.A231]=&quot;So&quot;;1;[.O229]+1)" office:value-type="float" office:value="226">
            <text:p>226</text:p>
          </table:table-cell>
          <table:table-cell table:formula="of:=IF([.O230]=1;[.A230];IF([.O230]=2;[.A230];IF([.O230]=3;[.C230]&amp; &quot; &quot; &amp;[.D230]&amp;&quot; &quot;&amp;[.E230]&amp;&quot; &quot; &amp;[.F230];IF([.O230]=4;[.A230]&amp; &quot; &quot; &amp;[.B230]&amp;&quot; &quot;&amp;[.C230]&amp;&quot; &quot; &amp;[.D230]))))" office:value-type="boolean" office:boolean-value="false">
            <text:p>FALSCH</text:p>
          </table:table-cell>
          <table:table-cell table:formula="of:=IF([.O230]=1;[.A230];IF([.O230]=2;TEXT([.A231];&quot;TT.MM.JJ&quot;);IF([.O230]=3;[.C230]&amp; &quot; &quot; &amp;[.D230]&amp;&quot; &quot;&amp;[.E230]&amp;&quot; &quot; &amp;[.F230];IF([.O230]=4;[.A230]&amp; &quot; &quot; &amp;[.B230]&amp;&quot; &quot;&amp;[.C230]&amp;&quot; &quot; &amp;[.D230]))))" office:value-type="boolean" office:boolean-value="false">
            <text:p>FALSCH</text:p>
          </table:table-cell>
          <table:table-cell table:formula="of:=IF([.O230]=1;[.A230];IF([.O230]=2;TEXT([.B231];&quot;HH:MM&quot;);IF([.O230]=3;[.C230]&amp; &quot; &quot; &amp;[.D230]&amp;&quot; &quot;&amp;[.E230]&amp;&quot; &quot; &amp;[.F230];IF([.O230]=4;[.A230]&amp; &quot; &quot; &amp;[.B230]&amp;&quot; &quot;&amp;[.C230]&amp;&quot; &quot; &amp;[.D230]))))" office:value-type="boolean" office:boolean-value="false">
            <text:p>FALSCH</text:p>
          </table:table-cell>
          <table:table-cell/>
          <table:table-cell table:formula="of:=INDIRECT(&quot;R&quot;&amp;ROW([.T230])&amp;&quot;C&quot;&amp;COLUMN([.T230])+[.O230];&quot;0&quot;)" office:value-type="float" office:value="0">
            <text:p>0</text:p>
          </table:table-cell>
          <table:table-cell table:formula="of:=IF([.P230]&gt;1;&quot;,&quot;;&quot;&quot;)&amp;&quot;{ &quot;&quot;spielnr&quot;&quot;:&quot;&quot;&quot;&amp;[.P230]&amp;&quot;&quot;&quot;,&quot;&quot;spieltag&quot;&quot;:&quot;&quot;&quot;&amp;[.L230]&amp;&quot;&quot;&quot;,&quot;&quot;bahn&quot;&quot;:&quot;&quot;&quot;&amp;[.N230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230]&amp;&quot;&quot;&quot;,&quot;&quot;uhrzeit&quot;&quot;:&quot;&quot;&quot;&amp;[.R230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230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230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231]=&quot;Bahn&quot;;[.K230]=-1);0;IF(AND([.A231]&lt;&gt;&quot;Bahn&quot;;[.K230]&lt;&gt;-1);[.K230]+1;[.K230]))" office:value-type="float" office:value="-1">
            <text:p>-1</text:p>
          </table:table-cell>
          <table:table-cell table:formula="of:=IF([.B231]=&quot;Spieltag&quot;;[.L230]+1;[.L230])" office:value-type="float" office:value="0">
            <text:p>0</text:p>
          </table:table-cell>
          <table:table-cell table:formula="of:=IF(AND([.K231]&gt;0;[.K231]&lt;&gt;[.K230]);[.A231];&quot;&quot;)">
            <text:p/>
          </table:table-cell>
          <table:table-cell table:formula="of:=IF([.O231]=1;VLOOKUP([.P231];[.K227:.M726];3;0);&quot;&quot;)">
            <text:p/>
          </table:table-cell>
          <table:table-cell table:formula="of:=IF([.A232]=&quot;So&quot;;1;[.O230]+1)" office:value-type="float" office:value="227">
            <text:p>227</text:p>
          </table:table-cell>
          <table:table-cell table:formula="of:=IF([.O231]=1;[.A231];IF([.O231]=2;[.A231];IF([.O231]=3;[.C231]&amp; &quot; &quot; &amp;[.D231]&amp;&quot; &quot;&amp;[.E231]&amp;&quot; &quot; &amp;[.F231];IF([.O231]=4;[.A231]&amp; &quot; &quot; &amp;[.B231]&amp;&quot; &quot;&amp;[.C231]&amp;&quot; &quot; &amp;[.D231]))))" office:value-type="boolean" office:boolean-value="false">
            <text:p>FALSCH</text:p>
          </table:table-cell>
          <table:table-cell table:formula="of:=IF([.O231]=1;[.A231];IF([.O231]=2;TEXT([.A232];&quot;TT.MM.JJ&quot;);IF([.O231]=3;[.C231]&amp; &quot; &quot; &amp;[.D231]&amp;&quot; &quot;&amp;[.E231]&amp;&quot; &quot; &amp;[.F231];IF([.O231]=4;[.A231]&amp; &quot; &quot; &amp;[.B231]&amp;&quot; &quot;&amp;[.C231]&amp;&quot; &quot; &amp;[.D231]))))" office:value-type="boolean" office:boolean-value="false">
            <text:p>FALSCH</text:p>
          </table:table-cell>
          <table:table-cell table:formula="of:=IF([.O231]=1;[.A231];IF([.O231]=2;TEXT([.B232];&quot;HH:MM&quot;);IF([.O231]=3;[.C231]&amp; &quot; &quot; &amp;[.D231]&amp;&quot; &quot;&amp;[.E231]&amp;&quot; &quot; &amp;[.F231];IF([.O231]=4;[.A231]&amp; &quot; &quot; &amp;[.B231]&amp;&quot; &quot;&amp;[.C231]&amp;&quot; &quot; &amp;[.D231]))))" office:value-type="boolean" office:boolean-value="false">
            <text:p>FALSCH</text:p>
          </table:table-cell>
          <table:table-cell/>
          <table:table-cell table:formula="of:=INDIRECT(&quot;R&quot;&amp;ROW([.T231])&amp;&quot;C&quot;&amp;COLUMN([.T231])+[.O231];&quot;0&quot;)" office:value-type="float" office:value="0">
            <text:p>0</text:p>
          </table:table-cell>
          <table:table-cell table:formula="of:=IF([.P231]&gt;1;&quot;,&quot;;&quot;&quot;)&amp;&quot;{ &quot;&quot;spielnr&quot;&quot;:&quot;&quot;&quot;&amp;[.P231]&amp;&quot;&quot;&quot;,&quot;&quot;spieltag&quot;&quot;:&quot;&quot;&quot;&amp;[.L231]&amp;&quot;&quot;&quot;,&quot;&quot;bahn&quot;&quot;:&quot;&quot;&quot;&amp;[.N231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231]&amp;&quot;&quot;&quot;,&quot;&quot;uhrzeit&quot;&quot;:&quot;&quot;&quot;&amp;[.R231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231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231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232]=&quot;Bahn&quot;;[.K231]=-1);0;IF(AND([.A232]&lt;&gt;&quot;Bahn&quot;;[.K231]&lt;&gt;-1);[.K231]+1;[.K231]))" office:value-type="float" office:value="-1">
            <text:p>-1</text:p>
          </table:table-cell>
          <table:table-cell table:formula="of:=IF([.B232]=&quot;Spieltag&quot;;[.L231]+1;[.L231])" office:value-type="float" office:value="0">
            <text:p>0</text:p>
          </table:table-cell>
          <table:table-cell table:formula="of:=IF(AND([.K232]&gt;0;[.K232]&lt;&gt;[.K231]);[.A232];&quot;&quot;)">
            <text:p/>
          </table:table-cell>
          <table:table-cell table:formula="of:=IF([.O232]=1;VLOOKUP([.P232];[.K228:.M727];3;0);&quot;&quot;)">
            <text:p/>
          </table:table-cell>
          <table:table-cell table:formula="of:=IF([.A233]=&quot;So&quot;;1;[.O231]+1)" office:value-type="float" office:value="228">
            <text:p>228</text:p>
          </table:table-cell>
          <table:table-cell table:formula="of:=IF([.O232]=1;[.A232];IF([.O232]=2;[.A232];IF([.O232]=3;[.C232]&amp; &quot; &quot; &amp;[.D232]&amp;&quot; &quot;&amp;[.E232]&amp;&quot; &quot; &amp;[.F232];IF([.O232]=4;[.A232]&amp; &quot; &quot; &amp;[.B232]&amp;&quot; &quot;&amp;[.C232]&amp;&quot; &quot; &amp;[.D232]))))" office:value-type="boolean" office:boolean-value="false">
            <text:p>FALSCH</text:p>
          </table:table-cell>
          <table:table-cell table:formula="of:=IF([.O232]=1;[.A232];IF([.O232]=2;TEXT([.A233];&quot;TT.MM.JJ&quot;);IF([.O232]=3;[.C232]&amp; &quot; &quot; &amp;[.D232]&amp;&quot; &quot;&amp;[.E232]&amp;&quot; &quot; &amp;[.F232];IF([.O232]=4;[.A232]&amp; &quot; &quot; &amp;[.B232]&amp;&quot; &quot;&amp;[.C232]&amp;&quot; &quot; &amp;[.D232]))))" office:value-type="boolean" office:boolean-value="false">
            <text:p>FALSCH</text:p>
          </table:table-cell>
          <table:table-cell table:formula="of:=IF([.O232]=1;[.A232];IF([.O232]=2;TEXT([.B233];&quot;HH:MM&quot;);IF([.O232]=3;[.C232]&amp; &quot; &quot; &amp;[.D232]&amp;&quot; &quot;&amp;[.E232]&amp;&quot; &quot; &amp;[.F232];IF([.O232]=4;[.A232]&amp; &quot; &quot; &amp;[.B232]&amp;&quot; &quot;&amp;[.C232]&amp;&quot; &quot; &amp;[.D232]))))" office:value-type="boolean" office:boolean-value="false">
            <text:p>FALSCH</text:p>
          </table:table-cell>
          <table:table-cell/>
          <table:table-cell table:formula="of:=INDIRECT(&quot;R&quot;&amp;ROW([.T232])&amp;&quot;C&quot;&amp;COLUMN([.T232])+[.O232];&quot;0&quot;)" office:value-type="float" office:value="0">
            <text:p>0</text:p>
          </table:table-cell>
          <table:table-cell table:formula="of:=IF([.P232]&gt;1;&quot;,&quot;;&quot;&quot;)&amp;&quot;{ &quot;&quot;spielnr&quot;&quot;:&quot;&quot;&quot;&amp;[.P232]&amp;&quot;&quot;&quot;,&quot;&quot;spieltag&quot;&quot;:&quot;&quot;&quot;&amp;[.L232]&amp;&quot;&quot;&quot;,&quot;&quot;bahn&quot;&quot;:&quot;&quot;&quot;&amp;[.N232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232]&amp;&quot;&quot;&quot;,&quot;&quot;uhrzeit&quot;&quot;:&quot;&quot;&quot;&amp;[.R232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232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232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233]=&quot;Bahn&quot;;[.K232]=-1);0;IF(AND([.A233]&lt;&gt;&quot;Bahn&quot;;[.K232]&lt;&gt;-1);[.K232]+1;[.K232]))" office:value-type="float" office:value="-1">
            <text:p>-1</text:p>
          </table:table-cell>
          <table:table-cell table:formula="of:=IF([.B233]=&quot;Spieltag&quot;;[.L232]+1;[.L232])" office:value-type="float" office:value="0">
            <text:p>0</text:p>
          </table:table-cell>
          <table:table-cell table:formula="of:=IF(AND([.K233]&gt;0;[.K233]&lt;&gt;[.K232]);[.A233];&quot;&quot;)">
            <text:p/>
          </table:table-cell>
          <table:table-cell table:formula="of:=IF([.O233]=1;VLOOKUP([.P233];[.K229:.M728];3;0);&quot;&quot;)">
            <text:p/>
          </table:table-cell>
          <table:table-cell table:formula="of:=IF([.A234]=&quot;So&quot;;1;[.O232]+1)" office:value-type="float" office:value="229">
            <text:p>229</text:p>
          </table:table-cell>
          <table:table-cell table:formula="of:=IF([.O233]=1;[.A233];IF([.O233]=2;[.A233];IF([.O233]=3;[.C233]&amp; &quot; &quot; &amp;[.D233]&amp;&quot; &quot;&amp;[.E233]&amp;&quot; &quot; &amp;[.F233];IF([.O233]=4;[.A233]&amp; &quot; &quot; &amp;[.B233]&amp;&quot; &quot;&amp;[.C233]&amp;&quot; &quot; &amp;[.D233]))))" office:value-type="boolean" office:boolean-value="false">
            <text:p>FALSCH</text:p>
          </table:table-cell>
          <table:table-cell table:formula="of:=IF([.O233]=1;[.A233];IF([.O233]=2;TEXT([.A234];&quot;TT.MM.JJ&quot;);IF([.O233]=3;[.C233]&amp; &quot; &quot; &amp;[.D233]&amp;&quot; &quot;&amp;[.E233]&amp;&quot; &quot; &amp;[.F233];IF([.O233]=4;[.A233]&amp; &quot; &quot; &amp;[.B233]&amp;&quot; &quot;&amp;[.C233]&amp;&quot; &quot; &amp;[.D233]))))" office:value-type="boolean" office:boolean-value="false">
            <text:p>FALSCH</text:p>
          </table:table-cell>
          <table:table-cell table:formula="of:=IF([.O233]=1;[.A233];IF([.O233]=2;TEXT([.B234];&quot;HH:MM&quot;);IF([.O233]=3;[.C233]&amp; &quot; &quot; &amp;[.D233]&amp;&quot; &quot;&amp;[.E233]&amp;&quot; &quot; &amp;[.F233];IF([.O233]=4;[.A233]&amp; &quot; &quot; &amp;[.B233]&amp;&quot; &quot;&amp;[.C233]&amp;&quot; &quot; &amp;[.D233]))))" office:value-type="boolean" office:boolean-value="false">
            <text:p>FALSCH</text:p>
          </table:table-cell>
          <table:table-cell/>
          <table:table-cell table:formula="of:=INDIRECT(&quot;R&quot;&amp;ROW([.T233])&amp;&quot;C&quot;&amp;COLUMN([.T233])+[.O233];&quot;0&quot;)" office:value-type="float" office:value="0">
            <text:p>0</text:p>
          </table:table-cell>
          <table:table-cell table:formula="of:=IF([.P233]&gt;1;&quot;,&quot;;&quot;&quot;)&amp;&quot;{ &quot;&quot;spielnr&quot;&quot;:&quot;&quot;&quot;&amp;[.P233]&amp;&quot;&quot;&quot;,&quot;&quot;spieltag&quot;&quot;:&quot;&quot;&quot;&amp;[.L233]&amp;&quot;&quot;&quot;,&quot;&quot;bahn&quot;&quot;:&quot;&quot;&quot;&amp;[.N233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233]&amp;&quot;&quot;&quot;,&quot;&quot;uhrzeit&quot;&quot;:&quot;&quot;&quot;&amp;[.R233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233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233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234]=&quot;Bahn&quot;;[.K233]=-1);0;IF(AND([.A234]&lt;&gt;&quot;Bahn&quot;;[.K233]&lt;&gt;-1);[.K233]+1;[.K233]))" office:value-type="float" office:value="-1">
            <text:p>-1</text:p>
          </table:table-cell>
          <table:table-cell table:formula="of:=IF([.B234]=&quot;Spieltag&quot;;[.L233]+1;[.L233])" office:value-type="float" office:value="0">
            <text:p>0</text:p>
          </table:table-cell>
          <table:table-cell table:formula="of:=IF(AND([.K234]&gt;0;[.K234]&lt;&gt;[.K233]);[.A234];&quot;&quot;)">
            <text:p/>
          </table:table-cell>
          <table:table-cell table:formula="of:=IF([.O234]=1;VLOOKUP([.P234];[.K230:.M729];3;0);&quot;&quot;)">
            <text:p/>
          </table:table-cell>
          <table:table-cell table:formula="of:=IF([.A235]=&quot;So&quot;;1;[.O233]+1)" office:value-type="float" office:value="230">
            <text:p>230</text:p>
          </table:table-cell>
          <table:table-cell table:formula="of:=IF([.O234]=1;[.A234];IF([.O234]=2;[.A234];IF([.O234]=3;[.C234]&amp; &quot; &quot; &amp;[.D234]&amp;&quot; &quot;&amp;[.E234]&amp;&quot; &quot; &amp;[.F234];IF([.O234]=4;[.A234]&amp; &quot; &quot; &amp;[.B234]&amp;&quot; &quot;&amp;[.C234]&amp;&quot; &quot; &amp;[.D234]))))" office:value-type="boolean" office:boolean-value="false">
            <text:p>FALSCH</text:p>
          </table:table-cell>
          <table:table-cell table:formula="of:=IF([.O234]=1;[.A234];IF([.O234]=2;TEXT([.A235];&quot;TT.MM.JJ&quot;);IF([.O234]=3;[.C234]&amp; &quot; &quot; &amp;[.D234]&amp;&quot; &quot;&amp;[.E234]&amp;&quot; &quot; &amp;[.F234];IF([.O234]=4;[.A234]&amp; &quot; &quot; &amp;[.B234]&amp;&quot; &quot;&amp;[.C234]&amp;&quot; &quot; &amp;[.D234]))))" office:value-type="boolean" office:boolean-value="false">
            <text:p>FALSCH</text:p>
          </table:table-cell>
          <table:table-cell table:formula="of:=IF([.O234]=1;[.A234];IF([.O234]=2;TEXT([.B235];&quot;HH:MM&quot;);IF([.O234]=3;[.C234]&amp; &quot; &quot; &amp;[.D234]&amp;&quot; &quot;&amp;[.E234]&amp;&quot; &quot; &amp;[.F234];IF([.O234]=4;[.A234]&amp; &quot; &quot; &amp;[.B234]&amp;&quot; &quot;&amp;[.C234]&amp;&quot; &quot; &amp;[.D234]))))" office:value-type="boolean" office:boolean-value="false">
            <text:p>FALSCH</text:p>
          </table:table-cell>
          <table:table-cell/>
          <table:table-cell table:formula="of:=INDIRECT(&quot;R&quot;&amp;ROW([.T234])&amp;&quot;C&quot;&amp;COLUMN([.T234])+[.O234];&quot;0&quot;)" office:value-type="float" office:value="0">
            <text:p>0</text:p>
          </table:table-cell>
          <table:table-cell table:formula="of:=IF([.P234]&gt;1;&quot;,&quot;;&quot;&quot;)&amp;&quot;{ &quot;&quot;spielnr&quot;&quot;:&quot;&quot;&quot;&amp;[.P234]&amp;&quot;&quot;&quot;,&quot;&quot;spieltag&quot;&quot;:&quot;&quot;&quot;&amp;[.L234]&amp;&quot;&quot;&quot;,&quot;&quot;bahn&quot;&quot;:&quot;&quot;&quot;&amp;[.N234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234]&amp;&quot;&quot;&quot;,&quot;&quot;uhrzeit&quot;&quot;:&quot;&quot;&quot;&amp;[.R234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234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234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235]=&quot;Bahn&quot;;[.K234]=-1);0;IF(AND([.A235]&lt;&gt;&quot;Bahn&quot;;[.K234]&lt;&gt;-1);[.K234]+1;[.K234]))" office:value-type="float" office:value="-1">
            <text:p>-1</text:p>
          </table:table-cell>
          <table:table-cell table:formula="of:=IF([.B235]=&quot;Spieltag&quot;;[.L234]+1;[.L234])" office:value-type="float" office:value="0">
            <text:p>0</text:p>
          </table:table-cell>
          <table:table-cell table:formula="of:=IF(AND([.K235]&gt;0;[.K235]&lt;&gt;[.K234]);[.A235];&quot;&quot;)">
            <text:p/>
          </table:table-cell>
          <table:table-cell table:formula="of:=IF([.O235]=1;VLOOKUP([.P235];[.K231:.M730];3;0);&quot;&quot;)">
            <text:p/>
          </table:table-cell>
          <table:table-cell table:formula="of:=IF([.A236]=&quot;So&quot;;1;[.O234]+1)" office:value-type="float" office:value="231">
            <text:p>231</text:p>
          </table:table-cell>
          <table:table-cell table:formula="of:=IF([.O235]=1;[.A235];IF([.O235]=2;[.A235];IF([.O235]=3;[.C235]&amp; &quot; &quot; &amp;[.D235]&amp;&quot; &quot;&amp;[.E235]&amp;&quot; &quot; &amp;[.F235];IF([.O235]=4;[.A235]&amp; &quot; &quot; &amp;[.B235]&amp;&quot; &quot;&amp;[.C235]&amp;&quot; &quot; &amp;[.D235]))))" office:value-type="boolean" office:boolean-value="false">
            <text:p>FALSCH</text:p>
          </table:table-cell>
          <table:table-cell table:formula="of:=IF([.O235]=1;[.A235];IF([.O235]=2;TEXT([.A236];&quot;TT.MM.JJ&quot;);IF([.O235]=3;[.C235]&amp; &quot; &quot; &amp;[.D235]&amp;&quot; &quot;&amp;[.E235]&amp;&quot; &quot; &amp;[.F235];IF([.O235]=4;[.A235]&amp; &quot; &quot; &amp;[.B235]&amp;&quot; &quot;&amp;[.C235]&amp;&quot; &quot; &amp;[.D235]))))" office:value-type="boolean" office:boolean-value="false">
            <text:p>FALSCH</text:p>
          </table:table-cell>
          <table:table-cell table:formula="of:=IF([.O235]=1;[.A235];IF([.O235]=2;TEXT([.B236];&quot;HH:MM&quot;);IF([.O235]=3;[.C235]&amp; &quot; &quot; &amp;[.D235]&amp;&quot; &quot;&amp;[.E235]&amp;&quot; &quot; &amp;[.F235];IF([.O235]=4;[.A235]&amp; &quot; &quot; &amp;[.B235]&amp;&quot; &quot;&amp;[.C235]&amp;&quot; &quot; &amp;[.D235]))))" office:value-type="boolean" office:boolean-value="false">
            <text:p>FALSCH</text:p>
          </table:table-cell>
          <table:table-cell/>
          <table:table-cell table:formula="of:=INDIRECT(&quot;R&quot;&amp;ROW([.T235])&amp;&quot;C&quot;&amp;COLUMN([.T235])+[.O235];&quot;0&quot;)" office:value-type="float" office:value="0">
            <text:p>0</text:p>
          </table:table-cell>
          <table:table-cell table:formula="of:=IF([.P235]&gt;1;&quot;,&quot;;&quot;&quot;)&amp;&quot;{ &quot;&quot;spielnr&quot;&quot;:&quot;&quot;&quot;&amp;[.P235]&amp;&quot;&quot;&quot;,&quot;&quot;spieltag&quot;&quot;:&quot;&quot;&quot;&amp;[.L235]&amp;&quot;&quot;&quot;,&quot;&quot;bahn&quot;&quot;:&quot;&quot;&quot;&amp;[.N235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235]&amp;&quot;&quot;&quot;,&quot;&quot;uhrzeit&quot;&quot;:&quot;&quot;&quot;&amp;[.R235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235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235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236]=&quot;Bahn&quot;;[.K235]=-1);0;IF(AND([.A236]&lt;&gt;&quot;Bahn&quot;;[.K235]&lt;&gt;-1);[.K235]+1;[.K235]))" office:value-type="float" office:value="-1">
            <text:p>-1</text:p>
          </table:table-cell>
          <table:table-cell table:formula="of:=IF([.B236]=&quot;Spieltag&quot;;[.L235]+1;[.L235])" office:value-type="float" office:value="0">
            <text:p>0</text:p>
          </table:table-cell>
          <table:table-cell table:formula="of:=IF(AND([.K236]&gt;0;[.K236]&lt;&gt;[.K235]);[.A236];&quot;&quot;)">
            <text:p/>
          </table:table-cell>
          <table:table-cell table:formula="of:=IF([.O236]=1;VLOOKUP([.P236];[.K232:.M731];3;0);&quot;&quot;)">
            <text:p/>
          </table:table-cell>
          <table:table-cell table:formula="of:=IF([.A237]=&quot;So&quot;;1;[.O235]+1)" office:value-type="float" office:value="232">
            <text:p>232</text:p>
          </table:table-cell>
          <table:table-cell table:formula="of:=IF([.O236]=1;[.A236];IF([.O236]=2;[.A236];IF([.O236]=3;[.C236]&amp; &quot; &quot; &amp;[.D236]&amp;&quot; &quot;&amp;[.E236]&amp;&quot; &quot; &amp;[.F236];IF([.O236]=4;[.A236]&amp; &quot; &quot; &amp;[.B236]&amp;&quot; &quot;&amp;[.C236]&amp;&quot; &quot; &amp;[.D236]))))" office:value-type="boolean" office:boolean-value="false">
            <text:p>FALSCH</text:p>
          </table:table-cell>
          <table:table-cell table:formula="of:=IF([.O236]=1;[.A236];IF([.O236]=2;TEXT([.A237];&quot;TT.MM.JJ&quot;);IF([.O236]=3;[.C236]&amp; &quot; &quot; &amp;[.D236]&amp;&quot; &quot;&amp;[.E236]&amp;&quot; &quot; &amp;[.F236];IF([.O236]=4;[.A236]&amp; &quot; &quot; &amp;[.B236]&amp;&quot; &quot;&amp;[.C236]&amp;&quot; &quot; &amp;[.D236]))))" office:value-type="boolean" office:boolean-value="false">
            <text:p>FALSCH</text:p>
          </table:table-cell>
          <table:table-cell table:formula="of:=IF([.O236]=1;[.A236];IF([.O236]=2;TEXT([.B237];&quot;HH:MM&quot;);IF([.O236]=3;[.C236]&amp; &quot; &quot; &amp;[.D236]&amp;&quot; &quot;&amp;[.E236]&amp;&quot; &quot; &amp;[.F236];IF([.O236]=4;[.A236]&amp; &quot; &quot; &amp;[.B236]&amp;&quot; &quot;&amp;[.C236]&amp;&quot; &quot; &amp;[.D236]))))" office:value-type="boolean" office:boolean-value="false">
            <text:p>FALSCH</text:p>
          </table:table-cell>
          <table:table-cell/>
          <table:table-cell table:formula="of:=INDIRECT(&quot;R&quot;&amp;ROW([.T236])&amp;&quot;C&quot;&amp;COLUMN([.T236])+[.O236];&quot;0&quot;)" office:value-type="float" office:value="0">
            <text:p>0</text:p>
          </table:table-cell>
          <table:table-cell table:formula="of:=IF([.P236]&gt;1;&quot;,&quot;;&quot;&quot;)&amp;&quot;{ &quot;&quot;spielnr&quot;&quot;:&quot;&quot;&quot;&amp;[.P236]&amp;&quot;&quot;&quot;,&quot;&quot;spieltag&quot;&quot;:&quot;&quot;&quot;&amp;[.L236]&amp;&quot;&quot;&quot;,&quot;&quot;bahn&quot;&quot;:&quot;&quot;&quot;&amp;[.N236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236]&amp;&quot;&quot;&quot;,&quot;&quot;uhrzeit&quot;&quot;:&quot;&quot;&quot;&amp;[.R236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236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236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237]=&quot;Bahn&quot;;[.K236]=-1);0;IF(AND([.A237]&lt;&gt;&quot;Bahn&quot;;[.K236]&lt;&gt;-1);[.K236]+1;[.K236]))" office:value-type="float" office:value="-1">
            <text:p>-1</text:p>
          </table:table-cell>
          <table:table-cell table:formula="of:=IF([.B237]=&quot;Spieltag&quot;;[.L236]+1;[.L236])" office:value-type="float" office:value="0">
            <text:p>0</text:p>
          </table:table-cell>
          <table:table-cell table:formula="of:=IF(AND([.K237]&gt;0;[.K237]&lt;&gt;[.K236]);[.A237];&quot;&quot;)">
            <text:p/>
          </table:table-cell>
          <table:table-cell table:formula="of:=IF([.O237]=1;VLOOKUP([.P237];[.K233:.M732];3;0);&quot;&quot;)">
            <text:p/>
          </table:table-cell>
          <table:table-cell table:formula="of:=IF([.A238]=&quot;So&quot;;1;[.O236]+1)" office:value-type="float" office:value="233">
            <text:p>233</text:p>
          </table:table-cell>
          <table:table-cell table:formula="of:=IF([.O237]=1;[.A237];IF([.O237]=2;[.A237];IF([.O237]=3;[.C237]&amp; &quot; &quot; &amp;[.D237]&amp;&quot; &quot;&amp;[.E237]&amp;&quot; &quot; &amp;[.F237];IF([.O237]=4;[.A237]&amp; &quot; &quot; &amp;[.B237]&amp;&quot; &quot;&amp;[.C237]&amp;&quot; &quot; &amp;[.D237]))))" office:value-type="boolean" office:boolean-value="false">
            <text:p>FALSCH</text:p>
          </table:table-cell>
          <table:table-cell table:formula="of:=IF([.O237]=1;[.A237];IF([.O237]=2;TEXT([.A238];&quot;TT.MM.JJ&quot;);IF([.O237]=3;[.C237]&amp; &quot; &quot; &amp;[.D237]&amp;&quot; &quot;&amp;[.E237]&amp;&quot; &quot; &amp;[.F237];IF([.O237]=4;[.A237]&amp; &quot; &quot; &amp;[.B237]&amp;&quot; &quot;&amp;[.C237]&amp;&quot; &quot; &amp;[.D237]))))" office:value-type="boolean" office:boolean-value="false">
            <text:p>FALSCH</text:p>
          </table:table-cell>
          <table:table-cell table:formula="of:=IF([.O237]=1;[.A237];IF([.O237]=2;TEXT([.B238];&quot;HH:MM&quot;);IF([.O237]=3;[.C237]&amp; &quot; &quot; &amp;[.D237]&amp;&quot; &quot;&amp;[.E237]&amp;&quot; &quot; &amp;[.F237];IF([.O237]=4;[.A237]&amp; &quot; &quot; &amp;[.B237]&amp;&quot; &quot;&amp;[.C237]&amp;&quot; &quot; &amp;[.D237]))))" office:value-type="boolean" office:boolean-value="false">
            <text:p>FALSCH</text:p>
          </table:table-cell>
          <table:table-cell/>
          <table:table-cell table:formula="of:=INDIRECT(&quot;R&quot;&amp;ROW([.T237])&amp;&quot;C&quot;&amp;COLUMN([.T237])+[.O237];&quot;0&quot;)" office:value-type="float" office:value="0">
            <text:p>0</text:p>
          </table:table-cell>
          <table:table-cell table:formula="of:=IF([.P237]&gt;1;&quot;,&quot;;&quot;&quot;)&amp;&quot;{ &quot;&quot;spielnr&quot;&quot;:&quot;&quot;&quot;&amp;[.P237]&amp;&quot;&quot;&quot;,&quot;&quot;spieltag&quot;&quot;:&quot;&quot;&quot;&amp;[.L237]&amp;&quot;&quot;&quot;,&quot;&quot;bahn&quot;&quot;:&quot;&quot;&quot;&amp;[.N237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237]&amp;&quot;&quot;&quot;,&quot;&quot;uhrzeit&quot;&quot;:&quot;&quot;&quot;&amp;[.R237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237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237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238]=&quot;Bahn&quot;;[.K237]=-1);0;IF(AND([.A238]&lt;&gt;&quot;Bahn&quot;;[.K237]&lt;&gt;-1);[.K237]+1;[.K237]))" office:value-type="float" office:value="-1">
            <text:p>-1</text:p>
          </table:table-cell>
          <table:table-cell table:formula="of:=IF([.B238]=&quot;Spieltag&quot;;[.L237]+1;[.L237])" office:value-type="float" office:value="0">
            <text:p>0</text:p>
          </table:table-cell>
          <table:table-cell table:formula="of:=IF(AND([.K238]&gt;0;[.K238]&lt;&gt;[.K237]);[.A238];&quot;&quot;)">
            <text:p/>
          </table:table-cell>
          <table:table-cell table:formula="of:=IF([.O238]=1;VLOOKUP([.P238];[.K234:.M733];3;0);&quot;&quot;)">
            <text:p/>
          </table:table-cell>
          <table:table-cell table:formula="of:=IF([.A239]=&quot;So&quot;;1;[.O237]+1)" office:value-type="float" office:value="234">
            <text:p>234</text:p>
          </table:table-cell>
          <table:table-cell table:formula="of:=IF([.O238]=1;[.A238];IF([.O238]=2;[.A238];IF([.O238]=3;[.C238]&amp; &quot; &quot; &amp;[.D238]&amp;&quot; &quot;&amp;[.E238]&amp;&quot; &quot; &amp;[.F238];IF([.O238]=4;[.A238]&amp; &quot; &quot; &amp;[.B238]&amp;&quot; &quot;&amp;[.C238]&amp;&quot; &quot; &amp;[.D238]))))" office:value-type="boolean" office:boolean-value="false">
            <text:p>FALSCH</text:p>
          </table:table-cell>
          <table:table-cell table:formula="of:=IF([.O238]=1;[.A238];IF([.O238]=2;TEXT([.A239];&quot;TT.MM.JJ&quot;);IF([.O238]=3;[.C238]&amp; &quot; &quot; &amp;[.D238]&amp;&quot; &quot;&amp;[.E238]&amp;&quot; &quot; &amp;[.F238];IF([.O238]=4;[.A238]&amp; &quot; &quot; &amp;[.B238]&amp;&quot; &quot;&amp;[.C238]&amp;&quot; &quot; &amp;[.D238]))))" office:value-type="boolean" office:boolean-value="false">
            <text:p>FALSCH</text:p>
          </table:table-cell>
          <table:table-cell table:formula="of:=IF([.O238]=1;[.A238];IF([.O238]=2;TEXT([.B239];&quot;HH:MM&quot;);IF([.O238]=3;[.C238]&amp; &quot; &quot; &amp;[.D238]&amp;&quot; &quot;&amp;[.E238]&amp;&quot; &quot; &amp;[.F238];IF([.O238]=4;[.A238]&amp; &quot; &quot; &amp;[.B238]&amp;&quot; &quot;&amp;[.C238]&amp;&quot; &quot; &amp;[.D238]))))" office:value-type="boolean" office:boolean-value="false">
            <text:p>FALSCH</text:p>
          </table:table-cell>
          <table:table-cell/>
          <table:table-cell table:formula="of:=INDIRECT(&quot;R&quot;&amp;ROW([.T238])&amp;&quot;C&quot;&amp;COLUMN([.T238])+[.O238];&quot;0&quot;)" office:value-type="float" office:value="0">
            <text:p>0</text:p>
          </table:table-cell>
          <table:table-cell table:formula="of:=IF([.P238]&gt;1;&quot;,&quot;;&quot;&quot;)&amp;&quot;{ &quot;&quot;spielnr&quot;&quot;:&quot;&quot;&quot;&amp;[.P238]&amp;&quot;&quot;&quot;,&quot;&quot;spieltag&quot;&quot;:&quot;&quot;&quot;&amp;[.L238]&amp;&quot;&quot;&quot;,&quot;&quot;bahn&quot;&quot;:&quot;&quot;&quot;&amp;[.N238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238]&amp;&quot;&quot;&quot;,&quot;&quot;uhrzeit&quot;&quot;:&quot;&quot;&quot;&amp;[.R238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238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238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239]=&quot;Bahn&quot;;[.K238]=-1);0;IF(AND([.A239]&lt;&gt;&quot;Bahn&quot;;[.K238]&lt;&gt;-1);[.K238]+1;[.K238]))" office:value-type="float" office:value="-1">
            <text:p>-1</text:p>
          </table:table-cell>
          <table:table-cell table:formula="of:=IF([.B239]=&quot;Spieltag&quot;;[.L238]+1;[.L238])" office:value-type="float" office:value="0">
            <text:p>0</text:p>
          </table:table-cell>
          <table:table-cell table:formula="of:=IF(AND([.K239]&gt;0;[.K239]&lt;&gt;[.K238]);[.A239];&quot;&quot;)">
            <text:p/>
          </table:table-cell>
          <table:table-cell table:formula="of:=IF([.O239]=1;VLOOKUP([.P239];[.K235:.M734];3;0);&quot;&quot;)">
            <text:p/>
          </table:table-cell>
          <table:table-cell table:formula="of:=IF([.A240]=&quot;So&quot;;1;[.O238]+1)" office:value-type="float" office:value="235">
            <text:p>235</text:p>
          </table:table-cell>
          <table:table-cell table:formula="of:=IF([.O239]=1;[.A239];IF([.O239]=2;[.A239];IF([.O239]=3;[.C239]&amp; &quot; &quot; &amp;[.D239]&amp;&quot; &quot;&amp;[.E239]&amp;&quot; &quot; &amp;[.F239];IF([.O239]=4;[.A239]&amp; &quot; &quot; &amp;[.B239]&amp;&quot; &quot;&amp;[.C239]&amp;&quot; &quot; &amp;[.D239]))))" office:value-type="boolean" office:boolean-value="false">
            <text:p>FALSCH</text:p>
          </table:table-cell>
          <table:table-cell table:formula="of:=IF([.O239]=1;[.A239];IF([.O239]=2;TEXT([.A240];&quot;TT.MM.JJ&quot;);IF([.O239]=3;[.C239]&amp; &quot; &quot; &amp;[.D239]&amp;&quot; &quot;&amp;[.E239]&amp;&quot; &quot; &amp;[.F239];IF([.O239]=4;[.A239]&amp; &quot; &quot; &amp;[.B239]&amp;&quot; &quot;&amp;[.C239]&amp;&quot; &quot; &amp;[.D239]))))" office:value-type="boolean" office:boolean-value="false">
            <text:p>FALSCH</text:p>
          </table:table-cell>
          <table:table-cell table:formula="of:=IF([.O239]=1;[.A239];IF([.O239]=2;TEXT([.B240];&quot;HH:MM&quot;);IF([.O239]=3;[.C239]&amp; &quot; &quot; &amp;[.D239]&amp;&quot; &quot;&amp;[.E239]&amp;&quot; &quot; &amp;[.F239];IF([.O239]=4;[.A239]&amp; &quot; &quot; &amp;[.B239]&amp;&quot; &quot;&amp;[.C239]&amp;&quot; &quot; &amp;[.D239]))))" office:value-type="boolean" office:boolean-value="false">
            <text:p>FALSCH</text:p>
          </table:table-cell>
          <table:table-cell/>
          <table:table-cell table:formula="of:=INDIRECT(&quot;R&quot;&amp;ROW([.T239])&amp;&quot;C&quot;&amp;COLUMN([.T239])+[.O239];&quot;0&quot;)" office:value-type="float" office:value="0">
            <text:p>0</text:p>
          </table:table-cell>
          <table:table-cell table:formula="of:=IF([.P239]&gt;1;&quot;,&quot;;&quot;&quot;)&amp;&quot;{ &quot;&quot;spielnr&quot;&quot;:&quot;&quot;&quot;&amp;[.P239]&amp;&quot;&quot;&quot;,&quot;&quot;spieltag&quot;&quot;:&quot;&quot;&quot;&amp;[.L239]&amp;&quot;&quot;&quot;,&quot;&quot;bahn&quot;&quot;:&quot;&quot;&quot;&amp;[.N239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239]&amp;&quot;&quot;&quot;,&quot;&quot;uhrzeit&quot;&quot;:&quot;&quot;&quot;&amp;[.R239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239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239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240]=&quot;Bahn&quot;;[.K239]=-1);0;IF(AND([.A240]&lt;&gt;&quot;Bahn&quot;;[.K239]&lt;&gt;-1);[.K239]+1;[.K239]))" office:value-type="float" office:value="-1">
            <text:p>-1</text:p>
          </table:table-cell>
          <table:table-cell table:formula="of:=IF([.B240]=&quot;Spieltag&quot;;[.L239]+1;[.L239])" office:value-type="float" office:value="0">
            <text:p>0</text:p>
          </table:table-cell>
          <table:table-cell table:formula="of:=IF(AND([.K240]&gt;0;[.K240]&lt;&gt;[.K239]);[.A240];&quot;&quot;)">
            <text:p/>
          </table:table-cell>
          <table:table-cell table:formula="of:=IF([.O240]=1;VLOOKUP([.P240];[.K236:.M735];3;0);&quot;&quot;)">
            <text:p/>
          </table:table-cell>
          <table:table-cell table:formula="of:=IF([.A241]=&quot;So&quot;;1;[.O239]+1)" office:value-type="float" office:value="236">
            <text:p>236</text:p>
          </table:table-cell>
          <table:table-cell table:formula="of:=IF([.O240]=1;[.A240];IF([.O240]=2;[.A240];IF([.O240]=3;[.C240]&amp; &quot; &quot; &amp;[.D240]&amp;&quot; &quot;&amp;[.E240]&amp;&quot; &quot; &amp;[.F240];IF([.O240]=4;[.A240]&amp; &quot; &quot; &amp;[.B240]&amp;&quot; &quot;&amp;[.C240]&amp;&quot; &quot; &amp;[.D240]))))" office:value-type="boolean" office:boolean-value="false">
            <text:p>FALSCH</text:p>
          </table:table-cell>
          <table:table-cell table:formula="of:=IF([.O240]=1;[.A240];IF([.O240]=2;TEXT([.A241];&quot;TT.MM.JJ&quot;);IF([.O240]=3;[.C240]&amp; &quot; &quot; &amp;[.D240]&amp;&quot; &quot;&amp;[.E240]&amp;&quot; &quot; &amp;[.F240];IF([.O240]=4;[.A240]&amp; &quot; &quot; &amp;[.B240]&amp;&quot; &quot;&amp;[.C240]&amp;&quot; &quot; &amp;[.D240]))))" office:value-type="boolean" office:boolean-value="false">
            <text:p>FALSCH</text:p>
          </table:table-cell>
          <table:table-cell table:formula="of:=IF([.O240]=1;[.A240];IF([.O240]=2;TEXT([.B241];&quot;HH:MM&quot;);IF([.O240]=3;[.C240]&amp; &quot; &quot; &amp;[.D240]&amp;&quot; &quot;&amp;[.E240]&amp;&quot; &quot; &amp;[.F240];IF([.O240]=4;[.A240]&amp; &quot; &quot; &amp;[.B240]&amp;&quot; &quot;&amp;[.C240]&amp;&quot; &quot; &amp;[.D240]))))" office:value-type="boolean" office:boolean-value="false">
            <text:p>FALSCH</text:p>
          </table:table-cell>
          <table:table-cell/>
          <table:table-cell table:formula="of:=INDIRECT(&quot;R&quot;&amp;ROW([.T240])&amp;&quot;C&quot;&amp;COLUMN([.T240])+[.O240];&quot;0&quot;)" office:value-type="float" office:value="0">
            <text:p>0</text:p>
          </table:table-cell>
          <table:table-cell table:formula="of:=IF([.P240]&gt;1;&quot;,&quot;;&quot;&quot;)&amp;&quot;{ &quot;&quot;spielnr&quot;&quot;:&quot;&quot;&quot;&amp;[.P240]&amp;&quot;&quot;&quot;,&quot;&quot;spieltag&quot;&quot;:&quot;&quot;&quot;&amp;[.L240]&amp;&quot;&quot;&quot;,&quot;&quot;bahn&quot;&quot;:&quot;&quot;&quot;&amp;[.N240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240]&amp;&quot;&quot;&quot;,&quot;&quot;uhrzeit&quot;&quot;:&quot;&quot;&quot;&amp;[.R240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240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240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241]=&quot;Bahn&quot;;[.K240]=-1);0;IF(AND([.A241]&lt;&gt;&quot;Bahn&quot;;[.K240]&lt;&gt;-1);[.K240]+1;[.K240]))" office:value-type="float" office:value="-1">
            <text:p>-1</text:p>
          </table:table-cell>
          <table:table-cell table:formula="of:=IF([.B241]=&quot;Spieltag&quot;;[.L240]+1;[.L240])" office:value-type="float" office:value="0">
            <text:p>0</text:p>
          </table:table-cell>
          <table:table-cell table:formula="of:=IF(AND([.K241]&gt;0;[.K241]&lt;&gt;[.K240]);[.A241];&quot;&quot;)">
            <text:p/>
          </table:table-cell>
          <table:table-cell table:formula="of:=IF([.O241]=1;VLOOKUP([.P241];[.K237:.M736];3;0);&quot;&quot;)">
            <text:p/>
          </table:table-cell>
          <table:table-cell table:formula="of:=IF([.A242]=&quot;So&quot;;1;[.O240]+1)" office:value-type="float" office:value="237">
            <text:p>237</text:p>
          </table:table-cell>
          <table:table-cell table:formula="of:=IF([.O241]=1;[.A241];IF([.O241]=2;[.A241];IF([.O241]=3;[.C241]&amp; &quot; &quot; &amp;[.D241]&amp;&quot; &quot;&amp;[.E241]&amp;&quot; &quot; &amp;[.F241];IF([.O241]=4;[.A241]&amp; &quot; &quot; &amp;[.B241]&amp;&quot; &quot;&amp;[.C241]&amp;&quot; &quot; &amp;[.D241]))))" office:value-type="boolean" office:boolean-value="false">
            <text:p>FALSCH</text:p>
          </table:table-cell>
          <table:table-cell table:formula="of:=IF([.O241]=1;[.A241];IF([.O241]=2;TEXT([.A242];&quot;TT.MM.JJ&quot;);IF([.O241]=3;[.C241]&amp; &quot; &quot; &amp;[.D241]&amp;&quot; &quot;&amp;[.E241]&amp;&quot; &quot; &amp;[.F241];IF([.O241]=4;[.A241]&amp; &quot; &quot; &amp;[.B241]&amp;&quot; &quot;&amp;[.C241]&amp;&quot; &quot; &amp;[.D241]))))" office:value-type="boolean" office:boolean-value="false">
            <text:p>FALSCH</text:p>
          </table:table-cell>
          <table:table-cell table:formula="of:=IF([.O241]=1;[.A241];IF([.O241]=2;TEXT([.B242];&quot;HH:MM&quot;);IF([.O241]=3;[.C241]&amp; &quot; &quot; &amp;[.D241]&amp;&quot; &quot;&amp;[.E241]&amp;&quot; &quot; &amp;[.F241];IF([.O241]=4;[.A241]&amp; &quot; &quot; &amp;[.B241]&amp;&quot; &quot;&amp;[.C241]&amp;&quot; &quot; &amp;[.D241]))))" office:value-type="boolean" office:boolean-value="false">
            <text:p>FALSCH</text:p>
          </table:table-cell>
          <table:table-cell/>
          <table:table-cell table:formula="of:=INDIRECT(&quot;R&quot;&amp;ROW([.T241])&amp;&quot;C&quot;&amp;COLUMN([.T241])+[.O241];&quot;0&quot;)" office:value-type="float" office:value="0">
            <text:p>0</text:p>
          </table:table-cell>
          <table:table-cell table:formula="of:=IF([.P241]&gt;1;&quot;,&quot;;&quot;&quot;)&amp;&quot;{ &quot;&quot;spielnr&quot;&quot;:&quot;&quot;&quot;&amp;[.P241]&amp;&quot;&quot;&quot;,&quot;&quot;spieltag&quot;&quot;:&quot;&quot;&quot;&amp;[.L241]&amp;&quot;&quot;&quot;,&quot;&quot;bahn&quot;&quot;:&quot;&quot;&quot;&amp;[.N241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241]&amp;&quot;&quot;&quot;,&quot;&quot;uhrzeit&quot;&quot;:&quot;&quot;&quot;&amp;[.R241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241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241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6"/>
          <table:table-cell table:number-columns-repeated="4"/>
          <table:table-cell table:formula="of:=IF(AND([.A242]=&quot;Bahn&quot;;[.K241]=-1);0;IF(AND([.A242]&lt;&gt;&quot;Bahn&quot;;[.K241]&lt;&gt;-1);[.K241]+1;[.K241]))" office:value-type="float" office:value="-1">
            <text:p>-1</text:p>
          </table:table-cell>
          <table:table-cell table:formula="of:=IF([.B242]=&quot;Spieltag&quot;;[.L241]+1;[.L241])" office:value-type="float" office:value="0">
            <text:p>0</text:p>
          </table:table-cell>
          <table:table-cell table:formula="of:=IF(AND([.K242]&gt;0;[.K242]&lt;&gt;[.K241]);[.A242];&quot;&quot;)">
            <text:p/>
          </table:table-cell>
          <table:table-cell table:formula="of:=IF([.O242]=1;VLOOKUP([.P242];[.K238:.M737];3;0);&quot;&quot;)">
            <text:p/>
          </table:table-cell>
          <table:table-cell table:formula="of:=IF([.A243]=&quot;So&quot;;1;[.O241]+1)" office:value-type="float" office:value="238">
            <text:p>238</text:p>
          </table:table-cell>
          <table:table-cell table:formula="of:=IF([.O242]=1;[.A242];IF([.O242]=2;[.A242];IF([.O242]=3;[.C242]&amp; &quot; &quot; &amp;[.D242]&amp;&quot; &quot;&amp;[.E242]&amp;&quot; &quot; &amp;[.F242];IF([.O242]=4;[.A242]&amp; &quot; &quot; &amp;[.B242]&amp;&quot; &quot;&amp;[.C242]&amp;&quot; &quot; &amp;[.D242]))))" office:value-type="boolean" office:boolean-value="false">
            <text:p>FALSCH</text:p>
          </table:table-cell>
          <table:table-cell table:formula="of:=IF([.O242]=1;[.A242];IF([.O242]=2;TEXT([.A243];&quot;TT.MM.JJ&quot;);IF([.O242]=3;[.C242]&amp; &quot; &quot; &amp;[.D242]&amp;&quot; &quot;&amp;[.E242]&amp;&quot; &quot; &amp;[.F242];IF([.O242]=4;[.A242]&amp; &quot; &quot; &amp;[.B242]&amp;&quot; &quot;&amp;[.C242]&amp;&quot; &quot; &amp;[.D242]))))" office:value-type="boolean" office:boolean-value="false">
            <text:p>FALSCH</text:p>
          </table:table-cell>
          <table:table-cell table:formula="of:=IF([.O242]=1;[.A242];IF([.O242]=2;TEXT([.B243];&quot;HH:MM&quot;);IF([.O242]=3;[.C242]&amp; &quot; &quot; &amp;[.D242]&amp;&quot; &quot;&amp;[.E242]&amp;&quot; &quot; &amp;[.F242];IF([.O242]=4;[.A242]&amp; &quot; &quot; &amp;[.B242]&amp;&quot; &quot;&amp;[.C242]&amp;&quot; &quot; &amp;[.D242]))))" office:value-type="boolean" office:boolean-value="false">
            <text:p>FALSCH</text:p>
          </table:table-cell>
          <table:table-cell/>
          <table:table-cell table:formula="of:=INDIRECT(&quot;R&quot;&amp;ROW([.T242])&amp;&quot;C&quot;&amp;COLUMN([.T242])+[.O242];&quot;0&quot;)" office:value-type="float" office:value="0">
            <text:p>0</text:p>
          </table:table-cell>
          <table:table-cell table:formula="of:=IF([.P242]&gt;1;&quot;,&quot;;&quot;&quot;)&amp;&quot;{ &quot;&quot;spielnr&quot;&quot;:&quot;&quot;&quot;&amp;[.P242]&amp;&quot;&quot;&quot;,&quot;&quot;spieltag&quot;&quot;:&quot;&quot;&quot;&amp;[.L242]&amp;&quot;&quot;&quot;,&quot;&quot;bahn&quot;&quot;:&quot;&quot;&quot;&amp;[.N242]&amp;&quot;&quot;&quot;,&quot;" office:value-type="string" office:string-value="{ &quot;spielnr&quot;:&quot;0&quot;,&quot;spieltag&quot;:&quot;0&quot;,&quot;bahn&quot;:&quot;&quot;,">
            <text:p>{ "spielnr":"0","spieltag":"0","bahn":"",</text:p>
          </table:table-cell>
          <table:table-cell table:formula="of:=&quot;&quot;&quot;datum&quot;&quot;:&quot;&quot;&quot;&amp;[.Q242]&amp;&quot;&quot;&quot;,&quot;&quot;uhrzeit&quot;&quot;:&quot;&quot;&quot;&amp;[.R242]&amp;&quot;&quot;&quot;,&quot;" office:value-type="string" office:string-value="&quot;datum&quot;:&quot;0&quot;,&quot;uhrzeit&quot;:&quot;0&quot;,">
            <text:p>"datum":"0","uhrzeit":"0",</text:p>
          </table:table-cell>
          <table:table-cell table:formula="of:=&quot;&quot;&quot;heim&quot;&quot;:&quot;&quot;&quot;&amp;[.P242]&amp;&quot;&quot;&quot;,&quot;" office:value-type="string" office:string-value="&quot;heim&quot;:&quot;0&quot;,">
            <text:p>"heim":"0",</text:p>
          </table:table-cell>
          <table:table-cell table:formula="of:=&quot;&quot;&quot;gast&quot;&quot;:&quot;&quot;&quot;&amp;[.P242]&amp;&quot;&quot;&quot;}&quot;" office:value-type="string" office:string-value="&quot;gast&quot;:&quot;0&quot;}">
            <text:p>"gast":"0"}</text:p>
          </table:table-cell>
        </table:table-row>
        <table:table-row table:style-name="ro2">
          <table:table-cell table:number-columns-repeated="2"/>
          <table:table-cell table:number-columns-repeated="8"/>
          <table:table-cell table:formula="of:=IF(AND([.A243]=&quot;Bahn&quot;;[.K242]=-1);0;IF(AND([.A243]&lt;&gt;&quot;Bahn&quot;;[.K242]&lt;&gt;-1);[.K242]+1;[.K242]))" office:value-type="float" office:value="-1">
            <text:p>-1</text:p>
          </table:table-cell>
          <table:table-cell/>
          <table:table-cell table:formula="of:=IF(AND([.K243]&gt;0;[.K243]&lt;&gt;[.K242]);[.A243];&quot;&quot;)">
            <text:p/>
          </table:table-cell>
          <table:table-cell table:number-columns-repeated="2"/>
          <table:table-cell table:style-name="Default" table:number-columns-repeated="4"/>
          <table:table-cell table:number-columns-repeated="5"/>
        </table:table-row>
        <table:table-row table:style-name="ro2">
          <table:table-cell/>
          <table:table-cell table:number-columns-repeated="9"/>
          <table:table-cell table:formula="of:=IF(AND([.A244]=&quot;Bahn&quot;;[.K243]=-1);0;IF(AND([.A244]&lt;&gt;&quot;Bahn&quot;;[.K243]&lt;&gt;-1);[.K243]+1;[.K243]))" office:value-type="float" office:value="-1">
            <text:p>-1</text:p>
          </table:table-cell>
          <table:table-cell/>
          <table:table-cell table:formula="of:=IF(AND([.K244]&gt;0;[.K244]&lt;&gt;[.K243]);[.A244];&quot;&quot;)">
            <text:p/>
          </table:table-cell>
          <table:table-cell table:number-columns-repeated="2"/>
          <table:table-cell table:style-name="Default" table:number-columns-repeated="4"/>
          <table:table-cell table:number-columns-repeated="5"/>
        </table:table-row>
        <table:table-row table:style-name="ro2">
          <table:table-cell/>
          <table:table-cell table:number-columns-repeated="9"/>
          <table:table-cell table:formula="of:=IF(AND([.A245]=&quot;Bahn&quot;;[.K244]=-1);0;IF(AND([.A245]&lt;&gt;&quot;Bahn&quot;;[.K244]&lt;&gt;-1);[.K244]+1;[.K244]))" office:value-type="float" office:value="-1">
            <text:p>-1</text:p>
          </table:table-cell>
          <table:table-cell/>
          <table:table-cell table:formula="of:=IF(AND([.K245]&gt;0;[.K245]&lt;&gt;[.K244]);[.A245];&quot;&quot;)">
            <text:p/>
          </table:table-cell>
          <table:table-cell table:number-columns-repeated="2"/>
          <table:table-cell table:style-name="Default" table:number-columns-repeated="4"/>
          <table:table-cell table:number-columns-repeated="5"/>
        </table:table-row>
        <table:table-row table:style-name="ro2">
          <table:table-cell/>
          <table:table-cell table:number-columns-repeated="9"/>
          <table:table-cell table:formula="of:=IF(AND([.A246]=&quot;Bahn&quot;;[.K245]=-1);0;IF(AND([.A246]&lt;&gt;&quot;Bahn&quot;;[.K245]&lt;&gt;-1);[.K245]+1;[.K245]))" office:value-type="float" office:value="-1">
            <text:p>-1</text:p>
          </table:table-cell>
          <table:table-cell/>
          <table:table-cell table:formula="of:=IF(AND([.K246]&gt;0;[.K246]&lt;&gt;[.K245]);[.A246];&quot;&quot;)">
            <text:p/>
          </table:table-cell>
          <table:table-cell table:number-columns-repeated="2"/>
          <table:table-cell table:style-name="Default" table:number-columns-repeated="4"/>
          <table:table-cell table:number-columns-repeated="5"/>
        </table:table-row>
        <table:table-row table:style-name="ro2">
          <table:table-cell/>
          <table:table-cell table:number-columns-repeated="9"/>
          <table:table-cell table:formula="of:=IF(AND([.A247]=&quot;Bahn&quot;;[.K246]=-1);0;IF(AND([.A247]&lt;&gt;&quot;Bahn&quot;;[.K246]&lt;&gt;-1);[.K246]+1;[.K246]))" office:value-type="float" office:value="-1">
            <text:p>-1</text:p>
          </table:table-cell>
          <table:table-cell/>
          <table:table-cell table:formula="of:=IF(AND([.K247]&gt;0;[.K247]&lt;&gt;[.K246]);[.A247];&quot;&quot;)">
            <text:p/>
          </table:table-cell>
          <table:table-cell table:number-columns-repeated="2"/>
          <table:table-cell table:style-name="Default" table:number-columns-repeated="4"/>
          <table:table-cell table:number-columns-repeated="5"/>
        </table:table-row>
        <table:table-row table:style-name="ro2">
          <table:table-cell/>
          <table:table-cell table:number-columns-repeated="9"/>
          <table:table-cell table:formula="of:=IF(AND([.A248]=&quot;Bahn&quot;;[.K247]=-1);0;IF(AND([.A248]&lt;&gt;&quot;Bahn&quot;;[.K247]&lt;&gt;-1);[.K247]+1;[.K247]))" office:value-type="float" office:value="-1">
            <text:p>-1</text:p>
          </table:table-cell>
          <table:table-cell/>
          <table:table-cell table:formula="of:=IF(AND([.K248]&gt;0;[.K248]&lt;&gt;[.K247]);[.A248];&quot;&quot;)">
            <text:p/>
          </table:table-cell>
          <table:table-cell table:number-columns-repeated="2"/>
          <table:table-cell table:style-name="Default" table:number-columns-repeated="4"/>
          <table:table-cell table:number-columns-repeated="5"/>
        </table:table-row>
        <table:table-row table:style-name="ro2">
          <table:table-cell/>
          <table:table-cell table:number-columns-repeated="9"/>
          <table:table-cell table:formula="of:=IF(AND([.A249]=&quot;Bahn&quot;;[.K248]=-1);0;IF(AND([.A249]&lt;&gt;&quot;Bahn&quot;;[.K248]&lt;&gt;-1);[.K248]+1;[.K248]))" office:value-type="float" office:value="-1">
            <text:p>-1</text:p>
          </table:table-cell>
          <table:table-cell/>
          <table:table-cell table:formula="of:=IF(AND([.K249]&gt;0;[.K249]&lt;&gt;[.K248]);[.A249];&quot;&quot;)">
            <text:p/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2">
          <table:table-cell/>
          <table:table-cell table:number-columns-repeated="9"/>
          <table:table-cell table:formula="of:=IF(AND([.A250]=&quot;Bahn&quot;;[.K249]=-1);0;IF(AND([.A250]&lt;&gt;&quot;Bahn&quot;;[.K249]&lt;&gt;-1);[.K249]+1;[.K249]))" office:value-type="float" office:value="-1">
            <text:p>-1</text:p>
          </table:table-cell>
          <table:table-cell/>
          <table:table-cell table:formula="of:=IF(AND([.K250]&gt;0;[.K250]&lt;&gt;[.K249]);[.A250];&quot;&quot;)">
            <text:p/>
          </table:table-cell>
          <table:table-cell table:number-columns-repeated="2"/>
          <table:table-cell table:style-name="Default" table:number-columns-repeated="4"/>
          <table:table-cell office:value-type="string">
            <text:p>]</text:p>
          </table:table-cell>
          <table:table-cell table:style-name="Default" table:number-columns-repeated="4"/>
        </table:table-row>
        <table:table-row table:style-name="ro2">
          <table:table-cell/>
          <table:table-cell table:number-columns-repeated="9"/>
          <table:table-cell table:formula="of:=IF(AND([.A251]=&quot;Bahn&quot;;[.K250]=-1);0;IF(AND([.A251]&lt;&gt;&quot;Bahn&quot;;[.K250]&lt;&gt;-1);[.K250]+1;[.K250]))" office:value-type="float" office:value="-1">
            <text:p>-1</text:p>
          </table:table-cell>
          <table:table-cell/>
          <table:table-cell table:formula="of:=IF(AND([.K251]&gt;0;[.K251]&lt;&gt;[.K250]);[.A251];&quot;&quot;)">
            <text:p/>
          </table:table-cell>
          <table:table-cell table:number-columns-repeated="2"/>
          <table:table-cell table:style-name="Default" table:number-columns-repeated="4"/>
          <table:table-cell office:value-type="string">
            <text:p>}</text:p>
          </table:table-cell>
          <table:table-cell table:style-name="Default" table:number-columns-repeated="4"/>
        </table:table-row>
        <table:table-row table:style-name="ro2">
          <table:table-cell/>
          <table:table-cell table:number-columns-repeated="9"/>
          <table:table-cell table:formula="of:=IF(AND([.A252]=&quot;Bahn&quot;;[.K251]=-1);0;IF(AND([.A252]&lt;&gt;&quot;Bahn&quot;;[.K251]&lt;&gt;-1);[.K251]+1;[.K251]))" office:value-type="float" office:value="-1">
            <text:p>-1</text:p>
          </table:table-cell>
          <table:table-cell/>
          <table:table-cell table:formula="of:=IF(AND([.K252]&gt;0;[.K252]&lt;&gt;[.K251]);[.A252];&quot;&quot;)">
            <text:p/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2">
          <table:table-cell/>
          <table:table-cell table:number-columns-repeated="9"/>
          <table:table-cell table:formula="of:=IF(AND([.A253]=&quot;Bahn&quot;;[.K252]=-1);0;IF(AND([.A253]&lt;&gt;&quot;Bahn&quot;;[.K252]&lt;&gt;-1);[.K252]+1;[.K252]))" office:value-type="float" office:value="-1">
            <text:p>-1</text:p>
          </table:table-cell>
          <table:table-cell/>
          <table:table-cell table:formula="of:=IF(AND([.K253]&gt;0;[.K253]&lt;&gt;[.K252]);[.A253];&quot;&quot;)">
            <text:p/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2">
          <table:table-cell/>
          <table:table-cell table:number-columns-repeated="9"/>
          <table:table-cell table:formula="of:=IF(AND([.A254]=&quot;Bahn&quot;;[.K253]=-1);0;IF(AND([.A254]&lt;&gt;&quot;Bahn&quot;;[.K253]&lt;&gt;-1);[.K253]+1;[.K253]))" office:value-type="float" office:value="-1">
            <text:p>-1</text:p>
          </table:table-cell>
          <table:table-cell/>
          <table:table-cell table:formula="of:=IF(AND([.K254]&gt;0;[.K254]&lt;&gt;[.K253]);[.A254];&quot;&quot;)">
            <text:p/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2">
          <table:table-cell/>
          <table:table-cell table:number-columns-repeated="9"/>
          <table:table-cell table:formula="of:=IF(AND([.A255]=&quot;Bahn&quot;;[.K254]=-1);0;IF(AND([.A255]&lt;&gt;&quot;Bahn&quot;;[.K254]&lt;&gt;-1);[.K254]+1;[.K254]))" office:value-type="float" office:value="-1">
            <text:p>-1</text:p>
          </table:table-cell>
          <table:table-cell/>
          <table:table-cell table:formula="of:=IF(AND([.K255]&gt;0;[.K255]&lt;&gt;[.K254]);[.A255];&quot;&quot;)">
            <text:p/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2">
          <table:table-cell/>
          <table:table-cell table:number-columns-repeated="9"/>
          <table:table-cell table:formula="of:=IF(AND([.A256]=&quot;Bahn&quot;;[.K255]=-1);0;IF(AND([.A256]&lt;&gt;&quot;Bahn&quot;;[.K255]&lt;&gt;-1);[.K255]+1;[.K255]))" office:value-type="float" office:value="-1">
            <text:p>-1</text:p>
          </table:table-cell>
          <table:table-cell/>
          <table:table-cell table:formula="of:=IF(AND([.K256]&gt;0;[.K256]&lt;&gt;[.K255]);[.A256];&quot;&quot;)">
            <text:p/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2">
          <table:table-cell/>
          <table:table-cell table:number-columns-repeated="9"/>
          <table:table-cell table:formula="of:=IF(AND([.A257]=&quot;Bahn&quot;;[.K256]=-1);0;IF(AND([.A257]&lt;&gt;&quot;Bahn&quot;;[.K256]&lt;&gt;-1);[.K256]+1;[.K256]))" office:value-type="float" office:value="-1">
            <text:p>-1</text:p>
          </table:table-cell>
          <table:table-cell/>
          <table:table-cell table:formula="of:=IF(AND([.K257]&gt;0;[.K257]&lt;&gt;[.K256]);[.A257];&quot;&quot;)">
            <text:p/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2">
          <table:table-cell/>
          <table:table-cell table:number-columns-repeated="9"/>
          <table:table-cell table:formula="of:=IF(AND([.A258]=&quot;Bahn&quot;;[.K257]=-1);0;IF(AND([.A258]&lt;&gt;&quot;Bahn&quot;;[.K257]&lt;&gt;-1);[.K257]+1;[.K257]))" office:value-type="float" office:value="-1">
            <text:p>-1</text:p>
          </table:table-cell>
          <table:table-cell/>
          <table:table-cell table:formula="of:=IF(AND([.K258]&gt;0;[.K258]&lt;&gt;[.K257]);[.A258];&quot;&quot;)">
            <text:p/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2">
          <table:table-cell/>
          <table:table-cell table:number-columns-repeated="9"/>
          <table:table-cell table:formula="of:=IF(AND([.A259]=&quot;Bahn&quot;;[.K258]=-1);0;IF(AND([.A259]&lt;&gt;&quot;Bahn&quot;;[.K258]&lt;&gt;-1);[.K258]+1;[.K258]))" office:value-type="float" office:value="-1">
            <text:p>-1</text:p>
          </table:table-cell>
          <table:table-cell/>
          <table:table-cell table:formula="of:=IF(AND([.K259]&gt;0;[.K259]&lt;&gt;[.K258]);[.A259];&quot;&quot;)">
            <text:p/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2">
          <table:table-cell/>
          <table:table-cell table:number-columns-repeated="9"/>
          <table:table-cell table:formula="of:=IF(AND([.A260]=&quot;Bahn&quot;;[.K259]=-1);0;IF(AND([.A260]&lt;&gt;&quot;Bahn&quot;;[.K259]&lt;&gt;-1);[.K259]+1;[.K259]))" office:value-type="float" office:value="-1">
            <text:p>-1</text:p>
          </table:table-cell>
          <table:table-cell/>
          <table:table-cell table:formula="of:=IF(AND([.K260]&gt;0;[.K260]&lt;&gt;[.K259]);[.A260];&quot;&quot;)">
            <text:p/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2">
          <table:table-cell/>
          <table:table-cell table:number-columns-repeated="9"/>
          <table:table-cell table:formula="of:=IF(AND([.A261]=&quot;Bahn&quot;;[.K260]=-1);0;IF(AND([.A261]&lt;&gt;&quot;Bahn&quot;;[.K260]&lt;&gt;-1);[.K260]+1;[.K260]))" office:value-type="float" office:value="-1">
            <text:p>-1</text:p>
          </table:table-cell>
          <table:table-cell/>
          <table:table-cell table:formula="of:=IF(AND([.K261]&gt;0;[.K261]&lt;&gt;[.K260]);[.A261];&quot;&quot;)">
            <text:p/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2">
          <table:table-cell/>
          <table:table-cell table:number-columns-repeated="9"/>
          <table:table-cell table:formula="of:=IF(AND([.A262]=&quot;Bahn&quot;;[.K261]=-1);0;IF(AND([.A262]&lt;&gt;&quot;Bahn&quot;;[.K261]&lt;&gt;-1);[.K261]+1;[.K261]))" office:value-type="float" office:value="-1">
            <text:p>-1</text:p>
          </table:table-cell>
          <table:table-cell/>
          <table:table-cell table:formula="of:=IF(AND([.K262]&gt;0;[.K262]&lt;&gt;[.K261]);[.A262];&quot;&quot;)">
            <text:p/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2">
          <table:table-cell/>
          <table:table-cell table:number-columns-repeated="9"/>
          <table:table-cell table:formula="of:=IF(AND([.A263]=&quot;Bahn&quot;;[.K262]=-1);0;IF(AND([.A263]&lt;&gt;&quot;Bahn&quot;;[.K262]&lt;&gt;-1);[.K262]+1;[.K262]))" office:value-type="float" office:value="-1">
            <text:p>-1</text:p>
          </table:table-cell>
          <table:table-cell/>
          <table:table-cell table:formula="of:=IF(AND([.K263]&gt;0;[.K263]&lt;&gt;[.K262]);[.A263];&quot;&quot;)">
            <text:p/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2">
          <table:table-cell/>
          <table:table-cell table:number-columns-repeated="9"/>
          <table:table-cell table:formula="of:=IF(AND([.A264]=&quot;Bahn&quot;;[.K263]=-1);0;IF(AND([.A264]&lt;&gt;&quot;Bahn&quot;;[.K263]&lt;&gt;-1);[.K263]+1;[.K263]))" office:value-type="float" office:value="-1">
            <text:p>-1</text:p>
          </table:table-cell>
          <table:table-cell/>
          <table:table-cell table:formula="of:=IF(AND([.K264]&gt;0;[.K264]&lt;&gt;[.K263]);[.A264];&quot;&quot;)">
            <text:p/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2">
          <table:table-cell/>
          <table:table-cell table:number-columns-repeated="9"/>
          <table:table-cell table:formula="of:=IF(AND([.A265]=&quot;Bahn&quot;;[.K264]=-1);0;IF(AND([.A265]&lt;&gt;&quot;Bahn&quot;;[.K264]&lt;&gt;-1);[.K264]+1;[.K264]))" office:value-type="float" office:value="-1">
            <text:p>-1</text:p>
          </table:table-cell>
          <table:table-cell/>
          <table:table-cell table:formula="of:=IF(AND([.K265]&gt;0;[.K265]&lt;&gt;[.K264]);[.A265];&quot;&quot;)">
            <text:p/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2">
          <table:table-cell/>
          <table:table-cell table:number-columns-repeated="9"/>
          <table:table-cell table:formula="of:=IF(AND([.A266]=&quot;Bahn&quot;;[.K265]=-1);0;IF(AND([.A266]&lt;&gt;&quot;Bahn&quot;;[.K265]&lt;&gt;-1);[.K265]+1;[.K265]))" office:value-type="float" office:value="-1">
            <text:p>-1</text:p>
          </table:table-cell>
          <table:table-cell/>
          <table:table-cell table:formula="of:=IF(AND([.K266]&gt;0;[.K266]&lt;&gt;[.K265]);[.A266];&quot;&quot;)">
            <text:p/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2">
          <table:table-cell/>
          <table:table-cell table:number-columns-repeated="9"/>
          <table:table-cell table:formula="of:=IF(AND([.A267]=&quot;Bahn&quot;;[.K266]=-1);0;IF(AND([.A267]&lt;&gt;&quot;Bahn&quot;;[.K266]&lt;&gt;-1);[.K266]+1;[.K266]))" office:value-type="float" office:value="-1">
            <text:p>-1</text:p>
          </table:table-cell>
          <table:table-cell/>
          <table:table-cell table:formula="of:=IF(AND([.K267]&gt;0;[.K267]&lt;&gt;[.K266]);[.A267];&quot;&quot;)">
            <text:p/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2">
          <table:table-cell/>
          <table:table-cell table:number-columns-repeated="9"/>
          <table:table-cell table:formula="of:=IF(AND([.A268]=&quot;Bahn&quot;;[.K267]=-1);0;IF(AND([.A268]&lt;&gt;&quot;Bahn&quot;;[.K267]&lt;&gt;-1);[.K267]+1;[.K267]))" office:value-type="float" office:value="-1">
            <text:p>-1</text:p>
          </table:table-cell>
          <table:table-cell/>
          <table:table-cell table:formula="of:=IF(AND([.K268]&gt;0;[.K268]&lt;&gt;[.K267]);[.A268];&quot;&quot;)">
            <text:p/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2">
          <table:table-cell/>
          <table:table-cell table:number-columns-repeated="9"/>
          <table:table-cell table:formula="of:=IF(AND([.A269]=&quot;Bahn&quot;;[.K268]=-1);0;IF(AND([.A269]&lt;&gt;&quot;Bahn&quot;;[.K268]&lt;&gt;-1);[.K268]+1;[.K268]))" office:value-type="float" office:value="-1">
            <text:p>-1</text:p>
          </table:table-cell>
          <table:table-cell/>
          <table:table-cell table:formula="of:=IF(AND([.K269]&gt;0;[.K269]&lt;&gt;[.K268]);[.A269];&quot;&quot;)">
            <text:p/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2">
          <table:table-cell/>
          <table:table-cell table:number-columns-repeated="9"/>
          <table:table-cell table:formula="of:=IF(AND([.A270]=&quot;Bahn&quot;;[.K269]=-1);0;IF(AND([.A270]&lt;&gt;&quot;Bahn&quot;;[.K269]&lt;&gt;-1);[.K269]+1;[.K269]))" office:value-type="float" office:value="-1">
            <text:p>-1</text:p>
          </table:table-cell>
          <table:table-cell/>
          <table:table-cell table:formula="of:=IF(AND([.K270]&gt;0;[.K270]&lt;&gt;[.K269]);[.A270];&quot;&quot;)">
            <text:p/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2">
          <table:table-cell/>
          <table:table-cell table:number-columns-repeated="9"/>
          <table:table-cell table:formula="of:=IF(AND([.A271]=&quot;Bahn&quot;;[.K270]=-1);0;IF(AND([.A271]&lt;&gt;&quot;Bahn&quot;;[.K270]&lt;&gt;-1);[.K270]+1;[.K270]))" office:value-type="float" office:value="-1">
            <text:p>-1</text:p>
          </table:table-cell>
          <table:table-cell/>
          <table:table-cell table:formula="of:=IF(AND([.K271]&gt;0;[.K271]&lt;&gt;[.K270]);[.A271];&quot;&quot;)">
            <text:p/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2">
          <table:table-cell/>
          <table:table-cell table:number-columns-repeated="9"/>
          <table:table-cell table:formula="of:=IF(AND([.A272]=&quot;Bahn&quot;;[.K271]=-1);0;IF(AND([.A272]&lt;&gt;&quot;Bahn&quot;;[.K271]&lt;&gt;-1);[.K271]+1;[.K271]))" office:value-type="float" office:value="-1">
            <text:p>-1</text:p>
          </table:table-cell>
          <table:table-cell/>
          <table:table-cell table:formula="of:=IF(AND([.K272]&gt;0;[.K272]&lt;&gt;[.K271]);[.A272];&quot;&quot;)">
            <text:p/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2">
          <table:table-cell/>
          <table:table-cell table:number-columns-repeated="9"/>
          <table:table-cell table:formula="of:=IF(AND([.A273]=&quot;Bahn&quot;;[.K272]=-1);0;IF(AND([.A273]&lt;&gt;&quot;Bahn&quot;;[.K272]&lt;&gt;-1);[.K272]+1;[.K272]))" office:value-type="float" office:value="-1">
            <text:p>-1</text:p>
          </table:table-cell>
          <table:table-cell/>
          <table:table-cell table:formula="of:=IF(AND([.K273]&gt;0;[.K273]&lt;&gt;[.K272]);[.A273];&quot;&quot;)">
            <text:p/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2">
          <table:table-cell/>
          <table:table-cell table:number-columns-repeated="9"/>
          <table:table-cell table:formula="of:=IF(AND([.A274]=&quot;Bahn&quot;;[.K273]=-1);0;IF(AND([.A274]&lt;&gt;&quot;Bahn&quot;;[.K273]&lt;&gt;-1);[.K273]+1;[.K273]))" office:value-type="float" office:value="-1">
            <text:p>-1</text:p>
          </table:table-cell>
          <table:table-cell/>
          <table:table-cell table:formula="of:=IF(AND([.K274]&gt;0;[.K274]&lt;&gt;[.K273]);[.A274];&quot;&quot;)">
            <text:p/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2">
          <table:table-cell/>
          <table:table-cell table:number-columns-repeated="9"/>
          <table:table-cell table:formula="of:=IF(AND([.A275]=&quot;Bahn&quot;;[.K274]=-1);0;IF(AND([.A275]&lt;&gt;&quot;Bahn&quot;;[.K274]&lt;&gt;-1);[.K274]+1;[.K274]))" office:value-type="float" office:value="-1">
            <text:p>-1</text:p>
          </table:table-cell>
          <table:table-cell/>
          <table:table-cell table:formula="of:=IF(AND([.K275]&gt;0;[.K275]&lt;&gt;[.K274]);[.A275];&quot;&quot;)">
            <text:p/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2">
          <table:table-cell/>
          <table:table-cell table:number-columns-repeated="9"/>
          <table:table-cell table:formula="of:=IF(AND([.A276]=&quot;Bahn&quot;;[.K275]=-1);0;IF(AND([.A276]&lt;&gt;&quot;Bahn&quot;;[.K275]&lt;&gt;-1);[.K275]+1;[.K275]))" office:value-type="float" office:value="-1">
            <text:p>-1</text:p>
          </table:table-cell>
          <table:table-cell/>
          <table:table-cell table:formula="of:=IF(AND([.K276]&gt;0;[.K276]&lt;&gt;[.K275]);[.A276];&quot;&quot;)">
            <text:p/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2">
          <table:table-cell/>
          <table:table-cell table:number-columns-repeated="9"/>
          <table:table-cell table:formula="of:=IF(AND([.A277]=&quot;Bahn&quot;;[.K276]=-1);0;IF(AND([.A277]&lt;&gt;&quot;Bahn&quot;;[.K276]&lt;&gt;-1);[.K276]+1;[.K276]))" office:value-type="float" office:value="-1">
            <text:p>-1</text:p>
          </table:table-cell>
          <table:table-cell/>
          <table:table-cell table:formula="of:=IF(AND([.K277]&gt;0;[.K277]&lt;&gt;[.K276]);[.A277];&quot;&quot;)">
            <text:p/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2">
          <table:table-cell/>
          <table:table-cell table:number-columns-repeated="9"/>
          <table:table-cell table:formula="of:=IF(AND([.A278]=&quot;Bahn&quot;;[.K277]=-1);0;IF(AND([.A278]&lt;&gt;&quot;Bahn&quot;;[.K277]&lt;&gt;-1);[.K277]+1;[.K277]))" office:value-type="float" office:value="-1">
            <text:p>-1</text:p>
          </table:table-cell>
          <table:table-cell/>
          <table:table-cell table:formula="of:=IF(AND([.K278]&gt;0;[.K278]&lt;&gt;[.K277]);[.A278];&quot;&quot;)">
            <text:p/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2">
          <table:table-cell/>
          <table:table-cell table:number-columns-repeated="9"/>
          <table:table-cell table:formula="of:=IF(AND([.A279]=&quot;Bahn&quot;;[.K278]=-1);0;IF(AND([.A279]&lt;&gt;&quot;Bahn&quot;;[.K278]&lt;&gt;-1);[.K278]+1;[.K278]))" office:value-type="float" office:value="-1">
            <text:p>-1</text:p>
          </table:table-cell>
          <table:table-cell/>
          <table:table-cell table:formula="of:=IF(AND([.K279]&gt;0;[.K279]&lt;&gt;[.K278]);[.A279];&quot;&quot;)">
            <text:p/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2">
          <table:table-cell/>
          <table:table-cell table:number-columns-repeated="9"/>
          <table:table-cell table:formula="of:=IF(AND([.A280]=&quot;Bahn&quot;;[.K279]=-1);0;IF(AND([.A280]&lt;&gt;&quot;Bahn&quot;;[.K279]&lt;&gt;-1);[.K279]+1;[.K279]))" office:value-type="float" office:value="-1">
            <text:p>-1</text:p>
          </table:table-cell>
          <table:table-cell/>
          <table:table-cell table:formula="of:=IF(AND([.K280]&gt;0;[.K280]&lt;&gt;[.K279]);[.A280];&quot;&quot;)">
            <text:p/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2">
          <table:table-cell/>
          <table:table-cell table:number-columns-repeated="9"/>
          <table:table-cell table:formula="of:=IF(AND([.A281]=&quot;Bahn&quot;;[.K280]=-1);0;IF(AND([.A281]&lt;&gt;&quot;Bahn&quot;;[.K280]&lt;&gt;-1);[.K280]+1;[.K280]))" office:value-type="float" office:value="-1">
            <text:p>-1</text:p>
          </table:table-cell>
          <table:table-cell/>
          <table:table-cell table:formula="of:=IF(AND([.K281]&gt;0;[.K281]&lt;&gt;[.K280]);[.A281];&quot;&quot;)">
            <text:p/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2">
          <table:table-cell/>
          <table:table-cell table:number-columns-repeated="9"/>
          <table:table-cell table:formula="of:=IF(AND([.A282]=&quot;Bahn&quot;;[.K281]=-1);0;IF(AND([.A282]&lt;&gt;&quot;Bahn&quot;;[.K281]&lt;&gt;-1);[.K281]+1;[.K281]))" office:value-type="float" office:value="-1">
            <text:p>-1</text:p>
          </table:table-cell>
          <table:table-cell/>
          <table:table-cell table:formula="of:=IF(AND([.K282]&gt;0;[.K282]&lt;&gt;[.K281]);[.A282];&quot;&quot;)">
            <text:p/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2">
          <table:table-cell/>
          <table:table-cell table:number-columns-repeated="9"/>
          <table:table-cell table:formula="of:=IF(AND([.A283]=&quot;Bahn&quot;;[.K282]=-1);0;IF(AND([.A283]&lt;&gt;&quot;Bahn&quot;;[.K282]&lt;&gt;-1);[.K282]+1;[.K282]))" office:value-type="float" office:value="-1">
            <text:p>-1</text:p>
          </table:table-cell>
          <table:table-cell/>
          <table:table-cell table:formula="of:=IF(AND([.K283]&gt;0;[.K283]&lt;&gt;[.K282]);[.A283];&quot;&quot;)">
            <text:p/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2">
          <table:table-cell/>
          <table:table-cell table:number-columns-repeated="9"/>
          <table:table-cell table:formula="of:=IF(AND([.A284]=&quot;Bahn&quot;;[.K283]=-1);0;IF(AND([.A284]&lt;&gt;&quot;Bahn&quot;;[.K283]&lt;&gt;-1);[.K283]+1;[.K283]))" office:value-type="float" office:value="-1">
            <text:p>-1</text:p>
          </table:table-cell>
          <table:table-cell/>
          <table:table-cell table:formula="of:=IF(AND([.K284]&gt;0;[.K284]&lt;&gt;[.K283]);[.A284];&quot;&quot;)">
            <text:p/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2">
          <table:table-cell/>
          <table:table-cell table:number-columns-repeated="9"/>
          <table:table-cell table:formula="of:=IF(AND([.A285]=&quot;Bahn&quot;;[.K284]=-1);0;IF(AND([.A285]&lt;&gt;&quot;Bahn&quot;;[.K284]&lt;&gt;-1);[.K284]+1;[.K284]))" office:value-type="float" office:value="-1">
            <text:p>-1</text:p>
          </table:table-cell>
          <table:table-cell/>
          <table:table-cell table:formula="of:=IF(AND([.K285]&gt;0;[.K285]&lt;&gt;[.K284]);[.A285];&quot;&quot;)">
            <text:p/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2">
          <table:table-cell/>
          <table:table-cell table:number-columns-repeated="9"/>
          <table:table-cell table:formula="of:=IF(AND([.A286]=&quot;Bahn&quot;;[.K285]=-1);0;IF(AND([.A286]&lt;&gt;&quot;Bahn&quot;;[.K285]&lt;&gt;-1);[.K285]+1;[.K285]))" office:value-type="float" office:value="-1">
            <text:p>-1</text:p>
          </table:table-cell>
          <table:table-cell/>
          <table:table-cell table:formula="of:=IF(AND([.K286]&gt;0;[.K286]&lt;&gt;[.K285]);[.A286];&quot;&quot;)">
            <text:p/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2">
          <table:table-cell/>
          <table:table-cell table:number-columns-repeated="9"/>
          <table:table-cell table:formula="of:=IF(AND([.A287]=&quot;Bahn&quot;;[.K286]=-1);0;IF(AND([.A287]&lt;&gt;&quot;Bahn&quot;;[.K286]&lt;&gt;-1);[.K286]+1;[.K286]))" office:value-type="float" office:value="-1">
            <text:p>-1</text:p>
          </table:table-cell>
          <table:table-cell/>
          <table:table-cell table:formula="of:=IF(AND([.K287]&gt;0;[.K287]&lt;&gt;[.K286]);[.A287];&quot;&quot;)">
            <text:p/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2">
          <table:table-cell/>
          <table:table-cell table:number-columns-repeated="9"/>
          <table:table-cell table:formula="of:=IF(AND([.A288]=&quot;Bahn&quot;;[.K287]=-1);0;IF(AND([.A288]&lt;&gt;&quot;Bahn&quot;;[.K287]&lt;&gt;-1);[.K287]+1;[.K287]))" office:value-type="float" office:value="-1">
            <text:p>-1</text:p>
          </table:table-cell>
          <table:table-cell/>
          <table:table-cell table:formula="of:=IF(AND([.K288]&gt;0;[.K288]&lt;&gt;[.K287]);[.A288];&quot;&quot;)">
            <text:p/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2">
          <table:table-cell/>
          <table:table-cell table:number-columns-repeated="9"/>
          <table:table-cell table:formula="of:=IF(AND([.A289]=&quot;Bahn&quot;;[.K288]=-1);0;IF(AND([.A289]&lt;&gt;&quot;Bahn&quot;;[.K288]&lt;&gt;-1);[.K288]+1;[.K288]))" office:value-type="float" office:value="-1">
            <text:p>-1</text:p>
          </table:table-cell>
          <table:table-cell/>
          <table:table-cell table:formula="of:=IF(AND([.K289]&gt;0;[.K289]&lt;&gt;[.K288]);[.A289];&quot;&quot;)">
            <text:p/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2">
          <table:table-cell/>
          <table:table-cell table:number-columns-repeated="9"/>
          <table:table-cell table:formula="of:=IF(AND([.A290]=&quot;Bahn&quot;;[.K289]=-1);0;IF(AND([.A290]&lt;&gt;&quot;Bahn&quot;;[.K289]&lt;&gt;-1);[.K289]+1;[.K289]))" office:value-type="float" office:value="-1">
            <text:p>-1</text:p>
          </table:table-cell>
          <table:table-cell/>
          <table:table-cell table:formula="of:=IF(AND([.K290]&gt;0;[.K290]&lt;&gt;[.K289]);[.A290];&quot;&quot;)">
            <text:p/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2">
          <table:table-cell/>
          <table:table-cell table:number-columns-repeated="9"/>
          <table:table-cell table:formula="of:=IF(AND([.A291]=&quot;Bahn&quot;;[.K290]=-1);0;IF(AND([.A291]&lt;&gt;&quot;Bahn&quot;;[.K290]&lt;&gt;-1);[.K290]+1;[.K290]))" office:value-type="float" office:value="-1">
            <text:p>-1</text:p>
          </table:table-cell>
          <table:table-cell/>
          <table:table-cell table:formula="of:=IF(AND([.K291]&gt;0;[.K291]&lt;&gt;[.K290]);[.A291];&quot;&quot;)">
            <text:p/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2">
          <table:table-cell/>
          <table:table-cell table:number-columns-repeated="9"/>
          <table:table-cell table:formula="of:=IF(AND([.A292]=&quot;Bahn&quot;;[.K291]=-1);0;IF(AND([.A292]&lt;&gt;&quot;Bahn&quot;;[.K291]&lt;&gt;-1);[.K291]+1;[.K291]))" office:value-type="float" office:value="-1">
            <text:p>-1</text:p>
          </table:table-cell>
          <table:table-cell/>
          <table:table-cell table:formula="of:=IF(AND([.K292]&gt;0;[.K292]&lt;&gt;[.K291]);[.A292];&quot;&quot;)">
            <text:p/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2">
          <table:table-cell/>
          <table:table-cell table:number-columns-repeated="9"/>
          <table:table-cell table:formula="of:=IF(AND([.A293]=&quot;Bahn&quot;;[.K292]=-1);0;IF(AND([.A293]&lt;&gt;&quot;Bahn&quot;;[.K292]&lt;&gt;-1);[.K292]+1;[.K292]))" office:value-type="float" office:value="-1">
            <text:p>-1</text:p>
          </table:table-cell>
          <table:table-cell/>
          <table:table-cell table:formula="of:=IF(AND([.K293]&gt;0;[.K293]&lt;&gt;[.K292]);[.A293];&quot;&quot;)">
            <text:p/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2">
          <table:table-cell/>
          <table:table-cell table:number-columns-repeated="9"/>
          <table:table-cell table:formula="of:=IF(AND([.A294]=&quot;Bahn&quot;;[.K293]=-1);0;IF(AND([.A294]&lt;&gt;&quot;Bahn&quot;;[.K293]&lt;&gt;-1);[.K293]+1;[.K293]))" office:value-type="float" office:value="-1">
            <text:p>-1</text:p>
          </table:table-cell>
          <table:table-cell/>
          <table:table-cell table:formula="of:=IF(AND([.K294]&gt;0;[.K294]&lt;&gt;[.K293]);[.A294];&quot;&quot;)">
            <text:p/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2">
          <table:table-cell/>
          <table:table-cell table:number-columns-repeated="9"/>
          <table:table-cell table:formula="of:=IF(AND([.A295]=&quot;Bahn&quot;;[.K294]=-1);0;IF(AND([.A295]&lt;&gt;&quot;Bahn&quot;;[.K294]&lt;&gt;-1);[.K294]+1;[.K294]))" office:value-type="float" office:value="-1">
            <text:p>-1</text:p>
          </table:table-cell>
          <table:table-cell/>
          <table:table-cell table:formula="of:=IF(AND([.K295]&gt;0;[.K295]&lt;&gt;[.K294]);[.A295];&quot;&quot;)">
            <text:p/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2">
          <table:table-cell/>
          <table:table-cell table:number-columns-repeated="9"/>
          <table:table-cell table:formula="of:=IF(AND([.A296]=&quot;Bahn&quot;;[.K295]=-1);0;IF(AND([.A296]&lt;&gt;&quot;Bahn&quot;;[.K295]&lt;&gt;-1);[.K295]+1;[.K295]))" office:value-type="float" office:value="-1">
            <text:p>-1</text:p>
          </table:table-cell>
          <table:table-cell/>
          <table:table-cell table:formula="of:=IF(AND([.K296]&gt;0;[.K296]&lt;&gt;[.K295]);[.A296];&quot;&quot;)">
            <text:p/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2">
          <table:table-cell/>
          <table:table-cell table:number-columns-repeated="9"/>
          <table:table-cell table:formula="of:=IF(AND([.A297]=&quot;Bahn&quot;;[.K296]=-1);0;IF(AND([.A297]&lt;&gt;&quot;Bahn&quot;;[.K296]&lt;&gt;-1);[.K296]+1;[.K296]))" office:value-type="float" office:value="-1">
            <text:p>-1</text:p>
          </table:table-cell>
          <table:table-cell/>
          <table:table-cell table:formula="of:=IF(AND([.K297]&gt;0;[.K297]&lt;&gt;[.K296]);[.A297];&quot;&quot;)">
            <text:p/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2">
          <table:table-cell/>
          <table:table-cell table:number-columns-repeated="9"/>
          <table:table-cell table:formula="of:=IF(AND([.A298]=&quot;Bahn&quot;;[.K297]=-1);0;IF(AND([.A298]&lt;&gt;&quot;Bahn&quot;;[.K297]&lt;&gt;-1);[.K297]+1;[.K297]))" office:value-type="float" office:value="-1">
            <text:p>-1</text:p>
          </table:table-cell>
          <table:table-cell/>
          <table:table-cell table:formula="of:=IF(AND([.K298]&gt;0;[.K298]&lt;&gt;[.K297]);[.A298];&quot;&quot;)">
            <text:p/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2">
          <table:table-cell/>
          <table:table-cell table:number-columns-repeated="9"/>
          <table:table-cell table:formula="of:=IF(AND([.A299]=&quot;Bahn&quot;;[.K298]=-1);0;IF(AND([.A299]&lt;&gt;&quot;Bahn&quot;;[.K298]&lt;&gt;-1);[.K298]+1;[.K298]))" office:value-type="float" office:value="-1">
            <text:p>-1</text:p>
          </table:table-cell>
          <table:table-cell/>
          <table:table-cell table:formula="of:=IF(AND([.K299]&gt;0;[.K299]&lt;&gt;[.K298]);[.A299];&quot;&quot;)">
            <text:p/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2">
          <table:table-cell/>
          <table:table-cell table:number-columns-repeated="9"/>
          <table:table-cell table:formula="of:=IF(AND([.A300]=&quot;Bahn&quot;;[.K299]=-1);0;IF(AND([.A300]&lt;&gt;&quot;Bahn&quot;;[.K299]&lt;&gt;-1);[.K299]+1;[.K299]))" office:value-type="float" office:value="-1">
            <text:p>-1</text:p>
          </table:table-cell>
          <table:table-cell/>
          <table:table-cell table:formula="of:=IF(AND([.K300]&gt;0;[.K300]&lt;&gt;[.K299]);[.A300];&quot;&quot;)">
            <text:p/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2">
          <table:table-cell/>
          <table:table-cell table:number-columns-repeated="9"/>
          <table:table-cell table:formula="of:=IF(AND([.A301]=&quot;Bahn&quot;;[.K300]=-1);0;IF(AND([.A301]&lt;&gt;&quot;Bahn&quot;;[.K300]&lt;&gt;-1);[.K300]+1;[.K300]))" office:value-type="float" office:value="-1">
            <text:p>-1</text:p>
          </table:table-cell>
          <table:table-cell/>
          <table:table-cell table:formula="of:=IF(AND([.K301]&gt;0;[.K301]&lt;&gt;[.K300]);[.A301];&quot;&quot;)">
            <text:p/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2">
          <table:table-cell/>
          <table:table-cell table:number-columns-repeated="9"/>
          <table:table-cell table:formula="of:=IF(AND([.A302]=&quot;Bahn&quot;;[.K301]=-1);0;IF(AND([.A302]&lt;&gt;&quot;Bahn&quot;;[.K301]&lt;&gt;-1);[.K301]+1;[.K301]))" office:value-type="float" office:value="-1">
            <text:p>-1</text:p>
          </table:table-cell>
          <table:table-cell/>
          <table:table-cell table:formula="of:=IF(AND([.K302]&gt;0;[.K302]&lt;&gt;[.K301]);[.A302];&quot;&quot;)">
            <text:p/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2">
          <table:table-cell/>
          <table:table-cell table:number-columns-repeated="9"/>
          <table:table-cell table:formula="of:=IF(AND([.A303]=&quot;Bahn&quot;;[.K302]=-1);0;IF(AND([.A303]&lt;&gt;&quot;Bahn&quot;;[.K302]&lt;&gt;-1);[.K302]+1;[.K302]))" office:value-type="float" office:value="-1">
            <text:p>-1</text:p>
          </table:table-cell>
          <table:table-cell/>
          <table:table-cell table:formula="of:=IF(AND([.K303]&gt;0;[.K303]&lt;&gt;[.K302]);[.A303];&quot;&quot;)">
            <text:p/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2">
          <table:table-cell/>
          <table:table-cell table:number-columns-repeated="9"/>
          <table:table-cell table:formula="of:=IF(AND([.A304]=&quot;Bahn&quot;;[.K303]=-1);0;IF(AND([.A304]&lt;&gt;&quot;Bahn&quot;;[.K303]&lt;&gt;-1);[.K303]+1;[.K303]))" office:value-type="float" office:value="-1">
            <text:p>-1</text:p>
          </table:table-cell>
          <table:table-cell/>
          <table:table-cell table:formula="of:=IF(AND([.K304]&gt;0;[.K304]&lt;&gt;[.K303]);[.A304];&quot;&quot;)">
            <text:p/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2">
          <table:table-cell/>
          <table:table-cell table:number-columns-repeated="9"/>
          <table:table-cell table:formula="of:=IF(AND([.A305]=&quot;Bahn&quot;;[.K304]=-1);0;IF(AND([.A305]&lt;&gt;&quot;Bahn&quot;;[.K304]&lt;&gt;-1);[.K304]+1;[.K304]))" office:value-type="float" office:value="-1">
            <text:p>-1</text:p>
          </table:table-cell>
          <table:table-cell/>
          <table:table-cell table:formula="of:=IF(AND([.K305]&gt;0;[.K305]&lt;&gt;[.K304]);[.A305];&quot;&quot;)">
            <text:p/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2">
          <table:table-cell/>
          <table:table-cell table:number-columns-repeated="9"/>
          <table:table-cell table:formula="of:=IF(AND([.A306]=&quot;Bahn&quot;;[.K305]=-1);0;IF(AND([.A306]&lt;&gt;&quot;Bahn&quot;;[.K305]&lt;&gt;-1);[.K305]+1;[.K305]))" office:value-type="float" office:value="-1">
            <text:p>-1</text:p>
          </table:table-cell>
          <table:table-cell/>
          <table:table-cell table:formula="of:=IF(AND([.K306]&gt;0;[.K306]&lt;&gt;[.K305]);[.A306];&quot;&quot;)">
            <text:p/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2">
          <table:table-cell/>
          <table:table-cell table:number-columns-repeated="9"/>
          <table:table-cell table:formula="of:=IF(AND([.A307]=&quot;Bahn&quot;;[.K306]=-1);0;IF(AND([.A307]&lt;&gt;&quot;Bahn&quot;;[.K306]&lt;&gt;-1);[.K306]+1;[.K306]))" office:value-type="float" office:value="-1">
            <text:p>-1</text:p>
          </table:table-cell>
          <table:table-cell/>
          <table:table-cell table:formula="of:=IF(AND([.K307]&gt;0;[.K307]&lt;&gt;[.K306]);[.A307];&quot;&quot;)">
            <text:p/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2">
          <table:table-cell/>
          <table:table-cell table:number-columns-repeated="9"/>
          <table:table-cell table:formula="of:=IF(AND([.A308]=&quot;Bahn&quot;;[.K307]=-1);0;IF(AND([.A308]&lt;&gt;&quot;Bahn&quot;;[.K307]&lt;&gt;-1);[.K307]+1;[.K307]))" office:value-type="float" office:value="-1">
            <text:p>-1</text:p>
          </table:table-cell>
          <table:table-cell/>
          <table:table-cell table:formula="of:=IF(AND([.K308]&gt;0;[.K308]&lt;&gt;[.K307]);[.A308];&quot;&quot;)">
            <text:p/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2">
          <table:table-cell/>
          <table:table-cell table:number-columns-repeated="9"/>
          <table:table-cell table:formula="of:=IF(AND([.A309]=&quot;Bahn&quot;;[.K308]=-1);0;IF(AND([.A309]&lt;&gt;&quot;Bahn&quot;;[.K308]&lt;&gt;-1);[.K308]+1;[.K308]))" office:value-type="float" office:value="-1">
            <text:p>-1</text:p>
          </table:table-cell>
          <table:table-cell/>
          <table:table-cell table:formula="of:=IF(AND([.K309]&gt;0;[.K309]&lt;&gt;[.K308]);[.A309];&quot;&quot;)">
            <text:p/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2">
          <table:table-cell/>
          <table:table-cell table:number-columns-repeated="9"/>
          <table:table-cell table:formula="of:=IF(AND([.A310]=&quot;Bahn&quot;;[.K309]=-1);0;IF(AND([.A310]&lt;&gt;&quot;Bahn&quot;;[.K309]&lt;&gt;-1);[.K309]+1;[.K309]))" office:value-type="float" office:value="-1">
            <text:p>-1</text:p>
          </table:table-cell>
          <table:table-cell/>
          <table:table-cell table:formula="of:=IF(AND([.K310]&gt;0;[.K310]&lt;&gt;[.K309]);[.A310];&quot;&quot;)">
            <text:p/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2">
          <table:table-cell/>
          <table:table-cell table:number-columns-repeated="9"/>
          <table:table-cell table:formula="of:=IF(AND([.A311]=&quot;Bahn&quot;;[.K310]=-1);0;IF(AND([.A311]&lt;&gt;&quot;Bahn&quot;;[.K310]&lt;&gt;-1);[.K310]+1;[.K310]))" office:value-type="float" office:value="-1">
            <text:p>-1</text:p>
          </table:table-cell>
          <table:table-cell/>
          <table:table-cell table:formula="of:=IF(AND([.K311]&gt;0;[.K311]&lt;&gt;[.K310]);[.A311];&quot;&quot;)">
            <text:p/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2">
          <table:table-cell/>
          <table:table-cell table:number-columns-repeated="9"/>
          <table:table-cell table:formula="of:=IF(AND([.A312]=&quot;Bahn&quot;;[.K311]=-1);0;IF(AND([.A312]&lt;&gt;&quot;Bahn&quot;;[.K311]&lt;&gt;-1);[.K311]+1;[.K311]))" office:value-type="float" office:value="-1">
            <text:p>-1</text:p>
          </table:table-cell>
          <table:table-cell/>
          <table:table-cell table:formula="of:=IF(AND([.K312]&gt;0;[.K312]&lt;&gt;[.K311]);[.A312];&quot;&quot;)">
            <text:p/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</table:table-row>
      </table:table>
      <table:table table:name="Tabelle3" table:style-name="ta1">
        <table:table-column table:style-name="co15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BK2_HERREN.A1:BK2_HERREN.R312" table:display-filter-buttons="true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9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an </meta:initial-creator>
    <meta:creation-date>2012-08-27T14:12:09</meta:creation-date>
    <dc:date>2012-08-28T15:58:44</dc:date>
    <dc:creator>Sebastian </dc:creator>
    <meta:editing-duration>P1DT1H21M44S</meta:editing-duration>
    <meta:editing-cycles>14</meta:editing-cycles>
    <meta:generator>LibreOffice/3.5$Linux_X86_64 LibreOffice_project/350m1$Build-2</meta:generator>
    <meta:document-statistic meta:table-count="3" meta:cell-count="9808" meta:object-count="0"/>
  </office:meta>
</office:document-meta>
</file>